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35.42638" calcext:value-type="float">
            <text:p>35.42638</text:p>
          </table:table-cell>
          <table:table-cell office:value-type="float" office:value="1098.964" calcext:value-type="float">
            <text:p>1098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2592" calcext:value-type="float">
            <text:p>0.1772592</text:p>
          </table:table-cell>
          <table:table-cell office:value-type="float" office:value="2.51222" calcext:value-type="float">
            <text:p>2.512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02891609" calcext:value-type="float">
            <text:p>-2.891609E-05</text:p>
          </table:table-cell>
          <table:table-cell office:value-type="float" office:value="0.00002266258" calcext:value-type="float">
            <text:p>2.266258E-05</text:p>
          </table:table-cell>
          <table:table-cell office:value-type="float" office:value="0.000000001962374" calcext:value-type="float">
            <text:p>1.962374E-09</text:p>
          </table:table-cell>
          <table:table-cell office:value-type="float" office:value="19.79334" calcext:value-type="float">
            <text:p>19.79334</text:p>
          </table:table-cell>
          <table:table-cell office:value-type="float" office:value="0.2462502" calcext:value-type="float">
            <text:p>0.2462502</text:p>
          </table:table-cell>
          <table:table-cell office:value-type="float" office:value="0.2035921" calcext:value-type="float">
            <text:p>0.2035921</text:p>
          </table:table-cell>
          <table:table-cell office:value-type="float" office:value="0.1995261" calcext:value-type="float">
            <text:p>0.1995261</text:p>
          </table:table-cell>
          <table:table-cell office:value-type="float" office:value="0.1271287" calcext:value-type="float">
            <text:p>0.1271287</text:p>
          </table:table-cell>
          <table:table-cell office:value-type="float" office:value="0.1285044" calcext:value-type="float">
            <text:p>0.1285044</text:p>
          </table:table-cell>
          <table:table-cell office:value-type="float" office:value="0.04492704" calcext:value-type="float">
            <text:p>0.04492704</text:p>
          </table:table-cell>
          <table:table-cell office:value-type="float" office:value="0.03035655" calcext:value-type="float">
            <text:p>0.03035655</text:p>
          </table:table-cell>
          <table:table-cell office:value-type="float" office:value="0.03829389" calcext:value-type="float">
            <text:p>0.03829389</text:p>
          </table:table-cell>
          <table:table-cell office:value-type="float" office:value="0.02717517" calcext:value-type="float">
            <text:p>0.02717517</text:p>
          </table:table-cell>
          <table:table-cell office:value-type="float" office:value="0.02223062" calcext:value-type="float">
            <text:p>0.02223062</text:p>
          </table:table-cell>
          <table:table-cell office:value-type="float" office:value="0.0218927" calcext:value-type="float">
            <text:p>0.0218927</text:p>
          </table:table-cell>
          <table:table-cell office:value-type="float" office:value="0.05224138" calcext:value-type="float">
            <text:p>0.05224138</text:p>
          </table:table-cell>
          <table:table-cell office:value-type="float" office:value="0.005128141" calcext:value-type="float">
            <text:p>0.005128141</text:p>
          </table:table-cell>
          <table:table-cell office:value-type="float" office:value="0.005063542" calcext:value-type="float">
            <text:p>0.005063542</text:p>
          </table:table-cell>
          <table:table-cell office:value-type="float" office:value="0" calcext:value-type="float">
            <text:p>0</text:p>
          </table:table-cell>
          <table:table-cell office:value-type="float" office:value="17.80009" calcext:value-type="float">
            <text:p>17.80009</text:p>
          </table:table-cell>
          <table:table-cell office:value-type="float" office:value="7.900496" calcext:value-type="float">
            <text:p>7.900496</text:p>
          </table:table-cell>
          <table:table-cell office:value-type="float" office:value="7.199099" calcext:value-type="float">
            <text:p>7.199099</text:p>
          </table:table-cell>
          <table:table-cell office:value-type="float" office:value="5.244383" calcext:value-type="float">
            <text:p>5.244383</text:p>
          </table:table-cell>
          <table:table-cell office:value-type="float" office:value="3.436265" calcext:value-type="float">
            <text:p>3.436265</text:p>
          </table:table-cell>
          <table:table-cell office:value-type="float" office:value="1.28147" calcext:value-type="float">
            <text:p>1.28147</text:p>
          </table:table-cell>
          <table:table-cell office:value-type="float" office:value="0.4400355" calcext:value-type="float">
            <text:p>0.4400355</text:p>
          </table:table-cell>
          <table:table-cell office:value-type="float" office:value="0.372266" calcext:value-type="float">
            <text:p>0.372266</text:p>
          </table:table-cell>
          <table:table-cell office:value-type="float" office:value="0.3865872" calcext:value-type="float">
            <text:p>0.3865872</text:p>
          </table:table-cell>
          <table:table-cell office:value-type="float" office:value="0.1745997" calcext:value-type="float">
            <text:p>0.1745997</text:p>
          </table:table-cell>
          <table:table-cell office:value-type="float" office:value="0.1201209" calcext:value-type="float">
            <text:p>0.1201209</text:p>
          </table:table-cell>
          <table:table-cell office:value-type="float" office:value="0.310542" calcext:value-type="float">
            <text:p>0.310542</text:p>
          </table:table-cell>
          <table:table-cell office:value-type="float" office:value="0.3051486" calcext:value-type="float">
            <text:p>0.3051486</text:p>
          </table:table-cell>
          <table:table-cell office:value-type="float" office:value="0.3459755" calcext:value-type="float">
            <text:p>0.3459755</text:p>
          </table:table-cell>
          <table:table-cell office:value-type="float" office:value="0" calcext:value-type="float">
            <text:p>0</text:p>
          </table:table-cell>
          <table:table-cell office:value-type="float" office:value="316.92" calcext:value-type="float">
            <text:p>31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0855" calcext:value-type="float">
            <text:p>0.01310855</text:p>
          </table:table-cell>
          <table:table-cell office:value-type="float" office:value="0" calcext:value-type="float">
            <text:p>0</text:p>
          </table:table-cell>
          <table:table-cell office:value-type="float" office:value="-0.000007040437" calcext:value-type="float">
            <text:p>-7.04043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35.41014" calcext:value-type="float">
            <text:p>35.41014</text:p>
          </table:table-cell>
          <table:table-cell office:value-type="float" office:value="1098.967" calcext:value-type="float">
            <text:p>1098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8986" calcext:value-type="float">
            <text:p>0.1788986</text:p>
          </table:table-cell>
          <table:table-cell office:value-type="float" office:value="2.52329" calcext:value-type="float">
            <text:p>2.52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215536" calcext:value-type="float">
            <text:p>-0.0001215536</text:p>
          </table:table-cell>
          <table:table-cell office:value-type="float" office:value="-0.00005958754" calcext:value-type="float">
            <text:p>-5.958754E-05</text:p>
          </table:table-cell>
          <table:table-cell office:value-type="float" office:value="0.00004665268" calcext:value-type="float">
            <text:p>4.665268E-05</text:p>
          </table:table-cell>
          <table:table-cell office:value-type="float" office:value="0.000000003757945" calcext:value-type="float">
            <text:p>3.757945E-09</text:p>
          </table:table-cell>
          <table:table-cell office:value-type="float" office:value="19.78244" calcext:value-type="float">
            <text:p>19.78244</text:p>
          </table:table-cell>
          <table:table-cell office:value-type="float" office:value="0.2587261" calcext:value-type="float">
            <text:p>0.2587261</text:p>
          </table:table-cell>
          <table:table-cell office:value-type="float" office:value="0.2103597" calcext:value-type="float">
            <text:p>0.2103597</text:p>
          </table:table-cell>
          <table:table-cell office:value-type="float" office:value="0.1966652" calcext:value-type="float">
            <text:p>0.1966652</text:p>
          </table:table-cell>
          <table:table-cell office:value-type="float" office:value="0.1267606" calcext:value-type="float">
            <text:p>0.1267606</text:p>
          </table:table-cell>
          <table:table-cell office:value-type="float" office:value="0.1285859" calcext:value-type="float">
            <text:p>0.1285859</text:p>
          </table:table-cell>
          <table:table-cell office:value-type="float" office:value="0.04497999" calcext:value-type="float">
            <text:p>0.04497999</text:p>
          </table:table-cell>
          <table:table-cell office:value-type="float" office:value="0.03038651" calcext:value-type="float">
            <text:p>0.03038651</text:p>
          </table:table-cell>
          <table:table-cell office:value-type="float" office:value="0.0383658" calcext:value-type="float">
            <text:p>0.0383658</text:p>
          </table:table-cell>
          <table:table-cell office:value-type="float" office:value="0.02723068" calcext:value-type="float">
            <text:p>0.02723068</text:p>
          </table:table-cell>
          <table:table-cell office:value-type="float" office:value="0.02227072" calcext:value-type="float">
            <text:p>0.02227072</text:p>
          </table:table-cell>
          <table:table-cell office:value-type="float" office:value="0.02191802" calcext:value-type="float">
            <text:p>0.02191802</text:p>
          </table:table-cell>
          <table:table-cell office:value-type="float" office:value="0.05208985" calcext:value-type="float">
            <text:p>0.05208985</text:p>
          </table:table-cell>
          <table:table-cell office:value-type="float" office:value="0.005148719" calcext:value-type="float">
            <text:p>0.005148719</text:p>
          </table:table-cell>
          <table:table-cell office:value-type="float" office:value="0.005039322" calcext:value-type="float">
            <text:p>0.005039322</text:p>
          </table:table-cell>
          <table:table-cell office:value-type="float" office:value="0" calcext:value-type="float">
            <text:p>0</text:p>
          </table:table-cell>
          <table:table-cell office:value-type="float" office:value="17.92178" calcext:value-type="float">
            <text:p>17.92178</text:p>
          </table:table-cell>
          <table:table-cell office:value-type="float" office:value="8.026931" calcext:value-type="float">
            <text:p>8.026931</text:p>
          </table:table-cell>
          <table:table-cell office:value-type="float" office:value="7.290219" calcext:value-type="float">
            <text:p>7.290219</text:p>
          </table:table-cell>
          <table:table-cell office:value-type="float" office:value="5.173771" calcext:value-type="float">
            <text:p>5.173771</text:p>
          </table:table-cell>
          <table:table-cell office:value-type="float" office:value="3.449767" calcext:value-type="float">
            <text:p>3.449767</text:p>
          </table:table-cell>
          <table:table-cell office:value-type="float" office:value="1.279236" calcext:value-type="float">
            <text:p>1.279236</text:p>
          </table:table-cell>
          <table:table-cell office:value-type="float" office:value="0.4430684" calcext:value-type="float">
            <text:p>0.4430684</text:p>
          </table:table-cell>
          <table:table-cell office:value-type="float" office:value="0.373534" calcext:value-type="float">
            <text:p>0.373534</text:p>
          </table:table-cell>
          <table:table-cell office:value-type="float" office:value="0.3878193" calcext:value-type="float">
            <text:p>0.3878193</text:p>
          </table:table-cell>
          <table:table-cell office:value-type="float" office:value="0.175718" calcext:value-type="float">
            <text:p>0.175718</text:p>
          </table:table-cell>
          <table:table-cell office:value-type="float" office:value="0.1210256" calcext:value-type="float">
            <text:p>0.1210256</text:p>
          </table:table-cell>
          <table:table-cell office:value-type="float" office:value="0.312622" calcext:value-type="float">
            <text:p>0.312622</text:p>
          </table:table-cell>
          <table:table-cell office:value-type="float" office:value="0.3121129" calcext:value-type="float">
            <text:p>0.3121129</text:p>
          </table:table-cell>
          <table:table-cell office:value-type="float" office:value="0.3388601" calcext:value-type="float">
            <text:p>0.3388601</text:p>
          </table:table-cell>
          <table:table-cell office:value-type="float" office:value="0" calcext:value-type="float">
            <text:p>0</text:p>
          </table:table-cell>
          <table:table-cell office:value-type="float" office:value="325.6809" calcext:value-type="float">
            <text:p>325.6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1065" calcext:value-type="float">
            <text:p>0.02571065</text:p>
          </table:table-cell>
          <table:table-cell office:value-type="float" office:value="0" calcext:value-type="float">
            <text:p>0</text:p>
          </table:table-cell>
          <table:table-cell office:value-type="float" office:value="-0.00001368207" calcext:value-type="float">
            <text:p>-1.368207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35.399" calcext:value-type="float">
            <text:p>35.399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5099" calcext:value-type="float">
            <text:p>0.1805099</text:p>
          </table:table-cell>
          <table:table-cell office:value-type="float" office:value="2.532538" calcext:value-type="float">
            <text:p>2.532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720898" calcext:value-type="float">
            <text:p>-0.0009720898</text:p>
          </table:table-cell>
          <table:table-cell office:value-type="float" office:value="-0.00007672806" calcext:value-type="float">
            <text:p>-7.672806E-05</text:p>
          </table:table-cell>
          <table:table-cell office:value-type="float" office:value="0.00007370616" calcext:value-type="float">
            <text:p>7.370616E-05</text:p>
          </table:table-cell>
          <table:table-cell office:value-type="float" office:value="0.000000005394752" calcext:value-type="float">
            <text:p>5.394752E-09</text:p>
          </table:table-cell>
          <table:table-cell office:value-type="float" office:value="19.77283" calcext:value-type="float">
            <text:p>19.77283</text:p>
          </table:table-cell>
          <table:table-cell office:value-type="float" office:value="0.282667" calcext:value-type="float">
            <text:p>0.282667</text:p>
          </table:table-cell>
          <table:table-cell office:value-type="float" office:value="0.2232898" calcext:value-type="float">
            <text:p>0.2232898</text:p>
          </table:table-cell>
          <table:table-cell office:value-type="float" office:value="0.1974962" calcext:value-type="float">
            <text:p>0.1974962</text:p>
          </table:table-cell>
          <table:table-cell office:value-type="float" office:value="0.127006" calcext:value-type="float">
            <text:p>0.127006</text:p>
          </table:table-cell>
          <table:table-cell office:value-type="float" office:value="0.1284898" calcext:value-type="float">
            <text:p>0.1284898</text:p>
          </table:table-cell>
          <table:table-cell office:value-type="float" office:value="0.04504369" calcext:value-type="float">
            <text:p>0.04504369</text:p>
          </table:table-cell>
          <table:table-cell office:value-type="float" office:value="0.03041985" calcext:value-type="float">
            <text:p>0.03041985</text:p>
          </table:table-cell>
          <table:table-cell office:value-type="float" office:value="0.03843571" calcext:value-type="float">
            <text:p>0.03843571</text:p>
          </table:table-cell>
          <table:table-cell office:value-type="float" office:value="0.02728411" calcext:value-type="float">
            <text:p>0.02728411</text:p>
          </table:table-cell>
          <table:table-cell office:value-type="float" office:value="0.02231024" calcext:value-type="float">
            <text:p>0.02231024</text:p>
          </table:table-cell>
          <table:table-cell office:value-type="float" office:value="0.02194361" calcext:value-type="float">
            <text:p>0.02194361</text:p>
          </table:table-cell>
          <table:table-cell office:value-type="float" office:value="0.05194091" calcext:value-type="float">
            <text:p>0.05194091</text:p>
          </table:table-cell>
          <table:table-cell office:value-type="float" office:value="0.005145196" calcext:value-type="float">
            <text:p>0.005145196</text:p>
          </table:table-cell>
          <table:table-cell office:value-type="float" office:value="0.005037818" calcext:value-type="float">
            <text:p>0.005037818</text:p>
          </table:table-cell>
          <table:table-cell office:value-type="float" office:value="0" calcext:value-type="float">
            <text:p>0</text:p>
          </table:table-cell>
          <table:table-cell office:value-type="float" office:value="18.46482" calcext:value-type="float">
            <text:p>18.46482</text:p>
          </table:table-cell>
          <table:table-cell office:value-type="float" office:value="8.094157" calcext:value-type="float">
            <text:p>8.094157</text:p>
          </table:table-cell>
          <table:table-cell office:value-type="float" office:value="7.318642" calcext:value-type="float">
            <text:p>7.318642</text:p>
          </table:table-cell>
          <table:table-cell office:value-type="float" office:value="5.180429" calcext:value-type="float">
            <text:p>5.180429</text:p>
          </table:table-cell>
          <table:table-cell office:value-type="float" office:value="3.442594" calcext:value-type="float">
            <text:p>3.442594</text:p>
          </table:table-cell>
          <table:table-cell office:value-type="float" office:value="1.277781" calcext:value-type="float">
            <text:p>1.277781</text:p>
          </table:table-cell>
          <table:table-cell office:value-type="float" office:value="0.4461518" calcext:value-type="float">
            <text:p>0.4461518</text:p>
          </table:table-cell>
          <table:table-cell office:value-type="float" office:value="0.3748274" calcext:value-type="float">
            <text:p>0.3748274</text:p>
          </table:table-cell>
          <table:table-cell office:value-type="float" office:value="0.3890278" calcext:value-type="float">
            <text:p>0.3890278</text:p>
          </table:table-cell>
          <table:table-cell office:value-type="float" office:value="0.1768037" calcext:value-type="float">
            <text:p>0.1768037</text:p>
          </table:table-cell>
          <table:table-cell office:value-type="float" office:value="0.1219263" calcext:value-type="float">
            <text:p>0.1219263</text:p>
          </table:table-cell>
          <table:table-cell office:value-type="float" office:value="0.3149313" calcext:value-type="float">
            <text:p>0.3149313</text:p>
          </table:table-cell>
          <table:table-cell office:value-type="float" office:value="0.3103531" calcext:value-type="float">
            <text:p>0.3103531</text:p>
          </table:table-cell>
          <table:table-cell office:value-type="float" office:value="0.3413243" calcext:value-type="float">
            <text:p>0.3413243</text:p>
          </table:table-cell>
          <table:table-cell office:value-type="float" office:value="0" calcext:value-type="float">
            <text:p>0</text:p>
          </table:table-cell>
          <table:table-cell office:value-type="float" office:value="330.4805" calcext:value-type="float">
            <text:p>330.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1474" calcext:value-type="float">
            <text:p>0.03571474</text:p>
          </table:table-cell>
          <table:table-cell office:value-type="float" office:value="0" calcext:value-type="float">
            <text:p>0</text:p>
          </table:table-cell>
          <table:table-cell office:value-type="float" office:value="-0.00001983499" calcext:value-type="float">
            <text:p>-1.98349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35.39022" calcext:value-type="float">
            <text:p>35.39022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3395" calcext:value-type="float">
            <text:p>0.1823395</text:p>
          </table:table-cell>
          <table:table-cell office:value-type="float" office:value="2.540131" calcext:value-type="float">
            <text:p>2.54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89017" calcext:value-type="float">
            <text:p>-0.001789017</text:p>
          </table:table-cell>
          <table:table-cell office:value-type="float" office:value="-0.00008875818" calcext:value-type="float">
            <text:p>-8.875818E-05</text:p>
          </table:table-cell>
          <table:table-cell office:value-type="float" office:value="0.0001019357" calcext:value-type="float">
            <text:p>0.0001019357</text:p>
          </table:table-cell>
          <table:table-cell office:value-type="float" office:value="0.000000006891415" calcext:value-type="float">
            <text:p>6.891415E-09</text:p>
          </table:table-cell>
          <table:table-cell office:value-type="float" office:value="19.76403" calcext:value-type="float">
            <text:p>19.76403</text:p>
          </table:table-cell>
          <table:table-cell office:value-type="float" office:value="0.3013922" calcext:value-type="float">
            <text:p>0.3013922</text:p>
          </table:table-cell>
          <table:table-cell office:value-type="float" office:value="0.2367666" calcext:value-type="float">
            <text:p>0.2367666</text:p>
          </table:table-cell>
          <table:table-cell office:value-type="float" office:value="0.2090914" calcext:value-type="float">
            <text:p>0.2090914</text:p>
          </table:table-cell>
          <table:table-cell office:value-type="float" office:value="0.1275021" calcext:value-type="float">
            <text:p>0.1275021</text:p>
          </table:table-cell>
          <table:table-cell office:value-type="float" office:value="0.1280525" calcext:value-type="float">
            <text:p>0.1280525</text:p>
          </table:table-cell>
          <table:table-cell office:value-type="float" office:value="0.04509859" calcext:value-type="float">
            <text:p>0.04509859</text:p>
          </table:table-cell>
          <table:table-cell office:value-type="float" office:value="0.03045684" calcext:value-type="float">
            <text:p>0.03045684</text:p>
          </table:table-cell>
          <table:table-cell office:value-type="float" office:value="0.03850569" calcext:value-type="float">
            <text:p>0.03850569</text:p>
          </table:table-cell>
          <table:table-cell office:value-type="float" office:value="0.02733587" calcext:value-type="float">
            <text:p>0.02733587</text:p>
          </table:table-cell>
          <table:table-cell office:value-type="float" office:value="0.02234912" calcext:value-type="float">
            <text:p>0.02234912</text:p>
          </table:table-cell>
          <table:table-cell office:value-type="float" office:value="0.02196938" calcext:value-type="float">
            <text:p>0.02196938</text:p>
          </table:table-cell>
          <table:table-cell office:value-type="float" office:value="0.05179324" calcext:value-type="float">
            <text:p>0.05179324</text:p>
          </table:table-cell>
          <table:table-cell office:value-type="float" office:value="0.005140502" calcext:value-type="float">
            <text:p>0.005140502</text:p>
          </table:table-cell>
          <table:table-cell office:value-type="float" office:value="0.005036996" calcext:value-type="float">
            <text:p>0.005036996</text:p>
          </table:table-cell>
          <table:table-cell office:value-type="float" office:value="0" calcext:value-type="float">
            <text:p>0</text:p>
          </table:table-cell>
          <table:table-cell office:value-type="float" office:value="18.79391" calcext:value-type="float">
            <text:p>18.79391</text:p>
          </table:table-cell>
          <table:table-cell office:value-type="float" office:value="8.142617" calcext:value-type="float">
            <text:p>8.142617</text:p>
          </table:table-cell>
          <table:table-cell office:value-type="float" office:value="7.331442" calcext:value-type="float">
            <text:p>7.331442</text:p>
          </table:table-cell>
          <table:table-cell office:value-type="float" office:value="5.249085" calcext:value-type="float">
            <text:p>5.249085</text:p>
          </table:table-cell>
          <table:table-cell office:value-type="float" office:value="3.387033" calcext:value-type="float">
            <text:p>3.387033</text:p>
          </table:table-cell>
          <table:table-cell office:value-type="float" office:value="1.272533" calcext:value-type="float">
            <text:p>1.272533</text:p>
          </table:table-cell>
          <table:table-cell office:value-type="float" office:value="0.4490219" calcext:value-type="float">
            <text:p>0.4490219</text:p>
          </table:table-cell>
          <table:table-cell office:value-type="float" office:value="0.3761213" calcext:value-type="float">
            <text:p>0.3761213</text:p>
          </table:table-cell>
          <table:table-cell office:value-type="float" office:value="0.3902152" calcext:value-type="float">
            <text:p>0.3902152</text:p>
          </table:table-cell>
          <table:table-cell office:value-type="float" office:value="0.1778585" calcext:value-type="float">
            <text:p>0.1778585</text:p>
          </table:table-cell>
          <table:table-cell office:value-type="float" office:value="0.1228244" calcext:value-type="float">
            <text:p>0.1228244</text:p>
          </table:table-cell>
          <table:table-cell office:value-type="float" office:value="0.3170656" calcext:value-type="float">
            <text:p>0.3170656</text:p>
          </table:table-cell>
          <table:table-cell office:value-type="float" office:value="0.3084694" calcext:value-type="float">
            <text:p>0.3084694</text:p>
          </table:table-cell>
          <table:table-cell office:value-type="float" office:value="0.3439807" calcext:value-type="float">
            <text:p>0.3439807</text:p>
          </table:table-cell>
          <table:table-cell office:value-type="float" office:value="0" calcext:value-type="float">
            <text:p>0</text:p>
          </table:table-cell>
          <table:table-cell office:value-type="float" office:value="333.4731" calcext:value-type="float">
            <text:p>333.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0541" calcext:value-type="float">
            <text:p>0.04430541</text:p>
          </table:table-cell>
          <table:table-cell office:value-type="float" office:value="0" calcext:value-type="float">
            <text:p>0</text:p>
          </table:table-cell>
          <table:table-cell office:value-type="float" office:value="-0.00002549013" calcext:value-type="float">
            <text:p>-2.54901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35.38341" calcext:value-type="float">
            <text:p>35.38341</text:p>
          </table:table-cell>
          <table:table-cell office:value-type="float" office:value="1098.967" calcext:value-type="float">
            <text:p>1098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9398" calcext:value-type="float">
            <text:p>0.1839398</text:p>
          </table:table-cell>
          <table:table-cell office:value-type="float" office:value="2.546292" calcext:value-type="float">
            <text:p>2.546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80372" calcext:value-type="float">
            <text:p>-0.002380372</text:p>
          </table:table-cell>
          <table:table-cell office:value-type="float" office:value="-0.00009845571" calcext:value-type="float">
            <text:p>-9.845571E-05</text:p>
          </table:table-cell>
          <table:table-cell office:value-type="float" office:value="0.0001313615" calcext:value-type="float">
            <text:p>0.0001313615</text:p>
          </table:table-cell>
          <table:table-cell office:value-type="float" office:value="0.000000008279049" calcext:value-type="float">
            <text:p>8.279049E-09</text:p>
          </table:table-cell>
          <table:table-cell office:value-type="float" office:value="19.75712" calcext:value-type="float">
            <text:p>19.75712</text:p>
          </table:table-cell>
          <table:table-cell office:value-type="float" office:value="0.3141313" calcext:value-type="float">
            <text:p>0.3141313</text:p>
          </table:table-cell>
          <table:table-cell office:value-type="float" office:value="0.2481304" calcext:value-type="float">
            <text:p>0.2481304</text:p>
          </table:table-cell>
          <table:table-cell office:value-type="float" office:value="0.2225839" calcext:value-type="float">
            <text:p>0.2225839</text:p>
          </table:table-cell>
          <table:table-cell office:value-type="float" office:value="0.1280586" calcext:value-type="float">
            <text:p>0.1280586</text:p>
          </table:table-cell>
          <table:table-cell office:value-type="float" office:value="0.129175" calcext:value-type="float">
            <text:p>0.129175</text:p>
          </table:table-cell>
          <table:table-cell office:value-type="float" office:value="0.04512564" calcext:value-type="float">
            <text:p>0.04512564</text:p>
          </table:table-cell>
          <table:table-cell office:value-type="float" office:value="0.030498" calcext:value-type="float">
            <text:p>0.030498</text:p>
          </table:table-cell>
          <table:table-cell office:value-type="float" office:value="0.03857867" calcext:value-type="float">
            <text:p>0.03857867</text:p>
          </table:table-cell>
          <table:table-cell office:value-type="float" office:value="0.02738672" calcext:value-type="float">
            <text:p>0.02738672</text:p>
          </table:table-cell>
          <table:table-cell office:value-type="float" office:value="0.02238743" calcext:value-type="float">
            <text:p>0.02238743</text:p>
          </table:table-cell>
          <table:table-cell office:value-type="float" office:value="0.02199494" calcext:value-type="float">
            <text:p>0.02199494</text:p>
          </table:table-cell>
          <table:table-cell office:value-type="float" office:value="0.05164355" calcext:value-type="float">
            <text:p>0.05164355</text:p>
          </table:table-cell>
          <table:table-cell office:value-type="float" office:value="0.005137863" calcext:value-type="float">
            <text:p>0.005137863</text:p>
          </table:table-cell>
          <table:table-cell office:value-type="float" office:value="0.005033426" calcext:value-type="float">
            <text:p>0.005033426</text:p>
          </table:table-cell>
          <table:table-cell office:value-type="float" office:value="0" calcext:value-type="float">
            <text:p>0</text:p>
          </table:table-cell>
          <table:table-cell office:value-type="float" office:value="18.85856" calcext:value-type="float">
            <text:p>18.85856</text:p>
          </table:table-cell>
          <table:table-cell office:value-type="float" office:value="8.184304" calcext:value-type="float">
            <text:p>8.184304</text:p>
          </table:table-cell>
          <table:table-cell office:value-type="float" office:value="7.342553" calcext:value-type="float">
            <text:p>7.342553</text:p>
          </table:table-cell>
          <table:table-cell office:value-type="float" office:value="5.25401" calcext:value-type="float">
            <text:p>5.25401</text:p>
          </table:table-cell>
          <table:table-cell office:value-type="float" office:value="3.457401" calcext:value-type="float">
            <text:p>3.457401</text:p>
          </table:table-cell>
          <table:table-cell office:value-type="float" office:value="1.260484" calcext:value-type="float">
            <text:p>1.260484</text:p>
          </table:table-cell>
          <table:table-cell office:value-type="float" office:value="0.4513198" calcext:value-type="float">
            <text:p>0.4513198</text:p>
          </table:table-cell>
          <table:table-cell office:value-type="float" office:value="0.377358" calcext:value-type="float">
            <text:p>0.377358</text:p>
          </table:table-cell>
          <table:table-cell office:value-type="float" office:value="0.391373" calcext:value-type="float">
            <text:p>0.391373</text:p>
          </table:table-cell>
          <table:table-cell office:value-type="float" office:value="0.1788858" calcext:value-type="float">
            <text:p>0.1788858</text:p>
          </table:table-cell>
          <table:table-cell office:value-type="float" office:value="0.1237077" calcext:value-type="float">
            <text:p>0.1237077</text:p>
          </table:table-cell>
          <table:table-cell office:value-type="float" office:value="0.3190772" calcext:value-type="float">
            <text:p>0.3190772</text:p>
          </table:table-cell>
          <table:table-cell office:value-type="float" office:value="0.3073801" calcext:value-type="float">
            <text:p>0.3073801</text:p>
          </table:table-cell>
          <table:table-cell office:value-type="float" office:value="0.3455046" calcext:value-type="float">
            <text:p>0.3455046</text:p>
          </table:table-cell>
          <table:table-cell office:value-type="float" office:value="0" calcext:value-type="float">
            <text:p>0</text:p>
          </table:table-cell>
          <table:table-cell office:value-type="float" office:value="335.0904" calcext:value-type="float">
            <text:p>335.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5414" calcext:value-type="float">
            <text:p>0.05145414</text:p>
          </table:table-cell>
          <table:table-cell office:value-type="float" office:value="0" calcext:value-type="float">
            <text:p>0</text:p>
          </table:table-cell>
          <table:table-cell office:value-type="float" office:value="-0.00003076608" calcext:value-type="float">
            <text:p>-3.076608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35.37681" calcext:value-type="float">
            <text:p>35.37681</text:p>
          </table:table-cell>
          <table:table-cell office:value-type="float" office:value="1098.966" calcext:value-type="float">
            <text:p>1098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916" calcext:value-type="float">
            <text:p>0.185916</text:p>
          </table:table-cell>
          <table:table-cell office:value-type="float" office:value="2.55113" calcext:value-type="float">
            <text:p>2.55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80372" calcext:value-type="float">
            <text:p>-0.002380372</text:p>
          </table:table-cell>
          <table:table-cell office:value-type="float" office:value="-0.0001047348" calcext:value-type="float">
            <text:p>-0.0001047348</text:p>
          </table:table-cell>
          <table:table-cell office:value-type="float" office:value="0.0001633325" calcext:value-type="float">
            <text:p>0.0001633325</text:p>
          </table:table-cell>
          <table:table-cell office:value-type="float" office:value="0.000000009590406" calcext:value-type="float">
            <text:p>9.590406E-09</text:p>
          </table:table-cell>
          <table:table-cell office:value-type="float" office:value="19.75006" calcext:value-type="float">
            <text:p>19.75006</text:p>
          </table:table-cell>
          <table:table-cell office:value-type="float" office:value="0.325573" calcext:value-type="float">
            <text:p>0.325573</text:p>
          </table:table-cell>
          <table:table-cell office:value-type="float" office:value="0.2572735" calcext:value-type="float">
            <text:p>0.2572735</text:p>
          </table:table-cell>
          <table:table-cell office:value-type="float" office:value="0.2349215" calcext:value-type="float">
            <text:p>0.2349215</text:p>
          </table:table-cell>
          <table:table-cell office:value-type="float" office:value="0.131283" calcext:value-type="float">
            <text:p>0.131283</text:p>
          </table:table-cell>
          <table:table-cell office:value-type="float" office:value="0.1301097" calcext:value-type="float">
            <text:p>0.1301097</text:p>
          </table:table-cell>
          <table:table-cell office:value-type="float" office:value="0.04525917" calcext:value-type="float">
            <text:p>0.04525917</text:p>
          </table:table-cell>
          <table:table-cell office:value-type="float" office:value="0.0305631" calcext:value-type="float">
            <text:p>0.0305631</text:p>
          </table:table-cell>
          <table:table-cell office:value-type="float" office:value="0.03865886" calcext:value-type="float">
            <text:p>0.03865886</text:p>
          </table:table-cell>
          <table:table-cell office:value-type="float" office:value="0.02743769" calcext:value-type="float">
            <text:p>0.02743769</text:p>
          </table:table-cell>
          <table:table-cell office:value-type="float" office:value="0.02242532" calcext:value-type="float">
            <text:p>0.02242532</text:p>
          </table:table-cell>
          <table:table-cell office:value-type="float" office:value="0.02202016" calcext:value-type="float">
            <text:p>0.02202016</text:p>
          </table:table-cell>
          <table:table-cell office:value-type="float" office:value="0.05149209" calcext:value-type="float">
            <text:p>0.05149209</text:p>
          </table:table-cell>
          <table:table-cell office:value-type="float" office:value="0.005136028" calcext:value-type="float">
            <text:p>0.005136028</text:p>
          </table:table-cell>
          <table:table-cell office:value-type="float" office:value="0.005030177" calcext:value-type="float">
            <text:p>0.005030177</text:p>
          </table:table-cell>
          <table:table-cell office:value-type="float" office:value="0" calcext:value-type="float">
            <text:p>0</text:p>
          </table:table-cell>
          <table:table-cell office:value-type="float" office:value="18.82271" calcext:value-type="float">
            <text:p>18.82271</text:p>
          </table:table-cell>
          <table:table-cell office:value-type="float" office:value="8.225571" calcext:value-type="float">
            <text:p>8.225571</text:p>
          </table:table-cell>
          <table:table-cell office:value-type="float" office:value="7.347029" calcext:value-type="float">
            <text:p>7.347029</text:p>
          </table:table-cell>
          <table:table-cell office:value-type="float" office:value="5.258808" calcext:value-type="float">
            <text:p>5.258808</text:p>
          </table:table-cell>
          <table:table-cell office:value-type="float" office:value="3.507669" calcext:value-type="float">
            <text:p>3.507669</text:p>
          </table:table-cell>
          <table:table-cell office:value-type="float" office:value="1.253483" calcext:value-type="float">
            <text:p>1.253483</text:p>
          </table:table-cell>
          <table:table-cell office:value-type="float" office:value="0.4530455" calcext:value-type="float">
            <text:p>0.4530455</text:p>
          </table:table-cell>
          <table:table-cell office:value-type="float" office:value="0.3785065" calcext:value-type="float">
            <text:p>0.3785065</text:p>
          </table:table-cell>
          <table:table-cell office:value-type="float" office:value="0.3924809" calcext:value-type="float">
            <text:p>0.3924809</text:p>
          </table:table-cell>
          <table:table-cell office:value-type="float" office:value="0.1798916" calcext:value-type="float">
            <text:p>0.1798916</text:p>
          </table:table-cell>
          <table:table-cell office:value-type="float" office:value="0.1245699" calcext:value-type="float">
            <text:p>0.1245699</text:p>
          </table:table-cell>
          <table:table-cell office:value-type="float" office:value="0.3209984" calcext:value-type="float">
            <text:p>0.3209984</text:p>
          </table:table-cell>
          <table:table-cell office:value-type="float" office:value="0.3066503" calcext:value-type="float">
            <text:p>0.3066503</text:p>
          </table:table-cell>
          <table:table-cell office:value-type="float" office:value="0.3457816" calcext:value-type="float">
            <text:p>0.3457816</text:p>
          </table:table-cell>
          <table:table-cell office:value-type="float" office:value="0" calcext:value-type="float">
            <text:p>0</text:p>
          </table:table-cell>
          <table:table-cell office:value-type="float" office:value="339.0951" calcext:value-type="float">
            <text:p>339.0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24428" calcext:value-type="float">
            <text:p>0.05824428</text:p>
          </table:table-cell>
          <table:table-cell office:value-type="float" office:value="0" calcext:value-type="float">
            <text:p>0</text:p>
          </table:table-cell>
          <table:table-cell office:value-type="float" office:value="-0.00003568464" calcext:value-type="float">
            <text:p>-3.568464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35.36931" calcext:value-type="float">
            <text:p>35.36931</text:p>
          </table:table-cell>
          <table:table-cell office:value-type="float" office:value="1098.966" calcext:value-type="float">
            <text:p>1098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5216" calcext:value-type="float">
            <text:p>0.1885216</text:p>
          </table:table-cell>
          <table:table-cell office:value-type="float" office:value="2.555853" calcext:value-type="float">
            <text:p>2.555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80372" calcext:value-type="float">
            <text:p>-0.002380372</text:p>
          </table:table-cell>
          <table:table-cell office:value-type="float" office:value="-0.000108992" calcext:value-type="float">
            <text:p>-0.000108992</text:p>
          </table:table-cell>
          <table:table-cell office:value-type="float" office:value="0.0001973341" calcext:value-type="float">
            <text:p>0.0001973341</text:p>
          </table:table-cell>
          <table:table-cell office:value-type="float" office:value="0.00000001083788" calcext:value-type="float">
            <text:p>1.083788E-08</text:p>
          </table:table-cell>
          <table:table-cell office:value-type="float" office:value="19.7413" calcext:value-type="float">
            <text:p>19.7413</text:p>
          </table:table-cell>
          <table:table-cell office:value-type="float" office:value="0.3538481" calcext:value-type="float">
            <text:p>0.3538481</text:p>
          </table:table-cell>
          <table:table-cell office:value-type="float" office:value="0.2670957" calcext:value-type="float">
            <text:p>0.2670957</text:p>
          </table:table-cell>
          <table:table-cell office:value-type="float" office:value="0.2468007" calcext:value-type="float">
            <text:p>0.2468007</text:p>
          </table:table-cell>
          <table:table-cell office:value-type="float" office:value="0.1348443" calcext:value-type="float">
            <text:p>0.1348443</text:p>
          </table:table-cell>
          <table:table-cell office:value-type="float" office:value="0.1331268" calcext:value-type="float">
            <text:p>0.1331268</text:p>
          </table:table-cell>
          <table:table-cell office:value-type="float" office:value="0.04542488" calcext:value-type="float">
            <text:p>0.04542488</text:p>
          </table:table-cell>
          <table:table-cell office:value-type="float" office:value="0.0306091" calcext:value-type="float">
            <text:p>0.0306091</text:p>
          </table:table-cell>
          <table:table-cell office:value-type="float" office:value="0.03874502" calcext:value-type="float">
            <text:p>0.03874502</text:p>
          </table:table-cell>
          <table:table-cell office:value-type="float" office:value="0.02748988" calcext:value-type="float">
            <text:p>0.02748988</text:p>
          </table:table-cell>
          <table:table-cell office:value-type="float" office:value="0.02246293" calcext:value-type="float">
            <text:p>0.02246293</text:p>
          </table:table-cell>
          <table:table-cell office:value-type="float" office:value="0.02204497" calcext:value-type="float">
            <text:p>0.02204497</text:p>
          </table:table-cell>
          <table:table-cell office:value-type="float" office:value="0.05133899" calcext:value-type="float">
            <text:p>0.05133899</text:p>
          </table:table-cell>
          <table:table-cell office:value-type="float" office:value="0.005135339" calcext:value-type="float">
            <text:p>0.005135339</text:p>
          </table:table-cell>
          <table:table-cell office:value-type="float" office:value="0.005027118" calcext:value-type="float">
            <text:p>0.005027118</text:p>
          </table:table-cell>
          <table:table-cell office:value-type="float" office:value="0" calcext:value-type="float">
            <text:p>0</text:p>
          </table:table-cell>
          <table:table-cell office:value-type="float" office:value="19.30997" calcext:value-type="float">
            <text:p>19.30997</text:p>
          </table:table-cell>
          <table:table-cell office:value-type="float" office:value="8.249833" calcext:value-type="float">
            <text:p>8.249833</text:p>
          </table:table-cell>
          <table:table-cell office:value-type="float" office:value="7.35053" calcext:value-type="float">
            <text:p>7.35053</text:p>
          </table:table-cell>
          <table:table-cell office:value-type="float" office:value="5.263657" calcext:value-type="float">
            <text:p>5.263657</text:p>
          </table:table-cell>
          <table:table-cell office:value-type="float" office:value="3.524878" calcext:value-type="float">
            <text:p>3.524878</text:p>
          </table:table-cell>
          <table:table-cell office:value-type="float" office:value="1.254635" calcext:value-type="float">
            <text:p>1.254635</text:p>
          </table:table-cell>
          <table:table-cell office:value-type="float" office:value="0.4541292" calcext:value-type="float">
            <text:p>0.4541292</text:p>
          </table:table-cell>
          <table:table-cell office:value-type="float" office:value="0.3795237" calcext:value-type="float">
            <text:p>0.3795237</text:p>
          </table:table-cell>
          <table:table-cell office:value-type="float" office:value="0.3935257" calcext:value-type="float">
            <text:p>0.3935257</text:p>
          </table:table-cell>
          <table:table-cell office:value-type="float" office:value="0.1808743" calcext:value-type="float">
            <text:p>0.1808743</text:p>
          </table:table-cell>
          <table:table-cell office:value-type="float" office:value="0.1254085" calcext:value-type="float">
            <text:p>0.1254085</text:p>
          </table:table-cell>
          <table:table-cell office:value-type="float" office:value="0.3228689" calcext:value-type="float">
            <text:p>0.3228689</text:p>
          </table:table-cell>
          <table:table-cell office:value-type="float" office:value="0.3063201" calcext:value-type="float">
            <text:p>0.3063201</text:p>
          </table:table-cell>
          <table:table-cell office:value-type="float" office:value="0.3457829" calcext:value-type="float">
            <text:p>0.3457829</text:p>
          </table:table-cell>
          <table:table-cell office:value-type="float" office:value="0" calcext:value-type="float">
            <text:p>0</text:p>
          </table:table-cell>
          <table:table-cell office:value-type="float" office:value="345.3935" calcext:value-type="float">
            <text:p>345.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4662" calcext:value-type="float">
            <text:p>0.06554662</text:p>
          </table:table-cell>
          <table:table-cell office:value-type="float" office:value="0" calcext:value-type="float">
            <text:p>0</text:p>
          </table:table-cell>
          <table:table-cell office:value-type="float" office:value="-0.00004038958" calcext:value-type="float">
            <text:p>-4.03895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35.36178" calcext:value-type="float">
            <text:p>35.36178</text:p>
          </table:table-cell>
          <table:table-cell office:value-type="float" office:value="1098.966" calcext:value-type="float">
            <text:p>1098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3866" calcext:value-type="float">
            <text:p>0.1913866</text:p>
          </table:table-cell>
          <table:table-cell office:value-type="float" office:value="2.560314" calcext:value-type="float">
            <text:p>2.56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80372" calcext:value-type="float">
            <text:p>-0.002380372</text:p>
          </table:table-cell>
          <table:table-cell office:value-type="float" office:value="-0.0001148769" calcext:value-type="float">
            <text:p>-0.0001148769</text:p>
          </table:table-cell>
          <table:table-cell office:value-type="float" office:value="0.0002315902" calcext:value-type="float">
            <text:p>0.0002315902</text:p>
          </table:table-cell>
          <table:table-cell office:value-type="float" office:value="0.00000001199141" calcext:value-type="float">
            <text:p>1.199141E-08</text:p>
          </table:table-cell>
          <table:table-cell office:value-type="float" office:value="19.73241" calcext:value-type="float">
            <text:p>19.73241</text:p>
          </table:table-cell>
          <table:table-cell office:value-type="float" office:value="0.4019258" calcext:value-type="float">
            <text:p>0.4019258</text:p>
          </table:table-cell>
          <table:table-cell office:value-type="float" office:value="0.2758368" calcext:value-type="float">
            <text:p>0.2758368</text:p>
          </table:table-cell>
          <table:table-cell office:value-type="float" office:value="0.2578312" calcext:value-type="float">
            <text:p>0.2578312</text:p>
          </table:table-cell>
          <table:table-cell office:value-type="float" office:value="0.1383753" calcext:value-type="float">
            <text:p>0.1383753</text:p>
          </table:table-cell>
          <table:table-cell office:value-type="float" office:value="0.1365879" calcext:value-type="float">
            <text:p>0.1365879</text:p>
          </table:table-cell>
          <table:table-cell office:value-type="float" office:value="0.04545632" calcext:value-type="float">
            <text:p>0.04545632</text:p>
          </table:table-cell>
          <table:table-cell office:value-type="float" office:value="0.03069387" calcext:value-type="float">
            <text:p>0.03069387</text:p>
          </table:table-cell>
          <table:table-cell office:value-type="float" office:value="0.03883405" calcext:value-type="float">
            <text:p>0.03883405</text:p>
          </table:table-cell>
          <table:table-cell office:value-type="float" office:value="0.02754332" calcext:value-type="float">
            <text:p>0.02754332</text:p>
          </table:table-cell>
          <table:table-cell office:value-type="float" office:value="0.02250049" calcext:value-type="float">
            <text:p>0.02250049</text:p>
          </table:table-cell>
          <table:table-cell office:value-type="float" office:value="0.02206936" calcext:value-type="float">
            <text:p>0.02206936</text:p>
          </table:table-cell>
          <table:table-cell office:value-type="float" office:value="0.05118451" calcext:value-type="float">
            <text:p>0.05118451</text:p>
          </table:table-cell>
          <table:table-cell office:value-type="float" office:value="0.005134653" calcext:value-type="float">
            <text:p>0.005134653</text:p>
          </table:table-cell>
          <table:table-cell office:value-type="float" office:value="0.005024286" calcext:value-type="float">
            <text:p>0.005024286</text:p>
          </table:table-cell>
          <table:table-cell office:value-type="float" office:value="0" calcext:value-type="float">
            <text:p>0</text:p>
          </table:table-cell>
          <table:table-cell office:value-type="float" office:value="19.83478" calcext:value-type="float">
            <text:p>19.83478</text:p>
          </table:table-cell>
          <table:table-cell office:value-type="float" office:value="8.26064" calcext:value-type="float">
            <text:p>8.26064</text:p>
          </table:table-cell>
          <table:table-cell office:value-type="float" office:value="7.354637" calcext:value-type="float">
            <text:p>7.354637</text:p>
          </table:table-cell>
          <table:table-cell office:value-type="float" office:value="5.26805" calcext:value-type="float">
            <text:p>5.26805</text:p>
          </table:table-cell>
          <table:table-cell office:value-type="float" office:value="3.545858" calcext:value-type="float">
            <text:p>3.545858</text:p>
          </table:table-cell>
          <table:table-cell office:value-type="float" office:value="1.254232" calcext:value-type="float">
            <text:p>1.254232</text:p>
          </table:table-cell>
          <table:table-cell office:value-type="float" office:value="0.4563258" calcext:value-type="float">
            <text:p>0.4563258</text:p>
          </table:table-cell>
          <table:table-cell office:value-type="float" office:value="0.3805009" calcext:value-type="float">
            <text:p>0.3805009</text:p>
          </table:table-cell>
          <table:table-cell office:value-type="float" office:value="0.3945178" calcext:value-type="float">
            <text:p>0.3945178</text:p>
          </table:table-cell>
          <table:table-cell office:value-type="float" office:value="0.1818325" calcext:value-type="float">
            <text:p>0.1818325</text:p>
          </table:table-cell>
          <table:table-cell office:value-type="float" office:value="0.1262238" calcext:value-type="float">
            <text:p>0.1262238</text:p>
          </table:table-cell>
          <table:table-cell office:value-type="float" office:value="0.3246975" calcext:value-type="float">
            <text:p>0.3246975</text:p>
          </table:table-cell>
          <table:table-cell office:value-type="float" office:value="0.3060235" calcext:value-type="float">
            <text:p>0.3060235</text:p>
          </table:table-cell>
          <table:table-cell office:value-type="float" office:value="0.3457876" calcext:value-type="float">
            <text:p>0.3457876</text:p>
          </table:table-cell>
          <table:table-cell office:value-type="float" office:value="0" calcext:value-type="float">
            <text:p>0</text:p>
          </table:table-cell>
          <table:table-cell office:value-type="float" office:value="352.6009" calcext:value-type="float">
            <text:p>352.6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4522" calcext:value-type="float">
            <text:p>0.07284522</text:p>
          </table:table-cell>
          <table:table-cell office:value-type="float" office:value="0" calcext:value-type="float">
            <text:p>0</text:p>
          </table:table-cell>
          <table:table-cell office:value-type="float" office:value="-0.00004491339" calcext:value-type="float">
            <text:p>-4.49133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35.35067" calcext:value-type="float">
            <text:p>35.35067</text:p>
          </table:table-cell>
          <table:table-cell office:value-type="float" office:value="1098.969" calcext:value-type="float">
            <text:p>1098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595" calcext:value-type="float">
            <text:p>0.1916595</text:p>
          </table:table-cell>
          <table:table-cell office:value-type="float" office:value="2.567548" calcext:value-type="float">
            <text:p>2.5675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72681" calcext:value-type="float">
            <text:p>4.72681E-08</text:p>
          </table:table-cell>
          <table:table-cell office:value-type="float" office:value="0" calcext:value-type="float">
            <text:p>0</text:p>
          </table:table-cell>
          <table:table-cell office:value-type="float" office:value="-0.002376828" calcext:value-type="float">
            <text:p>-0.002376828</text:p>
          </table:table-cell>
          <table:table-cell office:value-type="float" office:value="-0.0001403947" calcext:value-type="float">
            <text:p>-0.0001403947</text:p>
          </table:table-cell>
          <table:table-cell office:value-type="float" office:value="0.0002547787" calcext:value-type="float">
            <text:p>0.0002547787</text:p>
          </table:table-cell>
          <table:table-cell office:value-type="float" office:value="0.00000001304763" calcext:value-type="float">
            <text:p>1.304763E-08</text:p>
          </table:table-cell>
          <table:table-cell office:value-type="float" office:value="19.73141" calcext:value-type="float">
            <text:p>19.73141</text:p>
          </table:table-cell>
          <table:table-cell office:value-type="float" office:value="0.400463" calcext:value-type="float">
            <text:p>0.400463</text:p>
          </table:table-cell>
          <table:table-cell office:value-type="float" office:value="0.2838218" calcext:value-type="float">
            <text:p>0.2838218</text:p>
          </table:table-cell>
          <table:table-cell office:value-type="float" office:value="0.2669669" calcext:value-type="float">
            <text:p>0.2669669</text:p>
          </table:table-cell>
          <table:table-cell office:value-type="float" office:value="0.141067" calcext:value-type="float">
            <text:p>0.141067</text:p>
          </table:table-cell>
          <table:table-cell office:value-type="float" office:value="0.1389932" calcext:value-type="float">
            <text:p>0.1389932</text:p>
          </table:table-cell>
          <table:table-cell office:value-type="float" office:value="0.04538782" calcext:value-type="float">
            <text:p>0.04538782</text:p>
          </table:table-cell>
          <table:table-cell office:value-type="float" office:value="0.03075481" calcext:value-type="float">
            <text:p>0.03075481</text:p>
          </table:table-cell>
          <table:table-cell office:value-type="float" office:value="0.03895145" calcext:value-type="float">
            <text:p>0.03895145</text:p>
          </table:table-cell>
          <table:table-cell office:value-type="float" office:value="0.02759788" calcext:value-type="float">
            <text:p>0.02759788</text:p>
          </table:table-cell>
          <table:table-cell office:value-type="float" office:value="0.02253806" calcext:value-type="float">
            <text:p>0.02253806</text:p>
          </table:table-cell>
          <table:table-cell office:value-type="float" office:value="0.02209343" calcext:value-type="float">
            <text:p>0.02209343</text:p>
          </table:table-cell>
          <table:table-cell office:value-type="float" office:value="0.05102885" calcext:value-type="float">
            <text:p>0.05102885</text:p>
          </table:table-cell>
          <table:table-cell office:value-type="float" office:value="0.005134413" calcext:value-type="float">
            <text:p>0.005134413</text:p>
          </table:table-cell>
          <table:table-cell office:value-type="float" office:value="0.005022048" calcext:value-type="float">
            <text:p>0.005022048</text:p>
          </table:table-cell>
          <table:table-cell office:value-type="float" office:value="0" calcext:value-type="float">
            <text:p>0</text:p>
          </table:table-cell>
          <table:table-cell office:value-type="float" office:value="18.8404" calcext:value-type="float">
            <text:p>18.8404</text:p>
          </table:table-cell>
          <table:table-cell office:value-type="float" office:value="8.398152" calcext:value-type="float">
            <text:p>8.398152</text:p>
          </table:table-cell>
          <table:table-cell office:value-type="float" office:value="7.379936" calcext:value-type="float">
            <text:p>7.379936</text:p>
          </table:table-cell>
          <table:table-cell office:value-type="float" office:value="5.277665" calcext:value-type="float">
            <text:p>5.277665</text:p>
          </table:table-cell>
          <table:table-cell office:value-type="float" office:value="3.574262" calcext:value-type="float">
            <text:p>3.574262</text:p>
          </table:table-cell>
          <table:table-cell office:value-type="float" office:value="1.252576" calcext:value-type="float">
            <text:p>1.252576</text:p>
          </table:table-cell>
          <table:table-cell office:value-type="float" office:value="0.4560358" calcext:value-type="float">
            <text:p>0.4560358</text:p>
          </table:table-cell>
          <table:table-cell office:value-type="float" office:value="0.3825955" calcext:value-type="float">
            <text:p>0.3825955</text:p>
          </table:table-cell>
          <table:table-cell office:value-type="float" office:value="0.3954824" calcext:value-type="float">
            <text:p>0.3954824</text:p>
          </table:table-cell>
          <table:table-cell office:value-type="float" office:value="0.1827658" calcext:value-type="float">
            <text:p>0.1827658</text:p>
          </table:table-cell>
          <table:table-cell office:value-type="float" office:value="0.1270167" calcext:value-type="float">
            <text:p>0.1270167</text:p>
          </table:table-cell>
          <table:table-cell office:value-type="float" office:value="0.3264941" calcext:value-type="float">
            <text:p>0.3264941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3457201" calcext:value-type="float">
            <text:p>0.3457201</text:p>
          </table:table-cell>
          <table:table-cell office:value-type="float" office:value="0" calcext:value-type="float">
            <text:p>0</text:p>
          </table:table-cell>
          <table:table-cell office:value-type="float" office:value="349.2248" calcext:value-type="float">
            <text:p>349.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6118" calcext:value-type="float">
            <text:p>0.08036118</text:p>
          </table:table-cell>
          <table:table-cell office:value-type="float" office:value="0" calcext:value-type="float">
            <text:p>0</text:p>
          </table:table-cell>
          <table:table-cell office:value-type="float" office:value="-0.00004961572" calcext:value-type="float">
            <text:p>-4.961572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35.3419" calcext:value-type="float">
            <text:p>35.3419</text:p>
          </table:table-cell>
          <table:table-cell office:value-type="float" office:value="1098.969" calcext:value-type="float">
            <text:p>1098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0462" calcext:value-type="float">
            <text:p>0.1940462</text:p>
          </table:table-cell>
          <table:table-cell office:value-type="float" office:value="2.573298" calcext:value-type="float">
            <text:p>2.573298</text:p>
          </table:table-cell>
          <table:table-cell office:value-type="float" office:value="0" calcext:value-type="float">
            <text:p>0</text:p>
          </table:table-cell>
          <table:table-cell office:value-type="float" office:value="0.0000000472681" calcext:value-type="float">
            <text:p>4.72681E-08</text:p>
          </table:table-cell>
          <table:table-cell office:value-type="float" office:value="0" calcext:value-type="float">
            <text:p>0</text:p>
          </table:table-cell>
          <table:table-cell office:value-type="float" office:value="-0.002376828" calcext:value-type="float">
            <text:p>-0.002376828</text:p>
          </table:table-cell>
          <table:table-cell office:value-type="float" office:value="-0.0001484271" calcext:value-type="float">
            <text:p>-0.0001484271</text:p>
          </table:table-cell>
          <table:table-cell office:value-type="float" office:value="0.0002725136" calcext:value-type="float">
            <text:p>0.0002725136</text:p>
          </table:table-cell>
          <table:table-cell office:value-type="float" office:value="0.00000001400422" calcext:value-type="float">
            <text:p>1.400422E-08</text:p>
          </table:table-cell>
          <table:table-cell office:value-type="float" office:value="19.72055" calcext:value-type="float">
            <text:p>19.72055</text:p>
          </table:table-cell>
          <table:table-cell office:value-type="float" office:value="0.4151106" calcext:value-type="float">
            <text:p>0.4151106</text:p>
          </table:table-cell>
          <table:table-cell office:value-type="float" office:value="0.2953673" calcext:value-type="float">
            <text:p>0.2953673</text:p>
          </table:table-cell>
          <table:table-cell office:value-type="float" office:value="0.2768786" calcext:value-type="float">
            <text:p>0.2768786</text:p>
          </table:table-cell>
          <table:table-cell office:value-type="float" office:value="0.1432004" calcext:value-type="float">
            <text:p>0.1432004</text:p>
          </table:table-cell>
          <table:table-cell office:value-type="float" office:value="0.1406409" calcext:value-type="float">
            <text:p>0.1406409</text:p>
          </table:table-cell>
          <table:table-cell office:value-type="float" office:value="0.04533075" calcext:value-type="float">
            <text:p>0.04533075</text:p>
          </table:table-cell>
          <table:table-cell office:value-type="float" office:value="0.03084525" calcext:value-type="float">
            <text:p>0.03084525</text:p>
          </table:table-cell>
          <table:table-cell office:value-type="float" office:value="0.03906576" calcext:value-type="float">
            <text:p>0.03906576</text:p>
          </table:table-cell>
          <table:table-cell office:value-type="float" office:value="0.02765452" calcext:value-type="float">
            <text:p>0.02765452</text:p>
          </table:table-cell>
          <table:table-cell office:value-type="float" office:value="0.02257565" calcext:value-type="float">
            <text:p>0.02257565</text:p>
          </table:table-cell>
          <table:table-cell office:value-type="float" office:value="0.02211722" calcext:value-type="float">
            <text:p>0.02211722</text:p>
          </table:table-cell>
          <table:table-cell office:value-type="float" office:value="0.05087228" calcext:value-type="float">
            <text:p>0.05087228</text:p>
          </table:table-cell>
          <table:table-cell office:value-type="float" office:value="0.005133585" calcext:value-type="float">
            <text:p>0.005133585</text:p>
          </table:table-cell>
          <table:table-cell office:value-type="float" office:value="0.005019302" calcext:value-type="float">
            <text:p>0.005019302</text:p>
          </table:table-cell>
          <table:table-cell office:value-type="float" office:value="0" calcext:value-type="float">
            <text:p>0</text:p>
          </table:table-cell>
          <table:table-cell office:value-type="float" office:value="18.72946" calcext:value-type="float">
            <text:p>18.72946</text:p>
          </table:table-cell>
          <table:table-cell office:value-type="float" office:value="8.460941" calcext:value-type="float">
            <text:p>8.460941</text:p>
          </table:table-cell>
          <table:table-cell office:value-type="float" office:value="7.391566" calcext:value-type="float">
            <text:p>7.391566</text:p>
          </table:table-cell>
          <table:table-cell office:value-type="float" office:value="5.284116" calcext:value-type="float">
            <text:p>5.284116</text:p>
          </table:table-cell>
          <table:table-cell office:value-type="float" office:value="3.598251" calcext:value-type="float">
            <text:p>3.598251</text:p>
          </table:table-cell>
          <table:table-cell office:value-type="float" office:value="1.251406" calcext:value-type="float">
            <text:p>1.251406</text:p>
          </table:table-cell>
          <table:table-cell office:value-type="float" office:value="0.4560814" calcext:value-type="float">
            <text:p>0.4560814</text:p>
          </table:table-cell>
          <table:table-cell office:value-type="float" office:value="0.3845849" calcext:value-type="float">
            <text:p>0.3845849</text:p>
          </table:table-cell>
          <table:table-cell office:value-type="float" office:value="0.3965303" calcext:value-type="float">
            <text:p>0.3965303</text:p>
          </table:table-cell>
          <table:table-cell office:value-type="float" office:value="0.183676" calcext:value-type="float">
            <text:p>0.183676</text:p>
          </table:table-cell>
          <table:table-cell office:value-type="float" office:value="0.1277883" calcext:value-type="float">
            <text:p>0.1277883</text:p>
          </table:table-cell>
          <table:table-cell office:value-type="float" office:value="0.3282526" calcext:value-type="float">
            <text:p>0.3282526</text:p>
          </table:table-cell>
          <table:table-cell office:value-type="float" office:value="0.3055647" calcext:value-type="float">
            <text:p>0.3055647</text:p>
          </table:table-cell>
          <table:table-cell office:value-type="float" office:value="0.3457625" calcext:value-type="float">
            <text:p>0.3457625</text:p>
          </table:table-cell>
          <table:table-cell office:value-type="float" office:value="0" calcext:value-type="float">
            <text:p>0</text:p>
          </table:table-cell>
          <table:table-cell office:value-type="float" office:value="356.0314" calcext:value-type="float">
            <text:p>356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49002" calcext:value-type="float">
            <text:p>0.08849002</text:p>
          </table:table-cell>
          <table:table-cell office:value-type="float" office:value="0" calcext:value-type="float">
            <text:p>0</text:p>
          </table:table-cell>
          <table:table-cell office:value-type="float" office:value="-0.00005400298" calcext:value-type="float">
            <text:p>-5.400298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35.33435" calcext:value-type="float">
            <text:p>35.33435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4717" calcext:value-type="float">
            <text:p>0.1964717</text:p>
          </table:table-cell>
          <table:table-cell office:value-type="float" office:value="2.578111" calcext:value-type="float">
            <text:p>2.578111</text:p>
          </table:table-cell>
          <table:table-cell office:value-type="float" office:value="0" calcext:value-type="float">
            <text:p>0</text:p>
          </table:table-cell>
          <table:table-cell office:value-type="float" office:value="0.0000000472681" calcext:value-type="float">
            <text:p>4.72681E-08</text:p>
          </table:table-cell>
          <table:table-cell office:value-type="float" office:value="0" calcext:value-type="float">
            <text:p>0</text:p>
          </table:table-cell>
          <table:table-cell office:value-type="float" office:value="-0.002376828" calcext:value-type="float">
            <text:p>-0.002376828</text:p>
          </table:table-cell>
          <table:table-cell office:value-type="float" office:value="-0.0001539228" calcext:value-type="float">
            <text:p>-0.0001539228</text:p>
          </table:table-cell>
          <table:table-cell office:value-type="float" office:value="0.0002914619" calcext:value-type="float">
            <text:p>0.0002914619</text:p>
          </table:table-cell>
          <table:table-cell office:value-type="float" office:value="0.00000001486231" calcext:value-type="float">
            <text:p>1.486231E-08</text:p>
          </table:table-cell>
          <table:table-cell office:value-type="float" office:value="19.71093" calcext:value-type="float">
            <text:p>19.71093</text:p>
          </table:table-cell>
          <table:table-cell office:value-type="float" office:value="0.4320472" calcext:value-type="float">
            <text:p>0.4320472</text:p>
          </table:table-cell>
          <table:table-cell office:value-type="float" office:value="0.3064273" calcext:value-type="float">
            <text:p>0.3064273</text:p>
          </table:table-cell>
          <table:table-cell office:value-type="float" office:value="0.2877042" calcext:value-type="float">
            <text:p>0.2877042</text:p>
          </table:table-cell>
          <table:table-cell office:value-type="float" office:value="0.1460636" calcext:value-type="float">
            <text:p>0.1460636</text:p>
          </table:table-cell>
          <table:table-cell office:value-type="float" office:value="0.1429268" calcext:value-type="float">
            <text:p>0.1429268</text:p>
          </table:table-cell>
          <table:table-cell office:value-type="float" office:value="0.04531403" calcext:value-type="float">
            <text:p>0.04531403</text:p>
          </table:table-cell>
          <table:table-cell office:value-type="float" office:value="0.03100497" calcext:value-type="float">
            <text:p>0.03100497</text:p>
          </table:table-cell>
          <table:table-cell office:value-type="float" office:value="0.03916485" calcext:value-type="float">
            <text:p>0.03916485</text:p>
          </table:table-cell>
          <table:table-cell office:value-type="float" office:value="0.02771228" calcext:value-type="float">
            <text:p>0.02771228</text:p>
          </table:table-cell>
          <table:table-cell office:value-type="float" office:value="0.02261342" calcext:value-type="float">
            <text:p>0.02261342</text:p>
          </table:table-cell>
          <table:table-cell office:value-type="float" office:value="0.02214068" calcext:value-type="float">
            <text:p>0.02214068</text:p>
          </table:table-cell>
          <table:table-cell office:value-type="float" office:value="0.05071502" calcext:value-type="float">
            <text:p>0.05071502</text:p>
          </table:table-cell>
          <table:table-cell office:value-type="float" office:value="0.005132999" calcext:value-type="float">
            <text:p>0.005132999</text:p>
          </table:table-cell>
          <table:table-cell office:value-type="float" office:value="0.005016725" calcext:value-type="float">
            <text:p>0.005016725</text:p>
          </table:table-cell>
          <table:table-cell office:value-type="float" office:value="0" calcext:value-type="float">
            <text:p>0</text:p>
          </table:table-cell>
          <table:table-cell office:value-type="float" office:value="18.74954" calcext:value-type="float">
            <text:p>18.74954</text:p>
          </table:table-cell>
          <table:table-cell office:value-type="float" office:value="8.511702" calcext:value-type="float">
            <text:p>8.511702</text:p>
          </table:table-cell>
          <table:table-cell office:value-type="float" office:value="7.398729" calcext:value-type="float">
            <text:p>7.398729</text:p>
          </table:table-cell>
          <table:table-cell office:value-type="float" office:value="5.289186" calcext:value-type="float">
            <text:p>5.289186</text:p>
          </table:table-cell>
          <table:table-cell office:value-type="float" office:value="3.61583" calcext:value-type="float">
            <text:p>3.61583</text:p>
          </table:table-cell>
          <table:table-cell office:value-type="float" office:value="1.250633" calcext:value-type="float">
            <text:p>1.250633</text:p>
          </table:table-cell>
          <table:table-cell office:value-type="float" office:value="0.4585871" calcext:value-type="float">
            <text:p>0.4585871</text:p>
          </table:table-cell>
          <table:table-cell office:value-type="float" office:value="0.3858657" calcext:value-type="float">
            <text:p>0.3858657</text:p>
          </table:table-cell>
          <table:table-cell office:value-type="float" office:value="0.3975911" calcext:value-type="float">
            <text:p>0.3975911</text:p>
          </table:table-cell>
          <table:table-cell office:value-type="float" office:value="0.1845662" calcext:value-type="float">
            <text:p>0.1845662</text:p>
          </table:table-cell>
          <table:table-cell office:value-type="float" office:value="0.128537" calcext:value-type="float">
            <text:p>0.128537</text:p>
          </table:table-cell>
          <table:table-cell office:value-type="float" office:value="0.329973" calcext:value-type="float">
            <text:p>0.329973</text:p>
          </table:table-cell>
          <table:table-cell office:value-type="float" office:value="0.3053421" calcext:value-type="float">
            <text:p>0.3053421</text:p>
          </table:table-cell>
          <table:table-cell office:value-type="float" office:value="0.3457547" calcext:value-type="float">
            <text:p>0.3457547</text:p>
          </table:table-cell>
          <table:table-cell office:value-type="float" office:value="0" calcext:value-type="float">
            <text:p>0</text:p>
          </table:table-cell>
          <table:table-cell office:value-type="float" office:value="362.3604" calcext:value-type="float">
            <text:p>362.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71879" calcext:value-type="float">
            <text:p>0.09571879</text:p>
          </table:table-cell>
          <table:table-cell office:value-type="float" office:value="0" calcext:value-type="float">
            <text:p>0</text:p>
          </table:table-cell>
          <table:table-cell office:value-type="float" office:value="-0.00005820496" calcext:value-type="float">
            <text:p>-5.82049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35.32483" calcext:value-type="float">
            <text:p>35.32483</text:p>
          </table:table-cell>
          <table:table-cell office:value-type="float" office:value="1098.969" calcext:value-type="float">
            <text:p>1098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2916" calcext:value-type="float">
            <text:p>0.1992916</text:p>
          </table:table-cell>
          <table:table-cell office:value-type="float" office:value="2.583675" calcext:value-type="float">
            <text:p>2.583675</text:p>
          </table:table-cell>
          <table:table-cell office:value-type="float" office:value="0" calcext:value-type="float">
            <text:p>0</text:p>
          </table:table-cell>
          <table:table-cell office:value-type="float" office:value="0.00000004779986" calcext:value-type="float">
            <text:p>4.779986E-08</text:p>
          </table:table-cell>
          <table:table-cell office:value-type="float" office:value="0" calcext:value-type="float">
            <text:p>0</text:p>
          </table:table-cell>
          <table:table-cell office:value-type="float" office:value="-0.002376787" calcext:value-type="float">
            <text:p>-0.002376787</text:p>
          </table:table-cell>
          <table:table-cell office:value-type="float" office:value="-0.0001612456" calcext:value-type="float">
            <text:p>-0.0001612456</text:p>
          </table:table-cell>
          <table:table-cell office:value-type="float" office:value="0.0003106768" calcext:value-type="float">
            <text:p>0.0003106768</text:p>
          </table:table-cell>
          <table:table-cell office:value-type="float" office:value="0.0000000156422" calcext:value-type="float">
            <text:p>1.56422E-08</text:p>
          </table:table-cell>
          <table:table-cell office:value-type="float" office:value="19.69898" calcext:value-type="float">
            <text:p>19.69898</text:p>
          </table:table-cell>
          <table:table-cell office:value-type="float" office:value="0.4458129" calcext:value-type="float">
            <text:p>0.4458129</text:p>
          </table:table-cell>
          <table:table-cell office:value-type="float" office:value="0.3167091" calcext:value-type="float">
            <text:p>0.3167091</text:p>
          </table:table-cell>
          <table:table-cell office:value-type="float" office:value="0.2976182" calcext:value-type="float">
            <text:p>0.2976182</text:p>
          </table:table-cell>
          <table:table-cell office:value-type="float" office:value="0.1489883" calcext:value-type="float">
            <text:p>0.1489883</text:p>
          </table:table-cell>
          <table:table-cell office:value-type="float" office:value="0.1454391" calcext:value-type="float">
            <text:p>0.1454391</text:p>
          </table:table-cell>
          <table:table-cell office:value-type="float" office:value="0.04538748" calcext:value-type="float">
            <text:p>0.04538748</text:p>
          </table:table-cell>
          <table:table-cell office:value-type="float" office:value="0.03118624" calcext:value-type="float">
            <text:p>0.03118624</text:p>
          </table:table-cell>
          <table:table-cell office:value-type="float" office:value="0.03926221" calcext:value-type="float">
            <text:p>0.03926221</text:p>
          </table:table-cell>
          <table:table-cell office:value-type="float" office:value="0.02777112" calcext:value-type="float">
            <text:p>0.02777112</text:p>
          </table:table-cell>
          <table:table-cell office:value-type="float" office:value="0.02265145" calcext:value-type="float">
            <text:p>0.02265145</text:p>
          </table:table-cell>
          <table:table-cell office:value-type="float" office:value="0.02216362" calcext:value-type="float">
            <text:p>0.02216362</text:p>
          </table:table-cell>
          <table:table-cell office:value-type="float" office:value="0.05055721" calcext:value-type="float">
            <text:p>0.05055721</text:p>
          </table:table-cell>
          <table:table-cell office:value-type="float" office:value="0.00513267" calcext:value-type="float">
            <text:p>0.00513267</text:p>
          </table:table-cell>
          <table:table-cell office:value-type="float" office:value="0.005014958" calcext:value-type="float">
            <text:p>0.005014958</text:p>
          </table:table-cell>
          <table:table-cell office:value-type="float" office:value="0" calcext:value-type="float">
            <text:p>0</text:p>
          </table:table-cell>
          <table:table-cell office:value-type="float" office:value="18.62201" calcext:value-type="float">
            <text:p>18.62201</text:p>
          </table:table-cell>
          <table:table-cell office:value-type="float" office:value="8.591868" calcext:value-type="float">
            <text:p>8.591868</text:p>
          </table:table-cell>
          <table:table-cell office:value-type="float" office:value="7.410302" calcext:value-type="float">
            <text:p>7.410302</text:p>
          </table:table-cell>
          <table:table-cell office:value-type="float" office:value="5.294916" calcext:value-type="float">
            <text:p>5.294916</text:p>
          </table:table-cell>
          <table:table-cell office:value-type="float" office:value="3.629841" calcext:value-type="float">
            <text:p>3.629841</text:p>
          </table:table-cell>
          <table:table-cell office:value-type="float" office:value="1.250587" calcext:value-type="float">
            <text:p>1.250587</text:p>
          </table:table-cell>
          <table:table-cell office:value-type="float" office:value="0.4620729" calcext:value-type="float">
            <text:p>0.4620729</text:p>
          </table:table-cell>
          <table:table-cell office:value-type="float" office:value="0.3868783" calcext:value-type="float">
            <text:p>0.3868783</text:p>
          </table:table-cell>
          <table:table-cell office:value-type="float" office:value="0.398625" calcext:value-type="float">
            <text:p>0.398625</text:p>
          </table:table-cell>
          <table:table-cell office:value-type="float" office:value="0.1854397" calcext:value-type="float">
            <text:p>0.1854397</text:p>
          </table:table-cell>
          <table:table-cell office:value-type="float" office:value="0.1292587" calcext:value-type="float">
            <text:p>0.1292587</text:p>
          </table:table-cell>
          <table:table-cell office:value-type="float" office:value="0.3316584" calcext:value-type="float">
            <text:p>0.3316584</text:p>
          </table:table-cell>
          <table:table-cell office:value-type="float" office:value="0.3052053" calcext:value-type="float">
            <text:p>0.3052053</text:p>
          </table:table-cell>
          <table:table-cell office:value-type="float" office:value="0.3457425" calcext:value-type="float">
            <text:p>0.3457425</text:p>
          </table:table-cell>
          <table:table-cell office:value-type="float" office:value="0" calcext:value-type="float">
            <text:p>0</text:p>
          </table:table-cell>
          <table:table-cell office:value-type="float" office:value="371.711" calcext:value-type="float">
            <text:p>371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0931" calcext:value-type="float">
            <text:p>0.1040931</text:p>
          </table:table-cell>
          <table:table-cell office:value-type="float" office:value="0" calcext:value-type="float">
            <text:p>0</text:p>
          </table:table-cell>
          <table:table-cell office:value-type="float" office:value="-0.00006229369" calcext:value-type="float">
            <text:p>-6.229369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35.31685" calcext:value-type="float">
            <text:p>35.31685</text:p>
          </table:table-cell>
          <table:table-cell office:value-type="float" office:value="1098.969" calcext:value-type="float">
            <text:p>1098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6586" calcext:value-type="float">
            <text:p>0.2016586</text:p>
          </table:table-cell>
          <table:table-cell office:value-type="float" office:value="2.588951" calcext:value-type="float">
            <text:p>2.58895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27933" calcext:value-type="float">
            <text:p>4.827933E-08</text:p>
          </table:table-cell>
          <table:table-cell office:value-type="float" office:value="0" calcext:value-type="float">
            <text:p>0</text:p>
          </table:table-cell>
          <table:table-cell office:value-type="float" office:value="-0.002636169" calcext:value-type="float">
            <text:p>-0.002636169</text:p>
          </table:table-cell>
          <table:table-cell office:value-type="float" office:value="-0.0001693225" calcext:value-type="float">
            <text:p>-0.0001693225</text:p>
          </table:table-cell>
          <table:table-cell office:value-type="float" office:value="0.0003311028" calcext:value-type="float">
            <text:p>0.0003311028</text:p>
          </table:table-cell>
          <table:table-cell office:value-type="float" office:value="0.00000001633241" calcext:value-type="float">
            <text:p>1.633241E-08</text:p>
          </table:table-cell>
          <table:table-cell office:value-type="float" office:value="19.689" calcext:value-type="float">
            <text:p>19.689</text:p>
          </table:table-cell>
          <table:table-cell office:value-type="float" office:value="0.4495906" calcext:value-type="float">
            <text:p>0.4495906</text:p>
          </table:table-cell>
          <table:table-cell office:value-type="float" office:value="0.326897" calcext:value-type="float">
            <text:p>0.326897</text:p>
          </table:table-cell>
          <table:table-cell office:value-type="float" office:value="0.3081069" calcext:value-type="float">
            <text:p>0.3081069</text:p>
          </table:table-cell>
          <table:table-cell office:value-type="float" office:value="0.1519234" calcext:value-type="float">
            <text:p>0.1519234</text:p>
          </table:table-cell>
          <table:table-cell office:value-type="float" office:value="0.1480116" calcext:value-type="float">
            <text:p>0.1480116</text:p>
          </table:table-cell>
          <table:table-cell office:value-type="float" office:value="0.04555107" calcext:value-type="float">
            <text:p>0.04555107</text:p>
          </table:table-cell>
          <table:table-cell office:value-type="float" office:value="0.03137882" calcext:value-type="float">
            <text:p>0.03137882</text:p>
          </table:table-cell>
          <table:table-cell office:value-type="float" office:value="0.0393511" calcext:value-type="float">
            <text:p>0.0393511</text:p>
          </table:table-cell>
          <table:table-cell office:value-type="float" office:value="0.02783024" calcext:value-type="float">
            <text:p>0.02783024</text:p>
          </table:table-cell>
          <table:table-cell office:value-type="float" office:value="0.02268961" calcext:value-type="float">
            <text:p>0.02268961</text:p>
          </table:table-cell>
          <table:table-cell office:value-type="float" office:value="0.02218659" calcext:value-type="float">
            <text:p>0.02218659</text:p>
          </table:table-cell>
          <table:table-cell office:value-type="float" office:value="0.05039892" calcext:value-type="float">
            <text:p>0.05039892</text:p>
          </table:table-cell>
          <table:table-cell office:value-type="float" office:value="0.005138756" calcext:value-type="float">
            <text:p>0.005138756</text:p>
          </table:table-cell>
          <table:table-cell office:value-type="float" office:value="0.005005173" calcext:value-type="float">
            <text:p>0.005005173</text:p>
          </table:table-cell>
          <table:table-cell office:value-type="float" office:value="0" calcext:value-type="float">
            <text:p>0</text:p>
          </table:table-cell>
          <table:table-cell office:value-type="float" office:value="18.14187" calcext:value-type="float">
            <text:p>18.14187</text:p>
          </table:table-cell>
          <table:table-cell office:value-type="float" office:value="8.658822" calcext:value-type="float">
            <text:p>8.658822</text:p>
          </table:table-cell>
          <table:table-cell office:value-type="float" office:value="7.417868" calcext:value-type="float">
            <text:p>7.417868</text:p>
          </table:table-cell>
          <table:table-cell office:value-type="float" office:value="5.298711" calcext:value-type="float">
            <text:p>5.298711</text:p>
          </table:table-cell>
          <table:table-cell office:value-type="float" office:value="3.640852" calcext:value-type="float">
            <text:p>3.640852</text:p>
          </table:table-cell>
          <table:table-cell office:value-type="float" office:value="1.251011" calcext:value-type="float">
            <text:p>1.251011</text:p>
          </table:table-cell>
          <table:table-cell office:value-type="float" office:value="0.4674789" calcext:value-type="float">
            <text:p>0.4674789</text:p>
          </table:table-cell>
          <table:table-cell office:value-type="float" office:value="0.3874028" calcext:value-type="float">
            <text:p>0.3874028</text:p>
          </table:table-cell>
          <table:table-cell office:value-type="float" office:value="0.399576" calcext:value-type="float">
            <text:p>0.399576</text:p>
          </table:table-cell>
          <table:table-cell office:value-type="float" office:value="0.1862915" calcext:value-type="float">
            <text:p>0.1862915</text:p>
          </table:table-cell>
          <table:table-cell office:value-type="float" office:value="0.1299676" calcext:value-type="float">
            <text:p>0.1299676</text:p>
          </table:table-cell>
          <table:table-cell office:value-type="float" office:value="0.3333481" calcext:value-type="float">
            <text:p>0.3333481</text:p>
          </table:table-cell>
          <table:table-cell office:value-type="float" office:value="0.3072473" calcext:value-type="float">
            <text:p>0.3072473</text:p>
          </table:table-cell>
          <table:table-cell office:value-type="float" office:value="0.3438637" calcext:value-type="float">
            <text:p>0.3438637</text:p>
          </table:table-cell>
          <table:table-cell office:value-type="float" office:value="0" calcext:value-type="float">
            <text:p>0</text:p>
          </table:table-cell>
          <table:table-cell office:value-type="float" office:value="378.6343" calcext:value-type="float">
            <text:p>378.6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4636" calcext:value-type="float">
            <text:p>0.1114636</text:p>
          </table:table-cell>
          <table:table-cell office:value-type="float" office:value="0" calcext:value-type="float">
            <text:p>0</text:p>
          </table:table-cell>
          <table:table-cell office:value-type="float" office:value="-0.00006622749" calcext:value-type="float">
            <text:p>-6.622749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35.31283" calcext:value-type="float">
            <text:p>35.31283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0215" calcext:value-type="float">
            <text:p>0.2030215</text:p>
          </table:table-cell>
          <table:table-cell office:value-type="float" office:value="2.592948" calcext:value-type="float">
            <text:p>2.592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827933" calcext:value-type="float">
            <text:p>4.82793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28046" calcext:value-type="float">
            <text:p>-0.003428046</text:p>
          </table:table-cell>
          <table:table-cell office:value-type="float" office:value="-0.000172546" calcext:value-type="float">
            <text:p>-0.000172546</text:p>
          </table:table-cell>
          <table:table-cell office:value-type="float" office:value="0.0003547191" calcext:value-type="float">
            <text:p>0.0003547191</text:p>
          </table:table-cell>
          <table:table-cell office:value-type="float" office:value="0.00000001692226" calcext:value-type="float">
            <text:p>1.692226E-08</text:p>
          </table:table-cell>
          <table:table-cell office:value-type="float" office:value="19.68431" calcext:value-type="float">
            <text:p>19.68431</text:p>
          </table:table-cell>
          <table:table-cell office:value-type="float" office:value="0.4585212" calcext:value-type="float">
            <text:p>0.4585212</text:p>
          </table:table-cell>
          <table:table-cell office:value-type="float" office:value="0.3336664" calcext:value-type="float">
            <text:p>0.3336664</text:p>
          </table:table-cell>
          <table:table-cell office:value-type="float" office:value="0.3175731" calcext:value-type="float">
            <text:p>0.3175731</text:p>
          </table:table-cell>
          <table:table-cell office:value-type="float" office:value="0.1550309" calcext:value-type="float">
            <text:p>0.1550309</text:p>
          </table:table-cell>
          <table:table-cell office:value-type="float" office:value="0.1516216" calcext:value-type="float">
            <text:p>0.1516216</text:p>
          </table:table-cell>
          <table:table-cell office:value-type="float" office:value="0.04584409" calcext:value-type="float">
            <text:p>0.04584409</text:p>
          </table:table-cell>
          <table:table-cell office:value-type="float" office:value="0.03157356" calcext:value-type="float">
            <text:p>0.03157356</text:p>
          </table:table-cell>
          <table:table-cell office:value-type="float" office:value="0.03943137" calcext:value-type="float">
            <text:p>0.03943137</text:p>
          </table:table-cell>
          <table:table-cell office:value-type="float" office:value="0.02788851" calcext:value-type="float">
            <text:p>0.02788851</text:p>
          </table:table-cell>
          <table:table-cell office:value-type="float" office:value="0.02272783" calcext:value-type="float">
            <text:p>0.02272783</text:p>
          </table:table-cell>
          <table:table-cell office:value-type="float" office:value="0.02220975" calcext:value-type="float">
            <text:p>0.02220975</text:p>
          </table:table-cell>
          <table:table-cell office:value-type="float" office:value="0.05024048" calcext:value-type="float">
            <text:p>0.05024048</text:p>
          </table:table-cell>
          <table:table-cell office:value-type="float" office:value="0.005137768" calcext:value-type="float">
            <text:p>0.005137768</text:p>
          </table:table-cell>
          <table:table-cell office:value-type="float" office:value="0.005001027" calcext:value-type="float">
            <text:p>0.005001027</text:p>
          </table:table-cell>
          <table:table-cell office:value-type="float" office:value="0" calcext:value-type="float">
            <text:p>0</text:p>
          </table:table-cell>
          <table:table-cell office:value-type="float" office:value="18.20116" calcext:value-type="float">
            <text:p>18.20116</text:p>
          </table:table-cell>
          <table:table-cell office:value-type="float" office:value="8.686896" calcext:value-type="float">
            <text:p>8.686896</text:p>
          </table:table-cell>
          <table:table-cell office:value-type="float" office:value="7.416126" calcext:value-type="float">
            <text:p>7.416126</text:p>
          </table:table-cell>
          <table:table-cell office:value-type="float" office:value="5.299208" calcext:value-type="float">
            <text:p>5.299208</text:p>
          </table:table-cell>
          <table:table-cell office:value-type="float" office:value="3.647485" calcext:value-type="float">
            <text:p>3.647485</text:p>
          </table:table-cell>
          <table:table-cell office:value-type="float" office:value="1.250753" calcext:value-type="float">
            <text:p>1.250753</text:p>
          </table:table-cell>
          <table:table-cell office:value-type="float" office:value="0.4747447" calcext:value-type="float">
            <text:p>0.4747447</text:p>
          </table:table-cell>
          <table:table-cell office:value-type="float" office:value="0.387509" calcext:value-type="float">
            <text:p>0.387509</text:p>
          </table:table-cell>
          <table:table-cell office:value-type="float" office:value="0.4004011" calcext:value-type="float">
            <text:p>0.4004011</text:p>
          </table:table-cell>
          <table:table-cell office:value-type="float" office:value="0.1871206" calcext:value-type="float">
            <text:p>0.1871206</text:p>
          </table:table-cell>
          <table:table-cell office:value-type="float" office:value="0.1306718" calcext:value-type="float">
            <text:p>0.1306718</text:p>
          </table:table-cell>
          <table:table-cell office:value-type="float" office:value="0.3350599" calcext:value-type="float">
            <text:p>0.3350599</text:p>
          </table:table-cell>
          <table:table-cell office:value-type="float" office:value="0.3067426" calcext:value-type="float">
            <text:p>0.3067426</text:p>
          </table:table-cell>
          <table:table-cell office:value-type="float" office:value="0.3452762" calcext:value-type="float">
            <text:p>0.3452762</text:p>
          </table:table-cell>
          <table:table-cell office:value-type="float" office:value="0" calcext:value-type="float">
            <text:p>0</text:p>
          </table:table-cell>
          <table:table-cell office:value-type="float" office:value="379.8516" calcext:value-type="float">
            <text:p>379.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0099" calcext:value-type="float">
            <text:p>0.1160099</text:p>
          </table:table-cell>
          <table:table-cell office:value-type="float" office:value="0" calcext:value-type="float">
            <text:p>0</text:p>
          </table:table-cell>
          <table:table-cell office:value-type="float" office:value="-0.00006991303" calcext:value-type="float">
            <text:p>-6.99130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35.30884" calcext:value-type="float">
            <text:p>35.30884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4078" calcext:value-type="float">
            <text:p>0.2044078</text:p>
          </table:table-cell>
          <table:table-cell office:value-type="float" office:value="2.595939" calcext:value-type="float">
            <text:p>2.595939</text:p>
          </table:table-cell>
          <table:table-cell office:value-type="float" office:value="0" calcext:value-type="float">
            <text:p>0</text:p>
          </table:table-cell>
          <table:table-cell office:value-type="float" office:value="0.00000004827933" calcext:value-type="float">
            <text:p>4.82793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58" calcext:value-type="float">
            <text:p>-0.003477658</text:p>
          </table:table-cell>
          <table:table-cell office:value-type="float" office:value="-0.0001751348" calcext:value-type="float">
            <text:p>-0.0001751348</text:p>
          </table:table-cell>
          <table:table-cell office:value-type="float" office:value="0.0003807351" calcext:value-type="float">
            <text:p>0.0003807351</text:p>
          </table:table-cell>
          <table:table-cell office:value-type="float" office:value="0.00000001742234" calcext:value-type="float">
            <text:p>1.742234E-08</text:p>
          </table:table-cell>
          <table:table-cell office:value-type="float" office:value="19.67987" calcext:value-type="float">
            <text:p>19.67987</text:p>
          </table:table-cell>
          <table:table-cell office:value-type="float" office:value="0.4648821" calcext:value-type="float">
            <text:p>0.4648821</text:p>
          </table:table-cell>
          <table:table-cell office:value-type="float" office:value="0.3391041" calcext:value-type="float">
            <text:p>0.3391041</text:p>
          </table:table-cell>
          <table:table-cell office:value-type="float" office:value="0.3247479" calcext:value-type="float">
            <text:p>0.3247479</text:p>
          </table:table-cell>
          <table:table-cell office:value-type="float" office:value="0.1575373" calcext:value-type="float">
            <text:p>0.1575373</text:p>
          </table:table-cell>
          <table:table-cell office:value-type="float" office:value="0.1550312" calcext:value-type="float">
            <text:p>0.1550312</text:p>
          </table:table-cell>
          <table:table-cell office:value-type="float" office:value="0.04636712" calcext:value-type="float">
            <text:p>0.04636712</text:p>
          </table:table-cell>
          <table:table-cell office:value-type="float" office:value="0.03169793" calcext:value-type="float">
            <text:p>0.03169793</text:p>
          </table:table-cell>
          <table:table-cell office:value-type="float" office:value="0.03951107" calcext:value-type="float">
            <text:p>0.03951107</text:p>
          </table:table-cell>
          <table:table-cell office:value-type="float" office:value="0.02794513" calcext:value-type="float">
            <text:p>0.02794513</text:p>
          </table:table-cell>
          <table:table-cell office:value-type="float" office:value="0.022766" calcext:value-type="float">
            <text:p>0.022766</text:p>
          </table:table-cell>
          <table:table-cell office:value-type="float" office:value="0.02223293" calcext:value-type="float">
            <text:p>0.02223293</text:p>
          </table:table-cell>
          <table:table-cell office:value-type="float" office:value="0.05008217" calcext:value-type="float">
            <text:p>0.05008217</text:p>
          </table:table-cell>
          <table:table-cell office:value-type="float" office:value="0.005136673" calcext:value-type="float">
            <text:p>0.005136673</text:p>
          </table:table-cell>
          <table:table-cell office:value-type="float" office:value="0.004997482" calcext:value-type="float">
            <text:p>0.004997482</text:p>
          </table:table-cell>
          <table:table-cell office:value-type="float" office:value="0" calcext:value-type="float">
            <text:p>0</text:p>
          </table:table-cell>
          <table:table-cell office:value-type="float" office:value="18.08246" calcext:value-type="float">
            <text:p>18.08246</text:p>
          </table:table-cell>
          <table:table-cell office:value-type="float" office:value="8.727351" calcext:value-type="float">
            <text:p>8.727351</text:p>
          </table:table-cell>
          <table:table-cell office:value-type="float" office:value="7.414862" calcext:value-type="float">
            <text:p>7.414862</text:p>
          </table:table-cell>
          <table:table-cell office:value-type="float" office:value="5.299759" calcext:value-type="float">
            <text:p>5.299759</text:p>
          </table:table-cell>
          <table:table-cell office:value-type="float" office:value="3.651506" calcext:value-type="float">
            <text:p>3.651506</text:p>
          </table:table-cell>
          <table:table-cell office:value-type="float" office:value="1.250449" calcext:value-type="float">
            <text:p>1.250449</text:p>
          </table:table-cell>
          <table:table-cell office:value-type="float" office:value="0.482419" calcext:value-type="float">
            <text:p>0.482419</text:p>
          </table:table-cell>
          <table:table-cell office:value-type="float" office:value="0.3876413" calcext:value-type="float">
            <text:p>0.3876413</text:p>
          </table:table-cell>
          <table:table-cell office:value-type="float" office:value="0.4010463" calcext:value-type="float">
            <text:p>0.4010463</text:p>
          </table:table-cell>
          <table:table-cell office:value-type="float" office:value="0.1879249" calcext:value-type="float">
            <text:p>0.1879249</text:p>
          </table:table-cell>
          <table:table-cell office:value-type="float" office:value="0.1313693" calcext:value-type="float">
            <text:p>0.1313693</text:p>
          </table:table-cell>
          <table:table-cell office:value-type="float" office:value="0.3367046" calcext:value-type="float">
            <text:p>0.3367046</text:p>
          </table:table-cell>
          <table:table-cell office:value-type="float" office:value="0.3062612" calcext:value-type="float">
            <text:p>0.3062612</text:p>
          </table:table-cell>
          <table:table-cell office:value-type="float" office:value="0.3454462" calcext:value-type="float">
            <text:p>0.3454462</text:p>
          </table:table-cell>
          <table:table-cell office:value-type="float" office:value="0" calcext:value-type="float">
            <text:p>0</text:p>
          </table:table-cell>
          <table:table-cell office:value-type="float" office:value="382.4998" calcext:value-type="float">
            <text:p>382.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3158" calcext:value-type="float">
            <text:p>0.1203158</text:p>
          </table:table-cell>
          <table:table-cell office:value-type="float" office:value="0" calcext:value-type="float">
            <text:p>0</text:p>
          </table:table-cell>
          <table:table-cell office:value-type="float" office:value="-0.0000734284" calcext:value-type="float">
            <text:p>-7.34284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35.30431" calcext:value-type="float">
            <text:p>35.30431</text:p>
          </table:table-cell>
          <table:table-cell office:value-type="float" office:value="1098.967" calcext:value-type="float">
            <text:p>1098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0331" calcext:value-type="float">
            <text:p>0.2060331</text:p>
          </table:table-cell>
          <table:table-cell office:value-type="float" office:value="2.598944" calcext:value-type="float">
            <text:p>2.598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4827933" calcext:value-type="float">
            <text:p>4.82793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58" calcext:value-type="float">
            <text:p>-0.003477658</text:p>
          </table:table-cell>
          <table:table-cell office:value-type="float" office:value="-0.0001776715" calcext:value-type="float">
            <text:p>-0.0001776715</text:p>
          </table:table-cell>
          <table:table-cell office:value-type="float" office:value="0.0004093044" calcext:value-type="float">
            <text:p>0.0004093044</text:p>
          </table:table-cell>
          <table:table-cell office:value-type="float" office:value="0.00000001787004" calcext:value-type="float">
            <text:p>1.787004E-08</text:p>
          </table:table-cell>
          <table:table-cell office:value-type="float" office:value="19.67466" calcext:value-type="float">
            <text:p>19.67466</text:p>
          </table:table-cell>
          <table:table-cell office:value-type="float" office:value="0.4700323" calcext:value-type="float">
            <text:p>0.4700323</text:p>
          </table:table-cell>
          <table:table-cell office:value-type="float" office:value="0.3447593" calcext:value-type="float">
            <text:p>0.3447593</text:p>
          </table:table-cell>
          <table:table-cell office:value-type="float" office:value="0.3318751" calcext:value-type="float">
            <text:p>0.3318751</text:p>
          </table:table-cell>
          <table:table-cell office:value-type="float" office:value="0.1599406" calcext:value-type="float">
            <text:p>0.1599406</text:p>
          </table:table-cell>
          <table:table-cell office:value-type="float" office:value="0.158286" calcext:value-type="float">
            <text:p>0.158286</text:p>
          </table:table-cell>
          <table:table-cell office:value-type="float" office:value="0.04696206" calcext:value-type="float">
            <text:p>0.04696206</text:p>
          </table:table-cell>
          <table:table-cell office:value-type="float" office:value="0.03167389" calcext:value-type="float">
            <text:p>0.03167389</text:p>
          </table:table-cell>
          <table:table-cell office:value-type="float" office:value="0.03960924" calcext:value-type="float">
            <text:p>0.03960924</text:p>
          </table:table-cell>
          <table:table-cell office:value-type="float" office:value="0.02800174" calcext:value-type="float">
            <text:p>0.02800174</text:p>
          </table:table-cell>
          <table:table-cell office:value-type="float" office:value="0.02280414" calcext:value-type="float">
            <text:p>0.02280414</text:p>
          </table:table-cell>
          <table:table-cell office:value-type="float" office:value="0.02225625" calcext:value-type="float">
            <text:p>0.02225625</text:p>
          </table:table-cell>
          <table:table-cell office:value-type="float" office:value="0.04992429" calcext:value-type="float">
            <text:p>0.04992429</text:p>
          </table:table-cell>
          <table:table-cell office:value-type="float" office:value="0.005135773" calcext:value-type="float">
            <text:p>0.005135773</text:p>
          </table:table-cell>
          <table:table-cell office:value-type="float" office:value="0.004994229" calcext:value-type="float">
            <text:p>0.004994229</text:p>
          </table:table-cell>
          <table:table-cell office:value-type="float" office:value="0" calcext:value-type="float">
            <text:p>0</text:p>
          </table:table-cell>
          <table:table-cell office:value-type="float" office:value="17.86133" calcext:value-type="float">
            <text:p>17.86133</text:p>
          </table:table-cell>
          <table:table-cell office:value-type="float" office:value="8.775483" calcext:value-type="float">
            <text:p>8.775483</text:p>
          </table:table-cell>
          <table:table-cell office:value-type="float" office:value="7.414104" calcext:value-type="float">
            <text:p>7.414104</text:p>
          </table:table-cell>
          <table:table-cell office:value-type="float" office:value="5.300299" calcext:value-type="float">
            <text:p>5.300299</text:p>
          </table:table-cell>
          <table:table-cell office:value-type="float" office:value="3.655456" calcext:value-type="float">
            <text:p>3.655456</text:p>
          </table:table-cell>
          <table:table-cell office:value-type="float" office:value="1.250693" calcext:value-type="float">
            <text:p>1.250693</text:p>
          </table:table-cell>
          <table:table-cell office:value-type="float" office:value="0.4861617" calcext:value-type="float">
            <text:p>0.4861617</text:p>
          </table:table-cell>
          <table:table-cell office:value-type="float" office:value="0.3887684" calcext:value-type="float">
            <text:p>0.3887684</text:p>
          </table:table-cell>
          <table:table-cell office:value-type="float" office:value="0.4016142" calcext:value-type="float">
            <text:p>0.4016142</text:p>
          </table:table-cell>
          <table:table-cell office:value-type="float" office:value="0.1887028" calcext:value-type="float">
            <text:p>0.1887028</text:p>
          </table:table-cell>
          <table:table-cell office:value-type="float" office:value="0.1320566" calcext:value-type="float">
            <text:p>0.1320566</text:p>
          </table:table-cell>
          <table:table-cell office:value-type="float" office:value="0.338292" calcext:value-type="float">
            <text:p>0.338292</text:p>
          </table:table-cell>
          <table:table-cell office:value-type="float" office:value="0.3058785" calcext:value-type="float">
            <text:p>0.3058785</text:p>
          </table:table-cell>
          <table:table-cell office:value-type="float" office:value="0.3454943" calcext:value-type="float">
            <text:p>0.3454943</text:p>
          </table:table-cell>
          <table:table-cell office:value-type="float" office:value="0" calcext:value-type="float">
            <text:p>0</text:p>
          </table:table-cell>
          <table:table-cell office:value-type="float" office:value="386.7106" calcext:value-type="float">
            <text:p>386.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9216" calcext:value-type="float">
            <text:p>0.1249216</text:p>
          </table:table-cell>
          <table:table-cell office:value-type="float" office:value="0" calcext:value-type="float">
            <text:p>0</text:p>
          </table:table-cell>
          <table:table-cell office:value-type="float" office:value="-0.00007679866" calcext:value-type="float">
            <text:p>-7.679866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35.297" calcext:value-type="float">
            <text:p>35.297</text:p>
          </table:table-cell>
          <table:table-cell office:value-type="float" office:value="1098.968" calcext:value-type="float">
            <text:p>1098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1026" calcext:value-type="float">
            <text:p>0.2081026</text:p>
          </table:table-cell>
          <table:table-cell office:value-type="float" office:value="2.60314" calcext:value-type="float">
            <text:p>2.60314</text:p>
          </table:table-cell>
          <table:table-cell office:value-type="float" office:value="0" calcext:value-type="float">
            <text:p>0</text:p>
          </table:table-cell>
          <table:table-cell office:value-type="float" office:value="0.00000004829425" calcext:value-type="float">
            <text:p>4.829425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55" calcext:value-type="float">
            <text:p>-0.003477655</text:p>
          </table:table-cell>
          <table:table-cell office:value-type="float" office:value="-0.0001840662" calcext:value-type="float">
            <text:p>-0.0001840662</text:p>
          </table:table-cell>
          <table:table-cell office:value-type="float" office:value="0.0004401405" calcext:value-type="float">
            <text:p>0.0004401405</text:p>
          </table:table-cell>
          <table:table-cell office:value-type="float" office:value="0.00000001829414" calcext:value-type="float">
            <text:p>1.829414E-08</text:p>
          </table:table-cell>
          <table:table-cell office:value-type="float" office:value="19.66707" calcext:value-type="float">
            <text:p>19.66707</text:p>
          </table:table-cell>
          <table:table-cell office:value-type="float" office:value="0.4704017" calcext:value-type="float">
            <text:p>0.4704017</text:p>
          </table:table-cell>
          <table:table-cell office:value-type="float" office:value="0.3513924" calcext:value-type="float">
            <text:p>0.3513924</text:p>
          </table:table-cell>
          <table:table-cell office:value-type="float" office:value="0.3397153" calcext:value-type="float">
            <text:p>0.3397153</text:p>
          </table:table-cell>
          <table:table-cell office:value-type="float" office:value="0.1625321" calcext:value-type="float">
            <text:p>0.1625321</text:p>
          </table:table-cell>
          <table:table-cell office:value-type="float" office:value="0.1615835" calcext:value-type="float">
            <text:p>0.1615835</text:p>
          </table:table-cell>
          <table:table-cell office:value-type="float" office:value="0.04756961" calcext:value-type="float">
            <text:p>0.04756961</text:p>
          </table:table-cell>
          <table:table-cell office:value-type="float" office:value="0.0317635" calcext:value-type="float">
            <text:p>0.0317635</text:p>
          </table:table-cell>
          <table:table-cell office:value-type="float" office:value="0.03972146" calcext:value-type="float">
            <text:p>0.03972146</text:p>
          </table:table-cell>
          <table:table-cell office:value-type="float" office:value="0.02806106" calcext:value-type="float">
            <text:p>0.02806106</text:p>
          </table:table-cell>
          <table:table-cell office:value-type="float" office:value="0.0228423" calcext:value-type="float">
            <text:p>0.0228423</text:p>
          </table:table-cell>
          <table:table-cell office:value-type="float" office:value="0.02227945" calcext:value-type="float">
            <text:p>0.02227945</text:p>
          </table:table-cell>
          <table:table-cell office:value-type="float" office:value="0.04977066" calcext:value-type="float">
            <text:p>0.04977066</text:p>
          </table:table-cell>
          <table:table-cell office:value-type="float" office:value="0.005135123" calcext:value-type="float">
            <text:p>0.005135123</text:p>
          </table:table-cell>
          <table:table-cell office:value-type="float" office:value="0.004993141" calcext:value-type="float">
            <text:p>0.004993141</text:p>
          </table:table-cell>
          <table:table-cell office:value-type="float" office:value="0" calcext:value-type="float">
            <text:p>0</text:p>
          </table:table-cell>
          <table:table-cell office:value-type="float" office:value="17.92767" calcext:value-type="float">
            <text:p>17.92767</text:p>
          </table:table-cell>
          <table:table-cell office:value-type="float" office:value="8.820517" calcext:value-type="float">
            <text:p>8.820517</text:p>
          </table:table-cell>
          <table:table-cell office:value-type="float" office:value="7.416786" calcext:value-type="float">
            <text:p>7.416786</text:p>
          </table:table-cell>
          <table:table-cell office:value-type="float" office:value="5.30218" calcext:value-type="float">
            <text:p>5.30218</text:p>
          </table:table-cell>
          <table:table-cell office:value-type="float" office:value="3.660548" calcext:value-type="float">
            <text:p>3.660548</text:p>
          </table:table-cell>
          <table:table-cell office:value-type="float" office:value="1.251419" calcext:value-type="float">
            <text:p>1.251419</text:p>
          </table:table-cell>
          <table:table-cell office:value-type="float" office:value="0.487994" calcext:value-type="float">
            <text:p>0.487994</text:p>
          </table:table-cell>
          <table:table-cell office:value-type="float" office:value="0.390106" calcext:value-type="float">
            <text:p>0.390106</text:p>
          </table:table-cell>
          <table:table-cell office:value-type="float" office:value="0.4022034" calcext:value-type="float">
            <text:p>0.4022034</text:p>
          </table:table-cell>
          <table:table-cell office:value-type="float" office:value="0.1894554" calcext:value-type="float">
            <text:p>0.1894554</text:p>
          </table:table-cell>
          <table:table-cell office:value-type="float" office:value="0.1327309" calcext:value-type="float">
            <text:p>0.1327309</text:p>
          </table:table-cell>
          <table:table-cell office:value-type="float" office:value="0.3398319" calcext:value-type="float">
            <text:p>0.3398319</text:p>
          </table:table-cell>
          <table:table-cell office:value-type="float" office:value="0.3056032" calcext:value-type="float">
            <text:p>0.3056032</text:p>
          </table:table-cell>
          <table:table-cell office:value-type="float" office:value="0.3456235" calcext:value-type="float">
            <text:p>0.3456235</text:p>
          </table:table-cell>
          <table:table-cell office:value-type="float" office:value="0" calcext:value-type="float">
            <text:p>0</text:p>
          </table:table-cell>
          <table:table-cell office:value-type="float" office:value="393.4545" calcext:value-type="float">
            <text:p>393.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1632" calcext:value-type="float">
            <text:p>0.1311632</text:p>
          </table:table-cell>
          <table:table-cell office:value-type="float" office:value="0" calcext:value-type="float">
            <text:p>0</text:p>
          </table:table-cell>
          <table:table-cell office:value-type="float" office:value="-0.00008004248" calcext:value-type="float">
            <text:p>-8.0042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35.2848" calcext:value-type="float">
            <text:p>35.2848</text:p>
          </table:table-cell>
          <table:table-cell office:value-type="float" office:value="1098.971" calcext:value-type="float">
            <text:p>1098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7667" calcext:value-type="float">
            <text:p>0.2097667</text:p>
          </table:table-cell>
          <table:table-cell office:value-type="float" office:value="2.609992" calcext:value-type="float">
            <text:p>2.609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4836053" calcext:value-type="float">
            <text:p>4.83605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46" calcext:value-type="float">
            <text:p>-0.003477646</text:p>
          </table:table-cell>
          <table:table-cell office:value-type="float" office:value="-0.0002072118" calcext:value-type="float">
            <text:p>-0.0002072118</text:p>
          </table:table-cell>
          <table:table-cell office:value-type="float" office:value="0.000471044" calcext:value-type="float">
            <text:p>0.000471044</text:p>
          </table:table-cell>
          <table:table-cell office:value-type="float" office:value="0.0000000187093" calcext:value-type="float">
            <text:p>1.87093E-08</text:p>
          </table:table-cell>
          <table:table-cell office:value-type="float" office:value="19.65888" calcext:value-type="float">
            <text:p>19.65888</text:p>
          </table:table-cell>
          <table:table-cell office:value-type="float" office:value="0.4765208" calcext:value-type="float">
            <text:p>0.4765208</text:p>
          </table:table-cell>
          <table:table-cell office:value-type="float" office:value="0.3570892" calcext:value-type="float">
            <text:p>0.3570892</text:p>
          </table:table-cell>
          <table:table-cell office:value-type="float" office:value="0.3478789" calcext:value-type="float">
            <text:p>0.3478789</text:p>
          </table:table-cell>
          <table:table-cell office:value-type="float" office:value="0.165544" calcext:value-type="float">
            <text:p>0.165544</text:p>
          </table:table-cell>
          <table:table-cell office:value-type="float" office:value="0.1650427" calcext:value-type="float">
            <text:p>0.1650427</text:p>
          </table:table-cell>
          <table:table-cell office:value-type="float" office:value="0.04816126" calcext:value-type="float">
            <text:p>0.04816126</text:p>
          </table:table-cell>
          <table:table-cell office:value-type="float" office:value="0.03203579" calcext:value-type="float">
            <text:p>0.03203579</text:p>
          </table:table-cell>
          <table:table-cell office:value-type="float" office:value="0.03984052" calcext:value-type="float">
            <text:p>0.03984052</text:p>
          </table:table-cell>
          <table:table-cell office:value-type="float" office:value="0.02812372" calcext:value-type="float">
            <text:p>0.02812372</text:p>
          </table:table-cell>
          <table:table-cell office:value-type="float" office:value="0.02288075" calcext:value-type="float">
            <text:p>0.02288075</text:p>
          </table:table-cell>
          <table:table-cell office:value-type="float" office:value="0.02230249" calcext:value-type="float">
            <text:p>0.02230249</text:p>
          </table:table-cell>
          <table:table-cell office:value-type="float" office:value="0.04962233" calcext:value-type="float">
            <text:p>0.04962233</text:p>
          </table:table-cell>
          <table:table-cell office:value-type="float" office:value="0.005135102" calcext:value-type="float">
            <text:p>0.005135102</text:p>
          </table:table-cell>
          <table:table-cell office:value-type="float" office:value="0.004993276" calcext:value-type="float">
            <text:p>0.004993276</text:p>
          </table:table-cell>
          <table:table-cell office:value-type="float" office:value="0" calcext:value-type="float">
            <text:p>0</text:p>
          </table:table-cell>
          <table:table-cell office:value-type="float" office:value="18.42258" calcext:value-type="float">
            <text:p>18.42258</text:p>
          </table:table-cell>
          <table:table-cell office:value-type="float" office:value="8.859408" calcext:value-type="float">
            <text:p>8.859408</text:p>
          </table:table-cell>
          <table:table-cell office:value-type="float" office:value="7.430972" calcext:value-type="float">
            <text:p>7.430972</text:p>
          </table:table-cell>
          <table:table-cell office:value-type="float" office:value="5.30696" calcext:value-type="float">
            <text:p>5.30696</text:p>
          </table:table-cell>
          <table:table-cell office:value-type="float" office:value="3.667257" calcext:value-type="float">
            <text:p>3.667257</text:p>
          </table:table-cell>
          <table:table-cell office:value-type="float" office:value="1.252462" calcext:value-type="float">
            <text:p>1.252462</text:p>
          </table:table-cell>
          <table:table-cell office:value-type="float" office:value="0.4893459" calcext:value-type="float">
            <text:p>0.4893459</text:p>
          </table:table-cell>
          <table:table-cell office:value-type="float" office:value="0.3915087" calcext:value-type="float">
            <text:p>0.3915087</text:p>
          </table:table-cell>
          <table:table-cell office:value-type="float" office:value="0.4026738" calcext:value-type="float">
            <text:p>0.4026738</text:p>
          </table:table-cell>
          <table:table-cell office:value-type="float" office:value="0.1901812" calcext:value-type="float">
            <text:p>0.1901812</text:p>
          </table:table-cell>
          <table:table-cell office:value-type="float" office:value="0.1333914" calcext:value-type="float">
            <text:p>0.1333914</text:p>
          </table:table-cell>
          <table:table-cell office:value-type="float" office:value="0.3413348" calcext:value-type="float">
            <text:p>0.3413348</text:p>
          </table:table-cell>
          <table:table-cell office:value-type="float" office:value="0.3055419" calcext:value-type="float">
            <text:p>0.3055419</text:p>
          </table:table-cell>
          <table:table-cell office:value-type="float" office:value="0.3456768" calcext:value-type="float">
            <text:p>0.3456768</text:p>
          </table:table-cell>
          <table:table-cell office:value-type="float" office:value="0" calcext:value-type="float">
            <text:p>0</text:p>
          </table:table-cell>
          <table:table-cell office:value-type="float" office:value="397.8379" calcext:value-type="float">
            <text:p>397.8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6768" calcext:value-type="float">
            <text:p>0.1396768</text:p>
          </table:table-cell>
          <table:table-cell office:value-type="float" office:value="0" calcext:value-type="float">
            <text:p>0</text:p>
          </table:table-cell>
          <table:table-cell office:value-type="float" office:value="-0.00008324755" calcext:value-type="float">
            <text:p>-8.324755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35.2675" calcext:value-type="float">
            <text:p>35.2675</text:p>
          </table:table-cell>
          <table:table-cell office:value-type="float" office:value="1098.976" calcext:value-type="float">
            <text:p>1098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0676" calcext:value-type="float">
            <text:p>0.2110676</text:p>
          </table:table-cell>
          <table:table-cell office:value-type="float" office:value="2.620597" calcext:value-type="float">
            <text:p>2.620597</text:p>
          </table:table-cell>
          <table:table-cell office:value-type="float" office:value="0" calcext:value-type="float">
            <text:p>0</text:p>
          </table:table-cell>
          <table:table-cell office:value-type="float" office:value="0.00000004836053" calcext:value-type="float">
            <text:p>4.83605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46" calcext:value-type="float">
            <text:p>-0.003477646</text:p>
          </table:table-cell>
          <table:table-cell office:value-type="float" office:value="-0.000245088" calcext:value-type="float">
            <text:p>-0.000245088</text:p>
          </table:table-cell>
          <table:table-cell office:value-type="float" office:value="0.0005000471" calcext:value-type="float">
            <text:p>0.0005000471</text:p>
          </table:table-cell>
          <table:table-cell office:value-type="float" office:value="0.00000001907205" calcext:value-type="float">
            <text:p>1.907205E-08</text:p>
          </table:table-cell>
          <table:table-cell office:value-type="float" office:value="19.6457" calcext:value-type="float">
            <text:p>19.6457</text:p>
          </table:table-cell>
          <table:table-cell office:value-type="float" office:value="0.4565647" calcext:value-type="float">
            <text:p>0.4565647</text:p>
          </table:table-cell>
          <table:table-cell office:value-type="float" office:value="0.3541276" calcext:value-type="float">
            <text:p>0.3541276</text:p>
          </table:table-cell>
          <table:table-cell office:value-type="float" office:value="0.351239" calcext:value-type="float">
            <text:p>0.351239</text:p>
          </table:table-cell>
          <table:table-cell office:value-type="float" office:value="0.1680549" calcext:value-type="float">
            <text:p>0.1680549</text:p>
          </table:table-cell>
          <table:table-cell office:value-type="float" office:value="0.1679632" calcext:value-type="float">
            <text:p>0.1679632</text:p>
          </table:table-cell>
          <table:table-cell office:value-type="float" office:value="0.04865855" calcext:value-type="float">
            <text:p>0.04865855</text:p>
          </table:table-cell>
          <table:table-cell office:value-type="float" office:value="0.03230117" calcext:value-type="float">
            <text:p>0.03230117</text:p>
          </table:table-cell>
          <table:table-cell office:value-type="float" office:value="0.03995423" calcext:value-type="float">
            <text:p>0.03995423</text:p>
          </table:table-cell>
          <table:table-cell office:value-type="float" office:value="0.02818688" calcext:value-type="float">
            <text:p>0.02818688</text:p>
          </table:table-cell>
          <table:table-cell office:value-type="float" office:value="0.02291964" calcext:value-type="float">
            <text:p>0.02291964</text:p>
          </table:table-cell>
          <table:table-cell office:value-type="float" office:value="0.02232558" calcext:value-type="float">
            <text:p>0.02232558</text:p>
          </table:table-cell>
          <table:table-cell office:value-type="float" office:value="0.04947921" calcext:value-type="float">
            <text:p>0.04947921</text:p>
          </table:table-cell>
          <table:table-cell office:value-type="float" office:value="0.005135449" calcext:value-type="float">
            <text:p>0.005135449</text:p>
          </table:table-cell>
          <table:table-cell office:value-type="float" office:value="0.004994004" calcext:value-type="float">
            <text:p>0.004994004</text:p>
          </table:table-cell>
          <table:table-cell office:value-type="float" office:value="0" calcext:value-type="float">
            <text:p>0</text:p>
          </table:table-cell>
          <table:table-cell office:value-type="float" office:value="18.97941" calcext:value-type="float">
            <text:p>18.97941</text:p>
          </table:table-cell>
          <table:table-cell office:value-type="float" office:value="8.885449" calcext:value-type="float">
            <text:p>8.885449</text:p>
          </table:table-cell>
          <table:table-cell office:value-type="float" office:value="7.472036" calcext:value-type="float">
            <text:p>7.472036</text:p>
          </table:table-cell>
          <table:table-cell office:value-type="float" office:value="5.318234" calcext:value-type="float">
            <text:p>5.318234</text:p>
          </table:table-cell>
          <table:table-cell office:value-type="float" office:value="3.680624" calcext:value-type="float">
            <text:p>3.680624</text:p>
          </table:table-cell>
          <table:table-cell office:value-type="float" office:value="1.254176" calcext:value-type="float">
            <text:p>1.254176</text:p>
          </table:table-cell>
          <table:table-cell office:value-type="float" office:value="0.4908832" calcext:value-type="float">
            <text:p>0.4908832</text:p>
          </table:table-cell>
          <table:table-cell office:value-type="float" office:value="0.3930768" calcext:value-type="float">
            <text:p>0.3930768</text:p>
          </table:table-cell>
          <table:table-cell office:value-type="float" office:value="0.4029958" calcext:value-type="float">
            <text:p>0.4029958</text:p>
          </table:table-cell>
          <table:table-cell office:value-type="float" office:value="0.1908753" calcext:value-type="float">
            <text:p>0.1908753</text:p>
          </table:table-cell>
          <table:table-cell office:value-type="float" office:value="0.1340377" calcext:value-type="float">
            <text:p>0.1340377</text:p>
          </table:table-cell>
          <table:table-cell office:value-type="float" office:value="0.3428121" calcext:value-type="float">
            <text:p>0.3428121</text:p>
          </table:table-cell>
          <table:table-cell office:value-type="float" office:value="0.3055961" calcext:value-type="float">
            <text:p>0.3055961</text:p>
          </table:table-cell>
          <table:table-cell office:value-type="float" office:value="0.3456765" calcext:value-type="float">
            <text:p>0.3456765</text:p>
          </table:table-cell>
          <table:table-cell office:value-type="float" office:value="0" calcext:value-type="float">
            <text:p>0</text:p>
          </table:table-cell>
          <table:table-cell office:value-type="float" office:value="405.7904" calcext:value-type="float">
            <text:p>405.7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601" calcext:value-type="float">
            <text:p>0.151601</text:p>
          </table:table-cell>
          <table:table-cell office:value-type="float" office:value="0" calcext:value-type="float">
            <text:p>0</text:p>
          </table:table-cell>
          <table:table-cell office:value-type="float" office:value="-0.00008656005" calcext:value-type="float">
            <text:p>-8.65600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35.24565" calcext:value-type="float">
            <text:p>35.24565</text:p>
          </table:table-cell>
          <table:table-cell office:value-type="float" office:value="1098.98" calcext:value-type="float">
            <text:p>109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2703" calcext:value-type="float">
            <text:p>0.2152703</text:p>
          </table:table-cell>
          <table:table-cell office:value-type="float" office:value="2.63271" calcext:value-type="float">
            <text:p>2.63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36053" calcext:value-type="float">
            <text:p>4.836053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46" calcext:value-type="float">
            <text:p>-0.003477646</text:p>
          </table:table-cell>
          <table:table-cell office:value-type="float" office:value="-0.0002830104" calcext:value-type="float">
            <text:p>-0.0002830104</text:p>
          </table:table-cell>
          <table:table-cell office:value-type="float" office:value="0.0005285969" calcext:value-type="float">
            <text:p>0.0005285969</text:p>
          </table:table-cell>
          <table:table-cell office:value-type="float" office:value="0.00000001941375" calcext:value-type="float">
            <text:p>1.941375E-08</text:p>
          </table:table-cell>
          <table:table-cell office:value-type="float" office:value="19.62641" calcext:value-type="float">
            <text:p>19.62641</text:p>
          </table:table-cell>
          <table:table-cell office:value-type="float" office:value="0.4353017" calcext:value-type="float">
            <text:p>0.4353017</text:p>
          </table:table-cell>
          <table:table-cell office:value-type="float" office:value="0.3384369" calcext:value-type="float">
            <text:p>0.3384369</text:p>
          </table:table-cell>
          <table:table-cell office:value-type="float" office:value="0.3455398" calcext:value-type="float">
            <text:p>0.3455398</text:p>
          </table:table-cell>
          <table:table-cell office:value-type="float" office:value="0.1689295" calcext:value-type="float">
            <text:p>0.1689295</text:p>
          </table:table-cell>
          <table:table-cell office:value-type="float" office:value="0.1693547" calcext:value-type="float">
            <text:p>0.1693547</text:p>
          </table:table-cell>
          <table:table-cell office:value-type="float" office:value="0.04900488" calcext:value-type="float">
            <text:p>0.04900488</text:p>
          </table:table-cell>
          <table:table-cell office:value-type="float" office:value="0.03247543" calcext:value-type="float">
            <text:p>0.03247543</text:p>
          </table:table-cell>
          <table:table-cell office:value-type="float" office:value="0.04006303" calcext:value-type="float">
            <text:p>0.04006303</text:p>
          </table:table-cell>
          <table:table-cell office:value-type="float" office:value="0.02824973" calcext:value-type="float">
            <text:p>0.02824973</text:p>
          </table:table-cell>
          <table:table-cell office:value-type="float" office:value="0.02295886" calcext:value-type="float">
            <text:p>0.02295886</text:p>
          </table:table-cell>
          <table:table-cell office:value-type="float" office:value="0.02234845" calcext:value-type="float">
            <text:p>0.02234845</text:p>
          </table:table-cell>
          <table:table-cell office:value-type="float" office:value="0.04934128" calcext:value-type="float">
            <text:p>0.04934128</text:p>
          </table:table-cell>
          <table:table-cell office:value-type="float" office:value="0.005136055" calcext:value-type="float">
            <text:p>0.005136055</text:p>
          </table:table-cell>
          <table:table-cell office:value-type="float" office:value="0.004995725" calcext:value-type="float">
            <text:p>0.004995725</text:p>
          </table:table-cell>
          <table:table-cell office:value-type="float" office:value="0" calcext:value-type="float">
            <text:p>0</text:p>
          </table:table-cell>
          <table:table-cell office:value-type="float" office:value="18.21354" calcext:value-type="float">
            <text:p>18.21354</text:p>
          </table:table-cell>
          <table:table-cell office:value-type="float" office:value="8.845632" calcext:value-type="float">
            <text:p>8.845632</text:p>
          </table:table-cell>
          <table:table-cell office:value-type="float" office:value="7.541264" calcext:value-type="float">
            <text:p>7.541264</text:p>
          </table:table-cell>
          <table:table-cell office:value-type="float" office:value="5.335783" calcext:value-type="float">
            <text:p>5.335783</text:p>
          </table:table-cell>
          <table:table-cell office:value-type="float" office:value="3.699901" calcext:value-type="float">
            <text:p>3.699901</text:p>
          </table:table-cell>
          <table:table-cell office:value-type="float" office:value="1.25643" calcext:value-type="float">
            <text:p>1.25643</text:p>
          </table:table-cell>
          <table:table-cell office:value-type="float" office:value="0.4927662" calcext:value-type="float">
            <text:p>0.4927662</text:p>
          </table:table-cell>
          <table:table-cell office:value-type="float" office:value="0.3946815" calcext:value-type="float">
            <text:p>0.3946815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191541" calcext:value-type="float">
            <text:p>0.191541</text:p>
          </table:table-cell>
          <table:table-cell office:value-type="float" office:value="0.1346709" calcext:value-type="float">
            <text:p>0.1346709</text:p>
          </table:table-cell>
          <table:table-cell office:value-type="float" office:value="0.344265" calcext:value-type="float">
            <text:p>0.344265</text:p>
          </table:table-cell>
          <table:table-cell office:value-type="float" office:value="0.30573" calcext:value-type="float">
            <text:p>0.30573</text:p>
          </table:table-cell>
          <table:table-cell office:value-type="float" office:value="0.3456764" calcext:value-type="float">
            <text:p>0.3456764</text:p>
          </table:table-cell>
          <table:table-cell office:value-type="float" office:value="0" calcext:value-type="float">
            <text:p>0</text:p>
          </table:table-cell>
          <table:table-cell office:value-type="float" office:value="438.3688" calcext:value-type="float">
            <text:p>438.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9321" calcext:value-type="float">
            <text:p>0.1679321</text:p>
          </table:table-cell>
          <table:table-cell office:value-type="float" office:value="0" calcext:value-type="float">
            <text:p>0</text:p>
          </table:table-cell>
          <table:table-cell office:value-type="float" office:value="-0.00008997847" calcext:value-type="float">
            <text:p>-8.99784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35.23073" calcext:value-type="float">
            <text:p>35.23073</text:p>
          </table:table-cell>
          <table:table-cell office:value-type="float" office:value="1098.982" calcext:value-type="float">
            <text:p>1098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2226" calcext:value-type="float">
            <text:p>0.2172226</text:p>
          </table:table-cell>
          <table:table-cell office:value-type="float" office:value="2.642561" calcext:value-type="float">
            <text:p>2.64256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34" calcext:value-type="float">
            <text:p>-0.003477634</text:p>
          </table:table-cell>
          <table:table-cell office:value-type="float" office:value="-0.0003034647" calcext:value-type="float">
            <text:p>-0.0003034647</text:p>
          </table:table-cell>
          <table:table-cell office:value-type="float" office:value="0.0005581624" calcext:value-type="float">
            <text:p>0.0005581624</text:p>
          </table:table-cell>
          <table:table-cell office:value-type="float" office:value="0.00000001973735" calcext:value-type="float">
            <text:p>1.973735E-08</text:p>
          </table:table-cell>
          <table:table-cell office:value-type="float" office:value="19.6079" calcext:value-type="float">
            <text:p>19.6079</text:p>
          </table:table-cell>
          <table:table-cell office:value-type="float" office:value="0.4727607" calcext:value-type="float">
            <text:p>0.4727607</text:p>
          </table:table-cell>
          <table:table-cell office:value-type="float" office:value="0.3339298" calcext:value-type="float">
            <text:p>0.3339298</text:p>
          </table:table-cell>
          <table:table-cell office:value-type="float" office:value="0.3372846" calcext:value-type="float">
            <text:p>0.3372846</text:p>
          </table:table-cell>
          <table:table-cell office:value-type="float" office:value="0.1685503" calcext:value-type="float">
            <text:p>0.1685503</text:p>
          </table:table-cell>
          <table:table-cell office:value-type="float" office:value="0.1694686" calcext:value-type="float">
            <text:p>0.1694686</text:p>
          </table:table-cell>
          <table:table-cell office:value-type="float" office:value="0.04921034" calcext:value-type="float">
            <text:p>0.04921034</text:p>
          </table:table-cell>
          <table:table-cell office:value-type="float" office:value="0.03257079" calcext:value-type="float">
            <text:p>0.03257079</text:p>
          </table:table-cell>
          <table:table-cell office:value-type="float" office:value="0.04016663" calcext:value-type="float">
            <text:p>0.04016663</text:p>
          </table:table-cell>
          <table:table-cell office:value-type="float" office:value="0.02831269" calcext:value-type="float">
            <text:p>0.02831269</text:p>
          </table:table-cell>
          <table:table-cell office:value-type="float" office:value="0.02299853" calcext:value-type="float">
            <text:p>0.02299853</text:p>
          </table:table-cell>
          <table:table-cell office:value-type="float" office:value="0.02237066" calcext:value-type="float">
            <text:p>0.02237066</text:p>
          </table:table-cell>
          <table:table-cell office:value-type="float" office:value="0.04920857" calcext:value-type="float">
            <text:p>0.04920857</text:p>
          </table:table-cell>
          <table:table-cell office:value-type="float" office:value="0.005135852" calcext:value-type="float">
            <text:p>0.005135852</text:p>
          </table:table-cell>
          <table:table-cell office:value-type="float" office:value="0.004994046" calcext:value-type="float">
            <text:p>0.004994046</text:p>
          </table:table-cell>
          <table:table-cell office:value-type="float" office:value="0" calcext:value-type="float">
            <text:p>0</text:p>
          </table:table-cell>
          <table:table-cell office:value-type="float" office:value="19.15349" calcext:value-type="float">
            <text:p>19.15349</text:p>
          </table:table-cell>
          <table:table-cell office:value-type="float" office:value="8.864302" calcext:value-type="float">
            <text:p>8.864302</text:p>
          </table:table-cell>
          <table:table-cell office:value-type="float" office:value="7.590452" calcext:value-type="float">
            <text:p>7.590452</text:p>
          </table:table-cell>
          <table:table-cell office:value-type="float" office:value="5.351686" calcext:value-type="float">
            <text:p>5.351686</text:p>
          </table:table-cell>
          <table:table-cell office:value-type="float" office:value="3.722045" calcext:value-type="float">
            <text:p>3.722045</text:p>
          </table:table-cell>
          <table:table-cell office:value-type="float" office:value="1.2591" calcext:value-type="float">
            <text:p>1.2591</text:p>
          </table:table-cell>
          <table:table-cell office:value-type="float" office:value="0.4949414" calcext:value-type="float">
            <text:p>0.4949414</text:p>
          </table:table-cell>
          <table:table-cell office:value-type="float" office:value="0.3961521" calcext:value-type="float">
            <text:p>0.3961521</text:p>
          </table:table-cell>
          <table:table-cell office:value-type="float" office:value="0.4036021" calcext:value-type="float">
            <text:p>0.4036021</text:p>
          </table:table-cell>
          <table:table-cell office:value-type="float" office:value="0.1921938" calcext:value-type="float">
            <text:p>0.1921938</text:p>
          </table:table-cell>
          <table:table-cell office:value-type="float" office:value="0.1352928" calcext:value-type="float">
            <text:p>0.1352928</text:p>
          </table:table-cell>
          <table:table-cell office:value-type="float" office:value="0.3456863" calcext:value-type="float">
            <text:p>0.3456863</text:p>
          </table:table-cell>
          <table:table-cell office:value-type="float" office:value="0.3055797" calcext:value-type="float">
            <text:p>0.3055797</text:p>
          </table:table-cell>
          <table:table-cell office:value-type="float" office:value="0.3456666" calcext:value-type="float">
            <text:p>0.3456666</text:p>
          </table:table-cell>
          <table:table-cell office:value-type="float" office:value="0" calcext:value-type="float">
            <text:p>0</text:p>
          </table:table-cell>
          <table:table-cell office:value-type="float" office:value="451.8073" calcext:value-type="float">
            <text:p>451.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5648" calcext:value-type="float">
            <text:p>0.1795648</text:p>
          </table:table-cell>
          <table:table-cell office:value-type="float" office:value="0" calcext:value-type="float">
            <text:p>0</text:p>
          </table:table-cell>
          <table:table-cell office:value-type="float" office:value="-0.00009329543" calcext:value-type="float">
            <text:p>-9.329543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35.21965" calcext:value-type="float">
            <text:p>35.21965</text:p>
          </table:table-cell>
          <table:table-cell office:value-type="float" office:value="1098.983" calcext:value-type="float">
            <text:p>1098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2632" calcext:value-type="float">
            <text:p>0.2192632</text:p>
          </table:table-cell>
          <table:table-cell office:value-type="float" office:value="2.649747" calcext:value-type="float">
            <text:p>2.649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34" calcext:value-type="float">
            <text:p>-0.003477634</text:p>
          </table:table-cell>
          <table:table-cell office:value-type="float" office:value="-0.0003183917" calcext:value-type="float">
            <text:p>-0.0003183917</text:p>
          </table:table-cell>
          <table:table-cell office:value-type="float" office:value="0.0005885395" calcext:value-type="float">
            <text:p>0.0005885395</text:p>
          </table:table-cell>
          <table:table-cell office:value-type="float" office:value="0.00000002004622" calcext:value-type="float">
            <text:p>2.004622E-08</text:p>
          </table:table-cell>
          <table:table-cell office:value-type="float" office:value="19.59512" calcext:value-type="float">
            <text:p>19.59512</text:p>
          </table:table-cell>
          <table:table-cell office:value-type="float" office:value="0.4684773" calcext:value-type="float">
            <text:p>0.4684773</text:p>
          </table:table-cell>
          <table:table-cell office:value-type="float" office:value="0.3404689" calcext:value-type="float">
            <text:p>0.3404689</text:p>
          </table:table-cell>
          <table:table-cell office:value-type="float" office:value="0.340572" calcext:value-type="float">
            <text:p>0.340572</text:p>
          </table:table-cell>
          <table:table-cell office:value-type="float" office:value="0.1691823" calcext:value-type="float">
            <text:p>0.1691823</text:p>
          </table:table-cell>
          <table:table-cell office:value-type="float" office:value="0.169838" calcext:value-type="float">
            <text:p>0.169838</text:p>
          </table:table-cell>
          <table:table-cell office:value-type="float" office:value="0.04935892" calcext:value-type="float">
            <text:p>0.04935892</text:p>
          </table:table-cell>
          <table:table-cell office:value-type="float" office:value="0.03261757" calcext:value-type="float">
            <text:p>0.03261757</text:p>
          </table:table-cell>
          <table:table-cell office:value-type="float" office:value="0.04026712" calcext:value-type="float">
            <text:p>0.04026712</text:p>
          </table:table-cell>
          <table:table-cell office:value-type="float" office:value="0.02837507" calcext:value-type="float">
            <text:p>0.02837507</text:p>
          </table:table-cell>
          <table:table-cell office:value-type="float" office:value="0.0230382" calcext:value-type="float">
            <text:p>0.0230382</text:p>
          </table:table-cell>
          <table:table-cell office:value-type="float" office:value="0.02239226" calcext:value-type="float">
            <text:p>0.02239226</text:p>
          </table:table-cell>
          <table:table-cell office:value-type="float" office:value="0.04908099" calcext:value-type="float">
            <text:p>0.04908099</text:p>
          </table:table-cell>
          <table:table-cell office:value-type="float" office:value="0.005135663" calcext:value-type="float">
            <text:p>0.005135663</text:p>
          </table:table-cell>
          <table:table-cell office:value-type="float" office:value="0.00499096" calcext:value-type="float">
            <text:p>0.00499096</text:p>
          </table:table-cell>
          <table:table-cell office:value-type="float" office:value="0" calcext:value-type="float">
            <text:p>0</text:p>
          </table:table-cell>
          <table:table-cell office:value-type="float" office:value="18.96425" calcext:value-type="float">
            <text:p>18.96425</text:p>
          </table:table-cell>
          <table:table-cell office:value-type="float" office:value="8.884611" calcext:value-type="float">
            <text:p>8.884611</text:p>
          </table:table-cell>
          <table:table-cell office:value-type="float" office:value="7.613756" calcext:value-type="float">
            <text:p>7.613756</text:p>
          </table:table-cell>
          <table:table-cell office:value-type="float" office:value="5.359064" calcext:value-type="float">
            <text:p>5.359064</text:p>
          </table:table-cell>
          <table:table-cell office:value-type="float" office:value="3.736817" calcext:value-type="float">
            <text:p>3.736817</text:p>
          </table:table-cell>
          <table:table-cell office:value-type="float" office:value="1.261559" calcext:value-type="float">
            <text:p>1.261559</text:p>
          </table:table-cell>
          <table:table-cell office:value-type="float" office:value="0.497305" calcext:value-type="float">
            <text:p>0.497305</text:p>
          </table:table-cell>
          <table:table-cell office:value-type="float" office:value="0.3975644" calcext:value-type="float">
            <text:p>0.3975644</text:p>
          </table:table-cell>
          <table:table-cell office:value-type="float" office:value="0.4039643" calcext:value-type="float">
            <text:p>0.4039643</text:p>
          </table:table-cell>
          <table:table-cell office:value-type="float" office:value="0.1928244" calcext:value-type="float">
            <text:p>0.1928244</text:p>
          </table:table-cell>
          <table:table-cell office:value-type="float" office:value="0.1359039" calcext:value-type="float">
            <text:p>0.1359039</text:p>
          </table:table-cell>
          <table:table-cell office:value-type="float" office:value="0.3470704" calcext:value-type="float">
            <text:p>0.3470704</text:p>
          </table:table-cell>
          <table:table-cell office:value-type="float" office:value="0.3054407" calcext:value-type="float">
            <text:p>0.3054407</text:p>
          </table:table-cell>
          <table:table-cell office:value-type="float" office:value="0.3455566" calcext:value-type="float">
            <text:p>0.3455566</text:p>
          </table:table-cell>
          <table:table-cell office:value-type="float" office:value="0" calcext:value-type="float">
            <text:p>0</text:p>
          </table:table-cell>
          <table:table-cell office:value-type="float" office:value="461.6983" calcext:value-type="float">
            <text:p>461.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7759" calcext:value-type="float">
            <text:p>0.1887759</text:p>
          </table:table-cell>
          <table:table-cell office:value-type="float" office:value="0" calcext:value-type="float">
            <text:p>0</text:p>
          </table:table-cell>
          <table:table-cell office:value-type="float" office:value="-0.00009639951" calcext:value-type="float">
            <text:p>-9.639951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35.20679" calcext:value-type="float">
            <text:p>35.20679</text:p>
          </table:table-cell>
          <table:table-cell office:value-type="float" office:value="1098.984" calcext:value-type="float">
            <text:p>1098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2069" calcext:value-type="float">
            <text:p>0.2252069</text:p>
          </table:table-cell>
          <table:table-cell office:value-type="float" office:value="2.654891" calcext:value-type="float">
            <text:p>2.65489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3477634" calcext:value-type="float">
            <text:p>-0.003477634</text:p>
          </table:table-cell>
          <table:table-cell office:value-type="float" office:value="-0.0003295091" calcext:value-type="float">
            <text:p>-0.0003295091</text:p>
          </table:table-cell>
          <table:table-cell office:value-type="float" office:value="0.0006213356" calcext:value-type="float">
            <text:p>0.0006213356</text:p>
          </table:table-cell>
          <table:table-cell office:value-type="float" office:value="0.00000002034154" calcext:value-type="float">
            <text:p>2.034154E-08</text:p>
          </table:table-cell>
          <table:table-cell office:value-type="float" office:value="19.57783" calcext:value-type="float">
            <text:p>19.57783</text:p>
          </table:table-cell>
          <table:table-cell office:value-type="float" office:value="0.5519445" calcext:value-type="float">
            <text:p>0.5519445</text:p>
          </table:table-cell>
          <table:table-cell office:value-type="float" office:value="0.3443604" calcext:value-type="float">
            <text:p>0.3443604</text:p>
          </table:table-cell>
          <table:table-cell office:value-type="float" office:value="0.3479242" calcext:value-type="float">
            <text:p>0.3479242</text:p>
          </table:table-cell>
          <table:table-cell office:value-type="float" office:value="0.1715602" calcext:value-type="float">
            <text:p>0.1715602</text:p>
          </table:table-cell>
          <table:table-cell office:value-type="float" office:value="0.1717008" calcext:value-type="float">
            <text:p>0.1717008</text:p>
          </table:table-cell>
          <table:table-cell office:value-type="float" office:value="0.04956061" calcext:value-type="float">
            <text:p>0.04956061</text:p>
          </table:table-cell>
          <table:table-cell office:value-type="float" office:value="0.03265672" calcext:value-type="float">
            <text:p>0.03265672</text:p>
          </table:table-cell>
          <table:table-cell office:value-type="float" office:value="0.04036503" calcext:value-type="float">
            <text:p>0.04036503</text:p>
          </table:table-cell>
          <table:table-cell office:value-type="float" office:value="0.02843678" calcext:value-type="float">
            <text:p>0.02843678</text:p>
          </table:table-cell>
          <table:table-cell office:value-type="float" office:value="0.02307778" calcext:value-type="float">
            <text:p>0.02307778</text:p>
          </table:table-cell>
          <table:table-cell office:value-type="float" office:value="0.02241327" calcext:value-type="float">
            <text:p>0.02241327</text:p>
          </table:table-cell>
          <table:table-cell office:value-type="float" office:value="0.04895838" calcext:value-type="float">
            <text:p>0.04895838</text:p>
          </table:table-cell>
          <table:table-cell office:value-type="float" office:value="0.005135542" calcext:value-type="float">
            <text:p>0.005135542</text:p>
          </table:table-cell>
          <table:table-cell office:value-type="float" office:value="0.00499022" calcext:value-type="float">
            <text:p>0.00499022</text:p>
          </table:table-cell>
          <table:table-cell office:value-type="float" office:value="0" calcext:value-type="float">
            <text:p>0</text:p>
          </table:table-cell>
          <table:table-cell office:value-type="float" office:value="19.24612" calcext:value-type="float">
            <text:p>19.24612</text:p>
          </table:table-cell>
          <table:table-cell office:value-type="float" office:value="8.875175" calcext:value-type="float">
            <text:p>8.875175</text:p>
          </table:table-cell>
          <table:table-cell office:value-type="float" office:value="7.636449" calcext:value-type="float">
            <text:p>7.636449</text:p>
          </table:table-cell>
          <table:table-cell office:value-type="float" office:value="5.366458" calcext:value-type="float">
            <text:p>5.366458</text:p>
          </table:table-cell>
          <table:table-cell office:value-type="float" office:value="3.746537" calcext:value-type="float">
            <text:p>3.746537</text:p>
          </table:table-cell>
          <table:table-cell office:value-type="float" office:value="1.263338" calcext:value-type="float">
            <text:p>1.263338</text:p>
          </table:table-cell>
          <table:table-cell office:value-type="float" office:value="0.4995816" calcext:value-type="float">
            <text:p>0.4995816</text:p>
          </table:table-cell>
          <table:table-cell office:value-type="float" office:value="0.3989267" calcext:value-type="float">
            <text:p>0.3989267</text:p>
          </table:table-cell>
          <table:table-cell office:value-type="float" office:value="0.4043587" calcext:value-type="float">
            <text:p>0.4043587</text:p>
          </table:table-cell>
          <table:table-cell office:value-type="float" office:value="0.1934363" calcext:value-type="float">
            <text:p>0.1934363</text:p>
          </table:table-cell>
          <table:table-cell office:value-type="float" office:value="0.1365041" calcext:value-type="float">
            <text:p>0.1365041</text:p>
          </table:table-cell>
          <table:table-cell office:value-type="float" office:value="0.3484191" calcext:value-type="float">
            <text:p>0.3484191</text:p>
          </table:table-cell>
          <table:table-cell office:value-type="float" office:value="0.3053242" calcext:value-type="float">
            <text:p>0.3053242</text:p>
          </table:table-cell>
          <table:table-cell office:value-type="float" office:value="0.3455964" calcext:value-type="float">
            <text:p>0.3455964</text:p>
          </table:table-cell>
          <table:table-cell office:value-type="float" office:value="0" calcext:value-type="float">
            <text:p>0</text:p>
          </table:table-cell>
          <table:table-cell office:value-type="float" office:value="488.5953" calcext:value-type="float">
            <text:p>488.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8427" calcext:value-type="float">
            <text:p>0.1998427</text:p>
          </table:table-cell>
          <table:table-cell office:value-type="float" office:value="0" calcext:value-type="float">
            <text:p>0</text:p>
          </table:table-cell>
          <table:table-cell office:value-type="float" office:value="-0.00009936221" calcext:value-type="float">
            <text:p>-9.936221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35.17354" calcext:value-type="float">
            <text:p>35.17354</text:p>
          </table:table-cell>
          <table:table-cell office:value-type="float" office:value="1098.989" calcext:value-type="float">
            <text:p>1098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0766" calcext:value-type="float">
            <text:p>0.2450766</text:p>
          </table:table-cell>
          <table:table-cell office:value-type="float" office:value="2.662998" calcext:value-type="float">
            <text:p>2.662998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4096897" calcext:value-type="float">
            <text:p>-0.004096897</text:p>
          </table:table-cell>
          <table:table-cell office:value-type="float" office:value="-0.000375539" calcext:value-type="float">
            <text:p>-0.000375539</text:p>
          </table:table-cell>
          <table:table-cell office:value-type="float" office:value="0.0006500285" calcext:value-type="float">
            <text:p>0.0006500285</text:p>
          </table:table-cell>
          <table:table-cell office:value-type="float" office:value="0.00000002062364" calcext:value-type="float">
            <text:p>2.062364E-08</text:p>
          </table:table-cell>
          <table:table-cell office:value-type="float" office:value="19.52671" calcext:value-type="float">
            <text:p>19.52671</text:p>
          </table:table-cell>
          <table:table-cell office:value-type="float" office:value="0.874217" calcext:value-type="float">
            <text:p>0.874217</text:p>
          </table:table-cell>
          <table:table-cell office:value-type="float" office:value="0.3343531" calcext:value-type="float">
            <text:p>0.3343531</text:p>
          </table:table-cell>
          <table:table-cell office:value-type="float" office:value="0.3463531" calcext:value-type="float">
            <text:p>0.3463531</text:p>
          </table:table-cell>
          <table:table-cell table:number-columns-repeated="2" office:value-type="float" office:value="0.1726822" calcext:value-type="float">
            <text:p>0.1726822</text:p>
          </table:table-cell>
          <table:table-cell office:value-type="float" office:value="0.04975557" calcext:value-type="float">
            <text:p>0.04975557</text:p>
          </table:table-cell>
          <table:table-cell office:value-type="float" office:value="0.03269374" calcext:value-type="float">
            <text:p>0.03269374</text:p>
          </table:table-cell>
          <table:table-cell office:value-type="float" office:value="0.04046044" calcext:value-type="float">
            <text:p>0.04046044</text:p>
          </table:table-cell>
          <table:table-cell office:value-type="float" office:value="0.02849742" calcext:value-type="float">
            <text:p>0.02849742</text:p>
          </table:table-cell>
          <table:table-cell office:value-type="float" office:value="0.02311711" calcext:value-type="float">
            <text:p>0.02311711</text:p>
          </table:table-cell>
          <table:table-cell office:value-type="float" office:value="0.02243442" calcext:value-type="float">
            <text:p>0.02243442</text:p>
          </table:table-cell>
          <table:table-cell office:value-type="float" office:value="0.04883891" calcext:value-type="float">
            <text:p>0.04883891</text:p>
          </table:table-cell>
          <table:table-cell office:value-type="float" office:value="0.005164805" calcext:value-type="float">
            <text:p>0.005164805</text:p>
          </table:table-cell>
          <table:table-cell office:value-type="float" office:value="0.004964449" calcext:value-type="float">
            <text:p>0.004964449</text:p>
          </table:table-cell>
          <table:table-cell office:value-type="float" office:value="0" calcext:value-type="float">
            <text:p>0</text:p>
          </table:table-cell>
          <table:table-cell office:value-type="float" office:value="19.52631" calcext:value-type="float">
            <text:p>19.52631</text:p>
          </table:table-cell>
          <table:table-cell office:value-type="float" office:value="8.906236" calcext:value-type="float">
            <text:p>8.906236</text:p>
          </table:table-cell>
          <table:table-cell office:value-type="float" office:value="7.693787" calcext:value-type="float">
            <text:p>7.693787</text:p>
          </table:table-cell>
          <table:table-cell office:value-type="float" office:value="5.381984" calcext:value-type="float">
            <text:p>5.381984</text:p>
          </table:table-cell>
          <table:table-cell office:value-type="float" office:value="3.761351" calcext:value-type="float">
            <text:p>3.761351</text:p>
          </table:table-cell>
          <table:table-cell office:value-type="float" office:value="1.265545" calcext:value-type="float">
            <text:p>1.265545</text:p>
          </table:table-cell>
          <table:table-cell office:value-type="float" office:value="0.5017247" calcext:value-type="float">
            <text:p>0.5017247</text:p>
          </table:table-cell>
          <table:table-cell office:value-type="float" office:value="0.4003126" calcext:value-type="float">
            <text:p>0.4003126</text:p>
          </table:table-cell>
          <table:table-cell office:value-type="float" office:value="0.4047631" calcext:value-type="float">
            <text:p>0.4047631</text:p>
          </table:table-cell>
          <table:table-cell office:value-type="float" office:value="0.1940322" calcext:value-type="float">
            <text:p>0.1940322</text:p>
          </table:table-cell>
          <table:table-cell office:value-type="float" office:value="0.1371289" calcext:value-type="float">
            <text:p>0.1371289</text:p>
          </table:table-cell>
          <table:table-cell office:value-type="float" office:value="0.350171" calcext:value-type="float">
            <text:p>0.350171</text:p>
          </table:table-cell>
          <table:table-cell office:value-type="float" office:value="0.3148755" calcext:value-type="float">
            <text:p>0.3148755</text:p>
          </table:table-cell>
          <table:table-cell office:value-type="float" office:value="0.3368915" calcext:value-type="float">
            <text:p>0.3368915</text:p>
          </table:table-cell>
          <table:table-cell office:value-type="float" office:value="0" calcext:value-type="float">
            <text:p>0</text:p>
          </table:table-cell>
          <table:table-cell office:value-type="float" office:value="593.4716" calcext:value-type="float">
            <text:p>593.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2242" calcext:value-type="float">
            <text:p>0.2272242</text:p>
          </table:table-cell>
          <table:table-cell office:value-type="float" office:value="0" calcext:value-type="float">
            <text:p>0</text:p>
          </table:table-cell>
          <table:table-cell office:value-type="float" office:value="-0.0001028196" calcext:value-type="float">
            <text:p>-0.0001028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35.13057" calcext:value-type="float">
            <text:p>35.13057</text:p>
          </table:table-cell>
          <table:table-cell office:value-type="float" office:value="1098.996" calcext:value-type="float">
            <text:p>1098.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7326" calcext:value-type="float">
            <text:p>0.2687326</text:p>
          </table:table-cell>
          <table:table-cell office:value-type="float" office:value="2.674669" calcext:value-type="float">
            <text:p>2.674669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4951149" calcext:value-type="float">
            <text:p>-0.004951149</text:p>
          </table:table-cell>
          <table:table-cell office:value-type="float" office:value="-0.0004616689" calcext:value-type="float">
            <text:p>-0.0004616689</text:p>
          </table:table-cell>
          <table:table-cell office:value-type="float" office:value="0.0006763513" calcext:value-type="float">
            <text:p>0.0006763513</text:p>
          </table:table-cell>
          <table:table-cell office:value-type="float" office:value="0.000000020893" calcext:value-type="float">
            <text:p>2.0893E-08</text:p>
          </table:table-cell>
          <table:table-cell office:value-type="float" office:value="19.46411" calcext:value-type="float">
            <text:p>19.46411</text:p>
          </table:table-cell>
          <table:table-cell office:value-type="float" office:value="1.235061" calcext:value-type="float">
            <text:p>1.235061</text:p>
          </table:table-cell>
          <table:table-cell office:value-type="float" office:value="0.3127687" calcext:value-type="float">
            <text:p>0.3127687</text:p>
          </table:table-cell>
          <table:table-cell office:value-type="float" office:value="0.3302611" calcext:value-type="float">
            <text:p>0.3302611</text:p>
          </table:table-cell>
          <table:table-cell office:value-type="float" office:value="0.1717126" calcext:value-type="float">
            <text:p>0.1717126</text:p>
          </table:table-cell>
          <table:table-cell office:value-type="float" office:value="0.1722171" calcext:value-type="float">
            <text:p>0.1722171</text:p>
          </table:table-cell>
          <table:table-cell office:value-type="float" office:value="0.04989543" calcext:value-type="float">
            <text:p>0.04989543</text:p>
          </table:table-cell>
          <table:table-cell office:value-type="float" office:value="0.03273031" calcext:value-type="float">
            <text:p>0.03273031</text:p>
          </table:table-cell>
          <table:table-cell office:value-type="float" office:value="0.04055256" calcext:value-type="float">
            <text:p>0.04055256</text:p>
          </table:table-cell>
          <table:table-cell office:value-type="float" office:value="0.028557" calcext:value-type="float">
            <text:p>0.028557</text:p>
          </table:table-cell>
          <table:table-cell office:value-type="float" office:value="0.02315633" calcext:value-type="float">
            <text:p>0.02315633</text:p>
          </table:table-cell>
          <table:table-cell office:value-type="float" office:value="0.02245727" calcext:value-type="float">
            <text:p>0.02245727</text:p>
          </table:table-cell>
          <table:table-cell office:value-type="float" office:value="0.04872493" calcext:value-type="float">
            <text:p>0.04872493</text:p>
          </table:table-cell>
          <table:table-cell office:value-type="float" office:value="0.005158323" calcext:value-type="float">
            <text:p>0.005158323</text:p>
          </table:table-cell>
          <table:table-cell office:value-type="float" office:value="0.00497539" calcext:value-type="float">
            <text:p>0.00497539</text:p>
          </table:table-cell>
          <table:table-cell office:value-type="float" office:value="0" calcext:value-type="float">
            <text:p>0</text:p>
          </table:table-cell>
          <table:table-cell office:value-type="float" office:value="19.45448" calcext:value-type="float">
            <text:p>19.45448</text:p>
          </table:table-cell>
          <table:table-cell office:value-type="float" office:value="8.958512" calcext:value-type="float">
            <text:p>8.958512</text:p>
          </table:table-cell>
          <table:table-cell office:value-type="float" office:value="7.780692" calcext:value-type="float">
            <text:p>7.780692</text:p>
          </table:table-cell>
          <table:table-cell office:value-type="float" office:value="5.410311" calcext:value-type="float">
            <text:p>5.410311</text:p>
          </table:table-cell>
          <table:table-cell office:value-type="float" office:value="3.786234" calcext:value-type="float">
            <text:p>3.786234</text:p>
          </table:table-cell>
          <table:table-cell office:value-type="float" office:value="1.26838" calcext:value-type="float">
            <text:p>1.26838</text:p>
          </table:table-cell>
          <table:table-cell office:value-type="float" office:value="0.5040271" calcext:value-type="float">
            <text:p>0.5040271</text:p>
          </table:table-cell>
          <table:table-cell office:value-type="float" office:value="0.4016768" calcext:value-type="float">
            <text:p>0.4016768</text:p>
          </table:table-cell>
          <table:table-cell office:value-type="float" office:value="0.4051692" calcext:value-type="float">
            <text:p>0.4051692</text:p>
          </table:table-cell>
          <table:table-cell office:value-type="float" office:value="0.1946149" calcext:value-type="float">
            <text:p>0.1946149</text:p>
          </table:table-cell>
          <table:table-cell office:value-type="float" office:value="0.1378233" calcext:value-type="float">
            <text:p>0.1378233</text:p>
          </table:table-cell>
          <table:table-cell office:value-type="float" office:value="0.3518843" calcext:value-type="float">
            <text:p>0.3518843</text:p>
          </table:table-cell>
          <table:table-cell office:value-type="float" office:value="0.3119035" calcext:value-type="float">
            <text:p>0.3119035</text:p>
          </table:table-cell>
          <table:table-cell office:value-type="float" office:value="0.3410383" calcext:value-type="float">
            <text:p>0.3410383</text:p>
          </table:table-cell>
          <table:table-cell office:value-type="float" office:value="0" calcext:value-type="float">
            <text:p>0</text:p>
          </table:table-cell>
          <table:table-cell office:value-type="float" office:value="728.3134" calcext:value-type="float">
            <text:p>728.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7786" calcext:value-type="float">
            <text:p>0.2617786</text:p>
          </table:table-cell>
          <table:table-cell office:value-type="float" office:value="0" calcext:value-type="float">
            <text:p>0</text:p>
          </table:table-cell>
          <table:table-cell office:value-type="float" office:value="-0.000109445" calcext:value-type="float">
            <text:p>-0.0001094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35.11407" calcext:value-type="float">
            <text:p>35.11407</text:p>
          </table:table-cell>
          <table:table-cell office:value-type="float" office:value="1098.999" calcext:value-type="float">
            <text:p>1098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2307" calcext:value-type="float">
            <text:p>0.2692307</text:p>
          </table:table-cell>
          <table:table-cell office:value-type="float" office:value="2.687442" calcext:value-type="float">
            <text:p>2.687442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5759156" calcext:value-type="float">
            <text:p>-0.005759156</text:p>
          </table:table-cell>
          <table:table-cell office:value-type="float" office:value="-0.0004920131" calcext:value-type="float">
            <text:p>-0.0004920131</text:p>
          </table:table-cell>
          <table:table-cell office:value-type="float" office:value="0.0007059201" calcext:value-type="float">
            <text:p>0.0007059201</text:p>
          </table:table-cell>
          <table:table-cell office:value-type="float" office:value="0.00000002114983" calcext:value-type="float">
            <text:p>2.114983E-08</text:p>
          </table:table-cell>
          <table:table-cell office:value-type="float" office:value="19.44754" calcext:value-type="float">
            <text:p>19.44754</text:p>
          </table:table-cell>
          <table:table-cell office:value-type="float" office:value="1.21536" calcext:value-type="float">
            <text:p>1.21536</text:p>
          </table:table-cell>
          <table:table-cell office:value-type="float" office:value="0.2969768" calcext:value-type="float">
            <text:p>0.2969768</text:p>
          </table:table-cell>
          <table:table-cell office:value-type="float" office:value="0.3107744" calcext:value-type="float">
            <text:p>0.3107744</text:p>
          </table:table-cell>
          <table:table-cell office:value-type="float" office:value="0.1692888" calcext:value-type="float">
            <text:p>0.1692888</text:p>
          </table:table-cell>
          <table:table-cell office:value-type="float" office:value="0.1704261" calcext:value-type="float">
            <text:p>0.1704261</text:p>
          </table:table-cell>
          <table:table-cell office:value-type="float" office:value="0.04994519" calcext:value-type="float">
            <text:p>0.04994519</text:p>
          </table:table-cell>
          <table:table-cell office:value-type="float" office:value="0.03272792" calcext:value-type="float">
            <text:p>0.03272792</text:p>
          </table:table-cell>
          <table:table-cell office:value-type="float" office:value="0.0406415" calcext:value-type="float">
            <text:p>0.0406415</text:p>
          </table:table-cell>
          <table:table-cell office:value-type="float" office:value="0.02861516" calcext:value-type="float">
            <text:p>0.02861516</text:p>
          </table:table-cell>
          <table:table-cell office:value-type="float" office:value="0.02319534" calcext:value-type="float">
            <text:p>0.02319534</text:p>
          </table:table-cell>
          <table:table-cell office:value-type="float" office:value="0.02248058" calcext:value-type="float">
            <text:p>0.02248058</text:p>
          </table:table-cell>
          <table:table-cell office:value-type="float" office:value="0.048616" calcext:value-type="float">
            <text:p>0.048616</text:p>
          </table:table-cell>
          <table:table-cell office:value-type="float" office:value="0.005152743" calcext:value-type="float">
            <text:p>0.005152743</text:p>
          </table:table-cell>
          <table:table-cell office:value-type="float" office:value="0.004980135" calcext:value-type="float">
            <text:p>0.004980135</text:p>
          </table:table-cell>
          <table:table-cell office:value-type="float" office:value="0" calcext:value-type="float">
            <text:p>0</text:p>
          </table:table-cell>
          <table:table-cell office:value-type="float" office:value="19.90395" calcext:value-type="float">
            <text:p>19.90395</text:p>
          </table:table-cell>
          <table:table-cell office:value-type="float" office:value="8.873661" calcext:value-type="float">
            <text:p>8.873661</text:p>
          </table:table-cell>
          <table:table-cell office:value-type="float" office:value="7.873396" calcext:value-type="float">
            <text:p>7.873396</text:p>
          </table:table-cell>
          <table:table-cell office:value-type="float" office:value="5.442402" calcext:value-type="float">
            <text:p>5.442402</text:p>
          </table:table-cell>
          <table:table-cell office:value-type="float" office:value="3.817692" calcext:value-type="float">
            <text:p>3.817692</text:p>
          </table:table-cell>
          <table:table-cell office:value-type="float" office:value="1.271838" calcext:value-type="float">
            <text:p>1.271838</text:p>
          </table:table-cell>
          <table:table-cell office:value-type="float" office:value="0.5065467" calcext:value-type="float">
            <text:p>0.5065467</text:p>
          </table:table-cell>
          <table:table-cell office:value-type="float" office:value="0.4030057" calcext:value-type="float">
            <text:p>0.4030057</text:p>
          </table:table-cell>
          <table:table-cell office:value-type="float" office:value="0.4055799" calcext:value-type="float">
            <text:p>0.4055799</text:p>
          </table:table-cell>
          <table:table-cell office:value-type="float" office:value="0.1951886" calcext:value-type="float">
            <text:p>0.1951886</text:p>
          </table:table-cell>
          <table:table-cell office:value-type="float" office:value="0.1385448" calcext:value-type="float">
            <text:p>0.1385448</text:p>
          </table:table-cell>
          <table:table-cell office:value-type="float" office:value="0.353317" calcext:value-type="float">
            <text:p>0.353317</text:p>
          </table:table-cell>
          <table:table-cell office:value-type="float" office:value="0.3095837" calcext:value-type="float">
            <text:p>0.3095837</text:p>
          </table:table-cell>
          <table:table-cell office:value-type="float" office:value="0.3443652" calcext:value-type="float">
            <text:p>0.3443652</text:p>
          </table:table-cell>
          <table:table-cell office:value-type="float" office:value="0" calcext:value-type="float">
            <text:p>0</text:p>
          </table:table-cell>
          <table:table-cell office:value-type="float" office:value="744.2315" calcext:value-type="float">
            <text:p>744.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2631" calcext:value-type="float">
            <text:p>0.2742631</text:p>
          </table:table-cell>
          <table:table-cell office:value-type="float" office:value="0" calcext:value-type="float">
            <text:p>0</text:p>
          </table:table-cell>
          <table:table-cell office:value-type="float" office:value="-0.0001127897" calcext:value-type="float">
            <text:p>-0.00011278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35.10085" calcext:value-type="float">
            <text:p>35.10085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2345" calcext:value-type="float">
            <text:p>0.2702345</text:p>
          </table:table-cell>
          <table:table-cell office:value-type="float" office:value="2.697221" calcext:value-type="float">
            <text:p>2.697221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54" calcext:value-type="float">
            <text:p>-0.005968054</text:p>
          </table:table-cell>
          <table:table-cell office:value-type="float" office:value="-0.0005136782" calcext:value-type="float">
            <text:p>-0.0005136782</text:p>
          </table:table-cell>
          <table:table-cell office:value-type="float" office:value="0.0007366223" calcext:value-type="float">
            <text:p>0.0007366223</text:p>
          </table:table-cell>
          <table:table-cell office:value-type="float" office:value="0.00000002139452" calcext:value-type="float">
            <text:p>2.139452E-08</text:p>
          </table:table-cell>
          <table:table-cell office:value-type="float" office:value="19.43147" calcext:value-type="float">
            <text:p>19.43147</text:p>
          </table:table-cell>
          <table:table-cell office:value-type="float" office:value="1.213614" calcext:value-type="float">
            <text:p>1.213614</text:p>
          </table:table-cell>
          <table:table-cell office:value-type="float" office:value="0.2988358" calcext:value-type="float">
            <text:p>0.2988358</text:p>
          </table:table-cell>
          <table:table-cell office:value-type="float" office:value="0.3010663" calcext:value-type="float">
            <text:p>0.3010663</text:p>
          </table:table-cell>
          <table:table-cell office:value-type="float" office:value="0.1669716" calcext:value-type="float">
            <text:p>0.1669716</text:p>
          </table:table-cell>
          <table:table-cell office:value-type="float" office:value="0.1683541" calcext:value-type="float">
            <text:p>0.1683541</text:p>
          </table:table-cell>
          <table:table-cell office:value-type="float" office:value="0.0499308" calcext:value-type="float">
            <text:p>0.0499308</text:p>
          </table:table-cell>
          <table:table-cell office:value-type="float" office:value="0.03268999" calcext:value-type="float">
            <text:p>0.03268999</text:p>
          </table:table-cell>
          <table:table-cell office:value-type="float" office:value="0.04072779" calcext:value-type="float">
            <text:p>0.04072779</text:p>
          </table:table-cell>
          <table:table-cell office:value-type="float" office:value="0.0286724" calcext:value-type="float">
            <text:p>0.0286724</text:p>
          </table:table-cell>
          <table:table-cell office:value-type="float" office:value="0.02323404" calcext:value-type="float">
            <text:p>0.02323404</text:p>
          </table:table-cell>
          <table:table-cell office:value-type="float" office:value="0.02250325" calcext:value-type="float">
            <text:p>0.02250325</text:p>
          </table:table-cell>
          <table:table-cell office:value-type="float" office:value="0.0485116" calcext:value-type="float">
            <text:p>0.0485116</text:p>
          </table:table-cell>
          <table:table-cell office:value-type="float" office:value="0.005150497" calcext:value-type="float">
            <text:p>0.005150497</text:p>
          </table:table-cell>
          <table:table-cell office:value-type="float" office:value="0.004980228" calcext:value-type="float">
            <text:p>0.004980228</text:p>
          </table:table-cell>
          <table:table-cell office:value-type="float" office:value="0" calcext:value-type="float">
            <text:p>0</text:p>
          </table:table-cell>
          <table:table-cell office:value-type="float" office:value="20.38161" calcext:value-type="float">
            <text:p>20.38161</text:p>
          </table:table-cell>
          <table:table-cell office:value-type="float" office:value="8.902653" calcext:value-type="float">
            <text:p>8.902653</text:p>
          </table:table-cell>
          <table:table-cell office:value-type="float" office:value="7.907329" calcext:value-type="float">
            <text:p>7.907329</text:p>
          </table:table-cell>
          <table:table-cell office:value-type="float" office:value="5.457926" calcext:value-type="float">
            <text:p>5.457926</text:p>
          </table:table-cell>
          <table:table-cell office:value-type="float" office:value="3.842924" calcext:value-type="float">
            <text:p>3.842924</text:p>
          </table:table-cell>
          <table:table-cell office:value-type="float" office:value="1.27527" calcext:value-type="float">
            <text:p>1.27527</text:p>
          </table:table-cell>
          <table:table-cell office:value-type="float" office:value="0.5092298" calcext:value-type="float">
            <text:p>0.5092298</text:p>
          </table:table-cell>
          <table:table-cell office:value-type="float" office:value="0.4042662" calcext:value-type="float">
            <text:p>0.4042662</text:p>
          </table:table-cell>
          <table:table-cell office:value-type="float" office:value="0.4060263" calcext:value-type="float">
            <text:p>0.4060263</text:p>
          </table:table-cell>
          <table:table-cell office:value-type="float" office:value="0.1957531" calcext:value-type="float">
            <text:p>0.1957531</text:p>
          </table:table-cell>
          <table:table-cell office:value-type="float" office:value="0.1392542" calcext:value-type="float">
            <text:p>0.1392542</text:p>
          </table:table-cell>
          <table:table-cell office:value-type="float" office:value="0.3545863" calcext:value-type="float">
            <text:p>0.3545863</text:p>
          </table:table-cell>
          <table:table-cell office:value-type="float" office:value="0.3085882" calcext:value-type="float">
            <text:p>0.3085882</text:p>
          </table:table-cell>
          <table:table-cell office:value-type="float" office:value="0.3454051" calcext:value-type="float">
            <text:p>0.3454051</text:p>
          </table:table-cell>
          <table:table-cell office:value-type="float" office:value="0" calcext:value-type="float">
            <text:p>0</text:p>
          </table:table-cell>
          <table:table-cell office:value-type="float" office:value="754.5228" calcext:value-type="float">
            <text:p>754.5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8544" calcext:value-type="float">
            <text:p>0.2848544</text:p>
          </table:table-cell>
          <table:table-cell office:value-type="float" office:value="0" calcext:value-type="float">
            <text:p>0</text:p>
          </table:table-cell>
          <table:table-cell office:value-type="float" office:value="-0.0001158746" calcext:value-type="float">
            <text:p>-0.00011587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35.0853" calcext:value-type="float">
            <text:p>35.0853</text:p>
          </table:table-cell>
          <table:table-cell office:value-type="float" office:value="1099.003" calcext:value-type="float">
            <text:p>1099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303" calcext:value-type="float">
            <text:p>0.271303</text:p>
          </table:table-cell>
          <table:table-cell office:value-type="float" office:value="2.708065" calcext:value-type="float">
            <text:p>2.708065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54" calcext:value-type="float">
            <text:p>-0.005968054</text:p>
          </table:table-cell>
          <table:table-cell office:value-type="float" office:value="-0.0005398569" calcext:value-type="float">
            <text:p>-0.0005398569</text:p>
          </table:table-cell>
          <table:table-cell office:value-type="float" office:value="0.0007673216" calcext:value-type="float">
            <text:p>0.0007673216</text:p>
          </table:table-cell>
          <table:table-cell office:value-type="float" office:value="0.0000000216273" calcext:value-type="float">
            <text:p>2.16273E-08</text:p>
          </table:table-cell>
          <table:table-cell office:value-type="float" office:value="19.41619" calcext:value-type="float">
            <text:p>19.41619</text:p>
          </table:table-cell>
          <table:table-cell office:value-type="float" office:value="1.150975" calcext:value-type="float">
            <text:p>1.150975</text:p>
          </table:table-cell>
          <table:table-cell office:value-type="float" office:value="0.2992749" calcext:value-type="float">
            <text:p>0.2992749</text:p>
          </table:table-cell>
          <table:table-cell office:value-type="float" office:value="0.297709" calcext:value-type="float">
            <text:p>0.297709</text:p>
          </table:table-cell>
          <table:table-cell office:value-type="float" office:value="0.1656744" calcext:value-type="float">
            <text:p>0.1656744</text:p>
          </table:table-cell>
          <table:table-cell office:value-type="float" office:value="0.1667693" calcext:value-type="float">
            <text:p>0.1667693</text:p>
          </table:table-cell>
          <table:table-cell office:value-type="float" office:value="0.0498925" calcext:value-type="float">
            <text:p>0.0498925</text:p>
          </table:table-cell>
          <table:table-cell office:value-type="float" office:value="0.03263297" calcext:value-type="float">
            <text:p>0.03263297</text:p>
          </table:table-cell>
          <table:table-cell office:value-type="float" office:value="0.04081175" calcext:value-type="float">
            <text:p>0.04081175</text:p>
          </table:table-cell>
          <table:table-cell office:value-type="float" office:value="0.02872892" calcext:value-type="float">
            <text:p>0.02872892</text:p>
          </table:table-cell>
          <table:table-cell office:value-type="float" office:value="0.02327248" calcext:value-type="float">
            <text:p>0.02327248</text:p>
          </table:table-cell>
          <table:table-cell office:value-type="float" office:value="0.0225251" calcext:value-type="float">
            <text:p>0.0225251</text:p>
          </table:table-cell>
          <table:table-cell office:value-type="float" office:value="0.04841124" calcext:value-type="float">
            <text:p>0.04841124</text:p>
          </table:table-cell>
          <table:table-cell office:value-type="float" office:value="0.005150817" calcext:value-type="float">
            <text:p>0.005150817</text:p>
          </table:table-cell>
          <table:table-cell office:value-type="float" office:value="0.004979755" calcext:value-type="float">
            <text:p>0.004979755</text:p>
          </table:table-cell>
          <table:table-cell office:value-type="float" office:value="0" calcext:value-type="float">
            <text:p>0</text:p>
          </table:table-cell>
          <table:table-cell office:value-type="float" office:value="20.41326" calcext:value-type="float">
            <text:p>20.41326</text:p>
          </table:table-cell>
          <table:table-cell office:value-type="float" office:value="8.914563" calcext:value-type="float">
            <text:p>8.914563</text:p>
          </table:table-cell>
          <table:table-cell office:value-type="float" office:value="7.952904" calcext:value-type="float">
            <text:p>7.952904</text:p>
          </table:table-cell>
          <table:table-cell office:value-type="float" office:value="5.471489" calcext:value-type="float">
            <text:p>5.471489</text:p>
          </table:table-cell>
          <table:table-cell office:value-type="float" office:value="3.861735" calcext:value-type="float">
            <text:p>3.861735</text:p>
          </table:table-cell>
          <table:table-cell office:value-type="float" office:value="1.278393" calcext:value-type="float">
            <text:p>1.278393</text:p>
          </table:table-cell>
          <table:table-cell office:value-type="float" office:value="0.5120177" calcext:value-type="float">
            <text:p>0.5120177</text:p>
          </table:table-cell>
          <table:table-cell office:value-type="float" office:value="0.4054433" calcext:value-type="float">
            <text:p>0.4054433</text:p>
          </table:table-cell>
          <table:table-cell office:value-type="float" office:value="0.4065189" calcext:value-type="float">
            <text:p>0.4065189</text:p>
          </table:table-cell>
          <table:table-cell office:value-type="float" office:value="0.1963097" calcext:value-type="float">
            <text:p>0.1963097</text:p>
          </table:table-cell>
          <table:table-cell office:value-type="float" office:value="0.1399418" calcext:value-type="float">
            <text:p>0.1399418</text:p>
          </table:table-cell>
          <table:table-cell office:value-type="float" office:value="0.355806" calcext:value-type="float">
            <text:p>0.355806</text:p>
          </table:table-cell>
          <table:table-cell office:value-type="float" office:value="0.3084429" calcext:value-type="float">
            <text:p>0.3084429</text:p>
          </table:table-cell>
          <table:table-cell office:value-type="float" office:value="0.3454075" calcext:value-type="float">
            <text:p>0.3454075</text:p>
          </table:table-cell>
          <table:table-cell office:value-type="float" office:value="0" calcext:value-type="float">
            <text:p>0</text:p>
          </table:table-cell>
          <table:table-cell office:value-type="float" office:value="767.6316" calcext:value-type="float">
            <text:p>767.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7716" calcext:value-type="float">
            <text:p>0.2967716</text:p>
          </table:table-cell>
          <table:table-cell office:value-type="float" office:value="0" calcext:value-type="float">
            <text:p>0</text:p>
          </table:table-cell>
          <table:table-cell office:value-type="float" office:value="-0.0001188712" calcext:value-type="float">
            <text:p>-0.00011887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35.06934" calcext:value-type="float">
            <text:p>35.06934</text:p>
          </table:table-cell>
          <table:table-cell office:value-type="float" office:value="1099.005" calcext:value-type="float">
            <text:p>1099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581" calcext:value-type="float">
            <text:p>0.272581</text:p>
          </table:table-cell>
          <table:table-cell office:value-type="float" office:value="2.719017" calcext:value-type="float">
            <text:p>2.719017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54" calcext:value-type="float">
            <text:p>-0.005968054</text:p>
          </table:table-cell>
          <table:table-cell office:value-type="float" office:value="-0.0005664367" calcext:value-type="float">
            <text:p>-0.0005664367</text:p>
          </table:table-cell>
          <table:table-cell office:value-type="float" office:value="0.0007980024" calcext:value-type="float">
            <text:p>0.0007980024</text:p>
          </table:table-cell>
          <table:table-cell office:value-type="float" office:value="0.00000002184849" calcext:value-type="float">
            <text:p>2.184849E-08</text:p>
          </table:table-cell>
          <table:table-cell office:value-type="float" office:value="19.39957" calcext:value-type="float">
            <text:p>19.39957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0.2981392" calcext:value-type="float">
            <text:p>0.2981392</text:p>
          </table:table-cell>
          <table:table-cell office:value-type="float" office:value="0.2937422" calcext:value-type="float">
            <text:p>0.2937422</text:p>
          </table:table-cell>
          <table:table-cell office:value-type="float" office:value="0.1645709" calcext:value-type="float">
            <text:p>0.1645709</text:p>
          </table:table-cell>
          <table:table-cell office:value-type="float" office:value="0.1654101" calcext:value-type="float">
            <text:p>0.1654101</text:p>
          </table:table-cell>
          <table:table-cell office:value-type="float" office:value="0.04984927" calcext:value-type="float">
            <text:p>0.04984927</text:p>
          </table:table-cell>
          <table:table-cell office:value-type="float" office:value="0.03256495" calcext:value-type="float">
            <text:p>0.03256495</text:p>
          </table:table-cell>
          <table:table-cell office:value-type="float" office:value="0.04089408" calcext:value-type="float">
            <text:p>0.04089408</text:p>
          </table:table-cell>
          <table:table-cell office:value-type="float" office:value="0.02878474" calcext:value-type="float">
            <text:p>0.02878474</text:p>
          </table:table-cell>
          <table:table-cell office:value-type="float" office:value="0.02331064" calcext:value-type="float">
            <text:p>0.02331064</text:p>
          </table:table-cell>
          <table:table-cell office:value-type="float" office:value="0.0225462" calcext:value-type="float">
            <text:p>0.0225462</text:p>
          </table:table-cell>
          <table:table-cell office:value-type="float" office:value="0.04831462" calcext:value-type="float">
            <text:p>0.04831462</text:p>
          </table:table-cell>
          <table:table-cell office:value-type="float" office:value="0.005151198" calcext:value-type="float">
            <text:p>0.005151198</text:p>
          </table:table-cell>
          <table:table-cell office:value-type="float" office:value="0.004979536" calcext:value-type="float">
            <text:p>0.004979536</text:p>
          </table:table-cell>
          <table:table-cell office:value-type="float" office:value="0" calcext:value-type="float">
            <text:p>0</text:p>
          </table:table-cell>
          <table:table-cell office:value-type="float" office:value="20.65925" calcext:value-type="float">
            <text:p>20.65925</text:p>
          </table:table-cell>
          <table:table-cell office:value-type="float" office:value="8.9263" calcext:value-type="float">
            <text:p>8.9263</text:p>
          </table:table-cell>
          <table:table-cell office:value-type="float" office:value="8.000154" calcext:value-type="float">
            <text:p>8.000154</text:p>
          </table:table-cell>
          <table:table-cell office:value-type="float" office:value="5.487063" calcext:value-type="float">
            <text:p>5.487063</text:p>
          </table:table-cell>
          <table:table-cell office:value-type="float" office:value="3.880554" calcext:value-type="float">
            <text:p>3.880554</text:p>
          </table:table-cell>
          <table:table-cell office:value-type="float" office:value="1.281436" calcext:value-type="float">
            <text:p>1.281436</text:p>
          </table:table-cell>
          <table:table-cell office:value-type="float" office:value="0.5147359" calcext:value-type="float">
            <text:p>0.5147359</text:p>
          </table:table-cell>
          <table:table-cell office:value-type="float" office:value="0.4065761" calcext:value-type="float">
            <text:p>0.4065761</text:p>
          </table:table-cell>
          <table:table-cell office:value-type="float" office:value="0.4070576" calcext:value-type="float">
            <text:p>0.4070576</text:p>
          </table:table-cell>
          <table:table-cell office:value-type="float" office:value="0.19686" calcext:value-type="float">
            <text:p>0.19686</text:p>
          </table:table-cell>
          <table:table-cell office:value-type="float" office:value="0.1406097" calcext:value-type="float">
            <text:p>0.1406097</text:p>
          </table:table-cell>
          <table:table-cell office:value-type="float" office:value="0.3569954" calcext:value-type="float">
            <text:p>0.3569954</text:p>
          </table:table-cell>
          <table:table-cell office:value-type="float" office:value="0.3083322" calcext:value-type="float">
            <text:p>0.3083322</text:p>
          </table:table-cell>
          <table:table-cell office:value-type="float" office:value="0.3454106" calcext:value-type="float">
            <text:p>0.3454106</text:p>
          </table:table-cell>
          <table:table-cell office:value-type="float" office:value="0" calcext:value-type="float">
            <text:p>0</text:p>
          </table:table-cell>
          <table:table-cell office:value-type="float" office:value="781.7113" calcext:value-type="float">
            <text:p>781.7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0048" calcext:value-type="float">
            <text:p>0.3090048</text:p>
          </table:table-cell>
          <table:table-cell office:value-type="float" office:value="0" calcext:value-type="float">
            <text:p>0</text:p>
          </table:table-cell>
          <table:table-cell office:value-type="float" office:value="-0.0001218461" calcext:value-type="float">
            <text:p>-0.00012184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35.05439" calcext:value-type="float">
            <text:p>35.05439</text:p>
          </table:table-cell>
          <table:table-cell office:value-type="float" office:value="1099.007" calcext:value-type="float">
            <text:p>1099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7433" calcext:value-type="float">
            <text:p>0.2737433</text:p>
          </table:table-cell>
          <table:table-cell office:value-type="float" office:value="2.729348" calcext:value-type="float">
            <text:p>2.7293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845091" calcext:value-type="float">
            <text:p>4.845091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54" calcext:value-type="float">
            <text:p>-0.005968054</text:p>
          </table:table-cell>
          <table:table-cell office:value-type="float" office:value="-0.0005909185" calcext:value-type="float">
            <text:p>-0.0005909185</text:p>
          </table:table-cell>
          <table:table-cell office:value-type="float" office:value="0.0008266373" calcext:value-type="float">
            <text:p>0.0008266373</text:p>
          </table:table-cell>
          <table:table-cell office:value-type="float" office:value="0.00000002205834" calcext:value-type="float">
            <text:p>2.205834E-08</text:p>
          </table:table-cell>
          <table:table-cell office:value-type="float" office:value="19.38229" calcext:value-type="float">
            <text:p>19.38229</text:p>
          </table:table-cell>
          <table:table-cell office:value-type="float" office:value="1.086215" calcext:value-type="float">
            <text:p>1.086215</text:p>
          </table:table-cell>
          <table:table-cell office:value-type="float" office:value="0.2994005" calcext:value-type="float">
            <text:p>0.2994005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1633647" calcext:value-type="float">
            <text:p>0.1633647</text:p>
          </table:table-cell>
          <table:table-cell office:value-type="float" office:value="0.1640092" calcext:value-type="float">
            <text:p>0.1640092</text:p>
          </table:table-cell>
          <table:table-cell office:value-type="float" office:value="0.0497997" calcext:value-type="float">
            <text:p>0.0497997</text:p>
          </table:table-cell>
          <table:table-cell office:value-type="float" office:value="0.03249472" calcext:value-type="float">
            <text:p>0.03249472</text:p>
          </table:table-cell>
          <table:table-cell office:value-type="float" office:value="0.04097373" calcext:value-type="float">
            <text:p>0.04097373</text:p>
          </table:table-cell>
          <table:table-cell office:value-type="float" office:value="0.02883964" calcext:value-type="float">
            <text:p>0.02883964</text:p>
          </table:table-cell>
          <table:table-cell office:value-type="float" office:value="0.02334852" calcext:value-type="float">
            <text:p>0.02334852</text:p>
          </table:table-cell>
          <table:table-cell office:value-type="float" office:value="0.02256661" calcext:value-type="float">
            <text:p>0.02256661</text:p>
          </table:table-cell>
          <table:table-cell office:value-type="float" office:value="0.04822147" calcext:value-type="float">
            <text:p>0.04822147</text:p>
          </table:table-cell>
          <table:table-cell office:value-type="float" office:value="0.005151398" calcext:value-type="float">
            <text:p>0.005151398</text:p>
          </table:table-cell>
          <table:table-cell office:value-type="float" office:value="0.004978606" calcext:value-type="float">
            <text:p>0.004978606</text:p>
          </table:table-cell>
          <table:table-cell office:value-type="float" office:value="0" calcext:value-type="float">
            <text:p>0</text:p>
          </table:table-cell>
          <table:table-cell office:value-type="float" office:value="21.24034" calcext:value-type="float">
            <text:p>21.24034</text:p>
          </table:table-cell>
          <table:table-cell office:value-type="float" office:value="8.98355" calcext:value-type="float">
            <text:p>8.98355</text:p>
          </table:table-cell>
          <table:table-cell office:value-type="float" office:value="8.040428" calcext:value-type="float">
            <text:p>8.040428</text:p>
          </table:table-cell>
          <table:table-cell office:value-type="float" office:value="5.5026" calcext:value-type="float">
            <text:p>5.5026</text:p>
          </table:table-cell>
          <table:table-cell office:value-type="float" office:value="3.899416" calcext:value-type="float">
            <text:p>3.899416</text:p>
          </table:table-cell>
          <table:table-cell office:value-type="float" office:value="1.284564" calcext:value-type="float">
            <text:p>1.284564</text:p>
          </table:table-cell>
          <table:table-cell office:value-type="float" office:value="0.5176793" calcext:value-type="float">
            <text:p>0.5176793</text:p>
          </table:table-cell>
          <table:table-cell office:value-type="float" office:value="0.4076172" calcext:value-type="float">
            <text:p>0.4076172</text:p>
          </table:table-cell>
          <table:table-cell office:value-type="float" office:value="0.4076116" calcext:value-type="float">
            <text:p>0.4076116</text:p>
          </table:table-cell>
          <table:table-cell office:value-type="float" office:value="0.1974049" calcext:value-type="float">
            <text:p>0.1974049</text:p>
          </table:table-cell>
          <table:table-cell office:value-type="float" office:value="0.1412603" calcext:value-type="float">
            <text:p>0.1412603</text:p>
          </table:table-cell>
          <table:table-cell office:value-type="float" office:value="0.358156" calcext:value-type="float">
            <text:p>0.358156</text:p>
          </table:table-cell>
          <table:table-cell office:value-type="float" office:value="0.3081721" calcext:value-type="float">
            <text:p>0.3081721</text:p>
          </table:table-cell>
          <table:table-cell office:value-type="float" office:value="0.3454124" calcext:value-type="float">
            <text:p>0.3454124</text:p>
          </table:table-cell>
          <table:table-cell office:value-type="float" office:value="0" calcext:value-type="float">
            <text:p>0</text:p>
          </table:table-cell>
          <table:table-cell office:value-type="float" office:value="792.2548" calcext:value-type="float">
            <text:p>792.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5034" calcext:value-type="float">
            <text:p>0.3205034</text:p>
          </table:table-cell>
          <table:table-cell office:value-type="float" office:value="0" calcext:value-type="float">
            <text:p>0</text:p>
          </table:table-cell>
          <table:table-cell office:value-type="float" office:value="-0.0001247708" calcext:value-type="float">
            <text:p>-0.00012477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35.0381" calcext:value-type="float">
            <text:p>35.0381</text:p>
          </table:table-cell>
          <table:table-cell office:value-type="float" office:value="1099.011" calcext:value-type="float">
            <text:p>1099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1522" calcext:value-type="float">
            <text:p>0.2721522</text:p>
          </table:table-cell>
          <table:table-cell office:value-type="float" office:value="2.742202" calcext:value-type="float">
            <text:p>2.742202</text:p>
          </table:table-cell>
          <table:table-cell office:value-type="float" office:value="0" calcext:value-type="float">
            <text:p>0</text:p>
          </table:table-cell>
          <table:table-cell office:value-type="float" office:value="0.00000004864033" calcext:value-type="float">
            <text:p>4.864033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28" calcext:value-type="float">
            <text:p>-0.005968028</text:p>
          </table:table-cell>
          <table:table-cell office:value-type="float" office:value="-0.000631053" calcext:value-type="float">
            <text:p>-0.000631053</text:p>
          </table:table-cell>
          <table:table-cell office:value-type="float" office:value="0.0008522128" calcext:value-type="float">
            <text:p>0.0008522128</text:p>
          </table:table-cell>
          <table:table-cell office:value-type="float" office:value="0.0000000222571" calcext:value-type="float">
            <text:p>2.22571E-08</text:p>
          </table:table-cell>
          <table:table-cell office:value-type="float" office:value="19.37057" calcext:value-type="float">
            <text:p>19.37057</text:p>
          </table:table-cell>
          <table:table-cell office:value-type="float" office:value="1.021656" calcext:value-type="float">
            <text:p>1.021656</text:p>
          </table:table-cell>
          <table:table-cell office:value-type="float" office:value="0.2979498" calcext:value-type="float">
            <text:p>0.2979498</text:p>
          </table:table-cell>
          <table:table-cell office:value-type="float" office:value="0.2855138" calcext:value-type="float">
            <text:p>0.2855138</text:p>
          </table:table-cell>
          <table:table-cell office:value-type="float" office:value="0.1622401" calcext:value-type="float">
            <text:p>0.1622401</text:p>
          </table:table-cell>
          <table:table-cell office:value-type="float" office:value="0.1626742" calcext:value-type="float">
            <text:p>0.1626742</text:p>
          </table:table-cell>
          <table:table-cell office:value-type="float" office:value="0.0497433" calcext:value-type="float">
            <text:p>0.0497433</text:p>
          </table:table-cell>
          <table:table-cell office:value-type="float" office:value="0.0324192" calcext:value-type="float">
            <text:p>0.0324192</text:p>
          </table:table-cell>
          <table:table-cell office:value-type="float" office:value="0.04105168" calcext:value-type="float">
            <text:p>0.04105168</text:p>
          </table:table-cell>
          <table:table-cell office:value-type="float" office:value="0.02889404" calcext:value-type="float">
            <text:p>0.02889404</text:p>
          </table:table-cell>
          <table:table-cell office:value-type="float" office:value="0.0233861" calcext:value-type="float">
            <text:p>0.0233861</text:p>
          </table:table-cell>
          <table:table-cell office:value-type="float" office:value="0.02258703" calcext:value-type="float">
            <text:p>0.02258703</text:p>
          </table:table-cell>
          <table:table-cell office:value-type="float" office:value="0.04813157" calcext:value-type="float">
            <text:p>0.04813157</text:p>
          </table:table-cell>
          <table:table-cell office:value-type="float" office:value="0.005151751" calcext:value-type="float">
            <text:p>0.005151751</text:p>
          </table:table-cell>
          <table:table-cell office:value-type="float" office:value="0.004978304" calcext:value-type="float">
            <text:p>0.004978304</text:p>
          </table:table-cell>
          <table:table-cell office:value-type="float" office:value="0" calcext:value-type="float">
            <text:p>0</text:p>
          </table:table-cell>
          <table:table-cell office:value-type="float" office:value="21.52594" calcext:value-type="float">
            <text:p>21.52594</text:p>
          </table:table-cell>
          <table:table-cell office:value-type="float" office:value="9.123315" calcext:value-type="float">
            <text:p>9.123315</text:p>
          </table:table-cell>
          <table:table-cell office:value-type="float" office:value="8.088821" calcext:value-type="float">
            <text:p>8.088821</text:p>
          </table:table-cell>
          <table:table-cell office:value-type="float" office:value="5.518641" calcext:value-type="float">
            <text:p>5.518641</text:p>
          </table:table-cell>
          <table:table-cell office:value-type="float" office:value="3.918166" calcext:value-type="float">
            <text:p>3.918166</text:p>
          </table:table-cell>
          <table:table-cell office:value-type="float" office:value="1.287672" calcext:value-type="float">
            <text:p>1.287672</text:p>
          </table:table-cell>
          <table:table-cell office:value-type="float" office:value="0.5205631" calcext:value-type="float">
            <text:p>0.5205631</text:p>
          </table:table-cell>
          <table:table-cell office:value-type="float" office:value="0.4086176" calcext:value-type="float">
            <text:p>0.4086176</text:p>
          </table:table-cell>
          <table:table-cell office:value-type="float" office:value="0.4082029" calcext:value-type="float">
            <text:p>0.4082029</text:p>
          </table:table-cell>
          <table:table-cell office:value-type="float" office:value="0.1979451" calcext:value-type="float">
            <text:p>0.1979451</text:p>
          </table:table-cell>
          <table:table-cell office:value-type="float" office:value="0.1418957" calcext:value-type="float">
            <text:p>0.1418957</text:p>
          </table:table-cell>
          <table:table-cell office:value-type="float" office:value="0.3592895" calcext:value-type="float">
            <text:p>0.3592895</text:p>
          </table:table-cell>
          <table:table-cell office:value-type="float" office:value="0.3080772" calcext:value-type="float">
            <text:p>0.3080772</text:p>
          </table:table-cell>
          <table:table-cell office:value-type="float" office:value="0.345412" calcext:value-type="float">
            <text:p>0.345412</text:p>
          </table:table-cell>
          <table:table-cell office:value-type="float" office:value="0" calcext:value-type="float">
            <text:p>0</text:p>
          </table:table-cell>
          <table:table-cell office:value-type="float" office:value="790.4531" calcext:value-type="float">
            <text:p>790.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7985" calcext:value-type="float">
            <text:p>0.3317985</text:p>
          </table:table-cell>
          <table:table-cell office:value-type="float" office:value="0" calcext:value-type="float">
            <text:p>0</text:p>
          </table:table-cell>
          <table:table-cell office:value-type="float" office:value="-0.0001277271" calcext:value-type="float">
            <text:p>-0.00012772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35.0223" calcext:value-type="float">
            <text:p>35.0223</text:p>
          </table:table-cell>
          <table:table-cell office:value-type="float" office:value="1099.015" calcext:value-type="float">
            <text:p>1099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646" calcext:value-type="float">
            <text:p>0.2703646</text:p>
          </table:table-cell>
          <table:table-cell office:value-type="float" office:value="2.754663" calcext:value-type="float">
            <text:p>2.754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4879001" calcext:value-type="float">
            <text:p>4.879001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8008" calcext:value-type="float">
            <text:p>-0.005968008</text:p>
          </table:table-cell>
          <table:table-cell office:value-type="float" office:value="-0.0006755164" calcext:value-type="float">
            <text:p>-0.0006755164</text:p>
          </table:table-cell>
          <table:table-cell office:value-type="float" office:value="0.000874742" calcext:value-type="float">
            <text:p>0.000874742</text:p>
          </table:table-cell>
          <table:table-cell office:value-type="float" office:value="0.00000002244498" calcext:value-type="float">
            <text:p>2.244498E-08</text:p>
          </table:table-cell>
          <table:table-cell office:value-type="float" office:value="19.36109" calcext:value-type="float">
            <text:p>19.36109</text:p>
          </table:table-cell>
          <table:table-cell office:value-type="float" office:value="0.9651021" calcext:value-type="float">
            <text:p>0.9651021</text:p>
          </table:table-cell>
          <table:table-cell office:value-type="float" office:value="0.2945571" calcext:value-type="float">
            <text:p>0.2945571</text:p>
          </table:table-cell>
          <table:table-cell office:value-type="float" office:value="0.2792393" calcext:value-type="float">
            <text:p>0.2792393</text:p>
          </table:table-cell>
          <table:table-cell office:value-type="float" office:value="0.1607994" calcext:value-type="float">
            <text:p>0.1607994</text:p>
          </table:table-cell>
          <table:table-cell office:value-type="float" office:value="0.161177" calcext:value-type="float">
            <text:p>0.161177</text:p>
          </table:table-cell>
          <table:table-cell office:value-type="float" office:value="0.04967618" calcext:value-type="float">
            <text:p>0.04967618</text:p>
          </table:table-cell>
          <table:table-cell office:value-type="float" office:value="0.03233863" calcext:value-type="float">
            <text:p>0.03233863</text:p>
          </table:table-cell>
          <table:table-cell office:value-type="float" office:value="0.04112773" calcext:value-type="float">
            <text:p>0.04112773</text:p>
          </table:table-cell>
          <table:table-cell office:value-type="float" office:value="0.02894787" calcext:value-type="float">
            <text:p>0.02894787</text:p>
          </table:table-cell>
          <table:table-cell office:value-type="float" office:value="0.02342339" calcext:value-type="float">
            <text:p>0.02342339</text:p>
          </table:table-cell>
          <table:table-cell office:value-type="float" office:value="0.0226077" calcext:value-type="float">
            <text:p>0.0226077</text:p>
          </table:table-cell>
          <table:table-cell office:value-type="float" office:value="0.04804472" calcext:value-type="float">
            <text:p>0.04804472</text:p>
          </table:table-cell>
          <table:table-cell office:value-type="float" office:value="0.005152047" calcext:value-type="float">
            <text:p>0.005152047</text:p>
          </table:table-cell>
          <table:table-cell office:value-type="float" office:value="0.004977869" calcext:value-type="float">
            <text:p>0.004977869</text:p>
          </table:table-cell>
          <table:table-cell office:value-type="float" office:value="0" calcext:value-type="float">
            <text:p>0</text:p>
          </table:table-cell>
          <table:table-cell office:value-type="float" office:value="21.27456" calcext:value-type="float">
            <text:p>21.27456</text:p>
          </table:table-cell>
          <table:table-cell office:value-type="float" office:value="9.336913" calcext:value-type="float">
            <text:p>9.336913</text:p>
          </table:table-cell>
          <table:table-cell office:value-type="float" office:value="8.141163" calcext:value-type="float">
            <text:p>8.141163</text:p>
          </table:table-cell>
          <table:table-cell office:value-type="float" office:value="5.536587" calcext:value-type="float">
            <text:p>5.536587</text:p>
          </table:table-cell>
          <table:table-cell office:value-type="float" office:value="3.938666" calcext:value-type="float">
            <text:p>3.938666</text:p>
          </table:table-cell>
          <table:table-cell office:value-type="float" office:value="1.290872" calcext:value-type="float">
            <text:p>1.290872</text:p>
          </table:table-cell>
          <table:table-cell office:value-type="float" office:value="0.5233728" calcext:value-type="float">
            <text:p>0.5233728</text:p>
          </table:table-cell>
          <table:table-cell office:value-type="float" office:value="0.409569" calcext:value-type="float">
            <text:p>0.409569</text:p>
          </table:table-cell>
          <table:table-cell office:value-type="float" office:value="0.408835" calcext:value-type="float">
            <text:p>0.408835</text:p>
          </table:table-cell>
          <table:table-cell office:value-type="float" office:value="0.1984817" calcext:value-type="float">
            <text:p>0.1984817</text:p>
          </table:table-cell>
          <table:table-cell office:value-type="float" office:value="0.1425175" calcext:value-type="float">
            <text:p>0.1425175</text:p>
          </table:table-cell>
          <table:table-cell office:value-type="float" office:value="0.3603981" calcext:value-type="float">
            <text:p>0.3603981</text:p>
          </table:table-cell>
          <table:table-cell office:value-type="float" office:value="0.3079765" calcext:value-type="float">
            <text:p>0.3079765</text:p>
          </table:table-cell>
          <table:table-cell office:value-type="float" office:value="0.3454114" calcext:value-type="float">
            <text:p>0.3454114</text:p>
          </table:table-cell>
          <table:table-cell office:value-type="float" office:value="0" calcext:value-type="float">
            <text:p>0</text:p>
          </table:table-cell>
          <table:table-cell office:value-type="float" office:value="788.3343" calcext:value-type="float">
            <text:p>788.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5032" calcext:value-type="float">
            <text:p>0.3425032</text:p>
          </table:table-cell>
          <table:table-cell office:value-type="float" office:value="0" calcext:value-type="float">
            <text:p>0</text:p>
          </table:table-cell>
          <table:table-cell office:value-type="float" office:value="-0.0001307143" calcext:value-type="float">
            <text:p>-0.0001307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35.01048" calcext:value-type="float">
            <text:p>35.01048</text:p>
          </table:table-cell>
          <table:table-cell office:value-type="float" office:value="1099.024" calcext:value-type="float">
            <text:p>1099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416" calcext:value-type="float">
            <text:p>0.264416</text:p>
          </table:table-cell>
          <table:table-cell office:value-type="float" office:value="2.761208" calcext:value-type="float">
            <text:p>2.761208</text:p>
          </table:table-cell>
          <table:table-cell office:value-type="float" office:value="0" calcext:value-type="float">
            <text:p>0</text:p>
          </table:table-cell>
          <table:table-cell office:value-type="float" office:value="0.000000049089" calcext:value-type="float">
            <text:p>4.9089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7969" calcext:value-type="float">
            <text:p>-0.005967969</text:p>
          </table:table-cell>
          <table:table-cell office:value-type="float" office:value="-0.0008378088" calcext:value-type="float">
            <text:p>-0.0008378088</text:p>
          </table:table-cell>
          <table:table-cell office:value-type="float" office:value="0.0008941136" calcext:value-type="float">
            <text:p>0.0008941136</text:p>
          </table:table-cell>
          <table:table-cell office:value-type="float" office:value="0.00000002262223" calcext:value-type="float">
            <text:p>2.262223E-08</text:p>
          </table:table-cell>
          <table:table-cell office:value-type="float" office:value="19.4126" calcext:value-type="float">
            <text:p>19.4126</text:p>
          </table:table-cell>
          <table:table-cell office:value-type="float" office:value="0.7558518" calcext:value-type="float">
            <text:p>0.7558518</text:p>
          </table:table-cell>
          <table:table-cell office:value-type="float" office:value="0.2788197" calcext:value-type="float">
            <text:p>0.2788197</text:p>
          </table:table-cell>
          <table:table-cell office:value-type="float" office:value="0.2696191" calcext:value-type="float">
            <text:p>0.2696191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0.1594522" calcext:value-type="float">
            <text:p>0.1594522</text:p>
          </table:table-cell>
          <table:table-cell office:value-type="float" office:value="0.04959022" calcext:value-type="float">
            <text:p>0.04959022</text:p>
          </table:table-cell>
          <table:table-cell office:value-type="float" office:value="0.03225414" calcext:value-type="float">
            <text:p>0.03225414</text:p>
          </table:table-cell>
          <table:table-cell office:value-type="float" office:value="0.04120129" calcext:value-type="float">
            <text:p>0.04120129</text:p>
          </table:table-cell>
          <table:table-cell office:value-type="float" office:value="0.02900143" calcext:value-type="float">
            <text:p>0.02900143</text:p>
          </table:table-cell>
          <table:table-cell office:value-type="float" office:value="0.02346041" calcext:value-type="float">
            <text:p>0.02346041</text:p>
          </table:table-cell>
          <table:table-cell office:value-type="float" office:value="0.0226286" calcext:value-type="float">
            <text:p>0.0226286</text:p>
          </table:table-cell>
          <table:table-cell office:value-type="float" office:value="0.04796068" calcext:value-type="float">
            <text:p>0.04796068</text:p>
          </table:table-cell>
          <table:table-cell office:value-type="float" office:value="0.005152795" calcext:value-type="float">
            <text:p>0.005152795</text:p>
          </table:table-cell>
          <table:table-cell office:value-type="float" office:value="0.004979409" calcext:value-type="float">
            <text:p>0.004979409</text:p>
          </table:table-cell>
          <table:table-cell office:value-type="float" office:value="0" calcext:value-type="float">
            <text:p>0</text:p>
          </table:table-cell>
          <table:table-cell office:value-type="float" office:value="19.26517" calcext:value-type="float">
            <text:p>19.26517</text:p>
          </table:table-cell>
          <table:table-cell office:value-type="float" office:value="9.62467" calcext:value-type="float">
            <text:p>9.62467</text:p>
          </table:table-cell>
          <table:table-cell office:value-type="float" office:value="8.21303" calcext:value-type="float">
            <text:p>8.21303</text:p>
          </table:table-cell>
          <table:table-cell office:value-type="float" office:value="5.562644" calcext:value-type="float">
            <text:p>5.562644</text:p>
          </table:table-cell>
          <table:table-cell office:value-type="float" office:value="3.960723" calcext:value-type="float">
            <text:p>3.960723</text:p>
          </table:table-cell>
          <table:table-cell office:value-type="float" office:value="1.294189" calcext:value-type="float">
            <text:p>1.294189</text:p>
          </table:table-cell>
          <table:table-cell office:value-type="float" office:value="0.5261855" calcext:value-type="float">
            <text:p>0.5261855</text:p>
          </table:table-cell>
          <table:table-cell office:value-type="float" office:value="0.4104348" calcext:value-type="float">
            <text:p>0.4104348</text:p>
          </table:table-cell>
          <table:table-cell office:value-type="float" office:value="0.4095342" calcext:value-type="float">
            <text:p>0.4095342</text:p>
          </table:table-cell>
          <table:table-cell office:value-type="float" office:value="0.1990158" calcext:value-type="float">
            <text:p>0.1990158</text:p>
          </table:table-cell>
          <table:table-cell office:value-type="float" office:value="0.143127" calcext:value-type="float">
            <text:p>0.143127</text:p>
          </table:table-cell>
          <table:table-cell office:value-type="float" office:value="0.3614836" calcext:value-type="float">
            <text:p>0.3614836</text:p>
          </table:table-cell>
          <table:table-cell office:value-type="float" office:value="0.3080504" calcext:value-type="float">
            <text:p>0.3080504</text:p>
          </table:table-cell>
          <table:table-cell office:value-type="float" office:value="0.3454118" calcext:value-type="float">
            <text:p>0.3454118</text:p>
          </table:table-cell>
          <table:table-cell office:value-type="float" office:value="0" calcext:value-type="float">
            <text:p>0</text:p>
          </table:table-cell>
          <table:table-cell office:value-type="float" office:value="779.808" calcext:value-type="float">
            <text:p>779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2593" calcext:value-type="float">
            <text:p>0.3432593</text:p>
          </table:table-cell>
          <table:table-cell office:value-type="float" office:value="0" calcext:value-type="float">
            <text:p>0</text:p>
          </table:table-cell>
          <table:table-cell office:value-type="float" office:value="-0.000135033" calcext:value-type="float">
            <text:p>-0.0001350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34.98893" calcext:value-type="float">
            <text:p>34.98893</text:p>
          </table:table-cell>
          <table:table-cell office:value-type="float" office:value="1099.037" calcext:value-type="float">
            <text:p>1099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2324" calcext:value-type="float">
            <text:p>0.2572324</text:p>
          </table:table-cell>
          <table:table-cell office:value-type="float" office:value="2.775256" calcext:value-type="float">
            <text:p>2.775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49089" calcext:value-type="float">
            <text:p>4.9089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7969" calcext:value-type="float">
            <text:p>-0.005967969</text:p>
          </table:table-cell>
          <table:table-cell office:value-type="float" office:value="-0.001051608" calcext:value-type="float">
            <text:p>-0.001051608</text:p>
          </table:table-cell>
          <table:table-cell office:value-type="float" office:value="0.0009141967" calcext:value-type="float">
            <text:p>0.0009141967</text:p>
          </table:table-cell>
          <table:table-cell office:value-type="float" office:value="0.00000002278909" calcext:value-type="float">
            <text:p>2.278909E-08</text:p>
          </table:table-cell>
          <table:table-cell office:value-type="float" office:value="19.45826" calcext:value-type="float">
            <text:p>19.45826</text:p>
          </table:table-cell>
          <table:table-cell office:value-type="float" office:value="0.579596" calcext:value-type="float">
            <text:p>0.579596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518227" calcext:value-type="float">
            <text:p>0.2518227</text:p>
          </table:table-cell>
          <table:table-cell office:value-type="float" office:value="0.1563397" calcext:value-type="float">
            <text:p>0.1563397</text:p>
          </table:table-cell>
          <table:table-cell office:value-type="float" office:value="0.1571462" calcext:value-type="float">
            <text:p>0.1571462</text:p>
          </table:table-cell>
          <table:table-cell office:value-type="float" office:value="0.04947069" calcext:value-type="float">
            <text:p>0.04947069</text:p>
          </table:table-cell>
          <table:table-cell office:value-type="float" office:value="0.03216393" calcext:value-type="float">
            <text:p>0.03216393</text:p>
          </table:table-cell>
          <table:table-cell office:value-type="float" office:value="0.04127201" calcext:value-type="float">
            <text:p>0.04127201</text:p>
          </table:table-cell>
          <table:table-cell office:value-type="float" office:value="0.02905464" calcext:value-type="float">
            <text:p>0.02905464</text:p>
          </table:table-cell>
          <table:table-cell office:value-type="float" office:value="0.02349716" calcext:value-type="float">
            <text:p>0.02349716</text:p>
          </table:table-cell>
          <table:table-cell office:value-type="float" office:value="0.02264974" calcext:value-type="float">
            <text:p>0.02264974</text:p>
          </table:table-cell>
          <table:table-cell office:value-type="float" office:value="0.04787926" calcext:value-type="float">
            <text:p>0.04787926</text:p>
          </table:table-cell>
          <table:table-cell office:value-type="float" office:value="0.005153928" calcext:value-type="float">
            <text:p>0.005153928</text:p>
          </table:table-cell>
          <table:table-cell office:value-type="float" office:value="0.004982348" calcext:value-type="float">
            <text:p>0.004982348</text:p>
          </table:table-cell>
          <table:table-cell office:value-type="float" office:value="0" calcext:value-type="float">
            <text:p>0</text:p>
          </table:table-cell>
          <table:table-cell office:value-type="float" office:value="17.77416" calcext:value-type="float">
            <text:p>17.77416</text:p>
          </table:table-cell>
          <table:table-cell office:value-type="float" office:value="9.774758" calcext:value-type="float">
            <text:p>9.774758</text:p>
          </table:table-cell>
          <table:table-cell office:value-type="float" office:value="8.23882" calcext:value-type="float">
            <text:p>8.23882</text:p>
          </table:table-cell>
          <table:table-cell office:value-type="float" office:value="5.61375" calcext:value-type="float">
            <text:p>5.61375</text:p>
          </table:table-cell>
          <table:table-cell office:value-type="float" office:value="3.993378" calcext:value-type="float">
            <text:p>3.993378</text:p>
          </table:table-cell>
          <table:table-cell office:value-type="float" office:value="1.297946" calcext:value-type="float">
            <text:p>1.297946</text:p>
          </table:table-cell>
          <table:table-cell office:value-type="float" office:value="0.5291215" calcext:value-type="float">
            <text:p>0.5291215</text:p>
          </table:table-cell>
          <table:table-cell office:value-type="float" office:value="0.4112033" calcext:value-type="float">
            <text:p>0.4112033</text:p>
          </table:table-cell>
          <table:table-cell office:value-type="float" office:value="0.4102882" calcext:value-type="float">
            <text:p>0.4102882</text:p>
          </table:table-cell>
          <table:table-cell office:value-type="float" office:value="0.1995487" calcext:value-type="float">
            <text:p>0.1995487</text:p>
          </table:table-cell>
          <table:table-cell office:value-type="float" office:value="0.1437269" calcext:value-type="float">
            <text:p>0.1437269</text:p>
          </table:table-cell>
          <table:table-cell office:value-type="float" office:value="0.3625597" calcext:value-type="float">
            <text:p>0.3625597</text:p>
          </table:table-cell>
          <table:table-cell office:value-type="float" office:value="0.308237" calcext:value-type="float">
            <text:p>0.308237</text:p>
          </table:table-cell>
          <table:table-cell office:value-type="float" office:value="0.3454136" calcext:value-type="float">
            <text:p>0.3454136</text:p>
          </table:table-cell>
          <table:table-cell office:value-type="float" office:value="0" calcext:value-type="float">
            <text:p>0</text:p>
          </table:table-cell>
          <table:table-cell office:value-type="float" office:value="771.0633" calcext:value-type="float">
            <text:p>771.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3546" calcext:value-type="float">
            <text:p>0.3503546</text:p>
          </table:table-cell>
          <table:table-cell office:value-type="float" office:value="0" calcext:value-type="float">
            <text:p>0</text:p>
          </table:table-cell>
          <table:table-cell office:value-type="float" office:value="-0.000140227" calcext:value-type="float">
            <text:p>-0.0001402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34.95569" calcext:value-type="float">
            <text:p>34.95569</text:p>
          </table:table-cell>
          <table:table-cell office:value-type="float" office:value="1099.048" calcext:value-type="float">
            <text:p>1099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3145" calcext:value-type="float">
            <text:p>0.2603145</text:p>
          </table:table-cell>
          <table:table-cell office:value-type="float" office:value="2.793373" calcext:value-type="float">
            <text:p>2.793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49089" calcext:value-type="float">
            <text:p>4.9089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7969" calcext:value-type="float">
            <text:p>-0.005967969</text:p>
          </table:table-cell>
          <table:table-cell office:value-type="float" office:value="-0.00138189" calcext:value-type="float">
            <text:p>-0.00138189</text:p>
          </table:table-cell>
          <table:table-cell office:value-type="float" office:value="0.0009395969" calcext:value-type="float">
            <text:p>0.0009395969</text:p>
          </table:table-cell>
          <table:table-cell office:value-type="float" office:value="0.00000002294573" calcext:value-type="float">
            <text:p>2.294573E-08</text:p>
          </table:table-cell>
          <table:table-cell office:value-type="float" office:value="19.45514" calcext:value-type="float">
            <text:p>19.45514</text:p>
          </table:table-cell>
          <table:table-cell office:value-type="float" office:value="0.5471223" calcext:value-type="float">
            <text:p>0.5471223</text:p>
          </table:table-cell>
          <table:table-cell office:value-type="float" office:value="0.205384" calcext:value-type="float">
            <text:p>0.205384</text:p>
          </table:table-cell>
          <table:table-cell office:value-type="float" office:value="0.2326924" calcext:value-type="float">
            <text:p>0.2326924</text:p>
          </table:table-cell>
          <table:table-cell office:value-type="float" office:value="0.1530703" calcext:value-type="float">
            <text:p>0.1530703</text:p>
          </table:table-cell>
          <table:table-cell office:value-type="float" office:value="0.1543406" calcext:value-type="float">
            <text:p>0.1543406</text:p>
          </table:table-cell>
          <table:table-cell office:value-type="float" office:value="0.0493135" calcext:value-type="float">
            <text:p>0.0493135</text:p>
          </table:table-cell>
          <table:table-cell office:value-type="float" office:value="0.03206714" calcext:value-type="float">
            <text:p>0.03206714</text:p>
          </table:table-cell>
          <table:table-cell office:value-type="float" office:value="0.04133974" calcext:value-type="float">
            <text:p>0.04133974</text:p>
          </table:table-cell>
          <table:table-cell office:value-type="float" office:value="0.02910735" calcext:value-type="float">
            <text:p>0.02910735</text:p>
          </table:table-cell>
          <table:table-cell office:value-type="float" office:value="0.02353366" calcext:value-type="float">
            <text:p>0.02353366</text:p>
          </table:table-cell>
          <table:table-cell office:value-type="float" office:value="0.02267116" calcext:value-type="float">
            <text:p>0.02267116</text:p>
          </table:table-cell>
          <table:table-cell office:value-type="float" office:value="0.04780033" calcext:value-type="float">
            <text:p>0.04780033</text:p>
          </table:table-cell>
          <table:table-cell office:value-type="float" office:value="0.005155181" calcext:value-type="float">
            <text:p>0.005155181</text:p>
          </table:table-cell>
          <table:table-cell office:value-type="float" office:value="0.004985475" calcext:value-type="float">
            <text:p>0.004985475</text:p>
          </table:table-cell>
          <table:table-cell office:value-type="float" office:value="0" calcext:value-type="float">
            <text:p>0</text:p>
          </table:table-cell>
          <table:table-cell office:value-type="float" office:value="17.46881" calcext:value-type="float">
            <text:p>17.46881</text:p>
          </table:table-cell>
          <table:table-cell office:value-type="float" office:value="9.841027" calcext:value-type="float">
            <text:p>9.841027</text:p>
          </table:table-cell>
          <table:table-cell office:value-type="float" office:value="8.127431" calcext:value-type="float">
            <text:p>8.127431</text:p>
          </table:table-cell>
          <table:table-cell office:value-type="float" office:value="5.694767" calcext:value-type="float">
            <text:p>5.694767</text:p>
          </table:table-cell>
          <table:table-cell office:value-type="float" office:value="4.045201" calcext:value-type="float">
            <text:p>4.045201</text:p>
          </table:table-cell>
          <table:table-cell office:value-type="float" office:value="1.302639" calcext:value-type="float">
            <text:p>1.302639</text:p>
          </table:table-cell>
          <table:table-cell office:value-type="float" office:value="0.5322353" calcext:value-type="float">
            <text:p>0.5322353</text:p>
          </table:table-cell>
          <table:table-cell office:value-type="float" office:value="0.4118699" calcext:value-type="float">
            <text:p>0.4118699</text:p>
          </table:table-cell>
          <table:table-cell office:value-type="float" office:value="0.4110842" calcext:value-type="float">
            <text:p>0.4110842</text:p>
          </table:table-cell>
          <table:table-cell office:value-type="float" office:value="0.2000813" calcext:value-type="float">
            <text:p>0.2000813</text:p>
          </table:table-cell>
          <table:table-cell office:value-type="float" office:value="0.1443207" calcext:value-type="float">
            <text:p>0.1443207</text:p>
          </table:table-cell>
          <table:table-cell office:value-type="float" office:value="0.3636331" calcext:value-type="float">
            <text:p>0.3636331</text:p>
          </table:table-cell>
          <table:table-cell office:value-type="float" office:value="0.3084263" calcext:value-type="float">
            <text:p>0.3084263</text:p>
          </table:table-cell>
          <table:table-cell office:value-type="float" office:value="0.3454141" calcext:value-type="float">
            <text:p>0.3454141</text:p>
          </table:table-cell>
          <table:table-cell office:value-type="float" office:value="0" calcext:value-type="float">
            <text:p>0</text:p>
          </table:table-cell>
          <table:table-cell office:value-type="float" office:value="813.5942" calcext:value-type="float">
            <text:p>813.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957" calcext:value-type="float">
            <text:p>0.371957</text:p>
          </table:table-cell>
          <table:table-cell office:value-type="float" office:value="0" calcext:value-type="float">
            <text:p>0</text:p>
          </table:table-cell>
          <table:table-cell office:value-type="float" office:value="-0.0001981851" calcext:value-type="float">
            <text:p>-0.00019818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34.90364" calcext:value-type="float">
            <text:p>34.90364</text:p>
          </table:table-cell>
          <table:table-cell office:value-type="float" office:value="1099.06" calcext:value-type="float">
            <text:p>109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2602" calcext:value-type="float">
            <text:p>0.2832602</text:p>
          </table:table-cell>
          <table:table-cell office:value-type="float" office:value="2.808963" calcext:value-type="float">
            <text:p>2.808963</text:p>
          </table:table-cell>
          <table:table-cell office:value-type="float" office:value="0" calcext:value-type="float">
            <text:p>0</text:p>
          </table:table-cell>
          <table:table-cell office:value-type="float" office:value="0.000000049089" calcext:value-type="float">
            <text:p>4.9089E-08</text:p>
          </table:table-cell>
          <table:table-cell office:value-type="float" office:value="0" calcext:value-type="float">
            <text:p>0</text:p>
          </table:table-cell>
          <table:table-cell office:value-type="float" office:value="-0.005967969" calcext:value-type="float">
            <text:p>-0.005967969</text:p>
          </table:table-cell>
          <table:table-cell office:value-type="float" office:value="-0.001693985" calcext:value-type="float">
            <text:p>-0.001693985</text:p>
          </table:table-cell>
          <table:table-cell office:value-type="float" office:value="0.0009658127" calcext:value-type="float">
            <text:p>0.0009658127</text:p>
          </table:table-cell>
          <table:table-cell office:value-type="float" office:value="0.00000002309226" calcext:value-type="float">
            <text:p>2.309226E-08</text:p>
          </table:table-cell>
          <table:table-cell office:value-type="float" office:value="19.40133" calcext:value-type="float">
            <text:p>19.40133</text:p>
          </table:table-cell>
          <table:table-cell office:value-type="float" office:value="0.7596748" calcext:value-type="float">
            <text:p>0.7596748</text:p>
          </table:table-cell>
          <table:table-cell office:value-type="float" office:value="0.1834998" calcext:value-type="float">
            <text:p>0.1834998</text:p>
          </table:table-cell>
          <table:table-cell office:value-type="float" office:value="0.2179408" calcext:value-type="float">
            <text:p>0.2179408</text:p>
          </table:table-cell>
          <table:table-cell office:value-type="float" office:value="0.1499123" calcext:value-type="float">
            <text:p>0.1499123</text:p>
          </table:table-cell>
          <table:table-cell office:value-type="float" office:value="0.1514685" calcext:value-type="float">
            <text:p>0.1514685</text:p>
          </table:table-cell>
          <table:table-cell office:value-type="float" office:value="0.04912903" calcext:value-type="float">
            <text:p>0.04912903</text:p>
          </table:table-cell>
          <table:table-cell office:value-type="float" office:value="0.03196744" calcext:value-type="float">
            <text:p>0.03196744</text:p>
          </table:table-cell>
          <table:table-cell office:value-type="float" office:value="0.04140456" calcext:value-type="float">
            <text:p>0.04140456</text:p>
          </table:table-cell>
          <table:table-cell office:value-type="float" office:value="0.02915971" calcext:value-type="float">
            <text:p>0.02915971</text:p>
          </table:table-cell>
          <table:table-cell office:value-type="float" office:value="0.02356998" calcext:value-type="float">
            <text:p>0.02356998</text:p>
          </table:table-cell>
          <table:table-cell office:value-type="float" office:value="0.02269292" calcext:value-type="float">
            <text:p>0.02269292</text:p>
          </table:table-cell>
          <table:table-cell office:value-type="float" office:value="0.0477237" calcext:value-type="float">
            <text:p>0.0477237</text:p>
          </table:table-cell>
          <table:table-cell office:value-type="float" office:value="0.005156532" calcext:value-type="float">
            <text:p>0.005156532</text:p>
          </table:table-cell>
          <table:table-cell office:value-type="float" office:value="0.00498873" calcext:value-type="float">
            <text:p>0.00498873</text:p>
          </table:table-cell>
          <table:table-cell office:value-type="float" office:value="0" calcext:value-type="float">
            <text:p>0</text:p>
          </table:table-cell>
          <table:table-cell office:value-type="float" office:value="18.64264" calcext:value-type="float">
            <text:p>18.64264</text:p>
          </table:table-cell>
          <table:table-cell office:value-type="float" office:value="9.94963" calcext:value-type="float">
            <text:p>9.94963</text:p>
          </table:table-cell>
          <table:table-cell office:value-type="float" office:value="7.937626" calcext:value-type="float">
            <text:p>7.937626</text:p>
          </table:table-cell>
          <table:table-cell office:value-type="float" office:value="5.800899" calcext:value-type="float">
            <text:p>5.800899</text:p>
          </table:table-cell>
          <table:table-cell office:value-type="float" office:value="4.124009" calcext:value-type="float">
            <text:p>4.124009</text:p>
          </table:table-cell>
          <table:table-cell office:value-type="float" office:value="1.308428" calcext:value-type="float">
            <text:p>1.308428</text:p>
          </table:table-cell>
          <table:table-cell office:value-type="float" office:value="0.5355119" calcext:value-type="float">
            <text:p>0.5355119</text:p>
          </table:table-cell>
          <table:table-cell office:value-type="float" office:value="0.4124412" calcext:value-type="float">
            <text:p>0.4124412</text:p>
          </table:table-cell>
          <table:table-cell office:value-type="float" office:value="0.4119239" calcext:value-type="float">
            <text:p>0.4119239</text:p>
          </table:table-cell>
          <table:table-cell office:value-type="float" office:value="0.2006143" calcext:value-type="float">
            <text:p>0.2006143</text:p>
          </table:table-cell>
          <table:table-cell office:value-type="float" office:value="0.1449104" calcext:value-type="float">
            <text:p>0.1449104</text:p>
          </table:table-cell>
          <table:table-cell office:value-type="float" office:value="0.3646967" calcext:value-type="float">
            <text:p>0.3646967</text:p>
          </table:table-cell>
          <table:table-cell office:value-type="float" office:value="0.308619" calcext:value-type="float">
            <text:p>0.308619</text:p>
          </table:table-cell>
          <table:table-cell office:value-type="float" office:value="0.3454146" calcext:value-type="float">
            <text:p>0.3454146</text:p>
          </table:table-cell>
          <table:table-cell office:value-type="float" office:value="0" calcext:value-type="float">
            <text:p>0</text:p>
          </table:table-cell>
          <table:table-cell office:value-type="float" office:value="962.0682" calcext:value-type="float">
            <text:p>962.0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84" calcext:value-type="float">
            <text:p>0.410884</text:p>
          </table:table-cell>
          <table:table-cell office:value-type="float" office:value="0" calcext:value-type="float">
            <text:p>0</text:p>
          </table:table-cell>
          <table:table-cell office:value-type="float" office:value="-0.0002636316" calcext:value-type="float">
            <text:p>-0.00026363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34.88863" calcext:value-type="float">
            <text:p>34.88863</text:p>
          </table:table-cell>
          <table:table-cell office:value-type="float" office:value="1099.066" calcext:value-type="float">
            <text:p>1099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8282" calcext:value-type="float">
            <text:p>0.2788282</text:p>
          </table:table-cell>
          <table:table-cell office:value-type="float" office:value="2.825764" calcext:value-type="float">
            <text:p>2.825764</text:p>
          </table:table-cell>
          <table:table-cell office:value-type="float" office:value="0" calcext:value-type="float">
            <text:p>0</text:p>
          </table:table-cell>
          <table:table-cell office:value-type="float" office:value="0.0000001078628" calcext:value-type="float">
            <text:p>1.078628E-07</text:p>
          </table:table-cell>
          <table:table-cell office:value-type="float" office:value="0" calcext:value-type="float">
            <text:p>0</text:p>
          </table:table-cell>
          <table:table-cell office:value-type="float" office:value="-0.005960354" calcext:value-type="float">
            <text:p>-0.005960354</text:p>
          </table:table-cell>
          <table:table-cell office:value-type="float" office:value="-0.001762846" calcext:value-type="float">
            <text:p>-0.001762846</text:p>
          </table:table-cell>
          <table:table-cell office:value-type="float" office:value="0.0009754458" calcext:value-type="float">
            <text:p>0.0009754458</text:p>
          </table:table-cell>
          <table:table-cell office:value-type="float" office:value="0.00000002322895" calcext:value-type="float">
            <text:p>2.322895E-08</text:p>
          </table:table-cell>
          <table:table-cell office:value-type="float" office:value="19.41" calcext:value-type="float">
            <text:p>19.41</text:p>
          </table:table-cell>
          <table:table-cell office:value-type="float" office:value="0.812938" calcext:value-type="float">
            <text:p>0.812938</text:p>
          </table:table-cell>
          <table:table-cell office:value-type="float" office:value="0.2721363" calcext:value-type="float">
            <text:p>0.2721363</text:p>
          </table:table-cell>
          <table:table-cell office:value-type="float" office:value="0.2139267" calcext:value-type="float">
            <text:p>0.2139267</text:p>
          </table:table-cell>
          <table:table-cell office:value-type="float" office:value="0.1466066" calcext:value-type="float">
            <text:p>0.1466066</text:p>
          </table:table-cell>
          <table:table-cell office:value-type="float" office:value="0.1482606" calcext:value-type="float">
            <text:p>0.1482606</text:p>
          </table:table-cell>
          <table:table-cell office:value-type="float" office:value="0.04888923" calcext:value-type="float">
            <text:p>0.04888923</text:p>
          </table:table-cell>
          <table:table-cell office:value-type="float" office:value="0.0318586" calcext:value-type="float">
            <text:p>0.0318586</text:p>
          </table:table-cell>
          <table:table-cell office:value-type="float" office:value="0.04146329" calcext:value-type="float">
            <text:p>0.04146329</text:p>
          </table:table-cell>
          <table:table-cell office:value-type="float" office:value="0.02921175" calcext:value-type="float">
            <text:p>0.02921175</text:p>
          </table:table-cell>
          <table:table-cell office:value-type="float" office:value="0.02360618" calcext:value-type="float">
            <text:p>0.02360618</text:p>
          </table:table-cell>
          <table:table-cell office:value-type="float" office:value="0.022715" calcext:value-type="float">
            <text:p>0.022715</text:p>
          </table:table-cell>
          <table:table-cell office:value-type="float" office:value="0.04764925" calcext:value-type="float">
            <text:p>0.04764925</text:p>
          </table:table-cell>
          <table:table-cell office:value-type="float" office:value="0.005156792" calcext:value-type="float">
            <text:p>0.005156792</text:p>
          </table:table-cell>
          <table:table-cell office:value-type="float" office:value="0.004987671" calcext:value-type="float">
            <text:p>0.004987671</text:p>
          </table:table-cell>
          <table:table-cell office:value-type="float" office:value="0" calcext:value-type="float">
            <text:p>0</text:p>
          </table:table-cell>
          <table:table-cell office:value-type="float" office:value="9.883899" calcext:value-type="float">
            <text:p>9.883899</text:p>
          </table:table-cell>
          <table:table-cell office:value-type="float" office:value="12.41154" calcext:value-type="float">
            <text:p>12.41154</text:p>
          </table:table-cell>
          <table:table-cell office:value-type="float" office:value="8.480164" calcext:value-type="float">
            <text:p>8.480164</text:p>
          </table:table-cell>
          <table:table-cell office:value-type="float" office:value="5.922046" calcext:value-type="float">
            <text:p>5.922046</text:p>
          </table:table-cell>
          <table:table-cell office:value-type="float" office:value="4.225023" calcext:value-type="float">
            <text:p>4.225023</text:p>
          </table:table-cell>
          <table:table-cell office:value-type="float" office:value="1.315256" calcext:value-type="float">
            <text:p>1.315256</text:p>
          </table:table-cell>
          <table:table-cell office:value-type="float" office:value="0.539122" calcext:value-type="float">
            <text:p>0.539122</text:p>
          </table:table-cell>
          <table:table-cell office:value-type="float" office:value="0.412816" calcext:value-type="float">
            <text:p>0.412816</text:p>
          </table:table-cell>
          <table:table-cell office:value-type="float" office:value="0.4128031" calcext:value-type="float">
            <text:p>0.4128031</text:p>
          </table:table-cell>
          <table:table-cell office:value-type="float" office:value="0.201148" calcext:value-type="float">
            <text:p>0.201148</text:p>
          </table:table-cell>
          <table:table-cell office:value-type="float" office:value="0.1454976" calcext:value-type="float">
            <text:p>0.1454976</text:p>
          </table:table-cell>
          <table:table-cell office:value-type="float" office:value="0.3657408" calcext:value-type="float">
            <text:p>0.3657408</text:p>
          </table:table-cell>
          <table:table-cell office:value-type="float" office:value="0.3084377" calcext:value-type="float">
            <text:p>0.3084377</text:p>
          </table:table-cell>
          <table:table-cell office:value-type="float" office:value="0.3454129" calcext:value-type="float">
            <text:p>0.3454129</text:p>
          </table:table-cell>
          <table:table-cell office:value-type="float" office:value="0" calcext:value-type="float">
            <text:p>0</text:p>
          </table:table-cell>
          <table:table-cell office:value-type="float" office:value="913.9439" calcext:value-type="float">
            <text:p>913.9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1593" calcext:value-type="float">
            <text:p>0.4181593</text:p>
          </table:table-cell>
          <table:table-cell office:value-type="float" office:value="0" calcext:value-type="float">
            <text:p>0</text:p>
          </table:table-cell>
          <table:table-cell office:value-type="float" office:value="-0.0002689378" calcext:value-type="float">
            <text:p>-0.00026893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34.87493" calcext:value-type="float">
            <text:p>34.87493</text:p>
          </table:table-cell>
          <table:table-cell office:value-type="float" office:value="1099.07" calcext:value-type="float">
            <text:p>109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0162" calcext:value-type="float">
            <text:p>0.2770162</text:p>
          </table:table-cell>
          <table:table-cell office:value-type="float" office:value="2.836451" calcext:value-type="float">
            <text:p>2.836451</text:p>
          </table:table-cell>
          <table:table-cell office:value-type="float" office:value="0" calcext:value-type="float">
            <text:p>0</text:p>
          </table:table-cell>
          <table:table-cell office:value-type="float" office:value="0.0000002017822" calcext:value-type="float">
            <text:p>2.017822E-07</text:p>
          </table:table-cell>
          <table:table-cell office:value-type="float" office:value="0" calcext:value-type="float">
            <text:p>0</text:p>
          </table:table-cell>
          <table:table-cell office:value-type="float" office:value="-0.00594908" calcext:value-type="float">
            <text:p>-0.00594908</text:p>
          </table:table-cell>
          <table:table-cell office:value-type="float" office:value="-0.001811686" calcext:value-type="float">
            <text:p>-0.001811686</text:p>
          </table:table-cell>
          <table:table-cell office:value-type="float" office:value="0.0009806505" calcext:value-type="float">
            <text:p>0.0009806505</text:p>
          </table:table-cell>
          <table:table-cell office:value-type="float" office:value="0.00000002335624" calcext:value-type="float">
            <text:p>2.335624E-08</text:p>
          </table:table-cell>
          <table:table-cell office:value-type="float" office:value="19.40578" calcext:value-type="float">
            <text:p>19.40578</text:p>
          </table:table-cell>
          <table:table-cell office:value-type="float" office:value="0.7144423" calcext:value-type="float">
            <text:p>0.7144423</text:p>
          </table:table-cell>
          <table:table-cell office:value-type="float" office:value="0.2473471" calcext:value-type="float">
            <text:p>0.2473471</text:p>
          </table:table-cell>
          <table:table-cell office:value-type="float" office:value="0.1995874" calcext:value-type="float">
            <text:p>0.1995874</text:p>
          </table:table-cell>
          <table:table-cell office:value-type="float" office:value="0.1435684" calcext:value-type="float">
            <text:p>0.1435684</text:p>
          </table:table-cell>
          <table:table-cell office:value-type="float" office:value="0.1451698" calcext:value-type="float">
            <text:p>0.1451698</text:p>
          </table:table-cell>
          <table:table-cell office:value-type="float" office:value="0.04862794" calcext:value-type="float">
            <text:p>0.04862794</text:p>
          </table:table-cell>
          <table:table-cell office:value-type="float" office:value="0.03176642" calcext:value-type="float">
            <text:p>0.03176642</text:p>
          </table:table-cell>
          <table:table-cell office:value-type="float" office:value="0.04150663" calcext:value-type="float">
            <text:p>0.04150663</text:p>
          </table:table-cell>
          <table:table-cell office:value-type="float" office:value="0.02926042" calcext:value-type="float">
            <text:p>0.02926042</text:p>
          </table:table-cell>
          <table:table-cell office:value-type="float" office:value="0.02364225" calcext:value-type="float">
            <text:p>0.02364225</text:p>
          </table:table-cell>
          <table:table-cell office:value-type="float" office:value="0.02273732" calcext:value-type="float">
            <text:p>0.02273732</text:p>
          </table:table-cell>
          <table:table-cell office:value-type="float" office:value="0.04757693" calcext:value-type="float">
            <text:p>0.04757693</text:p>
          </table:table-cell>
          <table:table-cell office:value-type="float" office:value="0.005156244" calcext:value-type="float">
            <text:p>0.005156244</text:p>
          </table:table-cell>
          <table:table-cell office:value-type="float" office:value="0.004984014" calcext:value-type="float">
            <text:p>0.004984014</text:p>
          </table:table-cell>
          <table:table-cell office:value-type="float" office:value="0" calcext:value-type="float">
            <text:p>0</text:p>
          </table:table-cell>
          <table:table-cell office:value-type="float" office:value="12.38925" calcext:value-type="float">
            <text:p>12.38925</text:p>
          </table:table-cell>
          <table:table-cell office:value-type="float" office:value="11.82012" calcext:value-type="float">
            <text:p>11.82012</text:p>
          </table:table-cell>
          <table:table-cell office:value-type="float" office:value="7.815997" calcext:value-type="float">
            <text:p>7.815997</text:p>
          </table:table-cell>
          <table:table-cell office:value-type="float" office:value="6.068204" calcext:value-type="float">
            <text:p>6.068204</text:p>
          </table:table-cell>
          <table:table-cell office:value-type="float" office:value="4.335925" calcext:value-type="float">
            <text:p>4.335925</text:p>
          </table:table-cell>
          <table:table-cell office:value-type="float" office:value="1.322871" calcext:value-type="float">
            <text:p>1.322871</text:p>
          </table:table-cell>
          <table:table-cell office:value-type="float" office:value="0.5434295" calcext:value-type="float">
            <text:p>0.5434295</text:p>
          </table:table-cell>
          <table:table-cell office:value-type="float" office:value="0.4130787" calcext:value-type="float">
            <text:p>0.4130787</text:p>
          </table:table-cell>
          <table:table-cell office:value-type="float" office:value="0.4135978" calcext:value-type="float">
            <text:p>0.4135978</text:p>
          </table:table-cell>
          <table:table-cell office:value-type="float" office:value="0.2016821" calcext:value-type="float">
            <text:p>0.2016821</text:p>
          </table:table-cell>
          <table:table-cell office:value-type="float" office:value="0.1460807" calcext:value-type="float">
            <text:p>0.1460807</text:p>
          </table:table-cell>
          <table:table-cell office:value-type="float" office:value="0.3667404" calcext:value-type="float">
            <text:p>0.3667404</text:p>
          </table:table-cell>
          <table:table-cell office:value-type="float" office:value="0.3080488" calcext:value-type="float">
            <text:p>0.3080488</text:p>
          </table:table-cell>
          <table:table-cell office:value-type="float" office:value="0.3454128" calcext:value-type="float">
            <text:p>0.3454128</text:p>
          </table:table-cell>
          <table:table-cell office:value-type="float" office:value="0" calcext:value-type="float">
            <text:p>0</text:p>
          </table:table-cell>
          <table:table-cell office:value-type="float" office:value="922.4867" calcext:value-type="float">
            <text:p>922.4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983" calcext:value-type="float">
            <text:p>0.4270983</text:p>
          </table:table-cell>
          <table:table-cell office:value-type="float" office:value="0" calcext:value-type="float">
            <text:p>0</text:p>
          </table:table-cell>
          <table:table-cell office:value-type="float" office:value="-0.0002731015" calcext:value-type="float">
            <text:p>-0.0002731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34.86286" calcext:value-type="float">
            <text:p>34.86286</text:p>
          </table:table-cell>
          <table:table-cell office:value-type="float" office:value="1099.072" calcext:value-type="float">
            <text:p>1099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7086" calcext:value-type="float">
            <text:p>0.2767086</text:p>
          </table:table-cell>
          <table:table-cell office:value-type="float" office:value="2.84562" calcext:value-type="float">
            <text:p>2.84562</text:p>
          </table:table-cell>
          <table:table-cell office:value-type="float" office:value="0" calcext:value-type="float">
            <text:p>0</text:p>
          </table:table-cell>
          <table:table-cell office:value-type="float" office:value="0.0000002066871" calcext:value-type="float">
            <text:p>2.066871E-07</text:p>
          </table:table-cell>
          <table:table-cell office:value-type="float" office:value="0" calcext:value-type="float">
            <text:p>0</text:p>
          </table:table-cell>
          <table:table-cell office:value-type="float" office:value="-0.005948517" calcext:value-type="float">
            <text:p>-0.005948517</text:p>
          </table:table-cell>
          <table:table-cell office:value-type="float" office:value="-0.001846854" calcext:value-type="float">
            <text:p>-0.001846854</text:p>
          </table:table-cell>
          <table:table-cell office:value-type="float" office:value="0.0009862297" calcext:value-type="float">
            <text:p>0.0009862297</text:p>
          </table:table-cell>
          <table:table-cell office:value-type="float" office:value="0.00000002347377" calcext:value-type="float">
            <text:p>2.347377E-08</text:p>
          </table:table-cell>
          <table:table-cell office:value-type="float" office:value="19.39818" calcext:value-type="float">
            <text:p>19.39818</text:p>
          </table:table-cell>
          <table:table-cell office:value-type="float" office:value="0.7013493" calcext:value-type="float">
            <text:p>0.7013493</text:p>
          </table:table-cell>
          <table:table-cell office:value-type="float" office:value="0.2325554" calcext:value-type="float">
            <text:p>0.2325554</text:p>
          </table:table-cell>
          <table:table-cell office:value-type="float" office:value="0.1896886" calcext:value-type="float">
            <text:p>0.1896886</text:p>
          </table:table-cell>
          <table:table-cell office:value-type="float" office:value="0.1408683" calcext:value-type="float">
            <text:p>0.1408683</text:p>
          </table:table-cell>
          <table:table-cell office:value-type="float" office:value="0.1424062" calcext:value-type="float">
            <text:p>0.1424062</text:p>
          </table:table-cell>
          <table:table-cell office:value-type="float" office:value="0.048382" calcext:value-type="float">
            <text:p>0.048382</text:p>
          </table:table-cell>
          <table:table-cell office:value-type="float" office:value="0.03168806" calcext:value-type="float">
            <text:p>0.03168806</text:p>
          </table:table-cell>
          <table:table-cell office:value-type="float" office:value="0.04154194" calcext:value-type="float">
            <text:p>0.04154194</text:p>
          </table:table-cell>
          <table:table-cell office:value-type="float" office:value="0.02930506" calcext:value-type="float">
            <text:p>0.02930506</text:p>
          </table:table-cell>
          <table:table-cell office:value-type="float" office:value="0.02367798" calcext:value-type="float">
            <text:p>0.02367798</text:p>
          </table:table-cell>
          <table:table-cell office:value-type="float" office:value="0.02275972" calcext:value-type="float">
            <text:p>0.02275972</text:p>
          </table:table-cell>
          <table:table-cell office:value-type="float" office:value="0.04750662" calcext:value-type="float">
            <text:p>0.04750662</text:p>
          </table:table-cell>
          <table:table-cell office:value-type="float" office:value="0.005155554" calcext:value-type="float">
            <text:p>0.005155554</text:p>
          </table:table-cell>
          <table:table-cell office:value-type="float" office:value="0.004980107" calcext:value-type="float">
            <text:p>0.004980107</text:p>
          </table:table-cell>
          <table:table-cell office:value-type="float" office:value="0" calcext:value-type="float">
            <text:p>0</text:p>
          </table:table-cell>
          <table:table-cell office:value-type="float" office:value="14.56228" calcext:value-type="float">
            <text:p>14.56228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7.495508" calcext:value-type="float">
            <text:p>7.495508</text:p>
          </table:table-cell>
          <table:table-cell office:value-type="float" office:value="6.209329" calcext:value-type="float">
            <text:p>6.209329</text:p>
          </table:table-cell>
          <table:table-cell office:value-type="float" office:value="4.44927" calcext:value-type="float">
            <text:p>4.44927</text:p>
          </table:table-cell>
          <table:table-cell office:value-type="float" office:value="1.331088" calcext:value-type="float">
            <text:p>1.331088</text:p>
          </table:table-cell>
          <table:table-cell office:value-type="float" office:value="0.5482218" calcext:value-type="float">
            <text:p>0.5482218</text:p>
          </table:table-cell>
          <table:table-cell office:value-type="float" office:value="0.4133965" calcext:value-type="float">
            <text:p>0.4133965</text:p>
          </table:table-cell>
          <table:table-cell office:value-type="float" office:value="0.4142867" calcext:value-type="float">
            <text:p>0.4142867</text:p>
          </table:table-cell>
          <table:table-cell office:value-type="float" office:value="0.2022159" calcext:value-type="float">
            <text:p>0.2022159</text:p>
          </table:table-cell>
          <table:table-cell office:value-type="float" office:value="0.1466559" calcext:value-type="float">
            <text:p>0.1466559</text:p>
          </table:table-cell>
          <table:table-cell office:value-type="float" office:value="0.3676925" calcext:value-type="float">
            <text:p>0.3676925</text:p>
          </table:table-cell>
          <table:table-cell office:value-type="float" office:value="0.3076693" calcext:value-type="float">
            <text:p>0.3076693</text:p>
          </table:table-cell>
          <table:table-cell office:value-type="float" office:value="0.3454143" calcext:value-type="float">
            <text:p>0.3454143</text:p>
          </table:table-cell>
          <table:table-cell office:value-type="float" office:value="0" calcext:value-type="float">
            <text:p>0</text:p>
          </table:table-cell>
          <table:table-cell office:value-type="float" office:value="930.3032" calcext:value-type="float">
            <text:p>930.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999" calcext:value-type="float">
            <text:p>0.435999</text:p>
          </table:table-cell>
          <table:table-cell office:value-type="float" office:value="0" calcext:value-type="float">
            <text:p>0</text:p>
          </table:table-cell>
          <table:table-cell office:value-type="float" office:value="-0.0002768039" calcext:value-type="float">
            <text:p>-0.0002768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34.84925" calcext:value-type="float">
            <text:p>34.84925</text:p>
          </table:table-cell>
          <table:table-cell office:value-type="float" office:value="1099.074" calcext:value-type="float">
            <text:p>1099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3043" calcext:value-type="float">
            <text:p>0.2773043</text:p>
          </table:table-cell>
          <table:table-cell office:value-type="float" office:value="2.855372" calcext:value-type="float">
            <text:p>2.855372</text:p>
          </table:table-cell>
          <table:table-cell office:value-type="float" office:value="0" calcext:value-type="float">
            <text:p>0</text:p>
          </table:table-cell>
          <table:table-cell office:value-type="float" office:value="0.0000002087011" calcext:value-type="float">
            <text:p>2.087011E-07</text:p>
          </table:table-cell>
          <table:table-cell office:value-type="float" office:value="0" calcext:value-type="float">
            <text:p>0</text:p>
          </table:table-cell>
          <table:table-cell office:value-type="float" office:value="-0.005948289" calcext:value-type="float">
            <text:p>-0.005948289</text:p>
          </table:table-cell>
          <table:table-cell office:value-type="float" office:value="-0.001875238" calcext:value-type="float">
            <text:p>-0.001875238</text:p>
          </table:table-cell>
          <table:table-cell office:value-type="float" office:value="0.0009921433" calcext:value-type="float">
            <text:p>0.0009921433</text:p>
          </table:table-cell>
          <table:table-cell office:value-type="float" office:value="0.00000002358158" calcext:value-type="float">
            <text:p>2.358158E-08</text:p>
          </table:table-cell>
          <table:table-cell office:value-type="float" office:value="19.3852" calcext:value-type="float">
            <text:p>19.3852</text:p>
          </table:table-cell>
          <table:table-cell office:value-type="float" office:value="0.688924" calcext:value-type="float">
            <text:p>0.688924</text:p>
          </table:table-cell>
          <table:table-cell office:value-type="float" office:value="0.2317946" calcext:value-type="float">
            <text:p>0.2317946</text:p>
          </table:table-cell>
          <table:table-cell office:value-type="float" office:value="0.1840644" calcext:value-type="float">
            <text:p>0.1840644</text:p>
          </table:table-cell>
          <table:table-cell office:value-type="float" office:value="0.137673" calcext:value-type="float">
            <text:p>0.137673</text:p>
          </table:table-cell>
          <table:table-cell office:value-type="float" office:value="0.1398332" calcext:value-type="float">
            <text:p>0.1398332</text:p>
          </table:table-cell>
          <table:table-cell office:value-type="float" office:value="0.04815456" calcext:value-type="float">
            <text:p>0.04815456</text:p>
          </table:table-cell>
          <table:table-cell office:value-type="float" office:value="0.03163183" calcext:value-type="float">
            <text:p>0.03163183</text:p>
          </table:table-cell>
          <table:table-cell office:value-type="float" office:value="0.04157139" calcext:value-type="float">
            <text:p>0.04157139</text:p>
          </table:table-cell>
          <table:table-cell office:value-type="float" office:value="0.02934609" calcext:value-type="float">
            <text:p>0.02934609</text:p>
          </table:table-cell>
          <table:table-cell office:value-type="float" office:value="0.02371323" calcext:value-type="float">
            <text:p>0.02371323</text:p>
          </table:table-cell>
          <table:table-cell office:value-type="float" office:value="0.02278219" calcext:value-type="float">
            <text:p>0.02278219</text:p>
          </table:table-cell>
          <table:table-cell office:value-type="float" office:value="0.04743804" calcext:value-type="float">
            <text:p>0.04743804</text:p>
          </table:table-cell>
          <table:table-cell office:value-type="float" office:value="0.005155202" calcext:value-type="float">
            <text:p>0.005155202</text:p>
          </table:table-cell>
          <table:table-cell office:value-type="float" office:value="0.004977505" calcext:value-type="float">
            <text:p>0.004977505</text:p>
          </table:table-cell>
          <table:table-cell office:value-type="float" office:value="0" calcext:value-type="float">
            <text:p>0</text:p>
          </table:table-cell>
          <table:table-cell office:value-type="float" office:value="15.95744" calcext:value-type="float">
            <text:p>15.95744</text:p>
          </table:table-cell>
          <table:table-cell office:value-type="float" office:value="11.7245" calcext:value-type="float">
            <text:p>11.7245</text:p>
          </table:table-cell>
          <table:table-cell office:value-type="float" office:value="7.466612" calcext:value-type="float">
            <text:p>7.466612</text:p>
          </table:table-cell>
          <table:table-cell office:value-type="float" office:value="6.222907" calcext:value-type="float">
            <text:p>6.222907</text:p>
          </table:table-cell>
          <table:table-cell office:value-type="float" office:value="4.540606" calcext:value-type="float">
            <text:p>4.540606</text:p>
          </table:table-cell>
          <table:table-cell office:value-type="float" office:value="1.339674" calcext:value-type="float">
            <text:p>1.339674</text:p>
          </table:table-cell>
          <table:table-cell office:value-type="float" office:value="0.5534889" calcext:value-type="float">
            <text:p>0.5534889</text:p>
          </table:table-cell>
          <table:table-cell office:value-type="float" office:value="0.4137105" calcext:value-type="float">
            <text:p>0.4137105</text:p>
          </table:table-cell>
          <table:table-cell office:value-type="float" office:value="0.4148746" calcext:value-type="float">
            <text:p>0.4148746</text:p>
          </table:table-cell>
          <table:table-cell office:value-type="float" office:value="0.2027473" calcext:value-type="float">
            <text:p>0.2027473</text:p>
          </table:table-cell>
          <table:table-cell office:value-type="float" office:value="0.1472214" calcext:value-type="float">
            <text:p>0.1472214</text:p>
          </table:table-cell>
          <table:table-cell office:value-type="float" office:value="0.368616" calcext:value-type="float">
            <text:p>0.368616</text:p>
          </table:table-cell>
          <table:table-cell office:value-type="float" office:value="0.3074225" calcext:value-type="float">
            <text:p>0.3074225</text:p>
          </table:table-cell>
          <table:table-cell office:value-type="float" office:value="0.3454165" calcext:value-type="float">
            <text:p>0.3454165</text:p>
          </table:table-cell>
          <table:table-cell office:value-type="float" office:value="0" calcext:value-type="float">
            <text:p>0</text:p>
          </table:table-cell>
          <table:table-cell office:value-type="float" office:value="939.2425" calcext:value-type="float">
            <text:p>939.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383" calcext:value-type="float">
            <text:p>0.446383</text:p>
          </table:table-cell>
          <table:table-cell office:value-type="float" office:value="0" calcext:value-type="float">
            <text:p>0</text:p>
          </table:table-cell>
          <table:table-cell office:value-type="float" office:value="-0.0002800932" calcext:value-type="float">
            <text:p>-0.00028009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34.83332" calcext:value-type="float">
            <text:p>34.83332</text:p>
          </table:table-cell>
          <table:table-cell office:value-type="float" office:value="1099.077" calcext:value-type="float">
            <text:p>1099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0944" calcext:value-type="float">
            <text:p>0.2780944</text:p>
          </table:table-cell>
          <table:table-cell office:value-type="float" office:value="2.866521" calcext:value-type="float">
            <text:p>2.866521</text:p>
          </table:table-cell>
          <table:table-cell office:value-type="float" office:value="0" calcext:value-type="float">
            <text:p>0</text:p>
          </table:table-cell>
          <table:table-cell office:value-type="float" office:value="0.0000002105591" calcext:value-type="float">
            <text:p>2.105591E-07</text:p>
          </table:table-cell>
          <table:table-cell office:value-type="float" office:value="0" calcext:value-type="float">
            <text:p>0</text:p>
          </table:table-cell>
          <table:table-cell office:value-type="float" office:value="-0.005948087" calcext:value-type="float">
            <text:p>-0.005948087</text:p>
          </table:table-cell>
          <table:table-cell office:value-type="float" office:value="-0.001902384" calcext:value-type="float">
            <text:p>-0.001902384</text:p>
          </table:table-cell>
          <table:table-cell office:value-type="float" office:value="0.0009985776" calcext:value-type="float">
            <text:p>0.0009985776</text:p>
          </table:table-cell>
          <table:table-cell office:value-type="float" office:value="0.00000002367976" calcext:value-type="float">
            <text:p>2.367976E-08</text:p>
          </table:table-cell>
          <table:table-cell office:value-type="float" office:value="19.36855" calcext:value-type="float">
            <text:p>19.36855</text:p>
          </table:table-cell>
          <table:table-cell office:value-type="float" office:value="0.6686909" calcext:value-type="float">
            <text:p>0.6686909</text:p>
          </table:table-cell>
          <table:table-cell office:value-type="float" office:value="0.2296565" calcext:value-type="float">
            <text:p>0.2296565</text:p>
          </table:table-cell>
          <table:table-cell office:value-type="float" office:value="0.1810855" calcext:value-type="float">
            <text:p>0.1810855</text:p>
          </table:table-cell>
          <table:table-cell office:value-type="float" office:value="0.1346125" calcext:value-type="float">
            <text:p>0.1346125</text:p>
          </table:table-cell>
          <table:table-cell office:value-type="float" office:value="0.1372433" calcext:value-type="float">
            <text:p>0.1372433</text:p>
          </table:table-cell>
          <table:table-cell office:value-type="float" office:value="0.04793482" calcext:value-type="float">
            <text:p>0.04793482</text:p>
          </table:table-cell>
          <table:table-cell office:value-type="float" office:value="0.03160013" calcext:value-type="float">
            <text:p>0.03160013</text:p>
          </table:table-cell>
          <table:table-cell office:value-type="float" office:value="0.04159543" calcext:value-type="float">
            <text:p>0.04159543</text:p>
          </table:table-cell>
          <table:table-cell office:value-type="float" office:value="0.0293838" calcext:value-type="float">
            <text:p>0.0293838</text:p>
          </table:table-cell>
          <table:table-cell office:value-type="float" office:value="0.0237479" calcext:value-type="float">
            <text:p>0.0237479</text:p>
          </table:table-cell>
          <table:table-cell office:value-type="float" office:value="0.02280458" calcext:value-type="float">
            <text:p>0.02280458</text:p>
          </table:table-cell>
          <table:table-cell office:value-type="float" office:value="0.04737097" calcext:value-type="float">
            <text:p>0.04737097</text:p>
          </table:table-cell>
          <table:table-cell office:value-type="float" office:value="0.00515527" calcext:value-type="float">
            <text:p>0.00515527</text:p>
          </table:table-cell>
          <table:table-cell office:value-type="float" office:value="0.00497631" calcext:value-type="float">
            <text:p>0.00497631</text:p>
          </table:table-cell>
          <table:table-cell office:value-type="float" office:value="0" calcext:value-type="float">
            <text:p>0</text:p>
          </table:table-cell>
          <table:table-cell office:value-type="float" office:value="16.98706" calcext:value-type="float">
            <text:p>16.98706</text:p>
          </table:table-cell>
          <table:table-cell office:value-type="float" office:value="11.76725" calcext:value-type="float">
            <text:p>11.76725</text:p>
          </table:table-cell>
          <table:table-cell office:value-type="float" office:value="7.519182" calcext:value-type="float">
            <text:p>7.519182</text:p>
          </table:table-cell>
          <table:table-cell office:value-type="float" office:value="6.197461" calcext:value-type="float">
            <text:p>6.197461</text:p>
          </table:table-cell>
          <table:table-cell office:value-type="float" office:value="4.573831" calcext:value-type="float">
            <text:p>4.573831</text:p>
          </table:table-cell>
          <table:table-cell office:value-type="float" office:value="1.347392" calcext:value-type="float">
            <text:p>1.347392</text:p>
          </table:table-cell>
          <table:table-cell office:value-type="float" office:value="0.5592395" calcext:value-type="float">
            <text:p>0.5592395</text:p>
          </table:table-cell>
          <table:table-cell office:value-type="float" office:value="0.4139878" calcext:value-type="float">
            <text:p>0.4139878</text:p>
          </table:table-cell>
          <table:table-cell office:value-type="float" office:value="0.4153725" calcext:value-type="float">
            <text:p>0.4153725</text:p>
          </table:table-cell>
          <table:table-cell office:value-type="float" office:value="0.2032742" calcext:value-type="float">
            <text:p>0.2032742</text:p>
          </table:table-cell>
          <table:table-cell office:value-type="float" office:value="0.147777" calcext:value-type="float">
            <text:p>0.147777</text:p>
          </table:table-cell>
          <table:table-cell office:value-type="float" office:value="0.3695259" calcext:value-type="float">
            <text:p>0.3695259</text:p>
          </table:table-cell>
          <table:table-cell office:value-type="float" office:value="0.3073072" calcext:value-type="float">
            <text:p>0.3073072</text:p>
          </table:table-cell>
          <table:table-cell office:value-type="float" office:value="0.3454171" calcext:value-type="float">
            <text:p>0.3454171</text:p>
          </table:table-cell>
          <table:table-cell office:value-type="float" office:value="0" calcext:value-type="float">
            <text:p>0</text:p>
          </table:table-cell>
          <table:table-cell office:value-type="float" office:value="949.783" calcext:value-type="float">
            <text:p>949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8359" calcext:value-type="float">
            <text:p>0.458359</text:p>
          </table:table-cell>
          <table:table-cell office:value-type="float" office:value="0" calcext:value-type="float">
            <text:p>0</text:p>
          </table:table-cell>
          <table:table-cell office:value-type="float" office:value="-0.0002832187" calcext:value-type="float">
            <text:p>-0.000283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34.81658" calcext:value-type="float">
            <text:p>34.81658</text:p>
          </table:table-cell>
          <table:table-cell office:value-type="float" office:value="1099.081" calcext:value-type="float">
            <text:p>1099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53" calcext:value-type="float">
            <text:p>0.27653</text:p>
          </table:table-cell>
          <table:table-cell office:value-type="float" office:value="2.879556" calcext:value-type="float">
            <text:p>2.879556</text:p>
          </table:table-cell>
          <table:table-cell office:value-type="float" office:value="0" calcext:value-type="float">
            <text:p>0</text:p>
          </table:table-cell>
          <table:table-cell office:value-type="float" office:value="0.000000302544" calcext:value-type="float">
            <text:p>3.02544E-07</text:p>
          </table:table-cell>
          <table:table-cell office:value-type="float" office:value="0" calcext:value-type="float">
            <text:p>0</text:p>
          </table:table-cell>
          <table:table-cell office:value-type="float" office:value="-0.00593834" calcext:value-type="float">
            <text:p>-0.00593834</text:p>
          </table:table-cell>
          <table:table-cell office:value-type="float" office:value="-0.001938506" calcext:value-type="float">
            <text:p>-0.001938506</text:p>
          </table:table-cell>
          <table:table-cell office:value-type="float" office:value="0.001005102" calcext:value-type="float">
            <text:p>0.001005102</text:p>
          </table:table-cell>
          <table:table-cell office:value-type="float" office:value="0.00000002376844" calcext:value-type="float">
            <text:p>2.376844E-08</text:p>
          </table:table-cell>
          <table:table-cell office:value-type="float" office:value="19.3573" calcext:value-type="float">
            <text:p>19.3573</text:p>
          </table:table-cell>
          <table:table-cell office:value-type="float" office:value="0.6041138" calcext:value-type="float">
            <text:p>0.6041138</text:p>
          </table:table-cell>
          <table:table-cell office:value-type="float" office:value="0.2249109" calcext:value-type="float">
            <text:p>0.2249109</text:p>
          </table:table-cell>
          <table:table-cell office:value-type="float" office:value="0.1796516" calcext:value-type="float">
            <text:p>0.1796516</text:p>
          </table:table-cell>
          <table:table-cell office:value-type="float" office:value="0.1319353" calcext:value-type="float">
            <text:p>0.1319353</text:p>
          </table:table-cell>
          <table:table-cell office:value-type="float" office:value="0.1347485" calcext:value-type="float">
            <text:p>0.1347485</text:p>
          </table:table-cell>
          <table:table-cell office:value-type="float" office:value="0.04771185" calcext:value-type="float">
            <text:p>0.04771185</text:p>
          </table:table-cell>
          <table:table-cell office:value-type="float" office:value="0.03160392" calcext:value-type="float">
            <text:p>0.03160392</text:p>
          </table:table-cell>
          <table:table-cell office:value-type="float" office:value="0.04161382" calcext:value-type="float">
            <text:p>0.04161382</text:p>
          </table:table-cell>
          <table:table-cell office:value-type="float" office:value="0.02941912" calcext:value-type="float">
            <text:p>0.02941912</text:p>
          </table:table-cell>
          <table:table-cell office:value-type="float" office:value="0.02378197" calcext:value-type="float">
            <text:p>0.02378197</text:p>
          </table:table-cell>
          <table:table-cell office:value-type="float" office:value="0.02282673" calcext:value-type="float">
            <text:p>0.02282673</text:p>
          </table:table-cell>
          <table:table-cell office:value-type="float" office:value="0.04730524" calcext:value-type="float">
            <text:p>0.04730524</text:p>
          </table:table-cell>
          <table:table-cell office:value-type="float" office:value="0.005155556" calcext:value-type="float">
            <text:p>0.005155556</text:p>
          </table:table-cell>
          <table:table-cell office:value-type="float" office:value="0.004975934" calcext:value-type="float">
            <text:p>0.004975934</text:p>
          </table:table-cell>
          <table:table-cell office:value-type="float" office:value="0" calcext:value-type="float">
            <text:p>0</text:p>
          </table:table-cell>
          <table:table-cell office:value-type="float" office:value="14.05419" calcext:value-type="float">
            <text:p>14.05419</text:p>
          </table:table-cell>
          <table:table-cell office:value-type="float" office:value="11.88265" calcext:value-type="float">
            <text:p>11.88265</text:p>
          </table:table-cell>
          <table:table-cell office:value-type="float" office:value="7.590596" calcext:value-type="float">
            <text:p>7.590596</text:p>
          </table:table-cell>
          <table:table-cell office:value-type="float" office:value="6.189394" calcext:value-type="float">
            <text:p>6.189394</text:p>
          </table:table-cell>
          <table:table-cell office:value-type="float" office:value="4.587812" calcext:value-type="float">
            <text:p>4.587812</text:p>
          </table:table-cell>
          <table:table-cell office:value-type="float" office:value="1.353452" calcext:value-type="float">
            <text:p>1.353452</text:p>
          </table:table-cell>
          <table:table-cell office:value-type="float" office:value="0.5649588" calcext:value-type="float">
            <text:p>0.5649588</text:p>
          </table:table-cell>
          <table:table-cell office:value-type="float" office:value="0.4141972" calcext:value-type="float">
            <text:p>0.4141972</text:p>
          </table:table-cell>
          <table:table-cell office:value-type="float" office:value="0.4158317" calcext:value-type="float">
            <text:p>0.4158317</text:p>
          </table:table-cell>
          <table:table-cell office:value-type="float" office:value="0.203796" calcext:value-type="float">
            <text:p>0.203796</text:p>
          </table:table-cell>
          <table:table-cell office:value-type="float" office:value="0.1483237" calcext:value-type="float">
            <text:p>0.1483237</text:p>
          </table:table-cell>
          <table:table-cell office:value-type="float" office:value="0.3704264" calcext:value-type="float">
            <text:p>0.3704264</text:p>
          </table:table-cell>
          <table:table-cell office:value-type="float" office:value="0.3072621" calcext:value-type="float">
            <text:p>0.3072621</text:p>
          </table:table-cell>
          <table:table-cell office:value-type="float" office:value="0.3454177" calcext:value-type="float">
            <text:p>0.3454177</text:p>
          </table:table-cell>
          <table:table-cell office:value-type="float" office:value="0" calcext:value-type="float">
            <text:p>0</text:p>
          </table:table-cell>
          <table:table-cell office:value-type="float" office:value="949.113" calcext:value-type="float">
            <text:p>949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8899" calcext:value-type="float">
            <text:p>0.4698899</text:p>
          </table:table-cell>
          <table:table-cell office:value-type="float" office:value="0" calcext:value-type="float">
            <text:p>0</text:p>
          </table:table-cell>
          <table:table-cell office:value-type="float" office:value="-0.0002863635" calcext:value-type="float">
            <text:p>-0.00028636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34.79309" calcext:value-type="float">
            <text:p>34.79309</text:p>
          </table:table-cell>
          <table:table-cell office:value-type="float" office:value="1099.085" calcext:value-type="float">
            <text:p>1099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6267" calcext:value-type="float">
            <text:p>0.2526267</text:p>
          </table:table-cell>
          <table:table-cell office:value-type="float" office:value="2.841435" calcext:value-type="float">
            <text:p>2.841435</text:p>
          </table:table-cell>
          <table:table-cell office:value-type="float" office:value="0.005336605" calcext:value-type="float">
            <text:p>0.005336605</text:p>
          </table:table-cell>
          <table:table-cell office:value-type="float" office:value="0.000009494285" calcext:value-type="float">
            <text:p>9.494285E-06</text:p>
          </table:table-cell>
          <table:table-cell office:value-type="float" office:value="0.07130729" calcext:value-type="float">
            <text:p>0.07130729</text:p>
          </table:table-cell>
          <table:table-cell office:value-type="float" office:value="-0.003816237" calcext:value-type="float">
            <text:p>-0.003816237</text:p>
          </table:table-cell>
          <table:table-cell office:value-type="float" office:value="-0.001979963" calcext:value-type="float">
            <text:p>-0.001979963</text:p>
          </table:table-cell>
          <table:table-cell office:value-type="float" office:value="0.001008951" calcext:value-type="float">
            <text:p>0.001008951</text:p>
          </table:table-cell>
          <table:table-cell office:value-type="float" office:value="0.00000002410715" calcext:value-type="float">
            <text:p>2.410715E-08</text:p>
          </table:table-cell>
          <table:table-cell office:value-type="float" office:value="19.3451" calcext:value-type="float">
            <text:p>19.3451</text:p>
          </table:table-cell>
          <table:table-cell office:value-type="float" office:value="0.5634863" calcext:value-type="float">
            <text:p>0.5634863</text:p>
          </table:table-cell>
          <table:table-cell office:value-type="float" office:value="0.2149689" calcext:value-type="float">
            <text:p>0.2149689</text:p>
          </table:table-cell>
          <table:table-cell office:value-type="float" office:value="0.1768862" calcext:value-type="float">
            <text:p>0.1768862</text:p>
          </table:table-cell>
          <table:table-cell office:value-type="float" office:value="0.1299794" calcext:value-type="float">
            <text:p>0.1299794</text:p>
          </table:table-cell>
          <table:table-cell office:value-type="float" office:value="0.1326357" calcext:value-type="float">
            <text:p>0.1326357</text:p>
          </table:table-cell>
          <table:table-cell office:value-type="float" office:value="0.04758807" calcext:value-type="float">
            <text:p>0.04758807</text:p>
          </table:table-cell>
          <table:table-cell office:value-type="float" office:value="0.0314381" calcext:value-type="float">
            <text:p>0.0314381</text:p>
          </table:table-cell>
          <table:table-cell office:value-type="float" office:value="0.04173392" calcext:value-type="float">
            <text:p>0.04173392</text:p>
          </table:table-cell>
          <table:table-cell office:value-type="float" office:value="0.02945292" calcext:value-type="float">
            <text:p>0.02945292</text:p>
          </table:table-cell>
          <table:table-cell office:value-type="float" office:value="0.02381546" calcext:value-type="float">
            <text:p>0.02381546</text:p>
          </table:table-cell>
          <table:table-cell office:value-type="float" office:value="0.02284884" calcext:value-type="float">
            <text:p>0.02284884</text:p>
          </table:table-cell>
          <table:table-cell office:value-type="float" office:value="0.04724069" calcext:value-type="float">
            <text:p>0.04724069</text:p>
          </table:table-cell>
          <table:table-cell office:value-type="float" office:value="0.005155858" calcext:value-type="float">
            <text:p>0.005155858</text:p>
          </table:table-cell>
          <table:table-cell office:value-type="float" office:value="0.004975531" calcext:value-type="float">
            <text:p>0.004975531</text:p>
          </table:table-cell>
          <table:table-cell office:value-type="float" office:value="0" calcext:value-type="float">
            <text:p>0</text:p>
          </table:table-cell>
          <table:table-cell office:value-type="float" office:value="12.5751" calcext:value-type="float">
            <text:p>12.5751</text:p>
          </table:table-cell>
          <table:table-cell office:value-type="float" office:value="11.99272" calcext:value-type="float">
            <text:p>11.99272</text:p>
          </table:table-cell>
          <table:table-cell office:value-type="float" office:value="7.683281" calcext:value-type="float">
            <text:p>7.683281</text:p>
          </table:table-cell>
          <table:table-cell office:value-type="float" office:value="6.206695" calcext:value-type="float">
            <text:p>6.206695</text:p>
          </table:table-cell>
          <table:table-cell office:value-type="float" office:value="4.653975" calcext:value-type="float">
            <text:p>4.653975</text:p>
          </table:table-cell>
          <table:table-cell office:value-type="float" office:value="1.364975" calcext:value-type="float">
            <text:p>1.364975</text:p>
          </table:table-cell>
          <table:table-cell office:value-type="float" office:value="0.571393" calcext:value-type="float">
            <text:p>0.571393</text:p>
          </table:table-cell>
          <table:table-cell office:value-type="float" office:value="0.4195895" calcext:value-type="float">
            <text:p>0.4195895</text:p>
          </table:table-cell>
          <table:table-cell office:value-type="float" office:value="0.4163122" calcext:value-type="float">
            <text:p>0.4163122</text:p>
          </table:table-cell>
          <table:table-cell office:value-type="float" office:value="0.2043122" calcext:value-type="float">
            <text:p>0.2043122</text:p>
          </table:table-cell>
          <table:table-cell office:value-type="float" office:value="0.1488628" calcext:value-type="float">
            <text:p>0.1488628</text:p>
          </table:table-cell>
          <table:table-cell office:value-type="float" office:value="0.3713204" calcext:value-type="float">
            <text:p>0.3713204</text:p>
          </table:table-cell>
          <table:table-cell office:value-type="float" office:value="0.307212" calcext:value-type="float">
            <text:p>0.307212</text:p>
          </table:table-cell>
          <table:table-cell office:value-type="float" office:value="0.3454183" calcext:value-type="float">
            <text:p>0.3454183</text:p>
          </table:table-cell>
          <table:table-cell office:value-type="float" office:value="0" calcext:value-type="float">
            <text:p>0</text:p>
          </table:table-cell>
          <table:table-cell office:value-type="float" office:value="804.3959" calcext:value-type="float">
            <text:p>804.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9966" calcext:value-type="float">
            <text:p>0.4819966</text:p>
          </table:table-cell>
          <table:table-cell office:value-type="float" office:value="0" calcext:value-type="float">
            <text:p>0</text:p>
          </table:table-cell>
          <table:table-cell office:value-type="float" office:value="-0.0008771861" calcext:value-type="float">
            <text:p>-0.00087718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34.77763" calcext:value-type="float">
            <text:p>34.77763</text:p>
          </table:table-cell>
          <table:table-cell office:value-type="float" office:value="1099.091" calcext:value-type="float">
            <text:p>1099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5989" calcext:value-type="float">
            <text:p>0.2415989</text:p>
          </table:table-cell>
          <table:table-cell office:value-type="float" office:value="2.844181" calcext:value-type="float">
            <text:p>2.84418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07146" calcext:value-type="float">
            <text:p>3.907146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4158158" calcext:value-type="float">
            <text:p>4.158158E-05</text:p>
          </table:table-cell>
          <table:table-cell office:value-type="float" office:value="-0.00212005" calcext:value-type="float">
            <text:p>-0.00212005</text:p>
          </table:table-cell>
          <table:table-cell office:value-type="float" office:value="0.001008662" calcext:value-type="float">
            <text:p>0.001008662</text:p>
          </table:table-cell>
          <table:table-cell office:value-type="float" office:value="0.00000002422404" calcext:value-type="float">
            <text:p>2.422404E-08</text:p>
          </table:table-cell>
          <table:table-cell office:value-type="float" office:value="19.35663" calcext:value-type="float">
            <text:p>19.35663</text:p>
          </table:table-cell>
          <table:table-cell office:value-type="float" office:value="0.5634177" calcext:value-type="float">
            <text:p>0.5634177</text:p>
          </table:table-cell>
          <table:table-cell office:value-type="float" office:value="0.2047563" calcext:value-type="float">
            <text:p>0.2047563</text:p>
          </table:table-cell>
          <table:table-cell office:value-type="float" office:value="0.172723" calcext:value-type="float">
            <text:p>0.172723</text:p>
          </table:table-cell>
          <table:table-cell office:value-type="float" office:value="0.1282114" calcext:value-type="float">
            <text:p>0.1282114</text:p>
          </table:table-cell>
          <table:table-cell office:value-type="float" office:value="0.136874" calcext:value-type="float">
            <text:p>0.136874</text:p>
          </table:table-cell>
          <table:table-cell office:value-type="float" office:value="0.0475551" calcext:value-type="float">
            <text:p>0.0475551</text:p>
          </table:table-cell>
          <table:table-cell office:value-type="float" office:value="0.03046767" calcext:value-type="float">
            <text:p>0.03046767</text:p>
          </table:table-cell>
          <table:table-cell office:value-type="float" office:value="0.04204338" calcext:value-type="float">
            <text:p>0.04204338</text:p>
          </table:table-cell>
          <table:table-cell office:value-type="float" office:value="0.02949575" calcext:value-type="float">
            <text:p>0.02949575</text:p>
          </table:table-cell>
          <table:table-cell office:value-type="float" office:value="0.02384856" calcext:value-type="float">
            <text:p>0.02384856</text:p>
          </table:table-cell>
          <table:table-cell office:value-type="float" office:value="0.02287095" calcext:value-type="float">
            <text:p>0.02287095</text:p>
          </table:table-cell>
          <table:table-cell office:value-type="float" office:value="0.04717715" calcext:value-type="float">
            <text:p>0.04717715</text:p>
          </table:table-cell>
          <table:table-cell office:value-type="float" office:value="0.005156383" calcext:value-type="float">
            <text:p>0.005156383</text:p>
          </table:table-cell>
          <table:table-cell office:value-type="float" office:value="0.004975821" calcext:value-type="float">
            <text:p>0.004975821</text:p>
          </table:table-cell>
          <table:table-cell office:value-type="float" office:value="0" calcext:value-type="float">
            <text:p>0</text:p>
          </table:table-cell>
          <table:table-cell office:value-type="float" office:value="7.407054" calcext:value-type="float">
            <text:p>7.407054</text:p>
          </table:table-cell>
          <table:table-cell office:value-type="float" office:value="12.05911" calcext:value-type="float">
            <text:p>12.05911</text:p>
          </table:table-cell>
          <table:table-cell office:value-type="float" office:value="7.834815" calcext:value-type="float">
            <text:p>7.834815</text:p>
          </table:table-cell>
          <table:table-cell office:value-type="float" office:value="5.998715" calcext:value-type="float">
            <text:p>5.998715</text:p>
          </table:table-cell>
          <table:table-cell office:value-type="float" office:value="5.315624" calcext:value-type="float">
            <text:p>5.315624</text:p>
          </table:table-cell>
          <table:table-cell office:value-type="float" office:value="1.330641" calcext:value-type="float">
            <text:p>1.330641</text:p>
          </table:table-cell>
          <table:table-cell office:value-type="float" office:value="0.5310459" calcext:value-type="float">
            <text:p>0.5310459</text:p>
          </table:table-cell>
          <table:table-cell office:value-type="float" office:value="0.4336663" calcext:value-type="float">
            <text:p>0.4336663</text:p>
          </table:table-cell>
          <table:table-cell office:value-type="float" office:value="0.4175002" calcext:value-type="float">
            <text:p>0.4175002</text:p>
          </table:table-cell>
          <table:table-cell office:value-type="float" office:value="0.20483" calcext:value-type="float">
            <text:p>0.20483</text:p>
          </table:table-cell>
          <table:table-cell office:value-type="float" office:value="0.1493956" calcext:value-type="float">
            <text:p>0.1493956</text:p>
          </table:table-cell>
          <table:table-cell office:value-type="float" office:value="0.372209" calcext:value-type="float">
            <text:p>0.372209</text:p>
          </table:table-cell>
          <table:table-cell office:value-type="float" office:value="0.3072203" calcext:value-type="float">
            <text:p>0.3072203</text:p>
          </table:table-cell>
          <table:table-cell office:value-type="float" office:value="0.3454184" calcext:value-type="float">
            <text:p>0.3454184</text:p>
          </table:table-cell>
          <table:table-cell office:value-type="float" office:value="0" calcext:value-type="float">
            <text:p>0</text:p>
          </table:table-cell>
          <table:table-cell office:value-type="float" office:value="740.4868" calcext:value-type="float">
            <text:p>740.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2924" calcext:value-type="float">
            <text:p>0.4882924</text:p>
          </table:table-cell>
          <table:table-cell office:value-type="float" office:value="0" calcext:value-type="float">
            <text:p>0</text:p>
          </table:table-cell>
          <table:table-cell office:value-type="float" office:value="-0.00188045" calcext:value-type="float">
            <text:p>-0.001880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34.76171" calcext:value-type="float">
            <text:p>34.76171</text:p>
          </table:table-cell>
          <table:table-cell office:value-type="float" office:value="1099.104" calcext:value-type="float">
            <text:p>1099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8604" calcext:value-type="float">
            <text:p>0.2298604</text:p>
          </table:table-cell>
          <table:table-cell office:value-type="float" office:value="2.855916" calcext:value-type="float">
            <text:p>2.85591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08966" calcext:value-type="float">
            <text:p>3.908966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4265452" calcext:value-type="float">
            <text:p>4.265452E-05</text:p>
          </table:table-cell>
          <table:table-cell office:value-type="float" office:value="-0.002352618" calcext:value-type="float">
            <text:p>-0.002352618</text:p>
          </table:table-cell>
          <table:table-cell office:value-type="float" office:value="0.001016032" calcext:value-type="float">
            <text:p>0.001016032</text:p>
          </table:table-cell>
          <table:table-cell office:value-type="float" office:value="0.00000002451083" calcext:value-type="float">
            <text:p>2.451083E-08</text:p>
          </table:table-cell>
          <table:table-cell office:value-type="float" office:value="19.4007" calcext:value-type="float">
            <text:p>19.4007</text:p>
          </table:table-cell>
          <table:table-cell office:value-type="float" office:value="0.5377073" calcext:value-type="float">
            <text:p>0.5377073</text:p>
          </table:table-cell>
          <table:table-cell office:value-type="float" office:value="0.2171239" calcext:value-type="float">
            <text:p>0.2171239</text:p>
          </table:table-cell>
          <table:table-cell office:value-type="float" office:value="0.1703144" calcext:value-type="float">
            <text:p>0.1703144</text:p>
          </table:table-cell>
          <table:table-cell office:value-type="float" office:value="0.1306089" calcext:value-type="float">
            <text:p>0.1306089</text:p>
          </table:table-cell>
          <table:table-cell office:value-type="float" office:value="0.1327752" calcext:value-type="float">
            <text:p>0.1327752</text:p>
          </table:table-cell>
          <table:table-cell office:value-type="float" office:value="0.04704342" calcext:value-type="float">
            <text:p>0.04704342</text:p>
          </table:table-cell>
          <table:table-cell office:value-type="float" office:value="0.0296516" calcext:value-type="float">
            <text:p>0.0296516</text:p>
          </table:table-cell>
          <table:table-cell office:value-type="float" office:value="0.04226402" calcext:value-type="float">
            <text:p>0.04226402</text:p>
          </table:table-cell>
          <table:table-cell office:value-type="float" office:value="0.0295529" calcext:value-type="float">
            <text:p>0.0295529</text:p>
          </table:table-cell>
          <table:table-cell office:value-type="float" office:value="0.02388156" calcext:value-type="float">
            <text:p>0.02388156</text:p>
          </table:table-cell>
          <table:table-cell office:value-type="float" office:value="0.02289306" calcext:value-type="float">
            <text:p>0.02289306</text:p>
          </table:table-cell>
          <table:table-cell office:value-type="float" office:value="0.04711452" calcext:value-type="float">
            <text:p>0.04711452</text:p>
          </table:table-cell>
          <table:table-cell office:value-type="float" office:value="0.00515788" calcext:value-type="float">
            <text:p>0.00515788</text:p>
          </table:table-cell>
          <table:table-cell office:value-type="float" office:value="0.004980016" calcext:value-type="float">
            <text:p>0.004980016</text:p>
          </table:table-cell>
          <table:table-cell office:value-type="float" office:value="0" calcext:value-type="float">
            <text:p>0</text:p>
          </table:table-cell>
          <table:table-cell office:value-type="float" office:value="6.695296" calcext:value-type="float">
            <text:p>6.695296</text:p>
          </table:table-cell>
          <table:table-cell office:value-type="float" office:value="13.34236" calcext:value-type="float">
            <text:p>13.34236</text:p>
          </table:table-cell>
          <table:table-cell office:value-type="float" office:value="8.229991" calcext:value-type="float">
            <text:p>8.229991</text:p>
          </table:table-cell>
          <table:table-cell office:value-type="float" office:value="6.442318" calcext:value-type="float">
            <text:p>6.442318</text:p>
          </table:table-cell>
          <table:table-cell office:value-type="float" office:value="4.738506" calcext:value-type="float">
            <text:p>4.738506</text:p>
          </table:table-cell>
          <table:table-cell office:value-type="float" office:value="1.273864" calcext:value-type="float">
            <text:p>1.273864</text:p>
          </table:table-cell>
          <table:table-cell office:value-type="float" office:value="0.4885908" calcext:value-type="float">
            <text:p>0.4885908</text:p>
          </table:table-cell>
          <table:table-cell office:value-type="float" office:value="0.442514" calcext:value-type="float">
            <text:p>0.442514</text:p>
          </table:table-cell>
          <table:table-cell office:value-type="float" office:value="0.4196085" calcext:value-type="float">
            <text:p>0.4196085</text:p>
          </table:table-cell>
          <table:table-cell office:value-type="float" office:value="0.2053601" calcext:value-type="float">
            <text:p>0.2053601</text:p>
          </table:table-cell>
          <table:table-cell office:value-type="float" office:value="0.1499243" calcext:value-type="float">
            <text:p>0.1499243</text:p>
          </table:table-cell>
          <table:table-cell office:value-type="float" office:value="0.3731007" calcext:value-type="float">
            <text:p>0.3731007</text:p>
          </table:table-cell>
          <table:table-cell office:value-type="float" office:value="0.3075523" calcext:value-type="float">
            <text:p>0.3075523</text:p>
          </table:table-cell>
          <table:table-cell office:value-type="float" office:value="0.3454185" calcext:value-type="float">
            <text:p>0.3454185</text:p>
          </table:table-cell>
          <table:table-cell office:value-type="float" office:value="0" calcext:value-type="float">
            <text:p>0</text:p>
          </table:table-cell>
          <table:table-cell office:value-type="float" office:value="670.5164" calcext:value-type="float">
            <text:p>670.5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8272" calcext:value-type="float">
            <text:p>0.4908272</text:p>
          </table:table-cell>
          <table:table-cell office:value-type="float" office:value="0" calcext:value-type="float">
            <text:p>0</text:p>
          </table:table-cell>
          <table:table-cell office:value-type="float" office:value="-0.00408389" calcext:value-type="float">
            <text:p>-0.004083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34.748" calcext:value-type="float">
            <text:p>34.748</text:p>
          </table:table-cell>
          <table:table-cell office:value-type="float" office:value="1099.111" calcext:value-type="float">
            <text:p>1099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345" calcext:value-type="float">
            <text:p>0.2230345</text:p>
          </table:table-cell>
          <table:table-cell office:value-type="float" office:value="2.86823" calcext:value-type="float">
            <text:p>2.8682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21332" calcext:value-type="float">
            <text:p>3.921332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5114529" calcext:value-type="float">
            <text:p>5.114529E-05</text:p>
          </table:table-cell>
          <table:table-cell office:value-type="float" office:value="-0.002512875" calcext:value-type="float">
            <text:p>-0.002512875</text:p>
          </table:table-cell>
          <table:table-cell office:value-type="float" office:value="0.001022957" calcext:value-type="float">
            <text:p>0.001022957</text:p>
          </table:table-cell>
          <table:table-cell office:value-type="float" office:value="0.00000002456303" calcext:value-type="float">
            <text:p>2.456303E-08</text:p>
          </table:table-cell>
          <table:table-cell office:value-type="float" office:value="19.417" calcext:value-type="float">
            <text:p>19.417</text:p>
          </table:table-cell>
          <table:table-cell office:value-type="float" office:value="0.4953168" calcext:value-type="float">
            <text:p>0.4953168</text:p>
          </table:table-cell>
          <table:table-cell office:value-type="float" office:value="0.1953908" calcext:value-type="float">
            <text:p>0.1953908</text:p>
          </table:table-cell>
          <table:table-cell office:value-type="float" office:value="0.1736905" calcext:value-type="float">
            <text:p>0.1736905</text:p>
          </table:table-cell>
          <table:table-cell office:value-type="float" office:value="0.1285877" calcext:value-type="float">
            <text:p>0.1285877</text:p>
          </table:table-cell>
          <table:table-cell office:value-type="float" office:value="0.1299897" calcext:value-type="float">
            <text:p>0.1299897</text:p>
          </table:table-cell>
          <table:table-cell office:value-type="float" office:value="0.04698022" calcext:value-type="float">
            <text:p>0.04698022</text:p>
          </table:table-cell>
          <table:table-cell office:value-type="float" office:value="0.02906261" calcext:value-type="float">
            <text:p>0.02906261</text:p>
          </table:table-cell>
          <table:table-cell office:value-type="float" office:value="0.04241221" calcext:value-type="float">
            <text:p>0.04241221</text:p>
          </table:table-cell>
          <table:table-cell office:value-type="float" office:value="0.02961347" calcext:value-type="float">
            <text:p>0.02961347</text:p>
          </table:table-cell>
          <table:table-cell office:value-type="float" office:value="0.02391497" calcext:value-type="float">
            <text:p>0.02391497</text:p>
          </table:table-cell>
          <table:table-cell office:value-type="float" office:value="0.02291494" calcext:value-type="float">
            <text:p>0.02291494</text:p>
          </table:table-cell>
          <table:table-cell office:value-type="float" office:value="0.04705266" calcext:value-type="float">
            <text:p>0.04705266</text:p>
          </table:table-cell>
          <table:table-cell office:value-type="float" office:value="0.005158129" calcext:value-type="float">
            <text:p>0.005158129</text:p>
          </table:table-cell>
          <table:table-cell office:value-type="float" office:value="0.004979238" calcext:value-type="float">
            <text:p>0.004979238</text:p>
          </table:table-cell>
          <table:table-cell office:value-type="float" office:value="0" calcext:value-type="float">
            <text:p>0</text:p>
          </table:table-cell>
          <table:table-cell office:value-type="float" office:value="10.1041" calcext:value-type="float">
            <text:p>10.1041</text:p>
          </table:table-cell>
          <table:table-cell office:value-type="float" office:value="10.58713" calcext:value-type="float">
            <text:p>10.58713</text:p>
          </table:table-cell>
          <table:table-cell office:value-type="float" office:value="9.730107" calcext:value-type="float">
            <text:p>9.730107</text:p>
          </table:table-cell>
          <table:table-cell office:value-type="float" office:value="6.321515" calcext:value-type="float">
            <text:p>6.321515</text:p>
          </table:table-cell>
          <table:table-cell office:value-type="float" office:value="4.47704" calcext:value-type="float">
            <text:p>4.47704</text:p>
          </table:table-cell>
          <table:table-cell office:value-type="float" office:value="1.256961" calcext:value-type="float">
            <text:p>1.256961</text:p>
          </table:table-cell>
          <table:table-cell office:value-type="float" office:value="0.458076" calcext:value-type="float">
            <text:p>0.458076</text:p>
          </table:table-cell>
          <table:table-cell office:value-type="float" office:value="0.4478618" calcext:value-type="float">
            <text:p>0.4478618</text:p>
          </table:table-cell>
          <table:table-cell office:value-type="float" office:value="0.4220082" calcext:value-type="float">
            <text:p>0.4220082</text:p>
          </table:table-cell>
          <table:table-cell office:value-type="float" office:value="0.2059251" calcext:value-type="float">
            <text:p>0.2059251</text:p>
          </table:table-cell>
          <table:table-cell office:value-type="float" office:value="0.1504446" calcext:value-type="float">
            <text:p>0.1504446</text:p>
          </table:table-cell>
          <table:table-cell office:value-type="float" office:value="0.3739918" calcext:value-type="float">
            <text:p>0.3739918</text:p>
          </table:table-cell>
          <table:table-cell office:value-type="float" office:value="0.3074398" calcext:value-type="float">
            <text:p>0.3074398</text:p>
          </table:table-cell>
          <table:table-cell office:value-type="float" office:value="0.3454167" calcext:value-type="float">
            <text:p>0.3454167</text:p>
          </table:table-cell>
          <table:table-cell office:value-type="float" office:value="0" calcext:value-type="float">
            <text:p>0</text:p>
          </table:table-cell>
          <table:table-cell office:value-type="float" office:value="637.0112" calcext:value-type="float">
            <text:p>637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64216" calcext:value-type="float">
            <text:p>0.4964216</text:p>
          </table:table-cell>
          <table:table-cell office:value-type="float" office:value="0" calcext:value-type="float">
            <text:p>0</text:p>
          </table:table-cell>
          <table:table-cell office:value-type="float" office:value="-0.004091467" calcext:value-type="float">
            <text:p>-0.004091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34.73596" calcext:value-type="float">
            <text:p>34.73596</text:p>
          </table:table-cell>
          <table:table-cell office:value-type="float" office:value="1099.124" calcext:value-type="float">
            <text:p>1099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7934" calcext:value-type="float">
            <text:p>0.2187934</text:p>
          </table:table-cell>
          <table:table-cell office:value-type="float" office:value="2.86986" calcext:value-type="float">
            <text:p>2.8698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28467" calcext:value-type="float">
            <text:p>3.928467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5581652" calcext:value-type="float">
            <text:p>5.581652E-05</text:p>
          </table:table-cell>
          <table:table-cell office:value-type="float" office:value="-0.002688179" calcext:value-type="float">
            <text:p>-0.002688179</text:p>
          </table:table-cell>
          <table:table-cell office:value-type="float" office:value="0.001029651" calcext:value-type="float">
            <text:p>0.001029651</text:p>
          </table:table-cell>
          <table:table-cell office:value-type="float" office:value="0.00000002460645" calcext:value-type="float">
            <text:p>2.460645E-08</text:p>
          </table:table-cell>
          <table:table-cell office:value-type="float" office:value="19.48768" calcext:value-type="float">
            <text:p>19.48768</text:p>
          </table:table-cell>
          <table:table-cell office:value-type="float" office:value="0.3955762" calcext:value-type="float">
            <text:p>0.3955762</text:p>
          </table:table-cell>
          <table:table-cell office:value-type="float" office:value="0.1796257" calcext:value-type="float">
            <text:p>0.1796257</text:p>
          </table:table-cell>
          <table:table-cell office:value-type="float" office:value="0.1705058" calcext:value-type="float">
            <text:p>0.1705058</text:p>
          </table:table-cell>
          <table:table-cell office:value-type="float" office:value="0.1284843" calcext:value-type="float">
            <text:p>0.1284843</text:p>
          </table:table-cell>
          <table:table-cell office:value-type="float" office:value="0.1286243" calcext:value-type="float">
            <text:p>0.1286243</text:p>
          </table:table-cell>
          <table:table-cell office:value-type="float" office:value="0.0468847" calcext:value-type="float">
            <text:p>0.0468847</text:p>
          </table:table-cell>
          <table:table-cell office:value-type="float" office:value="0.02874894" calcext:value-type="float">
            <text:p>0.02874894</text:p>
          </table:table-cell>
          <table:table-cell office:value-type="float" office:value="0.04251068" calcext:value-type="float">
            <text:p>0.04251068</text:p>
          </table:table-cell>
          <table:table-cell office:value-type="float" office:value="0.029674" calcext:value-type="float">
            <text:p>0.029674</text:p>
          </table:table-cell>
          <table:table-cell office:value-type="float" office:value="0.02394895" calcext:value-type="float">
            <text:p>0.02394895</text:p>
          </table:table-cell>
          <table:table-cell office:value-type="float" office:value="0.02293669" calcext:value-type="float">
            <text:p>0.02293669</text:p>
          </table:table-cell>
          <table:table-cell office:value-type="float" office:value="0.04699148" calcext:value-type="float">
            <text:p>0.04699148</text:p>
          </table:table-cell>
          <table:table-cell office:value-type="float" office:value="0.005158972" calcext:value-type="float">
            <text:p>0.005158972</text:p>
          </table:table-cell>
          <table:table-cell office:value-type="float" office:value="0.004981168" calcext:value-type="float">
            <text:p>0.004981168</text:p>
          </table:table-cell>
          <table:table-cell office:value-type="float" office:value="0" calcext:value-type="float">
            <text:p>0</text:p>
          </table:table-cell>
          <table:table-cell office:value-type="float" office:value="11.83167" calcext:value-type="float">
            <text:p>11.83167</text:p>
          </table:table-cell>
          <table:table-cell office:value-type="float" office:value="9.451979" calcext:value-type="float">
            <text:p>9.451979</text:p>
          </table:table-cell>
          <table:table-cell office:value-type="float" office:value="9.840158" calcext:value-type="float">
            <text:p>9.840158</text:p>
          </table:table-cell>
          <table:table-cell office:value-type="float" office:value="6.575446" calcext:value-type="float">
            <text:p>6.575446</text:p>
          </table:table-cell>
          <table:table-cell office:value-type="float" office:value="4.390838" calcext:value-type="float">
            <text:p>4.390838</text:p>
          </table:table-cell>
          <table:table-cell office:value-type="float" office:value="1.24328" calcext:value-type="float">
            <text:p>1.24328</text:p>
          </table:table-cell>
          <table:table-cell office:value-type="float" office:value="0.4393888" calcext:value-type="float">
            <text:p>0.4393888</text:p>
          </table:table-cell>
          <table:table-cell office:value-type="float" office:value="0.450966" calcext:value-type="float">
            <text:p>0.450966</text:p>
          </table:table-cell>
          <table:table-cell office:value-type="float" office:value="0.4244639" calcext:value-type="float">
            <text:p>0.4244639</text:p>
          </table:table-cell>
          <table:table-cell office:value-type="float" office:value="0.2065325" calcext:value-type="float">
            <text:p>0.2065325</text:p>
          </table:table-cell>
          <table:table-cell office:value-type="float" office:value="0.1509605" calcext:value-type="float">
            <text:p>0.1509605</text:p>
          </table:table-cell>
          <table:table-cell office:value-type="float" office:value="0.3748678" calcext:value-type="float">
            <text:p>0.3748678</text:p>
          </table:table-cell>
          <table:table-cell office:value-type="float" office:value="0.307556" calcext:value-type="float">
            <text:p>0.307556</text:p>
          </table:table-cell>
          <table:table-cell office:value-type="float" office:value="0.3454168" calcext:value-type="float">
            <text:p>0.3454168</text:p>
          </table:table-cell>
          <table:table-cell office:value-type="float" office:value="0" calcext:value-type="float">
            <text:p>0</text:p>
          </table:table-cell>
          <table:table-cell office:value-type="float" office:value="628.4156" calcext:value-type="float">
            <text:p>628.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0154" calcext:value-type="float">
            <text:p>0.4940154</text:p>
          </table:table-cell>
          <table:table-cell office:value-type="float" office:value="0" calcext:value-type="float">
            <text:p>0</text:p>
          </table:table-cell>
          <table:table-cell office:value-type="float" office:value="-0.004098957" calcext:value-type="float">
            <text:p>-0.004098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34.7234" calcext:value-type="float">
            <text:p>34.7234</text:p>
          </table:table-cell>
          <table:table-cell office:value-type="float" office:value="1099.14" calcext:value-type="float">
            <text:p>109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9654" calcext:value-type="float">
            <text:p>0.2159654</text:p>
          </table:table-cell>
          <table:table-cell office:value-type="float" office:value="2.868182" calcext:value-type="float">
            <text:p>2.868182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32267" calcext:value-type="float">
            <text:p>3.932267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5824224" calcext:value-type="float">
            <text:p>5.824224E-05</text:p>
          </table:table-cell>
          <table:table-cell office:value-type="float" office:value="-0.002896387" calcext:value-type="float">
            <text:p>-0.002896387</text:p>
          </table:table-cell>
          <table:table-cell office:value-type="float" office:value="0.00103688" calcext:value-type="float">
            <text:p>0.00103688</text:p>
          </table:table-cell>
          <table:table-cell office:value-type="float" office:value="0.00000002464112" calcext:value-type="float">
            <text:p>2.464112E-08</text:p>
          </table:table-cell>
          <table:table-cell office:value-type="float" office:value="19.57078" calcext:value-type="float">
            <text:p>19.57078</text:p>
          </table:table-cell>
          <table:table-cell office:value-type="float" office:value="0.3394184" calcext:value-type="float">
            <text:p>0.3394184</text:p>
          </table:table-cell>
          <table:table-cell office:value-type="float" office:value="0.1631473" calcext:value-type="float">
            <text:p>0.1631473</text:p>
          </table:table-cell>
          <table:table-cell office:value-type="float" office:value="0.164718" calcext:value-type="float">
            <text:p>0.164718</text:p>
          </table:table-cell>
          <table:table-cell office:value-type="float" office:value="0.1275412" calcext:value-type="float">
            <text:p>0.1275412</text:p>
          </table:table-cell>
          <table:table-cell office:value-type="float" office:value="0.1283758" calcext:value-type="float">
            <text:p>0.1283758</text:p>
          </table:table-cell>
          <table:table-cell office:value-type="float" office:value="0.04699602" calcext:value-type="float">
            <text:p>0.04699602</text:p>
          </table:table-cell>
          <table:table-cell office:value-type="float" office:value="0.02866664" calcext:value-type="float">
            <text:p>0.02866664</text:p>
          </table:table-cell>
          <table:table-cell office:value-type="float" office:value="0.04256855" calcext:value-type="float">
            <text:p>0.04256855</text:p>
          </table:table-cell>
          <table:table-cell office:value-type="float" office:value="0.0297332" calcext:value-type="float">
            <text:p>0.0297332</text:p>
          </table:table-cell>
          <table:table-cell office:value-type="float" office:value="0.02398346" calcext:value-type="float">
            <text:p>0.02398346</text:p>
          </table:table-cell>
          <table:table-cell office:value-type="float" office:value="0.02295871" calcext:value-type="float">
            <text:p>0.02295871</text:p>
          </table:table-cell>
          <table:table-cell office:value-type="float" office:value="0.04693086" calcext:value-type="float">
            <text:p>0.04693086</text:p>
          </table:table-cell>
          <table:table-cell office:value-type="float" office:value="0.005159866" calcext:value-type="float">
            <text:p>0.005159866</text:p>
          </table:table-cell>
          <table:table-cell office:value-type="float" office:value="0.004983271" calcext:value-type="float">
            <text:p>0.004983271</text:p>
          </table:table-cell>
          <table:table-cell office:value-type="float" office:value="0" calcext:value-type="float">
            <text:p>0</text:p>
          </table:table-cell>
          <table:table-cell office:value-type="float" office:value="13.60668" calcext:value-type="float">
            <text:p>13.60668</text:p>
          </table:table-cell>
          <table:table-cell office:value-type="float" office:value="9.645498" calcext:value-type="float">
            <text:p>9.645498</text:p>
          </table:table-cell>
          <table:table-cell office:value-type="float" office:value="8.909472" calcext:value-type="float">
            <text:p>8.909472</text:p>
          </table:table-cell>
          <table:table-cell office:value-type="float" office:value="6.719717" calcext:value-type="float">
            <text:p>6.719717</text:p>
          </table:table-cell>
          <table:table-cell office:value-type="float" office:value="4.517243" calcext:value-type="float">
            <text:p>4.517243</text:p>
          </table:table-cell>
          <table:table-cell office:value-type="float" office:value="1.250986" calcext:value-type="float">
            <text:p>1.250986</text:p>
          </table:table-cell>
          <table:table-cell office:value-type="float" office:value="0.4298781" calcext:value-type="float">
            <text:p>0.4298781</text:p>
          </table:table-cell>
          <table:table-cell office:value-type="float" office:value="0.4524206" calcext:value-type="float">
            <text:p>0.4524206</text:p>
          </table:table-cell>
          <table:table-cell office:value-type="float" office:value="0.4268523" calcext:value-type="float">
            <text:p>0.4268523</text:p>
          </table:table-cell>
          <table:table-cell office:value-type="float" office:value="0.2072108" calcext:value-type="float">
            <text:p>0.2072108</text:p>
          </table:table-cell>
          <table:table-cell office:value-type="float" office:value="0.1514862" calcext:value-type="float">
            <text:p>0.1514862</text:p>
          </table:table-cell>
          <table:table-cell office:value-type="float" office:value="0.3757381" calcext:value-type="float">
            <text:p>0.3757381</text:p>
          </table:table-cell>
          <table:table-cell office:value-type="float" office:value="0.3076773" calcext:value-type="float">
            <text:p>0.3076773</text:p>
          </table:table-cell>
          <table:table-cell office:value-type="float" office:value="0.3454193" calcext:value-type="float">
            <text:p>0.3454193</text:p>
          </table:table-cell>
          <table:table-cell office:value-type="float" office:value="0" calcext:value-type="float">
            <text:p>0</text:p>
          </table:table-cell>
          <table:table-cell office:value-type="float" office:value="628.1488" calcext:value-type="float">
            <text:p>628.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7429" calcext:value-type="float">
            <text:p>0.4897429</text:p>
          </table:table-cell>
          <table:table-cell office:value-type="float" office:value="0" calcext:value-type="float">
            <text:p>0</text:p>
          </table:table-cell>
          <table:table-cell office:value-type="float" office:value="-0.004107645" calcext:value-type="float">
            <text:p>-0.0041076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34.70768" calcext:value-type="float">
            <text:p>34.70768</text:p>
          </table:table-cell>
          <table:table-cell office:value-type="float" office:value="1099.154" calcext:value-type="float">
            <text:p>1099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2.872083" calcext:value-type="float">
            <text:p>2.87208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37623" calcext:value-type="float">
            <text:p>3.937623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6159694" calcext:value-type="float">
            <text:p>6.159694E-05</text:p>
          </table:table-cell>
          <table:table-cell office:value-type="float" office:value="-0.003047378" calcext:value-type="float">
            <text:p>-0.003047378</text:p>
          </table:table-cell>
          <table:table-cell office:value-type="float" office:value="0.00104451" calcext:value-type="float">
            <text:p>0.00104451</text:p>
          </table:table-cell>
          <table:table-cell office:value-type="float" office:value="0.00000002466714" calcext:value-type="float">
            <text:p>2.466714E-08</text:p>
          </table:table-cell>
          <table:table-cell office:value-type="float" office:value="19.62585" calcext:value-type="float">
            <text:p>19.62585</text:p>
          </table:table-cell>
          <table:table-cell office:value-type="float" office:value="0.3026651" calcext:value-type="float">
            <text:p>0.3026651</text:p>
          </table:table-cell>
          <table:table-cell office:value-type="float" office:value="0.1516943" calcext:value-type="float">
            <text:p>0.1516943</text:p>
          </table:table-cell>
          <table:table-cell office:value-type="float" office:value="0.1589262" calcext:value-type="float">
            <text:p>0.1589262</text:p>
          </table:table-cell>
          <table:table-cell office:value-type="float" office:value="0.1243071" calcext:value-type="float">
            <text:p>0.1243071</text:p>
          </table:table-cell>
          <table:table-cell office:value-type="float" office:value="0.1275055" calcext:value-type="float">
            <text:p>0.1275055</text:p>
          </table:table-cell>
          <table:table-cell office:value-type="float" office:value="0.04718909" calcext:value-type="float">
            <text:p>0.04718909</text:p>
          </table:table-cell>
          <table:table-cell office:value-type="float" office:value="0.02861085" calcext:value-type="float">
            <text:p>0.02861085</text:p>
          </table:table-cell>
          <table:table-cell office:value-type="float" office:value="0.04262903" calcext:value-type="float">
            <text:p>0.04262903</text:p>
          </table:table-cell>
          <table:table-cell office:value-type="float" office:value="0.0297927" calcext:value-type="float">
            <text:p>0.0297927</text:p>
          </table:table-cell>
          <table:table-cell office:value-type="float" office:value="0.02401864" calcext:value-type="float">
            <text:p>0.02401864</text:p>
          </table:table-cell>
          <table:table-cell office:value-type="float" office:value="0.02298106" calcext:value-type="float">
            <text:p>0.02298106</text:p>
          </table:table-cell>
          <table:table-cell office:value-type="float" office:value="0.04687089" calcext:value-type="float">
            <text:p>0.04687089</text:p>
          </table:table-cell>
          <table:table-cell office:value-type="float" office:value="0.005160566" calcext:value-type="float">
            <text:p>0.005160566</text:p>
          </table:table-cell>
          <table:table-cell office:value-type="float" office:value="0.004984446" calcext:value-type="float">
            <text:p>0.004984446</text:p>
          </table:table-cell>
          <table:table-cell office:value-type="float" office:value="0" calcext:value-type="float">
            <text:p>0</text:p>
          </table:table-cell>
          <table:table-cell office:value-type="float" office:value="15.74517" calcext:value-type="float">
            <text:p>15.74517</text:p>
          </table:table-cell>
          <table:table-cell office:value-type="float" office:value="9.581387" calcext:value-type="float">
            <text:p>9.581387</text:p>
          </table:table-cell>
          <table:table-cell office:value-type="float" office:value="8.648093" calcext:value-type="float">
            <text:p>8.648093</text:p>
          </table:table-cell>
          <table:table-cell office:value-type="float" office:value="6.40498" calcext:value-type="float">
            <text:p>6.40498</text:p>
          </table:table-cell>
          <table:table-cell office:value-type="float" office:value="4.567035" calcext:value-type="float">
            <text:p>4.567035</text:p>
          </table:table-cell>
          <table:table-cell office:value-type="float" office:value="1.270741" calcext:value-type="float">
            <text:p>1.270741</text:p>
          </table:table-cell>
          <table:table-cell office:value-type="float" office:value="0.4216559" calcext:value-type="float">
            <text:p>0.4216559</text:p>
          </table:table-cell>
          <table:table-cell office:value-type="float" office:value="0.453913" calcext:value-type="float">
            <text:p>0.453913</text:p>
          </table:table-cell>
          <table:table-cell office:value-type="float" office:value="0.4292516" calcext:value-type="float">
            <text:p>0.4292516</text:p>
          </table:table-cell>
          <table:table-cell office:value-type="float" office:value="0.207978" calcext:value-type="float">
            <text:p>0.207978</text:p>
          </table:table-cell>
          <table:table-cell office:value-type="float" office:value="0.1520205" calcext:value-type="float">
            <text:p>0.1520205</text:p>
          </table:table-cell>
          <table:table-cell office:value-type="float" office:value="0.376603" calcext:value-type="float">
            <text:p>0.376603</text:p>
          </table:table-cell>
          <table:table-cell office:value-type="float" office:value="0.3077146" calcext:value-type="float">
            <text:p>0.3077146</text:p>
          </table:table-cell>
          <table:table-cell office:value-type="float" office:value="0.3454216" calcext:value-type="float">
            <text:p>0.3454216</text:p>
          </table:table-cell>
          <table:table-cell office:value-type="float" office:value="0" calcext:value-type="float">
            <text:p>0</text:p>
          </table:table-cell>
          <table:table-cell office:value-type="float" office:value="621.3548" calcext:value-type="float">
            <text:p>621.3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6341" calcext:value-type="float">
            <text:p>0.4906341</text:p>
          </table:table-cell>
          <table:table-cell office:value-type="float" office:value="0" calcext:value-type="float">
            <text:p>0</text:p>
          </table:table-cell>
          <table:table-cell office:value-type="float" office:value="-0.004114736" calcext:value-type="float">
            <text:p>-0.004114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34.69047" calcext:value-type="float">
            <text:p>34.69047</text:p>
          </table:table-cell>
          <table:table-cell office:value-type="float" office:value="1099.161" calcext:value-type="float">
            <text:p>1099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163" calcext:value-type="float">
            <text:p>0.210163</text:p>
          </table:table-cell>
          <table:table-cell office:value-type="float" office:value="2.883603" calcext:value-type="float">
            <text:p>2.88360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53226" calcext:value-type="float">
            <text:p>3.953226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7102446" calcext:value-type="float">
            <text:p>7.102446E-05</text:p>
          </table:table-cell>
          <table:table-cell office:value-type="float" office:value="-0.003102564" calcext:value-type="float">
            <text:p>-0.003102564</text:p>
          </table:table-cell>
          <table:table-cell office:value-type="float" office:value="0.001052489" calcext:value-type="float">
            <text:p>0.001052489</text:p>
          </table:table-cell>
          <table:table-cell office:value-type="float" office:value="0.00000002468455" calcext:value-type="float">
            <text:p>2.468455E-08</text:p>
          </table:table-cell>
          <table:table-cell office:value-type="float" office:value="19.63021" calcext:value-type="float">
            <text:p>19.63021</text:p>
          </table:table-cell>
          <table:table-cell office:value-type="float" office:value="0.3201781" calcext:value-type="float">
            <text:p>0.3201781</text:p>
          </table:table-cell>
          <table:table-cell office:value-type="float" office:value="0.1579391" calcext:value-type="float">
            <text:p>0.1579391</text:p>
          </table:table-cell>
          <table:table-cell office:value-type="float" office:value="0.1600318" calcext:value-type="float">
            <text:p>0.1600318</text:p>
          </table:table-cell>
          <table:table-cell office:value-type="float" office:value="0.1225617" calcext:value-type="float">
            <text:p>0.1225617</text:p>
          </table:table-cell>
          <table:table-cell office:value-type="float" office:value="0.1258235" calcext:value-type="float">
            <text:p>0.1258235</text:p>
          </table:table-cell>
          <table:table-cell office:value-type="float" office:value="0.04725419" calcext:value-type="float">
            <text:p>0.04725419</text:p>
          </table:table-cell>
          <table:table-cell office:value-type="float" office:value="0.02832473" calcext:value-type="float">
            <text:p>0.02832473</text:p>
          </table:table-cell>
          <table:table-cell office:value-type="float" office:value="0.0427197" calcext:value-type="float">
            <text:p>0.0427197</text:p>
          </table:table-cell>
          <table:table-cell office:value-type="float" office:value="0.02984898" calcext:value-type="float">
            <text:p>0.02984898</text:p>
          </table:table-cell>
          <table:table-cell office:value-type="float" office:value="0.02405419" calcext:value-type="float">
            <text:p>0.02405419</text:p>
          </table:table-cell>
          <table:table-cell office:value-type="float" office:value="0.02300365" calcext:value-type="float">
            <text:p>0.02300365</text:p>
          </table:table-cell>
          <table:table-cell office:value-type="float" office:value="0.04681159" calcext:value-type="float">
            <text:p>0.04681159</text:p>
          </table:table-cell>
          <table:table-cell office:value-type="float" office:value="0.005160965" calcext:value-type="float">
            <text:p>0.005160965</text:p>
          </table:table-cell>
          <table:table-cell office:value-type="float" office:value="0.004984057" calcext:value-type="float">
            <text:p>0.004984057</text:p>
          </table:table-cell>
          <table:table-cell office:value-type="float" office:value="0" calcext:value-type="float">
            <text:p>0</text:p>
          </table:table-cell>
          <table:table-cell office:value-type="float" office:value="17.05297" calcext:value-type="float">
            <text:p>17.05297</text:p>
          </table:table-cell>
          <table:table-cell office:value-type="float" office:value="9.55088" calcext:value-type="float">
            <text:p>9.55088</text:p>
          </table:table-cell>
          <table:table-cell office:value-type="float" office:value="8.324222" calcext:value-type="float">
            <text:p>8.324222</text:p>
          </table:table-cell>
          <table:table-cell office:value-type="float" office:value="6.219446" calcext:value-type="float">
            <text:p>6.219446</text:p>
          </table:table-cell>
          <table:table-cell office:value-type="float" office:value="4.445258" calcext:value-type="float">
            <text:p>4.445258</text:p>
          </table:table-cell>
          <table:table-cell office:value-type="float" office:value="1.272506" calcext:value-type="float">
            <text:p>1.272506</text:p>
          </table:table-cell>
          <table:table-cell office:value-type="float" office:value="0.4060147" calcext:value-type="float">
            <text:p>0.4060147</text:p>
          </table:table-cell>
          <table:table-cell office:value-type="float" office:value="0.4565638" calcext:value-type="float">
            <text:p>0.4565638</text:p>
          </table:table-cell>
          <table:table-cell office:value-type="float" office:value="0.4314556" calcext:value-type="float">
            <text:p>0.4314556</text:p>
          </table:table-cell>
          <table:table-cell office:value-type="float" office:value="0.2088062" calcext:value-type="float">
            <text:p>0.2088062</text:p>
          </table:table-cell>
          <table:table-cell office:value-type="float" office:value="0.1525606" calcext:value-type="float">
            <text:p>0.1525606</text:p>
          </table:table-cell>
          <table:table-cell office:value-type="float" office:value="0.3774589" calcext:value-type="float">
            <text:p>0.3774589</text:p>
          </table:table-cell>
          <table:table-cell office:value-type="float" office:value="0.307624" calcext:value-type="float">
            <text:p>0.307624</text:p>
          </table:table-cell>
          <table:table-cell office:value-type="float" office:value="0.3454238" calcext:value-type="float">
            <text:p>0.3454238</text:p>
          </table:table-cell>
          <table:table-cell office:value-type="float" office:value="0" calcext:value-type="float">
            <text:p>0</text:p>
          </table:table-cell>
          <table:table-cell office:value-type="float" office:value="603.0551" calcext:value-type="float">
            <text:p>603.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3628" calcext:value-type="float">
            <text:p>0.4993628</text:p>
          </table:table-cell>
          <table:table-cell office:value-type="float" office:value="0" calcext:value-type="float">
            <text:p>0</text:p>
          </table:table-cell>
          <table:table-cell office:value-type="float" office:value="-0.004119402" calcext:value-type="float">
            <text:p>-0.0041194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34.67336" calcext:value-type="float">
            <text:p>34.67336</text:p>
          </table:table-cell>
          <table:table-cell office:value-type="float" office:value="1099.173" calcext:value-type="float">
            <text:p>1099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26709" calcext:value-type="float">
            <text:p>0.2026709</text:p>
          </table:table-cell>
          <table:table-cell office:value-type="float" office:value="2.896322" calcext:value-type="float">
            <text:p>2.896322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60388" calcext:value-type="float">
            <text:p>3.96038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751753" calcext:value-type="float">
            <text:p>7.51753E-05</text:p>
          </table:table-cell>
          <table:table-cell office:value-type="float" office:value="-0.003199174" calcext:value-type="float">
            <text:p>-0.003199174</text:p>
          </table:table-cell>
          <table:table-cell office:value-type="float" office:value="0.001060727" calcext:value-type="float">
            <text:p>0.001060727</text:p>
          </table:table-cell>
          <table:table-cell office:value-type="float" office:value="0.00000002469343" calcext:value-type="float">
            <text:p>2.469343E-08</text:p>
          </table:table-cell>
          <table:table-cell office:value-type="float" office:value="19.65992" calcext:value-type="float">
            <text:p>19.65992</text:p>
          </table:table-cell>
          <table:table-cell office:value-type="float" office:value="0.2936426" calcext:value-type="float">
            <text:p>0.2936426</text:p>
          </table:table-cell>
          <table:table-cell office:value-type="float" office:value="0.1540986" calcext:value-type="float">
            <text:p>0.1540986</text:p>
          </table:table-cell>
          <table:table-cell office:value-type="float" office:value="0.1584196" calcext:value-type="float">
            <text:p>0.1584196</text:p>
          </table:table-cell>
          <table:table-cell office:value-type="float" office:value="0.1212775" calcext:value-type="float">
            <text:p>0.1212775</text:p>
          </table:table-cell>
          <table:table-cell office:value-type="float" office:value="0.1254015" calcext:value-type="float">
            <text:p>0.1254015</text:p>
          </table:table-cell>
          <table:table-cell office:value-type="float" office:value="0.04729719" calcext:value-type="float">
            <text:p>0.04729719</text:p>
          </table:table-cell>
          <table:table-cell office:value-type="float" office:value="0.02815312" calcext:value-type="float">
            <text:p>0.02815312</text:p>
          </table:table-cell>
          <table:table-cell office:value-type="float" office:value="0.04278628" calcext:value-type="float">
            <text:p>0.04278628</text:p>
          </table:table-cell>
          <table:table-cell office:value-type="float" office:value="0.02990347" calcext:value-type="float">
            <text:p>0.02990347</text:p>
          </table:table-cell>
          <table:table-cell office:value-type="float" office:value="0.02408991" calcext:value-type="float">
            <text:p>0.02408991</text:p>
          </table:table-cell>
          <table:table-cell office:value-type="float" office:value="0.02302642" calcext:value-type="float">
            <text:p>0.02302642</text:p>
          </table:table-cell>
          <table:table-cell office:value-type="float" office:value="0.04675296" calcext:value-type="float">
            <text:p>0.04675296</text:p>
          </table:table-cell>
          <table:table-cell office:value-type="float" office:value="0.005161542" calcext:value-type="float">
            <text:p>0.005161542</text:p>
          </table:table-cell>
          <table:table-cell office:value-type="float" office:value="0.004984287" calcext:value-type="float">
            <text:p>0.004984287</text:p>
          </table:table-cell>
          <table:table-cell office:value-type="float" office:value="0" calcext:value-type="float">
            <text:p>0</text:p>
          </table:table-cell>
          <table:table-cell office:value-type="float" office:value="17.69364" calcext:value-type="float">
            <text:p>17.69364</text:p>
          </table:table-cell>
          <table:table-cell office:value-type="float" office:value="10.08305" calcext:value-type="float">
            <text:p>10.08305</text:p>
          </table:table-cell>
          <table:table-cell office:value-type="float" office:value="8.535962" calcext:value-type="float">
            <text:p>8.535962</text:p>
          </table:table-cell>
          <table:table-cell office:value-type="float" office:value="6.114365" calcext:value-type="float">
            <text:p>6.114365</text:p>
          </table:table-cell>
          <table:table-cell office:value-type="float" office:value="4.449808" calcext:value-type="float">
            <text:p>4.449808</text:p>
          </table:table-cell>
          <table:table-cell office:value-type="float" office:value="1.272377" calcext:value-type="float">
            <text:p>1.272377</text:p>
          </table:table-cell>
          <table:table-cell office:value-type="float" office:value="0.3942948" calcext:value-type="float">
            <text:p>0.3942948</text:p>
          </table:table-cell>
          <table:table-cell office:value-type="float" office:value="0.4583384" calcext:value-type="float">
            <text:p>0.4583384</text:p>
          </table:table-cell>
          <table:table-cell office:value-type="float" office:value="0.4335619" calcext:value-type="float">
            <text:p>0.4335619</text:p>
          </table:table-cell>
          <table:table-cell office:value-type="float" office:value="0.2096811" calcext:value-type="float">
            <text:p>0.2096811</text:p>
          </table:table-cell>
          <table:table-cell office:value-type="float" office:value="0.1531032" calcext:value-type="float">
            <text:p>0.1531032</text:p>
          </table:table-cell>
          <table:table-cell office:value-type="float" office:value="0.3783082" calcext:value-type="float">
            <text:p>0.3783082</text:p>
          </table:table-cell>
          <table:table-cell office:value-type="float" office:value="0.3075943" calcext:value-type="float">
            <text:p>0.3075943</text:p>
          </table:table-cell>
          <table:table-cell office:value-type="float" office:value="0.3454222" calcext:value-type="float">
            <text:p>0.3454222</text:p>
          </table:table-cell>
          <table:table-cell office:value-type="float" office:value="0" calcext:value-type="float">
            <text:p>0</text:p>
          </table:table-cell>
          <table:table-cell office:value-type="float" office:value="559.3608" calcext:value-type="float">
            <text:p>559.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41776" calcext:value-type="float">
            <text:p>0.5041776</text:p>
          </table:table-cell>
          <table:table-cell office:value-type="float" office:value="0" calcext:value-type="float">
            <text:p>0</text:p>
          </table:table-cell>
          <table:table-cell office:value-type="float" office:value="-0.00412486" calcext:value-type="float">
            <text:p>-0.004124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34.65614" calcext:value-type="float">
            <text:p>34.65614</text:p>
          </table:table-cell>
          <table:table-cell office:value-type="float" office:value="1099.178" calcext:value-type="float">
            <text:p>1099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3353" calcext:value-type="float">
            <text:p>0.2033353</text:p>
          </table:table-cell>
          <table:table-cell office:value-type="float" office:value="2.906301" calcext:value-type="float">
            <text:p>2.90630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73745" calcext:value-type="float">
            <text:p>3.97374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8268714" calcext:value-type="float">
            <text:p>8.268714E-05</text:p>
          </table:table-cell>
          <table:table-cell office:value-type="float" office:value="-0.003239734" calcext:value-type="float">
            <text:p>-0.003239734</text:p>
          </table:table-cell>
          <table:table-cell office:value-type="float" office:value="0.001067513" calcext:value-type="float">
            <text:p>0.001067513</text:p>
          </table:table-cell>
          <table:table-cell office:value-type="float" office:value="0.00000002469585" calcext:value-type="float">
            <text:p>2.469585E-08</text:p>
          </table:table-cell>
          <table:table-cell office:value-type="float" office:value="19.65335" calcext:value-type="float">
            <text:p>19.65335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1574713" calcext:value-type="float">
            <text:p>0.1574713</text:p>
          </table:table-cell>
          <table:table-cell office:value-type="float" office:value="0.1580262" calcext:value-type="float">
            <text:p>0.1580262</text:p>
          </table:table-cell>
          <table:table-cell office:value-type="float" office:value="0.1198488" calcext:value-type="float">
            <text:p>0.1198488</text:p>
          </table:table-cell>
          <table:table-cell office:value-type="float" office:value="0.1236977" calcext:value-type="float">
            <text:p>0.1236977</text:p>
          </table:table-cell>
          <table:table-cell office:value-type="float" office:value="0.04727512" calcext:value-type="float">
            <text:p>0.04727512</text:p>
          </table:table-cell>
          <table:table-cell office:value-type="float" office:value="0.02797865" calcext:value-type="float">
            <text:p>0.02797865</text:p>
          </table:table-cell>
          <table:table-cell office:value-type="float" office:value="0.04284962" calcext:value-type="float">
            <text:p>0.04284962</text:p>
          </table:table-cell>
          <table:table-cell office:value-type="float" office:value="0.02995765" calcext:value-type="float">
            <text:p>0.02995765</text:p>
          </table:table-cell>
          <table:table-cell office:value-type="float" office:value="0.02412599" calcext:value-type="float">
            <text:p>0.02412599</text:p>
          </table:table-cell>
          <table:table-cell office:value-type="float" office:value="0.02304925" calcext:value-type="float">
            <text:p>0.02304925</text:p>
          </table:table-cell>
          <table:table-cell office:value-type="float" office:value="0.04669508" calcext:value-type="float">
            <text:p>0.04669508</text:p>
          </table:table-cell>
          <table:table-cell office:value-type="float" office:value="0.005161409" calcext:value-type="float">
            <text:p>0.005161409</text:p>
          </table:table-cell>
          <table:table-cell office:value-type="float" office:value="0.004982109" calcext:value-type="float">
            <text:p>0.004982109</text:p>
          </table:table-cell>
          <table:table-cell office:value-type="float" office:value="0" calcext:value-type="float">
            <text:p>0</text:p>
          </table:table-cell>
          <table:table-cell office:value-type="float" office:value="18.98215" calcext:value-type="float">
            <text:p>18.98215</text:p>
          </table:table-cell>
          <table:table-cell office:value-type="float" office:value="9.986633" calcext:value-type="float">
            <text:p>9.986633</text:p>
          </table:table-cell>
          <table:table-cell office:value-type="float" office:value="8.087227" calcext:value-type="float">
            <text:p>8.087227</text:p>
          </table:table-cell>
          <table:table-cell office:value-type="float" office:value="5.908054" calcext:value-type="float">
            <text:p>5.908054</text:p>
          </table:table-cell>
          <table:table-cell office:value-type="float" office:value="4.292631" calcext:value-type="float">
            <text:p>4.292631</text:p>
          </table:table-cell>
          <table:table-cell office:value-type="float" office:value="1.266203" calcext:value-type="float">
            <text:p>1.266203</text:p>
          </table:table-cell>
          <table:table-cell office:value-type="float" office:value="0.3829907" calcext:value-type="float">
            <text:p>0.3829907</text:p>
          </table:table-cell>
          <table:table-cell office:value-type="float" office:value="0.4599003" calcext:value-type="float">
            <text:p>0.4599003</text:p>
          </table:table-cell>
          <table:table-cell office:value-type="float" office:value="0.4356561" calcext:value-type="float">
            <text:p>0.4356561</text:p>
          </table:table-cell>
          <table:table-cell office:value-type="float" office:value="0.2106115" calcext:value-type="float">
            <text:p>0.2106115</text:p>
          </table:table-cell>
          <table:table-cell office:value-type="float" office:value="0.1536448" calcext:value-type="float">
            <text:p>0.1536448</text:p>
          </table:table-cell>
          <table:table-cell office:value-type="float" office:value="0.3791426" calcext:value-type="float">
            <text:p>0.3791426</text:p>
          </table:table-cell>
          <table:table-cell office:value-type="float" office:value="0.3073598" calcext:value-type="float">
            <text:p>0.3073598</text:p>
          </table:table-cell>
          <table:table-cell office:value-type="float" office:value="0.3454231" calcext:value-type="float">
            <text:p>0.3454231</text:p>
          </table:table-cell>
          <table:table-cell office:value-type="float" office:value="0" calcext:value-type="float">
            <text:p>0</text:p>
          </table:table-cell>
          <table:table-cell office:value-type="float" office:value="565.1462" calcext:value-type="float">
            <text:p>565.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9221" calcext:value-type="float">
            <text:p>0.5149221</text:p>
          </table:table-cell>
          <table:table-cell office:value-type="float" office:value="0" calcext:value-type="float">
            <text:p>0</text:p>
          </table:table-cell>
          <table:table-cell office:value-type="float" office:value="-0.004129326" calcext:value-type="float">
            <text:p>-0.004129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34.63879" calcext:value-type="float">
            <text:p>34.63879</text:p>
          </table:table-cell>
          <table:table-cell office:value-type="float" office:value="1099.193" calcext:value-type="float">
            <text:p>1099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2365" calcext:value-type="float">
            <text:p>0.2012365</text:p>
          </table:table-cell>
          <table:table-cell office:value-type="float" office:value="2.909797" calcext:value-type="float">
            <text:p>2.909797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7792" calcext:value-type="float">
            <text:p>3.97792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8496965" calcext:value-type="float">
            <text:p>8.496965E-05</text:p>
          </table:table-cell>
          <table:table-cell office:value-type="float" office:value="-0.003380455" calcext:value-type="float">
            <text:p>-0.003380455</text:p>
          </table:table-cell>
          <table:table-cell office:value-type="float" office:value="0.001074885" calcext:value-type="float">
            <text:p>0.001074885</text:p>
          </table:table-cell>
          <table:table-cell office:value-type="float" office:value="0.00000002469788" calcext:value-type="float">
            <text:p>2.469788E-08</text:p>
          </table:table-cell>
          <table:table-cell office:value-type="float" office:value="19.70736" calcext:value-type="float">
            <text:p>19.70736</text:p>
          </table:table-cell>
          <table:table-cell office:value-type="float" office:value="0.2601886" calcext:value-type="float">
            <text:p>0.2601886</text:p>
          </table:table-cell>
          <table:table-cell office:value-type="float" office:value="0.1468585" calcext:value-type="float">
            <text:p>0.1468585</text:p>
          </table:table-cell>
          <table:table-cell office:value-type="float" office:value="0.1548069" calcext:value-type="float">
            <text:p>0.1548069</text:p>
          </table:table-cell>
          <table:table-cell office:value-type="float" office:value="0.1186562" calcext:value-type="float">
            <text:p>0.1186562</text:p>
          </table:table-cell>
          <table:table-cell office:value-type="float" office:value="0.1229137" calcext:value-type="float">
            <text:p>0.1229137</text:p>
          </table:table-cell>
          <table:table-cell office:value-type="float" office:value="0.04720475" calcext:value-type="float">
            <text:p>0.04720475</text:p>
          </table:table-cell>
          <table:table-cell office:value-type="float" office:value="0.02785608" calcext:value-type="float">
            <text:p>0.02785608</text:p>
          </table:table-cell>
          <table:table-cell office:value-type="float" office:value="0.04289331" calcext:value-type="float">
            <text:p>0.04289331</text:p>
          </table:table-cell>
          <table:table-cell office:value-type="float" office:value="0.03001283" calcext:value-type="float">
            <text:p>0.03001283</text:p>
          </table:table-cell>
          <table:table-cell office:value-type="float" office:value="0.02416265" calcext:value-type="float">
            <text:p>0.02416265</text:p>
          </table:table-cell>
          <table:table-cell office:value-type="float" office:value="0.02307215" calcext:value-type="float">
            <text:p>0.02307215</text:p>
          </table:table-cell>
          <table:table-cell office:value-type="float" office:value="0.04663788" calcext:value-type="float">
            <text:p>0.04663788</text:p>
          </table:table-cell>
          <table:table-cell office:value-type="float" office:value="0.005162501" calcext:value-type="float">
            <text:p>0.005162501</text:p>
          </table:table-cell>
          <table:table-cell office:value-type="float" office:value="0.004984788" calcext:value-type="float">
            <text:p>0.004984788</text:p>
          </table:table-cell>
          <table:table-cell office:value-type="float" office:value="0" calcext:value-type="float">
            <text:p>0</text:p>
          </table:table-cell>
          <table:table-cell office:value-type="float" office:value="19.76316" calcext:value-type="float">
            <text:p>19.76316</text:p>
          </table:table-cell>
          <table:table-cell office:value-type="float" office:value="10.30768" calcext:value-type="float">
            <text:p>10.30768</text:p>
          </table:table-cell>
          <table:table-cell office:value-type="float" office:value="8.323668" calcext:value-type="float">
            <text:p>8.323668</text:p>
          </table:table-cell>
          <table:table-cell office:value-type="float" office:value="5.742913" calcext:value-type="float">
            <text:p>5.742913</text:p>
          </table:table-cell>
          <table:table-cell office:value-type="float" office:value="4.220858" calcext:value-type="float">
            <text:p>4.220858</text:p>
          </table:table-cell>
          <table:table-cell office:value-type="float" office:value="1.256009" calcext:value-type="float">
            <text:p>1.256009</text:p>
          </table:table-cell>
          <table:table-cell office:value-type="float" office:value="0.3736648" calcext:value-type="float">
            <text:p>0.3736648</text:p>
          </table:table-cell>
          <table:table-cell office:value-type="float" office:value="0.4606822" calcext:value-type="float">
            <text:p>0.4606822</text:p>
          </table:table-cell>
          <table:table-cell office:value-type="float" office:value="0.4378112" calcext:value-type="float">
            <text:p>0.4378112</text:p>
          </table:table-cell>
          <table:table-cell office:value-type="float" office:value="0.2116218" calcext:value-type="float">
            <text:p>0.2116218</text:p>
          </table:table-cell>
          <table:table-cell office:value-type="float" office:value="0.1541828" calcext:value-type="float">
            <text:p>0.1541828</text:p>
          </table:table-cell>
          <table:table-cell office:value-type="float" office:value="0.3799759" calcext:value-type="float">
            <text:p>0.3799759</text:p>
          </table:table-cell>
          <table:table-cell office:value-type="float" office:value="0.3075498" calcext:value-type="float">
            <text:p>0.3075498</text:p>
          </table:table-cell>
          <table:table-cell office:value-type="float" office:value="0.3454236" calcext:value-type="float">
            <text:p>0.3454236</text:p>
          </table:table-cell>
          <table:table-cell office:value-type="float" office:value="0" calcext:value-type="float">
            <text:p>0</text:p>
          </table:table-cell>
          <table:table-cell office:value-type="float" office:value="563.5589" calcext:value-type="float">
            <text:p>563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4952" calcext:value-type="float">
            <text:p>0.5164952</text:p>
          </table:table-cell>
          <table:table-cell office:value-type="float" office:value="0" calcext:value-type="float">
            <text:p>0</text:p>
          </table:table-cell>
          <table:table-cell office:value-type="float" office:value="-0.00413622" calcext:value-type="float">
            <text:p>-0.004136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34.62" calcext:value-type="float">
            <text:p>34.62</text:p>
          </table:table-cell>
          <table:table-cell office:value-type="float" office:value="1099.203" calcext:value-type="float">
            <text:p>1099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7252" calcext:value-type="float">
            <text:p>0.1977252</text:p>
          </table:table-cell>
          <table:table-cell office:value-type="float" office:value="2.920633" calcext:value-type="float">
            <text:p>2.92063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84568" calcext:value-type="float">
            <text:p>3.98456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8854966" calcext:value-type="float">
            <text:p>8.854966E-05</text:p>
          </table:table-cell>
          <table:table-cell office:value-type="float" office:value="-0.003457316" calcext:value-type="float">
            <text:p>-0.003457316</text:p>
          </table:table-cell>
          <table:table-cell office:value-type="float" office:value="0.001082929" calcext:value-type="float">
            <text:p>0.001082929</text:p>
          </table:table-cell>
          <table:table-cell office:value-type="float" office:value="0.00000002469984" calcext:value-type="float">
            <text:p>2.469984E-08</text:p>
          </table:table-cell>
          <table:table-cell office:value-type="float" office:value="19.7253" calcext:value-type="float">
            <text:p>19.7253</text:p>
          </table:table-cell>
          <table:table-cell office:value-type="float" office:value="0.2465631" calcext:value-type="float">
            <text:p>0.2465631</text:p>
          </table:table-cell>
          <table:table-cell office:value-type="float" office:value="0.1473257" calcext:value-type="float">
            <text:p>0.1473257</text:p>
          </table:table-cell>
          <table:table-cell office:value-type="float" office:value="0.1544388" calcext:value-type="float">
            <text:p>0.1544388</text:p>
          </table:table-cell>
          <table:table-cell office:value-type="float" office:value="0.1175735" calcext:value-type="float">
            <text:p>0.1175735</text:p>
          </table:table-cell>
          <table:table-cell office:value-type="float" office:value="0.1222005" calcext:value-type="float">
            <text:p>0.1222005</text:p>
          </table:table-cell>
          <table:table-cell office:value-type="float" office:value="0.04722499" calcext:value-type="float">
            <text:p>0.04722499</text:p>
          </table:table-cell>
          <table:table-cell office:value-type="float" office:value="0.02776305" calcext:value-type="float">
            <text:p>0.02776305</text:p>
          </table:table-cell>
          <table:table-cell office:value-type="float" office:value="0.04293729" calcext:value-type="float">
            <text:p>0.04293729</text:p>
          </table:table-cell>
          <table:table-cell office:value-type="float" office:value="0.03006429" calcext:value-type="float">
            <text:p>0.03006429</text:p>
          </table:table-cell>
          <table:table-cell office:value-type="float" office:value="0.02419937" calcext:value-type="float">
            <text:p>0.02419937</text:p>
          </table:table-cell>
          <table:table-cell office:value-type="float" office:value="0.02309511" calcext:value-type="float">
            <text:p>0.02309511</text:p>
          </table:table-cell>
          <table:table-cell office:value-type="float" office:value="0.0465814" calcext:value-type="float">
            <text:p>0.0465814</text:p>
          </table:table-cell>
          <table:table-cell office:value-type="float" office:value="0.00516304" calcext:value-type="float">
            <text:p>0.00516304</text:p>
          </table:table-cell>
          <table:table-cell office:value-type="float" office:value="0.004985255" calcext:value-type="float">
            <text:p>0.004985255</text:p>
          </table:table-cell>
          <table:table-cell office:value-type="float" office:value="0" calcext:value-type="float">
            <text:p>0</text:p>
          </table:table-cell>
          <table:table-cell office:value-type="float" office:value="22.28294" calcext:value-type="float">
            <text:p>22.28294</text:p>
          </table:table-cell>
          <table:table-cell office:value-type="float" office:value="10.41086" calcext:value-type="float">
            <text:p>10.41086</text:p>
          </table:table-cell>
          <table:table-cell office:value-type="float" office:value="8.166621" calcext:value-type="float">
            <text:p>8.166621</text:p>
          </table:table-cell>
          <table:table-cell office:value-type="float" office:value="5.566633" calcext:value-type="float">
            <text:p>5.566633</text:p>
          </table:table-cell>
          <table:table-cell office:value-type="float" office:value="4.146988" calcext:value-type="float">
            <text:p>4.146988</text:p>
          </table:table-cell>
          <table:table-cell office:value-type="float" office:value="1.252663" calcext:value-type="float">
            <text:p>1.252663</text:p>
          </table:table-cell>
          <table:table-cell office:value-type="float" office:value="0.3653524" calcext:value-type="float">
            <text:p>0.3653524</text:p>
          </table:table-cell>
          <table:table-cell office:value-type="float" office:value="0.4615566" calcext:value-type="float">
            <text:p>0.4615566</text:p>
          </table:table-cell>
          <table:table-cell office:value-type="float" office:value="0.439753" calcext:value-type="float">
            <text:p>0.439753</text:p>
          </table:table-cell>
          <table:table-cell office:value-type="float" office:value="0.2126616" calcext:value-type="float">
            <text:p>0.2126616</text:p>
          </table:table-cell>
          <table:table-cell office:value-type="float" office:value="0.1547162" calcext:value-type="float">
            <text:p>0.1547162</text:p>
          </table:table-cell>
          <table:table-cell office:value-type="float" office:value="0.3808137" calcext:value-type="float">
            <text:p>0.3808137</text:p>
          </table:table-cell>
          <table:table-cell office:value-type="float" office:value="0.3075436" calcext:value-type="float">
            <text:p>0.3075436</text:p>
          </table:table-cell>
          <table:table-cell office:value-type="float" office:value="0.3454249" calcext:value-type="float">
            <text:p>0.3454249</text:p>
          </table:table-cell>
          <table:table-cell office:value-type="float" office:value="0" calcext:value-type="float">
            <text:p>0</text:p>
          </table:table-cell>
          <table:table-cell office:value-type="float" office:value="543.5571" calcext:value-type="float">
            <text:p>543.5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39178" calcext:value-type="float">
            <text:p>0.5239178</text:p>
          </table:table-cell>
          <table:table-cell office:value-type="float" office:value="0" calcext:value-type="float">
            <text:p>0</text:p>
          </table:table-cell>
          <table:table-cell office:value-type="float" office:value="-0.004141299" calcext:value-type="float">
            <text:p>-0.0041412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34.60143" calcext:value-type="float">
            <text:p>34.60143</text:p>
          </table:table-cell>
          <table:table-cell office:value-type="float" office:value="1099.216" calcext:value-type="float">
            <text:p>1099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6959" calcext:value-type="float">
            <text:p>0.1946959</text:p>
          </table:table-cell>
          <table:table-cell office:value-type="float" office:value="2.928179" calcext:value-type="float">
            <text:p>2.928179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91321" calcext:value-type="float">
            <text:p>3.99132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9209666" calcext:value-type="float">
            <text:p>9.209666E-05</text:p>
          </table:table-cell>
          <table:table-cell office:value-type="float" office:value="-0.003562544" calcext:value-type="float">
            <text:p>-0.003562544</text:p>
          </table:table-cell>
          <table:table-cell office:value-type="float" office:value="0.001091258" calcext:value-type="float">
            <text:p>0.001091258</text:p>
          </table:table-cell>
          <table:table-cell office:value-type="float" office:value="0.00000002470172" calcext:value-type="float">
            <text:p>2.470172E-08</text:p>
          </table:table-cell>
          <table:table-cell office:value-type="float" office:value="19.76163" calcext:value-type="float">
            <text:p>19.76163</text:p>
          </table:table-cell>
          <table:table-cell office:value-type="float" office:value="0.2315475" calcext:value-type="float">
            <text:p>0.2315475</text:p>
          </table:table-cell>
          <table:table-cell office:value-type="float" office:value="0.1395813" calcext:value-type="float">
            <text:p>0.1395813</text:p>
          </table:table-cell>
          <table:table-cell office:value-type="float" office:value="0.1505937" calcext:value-type="float">
            <text:p>0.1505937</text:p>
          </table:table-cell>
          <table:table-cell office:value-type="float" office:value="0.1161339" calcext:value-type="float">
            <text:p>0.1161339</text:p>
          </table:table-cell>
          <table:table-cell office:value-type="float" office:value="0.1216532" calcext:value-type="float">
            <text:p>0.1216532</text:p>
          </table:table-cell>
          <table:table-cell office:value-type="float" office:value="0.04723322" calcext:value-type="float">
            <text:p>0.04723322</text:p>
          </table:table-cell>
          <table:table-cell office:value-type="float" office:value="0.02773677" calcext:value-type="float">
            <text:p>0.02773677</text:p>
          </table:table-cell>
          <table:table-cell office:value-type="float" office:value="0.04297544" calcext:value-type="float">
            <text:p>0.04297544</text:p>
          </table:table-cell>
          <table:table-cell office:value-type="float" office:value="0.03011283" calcext:value-type="float">
            <text:p>0.03011283</text:p>
          </table:table-cell>
          <table:table-cell office:value-type="float" office:value="0.02423593" calcext:value-type="float">
            <text:p>0.02423593</text:p>
          </table:table-cell>
          <table:table-cell office:value-type="float" office:value="0.02311794" calcext:value-type="float">
            <text:p>0.02311794</text:p>
          </table:table-cell>
          <table:table-cell office:value-type="float" office:value="0.04652566" calcext:value-type="float">
            <text:p>0.04652566</text:p>
          </table:table-cell>
          <table:table-cell office:value-type="float" office:value="0.005163551" calcext:value-type="float">
            <text:p>0.005163551</text:p>
          </table:table-cell>
          <table:table-cell office:value-type="float" office:value="0.004985572" calcext:value-type="float">
            <text:p>0.004985572</text:p>
          </table:table-cell>
          <table:table-cell office:value-type="float" office:value="0" calcext:value-type="float">
            <text:p>0</text:p>
          </table:table-cell>
          <table:table-cell office:value-type="float" office:value="23.95151" calcext:value-type="float">
            <text:p>23.95151</text:p>
          </table:table-cell>
          <table:table-cell office:value-type="float" office:value="10.48969" calcext:value-type="float">
            <text:p>10.48969</text:p>
          </table:table-cell>
          <table:table-cell office:value-type="float" office:value="7.989478" calcext:value-type="float">
            <text:p>7.989478</text:p>
          </table:table-cell>
          <table:table-cell office:value-type="float" office:value="5.321247" calcext:value-type="float">
            <text:p>5.321247</text:p>
          </table:table-cell>
          <table:table-cell office:value-type="float" office:value="4.089854" calcext:value-type="float">
            <text:p>4.089854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0.3590294" calcext:value-type="float">
            <text:p>0.3590294</text:p>
          </table:table-cell>
          <table:table-cell office:value-type="float" office:value="0.4623176" calcext:value-type="float">
            <text:p>0.4623176</text:p>
          </table:table-cell>
          <table:table-cell office:value-type="float" office:value="0.4415345" calcext:value-type="float">
            <text:p>0.4415345</text:p>
          </table:table-cell>
          <table:table-cell office:value-type="float" office:value="0.2137184" calcext:value-type="float">
            <text:p>0.2137184</text:p>
          </table:table-cell>
          <table:table-cell office:value-type="float" office:value="0.1552429" calcext:value-type="float">
            <text:p>0.1552429</text:p>
          </table:table-cell>
          <table:table-cell office:value-type="float" office:value="0.381652" calcext:value-type="float">
            <text:p>0.381652</text:p>
          </table:table-cell>
          <table:table-cell office:value-type="float" office:value="0.3075337" calcext:value-type="float">
            <text:p>0.3075337</text:p>
          </table:table-cell>
          <table:table-cell office:value-type="float" office:value="0.3454204" calcext:value-type="float">
            <text:p>0.3454204</text:p>
          </table:table-cell>
          <table:table-cell office:value-type="float" office:value="0" calcext:value-type="float">
            <text:p>0</text:p>
          </table:table-cell>
          <table:table-cell office:value-type="float" office:value="531.7416" calcext:value-type="float">
            <text:p>531.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5556" calcext:value-type="float">
            <text:p>0.5285556</text:p>
          </table:table-cell>
          <table:table-cell office:value-type="float" office:value="0" calcext:value-type="float">
            <text:p>0</text:p>
          </table:table-cell>
          <table:table-cell office:value-type="float" office:value="-0.004147193" calcext:value-type="float">
            <text:p>-0.0041471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34.5802" calcext:value-type="float">
            <text:p>34.5802</text:p>
          </table:table-cell>
          <table:table-cell office:value-type="float" office:value="1099.241" calcext:value-type="float">
            <text:p>1099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2964" calcext:value-type="float">
            <text:p>0.1972964</text:p>
          </table:table-cell>
          <table:table-cell office:value-type="float" office:value="2.919679" calcext:value-type="float">
            <text:p>2.919679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93722" calcext:value-type="float">
            <text:p>3.993722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9334982" calcext:value-type="float">
            <text:p>9.334982E-05</text:p>
          </table:table-cell>
          <table:table-cell office:value-type="float" office:value="-0.003857335" calcext:value-type="float">
            <text:p>-0.003857335</text:p>
          </table:table-cell>
          <table:table-cell office:value-type="float" office:value="0.001099553" calcext:value-type="float">
            <text:p>0.001099553</text:p>
          </table:table-cell>
          <table:table-cell office:value-type="float" office:value="0.00000002470352" calcext:value-type="float">
            <text:p>2.470352E-08</text:p>
          </table:table-cell>
          <table:table-cell office:value-type="float" office:value="19.87458" calcext:value-type="float">
            <text:p>19.87458</text:p>
          </table:table-cell>
          <table:table-cell office:value-type="float" office:value="0.2301366" calcext:value-type="float">
            <text:p>0.2301366</text:p>
          </table:table-cell>
          <table:table-cell office:value-type="float" office:value="0.1216752" calcext:value-type="float">
            <text:p>0.1216752</text:p>
          </table:table-cell>
          <table:table-cell office:value-type="float" office:value="0.1375493" calcext:value-type="float">
            <text:p>0.1375493</text:p>
          </table:table-cell>
          <table:table-cell office:value-type="float" office:value="0.1128569" calcext:value-type="float">
            <text:p>0.1128569</text:p>
          </table:table-cell>
          <table:table-cell office:value-type="float" office:value="0.1213949" calcext:value-type="float">
            <text:p>0.1213949</text:p>
          </table:table-cell>
          <table:table-cell office:value-type="float" office:value="0.04745988" calcext:value-type="float">
            <text:p>0.04745988</text:p>
          </table:table-cell>
          <table:table-cell office:value-type="float" office:value="0.02782582" calcext:value-type="float">
            <text:p>0.02782582</text:p>
          </table:table-cell>
          <table:table-cell office:value-type="float" office:value="0.04300544" calcext:value-type="float">
            <text:p>0.04300544</text:p>
          </table:table-cell>
          <table:table-cell office:value-type="float" office:value="0.03015866" calcext:value-type="float">
            <text:p>0.03015866</text:p>
          </table:table-cell>
          <table:table-cell office:value-type="float" office:value="0.02427229" calcext:value-type="float">
            <text:p>0.02427229</text:p>
          </table:table-cell>
          <table:table-cell office:value-type="float" office:value="0.02314076" calcext:value-type="float">
            <text:p>0.02314076</text:p>
          </table:table-cell>
          <table:table-cell office:value-type="float" office:value="0.04647069" calcext:value-type="float">
            <text:p>0.04647069</text:p>
          </table:table-cell>
          <table:table-cell office:value-type="float" office:value="0.005164715" calcext:value-type="float">
            <text:p>0.005164715</text:p>
          </table:table-cell>
          <table:table-cell office:value-type="float" office:value="0.004988614" calcext:value-type="float">
            <text:p>0.004988614</text:p>
          </table:table-cell>
          <table:table-cell office:value-type="float" office:value="0" calcext:value-type="float">
            <text:p>0</text:p>
          </table:table-cell>
          <table:table-cell office:value-type="float" office:value="24.31365" calcext:value-type="float">
            <text:p>24.31365</text:p>
          </table:table-cell>
          <table:table-cell office:value-type="float" office:value="10.74394" calcext:value-type="float">
            <text:p>10.74394</text:p>
          </table:table-cell>
          <table:table-cell office:value-type="float" office:value="7.879392" calcext:value-type="float">
            <text:p>7.879392</text:p>
          </table:table-cell>
          <table:table-cell office:value-type="float" office:value="4.819026" calcext:value-type="float">
            <text:p>4.819026</text:p>
          </table:table-cell>
          <table:table-cell office:value-type="float" office:value="4.099299" calcext:value-type="float">
            <text:p>4.099299</text:p>
          </table:table-cell>
          <table:table-cell office:value-type="float" office:value="1.272268" calcext:value-type="float">
            <text:p>1.272268</text:p>
          </table:table-cell>
          <table:table-cell office:value-type="float" office:value="0.3566766" calcext:value-type="float">
            <text:p>0.3566766</text:p>
          </table:table-cell>
          <table:table-cell office:value-type="float" office:value="0.4629005" calcext:value-type="float">
            <text:p>0.4629005</text:p>
          </table:table-cell>
          <table:table-cell office:value-type="float" office:value="0.4431722" calcext:value-type="float">
            <text:p>0.4431722</text:p>
          </table:table-cell>
          <table:table-cell office:value-type="float" office:value="0.2147826" calcext:value-type="float">
            <text:p>0.2147826</text:p>
          </table:table-cell>
          <table:table-cell office:value-type="float" office:value="0.1557616" calcext:value-type="float">
            <text:p>0.1557616</text:p>
          </table:table-cell>
          <table:table-cell office:value-type="float" office:value="0.382495" calcext:value-type="float">
            <text:p>0.382495</text:p>
          </table:table-cell>
          <table:table-cell office:value-type="float" office:value="0.3077454" calcext:value-type="float">
            <text:p>0.3077454</text:p>
          </table:table-cell>
          <table:table-cell office:value-type="float" office:value="0.3454276" calcext:value-type="float">
            <text:p>0.3454276</text:p>
          </table:table-cell>
          <table:table-cell office:value-type="float" office:value="0" calcext:value-type="float">
            <text:p>0</text:p>
          </table:table-cell>
          <table:table-cell office:value-type="float" office:value="571.9582" calcext:value-type="float">
            <text:p>571.9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9748" calcext:value-type="float">
            <text:p>0.5229748</text:p>
          </table:table-cell>
          <table:table-cell office:value-type="float" office:value="0" calcext:value-type="float">
            <text:p>0</text:p>
          </table:table-cell>
          <table:table-cell office:value-type="float" office:value="-0.004163767" calcext:value-type="float">
            <text:p>-0.004163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34.55497" calcext:value-type="float">
            <text:p>34.55497</text:p>
          </table:table-cell>
          <table:table-cell office:value-type="float" office:value="1099.264" calcext:value-type="float">
            <text:p>1099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2617" calcext:value-type="float">
            <text:p>0.1932617</text:p>
          </table:table-cell>
          <table:table-cell office:value-type="float" office:value="2.924786" calcext:value-type="float">
            <text:p>2.92478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3997365" calcext:value-type="float">
            <text:p>3.99736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9523141" calcext:value-type="float">
            <text:p>9.523141E-05</text:p>
          </table:table-cell>
          <table:table-cell office:value-type="float" office:value="-0.00404197" calcext:value-type="float">
            <text:p>-0.00404197</text:p>
          </table:table-cell>
          <table:table-cell office:value-type="float" office:value="0.00110808" calcext:value-type="float">
            <text:p>0.00110808</text:p>
          </table:table-cell>
          <table:table-cell office:value-type="float" office:value="0.00000002470525" calcext:value-type="float">
            <text:p>2.470525E-08</text:p>
          </table:table-cell>
          <table:table-cell office:value-type="float" office:value="19.95023" calcext:value-type="float">
            <text:p>19.95023</text:p>
          </table:table-cell>
          <table:table-cell office:value-type="float" office:value="0.2088256" calcext:value-type="float">
            <text:p>0.2088256</text:p>
          </table:table-cell>
          <table:table-cell office:value-type="float" office:value="0.115679" calcext:value-type="float">
            <text:p>0.115679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1110868" calcext:value-type="float">
            <text:p>0.1110868</text:p>
          </table:table-cell>
          <table:table-cell office:value-type="float" office:value="0.1195842" calcext:value-type="float">
            <text:p>0.1195842</text:p>
          </table:table-cell>
          <table:table-cell office:value-type="float" office:value="0.04766687" calcext:value-type="float">
            <text:p>0.04766687</text:p>
          </table:table-cell>
          <table:table-cell office:value-type="float" office:value="0.02796659" calcext:value-type="float">
            <text:p>0.02796659</text:p>
          </table:table-cell>
          <table:table-cell office:value-type="float" office:value="0.04304841" calcext:value-type="float">
            <text:p>0.04304841</text:p>
          </table:table-cell>
          <table:table-cell office:value-type="float" office:value="0.03020243" calcext:value-type="float">
            <text:p>0.03020243</text:p>
          </table:table-cell>
          <table:table-cell office:value-type="float" office:value="0.02430832" calcext:value-type="float">
            <text:p>0.02430832</text:p>
          </table:table-cell>
          <table:table-cell office:value-type="float" office:value="0.02316355" calcext:value-type="float">
            <text:p>0.02316355</text:p>
          </table:table-cell>
          <table:table-cell office:value-type="float" office:value="0.04641634" calcext:value-type="float">
            <text:p>0.04641634</text:p>
          </table:table-cell>
          <table:table-cell office:value-type="float" office:value="0.005165644" calcext:value-type="float">
            <text:p>0.005165644</text:p>
          </table:table-cell>
          <table:table-cell office:value-type="float" office:value="0.004990563" calcext:value-type="float">
            <text:p>0.004990563</text:p>
          </table:table-cell>
          <table:table-cell office:value-type="float" office:value="0" calcext:value-type="float">
            <text:p>0</text:p>
          </table:table-cell>
          <table:table-cell office:value-type="float" office:value="26.64915" calcext:value-type="float">
            <text:p>26.64915</text:p>
          </table:table-cell>
          <table:table-cell office:value-type="float" office:value="11.16823" calcext:value-type="float">
            <text:p>11.16823</text:p>
          </table:table-cell>
          <table:table-cell office:value-type="float" office:value="7.645816" calcext:value-type="float">
            <text:p>7.645816</text:p>
          </table:table-cell>
          <table:table-cell office:value-type="float" office:value="4.514147" calcext:value-type="float">
            <text:p>4.514147</text:p>
          </table:table-cell>
          <table:table-cell office:value-type="float" office:value="3.89877" calcext:value-type="float">
            <text:p>3.89877</text:p>
          </table:table-cell>
          <table:table-cell office:value-type="float" office:value="1.295246" calcext:value-type="float">
            <text:p>1.295246</text:p>
          </table:table-cell>
          <table:table-cell office:value-type="float" office:value="0.3590433" calcext:value-type="float">
            <text:p>0.3590433</text:p>
          </table:table-cell>
          <table:table-cell office:value-type="float" office:value="0.4639711" calcext:value-type="float">
            <text:p>0.4639711</text:p>
          </table:table-cell>
          <table:table-cell office:value-type="float" office:value="0.4447102" calcext:value-type="float">
            <text:p>0.4447102</text:p>
          </table:table-cell>
          <table:table-cell office:value-type="float" office:value="0.2158445" calcext:value-type="float">
            <text:p>0.2158445</text:p>
          </table:table-cell>
          <table:table-cell office:value-type="float" office:value="0.1562777" calcext:value-type="float">
            <text:p>0.1562777</text:p>
          </table:table-cell>
          <table:table-cell office:value-type="float" office:value="0.3833467" calcext:value-type="float">
            <text:p>0.3833467</text:p>
          </table:table-cell>
          <table:table-cell office:value-type="float" office:value="0.3078629" calcext:value-type="float">
            <text:p>0.3078629</text:p>
          </table:table-cell>
          <table:table-cell office:value-type="float" office:value="0.3454305" calcext:value-type="float">
            <text:p>0.3454305</text:p>
          </table:table-cell>
          <table:table-cell office:value-type="float" office:value="0" calcext:value-type="float">
            <text:p>0</text:p>
          </table:table-cell>
          <table:table-cell office:value-type="float" office:value="557.2221" calcext:value-type="float">
            <text:p>557.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2344" calcext:value-type="float">
            <text:p>0.5242344</text:p>
          </table:table-cell>
          <table:table-cell office:value-type="float" office:value="0" calcext:value-type="float">
            <text:p>0</text:p>
          </table:table-cell>
          <table:table-cell office:value-type="float" office:value="-0.004174145" calcext:value-type="float">
            <text:p>-0.004174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34.52842" calcext:value-type="float">
            <text:p>34.52842</text:p>
          </table:table-cell>
          <table:table-cell office:value-type="float" office:value="1099.289" calcext:value-type="float">
            <text:p>1099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0638" calcext:value-type="float">
            <text:p>0.1890638</text:p>
          </table:table-cell>
          <table:table-cell office:value-type="float" office:value="2.929118" calcext:value-type="float">
            <text:p>2.92911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01" calcext:value-type="float">
            <text:p>4.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09711617" calcext:value-type="float">
            <text:p>9.711617E-05</text:p>
          </table:table-cell>
          <table:table-cell office:value-type="float" office:value="-0.004241561" calcext:value-type="float">
            <text:p>-0.004241561</text:p>
          </table:table-cell>
          <table:table-cell office:value-type="float" office:value="0.00111681" calcext:value-type="float">
            <text:p>0.00111681</text:p>
          </table:table-cell>
          <table:table-cell office:value-type="float" office:value="0.0000000249075" calcext:value-type="float">
            <text:p>2.49075E-08</text:p>
          </table:table-cell>
          <table:table-cell office:value-type="float" office:value="20.03983" calcext:value-type="float">
            <text:p>20.03983</text:p>
          </table:table-cell>
          <table:table-cell office:value-type="float" office:value="0.204913" calcext:value-type="float">
            <text:p>0.204913</text:p>
          </table:table-cell>
          <table:table-cell office:value-type="float" office:value="0.1073428" calcext:value-type="float">
            <text:p>0.1073428</text:p>
          </table:table-cell>
          <table:table-cell office:value-type="float" office:value="0.1217372" calcext:value-type="float">
            <text:p>0.1217372</text:p>
          </table:table-cell>
          <table:table-cell office:value-type="float" office:value="0.1101024" calcext:value-type="float">
            <text:p>0.1101024</text:p>
          </table:table-cell>
          <table:table-cell office:value-type="float" office:value="0.1149627" calcext:value-type="float">
            <text:p>0.1149627</text:p>
          </table:table-cell>
          <table:table-cell office:value-type="float" office:value="0.04779971" calcext:value-type="float">
            <text:p>0.04779971</text:p>
          </table:table-cell>
          <table:table-cell office:value-type="float" office:value="0.02815437" calcext:value-type="float">
            <text:p>0.02815437</text:p>
          </table:table-cell>
          <table:table-cell office:value-type="float" office:value="0.04310074" calcext:value-type="float">
            <text:p>0.04310074</text:p>
          </table:table-cell>
          <table:table-cell office:value-type="float" office:value="0.03025051" calcext:value-type="float">
            <text:p>0.03025051</text:p>
          </table:table-cell>
          <table:table-cell office:value-type="float" office:value="0.02434503" calcext:value-type="float">
            <text:p>0.02434503</text:p>
          </table:table-cell>
          <table:table-cell office:value-type="float" office:value="0.02318627" calcext:value-type="float">
            <text:p>0.02318627</text:p>
          </table:table-cell>
          <table:table-cell office:value-type="float" office:value="0.04636274" calcext:value-type="float">
            <text:p>0.04636274</text:p>
          </table:table-cell>
          <table:table-cell office:value-type="float" office:value="0.005166436" calcext:value-type="float">
            <text:p>0.005166436</text:p>
          </table:table-cell>
          <table:table-cell office:value-type="float" office:value="0.004991639" calcext:value-type="float">
            <text:p>0.004991639</text:p>
          </table:table-cell>
          <table:table-cell office:value-type="float" office:value="0" calcext:value-type="float">
            <text:p>0</text:p>
          </table:table-cell>
          <table:table-cell office:value-type="float" office:value="27.6948" calcext:value-type="float">
            <text:p>27.6948</text:p>
          </table:table-cell>
          <table:table-cell office:value-type="float" office:value="11.18132" calcext:value-type="float">
            <text:p>11.18132</text:p>
          </table:table-cell>
          <table:table-cell office:value-type="float" office:value="7.47966" calcext:value-type="float">
            <text:p>7.47966</text:p>
          </table:table-cell>
          <table:table-cell office:value-type="float" office:value="4.523701" calcext:value-type="float">
            <text:p>4.523701</text:p>
          </table:table-cell>
          <table:table-cell office:value-type="float" office:value="3.382825" calcext:value-type="float">
            <text:p>3.382825</text:p>
          </table:table-cell>
          <table:table-cell office:value-type="float" office:value="1.310053" calcext:value-type="float">
            <text:p>1.310053</text:p>
          </table:table-cell>
          <table:table-cell office:value-type="float" office:value="0.3687789" calcext:value-type="float">
            <text:p>0.3687789</text:p>
          </table:table-cell>
          <table:table-cell office:value-type="float" office:value="0.4651515" calcext:value-type="float">
            <text:p>0.4651515</text:p>
          </table:table-cell>
          <table:table-cell office:value-type="float" office:value="0.4465068" calcext:value-type="float">
            <text:p>0.4465068</text:p>
          </table:table-cell>
          <table:table-cell office:value-type="float" office:value="0.2169861" calcext:value-type="float">
            <text:p>0.2169861</text:p>
          </table:table-cell>
          <table:table-cell office:value-type="float" office:value="0.156793" calcext:value-type="float">
            <text:p>0.156793</text:p>
          </table:table-cell>
          <table:table-cell office:value-type="float" office:value="0.3842042" calcext:value-type="float">
            <text:p>0.3842042</text:p>
          </table:table-cell>
          <table:table-cell office:value-type="float" office:value="0.3079134" calcext:value-type="float">
            <text:p>0.3079134</text:p>
          </table:table-cell>
          <table:table-cell office:value-type="float" office:value="0.3454281" calcext:value-type="float">
            <text:p>0.3454281</text:p>
          </table:table-cell>
          <table:table-cell office:value-type="float" office:value="0" calcext:value-type="float">
            <text:p>0</text:p>
          </table:table-cell>
          <table:table-cell office:value-type="float" office:value="542.6738" calcext:value-type="float">
            <text:p>542.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4029" calcext:value-type="float">
            <text:p>0.5244029</text:p>
          </table:table-cell>
          <table:table-cell office:value-type="float" office:value="0" calcext:value-type="float">
            <text:p>0</text:p>
          </table:table-cell>
          <table:table-cell office:value-type="float" office:value="-0.00418928" calcext:value-type="float">
            <text:p>-0.004189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34.51046" calcext:value-type="float">
            <text:p>34.51046</text:p>
          </table:table-cell>
          <table:table-cell office:value-type="float" office:value="1099.294" calcext:value-type="float">
            <text:p>1099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0435" calcext:value-type="float">
            <text:p>0.1920435</text:p>
          </table:table-cell>
          <table:table-cell office:value-type="float" office:value="2.937956" calcext:value-type="float">
            <text:p>2.93795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07923" calcext:value-type="float">
            <text:p>4.007923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07839" calcext:value-type="float">
            <text:p>0.0001007839</text:p>
          </table:table-cell>
          <table:table-cell office:value-type="float" office:value="-0.004263056" calcext:value-type="float">
            <text:p>-0.004263056</text:p>
          </table:table-cell>
          <table:table-cell office:value-type="float" office:value="0.001123759" calcext:value-type="float">
            <text:p>0.001123759</text:p>
          </table:table-cell>
          <table:table-cell office:value-type="float" office:value="0.0000000249091" calcext:value-type="float">
            <text:p>2.49091E-08</text:p>
          </table:table-cell>
          <table:table-cell office:value-type="float" office:value="20.02803" calcext:value-type="float">
            <text:p>20.02803</text:p>
          </table:table-cell>
          <table:table-cell office:value-type="float" office:value="0.2295271" calcext:value-type="float">
            <text:p>0.2295271</text:p>
          </table:table-cell>
          <table:table-cell office:value-type="float" office:value="0.1261876" calcext:value-type="float">
            <text:p>0.1261876</text:p>
          </table:table-cell>
          <table:table-cell office:value-type="float" office:value="0.1325745" calcext:value-type="float">
            <text:p>0.1325745</text:p>
          </table:table-cell>
          <table:table-cell office:value-type="float" office:value="0.1102316" calcext:value-type="float">
            <text:p>0.1102316</text:p>
          </table:table-cell>
          <table:table-cell office:value-type="float" office:value="0.1147658" calcext:value-type="float">
            <text:p>0.1147658</text:p>
          </table:table-cell>
          <table:table-cell office:value-type="float" office:value="0.04750681" calcext:value-type="float">
            <text:p>0.04750681</text:p>
          </table:table-cell>
          <table:table-cell office:value-type="float" office:value="0.02812838" calcext:value-type="float">
            <text:p>0.02812838</text:p>
          </table:table-cell>
          <table:table-cell office:value-type="float" office:value="0.04317684" calcext:value-type="float">
            <text:p>0.04317684</text:p>
          </table:table-cell>
          <table:table-cell office:value-type="float" office:value="0.03029878" calcext:value-type="float">
            <text:p>0.03029878</text:p>
          </table:table-cell>
          <table:table-cell office:value-type="float" office:value="0.02438323" calcext:value-type="float">
            <text:p>0.02438323</text:p>
          </table:table-cell>
          <table:table-cell office:value-type="float" office:value="0.02320924" calcext:value-type="float">
            <text:p>0.02320924</text:p>
          </table:table-cell>
          <table:table-cell office:value-type="float" office:value="0.0463099" calcext:value-type="float">
            <text:p>0.0463099</text:p>
          </table:table-cell>
          <table:table-cell office:value-type="float" office:value="0.005166079" calcext:value-type="float">
            <text:p>0.005166079</text:p>
          </table:table-cell>
          <table:table-cell office:value-type="float" office:value="0.00498831" calcext:value-type="float">
            <text:p>0.00498831</text:p>
          </table:table-cell>
          <table:table-cell office:value-type="float" office:value="0" calcext:value-type="float">
            <text:p>0</text:p>
          </table:table-cell>
          <table:table-cell office:value-type="float" office:value="27.98775" calcext:value-type="float">
            <text:p>27.98775</text:p>
          </table:table-cell>
          <table:table-cell office:value-type="float" office:value="11.58121" calcext:value-type="float">
            <text:p>11.58121</text:p>
          </table:table-cell>
          <table:table-cell office:value-type="float" office:value="7.058353" calcext:value-type="float">
            <text:p>7.058353</text:p>
          </table:table-cell>
          <table:table-cell office:value-type="float" office:value="4.359091" calcext:value-type="float">
            <text:p>4.359091</text:p>
          </table:table-cell>
          <table:table-cell office:value-type="float" office:value="3.23142" calcext:value-type="float">
            <text:p>3.23142</text:p>
          </table:table-cell>
          <table:table-cell office:value-type="float" office:value="1.283916" calcext:value-type="float">
            <text:p>1.283916</text:p>
          </table:table-cell>
          <table:table-cell office:value-type="float" office:value="0.368044" calcext:value-type="float">
            <text:p>0.368044</text:p>
          </table:table-cell>
          <table:table-cell office:value-type="float" office:value="0.4670697" calcext:value-type="float">
            <text:p>0.4670697</text:p>
          </table:table-cell>
          <table:table-cell office:value-type="float" office:value="0.4482892" calcext:value-type="float">
            <text:p>0.4482892</text:p>
          </table:table-cell>
          <table:table-cell office:value-type="float" office:value="0.2182778" calcext:value-type="float">
            <text:p>0.2182778</text:p>
          </table:table-cell>
          <table:table-cell office:value-type="float" office:value="0.1573211" calcext:value-type="float">
            <text:p>0.1573211</text:p>
          </table:table-cell>
          <table:table-cell office:value-type="float" office:value="0.3850516" calcext:value-type="float">
            <text:p>0.3850516</text:p>
          </table:table-cell>
          <table:table-cell office:value-type="float" office:value="0.3076307" calcext:value-type="float">
            <text:p>0.3076307</text:p>
          </table:table-cell>
          <table:table-cell office:value-type="float" office:value="0.3453923" calcext:value-type="float">
            <text:p>0.3453923</text:p>
          </table:table-cell>
          <table:table-cell office:value-type="float" office:value="0" calcext:value-type="float">
            <text:p>0</text:p>
          </table:table-cell>
          <table:table-cell office:value-type="float" office:value="554.2203" calcext:value-type="float">
            <text:p>554.2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2201" calcext:value-type="float">
            <text:p>0.5362201</text:p>
          </table:table-cell>
          <table:table-cell office:value-type="float" office:value="0" calcext:value-type="float">
            <text:p>0</text:p>
          </table:table-cell>
          <table:table-cell office:value-type="float" office:value="-0.004193778" calcext:value-type="float">
            <text:p>-0.004193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34.48738" calcext:value-type="float">
            <text:p>34.48738</text:p>
          </table:table-cell>
          <table:table-cell office:value-type="float" office:value="1099.307" calcext:value-type="float">
            <text:p>1099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1843" calcext:value-type="float">
            <text:p>0.1911843</text:p>
          </table:table-cell>
          <table:table-cell office:value-type="float" office:value="2.947638" calcext:value-type="float">
            <text:p>2.94763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08893" calcext:value-type="float">
            <text:p>4.008893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12932" calcext:value-type="float">
            <text:p>0.0001012932</text:p>
          </table:table-cell>
          <table:table-cell office:value-type="float" office:value="-0.004328492" calcext:value-type="float">
            <text:p>-0.004328492</text:p>
          </table:table-cell>
          <table:table-cell office:value-type="float" office:value="0.001131735" calcext:value-type="float">
            <text:p>0.001131735</text:p>
          </table:table-cell>
          <table:table-cell office:value-type="float" office:value="0.00000002491063" calcext:value-type="float">
            <text:p>2.491063E-08</text:p>
          </table:table-cell>
          <table:table-cell office:value-type="float" office:value="20.04449" calcext:value-type="float">
            <text:p>20.04449</text:p>
          </table:table-cell>
          <table:table-cell office:value-type="float" office:value="0.2188547" calcext:value-type="float">
            <text:p>0.2188547</text:p>
          </table:table-cell>
          <table:table-cell office:value-type="float" office:value="0.1323652" calcext:value-type="float">
            <text:p>0.1323652</text:p>
          </table:table-cell>
          <table:table-cell office:value-type="float" office:value="0.139155" calcext:value-type="float">
            <text:p>0.139155</text:p>
          </table:table-cell>
          <table:table-cell office:value-type="float" office:value="0.1110917" calcext:value-type="float">
            <text:p>0.1110917</text:p>
          </table:table-cell>
          <table:table-cell office:value-type="float" office:value="0.1147391" calcext:value-type="float">
            <text:p>0.1147391</text:p>
          </table:table-cell>
          <table:table-cell office:value-type="float" office:value="0.04730817" calcext:value-type="float">
            <text:p>0.04730817</text:p>
          </table:table-cell>
          <table:table-cell office:value-type="float" office:value="0.02810634" calcext:value-type="float">
            <text:p>0.02810634</text:p>
          </table:table-cell>
          <table:table-cell office:value-type="float" office:value="0.04320579" calcext:value-type="float">
            <text:p>0.04320579</text:p>
          </table:table-cell>
          <table:table-cell office:value-type="float" office:value="0.03034531" calcext:value-type="float">
            <text:p>0.03034531</text:p>
          </table:table-cell>
          <table:table-cell office:value-type="float" office:value="0.02442105" calcext:value-type="float">
            <text:p>0.02442105</text:p>
          </table:table-cell>
          <table:table-cell office:value-type="float" office:value="0.02323226" calcext:value-type="float">
            <text:p>0.02323226</text:p>
          </table:table-cell>
          <table:table-cell office:value-type="float" office:value="0.04625778" calcext:value-type="float">
            <text:p>0.04625778</text:p>
          </table:table-cell>
          <table:table-cell office:value-type="float" office:value="0.005166683" calcext:value-type="float">
            <text:p>0.005166683</text:p>
          </table:table-cell>
          <table:table-cell office:value-type="float" office:value="0.004989896" calcext:value-type="float">
            <text:p>0.004989896</text:p>
          </table:table-cell>
          <table:table-cell office:value-type="float" office:value="0" calcext:value-type="float">
            <text:p>0</text:p>
          </table:table-cell>
          <table:table-cell office:value-type="float" office:value="31.45271" calcext:value-type="float">
            <text:p>31.45271</text:p>
          </table:table-cell>
          <table:table-cell office:value-type="float" office:value="11.59557" calcext:value-type="float">
            <text:p>11.59557</text:p>
          </table:table-cell>
          <table:table-cell office:value-type="float" office:value="6.995016" calcext:value-type="float">
            <text:p>6.995016</text:p>
          </table:table-cell>
          <table:table-cell office:value-type="float" office:value="4.295366" calcext:value-type="float">
            <text:p>4.295366</text:p>
          </table:table-cell>
          <table:table-cell office:value-type="float" office:value="3.128319" calcext:value-type="float">
            <text:p>3.128319</text:p>
          </table:table-cell>
          <table:table-cell office:value-type="float" office:value="1.26149" calcext:value-type="float">
            <text:p>1.26149</text:p>
          </table:table-cell>
          <table:table-cell office:value-type="float" office:value="0.3620118" calcext:value-type="float">
            <text:p>0.3620118</text:p>
          </table:table-cell>
          <table:table-cell office:value-type="float" office:value="0.4675237" calcext:value-type="float">
            <text:p>0.4675237</text:p>
          </table:table-cell>
          <table:table-cell office:value-type="float" office:value="0.4499891" calcext:value-type="float">
            <text:p>0.4499891</text:p>
          </table:table-cell>
          <table:table-cell office:value-type="float" office:value="0.2195601" calcext:value-type="float">
            <text:p>0.2195601</text:p>
          </table:table-cell>
          <table:table-cell office:value-type="float" office:value="0.1578516" calcext:value-type="float">
            <text:p>0.1578516</text:p>
          </table:table-cell>
          <table:table-cell office:value-type="float" office:value="0.3858922" calcext:value-type="float">
            <text:p>0.3858922</text:p>
          </table:table-cell>
          <table:table-cell office:value-type="float" office:value="0.3077054" calcext:value-type="float">
            <text:p>0.3077054</text:p>
          </table:table-cell>
          <table:table-cell office:value-type="float" office:value="0.3454236" calcext:value-type="float">
            <text:p>0.3454236</text:p>
          </table:table-cell>
          <table:table-cell office:value-type="float" office:value="0" calcext:value-type="float">
            <text:p>0</text:p>
          </table:table-cell>
          <table:table-cell office:value-type="float" office:value="548.5448" calcext:value-type="float">
            <text:p>548.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1006" calcext:value-type="float">
            <text:p>0.5451006</text:p>
          </table:table-cell>
          <table:table-cell office:value-type="float" office:value="0" calcext:value-type="float">
            <text:p>0</text:p>
          </table:table-cell>
          <table:table-cell office:value-type="float" office:value="-0.004198647" calcext:value-type="float">
            <text:p>-0.0041986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34.45622" calcext:value-type="float">
            <text:p>34.45622</text:p>
          </table:table-cell>
          <table:table-cell office:value-type="float" office:value="1099.33" calcext:value-type="float">
            <text:p>109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9862" calcext:value-type="float">
            <text:p>0.1879862</text:p>
          </table:table-cell>
          <table:table-cell office:value-type="float" office:value="2.95828" calcext:value-type="float">
            <text:p>2.9582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0442" calcext:value-type="float">
            <text:p>4.010442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21028" calcext:value-type="float">
            <text:p>0.0001021028</text:p>
          </table:table-cell>
          <table:table-cell office:value-type="float" office:value="-0.004464178" calcext:value-type="float">
            <text:p>-0.004464178</text:p>
          </table:table-cell>
          <table:table-cell office:value-type="float" office:value="0.001139533" calcext:value-type="float">
            <text:p>0.001139533</text:p>
          </table:table-cell>
          <table:table-cell office:value-type="float" office:value="0.00000002491208" calcext:value-type="float">
            <text:p>2.491208E-08</text:p>
          </table:table-cell>
          <table:table-cell office:value-type="float" office:value="20.09759" calcext:value-type="float">
            <text:p>20.09759</text:p>
          </table:table-cell>
          <table:table-cell office:value-type="float" office:value="0.1978648" calcext:value-type="float">
            <text:p>0.1978648</text:p>
          </table:table-cell>
          <table:table-cell office:value-type="float" office:value="0.1196583" calcext:value-type="float">
            <text:p>0.1196583</text:p>
          </table:table-cell>
          <table:table-cell office:value-type="float" office:value="0.1288287" calcext:value-type="float">
            <text:p>0.1288287</text:p>
          </table:table-cell>
          <table:table-cell office:value-type="float" office:value="0.1099059" calcext:value-type="float">
            <text:p>0.1099059</text:p>
          </table:table-cell>
          <table:table-cell office:value-type="float" office:value="0.1141544" calcext:value-type="float">
            <text:p>0.1141544</text:p>
          </table:table-cell>
          <table:table-cell office:value-type="float" office:value="0.04711555" calcext:value-type="float">
            <text:p>0.04711555</text:p>
          </table:table-cell>
          <table:table-cell office:value-type="float" office:value="0.02818124" calcext:value-type="float">
            <text:p>0.02818124</text:p>
          </table:table-cell>
          <table:table-cell office:value-type="float" office:value="0.04321975" calcext:value-type="float">
            <text:p>0.04321975</text:p>
          </table:table-cell>
          <table:table-cell office:value-type="float" office:value="0.03038789" calcext:value-type="float">
            <text:p>0.03038789</text:p>
          </table:table-cell>
          <table:table-cell office:value-type="float" office:value="0.02445818" calcext:value-type="float">
            <text:p>0.02445818</text:p>
          </table:table-cell>
          <table:table-cell office:value-type="float" office:value="0.02325587" calcext:value-type="float">
            <text:p>0.02325587</text:p>
          </table:table-cell>
          <table:table-cell office:value-type="float" office:value="0.04620617" calcext:value-type="float">
            <text:p>0.04620617</text:p>
          </table:table-cell>
          <table:table-cell office:value-type="float" office:value="0.005167689" calcext:value-type="float">
            <text:p>0.005167689</text:p>
          </table:table-cell>
          <table:table-cell office:value-type="float" office:value="0.004992538" calcext:value-type="float">
            <text:p>0.004992538</text:p>
          </table:table-cell>
          <table:table-cell office:value-type="float" office:value="0" calcext:value-type="float">
            <text:p>0</text:p>
          </table:table-cell>
          <table:table-cell office:value-type="float" office:value="32.50203" calcext:value-type="float">
            <text:p>32.50203</text:p>
          </table:table-cell>
          <table:table-cell office:value-type="float" office:value="11.59811" calcext:value-type="float">
            <text:p>11.59811</text:p>
          </table:table-cell>
          <table:table-cell office:value-type="float" office:value="7.121695" calcext:value-type="float">
            <text:p>7.121695</text:p>
          </table:table-cell>
          <table:table-cell office:value-type="float" office:value="4.303262" calcext:value-type="float">
            <text:p>4.303262</text:p>
          </table:table-cell>
          <table:table-cell office:value-type="float" office:value="3.093668" calcext:value-type="float">
            <text:p>3.093668</text:p>
          </table:table-cell>
          <table:table-cell office:value-type="float" office:value="1.240351" calcext:value-type="float">
            <text:p>1.240351</text:p>
          </table:table-cell>
          <table:table-cell office:value-type="float" office:value="0.3599147" calcext:value-type="float">
            <text:p>0.3599147</text:p>
          </table:table-cell>
          <table:table-cell office:value-type="float" office:value="0.4676245" calcext:value-type="float">
            <text:p>0.4676245</text:p>
          </table:table-cell>
          <table:table-cell office:value-type="float" office:value="0.4514758" calcext:value-type="float">
            <text:p>0.4514758</text:p>
          </table:table-cell>
          <table:table-cell office:value-type="float" office:value="0.220817" calcext:value-type="float">
            <text:p>0.220817</text:p>
          </table:table-cell>
          <table:table-cell office:value-type="float" office:value="0.1584082" calcext:value-type="float">
            <text:p>0.1584082</text:p>
          </table:table-cell>
          <table:table-cell office:value-type="float" office:value="0.3867342" calcext:value-type="float">
            <text:p>0.3867342</text:p>
          </table:table-cell>
          <table:table-cell office:value-type="float" office:value="0.3078985" calcext:value-type="float">
            <text:p>0.3078985</text:p>
          </table:table-cell>
          <table:table-cell office:value-type="float" office:value="0.345436" calcext:value-type="float">
            <text:p>0.345436</text:p>
          </table:table-cell>
          <table:table-cell office:value-type="float" office:value="0" calcext:value-type="float">
            <text:p>0</text:p>
          </table:table-cell>
          <table:table-cell office:value-type="float" office:value="542.1266" calcext:value-type="float">
            <text:p>542.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6905" calcext:value-type="float">
            <text:p>0.5526905</text:p>
          </table:table-cell>
          <table:table-cell office:value-type="float" office:value="0" calcext:value-type="float">
            <text:p>0</text:p>
          </table:table-cell>
          <table:table-cell office:value-type="float" office:value="-0.004208584" calcext:value-type="float">
            <text:p>-0.0042085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34.42411" calcext:value-type="float">
            <text:p>34.42411</text:p>
          </table:table-cell>
          <table:table-cell office:value-type="float" office:value="1099.351" calcext:value-type="float">
            <text:p>1099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2135" calcext:value-type="float">
            <text:p>0.1842135</text:p>
          </table:table-cell>
          <table:table-cell office:value-type="float" office:value="2.971003" calcext:value-type="float">
            <text:p>2.97100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6265" calcext:value-type="float">
            <text:p>4.01626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51257" calcext:value-type="float">
            <text:p>0.0001051257</text:p>
          </table:table-cell>
          <table:table-cell office:value-type="float" office:value="-0.004579879" calcext:value-type="float">
            <text:p>-0.004579879</text:p>
          </table:table-cell>
          <table:table-cell office:value-type="float" office:value="0.001148635" calcext:value-type="float">
            <text:p>0.001148635</text:p>
          </table:table-cell>
          <table:table-cell office:value-type="float" office:value="0.00000002491345" calcext:value-type="float">
            <text:p>2.491345E-08</text:p>
          </table:table-cell>
          <table:table-cell office:value-type="float" office:value="20.14741" calcext:value-type="float">
            <text:p>20.14741</text:p>
          </table:table-cell>
          <table:table-cell office:value-type="float" office:value="0.1868185" calcext:value-type="float">
            <text:p>0.1868185</text:p>
          </table:table-cell>
          <table:table-cell office:value-type="float" office:value="0.1109108" calcext:value-type="float">
            <text:p>0.1109108</text:p>
          </table:table-cell>
          <table:table-cell office:value-type="float" office:value="0.1198265" calcext:value-type="float">
            <text:p>0.1198265</text:p>
          </table:table-cell>
          <table:table-cell office:value-type="float" office:value="0.1077823" calcext:value-type="float">
            <text:p>0.1077823</text:p>
          </table:table-cell>
          <table:table-cell office:value-type="float" office:value="0.1128381" calcext:value-type="float">
            <text:p>0.1128381</text:p>
          </table:table-cell>
          <table:table-cell office:value-type="float" office:value="0.04673783" calcext:value-type="float">
            <text:p>0.04673783</text:p>
          </table:table-cell>
          <table:table-cell office:value-type="float" office:value="0.02823647" calcext:value-type="float">
            <text:p>0.02823647</text:p>
          </table:table-cell>
          <table:table-cell office:value-type="float" office:value="0.0432655" calcext:value-type="float">
            <text:p>0.0432655</text:p>
          </table:table-cell>
          <table:table-cell office:value-type="float" office:value="0.03042842" calcext:value-type="float">
            <text:p>0.03042842</text:p>
          </table:table-cell>
          <table:table-cell office:value-type="float" office:value="0.02449479" calcext:value-type="float">
            <text:p>0.02449479</text:p>
          </table:table-cell>
          <table:table-cell office:value-type="float" office:value="0.02327913" calcext:value-type="float">
            <text:p>0.02327913</text:p>
          </table:table-cell>
          <table:table-cell office:value-type="float" office:value="0.04615545" calcext:value-type="float">
            <text:p>0.04615545</text:p>
          </table:table-cell>
          <table:table-cell office:value-type="float" office:value="0.005168385" calcext:value-type="float">
            <text:p>0.005168385</text:p>
          </table:table-cell>
          <table:table-cell office:value-type="float" office:value="0.004993545" calcext:value-type="float">
            <text:p>0.004993545</text:p>
          </table:table-cell>
          <table:table-cell office:value-type="float" office:value="0" calcext:value-type="float">
            <text:p>0</text:p>
          </table:table-cell>
          <table:table-cell office:value-type="float" office:value="33.69413" calcext:value-type="float">
            <text:p>33.69413</text:p>
          </table:table-cell>
          <table:table-cell office:value-type="float" office:value="11.67426" calcext:value-type="float">
            <text:p>11.67426</text:p>
          </table:table-cell>
          <table:table-cell office:value-type="float" office:value="6.968055" calcext:value-type="float">
            <text:p>6.968055</text:p>
          </table:table-cell>
          <table:table-cell office:value-type="float" office:value="4.292685" calcext:value-type="float">
            <text:p>4.292685</text:p>
          </table:table-cell>
          <table:table-cell office:value-type="float" office:value="3.045561" calcext:value-type="float">
            <text:p>3.045561</text:p>
          </table:table-cell>
          <table:table-cell office:value-type="float" office:value="1.205367" calcext:value-type="float">
            <text:p>1.205367</text:p>
          </table:table-cell>
          <table:table-cell office:value-type="float" office:value="0.3595577" calcext:value-type="float">
            <text:p>0.3595577</text:p>
          </table:table-cell>
          <table:table-cell office:value-type="float" office:value="0.4687904" calcext:value-type="float">
            <text:p>0.4687904</text:p>
          </table:table-cell>
          <table:table-cell office:value-type="float" office:value="0.452867" calcext:value-type="float">
            <text:p>0.452867</text:p>
          </table:table-cell>
          <table:table-cell office:value-type="float" office:value="0.222053" calcext:value-type="float">
            <text:p>0.222053</text:p>
          </table:table-cell>
          <table:table-cell office:value-type="float" office:value="0.1589472" calcext:value-type="float">
            <text:p>0.1589472</text:p>
          </table:table-cell>
          <table:table-cell office:value-type="float" office:value="0.3875955" calcext:value-type="float">
            <text:p>0.3875955</text:p>
          </table:table-cell>
          <table:table-cell office:value-type="float" office:value="0.3079675" calcext:value-type="float">
            <text:p>0.3079675</text:p>
          </table:table-cell>
          <table:table-cell office:value-type="float" office:value="0.3454366" calcext:value-type="float">
            <text:p>0.3454366</text:p>
          </table:table-cell>
          <table:table-cell office:value-type="float" office:value="0" calcext:value-type="float">
            <text:p>0</text:p>
          </table:table-cell>
          <table:table-cell office:value-type="float" office:value="528.1425" calcext:value-type="float">
            <text:p>528.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7602" calcext:value-type="float">
            <text:p>0.5617602</text:p>
          </table:table-cell>
          <table:table-cell office:value-type="float" office:value="0" calcext:value-type="float">
            <text:p>0</text:p>
          </table:table-cell>
          <table:table-cell office:value-type="float" office:value="-0.004218546" calcext:value-type="float">
            <text:p>-0.0042185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34.37791" calcext:value-type="float">
            <text:p>34.37791</text:p>
          </table:table-cell>
          <table:table-cell office:value-type="float" office:value="1099.385" calcext:value-type="float">
            <text:p>1099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3566" calcext:value-type="float">
            <text:p>0.1813566</text:p>
          </table:table-cell>
          <table:table-cell office:value-type="float" office:value="2.983911" calcext:value-type="float">
            <text:p>2.98391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7365" calcext:value-type="float">
            <text:p>4.01736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5693" calcext:value-type="float">
            <text:p>0.000105693</text:p>
          </table:table-cell>
          <table:table-cell office:value-type="float" office:value="-0.004823427" calcext:value-type="float">
            <text:p>-0.004823427</text:p>
          </table:table-cell>
          <table:table-cell office:value-type="float" office:value="0.001158291" calcext:value-type="float">
            <text:p>0.001158291</text:p>
          </table:table-cell>
          <table:table-cell office:value-type="float" office:value="0.00000002491477" calcext:value-type="float">
            <text:p>2.491477E-08</text:p>
          </table:table-cell>
          <table:table-cell office:value-type="float" office:value="20.24559" calcext:value-type="float">
            <text:p>20.24559</text:p>
          </table:table-cell>
          <table:table-cell office:value-type="float" office:value="0.1679137" calcext:value-type="float">
            <text:p>0.1679137</text:p>
          </table:table-cell>
          <table:table-cell office:value-type="float" office:value="0.09887117" calcext:value-type="float">
            <text:p>0.09887117</text:p>
          </table:table-cell>
          <table:table-cell office:value-type="float" office:value="0.106339" calcext:value-type="float">
            <text:p>0.106339</text:p>
          </table:table-cell>
          <table:table-cell office:value-type="float" office:value="0.1032247" calcext:value-type="float">
            <text:p>0.1032247</text:p>
          </table:table-cell>
          <table:table-cell office:value-type="float" office:value="0.1098816" calcext:value-type="float">
            <text:p>0.1098816</text:p>
          </table:table-cell>
          <table:table-cell office:value-type="float" office:value="0.04607513" calcext:value-type="float">
            <text:p>0.04607513</text:p>
          </table:table-cell>
          <table:table-cell office:value-type="float" office:value="0.02842984" calcext:value-type="float">
            <text:p>0.02842984</text:p>
          </table:table-cell>
          <table:table-cell office:value-type="float" office:value="0.04331325" calcext:value-type="float">
            <text:p>0.04331325</text:p>
          </table:table-cell>
          <table:table-cell office:value-type="float" office:value="0.0304686" calcext:value-type="float">
            <text:p>0.0304686</text:p>
          </table:table-cell>
          <table:table-cell office:value-type="float" office:value="0.02453092" calcext:value-type="float">
            <text:p>0.02453092</text:p>
          </table:table-cell>
          <table:table-cell office:value-type="float" office:value="0.02330203" calcext:value-type="float">
            <text:p>0.02330203</text:p>
          </table:table-cell>
          <table:table-cell office:value-type="float" office:value="0.04610566" calcext:value-type="float">
            <text:p>0.04610566</text:p>
          </table:table-cell>
          <table:table-cell office:value-type="float" office:value="0.005169274" calcext:value-type="float">
            <text:p>0.005169274</text:p>
          </table:table-cell>
          <table:table-cell office:value-type="float" office:value="0.00499545" calcext:value-type="float">
            <text:p>0.00499545</text:p>
          </table:table-cell>
          <table:table-cell office:value-type="float" office:value="0" calcext:value-type="float">
            <text:p>0</text:p>
          </table:table-cell>
          <table:table-cell office:value-type="float" office:value="35.62897" calcext:value-type="float">
            <text:p>35.62897</text:p>
          </table:table-cell>
          <table:table-cell office:value-type="float" office:value="11.78073" calcext:value-type="float">
            <text:p>11.78073</text:p>
          </table:table-cell>
          <table:table-cell office:value-type="float" office:value="6.808607" calcext:value-type="float">
            <text:p>6.808607</text:p>
          </table:table-cell>
          <table:table-cell office:value-type="float" office:value="4.257842" calcext:value-type="float">
            <text:p>4.257842</text:p>
          </table:table-cell>
          <table:table-cell office:value-type="float" office:value="2.955485" calcext:value-type="float">
            <text:p>2.955485</text:p>
          </table:table-cell>
          <table:table-cell office:value-type="float" office:value="1.149368" calcext:value-type="float">
            <text:p>1.149368</text:p>
          </table:table-cell>
          <table:table-cell office:value-type="float" office:value="0.3688636" calcext:value-type="float">
            <text:p>0.3688636</text:p>
          </table:table-cell>
          <table:table-cell office:value-type="float" office:value="0.4700603" calcext:value-type="float">
            <text:p>0.4700603</text:p>
          </table:table-cell>
          <table:table-cell office:value-type="float" office:value="0.4542657" calcext:value-type="float">
            <text:p>0.4542657</text:p>
          </table:table-cell>
          <table:table-cell office:value-type="float" office:value="0.2232711" calcext:value-type="float">
            <text:p>0.2232711</text:p>
          </table:table-cell>
          <table:table-cell office:value-type="float" office:value="0.1594692" calcext:value-type="float">
            <text:p>0.1594692</text:p>
          </table:table-cell>
          <table:table-cell office:value-type="float" office:value="0.3884687" calcext:value-type="float">
            <text:p>0.3884687</text:p>
          </table:table-cell>
          <table:table-cell office:value-type="float" office:value="0.3081162" calcext:value-type="float">
            <text:p>0.3081162</text:p>
          </table:table-cell>
          <table:table-cell office:value-type="float" office:value="0.3454377" calcext:value-type="float">
            <text:p>0.3454377</text:p>
          </table:table-cell>
          <table:table-cell office:value-type="float" office:value="0" calcext:value-type="float">
            <text:p>0</text:p>
          </table:table-cell>
          <table:table-cell office:value-type="float" office:value="530.3557" calcext:value-type="float">
            <text:p>530.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0764" calcext:value-type="float">
            <text:p>0.5720764</text:p>
          </table:table-cell>
          <table:table-cell office:value-type="float" office:value="0" calcext:value-type="float">
            <text:p>0</text:p>
          </table:table-cell>
          <table:table-cell office:value-type="float" office:value="-0.004245419" calcext:value-type="float">
            <text:p>-0.0042454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34.32667" calcext:value-type="float">
            <text:p>34.32667</text:p>
          </table:table-cell>
          <table:table-cell office:value-type="float" office:value="1099.418" calcext:value-type="float">
            <text:p>1099.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4815" calcext:value-type="float">
            <text:p>0.1794815</text:p>
          </table:table-cell>
          <table:table-cell office:value-type="float" office:value="3.003034" calcext:value-type="float">
            <text:p>3.00303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5" calcext:value-type="float">
            <text:p>0.0001060275</text:p>
          </table:table-cell>
          <table:table-cell office:value-type="float" office:value="-0.005009794" calcext:value-type="float">
            <text:p>-0.005009794</text:p>
          </table:table-cell>
          <table:table-cell office:value-type="float" office:value="0.001168984" calcext:value-type="float">
            <text:p>0.001168984</text:p>
          </table:table-cell>
          <table:table-cell office:value-type="float" office:value="0.00000002495165" calcext:value-type="float">
            <text:p>2.495165E-08</text:p>
          </table:table-cell>
          <table:table-cell office:value-type="float" office:value="20.3197" calcext:value-type="float">
            <text:p>20.3197</text:p>
          </table:table-cell>
          <table:table-cell office:value-type="float" office:value="0.1597801" calcext:value-type="float">
            <text:p>0.1597801</text:p>
          </table:table-cell>
          <table:table-cell office:value-type="float" office:value="0.09185799" calcext:value-type="float">
            <text:p>0.09185799</text:p>
          </table:table-cell>
          <table:table-cell office:value-type="float" office:value="0.09777053" calcext:value-type="float">
            <text:p>0.09777053</text:p>
          </table:table-cell>
          <table:table-cell office:value-type="float" office:value="0.09756732" calcext:value-type="float">
            <text:p>0.09756732</text:p>
          </table:table-cell>
          <table:table-cell office:value-type="float" office:value="0.1044616" calcext:value-type="float">
            <text:p>0.1044616</text:p>
          </table:table-cell>
          <table:table-cell office:value-type="float" office:value="0.04528489" calcext:value-type="float">
            <text:p>0.04528489</text:p>
          </table:table-cell>
          <table:table-cell office:value-type="float" office:value="0.02842054" calcext:value-type="float">
            <text:p>0.02842054</text:p>
          </table:table-cell>
          <table:table-cell office:value-type="float" office:value="0.04332494" calcext:value-type="float">
            <text:p>0.04332494</text:p>
          </table:table-cell>
          <table:table-cell office:value-type="float" office:value="0.03050718" calcext:value-type="float">
            <text:p>0.03050718</text:p>
          </table:table-cell>
          <table:table-cell office:value-type="float" office:value="0.02456661" calcext:value-type="float">
            <text:p>0.02456661</text:p>
          </table:table-cell>
          <table:table-cell office:value-type="float" office:value="0.02332482" calcext:value-type="float">
            <text:p>0.02332482</text:p>
          </table:table-cell>
          <table:table-cell office:value-type="float" office:value="0.04605651" calcext:value-type="float">
            <text:p>0.04605651</text:p>
          </table:table-cell>
          <table:table-cell office:value-type="float" office:value="0.00516959" calcext:value-type="float">
            <text:p>0.00516959</text:p>
          </table:table-cell>
          <table:table-cell office:value-type="float" office:value="0.004994935" calcext:value-type="float">
            <text:p>0.004994935</text:p>
          </table:table-cell>
          <table:table-cell office:value-type="float" office:value="0" calcext:value-type="float">
            <text:p>0</text:p>
          </table:table-cell>
          <table:table-cell office:value-type="float" office:value="38.4079" calcext:value-type="float">
            <text:p>38.4079</text:p>
          </table:table-cell>
          <table:table-cell office:value-type="float" office:value="11.98823" calcext:value-type="float">
            <text:p>11.98823</text:p>
          </table:table-cell>
          <table:table-cell office:value-type="float" office:value="6.650967" calcext:value-type="float">
            <text:p>6.650967</text:p>
          </table:table-cell>
          <table:table-cell office:value-type="float" office:value="4.179935" calcext:value-type="float">
            <text:p>4.179935</text:p>
          </table:table-cell>
          <table:table-cell office:value-type="float" office:value="2.840948" calcext:value-type="float">
            <text:p>2.840948</text:p>
          </table:table-cell>
          <table:table-cell office:value-type="float" office:value="1.115922" calcext:value-type="float">
            <text:p>1.115922</text:p>
          </table:table-cell>
          <table:table-cell office:value-type="float" office:value="0.3707102" calcext:value-type="float">
            <text:p>0.3707102</text:p>
          </table:table-cell>
          <table:table-cell office:value-type="float" office:value="0.4710227" calcext:value-type="float">
            <text:p>0.4710227</text:p>
          </table:table-cell>
          <table:table-cell office:value-type="float" office:value="0.4556725" calcext:value-type="float">
            <text:p>0.4556725</text:p>
          </table:table-cell>
          <table:table-cell office:value-type="float" office:value="0.2244752" calcext:value-type="float">
            <text:p>0.2244752</text:p>
          </table:table-cell>
          <table:table-cell office:value-type="float" office:value="0.1599858" calcext:value-type="float">
            <text:p>0.1599858</text:p>
          </table:table-cell>
          <table:table-cell office:value-type="float" office:value="0.3893432" calcext:value-type="float">
            <text:p>0.3893432</text:p>
          </table:table-cell>
          <table:table-cell office:value-type="float" office:value="0.308066" calcext:value-type="float">
            <text:p>0.308066</text:p>
          </table:table-cell>
          <table:table-cell office:value-type="float" office:value="0.3454386" calcext:value-type="float">
            <text:p>0.3454386</text:p>
          </table:table-cell>
          <table:table-cell office:value-type="float" office:value="0" calcext:value-type="float">
            <text:p>0</text:p>
          </table:table-cell>
          <table:table-cell office:value-type="float" office:value="535.4158" calcext:value-type="float">
            <text:p>535.4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5391" calcext:value-type="float">
            <text:p>0.5895391</text:p>
          </table:table-cell>
          <table:table-cell office:value-type="float" office:value="0" calcext:value-type="float">
            <text:p>0</text:p>
          </table:table-cell>
          <table:table-cell office:value-type="float" office:value="-0.004267285" calcext:value-type="float">
            <text:p>-0.0042672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34.2506" calcext:value-type="float">
            <text:p>34.2506</text:p>
          </table:table-cell>
          <table:table-cell office:value-type="float" office:value="1099.457" calcext:value-type="float">
            <text:p>1099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9658" calcext:value-type="float">
            <text:p>0.1869658</text:p>
          </table:table-cell>
          <table:table-cell office:value-type="float" office:value="3.029881" calcext:value-type="float">
            <text:p>3.02988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371747" calcext:value-type="float">
            <text:p>-0.005371747</text:p>
          </table:table-cell>
          <table:table-cell office:value-type="float" office:value="0.001182804" calcext:value-type="float">
            <text:p>0.001182804</text:p>
          </table:table-cell>
          <table:table-cell office:value-type="float" office:value="0.00000002502709" calcext:value-type="float">
            <text:p>2.502709E-08</text:p>
          </table:table-cell>
          <table:table-cell office:value-type="float" office:value="20.39936" calcext:value-type="float">
            <text:p>20.39936</text:p>
          </table:table-cell>
          <table:table-cell office:value-type="float" office:value="0.1580213" calcext:value-type="float">
            <text:p>0.1580213</text:p>
          </table:table-cell>
          <table:table-cell office:value-type="float" office:value="0.08354083" calcext:value-type="float">
            <text:p>0.08354083</text:p>
          </table:table-cell>
          <table:table-cell office:value-type="float" office:value="0.08656402" calcext:value-type="float">
            <text:p>0.08656402</text:p>
          </table:table-cell>
          <table:table-cell office:value-type="float" office:value="0.08844713" calcext:value-type="float">
            <text:p>0.08844713</text:p>
          </table:table-cell>
          <table:table-cell office:value-type="float" office:value="0.09567459" calcext:value-type="float">
            <text:p>0.09567459</text:p>
          </table:table-cell>
          <table:table-cell office:value-type="float" office:value="0.04383722" calcext:value-type="float">
            <text:p>0.04383722</text:p>
          </table:table-cell>
          <table:table-cell office:value-type="float" office:value="0.02820937" calcext:value-type="float">
            <text:p>0.02820937</text:p>
          </table:table-cell>
          <table:table-cell office:value-type="float" office:value="0.04319968" calcext:value-type="float">
            <text:p>0.04319968</text:p>
          </table:table-cell>
          <table:table-cell office:value-type="float" office:value="0.03053701" calcext:value-type="float">
            <text:p>0.03053701</text:p>
          </table:table-cell>
          <table:table-cell office:value-type="float" office:value="0.02460261" calcext:value-type="float">
            <text:p>0.02460261</text:p>
          </table:table-cell>
          <table:table-cell office:value-type="float" office:value="0.02334771" calcext:value-type="float">
            <text:p>0.02334771</text:p>
          </table:table-cell>
          <table:table-cell office:value-type="float" office:value="0.04600788" calcext:value-type="float">
            <text:p>0.04600788</text:p>
          </table:table-cell>
          <table:table-cell office:value-type="float" office:value="0.005169931" calcext:value-type="float">
            <text:p>0.005169931</text:p>
          </table:table-cell>
          <table:table-cell office:value-type="float" office:value="0.004994377" calcext:value-type="float">
            <text:p>0.004994377</text:p>
          </table:table-cell>
          <table:table-cell office:value-type="float" office:value="0" calcext:value-type="float">
            <text:p>0</text:p>
          </table:table-cell>
          <table:table-cell office:value-type="float" office:value="40.20195" calcext:value-type="float">
            <text:p>40.20195</text:p>
          </table:table-cell>
          <table:table-cell office:value-type="float" office:value="12.49431" calcext:value-type="float">
            <text:p>12.49431</text:p>
          </table:table-cell>
          <table:table-cell office:value-type="float" office:value="6.561248" calcext:value-type="float">
            <text:p>6.561248</text:p>
          </table:table-cell>
          <table:table-cell office:value-type="float" office:value="4.137513" calcext:value-type="float">
            <text:p>4.137513</text:p>
          </table:table-cell>
          <table:table-cell office:value-type="float" office:value="2.807466" calcext:value-type="float">
            <text:p>2.807466</text:p>
          </table:table-cell>
          <table:table-cell office:value-type="float" office:value="1.104718" calcext:value-type="float">
            <text:p>1.104718</text:p>
          </table:table-cell>
          <table:table-cell office:value-type="float" office:value="0.3716476" calcext:value-type="float">
            <text:p>0.3716476</text:p>
          </table:table-cell>
          <table:table-cell office:value-type="float" office:value="0.4708444" calcext:value-type="float">
            <text:p>0.4708444</text:p>
          </table:table-cell>
          <table:table-cell office:value-type="float" office:value="0.4571591" calcext:value-type="float">
            <text:p>0.4571591</text:p>
          </table:table-cell>
          <table:table-cell office:value-type="float" office:value="0.2257629" calcext:value-type="float">
            <text:p>0.2257629</text:p>
          </table:table-cell>
          <table:table-cell office:value-type="float" office:value="0.1605112" calcext:value-type="float">
            <text:p>0.1605112</text:p>
          </table:table-cell>
          <table:table-cell office:value-type="float" office:value="0.3902012" calcext:value-type="float">
            <text:p>0.3902012</text:p>
          </table:table-cell>
          <table:table-cell office:value-type="float" office:value="0.3080314" calcext:value-type="float">
            <text:p>0.3080314</text:p>
          </table:table-cell>
          <table:table-cell office:value-type="float" office:value="0.3454388" calcext:value-type="float">
            <text:p>0.3454388</text:p>
          </table:table-cell>
          <table:table-cell office:value-type="float" office:value="0" calcext:value-type="float">
            <text:p>0</text:p>
          </table:table-cell>
          <table:table-cell office:value-type="float" office:value="623.156" calcext:value-type="float">
            <text:p>623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43014" calcext:value-type="float">
            <text:p>0.6243014</text:p>
          </table:table-cell>
          <table:table-cell office:value-type="float" office:value="0" calcext:value-type="float">
            <text:p>0</text:p>
          </table:table-cell>
          <table:table-cell office:value-type="float" office:value="-0.004338598" calcext:value-type="float">
            <text:p>-0.0043385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34.14436" calcext:value-type="float">
            <text:p>34.14436</text:p>
          </table:table-cell>
          <table:table-cell office:value-type="float" office:value="1099.484" calcext:value-type="float">
            <text:p>1099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3048" calcext:value-type="float">
            <text:p>0.2433048</text:p>
          </table:table-cell>
          <table:table-cell office:value-type="float" office:value="3.049472" calcext:value-type="float">
            <text:p>3.049472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451191" calcext:value-type="float">
            <text:p>-0.005451191</text:p>
          </table:table-cell>
          <table:table-cell office:value-type="float" office:value="0.001196617" calcext:value-type="float">
            <text:p>0.001196617</text:p>
          </table:table-cell>
          <table:table-cell office:value-type="float" office:value="0.00000002502829" calcext:value-type="float">
            <text:p>2.502829E-08</text:p>
          </table:table-cell>
          <table:table-cell office:value-type="float" office:value="20.33945" calcext:value-type="float">
            <text:p>20.33945</text:p>
          </table:table-cell>
          <table:table-cell office:value-type="float" office:value="1.201568" calcext:value-type="float">
            <text:p>1.201568</text:p>
          </table:table-cell>
          <table:table-cell office:value-type="float" office:value="0.08682574" calcext:value-type="float">
            <text:p>0.08682574</text:p>
          </table:table-cell>
          <table:table-cell office:value-type="float" office:value="0.08268584" calcext:value-type="float">
            <text:p>0.08268584</text:p>
          </table:table-cell>
          <table:table-cell office:value-type="float" office:value="0.08196379" calcext:value-type="float">
            <text:p>0.08196379</text:p>
          </table:table-cell>
          <table:table-cell office:value-type="float" office:value="0.0882107" calcext:value-type="float">
            <text:p>0.0882107</text:p>
          </table:table-cell>
          <table:table-cell office:value-type="float" office:value="0.0417623" calcext:value-type="float">
            <text:p>0.0417623</text:p>
          </table:table-cell>
          <table:table-cell office:value-type="float" office:value="0.02770735" calcext:value-type="float">
            <text:p>0.02770735</text:p>
          </table:table-cell>
          <table:table-cell office:value-type="float" office:value="0.0429103" calcext:value-type="float">
            <text:p>0.0429103</text:p>
          </table:table-cell>
          <table:table-cell office:value-type="float" office:value="0.0305362" calcext:value-type="float">
            <text:p>0.0305362</text:p>
          </table:table-cell>
          <table:table-cell office:value-type="float" office:value="0.02463671" calcext:value-type="float">
            <text:p>0.02463671</text:p>
          </table:table-cell>
          <table:table-cell office:value-type="float" office:value="0.02337043" calcext:value-type="float">
            <text:p>0.02337043</text:p>
          </table:table-cell>
          <table:table-cell office:value-type="float" office:value="0.04595943" calcext:value-type="float">
            <text:p>0.04595943</text:p>
          </table:table-cell>
          <table:table-cell office:value-type="float" office:value="0.005170246" calcext:value-type="float">
            <text:p>0.005170246</text:p>
          </table:table-cell>
          <table:table-cell office:value-type="float" office:value="0.004993816" calcext:value-type="float">
            <text:p>0.004993816</text:p>
          </table:table-cell>
          <table:table-cell office:value-type="float" office:value="0" calcext:value-type="float">
            <text:p>0</text:p>
          </table:table-cell>
          <table:table-cell office:value-type="float" office:value="40.00731" calcext:value-type="float">
            <text:p>40.00731</text:p>
          </table:table-cell>
          <table:table-cell office:value-type="float" office:value="13.74705" calcext:value-type="float">
            <text:p>13.74705</text:p>
          </table:table-cell>
          <table:table-cell office:value-type="float" office:value="6.594929" calcext:value-type="float">
            <text:p>6.594929</text:p>
          </table:table-cell>
          <table:table-cell office:value-type="float" office:value="4.151845" calcext:value-type="float">
            <text:p>4.151845</text:p>
          </table:table-cell>
          <table:table-cell office:value-type="float" office:value="2.817395" calcext:value-type="float">
            <text:p>2.817395</text:p>
          </table:table-cell>
          <table:table-cell office:value-type="float" office:value="1.101284" calcext:value-type="float">
            <text:p>1.101284</text:p>
          </table:table-cell>
          <table:table-cell office:value-type="float" office:value="0.3755567" calcext:value-type="float">
            <text:p>0.3755567</text:p>
          </table:table-cell>
          <table:table-cell office:value-type="float" office:value="0.471332" calcext:value-type="float">
            <text:p>0.471332</text:p>
          </table:table-cell>
          <table:table-cell office:value-type="float" office:value="0.4583369" calcext:value-type="float">
            <text:p>0.4583369</text:p>
          </table:table-cell>
          <table:table-cell office:value-type="float" office:value="0.2270608" calcext:value-type="float">
            <text:p>0.2270608</text:p>
          </table:table-cell>
          <table:table-cell office:value-type="float" office:value="0.1610487" calcext:value-type="float">
            <text:p>0.1610487</text:p>
          </table:table-cell>
          <table:table-cell office:value-type="float" office:value="0.3910443" calcext:value-type="float">
            <text:p>0.3910443</text:p>
          </table:table-cell>
          <table:table-cell office:value-type="float" office:value="0.308012" calcext:value-type="float">
            <text:p>0.308012</text:p>
          </table:table-cell>
          <table:table-cell office:value-type="float" office:value="0.3454389" calcext:value-type="float">
            <text:p>0.3454389</text:p>
          </table:table-cell>
          <table:table-cell office:value-type="float" office:value="0" calcext:value-type="float">
            <text:p>0</text:p>
          </table:table-cell>
          <table:table-cell office:value-type="float" office:value="1017.415" calcext:value-type="float">
            <text:p>1017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317" calcext:value-type="float">
            <text:p>0.700317</text:p>
          </table:table-cell>
          <table:table-cell office:value-type="float" office:value="0" calcext:value-type="float">
            <text:p>0</text:p>
          </table:table-cell>
          <table:table-cell office:value-type="float" office:value="-0.004366647" calcext:value-type="float">
            <text:p>-0.0043666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34.10732" calcext:value-type="float">
            <text:p>34.10732</text:p>
          </table:table-cell>
          <table:table-cell office:value-type="float" office:value="1099.491" calcext:value-type="float">
            <text:p>1099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2293" calcext:value-type="float">
            <text:p>0.2602293</text:p>
          </table:table-cell>
          <table:table-cell office:value-type="float" office:value="3.060425" calcext:value-type="float">
            <text:p>3.060425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474812" calcext:value-type="float">
            <text:p>-0.005474812</text:p>
          </table:table-cell>
          <table:table-cell office:value-type="float" office:value="0.001216247" calcext:value-type="float">
            <text:p>0.001216247</text:p>
          </table:table-cell>
          <table:table-cell office:value-type="float" office:value="0.00000002502949" calcext:value-type="float">
            <text:p>2.502949E-08</text:p>
          </table:table-cell>
          <table:table-cell office:value-type="float" office:value="20.3195" calcext:value-type="float">
            <text:p>20.3195</text:p>
          </table:table-cell>
          <table:table-cell office:value-type="float" office:value="1.681225" calcext:value-type="float">
            <text:p>1.681225</text:p>
          </table:table-cell>
          <table:table-cell office:value-type="float" office:value="0.1024829" calcext:value-type="float">
            <text:p>0.1024829</text:p>
          </table:table-cell>
          <table:table-cell office:value-type="float" office:value="0.09212705" calcext:value-type="float">
            <text:p>0.09212705</text:p>
          </table:table-cell>
          <table:table-cell office:value-type="float" office:value="0.08242255" calcext:value-type="float">
            <text:p>0.08242255</text:p>
          </table:table-cell>
          <table:table-cell office:value-type="float" office:value="0.08762145" calcext:value-type="float">
            <text:p>0.08762145</text:p>
          </table:table-cell>
          <table:table-cell office:value-type="float" office:value="0.04080616" calcext:value-type="float">
            <text:p>0.04080616</text:p>
          </table:table-cell>
          <table:table-cell office:value-type="float" office:value="0.02741677" calcext:value-type="float">
            <text:p>0.02741677</text:p>
          </table:table-cell>
          <table:table-cell office:value-type="float" office:value="0.04254911" calcext:value-type="float">
            <text:p>0.04254911</text:p>
          </table:table-cell>
          <table:table-cell office:value-type="float" office:value="0.0305005" calcext:value-type="float">
            <text:p>0.0305005</text:p>
          </table:table-cell>
          <table:table-cell office:value-type="float" office:value="0.02466694" calcext:value-type="float">
            <text:p>0.02466694</text:p>
          </table:table-cell>
          <table:table-cell office:value-type="float" office:value="0.02339269" calcext:value-type="float">
            <text:p>0.02339269</text:p>
          </table:table-cell>
          <table:table-cell office:value-type="float" office:value="0.0459108" calcext:value-type="float">
            <text:p>0.0459108</text:p>
          </table:table-cell>
          <table:table-cell office:value-type="float" office:value="0.005170519" calcext:value-type="float">
            <text:p>0.005170519</text:p>
          </table:table-cell>
          <table:table-cell office:value-type="float" office:value="0.00499327" calcext:value-type="float">
            <text:p>0.00499327</text:p>
          </table:table-cell>
          <table:table-cell office:value-type="float" office:value="0" calcext:value-type="float">
            <text:p>0</text:p>
          </table:table-cell>
          <table:table-cell office:value-type="float" office:value="38.67853" calcext:value-type="float">
            <text:p>38.67853</text:p>
          </table:table-cell>
          <table:table-cell office:value-type="float" office:value="14.97038" calcext:value-type="float">
            <text:p>14.97038</text:p>
          </table:table-cell>
          <table:table-cell office:value-type="float" office:value="6.704072" calcext:value-type="float">
            <text:p>6.704072</text:p>
          </table:table-cell>
          <table:table-cell office:value-type="float" office:value="4.170125" calcext:value-type="float">
            <text:p>4.170125</text:p>
          </table:table-cell>
          <table:table-cell office:value-type="float" office:value="2.831355" calcext:value-type="float">
            <text:p>2.831355</text:p>
          </table:table-cell>
          <table:table-cell office:value-type="float" office:value="1.099486" calcext:value-type="float">
            <text:p>1.099486</text:p>
          </table:table-cell>
          <table:table-cell office:value-type="float" office:value="0.3796684" calcext:value-type="float">
            <text:p>0.3796684</text:p>
          </table:table-cell>
          <table:table-cell office:value-type="float" office:value="0.4723952" calcext:value-type="float">
            <text:p>0.4723952</text:p>
          </table:table-cell>
          <table:table-cell office:value-type="float" office:value="0.4593817" calcext:value-type="float">
            <text:p>0.4593817</text:p>
          </table:table-cell>
          <table:table-cell office:value-type="float" office:value="0.2283332" calcext:value-type="float">
            <text:p>0.2283332</text:p>
          </table:table-cell>
          <table:table-cell office:value-type="float" office:value="0.1615975" calcext:value-type="float">
            <text:p>0.1615975</text:p>
          </table:table-cell>
          <table:table-cell office:value-type="float" office:value="0.391875" calcext:value-type="float">
            <text:p>0.391875</text:p>
          </table:table-cell>
          <table:table-cell office:value-type="float" office:value="0.3080053" calcext:value-type="float">
            <text:p>0.3080053</text:p>
          </table:table-cell>
          <table:table-cell office:value-type="float" office:value="0.3454393" calcext:value-type="float">
            <text:p>0.3454393</text:p>
          </table:table-cell>
          <table:table-cell office:value-type="float" office:value="0" calcext:value-type="float">
            <text:p>0</text:p>
          </table:table-cell>
          <table:table-cell office:value-type="float" office:value="1112.834" calcext:value-type="float">
            <text:p>1112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82197" calcext:value-type="float">
            <text:p>0.7282197</text:p>
          </table:table-cell>
          <table:table-cell office:value-type="float" office:value="0" calcext:value-type="float">
            <text:p>0</text:p>
          </table:table-cell>
          <table:table-cell office:value-type="float" office:value="-0.004376994" calcext:value-type="float">
            <text:p>-0.004376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34.02953" calcext:value-type="float">
            <text:p>34.02953</text:p>
          </table:table-cell>
          <table:table-cell office:value-type="float" office:value="1099.508" calcext:value-type="float">
            <text:p>1099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79" calcext:value-type="float">
            <text:p>0.30579</text:p>
          </table:table-cell>
          <table:table-cell office:value-type="float" office:value="3.073966" calcext:value-type="float">
            <text:p>3.07396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523736" calcext:value-type="float">
            <text:p>-0.005523736</text:p>
          </table:table-cell>
          <table:table-cell office:value-type="float" office:value="0.00122802" calcext:value-type="float">
            <text:p>0.00122802</text:p>
          </table:table-cell>
          <table:table-cell office:value-type="float" office:value="0.00000002503068" calcext:value-type="float">
            <text:p>2.503068E-08</text:p>
          </table:table-cell>
          <table:table-cell office:value-type="float" office:value="20.25444" calcext:value-type="float">
            <text:p>20.25444</text:p>
          </table:table-cell>
          <table:table-cell office:value-type="float" office:value="2.967295" calcext:value-type="float">
            <text:p>2.967295</text:p>
          </table:table-cell>
          <table:table-cell office:value-type="float" office:value="0.1011606" calcext:value-type="float">
            <text:p>0.1011606</text:p>
          </table:table-cell>
          <table:table-cell office:value-type="float" office:value="0.08787563" calcext:value-type="float">
            <text:p>0.08787563</text:p>
          </table:table-cell>
          <table:table-cell office:value-type="float" office:value="0.0802804" calcext:value-type="float">
            <text:p>0.0802804</text:p>
          </table:table-cell>
          <table:table-cell office:value-type="float" office:value="0.08567728" calcext:value-type="float">
            <text:p>0.08567728</text:p>
          </table:table-cell>
          <table:table-cell office:value-type="float" office:value="0.04013115" calcext:value-type="float">
            <text:p>0.04013115</text:p>
          </table:table-cell>
          <table:table-cell office:value-type="float" office:value="0.02729628" calcext:value-type="float">
            <text:p>0.02729628</text:p>
          </table:table-cell>
          <table:table-cell office:value-type="float" office:value="0.04224532" calcext:value-type="float">
            <text:p>0.04224532</text:p>
          </table:table-cell>
          <table:table-cell office:value-type="float" office:value="0.03044371" calcext:value-type="float">
            <text:p>0.03044371</text:p>
          </table:table-cell>
          <table:table-cell office:value-type="float" office:value="0.02469347" calcext:value-type="float">
            <text:p>0.02469347</text:p>
          </table:table-cell>
          <table:table-cell office:value-type="float" office:value="0.02341477" calcext:value-type="float">
            <text:p>0.02341477</text:p>
          </table:table-cell>
          <table:table-cell office:value-type="float" office:value="0.04586112" calcext:value-type="float">
            <text:p>0.04586112</text:p>
          </table:table-cell>
          <table:table-cell office:value-type="float" office:value="0.005170782" calcext:value-type="float">
            <text:p>0.005170782</text:p>
          </table:table-cell>
          <table:table-cell office:value-type="float" office:value="0.004992736" calcext:value-type="float">
            <text:p>0.004992736</text:p>
          </table:table-cell>
          <table:table-cell office:value-type="float" office:value="0" calcext:value-type="float">
            <text:p>0</text:p>
          </table:table-cell>
          <table:table-cell office:value-type="float" office:value="35.7571" calcext:value-type="float">
            <text:p>35.7571</text:p>
          </table:table-cell>
          <table:table-cell office:value-type="float" office:value="16.20226" calcext:value-type="float">
            <text:p>16.20226</text:p>
          </table:table-cell>
          <table:table-cell office:value-type="float" office:value="6.824027" calcext:value-type="float">
            <text:p>6.824027</text:p>
          </table:table-cell>
          <table:table-cell office:value-type="float" office:value="4.210722" calcext:value-type="float">
            <text:p>4.210722</text:p>
          </table:table-cell>
          <table:table-cell office:value-type="float" office:value="2.866661" calcext:value-type="float">
            <text:p>2.866661</text:p>
          </table:table-cell>
          <table:table-cell office:value-type="float" office:value="1.100808" calcext:value-type="float">
            <text:p>1.100808</text:p>
          </table:table-cell>
          <table:table-cell office:value-type="float" office:value="0.3838932" calcext:value-type="float">
            <text:p>0.3838932</text:p>
          </table:table-cell>
          <table:table-cell office:value-type="float" office:value="0.4735328" calcext:value-type="float">
            <text:p>0.4735328</text:p>
          </table:table-cell>
          <table:table-cell office:value-type="float" office:value="0.4602143" calcext:value-type="float">
            <text:p>0.4602143</text:p>
          </table:table-cell>
          <table:table-cell office:value-type="float" office:value="0.2296806" calcext:value-type="float">
            <text:p>0.2296806</text:p>
          </table:table-cell>
          <table:table-cell office:value-type="float" office:value="0.1621967" calcext:value-type="float">
            <text:p>0.1621967</text:p>
          </table:table-cell>
          <table:table-cell office:value-type="float" office:value="0.3926983" calcext:value-type="float">
            <text:p>0.3926983</text:p>
          </table:table-cell>
          <table:table-cell office:value-type="float" office:value="0.3080118" calcext:value-type="float">
            <text:p>0.3080118</text:p>
          </table:table-cell>
          <table:table-cell office:value-type="float" office:value="0.3454395" calcext:value-type="float">
            <text:p>0.3454395</text:p>
          </table:table-cell>
          <table:table-cell office:value-type="float" office:value="0" calcext:value-type="float">
            <text:p>0</text:p>
          </table:table-cell>
          <table:table-cell office:value-type="float" office:value="1395.09" calcext:value-type="float">
            <text:p>1395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3822" calcext:value-type="float">
            <text:p>0.7873822</text:p>
          </table:table-cell>
          <table:table-cell office:value-type="float" office:value="0" calcext:value-type="float">
            <text:p>0</text:p>
          </table:table-cell>
          <table:table-cell office:value-type="float" office:value="-0.004394414" calcext:value-type="float">
            <text:p>-0.0043944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33.90729" calcext:value-type="float">
            <text:p>33.90729</text:p>
          </table:table-cell>
          <table:table-cell office:value-type="float" office:value="1099.536" calcext:value-type="float">
            <text:p>1099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3555" calcext:value-type="float">
            <text:p>0.3803555</text:p>
          </table:table-cell>
          <table:table-cell office:value-type="float" office:value="3.091104" calcext:value-type="float">
            <text:p>3.09110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605838" calcext:value-type="float">
            <text:p>-0.005605838</text:p>
          </table:table-cell>
          <table:table-cell office:value-type="float" office:value="0.001226428" calcext:value-type="float">
            <text:p>0.001226428</text:p>
          </table:table-cell>
          <table:table-cell office:value-type="float" office:value="0.00000002503187" calcext:value-type="float">
            <text:p>2.503187E-08</text:p>
          </table:table-cell>
          <table:table-cell office:value-type="float" office:value="20.15652" calcext:value-type="float">
            <text:p>20.15652</text:p>
          </table:table-cell>
          <table:table-cell office:value-type="float" office:value="4.844668" calcext:value-type="float">
            <text:p>4.844668</text:p>
          </table:table-cell>
          <table:table-cell office:value-type="float" office:value="0.09920523" calcext:value-type="float">
            <text:p>0.09920523</text:p>
          </table:table-cell>
          <table:table-cell office:value-type="float" office:value="0.08153573" calcext:value-type="float">
            <text:p>0.08153573</text:p>
          </table:table-cell>
          <table:table-cell office:value-type="float" office:value="0.07545649" calcext:value-type="float">
            <text:p>0.07545649</text:p>
          </table:table-cell>
          <table:table-cell office:value-type="float" office:value="0.08080719" calcext:value-type="float">
            <text:p>0.08080719</text:p>
          </table:table-cell>
          <table:table-cell office:value-type="float" office:value="0.03879587" calcext:value-type="float">
            <text:p>0.03879587</text:p>
          </table:table-cell>
          <table:table-cell office:value-type="float" office:value="0.02691968" calcext:value-type="float">
            <text:p>0.02691968</text:p>
          </table:table-cell>
          <table:table-cell office:value-type="float" office:value="0.04190566" calcext:value-type="float">
            <text:p>0.04190566</text:p>
          </table:table-cell>
          <table:table-cell office:value-type="float" office:value="0.03037428" calcext:value-type="float">
            <text:p>0.03037428</text:p>
          </table:table-cell>
          <table:table-cell office:value-type="float" office:value="0.02471555" calcext:value-type="float">
            <text:p>0.02471555</text:p>
          </table:table-cell>
          <table:table-cell office:value-type="float" office:value="0.02343622" calcext:value-type="float">
            <text:p>0.02343622</text:p>
          </table:table-cell>
          <table:table-cell office:value-type="float" office:value="0.04580968" calcext:value-type="float">
            <text:p>0.04580968</text:p>
          </table:table-cell>
          <table:table-cell office:value-type="float" office:value="0.005171078" calcext:value-type="float">
            <text:p>0.005171078</text:p>
          </table:table-cell>
          <table:table-cell office:value-type="float" office:value="0.004992201" calcext:value-type="float">
            <text:p>0.004992201</text:p>
          </table:table-cell>
          <table:table-cell office:value-type="float" office:value="0" calcext:value-type="float">
            <text:p>0</text:p>
          </table:table-cell>
          <table:table-cell office:value-type="float" office:value="32.24102" calcext:value-type="float">
            <text:p>32.24102</text:p>
          </table:table-cell>
          <table:table-cell office:value-type="float" office:value="17.35689" calcext:value-type="float">
            <text:p>17.35689</text:p>
          </table:table-cell>
          <table:table-cell office:value-type="float" office:value="6.951541" calcext:value-type="float">
            <text:p>6.951541</text:p>
          </table:table-cell>
          <table:table-cell office:value-type="float" office:value="4.274433" calcext:value-type="float">
            <text:p>4.274433</text:p>
          </table:table-cell>
          <table:table-cell office:value-type="float" office:value="2.930031" calcext:value-type="float">
            <text:p>2.930031</text:p>
          </table:table-cell>
          <table:table-cell office:value-type="float" office:value="1.107285" calcext:value-type="float">
            <text:p>1.107285</text:p>
          </table:table-cell>
          <table:table-cell office:value-type="float" office:value="0.3894747" calcext:value-type="float">
            <text:p>0.3894747</text:p>
          </table:table-cell>
          <table:table-cell office:value-type="float" office:value="0.4750824" calcext:value-type="float">
            <text:p>0.4750824</text:p>
          </table:table-cell>
          <table:table-cell office:value-type="float" office:value="0.4609784" calcext:value-type="float">
            <text:p>0.4609784</text:p>
          </table:table-cell>
          <table:table-cell office:value-type="float" office:value="0.2310069" calcext:value-type="float">
            <text:p>0.2310069</text:p>
          </table:table-cell>
          <table:table-cell office:value-type="float" office:value="0.1628294" calcext:value-type="float">
            <text:p>0.1628294</text:p>
          </table:table-cell>
          <table:table-cell office:value-type="float" office:value="0.3935172" calcext:value-type="float">
            <text:p>0.3935172</text:p>
          </table:table-cell>
          <table:table-cell office:value-type="float" office:value="0.3080315" calcext:value-type="float">
            <text:p>0.3080315</text:p>
          </table:table-cell>
          <table:table-cell office:value-type="float" office:value="0.3454397" calcext:value-type="float">
            <text:p>0.3454397</text:p>
          </table:table-cell>
          <table:table-cell office:value-type="float" office:value="0" calcext:value-type="float">
            <text:p>0</text:p>
          </table:table-cell>
          <table:table-cell office:value-type="float" office:value="1881.946" calcext:value-type="float">
            <text:p>1881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91958" calcext:value-type="float">
            <text:p>0.8791958</text:p>
          </table:table-cell>
          <table:table-cell office:value-type="float" office:value="0" calcext:value-type="float">
            <text:p>0</text:p>
          </table:table-cell>
          <table:table-cell office:value-type="float" office:value="-0.004428734" calcext:value-type="float">
            <text:p>-0.0044287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33.82036" calcext:value-type="float">
            <text:p>33.82036</text:p>
          </table:table-cell>
          <table:table-cell office:value-type="float" office:value="1099.556" calcext:value-type="float">
            <text:p>1099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8613" calcext:value-type="float">
            <text:p>0.4278613</text:p>
          </table:table-cell>
          <table:table-cell office:value-type="float" office:value="3.108589" calcext:value-type="float">
            <text:p>3.108589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67135" calcext:value-type="float">
            <text:p>-0.00567135</text:p>
          </table:table-cell>
          <table:table-cell office:value-type="float" office:value="0.001225966" calcext:value-type="float">
            <text:p>0.001225966</text:p>
          </table:table-cell>
          <table:table-cell office:value-type="float" office:value="0.00000002503307" calcext:value-type="float">
            <text:p>2.503307E-08</text:p>
          </table:table-cell>
          <table:table-cell office:value-type="float" office:value="20.10425" calcext:value-type="float">
            <text:p>20.10425</text:p>
          </table:table-cell>
          <table:table-cell office:value-type="float" office:value="6.080906" calcext:value-type="float">
            <text:p>6.080906</text:p>
          </table:table-cell>
          <table:table-cell office:value-type="float" office:value="0.09954189" calcext:value-type="float">
            <text:p>0.09954189</text:p>
          </table:table-cell>
          <table:table-cell office:value-type="float" office:value="0.07969385" calcext:value-type="float">
            <text:p>0.07969385</text:p>
          </table:table-cell>
          <table:table-cell office:value-type="float" office:value="0.07302114" calcext:value-type="float">
            <text:p>0.07302114</text:p>
          </table:table-cell>
          <table:table-cell office:value-type="float" office:value="0.07802895" calcext:value-type="float">
            <text:p>0.07802895</text:p>
          </table:table-cell>
          <table:table-cell office:value-type="float" office:value="0.03752433" calcext:value-type="float">
            <text:p>0.03752433</text:p>
          </table:table-cell>
          <table:table-cell office:value-type="float" office:value="0.02643521" calcext:value-type="float">
            <text:p>0.02643521</text:p>
          </table:table-cell>
          <table:table-cell office:value-type="float" office:value="0.04148274" calcext:value-type="float">
            <text:p>0.04148274</text:p>
          </table:table-cell>
          <table:table-cell office:value-type="float" office:value="0.03028539" calcext:value-type="float">
            <text:p>0.03028539</text:p>
          </table:table-cell>
          <table:table-cell office:value-type="float" office:value="0.02473149" calcext:value-type="float">
            <text:p>0.02473149</text:p>
          </table:table-cell>
          <table:table-cell office:value-type="float" office:value="0.02345625" calcext:value-type="float">
            <text:p>0.02345625</text:p>
          </table:table-cell>
          <table:table-cell office:value-type="float" office:value="0.04575548" calcext:value-type="float">
            <text:p>0.04575548</text:p>
          </table:table-cell>
          <table:table-cell office:value-type="float" office:value="0.00517172" calcext:value-type="float">
            <text:p>0.00517172</text:p>
          </table:table-cell>
          <table:table-cell office:value-type="float" office:value="0.004991665" calcext:value-type="float">
            <text:p>0.004991665</text:p>
          </table:table-cell>
          <table:table-cell office:value-type="float" office:value="0" calcext:value-type="float">
            <text:p>0</text:p>
          </table:table-cell>
          <table:table-cell office:value-type="float" office:value="29.04447" calcext:value-type="float">
            <text:p>29.04447</text:p>
          </table:table-cell>
          <table:table-cell office:value-type="float" office:value="18.32764" calcext:value-type="float">
            <text:p>18.32764</text:p>
          </table:table-cell>
          <table:table-cell office:value-type="float" office:value="7.089707" calcext:value-type="float">
            <text:p>7.089707</text:p>
          </table:table-cell>
          <table:table-cell office:value-type="float" office:value="4.335346" calcext:value-type="float">
            <text:p>4.335346</text:p>
          </table:table-cell>
          <table:table-cell office:value-type="float" office:value="2.995514" calcext:value-type="float">
            <text:p>2.995514</text:p>
          </table:table-cell>
          <table:table-cell office:value-type="float" office:value="1.115347" calcext:value-type="float">
            <text:p>1.115347</text:p>
          </table:table-cell>
          <table:table-cell office:value-type="float" office:value="0.3958454" calcext:value-type="float">
            <text:p>0.3958454</text:p>
          </table:table-cell>
          <table:table-cell office:value-type="float" office:value="0.4772707" calcext:value-type="float">
            <text:p>0.4772707</text:p>
          </table:table-cell>
          <table:table-cell office:value-type="float" office:value="0.4618793" calcext:value-type="float">
            <text:p>0.4618793</text:p>
          </table:table-cell>
          <table:table-cell office:value-type="float" office:value="0.2321682" calcext:value-type="float">
            <text:p>0.2321682</text:p>
          </table:table-cell>
          <table:table-cell office:value-type="float" office:value="0.1634618" calcext:value-type="float">
            <text:p>0.1634618</text:p>
          </table:table-cell>
          <table:table-cell office:value-type="float" office:value="0.39433" calcext:value-type="float">
            <text:p>0.39433</text:p>
          </table:table-cell>
          <table:table-cell office:value-type="float" office:value="0.308068" calcext:value-type="float">
            <text:p>0.308068</text:p>
          </table:table-cell>
          <table:table-cell office:value-type="float" office:value="0.3454398" calcext:value-type="float">
            <text:p>0.3454398</text:p>
          </table:table-cell>
          <table:table-cell office:value-type="float" office:value="0" calcext:value-type="float">
            <text:p>0</text:p>
          </table:table-cell>
          <table:table-cell office:value-type="float" office:value="2191.151" calcext:value-type="float">
            <text:p>2191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2659" calcext:value-type="float">
            <text:p>0.9442659</text:p>
          </table:table-cell>
          <table:table-cell office:value-type="float" office:value="0" calcext:value-type="float">
            <text:p>0</text:p>
          </table:table-cell>
          <table:table-cell office:value-type="float" office:value="-0.004454756" calcext:value-type="float">
            <text:p>-0.0044547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33.78087" calcext:value-type="float">
            <text:p>33.78087</text:p>
          </table:table-cell>
          <table:table-cell office:value-type="float" office:value="1099.565" calcext:value-type="float">
            <text:p>1099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3116" calcext:value-type="float">
            <text:p>0.4403116</text:p>
          </table:table-cell>
          <table:table-cell office:value-type="float" office:value="3.124244" calcext:value-type="float">
            <text:p>3.12424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706572" calcext:value-type="float">
            <text:p>-0.005706572</text:p>
          </table:table-cell>
          <table:table-cell office:value-type="float" office:value="0.001233602" calcext:value-type="float">
            <text:p>0.001233602</text:p>
          </table:table-cell>
          <table:table-cell office:value-type="float" office:value="0.00000002503426" calcext:value-type="float">
            <text:p>2.503426E-08</text:p>
          </table:table-cell>
          <table:table-cell office:value-type="float" office:value="20.10686" calcext:value-type="float">
            <text:p>20.10686</text:p>
          </table:table-cell>
          <table:table-cell office:value-type="float" office:value="6.395821" calcext:value-type="float">
            <text:p>6.395821</text:p>
          </table:table-cell>
          <table:table-cell office:value-type="float" office:value="0.1150371" calcext:value-type="float">
            <text:p>0.1150371</text:p>
          </table:table-cell>
          <table:table-cell office:value-type="float" office:value="0.08546428" calcext:value-type="float">
            <text:p>0.08546428</text:p>
          </table:table-cell>
          <table:table-cell office:value-type="float" office:value="0.07273927" calcext:value-type="float">
            <text:p>0.07273927</text:p>
          </table:table-cell>
          <table:table-cell office:value-type="float" office:value="0.07699647" calcext:value-type="float">
            <text:p>0.07699647</text:p>
          </table:table-cell>
          <table:table-cell office:value-type="float" office:value="0.03648803" calcext:value-type="float">
            <text:p>0.03648803</text:p>
          </table:table-cell>
          <table:table-cell office:value-type="float" office:value="0.02597533" calcext:value-type="float">
            <text:p>0.02597533</text:p>
          </table:table-cell>
          <table:table-cell office:value-type="float" office:value="0.04102403" calcext:value-type="float">
            <text:p>0.04102403</text:p>
          </table:table-cell>
          <table:table-cell office:value-type="float" office:value="0.03017582" calcext:value-type="float">
            <text:p>0.03017582</text:p>
          </table:table-cell>
          <table:table-cell office:value-type="float" office:value="0.02474233" calcext:value-type="float">
            <text:p>0.02474233</text:p>
          </table:table-cell>
          <table:table-cell office:value-type="float" office:value="0.02347465" calcext:value-type="float">
            <text:p>0.02347465</text:p>
          </table:table-cell>
          <table:table-cell office:value-type="float" office:value="0.04569795" calcext:value-type="float">
            <text:p>0.04569795</text:p>
          </table:table-cell>
          <table:table-cell office:value-type="float" office:value="0.005172781" calcext:value-type="float">
            <text:p>0.005172781</text:p>
          </table:table-cell>
          <table:table-cell office:value-type="float" office:value="0.004991127" calcext:value-type="float">
            <text:p>0.004991127</text:p>
          </table:table-cell>
          <table:table-cell office:value-type="float" office:value="0" calcext:value-type="float">
            <text:p>0</text:p>
          </table:table-cell>
          <table:table-cell office:value-type="float" office:value="26.71074" calcext:value-type="float">
            <text:p>26.71074</text:p>
          </table:table-cell>
          <table:table-cell office:value-type="float" office:value="18.99508" calcext:value-type="float">
            <text:p>18.99508</text:p>
          </table:table-cell>
          <table:table-cell office:value-type="float" office:value="7.221714" calcext:value-type="float">
            <text:p>7.221714</text:p>
          </table:table-cell>
          <table:table-cell office:value-type="float" office:value="4.389176" calcext:value-type="float">
            <text:p>4.389176</text:p>
          </table:table-cell>
          <table:table-cell office:value-type="float" office:value="3.057694" calcext:value-type="float">
            <text:p>3.057694</text:p>
          </table:table-cell>
          <table:table-cell office:value-type="float" office:value="1.123975" calcext:value-type="float">
            <text:p>1.123975</text:p>
          </table:table-cell>
          <table:table-cell office:value-type="float" office:value="0.4024745" calcext:value-type="float">
            <text:p>0.4024745</text:p>
          </table:table-cell>
          <table:table-cell office:value-type="float" office:value="0.4797464" calcext:value-type="float">
            <text:p>0.4797464</text:p>
          </table:table-cell>
          <table:table-cell office:value-type="float" office:value="0.4629111" calcext:value-type="float">
            <text:p>0.4629111</text:p>
          </table:table-cell>
          <table:table-cell office:value-type="float" office:value="0.2333115" calcext:value-type="float">
            <text:p>0.2333115</text:p>
          </table:table-cell>
          <table:table-cell office:value-type="float" office:value="0.1640914" calcext:value-type="float">
            <text:p>0.1640914</text:p>
          </table:table-cell>
          <table:table-cell office:value-type="float" office:value="0.3951372" calcext:value-type="float">
            <text:p>0.3951372</text:p>
          </table:table-cell>
          <table:table-cell office:value-type="float" office:value="0.3081214" calcext:value-type="float">
            <text:p>0.3081214</text:p>
          </table:table-cell>
          <table:table-cell office:value-type="float" office:value="0.3454399" calcext:value-type="float">
            <text:p>0.3454399</text:p>
          </table:table-cell>
          <table:table-cell office:value-type="float" office:value="0" calcext:value-type="float">
            <text:p>0</text:p>
          </table:table-cell>
          <table:table-cell office:value-type="float" office:value="2268.348" calcext:value-type="float">
            <text:p>2268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24097" calcext:value-type="float">
            <text:p>0.9724097</text:p>
          </table:table-cell>
          <table:table-cell office:value-type="float" office:value="0" calcext:value-type="float">
            <text:p>0</text:p>
          </table:table-cell>
          <table:table-cell office:value-type="float" office:value="-0.00447028" calcext:value-type="float">
            <text:p>-0.00447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33.7303" calcext:value-type="float">
            <text:p>33.7303</text:p>
          </table:table-cell>
          <table:table-cell office:value-type="float" office:value="1099.575" calcext:value-type="float">
            <text:p>1099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5073" calcext:value-type="float">
            <text:p>0.4645073</text:p>
          </table:table-cell>
          <table:table-cell office:value-type="float" office:value="3.138713" calcext:value-type="float">
            <text:p>3.13871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738456" calcext:value-type="float">
            <text:p>-0.005738456</text:p>
          </table:table-cell>
          <table:table-cell office:value-type="float" office:value="0.001240132" calcext:value-type="float">
            <text:p>0.001240132</text:p>
          </table:table-cell>
          <table:table-cell office:value-type="float" office:value="0.00000002503552" calcext:value-type="float">
            <text:p>2.503552E-08</text:p>
          </table:table-cell>
          <table:table-cell office:value-type="float" office:value="20.07089" calcext:value-type="float">
            <text:p>20.07089</text:p>
          </table:table-cell>
          <table:table-cell office:value-type="float" office:value="6.958538" calcext:value-type="float">
            <text:p>6.958538</text:p>
          </table:table-cell>
          <table:table-cell office:value-type="float" office:value="0.1235677" calcext:value-type="float">
            <text:p>0.1235677</text:p>
          </table:table-cell>
          <table:table-cell office:value-type="float" office:value="0.08936526" calcext:value-type="float">
            <text:p>0.08936526</text:p>
          </table:table-cell>
          <table:table-cell office:value-type="float" office:value="0.07367048" calcext:value-type="float">
            <text:p>0.07367048</text:p>
          </table:table-cell>
          <table:table-cell office:value-type="float" office:value="0.07778145" calcext:value-type="float">
            <text:p>0.07778145</text:p>
          </table:table-cell>
          <table:table-cell office:value-type="float" office:value="0.03615987" calcext:value-type="float">
            <text:p>0.03615987</text:p>
          </table:table-cell>
          <table:table-cell office:value-type="float" office:value="0.02583255" calcext:value-type="float">
            <text:p>0.02583255</text:p>
          </table:table-cell>
          <table:table-cell office:value-type="float" office:value="0.04062662" calcext:value-type="float">
            <text:p>0.04062662</text:p>
          </table:table-cell>
          <table:table-cell office:value-type="float" office:value="0.03005389" calcext:value-type="float">
            <text:p>0.03005389</text:p>
          </table:table-cell>
          <table:table-cell office:value-type="float" office:value="0.02474788" calcext:value-type="float">
            <text:p>0.02474788</text:p>
          </table:table-cell>
          <table:table-cell office:value-type="float" office:value="0.02349132" calcext:value-type="float">
            <text:p>0.02349132</text:p>
          </table:table-cell>
          <table:table-cell office:value-type="float" office:value="0.0456365" calcext:value-type="float">
            <text:p>0.0456365</text:p>
          </table:table-cell>
          <table:table-cell office:value-type="float" office:value="0.005174228" calcext:value-type="float">
            <text:p>0.005174228</text:p>
          </table:table-cell>
          <table:table-cell office:value-type="float" office:value="0.004990626" calcext:value-type="float">
            <text:p>0.004990626</text:p>
          </table:table-cell>
          <table:table-cell office:value-type="float" office:value="0" calcext:value-type="float">
            <text:p>0</text:p>
          </table:table-cell>
          <table:table-cell office:value-type="float" office:value="24.6079" calcext:value-type="float">
            <text:p>24.6079</text:p>
          </table:table-cell>
          <table:table-cell office:value-type="float" office:value="19.28587" calcext:value-type="float">
            <text:p>19.28587</text:p>
          </table:table-cell>
          <table:table-cell office:value-type="float" office:value="7.596775" calcext:value-type="float">
            <text:p>7.596775</text:p>
          </table:table-cell>
          <table:table-cell office:value-type="float" office:value="4.429253" calcext:value-type="float">
            <text:p>4.429253</text:p>
          </table:table-cell>
          <table:table-cell office:value-type="float" office:value="3.096466" calcext:value-type="float">
            <text:p>3.096466</text:p>
          </table:table-cell>
          <table:table-cell office:value-type="float" office:value="1.129689" calcext:value-type="float">
            <text:p>1.129689</text:p>
          </table:table-cell>
          <table:table-cell office:value-type="float" office:value="0.4080832" calcext:value-type="float">
            <text:p>0.4080832</text:p>
          </table:table-cell>
          <table:table-cell office:value-type="float" office:value="0.4821553" calcext:value-type="float">
            <text:p>0.4821553</text:p>
          </table:table-cell>
          <table:table-cell office:value-type="float" office:value="0.4640437" calcext:value-type="float">
            <text:p>0.4640437</text:p>
          </table:table-cell>
          <table:table-cell office:value-type="float" office:value="0.2344436" calcext:value-type="float">
            <text:p>0.2344436</text:p>
          </table:table-cell>
          <table:table-cell office:value-type="float" office:value="0.1647191" calcext:value-type="float">
            <text:p>0.1647191</text:p>
          </table:table-cell>
          <table:table-cell office:value-type="float" office:value="0.3959389" calcext:value-type="float">
            <text:p>0.3959389</text:p>
          </table:table-cell>
          <table:table-cell office:value-type="float" office:value="0.3081914" calcext:value-type="float">
            <text:p>0.3081914</text:p>
          </table:table-cell>
          <table:table-cell office:value-type="float" office:value="0.3454406" calcext:value-type="float">
            <text:p>0.3454406</text:p>
          </table:table-cell>
          <table:table-cell office:value-type="float" office:value="0" calcext:value-type="float">
            <text:p>0</text:p>
          </table:table-cell>
          <table:table-cell office:value-type="float" office:value="2426.912" calcext:value-type="float">
            <text:p>2426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122" calcext:value-type="float">
            <text:p>1.011122</text:p>
          </table:table-cell>
          <table:table-cell office:value-type="float" office:value="0" calcext:value-type="float">
            <text:p>0</text:p>
          </table:table-cell>
          <table:table-cell office:value-type="float" office:value="-0.004482725" calcext:value-type="float">
            <text:p>-0.0044827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33.68831" calcext:value-type="float">
            <text:p>33.68831</text:p>
          </table:table-cell>
          <table:table-cell office:value-type="float" office:value="1099.583" calcext:value-type="float">
            <text:p>1099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5621" calcext:value-type="float">
            <text:p>0.4825621</text:p>
          </table:table-cell>
          <table:table-cell office:value-type="float" office:value="3.152705" calcext:value-type="float">
            <text:p>3.152705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766723" calcext:value-type="float">
            <text:p>-0.005766723</text:p>
          </table:table-cell>
          <table:table-cell office:value-type="float" office:value="0.001246356" calcext:value-type="float">
            <text:p>0.001246356</text:p>
          </table:table-cell>
          <table:table-cell office:value-type="float" office:value="0.0000000250368" calcext:value-type="float">
            <text:p>2.50368E-08</text:p>
          </table:table-cell>
          <table:table-cell office:value-type="float" office:value="20.04284" calcext:value-type="float">
            <text:p>20.04284</text:p>
          </table:table-cell>
          <table:table-cell office:value-type="float" office:value="7.366535" calcext:value-type="float">
            <text:p>7.366535</text:p>
          </table:table-cell>
          <table:table-cell office:value-type="float" office:value="0.1336568" calcext:value-type="float">
            <text:p>0.1336568</text:p>
          </table:table-cell>
          <table:table-cell office:value-type="float" office:value="0.09417462" calcext:value-type="float">
            <text:p>0.09417462</text:p>
          </table:table-cell>
          <table:table-cell office:value-type="float" office:value="0.07482052" calcext:value-type="float">
            <text:p>0.07482052</text:p>
          </table:table-cell>
          <table:table-cell office:value-type="float" office:value="0.07875432" calcext:value-type="float">
            <text:p>0.07875432</text:p>
          </table:table-cell>
          <table:table-cell office:value-type="float" office:value="0.03599089" calcext:value-type="float">
            <text:p>0.03599089</text:p>
          </table:table-cell>
          <table:table-cell office:value-type="float" office:value="0.0257859" calcext:value-type="float">
            <text:p>0.0257859</text:p>
          </table:table-cell>
          <table:table-cell office:value-type="float" office:value="0.0402972" calcext:value-type="float">
            <text:p>0.0402972</text:p>
          </table:table-cell>
          <table:table-cell office:value-type="float" office:value="0.02993314" calcext:value-type="float">
            <text:p>0.02993314</text:p>
          </table:table-cell>
          <table:table-cell office:value-type="float" office:value="0.02474881" calcext:value-type="float">
            <text:p>0.02474881</text:p>
          </table:table-cell>
          <table:table-cell office:value-type="float" office:value="0.02350622" calcext:value-type="float">
            <text:p>0.02350622</text:p>
          </table:table-cell>
          <table:table-cell office:value-type="float" office:value="0.04557084" calcext:value-type="float">
            <text:p>0.04557084</text:p>
          </table:table-cell>
          <table:table-cell office:value-type="float" office:value="0.005176031" calcext:value-type="float">
            <text:p>0.005176031</text:p>
          </table:table-cell>
          <table:table-cell office:value-type="float" office:value="0.004990128" calcext:value-type="float">
            <text:p>0.004990128</text:p>
          </table:table-cell>
          <table:table-cell office:value-type="float" office:value="0" calcext:value-type="float">
            <text:p>0</text:p>
          </table:table-cell>
          <table:table-cell office:value-type="float" office:value="22.70657" calcext:value-type="float">
            <text:p>22.70657</text:p>
          </table:table-cell>
          <table:table-cell office:value-type="float" office:value="19.46561" calcext:value-type="float">
            <text:p>19.46561</text:p>
          </table:table-cell>
          <table:table-cell office:value-type="float" office:value="7.981767" calcext:value-type="float">
            <text:p>7.981767</text:p>
          </table:table-cell>
          <table:table-cell office:value-type="float" office:value="4.482525" calcext:value-type="float">
            <text:p>4.482525</text:p>
          </table:table-cell>
          <table:table-cell office:value-type="float" office:value="3.137234" calcext:value-type="float">
            <text:p>3.137234</text:p>
          </table:table-cell>
          <table:table-cell office:value-type="float" office:value="1.135196" calcext:value-type="float">
            <text:p>1.135196</text:p>
          </table:table-cell>
          <table:table-cell office:value-type="float" office:value="0.4133704" calcext:value-type="float">
            <text:p>0.4133704</text:p>
          </table:table-cell>
          <table:table-cell office:value-type="float" office:value="0.4844003" calcext:value-type="float">
            <text:p>0.4844003</text:p>
          </table:table-cell>
          <table:table-cell office:value-type="float" office:value="0.4651728" calcext:value-type="float">
            <text:p>0.4651728</text:p>
          </table:table-cell>
          <table:table-cell office:value-type="float" office:value="0.2355628" calcext:value-type="float">
            <text:p>0.2355628</text:p>
          </table:table-cell>
          <table:table-cell office:value-type="float" office:value="0.1653458" calcext:value-type="float">
            <text:p>0.1653458</text:p>
          </table:table-cell>
          <table:table-cell office:value-type="float" office:value="0.3967389" calcext:value-type="float">
            <text:p>0.3967389</text:p>
          </table:table-cell>
          <table:table-cell office:value-type="float" office:value="0.3082764" calcext:value-type="float">
            <text:p>0.3082764</text:p>
          </table:table-cell>
          <table:table-cell office:value-type="float" office:value="0.3454413" calcext:value-type="float">
            <text:p>0.3454413</text:p>
          </table:table-cell>
          <table:table-cell office:value-type="float" office:value="0" calcext:value-type="float">
            <text:p>0</text:p>
          </table:table-cell>
          <table:table-cell office:value-type="float" office:value="2544.496" calcext:value-type="float">
            <text:p>2544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3227" calcext:value-type="float">
            <text:p>1.043227</text:p>
          </table:table-cell>
          <table:table-cell office:value-type="float" office:value="0" calcext:value-type="float">
            <text:p>0</text:p>
          </table:table-cell>
          <table:table-cell office:value-type="float" office:value="-0.004493421" calcext:value-type="float">
            <text:p>-0.004493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33.61325" calcext:value-type="float">
            <text:p>33.61325</text:p>
          </table:table-cell>
          <table:table-cell office:value-type="float" office:value="1099.599" calcext:value-type="float">
            <text:p>1099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28353" calcext:value-type="float">
            <text:p>0.5228353</text:p>
          </table:table-cell>
          <table:table-cell office:value-type="float" office:value="3.169666" calcext:value-type="float">
            <text:p>3.16966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818909" calcext:value-type="float">
            <text:p>-0.005818909</text:p>
          </table:table-cell>
          <table:table-cell office:value-type="float" office:value="0.001244626" calcext:value-type="float">
            <text:p>0.001244626</text:p>
          </table:table-cell>
          <table:table-cell office:value-type="float" office:value="0.00000002503804" calcext:value-type="float">
            <text:p>2.503804E-08</text:p>
          </table:table-cell>
          <table:table-cell office:value-type="float" office:value="19.98117" calcext:value-type="float">
            <text:p>19.98117</text:p>
          </table:table-cell>
          <table:table-cell office:value-type="float" office:value="8.341045" calcext:value-type="float">
            <text:p>8.341045</text:p>
          </table:table-cell>
          <table:table-cell office:value-type="float" office:value="0.1269307" calcext:value-type="float">
            <text:p>0.1269307</text:p>
          </table:table-cell>
          <table:table-cell office:value-type="float" office:value="0.08966856" calcext:value-type="float">
            <text:p>0.08966856</text:p>
          </table:table-cell>
          <table:table-cell office:value-type="float" office:value="0.07370774" calcext:value-type="float">
            <text:p>0.07370774</text:p>
          </table:table-cell>
          <table:table-cell office:value-type="float" office:value="0.07802282" calcext:value-type="float">
            <text:p>0.07802282</text:p>
          </table:table-cell>
          <table:table-cell office:value-type="float" office:value="0.03574278" calcext:value-type="float">
            <text:p>0.03574278</text:p>
          </table:table-cell>
          <table:table-cell office:value-type="float" office:value="0.02574048" calcext:value-type="float">
            <text:p>0.02574048</text:p>
          </table:table-cell>
          <table:table-cell office:value-type="float" office:value="0.04001104" calcext:value-type="float">
            <text:p>0.04001104</text:p>
          </table:table-cell>
          <table:table-cell office:value-type="float" office:value="0.02981908" calcext:value-type="float">
            <text:p>0.02981908</text:p>
          </table:table-cell>
          <table:table-cell office:value-type="float" office:value="0.02474635" calcext:value-type="float">
            <text:p>0.02474635</text:p>
          </table:table-cell>
          <table:table-cell office:value-type="float" office:value="0.02351948" calcext:value-type="float">
            <text:p>0.02351948</text:p>
          </table:table-cell>
          <table:table-cell office:value-type="float" office:value="0.04550083" calcext:value-type="float">
            <text:p>0.04550083</text:p>
          </table:table-cell>
          <table:table-cell office:value-type="float" office:value="0.005178138" calcext:value-type="float">
            <text:p>0.005178138</text:p>
          </table:table-cell>
          <table:table-cell office:value-type="float" office:value="0.00498963" calcext:value-type="float">
            <text:p>0.00498963</text:p>
          </table:table-cell>
          <table:table-cell office:value-type="float" office:value="0" calcext:value-type="float">
            <text:p>0</text:p>
          </table:table-cell>
          <table:table-cell office:value-type="float" office:value="20.84499" calcext:value-type="float">
            <text:p>20.84499</text:p>
          </table:table-cell>
          <table:table-cell office:value-type="float" office:value="19.66858" calcext:value-type="float">
            <text:p>19.66858</text:p>
          </table:table-cell>
          <table:table-cell office:value-type="float" office:value="8.368314" calcext:value-type="float">
            <text:p>8.368314</text:p>
          </table:table-cell>
          <table:table-cell office:value-type="float" office:value="4.554351" calcext:value-type="float">
            <text:p>4.554351</text:p>
          </table:table-cell>
          <table:table-cell office:value-type="float" office:value="3.189471" calcext:value-type="float">
            <text:p>3.189471</text:p>
          </table:table-cell>
          <table:table-cell office:value-type="float" office:value="1.141523" calcext:value-type="float">
            <text:p>1.141523</text:p>
          </table:table-cell>
          <table:table-cell office:value-type="float" office:value="0.4187404" calcext:value-type="float">
            <text:p>0.4187404</text:p>
          </table:table-cell>
          <table:table-cell office:value-type="float" office:value="0.4865441" calcext:value-type="float">
            <text:p>0.4865441</text:p>
          </table:table-cell>
          <table:table-cell office:value-type="float" office:value="0.466311" calcext:value-type="float">
            <text:p>0.466311</text:p>
          </table:table-cell>
          <table:table-cell office:value-type="float" office:value="0.2366639" calcext:value-type="float">
            <text:p>0.2366639</text:p>
          </table:table-cell>
          <table:table-cell office:value-type="float" office:value="0.1659709" calcext:value-type="float">
            <text:p>0.1659709</text:p>
          </table:table-cell>
          <table:table-cell office:value-type="float" office:value="0.3975392" calcext:value-type="float">
            <text:p>0.3975392</text:p>
          </table:table-cell>
          <table:table-cell office:value-type="float" office:value="0.3083746" calcext:value-type="float">
            <text:p>0.3083746</text:p>
          </table:table-cell>
          <table:table-cell office:value-type="float" office:value="0.3454422" calcext:value-type="float">
            <text:p>0.3454422</text:p>
          </table:table-cell>
          <table:table-cell office:value-type="float" office:value="0" calcext:value-type="float">
            <text:p>0</text:p>
          </table:table-cell>
          <table:table-cell office:value-type="float" office:value="2818.964" calcext:value-type="float">
            <text:p>2818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0548" calcext:value-type="float">
            <text:p>1.100548</text:p>
          </table:table-cell>
          <table:table-cell office:value-type="float" office:value="0" calcext:value-type="float">
            <text:p>0</text:p>
          </table:table-cell>
          <table:table-cell office:value-type="float" office:value="-0.004510984" calcext:value-type="float">
            <text:p>-0.0045109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33.52316" calcext:value-type="float">
            <text:p>33.52316</text:p>
          </table:table-cell>
          <table:table-cell office:value-type="float" office:value="1099.62" calcext:value-type="float">
            <text:p>109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0532" calcext:value-type="float">
            <text:p>0.5690532</text:p>
          </table:table-cell>
          <table:table-cell office:value-type="float" office:value="3.190476" calcext:value-type="float">
            <text:p>3.19047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907469" calcext:value-type="float">
            <text:p>-0.005907469</text:p>
          </table:table-cell>
          <table:table-cell office:value-type="float" office:value="0.001235809" calcext:value-type="float">
            <text:p>0.001235809</text:p>
          </table:table-cell>
          <table:table-cell office:value-type="float" office:value="0.0000000256822" calcext:value-type="float">
            <text:p>2.56822E-08</text:p>
          </table:table-cell>
          <table:table-cell office:value-type="float" office:value="19.93549" calcext:value-type="float">
            <text:p>19.93549</text:p>
          </table:table-cell>
          <table:table-cell office:value-type="float" office:value="9.706256" calcext:value-type="float">
            <text:p>9.706256</text:p>
          </table:table-cell>
          <table:table-cell office:value-type="float" office:value="0.1161944" calcext:value-type="float">
            <text:p>0.1161944</text:p>
          </table:table-cell>
          <table:table-cell office:value-type="float" office:value="0.08229645" calcext:value-type="float">
            <text:p>0.08229645</text:p>
          </table:table-cell>
          <table:table-cell office:value-type="float" office:value="0.07007971" calcext:value-type="float">
            <text:p>0.07007971</text:p>
          </table:table-cell>
          <table:table-cell office:value-type="float" office:value="0.07461506" calcext:value-type="float">
            <text:p>0.07461506</text:p>
          </table:table-cell>
          <table:table-cell office:value-type="float" office:value="0.03497312" calcext:value-type="float">
            <text:p>0.03497312</text:p>
          </table:table-cell>
          <table:table-cell office:value-type="float" office:value="0.02546272" calcext:value-type="float">
            <text:p>0.02546272</text:p>
          </table:table-cell>
          <table:table-cell office:value-type="float" office:value="0.03969432" calcext:value-type="float">
            <text:p>0.03969432</text:p>
          </table:table-cell>
          <table:table-cell office:value-type="float" office:value="0.02970701" calcext:value-type="float">
            <text:p>0.02970701</text:p>
          </table:table-cell>
          <table:table-cell office:value-type="float" office:value="0.02474139" calcext:value-type="float">
            <text:p>0.02474139</text:p>
          </table:table-cell>
          <table:table-cell office:value-type="float" office:value="0.02353128" calcext:value-type="float">
            <text:p>0.02353128</text:p>
          </table:table-cell>
          <table:table-cell office:value-type="float" office:value="0.0454265" calcext:value-type="float">
            <text:p>0.0454265</text:p>
          </table:table-cell>
          <table:table-cell office:value-type="float" office:value="0.005180538" calcext:value-type="float">
            <text:p>0.005180538</text:p>
          </table:table-cell>
          <table:table-cell office:value-type="float" office:value="0.004989101" calcext:value-type="float">
            <text:p>0.004989101</text:p>
          </table:table-cell>
          <table:table-cell office:value-type="float" office:value="0" calcext:value-type="float">
            <text:p>0</text:p>
          </table:table-cell>
          <table:table-cell office:value-type="float" office:value="19.09144" calcext:value-type="float">
            <text:p>19.09144</text:p>
          </table:table-cell>
          <table:table-cell office:value-type="float" office:value="20.17266" calcext:value-type="float">
            <text:p>20.17266</text:p>
          </table:table-cell>
          <table:table-cell office:value-type="float" office:value="8.520197" calcext:value-type="float">
            <text:p>8.520197</text:p>
          </table:table-cell>
          <table:table-cell office:value-type="float" office:value="4.641792" calcext:value-type="float">
            <text:p>4.641792</text:p>
          </table:table-cell>
          <table:table-cell office:value-type="float" office:value="3.268158" calcext:value-type="float">
            <text:p>3.268158</text:p>
          </table:table-cell>
          <table:table-cell office:value-type="float" office:value="1.151245" calcext:value-type="float">
            <text:p>1.151245</text:p>
          </table:table-cell>
          <table:table-cell office:value-type="float" office:value="0.4255792" calcext:value-type="float">
            <text:p>0.4255792</text:p>
          </table:table-cell>
          <table:table-cell office:value-type="float" office:value="0.4888665" calcext:value-type="float">
            <text:p>0.4888665</text:p>
          </table:table-cell>
          <table:table-cell office:value-type="float" office:value="0.4674815" calcext:value-type="float">
            <text:p>0.4674815</text:p>
          </table:table-cell>
          <table:table-cell office:value-type="float" office:value="0.237746" calcext:value-type="float">
            <text:p>0.237746</text:p>
          </table:table-cell>
          <table:table-cell office:value-type="float" office:value="0.1665937" calcext:value-type="float">
            <text:p>0.1665937</text:p>
          </table:table-cell>
          <table:table-cell office:value-type="float" office:value="0.3983415" calcext:value-type="float">
            <text:p>0.3983415</text:p>
          </table:table-cell>
          <table:table-cell office:value-type="float" office:value="0.3084853" calcext:value-type="float">
            <text:p>0.3084853</text:p>
          </table:table-cell>
          <table:table-cell office:value-type="float" office:value="0.3454423" calcext:value-type="float">
            <text:p>0.3454423</text:p>
          </table:table-cell>
          <table:table-cell office:value-type="float" office:value="0" calcext:value-type="float">
            <text:p>0</text:p>
          </table:table-cell>
          <table:table-cell office:value-type="float" office:value="3118.671" calcext:value-type="float">
            <text:p>3118.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719" calcext:value-type="float">
            <text:p>1.167719</text:p>
          </table:table-cell>
          <table:table-cell office:value-type="float" office:value="0" calcext:value-type="float">
            <text:p>0</text:p>
          </table:table-cell>
          <table:table-cell office:value-type="float" office:value="-0.004552597" calcext:value-type="float">
            <text:p>-0.0045525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33.43851" calcext:value-type="float">
            <text:p>33.43851</text:p>
          </table:table-cell>
          <table:table-cell office:value-type="float" office:value="1099.64" calcext:value-type="float">
            <text:p>109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2019" calcext:value-type="float">
            <text:p>0.6062019</text:p>
          </table:table-cell>
          <table:table-cell office:value-type="float" office:value="3.214498" calcext:value-type="float">
            <text:p>3.21449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5997786" calcext:value-type="float">
            <text:p>-0.005997786</text:p>
          </table:table-cell>
          <table:table-cell office:value-type="float" office:value="0.001224186" calcext:value-type="float">
            <text:p>0.001224186</text:p>
          </table:table-cell>
          <table:table-cell office:value-type="float" office:value="0.00000002568339" calcext:value-type="float">
            <text:p>2.568339E-08</text:p>
          </table:table-cell>
          <table:table-cell office:value-type="float" office:value="19.922" calcext:value-type="float">
            <text:p>19.922</text:p>
          </table:table-cell>
          <table:table-cell office:value-type="float" office:value="10.7576" calcext:value-type="float">
            <text:p>10.7576</text:p>
          </table:table-cell>
          <table:table-cell office:value-type="float" office:value="0.1071962" calcext:value-type="float">
            <text:p>0.1071962</text:p>
          </table:table-cell>
          <table:table-cell office:value-type="float" office:value="0.07716747" calcext:value-type="float">
            <text:p>0.07716747</text:p>
          </table:table-cell>
          <table:table-cell office:value-type="float" office:value="0.06656978" calcext:value-type="float">
            <text:p>0.06656978</text:p>
          </table:table-cell>
          <table:table-cell office:value-type="float" office:value="0.07079779" calcext:value-type="float">
            <text:p>0.07079779</text:p>
          </table:table-cell>
          <table:table-cell office:value-type="float" office:value="0.0337363" calcext:value-type="float">
            <text:p>0.0337363</text:p>
          </table:table-cell>
          <table:table-cell office:value-type="float" office:value="0.02488215" calcext:value-type="float">
            <text:p>0.02488215</text:p>
          </table:table-cell>
          <table:table-cell office:value-type="float" office:value="0.03927787" calcext:value-type="float">
            <text:p>0.03927787</text:p>
          </table:table-cell>
          <table:table-cell office:value-type="float" office:value="0.02958316" calcext:value-type="float">
            <text:p>0.02958316</text:p>
          </table:table-cell>
          <table:table-cell office:value-type="float" office:value="0.02473372" calcext:value-type="float">
            <text:p>0.02473372</text:p>
          </table:table-cell>
          <table:table-cell office:value-type="float" office:value="0.02354175" calcext:value-type="float">
            <text:p>0.02354175</text:p>
          </table:table-cell>
          <table:table-cell office:value-type="float" office:value="0.04534806" calcext:value-type="float">
            <text:p>0.04534806</text:p>
          </table:table-cell>
          <table:table-cell office:value-type="float" office:value="0.005183187" calcext:value-type="float">
            <text:p>0.005183187</text:p>
          </table:table-cell>
          <table:table-cell office:value-type="float" office:value="0.004988573" calcext:value-type="float">
            <text:p>0.004988573</text:p>
          </table:table-cell>
          <table:table-cell office:value-type="float" office:value="0" calcext:value-type="float">
            <text:p>0</text:p>
          </table:table-cell>
          <table:table-cell office:value-type="float" office:value="17.63113" calcext:value-type="float">
            <text:p>17.63113</text:p>
          </table:table-cell>
          <table:table-cell office:value-type="float" office:value="20.64093" calcext:value-type="float">
            <text:p>20.64093</text:p>
          </table:table-cell>
          <table:table-cell office:value-type="float" office:value="8.680958" calcext:value-type="float">
            <text:p>8.680958</text:p>
          </table:table-cell>
          <table:table-cell office:value-type="float" office:value="4.731442" calcext:value-type="float">
            <text:p>4.731442</text:p>
          </table:table-cell>
          <table:table-cell office:value-type="float" office:value="3.354327" calcext:value-type="float">
            <text:p>3.354327</text:p>
          </table:table-cell>
          <table:table-cell office:value-type="float" office:value="1.163268" calcext:value-type="float">
            <text:p>1.163268</text:p>
          </table:table-cell>
          <table:table-cell office:value-type="float" office:value="0.434243" calcext:value-type="float">
            <text:p>0.434243</text:p>
          </table:table-cell>
          <table:table-cell office:value-type="float" office:value="0.4916712" calcext:value-type="float">
            <text:p>0.4916712</text:p>
          </table:table-cell>
          <table:table-cell office:value-type="float" office:value="0.4687477" calcext:value-type="float">
            <text:p>0.4687477</text:p>
          </table:table-cell>
          <table:table-cell office:value-type="float" office:value="0.2388147" calcext:value-type="float">
            <text:p>0.2388147</text:p>
          </table:table-cell>
          <table:table-cell office:value-type="float" office:value="0.1672138" calcext:value-type="float">
            <text:p>0.1672138</text:p>
          </table:table-cell>
          <table:table-cell office:value-type="float" office:value="0.3991449" calcext:value-type="float">
            <text:p>0.3991449</text:p>
          </table:table-cell>
          <table:table-cell office:value-type="float" office:value="0.3086072" calcext:value-type="float">
            <text:p>0.3086072</text:p>
          </table:table-cell>
          <table:table-cell office:value-type="float" office:value="0.3454425" calcext:value-type="float">
            <text:p>0.3454425</text:p>
          </table:table-cell>
          <table:table-cell office:value-type="float" office:value="0" calcext:value-type="float">
            <text:p>0</text:p>
          </table:table-cell>
          <table:table-cell office:value-type="float" office:value="3367.738" calcext:value-type="float">
            <text:p>3367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9009" calcext:value-type="float">
            <text:p>1.229009</text:p>
          </table:table-cell>
          <table:table-cell office:value-type="float" office:value="0" calcext:value-type="float">
            <text:p>0</text:p>
          </table:table-cell>
          <table:table-cell office:value-type="float" office:value="-0.004595774" calcext:value-type="float">
            <text:p>-0.0045957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33.38179" calcext:value-type="float">
            <text:p>33.38179</text:p>
          </table:table-cell>
          <table:table-cell office:value-type="float" office:value="1099.654" calcext:value-type="float">
            <text:p>1099.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2682" calcext:value-type="float">
            <text:p>0.6222682</text:p>
          </table:table-cell>
          <table:table-cell office:value-type="float" office:value="3.237543" calcext:value-type="float">
            <text:p>3.23754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606045" calcext:value-type="float">
            <text:p>-0.00606045</text:p>
          </table:table-cell>
          <table:table-cell office:value-type="float" office:value="0.001217919" calcext:value-type="float">
            <text:p>0.001217919</text:p>
          </table:table-cell>
          <table:table-cell office:value-type="float" office:value="0.00000002568459" calcext:value-type="float">
            <text:p>2.568459E-08</text:p>
          </table:table-cell>
          <table:table-cell office:value-type="float" office:value="19.9438" calcext:value-type="float">
            <text:p>19.9438</text:p>
          </table:table-cell>
          <table:table-cell office:value-type="float" office:value="11.13177" calcext:value-type="float">
            <text:p>11.13177</text:p>
          </table:table-cell>
          <table:table-cell office:value-type="float" office:value="0.1150962" calcext:value-type="float">
            <text:p>0.1150962</text:p>
          </table:table-cell>
          <table:table-cell office:value-type="float" office:value="0.07797157" calcext:value-type="float">
            <text:p>0.07797157</text:p>
          </table:table-cell>
          <table:table-cell office:value-type="float" office:value="0.06473615" calcext:value-type="float">
            <text:p>0.06473615</text:p>
          </table:table-cell>
          <table:table-cell office:value-type="float" office:value="0.06835318" calcext:value-type="float">
            <text:p>0.06835318</text:p>
          </table:table-cell>
          <table:table-cell office:value-type="float" office:value="0.03251539" calcext:value-type="float">
            <text:p>0.03251539</text:p>
          </table:table-cell>
          <table:table-cell office:value-type="float" office:value="0.02419003" calcext:value-type="float">
            <text:p>0.02419003</text:p>
          </table:table-cell>
          <table:table-cell office:value-type="float" office:value="0.03876546" calcext:value-type="float">
            <text:p>0.03876546</text:p>
          </table:table-cell>
          <table:table-cell office:value-type="float" office:value="0.02943586" calcext:value-type="float">
            <text:p>0.02943586</text:p>
          </table:table-cell>
          <table:table-cell office:value-type="float" office:value="0.02472209" calcext:value-type="float">
            <text:p>0.02472209</text:p>
          </table:table-cell>
          <table:table-cell office:value-type="float" office:value="0.0235508" calcext:value-type="float">
            <text:p>0.0235508</text:p>
          </table:table-cell>
          <table:table-cell office:value-type="float" office:value="0.04526556" calcext:value-type="float">
            <text:p>0.04526556</text:p>
          </table:table-cell>
          <table:table-cell office:value-type="float" office:value="0.005186059" calcext:value-type="float">
            <text:p>0.005186059</text:p>
          </table:table-cell>
          <table:table-cell office:value-type="float" office:value="0.004988047" calcext:value-type="float">
            <text:p>0.004988047</text:p>
          </table:table-cell>
          <table:table-cell office:value-type="float" office:value="0" calcext:value-type="float">
            <text:p>0</text:p>
          </table:table-cell>
          <table:table-cell office:value-type="float" office:value="16.62613" calcext:value-type="float">
            <text:p>16.62613</text:p>
          </table:table-cell>
          <table:table-cell office:value-type="float" office:value="20.95842" calcext:value-type="float">
            <text:p>20.95842</text:p>
          </table:table-cell>
          <table:table-cell office:value-type="float" office:value="8.831862" calcext:value-type="float">
            <text:p>8.831862</text:p>
          </table:table-cell>
          <table:table-cell office:value-type="float" office:value="4.820159" calcext:value-type="float">
            <text:p>4.820159</text:p>
          </table:table-cell>
          <table:table-cell office:value-type="float" office:value="3.44147" calcext:value-type="float">
            <text:p>3.44147</text:p>
          </table:table-cell>
          <table:table-cell office:value-type="float" office:value="1.176124" calcext:value-type="float">
            <text:p>1.176124</text:p>
          </table:table-cell>
          <table:table-cell office:value-type="float" office:value="0.4438971" calcext:value-type="float">
            <text:p>0.4438971</text:p>
          </table:table-cell>
          <table:table-cell office:value-type="float" office:value="0.494985" calcext:value-type="float">
            <text:p>0.494985</text:p>
          </table:table-cell>
          <table:table-cell office:value-type="float" office:value="0.4701705" calcext:value-type="float">
            <text:p>0.4701705</text:p>
          </table:table-cell>
          <table:table-cell office:value-type="float" office:value="0.2398819" calcext:value-type="float">
            <text:p>0.2398819</text:p>
          </table:table-cell>
          <table:table-cell office:value-type="float" office:value="0.167832" calcext:value-type="float">
            <text:p>0.167832</text:p>
          </table:table-cell>
          <table:table-cell office:value-type="float" office:value="0.399949" calcext:value-type="float">
            <text:p>0.399949</text:p>
          </table:table-cell>
          <table:table-cell office:value-type="float" office:value="0.3087395" calcext:value-type="float">
            <text:p>0.3087395</text:p>
          </table:table-cell>
          <table:table-cell office:value-type="float" office:value="0.3454427" calcext:value-type="float">
            <text:p>0.3454427</text:p>
          </table:table-cell>
          <table:table-cell office:value-type="float" office:value="0" calcext:value-type="float">
            <text:p>0</text:p>
          </table:table-cell>
          <table:table-cell office:value-type="float" office:value="3481.692" calcext:value-type="float">
            <text:p>3481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8182" calcext:value-type="float">
            <text:p>1.268182</text:p>
          </table:table-cell>
          <table:table-cell office:value-type="float" office:value="0" calcext:value-type="float">
            <text:p>0</text:p>
          </table:table-cell>
          <table:table-cell office:value-type="float" office:value="-0.004625043" calcext:value-type="float">
            <text:p>-0.0046250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33.31473" calcext:value-type="float">
            <text:p>33.31473</text:p>
          </table:table-cell>
          <table:table-cell office:value-type="float" office:value="1099.67" calcext:value-type="float">
            <text:p>109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81602" calcext:value-type="float">
            <text:p>0.6481602</text:p>
          </table:table-cell>
          <table:table-cell office:value-type="float" office:value="3.260984" calcext:value-type="float">
            <text:p>3.26098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6127994" calcext:value-type="float">
            <text:p>-0.006127994</text:p>
          </table:table-cell>
          <table:table-cell office:value-type="float" office:value="0.001209426" calcext:value-type="float">
            <text:p>0.001209426</text:p>
          </table:table-cell>
          <table:table-cell office:value-type="float" office:value="0.00000002568578" calcext:value-type="float">
            <text:p>2.568578E-08</text:p>
          </table:table-cell>
          <table:table-cell office:value-type="float" office:value="19.92839" calcext:value-type="float">
            <text:p>19.92839</text:p>
          </table:table-cell>
          <table:table-cell office:value-type="float" office:value="11.81526" calcext:value-type="float">
            <text:p>11.81526</text:p>
          </table:table-cell>
          <table:table-cell office:value-type="float" office:value="0.1135478" calcext:value-type="float">
            <text:p>0.1135478</text:p>
          </table:table-cell>
          <table:table-cell office:value-type="float" office:value="0.07713766" calcext:value-type="float">
            <text:p>0.07713766</text:p>
          </table:table-cell>
          <table:table-cell office:value-type="float" office:value="0.06396691" calcext:value-type="float">
            <text:p>0.06396691</text:p>
          </table:table-cell>
          <table:table-cell office:value-type="float" office:value="0.06759805" calcext:value-type="float">
            <text:p>0.06759805</text:p>
          </table:table-cell>
          <table:table-cell office:value-type="float" office:value="0.03196251" calcext:value-type="float">
            <text:p>0.03196251</text:p>
          </table:table-cell>
          <table:table-cell office:value-type="float" office:value="0.02381559" calcext:value-type="float">
            <text:p>0.02381559</text:p>
          </table:table-cell>
          <table:table-cell office:value-type="float" office:value="0.03827347" calcext:value-type="float">
            <text:p>0.03827347</text:p>
          </table:table-cell>
          <table:table-cell office:value-type="float" office:value="0.02926751" calcext:value-type="float">
            <text:p>0.02926751</text:p>
          </table:table-cell>
          <table:table-cell office:value-type="float" office:value="0.02470496" calcext:value-type="float">
            <text:p>0.02470496</text:p>
          </table:table-cell>
          <table:table-cell office:value-type="float" office:value="0.02355831" calcext:value-type="float">
            <text:p>0.02355831</text:p>
          </table:table-cell>
          <table:table-cell office:value-type="float" office:value="0.04517912" calcext:value-type="float">
            <text:p>0.04517912</text:p>
          </table:table-cell>
          <table:table-cell office:value-type="float" office:value="0.005189131" calcext:value-type="float">
            <text:p>0.005189131</text:p>
          </table:table-cell>
          <table:table-cell office:value-type="float" office:value="0.004987513" calcext:value-type="float">
            <text:p>0.004987513</text:p>
          </table:table-cell>
          <table:table-cell office:value-type="float" office:value="0" calcext:value-type="float">
            <text:p>0</text:p>
          </table:table-cell>
          <table:table-cell office:value-type="float" office:value="15.72173" calcext:value-type="float">
            <text:p>15.72173</text:p>
          </table:table-cell>
          <table:table-cell office:value-type="float" office:value="21.27634" calcext:value-type="float">
            <text:p>21.27634</text:p>
          </table:table-cell>
          <table:table-cell office:value-type="float" office:value="8.999122" calcext:value-type="float">
            <text:p>8.999122</text:p>
          </table:table-cell>
          <table:table-cell office:value-type="float" office:value="4.89611" calcext:value-type="float">
            <text:p>4.89611</text:p>
          </table:table-cell>
          <table:table-cell office:value-type="float" office:value="3.513853" calcext:value-type="float">
            <text:p>3.513853</text:p>
          </table:table-cell>
          <table:table-cell office:value-type="float" office:value="1.186647" calcext:value-type="float">
            <text:p>1.186647</text:p>
          </table:table-cell>
          <table:table-cell office:value-type="float" office:value="0.4527317" calcext:value-type="float">
            <text:p>0.4527317</text:p>
          </table:table-cell>
          <table:table-cell office:value-type="float" office:value="0.4983947" calcext:value-type="float">
            <text:p>0.4983947</text:p>
          </table:table-cell>
          <table:table-cell office:value-type="float" office:value="0.4717471" calcext:value-type="float">
            <text:p>0.4717471</text:p>
          </table:table-cell>
          <table:table-cell office:value-type="float" office:value="0.2409484" calcext:value-type="float">
            <text:p>0.2409484</text:p>
          </table:table-cell>
          <table:table-cell office:value-type="float" office:value="0.1684596" calcext:value-type="float">
            <text:p>0.1684596</text:p>
          </table:table-cell>
          <table:table-cell office:value-type="float" office:value="0.4007609" calcext:value-type="float">
            <text:p>0.4007609</text:p>
          </table:table-cell>
          <table:table-cell office:value-type="float" office:value="0.3088802" calcext:value-type="float">
            <text:p>0.3088802</text:p>
          </table:table-cell>
          <table:table-cell office:value-type="float" office:value="0.3454428" calcext:value-type="float">
            <text:p>0.3454428</text:p>
          </table:table-cell>
          <table:table-cell office:value-type="float" office:value="0" calcext:value-type="float">
            <text:p>0</text:p>
          </table:table-cell>
          <table:table-cell office:value-type="float" office:value="3657.846" calcext:value-type="float">
            <text:p>3657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762" calcext:value-type="float">
            <text:p>1.31762</text:p>
          </table:table-cell>
          <table:table-cell office:value-type="float" office:value="0" calcext:value-type="float">
            <text:p>0</text:p>
          </table:table-cell>
          <table:table-cell office:value-type="float" office:value="-0.004656755" calcext:value-type="float">
            <text:p>-0.0046567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33.24772" calcext:value-type="float">
            <text:p>33.24772</text:p>
          </table:table-cell>
          <table:table-cell office:value-type="float" office:value="1099.685" calcext:value-type="float">
            <text:p>1099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919" calcext:value-type="float">
            <text:p>0.671919</text:p>
          </table:table-cell>
          <table:table-cell office:value-type="float" office:value="3.286058" calcext:value-type="float">
            <text:p>3.28605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01" calcext:value-type="float">
            <text:p>4.01800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277" calcext:value-type="float">
            <text:p>0.0001060277</text:p>
          </table:table-cell>
          <table:table-cell office:value-type="float" office:value="-0.006200872" calcext:value-type="float">
            <text:p>-0.006200872</text:p>
          </table:table-cell>
          <table:table-cell office:value-type="float" office:value="0.001198934" calcext:value-type="float">
            <text:p>0.001198934</text:p>
          </table:table-cell>
          <table:table-cell office:value-type="float" office:value="0.00000002568697" calcext:value-type="float">
            <text:p>2.568697E-08</text:p>
          </table:table-cell>
          <table:table-cell office:value-type="float" office:value="19.91992" calcext:value-type="float">
            <text:p>19.91992</text:p>
          </table:table-cell>
          <table:table-cell office:value-type="float" office:value="12.42912" calcext:value-type="float">
            <text:p>12.42912</text:p>
          </table:table-cell>
          <table:table-cell office:value-type="float" office:value="0.1105222" calcext:value-type="float">
            <text:p>0.1105222</text:p>
          </table:table-cell>
          <table:table-cell office:value-type="float" office:value="0.07611654" calcext:value-type="float">
            <text:p>0.07611654</text:p>
          </table:table-cell>
          <table:table-cell office:value-type="float" office:value="0.06290918" calcext:value-type="float">
            <text:p>0.06290918</text:p>
          </table:table-cell>
          <table:table-cell office:value-type="float" office:value="0.06647329" calcext:value-type="float">
            <text:p>0.06647329</text:p>
          </table:table-cell>
          <table:table-cell office:value-type="float" office:value="0.03138559" calcext:value-type="float">
            <text:p>0.03138559</text:p>
          </table:table-cell>
          <table:table-cell office:value-type="float" office:value="0.0234566" calcext:value-type="float">
            <text:p>0.0234566</text:p>
          </table:table-cell>
          <table:table-cell office:value-type="float" office:value="0.03781166" calcext:value-type="float">
            <text:p>0.03781166</text:p>
          </table:table-cell>
          <table:table-cell office:value-type="float" office:value="0.02909184" calcext:value-type="float">
            <text:p>0.02909184</text:p>
          </table:table-cell>
          <table:table-cell office:value-type="float" office:value="0.02468208" calcext:value-type="float">
            <text:p>0.02468208</text:p>
          </table:table-cell>
          <table:table-cell office:value-type="float" office:value="0.02356407" calcext:value-type="float">
            <text:p>0.02356407</text:p>
          </table:table-cell>
          <table:table-cell office:value-type="float" office:value="0.04508848" calcext:value-type="float">
            <text:p>0.04508848</text:p>
          </table:table-cell>
          <table:table-cell office:value-type="float" office:value="0.005192488" calcext:value-type="float">
            <text:p>0.005192488</text:p>
          </table:table-cell>
          <table:table-cell office:value-type="float" office:value="0.004986983" calcext:value-type="float">
            <text:p>0.004986983</text:p>
          </table:table-cell>
          <table:table-cell office:value-type="float" office:value="0" calcext:value-type="float">
            <text:p>0</text:p>
          </table:table-cell>
          <table:table-cell office:value-type="float" office:value="14.94515" calcext:value-type="float">
            <text:p>14.94515</text:p>
          </table:table-cell>
          <table:table-cell office:value-type="float" office:value="21.58047" calcext:value-type="float">
            <text:p>21.58047</text:p>
          </table:table-cell>
          <table:table-cell office:value-type="float" office:value="9.176073" calcext:value-type="float">
            <text:p>9.176073</text:p>
          </table:table-cell>
          <table:table-cell office:value-type="float" office:value="4.977067" calcext:value-type="float">
            <text:p>4.977067</text:p>
          </table:table-cell>
          <table:table-cell office:value-type="float" office:value="3.589347" calcext:value-type="float">
            <text:p>3.589347</text:p>
          </table:table-cell>
          <table:table-cell office:value-type="float" office:value="1.197565" calcext:value-type="float">
            <text:p>1.197565</text:p>
          </table:table-cell>
          <table:table-cell office:value-type="float" office:value="0.4616581" calcext:value-type="float">
            <text:p>0.4616581</text:p>
          </table:table-cell>
          <table:table-cell office:value-type="float" office:value="0.5018004" calcext:value-type="float">
            <text:p>0.5018004</text:p>
          </table:table-cell>
          <table:table-cell office:value-type="float" office:value="0.4734105" calcext:value-type="float">
            <text:p>0.4734105</text:p>
          </table:table-cell>
          <table:table-cell office:value-type="float" office:value="0.2420139" calcext:value-type="float">
            <text:p>0.2420139</text:p>
          </table:table-cell>
          <table:table-cell office:value-type="float" office:value="0.1691035" calcext:value-type="float">
            <text:p>0.1691035</text:p>
          </table:table-cell>
          <table:table-cell office:value-type="float" office:value="0.4015812" calcext:value-type="float">
            <text:p>0.4015812</text:p>
          </table:table-cell>
          <table:table-cell office:value-type="float" office:value="0.3090341" calcext:value-type="float">
            <text:p>0.3090341</text:p>
          </table:table-cell>
          <table:table-cell office:value-type="float" office:value="0.345443" calcext:value-type="float">
            <text:p>0.345443</text:p>
          </table:table-cell>
          <table:table-cell office:value-type="float" office:value="0" calcext:value-type="float">
            <text:p>0</text:p>
          </table:table-cell>
          <table:table-cell office:value-type="float" office:value="3822.719" calcext:value-type="float">
            <text:p>3822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657" calcext:value-type="float">
            <text:p>1.36657</text:p>
          </table:table-cell>
          <table:table-cell office:value-type="float" office:value="0" calcext:value-type="float">
            <text:p>0</text:p>
          </table:table-cell>
          <table:table-cell office:value-type="float" office:value="-0.004690641" calcext:value-type="float">
            <text:p>-0.0046906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33.19427" calcext:value-type="float">
            <text:p>33.19427</text:p>
          </table:table-cell>
          <table:table-cell office:value-type="float" office:value="1099.701" calcext:value-type="float">
            <text:p>1099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8497" calcext:value-type="float">
            <text:p>0.668497</text:p>
          </table:table-cell>
          <table:table-cell office:value-type="float" office:value="3.324827" calcext:value-type="float">
            <text:p>3.324827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1806" calcext:value-type="float">
            <text:p>4.01806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60618" calcext:value-type="float">
            <text:p>0.0001060618</text:p>
          </table:table-cell>
          <table:table-cell office:value-type="float" office:value="-0.006286135" calcext:value-type="float">
            <text:p>-0.006286135</text:p>
          </table:table-cell>
          <table:table-cell office:value-type="float" office:value="0.001198815" calcext:value-type="float">
            <text:p>0.001198815</text:p>
          </table:table-cell>
          <table:table-cell office:value-type="float" office:value="0.00000002568817" calcext:value-type="float">
            <text:p>2.568817E-08</text:p>
          </table:table-cell>
          <table:table-cell office:value-type="float" office:value="19.96064" calcext:value-type="float">
            <text:p>19.96064</text:p>
          </table:table-cell>
          <table:table-cell office:value-type="float" office:value="11.4732" calcext:value-type="float">
            <text:p>11.4732</text:p>
          </table:table-cell>
          <table:table-cell office:value-type="float" office:value="0.1079832" calcext:value-type="float">
            <text:p>0.1079832</text:p>
          </table:table-cell>
          <table:table-cell office:value-type="float" office:value="0.07691856" calcext:value-type="float">
            <text:p>0.07691856</text:p>
          </table:table-cell>
          <table:table-cell office:value-type="float" office:value="0.06203457" calcext:value-type="float">
            <text:p>0.06203457</text:p>
          </table:table-cell>
          <table:table-cell office:value-type="float" office:value="0.06522641" calcext:value-type="float">
            <text:p>0.06522641</text:p>
          </table:table-cell>
          <table:table-cell office:value-type="float" office:value="0.03069952" calcext:value-type="float">
            <text:p>0.03069952</text:p>
          </table:table-cell>
          <table:table-cell office:value-type="float" office:value="0.02302508" calcext:value-type="float">
            <text:p>0.02302508</text:p>
          </table:table-cell>
          <table:table-cell office:value-type="float" office:value="0.03733694" calcext:value-type="float">
            <text:p>0.03733694</text:p>
          </table:table-cell>
          <table:table-cell office:value-type="float" office:value="0.02891034" calcext:value-type="float">
            <text:p>0.02891034</text:p>
          </table:table-cell>
          <table:table-cell office:value-type="float" office:value="0.02465433" calcext:value-type="float">
            <text:p>0.02465433</text:p>
          </table:table-cell>
          <table:table-cell office:value-type="float" office:value="0.02356783" calcext:value-type="float">
            <text:p>0.02356783</text:p>
          </table:table-cell>
          <table:table-cell office:value-type="float" office:value="0.04499301" calcext:value-type="float">
            <text:p>0.04499301</text:p>
          </table:table-cell>
          <table:table-cell office:value-type="float" office:value="0.005196099" calcext:value-type="float">
            <text:p>0.005196099</text:p>
          </table:table-cell>
          <table:table-cell office:value-type="float" office:value="0.004986448" calcext:value-type="float">
            <text:p>0.004986448</text:p>
          </table:table-cell>
          <table:table-cell office:value-type="float" office:value="0" calcext:value-type="float">
            <text:p>0</text:p>
          </table:table-cell>
          <table:table-cell office:value-type="float" office:value="16.48948" calcext:value-type="float">
            <text:p>16.48948</text:p>
          </table:table-cell>
          <table:table-cell office:value-type="float" office:value="21.45913" calcext:value-type="float">
            <text:p>21.45913</text:p>
          </table:table-cell>
          <table:table-cell office:value-type="float" office:value="9.320288" calcext:value-type="float">
            <text:p>9.320288</text:p>
          </table:table-cell>
          <table:table-cell office:value-type="float" office:value="5.055446" calcext:value-type="float">
            <text:p>5.055446</text:p>
          </table:table-cell>
          <table:table-cell office:value-type="float" office:value="3.666564" calcext:value-type="float">
            <text:p>3.666564</text:p>
          </table:table-cell>
          <table:table-cell office:value-type="float" office:value="1.209374" calcext:value-type="float">
            <text:p>1.209374</text:p>
          </table:table-cell>
          <table:table-cell office:value-type="float" office:value="0.471092" calcext:value-type="float">
            <text:p>0.471092</text:p>
          </table:table-cell>
          <table:table-cell office:value-type="float" office:value="0.5053658" calcext:value-type="float">
            <text:p>0.5053658</text:p>
          </table:table-cell>
          <table:table-cell office:value-type="float" office:value="0.4751485" calcext:value-type="float">
            <text:p>0.4751485</text:p>
          </table:table-cell>
          <table:table-cell office:value-type="float" office:value="0.2431007" calcext:value-type="float">
            <text:p>0.2431007</text:p>
          </table:table-cell>
          <table:table-cell office:value-type="float" office:value="0.1697465" calcext:value-type="float">
            <text:p>0.1697465</text:p>
          </table:table-cell>
          <table:table-cell office:value-type="float" office:value="0.4024022" calcext:value-type="float">
            <text:p>0.4024022</text:p>
          </table:table-cell>
          <table:table-cell office:value-type="float" office:value="0.3091996" calcext:value-type="float">
            <text:p>0.3091996</text:p>
          </table:table-cell>
          <table:table-cell office:value-type="float" office:value="0.3454432" calcext:value-type="float">
            <text:p>0.3454432</text:p>
          </table:table-cell>
          <table:table-cell office:value-type="float" office:value="0" calcext:value-type="float">
            <text:p>0</text:p>
          </table:table-cell>
          <table:table-cell office:value-type="float" office:value="3896.821" calcext:value-type="float">
            <text:p>3896.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1068" calcext:value-type="float">
            <text:p>1.401068</text:p>
          </table:table-cell>
          <table:table-cell office:value-type="float" office:value="0" calcext:value-type="float">
            <text:p>0</text:p>
          </table:table-cell>
          <table:table-cell office:value-type="float" office:value="-0.004716019" calcext:value-type="float">
            <text:p>-0.0047160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33.15813" calcext:value-type="float">
            <text:p>33.15813</text:p>
          </table:table-cell>
          <table:table-cell office:value-type="float" office:value="1099.712" calcext:value-type="float">
            <text:p>1099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3.376699" calcext:value-type="float">
            <text:p>3.376699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20115" calcext:value-type="float">
            <text:p>4.02011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73326" calcext:value-type="float">
            <text:p>0.0001073326</text:p>
          </table:table-cell>
          <table:table-cell office:value-type="float" office:value="-0.006368704" calcext:value-type="float">
            <text:p>-0.006368704</text:p>
          </table:table-cell>
          <table:table-cell office:value-type="float" office:value="0.001203324" calcext:value-type="float">
            <text:p>0.001203324</text:p>
          </table:table-cell>
          <table:table-cell office:value-type="float" office:value="0.00000002568936" calcext:value-type="float">
            <text:p>2.568936E-08</text:p>
          </table:table-cell>
          <table:table-cell office:value-type="float" office:value="19.992" calcext:value-type="float">
            <text:p>19.992</text:p>
          </table:table-cell>
          <table:table-cell office:value-type="float" office:value="10.0482" calcext:value-type="float">
            <text:p>10.0482</text:p>
          </table:table-cell>
          <table:table-cell office:value-type="float" office:value="0.2293866" calcext:value-type="float">
            <text:p>0.2293866</text:p>
          </table:table-cell>
          <table:table-cell office:value-type="float" office:value="0.09054916" calcext:value-type="float">
            <text:p>0.09054916</text:p>
          </table:table-cell>
          <table:table-cell office:value-type="float" office:value="0.0644507" calcext:value-type="float">
            <text:p>0.0644507</text:p>
          </table:table-cell>
          <table:table-cell office:value-type="float" office:value="0.06685921" calcext:value-type="float">
            <text:p>0.06685921</text:p>
          </table:table-cell>
          <table:table-cell office:value-type="float" office:value="0.0305713" calcext:value-type="float">
            <text:p>0.0305713</text:p>
          </table:table-cell>
          <table:table-cell office:value-type="float" office:value="0.02280571" calcext:value-type="float">
            <text:p>0.02280571</text:p>
          </table:table-cell>
          <table:table-cell office:value-type="float" office:value="0.03689441" calcext:value-type="float">
            <text:p>0.03689441</text:p>
          </table:table-cell>
          <table:table-cell office:value-type="float" office:value="0.02872272" calcext:value-type="float">
            <text:p>0.02872272</text:p>
          </table:table-cell>
          <table:table-cell office:value-type="float" office:value="0.02462183" calcext:value-type="float">
            <text:p>0.02462183</text:p>
          </table:table-cell>
          <table:table-cell office:value-type="float" office:value="0.02356956" calcext:value-type="float">
            <text:p>0.02356956</text:p>
          </table:table-cell>
          <table:table-cell office:value-type="float" office:value="0.04489232" calcext:value-type="float">
            <text:p>0.0448923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4985904" calcext:value-type="float">
            <text:p>0.004985904</text:p>
          </table:table-cell>
          <table:table-cell office:value-type="float" office:value="0" calcext:value-type="float">
            <text:p>0</text:p>
          </table:table-cell>
          <table:table-cell office:value-type="float" office:value="13.57722" calcext:value-type="float">
            <text:p>13.57722</text:p>
          </table:table-cell>
          <table:table-cell office:value-type="float" office:value="20.93772" calcext:value-type="float">
            <text:p>20.93772</text:p>
          </table:table-cell>
          <table:table-cell office:value-type="float" office:value="10.67368" calcext:value-type="float">
            <text:p>10.67368</text:p>
          </table:table-cell>
          <table:table-cell office:value-type="float" office:value="5.453641" calcext:value-type="float">
            <text:p>5.453641</text:p>
          </table:table-cell>
          <table:table-cell office:value-type="float" office:value="3.831134" calcext:value-type="float">
            <text:p>3.831134</text:p>
          </table:table-cell>
          <table:table-cell office:value-type="float" office:value="1.227809" calcext:value-type="float">
            <text:p>1.227809</text:p>
          </table:table-cell>
          <table:table-cell office:value-type="float" office:value="0.4782845" calcext:value-type="float">
            <text:p>0.4782845</text:p>
          </table:table-cell>
          <table:table-cell office:value-type="float" office:value="0.5090897" calcext:value-type="float">
            <text:p>0.5090897</text:p>
          </table:table-cell>
          <table:table-cell office:value-type="float" office:value="0.4769737" calcext:value-type="float">
            <text:p>0.4769737</text:p>
          </table:table-cell>
          <table:table-cell office:value-type="float" office:value="0.2442087" calcext:value-type="float">
            <text:p>0.2442087</text:p>
          </table:table-cell>
          <table:table-cell office:value-type="float" office:value="0.17039" calcext:value-type="float">
            <text:p>0.17039</text:p>
          </table:table-cell>
          <table:table-cell office:value-type="float" office:value="0.403222" calcext:value-type="float">
            <text:p>0.403222</text:p>
          </table:table-cell>
          <table:table-cell office:value-type="float" office:value="0.3093781" calcext:value-type="float">
            <text:p>0.3093781</text:p>
          </table:table-cell>
          <table:table-cell office:value-type="float" office:value="0.3454433" calcext:value-type="float">
            <text:p>0.3454433</text:p>
          </table:table-cell>
          <table:table-cell office:value-type="float" office:value="0" calcext:value-type="float">
            <text:p>0</text:p>
          </table:table-cell>
          <table:table-cell office:value-type="float" office:value="3754.341" calcext:value-type="float">
            <text:p>3754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3049" calcext:value-type="float">
            <text:p>1.423049</text:p>
          </table:table-cell>
          <table:table-cell office:value-type="float" office:value="0" calcext:value-type="float">
            <text:p>0</text:p>
          </table:table-cell>
          <table:table-cell office:value-type="float" office:value="-0.004730119" calcext:value-type="float">
            <text:p>-0.0047301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33.10054" calcext:value-type="float">
            <text:p>33.10054</text:p>
          </table:table-cell>
          <table:table-cell office:value-type="float" office:value="1099.737" calcext:value-type="float">
            <text:p>1099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6517" calcext:value-type="float">
            <text:p>0.5936517</text:p>
          </table:table-cell>
          <table:table-cell office:value-type="float" office:value="3.453039" calcext:value-type="float">
            <text:p>3.453039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2346" calcext:value-type="float">
            <text:p>4.02346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094849" calcext:value-type="float">
            <text:p>0.0001094849</text:p>
          </table:table-cell>
          <table:table-cell office:value-type="float" office:value="-0.00671741" calcext:value-type="float">
            <text:p>-0.00671741</text:p>
          </table:table-cell>
          <table:table-cell office:value-type="float" office:value="0.001209502" calcext:value-type="float">
            <text:p>0.001209502</text:p>
          </table:table-cell>
          <table:table-cell office:value-type="float" office:value="0.00000002587696" calcext:value-type="float">
            <text:p>2.587696E-08</text:p>
          </table:table-cell>
          <table:table-cell office:value-type="float" office:value="20.0954" calcext:value-type="float">
            <text:p>20.0954</text:p>
          </table:table-cell>
          <table:table-cell office:value-type="float" office:value="6.397969" calcext:value-type="float">
            <text:p>6.397969</text:p>
          </table:table-cell>
          <table:table-cell office:value-type="float" office:value="0.1636008" calcext:value-type="float">
            <text:p>0.1636008</text:p>
          </table:table-cell>
          <table:table-cell office:value-type="float" office:value="0.08372249" calcext:value-type="float">
            <text:p>0.08372249</text:p>
          </table:table-cell>
          <table:table-cell office:value-type="float" office:value="0.06331462" calcext:value-type="float">
            <text:p>0.06331462</text:p>
          </table:table-cell>
          <table:table-cell office:value-type="float" office:value="0.06635971" calcext:value-type="float">
            <text:p>0.06635971</text:p>
          </table:table-cell>
          <table:table-cell office:value-type="float" office:value="0.03055849" calcext:value-type="float">
            <text:p>0.03055849</text:p>
          </table:table-cell>
          <table:table-cell office:value-type="float" office:value="0.02274405" calcext:value-type="float">
            <text:p>0.02274405</text:p>
          </table:table-cell>
          <table:table-cell office:value-type="float" office:value="0.03655822" calcext:value-type="float">
            <text:p>0.03655822</text:p>
          </table:table-cell>
          <table:table-cell office:value-type="float" office:value="0.02854416" calcext:value-type="float">
            <text:p>0.02854416</text:p>
          </table:table-cell>
          <table:table-cell office:value-type="float" office:value="0.02458528" calcext:value-type="float">
            <text:p>0.02458528</text:p>
          </table:table-cell>
          <table:table-cell office:value-type="float" office:value="0.02356927" calcext:value-type="float">
            <text:p>0.02356927</text:p>
          </table:table-cell>
          <table:table-cell office:value-type="float" office:value="0.0447863" calcext:value-type="float">
            <text:p>0.0447863</text:p>
          </table:table-cell>
          <table:table-cell office:value-type="float" office:value="0.005204216" calcext:value-type="float">
            <text:p>0.005204216</text:p>
          </table:table-cell>
          <table:table-cell office:value-type="float" office:value="0.00498537" calcext:value-type="float">
            <text:p>0.00498537</text:p>
          </table:table-cell>
          <table:table-cell office:value-type="float" office:value="0" calcext:value-type="float">
            <text:p>0</text:p>
          </table:table-cell>
          <table:table-cell office:value-type="float" office:value="26.70087" calcext:value-type="float">
            <text:p>26.70087</text:p>
          </table:table-cell>
          <table:table-cell office:value-type="float" office:value="18.57496" calcext:value-type="float">
            <text:p>18.57496</text:p>
          </table:table-cell>
          <table:table-cell office:value-type="float" office:value="10.40432" calcext:value-type="float">
            <text:p>10.40432</text:p>
          </table:table-cell>
          <table:table-cell office:value-type="float" office:value="5.495034" calcext:value-type="float">
            <text:p>5.495034</text:p>
          </table:table-cell>
          <table:table-cell office:value-type="float" office:value="3.904269" calcext:value-type="float">
            <text:p>3.904269</text:p>
          </table:table-cell>
          <table:table-cell office:value-type="float" office:value="1.25231" calcext:value-type="float">
            <text:p>1.25231</text:p>
          </table:table-cell>
          <table:table-cell office:value-type="float" office:value="0.4851979" calcext:value-type="float">
            <text:p>0.4851979</text:p>
          </table:table-cell>
          <table:table-cell office:value-type="float" office:value="0.5127631" calcext:value-type="float">
            <text:p>0.5127631</text:p>
          </table:table-cell>
          <table:table-cell office:value-type="float" office:value="0.4788469" calcext:value-type="float">
            <text:p>0.4788469</text:p>
          </table:table-cell>
          <table:table-cell office:value-type="float" office:value="0.2453372" calcext:value-type="float">
            <text:p>0.2453372</text:p>
          </table:table-cell>
          <table:table-cell office:value-type="float" office:value="0.1710346" calcext:value-type="float">
            <text:p>0.1710346</text:p>
          </table:table-cell>
          <table:table-cell office:value-type="float" office:value="0.4040413" calcext:value-type="float">
            <text:p>0.4040413</text:p>
          </table:table-cell>
          <table:table-cell office:value-type="float" office:value="0.3095717" calcext:value-type="float">
            <text:p>0.3095717</text:p>
          </table:table-cell>
          <table:table-cell office:value-type="float" office:value="0.3454438" calcext:value-type="float">
            <text:p>0.3454438</text:p>
          </table:table-cell>
          <table:table-cell office:value-type="float" office:value="0" calcext:value-type="float">
            <text:p>0</text:p>
          </table:table-cell>
          <table:table-cell office:value-type="float" office:value="3748.932" calcext:value-type="float">
            <text:p>3748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2706" calcext:value-type="float">
            <text:p>1.452706</text:p>
          </table:table-cell>
          <table:table-cell office:value-type="float" office:value="0" calcext:value-type="float">
            <text:p>0</text:p>
          </table:table-cell>
          <table:table-cell office:value-type="float" office:value="-0.004761874" calcext:value-type="float">
            <text:p>-0.0047618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33.06768" calcext:value-type="float">
            <text:p>33.06768</text:p>
          </table:table-cell>
          <table:table-cell office:value-type="float" office:value="1099.748" calcext:value-type="float">
            <text:p>1099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3637" calcext:value-type="float">
            <text:p>0.5733637</text:p>
          </table:table-cell>
          <table:table-cell office:value-type="float" office:value="3.495451" calcext:value-type="float">
            <text:p>3.49545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24694" calcext:value-type="float">
            <text:p>4.024694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102885" calcext:value-type="float">
            <text:p>0.0001102885</text:p>
          </table:table-cell>
          <table:table-cell office:value-type="float" office:value="-0.006801289" calcext:value-type="float">
            <text:p>-0.006801289</text:p>
          </table:table-cell>
          <table:table-cell office:value-type="float" office:value="0.001215636" calcext:value-type="float">
            <text:p>0.001215636</text:p>
          </table:table-cell>
          <table:table-cell office:value-type="float" office:value="0.00000002587815" calcext:value-type="float">
            <text:p>2.587815E-08</text:p>
          </table:table-cell>
          <table:table-cell office:value-type="float" office:value="20.11426" calcext:value-type="float">
            <text:p>20.11426</text:p>
          </table:table-cell>
          <table:table-cell office:value-type="float" office:value="6.281562" calcext:value-type="float">
            <text:p>6.281562</text:p>
          </table:table-cell>
          <table:table-cell office:value-type="float" office:value="0.2694832" calcext:value-type="float">
            <text:p>0.2694832</text:p>
          </table:table-cell>
          <table:table-cell office:value-type="float" office:value="0.09894736" calcext:value-type="float">
            <text:p>0.09894736</text:p>
          </table:table-cell>
          <table:table-cell office:value-type="float" office:value="0.06559471" calcext:value-type="float">
            <text:p>0.06559471</text:p>
          </table:table-cell>
          <table:table-cell office:value-type="float" office:value="0.06762012" calcext:value-type="float">
            <text:p>0.06762012</text:p>
          </table:table-cell>
          <table:table-cell office:value-type="float" office:value="0.03045298" calcext:value-type="float">
            <text:p>0.03045298</text:p>
          </table:table-cell>
          <table:table-cell office:value-type="float" office:value="0.02263654" calcext:value-type="float">
            <text:p>0.02263654</text:p>
          </table:table-cell>
          <table:table-cell office:value-type="float" office:value="0.03622248" calcext:value-type="float">
            <text:p>0.03622248</text:p>
          </table:table-cell>
          <table:table-cell office:value-type="float" office:value="0.02837624" calcext:value-type="float">
            <text:p>0.02837624</text:p>
          </table:table-cell>
          <table:table-cell office:value-type="float" office:value="0.02454623" calcext:value-type="float">
            <text:p>0.02454623</text:p>
          </table:table-cell>
          <table:table-cell office:value-type="float" office:value="0.02356733" calcext:value-type="float">
            <text:p>0.02356733</text:p>
          </table:table-cell>
          <table:table-cell office:value-type="float" office:value="0.04467509" calcext:value-type="float">
            <text:p>0.04467509</text:p>
          </table:table-cell>
          <table:table-cell office:value-type="float" office:value="0.005208485" calcext:value-type="float">
            <text:p>0.005208485</text:p>
          </table:table-cell>
          <table:table-cell office:value-type="float" office:value="0.004984738" calcext:value-type="float">
            <text:p>0.004984738</text:p>
          </table:table-cell>
          <table:table-cell office:value-type="float" office:value="0" calcext:value-type="float">
            <text:p>0</text:p>
          </table:table-cell>
          <table:table-cell office:value-type="float" office:value="16.60164" calcext:value-type="float">
            <text:p>16.60164</text:p>
          </table:table-cell>
          <table:table-cell office:value-type="float" office:value="20.49504" calcext:value-type="float">
            <text:p>20.49504</text:p>
          </table:table-cell>
          <table:table-cell office:value-type="float" office:value="11.89418" calcext:value-type="float">
            <text:p>11.89418</text:p>
          </table:table-cell>
          <table:table-cell office:value-type="float" office:value="5.873999" calcext:value-type="float">
            <text:p>5.873999</text:p>
          </table:table-cell>
          <table:table-cell office:value-type="float" office:value="4.01537" calcext:value-type="float">
            <text:p>4.01537</text:p>
          </table:table-cell>
          <table:table-cell office:value-type="float" office:value="1.261842" calcext:value-type="float">
            <text:p>1.261842</text:p>
          </table:table-cell>
          <table:table-cell office:value-type="float" office:value="0.4938356" calcext:value-type="float">
            <text:p>0.4938356</text:p>
          </table:table-cell>
          <table:table-cell office:value-type="float" office:value="0.5162509" calcext:value-type="float">
            <text:p>0.5162509</text:p>
          </table:table-cell>
          <table:table-cell office:value-type="float" office:value="0.4807488" calcext:value-type="float">
            <text:p>0.4807488</text:p>
          </table:table-cell>
          <table:table-cell office:value-type="float" office:value="0.2464809" calcext:value-type="float">
            <text:p>0.2464809</text:p>
          </table:table-cell>
          <table:table-cell office:value-type="float" office:value="0.1716806" calcext:value-type="float">
            <text:p>0.1716806</text:p>
          </table:table-cell>
          <table:table-cell office:value-type="float" office:value="0.4048699" calcext:value-type="float">
            <text:p>0.4048699</text:p>
          </table:table-cell>
          <table:table-cell office:value-type="float" office:value="0.3097625" calcext:value-type="float">
            <text:p>0.3097625</text:p>
          </table:table-cell>
          <table:table-cell office:value-type="float" office:value="0.3454435" calcext:value-type="float">
            <text:p>0.3454435</text:p>
          </table:table-cell>
          <table:table-cell office:value-type="float" office:value="0" calcext:value-type="float">
            <text:p>0</text:p>
          </table:table-cell>
          <table:table-cell office:value-type="float" office:value="3552.912" calcext:value-type="float">
            <text:p>3552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2925" calcext:value-type="float">
            <text:p>1.472925</text:p>
          </table:table-cell>
          <table:table-cell office:value-type="float" office:value="0" calcext:value-type="float">
            <text:p>0</text:p>
          </table:table-cell>
          <table:table-cell office:value-type="float" office:value="-0.004774116" calcext:value-type="float">
            <text:p>-0.0047741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33.03818" calcext:value-type="float">
            <text:p>33.03818</text:p>
          </table:table-cell>
          <table:table-cell office:value-type="float" office:value="1099.757" calcext:value-type="float">
            <text:p>1099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67071" calcext:value-type="float">
            <text:p>0.5567071</text:p>
          </table:table-cell>
          <table:table-cell office:value-type="float" office:value="3.531068" calcext:value-type="float">
            <text:p>3.53106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36821" calcext:value-type="float">
            <text:p>4.03682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183869" calcext:value-type="float">
            <text:p>0.0001183869</text:p>
          </table:table-cell>
          <table:table-cell office:value-type="float" office:value="-0.006879172" calcext:value-type="float">
            <text:p>-0.006879172</text:p>
          </table:table-cell>
          <table:table-cell office:value-type="float" office:value="0.001221263" calcext:value-type="float">
            <text:p>0.001221263</text:p>
          </table:table-cell>
          <table:table-cell office:value-type="float" office:value="0.00000002587931" calcext:value-type="float">
            <text:p>2.587931E-08</text:p>
          </table:table-cell>
          <table:table-cell office:value-type="float" office:value="20.1244" calcext:value-type="float">
            <text:p>20.1244</text:p>
          </table:table-cell>
          <table:table-cell office:value-type="float" office:value="5.35044" calcext:value-type="float">
            <text:p>5.35044</text:p>
          </table:table-cell>
          <table:table-cell office:value-type="float" office:value="0.2207808" calcext:value-type="float">
            <text:p>0.2207808</text:p>
          </table:table-cell>
          <table:table-cell office:value-type="float" office:value="0.1046057" calcext:value-type="float">
            <text:p>0.1046057</text:p>
          </table:table-cell>
          <table:table-cell office:value-type="float" office:value="0.06794807" calcext:value-type="float">
            <text:p>0.06794807</text:p>
          </table:table-cell>
          <table:table-cell office:value-type="float" office:value="0.07008328" calcext:value-type="float">
            <text:p>0.07008328</text:p>
          </table:table-cell>
          <table:table-cell office:value-type="float" office:value="0.03095945" calcext:value-type="float">
            <text:p>0.03095945</text:p>
          </table:table-cell>
          <table:table-cell office:value-type="float" office:value="0.02256401" calcext:value-type="float">
            <text:p>0.02256401</text:p>
          </table:table-cell>
          <table:table-cell office:value-type="float" office:value="0.03601311" calcext:value-type="float">
            <text:p>0.03601311</text:p>
          </table:table-cell>
          <table:table-cell office:value-type="float" office:value="0.02822207" calcext:value-type="float">
            <text:p>0.02822207</text:p>
          </table:table-cell>
          <table:table-cell office:value-type="float" office:value="0.02450558" calcext:value-type="float">
            <text:p>0.02450558</text:p>
          </table:table-cell>
          <table:table-cell office:value-type="float" office:value="0.0235646" calcext:value-type="float">
            <text:p>0.0235646</text:p>
          </table:table-cell>
          <table:table-cell office:value-type="float" office:value="0.04455891" calcext:value-type="float">
            <text:p>0.04455891</text:p>
          </table:table-cell>
          <table:table-cell office:value-type="float" office:value="0.005212826" calcext:value-type="float">
            <text:p>0.005212826</text:p>
          </table:table-cell>
          <table:table-cell office:value-type="float" office:value="0.00498423" calcext:value-type="float">
            <text:p>0.00498423</text:p>
          </table:table-cell>
          <table:table-cell office:value-type="float" office:value="0" calcext:value-type="float">
            <text:p>0</text:p>
          </table:table-cell>
          <table:table-cell office:value-type="float" office:value="19.95414" calcext:value-type="float">
            <text:p>19.95414</text:p>
          </table:table-cell>
          <table:table-cell office:value-type="float" office:value="19.56451" calcext:value-type="float">
            <text:p>19.56451</text:p>
          </table:table-cell>
          <table:table-cell office:value-type="float" office:value="11.85853" calcext:value-type="float">
            <text:p>11.85853</text:p>
          </table:table-cell>
          <table:table-cell office:value-type="float" office:value="6.02359" calcext:value-type="float">
            <text:p>6.02359</text:p>
          </table:table-cell>
          <table:table-cell office:value-type="float" office:value="4.143774" calcext:value-type="float">
            <text:p>4.143774</text:p>
          </table:table-cell>
          <table:table-cell office:value-type="float" office:value="1.28484" calcext:value-type="float">
            <text:p>1.28484</text:p>
          </table:table-cell>
          <table:table-cell office:value-type="float" office:value="0.4824929" calcext:value-type="float">
            <text:p>0.4824929</text:p>
          </table:table-cell>
          <table:table-cell office:value-type="float" office:value="0.5215855" calcext:value-type="float">
            <text:p>0.5215855</text:p>
          </table:table-cell>
          <table:table-cell office:value-type="float" office:value="0.4828089" calcext:value-type="float">
            <text:p>0.4828089</text:p>
          </table:table-cell>
          <table:table-cell office:value-type="float" office:value="0.2476392" calcext:value-type="float">
            <text:p>0.2476392</text:p>
          </table:table-cell>
          <table:table-cell office:value-type="float" office:value="0.1723281" calcext:value-type="float">
            <text:p>0.1723281</text:p>
          </table:table-cell>
          <table:table-cell office:value-type="float" office:value="0.4057081" calcext:value-type="float">
            <text:p>0.4057081</text:p>
          </table:table-cell>
          <table:table-cell office:value-type="float" office:value="0.3099665" calcext:value-type="float">
            <text:p>0.3099665</text:p>
          </table:table-cell>
          <table:table-cell office:value-type="float" office:value="0.3454443" calcext:value-type="float">
            <text:p>0.3454443</text:p>
          </table:table-cell>
          <table:table-cell office:value-type="float" office:value="0" calcext:value-type="float">
            <text:p>0</text:p>
          </table:table-cell>
          <table:table-cell office:value-type="float" office:value="3519.364" calcext:value-type="float">
            <text:p>3519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1375" calcext:value-type="float">
            <text:p>1.491375</text:p>
          </table:table-cell>
          <table:table-cell office:value-type="float" office:value="0" calcext:value-type="float">
            <text:p>0</text:p>
          </table:table-cell>
          <table:table-cell office:value-type="float" office:value="-0.004783231" calcext:value-type="float">
            <text:p>-0.0047832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32.99562" calcext:value-type="float">
            <text:p>32.99562</text:p>
          </table:table-cell>
          <table:table-cell office:value-type="float" office:value="1099.775" calcext:value-type="float">
            <text:p>1099.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316" calcext:value-type="float">
            <text:p>0.524316</text:p>
          </table:table-cell>
          <table:table-cell office:value-type="float" office:value="3.585732" calcext:value-type="float">
            <text:p>3.585732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31" calcext:value-type="float">
            <text:p>4.043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25095" calcext:value-type="float">
            <text:p>0.0001225095</text:p>
          </table:table-cell>
          <table:table-cell office:value-type="float" office:value="-0.007079916" calcext:value-type="float">
            <text:p>-0.007079916</text:p>
          </table:table-cell>
          <table:table-cell office:value-type="float" office:value="0.001228191" calcext:value-type="float">
            <text:p>0.001228191</text:p>
          </table:table-cell>
          <table:table-cell office:value-type="float" office:value="0.00000002588042" calcext:value-type="float">
            <text:p>2.588042E-08</text:p>
          </table:table-cell>
          <table:table-cell office:value-type="float" office:value="20.17639" calcext:value-type="float">
            <text:p>20.17639</text:p>
          </table:table-cell>
          <table:table-cell office:value-type="float" office:value="3.511836" calcext:value-type="float">
            <text:p>3.511836</text:p>
          </table:table-cell>
          <table:table-cell office:value-type="float" office:value="0.1671245" calcext:value-type="float">
            <text:p>0.1671245</text:p>
          </table:table-cell>
          <table:table-cell office:value-type="float" office:value="0.09751246" calcext:value-type="float">
            <text:p>0.09751246</text:p>
          </table:table-cell>
          <table:table-cell office:value-type="float" office:value="0.06785963" calcext:value-type="float">
            <text:p>0.06785963</text:p>
          </table:table-cell>
          <table:table-cell office:value-type="float" office:value="0.07054698" calcext:value-type="float">
            <text:p>0.07054698</text:p>
          </table:table-cell>
          <table:table-cell office:value-type="float" office:value="0.03123694" calcext:value-type="float">
            <text:p>0.03123694</text:p>
          </table:table-cell>
          <table:table-cell office:value-type="float" office:value="0.0226669" calcext:value-type="float">
            <text:p>0.0226669</text:p>
          </table:table-cell>
          <table:table-cell office:value-type="float" office:value="0.03585842" calcext:value-type="float">
            <text:p>0.03585842</text:p>
          </table:table-cell>
          <table:table-cell office:value-type="float" office:value="0.02809271" calcext:value-type="float">
            <text:p>0.02809271</text:p>
          </table:table-cell>
          <table:table-cell office:value-type="float" office:value="0.02446503" calcext:value-type="float">
            <text:p>0.02446503</text:p>
          </table:table-cell>
          <table:table-cell office:value-type="float" office:value="0.02356125" calcext:value-type="float">
            <text:p>0.02356125</text:p>
          </table:table-cell>
          <table:table-cell office:value-type="float" office:value="0.0444381" calcext:value-type="float">
            <text:p>0.0444381</text:p>
          </table:table-cell>
          <table:table-cell office:value-type="float" office:value="0.005217199" calcext:value-type="float">
            <text:p>0.005217199</text:p>
          </table:table-cell>
          <table:table-cell office:value-type="float" office:value="0.004983751" calcext:value-type="float">
            <text:p>0.004983751</text:p>
          </table:table-cell>
          <table:table-cell office:value-type="float" office:value="0" calcext:value-type="float">
            <text:p>0</text:p>
          </table:table-cell>
          <table:table-cell office:value-type="float" office:value="28.32971" calcext:value-type="float">
            <text:p>28.32971</text:p>
          </table:table-cell>
          <table:table-cell office:value-type="float" office:value="18.46051" calcext:value-type="float">
            <text:p>18.46051</text:p>
          </table:table-cell>
          <table:table-cell office:value-type="float" office:value="11.59964" calcext:value-type="float">
            <text:p>11.59964</text:p>
          </table:table-cell>
          <table:table-cell office:value-type="float" office:value="6.01964" calcext:value-type="float">
            <text:p>6.01964</text:p>
          </table:table-cell>
          <table:table-cell office:value-type="float" office:value="4.155713" calcext:value-type="float">
            <text:p>4.155713</text:p>
          </table:table-cell>
          <table:table-cell office:value-type="float" office:value="1.290748" calcext:value-type="float">
            <text:p>1.290748</text:p>
          </table:table-cell>
          <table:table-cell office:value-type="float" office:value="0.4785381" calcext:value-type="float">
            <text:p>0.4785381</text:p>
          </table:table-cell>
          <table:table-cell office:value-type="float" office:value="0.525431" calcext:value-type="float">
            <text:p>0.525431</text:p>
          </table:table-cell>
          <table:table-cell office:value-type="float" office:value="0.4850917" calcext:value-type="float">
            <text:p>0.4850917</text:p>
          </table:table-cell>
          <table:table-cell office:value-type="float" office:value="0.2488258" calcext:value-type="float">
            <text:p>0.2488258</text:p>
          </table:table-cell>
          <table:table-cell office:value-type="float" office:value="0.1729777" calcext:value-type="float">
            <text:p>0.1729777</text:p>
          </table:table-cell>
          <table:table-cell office:value-type="float" office:value="0.4065559" calcext:value-type="float">
            <text:p>0.4065559</text:p>
          </table:table-cell>
          <table:table-cell office:value-type="float" office:value="0.3101753" calcext:value-type="float">
            <text:p>0.3101753</text:p>
          </table:table-cell>
          <table:table-cell office:value-type="float" office:value="0.3454449" calcext:value-type="float">
            <text:p>0.3454449</text:p>
          </table:table-cell>
          <table:table-cell office:value-type="float" office:value="0" calcext:value-type="float">
            <text:p>0</text:p>
          </table:table-cell>
          <table:table-cell office:value-type="float" office:value="3455.863" calcext:value-type="float">
            <text:p>3455.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853" calcext:value-type="float">
            <text:p>1.513853</text:p>
          </table:table-cell>
          <table:table-cell office:value-type="float" office:value="0" calcext:value-type="float">
            <text:p>0</text:p>
          </table:table-cell>
          <table:table-cell office:value-type="float" office:value="-0.004797219" calcext:value-type="float">
            <text:p>-0.0047972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32.93164" calcext:value-type="float">
            <text:p>32.93164</text:p>
          </table:table-cell>
          <table:table-cell office:value-type="float" office:value="1099.803" calcext:value-type="float">
            <text:p>1099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68271" calcext:value-type="float">
            <text:p>0.5068271</text:p>
          </table:table-cell>
          <table:table-cell office:value-type="float" office:value="3.636315" calcext:value-type="float">
            <text:p>3.636315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461" calcext:value-type="float">
            <text:p>4.0464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6891" calcext:value-type="float">
            <text:p>0.0001246891</text:p>
          </table:table-cell>
          <table:table-cell office:value-type="float" office:value="-0.007548315" calcext:value-type="float">
            <text:p>-0.007548315</text:p>
          </table:table-cell>
          <table:table-cell office:value-type="float" office:value="0.001240738" calcext:value-type="float">
            <text:p>0.001240738</text:p>
          </table:table-cell>
          <table:table-cell office:value-type="float" office:value="0.00000002610351" calcext:value-type="float">
            <text:p>2.610351E-08</text:p>
          </table:table-cell>
          <table:table-cell office:value-type="float" office:value="20.2683" calcext:value-type="float">
            <text:p>20.2683</text:p>
          </table:table-cell>
          <table:table-cell office:value-type="float" office:value="2.441951" calcext:value-type="float">
            <text:p>2.441951</text:p>
          </table:table-cell>
          <table:table-cell office:value-type="float" office:value="0.1295524" calcext:value-type="float">
            <text:p>0.1295524</text:p>
          </table:table-cell>
          <table:table-cell office:value-type="float" office:value="0.08684409" calcext:value-type="float">
            <text:p>0.08684409</text:p>
          </table:table-cell>
          <table:table-cell office:value-type="float" office:value="0.06453752" calcext:value-type="float">
            <text:p>0.06453752</text:p>
          </table:table-cell>
          <table:table-cell office:value-type="float" office:value="0.06785411" calcext:value-type="float">
            <text:p>0.06785411</text:p>
          </table:table-cell>
          <table:table-cell office:value-type="float" office:value="0.03100734" calcext:value-type="float">
            <text:p>0.03100734</text:p>
          </table:table-cell>
          <table:table-cell office:value-type="float" office:value="0.02267397" calcext:value-type="float">
            <text:p>0.02267397</text:p>
          </table:table-cell>
          <table:table-cell office:value-type="float" office:value="0.03568218" calcext:value-type="float">
            <text:p>0.03568218</text:p>
          </table:table-cell>
          <table:table-cell office:value-type="float" office:value="0.02797897" calcext:value-type="float">
            <text:p>0.02797897</text:p>
          </table:table-cell>
          <table:table-cell office:value-type="float" office:value="0.02442594" calcext:value-type="float">
            <text:p>0.02442594</text:p>
          </table:table-cell>
          <table:table-cell office:value-type="float" office:value="0.02355744" calcext:value-type="float">
            <text:p>0.02355744</text:p>
          </table:table-cell>
          <table:table-cell office:value-type="float" office:value="0.04431324" calcext:value-type="float">
            <text:p>0.04431324</text:p>
          </table:table-cell>
          <table:table-cell office:value-type="float" office:value="0.005221568" calcext:value-type="float">
            <text:p>0.005221568</text:p>
          </table:table-cell>
          <table:table-cell office:value-type="float" office:value="0.004983244" calcext:value-type="float">
            <text:p>0.004983244</text:p>
          </table:table-cell>
          <table:table-cell office:value-type="float" office:value="0" calcext:value-type="float">
            <text:p>0</text:p>
          </table:table-cell>
          <table:table-cell office:value-type="float" office:value="33.34283" calcext:value-type="float">
            <text:p>33.34283</text:p>
          </table:table-cell>
          <table:table-cell office:value-type="float" office:value="18.24247" calcext:value-type="float">
            <text:p>18.24247</text:p>
          </table:table-cell>
          <table:table-cell office:value-type="float" office:value="11.34035" calcext:value-type="float">
            <text:p>11.34035</text:p>
          </table:table-cell>
          <table:table-cell office:value-type="float" office:value="5.996227" calcext:value-type="float">
            <text:p>5.996227</text:p>
          </table:table-cell>
          <table:table-cell office:value-type="float" office:value="4.127857" calcext:value-type="float">
            <text:p>4.127857</text:p>
          </table:table-cell>
          <table:table-cell office:value-type="float" office:value="1.292317" calcext:value-type="float">
            <text:p>1.292317</text:p>
          </table:table-cell>
          <table:table-cell office:value-type="float" office:value="0.4805298" calcext:value-type="float">
            <text:p>0.4805298</text:p>
          </table:table-cell>
          <table:table-cell office:value-type="float" office:value="0.5281541" calcext:value-type="float">
            <text:p>0.5281541</text:p>
          </table:table-cell>
          <table:table-cell office:value-type="float" office:value="0.4872821" calcext:value-type="float">
            <text:p>0.4872821</text:p>
          </table:table-cell>
          <table:table-cell office:value-type="float" office:value="0.2500377" calcext:value-type="float">
            <text:p>0.2500377</text:p>
          </table:table-cell>
          <table:table-cell office:value-type="float" office:value="0.1736301" calcext:value-type="float">
            <text:p>0.1736301</text:p>
          </table:table-cell>
          <table:table-cell office:value-type="float" office:value="0.4074129" calcext:value-type="float">
            <text:p>0.4074129</text:p>
          </table:table-cell>
          <table:table-cell office:value-type="float" office:value="0.3103833" calcext:value-type="float">
            <text:p>0.3103833</text:p>
          </table:table-cell>
          <table:table-cell office:value-type="float" office:value="0.3454461" calcext:value-type="float">
            <text:p>0.3454461</text:p>
          </table:table-cell>
          <table:table-cell office:value-type="float" office:value="0" calcext:value-type="float">
            <text:p>0</text:p>
          </table:table-cell>
          <table:table-cell office:value-type="float" office:value="3468.225" calcext:value-type="float">
            <text:p>3468.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7509" calcext:value-type="float">
            <text:p>1.547509</text:p>
          </table:table-cell>
          <table:table-cell office:value-type="float" office:value="0" calcext:value-type="float">
            <text:p>0</text:p>
          </table:table-cell>
          <table:table-cell office:value-type="float" office:value="-0.004856179" calcext:value-type="float">
            <text:p>-0.0048561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32.78101" calcext:value-type="float">
            <text:p>32.78101</text:p>
          </table:table-cell>
          <table:table-cell office:value-type="float" office:value="1099.838" calcext:value-type="float">
            <text:p>1099.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256" calcext:value-type="float">
            <text:p>0.581256</text:p>
          </table:table-cell>
          <table:table-cell office:value-type="float" office:value="3.673498" calcext:value-type="float">
            <text:p>3.67349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461" calcext:value-type="float">
            <text:p>4.0464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6891" calcext:value-type="float">
            <text:p>0.0001246891</text:p>
          </table:table-cell>
          <table:table-cell office:value-type="float" office:value="-0.007711496" calcext:value-type="float">
            <text:p>-0.007711496</text:p>
          </table:table-cell>
          <table:table-cell office:value-type="float" office:value="0.001241768" calcext:value-type="float">
            <text:p>0.001241768</text:p>
          </table:table-cell>
          <table:table-cell office:value-type="float" office:value="0.00000002610446" calcext:value-type="float">
            <text:p>2.610446E-08</text:p>
          </table:table-cell>
          <table:table-cell office:value-type="float" office:value="20.17457" calcext:value-type="float">
            <text:p>20.17457</text:p>
          </table:table-cell>
          <table:table-cell office:value-type="float" office:value="4.322865" calcext:value-type="float">
            <text:p>4.322865</text:p>
          </table:table-cell>
          <table:table-cell office:value-type="float" office:value="0.1085167" calcext:value-type="float">
            <text:p>0.1085167</text:p>
          </table:table-cell>
          <table:table-cell office:value-type="float" office:value="0.07784615" calcext:value-type="float">
            <text:p>0.07784615</text:p>
          </table:table-cell>
          <table:table-cell office:value-type="float" office:value="0.0602113" calcext:value-type="float">
            <text:p>0.0602113</text:p>
          </table:table-cell>
          <table:table-cell office:value-type="float" office:value="0.06362592" calcext:value-type="float">
            <text:p>0.06362592</text:p>
          </table:table-cell>
          <table:table-cell office:value-type="float" office:value="0.03014661" calcext:value-type="float">
            <text:p>0.03014661</text:p>
          </table:table-cell>
          <table:table-cell office:value-type="float" office:value="0.02237197" calcext:value-type="float">
            <text:p>0.02237197</text:p>
          </table:table-cell>
          <table:table-cell office:value-type="float" office:value="0.03541771" calcext:value-type="float">
            <text:p>0.03541771</text:p>
          </table:table-cell>
          <table:table-cell office:value-type="float" office:value="0.02786365" calcext:value-type="float">
            <text:p>0.02786365</text:p>
          </table:table-cell>
          <table:table-cell office:value-type="float" office:value="0.02438807" calcext:value-type="float">
            <text:p>0.02438807</text:p>
          </table:table-cell>
          <table:table-cell office:value-type="float" office:value="0.02355329" calcext:value-type="float">
            <text:p>0.02355329</text:p>
          </table:table-cell>
          <table:table-cell office:value-type="float" office:value="0.04418505" calcext:value-type="float">
            <text:p>0.04418505</text:p>
          </table:table-cell>
          <table:table-cell office:value-type="float" office:value="0.005225929" calcext:value-type="float">
            <text:p>0.005225929</text:p>
          </table:table-cell>
          <table:table-cell office:value-type="float" office:value="0.004982676" calcext:value-type="float">
            <text:p>0.004982676</text:p>
          </table:table-cell>
          <table:table-cell office:value-type="float" office:value="0" calcext:value-type="float">
            <text:p>0</text:p>
          </table:table-cell>
          <table:table-cell office:value-type="float" office:value="33.91985" calcext:value-type="float">
            <text:p>33.91985</text:p>
          </table:table-cell>
          <table:table-cell office:value-type="float" office:value="19.5341" calcext:value-type="float">
            <text:p>19.5341</text:p>
          </table:table-cell>
          <table:table-cell office:value-type="float" office:value="11.39873" calcext:value-type="float">
            <text:p>11.39873</text:p>
          </table:table-cell>
          <table:table-cell office:value-type="float" office:value="6.051357" calcext:value-type="float">
            <text:p>6.051357</text:p>
          </table:table-cell>
          <table:table-cell office:value-type="float" office:value="4.14294" calcext:value-type="float">
            <text:p>4.14294</text:p>
          </table:table-cell>
          <table:table-cell office:value-type="float" office:value="1.297088" calcext:value-type="float">
            <text:p>1.297088</text:p>
          </table:table-cell>
          <table:table-cell office:value-type="float" office:value="0.486105" calcext:value-type="float">
            <text:p>0.486105</text:p>
          </table:table-cell>
          <table:table-cell office:value-type="float" office:value="0.5307652" calcext:value-type="float">
            <text:p>0.5307652</text:p>
          </table:table-cell>
          <table:table-cell office:value-type="float" office:value="0.4893636" calcext:value-type="float">
            <text:p>0.4893636</text:p>
          </table:table-cell>
          <table:table-cell office:value-type="float" office:value="0.251266" calcext:value-type="float">
            <text:p>0.251266</text:p>
          </table:table-cell>
          <table:table-cell office:value-type="float" office:value="0.1742859" calcext:value-type="float">
            <text:p>0.1742859</text:p>
          </table:table-cell>
          <table:table-cell office:value-type="float" office:value="0.4082782" calcext:value-type="float">
            <text:p>0.4082782</text:p>
          </table:table-cell>
          <table:table-cell office:value-type="float" office:value="0.3105926" calcext:value-type="float">
            <text:p>0.3105926</text:p>
          </table:table-cell>
          <table:table-cell office:value-type="float" office:value="0.3454463" calcext:value-type="float">
            <text:p>0.3454463</text:p>
          </table:table-cell>
          <table:table-cell office:value-type="float" office:value="0" calcext:value-type="float">
            <text:p>0</text:p>
          </table:table-cell>
          <table:table-cell office:value-type="float" office:value="4024.925" calcext:value-type="float">
            <text:p>4024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398" calcext:value-type="float">
            <text:p>1.659398</text:p>
          </table:table-cell>
          <table:table-cell office:value-type="float" office:value="0" calcext:value-type="float">
            <text:p>0</text:p>
          </table:table-cell>
          <table:table-cell office:value-type="float" office:value="-0.00493884" calcext:value-type="float">
            <text:p>-0.004938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32.6255" calcext:value-type="float">
            <text:p>32.6255</text:p>
          </table:table-cell>
          <table:table-cell office:value-type="float" office:value="1099.875" calcext:value-type="float">
            <text:p>1099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7462" calcext:value-type="float">
            <text:p>0.6547462</text:p>
          </table:table-cell>
          <table:table-cell office:value-type="float" office:value="3.714188" calcext:value-type="float">
            <text:p>3.71418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461" calcext:value-type="float">
            <text:p>4.0464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6891" calcext:value-type="float">
            <text:p>0.0001246891</text:p>
          </table:table-cell>
          <table:table-cell office:value-type="float" office:value="-0.007920059" calcext:value-type="float">
            <text:p>-0.007920059</text:p>
          </table:table-cell>
          <table:table-cell office:value-type="float" office:value="0.001228783" calcext:value-type="float">
            <text:p>0.001228783</text:p>
          </table:table-cell>
          <table:table-cell office:value-type="float" office:value="0.00000002737647" calcext:value-type="float">
            <text:p>2.737647E-08</text:p>
          </table:table-cell>
          <table:table-cell office:value-type="float" office:value="20.13849" calcext:value-type="float">
            <text:p>20.13849</text:p>
          </table:table-cell>
          <table:table-cell office:value-type="float" office:value="6.975471" calcext:value-type="float">
            <text:p>6.975471</text:p>
          </table:table-cell>
          <table:table-cell office:value-type="float" office:value="0.1025245" calcext:value-type="float">
            <text:p>0.1025245</text:p>
          </table:table-cell>
          <table:table-cell office:value-type="float" office:value="0.07362053" calcext:value-type="float">
            <text:p>0.07362053</text:p>
          </table:table-cell>
          <table:table-cell office:value-type="float" office:value="0.05598296" calcext:value-type="float">
            <text:p>0.05598296</text:p>
          </table:table-cell>
          <table:table-cell office:value-type="float" office:value="0.05899765" calcext:value-type="float">
            <text:p>0.05899765</text:p>
          </table:table-cell>
          <table:table-cell office:value-type="float" office:value="0.02876129" calcext:value-type="float">
            <text:p>0.02876129</text:p>
          </table:table-cell>
          <table:table-cell office:value-type="float" office:value="0.0216471" calcext:value-type="float">
            <text:p>0.0216471</text:p>
          </table:table-cell>
          <table:table-cell office:value-type="float" office:value="0.03501129" calcext:value-type="float">
            <text:p>0.03501129</text:p>
          </table:table-cell>
          <table:table-cell office:value-type="float" office:value="0.02772636" calcext:value-type="float">
            <text:p>0.02772636</text:p>
          </table:table-cell>
          <table:table-cell office:value-type="float" office:value="0.02434931" calcext:value-type="float">
            <text:p>0.02434931</text:p>
          </table:table-cell>
          <table:table-cell office:value-type="float" office:value="0.02354877" calcext:value-type="float">
            <text:p>0.02354877</text:p>
          </table:table-cell>
          <table:table-cell office:value-type="float" office:value="0.04405405" calcext:value-type="float">
            <text:p>0.04405405</text:p>
          </table:table-cell>
          <table:table-cell office:value-type="float" office:value="0.005230292" calcext:value-type="float">
            <text:p>0.005230292</text:p>
          </table:table-cell>
          <table:table-cell office:value-type="float" office:value="0.004982121" calcext:value-type="float">
            <text:p>0.004982121</text:p>
          </table:table-cell>
          <table:table-cell office:value-type="float" office:value="0" calcext:value-type="float">
            <text:p>0</text:p>
          </table:table-cell>
          <table:table-cell office:value-type="float" office:value="31.48465" calcext:value-type="float">
            <text:p>31.48465</text:p>
          </table:table-cell>
          <table:table-cell office:value-type="float" office:value="21.15008" calcext:value-type="float">
            <text:p>21.15008</text:p>
          </table:table-cell>
          <table:table-cell office:value-type="float" office:value="11.61138" calcext:value-type="float">
            <text:p>11.61138</text:p>
          </table:table-cell>
          <table:table-cell office:value-type="float" office:value="6.179156" calcext:value-type="float">
            <text:p>6.179156</text:p>
          </table:table-cell>
          <table:table-cell office:value-type="float" office:value="4.220856" calcext:value-type="float">
            <text:p>4.220856</text:p>
          </table:table-cell>
          <table:table-cell office:value-type="float" office:value="1.308621" calcext:value-type="float">
            <text:p>1.308621</text:p>
          </table:table-cell>
          <table:table-cell office:value-type="float" office:value="0.4950141" calcext:value-type="float">
            <text:p>0.4950141</text:p>
          </table:table-cell>
          <table:table-cell office:value-type="float" office:value="0.5340009" calcext:value-type="float">
            <text:p>0.5340009</text:p>
          </table:table-cell>
          <table:table-cell office:value-type="float" office:value="0.4913719" calcext:value-type="float">
            <text:p>0.4913719</text:p>
          </table:table-cell>
          <table:table-cell office:value-type="float" office:value="0.2525079" calcext:value-type="float">
            <text:p>0.2525079</text:p>
          </table:table-cell>
          <table:table-cell office:value-type="float" office:value="0.1749459" calcext:value-type="float">
            <text:p>0.1749459</text:p>
          </table:table-cell>
          <table:table-cell office:value-type="float" office:value="0.409151" calcext:value-type="float">
            <text:p>0.409151</text:p>
          </table:table-cell>
          <table:table-cell office:value-type="float" office:value="0.3108037" calcext:value-type="float">
            <text:p>0.3108037</text:p>
          </table:table-cell>
          <table:table-cell office:value-type="float" office:value="0.3454465" calcext:value-type="float">
            <text:p>0.3454465</text:p>
          </table:table-cell>
          <table:table-cell office:value-type="float" office:value="0" calcext:value-type="float">
            <text:p>0</text:p>
          </table:table-cell>
          <table:table-cell office:value-type="float" office:value="4494.342" calcext:value-type="float">
            <text:p>4494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4045" calcext:value-type="float">
            <text:p>1.774045</text:p>
          </table:table-cell>
          <table:table-cell office:value-type="float" office:value="0" calcext:value-type="float">
            <text:p>0</text:p>
          </table:table-cell>
          <table:table-cell office:value-type="float" office:value="-0.005185148" calcext:value-type="float">
            <text:p>-0.0051851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32.55898" calcext:value-type="float">
            <text:p>32.55898</text:p>
          </table:table-cell>
          <table:table-cell office:value-type="float" office:value="1099.896" calcext:value-type="float">
            <text:p>1099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5551" calcext:value-type="float">
            <text:p>0.6225551</text:p>
          </table:table-cell>
          <table:table-cell office:value-type="float" office:value="3.787718" calcext:value-type="float">
            <text:p>3.78771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810618" calcext:value-type="float">
            <text:p>-0.00810618</text:p>
          </table:table-cell>
          <table:table-cell office:value-type="float" office:value="0.001232455" calcext:value-type="float">
            <text:p>0.001232455</text:p>
          </table:table-cell>
          <table:table-cell office:value-type="float" office:value="0.00000002737733" calcext:value-type="float">
            <text:p>2.737733E-08</text:p>
          </table:table-cell>
          <table:table-cell office:value-type="float" office:value="20.22374" calcext:value-type="float">
            <text:p>20.22374</text:p>
          </table:table-cell>
          <table:table-cell office:value-type="float" office:value="4.959075" calcext:value-type="float">
            <text:p>4.959075</text:p>
          </table:table-cell>
          <table:table-cell office:value-type="float" office:value="0.09634075" calcext:value-type="float">
            <text:p>0.09634075</text:p>
          </table:table-cell>
          <table:table-cell office:value-type="float" office:value="0.07474482" calcext:value-type="float">
            <text:p>0.07474482</text:p>
          </table:table-cell>
          <table:table-cell office:value-type="float" office:value="0.05517871" calcext:value-type="float">
            <text:p>0.05517871</text:p>
          </table:table-cell>
          <table:table-cell office:value-type="float" office:value="0.05753299" calcext:value-type="float">
            <text:p>0.05753299</text:p>
          </table:table-cell>
          <table:table-cell office:value-type="float" office:value="0.02773055" calcext:value-type="float">
            <text:p>0.02773055</text:p>
          </table:table-cell>
          <table:table-cell office:value-type="float" office:value="0.02087104" calcext:value-type="float">
            <text:p>0.02087104</text:p>
          </table:table-cell>
          <table:table-cell office:value-type="float" office:value="0.03446944" calcext:value-type="float">
            <text:p>0.03446944</text:p>
          </table:table-cell>
          <table:table-cell office:value-type="float" office:value="0.02754992" calcext:value-type="float">
            <text:p>0.02754992</text:p>
          </table:table-cell>
          <table:table-cell office:value-type="float" office:value="0.02430617" calcext:value-type="float">
            <text:p>0.02430617</text:p>
          </table:table-cell>
          <table:table-cell office:value-type="float" office:value="0.0235437" calcext:value-type="float">
            <text:p>0.0235437</text:p>
          </table:table-cell>
          <table:table-cell office:value-type="float" office:value="0.04392019" calcext:value-type="float">
            <text:p>0.04392019</text:p>
          </table:table-cell>
          <table:table-cell office:value-type="float" office:value="0.005234628" calcext:value-type="float">
            <text:p>0.005234628</text:p>
          </table:table-cell>
          <table:table-cell office:value-type="float" office:value="0.004981552" calcext:value-type="float">
            <text:p>0.004981552</text:p>
          </table:table-cell>
          <table:table-cell office:value-type="float" office:value="0" calcext:value-type="float">
            <text:p>0</text:p>
          </table:table-cell>
          <table:table-cell office:value-type="float" office:value="31.62452" calcext:value-type="float">
            <text:p>31.62452</text:p>
          </table:table-cell>
          <table:table-cell office:value-type="float" office:value="22.07549" calcext:value-type="float">
            <text:p>22.07549</text:p>
          </table:table-cell>
          <table:table-cell office:value-type="float" office:value="11.9226" calcext:value-type="float">
            <text:p>11.9226</text:p>
          </table:table-cell>
          <table:table-cell office:value-type="float" office:value="6.309918" calcext:value-type="float">
            <text:p>6.309918</text:p>
          </table:table-cell>
          <table:table-cell office:value-type="float" office:value="4.318888" calcext:value-type="float">
            <text:p>4.318888</text:p>
          </table:table-cell>
          <table:table-cell office:value-type="float" office:value="1.324297" calcext:value-type="float">
            <text:p>1.324297</text:p>
          </table:table-cell>
          <table:table-cell office:value-type="float" office:value="0.5057755" calcext:value-type="float">
            <text:p>0.5057755</text:p>
          </table:table-cell>
          <table:table-cell office:value-type="float" office:value="0.5381457" calcext:value-type="float">
            <text:p>0.5381457</text:p>
          </table:table-cell>
          <table:table-cell office:value-type="float" office:value="0.4934898" calcext:value-type="float">
            <text:p>0.4934898</text:p>
          </table:table-cell>
          <table:table-cell office:value-type="float" office:value="0.2537704" calcext:value-type="float">
            <text:p>0.2537704</text:p>
          </table:table-cell>
          <table:table-cell office:value-type="float" office:value="0.1756115" calcext:value-type="float">
            <text:p>0.1756115</text:p>
          </table:table-cell>
          <table:table-cell office:value-type="float" office:value="0.4100294" calcext:value-type="float">
            <text:p>0.4100294</text:p>
          </table:table-cell>
          <table:table-cell office:value-type="float" office:value="0.3110153" calcext:value-type="float">
            <text:p>0.3110153</text:p>
          </table:table-cell>
          <table:table-cell office:value-type="float" office:value="0.3454467" calcext:value-type="float">
            <text:p>0.3454467</text:p>
          </table:table-cell>
          <table:table-cell office:value-type="float" office:value="0" calcext:value-type="float">
            <text:p>0</text:p>
          </table:table-cell>
          <table:table-cell office:value-type="float" office:value="4425.731" calcext:value-type="float">
            <text:p>4425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3911" calcext:value-type="float">
            <text:p>1.813911</text:p>
          </table:table-cell>
          <table:table-cell office:value-type="float" office:value="0" calcext:value-type="float">
            <text:p>0</text:p>
          </table:table-cell>
          <table:table-cell office:value-type="float" office:value="-0.005230138" calcext:value-type="float">
            <text:p>-0.0052301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32.48657" calcext:value-type="float">
            <text:p>32.48657</text:p>
          </table:table-cell>
          <table:table-cell office:value-type="float" office:value="1099.923" calcext:value-type="float">
            <text:p>1099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47207" calcext:value-type="float">
            <text:p>0.5947207</text:p>
          </table:table-cell>
          <table:table-cell office:value-type="float" office:value="3.856513" calcext:value-type="float">
            <text:p>3.85651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842707" calcext:value-type="float">
            <text:p>-0.00842707</text:p>
          </table:table-cell>
          <table:table-cell office:value-type="float" office:value="0.001244313" calcext:value-type="float">
            <text:p>0.001244313</text:p>
          </table:table-cell>
          <table:table-cell office:value-type="float" office:value="0.00000002749882" calcext:value-type="float">
            <text:p>2.749882E-08</text:p>
          </table:table-cell>
          <table:table-cell office:value-type="float" office:value="20.32384" calcext:value-type="float">
            <text:p>20.32384</text:p>
          </table:table-cell>
          <table:table-cell office:value-type="float" office:value="3.289884" calcext:value-type="float">
            <text:p>3.289884</text:p>
          </table:table-cell>
          <table:table-cell office:value-type="float" office:value="0.08687991" calcext:value-type="float">
            <text:p>0.08687991</text:p>
          </table:table-cell>
          <table:table-cell office:value-type="float" office:value="0.07270487" calcext:value-type="float">
            <text:p>0.07270487</text:p>
          </table:table-cell>
          <table:table-cell office:value-type="float" office:value="0.05448321" calcext:value-type="float">
            <text:p>0.05448321</text:p>
          </table:table-cell>
          <table:table-cell office:value-type="float" office:value="0.05696733" calcext:value-type="float">
            <text:p>0.05696733</text:p>
          </table:table-cell>
          <table:table-cell office:value-type="float" office:value="0.02737679" calcext:value-type="float">
            <text:p>0.02737679</text:p>
          </table:table-cell>
          <table:table-cell office:value-type="float" office:value="0.02060801" calcext:value-type="float">
            <text:p>0.02060801</text:p>
          </table:table-cell>
          <table:table-cell office:value-type="float" office:value="0.03400826" calcext:value-type="float">
            <text:p>0.03400826</text:p>
          </table:table-cell>
          <table:table-cell office:value-type="float" office:value="0.0273468" calcext:value-type="float">
            <text:p>0.0273468</text:p>
          </table:table-cell>
          <table:table-cell office:value-type="float" office:value="0.02425577" calcext:value-type="float">
            <text:p>0.02425577</text:p>
          </table:table-cell>
          <table:table-cell office:value-type="float" office:value="0.02353784" calcext:value-type="float">
            <text:p>0.02353784</text:p>
          </table:table-cell>
          <table:table-cell office:value-type="float" office:value="0.04378312" calcext:value-type="float">
            <text:p>0.04378312</text:p>
          </table:table-cell>
          <table:table-cell office:value-type="float" office:value="0.005238943" calcext:value-type="float">
            <text:p>0.005238943</text:p>
          </table:table-cell>
          <table:table-cell office:value-type="float" office:value="0.004980979" calcext:value-type="float">
            <text:p>0.004980979</text:p>
          </table:table-cell>
          <table:table-cell office:value-type="float" office:value="0" calcext:value-type="float">
            <text:p>0</text:p>
          </table:table-cell>
          <table:table-cell office:value-type="float" office:value="35.7818" calcext:value-type="float">
            <text:p>35.7818</text:p>
          </table:table-cell>
          <table:table-cell office:value-type="float" office:value="21.49077" calcext:value-type="float">
            <text:p>21.49077</text:p>
          </table:table-cell>
          <table:table-cell office:value-type="float" office:value="11.92603" calcext:value-type="float">
            <text:p>11.92603</text:p>
          </table:table-cell>
          <table:table-cell office:value-type="float" office:value="6.38063" calcext:value-type="float">
            <text:p>6.38063</text:p>
          </table:table-cell>
          <table:table-cell office:value-type="float" office:value="4.394124" calcext:value-type="float">
            <text:p>4.394124</text:p>
          </table:table-cell>
          <table:table-cell office:value-type="float" office:value="1.337924" calcext:value-type="float">
            <text:p>1.337924</text:p>
          </table:table-cell>
          <table:table-cell office:value-type="float" office:value="0.5151994" calcext:value-type="float">
            <text:p>0.5151994</text:p>
          </table:table-cell>
          <table:table-cell office:value-type="float" office:value="0.5423063" calcext:value-type="float">
            <text:p>0.5423063</text:p>
          </table:table-cell>
          <table:table-cell office:value-type="float" office:value="0.4957432" calcext:value-type="float">
            <text:p>0.4957432</text:p>
          </table:table-cell>
          <table:table-cell office:value-type="float" office:value="0.255066" calcext:value-type="float">
            <text:p>0.255066</text:p>
          </table:table-cell>
          <table:table-cell office:value-type="float" office:value="0.1762849" calcext:value-type="float">
            <text:p>0.1762849</text:p>
          </table:table-cell>
          <table:table-cell office:value-type="float" office:value="0.4109168" calcext:value-type="float">
            <text:p>0.4109168</text:p>
          </table:table-cell>
          <table:table-cell office:value-type="float" office:value="0.311227" calcext:value-type="float">
            <text:p>0.311227</text:p>
          </table:table-cell>
          <table:table-cell office:value-type="float" office:value="0.3454469" calcext:value-type="float">
            <text:p>0.3454469</text:p>
          </table:table-cell>
          <table:table-cell office:value-type="float" office:value="0" calcext:value-type="float">
            <text:p>0</text:p>
          </table:table-cell>
          <table:table-cell office:value-type="float" office:value="4390.871" calcext:value-type="float">
            <text:p>4390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5239" calcext:value-type="float">
            <text:p>1.855239</text:p>
          </table:table-cell>
          <table:table-cell office:value-type="float" office:value="0" calcext:value-type="float">
            <text:p>0</text:p>
          </table:table-cell>
          <table:table-cell office:value-type="float" office:value="-0.00527746" calcext:value-type="float">
            <text:p>-0.00527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32.36749" calcext:value-type="float">
            <text:p>32.36749</text:p>
          </table:table-cell>
          <table:table-cell office:value-type="float" office:value="1099.949" calcext:value-type="float">
            <text:p>1099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2872" calcext:value-type="float">
            <text:p>0.6382872</text:p>
          </table:table-cell>
          <table:table-cell office:value-type="float" office:value="3.901097" calcext:value-type="float">
            <text:p>3.901097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8573545" calcext:value-type="float">
            <text:p>-0.008573545</text:p>
          </table:table-cell>
          <table:table-cell office:value-type="float" office:value="0.001252342" calcext:value-type="float">
            <text:p>0.001252342</text:p>
          </table:table-cell>
          <table:table-cell office:value-type="float" office:value="0.00000002803569" calcext:value-type="float">
            <text:p>2.803569E-08</text:p>
          </table:table-cell>
          <table:table-cell office:value-type="float" office:value="20.28512" calcext:value-type="float">
            <text:p>20.28512</text:p>
          </table:table-cell>
          <table:table-cell office:value-type="float" office:value="4.476103" calcext:value-type="float">
            <text:p>4.476103</text:p>
          </table:table-cell>
          <table:table-cell office:value-type="float" office:value="0.08579961" calcext:value-type="float">
            <text:p>0.08579961</text:p>
          </table:table-cell>
          <table:table-cell office:value-type="float" office:value="0.07081491" calcext:value-type="float">
            <text:p>0.07081491</text:p>
          </table:table-cell>
          <table:table-cell office:value-type="float" office:value="0.05299863" calcext:value-type="float">
            <text:p>0.05299863</text:p>
          </table:table-cell>
          <table:table-cell office:value-type="float" office:value="0.05553506" calcext:value-type="float">
            <text:p>0.05553506</text:p>
          </table:table-cell>
          <table:table-cell office:value-type="float" office:value="0.0269027" calcext:value-type="float">
            <text:p>0.0269027</text:p>
          </table:table-cell>
          <table:table-cell office:value-type="float" office:value="0.02031306" calcext:value-type="float">
            <text:p>0.02031306</text:p>
          </table:table-cell>
          <table:table-cell office:value-type="float" office:value="0.0335901" calcext:value-type="float">
            <text:p>0.0335901</text:p>
          </table:table-cell>
          <table:table-cell office:value-type="float" office:value="0.02714134" calcext:value-type="float">
            <text:p>0.02714134</text:p>
          </table:table-cell>
          <table:table-cell office:value-type="float" office:value="0.0241984" calcext:value-type="float">
            <text:p>0.0241984</text:p>
          </table:table-cell>
          <table:table-cell office:value-type="float" office:value="0.02353101" calcext:value-type="float">
            <text:p>0.02353101</text:p>
          </table:table-cell>
          <table:table-cell office:value-type="float" office:value="0.04364211" calcext:value-type="float">
            <text:p>0.04364211</text:p>
          </table:table-cell>
          <table:table-cell office:value-type="float" office:value="0.005243226" calcext:value-type="float">
            <text:p>0.005243226</text:p>
          </table:table-cell>
          <table:table-cell office:value-type="float" office:value="0.004980415" calcext:value-type="float">
            <text:p>0.004980415</text:p>
          </table:table-cell>
          <table:table-cell office:value-type="float" office:value="0" calcext:value-type="float">
            <text:p>0</text:p>
          </table:table-cell>
          <table:table-cell office:value-type="float" office:value="35.54841" calcext:value-type="float">
            <text:p>35.54841</text:p>
          </table:table-cell>
          <table:table-cell office:value-type="float" office:value="22.71185" calcext:value-type="float">
            <text:p>22.71185</text:p>
          </table:table-cell>
          <table:table-cell office:value-type="float" office:value="12.07306" calcext:value-type="float">
            <text:p>12.07306</text:p>
          </table:table-cell>
          <table:table-cell office:value-type="float" office:value="6.450686" calcext:value-type="float">
            <text:p>6.450686</text:p>
          </table:table-cell>
          <table:table-cell office:value-type="float" office:value="4.450795" calcext:value-type="float">
            <text:p>4.450795</text:p>
          </table:table-cell>
          <table:table-cell office:value-type="float" office:value="1.350558" calcext:value-type="float">
            <text:p>1.350558</text:p>
          </table:table-cell>
          <table:table-cell office:value-type="float" office:value="0.524873" calcext:value-type="float">
            <text:p>0.524873</text:p>
          </table:table-cell>
          <table:table-cell office:value-type="float" office:value="0.5464871" calcext:value-type="float">
            <text:p>0.5464871</text:p>
          </table:table-cell>
          <table:table-cell office:value-type="float" office:value="0.4980348" calcext:value-type="float">
            <text:p>0.4980348</text:p>
          </table:table-cell>
          <table:table-cell office:value-type="float" office:value="0.2563926" calcext:value-type="float">
            <text:p>0.2563926</text:p>
          </table:table-cell>
          <table:table-cell office:value-type="float" office:value="0.1769684" calcext:value-type="float">
            <text:p>0.1769684</text:p>
          </table:table-cell>
          <table:table-cell office:value-type="float" office:value="0.4118164" calcext:value-type="float">
            <text:p>0.4118164</text:p>
          </table:table-cell>
          <table:table-cell office:value-type="float" office:value="0.3114394" calcext:value-type="float">
            <text:p>0.3114394</text:p>
          </table:table-cell>
          <table:table-cell office:value-type="float" office:value="0.3454472" calcext:value-type="float">
            <text:p>0.3454472</text:p>
          </table:table-cell>
          <table:table-cell office:value-type="float" office:value="0" calcext:value-type="float">
            <text:p>0</text:p>
          </table:table-cell>
          <table:table-cell office:value-type="float" office:value="4719.291" calcext:value-type="float">
            <text:p>4719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358" calcext:value-type="float">
            <text:p>1.94358</text:p>
          </table:table-cell>
          <table:table-cell office:value-type="float" office:value="0" calcext:value-type="float">
            <text:p>0</text:p>
          </table:table-cell>
          <table:table-cell office:value-type="float" office:value="-0.005357837" calcext:value-type="float">
            <text:p>-0.0053578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32.24427" calcext:value-type="float">
            <text:p>32.24427</text:p>
          </table:table-cell>
          <table:table-cell office:value-type="float" office:value="1099.973" calcext:value-type="float">
            <text:p>1099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6857" calcext:value-type="float">
            <text:p>0.6866857</text:p>
          </table:table-cell>
          <table:table-cell office:value-type="float" office:value="3.945307" calcext:value-type="float">
            <text:p>3.945307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8737656" calcext:value-type="float">
            <text:p>-0.008737656</text:p>
          </table:table-cell>
          <table:table-cell office:value-type="float" office:value="0.001249004" calcext:value-type="float">
            <text:p>0.001249004</text:p>
          </table:table-cell>
          <table:table-cell office:value-type="float" office:value="0.00000002971464" calcext:value-type="float">
            <text:p>2.971464E-08</text:p>
          </table:table-cell>
          <table:table-cell office:value-type="float" office:value="20.25695" calcext:value-type="float">
            <text:p>20.25695</text:p>
          </table:table-cell>
          <table:table-cell office:value-type="float" office:value="6.399245" calcext:value-type="float">
            <text:p>6.399245</text:p>
          </table:table-cell>
          <table:table-cell office:value-type="float" office:value="0.08902767" calcext:value-type="float">
            <text:p>0.08902767</text:p>
          </table:table-cell>
          <table:table-cell office:value-type="float" office:value="0.07053728" calcext:value-type="float">
            <text:p>0.07053728</text:p>
          </table:table-cell>
          <table:table-cell office:value-type="float" office:value="0.05162438" calcext:value-type="float">
            <text:p>0.05162438</text:p>
          </table:table-cell>
          <table:table-cell office:value-type="float" office:value="0.0540231" calcext:value-type="float">
            <text:p>0.0540231</text:p>
          </table:table-cell>
          <table:table-cell office:value-type="float" office:value="0.02635735" calcext:value-type="float">
            <text:p>0.02635735</text:p>
          </table:table-cell>
          <table:table-cell office:value-type="float" office:value="0.01993706" calcext:value-type="float">
            <text:p>0.01993706</text:p>
          </table:table-cell>
          <table:table-cell office:value-type="float" office:value="0.03315859" calcext:value-type="float">
            <text:p>0.03315859</text:p>
          </table:table-cell>
          <table:table-cell office:value-type="float" office:value="0.02693247" calcext:value-type="float">
            <text:p>0.02693247</text:p>
          </table:table-cell>
          <table:table-cell office:value-type="float" office:value="0.02413518" calcext:value-type="float">
            <text:p>0.02413518</text:p>
          </table:table-cell>
          <table:table-cell office:value-type="float" office:value="0.02352303" calcext:value-type="float">
            <text:p>0.02352303</text:p>
          </table:table-cell>
          <table:table-cell office:value-type="float" office:value="0.04349628" calcext:value-type="float">
            <text:p>0.04349628</text:p>
          </table:table-cell>
          <table:table-cell office:value-type="float" office:value="0.005247656" calcext:value-type="float">
            <text:p>0.005247656</text:p>
          </table:table-cell>
          <table:table-cell office:value-type="float" office:value="0.004979846" calcext:value-type="float">
            <text:p>0.004979846</text:p>
          </table:table-cell>
          <table:table-cell office:value-type="float" office:value="0" calcext:value-type="float">
            <text:p>0</text:p>
          </table:table-cell>
          <table:table-cell office:value-type="float" office:value="32.72259" calcext:value-type="float">
            <text:p>32.72259</text:p>
          </table:table-cell>
          <table:table-cell office:value-type="float" office:value="24.25002" calcext:value-type="float">
            <text:p>24.25002</text:p>
          </table:table-cell>
          <table:table-cell office:value-type="float" office:value="12.36189" calcext:value-type="float">
            <text:p>12.36189</text:p>
          </table:table-cell>
          <table:table-cell office:value-type="float" office:value="6.572303" calcext:value-type="float">
            <text:p>6.572303</text:p>
          </table:table-cell>
          <table:table-cell office:value-type="float" office:value="4.53588" calcext:value-type="float">
            <text:p>4.53588</text:p>
          </table:table-cell>
          <table:table-cell office:value-type="float" office:value="1.364896" calcext:value-type="float">
            <text:p>1.364896</text:p>
          </table:table-cell>
          <table:table-cell office:value-type="float" office:value="0.5352451" calcext:value-type="float">
            <text:p>0.5352451</text:p>
          </table:table-cell>
          <table:table-cell office:value-type="float" office:value="0.550904" calcext:value-type="float">
            <text:p>0.550904</text:p>
          </table:table-cell>
          <table:table-cell office:value-type="float" office:value="0.500376" calcext:value-type="float">
            <text:p>0.500376</text:p>
          </table:table-cell>
          <table:table-cell office:value-type="float" office:value="0.2577441" calcext:value-type="float">
            <text:p>0.2577441</text:p>
          </table:table-cell>
          <table:table-cell office:value-type="float" office:value="0.1776602" calcext:value-type="float">
            <text:p>0.1776602</text:p>
          </table:table-cell>
          <table:table-cell office:value-type="float" office:value="0.4127222" calcext:value-type="float">
            <text:p>0.4127222</text:p>
          </table:table-cell>
          <table:table-cell office:value-type="float" office:value="0.3116615" calcext:value-type="float">
            <text:p>0.3116615</text:p>
          </table:table-cell>
          <table:table-cell office:value-type="float" office:value="0.3454474" calcext:value-type="float">
            <text:p>0.3454474</text:p>
          </table:table-cell>
          <table:table-cell office:value-type="float" office:value="0" calcext:value-type="float">
            <text:p>0</text:p>
          </table:table-cell>
          <table:table-cell office:value-type="float" office:value="5017.596" calcext:value-type="float">
            <text:p>5017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6478" calcext:value-type="float">
            <text:p>2.036478</text:p>
          </table:table-cell>
          <table:table-cell office:value-type="float" office:value="0" calcext:value-type="float">
            <text:p>0</text:p>
          </table:table-cell>
          <table:table-cell office:value-type="float" office:value="-0.005508816" calcext:value-type="float">
            <text:p>-0.0055088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32.12076" calcext:value-type="float">
            <text:p>32.1207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4476" calcext:value-type="float">
            <text:p>0.7234476</text:p>
          </table:table-cell>
          <table:table-cell office:value-type="float" office:value="3.999474" calcext:value-type="float">
            <text:p>3.99947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8941574" calcext:value-type="float">
            <text:p>-0.008941574</text:p>
          </table:table-cell>
          <table:table-cell office:value-type="float" office:value="0.001239785" calcext:value-type="float">
            <text:p>0.001239785</text:p>
          </table:table-cell>
          <table:table-cell office:value-type="float" office:value="0.00000003076365" calcext:value-type="float">
            <text:p>3.076365E-08</text:p>
          </table:table-cell>
          <table:table-cell office:value-type="float" office:value="20.27296" calcext:value-type="float">
            <text:p>20.27296</text:p>
          </table:table-cell>
          <table:table-cell office:value-type="float" office:value="7.991401" calcext:value-type="float">
            <text:p>7.991401</text:p>
          </table:table-cell>
          <table:table-cell office:value-type="float" office:value="0.0943289" calcext:value-type="float">
            <text:p>0.0943289</text:p>
          </table:table-cell>
          <table:table-cell office:value-type="float" office:value="0.07227205" calcext:value-type="float">
            <text:p>0.07227205</text:p>
          </table:table-cell>
          <table:table-cell office:value-type="float" office:value="0.05018977" calcext:value-type="float">
            <text:p>0.05018977</text:p>
          </table:table-cell>
          <table:table-cell office:value-type="float" office:value="0.05227176" calcext:value-type="float">
            <text:p>0.05227176</text:p>
          </table:table-cell>
          <table:table-cell office:value-type="float" office:value="0.02569248" calcext:value-type="float">
            <text:p>0.02569248</text:p>
          </table:table-cell>
          <table:table-cell office:value-type="float" office:value="0.01942837" calcext:value-type="float">
            <text:p>0.01942837</text:p>
          </table:table-cell>
          <table:table-cell office:value-type="float" office:value="0.03269217" calcext:value-type="float">
            <text:p>0.03269217</text:p>
          </table:table-cell>
          <table:table-cell office:value-type="float" office:value="0.02671402" calcext:value-type="float">
            <text:p>0.02671402</text:p>
          </table:table-cell>
          <table:table-cell office:value-type="float" office:value="0.02406621" calcext:value-type="float">
            <text:p>0.02406621</text:p>
          </table:table-cell>
          <table:table-cell office:value-type="float" office:value="0.02351344" calcext:value-type="float">
            <text:p>0.02351344</text:p>
          </table:table-cell>
          <table:table-cell office:value-type="float" office:value="0.04334436" calcext:value-type="float">
            <text:p>0.04334436</text:p>
          </table:table-cell>
          <table:table-cell office:value-type="float" office:value="0.005253313" calcext:value-type="float">
            <text:p>0.005253313</text:p>
          </table:table-cell>
          <table:table-cell office:value-type="float" office:value="0.004979287" calcext:value-type="float">
            <text:p>0.004979287</text:p>
          </table:table-cell>
          <table:table-cell office:value-type="float" office:value="0" calcext:value-type="float">
            <text:p>0</text:p>
          </table:table-cell>
          <table:table-cell office:value-type="float" office:value="29.37679" calcext:value-type="float">
            <text:p>29.37679</text:p>
          </table:table-cell>
          <table:table-cell office:value-type="float" office:value="25.71445" calcext:value-type="float">
            <text:p>25.71445</text:p>
          </table:table-cell>
          <table:table-cell office:value-type="float" office:value="12.72631" calcext:value-type="float">
            <text:p>12.72631</text:p>
          </table:table-cell>
          <table:table-cell office:value-type="float" office:value="6.729346" calcext:value-type="float">
            <text:p>6.729346</text:p>
          </table:table-cell>
          <table:table-cell office:value-type="float" office:value="4.656456" calcext:value-type="float">
            <text:p>4.656456</text:p>
          </table:table-cell>
          <table:table-cell office:value-type="float" office:value="1.383616" calcext:value-type="float">
            <text:p>1.383616</text:p>
          </table:table-cell>
          <table:table-cell office:value-type="float" office:value="0.5471056" calcext:value-type="float">
            <text:p>0.5471056</text:p>
          </table:table-cell>
          <table:table-cell office:value-type="float" office:value="0.5557445" calcext:value-type="float">
            <text:p>0.5557445</text:p>
          </table:table-cell>
          <table:table-cell office:value-type="float" office:value="0.5028091" calcext:value-type="float">
            <text:p>0.5028091</text:p>
          </table:table-cell>
          <table:table-cell office:value-type="float" office:value="0.259118" calcext:value-type="float">
            <text:p>0.259118</text:p>
          </table:table-cell>
          <table:table-cell office:value-type="float" office:value="0.1783457" calcext:value-type="float">
            <text:p>0.1783457</text:p>
          </table:table-cell>
          <table:table-cell office:value-type="float" office:value="0.4136006" calcext:value-type="float">
            <text:p>0.4136006</text:p>
          </table:table-cell>
          <table:table-cell office:value-type="float" office:value="0.3119407" calcext:value-type="float">
            <text:p>0.3119407</text:p>
          </table:table-cell>
          <table:table-cell office:value-type="float" office:value="0.3454476" calcext:value-type="float">
            <text:p>0.3454476</text:p>
          </table:table-cell>
          <table:table-cell office:value-type="float" office:value="0" calcext:value-type="float">
            <text:p>0</text:p>
          </table:table-cell>
          <table:table-cell office:value-type="float" office:value="5232.34" calcext:value-type="float">
            <text:p>523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7887" calcext:value-type="float">
            <text:p>2.127887</text:p>
          </table:table-cell>
          <table:table-cell office:value-type="float" office:value="0" calcext:value-type="float">
            <text:p>0</text:p>
          </table:table-cell>
          <table:table-cell office:value-type="float" office:value="-0.005755363" calcext:value-type="float">
            <text:p>-0.005755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31.96326" calcext:value-type="float">
            <text:p>31.96326</text:p>
          </table:table-cell>
          <table:table-cell office:value-type="float" office:value="1100.034" calcext:value-type="float">
            <text:p>110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6115" calcext:value-type="float">
            <text:p>0.766115</text:p>
          </table:table-cell>
          <table:table-cell office:value-type="float" office:value="4.0721" calcext:value-type="float">
            <text:p>4.072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9296794" calcext:value-type="float">
            <text:p>-0.009296794</text:p>
          </table:table-cell>
          <table:table-cell office:value-type="float" office:value="0.001222504" calcext:value-type="float">
            <text:p>0.001222504</text:p>
          </table:table-cell>
          <table:table-cell office:value-type="float" office:value="0.00000003180188" calcext:value-type="float">
            <text:p>3.180188E-08</text:p>
          </table:table-cell>
          <table:table-cell office:value-type="float" office:value="20.31672" calcext:value-type="float">
            <text:p>20.31672</text:p>
          </table:table-cell>
          <table:table-cell office:value-type="float" office:value="9.88288" calcext:value-type="float">
            <text:p>9.88288</text:p>
          </table:table-cell>
          <table:table-cell office:value-type="float" office:value="0.1094322" calcext:value-type="float">
            <text:p>0.1094322</text:p>
          </table:table-cell>
          <table:table-cell office:value-type="float" office:value="0.0806092" calcext:value-type="float">
            <text:p>0.0806092</text:p>
          </table:table-cell>
          <table:table-cell office:value-type="float" office:value="0.0486425" calcext:value-type="float">
            <text:p>0.0486425</text:p>
          </table:table-cell>
          <table:table-cell office:value-type="float" office:value="0.05059056" calcext:value-type="float">
            <text:p>0.05059056</text:p>
          </table:table-cell>
          <table:table-cell office:value-type="float" office:value="0.0248722" calcext:value-type="float">
            <text:p>0.0248722</text:p>
          </table:table-cell>
          <table:table-cell office:value-type="float" office:value="0.01877468" calcext:value-type="float">
            <text:p>0.01877468</text:p>
          </table:table-cell>
          <table:table-cell office:value-type="float" office:value="0.03216866" calcext:value-type="float">
            <text:p>0.03216866</text:p>
          </table:table-cell>
          <table:table-cell office:value-type="float" office:value="0.02647826" calcext:value-type="float">
            <text:p>0.02647826</text:p>
          </table:table-cell>
          <table:table-cell office:value-type="float" office:value="0.02399061" calcext:value-type="float">
            <text:p>0.02399061</text:p>
          </table:table-cell>
          <table:table-cell office:value-type="float" office:value="0.02350274" calcext:value-type="float">
            <text:p>0.02350274</text:p>
          </table:table-cell>
          <table:table-cell office:value-type="float" office:value="0.04318699" calcext:value-type="float">
            <text:p>0.04318699</text:p>
          </table:table-cell>
          <table:table-cell office:value-type="float" office:value="0.005258739" calcext:value-type="float">
            <text:p>0.005258739</text:p>
          </table:table-cell>
          <table:table-cell office:value-type="float" office:value="0.004978731" calcext:value-type="float">
            <text:p>0.004978731</text:p>
          </table:table-cell>
          <table:table-cell office:value-type="float" office:value="0" calcext:value-type="float">
            <text:p>0</text:p>
          </table:table-cell>
          <table:table-cell office:value-type="float" office:value="26.0589" calcext:value-type="float">
            <text:p>26.0589</text:p>
          </table:table-cell>
          <table:table-cell office:value-type="float" office:value="27.2511" calcext:value-type="float">
            <text:p>27.2511</text:p>
          </table:table-cell>
          <table:table-cell office:value-type="float" office:value="13.20948" calcext:value-type="float">
            <text:p>13.20948</text:p>
          </table:table-cell>
          <table:table-cell office:value-type="float" office:value="6.931762" calcext:value-type="float">
            <text:p>6.931762</text:p>
          </table:table-cell>
          <table:table-cell office:value-type="float" office:value="4.818271" calcext:value-type="float">
            <text:p>4.818271</text:p>
          </table:table-cell>
          <table:table-cell office:value-type="float" office:value="1.407798" calcext:value-type="float">
            <text:p>1.407798</text:p>
          </table:table-cell>
          <table:table-cell office:value-type="float" office:value="0.5610747" calcext:value-type="float">
            <text:p>0.5610747</text:p>
          </table:table-cell>
          <table:table-cell office:value-type="float" office:value="0.5612727" calcext:value-type="float">
            <text:p>0.5612727</text:p>
          </table:table-cell>
          <table:table-cell office:value-type="float" office:value="0.5054021" calcext:value-type="float">
            <text:p>0.5054021</text:p>
          </table:table-cell>
          <table:table-cell office:value-type="float" office:value="0.2605205" calcext:value-type="float">
            <text:p>0.2605205</text:p>
          </table:table-cell>
          <table:table-cell office:value-type="float" office:value="0.1790473" calcext:value-type="float">
            <text:p>0.1790473</text:p>
          </table:table-cell>
          <table:table-cell office:value-type="float" office:value="0.4145035" calcext:value-type="float">
            <text:p>0.4145035</text:p>
          </table:table-cell>
          <table:table-cell office:value-type="float" office:value="0.3122155" calcext:value-type="float">
            <text:p>0.3122155</text:p>
          </table:table-cell>
          <table:table-cell office:value-type="float" office:value="0.3454477" calcext:value-type="float">
            <text:p>0.3454477</text:p>
          </table:table-cell>
          <table:table-cell office:value-type="float" office:value="0" calcext:value-type="float">
            <text:p>0</text:p>
          </table:table-cell>
          <table:table-cell office:value-type="float" office:value="5470.924" calcext:value-type="float">
            <text:p>5470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741" calcext:value-type="float">
            <text:p>2.244741</text:p>
          </table:table-cell>
          <table:table-cell office:value-type="float" office:value="0" calcext:value-type="float">
            <text:p>0</text:p>
          </table:table-cell>
          <table:table-cell office:value-type="float" office:value="-0.006923581" calcext:value-type="float">
            <text:p>-0.0069235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31.85896" calcext:value-type="float">
            <text:p>31.85896</text:p>
          </table:table-cell>
          <table:table-cell office:value-type="float" office:value="1100.057" calcext:value-type="float">
            <text:p>110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4637" calcext:value-type="float">
            <text:p>0.7724637</text:p>
          </table:table-cell>
          <table:table-cell office:value-type="float" office:value="4.140796" calcext:value-type="float">
            <text:p>4.14079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55" calcext:value-type="float">
            <text:p>4.0465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7496" calcext:value-type="float">
            <text:p>0.0001247496</text:p>
          </table:table-cell>
          <table:table-cell office:value-type="float" office:value="-0.009492125" calcext:value-type="float">
            <text:p>-0.009492125</text:p>
          </table:table-cell>
          <table:table-cell office:value-type="float" office:value="0.001213276" calcext:value-type="float">
            <text:p>0.001213276</text:p>
          </table:table-cell>
          <table:table-cell office:value-type="float" office:value="0.00000003702578" calcext:value-type="float">
            <text:p>3.702578E-08</text:p>
          </table:table-cell>
          <table:table-cell office:value-type="float" office:value="20.39042" calcext:value-type="float">
            <text:p>20.39042</text:p>
          </table:table-cell>
          <table:table-cell office:value-type="float" office:value="10.22287" calcext:value-type="float">
            <text:p>10.22287</text:p>
          </table:table-cell>
          <table:table-cell office:value-type="float" office:value="0.09871648" calcext:value-type="float">
            <text:p>0.09871648</text:p>
          </table:table-cell>
          <table:table-cell office:value-type="float" office:value="0.07490144" calcext:value-type="float">
            <text:p>0.07490144</text:p>
          </table:table-cell>
          <table:table-cell office:value-type="float" office:value="0.04808801" calcext:value-type="float">
            <text:p>0.04808801</text:p>
          </table:table-cell>
          <table:table-cell office:value-type="float" office:value="0.04973387" calcext:value-type="float">
            <text:p>0.04973387</text:p>
          </table:table-cell>
          <table:table-cell office:value-type="float" office:value="0.02427713" calcext:value-type="float">
            <text:p>0.02427713</text:p>
          </table:table-cell>
          <table:table-cell office:value-type="float" office:value="0.01817109" calcext:value-type="float">
            <text:p>0.01817109</text:p>
          </table:table-cell>
          <table:table-cell office:value-type="float" office:value="0.03158421" calcext:value-type="float">
            <text:p>0.03158421</text:p>
          </table:table-cell>
          <table:table-cell office:value-type="float" office:value="0.02621584" calcext:value-type="float">
            <text:p>0.02621584</text:p>
          </table:table-cell>
          <table:table-cell office:value-type="float" office:value="0.02390641" calcext:value-type="float">
            <text:p>0.02390641</text:p>
          </table:table-cell>
          <table:table-cell office:value-type="float" office:value="0.02349051" calcext:value-type="float">
            <text:p>0.02349051</text:p>
          </table:table-cell>
          <table:table-cell office:value-type="float" office:value="0.04302347" calcext:value-type="float">
            <text:p>0.04302347</text:p>
          </table:table-cell>
          <table:table-cell office:value-type="float" office:value="0.005263946" calcext:value-type="float">
            <text:p>0.005263946</text:p>
          </table:table-cell>
          <table:table-cell office:value-type="float" office:value="0.004978161" calcext:value-type="float">
            <text:p>0.004978161</text:p>
          </table:table-cell>
          <table:table-cell office:value-type="float" office:value="0" calcext:value-type="float">
            <text:p>0</text:p>
          </table:table-cell>
          <table:table-cell office:value-type="float" office:value="24.09362" calcext:value-type="float">
            <text:p>24.09362</text:p>
          </table:table-cell>
          <table:table-cell office:value-type="float" office:value="28.24747" calcext:value-type="float">
            <text:p>28.24747</text:p>
          </table:table-cell>
          <table:table-cell office:value-type="float" office:value="13.68839" calcext:value-type="float">
            <text:p>13.68839</text:p>
          </table:table-cell>
          <table:table-cell office:value-type="float" office:value="7.129564" calcext:value-type="float">
            <text:p>7.129564</text:p>
          </table:table-cell>
          <table:table-cell office:value-type="float" office:value="4.987537" calcext:value-type="float">
            <text:p>4.987537</text:p>
          </table:table-cell>
          <table:table-cell office:value-type="float" office:value="1.43522" calcext:value-type="float">
            <text:p>1.43522</text:p>
          </table:table-cell>
          <table:table-cell office:value-type="float" office:value="0.5767462" calcext:value-type="float">
            <text:p>0.5767462</text:p>
          </table:table-cell>
          <table:table-cell office:value-type="float" office:value="0.567702" calcext:value-type="float">
            <text:p>0.567702</text:p>
          </table:table-cell>
          <table:table-cell office:value-type="float" office:value="0.5082442" calcext:value-type="float">
            <text:p>0.5082442</text:p>
          </table:table-cell>
          <table:table-cell office:value-type="float" office:value="0.2619652" calcext:value-type="float">
            <text:p>0.2619652</text:p>
          </table:table-cell>
          <table:table-cell office:value-type="float" office:value="0.1797652" calcext:value-type="float">
            <text:p>0.1797652</text:p>
          </table:table-cell>
          <table:table-cell office:value-type="float" office:value="0.4154313" calcext:value-type="float">
            <text:p>0.4154313</text:p>
          </table:table-cell>
          <table:table-cell office:value-type="float" office:value="0.3124827" calcext:value-type="float">
            <text:p>0.3124827</text:p>
          </table:table-cell>
          <table:table-cell office:value-type="float" office:value="0.3454479" calcext:value-type="float">
            <text:p>0.3454479</text:p>
          </table:table-cell>
          <table:table-cell office:value-type="float" office:value="0" calcext:value-type="float">
            <text:p>0</text:p>
          </table:table-cell>
          <table:table-cell office:value-type="float" office:value="5517.161" calcext:value-type="float">
            <text:p>5517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0117" calcext:value-type="float">
            <text:p>2.320117</text:p>
          </table:table-cell>
          <table:table-cell office:value-type="float" office:value="0" calcext:value-type="float">
            <text:p>0</text:p>
          </table:table-cell>
          <table:table-cell office:value-type="float" office:value="-0.007065148" calcext:value-type="float">
            <text:p>-0.0070651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31.76474" calcext:value-type="float">
            <text:p>31.76474</text:p>
          </table:table-cell>
          <table:table-cell office:value-type="float" office:value="1100.083" calcext:value-type="float">
            <text:p>1100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7406" calcext:value-type="float">
            <text:p>0.7227406</text:p>
          </table:table-cell>
          <table:table-cell office:value-type="float" office:value="4.254314" calcext:value-type="float">
            <text:p>4.25431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661" calcext:value-type="float">
            <text:p>4.0466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8177" calcext:value-type="float">
            <text:p>0.0001248177</text:p>
          </table:table-cell>
          <table:table-cell office:value-type="float" office:value="-0.009802651" calcext:value-type="float">
            <text:p>-0.009802651</text:p>
          </table:table-cell>
          <table:table-cell office:value-type="float" office:value="0.00121734" calcext:value-type="float">
            <text:p>0.00121734</text:p>
          </table:table-cell>
          <table:table-cell office:value-type="float" office:value="0.00000003726127" calcext:value-type="float">
            <text:p>3.726127E-08</text:p>
          </table:table-cell>
          <table:table-cell office:value-type="float" office:value="20.47526" calcext:value-type="float">
            <text:p>20.47526</text:p>
          </table:table-cell>
          <table:table-cell office:value-type="float" office:value="6.465956" calcext:value-type="float">
            <text:p>6.465956</text:p>
          </table:table-cell>
          <table:table-cell office:value-type="float" office:value="0.08770622" calcext:value-type="float">
            <text:p>0.08770622</text:p>
          </table:table-cell>
          <table:table-cell office:value-type="float" office:value="0.07232683" calcext:value-type="float">
            <text:p>0.07232683</text:p>
          </table:table-cell>
          <table:table-cell office:value-type="float" office:value="0.04789823" calcext:value-type="float">
            <text:p>0.04789823</text:p>
          </table:table-cell>
          <table:table-cell office:value-type="float" office:value="0.0495793" calcext:value-type="float">
            <text:p>0.0495793</text:p>
          </table:table-cell>
          <table:table-cell office:value-type="float" office:value="0.02405341" calcext:value-type="float">
            <text:p>0.02405341</text:p>
          </table:table-cell>
          <table:table-cell office:value-type="float" office:value="0.0178944" calcext:value-type="float">
            <text:p>0.0178944</text:p>
          </table:table-cell>
          <table:table-cell office:value-type="float" office:value="0.03105758" calcext:value-type="float">
            <text:p>0.03105758</text:p>
          </table:table-cell>
          <table:table-cell office:value-type="float" office:value="0.02593489" calcext:value-type="float">
            <text:p>0.02593489</text:p>
          </table:table-cell>
          <table:table-cell office:value-type="float" office:value="0.02381174" calcext:value-type="float">
            <text:p>0.02381174</text:p>
          </table:table-cell>
          <table:table-cell office:value-type="float" office:value="0.02347561" calcext:value-type="float">
            <text:p>0.02347561</text:p>
          </table:table-cell>
          <table:table-cell office:value-type="float" office:value="0.04285316" calcext:value-type="float">
            <text:p>0.04285316</text:p>
          </table:table-cell>
          <table:table-cell office:value-type="float" office:value="0.005268956" calcext:value-type="float">
            <text:p>0.005268956</text:p>
          </table:table-cell>
          <table:table-cell office:value-type="float" office:value="0.004977558" calcext:value-type="float">
            <text:p>0.004977558</text:p>
          </table:table-cell>
          <table:table-cell office:value-type="float" office:value="0" calcext:value-type="float">
            <text:p>0</text:p>
          </table:table-cell>
          <table:table-cell office:value-type="float" office:value="32.69579" calcext:value-type="float">
            <text:p>32.69579</text:p>
          </table:table-cell>
          <table:table-cell office:value-type="float" office:value="27.1322" calcext:value-type="float">
            <text:p>27.1322</text:p>
          </table:table-cell>
          <table:table-cell office:value-type="float" office:value="14.02645" calcext:value-type="float">
            <text:p>14.02645</text:p>
          </table:table-cell>
          <table:table-cell office:value-type="float" office:value="7.283556" calcext:value-type="float">
            <text:p>7.283556</text:p>
          </table:table-cell>
          <table:table-cell office:value-type="float" office:value="5.129378" calcext:value-type="float">
            <text:p>5.129378</text:p>
          </table:table-cell>
          <table:table-cell office:value-type="float" office:value="1.460391" calcext:value-type="float">
            <text:p>1.460391</text:p>
          </table:table-cell>
          <table:table-cell office:value-type="float" office:value="0.5916854" calcext:value-type="float">
            <text:p>0.5916854</text:p>
          </table:table-cell>
          <table:table-cell office:value-type="float" office:value="0.5744216" calcext:value-type="float">
            <text:p>0.5744216</text:p>
          </table:table-cell>
          <table:table-cell office:value-type="float" office:value="0.5113425" calcext:value-type="float">
            <text:p>0.5113425</text:p>
          </table:table-cell>
          <table:table-cell office:value-type="float" office:value="0.2634676" calcext:value-type="float">
            <text:p>0.2634676</text:p>
          </table:table-cell>
          <table:table-cell office:value-type="float" office:value="0.1805003" calcext:value-type="float">
            <text:p>0.1805003</text:p>
          </table:table-cell>
          <table:table-cell office:value-type="float" office:value="0.4163867" calcext:value-type="float">
            <text:p>0.4163867</text:p>
          </table:table-cell>
          <table:table-cell office:value-type="float" office:value="0.3127428" calcext:value-type="float">
            <text:p>0.3127428</text:p>
          </table:table-cell>
          <table:table-cell office:value-type="float" office:value="0.3454482" calcext:value-type="float">
            <text:p>0.3454482</text:p>
          </table:table-cell>
          <table:table-cell office:value-type="float" office:value="0" calcext:value-type="float">
            <text:p>0</text:p>
          </table:table-cell>
          <table:table-cell office:value-type="float" office:value="5458.363" calcext:value-type="float">
            <text:p>5458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2588" calcext:value-type="float">
            <text:p>2.382588</text:p>
          </table:table-cell>
          <table:table-cell office:value-type="float" office:value="0" calcext:value-type="float">
            <text:p>0</text:p>
          </table:table-cell>
          <table:table-cell office:value-type="float" office:value="-0.007137598" calcext:value-type="float">
            <text:p>-0.0071375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31.65517" calcext:value-type="float">
            <text:p>31.65517</text:p>
          </table:table-cell>
          <table:table-cell office:value-type="float" office:value="1100.111" calcext:value-type="float">
            <text:p>1100.111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813852" calcext:value-type="float">
            <text:p>4.813852</text:p>
          </table:table-cell>
          <table:table-cell office:value-type="float" office:value="8.447173" calcext:value-type="float">
            <text:p>8.44717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661" calcext:value-type="float">
            <text:p>4.0466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8177" calcext:value-type="float">
            <text:p>0.0001248177</text:p>
          </table:table-cell>
          <table:table-cell office:value-type="float" office:value="-0.01012751" calcext:value-type="float">
            <text:p>-0.01012751</text:p>
          </table:table-cell>
          <table:table-cell office:value-type="float" office:value="0.001190224" calcext:value-type="float">
            <text:p>0.001190224</text:p>
          </table:table-cell>
          <table:table-cell office:value-type="float" office:value="0.00000003891025" calcext:value-type="float">
            <text:p>3.891025E-08</text:p>
          </table:table-cell>
          <table:table-cell office:value-type="float" office:value="20.53436" calcext:value-type="float">
            <text:p>20.53436</text:p>
          </table:table-cell>
          <table:table-cell office:value-type="float" office:value="6.617399" calcext:value-type="float">
            <text:p>6.617399</text:p>
          </table:table-cell>
          <table:table-cell office:value-type="float" office:value="101.3623" calcext:value-type="float">
            <text:p>101.3623</text:p>
          </table:table-cell>
          <table:table-cell office:value-type="float" office:value="0.07202446" calcext:value-type="float">
            <text:p>0.07202446</text:p>
          </table:table-cell>
          <table:table-cell office:value-type="float" office:value="0.04765052" calcext:value-type="float">
            <text:p>0.04765052</text:p>
          </table:table-cell>
          <table:table-cell office:value-type="float" office:value="0.04934653" calcext:value-type="float">
            <text:p>0.04934653</text:p>
          </table:table-cell>
          <table:table-cell office:value-type="float" office:value="0.02393268" calcext:value-type="float">
            <text:p>0.02393268</text:p>
          </table:table-cell>
          <table:table-cell office:value-type="float" office:value="0.01779429" calcext:value-type="float">
            <text:p>0.01779429</text:p>
          </table:table-cell>
          <table:table-cell office:value-type="float" office:value="0.03062937" calcext:value-type="float">
            <text:p>0.03062937</text:p>
          </table:table-cell>
          <table:table-cell office:value-type="float" office:value="0.02565312" calcext:value-type="float">
            <text:p>0.02565312</text:p>
          </table:table-cell>
          <table:table-cell office:value-type="float" office:value="0.02370696" calcext:value-type="float">
            <text:p>0.02370696</text:p>
          </table:table-cell>
          <table:table-cell office:value-type="float" office:value="0.0234576" calcext:value-type="float">
            <text:p>0.0234576</text:p>
          </table:table-cell>
          <table:table-cell office:value-type="float" office:value="0.04267517" calcext:value-type="float">
            <text:p>0.04267517</text:p>
          </table:table-cell>
          <table:table-cell office:value-type="float" office:value="0.005273791" calcext:value-type="float">
            <text:p>0.005273791</text:p>
          </table:table-cell>
          <table:table-cell office:value-type="float" office:value="0.004976959" calcext:value-type="float">
            <text:p>0.004976959</text:p>
          </table:table-cell>
          <table:table-cell office:value-type="float" office:value="0" calcext:value-type="float">
            <text:p>0</text:p>
          </table:table-cell>
          <table:table-cell office:value-type="float" office:value="35.41245" calcext:value-type="float">
            <text:p>35.41245</text:p>
          </table:table-cell>
          <table:table-cell office:value-type="float" office:value="129.0787" calcext:value-type="float">
            <text:p>129.0787</text:p>
          </table:table-cell>
          <table:table-cell office:value-type="float" office:value="14.23012" calcext:value-type="float">
            <text:p>14.23012</text:p>
          </table:table-cell>
          <table:table-cell office:value-type="float" office:value="7.380051" calcext:value-type="float">
            <text:p>7.380051</text:p>
          </table:table-cell>
          <table:table-cell office:value-type="float" office:value="5.216456" calcext:value-type="float">
            <text:p>5.216456</text:p>
          </table:table-cell>
          <table:table-cell office:value-type="float" office:value="1.481852" calcext:value-type="float">
            <text:p>1.481852</text:p>
          </table:table-cell>
          <table:table-cell office:value-type="float" office:value="0.6054877" calcext:value-type="float">
            <text:p>0.6054877</text:p>
          </table:table-cell>
          <table:table-cell office:value-type="float" office:value="0.5809349" calcext:value-type="float">
            <text:p>0.5809349</text:p>
          </table:table-cell>
          <table:table-cell office:value-type="float" office:value="0.5145503" calcext:value-type="float">
            <text:p>0.5145503</text:p>
          </table:table-cell>
          <table:table-cell office:value-type="float" office:value="0.2650431" calcext:value-type="float">
            <text:p>0.2650431</text:p>
          </table:table-cell>
          <table:table-cell office:value-type="float" office:value="0.1812578" calcext:value-type="float">
            <text:p>0.1812578</text:p>
          </table:table-cell>
          <table:table-cell office:value-type="float" office:value="0.4173714" calcext:value-type="float">
            <text:p>0.4173714</text:p>
          </table:table-cell>
          <table:table-cell office:value-type="float" office:value="0.3129981" calcext:value-type="float">
            <text:p>0.3129981</text:p>
          </table:table-cell>
          <table:table-cell office:value-type="float" office:value="0.3454484" calcext:value-type="float">
            <text:p>0.3454484</text:p>
          </table:table-cell>
          <table:table-cell office:value-type="float" office:value="0" calcext:value-type="float">
            <text:p>0</text:p>
          </table:table-cell>
          <table:table-cell office:value-type="float" office:value="5489.612" calcext:value-type="float">
            <text:p>5489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9351" calcext:value-type="float">
            <text:p>2.459351</text:p>
          </table:table-cell>
          <table:table-cell office:value-type="float" office:value="0" calcext:value-type="float">
            <text:p>0</text:p>
          </table:table-cell>
          <table:table-cell office:value-type="float" office:value="-0.007234951" calcext:value-type="float">
            <text:p>-0.0072349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31.52567" calcext:value-type="float">
            <text:p>31.52567</text:p>
          </table:table-cell>
          <table:table-cell office:value-type="float" office:value="1100.135" calcext:value-type="float">
            <text:p>1100.135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895001" calcext:value-type="float">
            <text:p>4.895001</text:p>
          </table:table-cell>
          <table:table-cell office:value-type="float" office:value="8.577655" calcext:value-type="float">
            <text:p>8.577655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661" calcext:value-type="float">
            <text:p>4.0466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8177" calcext:value-type="float">
            <text:p>0.0001248177</text:p>
          </table:table-cell>
          <table:table-cell office:value-type="float" office:value="-0.01033419" calcext:value-type="float">
            <text:p>-0.01033419</text:p>
          </table:table-cell>
          <table:table-cell office:value-type="float" office:value="0.001126739" calcext:value-type="float">
            <text:p>0.001126739</text:p>
          </table:table-cell>
          <table:table-cell office:value-type="float" office:value="0.00000003980353" calcext:value-type="float">
            <text:p>3.980353E-08</text:p>
          </table:table-cell>
          <table:table-cell office:value-type="float" office:value="20.53558" calcext:value-type="float">
            <text:p>20.53558</text:p>
          </table:table-cell>
          <table:table-cell office:value-type="float" office:value="8.548202" calcext:value-type="float">
            <text:p>8.548202</text:p>
          </table:table-cell>
          <table:table-cell office:value-type="float" office:value="102.5103" calcext:value-type="float">
            <text:p>102.5103</text:p>
          </table:table-cell>
          <table:table-cell office:value-type="float" office:value="0.0756925" calcext:value-type="float">
            <text:p>0.0756925</text:p>
          </table:table-cell>
          <table:table-cell office:value-type="float" office:value="0.04724249" calcext:value-type="float">
            <text:p>0.04724249</text:p>
          </table:table-cell>
          <table:table-cell office:value-type="float" office:value="0.04889088" calcext:value-type="float">
            <text:p>0.04889088</text:p>
          </table:table-cell>
          <table:table-cell office:value-type="float" office:value="0.02369186" calcext:value-type="float">
            <text:p>0.02369186</text:p>
          </table:table-cell>
          <table:table-cell office:value-type="float" office:value="0.01763832" calcext:value-type="float">
            <text:p>0.01763832</text:p>
          </table:table-cell>
          <table:table-cell office:value-type="float" office:value="0.03023845" calcext:value-type="float">
            <text:p>0.03023845</text:p>
          </table:table-cell>
          <table:table-cell office:value-type="float" office:value="0.02538859" calcext:value-type="float">
            <text:p>0.02538859</text:p>
          </table:table-cell>
          <table:table-cell office:value-type="float" office:value="0.02359509" calcext:value-type="float">
            <text:p>0.02359509</text:p>
          </table:table-cell>
          <table:table-cell office:value-type="float" office:value="0.02343631" calcext:value-type="float">
            <text:p>0.02343631</text:p>
          </table:table-cell>
          <table:table-cell office:value-type="float" office:value="0.04248875" calcext:value-type="float">
            <text:p>0.04248875</text:p>
          </table:table-cell>
          <table:table-cell office:value-type="float" office:value="0.005278456" calcext:value-type="float">
            <text:p>0.005278456</text:p>
          </table:table-cell>
          <table:table-cell office:value-type="float" office:value="0.004976358" calcext:value-type="float">
            <text:p>0.004976358</text:p>
          </table:table-cell>
          <table:table-cell office:value-type="float" office:value="0" calcext:value-type="float">
            <text:p>0</text:p>
          </table:table-cell>
          <table:table-cell office:value-type="float" office:value="33.55077" calcext:value-type="float">
            <text:p>33.55077</text:p>
          </table:table-cell>
          <table:table-cell office:value-type="float" office:value="132.3668" calcext:value-type="float">
            <text:p>132.3668</text:p>
          </table:table-cell>
          <table:table-cell office:value-type="float" office:value="14.72678" calcext:value-type="float">
            <text:p>14.72678</text:p>
          </table:table-cell>
          <table:table-cell office:value-type="float" office:value="7.537708" calcext:value-type="float">
            <text:p>7.537708</text:p>
          </table:table-cell>
          <table:table-cell office:value-type="float" office:value="5.316918" calcext:value-type="float">
            <text:p>5.316918</text:p>
          </table:table-cell>
          <table:table-cell office:value-type="float" office:value="1.504299" calcext:value-type="float">
            <text:p>1.504299</text:p>
          </table:table-cell>
          <table:table-cell office:value-type="float" office:value="0.6196526" calcext:value-type="float">
            <text:p>0.6196526</text:p>
          </table:table-cell>
          <table:table-cell office:value-type="float" office:value="0.5874648" calcext:value-type="float">
            <text:p>0.5874648</text:p>
          </table:table-cell>
          <table:table-cell office:value-type="float" office:value="0.5177913" calcext:value-type="float">
            <text:p>0.5177913</text:p>
          </table:table-cell>
          <table:table-cell office:value-type="float" office:value="0.2666793" calcext:value-type="float">
            <text:p>0.2666793</text:p>
          </table:table-cell>
          <table:table-cell office:value-type="float" office:value="0.1820374" calcext:value-type="float">
            <text:p>0.1820374</text:p>
          </table:table-cell>
          <table:table-cell office:value-type="float" office:value="0.4183882" calcext:value-type="float">
            <text:p>0.4183882</text:p>
          </table:table-cell>
          <table:table-cell office:value-type="float" office:value="0.3132486" calcext:value-type="float">
            <text:p>0.3132486</text:p>
          </table:table-cell>
          <table:table-cell office:value-type="float" office:value="0.3454486" calcext:value-type="float">
            <text:p>0.3454486</text:p>
          </table:table-cell>
          <table:table-cell office:value-type="float" office:value="0" calcext:value-type="float">
            <text:p>0</text:p>
          </table:table-cell>
          <table:table-cell office:value-type="float" office:value="5655.852" calcext:value-type="float">
            <text:p>5655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9117" calcext:value-type="float">
            <text:p>2.559117</text:p>
          </table:table-cell>
          <table:table-cell office:value-type="float" office:value="0" calcext:value-type="float">
            <text:p>0</text:p>
          </table:table-cell>
          <table:table-cell office:value-type="float" office:value="-0.007418711" calcext:value-type="float">
            <text:p>-0.0074187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31.37937" calcext:value-type="float">
            <text:p>31.37937</text:p>
          </table:table-cell>
          <table:table-cell office:value-type="float" office:value="1100.163" calcext:value-type="float">
            <text:p>1100.163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914266" calcext:value-type="float">
            <text:p>4.914266</text:p>
          </table:table-cell>
          <table:table-cell office:value-type="float" office:value="8.67045" calcext:value-type="float">
            <text:p>8.67045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661" calcext:value-type="float">
            <text:p>4.046661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48177" calcext:value-type="float">
            <text:p>0.0001248177</text:p>
          </table:table-cell>
          <table:table-cell office:value-type="float" office:value="-0.01061671" calcext:value-type="float">
            <text:p>-0.01061671</text:p>
          </table:table-cell>
          <table:table-cell office:value-type="float" office:value="0.001066454" calcext:value-type="float">
            <text:p>0.001066454</text:p>
          </table:table-cell>
          <table:table-cell office:value-type="float" office:value="0.00000004094776" calcext:value-type="float">
            <text:p>4.094776E-08</text:p>
          </table:table-cell>
          <table:table-cell office:value-type="float" office:value="20.5632" calcext:value-type="float">
            <text:p>20.5632</text:p>
          </table:table-cell>
          <table:table-cell office:value-type="float" office:value="10.16747" calcext:value-type="float">
            <text:p>10.16747</text:p>
          </table:table-cell>
          <table:table-cell office:value-type="float" office:value="102.268" calcext:value-type="float">
            <text:p>102.268</text:p>
          </table:table-cell>
          <table:table-cell office:value-type="float" office:value="0.08351145" calcext:value-type="float">
            <text:p>0.08351145</text:p>
          </table:table-cell>
          <table:table-cell office:value-type="float" office:value="0.04672317" calcext:value-type="float">
            <text:p>0.04672317</text:p>
          </table:table-cell>
          <table:table-cell office:value-type="float" office:value="0.04821642" calcext:value-type="float">
            <text:p>0.04821642</text:p>
          </table:table-cell>
          <table:table-cell office:value-type="float" office:value="0.02327422" calcext:value-type="float">
            <text:p>0.02327422</text:p>
          </table:table-cell>
          <table:table-cell office:value-type="float" office:value="0.01735429" calcext:value-type="float">
            <text:p>0.01735429</text:p>
          </table:table-cell>
          <table:table-cell office:value-type="float" office:value="0.02984552" calcext:value-type="float">
            <text:p>0.02984552</text:p>
          </table:table-cell>
          <table:table-cell office:value-type="float" office:value="0.0251345" calcext:value-type="float">
            <text:p>0.0251345</text:p>
          </table:table-cell>
          <table:table-cell office:value-type="float" office:value="0.02347807" calcext:value-type="float">
            <text:p>0.02347807</text:p>
          </table:table-cell>
          <table:table-cell office:value-type="float" office:value="0.02341185" calcext:value-type="float">
            <text:p>0.02341185</text:p>
          </table:table-cell>
          <table:table-cell office:value-type="float" office:value="0.04229352" calcext:value-type="float">
            <text:p>0.04229352</text:p>
          </table:table-cell>
          <table:table-cell office:value-type="float" office:value="0.005282966" calcext:value-type="float">
            <text:p>0.005282966</text:p>
          </table:table-cell>
          <table:table-cell office:value-type="float" office:value="0.004975767" calcext:value-type="float">
            <text:p>0.004975767</text:p>
          </table:table-cell>
          <table:table-cell office:value-type="float" office:value="0" calcext:value-type="float">
            <text:p>0</text:p>
          </table:table-cell>
          <table:table-cell office:value-type="float" office:value="30.92443" calcext:value-type="float">
            <text:p>30.92443</text:p>
          </table:table-cell>
          <table:table-cell office:value-type="float" office:value="134.1604" calcext:value-type="float">
            <text:p>134.1604</text:p>
          </table:table-cell>
          <table:table-cell office:value-type="float" office:value="15.38136" calcext:value-type="float">
            <text:p>15.38136</text:p>
          </table:table-cell>
          <table:table-cell office:value-type="float" office:value="7.755711" calcext:value-type="float">
            <text:p>7.755711</text:p>
          </table:table-cell>
          <table:table-cell office:value-type="float" office:value="5.466442" calcext:value-type="float">
            <text:p>5.466442</text:p>
          </table:table-cell>
          <table:table-cell office:value-type="float" office:value="1.531237" calcext:value-type="float">
            <text:p>1.531237</text:p>
          </table:table-cell>
          <table:table-cell office:value-type="float" office:value="0.6352549" calcext:value-type="float">
            <text:p>0.6352549</text:p>
          </table:table-cell>
          <table:table-cell office:value-type="float" office:value="0.5943459" calcext:value-type="float">
            <text:p>0.5943459</text:p>
          </table:table-cell>
          <table:table-cell office:value-type="float" office:value="0.5211183" calcext:value-type="float">
            <text:p>0.5211183</text:p>
          </table:table-cell>
          <table:table-cell office:value-type="float" office:value="0.2683583" calcext:value-type="float">
            <text:p>0.2683583</text:p>
          </table:table-cell>
          <table:table-cell office:value-type="float" office:value="0.1828344" calcext:value-type="float">
            <text:p>0.1828344</text:p>
          </table:table-cell>
          <table:table-cell office:value-type="float" office:value="0.4194376" calcext:value-type="float">
            <text:p>0.4194376</text:p>
          </table:table-cell>
          <table:table-cell office:value-type="float" office:value="0.3134955" calcext:value-type="float">
            <text:p>0.3134955</text:p>
          </table:table-cell>
          <table:table-cell office:value-type="float" office:value="0.3454488" calcext:value-type="float">
            <text:p>0.3454488</text:p>
          </table:table-cell>
          <table:table-cell office:value-type="float" office:value="0" calcext:value-type="float">
            <text:p>0</text:p>
          </table:table-cell>
          <table:table-cell office:value-type="float" office:value="5792.576" calcext:value-type="float">
            <text:p>5792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1805" calcext:value-type="float">
            <text:p>2.671805</text:p>
          </table:table-cell>
          <table:table-cell office:value-type="float" office:value="0" calcext:value-type="float">
            <text:p>0</text:p>
          </table:table-cell>
          <table:table-cell office:value-type="float" office:value="-0.00778349" calcext:value-type="float">
            <text:p>-0.00778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31.26195" calcext:value-type="float">
            <text:p>31.26195</text:p>
          </table:table-cell>
          <table:table-cell office:value-type="float" office:value="1100.194" calcext:value-type="float">
            <text:p>1100.194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799301" calcext:value-type="float">
            <text:p>4.799301</text:p>
          </table:table-cell>
          <table:table-cell office:value-type="float" office:value="8.867343" calcext:value-type="float">
            <text:p>8.86734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4688" calcext:value-type="float">
            <text:p>4.0468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251026" calcext:value-type="float">
            <text:p>0.0001251026</text:p>
          </table:table-cell>
          <table:table-cell office:value-type="float" office:value="-0.011493" calcext:value-type="float">
            <text:p>-0.011493</text:p>
          </table:table-cell>
          <table:table-cell office:value-type="float" office:value="0.001017602" calcext:value-type="float">
            <text:p>0.001017602</text:p>
          </table:table-cell>
          <table:table-cell office:value-type="float" office:value="0.00000004382958" calcext:value-type="float">
            <text:p>4.382958E-08</text:p>
          </table:table-cell>
          <table:table-cell office:value-type="float" office:value="20.64795" calcext:value-type="float">
            <text:p>20.64795</text:p>
          </table:table-cell>
          <table:table-cell office:value-type="float" office:value="9.082932" calcext:value-type="float">
            <text:p>9.082932</text:p>
          </table:table-cell>
          <table:table-cell office:value-type="float" office:value="99.38367" calcext:value-type="float">
            <text:p>99.38367</text:p>
          </table:table-cell>
          <table:table-cell office:value-type="float" office:value="0.7337265" calcext:value-type="float">
            <text:p>0.7337265</text:p>
          </table:table-cell>
          <table:table-cell office:value-type="float" office:value="0.05024561" calcext:value-type="float">
            <text:p>0.05024561</text:p>
          </table:table-cell>
          <table:table-cell office:value-type="float" office:value="0.04782001" calcext:value-type="float">
            <text:p>0.04782001</text:p>
          </table:table-cell>
          <table:table-cell office:value-type="float" office:value="0.02295458" calcext:value-type="float">
            <text:p>0.02295458</text:p>
          </table:table-cell>
          <table:table-cell office:value-type="float" office:value="0.01707324" calcext:value-type="float">
            <text:p>0.01707324</text:p>
          </table:table-cell>
          <table:table-cell office:value-type="float" office:value="0.02944296" calcext:value-type="float">
            <text:p>0.02944296</text:p>
          </table:table-cell>
          <table:table-cell office:value-type="float" office:value="0.02488011" calcext:value-type="float">
            <text:p>0.02488011</text:p>
          </table:table-cell>
          <table:table-cell office:value-type="float" office:value="0.02335592" calcext:value-type="float">
            <text:p>0.02335592</text:p>
          </table:table-cell>
          <table:table-cell office:value-type="float" office:value="0.0233842" calcext:value-type="float">
            <text:p>0.0233842</text:p>
          </table:table-cell>
          <table:table-cell office:value-type="float" office:value="0.04208937" calcext:value-type="float">
            <text:p>0.04208937</text:p>
          </table:table-cell>
          <table:table-cell office:value-type="float" office:value="0.005287324" calcext:value-type="float">
            <text:p>0.005287324</text:p>
          </table:table-cell>
          <table:table-cell office:value-type="float" office:value="0.004975162" calcext:value-type="float">
            <text:p>0.004975162</text:p>
          </table:table-cell>
          <table:table-cell office:value-type="float" office:value="0" calcext:value-type="float">
            <text:p>0</text:p>
          </table:table-cell>
          <table:table-cell office:value-type="float" office:value="26.65589" calcext:value-type="float">
            <text:p>26.65589</text:p>
          </table:table-cell>
          <table:table-cell office:value-type="float" office:value="127.7532" calcext:value-type="float">
            <text:p>127.7532</text:p>
          </table:table-cell>
          <table:table-cell office:value-type="float" office:value="24.44915" calcext:value-type="float">
            <text:p>24.44915</text:p>
          </table:table-cell>
          <table:table-cell office:value-type="float" office:value="8.23548" calcext:value-type="float">
            <text:p>8.23548</text:p>
          </table:table-cell>
          <table:table-cell office:value-type="float" office:value="5.64347" calcext:value-type="float">
            <text:p>5.64347</text:p>
          </table:table-cell>
          <table:table-cell office:value-type="float" office:value="1.560891" calcext:value-type="float">
            <text:p>1.560891</text:p>
          </table:table-cell>
          <table:table-cell office:value-type="float" office:value="0.6520715" calcext:value-type="float">
            <text:p>0.6520715</text:p>
          </table:table-cell>
          <table:table-cell office:value-type="float" office:value="0.601813" calcext:value-type="float">
            <text:p>0.601813</text:p>
          </table:table-cell>
          <table:table-cell office:value-type="float" office:value="0.5246019" calcext:value-type="float">
            <text:p>0.5246019</text:p>
          </table:table-cell>
          <table:table-cell office:value-type="float" office:value="0.2700821" calcext:value-type="float">
            <text:p>0.2700821</text:p>
          </table:table-cell>
          <table:table-cell office:value-type="float" office:value="0.1836481" calcext:value-type="float">
            <text:p>0.1836481</text:p>
          </table:table-cell>
          <table:table-cell office:value-type="float" office:value="0.4205199" calcext:value-type="float">
            <text:p>0.4205199</text:p>
          </table:table-cell>
          <table:table-cell office:value-type="float" office:value="0.3137383" calcext:value-type="float">
            <text:p>0.3137383</text:p>
          </table:table-cell>
          <table:table-cell office:value-type="float" office:value="0.345449" calcext:value-type="float">
            <text:p>0.345449</text:p>
          </table:table-cell>
          <table:table-cell office:value-type="float" office:value="0" calcext:value-type="float">
            <text:p>0</text:p>
          </table:table-cell>
          <table:table-cell office:value-type="float" office:value="5645.886" calcext:value-type="float">
            <text:p>5645.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1858" calcext:value-type="float">
            <text:p>2.751858</text:p>
          </table:table-cell>
          <table:table-cell office:value-type="float" office:value="0" calcext:value-type="float">
            <text:p>0</text:p>
          </table:table-cell>
          <table:table-cell office:value-type="float" office:value="-0.008610439" calcext:value-type="float">
            <text:p>-0.0086104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31.14425" calcext:value-type="float">
            <text:p>31.14425</text:p>
          </table:table-cell>
          <table:table-cell office:value-type="float" office:value="1100.238" calcext:value-type="float">
            <text:p>1100.238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404176" calcext:value-type="float">
            <text:p>4.404176</text:p>
          </table:table-cell>
          <table:table-cell office:value-type="float" office:value="9.300758" calcext:value-type="float">
            <text:p>9.30075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1195" calcext:value-type="float">
            <text:p>4.05119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11048" calcext:value-type="float">
            <text:p>0.0001311048</text:p>
          </table:table-cell>
          <table:table-cell office:value-type="float" office:value="-0.01459057" calcext:value-type="float">
            <text:p>-0.01459057</text:p>
          </table:table-cell>
          <table:table-cell office:value-type="float" office:value="0.0009807965" calcext:value-type="float">
            <text:p>0.0009807965</text:p>
          </table:table-cell>
          <table:table-cell office:value-type="float" office:value="0.00000004778972" calcext:value-type="float">
            <text:p>4.778972E-08</text:p>
          </table:table-cell>
          <table:table-cell office:value-type="float" office:value="20.70385" calcext:value-type="float">
            <text:p>20.70385</text:p>
          </table:table-cell>
          <table:table-cell office:value-type="float" office:value="7.406347" calcext:value-type="float">
            <text:p>7.406347</text:p>
          </table:table-cell>
          <table:table-cell office:value-type="float" office:value="74.62667" calcext:value-type="float">
            <text:p>74.62667</text:p>
          </table:table-cell>
          <table:table-cell office:value-type="float" office:value="10.95371" calcext:value-type="float">
            <text:p>10.95371</text:p>
          </table:table-cell>
          <table:table-cell office:value-type="float" office:value="3.29922" calcext:value-type="float">
            <text:p>3.29922</text:p>
          </table:table-cell>
          <table:table-cell office:value-type="float" office:value="0.6779184" calcext:value-type="float">
            <text:p>0.6779184</text:p>
          </table:table-cell>
          <table:table-cell office:value-type="float" office:value="0.02846425" calcext:value-type="float">
            <text:p>0.02846425</text:p>
          </table:table-cell>
          <table:table-cell office:value-type="float" office:value="0.01704188" calcext:value-type="float">
            <text:p>0.01704188</text:p>
          </table:table-cell>
          <table:table-cell office:value-type="float" office:value="0.02910917" calcext:value-type="float">
            <text:p>0.02910917</text:p>
          </table:table-cell>
          <table:table-cell office:value-type="float" office:value="0.02463096" calcext:value-type="float">
            <text:p>0.02463096</text:p>
          </table:table-cell>
          <table:table-cell office:value-type="float" office:value="0.02322835" calcext:value-type="float">
            <text:p>0.02322835</text:p>
          </table:table-cell>
          <table:table-cell office:value-type="float" office:value="0.02335329" calcext:value-type="float">
            <text:p>0.02335329</text:p>
          </table:table-cell>
          <table:table-cell office:value-type="float" office:value="0.04187631" calcext:value-type="float">
            <text:p>0.04187631</text:p>
          </table:table-cell>
          <table:table-cell office:value-type="float" office:value="0.005291535" calcext:value-type="float">
            <text:p>0.005291535</text:p>
          </table:table-cell>
          <table:table-cell office:value-type="float" office:value="0.004974512" calcext:value-type="float">
            <text:p>0.004974512</text:p>
          </table:table-cell>
          <table:table-cell office:value-type="float" office:value="0" calcext:value-type="float">
            <text:p>0</text:p>
          </table:table-cell>
          <table:table-cell office:value-type="float" office:value="5.59732" calcext:value-type="float">
            <text:p>5.59732</text:p>
          </table:table-cell>
          <table:table-cell office:value-type="float" office:value="48.27665" calcext:value-type="float">
            <text:p>48.27665</text:p>
          </table:table-cell>
          <table:table-cell office:value-type="float" office:value="58.17002" calcext:value-type="float">
            <text:p>58.17002</text:p>
          </table:table-cell>
          <table:table-cell office:value-type="float" office:value="41.02299" calcext:value-type="float">
            <text:p>41.02299</text:p>
          </table:table-cell>
          <table:table-cell office:value-type="float" office:value="20.87538" calcext:value-type="float">
            <text:p>20.87538</text:p>
          </table:table-cell>
          <table:table-cell office:value-type="float" office:value="1.876005" calcext:value-type="float">
            <text:p>1.876005</text:p>
          </table:table-cell>
          <table:table-cell office:value-type="float" office:value="0.6731097" calcext:value-type="float">
            <text:p>0.6731097</text:p>
          </table:table-cell>
          <table:table-cell office:value-type="float" office:value="0.609573" calcext:value-type="float">
            <text:p>0.609573</text:p>
          </table:table-cell>
          <table:table-cell office:value-type="float" office:value="0.5282418" calcext:value-type="float">
            <text:p>0.5282418</text:p>
          </table:table-cell>
          <table:table-cell office:value-type="float" office:value="0.2718563" calcext:value-type="float">
            <text:p>0.2718563</text:p>
          </table:table-cell>
          <table:table-cell office:value-type="float" office:value="0.1844789" calcext:value-type="float">
            <text:p>0.1844789</text:p>
          </table:table-cell>
          <table:table-cell office:value-type="float" office:value="0.4216359" calcext:value-type="float">
            <text:p>0.4216359</text:p>
          </table:table-cell>
          <table:table-cell office:value-type="float" office:value="0.3139763" calcext:value-type="float">
            <text:p>0.3139763</text:p>
          </table:table-cell>
          <table:table-cell office:value-type="float" office:value="0.3454493" calcext:value-type="float">
            <text:p>0.3454493</text:p>
          </table:table-cell>
          <table:table-cell office:value-type="float" office:value="0" calcext:value-type="float">
            <text:p>0</text:p>
          </table:table-cell>
          <table:table-cell office:value-type="float" office:value="4955.641" calcext:value-type="float">
            <text:p>4955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1395" calcext:value-type="float">
            <text:p>2.821395</text:p>
          </table:table-cell>
          <table:table-cell office:value-type="float" office:value="0" calcext:value-type="float">
            <text:p>0</text:p>
          </table:table-cell>
          <table:table-cell office:value-type="float" office:value="-0.04437793" calcext:value-type="float">
            <text:p>-0.044377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31.06483" calcext:value-type="float">
            <text:p>31.06483</text:p>
          </table:table-cell>
          <table:table-cell office:value-type="float" office:value="1100.267" calcext:value-type="float">
            <text:p>1100.267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4.12209" calcext:value-type="float">
            <text:p>4.12209</text:p>
          </table:table-cell>
          <table:table-cell office:value-type="float" office:value="9.536294" calcext:value-type="float">
            <text:p>9.53629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38" calcext:value-type="float">
            <text:p>4.05363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3819" calcext:value-type="float">
            <text:p>0.0001353819</text:p>
          </table:table-cell>
          <table:table-cell office:value-type="float" office:value="-0.02201492" calcext:value-type="float">
            <text:p>-0.02201492</text:p>
          </table:table-cell>
          <table:table-cell office:value-type="float" office:value="0.0009670974" calcext:value-type="float">
            <text:p>0.0009670974</text:p>
          </table:table-cell>
          <table:table-cell office:value-type="float" office:value="0.00000004816264" calcext:value-type="float">
            <text:p>4.816264E-08</text:p>
          </table:table-cell>
          <table:table-cell office:value-type="float" office:value="20.72048" calcext:value-type="float">
            <text:p>20.72048</text:p>
          </table:table-cell>
          <table:table-cell office:value-type="float" office:value="6.531364" calcext:value-type="float">
            <text:p>6.531364</text:p>
          </table:table-cell>
          <table:table-cell office:value-type="float" office:value="60.95509" calcext:value-type="float">
            <text:p>60.95509</text:p>
          </table:table-cell>
          <table:table-cell office:value-type="float" office:value="15.37709" calcext:value-type="float">
            <text:p>15.37709</text:p>
          </table:table-cell>
          <table:table-cell office:value-type="float" office:value="4.667735" calcext:value-type="float">
            <text:p>4.667735</text:p>
          </table:table-cell>
          <table:table-cell office:value-type="float" office:value="1.513518" calcext:value-type="float">
            <text:p>1.513518</text:p>
          </table:table-cell>
          <table:table-cell office:value-type="float" office:value="0.1722845" calcext:value-type="float">
            <text:p>0.1722845</text:p>
          </table:table-cell>
          <table:table-cell office:value-type="float" office:value="0.04229071" calcext:value-type="float">
            <text:p>0.04229071</text:p>
          </table:table-cell>
          <table:table-cell office:value-type="float" office:value="0.02908366" calcext:value-type="float">
            <text:p>0.02908366</text:p>
          </table:table-cell>
          <table:table-cell office:value-type="float" office:value="0.02440594" calcext:value-type="float">
            <text:p>0.02440594</text:p>
          </table:table-cell>
          <table:table-cell office:value-type="float" office:value="0.02309675" calcext:value-type="float">
            <text:p>0.02309675</text:p>
          </table:table-cell>
          <table:table-cell office:value-type="float" office:value="0.02331905" calcext:value-type="float">
            <text:p>0.02331905</text:p>
          </table:table-cell>
          <table:table-cell office:value-type="float" office:value="0.04165439" calcext:value-type="float">
            <text:p>0.04165439</text:p>
          </table:table-cell>
          <table:table-cell office:value-type="float" office:value="0.005295599" calcext:value-type="float">
            <text:p>0.005295599</text:p>
          </table:table-cell>
          <table:table-cell office:value-type="float" office:value="0.004973841" calcext:value-type="float">
            <text:p>0.004973841</text:p>
          </table:table-cell>
          <table:table-cell office:value-type="float" office:value="0" calcext:value-type="float">
            <text:p>0</text:p>
          </table:table-cell>
          <table:table-cell office:value-type="float" office:value="4.824676" calcext:value-type="float">
            <text:p>4.824676</text:p>
          </table:table-cell>
          <table:table-cell office:value-type="float" office:value="26.17573" calcext:value-type="float">
            <text:p>26.17573</text:p>
          </table:table-cell>
          <table:table-cell office:value-type="float" office:value="43.5312" calcext:value-type="float">
            <text:p>43.5312</text:p>
          </table:table-cell>
          <table:table-cell office:value-type="float" office:value="43.2681" calcext:value-type="float">
            <text:p>43.2681</text:p>
          </table:table-cell>
          <table:table-cell office:value-type="float" office:value="35.61597" calcext:value-type="float">
            <text:p>35.61597</text:p>
          </table:table-cell>
          <table:table-cell office:value-type="float" office:value="9.521289" calcext:value-type="float">
            <text:p>9.521289</text:p>
          </table:table-cell>
          <table:table-cell office:value-type="float" office:value="3.086941" calcext:value-type="float">
            <text:p>3.086941</text:p>
          </table:table-cell>
          <table:table-cell office:value-type="float" office:value="0.6420808" calcext:value-type="float">
            <text:p>0.6420808</text:p>
          </table:table-cell>
          <table:table-cell office:value-type="float" office:value="0.5322897" calcext:value-type="float">
            <text:p>0.5322897</text:p>
          </table:table-cell>
          <table:table-cell office:value-type="float" office:value="0.2736474" calcext:value-type="float">
            <text:p>0.2736474</text:p>
          </table:table-cell>
          <table:table-cell office:value-type="float" office:value="0.1853254" calcext:value-type="float">
            <text:p>0.1853254</text:p>
          </table:table-cell>
          <table:table-cell office:value-type="float" office:value="0.4227855" calcext:value-type="float">
            <text:p>0.4227855</text:p>
          </table:table-cell>
          <table:table-cell office:value-type="float" office:value="0.31421" calcext:value-type="float">
            <text:p>0.31421</text:p>
          </table:table-cell>
          <table:table-cell office:value-type="float" office:value="0.3454495" calcext:value-type="float">
            <text:p>0.3454495</text:p>
          </table:table-cell>
          <table:table-cell office:value-type="float" office:value="0" calcext:value-type="float">
            <text:p>0</text:p>
          </table:table-cell>
          <table:table-cell office:value-type="float" office:value="4377.983" calcext:value-type="float">
            <text:p>4377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7557" calcext:value-type="float">
            <text:p>2.867557</text:p>
          </table:table-cell>
          <table:table-cell office:value-type="float" office:value="0" calcext:value-type="float">
            <text:p>0</text:p>
          </table:table-cell>
          <table:table-cell office:value-type="float" office:value="-0.1318954" calcext:value-type="float">
            <text:p>-0.131895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30.94063" calcext:value-type="float">
            <text:p>30.94063</text:p>
          </table:table-cell>
          <table:table-cell office:value-type="float" office:value="1100.318" calcext:value-type="float">
            <text:p>1100.318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778705" calcext:value-type="float">
            <text:p>3.778705</text:p>
          </table:table-cell>
          <table:table-cell office:value-type="float" office:value="9.85627" calcext:value-type="float">
            <text:p>9.85627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38" calcext:value-type="float">
            <text:p>4.05363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3819" calcext:value-type="float">
            <text:p>0.0001353819</text:p>
          </table:table-cell>
          <table:table-cell office:value-type="float" office:value="-0.04190979" calcext:value-type="float">
            <text:p>-0.04190979</text:p>
          </table:table-cell>
          <table:table-cell office:value-type="float" office:value="0.0008879583" calcext:value-type="float">
            <text:p>0.0008879583</text:p>
          </table:table-cell>
          <table:table-cell office:value-type="float" office:value="0.00000005624021" calcext:value-type="float">
            <text:p>5.624021E-08</text:p>
          </table:table-cell>
          <table:table-cell office:value-type="float" office:value="20.80503" calcext:value-type="float">
            <text:p>20.80503</text:p>
          </table:table-cell>
          <table:table-cell office:value-type="float" office:value="17.55755" calcext:value-type="float">
            <text:p>17.55755</text:p>
          </table:table-cell>
          <table:table-cell office:value-type="float" office:value="57.02654" calcext:value-type="float">
            <text:p>57.02654</text:p>
          </table:table-cell>
          <table:table-cell office:value-type="float" office:value="12.8373" calcext:value-type="float">
            <text:p>12.8373</text:p>
          </table:table-cell>
          <table:table-cell office:value-type="float" office:value="2.275569" calcext:value-type="float">
            <text:p>2.275569</text:p>
          </table:table-cell>
          <table:table-cell office:value-type="float" office:value="0.6379278" calcext:value-type="float">
            <text:p>0.6379278</text:p>
          </table:table-cell>
          <table:table-cell office:value-type="float" office:value="0.1058359" calcext:value-type="float">
            <text:p>0.1058359</text:p>
          </table:table-cell>
          <table:table-cell office:value-type="float" office:value="0.0394163" calcext:value-type="float">
            <text:p>0.0394163</text:p>
          </table:table-cell>
          <table:table-cell office:value-type="float" office:value="0.02956187" calcext:value-type="float">
            <text:p>0.02956187</text:p>
          </table:table-cell>
          <table:table-cell office:value-type="float" office:value="0.02424112" calcext:value-type="float">
            <text:p>0.02424112</text:p>
          </table:table-cell>
          <table:table-cell office:value-type="float" office:value="0.02296648" calcext:value-type="float">
            <text:p>0.02296648</text:p>
          </table:table-cell>
          <table:table-cell office:value-type="float" office:value="0.0232817" calcext:value-type="float">
            <text:p>0.0232817</text:p>
          </table:table-cell>
          <table:table-cell office:value-type="float" office:value="0.04142372" calcext:value-type="float">
            <text:p>0.04142372</text:p>
          </table:table-cell>
          <table:table-cell office:value-type="float" office:value="0.005299525" calcext:value-type="float">
            <text:p>0.005299525</text:p>
          </table:table-cell>
          <table:table-cell office:value-type="float" office:value="0.004973178" calcext:value-type="float">
            <text:p>0.004973178</text:p>
          </table:table-cell>
          <table:table-cell office:value-type="float" office:value="0" calcext:value-type="float">
            <text:p>0</text:p>
          </table:table-cell>
          <table:table-cell office:value-type="float" office:value="26.09385" calcext:value-type="float">
            <text:p>26.09385</text:p>
          </table:table-cell>
          <table:table-cell office:value-type="float" office:value="28.34393" calcext:value-type="float">
            <text:p>28.34393</text:p>
          </table:table-cell>
          <table:table-cell office:value-type="float" office:value="42.0888" calcext:value-type="float">
            <text:p>42.0888</text:p>
          </table:table-cell>
          <table:table-cell office:value-type="float" office:value="42.43406" calcext:value-type="float">
            <text:p>42.43406</text:p>
          </table:table-cell>
          <table:table-cell office:value-type="float" office:value="34.5866" calcext:value-type="float">
            <text:p>34.5866</text:p>
          </table:table-cell>
          <table:table-cell office:value-type="float" office:value="8.925694" calcext:value-type="float">
            <text:p>8.925694</text:p>
          </table:table-cell>
          <table:table-cell office:value-type="float" office:value="4.473362" calcext:value-type="float">
            <text:p>4.473362</text:p>
          </table:table-cell>
          <table:table-cell office:value-type="float" office:value="0.8261428" calcext:value-type="float">
            <text:p>0.8261428</text:p>
          </table:table-cell>
          <table:table-cell office:value-type="float" office:value="0.5395797" calcext:value-type="float">
            <text:p>0.5395797</text:p>
          </table:table-cell>
          <table:table-cell office:value-type="float" office:value="0.2756239" calcext:value-type="float">
            <text:p>0.2756239</text:p>
          </table:table-cell>
          <table:table-cell office:value-type="float" office:value="0.1861901" calcext:value-type="float">
            <text:p>0.1861901</text:p>
          </table:table-cell>
          <table:table-cell office:value-type="float" office:value="0.4239703" calcext:value-type="float">
            <text:p>0.4239703</text:p>
          </table:table-cell>
          <table:table-cell office:value-type="float" office:value="0.3144414" calcext:value-type="float">
            <text:p>0.3144414</text:p>
          </table:table-cell>
          <table:table-cell office:value-type="float" office:value="0.3454497" calcext:value-type="float">
            <text:p>0.3454497</text:p>
          </table:table-cell>
          <table:table-cell office:value-type="float" office:value="0" calcext:value-type="float">
            <text:p>0</text:p>
          </table:table-cell>
          <table:table-cell office:value-type="float" office:value="4359.738" calcext:value-type="float">
            <text:p>4359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4983" calcext:value-type="float">
            <text:p>2.934983</text:p>
          </table:table-cell>
          <table:table-cell office:value-type="float" office:value="0" calcext:value-type="float">
            <text:p>0</text:p>
          </table:table-cell>
          <table:table-cell office:value-type="float" office:value="-0.2081797" calcext:value-type="float">
            <text:p>-0.20817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30.82304" calcext:value-type="float">
            <text:p>30.82304</text:p>
          </table:table-cell>
          <table:table-cell office:value-type="float" office:value="1100.371" calcext:value-type="float">
            <text:p>1100.371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567607" calcext:value-type="float">
            <text:p>3.567607</text:p>
          </table:table-cell>
          <table:table-cell office:value-type="float" office:value="10.08546" calcext:value-type="float">
            <text:p>10.0854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38" calcext:value-type="float">
            <text:p>4.05363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3819" calcext:value-type="float">
            <text:p>0.0001353819</text:p>
          </table:table-cell>
          <table:table-cell office:value-type="float" office:value="-0.05681727" calcext:value-type="float">
            <text:p>-0.05681727</text:p>
          </table:table-cell>
          <table:table-cell office:value-type="float" office:value="0.0007476301" calcext:value-type="float">
            <text:p>0.0007476301</text:p>
          </table:table-cell>
          <table:table-cell office:value-type="float" office:value="0.00000005715179" calcext:value-type="float">
            <text:p>5.715179E-08</text:p>
          </table:table-cell>
          <table:table-cell office:value-type="float" office:value="20.93945" calcext:value-type="float">
            <text:p>20.93945</text:p>
          </table:table-cell>
          <table:table-cell office:value-type="float" office:value="27.16102" calcext:value-type="float">
            <text:p>27.16102</text:p>
          </table:table-cell>
          <table:table-cell office:value-type="float" office:value="52.95931" calcext:value-type="float">
            <text:p>52.95931</text:p>
          </table:table-cell>
          <table:table-cell office:value-type="float" office:value="11.12582" calcext:value-type="float">
            <text:p>11.12582</text:p>
          </table:table-cell>
          <table:table-cell office:value-type="float" office:value="1.301963" calcext:value-type="float">
            <text:p>1.301963</text:p>
          </table:table-cell>
          <table:table-cell office:value-type="float" office:value="0.3735143" calcext:value-type="float">
            <text:p>0.3735143</text:p>
          </table:table-cell>
          <table:table-cell office:value-type="float" office:value="0.07567403" calcext:value-type="float">
            <text:p>0.07567403</text:p>
          </table:table-cell>
          <table:table-cell office:value-type="float" office:value="0.03206765" calcext:value-type="float">
            <text:p>0.03206765</text:p>
          </table:table-cell>
          <table:table-cell office:value-type="float" office:value="0.02984815" calcext:value-type="float">
            <text:p>0.02984815</text:p>
          </table:table-cell>
          <table:table-cell office:value-type="float" office:value="0.02412496" calcext:value-type="float">
            <text:p>0.02412496</text:p>
          </table:table-cell>
          <table:table-cell office:value-type="float" office:value="0.02284253" calcext:value-type="float">
            <text:p>0.02284253</text:p>
          </table:table-cell>
          <table:table-cell office:value-type="float" office:value="0.02324211" calcext:value-type="float">
            <text:p>0.02324211</text:p>
          </table:table-cell>
          <table:table-cell office:value-type="float" office:value="0.04118503" calcext:value-type="float">
            <text:p>0.04118503</text:p>
          </table:table-cell>
          <table:table-cell office:value-type="float" office:value="0.005303304" calcext:value-type="float">
            <text:p>0.005303304</text:p>
          </table:table-cell>
          <table:table-cell office:value-type="float" office:value="0.004972521" calcext:value-type="float">
            <text:p>0.004972521</text:p>
          </table:table-cell>
          <table:table-cell office:value-type="float" office:value="0" calcext:value-type="float">
            <text:p>0</text:p>
          </table:table-cell>
          <table:table-cell office:value-type="float" office:value="49.07623" calcext:value-type="float">
            <text:p>49.07623</text:p>
          </table:table-cell>
          <table:table-cell office:value-type="float" office:value="31.39669" calcext:value-type="float">
            <text:p>31.39669</text:p>
          </table:table-cell>
          <table:table-cell office:value-type="float" office:value="40.79508" calcext:value-type="float">
            <text:p>40.79508</text:p>
          </table:table-cell>
          <table:table-cell office:value-type="float" office:value="40.25932" calcext:value-type="float">
            <text:p>40.25932</text:p>
          </table:table-cell>
          <table:table-cell office:value-type="float" office:value="32.53627" calcext:value-type="float">
            <text:p>32.53627</text:p>
          </table:table-cell>
          <table:table-cell office:value-type="float" office:value="8.65654" calcext:value-type="float">
            <text:p>8.65654</text:p>
          </table:table-cell>
          <table:table-cell office:value-type="float" office:value="4.472395" calcext:value-type="float">
            <text:p>4.472395</text:p>
          </table:table-cell>
          <table:table-cell office:value-type="float" office:value="1.08973" calcext:value-type="float">
            <text:p>1.08973</text:p>
          </table:table-cell>
          <table:table-cell office:value-type="float" office:value="0.5517938" calcext:value-type="float">
            <text:p>0.5517938</text:p>
          </table:table-cell>
          <table:table-cell office:value-type="float" office:value="0.277909" calcext:value-type="float">
            <text:p>0.277909</text:p>
          </table:table-cell>
          <table:table-cell office:value-type="float" office:value="0.187084" calcext:value-type="float">
            <text:p>0.187084</text:p>
          </table:table-cell>
          <table:table-cell office:value-type="float" office:value="0.425188" calcext:value-type="float">
            <text:p>0.425188</text:p>
          </table:table-cell>
          <table:table-cell office:value-type="float" office:value="0.31467" calcext:value-type="float">
            <text:p>0.31467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0" calcext:value-type="float">
            <text:p>0</text:p>
          </table:table-cell>
          <table:table-cell office:value-type="float" office:value="4526.09" calcext:value-type="float">
            <text:p>4526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5533" calcext:value-type="float">
            <text:p>2.995533</text:p>
          </table:table-cell>
          <table:table-cell office:value-type="float" office:value="0" calcext:value-type="float">
            <text:p>0</text:p>
          </table:table-cell>
          <table:table-cell office:value-type="float" office:value="-0.2404409" calcext:value-type="float">
            <text:p>-0.24044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30.70849" calcext:value-type="float">
            <text:p>30.70849</text:p>
          </table:table-cell>
          <table:table-cell office:value-type="float" office:value="1100.418" calcext:value-type="float">
            <text:p>1100.418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410753" calcext:value-type="float">
            <text:p>3.410753</text:p>
          </table:table-cell>
          <table:table-cell office:value-type="float" office:value="10.29564" calcext:value-type="float">
            <text:p>10.29564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38" calcext:value-type="float">
            <text:p>4.053638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3819" calcext:value-type="float">
            <text:p>0.0001353819</text:p>
          </table:table-cell>
          <table:table-cell office:value-type="float" office:value="-0.0623268" calcext:value-type="float">
            <text:p>-0.0623268</text:p>
          </table:table-cell>
          <table:table-cell office:value-type="float" office:value="0.0005941049" calcext:value-type="float">
            <text:p>0.0005941049</text:p>
          </table:table-cell>
          <table:table-cell office:value-type="float" office:value="0.00000006098188" calcext:value-type="float">
            <text:p>6.098188E-08</text:p>
          </table:table-cell>
          <table:table-cell office:value-type="float" office:value="21.06143" calcext:value-type="float">
            <text:p>21.06143</text:p>
          </table:table-cell>
          <table:table-cell office:value-type="float" office:value="33.16413" calcext:value-type="float">
            <text:p>33.16413</text:p>
          </table:table-cell>
          <table:table-cell office:value-type="float" office:value="49.60626" calcext:value-type="float">
            <text:p>49.60626</text:p>
          </table:table-cell>
          <table:table-cell office:value-type="float" office:value="10.08027" calcext:value-type="float">
            <text:p>10.08027</text:p>
          </table:table-cell>
          <table:table-cell office:value-type="float" office:value="0.7969562" calcext:value-type="float">
            <text:p>0.7969562</text:p>
          </table:table-cell>
          <table:table-cell office:value-type="float" office:value="0.2310799" calcext:value-type="float">
            <text:p>0.2310799</text:p>
          </table:table-cell>
          <table:table-cell office:value-type="float" office:value="0.0569643" calcext:value-type="float">
            <text:p>0.0569643</text:p>
          </table:table-cell>
          <table:table-cell office:value-type="float" office:value="0.02745942" calcext:value-type="float">
            <text:p>0.02745942</text:p>
          </table:table-cell>
          <table:table-cell office:value-type="float" office:value="0.02971636" calcext:value-type="float">
            <text:p>0.02971636</text:p>
          </table:table-cell>
          <table:table-cell office:value-type="float" office:value="0.02404007" calcext:value-type="float">
            <text:p>0.02404007</text:p>
          </table:table-cell>
          <table:table-cell office:value-type="float" office:value="0.02272713" calcext:value-type="float">
            <text:p>0.02272713</text:p>
          </table:table-cell>
          <table:table-cell office:value-type="float" office:value="0.02320121" calcext:value-type="float">
            <text:p>0.02320121</text:p>
          </table:table-cell>
          <table:table-cell office:value-type="float" office:value="0.04093957" calcext:value-type="float">
            <text:p>0.04093957</text:p>
          </table:table-cell>
          <table:table-cell office:value-type="float" office:value="0.005306944" calcext:value-type="float">
            <text:p>0.005306944</text:p>
          </table:table-cell>
          <table:table-cell office:value-type="float" office:value="0.004971826" calcext:value-type="float">
            <text:p>0.004971826</text:p>
          </table:table-cell>
          <table:table-cell office:value-type="float" office:value="0" calcext:value-type="float">
            <text:p>0</text:p>
          </table:table-cell>
          <table:table-cell office:value-type="float" office:value="68.58131" calcext:value-type="float">
            <text:p>68.58131</text:p>
          </table:table-cell>
          <table:table-cell office:value-type="float" office:value="34.59421" calcext:value-type="float">
            <text:p>34.59421</text:p>
          </table:table-cell>
          <table:table-cell office:value-type="float" office:value="39.91388" calcext:value-type="float">
            <text:p>39.91388</text:p>
          </table:table-cell>
          <table:table-cell office:value-type="float" office:value="38.54472" calcext:value-type="float">
            <text:p>38.54472</text:p>
          </table:table-cell>
          <table:table-cell office:value-type="float" office:value="30.95999" calcext:value-type="float">
            <text:p>30.95999</text:p>
          </table:table-cell>
          <table:table-cell office:value-type="float" office:value="8.51733" calcext:value-type="float">
            <text:p>8.51733</text:p>
          </table:table-cell>
          <table:table-cell office:value-type="float" office:value="4.504492" calcext:value-type="float">
            <text:p>4.504492</text:p>
          </table:table-cell>
          <table:table-cell office:value-type="float" office:value="1.17158" calcext:value-type="float">
            <text:p>1.17158</text:p>
          </table:table-cell>
          <table:table-cell office:value-type="float" office:value="0.5693143" calcext:value-type="float">
            <text:p>0.5693143</text:p>
          </table:table-cell>
          <table:table-cell office:value-type="float" office:value="0.2807674" calcext:value-type="float">
            <text:p>0.2807674</text:p>
          </table:table-cell>
          <table:table-cell office:value-type="float" office:value="0.1880286" calcext:value-type="float">
            <text:p>0.1880286</text:p>
          </table:table-cell>
          <table:table-cell office:value-type="float" office:value="0.4264376" calcext:value-type="float">
            <text:p>0.4264376</text:p>
          </table:table-cell>
          <table:table-cell office:value-type="float" office:value="0.3148957" calcext:value-type="float">
            <text:p>0.3148957</text:p>
          </table:table-cell>
          <table:table-cell office:value-type="float" office:value="0.3454503" calcext:value-type="float">
            <text:p>0.3454503</text:p>
          </table:table-cell>
          <table:table-cell office:value-type="float" office:value="0" calcext:value-type="float">
            <text:p>0</text:p>
          </table:table-cell>
          <table:table-cell office:value-type="float" office:value="4691.152" calcext:value-type="float">
            <text:p>4691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7455" calcext:value-type="float">
            <text:p>3.057455</text:p>
          </table:table-cell>
          <table:table-cell office:value-type="float" office:value="0" calcext:value-type="float">
            <text:p>0</text:p>
          </table:table-cell>
          <table:table-cell office:value-type="float" office:value="-0.2455446" calcext:value-type="float">
            <text:p>-0.24554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30.57879" calcext:value-type="float">
            <text:p>30.57879</text:p>
          </table:table-cell>
          <table:table-cell office:value-type="float" office:value="1100.47" calcext:value-type="float">
            <text:p>1100.47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269694" calcext:value-type="float">
            <text:p>3.269694</text:p>
          </table:table-cell>
          <table:table-cell office:value-type="float" office:value="10.50551" calcext:value-type="float">
            <text:p>10.50551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53" calcext:value-type="float">
            <text:p>4.053653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5127" calcext:value-type="float">
            <text:p>0.0001355127</text:p>
          </table:table-cell>
          <table:table-cell office:value-type="float" office:value="-0.06494185" calcext:value-type="float">
            <text:p>-0.06494185</text:p>
          </table:table-cell>
          <table:table-cell office:value-type="float" office:value="0.0004362461" calcext:value-type="float">
            <text:p>0.0004362461</text:p>
          </table:table-cell>
          <table:table-cell office:value-type="float" office:value="0.0000000640071" calcext:value-type="float">
            <text:p>6.40071E-08</text:p>
          </table:table-cell>
          <table:table-cell office:value-type="float" office:value="21.18677" calcext:value-type="float">
            <text:p>21.18677</text:p>
          </table:table-cell>
          <table:table-cell office:value-type="float" office:value="37.2109" calcext:value-type="float">
            <text:p>37.2109</text:p>
          </table:table-cell>
          <table:table-cell office:value-type="float" office:value="46.6608" calcext:value-type="float">
            <text:p>46.6608</text:p>
          </table:table-cell>
          <table:table-cell office:value-type="float" office:value="9.237167" calcext:value-type="float">
            <text:p>9.237167</text:p>
          </table:table-cell>
          <table:table-cell office:value-type="float" office:value="0.4976214" calcext:value-type="float">
            <text:p>0.4976214</text:p>
          </table:table-cell>
          <table:table-cell office:value-type="float" office:value="0.1470173" calcext:value-type="float">
            <text:p>0.1470173</text:p>
          </table:table-cell>
          <table:table-cell office:value-type="float" office:value="0.04445619" calcext:value-type="float">
            <text:p>0.04445619</text:p>
          </table:table-cell>
          <table:table-cell office:value-type="float" office:value="0.02421665" calcext:value-type="float">
            <text:p>0.02421665</text:p>
          </table:table-cell>
          <table:table-cell office:value-type="float" office:value="0.02951587" calcext:value-type="float">
            <text:p>0.02951587</text:p>
          </table:table-cell>
          <table:table-cell office:value-type="float" office:value="0.02397082" calcext:value-type="float">
            <text:p>0.02397082</text:p>
          </table:table-cell>
          <table:table-cell office:value-type="float" office:value="0.02261933" calcext:value-type="float">
            <text:p>0.02261933</text:p>
          </table:table-cell>
          <table:table-cell office:value-type="float" office:value="0.02315961" calcext:value-type="float">
            <text:p>0.02315961</text:p>
          </table:table-cell>
          <table:table-cell office:value-type="float" office:value="0.04068836" calcext:value-type="float">
            <text:p>0.04068836</text:p>
          </table:table-cell>
          <table:table-cell office:value-type="float" office:value="0.005310743" calcext:value-type="float">
            <text:p>0.005310743</text:p>
          </table:table-cell>
          <table:table-cell office:value-type="float" office:value="0.004971131" calcext:value-type="float">
            <text:p>0.004971131</text:p>
          </table:table-cell>
          <table:table-cell office:value-type="float" office:value="0" calcext:value-type="float">
            <text:p>0</text:p>
          </table:table-cell>
          <table:table-cell office:value-type="float" office:value="85.40501" calcext:value-type="float">
            <text:p>85.40501</text:p>
          </table:table-cell>
          <table:table-cell office:value-type="float" office:value="38.3658" calcext:value-type="float">
            <text:p>38.3658</text:p>
          </table:table-cell>
          <table:table-cell office:value-type="float" office:value="39.52042" calcext:value-type="float">
            <text:p>39.52042</text:p>
          </table:table-cell>
          <table:table-cell office:value-type="float" office:value="37.1113" calcext:value-type="float">
            <text:p>37.1113</text:p>
          </table:table-cell>
          <table:table-cell office:value-type="float" office:value="29.33304" calcext:value-type="float">
            <text:p>29.33304</text:p>
          </table:table-cell>
          <table:table-cell office:value-type="float" office:value="8.42975" calcext:value-type="float">
            <text:p>8.42975</text:p>
          </table:table-cell>
          <table:table-cell office:value-type="float" office:value="4.4279" calcext:value-type="float">
            <text:p>4.4279</text:p>
          </table:table-cell>
          <table:table-cell office:value-type="float" office:value="1.193465" calcext:value-type="float">
            <text:p>1.193465</text:p>
          </table:table-cell>
          <table:table-cell office:value-type="float" office:value="0.5881247" calcext:value-type="float">
            <text:p>0.5881247</text:p>
          </table:table-cell>
          <table:table-cell office:value-type="float" office:value="0.2842145" calcext:value-type="float">
            <text:p>0.2842145</text:p>
          </table:table-cell>
          <table:table-cell office:value-type="float" office:value="0.1890485" calcext:value-type="float">
            <text:p>0.1890485</text:p>
          </table:table-cell>
          <table:table-cell office:value-type="float" office:value="0.4277028" calcext:value-type="float">
            <text:p>0.4277028</text:p>
          </table:table-cell>
          <table:table-cell office:value-type="float" office:value="0.3151345" calcext:value-type="float">
            <text:p>0.3151345</text:p>
          </table:table-cell>
          <table:table-cell office:value-type="float" office:value="0.3454504" calcext:value-type="float">
            <text:p>0.3454504</text:p>
          </table:table-cell>
          <table:table-cell office:value-type="float" office:value="0" calcext:value-type="float">
            <text:p>0</text:p>
          </table:table-cell>
          <table:table-cell office:value-type="float" office:value="4836.629" calcext:value-type="float">
            <text:p>4836.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30122" calcext:value-type="float">
            <text:p>3.130122</text:p>
          </table:table-cell>
          <table:table-cell office:value-type="float" office:value="0" calcext:value-type="float">
            <text:p>0</text:p>
          </table:table-cell>
          <table:table-cell office:value-type="float" office:value="-0.2478626" calcext:value-type="float">
            <text:p>-0.24786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30.42156" calcext:value-type="float">
            <text:p>30.42156</text:p>
          </table:table-cell>
          <table:table-cell office:value-type="float" office:value="1100.516" calcext:value-type="float">
            <text:p>1100.516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180253" calcext:value-type="float">
            <text:p>3.180253</text:p>
          </table:table-cell>
          <table:table-cell office:value-type="float" office:value="10.70013" calcext:value-type="float">
            <text:p>10.70013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653" calcext:value-type="float">
            <text:p>4.053653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55127" calcext:value-type="float">
            <text:p>0.0001355127</text:p>
          </table:table-cell>
          <table:table-cell office:value-type="float" office:value="-0.06604304" calcext:value-type="float">
            <text:p>-0.06604304</text:p>
          </table:table-cell>
          <table:table-cell office:value-type="float" office:value="0.0002965431" calcext:value-type="float">
            <text:p>0.0002965431</text:p>
          </table:table-cell>
          <table:table-cell office:value-type="float" office:value="0.00000006514787" calcext:value-type="float">
            <text:p>6.514787E-08</text:p>
          </table:table-cell>
          <table:table-cell office:value-type="float" office:value="21.23616" calcext:value-type="float">
            <text:p>21.23616</text:p>
          </table:table-cell>
          <table:table-cell office:value-type="float" office:value="36.42163" calcext:value-type="float">
            <text:p>36.42163</text:p>
          </table:table-cell>
          <table:table-cell office:value-type="float" office:value="45.12977" calcext:value-type="float">
            <text:p>45.12977</text:p>
          </table:table-cell>
          <table:table-cell office:value-type="float" office:value="8.528494" calcext:value-type="float">
            <text:p>8.528494</text:p>
          </table:table-cell>
          <table:table-cell office:value-type="float" office:value="0.316532" calcext:value-type="float">
            <text:p>0.316532</text:p>
          </table:table-cell>
          <table:table-cell office:value-type="float" office:value="0.09861224" calcext:value-type="float">
            <text:p>0.09861224</text:p>
          </table:table-cell>
          <table:table-cell office:value-type="float" office:value="0.03601695" calcext:value-type="float">
            <text:p>0.03601695</text:p>
          </table:table-cell>
          <table:table-cell office:value-type="float" office:value="0.02187187" calcext:value-type="float">
            <text:p>0.02187187</text:p>
          </table:table-cell>
          <table:table-cell office:value-type="float" office:value="0.02928737" calcext:value-type="float">
            <text:p>0.02928737</text:p>
          </table:table-cell>
          <table:table-cell office:value-type="float" office:value="0.02390538" calcext:value-type="float">
            <text:p>0.02390538</text:p>
          </table:table-cell>
          <table:table-cell office:value-type="float" office:value="0.02251747" calcext:value-type="float">
            <text:p>0.02251747</text:p>
          </table:table-cell>
          <table:table-cell office:value-type="float" office:value="0.02311753" calcext:value-type="float">
            <text:p>0.02311753</text:p>
          </table:table-cell>
          <table:table-cell office:value-type="float" office:value="0.0404328" calcext:value-type="float">
            <text:p>0.0404328</text:p>
          </table:table-cell>
          <table:table-cell office:value-type="float" office:value="0.00531442" calcext:value-type="float">
            <text:p>0.00531442</text:p>
          </table:table-cell>
          <table:table-cell office:value-type="float" office:value="0.004970439" calcext:value-type="float">
            <text:p>0.004970439</text:p>
          </table:table-cell>
          <table:table-cell office:value-type="float" office:value="0" calcext:value-type="float">
            <text:p>0</text:p>
          </table:table-cell>
          <table:table-cell office:value-type="float" office:value="84.89742" calcext:value-type="float">
            <text:p>84.89742</text:p>
          </table:table-cell>
          <table:table-cell office:value-type="float" office:value="44.32644" calcext:value-type="float">
            <text:p>44.32644</text:p>
          </table:table-cell>
          <table:table-cell office:value-type="float" office:value="40.30461" calcext:value-type="float">
            <text:p>40.30461</text:p>
          </table:table-cell>
          <table:table-cell office:value-type="float" office:value="36.23038" calcext:value-type="float">
            <text:p>36.23038</text:p>
          </table:table-cell>
          <table:table-cell office:value-type="float" office:value="27.99882" calcext:value-type="float">
            <text:p>27.99882</text:p>
          </table:table-cell>
          <table:table-cell office:value-type="float" office:value="8.35057" calcext:value-type="float">
            <text:p>8.35057</text:p>
          </table:table-cell>
          <table:table-cell office:value-type="float" office:value="4.345148" calcext:value-type="float">
            <text:p>4.345148</text:p>
          </table:table-cell>
          <table:table-cell office:value-type="float" office:value="1.206602" calcext:value-type="float">
            <text:p>1.206602</text:p>
          </table:table-cell>
          <table:table-cell office:value-type="float" office:value="0.6054097" calcext:value-type="float">
            <text:p>0.6054097</text:p>
          </table:table-cell>
          <table:table-cell office:value-type="float" office:value="0.2881326" calcext:value-type="float">
            <text:p>0.2881326</text:p>
          </table:table-cell>
          <table:table-cell office:value-type="float" office:value="0.1901597" calcext:value-type="float">
            <text:p>0.1901597</text:p>
          </table:table-cell>
          <table:table-cell office:value-type="float" office:value="0.4289997" calcext:value-type="float">
            <text:p>0.4289997</text:p>
          </table:table-cell>
          <table:table-cell office:value-type="float" office:value="0.3153706" calcext:value-type="float">
            <text:p>0.3153706</text:p>
          </table:table-cell>
          <table:table-cell office:value-type="float" office:value="0.3454506" calcext:value-type="float">
            <text:p>0.3454506</text:p>
          </table:table-cell>
          <table:table-cell office:value-type="float" office:value="0" calcext:value-type="float">
            <text:p>0</text:p>
          </table:table-cell>
          <table:table-cell office:value-type="float" office:value="5273.121" calcext:value-type="float">
            <text:p>5273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6815" calcext:value-type="float">
            <text:p>3.236815</text:p>
          </table:table-cell>
          <table:table-cell office:value-type="float" office:value="0" calcext:value-type="float">
            <text:p>0</text:p>
          </table:table-cell>
          <table:table-cell office:value-type="float" office:value="-0.2493759" calcext:value-type="float">
            <text:p>-0.24937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30.18497" calcext:value-type="float">
            <text:p>30.18497</text:p>
          </table:table-cell>
          <table:table-cell office:value-type="float" office:value="1100.562" calcext:value-type="float">
            <text:p>1100.562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3.158158" calcext:value-type="float">
            <text:p>3.158158</text:p>
          </table:table-cell>
          <table:table-cell office:value-type="float" office:value="10.90218" calcext:value-type="float">
            <text:p>10.90218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874" calcext:value-type="float">
            <text:p>4.053874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72968" calcext:value-type="float">
            <text:p>0.0001372968</text:p>
          </table:table-cell>
          <table:table-cell office:value-type="float" office:value="-0.06864393" calcext:value-type="float">
            <text:p>-0.06864393</text:p>
          </table:table-cell>
          <table:table-cell office:value-type="float" office:value="0.0001845676" calcext:value-type="float">
            <text:p>0.0001845676</text:p>
          </table:table-cell>
          <table:table-cell office:value-type="float" office:value="0.00000006787651" calcext:value-type="float">
            <text:p>6.787651E-08</text:p>
          </table:table-cell>
          <table:table-cell office:value-type="float" office:value="21.0864" calcext:value-type="float">
            <text:p>21.0864</text:p>
          </table:table-cell>
          <table:table-cell office:value-type="float" office:value="33.61847" calcext:value-type="float">
            <text:p>33.61847</text:p>
          </table:table-cell>
          <table:table-cell office:value-type="float" office:value="44.65262" calcext:value-type="float">
            <text:p>44.65262</text:p>
          </table:table-cell>
          <table:table-cell office:value-type="float" office:value="8.545746" calcext:value-type="float">
            <text:p>8.545746</text:p>
          </table:table-cell>
          <table:table-cell office:value-type="float" office:value="0.2226149" calcext:value-type="float">
            <text:p>0.2226149</text:p>
          </table:table-cell>
          <table:table-cell office:value-type="float" office:value="0.07168207" calcext:value-type="float">
            <text:p>0.07168207</text:p>
          </table:table-cell>
          <table:table-cell office:value-type="float" office:value="0.03048594" calcext:value-type="float">
            <text:p>0.03048594</text:p>
          </table:table-cell>
          <table:table-cell office:value-type="float" office:value="0.02020621" calcext:value-type="float">
            <text:p>0.02020621</text:p>
          </table:table-cell>
          <table:table-cell office:value-type="float" office:value="0.02904596" calcext:value-type="float">
            <text:p>0.02904596</text:p>
          </table:table-cell>
          <table:table-cell office:value-type="float" office:value="0.02382717" calcext:value-type="float">
            <text:p>0.02382717</text:p>
          </table:table-cell>
          <table:table-cell office:value-type="float" office:value="0.02242045" calcext:value-type="float">
            <text:p>0.02242045</text:p>
          </table:table-cell>
          <table:table-cell office:value-type="float" office:value="0.02307573" calcext:value-type="float">
            <text:p>0.02307573</text:p>
          </table:table-cell>
          <table:table-cell office:value-type="float" office:value="0.04017351" calcext:value-type="float">
            <text:p>0.04017351</text:p>
          </table:table-cell>
          <table:table-cell office:value-type="float" office:value="0.005318051" calcext:value-type="float">
            <text:p>0.005318051</text:p>
          </table:table-cell>
          <table:table-cell office:value-type="float" office:value="0.004969715" calcext:value-type="float">
            <text:p>0.004969715</text:p>
          </table:table-cell>
          <table:table-cell office:value-type="float" office:value="0" calcext:value-type="float">
            <text:p>0</text:p>
          </table:table-cell>
          <table:table-cell office:value-type="float" office:value="51.10003" calcext:value-type="float">
            <text:p>51.10003</text:p>
          </table:table-cell>
          <table:table-cell office:value-type="float" office:value="56.1842" calcext:value-type="float">
            <text:p>56.1842</text:p>
          </table:table-cell>
          <table:table-cell office:value-type="float" office:value="43.64457" calcext:value-type="float">
            <text:p>43.64457</text:p>
          </table:table-cell>
          <table:table-cell office:value-type="float" office:value="36.52948" calcext:value-type="float">
            <text:p>36.52948</text:p>
          </table:table-cell>
          <table:table-cell office:value-type="float" office:value="27.9588" calcext:value-type="float">
            <text:p>27.9588</text:p>
          </table:table-cell>
          <table:table-cell office:value-type="float" office:value="8.345084" calcext:value-type="float">
            <text:p>8.345084</text:p>
          </table:table-cell>
          <table:table-cell office:value-type="float" office:value="4.316918" calcext:value-type="float">
            <text:p>4.316918</text:p>
          </table:table-cell>
          <table:table-cell office:value-type="float" office:value="1.225185" calcext:value-type="float">
            <text:p>1.225185</text:p>
          </table:table-cell>
          <table:table-cell office:value-type="float" office:value="0.6182449" calcext:value-type="float">
            <text:p>0.6182449</text:p>
          </table:table-cell>
          <table:table-cell office:value-type="float" office:value="0.2925294" calcext:value-type="float">
            <text:p>0.2925294</text:p>
          </table:table-cell>
          <table:table-cell office:value-type="float" office:value="0.191426" calcext:value-type="float">
            <text:p>0.191426</text:p>
          </table:table-cell>
          <table:table-cell office:value-type="float" office:value="0.4303255" calcext:value-type="float">
            <text:p>0.4303255</text:p>
          </table:table-cell>
          <table:table-cell office:value-type="float" office:value="0.315611" calcext:value-type="float">
            <text:p>0.315611</text:p>
          </table:table-cell>
          <table:table-cell office:value-type="float" office:value="0.3454508" calcext:value-type="float">
            <text:p>0.3454508</text:p>
          </table:table-cell>
          <table:table-cell office:value-type="float" office:value="0" calcext:value-type="float">
            <text:p>0</text:p>
          </table:table-cell>
          <table:table-cell office:value-type="float" office:value="5732.476" calcext:value-type="float">
            <text:p>5732.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1326" calcext:value-type="float">
            <text:p>3.421326</text:p>
          </table:table-cell>
          <table:table-cell office:value-type="float" office:value="0" calcext:value-type="float">
            <text:p>0</text:p>
          </table:table-cell>
          <table:table-cell office:value-type="float" office:value="-0.2552538" calcext:value-type="float">
            <text:p>-0.25525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30.01026" calcext:value-type="float">
            <text:p>30.01026</text:p>
          </table:table-cell>
          <table:table-cell office:value-type="float" office:value="1100.623" calcext:value-type="float">
            <text:p>1100.623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962758" calcext:value-type="float">
            <text:p>2.962758</text:p>
          </table:table-cell>
          <table:table-cell office:value-type="float" office:value="11.19576" calcext:value-type="float">
            <text:p>11.19576</text:p>
          </table:table-cell>
          <table:table-cell office:value-type="float" office:value="0.007055001" calcext:value-type="float">
            <text:p>0.007055001</text:p>
          </table:table-cell>
          <table:table-cell office:value-type="float" office:value="0.00004053875" calcext:value-type="float">
            <text:p>4.053875E-05</text:p>
          </table:table-cell>
          <table:table-cell office:value-type="float" office:value="0.08089399" calcext:value-type="float">
            <text:p>0.08089399</text:p>
          </table:table-cell>
          <table:table-cell office:value-type="float" office:value="0.0001373025" calcext:value-type="float">
            <text:p>0.0001373025</text:p>
          </table:table-cell>
          <table:table-cell office:value-type="float" office:value="-0.07438149" calcext:value-type="float">
            <text:p>-0.07438149</text:p>
          </table:table-cell>
          <table:table-cell office:value-type="float" office:value="-0.00001672597" calcext:value-type="float">
            <text:p>-1.672597E-05</text:p>
          </table:table-cell>
          <table:table-cell office:value-type="float" office:value="0.00000006794598" calcext:value-type="float">
            <text:p>6.794598E-08</text:p>
          </table:table-cell>
          <table:table-cell office:value-type="float" office:value="21.22393" calcext:value-type="float">
            <text:p>21.22393</text:p>
          </table:table-cell>
          <table:table-cell office:value-type="float" office:value="36.16267" calcext:value-type="float">
            <text:p>36.16267</text:p>
          </table:table-cell>
          <table:table-cell office:value-type="float" office:value="36.46822" calcext:value-type="float">
            <text:p>36.46822</text:p>
          </table:table-cell>
          <table:table-cell office:value-type="float" office:value="13.84579" calcext:value-type="float">
            <text:p>13.84579</text:p>
          </table:table-cell>
          <table:table-cell office:value-type="float" office:value="0.1350256" calcext:value-type="float">
            <text:p>0.1350256</text:p>
          </table:table-cell>
          <table:table-cell office:value-type="float" office:value="0.05659335" calcext:value-type="float">
            <text:p>0.05659335</text:p>
          </table:table-cell>
          <table:table-cell office:value-type="float" office:value="0.02686876" calcext:value-type="float">
            <text:p>0.02686876</text:p>
          </table:table-cell>
          <table:table-cell office:value-type="float" office:value="0.01905098" calcext:value-type="float">
            <text:p>0.01905098</text:p>
          </table:table-cell>
          <table:table-cell office:value-type="float" office:value="0.02881041" calcext:value-type="float">
            <text:p>0.02881041</text:p>
          </table:table-cell>
          <table:table-cell office:value-type="float" office:value="0.02373602" calcext:value-type="float">
            <text:p>0.02373602</text:p>
          </table:table-cell>
          <table:table-cell office:value-type="float" office:value="0.02232595" calcext:value-type="float">
            <text:p>0.02232595</text:p>
          </table:table-cell>
          <table:table-cell office:value-type="float" office:value="0.02303447" calcext:value-type="float">
            <text:p>0.02303447</text:p>
          </table:table-cell>
          <table:table-cell office:value-type="float" office:value="0.03991096" calcext:value-type="float">
            <text:p>0.03991096</text:p>
          </table:table-cell>
          <table:table-cell office:value-type="float" office:value="0.005321759" calcext:value-type="float">
            <text:p>0.005321759</text:p>
          </table:table-cell>
          <table:table-cell office:value-type="float" office:value="0.004968991" calcext:value-type="float">
            <text:p>0.004968991</text:p>
          </table:table-cell>
          <table:table-cell office:value-type="float" office:value="0" calcext:value-type="float">
            <text:p>0</text:p>
          </table:table-cell>
          <table:table-cell office:value-type="float" office:value="89.3149" calcext:value-type="float">
            <text:p>89.3149</text:p>
          </table:table-cell>
          <table:table-cell office:value-type="float" office:value="50.82292" calcext:value-type="float">
            <text:p>50.82292</text:p>
          </table:table-cell>
          <table:table-cell office:value-type="float" office:value="44.39161" calcext:value-type="float">
            <text:p>44.39161</text:p>
          </table:table-cell>
          <table:table-cell office:value-type="float" office:value="35.86261" calcext:value-type="float">
            <text:p>35.86261</text:p>
          </table:table-cell>
          <table:table-cell office:value-type="float" office:value="28.08791" calcext:value-type="float">
            <text:p>28.08791</text:p>
          </table:table-cell>
          <table:table-cell office:value-type="float" office:value="8.557667" calcext:value-type="float">
            <text:p>8.557667</text:p>
          </table:table-cell>
          <table:table-cell office:value-type="float" office:value="4.399524" calcext:value-type="float">
            <text:p>4.399524</text:p>
          </table:table-cell>
          <table:table-cell office:value-type="float" office:value="1.257296" calcext:value-type="float">
            <text:p>1.257296</text:p>
          </table:table-cell>
          <table:table-cell office:value-type="float" office:value="0.6280215" calcext:value-type="float">
            <text:p>0.6280215</text:p>
          </table:table-cell>
          <table:table-cell office:value-type="float" office:value="0.2972318" calcext:value-type="float">
            <text:p>0.2972318</text:p>
          </table:table-cell>
          <table:table-cell office:value-type="float" office:value="0.1928898" calcext:value-type="float">
            <text:p>0.1928898</text:p>
          </table:table-cell>
          <table:table-cell office:value-type="float" office:value="0.4316813" calcext:value-type="float">
            <text:p>0.4316813</text:p>
          </table:table-cell>
          <table:table-cell office:value-type="float" office:value="0.3158612" calcext:value-type="float">
            <text:p>0.3158612</text:p>
          </table:table-cell>
          <table:table-cell office:value-type="float" office:value="0.3454512" calcext:value-type="float">
            <text:p>0.3454512</text:p>
          </table:table-cell>
          <table:table-cell office:value-type="float" office:value="0" calcext:value-type="float">
            <text:p>0</text:p>
          </table:table-cell>
          <table:table-cell office:value-type="float" office:value="5869.985" calcext:value-type="float">
            <text:p>5869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9109" calcext:value-type="float">
            <text:p>3.529109</text:p>
          </table:table-cell>
          <table:table-cell office:value-type="float" office:value="0" calcext:value-type="float">
            <text:p>0</text:p>
          </table:table-cell>
          <table:table-cell office:value-type="float" office:value="-0.2627327" calcext:value-type="float">
            <text:p>-0.26273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29.81089" calcext:value-type="float">
            <text:p>29.81089</text:p>
          </table:table-cell>
          <table:table-cell office:value-type="float" office:value="1100.59" calcext:value-type="float">
            <text:p>1100.59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677549" calcext:value-type="float">
            <text:p>2.677549</text:p>
          </table:table-cell>
          <table:table-cell office:value-type="float" office:value="11.44018" calcext:value-type="float">
            <text:p>11.44018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19866" calcext:value-type="float">
            <text:p>4.819866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20276" calcext:value-type="float">
            <text:p>0.002120276</text:p>
          </table:table-cell>
          <table:table-cell office:value-type="float" office:value="-0.09418537" calcext:value-type="float">
            <text:p>-0.09418537</text:p>
          </table:table-cell>
          <table:table-cell office:value-type="float" office:value="-0.0002527661" calcext:value-type="float">
            <text:p>-0.0002527661</text:p>
          </table:table-cell>
          <table:table-cell office:value-type="float" office:value="0.00000007085397" calcext:value-type="float">
            <text:p>7.085397E-08</text:p>
          </table:table-cell>
          <table:table-cell office:value-type="float" office:value="21.22951" calcext:value-type="float">
            <text:p>21.22951</text:p>
          </table:table-cell>
          <table:table-cell office:value-type="float" office:value="28.12291" calcext:value-type="float">
            <text:p>28.12291</text:p>
          </table:table-cell>
          <table:table-cell office:value-type="float" office:value="30.30966" calcext:value-type="float">
            <text:p>30.30966</text:p>
          </table:table-cell>
          <table:table-cell office:value-type="float" office:value="18.22337" calcext:value-type="float">
            <text:p>18.22337</text:p>
          </table:table-cell>
          <table:table-cell office:value-type="float" office:value="0.2147238" calcext:value-type="float">
            <text:p>0.2147238</text:p>
          </table:table-cell>
          <table:table-cell office:value-type="float" office:value="0.06006764" calcext:value-type="float">
            <text:p>0.06006764</text:p>
          </table:table-cell>
          <table:table-cell office:value-type="float" office:value="0.02568606" calcext:value-type="float">
            <text:p>0.02568606</text:p>
          </table:table-cell>
          <table:table-cell office:value-type="float" office:value="0.01879889" calcext:value-type="float">
            <text:p>0.01879889</text:p>
          </table:table-cell>
          <table:table-cell office:value-type="float" office:value="0.02866504" calcext:value-type="float">
            <text:p>0.02866504</text:p>
          </table:table-cell>
          <table:table-cell office:value-type="float" office:value="0.02364831" calcext:value-type="float">
            <text:p>0.02364831</text:p>
          </table:table-cell>
          <table:table-cell office:value-type="float" office:value="0.02223129" calcext:value-type="float">
            <text:p>0.02223129</text:p>
          </table:table-cell>
          <table:table-cell office:value-type="float" office:value="0.02299562" calcext:value-type="float">
            <text:p>0.02299562</text:p>
          </table:table-cell>
          <table:table-cell office:value-type="float" office:value="0.03964008" calcext:value-type="float">
            <text:p>0.03964008</text:p>
          </table:table-cell>
          <table:table-cell office:value-type="float" office:value="0.005325465" calcext:value-type="float">
            <text:p>0.005325465</text:p>
          </table:table-cell>
          <table:table-cell office:value-type="float" office:value="0.004967107" calcext:value-type="float">
            <text:p>0.004967107</text:p>
          </table:table-cell>
          <table:table-cell office:value-type="float" office:value="0" calcext:value-type="float">
            <text:p>0</text:p>
          </table:table-cell>
          <table:table-cell office:value-type="float" office:value="44.27657" calcext:value-type="float">
            <text:p>44.27657</text:p>
          </table:table-cell>
          <table:table-cell office:value-type="float" office:value="44.16273" calcext:value-type="float">
            <text:p>44.16273</text:p>
          </table:table-cell>
          <table:table-cell office:value-type="float" office:value="47.84811" calcext:value-type="float">
            <text:p>47.84811</text:p>
          </table:table-cell>
          <table:table-cell office:value-type="float" office:value="42.34252" calcext:value-type="float">
            <text:p>42.34252</text:p>
          </table:table-cell>
          <table:table-cell office:value-type="float" office:value="34.14094" calcext:value-type="float">
            <text:p>34.14094</text:p>
          </table:table-cell>
          <table:table-cell office:value-type="float" office:value="10.4451" calcext:value-type="float">
            <text:p>10.4451</text:p>
          </table:table-cell>
          <table:table-cell office:value-type="float" office:value="4.737249" calcext:value-type="float">
            <text:p>4.737249</text:p>
          </table:table-cell>
          <table:table-cell office:value-type="float" office:value="1.363772" calcext:value-type="float">
            <text:p>1.363772</text:p>
          </table:table-cell>
          <table:table-cell office:value-type="float" office:value="0.6400843" calcext:value-type="float">
            <text:p>0.6400843</text:p>
          </table:table-cell>
          <table:table-cell office:value-type="float" office:value="0.3018732" calcext:value-type="float">
            <text:p>0.3018732</text:p>
          </table:table-cell>
          <table:table-cell office:value-type="float" office:value="0.1944877" calcext:value-type="float">
            <text:p>0.1944877</text:p>
          </table:table-cell>
          <table:table-cell office:value-type="float" office:value="0.4330338" calcext:value-type="float">
            <text:p>0.4330338</text:p>
          </table:table-cell>
          <table:table-cell office:value-type="float" office:value="0.3160355" calcext:value-type="float">
            <text:p>0.3160355</text:p>
          </table:table-cell>
          <table:table-cell office:value-type="float" office:value="0.3454531" calcext:value-type="float">
            <text:p>0.3454531</text:p>
          </table:table-cell>
          <table:table-cell office:value-type="float" office:value="0" calcext:value-type="float">
            <text:p>0</text:p>
          </table:table-cell>
          <table:table-cell office:value-type="float" office:value="4074.756" calcext:value-type="float">
            <text:p>4074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0464" calcext:value-type="float">
            <text:p>3.650464</text:p>
          </table:table-cell>
          <table:table-cell office:value-type="float" office:value="0" calcext:value-type="float">
            <text:p>0</text:p>
          </table:table-cell>
          <table:table-cell office:value-type="float" office:value="-0.3639345" calcext:value-type="float">
            <text:p>-0.36393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29.68385" calcext:value-type="float">
            <text:p>29.68385</text:p>
          </table:table-cell>
          <table:table-cell office:value-type="float" office:value="1100.628" calcext:value-type="float">
            <text:p>1100.628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469915" calcext:value-type="float">
            <text:p>2.469915</text:p>
          </table:table-cell>
          <table:table-cell office:value-type="float" office:value="11.71366" calcext:value-type="float">
            <text:p>11.7136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4013" calcext:value-type="float">
            <text:p>4.824013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26038" calcext:value-type="float">
            <text:p>0.002126038</text:p>
          </table:table-cell>
          <table:table-cell office:value-type="float" office:value="-0.1007802" calcext:value-type="float">
            <text:p>-0.1007802</text:p>
          </table:table-cell>
          <table:table-cell office:value-type="float" office:value="-0.0004547345" calcext:value-type="float">
            <text:p>-0.0004547345</text:p>
          </table:table-cell>
          <table:table-cell office:value-type="float" office:value="0.00000007085971" calcext:value-type="float">
            <text:p>7.085971E-08</text:p>
          </table:table-cell>
          <table:table-cell office:value-type="float" office:value="21.27295" calcext:value-type="float">
            <text:p>21.27295</text:p>
          </table:table-cell>
          <table:table-cell office:value-type="float" office:value="21.77692" calcext:value-type="float">
            <text:p>21.77692</text:p>
          </table:table-cell>
          <table:table-cell office:value-type="float" office:value="28.31742" calcext:value-type="float">
            <text:p>28.31742</text:p>
          </table:table-cell>
          <table:table-cell office:value-type="float" office:value="17.36293" calcext:value-type="float">
            <text:p>17.36293</text:p>
          </table:table-cell>
          <table:table-cell office:value-type="float" office:value="0.1874028" calcext:value-type="float">
            <text:p>0.1874028</text:p>
          </table:table-cell>
          <table:table-cell office:value-type="float" office:value="0.05221039" calcext:value-type="float">
            <text:p>0.05221039</text:p>
          </table:table-cell>
          <table:table-cell office:value-type="float" office:value="0.02427537" calcext:value-type="float">
            <text:p>0.02427537</text:p>
          </table:table-cell>
          <table:table-cell office:value-type="float" office:value="0.01841867" calcext:value-type="float">
            <text:p>0.01841867</text:p>
          </table:table-cell>
          <table:table-cell office:value-type="float" office:value="0.02853419" calcext:value-type="float">
            <text:p>0.02853419</text:p>
          </table:table-cell>
          <table:table-cell office:value-type="float" office:value="0.02358121" calcext:value-type="float">
            <text:p>0.02358121</text:p>
          </table:table-cell>
          <table:table-cell office:value-type="float" office:value="0.02213835" calcext:value-type="float">
            <text:p>0.02213835</text:p>
          </table:table-cell>
          <table:table-cell office:value-type="float" office:value="0.02295144" calcext:value-type="float">
            <text:p>0.02295144</text:p>
          </table:table-cell>
          <table:table-cell office:value-type="float" office:value="0.0393711" calcext:value-type="float">
            <text:p>0.0393711</text:p>
          </table:table-cell>
          <table:table-cell office:value-type="float" office:value="0.005329858" calcext:value-type="float">
            <text:p>0.005329858</text:p>
          </table:table-cell>
          <table:table-cell office:value-type="float" office:value="0.004966353" calcext:value-type="float">
            <text:p>0.004966353</text:p>
          </table:table-cell>
          <table:table-cell office:value-type="float" office:value="0" calcext:value-type="float">
            <text:p>0</text:p>
          </table:table-cell>
          <table:table-cell office:value-type="float" office:value="31.8552" calcext:value-type="float">
            <text:p>31.8552</text:p>
          </table:table-cell>
          <table:table-cell office:value-type="float" office:value="44.80383" calcext:value-type="float">
            <text:p>44.80383</text:p>
          </table:table-cell>
          <table:table-cell office:value-type="float" office:value="49.48091" calcext:value-type="float">
            <text:p>49.48091</text:p>
          </table:table-cell>
          <table:table-cell office:value-type="float" office:value="43.55706" calcext:value-type="float">
            <text:p>43.55706</text:p>
          </table:table-cell>
          <table:table-cell office:value-type="float" office:value="35.48162" calcext:value-type="float">
            <text:p>35.48162</text:p>
          </table:table-cell>
          <table:table-cell office:value-type="float" office:value="11.11767" calcext:value-type="float">
            <text:p>11.11767</text:p>
          </table:table-cell>
          <table:table-cell office:value-type="float" office:value="5.187047" calcext:value-type="float">
            <text:p>5.187047</text:p>
          </table:table-cell>
          <table:table-cell office:value-type="float" office:value="1.48578" calcext:value-type="float">
            <text:p>1.48578</text:p>
          </table:table-cell>
          <table:table-cell office:value-type="float" office:value="0.6593704" calcext:value-type="float">
            <text:p>0.6593704</text:p>
          </table:table-cell>
          <table:table-cell office:value-type="float" office:value="0.3068957" calcext:value-type="float">
            <text:p>0.3068957</text:p>
          </table:table-cell>
          <table:table-cell office:value-type="float" office:value="0.196114" calcext:value-type="float">
            <text:p>0.196114</text:p>
          </table:table-cell>
          <table:table-cell office:value-type="float" office:value="0.434425" calcext:value-type="float">
            <text:p>0.434425</text:p>
          </table:table-cell>
          <table:table-cell office:value-type="float" office:value="0.3163306" calcext:value-type="float">
            <text:p>0.3163306</text:p>
          </table:table-cell>
          <table:table-cell office:value-type="float" office:value="0.3454534" calcext:value-type="float">
            <text:p>0.3454534</text:p>
          </table:table-cell>
          <table:table-cell office:value-type="float" office:value="0" calcext:value-type="float">
            <text:p>0</text:p>
          </table:table-cell>
          <table:table-cell office:value-type="float" office:value="3718.836" calcext:value-type="float">
            <text:p>3718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3369" calcext:value-type="float">
            <text:p>3.733369</text:p>
          </table:table-cell>
          <table:table-cell office:value-type="float" office:value="0" calcext:value-type="float">
            <text:p>0</text:p>
          </table:table-cell>
          <table:table-cell office:value-type="float" office:value="-0.3854177" calcext:value-type="float">
            <text:p>-0.3854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29.57588" calcext:value-type="float">
            <text:p>29.57588</text:p>
          </table:table-cell>
          <table:table-cell office:value-type="float" office:value="1100.656" calcext:value-type="float">
            <text:p>1100.656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306794" calcext:value-type="float">
            <text:p>2.306794</text:p>
          </table:table-cell>
          <table:table-cell office:value-type="float" office:value="11.94946" calcext:value-type="float">
            <text:p>11.9494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047" calcext:value-type="float">
            <text:p>4.825047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36004" calcext:value-type="float">
            <text:p>0.002136004</text:p>
          </table:table-cell>
          <table:table-cell office:value-type="float" office:value="-0.1027879" calcext:value-type="float">
            <text:p>-0.1027879</text:p>
          </table:table-cell>
          <table:table-cell office:value-type="float" office:value="-0.0006601508" calcext:value-type="float">
            <text:p>-0.0006601508</text:p>
          </table:table-cell>
          <table:table-cell office:value-type="float" office:value="0.00000007217556" calcext:value-type="float">
            <text:p>7.217556E-08</text:p>
          </table:table-cell>
          <table:table-cell office:value-type="float" office:value="21.28846" calcext:value-type="float">
            <text:p>21.28846</text:p>
          </table:table-cell>
          <table:table-cell office:value-type="float" office:value="19.15827" calcext:value-type="float">
            <text:p>19.15827</text:p>
          </table:table-cell>
          <table:table-cell office:value-type="float" office:value="25.41038" calcext:value-type="float">
            <text:p>25.41038</text:p>
          </table:table-cell>
          <table:table-cell office:value-type="float" office:value="16.82723" calcext:value-type="float">
            <text:p>16.82723</text:p>
          </table:table-cell>
          <table:table-cell office:value-type="float" office:value="0.6516388" calcext:value-type="float">
            <text:p>0.6516388</text:p>
          </table:table-cell>
          <table:table-cell office:value-type="float" office:value="0.05588477" calcext:value-type="float">
            <text:p>0.05588477</text:p>
          </table:table-cell>
          <table:table-cell office:value-type="float" office:value="0.02397053" calcext:value-type="float">
            <text:p>0.02397053</text:p>
          </table:table-cell>
          <table:table-cell office:value-type="float" office:value="0.01847334" calcext:value-type="float">
            <text:p>0.01847334</text:p>
          </table:table-cell>
          <table:table-cell office:value-type="float" office:value="0.02849524" calcext:value-type="float">
            <text:p>0.02849524</text:p>
          </table:table-cell>
          <table:table-cell office:value-type="float" office:value="0.02352785" calcext:value-type="float">
            <text:p>0.02352785</text:p>
          </table:table-cell>
          <table:table-cell office:value-type="float" office:value="0.02204981" calcext:value-type="float">
            <text:p>0.02204981</text:p>
          </table:table-cell>
          <table:table-cell office:value-type="float" office:value="0.02290726" calcext:value-type="float">
            <text:p>0.02290726</text:p>
          </table:table-cell>
          <table:table-cell office:value-type="float" office:value="0.03909869" calcext:value-type="float">
            <text:p>0.03909869</text:p>
          </table:table-cell>
          <table:table-cell office:value-type="float" office:value="0.005334571" calcext:value-type="float">
            <text:p>0.005334571</text:p>
          </table:table-cell>
          <table:table-cell office:value-type="float" office:value="0.004965564" calcext:value-type="float">
            <text:p>0.004965564</text:p>
          </table:table-cell>
          <table:table-cell office:value-type="float" office:value="0" calcext:value-type="float">
            <text:p>0</text:p>
          </table:table-cell>
          <table:table-cell office:value-type="float" office:value="32.4059" calcext:value-type="float">
            <text:p>32.4059</text:p>
          </table:table-cell>
          <table:table-cell office:value-type="float" office:value="38.94695" calcext:value-type="float">
            <text:p>38.94695</text:p>
          </table:table-cell>
          <table:table-cell office:value-type="float" office:value="49.06182" calcext:value-type="float">
            <text:p>49.06182</text:p>
          </table:table-cell>
          <table:table-cell office:value-type="float" office:value="44.90174" calcext:value-type="float">
            <text:p>44.90174</text:p>
          </table:table-cell>
          <table:table-cell office:value-type="float" office:value="37.68715" calcext:value-type="float">
            <text:p>37.68715</text:p>
          </table:table-cell>
          <table:table-cell office:value-type="float" office:value="12.51349" calcext:value-type="float">
            <text:p>12.51349</text:p>
          </table:table-cell>
          <table:table-cell office:value-type="float" office:value="6.016735" calcext:value-type="float">
            <text:p>6.016735</text:p>
          </table:table-cell>
          <table:table-cell office:value-type="float" office:value="1.655211" calcext:value-type="float">
            <text:p>1.655211</text:p>
          </table:table-cell>
          <table:table-cell office:value-type="float" office:value="0.6816867" calcext:value-type="float">
            <text:p>0.6816867</text:p>
          </table:table-cell>
          <table:table-cell office:value-type="float" office:value="0.3127161" calcext:value-type="float">
            <text:p>0.3127161</text:p>
          </table:table-cell>
          <table:table-cell office:value-type="float" office:value="0.1979606" calcext:value-type="float">
            <text:p>0.1979606</text:p>
          </table:table-cell>
          <table:table-cell office:value-type="float" office:value="0.4358388" calcext:value-type="float">
            <text:p>0.4358388</text:p>
          </table:table-cell>
          <table:table-cell office:value-type="float" office:value="0.3166474" calcext:value-type="float">
            <text:p>0.3166474</text:p>
          </table:table-cell>
          <table:table-cell office:value-type="float" office:value="0.3454536" calcext:value-type="float">
            <text:p>0.3454536</text:p>
          </table:table-cell>
          <table:table-cell office:value-type="float" office:value="0" calcext:value-type="float">
            <text:p>0</text:p>
          </table:table-cell>
          <table:table-cell office:value-type="float" office:value="3380.514" calcext:value-type="float">
            <text:p>3380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7556" calcext:value-type="float">
            <text:p>3.807556</text:p>
          </table:table-cell>
          <table:table-cell office:value-type="float" office:value="0" calcext:value-type="float">
            <text:p>0</text:p>
          </table:table-cell>
          <table:table-cell office:value-type="float" office:value="-0.3941088" calcext:value-type="float">
            <text:p>-0.39410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29.46968" calcext:value-type="float">
            <text:p>29.46968</text:p>
          </table:table-cell>
          <table:table-cell office:value-type="float" office:value="1100.683" calcext:value-type="float">
            <text:p>1100.683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176243" calcext:value-type="float">
            <text:p>2.176243</text:p>
          </table:table-cell>
          <table:table-cell office:value-type="float" office:value="12.15679" calcext:value-type="float">
            <text:p>12.1567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133" calcext:value-type="float">
            <text:p>4.825133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36992" calcext:value-type="float">
            <text:p>0.002136992</text:p>
          </table:table-cell>
          <table:table-cell office:value-type="float" office:value="-0.1044139" calcext:value-type="float">
            <text:p>-0.1044139</text:p>
          </table:table-cell>
          <table:table-cell office:value-type="float" office:value="-0.001007192" calcext:value-type="float">
            <text:p>-0.001007192</text:p>
          </table:table-cell>
          <table:table-cell office:value-type="float" office:value="0.00000007421863" calcext:value-type="float">
            <text:p>7.421863E-08</text:p>
          </table:table-cell>
          <table:table-cell office:value-type="float" office:value="21.30591" calcext:value-type="float">
            <text:p>21.30591</text:p>
          </table:table-cell>
          <table:table-cell office:value-type="float" office:value="22.47411" calcext:value-type="float">
            <text:p>22.47411</text:p>
          </table:table-cell>
          <table:table-cell office:value-type="float" office:value="23.54142" calcext:value-type="float">
            <text:p>23.54142</text:p>
          </table:table-cell>
          <table:table-cell office:value-type="float" office:value="15.21418" calcext:value-type="float">
            <text:p>15.21418</text:p>
          </table:table-cell>
          <table:table-cell office:value-type="float" office:value="0.576184" calcext:value-type="float">
            <text:p>0.576184</text:p>
          </table:table-cell>
          <table:table-cell office:value-type="float" office:value="0.04794353" calcext:value-type="float">
            <text:p>0.04794353</text:p>
          </table:table-cell>
          <table:table-cell office:value-type="float" office:value="0.02332499" calcext:value-type="float">
            <text:p>0.02332499</text:p>
          </table:table-cell>
          <table:table-cell office:value-type="float" office:value="0.01841968" calcext:value-type="float">
            <text:p>0.01841968</text:p>
          </table:table-cell>
          <table:table-cell office:value-type="float" office:value="0.02845121" calcext:value-type="float">
            <text:p>0.02845121</text:p>
          </table:table-cell>
          <table:table-cell office:value-type="float" office:value="0.0235077" calcext:value-type="float">
            <text:p>0.0235077</text:p>
          </table:table-cell>
          <table:table-cell office:value-type="float" office:value="0.02196797" calcext:value-type="float">
            <text:p>0.02196797</text:p>
          </table:table-cell>
          <table:table-cell office:value-type="float" office:value="0.02286445" calcext:value-type="float">
            <text:p>0.02286445</text:p>
          </table:table-cell>
          <table:table-cell office:value-type="float" office:value="0.03882381" calcext:value-type="float">
            <text:p>0.03882381</text:p>
          </table:table-cell>
          <table:table-cell office:value-type="float" office:value="0.005339835" calcext:value-type="float">
            <text:p>0.005339835</text:p>
          </table:table-cell>
          <table:table-cell office:value-type="float" office:value="0.004964774" calcext:value-type="float">
            <text:p>0.004964774</text:p>
          </table:table-cell>
          <table:table-cell office:value-type="float" office:value="0" calcext:value-type="float">
            <text:p>0</text:p>
          </table:table-cell>
          <table:table-cell office:value-type="float" office:value="65.76118" calcext:value-type="float">
            <text:p>65.76118</text:p>
          </table:table-cell>
          <table:table-cell office:value-type="float" office:value="40.56638" calcext:value-type="float">
            <text:p>40.56638</text:p>
          </table:table-cell>
          <table:table-cell office:value-type="float" office:value="47.20637" calcext:value-type="float">
            <text:p>47.20637</text:p>
          </table:table-cell>
          <table:table-cell office:value-type="float" office:value="42.49493" calcext:value-type="float">
            <text:p>42.49493</text:p>
          </table:table-cell>
          <table:table-cell office:value-type="float" office:value="35.67879" calcext:value-type="float">
            <text:p>35.67879</text:p>
          </table:table-cell>
          <table:table-cell office:value-type="float" office:value="12.33721" calcext:value-type="float">
            <text:p>12.33721</text:p>
          </table:table-cell>
          <table:table-cell office:value-type="float" office:value="6.212611" calcext:value-type="float">
            <text:p>6.212611</text:p>
          </table:table-cell>
          <table:table-cell office:value-type="float" office:value="1.789458" calcext:value-type="float">
            <text:p>1.789458</text:p>
          </table:table-cell>
          <table:table-cell office:value-type="float" office:value="0.7125281" calcext:value-type="float">
            <text:p>0.7125281</text:p>
          </table:table-cell>
          <table:table-cell office:value-type="float" office:value="0.3195622" calcext:value-type="float">
            <text:p>0.3195622</text:p>
          </table:table-cell>
          <table:table-cell office:value-type="float" office:value="0.2001946" calcext:value-type="float">
            <text:p>0.2001946</text:p>
          </table:table-cell>
          <table:table-cell office:value-type="float" office:value="0.4373048" calcext:value-type="float">
            <text:p>0.4373048</text:p>
          </table:table-cell>
          <table:table-cell office:value-type="float" office:value="0.3169996" calcext:value-type="float">
            <text:p>0.3169996</text:p>
          </table:table-cell>
          <table:table-cell office:value-type="float" office:value="0.3454555" calcext:value-type="float">
            <text:p>0.3454555</text:p>
          </table:table-cell>
          <table:table-cell office:value-type="float" office:value="0" calcext:value-type="float">
            <text:p>0</text:p>
          </table:table-cell>
          <table:table-cell office:value-type="float" office:value="3387.009" calcext:value-type="float">
            <text:p>3387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0944" calcext:value-type="float">
            <text:p>3.880944</text:p>
          </table:table-cell>
          <table:table-cell office:value-type="float" office:value="0" calcext:value-type="float">
            <text:p>0</text:p>
          </table:table-cell>
          <table:table-cell office:value-type="float" office:value="-0.3962151" calcext:value-type="float">
            <text:p>-0.39621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29.36302" calcext:value-type="float">
            <text:p>29.36302</text:p>
          </table:table-cell>
          <table:table-cell office:value-type="float" office:value="1100.709" calcext:value-type="float">
            <text:p>1100.709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2.048356" calcext:value-type="float">
            <text:p>2.048356</text:p>
          </table:table-cell>
          <table:table-cell office:value-type="float" office:value="12.36732" calcext:value-type="float">
            <text:p>12.36732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50205" calcext:value-type="float">
            <text:p>-0.1050205</text:p>
          </table:table-cell>
          <table:table-cell office:value-type="float" office:value="-0.001431194" calcext:value-type="float">
            <text:p>-0.001431194</text:p>
          </table:table-cell>
          <table:table-cell office:value-type="float" office:value="0.00000007523113" calcext:value-type="float">
            <text:p>7.523113E-08</text:p>
          </table:table-cell>
          <table:table-cell office:value-type="float" office:value="21.3167" calcext:value-type="float">
            <text:p>21.3167</text:p>
          </table:table-cell>
          <table:table-cell office:value-type="float" office:value="25.1985" calcext:value-type="float">
            <text:p>25.1985</text:p>
          </table:table-cell>
          <table:table-cell office:value-type="float" office:value="21.73726" calcext:value-type="float">
            <text:p>21.73726</text:p>
          </table:table-cell>
          <table:table-cell office:value-type="float" office:value="13.64154" calcext:value-type="float">
            <text:p>13.64154</text:p>
          </table:table-cell>
          <table:table-cell office:value-type="float" office:value="0.4818265" calcext:value-type="float">
            <text:p>0.4818265</text:p>
          </table:table-cell>
          <table:table-cell office:value-type="float" office:value="0.0438126" calcext:value-type="float">
            <text:p>0.0438126</text:p>
          </table:table-cell>
          <table:table-cell office:value-type="float" office:value="0.02284786" calcext:value-type="float">
            <text:p>0.02284786</text:p>
          </table:table-cell>
          <table:table-cell office:value-type="float" office:value="0.01834916" calcext:value-type="float">
            <text:p>0.01834916</text:p>
          </table:table-cell>
          <table:table-cell office:value-type="float" office:value="0.02837227" calcext:value-type="float">
            <text:p>0.02837227</text:p>
          </table:table-cell>
          <table:table-cell office:value-type="float" office:value="0.02349332" calcext:value-type="float">
            <text:p>0.02349332</text:p>
          </table:table-cell>
          <table:table-cell office:value-type="float" office:value="0.0218927" calcext:value-type="float">
            <text:p>0.0218927</text:p>
          </table:table-cell>
          <table:table-cell office:value-type="float" office:value="0.02282098" calcext:value-type="float">
            <text:p>0.02282098</text:p>
          </table:table-cell>
          <table:table-cell office:value-type="float" office:value="0.03854969" calcext:value-type="float">
            <text:p>0.03854969</text:p>
          </table:table-cell>
          <table:table-cell office:value-type="float" office:value="0.005346046" calcext:value-type="float">
            <text:p>0.005346046</text:p>
          </table:table-cell>
          <table:table-cell office:value-type="float" office:value="0.004963949" calcext:value-type="float">
            <text:p>0.004963949</text:p>
          </table:table-cell>
          <table:table-cell office:value-type="float" office:value="0" calcext:value-type="float">
            <text:p>0</text:p>
          </table:table-cell>
          <table:table-cell office:value-type="float" office:value="99.34991" calcext:value-type="float">
            <text:p>99.34991</text:p>
          </table:table-cell>
          <table:table-cell office:value-type="float" office:value="43.51883" calcext:value-type="float">
            <text:p>43.51883</text:p>
          </table:table-cell>
          <table:table-cell office:value-type="float" office:value="45.57287" calcext:value-type="float">
            <text:p>45.57287</text:p>
          </table:table-cell>
          <table:table-cell office:value-type="float" office:value="40.37605" calcext:value-type="float">
            <text:p>40.37605</text:p>
          </table:table-cell>
          <table:table-cell office:value-type="float" office:value="33.46475" calcext:value-type="float">
            <text:p>33.46475</text:p>
          </table:table-cell>
          <table:table-cell office:value-type="float" office:value="12.05231" calcext:value-type="float">
            <text:p>12.05231</text:p>
          </table:table-cell>
          <table:table-cell office:value-type="float" office:value="6.139227" calcext:value-type="float">
            <text:p>6.139227</text:p>
          </table:table-cell>
          <table:table-cell office:value-type="float" office:value="1.838989" calcext:value-type="float">
            <text:p>1.838989</text:p>
          </table:table-cell>
          <table:table-cell office:value-type="float" office:value="0.7379778" calcext:value-type="float">
            <text:p>0.7379778</text:p>
          </table:table-cell>
          <table:table-cell office:value-type="float" office:value="0.3267659" calcext:value-type="float">
            <text:p>0.3267659</text:p>
          </table:table-cell>
          <table:table-cell office:value-type="float" office:value="0.2025839" calcext:value-type="float">
            <text:p>0.2025839</text:p>
          </table:table-cell>
          <table:table-cell office:value-type="float" office:value="0.4387851" calcext:value-type="float">
            <text:p>0.4387851</text:p>
          </table:table-cell>
          <table:table-cell office:value-type="float" office:value="0.3174095" calcext:value-type="float">
            <text:p>0.3174095</text:p>
          </table:table-cell>
          <table:table-cell office:value-type="float" office:value="0.3454582" calcext:value-type="float">
            <text:p>0.3454582</text:p>
          </table:table-cell>
          <table:table-cell office:value-type="float" office:value="0" calcext:value-type="float">
            <text:p>0</text:p>
          </table:table-cell>
          <table:table-cell office:value-type="float" office:value="3525.238" calcext:value-type="float">
            <text:p>3525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55796" calcext:value-type="float">
            <text:p>3.955796</text:p>
          </table:table-cell>
          <table:table-cell office:value-type="float" office:value="0" calcext:value-type="float">
            <text:p>0</text:p>
          </table:table-cell>
          <table:table-cell office:value-type="float" office:value="-0.3965515" calcext:value-type="float">
            <text:p>-0.39655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29.2657" calcext:value-type="float">
            <text:p>29.2657</text:p>
          </table:table-cell>
          <table:table-cell office:value-type="float" office:value="1100.73" calcext:value-type="float">
            <text:p>1100.73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932401" calcext:value-type="float">
            <text:p>1.932401</text:p>
          </table:table-cell>
          <table:table-cell office:value-type="float" office:value="12.56252" calcext:value-type="float">
            <text:p>12.56252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54982" calcext:value-type="float">
            <text:p>-0.1054982</text:p>
          </table:table-cell>
          <table:table-cell office:value-type="float" office:value="-0.001796971" calcext:value-type="float">
            <text:p>-0.001796971</text:p>
          </table:table-cell>
          <table:table-cell office:value-type="float" office:value="0.00000007557239" calcext:value-type="float">
            <text:p>7.557239E-08</text:p>
          </table:table-cell>
          <table:table-cell office:value-type="float" office:value="21.31159" calcext:value-type="float">
            <text:p>21.31159</text:p>
          </table:table-cell>
          <table:table-cell office:value-type="float" office:value="25.69296" calcext:value-type="float">
            <text:p>25.69296</text:p>
          </table:table-cell>
          <table:table-cell office:value-type="float" office:value="20.53448" calcext:value-type="float">
            <text:p>20.53448</text:p>
          </table:table-cell>
          <table:table-cell office:value-type="float" office:value="12.36119" calcext:value-type="float">
            <text:p>12.36119</text:p>
          </table:table-cell>
          <table:table-cell office:value-type="float" office:value="0.3986256" calcext:value-type="float">
            <text:p>0.3986256</text:p>
          </table:table-cell>
          <table:table-cell office:value-type="float" office:value="0.04149384" calcext:value-type="float">
            <text:p>0.04149384</text:p>
          </table:table-cell>
          <table:table-cell office:value-type="float" office:value="0.02248728" calcext:value-type="float">
            <text:p>0.02248728</text:p>
          </table:table-cell>
          <table:table-cell office:value-type="float" office:value="0.01826229" calcext:value-type="float">
            <text:p>0.01826229</text:p>
          </table:table-cell>
          <table:table-cell office:value-type="float" office:value="0.02829704" calcext:value-type="float">
            <text:p>0.02829704</text:p>
          </table:table-cell>
          <table:table-cell office:value-type="float" office:value="0.02345994" calcext:value-type="float">
            <text:p>0.02345994</text:p>
          </table:table-cell>
          <table:table-cell office:value-type="float" office:value="0.0218299" calcext:value-type="float">
            <text:p>0.0218299</text:p>
          </table:table-cell>
          <table:table-cell office:value-type="float" office:value="0.0227814" calcext:value-type="float">
            <text:p>0.0227814</text:p>
          </table:table-cell>
          <table:table-cell office:value-type="float" office:value="0.03827889" calcext:value-type="float">
            <text:p>0.03827889</text:p>
          </table:table-cell>
          <table:table-cell office:value-type="float" office:value="0.005353224" calcext:value-type="float">
            <text:p>0.005353224</text:p>
          </table:table-cell>
          <table:table-cell office:value-type="float" office:value="0.004963113" calcext:value-type="float">
            <text:p>0.004963113</text:p>
          </table:table-cell>
          <table:table-cell office:value-type="float" office:value="0" calcext:value-type="float">
            <text:p>0</text:p>
          </table:table-cell>
          <table:table-cell office:value-type="float" office:value="116.9228" calcext:value-type="float">
            <text:p>116.9228</text:p>
          </table:table-cell>
          <table:table-cell office:value-type="float" office:value="47.55782" calcext:value-type="float">
            <text:p>47.55782</text:p>
          </table:table-cell>
          <table:table-cell office:value-type="float" office:value="45.58223" calcext:value-type="float">
            <text:p>45.58223</text:p>
          </table:table-cell>
          <table:table-cell office:value-type="float" office:value="39.01381" calcext:value-type="float">
            <text:p>39.01381</text:p>
          </table:table-cell>
          <table:table-cell office:value-type="float" office:value="31.53693" calcext:value-type="float">
            <text:p>31.53693</text:p>
          </table:table-cell>
          <table:table-cell office:value-type="float" office:value="11.82286" calcext:value-type="float">
            <text:p>11.82286</text:p>
          </table:table-cell>
          <table:table-cell office:value-type="float" office:value="6.013895" calcext:value-type="float">
            <text:p>6.013895</text:p>
          </table:table-cell>
          <table:table-cell office:value-type="float" office:value="1.860356" calcext:value-type="float">
            <text:p>1.860356</text:p>
          </table:table-cell>
          <table:table-cell office:value-type="float" office:value="0.751694" calcext:value-type="float">
            <text:p>0.751694</text:p>
          </table:table-cell>
          <table:table-cell office:value-type="float" office:value="0.3353166" calcext:value-type="float">
            <text:p>0.3353166</text:p>
          </table:table-cell>
          <table:table-cell office:value-type="float" office:value="0.2054596" calcext:value-type="float">
            <text:p>0.2054596</text:p>
          </table:table-cell>
          <table:table-cell office:value-type="float" office:value="0.4402696" calcext:value-type="float">
            <text:p>0.4402696</text:p>
          </table:table-cell>
          <table:table-cell office:value-type="float" office:value="0.3178792" calcext:value-type="float">
            <text:p>0.3178792</text:p>
          </table:table-cell>
          <table:table-cell office:value-type="float" office:value="0.3454609" calcext:value-type="float">
            <text:p>0.3454609</text:p>
          </table:table-cell>
          <table:table-cell office:value-type="float" office:value="0" calcext:value-type="float">
            <text:p>0</text:p>
          </table:table-cell>
          <table:table-cell office:value-type="float" office:value="3501.046" calcext:value-type="float">
            <text:p>3501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6165" calcext:value-type="float">
            <text:p>4.026165</text:p>
          </table:table-cell>
          <table:table-cell office:value-type="float" office:value="0" calcext:value-type="float">
            <text:p>0</text:p>
          </table:table-cell>
          <table:table-cell office:value-type="float" office:value="-0.3966559" calcext:value-type="float">
            <text:p>-0.39665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29.18254" calcext:value-type="float">
            <text:p>29.18254</text:p>
          </table:table-cell>
          <table:table-cell office:value-type="float" office:value="1100.745" calcext:value-type="float">
            <text:p>1100.745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834177" calcext:value-type="float">
            <text:p>1.834177</text:p>
          </table:table-cell>
          <table:table-cell office:value-type="float" office:value="12.73124" calcext:value-type="float">
            <text:p>12.73124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58905" calcext:value-type="float">
            <text:p>-0.1058905</text:p>
          </table:table-cell>
          <table:table-cell office:value-type="float" office:value="-0.002122463" calcext:value-type="float">
            <text:p>-0.002122463</text:p>
          </table:table-cell>
          <table:table-cell office:value-type="float" office:value="0.00000007559638" calcext:value-type="float">
            <text:p>7.559638E-08</text:p>
          </table:table-cell>
          <table:table-cell office:value-type="float" office:value="21.29696" calcext:value-type="float">
            <text:p>21.29696</text:p>
          </table:table-cell>
          <table:table-cell office:value-type="float" office:value="25.68643" calcext:value-type="float">
            <text:p>25.68643</text:p>
          </table:table-cell>
          <table:table-cell office:value-type="float" office:value="19.58308" calcext:value-type="float">
            <text:p>19.58308</text:p>
          </table:table-cell>
          <table:table-cell office:value-type="float" office:value="11.33764" calcext:value-type="float">
            <text:p>11.33764</text:p>
          </table:table-cell>
          <table:table-cell office:value-type="float" office:value="0.3263944" calcext:value-type="float">
            <text:p>0.3263944</text:p>
          </table:table-cell>
          <table:table-cell office:value-type="float" office:value="0.04039302" calcext:value-type="float">
            <text:p>0.04039302</text:p>
          </table:table-cell>
          <table:table-cell office:value-type="float" office:value="0.02232083" calcext:value-type="float">
            <text:p>0.02232083</text:p>
          </table:table-cell>
          <table:table-cell office:value-type="float" office:value="0.01827016" calcext:value-type="float">
            <text:p>0.01827016</text:p>
          </table:table-cell>
          <table:table-cell office:value-type="float" office:value="0.02824611" calcext:value-type="float">
            <text:p>0.02824611</text:p>
          </table:table-cell>
          <table:table-cell office:value-type="float" office:value="0.02342452" calcext:value-type="float">
            <text:p>0.02342452</text:p>
          </table:table-cell>
          <table:table-cell office:value-type="float" office:value="0.02176735" calcext:value-type="float">
            <text:p>0.02176735</text:p>
          </table:table-cell>
          <table:table-cell office:value-type="float" office:value="0.02274155" calcext:value-type="float">
            <text:p>0.02274155</text:p>
          </table:table-cell>
          <table:table-cell office:value-type="float" office:value="0.0380121" calcext:value-type="float">
            <text:p>0.0380121</text:p>
          </table:table-cell>
          <table:table-cell office:value-type="float" office:value="0.005361428" calcext:value-type="float">
            <text:p>0.005361428</text:p>
          </table:table-cell>
          <table:table-cell office:value-type="float" office:value="0.004962257" calcext:value-type="float">
            <text:p>0.004962257</text:p>
          </table:table-cell>
          <table:table-cell office:value-type="float" office:value="0" calcext:value-type="float">
            <text:p>0</text:p>
          </table:table-cell>
          <table:table-cell office:value-type="float" office:value="128.6837" calcext:value-type="float">
            <text:p>128.6837</text:p>
          </table:table-cell>
          <table:table-cell office:value-type="float" office:value="50.93912" calcext:value-type="float">
            <text:p>50.93912</text:p>
          </table:table-cell>
          <table:table-cell office:value-type="float" office:value="45.78274" calcext:value-type="float">
            <text:p>45.78274</text:p>
          </table:table-cell>
          <table:table-cell office:value-type="float" office:value="38.11154" calcext:value-type="float">
            <text:p>38.11154</text:p>
          </table:table-cell>
          <table:table-cell office:value-type="float" office:value="30.26459" calcext:value-type="float">
            <text:p>30.26459</text:p>
          </table:table-cell>
          <table:table-cell office:value-type="float" office:value="11.66669" calcext:value-type="float">
            <text:p>11.66669</text:p>
          </table:table-cell>
          <table:table-cell office:value-type="float" office:value="5.945391" calcext:value-type="float">
            <text:p>5.945391</text:p>
          </table:table-cell>
          <table:table-cell office:value-type="float" office:value="1.869339" calcext:value-type="float">
            <text:p>1.869339</text:p>
          </table:table-cell>
          <table:table-cell office:value-type="float" office:value="0.7593124" calcext:value-type="float">
            <text:p>0.7593124</text:p>
          </table:table-cell>
          <table:table-cell office:value-type="float" office:value="0.3424149" calcext:value-type="float">
            <text:p>0.3424149</text:p>
          </table:table-cell>
          <table:table-cell office:value-type="float" office:value="0.2084165" calcext:value-type="float">
            <text:p>0.2084165</text:p>
          </table:table-cell>
          <table:table-cell office:value-type="float" office:value="0.4417583" calcext:value-type="float">
            <text:p>0.4417583</text:p>
          </table:table-cell>
          <table:table-cell office:value-type="float" office:value="0.3184133" calcext:value-type="float">
            <text:p>0.3184133</text:p>
          </table:table-cell>
          <table:table-cell office:value-type="float" office:value="0.3454637" calcext:value-type="float">
            <text:p>0.3454637</text:p>
          </table:table-cell>
          <table:table-cell office:value-type="float" office:value="0" calcext:value-type="float">
            <text:p>0</text:p>
          </table:table-cell>
          <table:table-cell office:value-type="float" office:value="3430.836" calcext:value-type="float">
            <text:p>3430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7499" calcext:value-type="float">
            <text:p>4.087499</text:p>
          </table:table-cell>
          <table:table-cell office:value-type="float" office:value="0" calcext:value-type="float">
            <text:p>0</text:p>
          </table:table-cell>
          <table:table-cell office:value-type="float" office:value="-0.3967201" calcext:value-type="float">
            <text:p>-0.39672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29.09007" calcext:value-type="float">
            <text:p>29.09007</text:p>
          </table:table-cell>
          <table:table-cell office:value-type="float" office:value="1100.765" calcext:value-type="float">
            <text:p>1100.765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729787" calcext:value-type="float">
            <text:p>1.729787</text:p>
          </table:table-cell>
          <table:table-cell office:value-type="float" office:value="12.91607" calcext:value-type="float">
            <text:p>12.9160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63662" calcext:value-type="float">
            <text:p>-0.1063662</text:p>
          </table:table-cell>
          <table:table-cell office:value-type="float" office:value="-0.002662935" calcext:value-type="float">
            <text:p>-0.002662935</text:p>
          </table:table-cell>
          <table:table-cell office:value-type="float" office:value="0.00000007561027" calcext:value-type="float">
            <text:p>7.561027E-08</text:p>
          </table:table-cell>
          <table:table-cell office:value-type="float" office:value="21.28614" calcext:value-type="float">
            <text:p>21.28614</text:p>
          </table:table-cell>
          <table:table-cell office:value-type="float" office:value="26.17151" calcext:value-type="float">
            <text:p>26.17151</text:p>
          </table:table-cell>
          <table:table-cell office:value-type="float" office:value="18.35721" calcext:value-type="float">
            <text:p>18.35721</text:p>
          </table:table-cell>
          <table:table-cell office:value-type="float" office:value="10.25202" calcext:value-type="float">
            <text:p>10.25202</text:p>
          </table:table-cell>
          <table:table-cell office:value-type="float" office:value="0.2518231" calcext:value-type="float">
            <text:p>0.2518231</text:p>
          </table:table-cell>
          <table:table-cell office:value-type="float" office:value="0.03953289" calcext:value-type="float">
            <text:p>0.03953289</text:p>
          </table:table-cell>
          <table:table-cell office:value-type="float" office:value="0.02221306" calcext:value-type="float">
            <text:p>0.02221306</text:p>
          </table:table-cell>
          <table:table-cell office:value-type="float" office:value="0.01832164" calcext:value-type="float">
            <text:p>0.01832164</text:p>
          </table:table-cell>
          <table:table-cell office:value-type="float" office:value="0.02822351" calcext:value-type="float">
            <text:p>0.02822351</text:p>
          </table:table-cell>
          <table:table-cell office:value-type="float" office:value="0.02339321" calcext:value-type="float">
            <text:p>0.02339321</text:p>
          </table:table-cell>
          <table:table-cell office:value-type="float" office:value="0.02170593" calcext:value-type="float">
            <text:p>0.02170593</text:p>
          </table:table-cell>
          <table:table-cell office:value-type="float" office:value="0.02270325" calcext:value-type="float">
            <text:p>0.02270325</text:p>
          </table:table-cell>
          <table:table-cell office:value-type="float" office:value="0.03775112" calcext:value-type="float">
            <text:p>0.03775112</text:p>
          </table:table-cell>
          <table:table-cell office:value-type="float" office:value="0.005370902" calcext:value-type="float">
            <text:p>0.005370902</text:p>
          </table:table-cell>
          <table:table-cell office:value-type="float" office:value="0.004961373" calcext:value-type="float">
            <text:p>0.004961373</text:p>
          </table:table-cell>
          <table:table-cell office:value-type="float" office:value="0" calcext:value-type="float">
            <text:p>0</text:p>
          </table:table-cell>
          <table:table-cell office:value-type="float" office:value="147.4894" calcext:value-type="float">
            <text:p>147.4894</text:p>
          </table:table-cell>
          <table:table-cell office:value-type="float" office:value="53.55179" calcext:value-type="float">
            <text:p>53.55179</text:p>
          </table:table-cell>
          <table:table-cell office:value-type="float" office:value="45.36772" calcext:value-type="float">
            <text:p>45.36772</text:p>
          </table:table-cell>
          <table:table-cell office:value-type="float" office:value="37.07283" calcext:value-type="float">
            <text:p>37.07283</text:p>
          </table:table-cell>
          <table:table-cell office:value-type="float" office:value="29.13433" calcext:value-type="float">
            <text:p>29.13433</text:p>
          </table:table-cell>
          <table:table-cell office:value-type="float" office:value="11.52891" calcext:value-type="float">
            <text:p>11.52891</text:p>
          </table:table-cell>
          <table:table-cell office:value-type="float" office:value="5.898914" calcext:value-type="float">
            <text:p>5.898914</text:p>
          </table:table-cell>
          <table:table-cell office:value-type="float" office:value="1.873864" calcext:value-type="float">
            <text:p>1.873864</text:p>
          </table:table-cell>
          <table:table-cell office:value-type="float" office:value="0.7647526" calcext:value-type="float">
            <text:p>0.7647526</text:p>
          </table:table-cell>
          <table:table-cell office:value-type="float" office:value="0.3485056" calcext:value-type="float">
            <text:p>0.3485056</text:p>
          </table:table-cell>
          <table:table-cell office:value-type="float" office:value="0.2116572" calcext:value-type="float">
            <text:p>0.2116572</text:p>
          </table:table-cell>
          <table:table-cell office:value-type="float" office:value="0.4432934" calcext:value-type="float">
            <text:p>0.4432934</text:p>
          </table:table-cell>
          <table:table-cell office:value-type="float" office:value="0.3190266" calcext:value-type="float">
            <text:p>0.3190266</text:p>
          </table:table-cell>
          <table:table-cell office:value-type="float" office:value="0.3454664" calcext:value-type="float">
            <text:p>0.3454664</text:p>
          </table:table-cell>
          <table:table-cell office:value-type="float" office:value="0" calcext:value-type="float">
            <text:p>0</text:p>
          </table:table-cell>
          <table:table-cell office:value-type="float" office:value="3460.045" calcext:value-type="float">
            <text:p>346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4564" calcext:value-type="float">
            <text:p>4.154564</text:p>
          </table:table-cell>
          <table:table-cell office:value-type="float" office:value="0" calcext:value-type="float">
            <text:p>0</text:p>
          </table:table-cell>
          <table:table-cell office:value-type="float" office:value="-0.3968009" calcext:value-type="float">
            <text:p>-0.39680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29.01899" calcext:value-type="float">
            <text:p>29.01899</text:p>
          </table:table-cell>
          <table:table-cell office:value-type="float" office:value="1100.776" calcext:value-type="float">
            <text:p>1100.776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647596" calcext:value-type="float">
            <text:p>1.647596</text:p>
          </table:table-cell>
          <table:table-cell office:value-type="float" office:value="13.06347" calcext:value-type="float">
            <text:p>13.0634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66949" calcext:value-type="float">
            <text:p>-0.1066949</text:p>
          </table:table-cell>
          <table:table-cell office:value-type="float" office:value="-0.002997985" calcext:value-type="float">
            <text:p>-0.002997985</text:p>
          </table:table-cell>
          <table:table-cell office:value-type="float" office:value="0.00000007561628" calcext:value-type="float">
            <text:p>7.561628E-08</text:p>
          </table:table-cell>
          <table:table-cell office:value-type="float" office:value="21.26395" calcext:value-type="float">
            <text:p>21.26395</text:p>
          </table:table-cell>
          <table:table-cell office:value-type="float" office:value="25.75021" calcext:value-type="float">
            <text:p>25.75021</text:p>
          </table:table-cell>
          <table:table-cell office:value-type="float" office:value="17.6799" calcext:value-type="float">
            <text:p>17.6799</text:p>
          </table:table-cell>
          <table:table-cell office:value-type="float" office:value="9.410644" calcext:value-type="float">
            <text:p>9.410644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03941207" calcext:value-type="float">
            <text:p>0.03941207</text:p>
          </table:table-cell>
          <table:table-cell office:value-type="float" office:value="0.02213903" calcext:value-type="float">
            <text:p>0.02213903</text:p>
          </table:table-cell>
          <table:table-cell office:value-type="float" office:value="0.01833896" calcext:value-type="float">
            <text:p>0.01833896</text:p>
          </table:table-cell>
          <table:table-cell office:value-type="float" office:value="0.02821114" calcext:value-type="float">
            <text:p>0.02821114</text:p>
          </table:table-cell>
          <table:table-cell office:value-type="float" office:value="0.02336722" calcext:value-type="float">
            <text:p>0.02336722</text:p>
          </table:table-cell>
          <table:table-cell office:value-type="float" office:value="0.02164632" calcext:value-type="float">
            <text:p>0.02164632</text:p>
          </table:table-cell>
          <table:table-cell office:value-type="float" office:value="0.02266244" calcext:value-type="float">
            <text:p>0.02266244</text:p>
          </table:table-cell>
          <table:table-cell office:value-type="float" office:value="0.03749437" calcext:value-type="float">
            <text:p>0.03749437</text:p>
          </table:table-cell>
          <table:table-cell office:value-type="float" office:value="0.005383587" calcext:value-type="float">
            <text:p>0.005383587</text:p>
          </table:table-cell>
          <table:table-cell office:value-type="float" office:value="0.004960482" calcext:value-type="float">
            <text:p>0.004960482</text:p>
          </table:table-cell>
          <table:table-cell office:value-type="float" office:value="0" calcext:value-type="float">
            <text:p>0</text:p>
          </table:table-cell>
          <table:table-cell office:value-type="float" office:value="154.5641" calcext:value-type="float">
            <text:p>154.5641</text:p>
          </table:table-cell>
          <table:table-cell office:value-type="float" office:value="57.20153" calcext:value-type="float">
            <text:p>57.20153</text:p>
          </table:table-cell>
          <table:table-cell office:value-type="float" office:value="45.72929" calcext:value-type="float">
            <text:p>45.72929</text:p>
          </table:table-cell>
          <table:table-cell office:value-type="float" office:value="36.29348" calcext:value-type="float">
            <text:p>36.29348</text:p>
          </table:table-cell>
          <table:table-cell office:value-type="float" office:value="28.11391" calcext:value-type="float">
            <text:p>28.11391</text:p>
          </table:table-cell>
          <table:table-cell office:value-type="float" office:value="11.37922" calcext:value-type="float">
            <text:p>11.37922</text:p>
          </table:table-cell>
          <table:table-cell office:value-type="float" office:value="5.854938" calcext:value-type="float">
            <text:p>5.854938</text:p>
          </table:table-cell>
          <table:table-cell office:value-type="float" office:value="1.876134" calcext:value-type="float">
            <text:p>1.876134</text:p>
          </table:table-cell>
          <table:table-cell office:value-type="float" office:value="0.7686797" calcext:value-type="float">
            <text:p>0.7686797</text:p>
          </table:table-cell>
          <table:table-cell office:value-type="float" office:value="0.3534844" calcext:value-type="float">
            <text:p>0.3534844</text:p>
          </table:table-cell>
          <table:table-cell office:value-type="float" office:value="0.2147472" calcext:value-type="float">
            <text:p>0.2147472</text:p>
          </table:table-cell>
          <table:table-cell office:value-type="float" office:value="0.4447426" calcext:value-type="float">
            <text:p>0.4447426</text:p>
          </table:table-cell>
          <table:table-cell office:value-type="float" office:value="0.3198325" calcext:value-type="float">
            <text:p>0.3198325</text:p>
          </table:table-cell>
          <table:table-cell office:value-type="float" office:value="0.3454691" calcext:value-type="float">
            <text:p>0.3454691</text:p>
          </table:table-cell>
          <table:table-cell office:value-type="float" office:value="0" calcext:value-type="float">
            <text:p>0</text:p>
          </table:table-cell>
          <table:table-cell office:value-type="float" office:value="3359.786" calcext:value-type="float">
            <text:p>3359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08292" calcext:value-type="float">
            <text:p>4.208292</text:p>
          </table:table-cell>
          <table:table-cell office:value-type="float" office:value="0" calcext:value-type="float">
            <text:p>0</text:p>
          </table:table-cell>
          <table:table-cell office:value-type="float" office:value="-0.3968388" calcext:value-type="float">
            <text:p>-0.39683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28.92748" calcext:value-type="float">
            <text:p>28.92748</text:p>
          </table:table-cell>
          <table:table-cell office:value-type="float" office:value="1100.792" calcext:value-type="float">
            <text:p>1100.792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558875" calcext:value-type="float">
            <text:p>1.558875</text:p>
          </table:table-cell>
          <table:table-cell office:value-type="float" office:value="13.24301" calcext:value-type="float">
            <text:p>13.24301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71932" calcext:value-type="float">
            <text:p>-0.1071932</text:p>
          </table:table-cell>
          <table:table-cell office:value-type="float" office:value="-0.003648771" calcext:value-type="float">
            <text:p>-0.003648771</text:p>
          </table:table-cell>
          <table:table-cell office:value-type="float" office:value="0.00000007562387" calcext:value-type="float">
            <text:p>7.562387E-08</text:p>
          </table:table-cell>
          <table:table-cell office:value-type="float" office:value="21.24234" calcext:value-type="float">
            <text:p>21.24234</text:p>
          </table:table-cell>
          <table:table-cell office:value-type="float" office:value="24.89566" calcext:value-type="float">
            <text:p>24.89566</text:p>
          </table:table-cell>
          <table:table-cell office:value-type="float" office:value="16.85547" calcext:value-type="float">
            <text:p>16.85547</text:p>
          </table:table-cell>
          <table:table-cell office:value-type="float" office:value="8.468836" calcext:value-type="float">
            <text:p>8.468836</text:p>
          </table:table-cell>
          <table:table-cell office:value-type="float" office:value="0.1263497" calcext:value-type="float">
            <text:p>0.1263497</text:p>
          </table:table-cell>
          <table:table-cell office:value-type="float" office:value="0.0388194" calcext:value-type="float">
            <text:p>0.0388194</text:p>
          </table:table-cell>
          <table:table-cell office:value-type="float" office:value="0.02209942" calcext:value-type="float">
            <text:p>0.02209942</text:p>
          </table:table-cell>
          <table:table-cell office:value-type="float" office:value="0.01841142" calcext:value-type="float">
            <text:p>0.01841142</text:p>
          </table:table-cell>
          <table:table-cell office:value-type="float" office:value="0.02822651" calcext:value-type="float">
            <text:p>0.02822651</text:p>
          </table:table-cell>
          <table:table-cell office:value-type="float" office:value="0.02334762" calcext:value-type="float">
            <text:p>0.02334762</text:p>
          </table:table-cell>
          <table:table-cell office:value-type="float" office:value="0.0215906" calcext:value-type="float">
            <text:p>0.0215906</text:p>
          </table:table-cell>
          <table:table-cell office:value-type="float" office:value="0.02261873" calcext:value-type="float">
            <text:p>0.02261873</text:p>
          </table:table-cell>
          <table:table-cell office:value-type="float" office:value="0.03724113" calcext:value-type="float">
            <text:p>0.03724113</text:p>
          </table:table-cell>
          <table:table-cell office:value-type="float" office:value="0.005400893" calcext:value-type="float">
            <text:p>0.005400893</text:p>
          </table:table-cell>
          <table:table-cell office:value-type="float" office:value="0.004959574" calcext:value-type="float">
            <text:p>0.004959574</text:p>
          </table:table-cell>
          <table:table-cell office:value-type="float" office:value="0" calcext:value-type="float">
            <text:p>0</text:p>
          </table:table-cell>
          <table:table-cell office:value-type="float" office:value="155.9565" calcext:value-type="float">
            <text:p>155.9565</text:p>
          </table:table-cell>
          <table:table-cell office:value-type="float" office:value="62.5716" calcext:value-type="float">
            <text:p>62.5716</text:p>
          </table:table-cell>
          <table:table-cell office:value-type="float" office:value="46.35873" calcext:value-type="float">
            <text:p>46.35873</text:p>
          </table:table-cell>
          <table:table-cell office:value-type="float" office:value="35.66599" calcext:value-type="float">
            <text:p>35.66599</text:p>
          </table:table-cell>
          <table:table-cell office:value-type="float" office:value="27.33084" calcext:value-type="float">
            <text:p>27.33084</text:p>
          </table:table-cell>
          <table:table-cell office:value-type="float" office:value="11.26518" calcext:value-type="float">
            <text:p>11.26518</text:p>
          </table:table-cell>
          <table:table-cell office:value-type="float" office:value="5.814448" calcext:value-type="float">
            <text:p>5.814448</text:p>
          </table:table-cell>
          <table:table-cell office:value-type="float" office:value="1.878741" calcext:value-type="float">
            <text:p>1.878741</text:p>
          </table:table-cell>
          <table:table-cell office:value-type="float" office:value="0.7720275" calcext:value-type="float">
            <text:p>0.7720275</text:p>
          </table:table-cell>
          <table:table-cell office:value-type="float" office:value="0.3578665" calcext:value-type="float">
            <text:p>0.3578665</text:p>
          </table:table-cell>
          <table:table-cell office:value-type="float" office:value="0.2176168" calcext:value-type="float">
            <text:p>0.2176168</text:p>
          </table:table-cell>
          <table:table-cell office:value-type="float" office:value="0.4460183" calcext:value-type="float">
            <text:p>0.4460183</text:p>
          </table:table-cell>
          <table:table-cell office:value-type="float" office:value="0.3209161" calcext:value-type="float">
            <text:p>0.3209161</text:p>
          </table:table-cell>
          <table:table-cell office:value-type="float" office:value="0.3454719" calcext:value-type="float">
            <text:p>0.3454719</text:p>
          </table:table-cell>
          <table:table-cell office:value-type="float" office:value="0" calcext:value-type="float">
            <text:p>0</text:p>
          </table:table-cell>
          <table:table-cell office:value-type="float" office:value="3513.424" calcext:value-type="float">
            <text:p>3513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765" calcext:value-type="float">
            <text:p>4.27765</text:p>
          </table:table-cell>
          <table:table-cell office:value-type="float" office:value="0" calcext:value-type="float">
            <text:p>0</text:p>
          </table:table-cell>
          <table:table-cell office:value-type="float" office:value="-0.396914" calcext:value-type="float">
            <text:p>-0.3969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28.78452" calcext:value-type="float">
            <text:p>28.78452</text:p>
          </table:table-cell>
          <table:table-cell office:value-type="float" office:value="1100.807" calcext:value-type="float">
            <text:p>1100.807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530921" calcext:value-type="float">
            <text:p>1.530921</text:p>
          </table:table-cell>
          <table:table-cell office:value-type="float" office:value="13.4279" calcext:value-type="float">
            <text:p>13.427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7748" calcext:value-type="float">
            <text:p>-0.107748</text:p>
          </table:table-cell>
          <table:table-cell office:value-type="float" office:value="-0.003915442" calcext:value-type="float">
            <text:p>-0.003915442</text:p>
          </table:table-cell>
          <table:table-cell office:value-type="float" office:value="0.0000000763587" calcext:value-type="float">
            <text:p>7.63587E-08</text:p>
          </table:table-cell>
          <table:table-cell office:value-type="float" office:value="21.106" calcext:value-type="float">
            <text:p>21.106</text:p>
          </table:table-cell>
          <table:table-cell office:value-type="float" office:value="26.92815" calcext:value-type="float">
            <text:p>26.92815</text:p>
          </table:table-cell>
          <table:table-cell office:value-type="float" office:value="16.33416" calcext:value-type="float">
            <text:p>16.33416</text:p>
          </table:table-cell>
          <table:table-cell office:value-type="float" office:value="7.486964" calcext:value-type="float">
            <text:p>7.486964</text:p>
          </table:table-cell>
          <table:table-cell office:value-type="float" office:value="0.0884957" calcext:value-type="float">
            <text:p>0.0884957</text:p>
          </table:table-cell>
          <table:table-cell office:value-type="float" office:value="0.03818041" calcext:value-type="float">
            <text:p>0.03818041</text:p>
          </table:table-cell>
          <table:table-cell office:value-type="float" office:value="0.02194048" calcext:value-type="float">
            <text:p>0.02194048</text:p>
          </table:table-cell>
          <table:table-cell office:value-type="float" office:value="0.01833516" calcext:value-type="float">
            <text:p>0.01833516</text:p>
          </table:table-cell>
          <table:table-cell office:value-type="float" office:value="0.0282352" calcext:value-type="float">
            <text:p>0.0282352</text:p>
          </table:table-cell>
          <table:table-cell office:value-type="float" office:value="0.02333102" calcext:value-type="float">
            <text:p>0.02333102</text:p>
          </table:table-cell>
          <table:table-cell office:value-type="float" office:value="0.02153947" calcext:value-type="float">
            <text:p>0.02153947</text:p>
          </table:table-cell>
          <table:table-cell office:value-type="float" office:value="0.02257497" calcext:value-type="float">
            <text:p>0.02257497</text:p>
          </table:table-cell>
          <table:table-cell office:value-type="float" office:value="0.03699263" calcext:value-type="float">
            <text:p>0.03699263</text:p>
          </table:table-cell>
          <table:table-cell office:value-type="float" office:value="0.005420029" calcext:value-type="float">
            <text:p>0.005420029</text:p>
          </table:table-cell>
          <table:table-cell office:value-type="float" office:value="0.004958651" calcext:value-type="float">
            <text:p>0.004958651</text:p>
          </table:table-cell>
          <table:table-cell office:value-type="float" office:value="0" calcext:value-type="float">
            <text:p>0</text:p>
          </table:table-cell>
          <table:table-cell office:value-type="float" office:value="126.9036" calcext:value-type="float">
            <text:p>126.9036</text:p>
          </table:table-cell>
          <table:table-cell office:value-type="float" office:value="73.17453" calcext:value-type="float">
            <text:p>73.17453</text:p>
          </table:table-cell>
          <table:table-cell office:value-type="float" office:value="48.26814" calcext:value-type="float">
            <text:p>48.26814</text:p>
          </table:table-cell>
          <table:table-cell office:value-type="float" office:value="35.48783" calcext:value-type="float">
            <text:p>35.48783</text:p>
          </table:table-cell>
          <table:table-cell office:value-type="float" office:value="26.85305" calcext:value-type="float">
            <text:p>26.85305</text:p>
          </table:table-cell>
          <table:table-cell office:value-type="float" office:value="11.17278" calcext:value-type="float">
            <text:p>11.17278</text:p>
          </table:table-cell>
          <table:table-cell office:value-type="float" office:value="5.773486" calcext:value-type="float">
            <text:p>5.773486</text:p>
          </table:table-cell>
          <table:table-cell office:value-type="float" office:value="1.882641" calcext:value-type="float">
            <text:p>1.882641</text:p>
          </table:table-cell>
          <table:table-cell office:value-type="float" office:value="0.7746016" calcext:value-type="float">
            <text:p>0.7746016</text:p>
          </table:table-cell>
          <table:table-cell office:value-type="float" office:value="0.3618912" calcext:value-type="float">
            <text:p>0.3618912</text:p>
          </table:table-cell>
          <table:table-cell office:value-type="float" office:value="0.2203924" calcext:value-type="float">
            <text:p>0.2203924</text:p>
          </table:table-cell>
          <table:table-cell office:value-type="float" office:value="0.4471934" calcext:value-type="float">
            <text:p>0.4471934</text:p>
          </table:table-cell>
          <table:table-cell office:value-type="float" office:value="0.3221184" calcext:value-type="float">
            <text:p>0.3221184</text:p>
          </table:table-cell>
          <table:table-cell office:value-type="float" office:value="0.3454746" calcext:value-type="float">
            <text:p>0.3454746</text:p>
          </table:table-cell>
          <table:table-cell office:value-type="float" office:value="0" calcext:value-type="float">
            <text:p>0</text:p>
          </table:table-cell>
          <table:table-cell office:value-type="float" office:value="4256.085" calcext:value-type="float">
            <text:p>4256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0002" calcext:value-type="float">
            <text:p>4.40002</text:p>
          </table:table-cell>
          <table:table-cell office:value-type="float" office:value="0" calcext:value-type="float">
            <text:p>0</text:p>
          </table:table-cell>
          <table:table-cell office:value-type="float" office:value="-0.3970553" calcext:value-type="float">
            <text:p>-0.39705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28.68753" calcext:value-type="float">
            <text:p>28.68753</text:p>
          </table:table-cell>
          <table:table-cell office:value-type="float" office:value="1100.822" calcext:value-type="float">
            <text:p>1100.822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433651" calcext:value-type="float">
            <text:p>1.433651</text:p>
          </table:table-cell>
          <table:table-cell office:value-type="float" office:value="13.63347" calcext:value-type="float">
            <text:p>13.6334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83394" calcext:value-type="float">
            <text:p>-0.1083394</text:p>
          </table:table-cell>
          <table:table-cell office:value-type="float" office:value="-0.004499337" calcext:value-type="float">
            <text:p>-0.004499337</text:p>
          </table:table-cell>
          <table:table-cell office:value-type="float" office:value="0.00000007636416" calcext:value-type="float">
            <text:p>7.636416E-08</text:p>
          </table:table-cell>
          <table:table-cell office:value-type="float" office:value="21.05678" calcext:value-type="float">
            <text:p>21.05678</text:p>
          </table:table-cell>
          <table:table-cell office:value-type="float" office:value="22.18127" calcext:value-type="float">
            <text:p>22.18127</text:p>
          </table:table-cell>
          <table:table-cell office:value-type="float" office:value="18.67644" calcext:value-type="float">
            <text:p>18.67644</text:p>
          </table:table-cell>
          <table:table-cell office:value-type="float" office:value="6.545306" calcext:value-type="float">
            <text:p>6.545306</text:p>
          </table:table-cell>
          <table:table-cell office:value-type="float" office:value="0.06787279" calcext:value-type="float">
            <text:p>0.06787279</text:p>
          </table:table-cell>
          <table:table-cell office:value-type="float" office:value="0.03797006" calcext:value-type="float">
            <text:p>0.03797006</text:p>
          </table:table-cell>
          <table:table-cell office:value-type="float" office:value="0.02176427" calcext:value-type="float">
            <text:p>0.02176427</text:p>
          </table:table-cell>
          <table:table-cell office:value-type="float" office:value="0.01816903" calcext:value-type="float">
            <text:p>0.01816903</text:p>
          </table:table-cell>
          <table:table-cell office:value-type="float" office:value="0.02822368" calcext:value-type="float">
            <text:p>0.02822368</text:p>
          </table:table-cell>
          <table:table-cell office:value-type="float" office:value="0.02331436" calcext:value-type="float">
            <text:p>0.02331436</text:p>
          </table:table-cell>
          <table:table-cell office:value-type="float" office:value="0.02148965" calcext:value-type="float">
            <text:p>0.02148965</text:p>
          </table:table-cell>
          <table:table-cell office:value-type="float" office:value="0.02253115" calcext:value-type="float">
            <text:p>0.02253115</text:p>
          </table:table-cell>
          <table:table-cell office:value-type="float" office:value="0.03675055" calcext:value-type="float">
            <text:p>0.03675055</text:p>
          </table:table-cell>
          <table:table-cell office:value-type="float" office:value="0.005439432" calcext:value-type="float">
            <text:p>0.005439432</text:p>
          </table:table-cell>
          <table:table-cell office:value-type="float" office:value="0.004957724" calcext:value-type="float">
            <text:p>0.004957724</text:p>
          </table:table-cell>
          <table:table-cell office:value-type="float" office:value="0" calcext:value-type="float">
            <text:p>0</text:p>
          </table:table-cell>
          <table:table-cell office:value-type="float" office:value="94.40302" calcext:value-type="float">
            <text:p>94.40302</text:p>
          </table:table-cell>
          <table:table-cell office:value-type="float" office:value="87.08662" calcext:value-type="float">
            <text:p>87.08662</text:p>
          </table:table-cell>
          <table:table-cell office:value-type="float" office:value="48.84116" calcext:value-type="float">
            <text:p>48.84116</text:p>
          </table:table-cell>
          <table:table-cell office:value-type="float" office:value="35.06963" calcext:value-type="float">
            <text:p>35.06963</text:p>
          </table:table-cell>
          <table:table-cell office:value-type="float" office:value="26.52296" calcext:value-type="float">
            <text:p>26.52296</text:p>
          </table:table-cell>
          <table:table-cell office:value-type="float" office:value="11.12232" calcext:value-type="float">
            <text:p>11.12232</text:p>
          </table:table-cell>
          <table:table-cell office:value-type="float" office:value="5.74818" calcext:value-type="float">
            <text:p>5.74818</text:p>
          </table:table-cell>
          <table:table-cell office:value-type="float" office:value="1.888292" calcext:value-type="float">
            <text:p>1.888292</text:p>
          </table:table-cell>
          <table:table-cell office:value-type="float" office:value="0.7771004" calcext:value-type="float">
            <text:p>0.7771004</text:p>
          </table:table-cell>
          <table:table-cell office:value-type="float" office:value="0.3651204" calcext:value-type="float">
            <text:p>0.3651204</text:p>
          </table:table-cell>
          <table:table-cell office:value-type="float" office:value="0.2230531" calcext:value-type="float">
            <text:p>0.2230531</text:p>
          </table:table-cell>
          <table:table-cell office:value-type="float" office:value="0.4483524" calcext:value-type="float">
            <text:p>0.4483524</text:p>
          </table:table-cell>
          <table:table-cell office:value-type="float" office:value="0.3233488" calcext:value-type="float">
            <text:p>0.3233488</text:p>
          </table:table-cell>
          <table:table-cell office:value-type="float" office:value="0.3454774" calcext:value-type="float">
            <text:p>0.3454774</text:p>
          </table:table-cell>
          <table:table-cell office:value-type="float" office:value="0" calcext:value-type="float">
            <text:p>0</text:p>
          </table:table-cell>
          <table:table-cell office:value-type="float" office:value="4492.589" calcext:value-type="float">
            <text:p>4492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6089" calcext:value-type="float">
            <text:p>4.476089</text:p>
          </table:table-cell>
          <table:table-cell office:value-type="float" office:value="0" calcext:value-type="float">
            <text:p>0</text:p>
          </table:table-cell>
          <table:table-cell office:value-type="float" office:value="-0.39712" calcext:value-type="float">
            <text:p>-0.397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28.55185" calcext:value-type="float">
            <text:p>28.55185</text:p>
          </table:table-cell>
          <table:table-cell office:value-type="float" office:value="1100.835" calcext:value-type="float">
            <text:p>1100.83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04411786" calcext:value-type="float">
            <text:p>-4.411786E-05</text:p>
          </table:table-cell>
          <table:table-cell office:value-type="float" office:value="1.371841" calcext:value-type="float">
            <text:p>1.371841</text:p>
          </table:table-cell>
          <table:table-cell office:value-type="float" office:value="13.86934" calcext:value-type="float">
            <text:p>13.86934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091137" calcext:value-type="float">
            <text:p>-0.1091137</text:p>
          </table:table-cell>
          <table:table-cell office:value-type="float" office:value="-0.004919155" calcext:value-type="float">
            <text:p>-0.004919155</text:p>
          </table:table-cell>
          <table:table-cell office:value-type="float" office:value="0.00000007687819" calcext:value-type="float">
            <text:p>7.687819E-08</text:p>
          </table:table-cell>
          <table:table-cell office:value-type="float" office:value="20.94736" calcext:value-type="float">
            <text:p>20.94736</text:p>
          </table:table-cell>
          <table:table-cell office:value-type="float" office:value="25.03389" calcext:value-type="float">
            <text:p>25.03389</text:p>
          </table:table-cell>
          <table:table-cell office:value-type="float" office:value="17.5268" calcext:value-type="float">
            <text:p>17.5268</text:p>
          </table:table-cell>
          <table:table-cell office:value-type="float" office:value="5.561475" calcext:value-type="float">
            <text:p>5.561475</text:p>
          </table:table-cell>
          <table:table-cell office:value-type="float" office:value="0.05303562" calcext:value-type="float">
            <text:p>0.05303562</text:p>
          </table:table-cell>
          <table:table-cell office:value-type="float" office:value="0.0374133" calcext:value-type="float">
            <text:p>0.0374133</text:p>
          </table:table-cell>
          <table:table-cell office:value-type="float" office:value="0.0216385" calcext:value-type="float">
            <text:p>0.0216385</text:p>
          </table:table-cell>
          <table:table-cell office:value-type="float" office:value="0.01808182" calcext:value-type="float">
            <text:p>0.01808182</text:p>
          </table:table-cell>
          <table:table-cell office:value-type="float" office:value="0.02821833" calcext:value-type="float">
            <text:p>0.02821833</text:p>
          </table:table-cell>
          <table:table-cell office:value-type="float" office:value="0.02329542" calcext:value-type="float">
            <text:p>0.02329542</text:p>
          </table:table-cell>
          <table:table-cell office:value-type="float" office:value="0.02144247" calcext:value-type="float">
            <text:p>0.02144247</text:p>
          </table:table-cell>
          <table:table-cell office:value-type="float" office:value="0.02248715" calcext:value-type="float">
            <text:p>0.02248715</text:p>
          </table:table-cell>
          <table:table-cell office:value-type="float" office:value="0.03651501" calcext:value-type="float">
            <text:p>0.03651501</text:p>
          </table:table-cell>
          <table:table-cell office:value-type="float" office:value="0.005458937" calcext:value-type="float">
            <text:p>0.005458937</text:p>
          </table:table-cell>
          <table:table-cell office:value-type="float" office:value="0.004956771" calcext:value-type="float">
            <text:p>0.004956771</text:p>
          </table:table-cell>
          <table:table-cell office:value-type="float" office:value="0" calcext:value-type="float">
            <text:p>0</text:p>
          </table:table-cell>
          <table:table-cell office:value-type="float" office:value="80.37863" calcext:value-type="float">
            <text:p>80.37863</text:p>
          </table:table-cell>
          <table:table-cell office:value-type="float" office:value="94.39079" calcext:value-type="float">
            <text:p>94.39079</text:p>
          </table:table-cell>
          <table:table-cell office:value-type="float" office:value="51.13094" calcext:value-type="float">
            <text:p>51.13094</text:p>
          </table:table-cell>
          <table:table-cell office:value-type="float" office:value="34.81784" calcext:value-type="float">
            <text:p>34.81784</text:p>
          </table:table-cell>
          <table:table-cell office:value-type="float" office:value="26.08375" calcext:value-type="float">
            <text:p>26.08375</text:p>
          </table:table-cell>
          <table:table-cell office:value-type="float" office:value="11.03999" calcext:value-type="float">
            <text:p>11.03999</text:p>
          </table:table-cell>
          <table:table-cell office:value-type="float" office:value="5.715922" calcext:value-type="float">
            <text:p>5.715922</text:p>
          </table:table-cell>
          <table:table-cell office:value-type="float" office:value="1.894222" calcext:value-type="float">
            <text:p>1.894222</text:p>
          </table:table-cell>
          <table:table-cell office:value-type="float" office:value="0.7796185" calcext:value-type="float">
            <text:p>0.7796185</text:p>
          </table:table-cell>
          <table:table-cell office:value-type="float" office:value="0.3681397" calcext:value-type="float">
            <text:p>0.3681397</text:p>
          </table:table-cell>
          <table:table-cell office:value-type="float" office:value="0.2255865" calcext:value-type="float">
            <text:p>0.2255865</text:p>
          </table:table-cell>
          <table:table-cell office:value-type="float" office:value="0.4494989" calcext:value-type="float">
            <text:p>0.4494989</text:p>
          </table:table-cell>
          <table:table-cell office:value-type="float" office:value="0.3245986" calcext:value-type="float">
            <text:p>0.3245986</text:p>
          </table:table-cell>
          <table:table-cell office:value-type="float" office:value="0.3454802" calcext:value-type="float">
            <text:p>0.3454802</text:p>
          </table:table-cell>
          <table:table-cell office:value-type="float" office:value="0" calcext:value-type="float">
            <text:p>0</text:p>
          </table:table-cell>
          <table:table-cell office:value-type="float" office:value="4970.353" calcext:value-type="float">
            <text:p>4970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255" calcext:value-type="float">
            <text:p>4.59255</text:p>
          </table:table-cell>
          <table:table-cell office:value-type="float" office:value="0" calcext:value-type="float">
            <text:p>0</text:p>
          </table:table-cell>
          <table:table-cell office:value-type="float" office:value="-0.397336" calcext:value-type="float">
            <text:p>-0.3973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28.404" calcext:value-type="float">
            <text:p>28.404</text:p>
          </table:table-cell>
          <table:table-cell office:value-type="float" office:value="1100.85" calcext:value-type="float">
            <text:p>1100.8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1282158" calcext:value-type="float">
            <text:p>-0.0001282158</text:p>
          </table:table-cell>
          <table:table-cell office:value-type="float" office:value="1.316189" calcext:value-type="float">
            <text:p>1.316189</text:p>
          </table:table-cell>
          <table:table-cell office:value-type="float" office:value="14.13618" calcext:value-type="float">
            <text:p>14.13618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100568" calcext:value-type="float">
            <text:p>-0.1100568</text:p>
          </table:table-cell>
          <table:table-cell office:value-type="float" office:value="-0.005494625" calcext:value-type="float">
            <text:p>-0.005494625</text:p>
          </table:table-cell>
          <table:table-cell office:value-type="float" office:value="0.00000007774273" calcext:value-type="float">
            <text:p>7.774273E-08</text:p>
          </table:table-cell>
          <table:table-cell office:value-type="float" office:value="20.84451" calcext:value-type="float">
            <text:p>20.84451</text:p>
          </table:table-cell>
          <table:table-cell office:value-type="float" office:value="27.47546" calcext:value-type="float">
            <text:p>27.47546</text:p>
          </table:table-cell>
          <table:table-cell office:value-type="float" office:value="16.68915" calcext:value-type="float">
            <text:p>16.68915</text:p>
          </table:table-cell>
          <table:table-cell office:value-type="float" office:value="4.53748" calcext:value-type="float">
            <text:p>4.53748</text:p>
          </table:table-cell>
          <table:table-cell office:value-type="float" office:value="0.04394018" calcext:value-type="float">
            <text:p>0.04394018</text:p>
          </table:table-cell>
          <table:table-cell office:value-type="float" office:value="0.03698951" calcext:value-type="float">
            <text:p>0.03698951</text:p>
          </table:table-cell>
          <table:table-cell office:value-type="float" office:value="0.02137206" calcext:value-type="float">
            <text:p>0.02137206</text:p>
          </table:table-cell>
          <table:table-cell office:value-type="float" office:value="0.01783525" calcext:value-type="float">
            <text:p>0.01783525</text:p>
          </table:table-cell>
          <table:table-cell office:value-type="float" office:value="0.02819084" calcext:value-type="float">
            <text:p>0.02819084</text:p>
          </table:table-cell>
          <table:table-cell office:value-type="float" office:value="0.02327341" calcext:value-type="float">
            <text:p>0.02327341</text:p>
          </table:table-cell>
          <table:table-cell office:value-type="float" office:value="0.02139739" calcext:value-type="float">
            <text:p>0.02139739</text:p>
          </table:table-cell>
          <table:table-cell office:value-type="float" office:value="0.02244295" calcext:value-type="float">
            <text:p>0.02244295</text:p>
          </table:table-cell>
          <table:table-cell office:value-type="float" office:value="0.03628607" calcext:value-type="float">
            <text:p>0.03628607</text:p>
          </table:table-cell>
          <table:table-cell office:value-type="float" office:value="0.005478389" calcext:value-type="float">
            <text:p>0.005478389</text:p>
          </table:table-cell>
          <table:table-cell office:value-type="float" office:value="0.004955816" calcext:value-type="float">
            <text:p>0.004955816</text:p>
          </table:table-cell>
          <table:table-cell office:value-type="float" office:value="0" calcext:value-type="float">
            <text:p>0</text:p>
          </table:table-cell>
          <table:table-cell office:value-type="float" office:value="67.72459" calcext:value-type="float">
            <text:p>67.72459</text:p>
          </table:table-cell>
          <table:table-cell office:value-type="float" office:value="100.5587" calcext:value-type="float">
            <text:p>100.5587</text:p>
          </table:table-cell>
          <table:table-cell office:value-type="float" office:value="53.92504" calcext:value-type="float">
            <text:p>53.92504</text:p>
          </table:table-cell>
          <table:table-cell office:value-type="float" office:value="34.9521" calcext:value-type="float">
            <text:p>34.9521</text:p>
          </table:table-cell>
          <table:table-cell office:value-type="float" office:value="25.99326" calcext:value-type="float">
            <text:p>25.99326</text:p>
          </table:table-cell>
          <table:table-cell office:value-type="float" office:value="11.00448" calcext:value-type="float">
            <text:p>11.00448</text:p>
          </table:table-cell>
          <table:table-cell office:value-type="float" office:value="5.693209" calcext:value-type="float">
            <text:p>5.693209</text:p>
          </table:table-cell>
          <table:table-cell office:value-type="float" office:value="1.900795" calcext:value-type="float">
            <text:p>1.900795</text:p>
          </table:table-cell>
          <table:table-cell office:value-type="float" office:value="0.7820733" calcext:value-type="float">
            <text:p>0.7820733</text:p>
          </table:table-cell>
          <table:table-cell office:value-type="float" office:value="0.3710331" calcext:value-type="float">
            <text:p>0.3710331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0.4506355" calcext:value-type="float">
            <text:p>0.4506355</text:p>
          </table:table-cell>
          <table:table-cell office:value-type="float" office:value="0.3258587" calcext:value-type="float">
            <text:p>0.3258587</text:p>
          </table:table-cell>
          <table:table-cell office:value-type="float" office:value="0.3454833" calcext:value-type="float">
            <text:p>0.3454833</text:p>
          </table:table-cell>
          <table:table-cell office:value-type="float" office:value="0" calcext:value-type="float">
            <text:p>0</text:p>
          </table:table-cell>
          <table:table-cell office:value-type="float" office:value="5438.71" calcext:value-type="float">
            <text:p>5438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19818" calcext:value-type="float">
            <text:p>4.719818</text:p>
          </table:table-cell>
          <table:table-cell office:value-type="float" office:value="0" calcext:value-type="float">
            <text:p>0</text:p>
          </table:table-cell>
          <table:table-cell office:value-type="float" office:value="-0.3977974" calcext:value-type="float">
            <text:p>-0.39779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28.23699" calcext:value-type="float">
            <text:p>28.23699</text:p>
          </table:table-cell>
          <table:table-cell office:value-type="float" office:value="1100.867" calcext:value-type="float">
            <text:p>1100.867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2605632" calcext:value-type="float">
            <text:p>-0.0002605632</text:p>
          </table:table-cell>
          <table:table-cell office:value-type="float" office:value="1.277347" calcext:value-type="float">
            <text:p>1.277347</text:p>
          </table:table-cell>
          <table:table-cell office:value-type="float" office:value="14.44337" calcext:value-type="float">
            <text:p>14.4433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113" calcext:value-type="float">
            <text:p>-0.1113</text:p>
          </table:table-cell>
          <table:table-cell office:value-type="float" office:value="-0.006341941" calcext:value-type="float">
            <text:p>-0.006341941</text:p>
          </table:table-cell>
          <table:table-cell office:value-type="float" office:value="0.0000000781943" calcext:value-type="float">
            <text:p>7.81943E-08</text:p>
          </table:table-cell>
          <table:table-cell office:value-type="float" office:value="20.74349" calcext:value-type="float">
            <text:p>20.74349</text:p>
          </table:table-cell>
          <table:table-cell office:value-type="float" office:value="29.79482" calcext:value-type="float">
            <text:p>29.79482</text:p>
          </table:table-cell>
          <table:table-cell office:value-type="float" office:value="16.26013" calcext:value-type="float">
            <text:p>16.26013</text:p>
          </table:table-cell>
          <table:table-cell office:value-type="float" office:value="3.51001" calcext:value-type="float">
            <text:p>3.51001</text:p>
          </table:table-cell>
          <table:table-cell office:value-type="float" office:value="0.03860606" calcext:value-type="float">
            <text:p>0.03860606</text:p>
          </table:table-cell>
          <table:table-cell office:value-type="float" office:value="0.03671437" calcext:value-type="float">
            <text:p>0.03671437</text:p>
          </table:table-cell>
          <table:table-cell office:value-type="float" office:value="0.02106426" calcext:value-type="float">
            <text:p>0.02106426</text:p>
          </table:table-cell>
          <table:table-cell office:value-type="float" office:value="0.01752525" calcext:value-type="float">
            <text:p>0.01752525</text:p>
          </table:table-cell>
          <table:table-cell office:value-type="float" office:value="0.02813454" calcext:value-type="float">
            <text:p>0.02813454</text:p>
          </table:table-cell>
          <table:table-cell office:value-type="float" office:value="0.02324402" calcext:value-type="float">
            <text:p>0.02324402</text:p>
          </table:table-cell>
          <table:table-cell office:value-type="float" office:value="0.02135327" calcext:value-type="float">
            <text:p>0.02135327</text:p>
          </table:table-cell>
          <table:table-cell office:value-type="float" office:value="0.02239856" calcext:value-type="float">
            <text:p>0.02239856</text:p>
          </table:table-cell>
          <table:table-cell office:value-type="float" office:value="0.0360629" calcext:value-type="float">
            <text:p>0.0360629</text:p>
          </table:table-cell>
          <table:table-cell office:value-type="float" office:value="0.00549842" calcext:value-type="float">
            <text:p>0.00549842</text:p>
          </table:table-cell>
          <table:table-cell office:value-type="float" office:value="0.00495487" calcext:value-type="float">
            <text:p>0.00495487</text:p>
          </table:table-cell>
          <table:table-cell office:value-type="float" office:value="0" calcext:value-type="float">
            <text:p>0</text:p>
          </table:table-cell>
          <table:table-cell office:value-type="float" office:value="58.1916" calcext:value-type="float">
            <text:p>58.1916</text:p>
          </table:table-cell>
          <table:table-cell office:value-type="float" office:value="106.1315" calcext:value-type="float">
            <text:p>106.1315</text:p>
          </table:table-cell>
          <table:table-cell office:value-type="float" office:value="57.08313" calcext:value-type="float">
            <text:p>57.08313</text:p>
          </table:table-cell>
          <table:table-cell office:value-type="float" office:value="35.17626" calcext:value-type="float">
            <text:p>35.17626</text:p>
          </table:table-cell>
          <table:table-cell office:value-type="float" office:value="26.05156" calcext:value-type="float">
            <text:p>26.05156</text:p>
          </table:table-cell>
          <table:table-cell office:value-type="float" office:value="10.99822" calcext:value-type="float">
            <text:p>10.99822</text:p>
          </table:table-cell>
          <table:table-cell office:value-type="float" office:value="5.681554" calcext:value-type="float">
            <text:p>5.681554</text:p>
          </table:table-cell>
          <table:table-cell office:value-type="float" office:value="1.908361" calcext:value-type="float">
            <text:p>1.908361</text:p>
          </table:table-cell>
          <table:table-cell office:value-type="float" office:value="0.7846551" calcext:value-type="float">
            <text:p>0.7846551</text:p>
          </table:table-cell>
          <table:table-cell office:value-type="float" office:value="0.3738088" calcext:value-type="float">
            <text:p>0.3738088</text:p>
          </table:table-cell>
          <table:table-cell office:value-type="float" office:value="0.2303345" calcext:value-type="float">
            <text:p>0.2303345</text:p>
          </table:table-cell>
          <table:table-cell office:value-type="float" office:value="0.4517236" calcext:value-type="float">
            <text:p>0.4517236</text:p>
          </table:table-cell>
          <table:table-cell office:value-type="float" office:value="0.3271663" calcext:value-type="float">
            <text:p>0.3271663</text:p>
          </table:table-cell>
          <table:table-cell office:value-type="float" office:value="0.3454883" calcext:value-type="float">
            <text:p>0.3454883</text:p>
          </table:table-cell>
          <table:table-cell office:value-type="float" office:value="0" calcext:value-type="float">
            <text:p>0</text:p>
          </table:table-cell>
          <table:table-cell office:value-type="float" office:value="5921.208" calcext:value-type="float">
            <text:p>5921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4686" calcext:value-type="float">
            <text:p>4.864686</text:p>
          </table:table-cell>
          <table:table-cell office:value-type="float" office:value="0" calcext:value-type="float">
            <text:p>0</text:p>
          </table:table-cell>
          <table:table-cell office:value-type="float" office:value="-0.3990106" calcext:value-type="float">
            <text:p>-0.3990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28.05374" calcext:value-type="float">
            <text:p>28.05374</text:p>
          </table:table-cell>
          <table:table-cell office:value-type="float" office:value="1100.884" calcext:value-type="float">
            <text:p>1100.884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4291239" calcext:value-type="float">
            <text:p>-0.0004291239</text:p>
          </table:table-cell>
          <table:table-cell office:value-type="float" office:value="1.255141" calcext:value-type="float">
            <text:p>1.255141</text:p>
          </table:table-cell>
          <table:table-cell office:value-type="float" office:value="14.79995" calcext:value-type="float">
            <text:p>14.79995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4107" calcext:value-type="float">
            <text:p>0.00214107</text:p>
          </table:table-cell>
          <table:table-cell office:value-type="float" office:value="-0.113415" calcext:value-type="float">
            <text:p>-0.113415</text:p>
          </table:table-cell>
          <table:table-cell office:value-type="float" office:value="-0.007557489" calcext:value-type="float">
            <text:p>-0.007557489</text:p>
          </table:table-cell>
          <table:table-cell office:value-type="float" office:value="0.00000007888002" calcext:value-type="float">
            <text:p>7.888002E-08</text:p>
          </table:table-cell>
          <table:table-cell office:value-type="float" office:value="20.66399" calcext:value-type="float">
            <text:p>20.66399</text:p>
          </table:table-cell>
          <table:table-cell office:value-type="float" office:value="31.35524" calcext:value-type="float">
            <text:p>31.35524</text:p>
          </table:table-cell>
          <table:table-cell office:value-type="float" office:value="16.36988" calcext:value-type="float">
            <text:p>16.36988</text:p>
          </table:table-cell>
          <table:table-cell office:value-type="float" office:value="2.541591" calcext:value-type="float">
            <text:p>2.541591</text:p>
          </table:table-cell>
          <table:table-cell office:value-type="float" office:value="0.03683783" calcext:value-type="float">
            <text:p>0.03683783</text:p>
          </table:table-cell>
          <table:table-cell office:value-type="float" office:value="0.03649147" calcext:value-type="float">
            <text:p>0.03649147</text:p>
          </table:table-cell>
          <table:table-cell office:value-type="float" office:value="0.02067714" calcext:value-type="float">
            <text:p>0.02067714</text:p>
          </table:table-cell>
          <table:table-cell office:value-type="float" office:value="0.01712422" calcext:value-type="float">
            <text:p>0.01712422</text:p>
          </table:table-cell>
          <table:table-cell office:value-type="float" office:value="0.02804123" calcext:value-type="float">
            <text:p>0.02804123</text:p>
          </table:table-cell>
          <table:table-cell office:value-type="float" office:value="0.0232056" calcext:value-type="float">
            <text:p>0.0232056</text:p>
          </table:table-cell>
          <table:table-cell office:value-type="float" office:value="0.02130703" calcext:value-type="float">
            <text:p>0.02130703</text:p>
          </table:table-cell>
          <table:table-cell office:value-type="float" office:value="0.02235347" calcext:value-type="float">
            <text:p>0.02235347</text:p>
          </table:table-cell>
          <table:table-cell office:value-type="float" office:value="0.03584608" calcext:value-type="float">
            <text:p>0.03584608</text:p>
          </table:table-cell>
          <table:table-cell office:value-type="float" office:value="0.005518271" calcext:value-type="float">
            <text:p>0.005518271</text:p>
          </table:table-cell>
          <table:table-cell office:value-type="float" office:value="0.004953893" calcext:value-type="float">
            <text:p>0.004953893</text:p>
          </table:table-cell>
          <table:table-cell office:value-type="float" office:value="0" calcext:value-type="float">
            <text:p>0</text:p>
          </table:table-cell>
          <table:table-cell office:value-type="float" office:value="51.59031" calcext:value-type="float">
            <text:p>51.59031</text:p>
          </table:table-cell>
          <table:table-cell office:value-type="float" office:value="111.3167" calcext:value-type="float">
            <text:p>111.3167</text:p>
          </table:table-cell>
          <table:table-cell office:value-type="float" office:value="60.7214" calcext:value-type="float">
            <text:p>60.7214</text:p>
          </table:table-cell>
          <table:table-cell office:value-type="float" office:value="35.4949" calcext:value-type="float">
            <text:p>35.4949</text:p>
          </table:table-cell>
          <table:table-cell office:value-type="float" office:value="26.19582" calcext:value-type="float">
            <text:p>26.19582</text:p>
          </table:table-cell>
          <table:table-cell office:value-type="float" office:value="11.00947" calcext:value-type="float">
            <text:p>11.00947</text:p>
          </table:table-cell>
          <table:table-cell office:value-type="float" office:value="5.67956" calcext:value-type="float">
            <text:p>5.67956</text:p>
          </table:table-cell>
          <table:table-cell office:value-type="float" office:value="1.917296" calcext:value-type="float">
            <text:p>1.917296</text:p>
          </table:table-cell>
          <table:table-cell office:value-type="float" office:value="0.7877222" calcext:value-type="float">
            <text:p>0.7877222</text:p>
          </table:table-cell>
          <table:table-cell office:value-type="float" office:value="0.3761354" calcext:value-type="float">
            <text:p>0.3761354</text:p>
          </table:table-cell>
          <table:table-cell office:value-type="float" office:value="0.2325533" calcext:value-type="float">
            <text:p>0.2325533</text:p>
          </table:table-cell>
          <table:table-cell office:value-type="float" office:value="0.4528074" calcext:value-type="float">
            <text:p>0.4528074</text:p>
          </table:table-cell>
          <table:table-cell office:value-type="float" office:value="0.328476" calcext:value-type="float">
            <text:p>0.328476</text:p>
          </table:table-cell>
          <table:table-cell office:value-type="float" office:value="0.3454934" calcext:value-type="float">
            <text:p>0.3454934</text:p>
          </table:table-cell>
          <table:table-cell office:value-type="float" office:value="0" calcext:value-type="float">
            <text:p>0</text:p>
          </table:table-cell>
          <table:table-cell office:value-type="float" office:value="6313.46" calcext:value-type="float">
            <text:p>631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418" calcext:value-type="float">
            <text:p>5.02418</text:p>
          </table:table-cell>
          <table:table-cell office:value-type="float" office:value="0" calcext:value-type="float">
            <text:p>0</text:p>
          </table:table-cell>
          <table:table-cell office:value-type="float" office:value="-0.4015078" calcext:value-type="float">
            <text:p>-0.40150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27.87166" calcext:value-type="float">
            <text:p>27.87166</text:p>
          </table:table-cell>
          <table:table-cell office:value-type="float" office:value="1100.902" calcext:value-type="float">
            <text:p>1100.90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6249" calcext:value-type="float">
            <text:p>-0.0006249</text:p>
          </table:table-cell>
          <table:table-cell office:value-type="float" office:value="1.251557" calcext:value-type="float">
            <text:p>1.251557</text:p>
          </table:table-cell>
          <table:table-cell office:value-type="float" office:value="15.17279" calcext:value-type="float">
            <text:p>15.1727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00191" calcext:value-type="float">
            <text:p>0.002100191</text:p>
          </table:table-cell>
          <table:table-cell office:value-type="float" office:value="-0.1160963" calcext:value-type="float">
            <text:p>-0.1160963</text:p>
          </table:table-cell>
          <table:table-cell office:value-type="float" office:value="-0.009006605" calcext:value-type="float">
            <text:p>-0.009006605</text:p>
          </table:table-cell>
          <table:table-cell office:value-type="float" office:value="0.00000007903002" calcext:value-type="float">
            <text:p>7.903002E-08</text:p>
          </table:table-cell>
          <table:table-cell office:value-type="float" office:value="20.60375" calcext:value-type="float">
            <text:p>20.60375</text:p>
          </table:table-cell>
          <table:table-cell office:value-type="float" office:value="32.0555" calcext:value-type="float">
            <text:p>32.0555</text:p>
          </table:table-cell>
          <table:table-cell office:value-type="float" office:value="16.91227" calcext:value-type="float">
            <text:p>16.91227</text:p>
          </table:table-cell>
          <table:table-cell office:value-type="float" office:value="1.766572" calcext:value-type="float">
            <text:p>1.766572</text:p>
          </table:table-cell>
          <table:table-cell office:value-type="float" office:value="0.03645093" calcext:value-type="float">
            <text:p>0.03645093</text:p>
          </table:table-cell>
          <table:table-cell office:value-type="float" office:value="0.03648804" calcext:value-type="float">
            <text:p>0.03648804</text:p>
          </table:table-cell>
          <table:table-cell office:value-type="float" office:value="0.02035344" calcext:value-type="float">
            <text:p>0.02035344</text:p>
          </table:table-cell>
          <table:table-cell office:value-type="float" office:value="0.01674397" calcext:value-type="float">
            <text:p>0.01674397</text:p>
          </table:table-cell>
          <table:table-cell office:value-type="float" office:value="0.0279139" calcext:value-type="float">
            <text:p>0.0279139</text:p>
          </table:table-cell>
          <table:table-cell office:value-type="float" office:value="0.02315263" calcext:value-type="float">
            <text:p>0.02315263</text:p>
          </table:table-cell>
          <table:table-cell office:value-type="float" office:value="0.02125921" calcext:value-type="float">
            <text:p>0.02125921</text:p>
          </table:table-cell>
          <table:table-cell office:value-type="float" office:value="0.0223073" calcext:value-type="float">
            <text:p>0.0223073</text:p>
          </table:table-cell>
          <table:table-cell office:value-type="float" office:value="0.03563548" calcext:value-type="float">
            <text:p>0.03563548</text:p>
          </table:table-cell>
          <table:table-cell office:value-type="float" office:value="0.005537566" calcext:value-type="float">
            <text:p>0.005537566</text:p>
          </table:table-cell>
          <table:table-cell office:value-type="float" office:value="0.00495292" calcext:value-type="float">
            <text:p>0.00495292</text:p>
          </table:table-cell>
          <table:table-cell office:value-type="float" office:value="0" calcext:value-type="float">
            <text:p>0</text:p>
          </table:table-cell>
          <table:table-cell office:value-type="float" office:value="47.51477" calcext:value-type="float">
            <text:p>47.51477</text:p>
          </table:table-cell>
          <table:table-cell office:value-type="float" office:value="116.0049" calcext:value-type="float">
            <text:p>116.0049</text:p>
          </table:table-cell>
          <table:table-cell office:value-type="float" office:value="64.43385" calcext:value-type="float">
            <text:p>64.43385</text:p>
          </table:table-cell>
          <table:table-cell office:value-type="float" office:value="35.87105" calcext:value-type="float">
            <text:p>35.87105</text:p>
          </table:table-cell>
          <table:table-cell office:value-type="float" office:value="26.38165" calcext:value-type="float">
            <text:p>26.38165</text:p>
          </table:table-cell>
          <table:table-cell office:value-type="float" office:value="11.03138" calcext:value-type="float">
            <text:p>11.03138</text:p>
          </table:table-cell>
          <table:table-cell office:value-type="float" office:value="5.686006" calcext:value-type="float">
            <text:p>5.686006</text:p>
          </table:table-cell>
          <table:table-cell office:value-type="float" office:value="1.927573" calcext:value-type="float">
            <text:p>1.927573</text:p>
          </table:table-cell>
          <table:table-cell office:value-type="float" office:value="0.7909916" calcext:value-type="float">
            <text:p>0.7909916</text:p>
          </table:table-cell>
          <table:table-cell office:value-type="float" office:value="0.3784885" calcext:value-type="float">
            <text:p>0.3784885</text:p>
          </table:table-cell>
          <table:table-cell office:value-type="float" office:value="0.2346697" calcext:value-type="float">
            <text:p>0.2346697</text:p>
          </table:table-cell>
          <table:table-cell office:value-type="float" office:value="0.4539075" calcext:value-type="float">
            <text:p>0.4539075</text:p>
          </table:table-cell>
          <table:table-cell office:value-type="float" office:value="0.3298383" calcext:value-type="float">
            <text:p>0.3298383</text:p>
          </table:table-cell>
          <table:table-cell office:value-type="float" office:value="0.3454984" calcext:value-type="float">
            <text:p>0.3454984</text:p>
          </table:table-cell>
          <table:table-cell office:value-type="float" office:value="0" calcext:value-type="float">
            <text:p>0</text:p>
          </table:table-cell>
          <table:table-cell office:value-type="float" office:value="6581.741" calcext:value-type="float">
            <text:p>6581.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83557" calcext:value-type="float">
            <text:p>5.183557</text:p>
          </table:table-cell>
          <table:table-cell office:value-type="float" office:value="0" calcext:value-type="float">
            <text:p>0</text:p>
          </table:table-cell>
          <table:table-cell office:value-type="float" office:value="-0.404537" calcext:value-type="float">
            <text:p>-0.4045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27.67371" calcext:value-type="float">
            <text:p>27.67371</text:p>
          </table:table-cell>
          <table:table-cell office:value-type="float" office:value="1100.92" calcext:value-type="float">
            <text:p>1100.9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08612887" calcext:value-type="float">
            <text:p>-0.0008612887</text:p>
          </table:table-cell>
          <table:table-cell office:value-type="float" office:value="1.280228" calcext:value-type="float">
            <text:p>1.280228</text:p>
          </table:table-cell>
          <table:table-cell office:value-type="float" office:value="15.58554" calcext:value-type="float">
            <text:p>15.58554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74" calcext:value-type="float">
            <text:p>4.825474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027647" calcext:value-type="float">
            <text:p>0.002027647</text:p>
          </table:table-cell>
          <table:table-cell office:value-type="float" office:value="-0.1197628" calcext:value-type="float">
            <text:p>-0.1197628</text:p>
          </table:table-cell>
          <table:table-cell office:value-type="float" office:value="-0.01089258" calcext:value-type="float">
            <text:p>-0.01089258</text:p>
          </table:table-cell>
          <table:table-cell office:value-type="float" office:value="0.00000008045407" calcext:value-type="float">
            <text:p>8.045407E-08</text:p>
          </table:table-cell>
          <table:table-cell office:value-type="float" office:value="20.55961" calcext:value-type="float">
            <text:p>20.55961</text:p>
          </table:table-cell>
          <table:table-cell office:value-type="float" office:value="32.14695" calcext:value-type="float">
            <text:p>32.14695</text:p>
          </table:table-cell>
          <table:table-cell office:value-type="float" office:value="18.12529" calcext:value-type="float">
            <text:p>18.12529</text:p>
          </table:table-cell>
          <table:table-cell office:value-type="float" office:value="1.271338" calcext:value-type="float">
            <text:p>1.271338</text:p>
          </table:table-cell>
          <table:table-cell office:value-type="float" office:value="0.03732089" calcext:value-type="float">
            <text:p>0.03732089</text:p>
          </table:table-cell>
          <table:table-cell office:value-type="float" office:value="0.03669782" calcext:value-type="float">
            <text:p>0.03669782</text:p>
          </table:table-cell>
          <table:table-cell office:value-type="float" office:value="0.02000965" calcext:value-type="float">
            <text:p>0.02000965</text:p>
          </table:table-cell>
          <table:table-cell office:value-type="float" office:value="0.01636204" calcext:value-type="float">
            <text:p>0.01636204</text:p>
          </table:table-cell>
          <table:table-cell office:value-type="float" office:value="0.02776234" calcext:value-type="float">
            <text:p>0.02776234</text:p>
          </table:table-cell>
          <table:table-cell office:value-type="float" office:value="0.02308585" calcext:value-type="float">
            <text:p>0.02308585</text:p>
          </table:table-cell>
          <table:table-cell office:value-type="float" office:value="0.02120864" calcext:value-type="float">
            <text:p>0.02120864</text:p>
          </table:table-cell>
          <table:table-cell office:value-type="float" office:value="0.02225913" calcext:value-type="float">
            <text:p>0.02225913</text:p>
          </table:table-cell>
          <table:table-cell office:value-type="float" office:value="0.03543088" calcext:value-type="float">
            <text:p>0.03543088</text:p>
          </table:table-cell>
          <table:table-cell office:value-type="float" office:value="0.005556101" calcext:value-type="float">
            <text:p>0.005556101</text:p>
          </table:table-cell>
          <table:table-cell office:value-type="float" office:value="0.004951951" calcext:value-type="float">
            <text:p>0.004951951</text:p>
          </table:table-cell>
          <table:table-cell office:value-type="float" office:value="0" calcext:value-type="float">
            <text:p>0</text:p>
          </table:table-cell>
          <table:table-cell office:value-type="float" office:value="44.08571" calcext:value-type="float">
            <text:p>44.08571</text:p>
          </table:table-cell>
          <table:table-cell office:value-type="float" office:value="120.9055" calcext:value-type="float">
            <text:p>120.9055</text:p>
          </table:table-cell>
          <table:table-cell office:value-type="float" office:value="68.44595" calcext:value-type="float">
            <text:p>68.44595</text:p>
          </table:table-cell>
          <table:table-cell office:value-type="float" office:value="36.35099" calcext:value-type="float">
            <text:p>36.35099</text:p>
          </table:table-cell>
          <table:table-cell office:value-type="float" office:value="26.62355" calcext:value-type="float">
            <text:p>26.62355</text:p>
          </table:table-cell>
          <table:table-cell office:value-type="float" office:value="11.06373" calcext:value-type="float">
            <text:p>11.06373</text:p>
          </table:table-cell>
          <table:table-cell office:value-type="float" office:value="5.699591" calcext:value-type="float">
            <text:p>5.699591</text:p>
          </table:table-cell>
          <table:table-cell office:value-type="float" office:value="1.938746" calcext:value-type="float">
            <text:p>1.938746</text:p>
          </table:table-cell>
          <table:table-cell office:value-type="float" office:value="0.794754" calcext:value-type="float">
            <text:p>0.794754</text:p>
          </table:table-cell>
          <table:table-cell office:value-type="float" office:value="0.3808982" calcext:value-type="float">
            <text:p>0.3808982</text:p>
          </table:table-cell>
          <table:table-cell office:value-type="float" office:value="0.2366421" calcext:value-type="float">
            <text:p>0.2366421</text:p>
          </table:table-cell>
          <table:table-cell office:value-type="float" office:value="0.4550366" calcext:value-type="float">
            <text:p>0.4550366</text:p>
          </table:table-cell>
          <table:table-cell office:value-type="float" office:value="0.3312216" calcext:value-type="float">
            <text:p>0.3312216</text:p>
          </table:table-cell>
          <table:table-cell office:value-type="float" office:value="0.3455035" calcext:value-type="float">
            <text:p>0.3455035</text:p>
          </table:table-cell>
          <table:table-cell office:value-type="float" office:value="0" calcext:value-type="float">
            <text:p>0</text:p>
          </table:table-cell>
          <table:table-cell office:value-type="float" office:value="6765.078" calcext:value-type="float">
            <text:p>6765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57835" calcext:value-type="float">
            <text:p>5.357835</text:p>
          </table:table-cell>
          <table:table-cell office:value-type="float" office:value="0" calcext:value-type="float">
            <text:p>0</text:p>
          </table:table-cell>
          <table:table-cell office:value-type="float" office:value="-0.4086664" calcext:value-type="float">
            <text:p>-0.40866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27.4656" calcext:value-type="float">
            <text:p>27.4656</text:p>
          </table:table-cell>
          <table:table-cell office:value-type="float" office:value="1100.935" calcext:value-type="float">
            <text:p>1100.93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1132197" calcext:value-type="float">
            <text:p>-0.001132197</text:p>
          </table:table-cell>
          <table:table-cell office:value-type="float" office:value="1.33469" calcext:value-type="float">
            <text:p>1.33469</text:p>
          </table:table-cell>
          <table:table-cell office:value-type="float" office:value="16.01167" calcext:value-type="float">
            <text:p>16.0116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5481" calcext:value-type="float">
            <text:p>4.825481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1986368" calcext:value-type="float">
            <text:p>0.001986368</text:p>
          </table:table-cell>
          <table:table-cell office:value-type="float" office:value="-0.1251477" calcext:value-type="float">
            <text:p>-0.1251477</text:p>
          </table:table-cell>
          <table:table-cell office:value-type="float" office:value="-0.01303235" calcext:value-type="float">
            <text:p>-0.01303235</text:p>
          </table:table-cell>
          <table:table-cell office:value-type="float" office:value="0.00000008046117" calcext:value-type="float">
            <text:p>8.046117E-08</text:p>
          </table:table-cell>
          <table:table-cell office:value-type="float" office:value="20.50781" calcext:value-type="float">
            <text:p>20.50781</text:p>
          </table:table-cell>
          <table:table-cell office:value-type="float" office:value="31.95652" calcext:value-type="float">
            <text:p>31.95652</text:p>
          </table:table-cell>
          <table:table-cell office:value-type="float" office:value="19.87077" calcext:value-type="float">
            <text:p>19.87077</text:p>
          </table:table-cell>
          <table:table-cell office:value-type="float" office:value="0.9642988" calcext:value-type="float">
            <text:p>0.9642988</text:p>
          </table:table-cell>
          <table:table-cell office:value-type="float" office:value="0.03856888" calcext:value-type="float">
            <text:p>0.03856888</text:p>
          </table:table-cell>
          <table:table-cell office:value-type="float" office:value="0.03765664" calcext:value-type="float">
            <text:p>0.03765664</text:p>
          </table:table-cell>
          <table:table-cell office:value-type="float" office:value="0.01973623" calcext:value-type="float">
            <text:p>0.01973623</text:p>
          </table:table-cell>
          <table:table-cell office:value-type="float" office:value="0.01603734" calcext:value-type="float">
            <text:p>0.01603734</text:p>
          </table:table-cell>
          <table:table-cell office:value-type="float" office:value="0.02759295" calcext:value-type="float">
            <text:p>0.02759295</text:p>
          </table:table-cell>
          <table:table-cell office:value-type="float" office:value="0.02300633" calcext:value-type="float">
            <text:p>0.02300633</text:p>
          </table:table-cell>
          <table:table-cell office:value-type="float" office:value="0.02115494" calcext:value-type="float">
            <text:p>0.02115494</text:p>
          </table:table-cell>
          <table:table-cell office:value-type="float" office:value="0.02220656" calcext:value-type="float">
            <text:p>0.02220656</text:p>
          </table:table-cell>
          <table:table-cell office:value-type="float" office:value="0.03523104" calcext:value-type="float">
            <text:p>0.03523104</text:p>
          </table:table-cell>
          <table:table-cell office:value-type="float" office:value="0.005574406" calcext:value-type="float">
            <text:p>0.005574406</text:p>
          </table:table-cell>
          <table:table-cell office:value-type="float" office:value="0.004950955" calcext:value-type="float">
            <text:p>0.004950955</text:p>
          </table:table-cell>
          <table:table-cell office:value-type="float" office:value="0" calcext:value-type="float">
            <text:p>0</text:p>
          </table:table-cell>
          <table:table-cell office:value-type="float" office:value="42.08701" calcext:value-type="float">
            <text:p>42.08701</text:p>
          </table:table-cell>
          <table:table-cell office:value-type="float" office:value="125.5269" calcext:value-type="float">
            <text:p>125.5269</text:p>
          </table:table-cell>
          <table:table-cell office:value-type="float" office:value="72.51017" calcext:value-type="float">
            <text:p>72.51017</text:p>
          </table:table-cell>
          <table:table-cell office:value-type="float" office:value="36.91558" calcext:value-type="float">
            <text:p>36.91558</text:p>
          </table:table-cell>
          <table:table-cell office:value-type="float" office:value="26.90005" calcext:value-type="float">
            <text:p>26.90005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5.718783" calcext:value-type="float">
            <text:p>5.718783</text:p>
          </table:table-cell>
          <table:table-cell office:value-type="float" office:value="1.950998" calcext:value-type="float">
            <text:p>1.950998</text:p>
          </table:table-cell>
          <table:table-cell office:value-type="float" office:value="0.7992024" calcext:value-type="float">
            <text:p>0.7992024</text:p>
          </table:table-cell>
          <table:table-cell office:value-type="float" office:value="0.3833586" calcext:value-type="float">
            <text:p>0.3833586</text:p>
          </table:table-cell>
          <table:table-cell office:value-type="float" office:value="0.2382803" calcext:value-type="float">
            <text:p>0.2382803</text:p>
          </table:table-cell>
          <table:table-cell office:value-type="float" office:value="0.4561524" calcext:value-type="float">
            <text:p>0.4561524</text:p>
          </table:table-cell>
          <table:table-cell office:value-type="float" office:value="0.332548" calcext:value-type="float">
            <text:p>0.332548</text:p>
          </table:table-cell>
          <table:table-cell office:value-type="float" office:value="0.3455086" calcext:value-type="float">
            <text:p>0.3455086</text:p>
          </table:table-cell>
          <table:table-cell office:value-type="float" office:value="0" calcext:value-type="float">
            <text:p>0</text:p>
          </table:table-cell>
          <table:table-cell office:value-type="float" office:value="6894.443" calcext:value-type="float">
            <text:p>6894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4189" calcext:value-type="float">
            <text:p>5.544189</text:p>
          </table:table-cell>
          <table:table-cell office:value-type="float" office:value="0" calcext:value-type="float">
            <text:p>0</text:p>
          </table:table-cell>
          <table:table-cell office:value-type="float" office:value="-0.4144021" calcext:value-type="float">
            <text:p>-0.41440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27.26482" calcext:value-type="float">
            <text:p>27.26482</text:p>
          </table:table-cell>
          <table:table-cell office:value-type="float" office:value="1100.957" calcext:value-type="float">
            <text:p>1100.957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153586" calcext:value-type="float">
            <text:p>-0.00153586</text:p>
          </table:table-cell>
          <table:table-cell office:value-type="float" office:value="1.376038" calcext:value-type="float">
            <text:p>1.376038</text:p>
          </table:table-cell>
          <table:table-cell office:value-type="float" office:value="16.36863" calcext:value-type="float">
            <text:p>16.36863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2865" calcext:value-type="float">
            <text:p>4.82865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1980648" calcext:value-type="float">
            <text:p>0.001980648</text:p>
          </table:table-cell>
          <table:table-cell office:value-type="float" office:value="-0.1370161" calcext:value-type="float">
            <text:p>-0.1370161</text:p>
          </table:table-cell>
          <table:table-cell office:value-type="float" office:value="-0.01654776" calcext:value-type="float">
            <text:p>-0.01654776</text:p>
          </table:table-cell>
          <table:table-cell office:value-type="float" office:value="0.00000008548366" calcext:value-type="float">
            <text:p>8.548366E-08</text:p>
          </table:table-cell>
          <table:table-cell office:value-type="float" office:value="20.42492" calcext:value-type="float">
            <text:p>20.42492</text:p>
          </table:table-cell>
          <table:table-cell office:value-type="float" office:value="24.63541" calcext:value-type="float">
            <text:p>24.63541</text:p>
          </table:table-cell>
          <table:table-cell office:value-type="float" office:value="20.79565" calcext:value-type="float">
            <text:p>20.79565</text:p>
          </table:table-cell>
          <table:table-cell office:value-type="float" office:value="2.529152" calcext:value-type="float">
            <text:p>2.529152</text:p>
          </table:table-cell>
          <table:table-cell office:value-type="float" office:value="0.09373513" calcext:value-type="float">
            <text:p>0.09373513</text:p>
          </table:table-cell>
          <table:table-cell office:value-type="float" office:value="0.0383666" calcext:value-type="float">
            <text:p>0.0383666</text:p>
          </table:table-cell>
          <table:table-cell office:value-type="float" office:value="0.01953402" calcext:value-type="float">
            <text:p>0.01953402</text:p>
          </table:table-cell>
          <table:table-cell office:value-type="float" office:value="0.0157712" calcext:value-type="float">
            <text:p>0.0157712</text:p>
          </table:table-cell>
          <table:table-cell office:value-type="float" office:value="0.02742511" calcext:value-type="float">
            <text:p>0.02742511</text:p>
          </table:table-cell>
          <table:table-cell office:value-type="float" office:value="0.02291583" calcext:value-type="float">
            <text:p>0.02291583</text:p>
          </table:table-cell>
          <table:table-cell office:value-type="float" office:value="0.0210962" calcext:value-type="float">
            <text:p>0.0210962</text:p>
          </table:table-cell>
          <table:table-cell office:value-type="float" office:value="0.02215115" calcext:value-type="float">
            <text:p>0.02215115</text:p>
          </table:table-cell>
          <table:table-cell office:value-type="float" office:value="0.0350327" calcext:value-type="float">
            <text:p>0.0350327</text:p>
          </table:table-cell>
          <table:table-cell office:value-type="float" office:value="0.005596297" calcext:value-type="float">
            <text:p>0.005596297</text:p>
          </table:table-cell>
          <table:table-cell office:value-type="float" office:value="0.004949939" calcext:value-type="float">
            <text:p>0.004949939</text:p>
          </table:table-cell>
          <table:table-cell office:value-type="float" office:value="0" calcext:value-type="float">
            <text:p>0</text:p>
          </table:table-cell>
          <table:table-cell office:value-type="float" office:value="43.28284" calcext:value-type="float">
            <text:p>43.28284</text:p>
          </table:table-cell>
          <table:table-cell office:value-type="float" office:value="97.40884" calcext:value-type="float">
            <text:p>97.40884</text:p>
          </table:table-cell>
          <table:table-cell office:value-type="float" office:value="87.72131" calcext:value-type="float">
            <text:p>87.72131</text:p>
          </table:table-cell>
          <table:table-cell office:value-type="float" office:value="47.87481" calcext:value-type="float">
            <text:p>47.87481</text:p>
          </table:table-cell>
          <table:table-cell office:value-type="float" office:value="30.66393" calcext:value-type="float">
            <text:p>30.66393</text:p>
          </table:table-cell>
          <table:table-cell office:value-type="float" office:value="11.33109" calcext:value-type="float">
            <text:p>11.33109</text:p>
          </table:table-cell>
          <table:table-cell office:value-type="float" office:value="5.752374" calcext:value-type="float">
            <text:p>5.752374</text:p>
          </table:table-cell>
          <table:table-cell office:value-type="float" office:value="1.964225" calcext:value-type="float">
            <text:p>1.964225</text:p>
          </table:table-cell>
          <table:table-cell office:value-type="float" office:value="0.8040709" calcext:value-type="float">
            <text:p>0.8040709</text:p>
          </table:table-cell>
          <table:table-cell office:value-type="float" office:value="0.3858656" calcext:value-type="float">
            <text:p>0.3858656</text:p>
          </table:table-cell>
          <table:table-cell office:value-type="float" office:value="0.2398823" calcext:value-type="float">
            <text:p>0.2398823</text:p>
          </table:table-cell>
          <table:table-cell office:value-type="float" office:value="0.4570722" calcext:value-type="float">
            <text:p>0.4570722</text:p>
          </table:table-cell>
          <table:table-cell office:value-type="float" office:value="0.3340608" calcext:value-type="float">
            <text:p>0.3340608</text:p>
          </table:table-cell>
          <table:table-cell office:value-type="float" office:value="0.3455137" calcext:value-type="float">
            <text:p>0.3455137</text:p>
          </table:table-cell>
          <table:table-cell office:value-type="float" office:value="0" calcext:value-type="float">
            <text:p>0</text:p>
          </table:table-cell>
          <table:table-cell office:value-type="float" office:value="6948.957" calcext:value-type="float">
            <text:p>6948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16589" calcext:value-type="float">
            <text:p>5.716589</text:p>
          </table:table-cell>
          <table:table-cell office:value-type="float" office:value="0" calcext:value-type="float">
            <text:p>0</text:p>
          </table:table-cell>
          <table:table-cell office:value-type="float" office:value="-0.4623398" calcext:value-type="float">
            <text:p>-0.46233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27.10197" calcext:value-type="float">
            <text:p>27.10197</text:p>
          </table:table-cell>
          <table:table-cell office:value-type="float" office:value="1100.976" calcext:value-type="float">
            <text:p>1100.976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1983352" calcext:value-type="float">
            <text:p>-0.001983352</text:p>
          </table:table-cell>
          <table:table-cell office:value-type="float" office:value="1.333657" calcext:value-type="float">
            <text:p>1.333657</text:p>
          </table:table-cell>
          <table:table-cell office:value-type="float" office:value="16.81736" calcext:value-type="float">
            <text:p>16.8173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36946" calcext:value-type="float">
            <text:p>4.836946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004936" calcext:value-type="float">
            <text:p>0.002004936</text:p>
          </table:table-cell>
          <table:table-cell office:value-type="float" office:value="-0.1424388" calcext:value-type="float">
            <text:p>-0.1424388</text:p>
          </table:table-cell>
          <table:table-cell office:value-type="float" office:value="-0.02047847" calcext:value-type="float">
            <text:p>-0.02047847</text:p>
          </table:table-cell>
          <table:table-cell office:value-type="float" office:value="0.00000008788606" calcext:value-type="float">
            <text:p>8.788606E-08</text:p>
          </table:table-cell>
          <table:table-cell office:value-type="float" office:value="20.41775" calcext:value-type="float">
            <text:p>20.41775</text:p>
          </table:table-cell>
          <table:table-cell office:value-type="float" office:value="21.25268" calcext:value-type="float">
            <text:p>21.25268</text:p>
          </table:table-cell>
          <table:table-cell office:value-type="float" office:value="21.38751" calcext:value-type="float">
            <text:p>21.38751</text:p>
          </table:table-cell>
          <table:table-cell office:value-type="float" office:value="1.832546" calcext:value-type="float">
            <text:p>1.832546</text:p>
          </table:table-cell>
          <table:table-cell office:value-type="float" office:value="0.05335058" calcext:value-type="float">
            <text:p>0.05335058</text:p>
          </table:table-cell>
          <table:table-cell office:value-type="float" office:value="0.03781946" calcext:value-type="float">
            <text:p>0.03781946</text:p>
          </table:table-cell>
          <table:table-cell office:value-type="float" office:value="0.01971721" calcext:value-type="float">
            <text:p>0.01971721</text:p>
          </table:table-cell>
          <table:table-cell office:value-type="float" office:value="0.01581242" calcext:value-type="float">
            <text:p>0.01581242</text:p>
          </table:table-cell>
          <table:table-cell office:value-type="float" office:value="0.02730747" calcext:value-type="float">
            <text:p>0.02730747</text:p>
          </table:table-cell>
          <table:table-cell office:value-type="float" office:value="0.02282352" calcext:value-type="float">
            <text:p>0.02282352</text:p>
          </table:table-cell>
          <table:table-cell office:value-type="float" office:value="0.02103234" calcext:value-type="float">
            <text:p>0.02103234</text:p>
          </table:table-cell>
          <table:table-cell office:value-type="float" office:value="0.02209291" calcext:value-type="float">
            <text:p>0.02209291</text:p>
          </table:table-cell>
          <table:table-cell office:value-type="float" office:value="0.0348377" calcext:value-type="float">
            <text:p>0.0348377</text:p>
          </table:table-cell>
          <table:table-cell office:value-type="float" office:value="0.005619242" calcext:value-type="float">
            <text:p>0.005619242</text:p>
          </table:table-cell>
          <table:table-cell office:value-type="float" office:value="0.004948918" calcext:value-type="float">
            <text:p>0.004948918</text:p>
          </table:table-cell>
          <table:table-cell office:value-type="float" office:value="0" calcext:value-type="float">
            <text:p>0</text:p>
          </table:table-cell>
          <table:table-cell office:value-type="float" office:value="53.11197" calcext:value-type="float">
            <text:p>53.11197</text:p>
          </table:table-cell>
          <table:table-cell office:value-type="float" office:value="97.75013" calcext:value-type="float">
            <text:p>97.75013</text:p>
          </table:table-cell>
          <table:table-cell office:value-type="float" office:value="89.66601" calcext:value-type="float">
            <text:p>89.66601</text:p>
          </table:table-cell>
          <table:table-cell office:value-type="float" office:value="49.16316" calcext:value-type="float">
            <text:p>49.16316</text:p>
          </table:table-cell>
          <table:table-cell office:value-type="float" office:value="31.98924" calcext:value-type="float">
            <text:p>31.98924</text:p>
          </table:table-cell>
          <table:table-cell office:value-type="float" office:value="12.00157" calcext:value-type="float">
            <text:p>12.00157</text:p>
          </table:table-cell>
          <table:table-cell office:value-type="float" office:value="5.993185" calcext:value-type="float">
            <text:p>5.993185</text:p>
          </table:table-cell>
          <table:table-cell office:value-type="float" office:value="1.990173" calcext:value-type="float">
            <text:p>1.990173</text:p>
          </table:table-cell>
          <table:table-cell office:value-type="float" office:value="0.8095818" calcext:value-type="float">
            <text:p>0.8095818</text:p>
          </table:table-cell>
          <table:table-cell office:value-type="float" office:value="0.3884279" calcext:value-type="float">
            <text:p>0.3884279</text:p>
          </table:table-cell>
          <table:table-cell office:value-type="float" office:value="0.2414897" calcext:value-type="float">
            <text:p>0.2414897</text:p>
          </table:table-cell>
          <table:table-cell office:value-type="float" office:value="0.4579394" calcext:value-type="float">
            <text:p>0.4579394</text:p>
          </table:table-cell>
          <table:table-cell office:value-type="float" office:value="0.3356008" calcext:value-type="float">
            <text:p>0.3356008</text:p>
          </table:table-cell>
          <table:table-cell office:value-type="float" office:value="0.3455187" calcext:value-type="float">
            <text:p>0.3455187</text:p>
          </table:table-cell>
          <table:table-cell office:value-type="float" office:value="0" calcext:value-type="float">
            <text:p>0</text:p>
          </table:table-cell>
          <table:table-cell office:value-type="float" office:value="6989.445" calcext:value-type="float">
            <text:p>6989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4576" calcext:value-type="float">
            <text:p>5.854576</text:p>
          </table:table-cell>
          <table:table-cell office:value-type="float" office:value="0" calcext:value-type="float">
            <text:p>0</text:p>
          </table:table-cell>
          <table:table-cell office:value-type="float" office:value="-0.4683611" calcext:value-type="float">
            <text:p>-0.46836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26.92628" calcext:value-type="float">
            <text:p>26.92628</text:p>
          </table:table-cell>
          <table:table-cell office:value-type="float" office:value="1100.991" calcext:value-type="float">
            <text:p>1100.991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2637307" calcext:value-type="float">
            <text:p>-0.002637307</text:p>
          </table:table-cell>
          <table:table-cell office:value-type="float" office:value="1.402482" calcext:value-type="float">
            <text:p>1.402482</text:p>
          </table:table-cell>
          <table:table-cell office:value-type="float" office:value="17.06405" calcext:value-type="float">
            <text:p>17.06405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4861778" calcext:value-type="float">
            <text:p>4.861778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110546" calcext:value-type="float">
            <text:p>0.002110546</text:p>
          </table:table-cell>
          <table:table-cell office:value-type="float" office:value="-0.1491455" calcext:value-type="float">
            <text:p>-0.1491455</text:p>
          </table:table-cell>
          <table:table-cell office:value-type="float" office:value="-0.02539621" calcext:value-type="float">
            <text:p>-0.02539621</text:p>
          </table:table-cell>
          <table:table-cell office:value-type="float" office:value="0.00000009028497" calcext:value-type="float">
            <text:p>9.028497E-08</text:p>
          </table:table-cell>
          <table:table-cell office:value-type="float" office:value="20.29025" calcext:value-type="float">
            <text:p>20.29025</text:p>
          </table:table-cell>
          <table:table-cell office:value-type="float" office:value="13.06528" calcext:value-type="float">
            <text:p>13.06528</text:p>
          </table:table-cell>
          <table:table-cell office:value-type="float" office:value="18.31818" calcext:value-type="float">
            <text:p>18.31818</text:p>
          </table:table-cell>
          <table:table-cell office:value-type="float" office:value="6.09006" calcext:value-type="float">
            <text:p>6.09006</text:p>
          </table:table-cell>
          <table:table-cell office:value-type="float" office:value="1.251672" calcext:value-type="float">
            <text:p>1.251672</text:p>
          </table:table-cell>
          <table:table-cell office:value-type="float" office:value="0.1510091" calcext:value-type="float">
            <text:p>0.1510091</text:p>
          </table:table-cell>
          <table:table-cell office:value-type="float" office:value="0.02306921" calcext:value-type="float">
            <text:p>0.02306921</text:p>
          </table:table-cell>
          <table:table-cell office:value-type="float" office:value="0.01608846" calcext:value-type="float">
            <text:p>0.01608846</text:p>
          </table:table-cell>
          <table:table-cell office:value-type="float" office:value="0.02723452" calcext:value-type="float">
            <text:p>0.02723452</text:p>
          </table:table-cell>
          <table:table-cell office:value-type="float" office:value="0.02273898" calcext:value-type="float">
            <text:p>0.02273898</text:p>
          </table:table-cell>
          <table:table-cell office:value-type="float" office:value="0.02096512" calcext:value-type="float">
            <text:p>0.02096512</text:p>
          </table:table-cell>
          <table:table-cell office:value-type="float" office:value="0.02203278" calcext:value-type="float">
            <text:p>0.02203278</text:p>
          </table:table-cell>
          <table:table-cell office:value-type="float" office:value="0.03464726" calcext:value-type="float">
            <text:p>0.03464726</text:p>
          </table:table-cell>
          <table:table-cell office:value-type="float" office:value="0.005639799" calcext:value-type="float">
            <text:p>0.005639799</text:p>
          </table:table-cell>
          <table:table-cell office:value-type="float" office:value="0.004947886" calcext:value-type="float">
            <text:p>0.004947886</text:p>
          </table:table-cell>
          <table:table-cell office:value-type="float" office:value="0" calcext:value-type="float">
            <text:p>0</text:p>
          </table:table-cell>
          <table:table-cell office:value-type="float" office:value="9.677892" calcext:value-type="float">
            <text:p>9.677892</text:p>
          </table:table-cell>
          <table:table-cell office:value-type="float" office:value="44.13237" calcext:value-type="float">
            <text:p>44.13237</text:p>
          </table:table-cell>
          <table:table-cell office:value-type="float" office:value="79.72177" calcext:value-type="float">
            <text:p>79.72177</text:p>
          </table:table-cell>
          <table:table-cell office:value-type="float" office:value="82.74183" calcext:value-type="float">
            <text:p>82.74183</text:p>
          </table:table-cell>
          <table:table-cell office:value-type="float" office:value="63.28235" calcext:value-type="float">
            <text:p>63.28235</text:p>
          </table:table-cell>
          <table:table-cell office:value-type="float" office:value="16.32075" calcext:value-type="float">
            <text:p>16.32075</text:p>
          </table:table-cell>
          <table:table-cell office:value-type="float" office:value="6.865672" calcext:value-type="float">
            <text:p>6.865672</text:p>
          </table:table-cell>
          <table:table-cell office:value-type="float" office:value="2.044551" calcext:value-type="float">
            <text:p>2.044551</text:p>
          </table:table-cell>
          <table:table-cell office:value-type="float" office:value="0.816528" calcext:value-type="float">
            <text:p>0.816528</text:p>
          </table:table-cell>
          <table:table-cell office:value-type="float" office:value="0.3910877" calcext:value-type="float">
            <text:p>0.3910877</text:p>
          </table:table-cell>
          <table:table-cell office:value-type="float" office:value="0.2431596" calcext:value-type="float">
            <text:p>0.2431596</text:p>
          </table:table-cell>
          <table:table-cell office:value-type="float" office:value="0.4589184" calcext:value-type="float">
            <text:p>0.4589184</text:p>
          </table:table-cell>
          <table:table-cell office:value-type="float" office:value="0.3369301" calcext:value-type="float">
            <text:p>0.3369301</text:p>
          </table:table-cell>
          <table:table-cell office:value-type="float" office:value="0.3455238" calcext:value-type="float">
            <text:p>0.3455238</text:p>
          </table:table-cell>
          <table:table-cell office:value-type="float" office:value="0" calcext:value-type="float">
            <text:p>0</text:p>
          </table:table-cell>
          <table:table-cell office:value-type="float" office:value="7006.12" calcext:value-type="float">
            <text:p>7006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08993" calcext:value-type="float">
            <text:p>6.008993</text:p>
          </table:table-cell>
          <table:table-cell office:value-type="float" office:value="0" calcext:value-type="float">
            <text:p>0</text:p>
          </table:table-cell>
          <table:table-cell office:value-type="float" office:value="-0.54907" calcext:value-type="float">
            <text:p>-0.549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26.75719" calcext:value-type="float">
            <text:p>26.75719</text:p>
          </table:table-cell>
          <table:table-cell office:value-type="float" office:value="1101.015" calcext:value-type="float">
            <text:p>1101.01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36064" calcext:value-type="float">
            <text:p>-0.0036064</text:p>
          </table:table-cell>
          <table:table-cell office:value-type="float" office:value="1.430426" calcext:value-type="float">
            <text:p>1.430426</text:p>
          </table:table-cell>
          <table:table-cell office:value-type="float" office:value="17.18198" calcext:value-type="float">
            <text:p>17.18198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005141033" calcext:value-type="float">
            <text:p>5.141033E-0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002807634" calcext:value-type="float">
            <text:p>0.002807634</text:p>
          </table:table-cell>
          <table:table-cell office:value-type="float" office:value="-0.164288" calcext:value-type="float">
            <text:p>-0.164288</text:p>
          </table:table-cell>
          <table:table-cell office:value-type="float" office:value="-0.03001347" calcext:value-type="float">
            <text:p>-0.03001347</text:p>
          </table:table-cell>
          <table:table-cell office:value-type="float" office:value="0.00000009424639" calcext:value-type="float">
            <text:p>9.424639E-08</text:p>
          </table:table-cell>
          <table:table-cell office:value-type="float" office:value="20.17821" calcext:value-type="float">
            <text:p>20.17821</text:p>
          </table:table-cell>
          <table:table-cell office:value-type="float" office:value="10.65269" calcext:value-type="float">
            <text:p>10.65269</text:p>
          </table:table-cell>
          <table:table-cell office:value-type="float" office:value="16.77325" calcext:value-type="float">
            <text:p>16.77325</text:p>
          </table:table-cell>
          <table:table-cell office:value-type="float" office:value="6.978383" calcext:value-type="float">
            <text:p>6.978383</text:p>
          </table:table-cell>
          <table:table-cell office:value-type="float" office:value="2.499142" calcext:value-type="float">
            <text:p>2.499142</text:p>
          </table:table-cell>
          <table:table-cell office:value-type="float" office:value="1.30312" calcext:value-type="float">
            <text:p>1.30312</text:p>
          </table:table-cell>
          <table:table-cell office:value-type="float" office:value="0.1062639" calcext:value-type="float">
            <text:p>0.1062639</text:p>
          </table:table-cell>
          <table:table-cell office:value-type="float" office:value="0.0437454" calcext:value-type="float">
            <text:p>0.0437454</text:p>
          </table:table-cell>
          <table:table-cell office:value-type="float" office:value="0.0314379" calcext:value-type="float">
            <text:p>0.0314379</text:p>
          </table:table-cell>
          <table:table-cell office:value-type="float" office:value="0.02347637" calcext:value-type="float">
            <text:p>0.02347637</text:p>
          </table:table-cell>
          <table:table-cell office:value-type="float" office:value="0.02092469" calcext:value-type="float">
            <text:p>0.02092469</text:p>
          </table:table-cell>
          <table:table-cell office:value-type="float" office:value="0.02197207" calcext:value-type="float">
            <text:p>0.02197207</text:p>
          </table:table-cell>
          <table:table-cell office:value-type="float" office:value="0.03445645" calcext:value-type="float">
            <text:p>0.03445645</text:p>
          </table:table-cell>
          <table:table-cell office:value-type="float" office:value="0.005657855" calcext:value-type="float">
            <text:p>0.005657855</text:p>
          </table:table-cell>
          <table:table-cell office:value-type="float" office:value="0.004946848" calcext:value-type="float">
            <text:p>0.004946848</text:p>
          </table:table-cell>
          <table:table-cell office:value-type="float" office:value="0" calcext:value-type="float">
            <text:p>0</text:p>
          </table:table-cell>
          <table:table-cell office:value-type="float" office:value="7.678946" calcext:value-type="float">
            <text:p>7.678946</text:p>
          </table:table-cell>
          <table:table-cell office:value-type="float" office:value="18.45932" calcext:value-type="float">
            <text:p>18.45932</text:p>
          </table:table-cell>
          <table:table-cell office:value-type="float" office:value="41.94776" calcext:value-type="float">
            <text:p>41.94776</text:p>
          </table:table-cell>
          <table:table-cell office:value-type="float" office:value="59.11569" calcext:value-type="float">
            <text:p>59.11569</text:p>
          </table:table-cell>
          <table:table-cell office:value-type="float" office:value="63.38729" calcext:value-type="float">
            <text:p>63.38729</text:p>
          </table:table-cell>
          <table:table-cell office:value-type="float" office:value="28.24127" calcext:value-type="float">
            <text:p>28.24127</text:p>
          </table:table-cell>
          <table:table-cell office:value-type="float" office:value="17.47783" calcext:value-type="float">
            <text:p>17.47783</text:p>
          </table:table-cell>
          <table:table-cell office:value-type="float" office:value="5.570827" calcext:value-type="float">
            <text:p>5.570827</text:p>
          </table:table-cell>
          <table:table-cell office:value-type="float" office:value="1.398018" calcext:value-type="float">
            <text:p>1.398018</text:p>
          </table:table-cell>
          <table:table-cell office:value-type="float" office:value="0.4026833" calcext:value-type="float">
            <text:p>0.4026833</text:p>
          </table:table-cell>
          <table:table-cell office:value-type="float" office:value="0.2450326" calcext:value-type="float">
            <text:p>0.2450326</text:p>
          </table:table-cell>
          <table:table-cell office:value-type="float" office:value="0.4599351" calcext:value-type="float">
            <text:p>0.4599351</text:p>
          </table:table-cell>
          <table:table-cell office:value-type="float" office:value="0.337708" calcext:value-type="float">
            <text:p>0.337708</text:p>
          </table:table-cell>
          <table:table-cell office:value-type="float" office:value="0.3455289" calcext:value-type="float">
            <text:p>0.3455289</text:p>
          </table:table-cell>
          <table:table-cell office:value-type="float" office:value="0" calcext:value-type="float">
            <text:p>0</text:p>
          </table:table-cell>
          <table:table-cell office:value-type="float" office:value="2746.683" calcext:value-type="float">
            <text:p>2746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47536" calcext:value-type="float">
            <text:p>6.147536</text:p>
          </table:table-cell>
          <table:table-cell office:value-type="float" office:value="0" calcext:value-type="float">
            <text:p>0</text:p>
          </table:table-cell>
          <table:table-cell office:value-type="float" office:value="-0.7505308" calcext:value-type="float">
            <text:p>-0.75053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26.65121" calcext:value-type="float">
            <text:p>26.65121</text:p>
          </table:table-cell>
          <table:table-cell office:value-type="float" office:value="1101.034" calcext:value-type="float">
            <text:p>1101.034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4752825" calcext:value-type="float">
            <text:p>-0.004752825</text:p>
          </table:table-cell>
          <table:table-cell office:value-type="float" office:value="1.265903" calcext:value-type="float">
            <text:p>1.265903</text:p>
          </table:table-cell>
          <table:table-cell office:value-type="float" office:value="16.69856" calcext:value-type="float">
            <text:p>16.6985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1394609" calcext:value-type="float">
            <text:p>0.001394609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0.8489575" calcext:value-type="float">
            <text:p>0.8489575</text:p>
          </table:table-cell>
          <table:table-cell office:value-type="float" office:value="-0.1731391" calcext:value-type="float">
            <text:p>-0.1731391</text:p>
          </table:table-cell>
          <table:table-cell office:value-type="float" office:value="-0.03431538" calcext:value-type="float">
            <text:p>-0.03431538</text:p>
          </table:table-cell>
          <table:table-cell office:value-type="float" office:value="0.00000009588267" calcext:value-type="float">
            <text:p>9.588267E-08</text:p>
          </table:table-cell>
          <table:table-cell office:value-type="float" office:value="20.19313" calcext:value-type="float">
            <text:p>20.19313</text:p>
          </table:table-cell>
          <table:table-cell office:value-type="float" office:value="11.08645" calcext:value-type="float">
            <text:p>11.08645</text:p>
          </table:table-cell>
          <table:table-cell office:value-type="float" office:value="16.42133" calcext:value-type="float">
            <text:p>16.42133</text:p>
          </table:table-cell>
          <table:table-cell office:value-type="float" office:value="5.581238" calcext:value-type="float">
            <text:p>5.581238</text:p>
          </table:table-cell>
          <table:table-cell office:value-type="float" office:value="1.510029" calcext:value-type="float">
            <text:p>1.510029</text:p>
          </table:table-cell>
          <table:table-cell office:value-type="float" office:value="0.6444699" calcext:value-type="float">
            <text:p>0.6444699</text:p>
          </table:table-cell>
          <table:table-cell office:value-type="float" office:value="0.07174608" calcext:value-type="float">
            <text:p>0.07174608</text:p>
          </table:table-cell>
          <table:table-cell office:value-type="float" office:value="0.02999428" calcext:value-type="float">
            <text:p>0.02999428</text:p>
          </table:table-cell>
          <table:table-cell office:value-type="float" office:value="0.03036034" calcext:value-type="float">
            <text:p>0.03036034</text:p>
          </table:table-cell>
          <table:table-cell office:value-type="float" office:value="0.02347806" calcext:value-type="float">
            <text:p>0.02347806</text:p>
          </table:table-cell>
          <table:table-cell office:value-type="float" office:value="0.02105048" calcext:value-type="float">
            <text:p>0.02105048</text:p>
          </table:table-cell>
          <table:table-cell office:value-type="float" office:value="0.02193919" calcext:value-type="float">
            <text:p>0.02193919</text:p>
          </table:table-cell>
          <table:table-cell office:value-type="float" office:value="0.03426199" calcext:value-type="float">
            <text:p>0.03426199</text:p>
          </table:table-cell>
          <table:table-cell office:value-type="float" office:value="0.00567659" calcext:value-type="float">
            <text:p>0.00567659</text:p>
          </table:table-cell>
          <table:table-cell office:value-type="float" office:value="0.004945772" calcext:value-type="float">
            <text:p>0.004945772</text:p>
          </table:table-cell>
          <table:table-cell office:value-type="float" office:value="0" calcext:value-type="float">
            <text:p>0</text:p>
          </table:table-cell>
          <table:table-cell office:value-type="float" office:value="18.48064" calcext:value-type="float">
            <text:p>18.48064</text:p>
          </table:table-cell>
          <table:table-cell office:value-type="float" office:value="20.86043" calcext:value-type="float">
            <text:p>20.86043</text:p>
          </table:table-cell>
          <table:table-cell office:value-type="float" office:value="39.41607" calcext:value-type="float">
            <text:p>39.41607</text:p>
          </table:table-cell>
          <table:table-cell office:value-type="float" office:value="53.06559" calcext:value-type="float">
            <text:p>53.06559</text:p>
          </table:table-cell>
          <table:table-cell office:value-type="float" office:value="56.05826" calcext:value-type="float">
            <text:p>56.05826</text:p>
          </table:table-cell>
          <table:table-cell office:value-type="float" office:value="25.85019" calcext:value-type="float">
            <text:p>25.85019</text:p>
          </table:table-cell>
          <table:table-cell office:value-type="float" office:value="16.71152" calcext:value-type="float">
            <text:p>16.71152</text:p>
          </table:table-cell>
          <table:table-cell office:value-type="float" office:value="6.045722" calcext:value-type="float">
            <text:p>6.045722</text:p>
          </table:table-cell>
          <table:table-cell office:value-type="float" office:value="1.69553" calcext:value-type="float">
            <text:p>1.69553</text:p>
          </table:table-cell>
          <table:table-cell office:value-type="float" office:value="0.4929219" calcext:value-type="float">
            <text:p>0.4929219</text:p>
          </table:table-cell>
          <table:table-cell office:value-type="float" office:value="0.2517389" calcext:value-type="float">
            <text:p>0.2517389</text:p>
          </table:table-cell>
          <table:table-cell office:value-type="float" office:value="0.4607846" calcext:value-type="float">
            <text:p>0.4607846</text:p>
          </table:table-cell>
          <table:table-cell office:value-type="float" office:value="0.338856" calcext:value-type="float">
            <text:p>0.338856</text:p>
          </table:table-cell>
          <table:table-cell office:value-type="float" office:value="0.3455341" calcext:value-type="float">
            <text:p>0.3455341</text:p>
          </table:table-cell>
          <table:table-cell office:value-type="float" office:value="0" calcext:value-type="float">
            <text:p>0</text:p>
          </table:table-cell>
          <table:table-cell office:value-type="float" office:value="2504.514" calcext:value-type="float">
            <text:p>2504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7806" calcext:value-type="float">
            <text:p>6.227806</text:p>
          </table:table-cell>
          <table:table-cell office:value-type="float" office:value="0" calcext:value-type="float">
            <text:p>0</text:p>
          </table:table-cell>
          <table:table-cell office:value-type="float" office:value="-0.7889456" calcext:value-type="float">
            <text:p>-0.78894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26.53742" calcext:value-type="float">
            <text:p>26.53742</text:p>
          </table:table-cell>
          <table:table-cell office:value-type="float" office:value="1101.044" calcext:value-type="float">
            <text:p>1101.044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6680733" calcext:value-type="float">
            <text:p>-0.006680733</text:p>
          </table:table-cell>
          <table:table-cell office:value-type="float" office:value="1.100369" calcext:value-type="float">
            <text:p>1.100369</text:p>
          </table:table-cell>
          <table:table-cell office:value-type="float" office:value="15.9601" calcext:value-type="float">
            <text:p>15.9601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2651048" calcext:value-type="float">
            <text:p>0.002651048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1.983667" calcext:value-type="float">
            <text:p>1.983667</text:p>
          </table:table-cell>
          <table:table-cell office:value-type="float" office:value="-0.1753543" calcext:value-type="float">
            <text:p>-0.1753543</text:p>
          </table:table-cell>
          <table:table-cell office:value-type="float" office:value="-0.03712955" calcext:value-type="float">
            <text:p>-0.03712955</text:p>
          </table:table-cell>
          <table:table-cell office:value-type="float" office:value="0.00000009589822" calcext:value-type="float">
            <text:p>9.589822E-08</text:p>
          </table:table-cell>
          <table:table-cell office:value-type="float" office:value="20.17147" calcext:value-type="float">
            <text:p>20.17147</text:p>
          </table:table-cell>
          <table:table-cell office:value-type="float" office:value="10.97735" calcext:value-type="float">
            <text:p>10.97735</text:p>
          </table:table-cell>
          <table:table-cell office:value-type="float" office:value="15.98355" calcext:value-type="float">
            <text:p>15.98355</text:p>
          </table:table-cell>
          <table:table-cell office:value-type="float" office:value="3.53151" calcext:value-type="float">
            <text:p>3.53151</text:p>
          </table:table-cell>
          <table:table-cell office:value-type="float" office:value="0.8746057" calcext:value-type="float">
            <text:p>0.8746057</text:p>
          </table:table-cell>
          <table:table-cell office:value-type="float" office:value="0.4107482" calcext:value-type="float">
            <text:p>0.4107482</text:p>
          </table:table-cell>
          <table:table-cell office:value-type="float" office:value="0.0527255" calcext:value-type="float">
            <text:p>0.0527255</text:p>
          </table:table-cell>
          <table:table-cell office:value-type="float" office:value="0.02357982" calcext:value-type="float">
            <text:p>0.02357982</text:p>
          </table:table-cell>
          <table:table-cell office:value-type="float" office:value="0.0298194" calcext:value-type="float">
            <text:p>0.0298194</text:p>
          </table:table-cell>
          <table:table-cell office:value-type="float" office:value="0.02329051" calcext:value-type="float">
            <text:p>0.02329051</text:p>
          </table:table-cell>
          <table:table-cell office:value-type="float" office:value="0.02097041" calcext:value-type="float">
            <text:p>0.02097041</text:p>
          </table:table-cell>
          <table:table-cell office:value-type="float" office:value="0.02189415" calcext:value-type="float">
            <text:p>0.02189415</text:p>
          </table:table-cell>
          <table:table-cell office:value-type="float" office:value="0.03406632" calcext:value-type="float">
            <text:p>0.03406632</text:p>
          </table:table-cell>
          <table:table-cell office:value-type="float" office:value="0.00569382" calcext:value-type="float">
            <text:p>0.00569382</text:p>
          </table:table-cell>
          <table:table-cell office:value-type="float" office:value="0.004944686" calcext:value-type="float">
            <text:p>0.004944686</text:p>
          </table:table-cell>
          <table:table-cell office:value-type="float" office:value="0" calcext:value-type="float">
            <text:p>0</text:p>
          </table:table-cell>
          <table:table-cell office:value-type="float" office:value="18.24064" calcext:value-type="float">
            <text:p>18.24064</text:p>
          </table:table-cell>
          <table:table-cell office:value-type="float" office:value="24.6349" calcext:value-type="float">
            <text:p>24.6349</text:p>
          </table:table-cell>
          <table:table-cell office:value-type="float" office:value="40.67088" calcext:value-type="float">
            <text:p>40.67088</text:p>
          </table:table-cell>
          <table:table-cell office:value-type="float" office:value="50.48428" calcext:value-type="float">
            <text:p>50.48428</text:p>
          </table:table-cell>
          <table:table-cell office:value-type="float" office:value="50.93572" calcext:value-type="float">
            <text:p>50.93572</text:p>
          </table:table-cell>
          <table:table-cell office:value-type="float" office:value="23.08685" calcext:value-type="float">
            <text:p>23.08685</text:p>
          </table:table-cell>
          <table:table-cell office:value-type="float" office:value="14.74695" calcext:value-type="float">
            <text:p>14.74695</text:p>
          </table:table-cell>
          <table:table-cell office:value-type="float" office:value="5.843282" calcext:value-type="float">
            <text:p>5.843282</text:p>
          </table:table-cell>
          <table:table-cell office:value-type="float" office:value="1.63091" calcext:value-type="float">
            <text:p>1.63091</text:p>
          </table:table-cell>
          <table:table-cell office:value-type="float" office:value="0.5157423" calcext:value-type="float">
            <text:p>0.5157423</text:p>
          </table:table-cell>
          <table:table-cell office:value-type="float" office:value="0.2598593" calcext:value-type="float">
            <text:p>0.2598593</text:p>
          </table:table-cell>
          <table:table-cell office:value-type="float" office:value="0.4615684" calcext:value-type="float">
            <text:p>0.4615684</text:p>
          </table:table-cell>
          <table:table-cell office:value-type="float" office:value="0.3398652" calcext:value-type="float">
            <text:p>0.3398652</text:p>
          </table:table-cell>
          <table:table-cell office:value-type="float" office:value="0.3455395" calcext:value-type="float">
            <text:p>0.3455395</text:p>
          </table:table-cell>
          <table:table-cell office:value-type="float" office:value="0" calcext:value-type="float">
            <text:p>0</text:p>
          </table:table-cell>
          <table:table-cell office:value-type="float" office:value="2536.82" calcext:value-type="float">
            <text:p>253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2899" calcext:value-type="float">
            <text:p>6.322899</text:p>
          </table:table-cell>
          <table:table-cell office:value-type="float" office:value="0" calcext:value-type="float">
            <text:p>0</text:p>
          </table:table-cell>
          <table:table-cell office:value-type="float" office:value="-0.7891925" calcext:value-type="float">
            <text:p>-0.78919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26.40293" calcext:value-type="float">
            <text:p>26.40293</text:p>
          </table:table-cell>
          <table:table-cell office:value-type="float" office:value="1101.052" calcext:value-type="float">
            <text:p>1101.05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09187777" calcext:value-type="float">
            <text:p>-0.009187777</text:p>
          </table:table-cell>
          <table:table-cell office:value-type="float" office:value="1.018088" calcext:value-type="float">
            <text:p>1.018088</text:p>
          </table:table-cell>
          <table:table-cell office:value-type="float" office:value="16.02411" calcext:value-type="float">
            <text:p>16.02411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2912594" calcext:value-type="float">
            <text:p>0.002912594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272774" calcext:value-type="float">
            <text:p>2.272774</text:p>
          </table:table-cell>
          <table:table-cell office:value-type="float" office:value="-0.1770646" calcext:value-type="float">
            <text:p>-0.1770646</text:p>
          </table:table-cell>
          <table:table-cell office:value-type="float" office:value="-0.03863959" calcext:value-type="float">
            <text:p>-0.03863959</text:p>
          </table:table-cell>
          <table:table-cell office:value-type="float" office:value="0.00000009591685" calcext:value-type="float">
            <text:p>9.591685E-08</text:p>
          </table:table-cell>
          <table:table-cell office:value-type="float" office:value="20.12221" calcext:value-type="float">
            <text:p>20.12221</text:p>
          </table:table-cell>
          <table:table-cell office:value-type="float" office:value="12.02773" calcext:value-type="float">
            <text:p>12.02773</text:p>
          </table:table-cell>
          <table:table-cell office:value-type="float" office:value="15.77009" calcext:value-type="float">
            <text:p>15.77009</text:p>
          </table:table-cell>
          <table:table-cell office:value-type="float" office:value="2.211525" calcext:value-type="float">
            <text:p>2.211525</text:p>
          </table:table-cell>
          <table:table-cell office:value-type="float" office:value="0.5977041" calcext:value-type="float">
            <text:p>0.5977041</text:p>
          </table:table-cell>
          <table:table-cell office:value-type="float" office:value="0.2847734" calcext:value-type="float">
            <text:p>0.2847734</text:p>
          </table:table-cell>
          <table:table-cell office:value-type="float" office:value="0.04153889" calcext:value-type="float">
            <text:p>0.04153889</text:p>
          </table:table-cell>
          <table:table-cell office:value-type="float" office:value="0.02003651" calcext:value-type="float">
            <text:p>0.02003651</text:p>
          </table:table-cell>
          <table:table-cell office:value-type="float" office:value="0.02942255" calcext:value-type="float">
            <text:p>0.02942255</text:p>
          </table:table-cell>
          <table:table-cell office:value-type="float" office:value="0.02313833" calcext:value-type="float">
            <text:p>0.02313833</text:p>
          </table:table-cell>
          <table:table-cell office:value-type="float" office:value="0.02085734" calcext:value-type="float">
            <text:p>0.02085734</text:p>
          </table:table-cell>
          <table:table-cell office:value-type="float" office:value="0.02181853" calcext:value-type="float">
            <text:p>0.02181853</text:p>
          </table:table-cell>
          <table:table-cell office:value-type="float" office:value="0.03386884" calcext:value-type="float">
            <text:p>0.03386884</text:p>
          </table:table-cell>
          <table:table-cell office:value-type="float" office:value="0.005710775" calcext:value-type="float">
            <text:p>0.005710775</text:p>
          </table:table-cell>
          <table:table-cell office:value-type="float" office:value="0.004943602" calcext:value-type="float">
            <text:p>0.004943602</text:p>
          </table:table-cell>
          <table:table-cell office:value-type="float" office:value="0" calcext:value-type="float">
            <text:p>0</text:p>
          </table:table-cell>
          <table:table-cell office:value-type="float" office:value="15.53245" calcext:value-type="float">
            <text:p>15.53245</text:p>
          </table:table-cell>
          <table:table-cell office:value-type="float" office:value="29.68159" calcext:value-type="float">
            <text:p>29.68159</text:p>
          </table:table-cell>
          <table:table-cell office:value-type="float" office:value="43.17429" calcext:value-type="float">
            <text:p>43.17429</text:p>
          </table:table-cell>
          <table:table-cell office:value-type="float" office:value="50.66583" calcext:value-type="float">
            <text:p>50.66583</text:p>
          </table:table-cell>
          <table:table-cell office:value-type="float" office:value="50.51129" calcext:value-type="float">
            <text:p>50.51129</text:p>
          </table:table-cell>
          <table:table-cell office:value-type="float" office:value="22.44674" calcext:value-type="float">
            <text:p>22.44674</text:p>
          </table:table-cell>
          <table:table-cell office:value-type="float" office:value="13.88168" calcext:value-type="float">
            <text:p>13.88168</text:p>
          </table:table-cell>
          <table:table-cell office:value-type="float" office:value="5.72857" calcext:value-type="float">
            <text:p>5.72857</text:p>
          </table:table-cell>
          <table:table-cell office:value-type="float" office:value="1.586114" calcext:value-type="float">
            <text:p>1.586114</text:p>
          </table:table-cell>
          <table:table-cell office:value-type="float" office:value="0.5148721" calcext:value-type="float">
            <text:p>0.5148721</text:p>
          </table:table-cell>
          <table:table-cell office:value-type="float" office:value="0.263769" calcext:value-type="float">
            <text:p>0.263769</text:p>
          </table:table-cell>
          <table:table-cell office:value-type="float" office:value="0.4623079" calcext:value-type="float">
            <text:p>0.4623079</text:p>
          </table:table-cell>
          <table:table-cell office:value-type="float" office:value="0.3408233" calcext:value-type="float">
            <text:p>0.3408233</text:p>
          </table:table-cell>
          <table:table-cell office:value-type="float" office:value="0.3455448" calcext:value-type="float">
            <text:p>0.3455448</text:p>
          </table:table-cell>
          <table:table-cell office:value-type="float" office:value="0" calcext:value-type="float">
            <text:p>0</text:p>
          </table:table-cell>
          <table:table-cell office:value-type="float" office:value="2684.11" calcext:value-type="float">
            <text:p>268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2857" calcext:value-type="float">
            <text:p>6.442857</text:p>
          </table:table-cell>
          <table:table-cell office:value-type="float" office:value="0" calcext:value-type="float">
            <text:p>0</text:p>
          </table:table-cell>
          <table:table-cell office:value-type="float" office:value="-0.7895531" calcext:value-type="float">
            <text:p>-0.78955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26.23816" calcext:value-type="float">
            <text:p>26.23816</text:p>
          </table:table-cell>
          <table:table-cell office:value-type="float" office:value="1101.059" calcext:value-type="float">
            <text:p>1101.059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1254838" calcext:value-type="float">
            <text:p>-0.01254838</text:p>
          </table:table-cell>
          <table:table-cell office:value-type="float" office:value="0.9775182" calcext:value-type="float">
            <text:p>0.9775182</text:p>
          </table:table-cell>
          <table:table-cell office:value-type="float" office:value="16.29531" calcext:value-type="float">
            <text:p>16.29531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028046" calcext:value-type="float">
            <text:p>0.003028046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370648" calcext:value-type="float">
            <text:p>2.370648</text:p>
          </table:table-cell>
          <table:table-cell office:value-type="float" office:value="-0.1792248" calcext:value-type="float">
            <text:p>-0.1792248</text:p>
          </table:table-cell>
          <table:table-cell office:value-type="float" office:value="-0.04060809" calcext:value-type="float">
            <text:p>-0.04060809</text:p>
          </table:table-cell>
          <table:table-cell office:value-type="float" office:value="0.00000009593262" calcext:value-type="float">
            <text:p>9.593262E-08</text:p>
          </table:table-cell>
          <table:table-cell office:value-type="float" office:value="20.06393" calcext:value-type="float">
            <text:p>20.06393</text:p>
          </table:table-cell>
          <table:table-cell office:value-type="float" office:value="13.21825" calcext:value-type="float">
            <text:p>13.21825</text:p>
          </table:table-cell>
          <table:table-cell office:value-type="float" office:value="15.53733" calcext:value-type="float">
            <text:p>15.53733</text:p>
          </table:table-cell>
          <table:table-cell office:value-type="float" office:value="1.556627" calcext:value-type="float">
            <text:p>1.556627</text:p>
          </table:table-cell>
          <table:table-cell office:value-type="float" office:value="0.4173774" calcext:value-type="float">
            <text:p>0.4173774</text:p>
          </table:table-cell>
          <table:table-cell office:value-type="float" office:value="0.2027245" calcext:value-type="float">
            <text:p>0.2027245</text:p>
          </table:table-cell>
          <table:table-cell office:value-type="float" office:value="0.03323522" calcext:value-type="float">
            <text:p>0.03323522</text:p>
          </table:table-cell>
          <table:table-cell office:value-type="float" office:value="0.01775499" calcext:value-type="float">
            <text:p>0.01775499</text:p>
          </table:table-cell>
          <table:table-cell office:value-type="float" office:value="0.02907548" calcext:value-type="float">
            <text:p>0.02907548</text:p>
          </table:table-cell>
          <table:table-cell office:value-type="float" office:value="0.02300077" calcext:value-type="float">
            <text:p>0.02300077</text:p>
          </table:table-cell>
          <table:table-cell office:value-type="float" office:value="0.02075123" calcext:value-type="float">
            <text:p>0.02075123</text:p>
          </table:table-cell>
          <table:table-cell office:value-type="float" office:value="0.02173034" calcext:value-type="float">
            <text:p>0.02173034</text:p>
          </table:table-cell>
          <table:table-cell office:value-type="float" office:value="0.03366865" calcext:value-type="float">
            <text:p>0.03366865</text:p>
          </table:table-cell>
          <table:table-cell office:value-type="float" office:value="0.005724468" calcext:value-type="float">
            <text:p>0.005724468</text:p>
          </table:table-cell>
          <table:table-cell office:value-type="float" office:value="0.004942492" calcext:value-type="float">
            <text:p>0.004942492</text:p>
          </table:table-cell>
          <table:table-cell office:value-type="float" office:value="0" calcext:value-type="float">
            <text:p>0</text:p>
          </table:table-cell>
          <table:table-cell office:value-type="float" office:value="13.6759" calcext:value-type="float">
            <text:p>13.6759</text:p>
          </table:table-cell>
          <table:table-cell office:value-type="float" office:value="35.47147" calcext:value-type="float">
            <text:p>35.47147</text:p>
          </table:table-cell>
          <table:table-cell office:value-type="float" office:value="45.33718" calcext:value-type="float">
            <text:p>45.33718</text:p>
          </table:table-cell>
          <table:table-cell office:value-type="float" office:value="51.01315" calcext:value-type="float">
            <text:p>51.01315</text:p>
          </table:table-cell>
          <table:table-cell office:value-type="float" office:value="50.71322" calcext:value-type="float">
            <text:p>50.71322</text:p>
          </table:table-cell>
          <table:table-cell office:value-type="float" office:value="22.33538" calcext:value-type="float">
            <text:p>22.33538</text:p>
          </table:table-cell>
          <table:table-cell office:value-type="float" office:value="13.55987" calcext:value-type="float">
            <text:p>13.55987</text:p>
          </table:table-cell>
          <table:table-cell office:value-type="float" office:value="5.677465" calcext:value-type="float">
            <text:p>5.677465</text:p>
          </table:table-cell>
          <table:table-cell office:value-type="float" office:value="1.561574" calcext:value-type="float">
            <text:p>1.561574</text:p>
          </table:table-cell>
          <table:table-cell office:value-type="float" office:value="0.5112596" calcext:value-type="float">
            <text:p>0.5112596</text:p>
          </table:table-cell>
          <table:table-cell office:value-type="float" office:value="0.2649174" calcext:value-type="float">
            <text:p>0.2649174</text:p>
          </table:table-cell>
          <table:table-cell office:value-type="float" office:value="0.462943" calcext:value-type="float">
            <text:p>0.462943</text:p>
          </table:table-cell>
          <table:table-cell office:value-type="float" office:value="0.3415427" calcext:value-type="float">
            <text:p>0.3415427</text:p>
          </table:table-cell>
          <table:table-cell office:value-type="float" office:value="0.3455503" calcext:value-type="float">
            <text:p>0.3455503</text:p>
          </table:table-cell>
          <table:table-cell office:value-type="float" office:value="0" calcext:value-type="float">
            <text:p>0</text:p>
          </table:table-cell>
          <table:table-cell office:value-type="float" office:value="2845.051" calcext:value-type="float">
            <text:p>2845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94674" calcext:value-type="float">
            <text:p>6.594674</text:p>
          </table:table-cell>
          <table:table-cell office:value-type="float" office:value="0" calcext:value-type="float">
            <text:p>0</text:p>
          </table:table-cell>
          <table:table-cell office:value-type="float" office:value="-0.7903894" calcext:value-type="float">
            <text:p>-0.79038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26.04119" calcext:value-type="float">
            <text:p>26.04119</text:p>
          </table:table-cell>
          <table:table-cell office:value-type="float" office:value="1101.063" calcext:value-type="float">
            <text:p>1101.063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1732343" calcext:value-type="float">
            <text:p>-0.01732343</text:p>
          </table:table-cell>
          <table:table-cell office:value-type="float" office:value="0.9283437" calcext:value-type="float">
            <text:p>0.9283437</text:p>
          </table:table-cell>
          <table:table-cell office:value-type="float" office:value="16.66395" calcext:value-type="float">
            <text:p>16.66395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096581" calcext:value-type="float">
            <text:p>0.003096581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12544" calcext:value-type="float">
            <text:p>2.412544</text:p>
          </table:table-cell>
          <table:table-cell office:value-type="float" office:value="-0.1819858" calcext:value-type="float">
            <text:p>-0.1819858</text:p>
          </table:table-cell>
          <table:table-cell office:value-type="float" office:value="-0.04276281" calcext:value-type="float">
            <text:p>-0.04276281</text:p>
          </table:table-cell>
          <table:table-cell office:value-type="float" office:value="0.00000009594817" calcext:value-type="float">
            <text:p>9.594817E-08</text:p>
          </table:table-cell>
          <table:table-cell office:value-type="float" office:value="19.99994" calcext:value-type="float">
            <text:p>19.99994</text:p>
          </table:table-cell>
          <table:table-cell office:value-type="float" office:value="14.19049" calcext:value-type="float">
            <text:p>14.19049</text:p>
          </table:table-cell>
          <table:table-cell office:value-type="float" office:value="14.84307" calcext:value-type="float">
            <text:p>14.84307</text:p>
          </table:table-cell>
          <table:table-cell office:value-type="float" office:value="1.116186" calcext:value-type="float">
            <text:p>1.116186</text:p>
          </table:table-cell>
          <table:table-cell office:value-type="float" office:value="0.2975487" calcext:value-type="float">
            <text:p>0.2975487</text:p>
          </table:table-cell>
          <table:table-cell office:value-type="float" office:value="0.150038" calcext:value-type="float">
            <text:p>0.150038</text:p>
          </table:table-cell>
          <table:table-cell office:value-type="float" office:value="0.02699492" calcext:value-type="float">
            <text:p>0.02699492</text:p>
          </table:table-cell>
          <table:table-cell office:value-type="float" office:value="0.01619532" calcext:value-type="float">
            <text:p>0.01619532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.02287304" calcext:value-type="float">
            <text:p>0.02287304</text:p>
          </table:table-cell>
          <table:table-cell office:value-type="float" office:value="0.02065494" calcext:value-type="float">
            <text:p>0.02065494</text:p>
          </table:table-cell>
          <table:table-cell office:value-type="float" office:value="0.02164253" calcext:value-type="float">
            <text:p>0.02164253</text:p>
          </table:table-cell>
          <table:table-cell office:value-type="float" office:value="0.03347225" calcext:value-type="float">
            <text:p>0.03347225</text:p>
          </table:table-cell>
          <table:table-cell office:value-type="float" office:value="0.005731078" calcext:value-type="float">
            <text:p>0.005731078</text:p>
          </table:table-cell>
          <table:table-cell office:value-type="float" office:value="0.004941387" calcext:value-type="float">
            <text:p>0.004941387</text:p>
          </table:table-cell>
          <table:table-cell office:value-type="float" office:value="0" calcext:value-type="float">
            <text:p>0</text:p>
          </table:table-cell>
          <table:table-cell office:value-type="float" office:value="12.6092" calcext:value-type="float">
            <text:p>12.6092</text:p>
          </table:table-cell>
          <table:table-cell office:value-type="float" office:value="41.98691" calcext:value-type="float">
            <text:p>41.98691</text:p>
          </table:table-cell>
          <table:table-cell office:value-type="float" office:value="47.53276" calcext:value-type="float">
            <text:p>47.53276</text:p>
          </table:table-cell>
          <table:table-cell office:value-type="float" office:value="51.34176" calcext:value-type="float">
            <text:p>51.34176</text:p>
          </table:table-cell>
          <table:table-cell office:value-type="float" office:value="51.01789" calcext:value-type="float">
            <text:p>51.01789</text:p>
          </table:table-cell>
          <table:table-cell office:value-type="float" office:value="22.33257" calcext:value-type="float">
            <text:p>22.33257</text:p>
          </table:table-cell>
          <table:table-cell office:value-type="float" office:value="13.44582" calcext:value-type="float">
            <text:p>13.44582</text:p>
          </table:table-cell>
          <table:table-cell office:value-type="float" office:value="5.663389" calcext:value-type="float">
            <text:p>5.663389</text:p>
          </table:table-cell>
          <table:table-cell office:value-type="float" office:value="1.550124" calcext:value-type="float">
            <text:p>1.550124</text:p>
          </table:table-cell>
          <table:table-cell office:value-type="float" office:value="0.5087029" calcext:value-type="float">
            <text:p>0.5087029</text:p>
          </table:table-cell>
          <table:table-cell office:value-type="float" office:value="0.2653718" calcext:value-type="float">
            <text:p>0.2653718</text:p>
          </table:table-cell>
          <table:table-cell office:value-type="float" office:value="0.4638785" calcext:value-type="float">
            <text:p>0.4638785</text:p>
          </table:table-cell>
          <table:table-cell office:value-type="float" office:value="0.3417932" calcext:value-type="float">
            <text:p>0.3417932</text:p>
          </table:table-cell>
          <table:table-cell office:value-type="float" office:value="0.3455557" calcext:value-type="float">
            <text:p>0.3455557</text:p>
          </table:table-cell>
          <table:table-cell office:value-type="float" office:value="0" calcext:value-type="float">
            <text:p>0</text:p>
          </table:table-cell>
          <table:table-cell office:value-type="float" office:value="3046.761" calcext:value-type="float">
            <text:p>3046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1348" calcext:value-type="float">
            <text:p>6.781348</text:p>
          </table:table-cell>
          <table:table-cell office:value-type="float" office:value="0" calcext:value-type="float">
            <text:p>0</text:p>
          </table:table-cell>
          <table:table-cell office:value-type="float" office:value="-0.7919295" calcext:value-type="float">
            <text:p>-0.79192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25.84673" calcext:value-type="float">
            <text:p>25.84673</text:p>
          </table:table-cell>
          <table:table-cell office:value-type="float" office:value="1101.065" calcext:value-type="float">
            <text:p>1101.06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2558372" calcext:value-type="float">
            <text:p>-0.02558372</text:p>
          </table:table-cell>
          <table:table-cell office:value-type="float" office:value="0.8394956" calcext:value-type="float">
            <text:p>0.8394956</text:p>
          </table:table-cell>
          <table:table-cell office:value-type="float" office:value="17.04466" calcext:value-type="float">
            <text:p>17.0446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37677" calcext:value-type="float">
            <text:p>0.003137677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32307" calcext:value-type="float">
            <text:p>2.432307</text:p>
          </table:table-cell>
          <table:table-cell office:value-type="float" office:value="-0.1847233" calcext:value-type="float">
            <text:p>-0.1847233</text:p>
          </table:table-cell>
          <table:table-cell office:value-type="float" office:value="-0.04446584" calcext:value-type="float">
            <text:p>-0.04446584</text:p>
          </table:table-cell>
          <table:table-cell office:value-type="float" office:value="0.00000009596469" calcext:value-type="float">
            <text:p>9.596469E-08</text:p>
          </table:table-cell>
          <table:table-cell office:value-type="float" office:value="19.94816" calcext:value-type="float">
            <text:p>19.94816</text:p>
          </table:table-cell>
          <table:table-cell office:value-type="float" office:value="14.52745" calcext:value-type="float">
            <text:p>14.52745</text:p>
          </table:table-cell>
          <table:table-cell office:value-type="float" office:value="13.14774" calcext:value-type="float">
            <text:p>13.14774</text:p>
          </table:table-cell>
          <table:table-cell office:value-type="float" office:value="0.8099533" calcext:value-type="float">
            <text:p>0.8099533</text:p>
          </table:table-cell>
          <table:table-cell office:value-type="float" office:value="0.2158725" calcext:value-type="float">
            <text:p>0.2158725</text:p>
          </table:table-cell>
          <table:table-cell office:value-type="float" office:value="0.1144014" calcext:value-type="float">
            <text:p>0.1144014</text:p>
          </table:table-cell>
          <table:table-cell office:value-type="float" office:value="0.02297747" calcext:value-type="float">
            <text:p>0.02297747</text:p>
          </table:table-cell>
          <table:table-cell office:value-type="float" office:value="0.01523124" calcext:value-type="float">
            <text:p>0.01523124</text:p>
          </table:table-cell>
          <table:table-cell office:value-type="float" office:value="0.02839677" calcext:value-type="float">
            <text:p>0.02839677</text:p>
          </table:table-cell>
          <table:table-cell office:value-type="float" office:value="0.02274922" calcext:value-type="float">
            <text:p>0.02274922</text:p>
          </table:table-cell>
          <table:table-cell office:value-type="float" office:value="0.02056784" calcext:value-type="float">
            <text:p>0.02056784</text:p>
          </table:table-cell>
          <table:table-cell office:value-type="float" office:value="0.02155735" calcext:value-type="float">
            <text:p>0.02155735</text:p>
          </table:table-cell>
          <table:table-cell office:value-type="float" office:value="0.03327707" calcext:value-type="float">
            <text:p>0.03327707</text:p>
          </table:table-cell>
          <table:table-cell office:value-type="float" office:value="0.005735324" calcext:value-type="float">
            <text:p>0.005735324</text:p>
          </table:table-cell>
          <table:table-cell office:value-type="float" office:value="0.004940271" calcext:value-type="float">
            <text:p>0.004940271</text:p>
          </table:table-cell>
          <table:table-cell office:value-type="float" office:value="0" calcext:value-type="float">
            <text:p>0</text:p>
          </table:table-cell>
          <table:table-cell office:value-type="float" office:value="12.42004" calcext:value-type="float">
            <text:p>12.42004</text:p>
          </table:table-cell>
          <table:table-cell office:value-type="float" office:value="48.36845" calcext:value-type="float">
            <text:p>48.36845</text:p>
          </table:table-cell>
          <table:table-cell office:value-type="float" office:value="49.49039" calcext:value-type="float">
            <text:p>49.49039</text:p>
          </table:table-cell>
          <table:table-cell office:value-type="float" office:value="51.66959" calcext:value-type="float">
            <text:p>51.66959</text:p>
          </table:table-cell>
          <table:table-cell office:value-type="float" office:value="51.30246" calcext:value-type="float">
            <text:p>51.30246</text:p>
          </table:table-cell>
          <table:table-cell office:value-type="float" office:value="22.34308" calcext:value-type="float">
            <text:p>22.34308</text:p>
          </table:table-cell>
          <table:table-cell office:value-type="float" office:value="13.40599" calcext:value-type="float">
            <text:p>13.40599</text:p>
          </table:table-cell>
          <table:table-cell office:value-type="float" office:value="5.667835" calcext:value-type="float">
            <text:p>5.667835</text:p>
          </table:table-cell>
          <table:table-cell office:value-type="float" office:value="1.547116" calcext:value-type="float">
            <text:p>1.547116</text:p>
          </table:table-cell>
          <table:table-cell office:value-type="float" office:value="0.5078754" calcext:value-type="float">
            <text:p>0.5078754</text:p>
          </table:table-cell>
          <table:table-cell office:value-type="float" office:value="0.2656727" calcext:value-type="float">
            <text:p>0.2656727</text:p>
          </table:table-cell>
          <table:table-cell office:value-type="float" office:value="0.4649131" calcext:value-type="float">
            <text:p>0.4649131</text:p>
          </table:table-cell>
          <table:table-cell office:value-type="float" office:value="0.3419005" calcext:value-type="float">
            <text:p>0.3419005</text:p>
          </table:table-cell>
          <table:table-cell office:value-type="float" office:value="0.345561" calcext:value-type="float">
            <text:p>0.345561</text:p>
          </table:table-cell>
          <table:table-cell office:value-type="float" office:value="0" calcext:value-type="float">
            <text:p>0</text:p>
          </table:table-cell>
          <table:table-cell office:value-type="float" office:value="3227.311" calcext:value-type="float">
            <text:p>3227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67169" calcext:value-type="float">
            <text:p>6.967169</text:p>
          </table:table-cell>
          <table:table-cell office:value-type="float" office:value="0" calcext:value-type="float">
            <text:p>0</text:p>
          </table:table-cell>
          <table:table-cell office:value-type="float" office:value="-0.7933803" calcext:value-type="float">
            <text:p>-0.79338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25.61207" calcext:value-type="float">
            <text:p>25.61207</text:p>
          </table:table-cell>
          <table:table-cell office:value-type="float" office:value="1101.059" calcext:value-type="float">
            <text:p>1101.059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3909161" calcext:value-type="float">
            <text:p>-0.03909161</text:p>
          </table:table-cell>
          <table:table-cell office:value-type="float" office:value="0.7307689" calcext:value-type="float">
            <text:p>0.7307689</text:p>
          </table:table-cell>
          <table:table-cell office:value-type="float" office:value="17.45679" calcext:value-type="float">
            <text:p>17.4567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62469" calcext:value-type="float">
            <text:p>0.003162469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4163" calcext:value-type="float">
            <text:p>2.44163</text:p>
          </table:table-cell>
          <table:table-cell office:value-type="float" office:value="-0.1878776" calcext:value-type="float">
            <text:p>-0.1878776</text:p>
          </table:table-cell>
          <table:table-cell office:value-type="float" office:value="-0.04574689" calcext:value-type="float">
            <text:p>-0.04574689</text:p>
          </table:table-cell>
          <table:table-cell office:value-type="float" office:value="0.0000000959825" calcext:value-type="float">
            <text:p>9.59825E-08</text:p>
          </table:table-cell>
          <table:table-cell office:value-type="float" office:value="19.81821" calcext:value-type="float">
            <text:p>19.81821</text:p>
          </table:table-cell>
          <table:table-cell office:value-type="float" office:value="14.93034" calcext:value-type="float">
            <text:p>14.93034</text:p>
          </table:table-cell>
          <table:table-cell office:value-type="float" office:value="10.65079" calcext:value-type="float">
            <text:p>10.65079</text:p>
          </table:table-cell>
          <table:table-cell office:value-type="float" office:value="0.6178019" calcext:value-type="float">
            <text:p>0.6178019</text:p>
          </table:table-cell>
          <table:table-cell office:value-type="float" office:value="0.1637059" calcext:value-type="float">
            <text:p>0.1637059</text:p>
          </table:table-cell>
          <table:table-cell office:value-type="float" office:value="0.09282257" calcext:value-type="float">
            <text:p>0.09282257</text:p>
          </table:table-cell>
          <table:table-cell office:value-type="float" office:value="0.0203298" calcext:value-type="float">
            <text:p>0.0203298</text:p>
          </table:table-cell>
          <table:table-cell office:value-type="float" office:value="0.01463018" calcext:value-type="float">
            <text:p>0.01463018</text:p>
          </table:table-cell>
          <table:table-cell office:value-type="float" office:value="0.02808828" calcext:value-type="float">
            <text:p>0.02808828</text:p>
          </table:table-cell>
          <table:table-cell office:value-type="float" office:value="0.0226285" calcext:value-type="float">
            <text:p>0.0226285</text:p>
          </table:table-cell>
          <table:table-cell office:value-type="float" office:value="0.02048716" calcext:value-type="float">
            <text:p>0.02048716</text:p>
          </table:table-cell>
          <table:table-cell office:value-type="float" office:value="0.02147468" calcext:value-type="float">
            <text:p>0.02147468</text:p>
          </table:table-cell>
          <table:table-cell office:value-type="float" office:value="0.03308493" calcext:value-type="float">
            <text:p>0.03308493</text:p>
          </table:table-cell>
          <table:table-cell office:value-type="float" office:value="0.005737339" calcext:value-type="float">
            <text:p>0.005737339</text:p>
          </table:table-cell>
          <table:table-cell office:value-type="float" office:value="0.004939131" calcext:value-type="float">
            <text:p>0.004939131</text:p>
          </table:table-cell>
          <table:table-cell office:value-type="float" office:value="0" calcext:value-type="float">
            <text:p>0</text:p>
          </table:table-cell>
          <table:table-cell office:value-type="float" office:value="12.40337" calcext:value-type="float">
            <text:p>12.40337</text:p>
          </table:table-cell>
          <table:table-cell office:value-type="float" office:value="55.20564" calcext:value-type="float">
            <text:p>55.20564</text:p>
          </table:table-cell>
          <table:table-cell office:value-type="float" office:value="51.49768" calcext:value-type="float">
            <text:p>51.49768</text:p>
          </table:table-cell>
          <table:table-cell office:value-type="float" office:value="52.02699" calcext:value-type="float">
            <text:p>52.02699</text:p>
          </table:table-cell>
          <table:table-cell office:value-type="float" office:value="51.60292" calcext:value-type="float">
            <text:p>51.60292</text:p>
          </table:table-cell>
          <table:table-cell office:value-type="float" office:value="22.33636" calcext:value-type="float">
            <text:p>22.33636</text:p>
          </table:table-cell>
          <table:table-cell office:value-type="float" office:value="13.39633" calcext:value-type="float">
            <text:p>13.39633</text:p>
          </table:table-cell>
          <table:table-cell office:value-type="float" office:value="5.681132" calcext:value-type="float">
            <text:p>5.681132</text:p>
          </table:table-cell>
          <table:table-cell office:value-type="float" office:value="1.549069" calcext:value-type="float">
            <text:p>1.549069</text:p>
          </table:table-cell>
          <table:table-cell office:value-type="float" office:value="0.5084834" calcext:value-type="float">
            <text:p>0.5084834</text:p>
          </table:table-cell>
          <table:table-cell office:value-type="float" office:value="0.2660521" calcext:value-type="float">
            <text:p>0.2660521</text:p>
          </table:table-cell>
          <table:table-cell office:value-type="float" office:value="0.466142" calcext:value-type="float">
            <text:p>0.466142</text:p>
          </table:table-cell>
          <table:table-cell office:value-type="float" office:value="0.3418811" calcext:value-type="float">
            <text:p>0.3418811</text:p>
          </table:table-cell>
          <table:table-cell office:value-type="float" office:value="0.3455663" calcext:value-type="float">
            <text:p>0.3455663</text:p>
          </table:table-cell>
          <table:table-cell office:value-type="float" office:value="0" calcext:value-type="float">
            <text:p>0</text:p>
          </table:table-cell>
          <table:table-cell office:value-type="float" office:value="3742.711" calcext:value-type="float">
            <text:p>3742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00839" calcext:value-type="float">
            <text:p>7.200839</text:p>
          </table:table-cell>
          <table:table-cell office:value-type="float" office:value="0" calcext:value-type="float">
            <text:p>0</text:p>
          </table:table-cell>
          <table:table-cell office:value-type="float" office:value="-0.795698" calcext:value-type="float">
            <text:p>-0.7956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25.38636" calcext:value-type="float">
            <text:p>25.38636</text:p>
          </table:table-cell>
          <table:table-cell office:value-type="float" office:value="1101.052" calcext:value-type="float">
            <text:p>1101.05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6076139" calcext:value-type="float">
            <text:p>-0.06076139</text:p>
          </table:table-cell>
          <table:table-cell office:value-type="float" office:value="0.5836995" calcext:value-type="float">
            <text:p>0.5836995</text:p>
          </table:table-cell>
          <table:table-cell office:value-type="float" office:value="17.86323" calcext:value-type="float">
            <text:p>17.86323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77651" calcext:value-type="float">
            <text:p>0.003177651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46175" calcext:value-type="float">
            <text:p>2.446175</text:p>
          </table:table-cell>
          <table:table-cell office:value-type="float" office:value="-0.1906502" calcext:value-type="float">
            <text:p>-0.1906502</text:p>
          </table:table-cell>
          <table:table-cell office:value-type="float" office:value="-0.04662902" calcext:value-type="float">
            <text:p>-0.04662902</text:p>
          </table:table-cell>
          <table:table-cell office:value-type="float" office:value="0.00000009608356" calcext:value-type="float">
            <text:p>9.608356E-08</text:p>
          </table:table-cell>
          <table:table-cell office:value-type="float" office:value="19.7298" calcext:value-type="float">
            <text:p>19.7298</text:p>
          </table:table-cell>
          <table:table-cell office:value-type="float" office:value="14.84674" calcext:value-type="float">
            <text:p>14.84674</text:p>
          </table:table-cell>
          <table:table-cell office:value-type="float" office:value="7.286308" calcext:value-type="float">
            <text:p>7.286308</text:p>
          </table:table-cell>
          <table:table-cell office:value-type="float" office:value="0.481468" calcext:value-type="float">
            <text:p>0.481468</text:p>
          </table:table-cell>
          <table:table-cell office:value-type="float" office:value="0.1272322" calcext:value-type="float">
            <text:p>0.1272322</text:p>
          </table:table-cell>
          <table:table-cell office:value-type="float" office:value="0.07788107" calcext:value-type="float">
            <text:p>0.07788107</text:p>
          </table:table-cell>
          <table:table-cell office:value-type="float" office:value="0.01859001" calcext:value-type="float">
            <text:p>0.01859001</text:p>
          </table:table-cell>
          <table:table-cell office:value-type="float" office:value="0.0142301" calcext:value-type="float">
            <text:p>0.0142301</text:p>
          </table:table-cell>
          <table:table-cell office:value-type="float" office:value="0.02779679" calcext:value-type="float">
            <text:p>0.02779679</text:p>
          </table:table-cell>
          <table:table-cell office:value-type="float" office:value="0.02251003" calcext:value-type="float">
            <text:p>0.02251003</text:p>
          </table:table-cell>
          <table:table-cell office:value-type="float" office:value="0.02041036" calcext:value-type="float">
            <text:p>0.02041036</text:p>
          </table:table-cell>
          <table:table-cell office:value-type="float" office:value="0.02139444" calcext:value-type="float">
            <text:p>0.02139444</text:p>
          </table:table-cell>
          <table:table-cell office:value-type="float" office:value="0.03289556" calcext:value-type="float">
            <text:p>0.03289556</text:p>
          </table:table-cell>
          <table:table-cell office:value-type="float" office:value="0.005737546" calcext:value-type="float">
            <text:p>0.005737546</text:p>
          </table:table-cell>
          <table:table-cell office:value-type="float" office:value="0.004937996" calcext:value-type="float">
            <text:p>0.004937996</text:p>
          </table:table-cell>
          <table:table-cell office:value-type="float" office:value="0" calcext:value-type="float">
            <text:p>0</text:p>
          </table:table-cell>
          <table:table-cell office:value-type="float" office:value="12.89617" calcext:value-type="float">
            <text:p>12.89617</text:p>
          </table:table-cell>
          <table:table-cell office:value-type="float" office:value="61.83102" calcext:value-type="float">
            <text:p>61.83102</text:p>
          </table:table-cell>
          <table:table-cell office:value-type="float" office:value="53.44196" calcext:value-type="float">
            <text:p>53.44196</text:p>
          </table:table-cell>
          <table:table-cell office:value-type="float" office:value="52.40897" calcext:value-type="float">
            <text:p>52.40897</text:p>
          </table:table-cell>
          <table:table-cell office:value-type="float" office:value="51.91411" calcext:value-type="float">
            <text:p>51.91411</text:p>
          </table:table-cell>
          <table:table-cell office:value-type="float" office:value="22.28364" calcext:value-type="float">
            <text:p>22.28364</text:p>
          </table:table-cell>
          <table:table-cell office:value-type="float" office:value="13.40415" calcext:value-type="float">
            <text:p>13.40415</text:p>
          </table:table-cell>
          <table:table-cell office:value-type="float" office:value="5.699191" calcext:value-type="float">
            <text:p>5.699191</text:p>
          </table:table-cell>
          <table:table-cell office:value-type="float" office:value="1.553913" calcext:value-type="float">
            <text:p>1.553913</text:p>
          </table:table-cell>
          <table:table-cell office:value-type="float" office:value="0.5100406" calcext:value-type="float">
            <text:p>0.5100406</text:p>
          </table:table-cell>
          <table:table-cell office:value-type="float" office:value="0.2666257" calcext:value-type="float">
            <text:p>0.2666257</text:p>
          </table:table-cell>
          <table:table-cell office:value-type="float" office:value="0.4675515" calcext:value-type="float">
            <text:p>0.4675515</text:p>
          </table:table-cell>
          <table:table-cell office:value-type="float" office:value="0.3417657" calcext:value-type="float">
            <text:p>0.3417657</text:p>
          </table:table-cell>
          <table:table-cell office:value-type="float" office:value="0.3455716" calcext:value-type="float">
            <text:p>0.3455716</text:p>
          </table:table-cell>
          <table:table-cell office:value-type="float" office:value="0" calcext:value-type="float">
            <text:p>0</text:p>
          </table:table-cell>
          <table:table-cell office:value-type="float" office:value="4051.249" calcext:value-type="float">
            <text:p>4051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25778" calcext:value-type="float">
            <text:p>7.425778</text:p>
          </table:table-cell>
          <table:table-cell office:value-type="float" office:value="0" calcext:value-type="float">
            <text:p>0</text:p>
          </table:table-cell>
          <table:table-cell office:value-type="float" office:value="-0.7976167" calcext:value-type="float">
            <text:p>-0.79761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25.14797" calcext:value-type="float">
            <text:p>25.14797</text:p>
          </table:table-cell>
          <table:table-cell office:value-type="float" office:value="1101.038" calcext:value-type="float">
            <text:p>1101.038</text:p>
          </table:table-cell>
          <table:table-cell office:value-type="float" office:value="12.48" calcext:value-type="float">
            <text:p>12.48</text:p>
          </table:table-cell>
          <table:table-cell office:value-type="float" office:value="-0.09002645" calcext:value-type="float">
            <text:p>-0.09002645</text:p>
          </table:table-cell>
          <table:table-cell office:value-type="float" office:value="0.4617939" calcext:value-type="float">
            <text:p>0.4617939</text:p>
          </table:table-cell>
          <table:table-cell office:value-type="float" office:value="18.23149" calcext:value-type="float">
            <text:p>18.2314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872" calcext:value-type="float">
            <text:p>0.0031872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48497" calcext:value-type="float">
            <text:p>2.448497</text:p>
          </table:table-cell>
          <table:table-cell office:value-type="float" office:value="-0.1930162" calcext:value-type="float">
            <text:p>-0.1930162</text:p>
          </table:table-cell>
          <table:table-cell office:value-type="float" office:value="-0.04716899" calcext:value-type="float">
            <text:p>-0.04716899</text:p>
          </table:table-cell>
          <table:table-cell office:value-type="float" office:value="0.00000009618191" calcext:value-type="float">
            <text:p>9.618191E-08</text:p>
          </table:table-cell>
          <table:table-cell office:value-type="float" office:value="19.60761" calcext:value-type="float">
            <text:p>19.60761</text:p>
          </table:table-cell>
          <table:table-cell office:value-type="float" office:value="14.63114" calcext:value-type="float">
            <text:p>14.63114</text:p>
          </table:table-cell>
          <table:table-cell office:value-type="float" office:value="4.447467" calcext:value-type="float">
            <text:p>4.447467</text:p>
          </table:table-cell>
          <table:table-cell office:value-type="float" office:value="0.396369" calcext:value-type="float">
            <text:p>0.396369</text:p>
          </table:table-cell>
          <table:table-cell office:value-type="float" office:value="0.1039079" calcext:value-type="float">
            <text:p>0.1039079</text:p>
          </table:table-cell>
          <table:table-cell office:value-type="float" office:value="0.06894954" calcext:value-type="float">
            <text:p>0.06894954</text:p>
          </table:table-cell>
          <table:table-cell office:value-type="float" office:value="0.01754766" calcext:value-type="float">
            <text:p>0.01754766</text:p>
          </table:table-cell>
          <table:table-cell office:value-type="float" office:value="0.01398806" calcext:value-type="float">
            <text:p>0.01398806</text:p>
          </table:table-cell>
          <table:table-cell office:value-type="float" office:value="0.02753958" calcext:value-type="float">
            <text:p>0.02753958</text:p>
          </table:table-cell>
          <table:table-cell office:value-type="float" office:value="0.02239457" calcext:value-type="float">
            <text:p>0.02239457</text:p>
          </table:table-cell>
          <table:table-cell office:value-type="float" office:value="0.02033581" calcext:value-type="float">
            <text:p>0.02033581</text:p>
          </table:table-cell>
          <table:table-cell office:value-type="float" office:value="0.02131586" calcext:value-type="float">
            <text:p>0.02131586</text:p>
          </table:table-cell>
          <table:table-cell office:value-type="float" office:value="0.03270841" calcext:value-type="float">
            <text:p>0.03270841</text:p>
          </table:table-cell>
          <table:table-cell office:value-type="float" office:value="0.00573634" calcext:value-type="float">
            <text:p>0.00573634</text:p>
          </table:table-cell>
          <table:table-cell office:value-type="float" office:value="0.004936823" calcext:value-type="float">
            <text:p>0.004936823</text:p>
          </table:table-cell>
          <table:table-cell office:value-type="float" office:value="0" calcext:value-type="float">
            <text:p>0</text:p>
          </table:table-cell>
          <table:table-cell office:value-type="float" office:value="13.74749" calcext:value-type="float">
            <text:p>13.74749</text:p>
          </table:table-cell>
          <table:table-cell office:value-type="float" office:value="67.48915" calcext:value-type="float">
            <text:p>67.48915</text:p>
          </table:table-cell>
          <table:table-cell office:value-type="float" office:value="55.38356" calcext:value-type="float">
            <text:p>55.38356</text:p>
          </table:table-cell>
          <table:table-cell office:value-type="float" office:value="52.79076" calcext:value-type="float">
            <text:p>52.79076</text:p>
          </table:table-cell>
          <table:table-cell office:value-type="float" office:value="52.2179" calcext:value-type="float">
            <text:p>52.2179</text:p>
          </table:table-cell>
          <table:table-cell office:value-type="float" office:value="22.19419" calcext:value-type="float">
            <text:p>22.19419</text:p>
          </table:table-cell>
          <table:table-cell office:value-type="float" office:value="13.41692" calcext:value-type="float">
            <text:p>13.41692</text:p>
          </table:table-cell>
          <table:table-cell office:value-type="float" office:value="5.719958" calcext:value-type="float">
            <text:p>5.719958</text:p>
          </table:table-cell>
          <table:table-cell office:value-type="float" office:value="1.560472" calcext:value-type="float">
            <text:p>1.560472</text:p>
          </table:table-cell>
          <table:table-cell office:value-type="float" office:value="0.5122381" calcext:value-type="float">
            <text:p>0.5122381</text:p>
          </table:table-cell>
          <table:table-cell office:value-type="float" office:value="0.2673855" calcext:value-type="float">
            <text:p>0.2673855</text:p>
          </table:table-cell>
          <table:table-cell office:value-type="float" office:value="0.469118" calcext:value-type="float">
            <text:p>0.469118</text:p>
          </table:table-cell>
          <table:table-cell office:value-type="float" office:value="0.3415825" calcext:value-type="float">
            <text:p>0.3415825</text:p>
          </table:table-cell>
          <table:table-cell office:value-type="float" office:value="0.345577" calcext:value-type="float">
            <text:p>0.345577</text:p>
          </table:table-cell>
          <table:table-cell office:value-type="float" office:value="0" calcext:value-type="float">
            <text:p>0</text:p>
          </table:table-cell>
          <table:table-cell office:value-type="float" office:value="4490.236" calcext:value-type="float">
            <text:p>449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883" calcext:value-type="float">
            <text:p>7.669883</text:p>
          </table:table-cell>
          <table:table-cell office:value-type="float" office:value="0" calcext:value-type="float">
            <text:p>0</text:p>
          </table:table-cell>
          <table:table-cell office:value-type="float" office:value="-0.7992324" calcext:value-type="float">
            <text:p>-0.7992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24.92084" calcext:value-type="float">
            <text:p>24.92084</text:p>
          </table:table-cell>
          <table:table-cell office:value-type="float" office:value="1101.021" calcext:value-type="float">
            <text:p>1101.021</text:p>
          </table:table-cell>
          <table:table-cell office:value-type="float" office:value="12.48" calcext:value-type="float">
            <text:p>12.48</text:p>
          </table:table-cell>
          <table:table-cell office:value-type="float" office:value="-0.1204786" calcext:value-type="float">
            <text:p>-0.1204786</text:p>
          </table:table-cell>
          <table:table-cell office:value-type="float" office:value="0.3989582" calcext:value-type="float">
            <text:p>0.3989582</text:p>
          </table:table-cell>
          <table:table-cell office:value-type="float" office:value="18.516" calcext:value-type="float">
            <text:p>18.516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3339" calcext:value-type="float">
            <text:p>0.003193339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49777" calcext:value-type="float">
            <text:p>2.449777</text:p>
          </table:table-cell>
          <table:table-cell office:value-type="float" office:value="-0.1948984" calcext:value-type="float">
            <text:p>-0.1948984</text:p>
          </table:table-cell>
          <table:table-cell office:value-type="float" office:value="-0.04748682" calcext:value-type="float">
            <text:p>-0.04748682</text:p>
          </table:table-cell>
          <table:table-cell office:value-type="float" office:value="0.00000009623163" calcext:value-type="float">
            <text:p>9.623163E-08</text:p>
          </table:table-cell>
          <table:table-cell office:value-type="float" office:value="19.50818" calcext:value-type="float">
            <text:p>19.50818</text:p>
          </table:table-cell>
          <table:table-cell office:value-type="float" office:value="14.24061" calcext:value-type="float">
            <text:p>14.24061</text:p>
          </table:table-cell>
          <table:table-cell office:value-type="float" office:value="3.100064" calcext:value-type="float">
            <text:p>3.100064</text:p>
          </table:table-cell>
          <table:table-cell office:value-type="float" office:value="0.3266518" calcext:value-type="float">
            <text:p>0.3266518</text:p>
          </table:table-cell>
          <table:table-cell office:value-type="float" office:value="0.0863268" calcext:value-type="float">
            <text:p>0.0863268</text:p>
          </table:table-cell>
          <table:table-cell office:value-type="float" office:value="0.06180966" calcext:value-type="float">
            <text:p>0.06180966</text:p>
          </table:table-cell>
          <table:table-cell office:value-type="float" office:value="0.01699128" calcext:value-type="float">
            <text:p>0.01699128</text:p>
          </table:table-cell>
          <table:table-cell office:value-type="float" office:value="0.01382598" calcext:value-type="float">
            <text:p>0.01382598</text:p>
          </table:table-cell>
          <table:table-cell office:value-type="float" office:value="0.02731714" calcext:value-type="float">
            <text:p>0.02731714</text:p>
          </table:table-cell>
          <table:table-cell office:value-type="float" office:value="0.02228424" calcext:value-type="float">
            <text:p>0.02228424</text:p>
          </table:table-cell>
          <table:table-cell office:value-type="float" office:value="0.02026252" calcext:value-type="float">
            <text:p>0.02026252</text:p>
          </table:table-cell>
          <table:table-cell office:value-type="float" office:value="0.0212378" calcext:value-type="float">
            <text:p>0.0212378</text:p>
          </table:table-cell>
          <table:table-cell office:value-type="float" office:value="0.03252306" calcext:value-type="float">
            <text:p>0.03252306</text:p>
          </table:table-cell>
          <table:table-cell office:value-type="float" office:value="0.005734093" calcext:value-type="float">
            <text:p>0.005734093</text:p>
          </table:table-cell>
          <table:table-cell office:value-type="float" office:value="0.004935642" calcext:value-type="float">
            <text:p>0.004935642</text:p>
          </table:table-cell>
          <table:table-cell office:value-type="float" office:value="0" calcext:value-type="float">
            <text:p>0</text:p>
          </table:table-cell>
          <table:table-cell office:value-type="float" office:value="14.4449" calcext:value-type="float">
            <text:p>14.4449</text:p>
          </table:table-cell>
          <table:table-cell office:value-type="float" office:value="71.23684" calcext:value-type="float">
            <text:p>71.23684</text:p>
          </table:table-cell>
          <table:table-cell office:value-type="float" office:value="57.23816" calcext:value-type="float">
            <text:p>57.23816</text:p>
          </table:table-cell>
          <table:table-cell office:value-type="float" office:value="53.1417" calcext:value-type="float">
            <text:p>53.1417</text:p>
          </table:table-cell>
          <table:table-cell office:value-type="float" office:value="52.47695" calcext:value-type="float">
            <text:p>52.47695</text:p>
          </table:table-cell>
          <table:table-cell office:value-type="float" office:value="22.11049" calcext:value-type="float">
            <text:p>22.11049</text:p>
          </table:table-cell>
          <table:table-cell office:value-type="float" office:value="13.42823" calcext:value-type="float">
            <text:p>13.42823</text:p>
          </table:table-cell>
          <table:table-cell office:value-type="float" office:value="5.742956" calcext:value-type="float">
            <text:p>5.742956</text:p>
          </table:table-cell>
          <table:table-cell office:value-type="float" office:value="1.568099" calcext:value-type="float">
            <text:p>1.568099</text:p>
          </table:table-cell>
          <table:table-cell office:value-type="float" office:value="0.5148566" calcext:value-type="float">
            <text:p>0.5148566</text:p>
          </table:table-cell>
          <table:table-cell office:value-type="float" office:value="0.2682983" calcext:value-type="float">
            <text:p>0.2682983</text:p>
          </table:table-cell>
          <table:table-cell office:value-type="float" office:value="0.4708343" calcext:value-type="float">
            <text:p>0.4708343</text:p>
          </table:table-cell>
          <table:table-cell office:value-type="float" office:value="0.3413586" calcext:value-type="float">
            <text:p>0.3413586</text:p>
          </table:table-cell>
          <table:table-cell office:value-type="float" office:value="0.3455824" calcext:value-type="float">
            <text:p>0.3455824</text:p>
          </table:table-cell>
          <table:table-cell office:value-type="float" office:value="0" calcext:value-type="float">
            <text:p>0</text:p>
          </table:table-cell>
          <table:table-cell office:value-type="float" office:value="4828.342" calcext:value-type="float">
            <text:p>4828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05814" calcext:value-type="float">
            <text:p>7.905814</text:p>
          </table:table-cell>
          <table:table-cell office:value-type="float" office:value="0" calcext:value-type="float">
            <text:p>0</text:p>
          </table:table-cell>
          <table:table-cell office:value-type="float" office:value="-0.8003653" calcext:value-type="float">
            <text:p>-0.80036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24.71475" calcext:value-type="float">
            <text:p>24.71475</text:p>
          </table:table-cell>
          <table:table-cell office:value-type="float" office:value="1101.003" calcext:value-type="float">
            <text:p>1101.003</text:p>
          </table:table-cell>
          <table:table-cell office:value-type="float" office:value="12.48" calcext:value-type="float">
            <text:p>12.48</text:p>
          </table:table-cell>
          <table:table-cell office:value-type="float" office:value="-0.1549362" calcext:value-type="float">
            <text:p>-0.1549362</text:p>
          </table:table-cell>
          <table:table-cell office:value-type="float" office:value="0.3548248" calcext:value-type="float">
            <text:p>0.3548248</text:p>
          </table:table-cell>
          <table:table-cell office:value-type="float" office:value="18.74777" calcext:value-type="float">
            <text:p>18.7477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7324" calcext:value-type="float">
            <text:p>0.003197324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0466" calcext:value-type="float">
            <text:p>2.450466</text:p>
          </table:table-cell>
          <table:table-cell office:value-type="float" office:value="-0.1963602" calcext:value-type="float">
            <text:p>-0.1963602</text:p>
          </table:table-cell>
          <table:table-cell office:value-type="float" office:value="-0.04765873" calcext:value-type="float">
            <text:p>-0.04765873</text:p>
          </table:table-cell>
          <table:table-cell office:value-type="float" office:value="0.00000009632145" calcext:value-type="float">
            <text:p>9.632145E-08</text:p>
          </table:table-cell>
          <table:table-cell office:value-type="float" office:value="19.43472" calcext:value-type="float">
            <text:p>19.43472</text:p>
          </table:table-cell>
          <table:table-cell office:value-type="float" office:value="13.79783" calcext:value-type="float">
            <text:p>13.79783</text:p>
          </table:table-cell>
          <table:table-cell office:value-type="float" office:value="2.189058" calcext:value-type="float">
            <text:p>2.189058</text:p>
          </table:table-cell>
          <table:table-cell office:value-type="float" office:value="0.2814282" calcext:value-type="float">
            <text:p>0.2814282</text:p>
          </table:table-cell>
          <table:table-cell office:value-type="float" office:value="0.07393463" calcext:value-type="float">
            <text:p>0.07393463</text:p>
          </table:table-cell>
          <table:table-cell office:value-type="float" office:value="0.05667326" calcext:value-type="float">
            <text:p>0.05667326</text:p>
          </table:table-cell>
          <table:table-cell office:value-type="float" office:value="0.01652411" calcext:value-type="float">
            <text:p>0.01652411</text:p>
          </table:table-cell>
          <table:table-cell office:value-type="float" office:value="0.01375782" calcext:value-type="float">
            <text:p>0.01375782</text:p>
          </table:table-cell>
          <table:table-cell office:value-type="float" office:value="0.02714318" calcext:value-type="float">
            <text:p>0.02714318</text:p>
          </table:table-cell>
          <table:table-cell office:value-type="float" office:value="0.02218259" calcext:value-type="float">
            <text:p>0.02218259</text:p>
          </table:table-cell>
          <table:table-cell office:value-type="float" office:value="0.02019019" calcext:value-type="float">
            <text:p>0.02019019</text:p>
          </table:table-cell>
          <table:table-cell office:value-type="float" office:value="0.02115962" calcext:value-type="float">
            <text:p>0.02115962</text:p>
          </table:table-cell>
          <table:table-cell office:value-type="float" office:value="0.03233876" calcext:value-type="float">
            <text:p>0.03233876</text:p>
          </table:table-cell>
          <table:table-cell office:value-type="float" office:value="0.005731178" calcext:value-type="float">
            <text:p>0.005731178</text:p>
          </table:table-cell>
          <table:table-cell office:value-type="float" office:value="0.00493445" calcext:value-type="float">
            <text:p>0.00493445</text:p>
          </table:table-cell>
          <table:table-cell office:value-type="float" office:value="0" calcext:value-type="float">
            <text:p>0</text:p>
          </table:table-cell>
          <table:table-cell office:value-type="float" office:value="15.21647" calcext:value-type="float">
            <text:p>15.21647</text:p>
          </table:table-cell>
          <table:table-cell office:value-type="float" office:value="74.03918" calcext:value-type="float">
            <text:p>74.03918</text:p>
          </table:table-cell>
          <table:table-cell office:value-type="float" office:value="58.90591" calcext:value-type="float">
            <text:p>58.90591</text:p>
          </table:table-cell>
          <table:table-cell office:value-type="float" office:value="53.42593" calcext:value-type="float">
            <text:p>53.42593</text:p>
          </table:table-cell>
          <table:table-cell office:value-type="float" office:value="52.65996" calcext:value-type="float">
            <text:p>52.65996</text:p>
          </table:table-cell>
          <table:table-cell office:value-type="float" office:value="22.02077" calcext:value-type="float">
            <text:p>22.02077</text:p>
          </table:table-cell>
          <table:table-cell office:value-type="float" office:value="13.43493" calcext:value-type="float">
            <text:p>13.43493</text:p>
          </table:table-cell>
          <table:table-cell office:value-type="float" office:value="5.76674" calcext:value-type="float">
            <text:p>5.76674</text:p>
          </table:table-cell>
          <table:table-cell office:value-type="float" office:value="1.57656" calcext:value-type="float">
            <text:p>1.57656</text:p>
          </table:table-cell>
          <table:table-cell office:value-type="float" office:value="0.51777" calcext:value-type="float">
            <text:p>0.51777</text:p>
          </table:table-cell>
          <table:table-cell office:value-type="float" office:value="0.2693332" calcext:value-type="float">
            <text:p>0.2693332</text:p>
          </table:table-cell>
          <table:table-cell office:value-type="float" office:value="0.4726727" calcext:value-type="float">
            <text:p>0.4726727</text:p>
          </table:table-cell>
          <table:table-cell office:value-type="float" office:value="0.3411191" calcext:value-type="float">
            <text:p>0.3411191</text:p>
          </table:table-cell>
          <table:table-cell office:value-type="float" office:value="0.3455878" calcext:value-type="float">
            <text:p>0.3455878</text:p>
          </table:table-cell>
          <table:table-cell office:value-type="float" office:value="0" calcext:value-type="float">
            <text:p>0</text:p>
          </table:table-cell>
          <table:table-cell office:value-type="float" office:value="5076.2" calcext:value-type="float">
            <text:p>50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0409" calcext:value-type="float">
            <text:p>8.120409</text:p>
          </table:table-cell>
          <table:table-cell office:value-type="float" office:value="0" calcext:value-type="float">
            <text:p>0</text:p>
          </table:table-cell>
          <table:table-cell office:value-type="float" office:value="-0.8011513" calcext:value-type="float">
            <text:p>-0.80115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24.48726" calcext:value-type="float">
            <text:p>24.48726</text:p>
          </table:table-cell>
          <table:table-cell office:value-type="float" office:value="1100.982" calcext:value-type="float">
            <text:p>1100.98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1995693" calcext:value-type="float">
            <text:p>-0.1995693</text:p>
          </table:table-cell>
          <table:table-cell office:value-type="float" office:value="0.3255329" calcext:value-type="float">
            <text:p>0.3255329</text:p>
          </table:table-cell>
          <table:table-cell office:value-type="float" office:value="18.97457" calcext:value-type="float">
            <text:p>18.9745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8457" calcext:value-type="float">
            <text:p>0.003198457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0717" calcext:value-type="float">
            <text:p>2.450717</text:p>
          </table:table-cell>
          <table:table-cell office:value-type="float" office:value="-0.1977111" calcext:value-type="float">
            <text:p>-0.1977111</text:p>
          </table:table-cell>
          <table:table-cell office:value-type="float" office:value="-0.04776177" calcext:value-type="float">
            <text:p>-0.04776177</text:p>
          </table:table-cell>
          <table:table-cell office:value-type="float" office:value="0.00000009641693" calcext:value-type="float">
            <text:p>9.641693E-08</text:p>
          </table:table-cell>
          <table:table-cell office:value-type="float" office:value="19.32265" calcext:value-type="float">
            <text:p>19.32265</text:p>
          </table:table-cell>
          <table:table-cell office:value-type="float" office:value="13.36597" calcext:value-type="float">
            <text:p>13.36597</text:p>
          </table:table-cell>
          <table:table-cell office:value-type="float" office:value="1.576106" calcext:value-type="float">
            <text:p>1.576106</text:p>
          </table:table-cell>
          <table:table-cell office:value-type="float" office:value="0.2574975" calcext:value-type="float">
            <text:p>0.2574975</text:p>
          </table:table-cell>
          <table:table-cell office:value-type="float" office:value="0.06728743" calcext:value-type="float">
            <text:p>0.06728743</text:p>
          </table:table-cell>
          <table:table-cell office:value-type="float" office:value="0.05534503" calcext:value-type="float">
            <text:p>0.05534503</text:p>
          </table:table-cell>
          <table:table-cell office:value-type="float" office:value="0.01633057" calcext:value-type="float">
            <text:p>0.01633057</text:p>
          </table:table-cell>
          <table:table-cell office:value-type="float" office:value="0.01362471" calcext:value-type="float">
            <text:p>0.01362471</text:p>
          </table:table-cell>
          <table:table-cell office:value-type="float" office:value="0.02700951" calcext:value-type="float">
            <text:p>0.02700951</text:p>
          </table:table-cell>
          <table:table-cell office:value-type="float" office:value="0.02209358" calcext:value-type="float">
            <text:p>0.02209358</text:p>
          </table:table-cell>
          <table:table-cell office:value-type="float" office:value="0.02012037" calcext:value-type="float">
            <text:p>0.02012037</text:p>
          </table:table-cell>
          <table:table-cell office:value-type="float" office:value="0.02108243" calcext:value-type="float">
            <text:p>0.02108243</text:p>
          </table:table-cell>
          <table:table-cell office:value-type="float" office:value="0.03215631" calcext:value-type="float">
            <text:p>0.03215631</text:p>
          </table:table-cell>
          <table:table-cell office:value-type="float" office:value="0.00572807" calcext:value-type="float">
            <text:p>0.00572807</text:p>
          </table:table-cell>
          <table:table-cell office:value-type="float" office:value="0.004933226" calcext:value-type="float">
            <text:p>0.004933226</text:p>
          </table:table-cell>
          <table:table-cell office:value-type="float" office:value="0" calcext:value-type="float">
            <text:p>0</text:p>
          </table:table-cell>
          <table:table-cell office:value-type="float" office:value="16.00849" calcext:value-type="float">
            <text:p>16.00849</text:p>
          </table:table-cell>
          <table:table-cell office:value-type="float" office:value="76.72533" calcext:value-type="float">
            <text:p>76.72533</text:p>
          </table:table-cell>
          <table:table-cell office:value-type="float" office:value="60.70168" calcext:value-type="float">
            <text:p>60.70168</text:p>
          </table:table-cell>
          <table:table-cell office:value-type="float" office:value="53.70465" calcext:value-type="float">
            <text:p>53.70465</text:p>
          </table:table-cell>
          <table:table-cell office:value-type="float" office:value="52.79246" calcext:value-type="float">
            <text:p>52.79246</text:p>
          </table:table-cell>
          <table:table-cell office:value-type="float" office:value="21.89702" calcext:value-type="float">
            <text:p>21.89702</text:p>
          </table:table-cell>
          <table:table-cell office:value-type="float" office:value="13.42941" calcext:value-type="float">
            <text:p>13.42941</text:p>
          </table:table-cell>
          <table:table-cell office:value-type="float" office:value="5.790735" calcext:value-type="float">
            <text:p>5.790735</text:p>
          </table:table-cell>
          <table:table-cell office:value-type="float" office:value="1.585593" calcext:value-type="float">
            <text:p>1.585593</text:p>
          </table:table-cell>
          <table:table-cell office:value-type="float" office:value="0.5210339" calcext:value-type="float">
            <text:p>0.5210339</text:p>
          </table:table-cell>
          <table:table-cell office:value-type="float" office:value="0.2705623" calcext:value-type="float">
            <text:p>0.2705623</text:p>
          </table:table-cell>
          <table:table-cell office:value-type="float" office:value="0.4747157" calcext:value-type="float">
            <text:p>0.4747157</text:p>
          </table:table-cell>
          <table:table-cell office:value-type="float" office:value="0.3408932" calcext:value-type="float">
            <text:p>0.3408932</text:p>
          </table:table-cell>
          <table:table-cell office:value-type="float" office:value="0.345593" calcext:value-type="float">
            <text:p>0.345593</text:p>
          </table:table-cell>
          <table:table-cell office:value-type="float" office:value="0" calcext:value-type="float">
            <text:p>0</text:p>
          </table:table-cell>
          <table:table-cell office:value-type="float" office:value="5480.144" calcext:value-type="float">
            <text:p>5480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59389" calcext:value-type="float">
            <text:p>8.359389</text:p>
          </table:table-cell>
          <table:table-cell office:value-type="float" office:value="0" calcext:value-type="float">
            <text:p>0</text:p>
          </table:table-cell>
          <table:table-cell office:value-type="float" office:value="-0.8018565" calcext:value-type="float">
            <text:p>-0.80185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24.33413" calcext:value-type="float">
            <text:p>24.33413</text:p>
          </table:table-cell>
          <table:table-cell office:value-type="float" office:value="1100.97" calcext:value-type="float">
            <text:p>1100.97</text:p>
          </table:table-cell>
          <table:table-cell office:value-type="float" office:value="12.48" calcext:value-type="float">
            <text:p>12.48</text:p>
          </table:table-cell>
          <table:table-cell office:value-type="float" office:value="-0.2508977" calcext:value-type="float">
            <text:p>-0.2508977</text:p>
          </table:table-cell>
          <table:table-cell office:value-type="float" office:value="0.269504" calcext:value-type="float">
            <text:p>0.269504</text:p>
          </table:table-cell>
          <table:table-cell office:value-type="float" office:value="19.1405" calcext:value-type="float">
            <text:p>19.1405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8854" calcext:value-type="float">
            <text:p>0.003198854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0859" calcext:value-type="float">
            <text:p>2.450859</text:p>
          </table:table-cell>
          <table:table-cell office:value-type="float" office:value="-0.198399" calcext:value-type="float">
            <text:p>-0.198399</text:p>
          </table:table-cell>
          <table:table-cell office:value-type="float" office:value="-0.04830478" calcext:value-type="float">
            <text:p>-0.04830478</text:p>
          </table:table-cell>
          <table:table-cell office:value-type="float" office:value="0.00000009699784" calcext:value-type="float">
            <text:p>9.699784E-08</text:p>
          </table:table-cell>
          <table:table-cell office:value-type="float" office:value="19.29674" calcext:value-type="float">
            <text:p>19.29674</text:p>
          </table:table-cell>
          <table:table-cell office:value-type="float" office:value="10.34986" calcext:value-type="float">
            <text:p>10.34986</text:p>
          </table:table-cell>
          <table:table-cell office:value-type="float" office:value="1.070698" calcext:value-type="float">
            <text:p>1.070698</text:p>
          </table:table-cell>
          <table:table-cell office:value-type="float" office:value="0.1897841" calcext:value-type="float">
            <text:p>0.1897841</text:p>
          </table:table-cell>
          <table:table-cell office:value-type="float" office:value="0.0514344" calcext:value-type="float">
            <text:p>0.0514344</text:p>
          </table:table-cell>
          <table:table-cell office:value-type="float" office:value="0.04597643" calcext:value-type="float">
            <text:p>0.04597643</text:p>
          </table:table-cell>
          <table:table-cell office:value-type="float" office:value="0.01583244" calcext:value-type="float">
            <text:p>0.01583244</text:p>
          </table:table-cell>
          <table:table-cell office:value-type="float" office:value="0.01342475" calcext:value-type="float">
            <text:p>0.01342475</text:p>
          </table:table-cell>
          <table:table-cell office:value-type="float" office:value="0.02690755" calcext:value-type="float">
            <text:p>0.02690755</text:p>
          </table:table-cell>
          <table:table-cell office:value-type="float" office:value="0.02201599" calcext:value-type="float">
            <text:p>0.02201599</text:p>
          </table:table-cell>
          <table:table-cell office:value-type="float" office:value="0.02005262" calcext:value-type="float">
            <text:p>0.02005262</text:p>
          </table:table-cell>
          <table:table-cell office:value-type="float" office:value="0.02100452" calcext:value-type="float">
            <text:p>0.02100452</text:p>
          </table:table-cell>
          <table:table-cell office:value-type="float" office:value="0.03197445" calcext:value-type="float">
            <text:p>0.03197445</text:p>
          </table:table-cell>
          <table:table-cell office:value-type="float" office:value="0.005725216" calcext:value-type="float">
            <text:p>0.005725216</text:p>
          </table:table-cell>
          <table:table-cell office:value-type="float" office:value="0.004931981" calcext:value-type="float">
            <text:p>0.004931981</text:p>
          </table:table-cell>
          <table:table-cell office:value-type="float" office:value="0" calcext:value-type="float">
            <text:p>0</text:p>
          </table:table-cell>
          <table:table-cell office:value-type="float" office:value="24.79716" calcext:value-type="float">
            <text:p>24.79716</text:p>
          </table:table-cell>
          <table:table-cell office:value-type="float" office:value="70.48021" calcext:value-type="float">
            <text:p>70.48021</text:p>
          </table:table-cell>
          <table:table-cell office:value-type="float" office:value="65.61408" calcext:value-type="float">
            <text:p>65.61408</text:p>
          </table:table-cell>
          <table:table-cell office:value-type="float" office:value="55.09793" calcext:value-type="float">
            <text:p>55.09793</text:p>
          </table:table-cell>
          <table:table-cell office:value-type="float" office:value="53.18716" calcext:value-type="float">
            <text:p>53.18716</text:p>
          </table:table-cell>
          <table:table-cell office:value-type="float" office:value="21.76844" calcext:value-type="float">
            <text:p>21.76844</text:p>
          </table:table-cell>
          <table:table-cell office:value-type="float" office:value="13.40051" calcext:value-type="float">
            <text:p>13.40051</text:p>
          </table:table-cell>
          <table:table-cell office:value-type="float" office:value="5.81505" calcext:value-type="float">
            <text:p>5.81505</text:p>
          </table:table-cell>
          <table:table-cell office:value-type="float" office:value="1.594891" calcext:value-type="float">
            <text:p>1.594891</text:p>
          </table:table-cell>
          <table:table-cell office:value-type="float" office:value="0.5244358" calcext:value-type="float">
            <text:p>0.5244358</text:p>
          </table:table-cell>
          <table:table-cell office:value-type="float" office:value="0.2718533" calcext:value-type="float">
            <text:p>0.2718533</text:p>
          </table:table-cell>
          <table:table-cell office:value-type="float" office:value="0.4768672" calcext:value-type="float">
            <text:p>0.4768672</text:p>
          </table:table-cell>
          <table:table-cell office:value-type="float" office:value="0.3407156" calcext:value-type="float">
            <text:p>0.3407156</text:p>
          </table:table-cell>
          <table:table-cell office:value-type="float" office:value="0.3455984" calcext:value-type="float">
            <text:p>0.3455984</text:p>
          </table:table-cell>
          <table:table-cell office:value-type="float" office:value="0" calcext:value-type="float">
            <text:p>0</text:p>
          </table:table-cell>
          <table:table-cell office:value-type="float" office:value="5574.957" calcext:value-type="float">
            <text:p>5574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4911" calcext:value-type="float">
            <text:p>8.514911</text:p>
          </table:table-cell>
          <table:table-cell office:value-type="float" office:value="0" calcext:value-type="float">
            <text:p>0</text:p>
          </table:table-cell>
          <table:table-cell office:value-type="float" office:value="-0.802036" calcext:value-type="float">
            <text:p>-0.8020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24.19535" calcext:value-type="float">
            <text:p>24.19535</text:p>
          </table:table-cell>
          <table:table-cell office:value-type="float" office:value="1100.959" calcext:value-type="float">
            <text:p>1100.959</text:p>
          </table:table-cell>
          <table:table-cell office:value-type="float" office:value="12.48" calcext:value-type="float">
            <text:p>12.48</text:p>
          </table:table-cell>
          <table:table-cell office:value-type="float" office:value="-0.3060837" calcext:value-type="float">
            <text:p>-0.3060837</text:p>
          </table:table-cell>
          <table:table-cell office:value-type="float" office:value="0.2420145" calcext:value-type="float">
            <text:p>0.2420145</text:p>
          </table:table-cell>
          <table:table-cell office:value-type="float" office:value="19.25569" calcext:value-type="float">
            <text:p>19.25569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9208" calcext:value-type="float">
            <text:p>0.003199208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0974" calcext:value-type="float">
            <text:p>2.450974</text:p>
          </table:table-cell>
          <table:table-cell office:value-type="float" office:value="-0.1988955" calcext:value-type="float">
            <text:p>-0.1988955</text:p>
          </table:table-cell>
          <table:table-cell office:value-type="float" office:value="-0.04886676" calcext:value-type="float">
            <text:p>-0.04886676</text:p>
          </table:table-cell>
          <table:table-cell office:value-type="float" office:value="0.00000009712377" calcext:value-type="float">
            <text:p>9.712377E-08</text:p>
          </table:table-cell>
          <table:table-cell office:value-type="float" office:value="19.25547" calcext:value-type="float">
            <text:p>19.25547</text:p>
          </table:table-cell>
          <table:table-cell office:value-type="float" office:value="9.069748" calcext:value-type="float">
            <text:p>9.069748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1666415" calcext:value-type="float">
            <text:p>0.1666415</text:p>
          </table:table-cell>
          <table:table-cell office:value-type="float" office:value="0.04524056" calcext:value-type="float">
            <text:p>0.04524056</text:p>
          </table:table-cell>
          <table:table-cell office:value-type="float" office:value="0.04196915" calcext:value-type="float">
            <text:p>0.04196915</text:p>
          </table:table-cell>
          <table:table-cell office:value-type="float" office:value="0.01564707" calcext:value-type="float">
            <text:p>0.01564707</text:p>
          </table:table-cell>
          <table:table-cell office:value-type="float" office:value="0.01336439" calcext:value-type="float">
            <text:p>0.01336439</text:p>
          </table:table-cell>
          <table:table-cell office:value-type="float" office:value="0.02688898" calcext:value-type="float">
            <text:p>0.02688898</text:p>
          </table:table-cell>
          <table:table-cell office:value-type="float" office:value="0.0219586" calcext:value-type="float">
            <text:p>0.0219586</text:p>
          </table:table-cell>
          <table:table-cell office:value-type="float" office:value="0.01998791" calcext:value-type="float">
            <text:p>0.01998791</text:p>
          </table:table-cell>
          <table:table-cell office:value-type="float" office:value="0.02092576" calcext:value-type="float">
            <text:p>0.02092576</text:p>
          </table:table-cell>
          <table:table-cell office:value-type="float" office:value="0.03179206" calcext:value-type="float">
            <text:p>0.03179206</text:p>
          </table:table-cell>
          <table:table-cell office:value-type="float" office:value="0.005722616" calcext:value-type="float">
            <text:p>0.005722616</text:p>
          </table:table-cell>
          <table:table-cell office:value-type="float" office:value="0.004930704" calcext:value-type="float">
            <text:p>0.004930704</text:p>
          </table:table-cell>
          <table:table-cell office:value-type="float" office:value="0" calcext:value-type="float">
            <text:p>0</text:p>
          </table:table-cell>
          <table:table-cell office:value-type="float" office:value="29.63625" calcext:value-type="float">
            <text:p>29.63625</text:p>
          </table:table-cell>
          <table:table-cell office:value-type="float" office:value="70.06458" calcext:value-type="float">
            <text:p>70.06458</text:p>
          </table:table-cell>
          <table:table-cell office:value-type="float" office:value="65.42054" calcext:value-type="float">
            <text:p>65.42054</text:p>
          </table:table-cell>
          <table:table-cell office:value-type="float" office:value="56.0134" calcext:value-type="float">
            <text:p>56.0134</text:p>
          </table:table-cell>
          <table:table-cell office:value-type="float" office:value="54.06611" calcext:value-type="float">
            <text:p>54.06611</text:p>
          </table:table-cell>
          <table:table-cell office:value-type="float" office:value="21.79851" calcext:value-type="float">
            <text:p>21.79851</text:p>
          </table:table-cell>
          <table:table-cell office:value-type="float" office:value="13.36541" calcext:value-type="float">
            <text:p>13.36541</text:p>
          </table:table-cell>
          <table:table-cell office:value-type="float" office:value="5.838054" calcext:value-type="float">
            <text:p>5.838054</text:p>
          </table:table-cell>
          <table:table-cell office:value-type="float" office:value="1.604298" calcext:value-type="float">
            <text:p>1.604298</text:p>
          </table:table-cell>
          <table:table-cell office:value-type="float" office:value="0.527929" calcext:value-type="float">
            <text:p>0.527929</text:p>
          </table:table-cell>
          <table:table-cell office:value-type="float" office:value="0.2731766" calcext:value-type="float">
            <text:p>0.2731766</text:p>
          </table:table-cell>
          <table:table-cell office:value-type="float" office:value="0.4790368" calcext:value-type="float">
            <text:p>0.4790368</text:p>
          </table:table-cell>
          <table:table-cell office:value-type="float" office:value="0.3405808" calcext:value-type="float">
            <text:p>0.3405808</text:p>
          </table:table-cell>
          <table:table-cell office:value-type="float" office:value="0.3456037" calcext:value-type="float">
            <text:p>0.3456037</text:p>
          </table:table-cell>
          <table:table-cell office:value-type="float" office:value="0" calcext:value-type="float">
            <text:p>0</text:p>
          </table:table-cell>
          <table:table-cell office:value-type="float" office:value="5685.758" calcext:value-type="float">
            <text:p>5685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6184" calcext:value-type="float">
            <text:p>8.656184</text:p>
          </table:table-cell>
          <table:table-cell office:value-type="float" office:value="0" calcext:value-type="float">
            <text:p>0</text:p>
          </table:table-cell>
          <table:table-cell office:value-type="float" office:value="-0.8021749" calcext:value-type="float">
            <text:p>-0.80217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24.04302" calcext:value-type="float">
            <text:p>24.04302</text:p>
          </table:table-cell>
          <table:table-cell office:value-type="float" office:value="1100.945" calcext:value-type="float">
            <text:p>1100.945</text:p>
          </table:table-cell>
          <table:table-cell office:value-type="float" office:value="12.48" calcext:value-type="float">
            <text:p>12.48</text:p>
          </table:table-cell>
          <table:table-cell office:value-type="float" office:value="-0.3744427" calcext:value-type="float">
            <text:p>-0.3744427</text:p>
          </table:table-cell>
          <table:table-cell office:value-type="float" office:value="0.2318929" calcext:value-type="float">
            <text:p>0.2318929</text:p>
          </table:table-cell>
          <table:table-cell office:value-type="float" office:value="19.35668" calcext:value-type="float">
            <text:p>19.35668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9522" calcext:value-type="float">
            <text:p>0.003199522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088" calcext:value-type="float">
            <text:p>2.451088</text:p>
          </table:table-cell>
          <table:table-cell office:value-type="float" office:value="-0.1991905" calcext:value-type="float">
            <text:p>-0.1991905</text:p>
          </table:table-cell>
          <table:table-cell office:value-type="float" office:value="-0.04887747" calcext:value-type="float">
            <text:p>-0.04887747</text:p>
          </table:table-cell>
          <table:table-cell office:value-type="float" office:value="0.00000009726462" calcext:value-type="float">
            <text:p>9.726462E-08</text:p>
          </table:table-cell>
          <table:table-cell office:value-type="float" office:value="19.20189" calcext:value-type="float">
            <text:p>19.20189</text:p>
          </table:table-cell>
          <table:table-cell office:value-type="float" office:value="8.951468" calcext:value-type="float">
            <text:p>8.951468</text:p>
          </table:table-cell>
          <table:table-cell office:value-type="float" office:value="0.5611776" calcext:value-type="float">
            <text:p>0.5611776</text:p>
          </table:table-cell>
          <table:table-cell office:value-type="float" office:value="0.1581804" calcext:value-type="float">
            <text:p>0.1581804</text:p>
          </table:table-cell>
          <table:table-cell office:value-type="float" office:value="0.04280309" calcext:value-type="float">
            <text:p>0.04280309</text:p>
          </table:table-cell>
          <table:table-cell office:value-type="float" office:value="0.04073956" calcext:value-type="float">
            <text:p>0.04073956</text:p>
          </table:table-cell>
          <table:table-cell office:value-type="float" office:value="0.01538537" calcext:value-type="float">
            <text:p>0.01538537</text:p>
          </table:table-cell>
          <table:table-cell office:value-type="float" office:value="0.01322864" calcext:value-type="float">
            <text:p>0.01322864</text:p>
          </table:table-cell>
          <table:table-cell office:value-type="float" office:value="0.02690476" calcext:value-type="float">
            <text:p>0.02690476</text:p>
          </table:table-cell>
          <table:table-cell office:value-type="float" office:value="0.02192577" calcext:value-type="float">
            <text:p>0.02192577</text:p>
          </table:table-cell>
          <table:table-cell office:value-type="float" office:value="0.01992866" calcext:value-type="float">
            <text:p>0.01992866</text:p>
          </table:table-cell>
          <table:table-cell office:value-type="float" office:value="0.02084663" calcext:value-type="float">
            <text:p>0.02084663</text:p>
          </table:table-cell>
          <table:table-cell office:value-type="float" office:value="0.03160949" calcext:value-type="float">
            <text:p>0.03160949</text:p>
          </table:table-cell>
          <table:table-cell office:value-type="float" office:value="0.005720148" calcext:value-type="float">
            <text:p>0.005720148</text:p>
          </table:table-cell>
          <table:table-cell office:value-type="float" office:value="0.004929411" calcext:value-type="float">
            <text:p>0.004929411</text:p>
          </table:table-cell>
          <table:table-cell office:value-type="float" office:value="0" calcext:value-type="float">
            <text:p>0</text:p>
          </table:table-cell>
          <table:table-cell office:value-type="float" office:value="26.259" calcext:value-type="float">
            <text:p>26.259</text:p>
          </table:table-cell>
          <table:table-cell office:value-type="float" office:value="72.13033" calcext:value-type="float">
            <text:p>72.13033</text:p>
          </table:table-cell>
          <table:table-cell office:value-type="float" office:value="66.12043" calcext:value-type="float">
            <text:p>66.12043</text:p>
          </table:table-cell>
          <table:table-cell office:value-type="float" office:value="56.09539" calcext:value-type="float">
            <text:p>56.09539</text:p>
          </table:table-cell>
          <table:table-cell office:value-type="float" office:value="54.14608" calcext:value-type="float">
            <text:p>54.14608</text:p>
          </table:table-cell>
          <table:table-cell office:value-type="float" office:value="21.74671" calcext:value-type="float">
            <text:p>21.74671</text:p>
          </table:table-cell>
          <table:table-cell office:value-type="float" office:value="13.33806" calcext:value-type="float">
            <text:p>13.33806</text:p>
          </table:table-cell>
          <table:table-cell office:value-type="float" office:value="5.860785" calcext:value-type="float">
            <text:p>5.860785</text:p>
          </table:table-cell>
          <table:table-cell office:value-type="float" office:value="1.613601" calcext:value-type="float">
            <text:p>1.613601</text:p>
          </table:table-cell>
          <table:table-cell office:value-type="float" office:value="0.5314871" calcext:value-type="float">
            <text:p>0.5314871</text:p>
          </table:table-cell>
          <table:table-cell office:value-type="float" office:value="0.2745286" calcext:value-type="float">
            <text:p>0.2745286</text:p>
          </table:table-cell>
          <table:table-cell office:value-type="float" office:value="0.4812329" calcext:value-type="float">
            <text:p>0.4812329</text:p>
          </table:table-cell>
          <table:table-cell office:value-type="float" office:value="0.3404798" calcext:value-type="float">
            <text:p>0.3404798</text:p>
          </table:table-cell>
          <table:table-cell office:value-type="float" office:value="0.345609" calcext:value-type="float">
            <text:p>0.345609</text:p>
          </table:table-cell>
          <table:table-cell office:value-type="float" office:value="0" calcext:value-type="float">
            <text:p>0</text:p>
          </table:table-cell>
          <table:table-cell office:value-type="float" office:value="5809.221" calcext:value-type="float">
            <text:p>5809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4692" calcext:value-type="float">
            <text:p>8.814692</text:p>
          </table:table-cell>
          <table:table-cell office:value-type="float" office:value="0" calcext:value-type="float">
            <text:p>0</text:p>
          </table:table-cell>
          <table:table-cell office:value-type="float" office:value="-0.8022994" calcext:value-type="float">
            <text:p>-0.80229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23.87924" calcext:value-type="float">
            <text:p>23.87924</text:p>
          </table:table-cell>
          <table:table-cell office:value-type="float" office:value="1100.929" calcext:value-type="float">
            <text:p>1100.929</text:p>
          </table:table-cell>
          <table:table-cell office:value-type="float" office:value="12.48" calcext:value-type="float">
            <text:p>12.48</text:p>
          </table:table-cell>
          <table:table-cell office:value-type="float" office:value="-0.4545911" calcext:value-type="float">
            <text:p>-0.4545911</text:p>
          </table:table-cell>
          <table:table-cell office:value-type="float" office:value="0.2256076" calcext:value-type="float">
            <text:p>0.2256076</text:p>
          </table:table-cell>
          <table:table-cell office:value-type="float" office:value="19.45503" calcext:value-type="float">
            <text:p>19.45503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199804" calcext:value-type="float">
            <text:p>0.003199804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184" calcext:value-type="float">
            <text:p>2.451184</text:p>
          </table:table-cell>
          <table:table-cell office:value-type="float" office:value="-0.1994956" calcext:value-type="float">
            <text:p>-0.1994956</text:p>
          </table:table-cell>
          <table:table-cell office:value-type="float" office:value="-0.04888582" calcext:value-type="float">
            <text:p>-0.04888582</text:p>
          </table:table-cell>
          <table:table-cell office:value-type="float" office:value="0.00000009741537" calcext:value-type="float">
            <text:p>9.741537E-08</text:p>
          </table:table-cell>
          <table:table-cell office:value-type="float" office:value="19.14087" calcext:value-type="float">
            <text:p>19.14087</text:p>
          </table:table-cell>
          <table:table-cell office:value-type="float" office:value="8.811653" calcext:value-type="float">
            <text:p>8.811653</text:p>
          </table:table-cell>
          <table:table-cell office:value-type="float" office:value="0.4386951" calcext:value-type="float">
            <text:p>0.4386951</text:p>
          </table:table-cell>
          <table:table-cell office:value-type="float" office:value="0.1611875" calcext:value-type="float">
            <text:p>0.1611875</text:p>
          </table:table-cell>
          <table:table-cell office:value-type="float" office:value="0.04301379" calcext:value-type="float">
            <text:p>0.04301379</text:p>
          </table:table-cell>
          <table:table-cell office:value-type="float" office:value="0.04121584" calcext:value-type="float">
            <text:p>0.04121584</text:p>
          </table:table-cell>
          <table:table-cell office:value-type="float" office:value="0.01527225" calcext:value-type="float">
            <text:p>0.01527225</text:p>
          </table:table-cell>
          <table:table-cell office:value-type="float" office:value="0.01300566" calcext:value-type="float">
            <text:p>0.01300566</text:p>
          </table:table-cell>
          <table:table-cell office:value-type="float" office:value="0.0269278" calcext:value-type="float">
            <text:p>0.0269278</text:p>
          </table:table-cell>
          <table:table-cell office:value-type="float" office:value="0.02190921" calcext:value-type="float">
            <text:p>0.02190921</text:p>
          </table:table-cell>
          <table:table-cell office:value-type="float" office:value="0.01987626" calcext:value-type="float">
            <text:p>0.01987626</text:p>
          </table:table-cell>
          <table:table-cell office:value-type="float" office:value="0.02076786" calcext:value-type="float">
            <text:p>0.02076786</text:p>
          </table:table-cell>
          <table:table-cell office:value-type="float" office:value="0.03142727" calcext:value-type="float">
            <text:p>0.03142727</text:p>
          </table:table-cell>
          <table:table-cell office:value-type="float" office:value="0.005717749" calcext:value-type="float">
            <text:p>0.005717749</text:p>
          </table:table-cell>
          <table:table-cell office:value-type="float" office:value="0.004928099" calcext:value-type="float">
            <text:p>0.004928099</text:p>
          </table:table-cell>
          <table:table-cell office:value-type="float" office:value="0" calcext:value-type="float">
            <text:p>0</text:p>
          </table:table-cell>
          <table:table-cell office:value-type="float" office:value="23.79223" calcext:value-type="float">
            <text:p>23.79223</text:p>
          </table:table-cell>
          <table:table-cell office:value-type="float" office:value="74.26218" calcext:value-type="float">
            <text:p>74.26218</text:p>
          </table:table-cell>
          <table:table-cell office:value-type="float" office:value="66.97047" calcext:value-type="float">
            <text:p>66.97047</text:p>
          </table:table-cell>
          <table:table-cell office:value-type="float" office:value="56.07045" calcext:value-type="float">
            <text:p>56.07045</text:p>
          </table:table-cell>
          <table:table-cell office:value-type="float" office:value="54.10642" calcext:value-type="float">
            <text:p>54.10642</text:p>
          </table:table-cell>
          <table:table-cell office:value-type="float" office:value="21.61133" calcext:value-type="float">
            <text:p>21.61133</text:p>
          </table:table-cell>
          <table:table-cell office:value-type="float" office:value="13.28919" calcext:value-type="float">
            <text:p>13.28919</text:p>
          </table:table-cell>
          <table:table-cell office:value-type="float" office:value="5.885069" calcext:value-type="float">
            <text:p>5.885069</text:p>
          </table:table-cell>
          <table:table-cell office:value-type="float" office:value="1.622845" calcext:value-type="float">
            <text:p>1.622845</text:p>
          </table:table-cell>
          <table:table-cell office:value-type="float" office:value="0.5350866" calcext:value-type="float">
            <text:p>0.5350866</text:p>
          </table:table-cell>
          <table:table-cell office:value-type="float" office:value="0.2759047" calcext:value-type="float">
            <text:p>0.2759047</text:p>
          </table:table-cell>
          <table:table-cell office:value-type="float" office:value="0.4834596" calcext:value-type="float">
            <text:p>0.4834596</text:p>
          </table:table-cell>
          <table:table-cell office:value-type="float" office:value="0.3404038" calcext:value-type="float">
            <text:p>0.3404038</text:p>
          </table:table-cell>
          <table:table-cell office:value-type="float" office:value="0.3456144" calcext:value-type="float">
            <text:p>0.3456144</text:p>
          </table:table-cell>
          <table:table-cell office:value-type="float" office:value="0" calcext:value-type="float">
            <text:p>0</text:p>
          </table:table-cell>
          <table:table-cell office:value-type="float" office:value="5962.127" calcext:value-type="float">
            <text:p>5962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86582" calcext:value-type="float">
            <text:p>8.986582</text:p>
          </table:table-cell>
          <table:table-cell office:value-type="float" office:value="0" calcext:value-type="float">
            <text:p>0</text:p>
          </table:table-cell>
          <table:table-cell office:value-type="float" office:value="-0.8024643" calcext:value-type="float">
            <text:p>-0.80246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23.76558" calcext:value-type="float">
            <text:p>23.76558</text:p>
          </table:table-cell>
          <table:table-cell office:value-type="float" office:value="1100.916" calcext:value-type="float">
            <text:p>1100.916</text:p>
          </table:table-cell>
          <table:table-cell office:value-type="float" office:value="12.48" calcext:value-type="float">
            <text:p>12.48</text:p>
          </table:table-cell>
          <table:table-cell office:value-type="float" office:value="-0.541703" calcext:value-type="float">
            <text:p>-0.541703</text:p>
          </table:table-cell>
          <table:table-cell office:value-type="float" office:value="0.2000472" calcext:value-type="float">
            <text:p>0.2000472</text:p>
          </table:table-cell>
          <table:table-cell office:value-type="float" office:value="19.51457" calcext:value-type="float">
            <text:p>19.5145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20007" calcext:value-type="float">
            <text:p>0.00320007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277" calcext:value-type="float">
            <text:p>2.451277</text:p>
          </table:table-cell>
          <table:table-cell office:value-type="float" office:value="-0.1996834" calcext:value-type="float">
            <text:p>-0.1996834</text:p>
          </table:table-cell>
          <table:table-cell office:value-type="float" office:value="-0.04935084" calcext:value-type="float">
            <text:p>-0.04935084</text:p>
          </table:table-cell>
          <table:table-cell office:value-type="float" office:value="0.00000009757398" calcext:value-type="float">
            <text:p>9.757398E-08</text:p>
          </table:table-cell>
          <table:table-cell office:value-type="float" office:value="19.10534" calcext:value-type="float">
            <text:p>19.10534</text:p>
          </table:table-cell>
          <table:table-cell office:value-type="float" office:value="7.136369" calcext:value-type="float">
            <text:p>7.136369</text:p>
          </table:table-cell>
          <table:table-cell office:value-type="float" office:value="0.3080915" calcext:value-type="float">
            <text:p>0.3080915</text:p>
          </table:table-cell>
          <table:table-cell office:value-type="float" office:value="0.1255989" calcext:value-type="float">
            <text:p>0.1255989</text:p>
          </table:table-cell>
          <table:table-cell office:value-type="float" office:value="0.03583906" calcext:value-type="float">
            <text:p>0.03583906</text:p>
          </table:table-cell>
          <table:table-cell office:value-type="float" office:value="0.03602377" calcext:value-type="float">
            <text:p>0.03602377</text:p>
          </table:table-cell>
          <table:table-cell office:value-type="float" office:value="0.0151405" calcext:value-type="float">
            <text:p>0.0151405</text:p>
          </table:table-cell>
          <table:table-cell office:value-type="float" office:value="0.01280026" calcext:value-type="float">
            <text:p>0.01280026</text:p>
          </table:table-cell>
          <table:table-cell office:value-type="float" office:value="0.02695496" calcext:value-type="float">
            <text:p>0.02695496</text:p>
          </table:table-cell>
          <table:table-cell office:value-type="float" office:value="0.02190269" calcext:value-type="float">
            <text:p>0.02190269</text:p>
          </table:table-cell>
          <table:table-cell office:value-type="float" office:value="0.01983064" calcext:value-type="float">
            <text:p>0.01983064</text:p>
          </table:table-cell>
          <table:table-cell office:value-type="float" office:value="0.02069006" calcext:value-type="float">
            <text:p>0.02069006</text:p>
          </table:table-cell>
          <table:table-cell office:value-type="float" office:value="0.0312461" calcext:value-type="float">
            <text:p>0.0312461</text:p>
          </table:table-cell>
          <table:table-cell office:value-type="float" office:value="0.005715375" calcext:value-type="float">
            <text:p>0.005715375</text:p>
          </table:table-cell>
          <table:table-cell office:value-type="float" office:value="0.004926756" calcext:value-type="float">
            <text:p>0.004926756</text:p>
          </table:table-cell>
          <table:table-cell office:value-type="float" office:value="0" calcext:value-type="float">
            <text:p>0</text:p>
          </table:table-cell>
          <table:table-cell office:value-type="float" office:value="30.91333" calcext:value-type="float">
            <text:p>30.91333</text:p>
          </table:table-cell>
          <table:table-cell office:value-type="float" office:value="74.0289" calcext:value-type="float">
            <text:p>74.0289</text:p>
          </table:table-cell>
          <table:table-cell office:value-type="float" office:value="67.40176" calcext:value-type="float">
            <text:p>67.40176</text:p>
          </table:table-cell>
          <table:table-cell office:value-type="float" office:value="55.97432" calcext:value-type="float">
            <text:p>55.97432</text:p>
          </table:table-cell>
          <table:table-cell office:value-type="float" office:value="53.94659" calcext:value-type="float">
            <text:p>53.94659</text:p>
          </table:table-cell>
          <table:table-cell office:value-type="float" office:value="21.42195" calcext:value-type="float">
            <text:p>21.42195</text:p>
          </table:table-cell>
          <table:table-cell office:value-type="float" office:value="13.19904" calcext:value-type="float">
            <text:p>13.19904</text:p>
          </table:table-cell>
          <table:table-cell office:value-type="float" office:value="5.90961" calcext:value-type="float">
            <text:p>5.90961</text:p>
          </table:table-cell>
          <table:table-cell office:value-type="float" office:value="1.632119" calcext:value-type="float">
            <text:p>1.632119</text:p>
          </table:table-cell>
          <table:table-cell office:value-type="float" office:value="0.5387211" calcext:value-type="float">
            <text:p>0.5387211</text:p>
          </table:table-cell>
          <table:table-cell office:value-type="float" office:value="0.2773008" calcext:value-type="float">
            <text:p>0.2773008</text:p>
          </table:table-cell>
          <table:table-cell office:value-type="float" office:value="0.4857191" calcext:value-type="float">
            <text:p>0.4857191</text:p>
          </table:table-cell>
          <table:table-cell office:value-type="float" office:value="0.3403459" calcext:value-type="float">
            <text:p>0.3403459</text:p>
          </table:table-cell>
          <table:table-cell office:value-type="float" office:value="0.3456198" calcext:value-type="float">
            <text:p>0.3456198</text:p>
          </table:table-cell>
          <table:table-cell office:value-type="float" office:value="0" calcext:value-type="float">
            <text:p>0</text:p>
          </table:table-cell>
          <table:table-cell office:value-type="float" office:value="5924.199" calcext:value-type="float">
            <text:p>5924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05174" calcext:value-type="float">
            <text:p>9.105174</text:p>
          </table:table-cell>
          <table:table-cell office:value-type="float" office:value="0" calcext:value-type="float">
            <text:p>0</text:p>
          </table:table-cell>
          <table:table-cell office:value-type="float" office:value="-0.8025022" calcext:value-type="float">
            <text:p>-0.8025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23.65444" calcext:value-type="float">
            <text:p>23.65444</text:p>
          </table:table-cell>
          <table:table-cell office:value-type="float" office:value="1100.903" calcext:value-type="float">
            <text:p>1100.903</text:p>
          </table:table-cell>
          <table:table-cell office:value-type="float" office:value="12.48" calcext:value-type="float">
            <text:p>12.48</text:p>
          </table:table-cell>
          <table:table-cell office:value-type="float" office:value="-0.6276296" calcext:value-type="float">
            <text:p>-0.6276296</text:p>
          </table:table-cell>
          <table:table-cell office:value-type="float" office:value="0.1949689" calcext:value-type="float">
            <text:p>0.1949689</text:p>
          </table:table-cell>
          <table:table-cell office:value-type="float" office:value="19.5502" calcext:value-type="float">
            <text:p>19.5502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200297" calcext:value-type="float">
            <text:p>0.003200297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349" calcext:value-type="float">
            <text:p>2.451349</text:p>
          </table:table-cell>
          <table:table-cell office:value-type="float" office:value="-0.1998628" calcext:value-type="float">
            <text:p>-0.1998628</text:p>
          </table:table-cell>
          <table:table-cell office:value-type="float" office:value="-0.0493899" calcext:value-type="float">
            <text:p>-0.0493899</text:p>
          </table:table-cell>
          <table:table-cell office:value-type="float" office:value="0.00000009773955" calcext:value-type="float">
            <text:p>9.773955E-08</text:p>
          </table:table-cell>
          <table:table-cell office:value-type="float" office:value="19.05649" calcext:value-type="float">
            <text:p>19.05649</text:p>
          </table:table-cell>
          <table:table-cell office:value-type="float" office:value="6.98059" calcext:value-type="float">
            <text:p>6.98059</text:p>
          </table:table-cell>
          <table:table-cell office:value-type="float" office:value="0.2484225" calcext:value-type="float">
            <text:p>0.2484225</text:p>
          </table:table-cell>
          <table:table-cell office:value-type="float" office:value="0.1214475" calcext:value-type="float">
            <text:p>0.1214475</text:p>
          </table:table-cell>
          <table:table-cell office:value-type="float" office:value="0.03391397" calcext:value-type="float">
            <text:p>0.03391397</text:p>
          </table:table-cell>
          <table:table-cell office:value-type="float" office:value="0.03450065" calcext:value-type="float">
            <text:p>0.03450065</text:p>
          </table:table-cell>
          <table:table-cell office:value-type="float" office:value="0.01503992" calcext:value-type="float">
            <text:p>0.01503992</text:p>
          </table:table-cell>
          <table:table-cell office:value-type="float" office:value="0.01273332" calcext:value-type="float">
            <text:p>0.01273332</text:p>
          </table:table-cell>
          <table:table-cell office:value-type="float" office:value="0.02703623" calcext:value-type="float">
            <text:p>0.02703623</text:p>
          </table:table-cell>
          <table:table-cell office:value-type="float" office:value="0.02191046" calcext:value-type="float">
            <text:p>0.02191046</text:p>
          </table:table-cell>
          <table:table-cell office:value-type="float" office:value="0.01979155" calcext:value-type="float">
            <text:p>0.01979155</text:p>
          </table:table-cell>
          <table:table-cell office:value-type="float" office:value="0.02061365" calcext:value-type="float">
            <text:p>0.02061365</text:p>
          </table:table-cell>
          <table:table-cell office:value-type="float" office:value="0.03106675" calcext:value-type="float">
            <text:p>0.03106675</text:p>
          </table:table-cell>
          <table:table-cell office:value-type="float" office:value="0.005712961" calcext:value-type="float">
            <text:p>0.005712961</text:p>
          </table:table-cell>
          <table:table-cell office:value-type="float" office:value="0.004925384" calcext:value-type="float">
            <text:p>0.004925384</text:p>
          </table:table-cell>
          <table:table-cell office:value-type="float" office:value="0" calcext:value-type="float">
            <text:p>0</text:p>
          </table:table-cell>
          <table:table-cell office:value-type="float" office:value="29.20167" calcext:value-type="float">
            <text:p>29.20167</text:p>
          </table:table-cell>
          <table:table-cell office:value-type="float" office:value="75.41326" calcext:value-type="float">
            <text:p>75.41326</text:p>
          </table:table-cell>
          <table:table-cell office:value-type="float" office:value="67.94093" calcext:value-type="float">
            <text:p>67.94093</text:p>
          </table:table-cell>
          <table:table-cell office:value-type="float" office:value="55.86784" calcext:value-type="float">
            <text:p>55.86784</text:p>
          </table:table-cell>
          <table:table-cell office:value-type="float" office:value="53.69667" calcext:value-type="float">
            <text:p>53.69667</text:p>
          </table:table-cell>
          <table:table-cell office:value-type="float" office:value="21.22789" calcext:value-type="float">
            <text:p>21.22789</text:p>
          </table:table-cell>
          <table:table-cell office:value-type="float" office:value="13.09825" calcext:value-type="float">
            <text:p>13.09825</text:p>
          </table:table-cell>
          <table:table-cell office:value-type="float" office:value="5.932014" calcext:value-type="float">
            <text:p>5.932014</text:p>
          </table:table-cell>
          <table:table-cell office:value-type="float" office:value="1.641342" calcext:value-type="float">
            <text:p>1.641342</text:p>
          </table:table-cell>
          <table:table-cell office:value-type="float" office:value="0.5423827" calcext:value-type="float">
            <text:p>0.5423827</text:p>
          </table:table-cell>
          <table:table-cell office:value-type="float" office:value="0.2787141" calcext:value-type="float">
            <text:p>0.2787141</text:p>
          </table:table-cell>
          <table:table-cell office:value-type="float" office:value="0.488006" calcext:value-type="float">
            <text:p>0.488006</text:p>
          </table:table-cell>
          <table:table-cell office:value-type="float" office:value="0.3403029" calcext:value-type="float">
            <text:p>0.3403029</text:p>
          </table:table-cell>
          <table:table-cell office:value-type="float" office:value="0.3456251" calcext:value-type="float">
            <text:p>0.3456251</text:p>
          </table:table-cell>
          <table:table-cell office:value-type="float" office:value="0" calcext:value-type="float">
            <text:p>0</text:p>
          </table:table-cell>
          <table:table-cell office:value-type="float" office:value="5958.152" calcext:value-type="float">
            <text:p>5958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1418" calcext:value-type="float">
            <text:p>9.221418</text:p>
          </table:table-cell>
          <table:table-cell office:value-type="float" office:value="0" calcext:value-type="float">
            <text:p>0</text:p>
          </table:table-cell>
          <table:table-cell office:value-type="float" office:value="-0.8025428" calcext:value-type="float">
            <text:p>-0.80254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23.54045" calcext:value-type="float">
            <text:p>23.54045</text:p>
          </table:table-cell>
          <table:table-cell office:value-type="float" office:value="1100.892" calcext:value-type="float">
            <text:p>1100.892</text:p>
          </table:table-cell>
          <table:table-cell office:value-type="float" office:value="12.48" calcext:value-type="float">
            <text:p>12.48</text:p>
          </table:table-cell>
          <table:table-cell office:value-type="float" office:value="-0.7228182" calcext:value-type="float">
            <text:p>-0.7228182</text:p>
          </table:table-cell>
          <table:table-cell office:value-type="float" office:value="0.1695114" calcext:value-type="float">
            <text:p>0.1695114</text:p>
          </table:table-cell>
          <table:table-cell office:value-type="float" office:value="19.60707" calcext:value-type="float">
            <text:p>19.60707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200525" calcext:value-type="float">
            <text:p>0.003200525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434" calcext:value-type="float">
            <text:p>2.451434</text:p>
          </table:table-cell>
          <table:table-cell office:value-type="float" office:value="-0.2001332" calcext:value-type="float">
            <text:p>-0.2001332</text:p>
          </table:table-cell>
          <table:table-cell office:value-type="float" office:value="-0.05020638" calcext:value-type="float">
            <text:p>-0.05020638</text:p>
          </table:table-cell>
          <table:table-cell office:value-type="float" office:value="0.0000000989712" calcext:value-type="float">
            <text:p>9.89712E-08</text:p>
          </table:table-cell>
          <table:table-cell office:value-type="float" office:value="19.01778" calcext:value-type="float">
            <text:p>19.01778</text:p>
          </table:table-cell>
          <table:table-cell office:value-type="float" office:value="4.631159" calcext:value-type="float">
            <text:p>4.631159</text:p>
          </table:table-cell>
          <table:table-cell office:value-type="float" office:value="0.2401815" calcext:value-type="float">
            <text:p>0.2401815</text:p>
          </table:table-cell>
          <table:table-cell office:value-type="float" office:value="0.1130849" calcext:value-type="float">
            <text:p>0.1130849</text:p>
          </table:table-cell>
          <table:table-cell office:value-type="float" office:value="0.03303456" calcext:value-type="float">
            <text:p>0.03303456</text:p>
          </table:table-cell>
          <table:table-cell office:value-type="float" office:value="0.0333719" calcext:value-type="float">
            <text:p>0.0333719</text:p>
          </table:table-cell>
          <table:table-cell office:value-type="float" office:value="0.01489633" calcext:value-type="float">
            <text:p>0.01489633</text:p>
          </table:table-cell>
          <table:table-cell office:value-type="float" office:value="0.01255037" calcext:value-type="float">
            <text:p>0.01255037</text:p>
          </table:table-cell>
          <table:table-cell office:value-type="float" office:value="0.02712036" calcext:value-type="float">
            <text:p>0.02712036</text:p>
          </table:table-cell>
          <table:table-cell office:value-type="float" office:value="0.02193338" calcext:value-type="float">
            <text:p>0.02193338</text:p>
          </table:table-cell>
          <table:table-cell office:value-type="float" office:value="0.01975979" calcext:value-type="float">
            <text:p>0.01975979</text:p>
          </table:table-cell>
          <table:table-cell office:value-type="float" office:value="0.02053906" calcext:value-type="float">
            <text:p>0.02053906</text:p>
          </table:table-cell>
          <table:table-cell office:value-type="float" office:value="0.03088992" calcext:value-type="float">
            <text:p>0.03088992</text:p>
          </table:table-cell>
          <table:table-cell office:value-type="float" office:value="0.005710527" calcext:value-type="float">
            <text:p>0.005710527</text:p>
          </table:table-cell>
          <table:table-cell office:value-type="float" office:value="0.004923992" calcext:value-type="float">
            <text:p>0.004923992</text:p>
          </table:table-cell>
          <table:table-cell office:value-type="float" office:value="0" calcext:value-type="float">
            <text:p>0</text:p>
          </table:table-cell>
          <table:table-cell office:value-type="float" office:value="10.49492" calcext:value-type="float">
            <text:p>10.49492</text:p>
          </table:table-cell>
          <table:table-cell office:value-type="float" office:value="58.58673" calcext:value-type="float">
            <text:p>58.58673</text:p>
          </table:table-cell>
          <table:table-cell office:value-type="float" office:value="81.61768" calcext:value-type="float">
            <text:p>81.61768</text:p>
          </table:table-cell>
          <table:table-cell office:value-type="float" office:value="60.44319" calcext:value-type="float">
            <text:p>60.44319</text:p>
          </table:table-cell>
          <table:table-cell office:value-type="float" office:value="54.49274" calcext:value-type="float">
            <text:p>54.49274</text:p>
          </table:table-cell>
          <table:table-cell office:value-type="float" office:value="21.02891" calcext:value-type="float">
            <text:p>21.02891</text:p>
          </table:table-cell>
          <table:table-cell office:value-type="float" office:value="12.97906" calcext:value-type="float">
            <text:p>12.97906</text:p>
          </table:table-cell>
          <table:table-cell office:value-type="float" office:value="5.952507" calcext:value-type="float">
            <text:p>5.952507</text:p>
          </table:table-cell>
          <table:table-cell office:value-type="float" office:value="1.650368" calcext:value-type="float">
            <text:p>1.650368</text:p>
          </table:table-cell>
          <table:table-cell office:value-type="float" office:value="0.5460522" calcext:value-type="float">
            <text:p>0.5460522</text:p>
          </table:table-cell>
          <table:table-cell office:value-type="float" office:value="0.2801421" calcext:value-type="float">
            <text:p>0.2801421</text:p>
          </table:table-cell>
          <table:table-cell office:value-type="float" office:value="0.4903215" calcext:value-type="float">
            <text:p>0.4903215</text:p>
          </table:table-cell>
          <table:table-cell office:value-type="float" office:value="0.3402734" calcext:value-type="float">
            <text:p>0.3402734</text:p>
          </table:table-cell>
          <table:table-cell office:value-type="float" office:value="0.3456304" calcext:value-type="float">
            <text:p>0.3456304</text:p>
          </table:table-cell>
          <table:table-cell office:value-type="float" office:value="0" calcext:value-type="float">
            <text:p>0</text:p>
          </table:table-cell>
          <table:table-cell office:value-type="float" office:value="5926.044" calcext:value-type="float">
            <text:p>5926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8337" calcext:value-type="float">
            <text:p>9.338337</text:p>
          </table:table-cell>
          <table:table-cell office:value-type="float" office:value="0" calcext:value-type="float">
            <text:p>0</text:p>
          </table:table-cell>
          <table:table-cell office:value-type="float" office:value="-0.8037617" calcext:value-type="float">
            <text:p>-0.80376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23.42236" calcext:value-type="float">
            <text:p>23.42236</text:p>
          </table:table-cell>
          <table:table-cell office:value-type="float" office:value="1100.883" calcext:value-type="float">
            <text:p>1100.883</text:p>
          </table:table-cell>
          <table:table-cell office:value-type="float" office:value="12.48" calcext:value-type="float">
            <text:p>12.48</text:p>
          </table:table-cell>
          <table:table-cell office:value-type="float" office:value="-0.8179415" calcext:value-type="float">
            <text:p>-0.8179415</text:p>
          </table:table-cell>
          <table:table-cell office:value-type="float" office:value="0.1566794" calcext:value-type="float">
            <text:p>0.1566794</text:p>
          </table:table-cell>
          <table:table-cell office:value-type="float" office:value="19.64801" calcext:value-type="float">
            <text:p>19.64801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200712" calcext:value-type="float">
            <text:p>0.003200712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503" calcext:value-type="float">
            <text:p>2.451503</text:p>
          </table:table-cell>
          <table:table-cell office:value-type="float" office:value="-0.2004397" calcext:value-type="float">
            <text:p>-0.2004397</text:p>
          </table:table-cell>
          <table:table-cell office:value-type="float" office:value="-0.0522619" calcext:value-type="float">
            <text:p>-0.0522619</text:p>
          </table:table-cell>
          <table:table-cell office:value-type="float" office:value="0.0000001015943" calcext:value-type="float">
            <text:p>1.015943E-07</text:p>
          </table:table-cell>
          <table:table-cell office:value-type="float" office:value="18.99014" calcext:value-type="float">
            <text:p>18.99014</text:p>
          </table:table-cell>
          <table:table-cell office:value-type="float" office:value="3.768114" calcext:value-type="float">
            <text:p>3.768114</text:p>
          </table:table-cell>
          <table:table-cell office:value-type="float" office:value="0.1708211" calcext:value-type="float">
            <text:p>0.1708211</text:p>
          </table:table-cell>
          <table:table-cell office:value-type="float" office:value="0.1110633" calcext:value-type="float">
            <text:p>0.1110633</text:p>
          </table:table-cell>
          <table:table-cell office:value-type="float" office:value="0.03342717" calcext:value-type="float">
            <text:p>0.03342717</text:p>
          </table:table-cell>
          <table:table-cell office:value-type="float" office:value="0.0344937" calcext:value-type="float">
            <text:p>0.0344937</text:p>
          </table:table-cell>
          <table:table-cell office:value-type="float" office:value="0.01494778" calcext:value-type="float">
            <text:p>0.01494778</text:p>
          </table:table-cell>
          <table:table-cell office:value-type="float" office:value="0.01245346" calcext:value-type="float">
            <text:p>0.01245346</text:p>
          </table:table-cell>
          <table:table-cell office:value-type="float" office:value="0.02719254" calcext:value-type="float">
            <text:p>0.02719254</text:p>
          </table:table-cell>
          <table:table-cell office:value-type="float" office:value="0.02196483" calcext:value-type="float">
            <text:p>0.02196483</text:p>
          </table:table-cell>
          <table:table-cell office:value-type="float" office:value="0.01973531" calcext:value-type="float">
            <text:p>0.01973531</text:p>
          </table:table-cell>
          <table:table-cell office:value-type="float" office:value="0.0204668" calcext:value-type="float">
            <text:p>0.0204668</text:p>
          </table:table-cell>
          <table:table-cell office:value-type="float" office:value="0.03071597" calcext:value-type="float">
            <text:p>0.03071597</text:p>
          </table:table-cell>
          <table:table-cell office:value-type="float" office:value="0.005708048" calcext:value-type="float">
            <text:p>0.005708048</text:p>
          </table:table-cell>
          <table:table-cell office:value-type="float" office:value="0.004922578" calcext:value-type="float">
            <text:p>0.004922578</text:p>
          </table:table-cell>
          <table:table-cell office:value-type="float" office:value="0" calcext:value-type="float">
            <text:p>0</text:p>
          </table:table-cell>
          <table:table-cell office:value-type="float" office:value="19.07429" calcext:value-type="float">
            <text:p>19.07429</text:p>
          </table:table-cell>
          <table:table-cell office:value-type="float" office:value="50.26186" calcext:value-type="float">
            <text:p>50.26186</text:p>
          </table:table-cell>
          <table:table-cell office:value-type="float" office:value="70.11961" calcext:value-type="float">
            <text:p>70.11961</text:p>
          </table:table-cell>
          <table:table-cell office:value-type="float" office:value="67.28027" calcext:value-type="float">
            <text:p>67.28027</text:p>
          </table:table-cell>
          <table:table-cell office:value-type="float" office:value="63.08235" calcext:value-type="float">
            <text:p>63.08235</text:p>
          </table:table-cell>
          <table:table-cell office:value-type="float" office:value="22.70189" calcext:value-type="float">
            <text:p>22.70189</text:p>
          </table:table-cell>
          <table:table-cell office:value-type="float" office:value="13.11024" calcext:value-type="float">
            <text:p>13.11024</text:p>
          </table:table-cell>
          <table:table-cell office:value-type="float" office:value="5.980313" calcext:value-type="float">
            <text:p>5.980313</text:p>
          </table:table-cell>
          <table:table-cell office:value-type="float" office:value="1.659332" calcext:value-type="float">
            <text:p>1.659332</text:p>
          </table:table-cell>
          <table:table-cell office:value-type="float" office:value="0.5497158" calcext:value-type="float">
            <text:p>0.5497158</text:p>
          </table:table-cell>
          <table:table-cell office:value-type="float" office:value="0.2815809" calcext:value-type="float">
            <text:p>0.2815809</text:p>
          </table:table-cell>
          <table:table-cell office:value-type="float" office:value="0.4926628" calcext:value-type="float">
            <text:p>0.4926628</text:p>
          </table:table-cell>
          <table:table-cell office:value-type="float" office:value="0.3402547" calcext:value-type="float">
            <text:p>0.3402547</text:p>
          </table:table-cell>
          <table:table-cell office:value-type="float" office:value="0.3456357" calcext:value-type="float">
            <text:p>0.3456357</text:p>
          </table:table-cell>
          <table:table-cell office:value-type="float" office:value="0" calcext:value-type="float">
            <text:p>0</text:p>
          </table:table-cell>
          <table:table-cell office:value-type="float" office:value="5910.182" calcext:value-type="float">
            <text:p>5910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58019" calcext:value-type="float">
            <text:p>9.458019</text:p>
          </table:table-cell>
          <table:table-cell office:value-type="float" office:value="0" calcext:value-type="float">
            <text:p>0</text:p>
          </table:table-cell>
          <table:table-cell office:value-type="float" office:value="-0.8041287" calcext:value-type="float">
            <text:p>-0.80412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23.27739" calcext:value-type="float">
            <text:p>23.27739</text:p>
          </table:table-cell>
          <table:table-cell office:value-type="float" office:value="1100.868" calcext:value-type="float">
            <text:p>1100.868</text:p>
          </table:table-cell>
          <table:table-cell office:value-type="float" office:value="12.48" calcext:value-type="float">
            <text:p>12.48</text:p>
          </table:table-cell>
          <table:table-cell office:value-type="float" office:value="-0.933216" calcext:value-type="float">
            <text:p>-0.933216</text:p>
          </table:table-cell>
          <table:table-cell office:value-type="float" office:value="0.1603103" calcext:value-type="float">
            <text:p>0.1603103</text:p>
          </table:table-cell>
          <table:table-cell office:value-type="float" office:value="19.67974" calcext:value-type="float">
            <text:p>19.67974</text:p>
          </table:table-cell>
          <table:table-cell office:value-type="float" office:value="0.1120298" calcext:value-type="float">
            <text:p>0.1120298</text:p>
          </table:table-cell>
          <table:table-cell office:value-type="float" office:value="0.003200891" calcext:value-type="float">
            <text:p>0.003200891</text:p>
          </table:table-cell>
          <table:table-cell office:value-type="float" office:value="0.1322791" calcext:value-type="float">
            <text:p>0.1322791</text:p>
          </table:table-cell>
          <table:table-cell office:value-type="float" office:value="2.451572" calcext:value-type="float">
            <text:p>2.451572</text:p>
          </table:table-cell>
          <table:table-cell office:value-type="float" office:value="-0.200687" calcext:value-type="float">
            <text:p>-0.200687</text:p>
          </table:table-cell>
          <table:table-cell office:value-type="float" office:value="-0.05228195" calcext:value-type="float">
            <text:p>-0.05228195</text:p>
          </table:table-cell>
          <table:table-cell office:value-type="float" office:value="0.0000001018549" calcext:value-type="float">
            <text:p>1.018549E-07</text:p>
          </table:table-cell>
          <table:table-cell office:value-type="float" office:value="18.92977" calcext:value-type="float">
            <text:p>18.92977</text:p>
          </table:table-cell>
          <table:table-cell office:value-type="float" office:value="4.091013" calcext:value-type="float">
            <text:p>4.091013</text:p>
          </table:table-cell>
          <table:table-cell office:value-type="float" office:value="0.1730682" calcext:value-type="float">
            <text:p>0.1730682</text:p>
          </table:table-cell>
          <table:table-cell office:value-type="float" office:value="0.1270308" calcext:value-type="float">
            <text:p>0.1270308</text:p>
          </table:table-cell>
          <table:table-cell office:value-type="float" office:value="0.03549157" calcext:value-type="float">
            <text:p>0.03549157</text:p>
          </table:table-cell>
          <table:table-cell office:value-type="float" office:value="0.03536807" calcext:value-type="float">
            <text:p>0.03536807</text:p>
          </table:table-cell>
          <table:table-cell office:value-type="float" office:value="0.01502804" calcext:value-type="float">
            <text:p>0.01502804</text:p>
          </table:table-cell>
          <table:table-cell office:value-type="float" office:value="0.01236277" calcext:value-type="float">
            <text:p>0.01236277</text:p>
          </table:table-cell>
          <table:table-cell office:value-type="float" office:value="0.02725498" calcext:value-type="float">
            <text:p>0.02725498</text:p>
          </table:table-cell>
          <table:table-cell office:value-type="float" office:value="0.0220021" calcext:value-type="float">
            <text:p>0.0220021</text:p>
          </table:table-cell>
          <table:table-cell office:value-type="float" office:value="0.0197175" calcext:value-type="float">
            <text:p>0.0197175</text:p>
          </table:table-cell>
          <table:table-cell office:value-type="float" office:value="0.0203972" calcext:value-type="float">
            <text:p>0.0203972</text:p>
          </table:table-cell>
          <table:table-cell office:value-type="float" office:value="0.0305454" calcext:value-type="float">
            <text:p>0.0305454</text:p>
          </table:table-cell>
          <table:table-cell office:value-type="float" office:value="0.005705507" calcext:value-type="float">
            <text:p>0.005705507</text:p>
          </table:table-cell>
          <table:table-cell office:value-type="float" office:value="0.004921147" calcext:value-type="float">
            <text:p>0.004921147</text:p>
          </table:table-cell>
          <table:table-cell office:value-type="float" office:value="0" calcext:value-type="float">
            <text:p>0</text:p>
          </table:table-cell>
          <table:table-cell office:value-type="float" office:value="16.7707" calcext:value-type="float">
            <text:p>16.7707</text:p>
          </table:table-cell>
          <table:table-cell office:value-type="float" office:value="51.35277" calcext:value-type="float">
            <text:p>51.35277</text:p>
          </table:table-cell>
          <table:table-cell office:value-type="float" office:value="68.6525" calcext:value-type="float">
            <text:p>68.6525</text:p>
          </table:table-cell>
          <table:table-cell office:value-type="float" office:value="65.40154" calcext:value-type="float">
            <text:p>65.40154</text:p>
          </table:table-cell>
          <table:table-cell office:value-type="float" office:value="61.5589" calcext:value-type="float">
            <text:p>61.5589</text:p>
          </table:table-cell>
          <table:table-cell office:value-type="float" office:value="23.73049" calcext:value-type="float">
            <text:p>23.73049</text:p>
          </table:table-cell>
          <table:table-cell office:value-type="float" office:value="13.56192" calcext:value-type="float">
            <text:p>13.56192</text:p>
          </table:table-cell>
          <table:table-cell office:value-type="float" office:value="6.050978" calcext:value-type="float">
            <text:p>6.050978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0.5533736" calcext:value-type="float">
            <text:p>0.5533736</text:p>
          </table:table-cell>
          <table:table-cell office:value-type="float" office:value="0.2830279" calcext:value-type="float">
            <text:p>0.2830279</text:p>
          </table:table-cell>
          <table:table-cell office:value-type="float" office:value="0.4950265" calcext:value-type="float">
            <text:p>0.4950265</text:p>
          </table:table-cell>
          <table:table-cell office:value-type="float" office:value="0.3402454" calcext:value-type="float">
            <text:p>0.3402454</text:p>
          </table:table-cell>
          <table:table-cell office:value-type="float" office:value="0.3456409" calcext:value-type="float">
            <text:p>0.3456409</text:p>
          </table:table-cell>
          <table:table-cell office:value-type="float" office:value="0" calcext:value-type="float">
            <text:p>0</text:p>
          </table:table-cell>
          <table:table-cell office:value-type="float" office:value="5974.843" calcext:value-type="float">
            <text:p>5974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08917" calcext:value-type="float">
            <text:p>9.608917</text:p>
          </table:table-cell>
          <table:table-cell office:value-type="float" office:value="0" calcext:value-type="float">
            <text:p>0</text:p>
          </table:table-cell>
          <table:table-cell office:value-type="float" office:value="-0.804504" calcext:value-type="float">
            <text:p>-0.8045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23.14285" calcext:value-type="float">
            <text:p>23.14285</text:p>
          </table:table-cell>
          <table:table-cell office:value-type="float" office:value="1100.841" calcext:value-type="float">
            <text:p>1100.841</text:p>
          </table:table-cell>
          <table:table-cell office:value-type="float" office:value="12.48" calcext:value-type="float">
            <text:p>12.48</text:p>
          </table:table-cell>
          <table:table-cell office:value-type="float" office:value="-1.054417" calcext:value-type="float">
            <text:p>-1.054417</text:p>
          </table:table-cell>
          <table:table-cell office:value-type="float" office:value="0.1154382" calcext:value-type="float">
            <text:p>0.1154382</text:p>
          </table:table-cell>
          <table:table-cell office:value-type="float" office:value="19.72308" calcext:value-type="float">
            <text:p>19.72308</text:p>
          </table:table-cell>
          <table:table-cell office:value-type="float" office:value="0.1332413" calcext:value-type="float">
            <text:p>0.1332413</text:p>
          </table:table-cell>
          <table:table-cell office:value-type="float" office:value="0.003215908" calcext:value-type="float">
            <text:p>0.003215908</text:p>
          </table:table-cell>
          <table:table-cell office:value-type="float" office:value="0.152996" calcext:value-type="float">
            <text:p>0.152996</text:p>
          </table:table-cell>
          <table:table-cell office:value-type="float" office:value="2.452733" calcext:value-type="float">
            <text:p>2.452733</text:p>
          </table:table-cell>
          <table:table-cell office:value-type="float" office:value="-0.202075" calcext:value-type="float">
            <text:p>-0.202075</text:p>
          </table:table-cell>
          <table:table-cell office:value-type="float" office:value="-0.05541732" calcext:value-type="float">
            <text:p>-0.05541732</text:p>
          </table:table-cell>
          <table:table-cell office:value-type="float" office:value="0.0000001021213" calcext:value-type="float">
            <text:p>1.021213E-07</text:p>
          </table:table-cell>
          <table:table-cell office:value-type="float" office:value="18.90873" calcext:value-type="float">
            <text:p>18.90873</text:p>
          </table:table-cell>
          <table:table-cell office:value-type="float" office:value="2.757023" calcext:value-type="float">
            <text:p>2.757023</text:p>
          </table:table-cell>
          <table:table-cell office:value-type="float" office:value="0.1725997" calcext:value-type="float">
            <text:p>0.1725997</text:p>
          </table:table-cell>
          <table:table-cell office:value-type="float" office:value="0.1198531" calcext:value-type="float">
            <text:p>0.1198531</text:p>
          </table:table-cell>
          <table:table-cell office:value-type="float" office:value="0.03511885" calcext:value-type="float">
            <text:p>0.03511885</text:p>
          </table:table-cell>
          <table:table-cell office:value-type="float" office:value="0.0358528" calcext:value-type="float">
            <text:p>0.0358528</text:p>
          </table:table-cell>
          <table:table-cell office:value-type="float" office:value="0.01556272" calcext:value-type="float">
            <text:p>0.01556272</text:p>
          </table:table-cell>
          <table:table-cell office:value-type="float" office:value="0.01247166" calcext:value-type="float">
            <text:p>0.01247166</text:p>
          </table:table-cell>
          <table:table-cell office:value-type="float" office:value="0.02732666" calcext:value-type="float">
            <text:p>0.02732666</text:p>
          </table:table-cell>
          <table:table-cell office:value-type="float" office:value="0.02204245" calcext:value-type="float">
            <text:p>0.02204245</text:p>
          </table:table-cell>
          <table:table-cell office:value-type="float" office:value="0.01970535" calcext:value-type="float">
            <text:p>0.01970535</text:p>
          </table:table-cell>
          <table:table-cell office:value-type="float" office:value="0.02033091" calcext:value-type="float">
            <text:p>0.02033091</text:p>
          </table:table-cell>
          <table:table-cell office:value-type="float" office:value="0.03037717" calcext:value-type="float">
            <text:p>0.03037717</text:p>
          </table:table-cell>
          <table:table-cell office:value-type="float" office:value="0.005701238" calcext:value-type="float">
            <text:p>0.005701238</text:p>
          </table:table-cell>
          <table:table-cell office:value-type="float" office:value="0.004919453" calcext:value-type="float">
            <text:p>0.004919453</text:p>
          </table:table-cell>
          <table:table-cell office:value-type="float" office:value="0" calcext:value-type="float">
            <text:p>0</text:p>
          </table:table-cell>
          <table:table-cell office:value-type="float" office:value="24.82773" calcext:value-type="float">
            <text:p>24.82773</text:p>
          </table:table-cell>
          <table:table-cell office:value-type="float" office:value="37.01795" calcext:value-type="float">
            <text:p>37.01795</text:p>
          </table:table-cell>
          <table:table-cell office:value-type="float" office:value="61.64372" calcext:value-type="float">
            <text:p>61.64372</text:p>
          </table:table-cell>
          <table:table-cell office:value-type="float" office:value="68.09082" calcext:value-type="float">
            <text:p>68.09082</text:p>
          </table:table-cell>
          <table:table-cell office:value-type="float" office:value="68.07748" calcext:value-type="float">
            <text:p>68.07748</text:p>
          </table:table-cell>
          <table:table-cell office:value-type="float" office:value="27.45302" calcext:value-type="float">
            <text:p>27.45302</text:p>
          </table:table-cell>
          <table:table-cell office:value-type="float" office:value="13.69203" calcext:value-type="float">
            <text:p>13.69203</text:p>
          </table:table-cell>
          <table:table-cell office:value-type="float" office:value="6.273276" calcext:value-type="float">
            <text:p>6.273276</text:p>
          </table:table-cell>
          <table:table-cell office:value-type="float" office:value="1.687579" calcext:value-type="float">
            <text:p>1.687579</text:p>
          </table:table-cell>
          <table:table-cell office:value-type="float" office:value="0.557105" calcext:value-type="float">
            <text:p>0.557105</text:p>
          </table:table-cell>
          <table:table-cell office:value-type="float" office:value="0.2844906" calcext:value-type="float">
            <text:p>0.2844906</text:p>
          </table:table-cell>
          <table:table-cell office:value-type="float" office:value="0.4973344" calcext:value-type="float">
            <text:p>0.4973344</text:p>
          </table:table-cell>
          <table:table-cell office:value-type="float" office:value="0.3395589" calcext:value-type="float">
            <text:p>0.3395589</text:p>
          </table:table-cell>
          <table:table-cell office:value-type="float" office:value="0.3456475" calcext:value-type="float">
            <text:p>0.3456475</text:p>
          </table:table-cell>
          <table:table-cell office:value-type="float" office:value="0" calcext:value-type="float">
            <text:p>0</text:p>
          </table:table-cell>
          <table:table-cell office:value-type="float" office:value="775.1363" calcext:value-type="float">
            <text:p>775.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1179" calcext:value-type="float">
            <text:p>9.741179</text:p>
          </table:table-cell>
          <table:table-cell office:value-type="float" office:value="0" calcext:value-type="float">
            <text:p>0</text:p>
          </table:table-cell>
          <table:table-cell office:value-type="float" office:value="-0.8123301" calcext:value-type="float">
            <text:p>-0.81233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23.00648" calcext:value-type="float">
            <text:p>23.00648</text:p>
          </table:table-cell>
          <table:table-cell office:value-type="float" office:value="1100.824" calcext:value-type="float">
            <text:p>1100.824</text:p>
          </table:table-cell>
          <table:table-cell office:value-type="float" office:value="12.48" calcext:value-type="float">
            <text:p>12.48</text:p>
          </table:table-cell>
          <table:table-cell office:value-type="float" office:value="-1.200849" calcext:value-type="float">
            <text:p>-1.200849</text:p>
          </table:table-cell>
          <table:table-cell office:value-type="float" office:value="0.1129028" calcext:value-type="float">
            <text:p>0.1129028</text:p>
          </table:table-cell>
          <table:table-cell office:value-type="float" office:value="19.73038" calcext:value-type="float">
            <text:p>19.73038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31708" calcext:value-type="float">
            <text:p>0.003231708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651" calcext:value-type="float">
            <text:p>2.453651</text:p>
          </table:table-cell>
          <table:table-cell office:value-type="float" office:value="-0.2023858" calcext:value-type="float">
            <text:p>-0.2023858</text:p>
          </table:table-cell>
          <table:table-cell office:value-type="float" office:value="-0.05923158" calcext:value-type="float">
            <text:p>-0.05923158</text:p>
          </table:table-cell>
          <table:table-cell office:value-type="float" office:value="0.0000001030691" calcext:value-type="float">
            <text:p>1.030691E-07</text:p>
          </table:table-cell>
          <table:table-cell office:value-type="float" office:value="18.86511" calcext:value-type="float">
            <text:p>18.86511</text:p>
          </table:table-cell>
          <table:table-cell office:value-type="float" office:value="2.07535" calcext:value-type="float">
            <text:p>2.07535</text:p>
          </table:table-cell>
          <table:table-cell office:value-type="float" office:value="0.2592006" calcext:value-type="float">
            <text:p>0.2592006</text:p>
          </table:table-cell>
          <table:table-cell office:value-type="float" office:value="0.1990921" calcext:value-type="float">
            <text:p>0.1990921</text:p>
          </table:table-cell>
          <table:table-cell office:value-type="float" office:value="0.03972604" calcext:value-type="float">
            <text:p>0.03972604</text:p>
          </table:table-cell>
          <table:table-cell office:value-type="float" office:value="0.03743393" calcext:value-type="float">
            <text:p>0.03743393</text:p>
          </table:table-cell>
          <table:table-cell office:value-type="float" office:value="0.01574684" calcext:value-type="float">
            <text:p>0.01574684</text:p>
          </table:table-cell>
          <table:table-cell office:value-type="float" office:value="0.01243414" calcext:value-type="float">
            <text:p>0.01243414</text:p>
          </table:table-cell>
          <table:table-cell office:value-type="float" office:value="0.02740869" calcext:value-type="float">
            <text:p>0.02740869</text:p>
          </table:table-cell>
          <table:table-cell office:value-type="float" office:value="0.02208801" calcext:value-type="float">
            <text:p>0.02208801</text:p>
          </table:table-cell>
          <table:table-cell office:value-type="float" office:value="0.01969772" calcext:value-type="float">
            <text:p>0.01969772</text:p>
          </table:table-cell>
          <table:table-cell office:value-type="float" office:value="0.020267" calcext:value-type="float">
            <text:p>0.020267</text:p>
          </table:table-cell>
          <table:table-cell office:value-type="float" office:value="0.03021397" calcext:value-type="float">
            <text:p>0.03021397</text:p>
          </table:table-cell>
          <table:table-cell office:value-type="float" office:value="0.00569792" calcext:value-type="float">
            <text:p>0.00569792</text:p>
          </table:table-cell>
          <table:table-cell office:value-type="float" office:value="0.004917905" calcext:value-type="float">
            <text:p>0.004917905</text:p>
          </table:table-cell>
          <table:table-cell office:value-type="float" office:value="0" calcext:value-type="float">
            <text:p>0</text:p>
          </table:table-cell>
          <table:table-cell office:value-type="float" office:value="7.270207" calcext:value-type="float">
            <text:p>7.270207</text:p>
          </table:table-cell>
          <table:table-cell office:value-type="float" office:value="30.22205" calcext:value-type="float">
            <text:p>30.22205</text:p>
          </table:table-cell>
          <table:table-cell office:value-type="float" office:value="56.12846" calcext:value-type="float">
            <text:p>56.12846</text:p>
          </table:table-cell>
          <table:table-cell office:value-type="float" office:value="70.64037" calcext:value-type="float">
            <text:p>70.64037</text:p>
          </table:table-cell>
          <table:table-cell office:value-type="float" office:value="76.3637" calcext:value-type="float">
            <text:p>76.3637</text:p>
          </table:table-cell>
          <table:table-cell office:value-type="float" office:value="29.09403" calcext:value-type="float">
            <text:p>29.09403</text:p>
          </table:table-cell>
          <table:table-cell office:value-type="float" office:value="13.85667" calcext:value-type="float">
            <text:p>13.85667</text:p>
          </table:table-cell>
          <table:table-cell office:value-type="float" office:value="6.546551" calcext:value-type="float">
            <text:p>6.546551</text:p>
          </table:table-cell>
          <table:table-cell office:value-type="float" office:value="1.71682" calcext:value-type="float">
            <text:p>1.71682</text:p>
          </table:table-cell>
          <table:table-cell office:value-type="float" office:value="0.561148" calcext:value-type="float">
            <text:p>0.561148</text:p>
          </table:table-cell>
          <table:table-cell office:value-type="float" office:value="0.2859586" calcext:value-type="float">
            <text:p>0.2859586</text:p>
          </table:table-cell>
          <table:table-cell office:value-type="float" office:value="0.4996714" calcext:value-type="float">
            <text:p>0.4996714</text:p>
          </table:table-cell>
          <table:table-cell office:value-type="float" office:value="0.3392091" calcext:value-type="float">
            <text:p>0.3392091</text:p>
          </table:table-cell>
          <table:table-cell office:value-type="float" office:value="0.3456533" calcext:value-type="float">
            <text:p>0.3456533</text:p>
          </table:table-cell>
          <table:table-cell office:value-type="float" office:value="0" calcext:value-type="float">
            <text:p>0</text:p>
          </table:table-cell>
          <table:table-cell office:value-type="float" office:value="138.5101" calcext:value-type="float">
            <text:p>138.5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9699" calcext:value-type="float">
            <text:p>9.879699</text:p>
          </table:table-cell>
          <table:table-cell office:value-type="float" office:value="0" calcext:value-type="float">
            <text:p>0</text:p>
          </table:table-cell>
          <table:table-cell office:value-type="float" office:value="-0.8157068" calcext:value-type="float">
            <text:p>-0.81570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22.87588" calcext:value-type="float">
            <text:p>22.87588</text:p>
          </table:table-cell>
          <table:table-cell office:value-type="float" office:value="1100.816" calcext:value-type="float">
            <text:p>1100.816</text:p>
          </table:table-cell>
          <table:table-cell office:value-type="float" office:value="12.48" calcext:value-type="float">
            <text:p>12.48</text:p>
          </table:table-cell>
          <table:table-cell office:value-type="float" office:value="-1.349897" calcext:value-type="float">
            <text:p>-1.349897</text:p>
          </table:table-cell>
          <table:table-cell office:value-type="float" office:value="0.1028022" calcext:value-type="float">
            <text:p>0.1028022</text:p>
          </table:table-cell>
          <table:table-cell office:value-type="float" office:value="19.71454" calcext:value-type="float">
            <text:p>19.71454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44404" calcext:value-type="float">
            <text:p>0.003244404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651" calcext:value-type="float">
            <text:p>2.453651</text:p>
          </table:table-cell>
          <table:table-cell office:value-type="float" office:value="-0.2041539" calcext:value-type="float">
            <text:p>-0.2041539</text:p>
          </table:table-cell>
          <table:table-cell office:value-type="float" office:value="-0.06419948" calcext:value-type="float">
            <text:p>-0.06419948</text:p>
          </table:table-cell>
          <table:table-cell office:value-type="float" office:value="0.0000001161888" calcext:value-type="float">
            <text:p>1.161888E-07</text:p>
          </table:table-cell>
          <table:table-cell office:value-type="float" office:value="18.84031" calcext:value-type="float">
            <text:p>18.84031</text:p>
          </table:table-cell>
          <table:table-cell office:value-type="float" office:value="1.773467" calcext:value-type="float">
            <text:p>1.773467</text:p>
          </table:table-cell>
          <table:table-cell office:value-type="float" office:value="0.1680791" calcext:value-type="float">
            <text:p>0.1680791</text:p>
          </table:table-cell>
          <table:table-cell office:value-type="float" office:value="0.1397194" calcext:value-type="float">
            <text:p>0.1397194</text:p>
          </table:table-cell>
          <table:table-cell office:value-type="float" office:value="0.03600746" calcext:value-type="float">
            <text:p>0.03600746</text:p>
          </table:table-cell>
          <table:table-cell office:value-type="float" office:value="0.03680273" calcext:value-type="float">
            <text:p>0.03680273</text:p>
          </table:table-cell>
          <table:table-cell office:value-type="float" office:value="0.01611068" calcext:value-type="float">
            <text:p>0.01611068</text:p>
          </table:table-cell>
          <table:table-cell office:value-type="float" office:value="0.01255815" calcext:value-type="float">
            <text:p>0.01255815</text:p>
          </table:table-cell>
          <table:table-cell office:value-type="float" office:value="0.02755212" calcext:value-type="float">
            <text:p>0.02755212</text:p>
          </table:table-cell>
          <table:table-cell office:value-type="float" office:value="0.0221439" calcext:value-type="float">
            <text:p>0.0221439</text:p>
          </table:table-cell>
          <table:table-cell office:value-type="float" office:value="0.01969427" calcext:value-type="float">
            <text:p>0.01969427</text:p>
          </table:table-cell>
          <table:table-cell office:value-type="float" office:value="0.02020556" calcext:value-type="float">
            <text:p>0.02020556</text:p>
          </table:table-cell>
          <table:table-cell office:value-type="float" office:value="0.03005538" calcext:value-type="float">
            <text:p>0.03005538</text:p>
          </table:table-cell>
          <table:table-cell office:value-type="float" office:value="0.005696337" calcext:value-type="float">
            <text:p>0.005696337</text:p>
          </table:table-cell>
          <table:table-cell office:value-type="float" office:value="0.004916402" calcext:value-type="float">
            <text:p>0.004916402</text:p>
          </table:table-cell>
          <table:table-cell office:value-type="float" office:value="0" calcext:value-type="float">
            <text:p>0</text:p>
          </table:table-cell>
          <table:table-cell office:value-type="float" office:value="13.34049" calcext:value-type="float">
            <text:p>13.34049</text:p>
          </table:table-cell>
          <table:table-cell office:value-type="float" office:value="29.66934" calcext:value-type="float">
            <text:p>29.66934</text:p>
          </table:table-cell>
          <table:table-cell office:value-type="float" office:value="51.31612" calcext:value-type="float">
            <text:p>51.31612</text:p>
          </table:table-cell>
          <table:table-cell office:value-type="float" office:value="63.47804" calcext:value-type="float">
            <text:p>63.47804</text:p>
          </table:table-cell>
          <table:table-cell office:value-type="float" office:value="68.32113" calcext:value-type="float">
            <text:p>68.32113</text:p>
          </table:table-cell>
          <table:table-cell office:value-type="float" office:value="31.70459" calcext:value-type="float">
            <text:p>31.70459</text:p>
          </table:table-cell>
          <table:table-cell office:value-type="float" office:value="16.10405" calcext:value-type="float">
            <text:p>16.10405</text:p>
          </table:table-cell>
          <table:table-cell office:value-type="float" office:value="7.038696" calcext:value-type="float">
            <text:p>7.038696</text:p>
          </table:table-cell>
          <table:table-cell office:value-type="float" office:value="1.761826" calcext:value-type="float">
            <text:p>1.761826</text:p>
          </table:table-cell>
          <table:table-cell office:value-type="float" office:value="0.5656993" calcext:value-type="float">
            <text:p>0.5656993</text:p>
          </table:table-cell>
          <table:table-cell office:value-type="float" office:value="0.2874548" calcext:value-type="float">
            <text:p>0.2874548</text:p>
          </table:table-cell>
          <table:table-cell office:value-type="float" office:value="0.5020127" calcext:value-type="float">
            <text:p>0.5020127</text:p>
          </table:table-cell>
          <table:table-cell office:value-type="float" office:value="0.3393769" calcext:value-type="float">
            <text:p>0.3393769</text:p>
          </table:table-cell>
          <table:table-cell office:value-type="float" office:value="0.3456585" calcext:value-type="float">
            <text:p>0.3456585</text:p>
          </table:table-cell>
          <table:table-cell office:value-type="float" office:value="0" calcext:value-type="float">
            <text:p>0</text:p>
          </table:table-cell>
          <table:table-cell office:value-type="float" office:value="224.3515" calcext:value-type="float">
            <text:p>224.3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009" calcext:value-type="float">
            <text:p>10.01009</text:p>
          </table:table-cell>
          <table:table-cell office:value-type="float" office:value="0" calcext:value-type="float">
            <text:p>0</text:p>
          </table:table-cell>
          <table:table-cell office:value-type="float" office:value="-0.8309812" calcext:value-type="float">
            <text:p>-0.83098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22.637" calcext:value-type="float">
            <text:p>22.637</text:p>
          </table:table-cell>
          <table:table-cell office:value-type="float" office:value="1100.806" calcext:value-type="float">
            <text:p>1100.806</text:p>
          </table:table-cell>
          <table:table-cell office:value-type="float" office:value="12.48" calcext:value-type="float">
            <text:p>12.48</text:p>
          </table:table-cell>
          <table:table-cell office:value-type="float" office:value="-1.537298" calcext:value-type="float">
            <text:p>-1.537298</text:p>
          </table:table-cell>
          <table:table-cell office:value-type="float" office:value="0.1548078" calcext:value-type="float">
            <text:p>0.1548078</text:p>
          </table:table-cell>
          <table:table-cell office:value-type="float" office:value="19.65628" calcext:value-type="float">
            <text:p>19.65628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57103" calcext:value-type="float">
            <text:p>0.003257103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665" calcext:value-type="float">
            <text:p>2.453665</text:p>
          </table:table-cell>
          <table:table-cell office:value-type="float" office:value="-0.2164332" calcext:value-type="float">
            <text:p>-0.2164332</text:p>
          </table:table-cell>
          <table:table-cell office:value-type="float" office:value="-0.06428897" calcext:value-type="float">
            <text:p>-0.06428897</text:p>
          </table:table-cell>
          <table:table-cell office:value-type="float" office:value="0.0000001181171" calcext:value-type="float">
            <text:p>1.181171E-07</text:p>
          </table:table-cell>
          <table:table-cell office:value-type="float" office:value="18.56576" calcext:value-type="float">
            <text:p>18.56576</text:p>
          </table:table-cell>
          <table:table-cell office:value-type="float" office:value="3.387255" calcext:value-type="float">
            <text:p>3.387255</text:p>
          </table:table-cell>
          <table:table-cell office:value-type="float" office:value="0.6703403" calcext:value-type="float">
            <text:p>0.6703403</text:p>
          </table:table-cell>
          <table:table-cell office:value-type="float" office:value="0.4029438" calcext:value-type="float">
            <text:p>0.4029438</text:p>
          </table:table-cell>
          <table:table-cell office:value-type="float" office:value="0.04184057" calcext:value-type="float">
            <text:p>0.04184057</text:p>
          </table:table-cell>
          <table:table-cell office:value-type="float" office:value="0.0401605" calcext:value-type="float">
            <text:p>0.0401605</text:p>
          </table:table-cell>
          <table:table-cell office:value-type="float" office:value="0.01595759" calcext:value-type="float">
            <text:p>0.01595759</text:p>
          </table:table-cell>
          <table:table-cell office:value-type="float" office:value="0.01217676" calcext:value-type="float">
            <text:p>0.01217676</text:p>
          </table:table-cell>
          <table:table-cell office:value-type="float" office:value="0.02768264" calcext:value-type="float">
            <text:p>0.02768264</text:p>
          </table:table-cell>
          <table:table-cell office:value-type="float" office:value="0.02221939" calcext:value-type="float">
            <text:p>0.02221939</text:p>
          </table:table-cell>
          <table:table-cell office:value-type="float" office:value="0.0196959" calcext:value-type="float">
            <text:p>0.0196959</text:p>
          </table:table-cell>
          <table:table-cell office:value-type="float" office:value="0.02014681" calcext:value-type="float">
            <text:p>0.02014681</text:p>
          </table:table-cell>
          <table:table-cell office:value-type="float" office:value="0.02990166" calcext:value-type="float">
            <text:p>0.02990166</text:p>
          </table:table-cell>
          <table:table-cell office:value-type="float" office:value="0.00569432" calcext:value-type="float">
            <text:p>0.00569432</text:p>
          </table:table-cell>
          <table:table-cell office:value-type="float" office:value="0.004914892" calcext:value-type="float">
            <text:p>0.004914892</text:p>
          </table:table-cell>
          <table:table-cell office:value-type="float" office:value="0" calcext:value-type="float">
            <text:p>0</text:p>
          </table:table-cell>
          <table:table-cell office:value-type="float" office:value="10.45142" calcext:value-type="float">
            <text:p>10.45142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50.80468" calcext:value-type="float">
            <text:p>50.80468</text:p>
          </table:table-cell>
          <table:table-cell office:value-type="float" office:value="61.44035" calcext:value-type="float">
            <text:p>61.44035</text:p>
          </table:table-cell>
          <table:table-cell office:value-type="float" office:value="66.01505" calcext:value-type="float">
            <text:p>66.01505</text:p>
          </table:table-cell>
          <table:table-cell office:value-type="float" office:value="30.69724" calcext:value-type="float">
            <text:p>30.69724</text:p>
          </table:table-cell>
          <table:table-cell office:value-type="float" office:value="16.092" calcext:value-type="float">
            <text:p>16.092</text:p>
          </table:table-cell>
          <table:table-cell office:value-type="float" office:value="7.523403" calcext:value-type="float">
            <text:p>7.523403</text:p>
          </table:table-cell>
          <table:table-cell office:value-type="float" office:value="1.838622" calcext:value-type="float">
            <text:p>1.838622</text:p>
          </table:table-cell>
          <table:table-cell office:value-type="float" office:value="0.5714215" calcext:value-type="float">
            <text:p>0.5714215</text:p>
          </table:table-cell>
          <table:table-cell office:value-type="float" office:value="0.2890123" calcext:value-type="float">
            <text:p>0.2890123</text:p>
          </table:table-cell>
          <table:table-cell office:value-type="float" office:value="0.5043993" calcext:value-type="float">
            <text:p>0.5043993</text:p>
          </table:table-cell>
          <table:table-cell office:value-type="float" office:value="0.3395129" calcext:value-type="float">
            <text:p>0.3395129</text:p>
          </table:table-cell>
          <table:table-cell office:value-type="float" office:value="0.3456638" calcext:value-type="float">
            <text:p>0.3456638</text:p>
          </table:table-cell>
          <table:table-cell office:value-type="float" office:value="0" calcext:value-type="float">
            <text:p>0</text:p>
          </table:table-cell>
          <table:table-cell office:value-type="float" office:value="586.9906" calcext:value-type="float">
            <text:p>586.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5102" calcext:value-type="float">
            <text:p>10.25102</text:p>
          </table:table-cell>
          <table:table-cell office:value-type="float" office:value="0" calcext:value-type="float">
            <text:p>0</text:p>
          </table:table-cell>
          <table:table-cell office:value-type="float" office:value="-0.874343" calcext:value-type="float">
            <text:p>-0.8743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22.38409" calcext:value-type="float">
            <text:p>22.38409</text:p>
          </table:table-cell>
          <table:table-cell office:value-type="float" office:value="1100.793" calcext:value-type="float">
            <text:p>1100.793</text:p>
          </table:table-cell>
          <table:table-cell office:value-type="float" office:value="12.48" calcext:value-type="float">
            <text:p>12.48</text:p>
          </table:table-cell>
          <table:table-cell office:value-type="float" office:value="-1.769884" calcext:value-type="float">
            <text:p>-1.769884</text:p>
          </table:table-cell>
          <table:table-cell office:value-type="float" office:value="0.1694909" calcext:value-type="float">
            <text:p>0.1694909</text:p>
          </table:table-cell>
          <table:table-cell office:value-type="float" office:value="19.5811" calcext:value-type="float">
            <text:p>19.5811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69821" calcext:value-type="float">
            <text:p>0.003269821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688" calcext:value-type="float">
            <text:p>2.453688</text:p>
          </table:table-cell>
          <table:table-cell office:value-type="float" office:value="-0.2377035" calcext:value-type="float">
            <text:p>-0.2377035</text:p>
          </table:table-cell>
          <table:table-cell office:value-type="float" office:value="-0.06429122" calcext:value-type="float">
            <text:p>-0.06429122</text:p>
          </table:table-cell>
          <table:table-cell office:value-type="float" office:value="0.0000001182934" calcext:value-type="float">
            <text:p>1.182934E-07</text:p>
          </table:table-cell>
          <table:table-cell office:value-type="float" office:value="18.3385" calcext:value-type="float">
            <text:p>18.3385</text:p>
          </table:table-cell>
          <table:table-cell office:value-type="float" office:value="4.048771" calcext:value-type="float">
            <text:p>4.048771</text:p>
          </table:table-cell>
          <table:table-cell office:value-type="float" office:value="0.7395572" calcext:value-type="float">
            <text:p>0.7395572</text:p>
          </table:table-cell>
          <table:table-cell office:value-type="float" office:value="0.4691078" calcext:value-type="float">
            <text:p>0.4691078</text:p>
          </table:table-cell>
          <table:table-cell office:value-type="float" office:value="0.04737024" calcext:value-type="float">
            <text:p>0.04737024</text:p>
          </table:table-cell>
          <table:table-cell office:value-type="float" office:value="0.04467208" calcext:value-type="float">
            <text:p>0.04467208</text:p>
          </table:table-cell>
          <table:table-cell office:value-type="float" office:value="0.01600975" calcext:value-type="float">
            <text:p>0.01600975</text:p>
          </table:table-cell>
          <table:table-cell office:value-type="float" office:value="0.01184846" calcext:value-type="float">
            <text:p>0.01184846</text:p>
          </table:table-cell>
          <table:table-cell office:value-type="float" office:value="0.02769154" calcext:value-type="float">
            <text:p>0.02769154</text:p>
          </table:table-cell>
          <table:table-cell office:value-type="float" office:value="0.02229645" calcext:value-type="float">
            <text:p>0.02229645</text:p>
          </table:table-cell>
          <table:table-cell office:value-type="float" office:value="0.01970213" calcext:value-type="float">
            <text:p>0.01970213</text:p>
          </table:table-cell>
          <table:table-cell office:value-type="float" office:value="0.02009083" calcext:value-type="float">
            <text:p>0.02009083</text:p>
          </table:table-cell>
          <table:table-cell office:value-type="float" office:value="0.02975271" calcext:value-type="float">
            <text:p>0.02975271</text:p>
          </table:table-cell>
          <table:table-cell office:value-type="float" office:value="0.005692007" calcext:value-type="float">
            <text:p>0.005692007</text:p>
          </table:table-cell>
          <table:table-cell office:value-type="float" office:value="0.004913359" calcext:value-type="float">
            <text:p>0.004913359</text:p>
          </table:table-cell>
          <table:table-cell office:value-type="float" office:value="0" calcext:value-type="float">
            <text:p>0</text:p>
          </table:table-cell>
          <table:table-cell office:value-type="float" office:value="8.826431" calcext:value-type="float">
            <text:p>8.826431</text:p>
          </table:table-cell>
          <table:table-cell office:value-type="float" office:value="34.25737" calcext:value-type="float">
            <text:p>34.25737</text:p>
          </table:table-cell>
          <table:table-cell office:value-type="float" office:value="50.77037" calcext:value-type="float">
            <text:p>50.77037</text:p>
          </table:table-cell>
          <table:table-cell office:value-type="float" office:value="59.87313" calcext:value-type="float">
            <text:p>59.87313</text:p>
          </table:table-cell>
          <table:table-cell office:value-type="float" office:value="64.37928" calcext:value-type="float">
            <text:p>64.37928</text:p>
          </table:table-cell>
          <table:table-cell office:value-type="float" office:value="29.80686" calcext:value-type="float">
            <text:p>29.80686</text:p>
          </table:table-cell>
          <table:table-cell office:value-type="float" office:value="15.89868" calcext:value-type="float">
            <text:p>15.89868</text:p>
          </table:table-cell>
          <table:table-cell office:value-type="float" office:value="7.708565" calcext:value-type="float">
            <text:p>7.708565</text:p>
          </table:table-cell>
          <table:table-cell office:value-type="float" office:value="1.924089" calcext:value-type="float">
            <text:p>1.924089</text:p>
          </table:table-cell>
          <table:table-cell office:value-type="float" office:value="0.5784807" calcext:value-type="float">
            <text:p>0.5784807</text:p>
          </table:table-cell>
          <table:table-cell office:value-type="float" office:value="0.2906716" calcext:value-type="float">
            <text:p>0.2906716</text:p>
          </table:table-cell>
          <table:table-cell office:value-type="float" office:value="0.506822" calcext:value-type="float">
            <text:p>0.506822</text:p>
          </table:table-cell>
          <table:table-cell office:value-type="float" office:value="0.3396292" calcext:value-type="float">
            <text:p>0.3396292</text:p>
          </table:table-cell>
          <table:table-cell office:value-type="float" office:value="0.3456691" calcext:value-type="float">
            <text:p>0.3456691</text:p>
          </table:table-cell>
          <table:table-cell office:value-type="float" office:value="0" calcext:value-type="float">
            <text:p>0</text:p>
          </table:table-cell>
          <table:table-cell office:value-type="float" office:value="915.3242" calcext:value-type="float">
            <text:p>915.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0729" calcext:value-type="float">
            <text:p>10.50729</text:p>
          </table:table-cell>
          <table:table-cell office:value-type="float" office:value="0" calcext:value-type="float">
            <text:p>0</text:p>
          </table:table-cell>
          <table:table-cell office:value-type="float" office:value="-0.9378424" calcext:value-type="float">
            <text:p>-0.93784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22.17729" calcext:value-type="float">
            <text:p>22.17729</text:p>
          </table:table-cell>
          <table:table-cell office:value-type="float" office:value="1100.776" calcext:value-type="float">
            <text:p>1100.776</text:p>
          </table:table-cell>
          <table:table-cell office:value-type="float" office:value="12.48" calcext:value-type="float">
            <text:p>12.48</text:p>
          </table:table-cell>
          <table:table-cell office:value-type="float" office:value="-2.02604" calcext:value-type="float">
            <text:p>-2.02604</text:p>
          </table:table-cell>
          <table:table-cell office:value-type="float" office:value="0.1535644" calcext:value-type="float">
            <text:p>0.1535644</text:p>
          </table:table-cell>
          <table:table-cell office:value-type="float" office:value="19.51225" calcext:value-type="float">
            <text:p>19.51225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82539" calcext:value-type="float">
            <text:p>0.003282539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711" calcext:value-type="float">
            <text:p>2.453711</text:p>
          </table:table-cell>
          <table:table-cell office:value-type="float" office:value="-0.2512313" calcext:value-type="float">
            <text:p>-0.2512313</text:p>
          </table:table-cell>
          <table:table-cell office:value-type="float" office:value="-0.06428863" calcext:value-type="float">
            <text:p>-0.06428863</text:p>
          </table:table-cell>
          <table:table-cell office:value-type="float" office:value="0.0000001184801" calcext:value-type="float">
            <text:p>1.184801E-07</text:p>
          </table:table-cell>
          <table:table-cell office:value-type="float" office:value="18.25675" calcext:value-type="float">
            <text:p>18.25675</text:p>
          </table:table-cell>
          <table:table-cell office:value-type="float" office:value="4.132704" calcext:value-type="float">
            <text:p>4.132704</text:p>
          </table:table-cell>
          <table:table-cell office:value-type="float" office:value="0.4939559" calcext:value-type="float">
            <text:p>0.4939559</text:p>
          </table:table-cell>
          <table:table-cell office:value-type="float" office:value="0.3260925" calcext:value-type="float">
            <text:p>0.3260925</text:p>
          </table:table-cell>
          <table:table-cell office:value-type="float" office:value="0.04878952" calcext:value-type="float">
            <text:p>0.04878952</text:p>
          </table:table-cell>
          <table:table-cell office:value-type="float" office:value="0.04665975" calcext:value-type="float">
            <text:p>0.04665975</text:p>
          </table:table-cell>
          <table:table-cell office:value-type="float" office:value="0.0160843" calcext:value-type="float">
            <text:p>0.0160843</text:p>
          </table:table-cell>
          <table:table-cell office:value-type="float" office:value="0.01159852" calcext:value-type="float">
            <text:p>0.01159852</text:p>
          </table:table-cell>
          <table:table-cell office:value-type="float" office:value="0.02763096" calcext:value-type="float">
            <text:p>0.02763096</text:p>
          </table:table-cell>
          <table:table-cell office:value-type="float" office:value="0.02236783" calcext:value-type="float">
            <text:p>0.02236783</text:p>
          </table:table-cell>
          <table:table-cell office:value-type="float" office:value="0.01971169" calcext:value-type="float">
            <text:p>0.01971169</text:p>
          </table:table-cell>
          <table:table-cell office:value-type="float" office:value="0.02003753" calcext:value-type="float">
            <text:p>0.02003753</text:p>
          </table:table-cell>
          <table:table-cell office:value-type="float" office:value="0.02960833" calcext:value-type="float">
            <text:p>0.02960833</text:p>
          </table:table-cell>
          <table:table-cell office:value-type="float" office:value="0.005689511" calcext:value-type="float">
            <text:p>0.005689511</text:p>
          </table:table-cell>
          <table:table-cell office:value-type="float" office:value="0.004911825" calcext:value-type="float">
            <text:p>0.004911825</text:p>
          </table:table-cell>
          <table:table-cell office:value-type="float" office:value="0" calcext:value-type="float">
            <text:p>0</text:p>
          </table:table-cell>
          <table:table-cell office:value-type="float" office:value="8.188525" calcext:value-type="float">
            <text:p>8.188525</text:p>
          </table:table-cell>
          <table:table-cell office:value-type="float" office:value="36.68572" calcext:value-type="float">
            <text:p>36.68572</text:p>
          </table:table-cell>
          <table:table-cell office:value-type="float" office:value="51.35862" calcext:value-type="float">
            <text:p>51.35862</text:p>
          </table:table-cell>
          <table:table-cell office:value-type="float" office:value="58.6591" calcext:value-type="float">
            <text:p>58.6591</text:p>
          </table:table-cell>
          <table:table-cell office:value-type="float" office:value="63.00721" calcext:value-type="float">
            <text:p>63.00721</text:p>
          </table:table-cell>
          <table:table-cell office:value-type="float" office:value="28.97396" calcext:value-type="float">
            <text:p>28.97396</text:p>
          </table:table-cell>
          <table:table-cell office:value-type="float" office:value="15.4139" calcext:value-type="float">
            <text:p>15.4139</text:p>
          </table:table-cell>
          <table:table-cell office:value-type="float" office:value="7.771107" calcext:value-type="float">
            <text:p>7.771107</text:p>
          </table:table-cell>
          <table:table-cell office:value-type="float" office:value="2.013658" calcext:value-type="float">
            <text:p>2.013658</text:p>
          </table:table-cell>
          <table:table-cell office:value-type="float" office:value="0.5871434" calcext:value-type="float">
            <text:p>0.5871434</text:p>
          </table:table-cell>
          <table:table-cell office:value-type="float" office:value="0.2924741" calcext:value-type="float">
            <text:p>0.2924741</text:p>
          </table:table-cell>
          <table:table-cell office:value-type="float" office:value="0.5092753" calcext:value-type="float">
            <text:p>0.5092753</text:p>
          </table:table-cell>
          <table:table-cell office:value-type="float" office:value="0.3397344" calcext:value-type="float">
            <text:p>0.3397344</text:p>
          </table:table-cell>
          <table:table-cell office:value-type="float" office:value="0.3456745" calcext:value-type="float">
            <text:p>0.3456745</text:p>
          </table:table-cell>
          <table:table-cell office:value-type="float" office:value="0" calcext:value-type="float">
            <text:p>0</text:p>
          </table:table-cell>
          <table:table-cell office:value-type="float" office:value="1017.678" calcext:value-type="float">
            <text:p>1017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2261" calcext:value-type="float">
            <text:p>10.72261</text:p>
          </table:table-cell>
          <table:table-cell office:value-type="float" office:value="0" calcext:value-type="float">
            <text:p>0</text:p>
          </table:table-cell>
          <table:table-cell office:value-type="float" office:value="-0.9717927" calcext:value-type="float">
            <text:p>-0.97179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22.03927" calcext:value-type="float">
            <text:p>22.03927</text:p>
          </table:table-cell>
          <table:table-cell office:value-type="float" office:value="1100.756" calcext:value-type="float">
            <text:p>1100.756</text:p>
          </table:table-cell>
          <table:table-cell office:value-type="float" office:value="12.48" calcext:value-type="float">
            <text:p>12.48</text:p>
          </table:table-cell>
          <table:table-cell office:value-type="float" office:value="-2.284023" calcext:value-type="float">
            <text:p>-2.284023</text:p>
          </table:table-cell>
          <table:table-cell office:value-type="float" office:value="0.1279385" calcext:value-type="float">
            <text:p>0.1279385</text:p>
          </table:table-cell>
          <table:table-cell office:value-type="float" office:value="19.43308" calcext:value-type="float">
            <text:p>19.43308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295277" calcext:value-type="float">
            <text:p>0.003295277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79" calcext:value-type="float">
            <text:p>2.45379</text:p>
          </table:table-cell>
          <table:table-cell office:value-type="float" office:value="-0.2528361" calcext:value-type="float">
            <text:p>-0.2528361</text:p>
          </table:table-cell>
          <table:table-cell office:value-type="float" office:value="-0.0658472" calcext:value-type="float">
            <text:p>-0.0658472</text:p>
          </table:table-cell>
          <table:table-cell office:value-type="float" office:value="0.0000001229243" calcext:value-type="float">
            <text:p>1.229243E-07</text:p>
          </table:table-cell>
          <table:table-cell office:value-type="float" office:value="18.2361" calcext:value-type="float">
            <text:p>18.2361</text:p>
          </table:table-cell>
          <table:table-cell office:value-type="float" office:value="2.52126" calcext:value-type="float">
            <text:p>2.52126</text:p>
          </table:table-cell>
          <table:table-cell office:value-type="float" office:value="0.3676205" calcext:value-type="float">
            <text:p>0.3676205</text:p>
          </table:table-cell>
          <table:table-cell office:value-type="float" office:value="0.2534605" calcext:value-type="float">
            <text:p>0.2534605</text:p>
          </table:table-cell>
          <table:table-cell office:value-type="float" office:value="0.04458614" calcext:value-type="float">
            <text:p>0.04458614</text:p>
          </table:table-cell>
          <table:table-cell office:value-type="float" office:value="0.04193692" calcext:value-type="float">
            <text:p>0.04193692</text:p>
          </table:table-cell>
          <table:table-cell office:value-type="float" office:value="0.01606288" calcext:value-type="float">
            <text:p>0.01606288</text:p>
          </table:table-cell>
          <table:table-cell office:value-type="float" office:value="0.01148484" calcext:value-type="float">
            <text:p>0.01148484</text:p>
          </table:table-cell>
          <table:table-cell office:value-type="float" office:value="0.02756873" calcext:value-type="float">
            <text:p>0.02756873</text:p>
          </table:table-cell>
          <table:table-cell office:value-type="float" office:value="0.02243578" calcext:value-type="float">
            <text:p>0.02243578</text:p>
          </table:table-cell>
          <table:table-cell office:value-type="float" office:value="0.01972322" calcext:value-type="float">
            <text:p>0.01972322</text:p>
          </table:table-cell>
          <table:table-cell office:value-type="float" office:value="0.01998651" calcext:value-type="float">
            <text:p>0.01998651</text:p>
          </table:table-cell>
          <table:table-cell office:value-type="float" office:value="0.02946813" calcext:value-type="float">
            <text:p>0.02946813</text:p>
          </table:table-cell>
          <table:table-cell office:value-type="float" office:value="0.005686923" calcext:value-type="float">
            <text:p>0.005686923</text:p>
          </table:table-cell>
          <table:table-cell office:value-type="float" office:value="0.004910239" calcext:value-type="float">
            <text:p>0.004910239</text:p>
          </table:table-cell>
          <table:table-cell office:value-type="float" office:value="0" calcext:value-type="float">
            <text:p>0</text:p>
          </table:table-cell>
          <table:table-cell office:value-type="float" office:value="6.075792" calcext:value-type="float">
            <text:p>6.075792</text:p>
          </table:table-cell>
          <table:table-cell office:value-type="float" office:value="25.74134" calcext:value-type="float">
            <text:p>25.74134</text:p>
          </table:table-cell>
          <table:table-cell office:value-type="float" office:value="48.97939" calcext:value-type="float">
            <text:p>48.97939</text:p>
          </table:table-cell>
          <table:table-cell office:value-type="float" office:value="61.67003" calcext:value-type="float">
            <text:p>61.67003</text:p>
          </table:table-cell>
          <table:table-cell office:value-type="float" office:value="66.99358" calcext:value-type="float">
            <text:p>66.99358</text:p>
          </table:table-cell>
          <table:table-cell office:value-type="float" office:value="30.21393" calcext:value-type="float">
            <text:p>30.21393</text:p>
          </table:table-cell>
          <table:table-cell office:value-type="float" office:value="15.43962" calcext:value-type="float">
            <text:p>15.43962</text:p>
          </table:table-cell>
          <table:table-cell office:value-type="float" office:value="7.819073" calcext:value-type="float">
            <text:p>7.819073</text:p>
          </table:table-cell>
          <table:table-cell office:value-type="float" office:value="2.10515" calcext:value-type="float">
            <text:p>2.10515</text:p>
          </table:table-cell>
          <table:table-cell office:value-type="float" office:value="0.5973307" calcext:value-type="float">
            <text:p>0.5973307</text:p>
          </table:table-cell>
          <table:table-cell office:value-type="float" office:value="0.2944438" calcext:value-type="float">
            <text:p>0.2944438</text:p>
          </table:table-cell>
          <table:table-cell office:value-type="float" office:value="0.5117562" calcext:value-type="float">
            <text:p>0.5117562</text:p>
          </table:table-cell>
          <table:table-cell office:value-type="float" office:value="0.3398352" calcext:value-type="float">
            <text:p>0.3398352</text:p>
          </table:table-cell>
          <table:table-cell office:value-type="float" office:value="0.3456798" calcext:value-type="float">
            <text:p>0.3456798</text:p>
          </table:table-cell>
          <table:table-cell office:value-type="float" office:value="0" calcext:value-type="float">
            <text:p>0</text:p>
          </table:table-cell>
          <table:table-cell office:value-type="float" office:value="918.4891" calcext:value-type="float">
            <text:p>918.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7045" calcext:value-type="float">
            <text:p>10.87045</text:p>
          </table:table-cell>
          <table:table-cell office:value-type="float" office:value="0" calcext:value-type="float">
            <text:p>0</text:p>
          </table:table-cell>
          <table:table-cell office:value-type="float" office:value="-0.979355" calcext:value-type="float">
            <text:p>-0.9793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21.91587" calcext:value-type="float">
            <text:p>21.91587</text:p>
          </table:table-cell>
          <table:table-cell office:value-type="float" office:value="1100.744" calcext:value-type="float">
            <text:p>1100.744</text:p>
          </table:table-cell>
          <table:table-cell office:value-type="float" office:value="12.48" calcext:value-type="float">
            <text:p>12.48</text:p>
          </table:table-cell>
          <table:table-cell office:value-type="float" office:value="-2.515936" calcext:value-type="float">
            <text:p>-2.515936</text:p>
          </table:table-cell>
          <table:table-cell office:value-type="float" office:value="0.1126143" calcext:value-type="float">
            <text:p>0.1126143</text:p>
          </table:table-cell>
          <table:table-cell office:value-type="float" office:value="19.32865" calcext:value-type="float">
            <text:p>19.32865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07997" calcext:value-type="float">
            <text:p>0.003307997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818" calcext:value-type="float">
            <text:p>2.453818</text:p>
          </table:table-cell>
          <table:table-cell office:value-type="float" office:value="-0.2557817" calcext:value-type="float">
            <text:p>-0.2557817</text:p>
          </table:table-cell>
          <table:table-cell office:value-type="float" office:value="-0.06944559" calcext:value-type="float">
            <text:p>-0.06944559</text:p>
          </table:table-cell>
          <table:table-cell office:value-type="float" office:value="0.0000001232374" calcext:value-type="float">
            <text:p>1.232374E-07</text:p>
          </table:table-cell>
          <table:table-cell office:value-type="float" office:value="18.21715" calcext:value-type="float">
            <text:p>18.21715</text:p>
          </table:table-cell>
          <table:table-cell office:value-type="float" office:value="1.731327" calcext:value-type="float">
            <text:p>1.731327</text:p>
          </table:table-cell>
          <table:table-cell office:value-type="float" office:value="0.2505399" calcext:value-type="float">
            <text:p>0.2505399</text:p>
          </table:table-cell>
          <table:table-cell office:value-type="float" office:value="0.2154544" calcext:value-type="float">
            <text:p>0.2154544</text:p>
          </table:table-cell>
          <table:table-cell office:value-type="float" office:value="0.03974364" calcext:value-type="float">
            <text:p>0.03974364</text:p>
          </table:table-cell>
          <table:table-cell office:value-type="float" office:value="0.03952928" calcext:value-type="float">
            <text:p>0.03952928</text:p>
          </table:table-cell>
          <table:table-cell office:value-type="float" office:value="0.01630834" calcext:value-type="float">
            <text:p>0.01630834</text:p>
          </table:table-cell>
          <table:table-cell office:value-type="float" office:value="0.01179467" calcext:value-type="float">
            <text:p>0.01179467</text:p>
          </table:table-cell>
          <table:table-cell office:value-type="float" office:value="0.02764686" calcext:value-type="float">
            <text:p>0.02764686</text:p>
          </table:table-cell>
          <table:table-cell office:value-type="float" office:value="0.02251487" calcext:value-type="float">
            <text:p>0.02251487</text:p>
          </table:table-cell>
          <table:table-cell office:value-type="float" office:value="0.01973622" calcext:value-type="float">
            <text:p>0.01973622</text:p>
          </table:table-cell>
          <table:table-cell office:value-type="float" office:value="0.01993744" calcext:value-type="float">
            <text:p>0.01993744</text:p>
          </table:table-cell>
          <table:table-cell office:value-type="float" office:value="0.02933149" calcext:value-type="float">
            <text:p>0.02933149</text:p>
          </table:table-cell>
          <table:table-cell office:value-type="float" office:value="0.005684356" calcext:value-type="float">
            <text:p>0.005684356</text:p>
          </table:table-cell>
          <table:table-cell office:value-type="float" office:value="0.004908642" calcext:value-type="float">
            <text:p>0.004908642</text:p>
          </table:table-cell>
          <table:table-cell office:value-type="float" office:value="0" calcext:value-type="float">
            <text:p>0</text:p>
          </table:table-cell>
          <table:table-cell office:value-type="float" office:value="9.505987" calcext:value-type="float">
            <text:p>9.505987</text:p>
          </table:table-cell>
          <table:table-cell office:value-type="float" office:value="21.05409" calcext:value-type="float">
            <text:p>21.05409</text:p>
          </table:table-cell>
          <table:table-cell office:value-type="float" office:value="41.26472" calcext:value-type="float">
            <text:p>41.26472</text:p>
          </table:table-cell>
          <table:table-cell office:value-type="float" office:value="55.02787" calcext:value-type="float">
            <text:p>55.02787</text:p>
          </table:table-cell>
          <table:table-cell office:value-type="float" office:value="61.68908" calcext:value-type="float">
            <text:p>61.68908</text:p>
          </table:table-cell>
          <table:table-cell office:value-type="float" office:value="32.71581" calcext:value-type="float">
            <text:p>32.71581</text:p>
          </table:table-cell>
          <table:table-cell office:value-type="float" office:value="18.42892" calcext:value-type="float">
            <text:p>18.42892</text:p>
          </table:table-cell>
          <table:table-cell office:value-type="float" office:value="8.450278" calcext:value-type="float">
            <text:p>8.450278</text:p>
          </table:table-cell>
          <table:table-cell office:value-type="float" office:value="2.207257" calcext:value-type="float">
            <text:p>2.207257</text:p>
          </table:table-cell>
          <table:table-cell office:value-type="float" office:value="0.6087344" calcext:value-type="float">
            <text:p>0.6087344</text:p>
          </table:table-cell>
          <table:table-cell office:value-type="float" office:value="0.2966014" calcext:value-type="float">
            <text:p>0.2966014</text:p>
          </table:table-cell>
          <table:table-cell office:value-type="float" office:value="0.5142641" calcext:value-type="float">
            <text:p>0.5142641</text:p>
          </table:table-cell>
          <table:table-cell office:value-type="float" office:value="0.3399411" calcext:value-type="float">
            <text:p>0.3399411</text:p>
          </table:table-cell>
          <table:table-cell office:value-type="float" office:value="0.345685" calcext:value-type="float">
            <text:p>0.345685</text:p>
          </table:table-cell>
          <table:table-cell office:value-type="float" office:value="0" calcext:value-type="float">
            <text:p>0</text:p>
          </table:table-cell>
          <table:table-cell office:value-type="float" office:value="856.8262" calcext:value-type="float">
            <text:p>856.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9815" calcext:value-type="float">
            <text:p>10.99815</text:p>
          </table:table-cell>
          <table:table-cell office:value-type="float" office:value="0" calcext:value-type="float">
            <text:p>0</text:p>
          </table:table-cell>
          <table:table-cell office:value-type="float" office:value="-1.003354" calcext:value-type="float">
            <text:p>-1.0033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21.78901" calcext:value-type="float">
            <text:p>21.78901</text:p>
          </table:table-cell>
          <table:table-cell office:value-type="float" office:value="1100.727" calcext:value-type="float">
            <text:p>1100.727</text:p>
          </table:table-cell>
          <table:table-cell office:value-type="float" office:value="12.48" calcext:value-type="float">
            <text:p>12.48</text:p>
          </table:table-cell>
          <table:table-cell office:value-type="float" office:value="-2.790369" calcext:value-type="float">
            <text:p>-2.790369</text:p>
          </table:table-cell>
          <table:table-cell office:value-type="float" office:value="0.1035559" calcext:value-type="float">
            <text:p>0.1035559</text:p>
          </table:table-cell>
          <table:table-cell office:value-type="float" office:value="19.20397" calcext:value-type="float">
            <text:p>19.20397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20716" calcext:value-type="float">
            <text:p>0.003320716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842" calcext:value-type="float">
            <text:p>2.453842</text:p>
          </table:table-cell>
          <table:table-cell office:value-type="float" office:value="-0.256283" calcext:value-type="float">
            <text:p>-0.256283</text:p>
          </table:table-cell>
          <table:table-cell office:value-type="float" office:value="-0.07284494" calcext:value-type="float">
            <text:p>-0.07284494</text:p>
          </table:table-cell>
          <table:table-cell office:value-type="float" office:value="0.0000001290599" calcext:value-type="float">
            <text:p>1.290599E-07</text:p>
          </table:table-cell>
          <table:table-cell office:value-type="float" office:value="18.19679" calcext:value-type="float">
            <text:p>18.19679</text:p>
          </table:table-cell>
          <table:table-cell office:value-type="float" office:value="1.389309" calcext:value-type="float">
            <text:p>1.389309</text:p>
          </table:table-cell>
          <table:table-cell office:value-type="float" office:value="0.1929089" calcext:value-type="float">
            <text:p>0.1929089</text:p>
          </table:table-cell>
          <table:table-cell office:value-type="float" office:value="0.1650802" calcext:value-type="float">
            <text:p>0.1650802</text:p>
          </table:table-cell>
          <table:table-cell office:value-type="float" office:value="0.03789765" calcext:value-type="float">
            <text:p>0.03789765</text:p>
          </table:table-cell>
          <table:table-cell office:value-type="float" office:value="0.03786917" calcext:value-type="float">
            <text:p>0.03786917</text:p>
          </table:table-cell>
          <table:table-cell office:value-type="float" office:value="0.01606172" calcext:value-type="float">
            <text:p>0.01606172</text:p>
          </table:table-cell>
          <table:table-cell office:value-type="float" office:value="0.0115904" calcext:value-type="float">
            <text:p>0.0115904</text:p>
          </table:table-cell>
          <table:table-cell office:value-type="float" office:value="0.02766143" calcext:value-type="float">
            <text:p>0.02766143</text:p>
          </table:table-cell>
          <table:table-cell office:value-type="float" office:value="0.0226344" calcext:value-type="float">
            <text:p>0.0226344</text:p>
          </table:table-cell>
          <table:table-cell office:value-type="float" office:value="0.01975555" calcext:value-type="float">
            <text:p>0.01975555</text:p>
          </table:table-cell>
          <table:table-cell office:value-type="float" office:value="0.01989072" calcext:value-type="float">
            <text:p>0.01989072</text:p>
          </table:table-cell>
          <table:table-cell office:value-type="float" office:value="0.02919795" calcext:value-type="float">
            <text:p>0.02919795</text:p>
          </table:table-cell>
          <table:table-cell office:value-type="float" office:value="0.005681865" calcext:value-type="float">
            <text:p>0.005681865</text:p>
          </table:table-cell>
          <table:table-cell office:value-type="float" office:value="0.004907021" calcext:value-type="float">
            <text:p>0.004907021</text:p>
          </table:table-cell>
          <table:table-cell office:value-type="float" office:value="0" calcext:value-type="float">
            <text:p>0</text:p>
          </table:table-cell>
          <table:table-cell office:value-type="float" office:value="10.89373" calcext:value-type="float">
            <text:p>10.89373</text:p>
          </table:table-cell>
          <table:table-cell office:value-type="float" office:value="23.04632" calcext:value-type="float">
            <text:p>23.04632</text:p>
          </table:table-cell>
          <table:table-cell office:value-type="float" office:value="40.80246" calcext:value-type="float">
            <text:p>40.80246</text:p>
          </table:table-cell>
          <table:table-cell office:value-type="float" office:value="52.49255" calcext:value-type="float">
            <text:p>52.49255</text:p>
          </table:table-cell>
          <table:table-cell office:value-type="float" office:value="58.69263" calcext:value-type="float">
            <text:p>58.69263</text:p>
          </table:table-cell>
          <table:table-cell office:value-type="float" office:value="31.40001" calcext:value-type="float">
            <text:p>31.40001</text:p>
          </table:table-cell>
          <table:table-cell office:value-type="float" office:value="18.1507" calcext:value-type="float">
            <text:p>18.1507</text:p>
          </table:table-cell>
          <table:table-cell office:value-type="float" office:value="8.835248" calcext:value-type="float">
            <text:p>8.835248</text:p>
          </table:table-cell>
          <table:table-cell office:value-type="float" office:value="2.371778" calcext:value-type="float">
            <text:p>2.371778</text:p>
          </table:table-cell>
          <table:table-cell office:value-type="float" office:value="0.6235351" calcext:value-type="float">
            <text:p>0.6235351</text:p>
          </table:table-cell>
          <table:table-cell office:value-type="float" office:value="0.2990327" calcext:value-type="float">
            <text:p>0.2990327</text:p>
          </table:table-cell>
          <table:table-cell office:value-type="float" office:value="0.5167984" calcext:value-type="float">
            <text:p>0.5167984</text:p>
          </table:table-cell>
          <table:table-cell office:value-type="float" office:value="0.3400606" calcext:value-type="float">
            <text:p>0.3400606</text:p>
          </table:table-cell>
          <table:table-cell office:value-type="float" office:value="0.3456903" calcext:value-type="float">
            <text:p>0.3456903</text:p>
          </table:table-cell>
          <table:table-cell office:value-type="float" office:value="0" calcext:value-type="float">
            <text:p>0</text:p>
          </table:table-cell>
          <table:table-cell office:value-type="float" office:value="861.7058" calcext:value-type="float">
            <text:p>861.7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3355" calcext:value-type="float">
            <text:p>11.13355</text:p>
          </table:table-cell>
          <table:table-cell office:value-type="float" office:value="0" calcext:value-type="float">
            <text:p>0</text:p>
          </table:table-cell>
          <table:table-cell office:value-type="float" office:value="-1.005383" calcext:value-type="float">
            <text:p>-1.0053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21.6705" calcext:value-type="float">
            <text:p>21.6705</text:p>
          </table:table-cell>
          <table:table-cell office:value-type="float" office:value="1100.706" calcext:value-type="float">
            <text:p>1100.706</text:p>
          </table:table-cell>
          <table:table-cell office:value-type="float" office:value="12.48" calcext:value-type="float">
            <text:p>12.48</text:p>
          </table:table-cell>
          <table:table-cell office:value-type="float" office:value="-3.085718" calcext:value-type="float">
            <text:p>-3.085718</text:p>
          </table:table-cell>
          <table:table-cell office:value-type="float" office:value="0.09830716" calcext:value-type="float">
            <text:p>0.09830716</text:p>
          </table:table-cell>
          <table:table-cell office:value-type="float" office:value="19.0451" calcext:value-type="float">
            <text:p>19.0451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33434" calcext:value-type="float">
            <text:p>0.003333434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865" calcext:value-type="float">
            <text:p>2.453865</text:p>
          </table:table-cell>
          <table:table-cell office:value-type="float" office:value="-0.256421" calcext:value-type="float">
            <text:p>-0.256421</text:p>
          </table:table-cell>
          <table:table-cell office:value-type="float" office:value="-0.07284233" calcext:value-type="float">
            <text:p>-0.07284233</text:p>
          </table:table-cell>
          <table:table-cell office:value-type="float" office:value="0.0000001381319" calcext:value-type="float">
            <text:p>1.381319E-07</text:p>
          </table:table-cell>
          <table:table-cell office:value-type="float" office:value="18.15439" calcext:value-type="float">
            <text:p>18.15439</text:p>
          </table:table-cell>
          <table:table-cell office:value-type="float" office:value="1.178902" calcext:value-type="float">
            <text:p>1.178902</text:p>
          </table:table-cell>
          <table:table-cell office:value-type="float" office:value="0.1572715" calcext:value-type="float">
            <text:p>0.1572715</text:p>
          </table:table-cell>
          <table:table-cell office:value-type="float" office:value="0.1388347" calcext:value-type="float">
            <text:p>0.1388347</text:p>
          </table:table-cell>
          <table:table-cell office:value-type="float" office:value="0.03635322" calcext:value-type="float">
            <text:p>0.03635322</text:p>
          </table:table-cell>
          <table:table-cell office:value-type="float" office:value="0.03648512" calcext:value-type="float">
            <text:p>0.03648512</text:p>
          </table:table-cell>
          <table:table-cell office:value-type="float" office:value="0.01585796" calcext:value-type="float">
            <text:p>0.01585796</text:p>
          </table:table-cell>
          <table:table-cell office:value-type="float" office:value="0.01136822" calcext:value-type="float">
            <text:p>0.01136822</text:p>
          </table:table-cell>
          <table:table-cell office:value-type="float" office:value="0.02755108" calcext:value-type="float">
            <text:p>0.02755108</text:p>
          </table:table-cell>
          <table:table-cell office:value-type="float" office:value="0.0227659" calcext:value-type="float">
            <text:p>0.0227659</text:p>
          </table:table-cell>
          <table:table-cell office:value-type="float" office:value="0.01978525" calcext:value-type="float">
            <text:p>0.01978525</text:p>
          </table:table-cell>
          <table:table-cell office:value-type="float" office:value="0.01984784" calcext:value-type="float">
            <text:p>0.01984784</text:p>
          </table:table-cell>
          <table:table-cell office:value-type="float" office:value="0.02906737" calcext:value-type="float">
            <text:p>0.02906737</text:p>
          </table:table-cell>
          <table:table-cell office:value-type="float" office:value="0.005679552" calcext:value-type="float">
            <text:p>0.005679552</text:p>
          </table:table-cell>
          <table:table-cell office:value-type="float" office:value="0.004905377" calcext:value-type="float">
            <text:p>0.004905377</text:p>
          </table:table-cell>
          <table:table-cell office:value-type="float" office:value="0" calcext:value-type="float">
            <text:p>0</text:p>
          </table:table-cell>
          <table:table-cell office:value-type="float" office:value="7.820558" calcext:value-type="float">
            <text:p>7.820558</text:p>
          </table:table-cell>
          <table:table-cell office:value-type="float" office:value="24.26818" calcext:value-type="float">
            <text:p>24.26818</text:p>
          </table:table-cell>
          <table:table-cell office:value-type="float" office:value="41.00854" calcext:value-type="float">
            <text:p>41.00854</text:p>
          </table:table-cell>
          <table:table-cell office:value-type="float" office:value="50.98881" calcext:value-type="float">
            <text:p>50.98881</text:p>
          </table:table-cell>
          <table:table-cell office:value-type="float" office:value="56.7835" calcext:value-type="float">
            <text:p>56.7835</text:p>
          </table:table-cell>
          <table:table-cell office:value-type="float" office:value="30.55535" calcext:value-type="float">
            <text:p>30.55535</text:p>
          </table:table-cell>
          <table:table-cell office:value-type="float" office:value="17.64863" calcext:value-type="float">
            <text:p>17.64863</text:p>
          </table:table-cell>
          <table:table-cell office:value-type="float" office:value="8.873846" calcext:value-type="float">
            <text:p>8.873846</text:p>
          </table:table-cell>
          <table:table-cell office:value-type="float" office:value="2.541742" calcext:value-type="float">
            <text:p>2.541742</text:p>
          </table:table-cell>
          <table:table-cell office:value-type="float" office:value="0.6439546" calcext:value-type="float">
            <text:p>0.6439546</text:p>
          </table:table-cell>
          <table:table-cell office:value-type="float" office:value="0.3019827" calcext:value-type="float">
            <text:p>0.3019827</text:p>
          </table:table-cell>
          <table:table-cell office:value-type="float" office:value="0.5193644" calcext:value-type="float">
            <text:p>0.5193644</text:p>
          </table:table-cell>
          <table:table-cell office:value-type="float" office:value="0.3402008" calcext:value-type="float">
            <text:p>0.3402008</text:p>
          </table:table-cell>
          <table:table-cell office:value-type="float" office:value="0.3456955" calcext:value-type="float">
            <text:p>0.3456955</text:p>
          </table:table-cell>
          <table:table-cell office:value-type="float" office:value="0" calcext:value-type="float">
            <text:p>0</text:p>
          </table:table-cell>
          <table:table-cell office:value-type="float" office:value="850.3303" calcext:value-type="float">
            <text:p>850.3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6428" calcext:value-type="float">
            <text:p>11.26428</text:p>
          </table:table-cell>
          <table:table-cell office:value-type="float" office:value="0" calcext:value-type="float">
            <text:p>0</text:p>
          </table:table-cell>
          <table:table-cell office:value-type="float" office:value="-1.005616" calcext:value-type="float">
            <text:p>-1.0056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1.53287" calcext:value-type="float">
            <text:p>21.53287</text:p>
          </table:table-cell>
          <table:table-cell office:value-type="float" office:value="1100.683" calcext:value-type="float">
            <text:p>1100.683</text:p>
          </table:table-cell>
          <table:table-cell office:value-type="float" office:value="12.48" calcext:value-type="float">
            <text:p>12.48</text:p>
          </table:table-cell>
          <table:table-cell office:value-type="float" office:value="-3.42022" calcext:value-type="float">
            <text:p>-3.42022</text:p>
          </table:table-cell>
          <table:table-cell office:value-type="float" office:value="0.0987501" calcext:value-type="float">
            <text:p>0.0987501</text:p>
          </table:table-cell>
          <table:table-cell office:value-type="float" office:value="18.86013" calcext:value-type="float">
            <text:p>18.86013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46152" calcext:value-type="float">
            <text:p>0.003346152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887" calcext:value-type="float">
            <text:p>2.453887</text:p>
          </table:table-cell>
          <table:table-cell office:value-type="float" office:value="-0.2568001" calcext:value-type="float">
            <text:p>-0.2568001</text:p>
          </table:table-cell>
          <table:table-cell office:value-type="float" office:value="-0.07284986" calcext:value-type="float">
            <text:p>-0.07284986</text:p>
          </table:table-cell>
          <table:table-cell office:value-type="float" office:value="0.0000001427042" calcext:value-type="float">
            <text:p>1.427042E-07</text:p>
          </table:table-cell>
          <table:table-cell office:value-type="float" office:value="18.10178" calcext:value-type="float">
            <text:p>18.10178</text:p>
          </table:table-cell>
          <table:table-cell office:value-type="float" office:value="1.269241" calcext:value-type="float">
            <text:p>1.269241</text:p>
          </table:table-cell>
          <table:table-cell office:value-type="float" office:value="0.1518373" calcext:value-type="float">
            <text:p>0.1518373</text:p>
          </table:table-cell>
          <table:table-cell office:value-type="float" office:value="0.1338683" calcext:value-type="float">
            <text:p>0.1338683</text:p>
          </table:table-cell>
          <table:table-cell office:value-type="float" office:value="0.03718909" calcext:value-type="float">
            <text:p>0.03718909</text:p>
          </table:table-cell>
          <table:table-cell office:value-type="float" office:value="0.03715302" calcext:value-type="float">
            <text:p>0.03715302</text:p>
          </table:table-cell>
          <table:table-cell office:value-type="float" office:value="0.01565429" calcext:value-type="float">
            <text:p>0.01565429</text:p>
          </table:table-cell>
          <table:table-cell office:value-type="float" office:value="0.01112776" calcext:value-type="float">
            <text:p>0.01112776</text:p>
          </table:table-cell>
          <table:table-cell office:value-type="float" office:value="0.02735562" calcext:value-type="float">
            <text:p>0.02735562</text:p>
          </table:table-cell>
          <table:table-cell office:value-type="float" office:value="0.02289576" calcext:value-type="float">
            <text:p>0.02289576</text:p>
          </table:table-cell>
          <table:table-cell office:value-type="float" office:value="0.01982076" calcext:value-type="float">
            <text:p>0.01982076</text:p>
          </table:table-cell>
          <table:table-cell office:value-type="float" office:value="0.01980899" calcext:value-type="float">
            <text:p>0.01980899</text:p>
          </table:table-cell>
          <table:table-cell office:value-type="float" office:value="0.02894037" calcext:value-type="float">
            <text:p>0.02894037</text:p>
          </table:table-cell>
          <table:table-cell office:value-type="float" office:value="0.005677662" calcext:value-type="float">
            <text:p>0.005677662</text:p>
          </table:table-cell>
          <table:table-cell office:value-type="float" office:value="0.004903728" calcext:value-type="float">
            <text:p>0.004903728</text:p>
          </table:table-cell>
          <table:table-cell office:value-type="float" office:value="0" calcext:value-type="float">
            <text:p>0</text:p>
          </table:table-cell>
          <table:table-cell office:value-type="float" office:value="6.20786" calcext:value-type="float">
            <text:p>6.20786</text:p>
          </table:table-cell>
          <table:table-cell office:value-type="float" office:value="25.62538" calcext:value-type="float">
            <text:p>25.62538</text:p>
          </table:table-cell>
          <table:table-cell office:value-type="float" office:value="41.1685" calcext:value-type="float">
            <text:p>41.1685</text:p>
          </table:table-cell>
          <table:table-cell office:value-type="float" office:value="49.52971" calcext:value-type="float">
            <text:p>49.52971</text:p>
          </table:table-cell>
          <table:table-cell office:value-type="float" office:value="55.08869" calcext:value-type="float">
            <text:p>55.08869</text:p>
          </table:table-cell>
          <table:table-cell office:value-type="float" office:value="29.63831" calcext:value-type="float">
            <text:p>29.63831</text:p>
          </table:table-cell>
          <table:table-cell office:value-type="float" office:value="17.02467" calcext:value-type="float">
            <text:p>17.02467</text:p>
          </table:table-cell>
          <table:table-cell office:value-type="float" office:value="8.856856" calcext:value-type="float">
            <text:p>8.856856</text:p>
          </table:table-cell>
          <table:table-cell office:value-type="float" office:value="2.686825" calcext:value-type="float">
            <text:p>2.686825</text:p>
          </table:table-cell>
          <table:table-cell office:value-type="float" office:value="0.6666402" calcext:value-type="float">
            <text:p>0.6666402</text:p>
          </table:table-cell>
          <table:table-cell office:value-type="float" office:value="0.3055337" calcext:value-type="float">
            <text:p>0.3055337</text:p>
          </table:table-cell>
          <table:table-cell office:value-type="float" office:value="0.5219902" calcext:value-type="float">
            <text:p>0.5219902</text:p>
          </table:table-cell>
          <table:table-cell office:value-type="float" office:value="0.3403824" calcext:value-type="float">
            <text:p>0.3403824</text:p>
          </table:table-cell>
          <table:table-cell office:value-type="float" office:value="0.3457008" calcext:value-type="float">
            <text:p>0.3457008</text:p>
          </table:table-cell>
          <table:table-cell office:value-type="float" office:value="0" calcext:value-type="float">
            <text:p>0</text:p>
          </table:table-cell>
          <table:table-cell office:value-type="float" office:value="890.0168" calcext:value-type="float">
            <text:p>890.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537" calcext:value-type="float">
            <text:p>11.41537</text:p>
          </table:table-cell>
          <table:table-cell office:value-type="float" office:value="0" calcext:value-type="float">
            <text:p>0</text:p>
          </table:table-cell>
          <table:table-cell office:value-type="float" office:value="-1.006928" calcext:value-type="float">
            <text:p>-1.0069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1.38715" calcext:value-type="float">
            <text:p>21.38715</text:p>
          </table:table-cell>
          <table:table-cell office:value-type="float" office:value="1100.659" calcext:value-type="float">
            <text:p>1100.659</text:p>
          </table:table-cell>
          <table:table-cell office:value-type="float" office:value="12.48" calcext:value-type="float">
            <text:p>12.48</text:p>
          </table:table-cell>
          <table:table-cell office:value-type="float" office:value="-3.824377" calcext:value-type="float">
            <text:p>-3.824377</text:p>
          </table:table-cell>
          <table:table-cell office:value-type="float" office:value="0.1009049" calcext:value-type="float">
            <text:p>0.1009049</text:p>
          </table:table-cell>
          <table:table-cell office:value-type="float" office:value="18.61316" calcext:value-type="float">
            <text:p>18.61316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5887" calcext:value-type="float">
            <text:p>0.00335887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391" calcext:value-type="float">
            <text:p>2.45391</text:p>
          </table:table-cell>
          <table:table-cell office:value-type="float" office:value="-0.2574694" calcext:value-type="float">
            <text:p>-0.2574694</text:p>
          </table:table-cell>
          <table:table-cell office:value-type="float" office:value="-0.07283819" calcext:value-type="float">
            <text:p>-0.07283819</text:p>
          </table:table-cell>
          <table:table-cell office:value-type="float" office:value="0.0000001457318" calcext:value-type="float">
            <text:p>1.457318E-07</text:p>
          </table:table-cell>
          <table:table-cell office:value-type="float" office:value="18.04317" calcext:value-type="float">
            <text:p>18.04317</text:p>
          </table:table-cell>
          <table:table-cell office:value-type="float" office:value="1.416243" calcext:value-type="float">
            <text:p>1.416243</text:p>
          </table:table-cell>
          <table:table-cell office:value-type="float" office:value="0.1595961" calcext:value-type="float">
            <text:p>0.1595961</text:p>
          </table:table-cell>
          <table:table-cell office:value-type="float" office:value="0.1375904" calcext:value-type="float">
            <text:p>0.1375904</text:p>
          </table:table-cell>
          <table:table-cell office:value-type="float" office:value="0.03932469" calcext:value-type="float">
            <text:p>0.03932469</text:p>
          </table:table-cell>
          <table:table-cell office:value-type="float" office:value="0.0388201" calcext:value-type="float">
            <text:p>0.0388201</text:p>
          </table:table-cell>
          <table:table-cell office:value-type="float" office:value="0.01551548" calcext:value-type="float">
            <text:p>0.01551548</text:p>
          </table:table-cell>
          <table:table-cell office:value-type="float" office:value="0.0109451" calcext:value-type="float">
            <text:p>0.0109451</text:p>
          </table:table-cell>
          <table:table-cell office:value-type="float" office:value="0.02704703" calcext:value-type="float">
            <text:p>0.02704703</text:p>
          </table:table-cell>
          <table:table-cell office:value-type="float" office:value="0.02299566" calcext:value-type="float">
            <text:p>0.02299566</text:p>
          </table:table-cell>
          <table:table-cell office:value-type="float" office:value="0.01986435" calcext:value-type="float">
            <text:p>0.01986435</text:p>
          </table:table-cell>
          <table:table-cell office:value-type="float" office:value="0.01977576" calcext:value-type="float">
            <text:p>0.01977576</text:p>
          </table:table-cell>
          <table:table-cell office:value-type="float" office:value="0.02881689" calcext:value-type="float">
            <text:p>0.02881689</text:p>
          </table:table-cell>
          <table:table-cell office:value-type="float" office:value="0.005676426" calcext:value-type="float">
            <text:p>0.005676426</text:p>
          </table:table-cell>
          <table:table-cell office:value-type="float" office:value="0.004902046" calcext:value-type="float">
            <text:p>0.004902046</text:p>
          </table:table-cell>
          <table:table-cell office:value-type="float" office:value="0" calcext:value-type="float">
            <text:p>0</text:p>
          </table:table-cell>
          <table:table-cell office:value-type="float" office:value="5.424493" calcext:value-type="float">
            <text:p>5.424493</text:p>
          </table:table-cell>
          <table:table-cell office:value-type="float" office:value="26.62574" calcext:value-type="float">
            <text:p>26.62574</text:p>
          </table:table-cell>
          <table:table-cell office:value-type="float" office:value="41.17728" calcext:value-type="float">
            <text:p>41.17728</text:p>
          </table:table-cell>
          <table:table-cell office:value-type="float" office:value="48.16911" calcext:value-type="float">
            <text:p>48.16911</text:p>
          </table:table-cell>
          <table:table-cell office:value-type="float" office:value="53.44072" calcext:value-type="float">
            <text:p>53.44072</text:p>
          </table:table-cell>
          <table:table-cell office:value-type="float" office:value="28.69286" calcext:value-type="float">
            <text:p>28.69286</text:p>
          </table:table-cell>
          <table:table-cell office:value-type="float" office:value="16.30442" calcext:value-type="float">
            <text:p>16.30442</text:p>
          </table:table-cell>
          <table:table-cell office:value-type="float" office:value="8.79646" calcext:value-type="float">
            <text:p>8.79646</text:p>
          </table:table-cell>
          <table:table-cell office:value-type="float" office:value="2.773987" calcext:value-type="float">
            <text:p>2.773987</text:p>
          </table:table-cell>
          <table:table-cell office:value-type="float" office:value="0.6935003" calcext:value-type="float">
            <text:p>0.6935003</text:p>
          </table:table-cell>
          <table:table-cell office:value-type="float" office:value="0.3099326" calcext:value-type="float">
            <text:p>0.3099326</text:p>
          </table:table-cell>
          <table:table-cell office:value-type="float" office:value="0.5246364" calcext:value-type="float">
            <text:p>0.5246364</text:p>
          </table:table-cell>
          <table:table-cell office:value-type="float" office:value="0.3406256" calcext:value-type="float">
            <text:p>0.3406256</text:p>
          </table:table-cell>
          <table:table-cell office:value-type="float" office:value="0.3457061" calcext:value-type="float">
            <text:p>0.3457061</text:p>
          </table:table-cell>
          <table:table-cell office:value-type="float" office:value="0" calcext:value-type="float">
            <text:p>0</text:p>
          </table:table-cell>
          <table:table-cell office:value-type="float" office:value="955.8677" calcext:value-type="float">
            <text:p>955.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7666" calcext:value-type="float">
            <text:p>11.57666</text:p>
          </table:table-cell>
          <table:table-cell office:value-type="float" office:value="0" calcext:value-type="float">
            <text:p>0</text:p>
          </table:table-cell>
          <table:table-cell office:value-type="float" office:value="-1.008633" calcext:value-type="float">
            <text:p>-1.0086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1.23599" calcext:value-type="float">
            <text:p>21.23599</text:p>
          </table:table-cell>
          <table:table-cell office:value-type="float" office:value="1100.645" calcext:value-type="float">
            <text:p>1100.645</text:p>
          </table:table-cell>
          <table:table-cell office:value-type="float" office:value="12.48" calcext:value-type="float">
            <text:p>12.48</text:p>
          </table:table-cell>
          <table:table-cell office:value-type="float" office:value="-4.274156" calcext:value-type="float">
            <text:p>-4.274156</text:p>
          </table:table-cell>
          <table:table-cell office:value-type="float" office:value="2.468761" calcext:value-type="float">
            <text:p>2.468761</text:p>
          </table:table-cell>
          <table:table-cell office:value-type="float" office:value="19.79782" calcext:value-type="float">
            <text:p>19.79782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71598" calcext:value-type="float">
            <text:p>0.003371598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166" calcext:value-type="float">
            <text:p>2.454166</text:p>
          </table:table-cell>
          <table:table-cell office:value-type="float" office:value="-0.272537" calcext:value-type="float">
            <text:p>-0.272537</text:p>
          </table:table-cell>
          <table:table-cell office:value-type="float" office:value="-0.07555585" calcext:value-type="float">
            <text:p>-0.07555585</text:p>
          </table:table-cell>
          <table:table-cell office:value-type="float" office:value="0.000000148773" calcext:value-type="float">
            <text:p>1.48773E-07</text:p>
          </table:table-cell>
          <table:table-cell office:value-type="float" office:value="17.95182" calcext:value-type="float">
            <text:p>17.95182</text:p>
          </table:table-cell>
          <table:table-cell office:value-type="float" office:value="107.0573" calcext:value-type="float">
            <text:p>107.0573</text:p>
          </table:table-cell>
          <table:table-cell office:value-type="float" office:value="28.04256" calcext:value-type="float">
            <text:p>28.04256</text:p>
          </table:table-cell>
          <table:table-cell office:value-type="float" office:value="3.56238" calcext:value-type="float">
            <text:p>3.56238</text:p>
          </table:table-cell>
          <table:table-cell office:value-type="float" office:value="0.06841559" calcext:value-type="float">
            <text:p>0.06841559</text:p>
          </table:table-cell>
          <table:table-cell office:value-type="float" office:value="0.0384935" calcext:value-type="float">
            <text:p>0.0384935</text:p>
          </table:table-cell>
          <table:table-cell office:value-type="float" office:value="0.0154255" calcext:value-type="float">
            <text:p>0.0154255</text:p>
          </table:table-cell>
          <table:table-cell office:value-type="float" office:value="0.01086515" calcext:value-type="float">
            <text:p>0.01086515</text:p>
          </table:table-cell>
          <table:table-cell office:value-type="float" office:value="0.02666242" calcext:value-type="float">
            <text:p>0.02666242</text:p>
          </table:table-cell>
          <table:table-cell office:value-type="float" office:value="0.02307144" calcext:value-type="float">
            <text:p>0.02307144</text:p>
          </table:table-cell>
          <table:table-cell office:value-type="float" office:value="0.01991018" calcext:value-type="float">
            <text:p>0.01991018</text:p>
          </table:table-cell>
          <table:table-cell office:value-type="float" office:value="0.0197465" calcext:value-type="float">
            <text:p>0.0197465</text:p>
          </table:table-cell>
          <table:table-cell office:value-type="float" office:value="0.02869721" calcext:value-type="float">
            <text:p>0.02869721</text:p>
          </table:table-cell>
          <table:table-cell office:value-type="float" office:value="0.005676011" calcext:value-type="float">
            <text:p>0.005676011</text:p>
          </table:table-cell>
          <table:table-cell office:value-type="float" office:value="0.00490036" calcext:value-type="float">
            <text:p>0.00490036</text:p>
          </table:table-cell>
          <table:table-cell office:value-type="float" office:value="0" calcext:value-type="float">
            <text:p>0</text:p>
          </table:table-cell>
          <table:table-cell office:value-type="float" office:value="58.11044" calcext:value-type="float">
            <text:p>58.11044</text:p>
          </table:table-cell>
          <table:table-cell office:value-type="float" office:value="37.64937" calcext:value-type="float">
            <text:p>37.64937</text:p>
          </table:table-cell>
          <table:table-cell office:value-type="float" office:value="43.7908" calcext:value-type="float">
            <text:p>43.7908</text:p>
          </table:table-cell>
          <table:table-cell office:value-type="float" office:value="49.77232" calcext:value-type="float">
            <text:p>49.77232</text:p>
          </table:table-cell>
          <table:table-cell office:value-type="float" office:value="54.56397" calcext:value-type="float">
            <text:p>54.56397</text:p>
          </table:table-cell>
          <table:table-cell office:value-type="float" office:value="28.746" calcext:value-type="float">
            <text:p>28.746</text:p>
          </table:table-cell>
          <table:table-cell office:value-type="float" office:value="15.8145" calcext:value-type="float">
            <text:p>15.8145</text:p>
          </table:table-cell>
          <table:table-cell office:value-type="float" office:value="8.671905" calcext:value-type="float">
            <text:p>8.671905</text:p>
          </table:table-cell>
          <table:table-cell office:value-type="float" office:value="2.828908" calcext:value-type="float">
            <text:p>2.828908</text:p>
          </table:table-cell>
          <table:table-cell office:value-type="float" office:value="0.719881" calcext:value-type="float">
            <text:p>0.719881</text:p>
          </table:table-cell>
          <table:table-cell office:value-type="float" office:value="0.314872" calcext:value-type="float">
            <text:p>0.314872</text:p>
          </table:table-cell>
          <table:table-cell office:value-type="float" office:value="0.5273025" calcext:value-type="float">
            <text:p>0.5273025</text:p>
          </table:table-cell>
          <table:table-cell office:value-type="float" office:value="0.3409445" calcext:value-type="float">
            <text:p>0.3409445</text:p>
          </table:table-cell>
          <table:table-cell office:value-type="float" office:value="0.3457114" calcext:value-type="float">
            <text:p>0.3457114</text:p>
          </table:table-cell>
          <table:table-cell office:value-type="float" office:value="0" calcext:value-type="float">
            <text:p>0</text:p>
          </table:table-cell>
          <table:table-cell office:value-type="float" office:value="969.033" calcext:value-type="float">
            <text:p>969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308" calcext:value-type="float">
            <text:p>11.73308</text:p>
          </table:table-cell>
          <table:table-cell office:value-type="float" office:value="0" calcext:value-type="float">
            <text:p>0</text:p>
          </table:table-cell>
          <table:table-cell office:value-type="float" office:value="-1.074521" calcext:value-type="float">
            <text:p>-1.0745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1.11263" calcext:value-type="float">
            <text:p>21.11263</text:p>
          </table:table-cell>
          <table:table-cell office:value-type="float" office:value="1100.646" calcext:value-type="float">
            <text:p>1100.646</text:p>
          </table:table-cell>
          <table:table-cell office:value-type="float" office:value="12.48" calcext:value-type="float">
            <text:p>12.48</text:p>
          </table:table-cell>
          <table:table-cell office:value-type="float" office:value="-4.740857" calcext:value-type="float">
            <text:p>-4.740857</text:p>
          </table:table-cell>
          <table:table-cell office:value-type="float" office:value="1.818285" calcext:value-type="float">
            <text:p>1.818285</text:p>
          </table:table-cell>
          <table:table-cell office:value-type="float" office:value="20.00177" calcext:value-type="float">
            <text:p>20.00177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4339" calcext:value-type="float">
            <text:p>0.003384339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189" calcext:value-type="float">
            <text:p>2.454189</text:p>
          </table:table-cell>
          <table:table-cell office:value-type="float" office:value="-0.3267479" calcext:value-type="float">
            <text:p>-0.3267479</text:p>
          </table:table-cell>
          <table:table-cell office:value-type="float" office:value="-0.07842948" calcext:value-type="float">
            <text:p>-0.07842948</text:p>
          </table:table-cell>
          <table:table-cell office:value-type="float" office:value="0.0000001583" calcext:value-type="float">
            <text:p>1.583E-07</text:p>
          </table:table-cell>
          <table:table-cell office:value-type="float" office:value="17.94353" calcext:value-type="float">
            <text:p>17.94353</text:p>
          </table:table-cell>
          <table:table-cell office:value-type="float" office:value="94.15929" calcext:value-type="float">
            <text:p>94.15929</text:p>
          </table:table-cell>
          <table:table-cell office:value-type="float" office:value="18.23535" calcext:value-type="float">
            <text:p>18.23535</text:p>
          </table:table-cell>
          <table:table-cell office:value-type="float" office:value="1.143628" calcext:value-type="float">
            <text:p>1.143628</text:p>
          </table:table-cell>
          <table:table-cell office:value-type="float" office:value="0.04849568" calcext:value-type="float">
            <text:p>0.04849568</text:p>
          </table:table-cell>
          <table:table-cell office:value-type="float" office:value="0.03691629" calcext:value-type="float">
            <text:p>0.03691629</text:p>
          </table:table-cell>
          <table:table-cell office:value-type="float" office:value="0.0152746" calcext:value-type="float">
            <text:p>0.0152746</text:p>
          </table:table-cell>
          <table:table-cell office:value-type="float" office:value="0.01088477" calcext:value-type="float">
            <text:p>0.01088477</text:p>
          </table:table-cell>
          <table:table-cell office:value-type="float" office:value="0.02629154" calcext:value-type="float">
            <text:p>0.02629154</text:p>
          </table:table-cell>
          <table:table-cell office:value-type="float" office:value="0.02313383" calcext:value-type="float">
            <text:p>0.02313383</text:p>
          </table:table-cell>
          <table:table-cell office:value-type="float" office:value="0.01995661" calcext:value-type="float">
            <text:p>0.01995661</text:p>
          </table:table-cell>
          <table:table-cell office:value-type="float" office:value="0.0197204" calcext:value-type="float">
            <text:p>0.0197204</text:p>
          </table:table-cell>
          <table:table-cell office:value-type="float" office:value="0.0285814" calcext:value-type="float">
            <text:p>0.0285814</text:p>
          </table:table-cell>
          <table:table-cell office:value-type="float" office:value="0.005676536" calcext:value-type="float">
            <text:p>0.005676536</text:p>
          </table:table-cell>
          <table:table-cell office:value-type="float" office:value="0.004898632" calcext:value-type="float">
            <text:p>0.004898632</text:p>
          </table:table-cell>
          <table:table-cell office:value-type="float" office:value="0" calcext:value-type="float">
            <text:p>0</text:p>
          </table:table-cell>
          <table:table-cell office:value-type="float" office:value="56.32304" calcext:value-type="float">
            <text:p>56.32304</text:p>
          </table:table-cell>
          <table:table-cell office:value-type="float" office:value="48.88223" calcext:value-type="float">
            <text:p>48.88223</text:p>
          </table:table-cell>
          <table:table-cell office:value-type="float" office:value="44.55173" calcext:value-type="float">
            <text:p>44.55173</text:p>
          </table:table-cell>
          <table:table-cell office:value-type="float" office:value="47.33663" calcext:value-type="float">
            <text:p>47.33663</text:p>
          </table:table-cell>
          <table:table-cell office:value-type="float" office:value="51.86656" calcext:value-type="float">
            <text:p>51.86656</text:p>
          </table:table-cell>
          <table:table-cell office:value-type="float" office:value="28.1889" calcext:value-type="float">
            <text:p>28.1889</text:p>
          </table:table-cell>
          <table:table-cell office:value-type="float" office:value="15.73644" calcext:value-type="float">
            <text:p>15.73644</text:p>
          </table:table-cell>
          <table:table-cell office:value-type="float" office:value="8.60241" calcext:value-type="float">
            <text:p>8.60241</text:p>
          </table:table-cell>
          <table:table-cell office:value-type="float" office:value="2.877129" calcext:value-type="float">
            <text:p>2.877129</text:p>
          </table:table-cell>
          <table:table-cell office:value-type="float" office:value="0.7449337" calcext:value-type="float">
            <text:p>0.7449337</text:p>
          </table:table-cell>
          <table:table-cell office:value-type="float" office:value="0.3201683" calcext:value-type="float">
            <text:p>0.3201683</text:p>
          </table:table-cell>
          <table:table-cell office:value-type="float" office:value="0.5299693" calcext:value-type="float">
            <text:p>0.5299693</text:p>
          </table:table-cell>
          <table:table-cell office:value-type="float" office:value="0.3413487" calcext:value-type="float">
            <text:p>0.3413487</text:p>
          </table:table-cell>
          <table:table-cell office:value-type="float" office:value="0.3457167" calcext:value-type="float">
            <text:p>0.3457167</text:p>
          </table:table-cell>
          <table:table-cell office:value-type="float" office:value="0" calcext:value-type="float">
            <text:p>0</text:p>
          </table:table-cell>
          <table:table-cell office:value-type="float" office:value="966.7146" calcext:value-type="float">
            <text:p>966.7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4603" calcext:value-type="float">
            <text:p>11.84603</text:p>
          </table:table-cell>
          <table:table-cell office:value-type="float" office:value="0" calcext:value-type="float">
            <text:p>0</text:p>
          </table:table-cell>
          <table:table-cell office:value-type="float" office:value="-1.121317" calcext:value-type="float">
            <text:p>-1.1213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0.95701" calcext:value-type="float">
            <text:p>20.95701</text:p>
          </table:table-cell>
          <table:table-cell office:value-type="float" office:value="1100.634" calcext:value-type="float">
            <text:p>1100.634</text:p>
          </table:table-cell>
          <table:table-cell office:value-type="float" office:value="12.48" calcext:value-type="float">
            <text:p>12.48</text:p>
          </table:table-cell>
          <table:table-cell office:value-type="float" office:value="-5.265143" calcext:value-type="float">
            <text:p>-5.265143</text:p>
          </table:table-cell>
          <table:table-cell office:value-type="float" office:value="1.379578" calcext:value-type="float">
            <text:p>1.379578</text:p>
          </table:table-cell>
          <table:table-cell office:value-type="float" office:value="19.9953" calcext:value-type="float">
            <text:p>19.9953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7957" calcext:value-type="float">
            <text:p>0.003387957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222" calcext:value-type="float">
            <text:p>2.454222</text:p>
          </table:table-cell>
          <table:table-cell office:value-type="float" office:value="-0.3709972" calcext:value-type="float">
            <text:p>-0.3709972</text:p>
          </table:table-cell>
          <table:table-cell office:value-type="float" office:value="-0.07868221" calcext:value-type="float">
            <text:p>-0.07868221</text:p>
          </table:table-cell>
          <table:table-cell office:value-type="float" office:value="0.0000001710538" calcext:value-type="float">
            <text:p>1.710538E-07</text:p>
          </table:table-cell>
          <table:table-cell office:value-type="float" office:value="17.87222" calcext:value-type="float">
            <text:p>17.87222</text:p>
          </table:table-cell>
          <table:table-cell office:value-type="float" office:value="87.60903" calcext:value-type="float">
            <text:p>87.60903</text:p>
          </table:table-cell>
          <table:table-cell office:value-type="float" office:value="9.501367" calcext:value-type="float">
            <text:p>9.501367</text:p>
          </table:table-cell>
          <table:table-cell office:value-type="float" office:value="0.7516662" calcext:value-type="float">
            <text:p>0.7516662</text:p>
          </table:table-cell>
          <table:table-cell office:value-type="float" office:value="0.04672066" calcext:value-type="float">
            <text:p>0.04672066</text:p>
          </table:table-cell>
          <table:table-cell office:value-type="float" office:value="0.03973842" calcext:value-type="float">
            <text:p>0.03973842</text:p>
          </table:table-cell>
          <table:table-cell office:value-type="float" office:value="0.01518558" calcext:value-type="float">
            <text:p>0.01518558</text:p>
          </table:table-cell>
          <table:table-cell office:value-type="float" office:value="0.01082248" calcext:value-type="float">
            <text:p>0.01082248</text:p>
          </table:table-cell>
          <table:table-cell office:value-type="float" office:value="0.0259011" calcext:value-type="float">
            <text:p>0.0259011</text:p>
          </table:table-cell>
          <table:table-cell office:value-type="float" office:value="0.0231822" calcext:value-type="float">
            <text:p>0.0231822</text:p>
          </table:table-cell>
          <table:table-cell office:value-type="float" office:value="0.02000594" calcext:value-type="float">
            <text:p>0.02000594</text:p>
          </table:table-cell>
          <table:table-cell office:value-type="float" office:value="0.01970082" calcext:value-type="float">
            <text:p>0.01970082</text:p>
          </table:table-cell>
          <table:table-cell office:value-type="float" office:value="0.02847002" calcext:value-type="float">
            <text:p>0.02847002</text:p>
          </table:table-cell>
          <table:table-cell office:value-type="float" office:value="0.005678083" calcext:value-type="float">
            <text:p>0.005678083</text:p>
          </table:table-cell>
          <table:table-cell office:value-type="float" office:value="0.004896906" calcext:value-type="float">
            <text:p>0.004896906</text:p>
          </table:table-cell>
          <table:table-cell office:value-type="float" office:value="0" calcext:value-type="float">
            <text:p>0</text:p>
          </table:table-cell>
          <table:table-cell office:value-type="float" office:value="42.2046" calcext:value-type="float">
            <text:p>42.2046</text:p>
          </table:table-cell>
          <table:table-cell office:value-type="float" office:value="61.44378" calcext:value-type="float">
            <text:p>61.44378</text:p>
          </table:table-cell>
          <table:table-cell office:value-type="float" office:value="44.37189" calcext:value-type="float">
            <text:p>44.37189</text:p>
          </table:table-cell>
          <table:table-cell office:value-type="float" office:value="45.81631" calcext:value-type="float">
            <text:p>45.81631</text:p>
          </table:table-cell>
          <table:table-cell office:value-type="float" office:value="50.03361" calcext:value-type="float">
            <text:p>50.03361</text:p>
          </table:table-cell>
          <table:table-cell office:value-type="float" office:value="27.13952" calcext:value-type="float">
            <text:p>27.13952</text:p>
          </table:table-cell>
          <table:table-cell office:value-type="float" office:value="15.04872" calcext:value-type="float">
            <text:p>15.04872</text:p>
          </table:table-cell>
          <table:table-cell office:value-type="float" office:value="8.436704" calcext:value-type="float">
            <text:p>8.436704</text:p>
          </table:table-cell>
          <table:table-cell office:value-type="float" office:value="2.921134" calcext:value-type="float">
            <text:p>2.921134</text:p>
          </table:table-cell>
          <table:table-cell office:value-type="float" office:value="0.7725085" calcext:value-type="float">
            <text:p>0.7725085</text:p>
          </table:table-cell>
          <table:table-cell office:value-type="float" office:value="0.3266969" calcext:value-type="float">
            <text:p>0.3266969</text:p>
          </table:table-cell>
          <table:table-cell office:value-type="float" office:value="0.5326768" calcext:value-type="float">
            <text:p>0.5326768</text:p>
          </table:table-cell>
          <table:table-cell office:value-type="float" office:value="0.3418433" calcext:value-type="float">
            <text:p>0.3418433</text:p>
          </table:table-cell>
          <table:table-cell office:value-type="float" office:value="0.345722" calcext:value-type="float">
            <text:p>0.345722</text:p>
          </table:table-cell>
          <table:table-cell office:value-type="float" office:value="0" calcext:value-type="float">
            <text:p>0</text:p>
          </table:table-cell>
          <table:table-cell office:value-type="float" office:value="1051.068" calcext:value-type="float">
            <text:p>1051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0592" calcext:value-type="float">
            <text:p>12.00592</text:p>
          </table:table-cell>
          <table:table-cell office:value-type="float" office:value="0" calcext:value-type="float">
            <text:p>0</text:p>
          </table:table-cell>
          <table:table-cell office:value-type="float" office:value="-1.16108" calcext:value-type="float">
            <text:p>-1.161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0.80371" calcext:value-type="float">
            <text:p>20.80371</text:p>
          </table:table-cell>
          <table:table-cell office:value-type="float" office:value="1100.61" calcext:value-type="float">
            <text:p>1100.61</text:p>
          </table:table-cell>
          <table:table-cell office:value-type="float" office:value="12.48" calcext:value-type="float">
            <text:p>12.48</text:p>
          </table:table-cell>
          <table:table-cell office:value-type="float" office:value="-5.927708" calcext:value-type="float">
            <text:p>-5.927708</text:p>
          </table:table-cell>
          <table:table-cell office:value-type="float" office:value="1.178894" calcext:value-type="float">
            <text:p>1.178894</text:p>
          </table:table-cell>
          <table:table-cell office:value-type="float" office:value="19.69402" calcext:value-type="float">
            <text:p>19.69402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8112" calcext:value-type="float">
            <text:p>0.003388112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278" calcext:value-type="float">
            <text:p>2.454278</text:p>
          </table:table-cell>
          <table:table-cell office:value-type="float" office:value="-0.375989" calcext:value-type="float">
            <text:p>-0.375989</text:p>
          </table:table-cell>
          <table:table-cell office:value-type="float" office:value="-0.07887707" calcext:value-type="float">
            <text:p>-0.07887707</text:p>
          </table:table-cell>
          <table:table-cell office:value-type="float" office:value="0.0000001942064" calcext:value-type="float">
            <text:p>1.942064E-07</text:p>
          </table:table-cell>
          <table:table-cell office:value-type="float" office:value="17.81248" calcext:value-type="float">
            <text:p>17.81248</text:p>
          </table:table-cell>
          <table:table-cell office:value-type="float" office:value="82.09271" calcext:value-type="float">
            <text:p>82.09271</text:p>
          </table:table-cell>
          <table:table-cell office:value-type="float" office:value="6.209115" calcext:value-type="float">
            <text:p>6.209115</text:p>
          </table:table-cell>
          <table:table-cell office:value-type="float" office:value="0.5117235" calcext:value-type="float">
            <text:p>0.5117235</text:p>
          </table:table-cell>
          <table:table-cell office:value-type="float" office:value="0.04651037" calcext:value-type="float">
            <text:p>0.04651037</text:p>
          </table:table-cell>
          <table:table-cell office:value-type="float" office:value="0.04206454" calcext:value-type="float">
            <text:p>0.04206454</text:p>
          </table:table-cell>
          <table:table-cell office:value-type="float" office:value="0.01508886" calcext:value-type="float">
            <text:p>0.01508886</text:p>
          </table:table-cell>
          <table:table-cell office:value-type="float" office:value="0.01075295" calcext:value-type="float">
            <text:p>0.01075295</text:p>
          </table:table-cell>
          <table:table-cell office:value-type="float" office:value="0.02551397" calcext:value-type="float">
            <text:p>0.02551397</text:p>
          </table:table-cell>
          <table:table-cell office:value-type="float" office:value="0.02321741" calcext:value-type="float">
            <text:p>0.02321741</text:p>
          </table:table-cell>
          <table:table-cell office:value-type="float" office:value="0.02005015" calcext:value-type="float">
            <text:p>0.02005015</text:p>
          </table:table-cell>
          <table:table-cell office:value-type="float" office:value="0.01968419" calcext:value-type="float">
            <text:p>0.01968419</text:p>
          </table:table-cell>
          <table:table-cell office:value-type="float" office:value="0.02836369" calcext:value-type="float">
            <text:p>0.02836369</text:p>
          </table:table-cell>
          <table:table-cell office:value-type="float" office:value="0.00568113" calcext:value-type="float">
            <text:p>0.00568113</text:p>
          </table:table-cell>
          <table:table-cell office:value-type="float" office:value="0.004895147" calcext:value-type="float">
            <text:p>0.004895147</text:p>
          </table:table-cell>
          <table:table-cell office:value-type="float" office:value="0" calcext:value-type="float">
            <text:p>0</text:p>
          </table:table-cell>
          <table:table-cell office:value-type="float" office:value="33.81647" calcext:value-type="float">
            <text:p>33.81647</text:p>
          </table:table-cell>
          <table:table-cell office:value-type="float" office:value="67.17279" calcext:value-type="float">
            <text:p>67.17279</text:p>
          </table:table-cell>
          <table:table-cell office:value-type="float" office:value="43.91043" calcext:value-type="float">
            <text:p>43.91043</text:p>
          </table:table-cell>
          <table:table-cell office:value-type="float" office:value="44.34452" calcext:value-type="float">
            <text:p>44.34452</text:p>
          </table:table-cell>
          <table:table-cell office:value-type="float" office:value="47.96364" calcext:value-type="float">
            <text:p>47.96364</text:p>
          </table:table-cell>
          <table:table-cell office:value-type="float" office:value="26.03679" calcext:value-type="float">
            <text:p>26.03679</text:p>
          </table:table-cell>
          <table:table-cell office:value-type="float" office:value="14.24846" calcext:value-type="float">
            <text:p>14.24846</text:p>
          </table:table-cell>
          <table:table-cell office:value-type="float" office:value="8.186092" calcext:value-type="float">
            <text:p>8.186092</text:p>
          </table:table-cell>
          <table:table-cell office:value-type="float" office:value="2.952453" calcext:value-type="float">
            <text:p>2.952453</text:p>
          </table:table-cell>
          <table:table-cell office:value-type="float" office:value="0.795901" calcext:value-type="float">
            <text:p>0.795901</text:p>
          </table:table-cell>
          <table:table-cell office:value-type="float" office:value="0.3338174" calcext:value-type="float">
            <text:p>0.3338174</text:p>
          </table:table-cell>
          <table:table-cell office:value-type="float" office:value="0.5354376" calcext:value-type="float">
            <text:p>0.5354376</text:p>
          </table:table-cell>
          <table:table-cell office:value-type="float" office:value="0.3424629" calcext:value-type="float">
            <text:p>0.3424629</text:p>
          </table:table-cell>
          <table:table-cell office:value-type="float" office:value="0.3457273" calcext:value-type="float">
            <text:p>0.3457273</text:p>
          </table:table-cell>
          <table:table-cell office:value-type="float" office:value="0" calcext:value-type="float">
            <text:p>0</text:p>
          </table:table-cell>
          <table:table-cell office:value-type="float" office:value="1143.608" calcext:value-type="float">
            <text:p>1143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7439" calcext:value-type="float">
            <text:p>12.17439</text:p>
          </table:table-cell>
          <table:table-cell office:value-type="float" office:value="0" calcext:value-type="float">
            <text:p>0</text:p>
          </table:table-cell>
          <table:table-cell office:value-type="float" office:value="-1.164842" calcext:value-type="float">
            <text:p>-1.1648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0.64397" calcext:value-type="float">
            <text:p>20.64397</text:p>
          </table:table-cell>
          <table:table-cell office:value-type="float" office:value="1100.578" calcext:value-type="float">
            <text:p>1100.578</text:p>
          </table:table-cell>
          <table:table-cell office:value-type="float" office:value="12.48" calcext:value-type="float">
            <text:p>12.48</text:p>
          </table:table-cell>
          <table:table-cell office:value-type="float" office:value="-6.730431" calcext:value-type="float">
            <text:p>-6.730431</text:p>
          </table:table-cell>
          <table:table-cell office:value-type="float" office:value="1.037762" calcext:value-type="float">
            <text:p>1.037762</text:p>
          </table:table-cell>
          <table:table-cell office:value-type="float" office:value="19.2146" calcext:value-type="float">
            <text:p>19.2146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8332" calcext:value-type="float">
            <text:p>0.003388332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351" calcext:value-type="float">
            <text:p>2.454351</text:p>
          </table:table-cell>
          <table:table-cell office:value-type="float" office:value="-0.3768008" calcext:value-type="float">
            <text:p>-0.3768008</text:p>
          </table:table-cell>
          <table:table-cell office:value-type="float" office:value="-0.07905295" calcext:value-type="float">
            <text:p>-0.07905295</text:p>
          </table:table-cell>
          <table:table-cell office:value-type="float" office:value="0.0000002297232" calcext:value-type="float">
            <text:p>2.297232E-07</text:p>
          </table:table-cell>
          <table:table-cell office:value-type="float" office:value="17.74751" calcext:value-type="float">
            <text:p>17.74751</text:p>
          </table:table-cell>
          <table:table-cell office:value-type="float" office:value="77.01612" calcext:value-type="float">
            <text:p>77.01612</text:p>
          </table:table-cell>
          <table:table-cell office:value-type="float" office:value="4.152717" calcext:value-type="float">
            <text:p>4.152717</text:p>
          </table:table-cell>
          <table:table-cell office:value-type="float" office:value="0.3703228" calcext:value-type="float">
            <text:p>0.3703228</text:p>
          </table:table-cell>
          <table:table-cell office:value-type="float" office:value="0.04828581" calcext:value-type="float">
            <text:p>0.04828581</text:p>
          </table:table-cell>
          <table:table-cell office:value-type="float" office:value="0.04497449" calcext:value-type="float">
            <text:p>0.04497449</text:p>
          </table:table-cell>
          <table:table-cell office:value-type="float" office:value="0.01505947" calcext:value-type="float">
            <text:p>0.01505947</text:p>
          </table:table-cell>
          <table:table-cell office:value-type="float" office:value="0.01067982" calcext:value-type="float">
            <text:p>0.01067982</text:p>
          </table:table-cell>
          <table:table-cell office:value-type="float" office:value="0.02518573" calcext:value-type="float">
            <text:p>0.02518573</text:p>
          </table:table-cell>
          <table:table-cell office:value-type="float" office:value="0.02323616" calcext:value-type="float">
            <text:p>0.02323616</text:p>
          </table:table-cell>
          <table:table-cell office:value-type="float" office:value="0.02008976" calcext:value-type="float">
            <text:p>0.02008976</text:p>
          </table:table-cell>
          <table:table-cell office:value-type="float" office:value="0.01966813" calcext:value-type="float">
            <text:p>0.01966813</text:p>
          </table:table-cell>
          <table:table-cell office:value-type="float" office:value="0.02826108" calcext:value-type="float">
            <text:p>0.02826108</text:p>
          </table:table-cell>
          <table:table-cell office:value-type="float" office:value="0.005685669" calcext:value-type="float">
            <text:p>0.005685669</text:p>
          </table:table-cell>
          <table:table-cell office:value-type="float" office:value="0.004893388" calcext:value-type="float">
            <text:p>0.004893388</text:p>
          </table:table-cell>
          <table:table-cell office:value-type="float" office:value="0" calcext:value-type="float">
            <text:p>0</text:p>
          </table:table-cell>
          <table:table-cell office:value-type="float" office:value="28.70251" calcext:value-type="float">
            <text:p>28.70251</text:p>
          </table:table-cell>
          <table:table-cell office:value-type="float" office:value="69.34418" calcext:value-type="float">
            <text:p>69.34418</text:p>
          </table:table-cell>
          <table:table-cell office:value-type="float" office:value="42.98081" calcext:value-type="float">
            <text:p>42.98081</text:p>
          </table:table-cell>
          <table:table-cell office:value-type="float" office:value="42.76013" calcext:value-type="float">
            <text:p>42.76013</text:p>
          </table:table-cell>
          <table:table-cell office:value-type="float" office:value="45.71981" calcext:value-type="float">
            <text:p>45.71981</text:p>
          </table:table-cell>
          <table:table-cell office:value-type="float" office:value="24.86987" calcext:value-type="float">
            <text:p>24.86987</text:p>
          </table:table-cell>
          <table:table-cell office:value-type="float" office:value="13.46431" calcext:value-type="float">
            <text:p>13.46431</text:p>
          </table:table-cell>
          <table:table-cell office:value-type="float" office:value="7.892365" calcext:value-type="float">
            <text:p>7.892365</text:p>
          </table:table-cell>
          <table:table-cell office:value-type="float" office:value="2.96772" calcext:value-type="float">
            <text:p>2.96772</text:p>
          </table:table-cell>
          <table:table-cell office:value-type="float" office:value="0.8153551" calcext:value-type="float">
            <text:p>0.8153551</text:p>
          </table:table-cell>
          <table:table-cell office:value-type="float" office:value="0.3407265" calcext:value-type="float">
            <text:p>0.3407265</text:p>
          </table:table-cell>
          <table:table-cell office:value-type="float" office:value="0.5381392" calcext:value-type="float">
            <text:p>0.5381392</text:p>
          </table:table-cell>
          <table:table-cell office:value-type="float" office:value="0.3432074" calcext:value-type="float">
            <text:p>0.3432074</text:p>
          </table:table-cell>
          <table:table-cell office:value-type="float" office:value="0.3457326" calcext:value-type="float">
            <text:p>0.3457326</text:p>
          </table:table-cell>
          <table:table-cell office:value-type="float" office:value="0" calcext:value-type="float">
            <text:p>0</text:p>
          </table:table-cell>
          <table:table-cell office:value-type="float" office:value="1262.053" calcext:value-type="float">
            <text:p>1262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824" calcext:value-type="float">
            <text:p>12.35824</text:p>
          </table:table-cell>
          <table:table-cell office:value-type="float" office:value="0" calcext:value-type="float">
            <text:p>0</text:p>
          </table:table-cell>
          <table:table-cell office:value-type="float" office:value="-1.165496" calcext:value-type="float">
            <text:p>-1.1654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0.4797" calcext:value-type="float">
            <text:p>20.4797</text:p>
          </table:table-cell>
          <table:table-cell office:value-type="float" office:value="1100.54" calcext:value-type="float">
            <text:p>1100.54</text:p>
          </table:table-cell>
          <table:table-cell office:value-type="float" office:value="12.48" calcext:value-type="float">
            <text:p>12.48</text:p>
          </table:table-cell>
          <table:table-cell office:value-type="float" office:value="-7.632281" calcext:value-type="float">
            <text:p>-7.632281</text:p>
          </table:table-cell>
          <table:table-cell office:value-type="float" office:value="0.9339854" calcext:value-type="float">
            <text:p>0.9339854</text:p>
          </table:table-cell>
          <table:table-cell office:value-type="float" office:value="18.60887" calcext:value-type="float">
            <text:p>18.60887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8625" calcext:value-type="float">
            <text:p>0.003388625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455" calcext:value-type="float">
            <text:p>2.454455</text:p>
          </table:table-cell>
          <table:table-cell office:value-type="float" office:value="-0.3772717" calcext:value-type="float">
            <text:p>-0.3772717</text:p>
          </table:table-cell>
          <table:table-cell office:value-type="float" office:value="-0.07921461" calcext:value-type="float">
            <text:p>-0.07921461</text:p>
          </table:table-cell>
          <table:table-cell office:value-type="float" office:value="0.0000002779513" calcext:value-type="float">
            <text:p>2.779513E-07</text:p>
          </table:table-cell>
          <table:table-cell office:value-type="float" office:value="17.67614" calcext:value-type="float">
            <text:p>17.67614</text:p>
          </table:table-cell>
          <table:table-cell office:value-type="float" office:value="72.3216" calcext:value-type="float">
            <text:p>72.3216</text:p>
          </table:table-cell>
          <table:table-cell office:value-type="float" office:value="2.845429" calcext:value-type="float">
            <text:p>2.845429</text:p>
          </table:table-cell>
          <table:table-cell office:value-type="float" office:value="0.2911497" calcext:value-type="float">
            <text:p>0.2911497</text:p>
          </table:table-cell>
          <table:table-cell office:value-type="float" office:value="0.05062459" calcext:value-type="float">
            <text:p>0.05062459</text:p>
          </table:table-cell>
          <table:table-cell office:value-type="float" office:value="0.04782494" calcext:value-type="float">
            <text:p>0.04782494</text:p>
          </table:table-cell>
          <table:table-cell office:value-type="float" office:value="0.01505117" calcext:value-type="float">
            <text:p>0.01505117</text:p>
          </table:table-cell>
          <table:table-cell office:value-type="float" office:value="0.01060929" calcext:value-type="float">
            <text:p>0.01060929</text:p>
          </table:table-cell>
          <table:table-cell office:value-type="float" office:value="0.02492149" calcext:value-type="float">
            <text:p>0.02492149</text:p>
          </table:table-cell>
          <table:table-cell office:value-type="float" office:value="0.02323938" calcext:value-type="float">
            <text:p>0.02323938</text:p>
          </table:table-cell>
          <table:table-cell office:value-type="float" office:value="0.02012593" calcext:value-type="float">
            <text:p>0.02012593</text:p>
          </table:table-cell>
          <table:table-cell office:value-type="float" office:value="0.01965266" calcext:value-type="float">
            <text:p>0.01965266</text:p>
          </table:table-cell>
          <table:table-cell office:value-type="float" office:value="0.02816198" calcext:value-type="float">
            <text:p>0.02816198</text:p>
          </table:table-cell>
          <table:table-cell office:value-type="float" office:value="0.005691463" calcext:value-type="float">
            <text:p>0.005691463</text:p>
          </table:table-cell>
          <table:table-cell office:value-type="float" office:value="0.004891603" calcext:value-type="float">
            <text:p>0.004891603</text:p>
          </table:table-cell>
          <table:table-cell office:value-type="float" office:value="0" calcext:value-type="float">
            <text:p>0</text:p>
          </table:table-cell>
          <table:table-cell office:value-type="float" office:value="25.60303" calcext:value-type="float">
            <text:p>25.60303</text:p>
          </table:table-cell>
          <table:table-cell office:value-type="float" office:value="69.09908" calcext:value-type="float">
            <text:p>69.09908</text:p>
          </table:table-cell>
          <table:table-cell office:value-type="float" office:value="41.77719" calcext:value-type="float">
            <text:p>41.77719</text:p>
          </table:table-cell>
          <table:table-cell office:value-type="float" office:value="41.01616" calcext:value-type="float">
            <text:p>41.01616</text:p>
          </table:table-cell>
          <table:table-cell office:value-type="float" office:value="43.28814" calcext:value-type="float">
            <text:p>43.28814</text:p>
          </table:table-cell>
          <table:table-cell office:value-type="float" office:value="23.64338" calcext:value-type="float">
            <text:p>23.64338</text:p>
          </table:table-cell>
          <table:table-cell office:value-type="float" office:value="12.63869" calcext:value-type="float">
            <text:p>12.63869</text:p>
          </table:table-cell>
          <table:table-cell office:value-type="float" office:value="7.586984" calcext:value-type="float">
            <text:p>7.586984</text:p>
          </table:table-cell>
          <table:table-cell office:value-type="float" office:value="2.975471" calcext:value-type="float">
            <text:p>2.975471</text:p>
          </table:table-cell>
          <table:table-cell office:value-type="float" office:value="0.8330316" calcext:value-type="float">
            <text:p>0.8330316</text:p>
          </table:table-cell>
          <table:table-cell office:value-type="float" office:value="0.3474304" calcext:value-type="float">
            <text:p>0.3474304</text:p>
          </table:table-cell>
          <table:table-cell office:value-type="float" office:value="0.5407789" calcext:value-type="float">
            <text:p>0.5407789</text:p>
          </table:table-cell>
          <table:table-cell office:value-type="float" office:value="0.344053" calcext:value-type="float">
            <text:p>0.344053</text:p>
          </table:table-cell>
          <table:table-cell office:value-type="float" office:value="0.3457383" calcext:value-type="float">
            <text:p>0.3457383</text:p>
          </table:table-cell>
          <table:table-cell office:value-type="float" office:value="0" calcext:value-type="float">
            <text:p>0</text:p>
          </table:table-cell>
          <table:table-cell office:value-type="float" office:value="1400.981" calcext:value-type="float">
            <text:p>1400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5195" calcext:value-type="float">
            <text:p>12.55195</text:p>
          </table:table-cell>
          <table:table-cell office:value-type="float" office:value="0" calcext:value-type="float">
            <text:p>0</text:p>
          </table:table-cell>
          <table:table-cell office:value-type="float" office:value="-1.165737" calcext:value-type="float">
            <text:p>-1.1657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0.32442" calcext:value-type="float">
            <text:p>20.32442</text:p>
          </table:table-cell>
          <table:table-cell office:value-type="float" office:value="1100.503" calcext:value-type="float">
            <text:p>1100.503</text:p>
          </table:table-cell>
          <table:table-cell office:value-type="float" office:value="12.48" calcext:value-type="float">
            <text:p>12.48</text:p>
          </table:table-cell>
          <table:table-cell office:value-type="float" office:value="-8.531519" calcext:value-type="float">
            <text:p>-8.531519</text:p>
          </table:table-cell>
          <table:table-cell office:value-type="float" office:value="0.8529519" calcext:value-type="float">
            <text:p>0.8529519</text:p>
          </table:table-cell>
          <table:table-cell office:value-type="float" office:value="17.97455" calcext:value-type="float">
            <text:p>17.97455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389007" calcext:value-type="float">
            <text:p>0.003389007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454632" calcext:value-type="float">
            <text:p>2.454632</text:p>
          </table:table-cell>
          <table:table-cell office:value-type="float" office:value="-0.3775999" calcext:value-type="float">
            <text:p>-0.3775999</text:p>
          </table:table-cell>
          <table:table-cell office:value-type="float" office:value="-0.07936356" calcext:value-type="float">
            <text:p>-0.07936356</text:p>
          </table:table-cell>
          <table:table-cell office:value-type="float" office:value="0.0000003397138" calcext:value-type="float">
            <text:p>3.397138E-07</text:p>
          </table:table-cell>
          <table:table-cell office:value-type="float" office:value="17.61451" calcext:value-type="float">
            <text:p>17.61451</text:p>
          </table:table-cell>
          <table:table-cell office:value-type="float" office:value="67.99362" calcext:value-type="float">
            <text:p>67.99362</text:p>
          </table:table-cell>
          <table:table-cell office:value-type="float" office:value="1.984935" calcext:value-type="float">
            <text:p>1.984935</text:p>
          </table:table-cell>
          <table:table-cell office:value-type="float" office:value="0.2386121" calcext:value-type="float">
            <text:p>0.2386121</text:p>
          </table:table-cell>
          <table:table-cell office:value-type="float" office:value="0.05026557" calcext:value-type="float">
            <text:p>0.05026557</text:p>
          </table:table-cell>
          <table:table-cell office:value-type="float" office:value="0.04851223" calcext:value-type="float">
            <text:p>0.04851223</text:p>
          </table:table-cell>
          <table:table-cell office:value-type="float" office:value="0.01497395" calcext:value-type="float">
            <text:p>0.01497395</text:p>
          </table:table-cell>
          <table:table-cell office:value-type="float" office:value="0.01055651" calcext:value-type="float">
            <text:p>0.01055651</text:p>
          </table:table-cell>
          <table:table-cell office:value-type="float" office:value="0.02473275" calcext:value-type="float">
            <text:p>0.02473275</text:p>
          </table:table-cell>
          <table:table-cell office:value-type="float" office:value="0.0232295" calcext:value-type="float">
            <text:p>0.0232295</text:p>
          </table:table-cell>
          <table:table-cell office:value-type="float" office:value="0.02015604" calcext:value-type="float">
            <text:p>0.02015604</text:p>
          </table:table-cell>
          <table:table-cell office:value-type="float" office:value="0.01963604" calcext:value-type="float">
            <text:p>0.01963604</text:p>
          </table:table-cell>
          <table:table-cell office:value-type="float" office:value="0.02806402" calcext:value-type="float">
            <text:p>0.02806402</text:p>
          </table:table-cell>
          <table:table-cell office:value-type="float" office:value="0.005701412" calcext:value-type="float">
            <text:p>0.005701412</text:p>
          </table:table-cell>
          <table:table-cell office:value-type="float" office:value="0.004889798" calcext:value-type="float">
            <text:p>0.004889798</text:p>
          </table:table-cell>
          <table:table-cell office:value-type="float" office:value="0" calcext:value-type="float">
            <text:p>0</text:p>
          </table:table-cell>
          <table:table-cell office:value-type="float" office:value="23.71654" calcext:value-type="float">
            <text:p>23.71654</text:p>
          </table:table-cell>
          <table:table-cell office:value-type="float" office:value="68.03461" calcext:value-type="float">
            <text:p>68.03461</text:p>
          </table:table-cell>
          <table:table-cell office:value-type="float" office:value="40.59442" calcext:value-type="float">
            <text:p>40.59442</text:p>
          </table:table-cell>
          <table:table-cell office:value-type="float" office:value="39.15854" calcext:value-type="float">
            <text:p>39.15854</text:p>
          </table:table-cell>
          <table:table-cell office:value-type="float" office:value="40.63448" calcext:value-type="float">
            <text:p>40.63448</text:p>
          </table:table-cell>
          <table:table-cell office:value-type="float" office:value="22.45668" calcext:value-type="float">
            <text:p>22.45668</text:p>
          </table:table-cell>
          <table:table-cell office:value-type="float" office:value="11.81992" calcext:value-type="float">
            <text:p>11.81992</text:p>
          </table:table-cell>
          <table:table-cell office:value-type="float" office:value="7.289238" calcext:value-type="float">
            <text:p>7.289238</text:p>
          </table:table-cell>
          <table:table-cell office:value-type="float" office:value="2.976626" calcext:value-type="float">
            <text:p>2.976626</text:p>
          </table:table-cell>
          <table:table-cell office:value-type="float" office:value="0.8475566" calcext:value-type="float">
            <text:p>0.8475566</text:p>
          </table:table-cell>
          <table:table-cell office:value-type="float" office:value="0.3538004" calcext:value-type="float">
            <text:p>0.3538004</text:p>
          </table:table-cell>
          <table:table-cell office:value-type="float" office:value="0.5431598" calcext:value-type="float">
            <text:p>0.5431598</text:p>
          </table:table-cell>
          <table:table-cell office:value-type="float" office:value="0.3452683" calcext:value-type="float">
            <text:p>0.3452683</text:p>
          </table:table-cell>
          <table:table-cell office:value-type="float" office:value="0.3457457" calcext:value-type="float">
            <text:p>0.3457457</text:p>
          </table:table-cell>
          <table:table-cell office:value-type="float" office:value="0" calcext:value-type="float">
            <text:p>0</text:p>
          </table:table-cell>
          <table:table-cell office:value-type="float" office:value="1499.868" calcext:value-type="float">
            <text:p>1499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66" calcext:value-type="float">
            <text:p>12.7366</text:p>
          </table:table-cell>
          <table:table-cell office:value-type="float" office:value="0" calcext:value-type="float">
            <text:p>0</text:p>
          </table:table-cell>
          <table:table-cell office:value-type="float" office:value="-1.165843" calcext:value-type="float">
            <text:p>-1.16584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0.16355" calcext:value-type="float">
            <text:p>20.16355</text:p>
          </table:table-cell>
          <table:table-cell office:value-type="float" office:value="1100.46" calcext:value-type="float">
            <text:p>1100.46</text:p>
          </table:table-cell>
          <table:table-cell office:value-type="float" office:value="12.48" calcext:value-type="float">
            <text:p>12.48</text:p>
          </table:table-cell>
          <table:table-cell office:value-type="float" office:value="-9.438356" calcext:value-type="float">
            <text:p>-9.438356</text:p>
          </table:table-cell>
          <table:table-cell office:value-type="float" office:value="0.7930811" calcext:value-type="float">
            <text:p>0.7930811</text:p>
          </table:table-cell>
          <table:table-cell office:value-type="float" office:value="17.16791" calcext:value-type="float">
            <text:p>17.16791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544315" calcext:value-type="float">
            <text:p>0.003544315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07952" calcext:value-type="float">
            <text:p>2.607952</text:p>
          </table:table-cell>
          <table:table-cell office:value-type="float" office:value="-0.3778764" calcext:value-type="float">
            <text:p>-0.3778764</text:p>
          </table:table-cell>
          <table:table-cell office:value-type="float" office:value="-0.07950168" calcext:value-type="float">
            <text:p>-0.07950168</text:p>
          </table:table-cell>
          <table:table-cell office:value-type="float" office:value="0.0000004144594" calcext:value-type="float">
            <text:p>4.144594E-07</text:p>
          </table:table-cell>
          <table:table-cell office:value-type="float" office:value="17.52937" calcext:value-type="float">
            <text:p>17.52937</text:p>
          </table:table-cell>
          <table:table-cell office:value-type="float" office:value="64.32339" calcext:value-type="float">
            <text:p>64.32339</text:p>
          </table:table-cell>
          <table:table-cell office:value-type="float" office:value="1.437304" calcext:value-type="float">
            <text:p>1.437304</text:p>
          </table:table-cell>
          <table:table-cell office:value-type="float" office:value="0.2197754" calcext:value-type="float">
            <text:p>0.2197754</text:p>
          </table:table-cell>
          <table:table-cell office:value-type="float" office:value="0.0524911" calcext:value-type="float">
            <text:p>0.0524911</text:p>
          </table:table-cell>
          <table:table-cell office:value-type="float" office:value="0.05063318" calcext:value-type="float">
            <text:p>0.05063318</text:p>
          </table:table-cell>
          <table:table-cell office:value-type="float" office:value="0.01479872" calcext:value-type="float">
            <text:p>0.01479872</text:p>
          </table:table-cell>
          <table:table-cell office:value-type="float" office:value="0.01036233" calcext:value-type="float">
            <text:p>0.01036233</text:p>
          </table:table-cell>
          <table:table-cell office:value-type="float" office:value="0.02453466" calcext:value-type="float">
            <text:p>0.02453466</text:p>
          </table:table-cell>
          <table:table-cell office:value-type="float" office:value="0.02312708" calcext:value-type="float">
            <text:p>0.02312708</text:p>
          </table:table-cell>
          <table:table-cell office:value-type="float" office:value="0.02012837" calcext:value-type="float">
            <text:p>0.02012837</text:p>
          </table:table-cell>
          <table:table-cell office:value-type="float" office:value="0.01959374" calcext:value-type="float">
            <text:p>0.01959374</text:p>
          </table:table-cell>
          <table:table-cell office:value-type="float" office:value="0.02796008" calcext:value-type="float">
            <text:p>0.02796008</text:p>
          </table:table-cell>
          <table:table-cell office:value-type="float" office:value="0.005709707" calcext:value-type="float">
            <text:p>0.005709707</text:p>
          </table:table-cell>
          <table:table-cell office:value-type="float" office:value="0.004887979" calcext:value-type="float">
            <text:p>0.004887979</text:p>
          </table:table-cell>
          <table:table-cell office:value-type="float" office:value="0" calcext:value-type="float">
            <text:p>0</text:p>
          </table:table-cell>
          <table:table-cell office:value-type="float" office:value="22.65191" calcext:value-type="float">
            <text:p>22.65191</text:p>
          </table:table-cell>
          <table:table-cell office:value-type="float" office:value="66.16362" calcext:value-type="float">
            <text:p>66.16362</text:p>
          </table:table-cell>
          <table:table-cell office:value-type="float" office:value="39.25319" calcext:value-type="float">
            <text:p>39.25319</text:p>
          </table:table-cell>
          <table:table-cell office:value-type="float" office:value="36.88088" calcext:value-type="float">
            <text:p>36.88088</text:p>
          </table:table-cell>
          <table:table-cell office:value-type="float" office:value="37.99524" calcext:value-type="float">
            <text:p>37.99524</text:p>
          </table:table-cell>
          <table:table-cell office:value-type="float" office:value="21.13627" calcext:value-type="float">
            <text:p>21.13627</text:p>
          </table:table-cell>
          <table:table-cell office:value-type="float" office:value="10.74849" calcext:value-type="float">
            <text:p>10.74849</text:p>
          </table:table-cell>
          <table:table-cell office:value-type="float" office:value="6.887962" calcext:value-type="float">
            <text:p>6.887962</text:p>
          </table:table-cell>
          <table:table-cell office:value-type="float" office:value="2.922445" calcext:value-type="float">
            <text:p>2.922445</text:p>
          </table:table-cell>
          <table:table-cell office:value-type="float" office:value="0.8466017" calcext:value-type="float">
            <text:p>0.8466017</text:p>
          </table:table-cell>
          <table:table-cell office:value-type="float" office:value="0.3568403" calcext:value-type="float">
            <text:p>0.3568403</text:p>
          </table:table-cell>
          <table:table-cell office:value-type="float" office:value="0.5446317" calcext:value-type="float">
            <text:p>0.5446317</text:p>
          </table:table-cell>
          <table:table-cell office:value-type="float" office:value="0.3462956" calcext:value-type="float">
            <text:p>0.3462956</text:p>
          </table:table-cell>
          <table:table-cell office:value-type="float" office:value="0.3457532" calcext:value-type="float">
            <text:p>0.3457532</text:p>
          </table:table-cell>
          <table:table-cell office:value-type="float" office:value="0" calcext:value-type="float">
            <text:p>0</text:p>
          </table:table-cell>
          <table:table-cell office:value-type="float" office:value="1641.674" calcext:value-type="float">
            <text:p>1641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3147" calcext:value-type="float">
            <text:p>12.93147</text:p>
          </table:table-cell>
          <table:table-cell office:value-type="float" office:value="0" calcext:value-type="float">
            <text:p>0</text:p>
          </table:table-cell>
          <table:table-cell office:value-type="float" office:value="-1.165929" calcext:value-type="float">
            <text:p>-1.1659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19.99192" calcext:value-type="float">
            <text:p>19.99192</text:p>
          </table:table-cell>
          <table:table-cell office:value-type="float" office:value="1100.412" calcext:value-type="float">
            <text:p>1100.412</text:p>
          </table:table-cell>
          <table:table-cell office:value-type="float" office:value="12.48" calcext:value-type="float">
            <text:p>12.48</text:p>
          </table:table-cell>
          <table:table-cell office:value-type="float" office:value="-10.37345" calcext:value-type="float">
            <text:p>-10.37345</text:p>
          </table:table-cell>
          <table:table-cell office:value-type="float" office:value="0.7474152" calcext:value-type="float">
            <text:p>0.7474152</text:p>
          </table:table-cell>
          <table:table-cell office:value-type="float" office:value="16.4378" calcext:value-type="float">
            <text:p>16.4378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19826" calcext:value-type="float">
            <text:p>0.003619826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58755" calcext:value-type="float">
            <text:p>2.658755</text:p>
          </table:table-cell>
          <table:table-cell office:value-type="float" office:value="-0.378148" calcext:value-type="float">
            <text:p>-0.378148</text:p>
          </table:table-cell>
          <table:table-cell office:value-type="float" office:value="-0.07962605" calcext:value-type="float">
            <text:p>-0.07962605</text:p>
          </table:table-cell>
          <table:table-cell office:value-type="float" office:value="0.0000005024613" calcext:value-type="float">
            <text:p>5.024613E-07</text:p>
          </table:table-cell>
          <table:table-cell office:value-type="float" office:value="17.40609" calcext:value-type="float">
            <text:p>17.40609</text:p>
          </table:table-cell>
          <table:table-cell office:value-type="float" office:value="61.21622" calcext:value-type="float">
            <text:p>61.21622</text:p>
          </table:table-cell>
          <table:table-cell office:value-type="float" office:value="1.07866" calcext:value-type="float">
            <text:p>1.07866</text:p>
          </table:table-cell>
          <table:table-cell office:value-type="float" office:value="0.2140198" calcext:value-type="float">
            <text:p>0.2140198</text:p>
          </table:table-cell>
          <table:table-cell office:value-type="float" office:value="0.05581131" calcext:value-type="float">
            <text:p>0.05581131</text:p>
          </table:table-cell>
          <table:table-cell office:value-type="float" office:value="0.05376345" calcext:value-type="float">
            <text:p>0.05376345</text:p>
          </table:table-cell>
          <table:table-cell office:value-type="float" office:value="0.01474463" calcext:value-type="float">
            <text:p>0.01474463</text:p>
          </table:table-cell>
          <table:table-cell office:value-type="float" office:value="0.01031303" calcext:value-type="float">
            <text:p>0.01031303</text:p>
          </table:table-cell>
          <table:table-cell office:value-type="float" office:value="0.02441731" calcext:value-type="float">
            <text:p>0.02441731</text:p>
          </table:table-cell>
          <table:table-cell office:value-type="float" office:value="0.02301303" calcext:value-type="float">
            <text:p>0.02301303</text:p>
          </table:table-cell>
          <table:table-cell office:value-type="float" office:value="0.02009626" calcext:value-type="float">
            <text:p>0.02009626</text:p>
          </table:table-cell>
          <table:table-cell office:value-type="float" office:value="0.01954828" calcext:value-type="float">
            <text:p>0.01954828</text:p>
          </table:table-cell>
          <table:table-cell office:value-type="float" office:value="0.02785862" calcext:value-type="float">
            <text:p>0.02785862</text:p>
          </table:table-cell>
          <table:table-cell office:value-type="float" office:value="0.005713553" calcext:value-type="float">
            <text:p>0.005713553</text:p>
          </table:table-cell>
          <table:table-cell office:value-type="float" office:value="0.004886134" calcext:value-type="float">
            <text:p>0.004886134</text:p>
          </table:table-cell>
          <table:table-cell office:value-type="float" office:value="0" calcext:value-type="float">
            <text:p>0</text:p>
          </table:table-cell>
          <table:table-cell office:value-type="float" office:value="22.03593" calcext:value-type="float">
            <text:p>22.03593</text:p>
          </table:table-cell>
          <table:table-cell office:value-type="float" office:value="63.38442" calcext:value-type="float">
            <text:p>63.38442</text:p>
          </table:table-cell>
          <table:table-cell office:value-type="float" office:value="38.00985" calcext:value-type="float">
            <text:p>38.00985</text:p>
          </table:table-cell>
          <table:table-cell office:value-type="float" office:value="34.62732" calcext:value-type="float">
            <text:p>34.62732</text:p>
          </table:table-cell>
          <table:table-cell office:value-type="float" office:value="35.5232" calcext:value-type="float">
            <text:p>35.5232</text:p>
          </table:table-cell>
          <table:table-cell office:value-type="float" office:value="19.99327" calcext:value-type="float">
            <text:p>19.99327</text:p>
          </table:table-cell>
          <table:table-cell office:value-type="float" office:value="9.987462" calcext:value-type="float">
            <text:p>9.987462</text:p>
          </table:table-cell>
          <table:table-cell office:value-type="float" office:value="6.57806" calcext:value-type="float">
            <text:p>6.57806</text:p>
          </table:table-cell>
          <table:table-cell office:value-type="float" office:value="2.889877" calcext:value-type="float">
            <text:p>2.889877</text:p>
          </table:table-cell>
          <table:table-cell office:value-type="float" office:value="0.8437973" calcext:value-type="float">
            <text:p>0.8437973</text:p>
          </table:table-cell>
          <table:table-cell office:value-type="float" office:value="0.3582771" calcext:value-type="float">
            <text:p>0.3582771</text:p>
          </table:table-cell>
          <table:table-cell office:value-type="float" office:value="0.5462741" calcext:value-type="float">
            <text:p>0.5462741</text:p>
          </table:table-cell>
          <table:table-cell office:value-type="float" office:value="0.3468913" calcext:value-type="float">
            <text:p>0.3468913</text:p>
          </table:table-cell>
          <table:table-cell office:value-type="float" office:value="0.3457606" calcext:value-type="float">
            <text:p>0.3457606</text:p>
          </table:table-cell>
          <table:table-cell office:value-type="float" office:value="0" calcext:value-type="float">
            <text:p>0</text:p>
          </table:table-cell>
          <table:table-cell office:value-type="float" office:value="1818.257" calcext:value-type="float">
            <text:p>1818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4302" calcext:value-type="float">
            <text:p>13.14302</text:p>
          </table:table-cell>
          <table:table-cell office:value-type="float" office:value="0" calcext:value-type="float">
            <text:p>0</text:p>
          </table:table-cell>
          <table:table-cell office:value-type="float" office:value="-1.166" calcext:value-type="float">
            <text:p>-1.1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19.80193" calcext:value-type="float">
            <text:p>19.80193</text:p>
          </table:table-cell>
          <table:table-cell office:value-type="float" office:value="1100.373" calcext:value-type="float">
            <text:p>1100.373</text:p>
          </table:table-cell>
          <table:table-cell office:value-type="float" office:value="12.48" calcext:value-type="float">
            <text:p>12.48</text:p>
          </table:table-cell>
          <table:table-cell office:value-type="float" office:value="-11.21981" calcext:value-type="float">
            <text:p>-11.21981</text:p>
          </table:table-cell>
          <table:table-cell office:value-type="float" office:value="0.6626883" calcext:value-type="float">
            <text:p>0.6626883</text:p>
          </table:table-cell>
          <table:table-cell office:value-type="float" office:value="15.82197" calcext:value-type="float">
            <text:p>15.82197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0568" calcext:value-type="float">
            <text:p>0.003670568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318" calcext:value-type="float">
            <text:p>2.679318</text:p>
          </table:table-cell>
          <table:table-cell office:value-type="float" office:value="-0.3802731" calcext:value-type="float">
            <text:p>-0.3802731</text:p>
          </table:table-cell>
          <table:table-cell office:value-type="float" office:value="-0.08213123" calcext:value-type="float">
            <text:p>-0.08213123</text:p>
          </table:table-cell>
          <table:table-cell office:value-type="float" office:value="0.0000006058186" calcext:value-type="float">
            <text:p>6.058186E-07</text:p>
          </table:table-cell>
          <table:table-cell office:value-type="float" office:value="17.19663" calcext:value-type="float">
            <text:p>17.19663</text:p>
          </table:table-cell>
          <table:table-cell office:value-type="float" office:value="44.17807" calcext:value-type="float">
            <text:p>44.17807</text:p>
          </table:table-cell>
          <table:table-cell office:value-type="float" office:value="3.371773" calcext:value-type="float">
            <text:p>3.371773</text:p>
          </table:table-cell>
          <table:table-cell office:value-type="float" office:value="0.202026" calcext:value-type="float">
            <text:p>0.202026</text:p>
          </table:table-cell>
          <table:table-cell office:value-type="float" office:value="0.05345348" calcext:value-type="float">
            <text:p>0.05345348</text:p>
          </table:table-cell>
          <table:table-cell office:value-type="float" office:value="0.05274327" calcext:value-type="float">
            <text:p>0.05274327</text:p>
          </table:table-cell>
          <table:table-cell office:value-type="float" office:value="0.01457447" calcext:value-type="float">
            <text:p>0.01457447</text:p>
          </table:table-cell>
          <table:table-cell office:value-type="float" office:value="0.01101101" calcext:value-type="float">
            <text:p>0.01101101</text:p>
          </table:table-cell>
          <table:table-cell office:value-type="float" office:value="0.02437987" calcext:value-type="float">
            <text:p>0.02437987</text:p>
          </table:table-cell>
          <table:table-cell office:value-type="float" office:value="0.02291644" calcext:value-type="float">
            <text:p>0.02291644</text:p>
          </table:table-cell>
          <table:table-cell office:value-type="float" office:value="0.02007162" calcext:value-type="float">
            <text:p>0.02007162</text:p>
          </table:table-cell>
          <table:table-cell office:value-type="float" office:value="0.01950556" calcext:value-type="float">
            <text:p>0.01950556</text:p>
          </table:table-cell>
          <table:table-cell office:value-type="float" office:value="0.02775348" calcext:value-type="float">
            <text:p>0.02775348</text:p>
          </table:table-cell>
          <table:table-cell office:value-type="float" office:value="0.005709416" calcext:value-type="float">
            <text:p>0.005709416</text:p>
          </table:table-cell>
          <table:table-cell office:value-type="float" office:value="0.004884275" calcext:value-type="float">
            <text:p>0.004884275</text:p>
          </table:table-cell>
          <table:table-cell office:value-type="float" office:value="0" calcext:value-type="float">
            <text:p>0</text:p>
          </table:table-cell>
          <table:table-cell office:value-type="float" office:value="23.77818" calcext:value-type="float">
            <text:p>23.77818</text:p>
          </table:table-cell>
          <table:table-cell office:value-type="float" office:value="59.868" calcext:value-type="float">
            <text:p>59.868</text:p>
          </table:table-cell>
          <table:table-cell office:value-type="float" office:value="38.99266" calcext:value-type="float">
            <text:p>38.99266</text:p>
          </table:table-cell>
          <table:table-cell office:value-type="float" office:value="32.09635" calcext:value-type="float">
            <text:p>32.09635</text:p>
          </table:table-cell>
          <table:table-cell office:value-type="float" office:value="33.7549" calcext:value-type="float">
            <text:p>33.7549</text:p>
          </table:table-cell>
          <table:table-cell office:value-type="float" office:value="18.99066" calcext:value-type="float">
            <text:p>18.99066</text:p>
          </table:table-cell>
          <table:table-cell office:value-type="float" office:value="8.779824" calcext:value-type="float">
            <text:p>8.779824</text:p>
          </table:table-cell>
          <table:table-cell office:value-type="float" office:value="6.39641" calcext:value-type="float">
            <text:p>6.39641</text:p>
          </table:table-cell>
          <table:table-cell office:value-type="float" office:value="2.88249" calcext:value-type="float">
            <text:p>2.88249</text:p>
          </table:table-cell>
          <table:table-cell office:value-type="float" office:value="0.8441809" calcext:value-type="float">
            <text:p>0.8441809</text:p>
          </table:table-cell>
          <table:table-cell office:value-type="float" office:value="0.3594252" calcext:value-type="float">
            <text:p>0.3594252</text:p>
          </table:table-cell>
          <table:table-cell office:value-type="float" office:value="0.5475602" calcext:value-type="float">
            <text:p>0.5475602</text:p>
          </table:table-cell>
          <table:table-cell office:value-type="float" office:value="0.3454711" calcext:value-type="float">
            <text:p>0.3454711</text:p>
          </table:table-cell>
          <table:table-cell office:value-type="float" office:value="0.345768" calcext:value-type="float">
            <text:p>0.345768</text:p>
          </table:table-cell>
          <table:table-cell office:value-type="float" office:value="0" calcext:value-type="float">
            <text:p>0</text:p>
          </table:table-cell>
          <table:table-cell office:value-type="float" office:value="329.7037" calcext:value-type="float">
            <text:p>329.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354" calcext:value-type="float">
            <text:p>13.36354</text:p>
          </table:table-cell>
          <table:table-cell office:value-type="float" office:value="0" calcext:value-type="float">
            <text:p>0</text:p>
          </table:table-cell>
          <table:table-cell office:value-type="float" office:value="-1.216703" calcext:value-type="float">
            <text:p>-1.2167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19.65703" calcext:value-type="float">
            <text:p>19.65703</text:p>
          </table:table-cell>
          <table:table-cell office:value-type="float" office:value="1100.354" calcext:value-type="float">
            <text:p>1100.354</text:p>
          </table:table-cell>
          <table:table-cell office:value-type="float" office:value="12.48" calcext:value-type="float">
            <text:p>12.48</text:p>
          </table:table-cell>
          <table:table-cell office:value-type="float" office:value="-11.90808" calcext:value-type="float">
            <text:p>-11.90808</text:p>
          </table:table-cell>
          <table:table-cell office:value-type="float" office:value="0.5119309" calcext:value-type="float">
            <text:p>0.5119309</text:p>
          </table:table-cell>
          <table:table-cell office:value-type="float" office:value="15.33434" calcext:value-type="float">
            <text:p>15.33434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0781" calcext:value-type="float">
            <text:p>0.003670781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408" calcext:value-type="float">
            <text:p>2.679408</text:p>
          </table:table-cell>
          <table:table-cell office:value-type="float" office:value="-0.3982255" calcext:value-type="float">
            <text:p>-0.3982255</text:p>
          </table:table-cell>
          <table:table-cell office:value-type="float" office:value="-0.0856447" calcext:value-type="float">
            <text:p>-0.0856447</text:p>
          </table:table-cell>
          <table:table-cell office:value-type="float" office:value="0.0000007161208" calcext:value-type="float">
            <text:p>7.161208E-07</text:p>
          </table:table-cell>
          <table:table-cell office:value-type="float" office:value="17.14058" calcext:value-type="float">
            <text:p>17.14058</text:p>
          </table:table-cell>
          <table:table-cell office:value-type="float" office:value="35.51603" calcext:value-type="float">
            <text:p>35.51603</text:p>
          </table:table-cell>
          <table:table-cell office:value-type="float" office:value="1.843738" calcext:value-type="float">
            <text:p>1.843738</text:p>
          </table:table-cell>
          <table:table-cell office:value-type="float" office:value="0.1742581" calcext:value-type="float">
            <text:p>0.1742581</text:p>
          </table:table-cell>
          <table:table-cell office:value-type="float" office:value="0.04813173" calcext:value-type="float">
            <text:p>0.04813173</text:p>
          </table:table-cell>
          <table:table-cell office:value-type="float" office:value="0.04824871" calcext:value-type="float">
            <text:p>0.04824871</text:p>
          </table:table-cell>
          <table:table-cell office:value-type="float" office:value="0.01433308" calcext:value-type="float">
            <text:p>0.01433308</text:p>
          </table:table-cell>
          <table:table-cell office:value-type="float" office:value="0.01056007" calcext:value-type="float">
            <text:p>0.01056007</text:p>
          </table:table-cell>
          <table:table-cell office:value-type="float" office:value="0.02460926" calcext:value-type="float">
            <text:p>0.02460926</text:p>
          </table:table-cell>
          <table:table-cell office:value-type="float" office:value="0.02284668" calcext:value-type="float">
            <text:p>0.02284668</text:p>
          </table:table-cell>
          <table:table-cell office:value-type="float" office:value="0.02006061" calcext:value-type="float">
            <text:p>0.02006061</text:p>
          </table:table-cell>
          <table:table-cell office:value-type="float" office:value="0.0194741" calcext:value-type="float">
            <text:p>0.0194741</text:p>
          </table:table-cell>
          <table:table-cell office:value-type="float" office:value="0.02765961" calcext:value-type="float">
            <text:p>0.02765961</text:p>
          </table:table-cell>
          <table:table-cell office:value-type="float" office:value="0.005711408" calcext:value-type="float">
            <text:p>0.005711408</text:p>
          </table:table-cell>
          <table:table-cell office:value-type="float" office:value="0.004882381" calcext:value-type="float">
            <text:p>0.004882381</text:p>
          </table:table-cell>
          <table:table-cell office:value-type="float" office:value="0" calcext:value-type="float">
            <text:p>0</text:p>
          </table:table-cell>
          <table:table-cell office:value-type="float" office:value="38.17295" calcext:value-type="float">
            <text:p>38.17295</text:p>
          </table:table-cell>
          <table:table-cell office:value-type="float" office:value="43.37839" calcext:value-type="float">
            <text:p>43.37839</text:p>
          </table:table-cell>
          <table:table-cell office:value-type="float" office:value="44.86752" calcext:value-type="float">
            <text:p>44.86752</text:p>
          </table:table-cell>
          <table:table-cell office:value-type="float" office:value="32.93996" calcext:value-type="float">
            <text:p>32.93996</text:p>
          </table:table-cell>
          <table:table-cell office:value-type="float" office:value="32.35983" calcext:value-type="float">
            <text:p>32.35983</text:p>
          </table:table-cell>
          <table:table-cell office:value-type="float" office:value="18.16118" calcext:value-type="float">
            <text:p>18.16118</text:p>
          </table:table-cell>
          <table:table-cell office:value-type="float" office:value="7.612352" calcext:value-type="float">
            <text:p>7.612352</text:p>
          </table:table-cell>
          <table:table-cell office:value-type="float" office:value="6.269326" calcext:value-type="float">
            <text:p>6.269326</text:p>
          </table:table-cell>
          <table:table-cell office:value-type="float" office:value="2.898036" calcext:value-type="float">
            <text:p>2.898036</text:p>
          </table:table-cell>
          <table:table-cell office:value-type="float" office:value="0.848949" calcext:value-type="float">
            <text:p>0.848949</text:p>
          </table:table-cell>
          <table:table-cell office:value-type="float" office:value="0.3617464" calcext:value-type="float">
            <text:p>0.3617464</text:p>
          </table:table-cell>
          <table:table-cell office:value-type="float" office:value="0.5500823" calcext:value-type="float">
            <text:p>0.5500823</text:p>
          </table:table-cell>
          <table:table-cell office:value-type="float" office:value="0.3460506" calcext:value-type="float">
            <text:p>0.3460506</text:p>
          </table:table-cell>
          <table:table-cell office:value-type="float" office:value="0.3457753" calcext:value-type="float">
            <text:p>0.3457753</text:p>
          </table:table-cell>
          <table:table-cell office:value-type="float" office:value="0" calcext:value-type="float">
            <text:p>0</text:p>
          </table:table-cell>
          <table:table-cell office:value-type="float" office:value="439.9446" calcext:value-type="float">
            <text:p>439.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1932" calcext:value-type="float">
            <text:p>13.51932</text:p>
          </table:table-cell>
          <table:table-cell office:value-type="float" office:value="0" calcext:value-type="float">
            <text:p>0</text:p>
          </table:table-cell>
          <table:table-cell office:value-type="float" office:value="-1.319016" calcext:value-type="float">
            <text:p>-1.3190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19.52752" calcext:value-type="float">
            <text:p>19.52752</text:p>
          </table:table-cell>
          <table:table-cell office:value-type="float" office:value="1100.322" calcext:value-type="float">
            <text:p>1100.322</text:p>
          </table:table-cell>
          <table:table-cell office:value-type="float" office:value="12.48" calcext:value-type="float">
            <text:p>12.48</text:p>
          </table:table-cell>
          <table:table-cell office:value-type="float" office:value="-12.8362" calcext:value-type="float">
            <text:p>-12.8362</text:p>
          </table:table-cell>
          <table:table-cell office:value-type="float" office:value="0.4062116" calcext:value-type="float">
            <text:p>0.4062116</text:p>
          </table:table-cell>
          <table:table-cell office:value-type="float" office:value="14.66759" calcext:value-type="float">
            <text:p>14.66759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1039" calcext:value-type="float">
            <text:p>0.003671039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499" calcext:value-type="float">
            <text:p>2.679499</text:p>
          </table:table-cell>
          <table:table-cell office:value-type="float" office:value="-0.3994299" calcext:value-type="float">
            <text:p>-0.3994299</text:p>
          </table:table-cell>
          <table:table-cell office:value-type="float" office:value="-0.08710097" calcext:value-type="float">
            <text:p>-0.08710097</text:p>
          </table:table-cell>
          <table:table-cell office:value-type="float" office:value="0.0000008313172" calcext:value-type="float">
            <text:p>8.313172E-07</text:p>
          </table:table-cell>
          <table:table-cell office:value-type="float" office:value="17.10361" calcext:value-type="float">
            <text:p>17.10361</text:p>
          </table:table-cell>
          <table:table-cell office:value-type="float" office:value="27.3289" calcext:value-type="float">
            <text:p>27.3289</text:p>
          </table:table-cell>
          <table:table-cell office:value-type="float" office:value="1.283102" calcext:value-type="float">
            <text:p>1.283102</text:p>
          </table:table-cell>
          <table:table-cell office:value-type="float" office:value="0.1704179" calcext:value-type="float">
            <text:p>0.1704179</text:p>
          </table:table-cell>
          <table:table-cell office:value-type="float" office:value="0.0479647" calcext:value-type="float">
            <text:p>0.0479647</text:p>
          </table:table-cell>
          <table:table-cell office:value-type="float" office:value="0.04770663" calcext:value-type="float">
            <text:p>0.04770663</text:p>
          </table:table-cell>
          <table:table-cell office:value-type="float" office:value="0.01419786" calcext:value-type="float">
            <text:p>0.01419786</text:p>
          </table:table-cell>
          <table:table-cell office:value-type="float" office:value="0.01030536" calcext:value-type="float">
            <text:p>0.01030536</text:p>
          </table:table-cell>
          <table:table-cell office:value-type="float" office:value="0.02470206" calcext:value-type="float">
            <text:p>0.02470206</text:p>
          </table:table-cell>
          <table:table-cell office:value-type="float" office:value="0.02274876" calcext:value-type="float">
            <text:p>0.02274876</text:p>
          </table:table-cell>
          <table:table-cell office:value-type="float" office:value="0.02005112" calcext:value-type="float">
            <text:p>0.02005112</text:p>
          </table:table-cell>
          <table:table-cell office:value-type="float" office:value="0.01944272" calcext:value-type="float">
            <text:p>0.01944272</text:p>
          </table:table-cell>
          <table:table-cell office:value-type="float" office:value="0.02756671" calcext:value-type="float">
            <text:p>0.02756671</text:p>
          </table:table-cell>
          <table:table-cell office:value-type="float" office:value="0.005712915" calcext:value-type="float">
            <text:p>0.005712915</text:p>
          </table:table-cell>
          <table:table-cell office:value-type="float" office:value="0.004880482" calcext:value-type="float">
            <text:p>0.004880482</text:p>
          </table:table-cell>
          <table:table-cell office:value-type="float" office:value="0" calcext:value-type="float">
            <text:p>0</text:p>
          </table:table-cell>
          <table:table-cell office:value-type="float" office:value="36.8109" calcext:value-type="float">
            <text:p>36.8109</text:p>
          </table:table-cell>
          <table:table-cell office:value-type="float" office:value="39.43467" calcext:value-type="float">
            <text:p>39.43467</text:p>
          </table:table-cell>
          <table:table-cell office:value-type="float" office:value="39.91685" calcext:value-type="float">
            <text:p>39.91685</text:p>
          </table:table-cell>
          <table:table-cell office:value-type="float" office:value="33.03668" calcext:value-type="float">
            <text:p>33.03668</text:p>
          </table:table-cell>
          <table:table-cell office:value-type="float" office:value="31.97056" calcext:value-type="float">
            <text:p>31.97056</text:p>
          </table:table-cell>
          <table:table-cell office:value-type="float" office:value="17.33555" calcext:value-type="float">
            <text:p>17.33555</text:p>
          </table:table-cell>
          <table:table-cell office:value-type="float" office:value="6.906626" calcext:value-type="float">
            <text:p>6.906626</text:p>
          </table:table-cell>
          <table:table-cell office:value-type="float" office:value="6.095673" calcext:value-type="float">
            <text:p>6.095673</text:p>
          </table:table-cell>
          <table:table-cell office:value-type="float" office:value="2.905156" calcext:value-type="float">
            <text:p>2.905156</text:p>
          </table:table-cell>
          <table:table-cell office:value-type="float" office:value="0.8541334" calcext:value-type="float">
            <text:p>0.8541334</text:p>
          </table:table-cell>
          <table:table-cell office:value-type="float" office:value="0.3640535" calcext:value-type="float">
            <text:p>0.3640535</text:p>
          </table:table-cell>
          <table:table-cell office:value-type="float" office:value="0.5526335" calcext:value-type="float">
            <text:p>0.5526335</text:p>
          </table:table-cell>
          <table:table-cell office:value-type="float" office:value="0.3465792" calcext:value-type="float">
            <text:p>0.3465792</text:p>
          </table:table-cell>
          <table:table-cell office:value-type="float" office:value="0.3457827" calcext:value-type="float">
            <text:p>0.3457827</text:p>
          </table:table-cell>
          <table:table-cell office:value-type="float" office:value="0" calcext:value-type="float">
            <text:p>0</text:p>
          </table:table-cell>
          <table:table-cell office:value-type="float" office:value="604.1818" calcext:value-type="float">
            <text:p>604.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332" calcext:value-type="float">
            <text:p>13.67332</text:p>
          </table:table-cell>
          <table:table-cell office:value-type="float" office:value="0" calcext:value-type="float">
            <text:p>0</text:p>
          </table:table-cell>
          <table:table-cell office:value-type="float" office:value="-1.319137" calcext:value-type="float">
            <text:p>-1.3191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19.39971" calcext:value-type="float">
            <text:p>19.39971</text:p>
          </table:table-cell>
          <table:table-cell office:value-type="float" office:value="1100.287" calcext:value-type="float">
            <text:p>1100.287</text:p>
          </table:table-cell>
          <table:table-cell office:value-type="float" office:value="12.48" calcext:value-type="float">
            <text:p>12.48</text:p>
          </table:table-cell>
          <table:table-cell office:value-type="float" office:value="-13.79102" calcext:value-type="float">
            <text:p>-13.79102</text:p>
          </table:table-cell>
          <table:table-cell office:value-type="float" office:value="0.3077861" calcext:value-type="float">
            <text:p>0.3077861</text:p>
          </table:table-cell>
          <table:table-cell office:value-type="float" office:value="13.96884" calcext:value-type="float">
            <text:p>13.96884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1332" calcext:value-type="float">
            <text:p>0.003671332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605" calcext:value-type="float">
            <text:p>2.679605</text:p>
          </table:table-cell>
          <table:table-cell office:value-type="float" office:value="-0.4020836" calcext:value-type="float">
            <text:p>-0.4020836</text:p>
          </table:table-cell>
          <table:table-cell office:value-type="float" office:value="-0.08894724" calcext:value-type="float">
            <text:p>-0.08894724</text:p>
          </table:table-cell>
          <table:table-cell office:value-type="float" office:value="0.0000009615642" calcext:value-type="float">
            <text:p>9.615642E-07</text:p>
          </table:table-cell>
          <table:table-cell office:value-type="float" office:value="17.06767" calcext:value-type="float">
            <text:p>17.06767</text:p>
          </table:table-cell>
          <table:table-cell office:value-type="float" office:value="19.13815" calcext:value-type="float">
            <text:p>19.13815</text:p>
          </table:table-cell>
          <table:table-cell office:value-type="float" office:value="0.9105465" calcext:value-type="float">
            <text:p>0.9105465</text:p>
          </table:table-cell>
          <table:table-cell office:value-type="float" office:value="0.1555108" calcext:value-type="float">
            <text:p>0.1555108</text:p>
          </table:table-cell>
          <table:table-cell office:value-type="float" office:value="0.04545818" calcext:value-type="float">
            <text:p>0.04545818</text:p>
          </table:table-cell>
          <table:table-cell office:value-type="float" office:value="0.04603466" calcext:value-type="float">
            <text:p>0.04603466</text:p>
          </table:table-cell>
          <table:table-cell office:value-type="float" office:value="0.01406309" calcext:value-type="float">
            <text:p>0.01406309</text:p>
          </table:table-cell>
          <table:table-cell office:value-type="float" office:value="0.01013052" calcext:value-type="float">
            <text:p>0.01013052</text:p>
          </table:table-cell>
          <table:table-cell office:value-type="float" office:value="0.02472188" calcext:value-type="float">
            <text:p>0.02472188</text:p>
          </table:table-cell>
          <table:table-cell office:value-type="float" office:value="0.02262514" calcext:value-type="float">
            <text:p>0.02262514</text:p>
          </table:table-cell>
          <table:table-cell office:value-type="float" office:value="0.02004439" calcext:value-type="float">
            <text:p>0.02004439</text:p>
          </table:table-cell>
          <table:table-cell office:value-type="float" office:value="0.01941177" calcext:value-type="float">
            <text:p>0.01941177</text:p>
          </table:table-cell>
          <table:table-cell office:value-type="float" office:value="0.02747502" calcext:value-type="float">
            <text:p>0.02747502</text:p>
          </table:table-cell>
          <table:table-cell office:value-type="float" office:value="0.00571398" calcext:value-type="float">
            <text:p>0.00571398</text:p>
          </table:table-cell>
          <table:table-cell office:value-type="float" office:value="0.004878553" calcext:value-type="float">
            <text:p>0.004878553</text:p>
          </table:table-cell>
          <table:table-cell office:value-type="float" office:value="0" calcext:value-type="float">
            <text:p>0</text:p>
          </table:table-cell>
          <table:table-cell office:value-type="float" office:value="32.82333" calcext:value-type="float">
            <text:p>32.82333</text:p>
          </table:table-cell>
          <table:table-cell office:value-type="float" office:value="37.12926" calcext:value-type="float">
            <text:p>37.12926</text:p>
          </table:table-cell>
          <table:table-cell office:value-type="float" office:value="37.01627" calcext:value-type="float">
            <text:p>37.01627</text:p>
          </table:table-cell>
          <table:table-cell office:value-type="float" office:value="31.07807" calcext:value-type="float">
            <text:p>31.07807</text:p>
          </table:table-cell>
          <table:table-cell office:value-type="float" office:value="29.91587" calcext:value-type="float">
            <text:p>29.91587</text:p>
          </table:table-cell>
          <table:table-cell office:value-type="float" office:value="16.41988" calcext:value-type="float">
            <text:p>16.41988</text:p>
          </table:table-cell>
          <table:table-cell office:value-type="float" office:value="6.261544" calcext:value-type="float">
            <text:p>6.261544</text:p>
          </table:table-cell>
          <table:table-cell office:value-type="float" office:value="5.902658" calcext:value-type="float">
            <text:p>5.902658</text:p>
          </table:table-cell>
          <table:table-cell office:value-type="float" office:value="2.896289" calcext:value-type="float">
            <text:p>2.896289</text:p>
          </table:table-cell>
          <table:table-cell office:value-type="float" office:value="0.8593932" calcext:value-type="float">
            <text:p>0.8593932</text:p>
          </table:table-cell>
          <table:table-cell office:value-type="float" office:value="0.366265" calcext:value-type="float">
            <text:p>0.366265</text:p>
          </table:table-cell>
          <table:table-cell office:value-type="float" office:value="0.5552114" calcext:value-type="float">
            <text:p>0.5552114</text:p>
          </table:table-cell>
          <table:table-cell office:value-type="float" office:value="0.3470618" calcext:value-type="float">
            <text:p>0.3470618</text:p>
          </table:table-cell>
          <table:table-cell office:value-type="float" office:value="0.34579" calcext:value-type="float">
            <text:p>0.34579</text:p>
          </table:table-cell>
          <table:table-cell office:value-type="float" office:value="0" calcext:value-type="float">
            <text:p>0</text:p>
          </table:table-cell>
          <table:table-cell office:value-type="float" office:value="694.2847" calcext:value-type="float">
            <text:p>694.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2664" calcext:value-type="float">
            <text:p>13.82664</text:p>
          </table:table-cell>
          <table:table-cell office:value-type="float" office:value="0" calcext:value-type="float">
            <text:p>0</text:p>
          </table:table-cell>
          <table:table-cell office:value-type="float" office:value="-1.320144" calcext:value-type="float">
            <text:p>-1.3201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19.26817" calcext:value-type="float">
            <text:p>19.26817</text:p>
          </table:table-cell>
          <table:table-cell office:value-type="float" office:value="1100.245" calcext:value-type="float">
            <text:p>1100.245</text:p>
          </table:table-cell>
          <table:table-cell office:value-type="float" office:value="12.48" calcext:value-type="float">
            <text:p>12.48</text:p>
          </table:table-cell>
          <table:table-cell office:value-type="float" office:value="-14.75084" calcext:value-type="float">
            <text:p>-14.75084</text:p>
          </table:table-cell>
          <table:table-cell office:value-type="float" office:value="0.2800293" calcext:value-type="float">
            <text:p>0.2800293</text:p>
          </table:table-cell>
          <table:table-cell office:value-type="float" office:value="13.20103" calcext:value-type="float">
            <text:p>13.20103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1645" calcext:value-type="float">
            <text:p>0.003671645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719" calcext:value-type="float">
            <text:p>2.679719</text:p>
          </table:table-cell>
          <table:table-cell office:value-type="float" office:value="-0.4026106" calcext:value-type="float">
            <text:p>-0.4026106</text:p>
          </table:table-cell>
          <table:table-cell office:value-type="float" office:value="-0.08922201" calcext:value-type="float">
            <text:p>-0.08922201</text:p>
          </table:table-cell>
          <table:table-cell office:value-type="float" office:value="0.00000110931" calcext:value-type="float">
            <text:p>1.10931E-06</text:p>
          </table:table-cell>
          <table:table-cell office:value-type="float" office:value="16.98136" calcext:value-type="float">
            <text:p>16.98136</text:p>
          </table:table-cell>
          <table:table-cell office:value-type="float" office:value="17.19234" calcext:value-type="float">
            <text:p>17.19234</text:p>
          </table:table-cell>
          <table:table-cell office:value-type="float" office:value="0.6925047" calcext:value-type="float">
            <text:p>0.6925047</text:p>
          </table:table-cell>
          <table:table-cell office:value-type="float" office:value="0.1655292" calcext:value-type="float">
            <text:p>0.1655292</text:p>
          </table:table-cell>
          <table:table-cell office:value-type="float" office:value="0.04799557" calcext:value-type="float">
            <text:p>0.04799557</text:p>
          </table:table-cell>
          <table:table-cell office:value-type="float" office:value="0.0477033" calcext:value-type="float">
            <text:p>0.0477033</text:p>
          </table:table-cell>
          <table:table-cell office:value-type="float" office:value="0.0139111" calcext:value-type="float">
            <text:p>0.0139111</text:p>
          </table:table-cell>
          <table:table-cell office:value-type="float" office:value="0.009994718" calcext:value-type="float">
            <text:p>0.009994718</text:p>
          </table:table-cell>
          <table:table-cell office:value-type="float" office:value="0.0246908" calcext:value-type="float">
            <text:p>0.0246908</text:p>
          </table:table-cell>
          <table:table-cell office:value-type="float" office:value="0.02248695" calcext:value-type="float">
            <text:p>0.02248695</text:p>
          </table:table-cell>
          <table:table-cell office:value-type="float" office:value="0.02004019" calcext:value-type="float">
            <text:p>0.02004019</text:p>
          </table:table-cell>
          <table:table-cell office:value-type="float" office:value="0.01938213" calcext:value-type="float">
            <text:p>0.01938213</text:p>
          </table:table-cell>
          <table:table-cell office:value-type="float" office:value="0.02738469" calcext:value-type="float">
            <text:p>0.02738469</text:p>
          </table:table-cell>
          <table:table-cell office:value-type="float" office:value="0.005714619" calcext:value-type="float">
            <text:p>0.005714619</text:p>
          </table:table-cell>
          <table:table-cell office:value-type="float" office:value="0.004876601" calcext:value-type="float">
            <text:p>0.004876601</text:p>
          </table:table-cell>
          <table:table-cell office:value-type="float" office:value="0" calcext:value-type="float">
            <text:p>0</text:p>
          </table:table-cell>
          <table:table-cell office:value-type="float" office:value="27.71358" calcext:value-type="float">
            <text:p>27.71358</text:p>
          </table:table-cell>
          <table:table-cell office:value-type="float" office:value="33.68177" calcext:value-type="float">
            <text:p>33.68177</text:p>
          </table:table-cell>
          <table:table-cell office:value-type="float" office:value="34.21576" calcext:value-type="float">
            <text:p>34.21576</text:p>
          </table:table-cell>
          <table:table-cell office:value-type="float" office:value="29.04573" calcext:value-type="float">
            <text:p>29.04573</text:p>
          </table:table-cell>
          <table:table-cell office:value-type="float" office:value="28.01427" calcext:value-type="float">
            <text:p>28.01427</text:p>
          </table:table-cell>
          <table:table-cell office:value-type="float" office:value="15.44237" calcext:value-type="float">
            <text:p>15.44237</text:p>
          </table:table-cell>
          <table:table-cell office:value-type="float" office:value="5.651268" calcext:value-type="float">
            <text:p>5.651268</text:p>
          </table:table-cell>
          <table:table-cell office:value-type="float" office:value="5.695908" calcext:value-type="float">
            <text:p>5.695908</text:p>
          </table:table-cell>
          <table:table-cell office:value-type="float" office:value="2.872023" calcext:value-type="float">
            <text:p>2.872023</text:p>
          </table:table-cell>
          <table:table-cell office:value-type="float" office:value="0.8644692" calcext:value-type="float">
            <text:p>0.8644692</text:p>
          </table:table-cell>
          <table:table-cell office:value-type="float" office:value="0.3685352" calcext:value-type="float">
            <text:p>0.3685352</text:p>
          </table:table-cell>
          <table:table-cell office:value-type="float" office:value="0.5578184" calcext:value-type="float">
            <text:p>0.5578184</text:p>
          </table:table-cell>
          <table:table-cell office:value-type="float" office:value="0.347502" calcext:value-type="float">
            <text:p>0.347502</text:p>
          </table:table-cell>
          <table:table-cell office:value-type="float" office:value="0.3457974" calcext:value-type="float">
            <text:p>0.3457974</text:p>
          </table:table-cell>
          <table:table-cell office:value-type="float" office:value="0" calcext:value-type="float">
            <text:p>0</text:p>
          </table:table-cell>
          <table:table-cell office:value-type="float" office:value="850.4772" calcext:value-type="float">
            <text:p>850.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923" calcext:value-type="float">
            <text:p>13.9923</text:p>
          </table:table-cell>
          <table:table-cell office:value-type="float" office:value="0" calcext:value-type="float">
            <text:p>0</text:p>
          </table:table-cell>
          <table:table-cell office:value-type="float" office:value="-1.320205" calcext:value-type="float">
            <text:p>-1.3202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19.13029" calcext:value-type="float">
            <text:p>19.13029</text:p>
          </table:table-cell>
          <table:table-cell office:value-type="float" office:value="1100.197" calcext:value-type="float">
            <text:p>1100.197</text:p>
          </table:table-cell>
          <table:table-cell office:value-type="float" office:value="12.48" calcext:value-type="float">
            <text:p>12.48</text:p>
          </table:table-cell>
          <table:table-cell office:value-type="float" office:value="-15.78607" calcext:value-type="float">
            <text:p>-15.78607</text:p>
          </table:table-cell>
          <table:table-cell office:value-type="float" office:value="0.2524844" calcext:value-type="float">
            <text:p>0.2524844</text:p>
          </table:table-cell>
          <table:table-cell office:value-type="float" office:value="12.36986" calcext:value-type="float">
            <text:p>12.36986</text:p>
          </table:table-cell>
          <table:table-cell office:value-type="float" office:value="0.1396811" calcext:value-type="float">
            <text:p>0.1396811</text:p>
          </table:table-cell>
          <table:table-cell office:value-type="float" office:value="0.003671993" calcext:value-type="float">
            <text:p>0.003671993</text:p>
          </table:table-cell>
          <table:table-cell office:value-type="float" office:value="0.1545535" calcext:value-type="float">
            <text:p>0.1545535</text:p>
          </table:table-cell>
          <table:table-cell office:value-type="float" office:value="2.679833" calcext:value-type="float">
            <text:p>2.679833</text:p>
          </table:table-cell>
          <table:table-cell office:value-type="float" office:value="-0.4028963" calcext:value-type="float">
            <text:p>-0.4028963</text:p>
          </table:table-cell>
          <table:table-cell office:value-type="float" office:value="-0.08920427" calcext:value-type="float">
            <text:p>-0.08920427</text:p>
          </table:table-cell>
          <table:table-cell office:value-type="float" office:value="0.000001270689" calcext:value-type="float">
            <text:p>1.270689E-06</text:p>
          </table:table-cell>
          <table:table-cell office:value-type="float" office:value="16.86949" calcext:value-type="float">
            <text:p>16.86949</text:p>
          </table:table-cell>
          <table:table-cell office:value-type="float" office:value="15.05951" calcext:value-type="float">
            <text:p>15.05951</text:p>
          </table:table-cell>
          <table:table-cell office:value-type="float" office:value="0.5355408" calcext:value-type="float">
            <text:p>0.5355408</text:p>
          </table:table-cell>
          <table:table-cell office:value-type="float" office:value="0.1664128" calcext:value-type="float">
            <text:p>0.1664128</text:p>
          </table:table-cell>
          <table:table-cell office:value-type="float" office:value="0.04935899" calcext:value-type="float">
            <text:p>0.04935899</text:p>
          </table:table-cell>
          <table:table-cell office:value-type="float" office:value="0.04927402" calcext:value-type="float">
            <text:p>0.04927402</text:p>
          </table:table-cell>
          <table:table-cell office:value-type="float" office:value="0.01384434" calcext:value-type="float">
            <text:p>0.01384434</text:p>
          </table:table-cell>
          <table:table-cell office:value-type="float" office:value="0.00991921" calcext:value-type="float">
            <text:p>0.00991921</text:p>
          </table:table-cell>
          <table:table-cell office:value-type="float" office:value="0.02467126" calcext:value-type="float">
            <text:p>0.02467126</text:p>
          </table:table-cell>
          <table:table-cell office:value-type="float" office:value="0.02235294" calcext:value-type="float">
            <text:p>0.0223529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01935387" calcext:value-type="float">
            <text:p>0.01935387</text:p>
          </table:table-cell>
          <table:table-cell office:value-type="float" office:value="0.02729588" calcext:value-type="float">
            <text:p>0.02729588</text:p>
          </table:table-cell>
          <table:table-cell office:value-type="float" office:value="0.005714868" calcext:value-type="float">
            <text:p>0.005714868</text:p>
          </table:table-cell>
          <table:table-cell office:value-type="float" office:value="0.004874632" calcext:value-type="float">
            <text:p>0.004874632</text:p>
          </table:table-cell>
          <table:table-cell office:value-type="float" office:value="0" calcext:value-type="float">
            <text:p>0</text:p>
          </table:table-cell>
          <table:table-cell office:value-type="float" office:value="23.28335" calcext:value-type="float">
            <text:p>23.28335</text:p>
          </table:table-cell>
          <table:table-cell office:value-type="float" office:value="29.58884" calcext:value-type="float">
            <text:p>29.58884</text:p>
          </table:table-cell>
          <table:table-cell office:value-type="float" office:value="31.4087" calcext:value-type="float">
            <text:p>31.4087</text:p>
          </table:table-cell>
          <table:table-cell office:value-type="float" office:value="26.7761" calcext:value-type="float">
            <text:p>26.7761</text:p>
          </table:table-cell>
          <table:table-cell office:value-type="float" office:value="25.79126" calcext:value-type="float">
            <text:p>25.79126</text:p>
          </table:table-cell>
          <table:table-cell office:value-type="float" office:value="14.40182" calcext:value-type="float">
            <text:p>14.40182</text:p>
          </table:table-cell>
          <table:table-cell office:value-type="float" office:value="5.01406" calcext:value-type="float">
            <text:p>5.01406</text:p>
          </table:table-cell>
          <table:table-cell office:value-type="float" office:value="5.47932" calcext:value-type="float">
            <text:p>5.47932</text:p>
          </table:table-cell>
          <table:table-cell office:value-type="float" office:value="2.833501" calcext:value-type="float">
            <text:p>2.833501</text:p>
          </table:table-cell>
          <table:table-cell office:value-type="float" office:value="0.8691036" calcext:value-type="float">
            <text:p>0.8691036</text:p>
          </table:table-cell>
          <table:table-cell office:value-type="float" office:value="0.3708361" calcext:value-type="float">
            <text:p>0.3708361</text:p>
          </table:table-cell>
          <table:table-cell office:value-type="float" office:value="0.5604548" calcext:value-type="float">
            <text:p>0.5604548</text:p>
          </table:table-cell>
          <table:table-cell office:value-type="float" office:value="0.3479064" calcext:value-type="float">
            <text:p>0.3479064</text:p>
          </table:table-cell>
          <table:table-cell office:value-type="float" office:value="0.345805" calcext:value-type="float">
            <text:p>0.345805</text:p>
          </table:table-cell>
          <table:table-cell office:value-type="float" office:value="0" calcext:value-type="float">
            <text:p>0</text:p>
          </table:table-cell>
          <table:table-cell office:value-type="float" office:value="989.9948" calcext:value-type="float">
            <text:p>989.9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6967" calcext:value-type="float">
            <text:p>14.16967</text:p>
          </table:table-cell>
          <table:table-cell office:value-type="float" office:value="0" calcext:value-type="float">
            <text:p>0</text:p>
          </table:table-cell>
          <table:table-cell office:value-type="float" office:value="-1.320242" calcext:value-type="float">
            <text:p>-1.3202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18.98848" calcext:value-type="float">
            <text:p>18.98848</text:p>
          </table:table-cell>
          <table:table-cell office:value-type="float" office:value="1100.158" calcext:value-type="float">
            <text:p>1100.15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65666" calcext:value-type="float">
            <text:p>-16.65666</text:p>
          </table:table-cell>
          <table:table-cell office:value-type="float" office:value="0.2434077" calcext:value-type="float">
            <text:p>0.2434077</text:p>
          </table:table-cell>
          <table:table-cell office:value-type="float" office:value="11.65239" calcext:value-type="float">
            <text:p>11.65239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696282" calcext:value-type="float">
            <text:p>0.003696282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49" calcext:value-type="float">
            <text:p>2.68249</text:p>
          </table:table-cell>
          <table:table-cell office:value-type="float" office:value="-0.4039674" calcext:value-type="float">
            <text:p>-0.4039674</text:p>
          </table:table-cell>
          <table:table-cell office:value-type="float" office:value="-0.09241705" calcext:value-type="float">
            <text:p>-0.09241705</text:p>
          </table:table-cell>
          <table:table-cell office:value-type="float" office:value="0.000001444688" calcext:value-type="float">
            <text:p>1.444688E-06</text:p>
          </table:table-cell>
          <table:table-cell office:value-type="float" office:value="16.71996" calcext:value-type="float">
            <text:p>16.71996</text:p>
          </table:table-cell>
          <table:table-cell office:value-type="float" office:value="11.8753" calcext:value-type="float">
            <text:p>11.8753</text:p>
          </table:table-cell>
          <table:table-cell office:value-type="float" office:value="1.172037" calcext:value-type="float">
            <text:p>1.172037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04639005" calcext:value-type="float">
            <text:p>0.04639005</text:p>
          </table:table-cell>
          <table:table-cell office:value-type="float" office:value="0.04757983" calcext:value-type="float">
            <text:p>0.04757983</text:p>
          </table:table-cell>
          <table:table-cell office:value-type="float" office:value="0.01361478" calcext:value-type="float">
            <text:p>0.01361478</text:p>
          </table:table-cell>
          <table:table-cell office:value-type="float" office:value="0.01049984" calcext:value-type="float">
            <text:p>0.01049984</text:p>
          </table:table-cell>
          <table:table-cell office:value-type="float" office:value="0.02465032" calcext:value-type="float">
            <text:p>0.02465032</text:p>
          </table:table-cell>
          <table:table-cell office:value-type="float" office:value="0.0222743" calcext:value-type="float">
            <text:p>0.0222743</text:p>
          </table:table-cell>
          <table:table-cell office:value-type="float" office:value="0.01999662" calcext:value-type="float">
            <text:p>0.01999662</text:p>
          </table:table-cell>
          <table:table-cell office:value-type="float" office:value="0.01932696" calcext:value-type="float">
            <text:p>0.01932696</text:p>
          </table:table-cell>
          <table:table-cell office:value-type="float" office:value="0.0272075" calcext:value-type="float">
            <text:p>0.0272075</text:p>
          </table:table-cell>
          <table:table-cell office:value-type="float" office:value="0.005708437" calcext:value-type="float">
            <text:p>0.005708437</text:p>
          </table:table-cell>
          <table:table-cell office:value-type="float" office:value="0.004872638" calcext:value-type="float">
            <text:p>0.004872638</text:p>
          </table:table-cell>
          <table:table-cell office:value-type="float" office:value="0" calcext:value-type="float">
            <text:p>0</text:p>
          </table:table-cell>
          <table:table-cell office:value-type="float" office:value="11.32725" calcext:value-type="float">
            <text:p>11.32725</text:p>
          </table:table-cell>
          <table:table-cell office:value-type="float" office:value="27.56519" calcext:value-type="float">
            <text:p>27.56519</text:p>
          </table:table-cell>
          <table:table-cell office:value-type="float" office:value="30.50136" calcext:value-type="float">
            <text:p>30.50136</text:p>
          </table:table-cell>
          <table:table-cell office:value-type="float" office:value="24.53198" calcext:value-type="float">
            <text:p>24.53198</text:p>
          </table:table-cell>
          <table:table-cell office:value-type="float" office:value="24.16947" calcext:value-type="float">
            <text:p>24.16947</text:p>
          </table:table-cell>
          <table:table-cell office:value-type="float" office:value="13.44005" calcext:value-type="float">
            <text:p>13.44005</text:p>
          </table:table-cell>
          <table:table-cell office:value-type="float" office:value="4.208055" calcext:value-type="float">
            <text:p>4.208055</text:p>
          </table:table-cell>
          <table:table-cell office:value-type="float" office:value="5.298944" calcext:value-type="float">
            <text:p>5.298944</text:p>
          </table:table-cell>
          <table:table-cell office:value-type="float" office:value="2.794977" calcext:value-type="float">
            <text:p>2.794977</text:p>
          </table:table-cell>
          <table:table-cell office:value-type="float" office:value="0.8699196" calcext:value-type="float">
            <text:p>0.8699196</text:p>
          </table:table-cell>
          <table:table-cell office:value-type="float" office:value="0.3731346" calcext:value-type="float">
            <text:p>0.3731346</text:p>
          </table:table-cell>
          <table:table-cell office:value-type="float" office:value="0.5629929" calcext:value-type="float">
            <text:p>0.5629929</text:p>
          </table:table-cell>
          <table:table-cell office:value-type="float" office:value="0.3460789" calcext:value-type="float">
            <text:p>0.3460789</text:p>
          </table:table-cell>
          <table:table-cell office:value-type="float" office:value="0.3458126" calcext:value-type="float">
            <text:p>0.3458126</text:p>
          </table:table-cell>
          <table:table-cell office:value-type="float" office:value="0" calcext:value-type="float">
            <text:p>0</text:p>
          </table:table-cell>
          <table:table-cell office:value-type="float" office:value="126.7995" calcext:value-type="float">
            <text:p>126.7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224" calcext:value-type="float">
            <text:p>14.34224</text:p>
          </table:table-cell>
          <table:table-cell office:value-type="float" office:value="0" calcext:value-type="float">
            <text:p>0</text:p>
          </table:table-cell>
          <table:table-cell office:value-type="float" office:value="-1.347444" calcext:value-type="float">
            <text:p>-1.3474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18.88418" calcext:value-type="float">
            <text:p>18.88418</text:p>
          </table:table-cell>
          <table:table-cell office:value-type="float" office:value="1100.135" calcext:value-type="float">
            <text:p>1100.135</text:p>
          </table:table-cell>
          <table:table-cell office:value-type="float" office:value="12.48" calcext:value-type="float">
            <text:p>12.48</text:p>
          </table:table-cell>
          <table:table-cell office:value-type="float" office:value="-17.36612" calcext:value-type="float">
            <text:p>-17.36612</text:p>
          </table:table-cell>
          <table:table-cell office:value-type="float" office:value="0.1736737" calcext:value-type="float">
            <text:p>0.1736737</text:p>
          </table:table-cell>
          <table:table-cell office:value-type="float" office:value="11.08331" calcext:value-type="float">
            <text:p>11.08331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091" calcext:value-type="float">
            <text:p>0.0037091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501" calcext:value-type="float">
            <text:p>2.682501</text:p>
          </table:table-cell>
          <table:table-cell office:value-type="float" office:value="-0.4116502" calcext:value-type="float">
            <text:p>-0.4116502</text:p>
          </table:table-cell>
          <table:table-cell office:value-type="float" office:value="-0.09587827" calcext:value-type="float">
            <text:p>-0.09587827</text:p>
          </table:table-cell>
          <table:table-cell office:value-type="float" office:value="0.000001628081" calcext:value-type="float">
            <text:p>1.628081E-06</text:p>
          </table:table-cell>
          <table:table-cell office:value-type="float" office:value="16.70327" calcext:value-type="float">
            <text:p>16.70327</text:p>
          </table:table-cell>
          <table:table-cell office:value-type="float" office:value="7.615475" calcext:value-type="float">
            <text:p>7.615475</text:p>
          </table:table-cell>
          <table:table-cell office:value-type="float" office:value="0.5456529" calcext:value-type="float">
            <text:p>0.5456529</text:p>
          </table:table-cell>
          <table:table-cell office:value-type="float" office:value="0.1371688" calcext:value-type="float">
            <text:p>0.1371688</text:p>
          </table:table-cell>
          <table:table-cell office:value-type="float" office:value="0.04179941" calcext:value-type="float">
            <text:p>0.04179941</text:p>
          </table:table-cell>
          <table:table-cell office:value-type="float" office:value="0.04347503" calcext:value-type="float">
            <text:p>0.04347503</text:p>
          </table:table-cell>
          <table:table-cell office:value-type="float" office:value="0.01328288" calcext:value-type="float">
            <text:p>0.01328288</text:p>
          </table:table-cell>
          <table:table-cell office:value-type="float" office:value="0.01017704" calcext:value-type="float">
            <text:p>0.01017704</text:p>
          </table:table-cell>
          <table:table-cell office:value-type="float" office:value="0.02460249" calcext:value-type="float">
            <text:p>0.02460249</text:p>
          </table:table-cell>
          <table:table-cell office:value-type="float" office:value="0.02221041" calcext:value-type="float">
            <text:p>0.02221041</text:p>
          </table:table-cell>
          <table:table-cell office:value-type="float" office:value="0.01992545" calcext:value-type="float">
            <text:p>0.01992545</text:p>
          </table:table-cell>
          <table:table-cell office:value-type="float" office:value="0.01930108" calcext:value-type="float">
            <text:p>0.01930108</text:p>
          </table:table-cell>
          <table:table-cell office:value-type="float" office:value="0.02711994" calcext:value-type="float">
            <text:p>0.02711994</text:p>
          </table:table-cell>
          <table:table-cell office:value-type="float" office:value="0.00571071" calcext:value-type="float">
            <text:p>0.00571071</text:p>
          </table:table-cell>
          <table:table-cell office:value-type="float" office:value="0.004870627" calcext:value-type="float">
            <text:p>0.004870627</text:p>
          </table:table-cell>
          <table:table-cell office:value-type="float" office:value="0" calcext:value-type="float">
            <text:p>0</text:p>
          </table:table-cell>
          <table:table-cell office:value-type="float" office:value="17.30096" calcext:value-type="float">
            <text:p>17.30096</text:p>
          </table:table-cell>
          <table:table-cell office:value-type="float" office:value="22.36552" calcext:value-type="float">
            <text:p>22.36552</text:p>
          </table:table-cell>
          <table:table-cell office:value-type="float" office:value="29.39122" calcext:value-type="float">
            <text:p>29.39122</text:p>
          </table:table-cell>
          <table:table-cell office:value-type="float" office:value="23.30326" calcext:value-type="float">
            <text:p>23.30326</text:p>
          </table:table-cell>
          <table:table-cell office:value-type="float" office:value="23.81004" calcext:value-type="float">
            <text:p>23.81004</text:p>
          </table:table-cell>
          <table:table-cell office:value-type="float" office:value="12.57907" calcext:value-type="float">
            <text:p>12.57907</text:p>
          </table:table-cell>
          <table:table-cell office:value-type="float" office:value="3.367804" calcext:value-type="float">
            <text:p>3.367804</text:p>
          </table:table-cell>
          <table:table-cell office:value-type="float" office:value="5.10175" calcext:value-type="float">
            <text:p>5.10175</text:p>
          </table:table-cell>
          <table:table-cell office:value-type="float" office:value="2.764836" calcext:value-type="float">
            <text:p>2.764836</text:p>
          </table:table-cell>
          <table:table-cell office:value-type="float" office:value="0.8614321" calcext:value-type="float">
            <text:p>0.8614321</text:p>
          </table:table-cell>
          <table:table-cell office:value-type="float" office:value="0.3753921" calcext:value-type="float">
            <text:p>0.3753921</text:p>
          </table:table-cell>
          <table:table-cell office:value-type="float" office:value="0.5654776" calcext:value-type="float">
            <text:p>0.5654776</text:p>
          </table:table-cell>
          <table:table-cell office:value-type="float" office:value="0.3468555" calcext:value-type="float">
            <text:p>0.3468555</text:p>
          </table:table-cell>
          <table:table-cell office:value-type="float" office:value="0.3458202" calcext:value-type="float">
            <text:p>0.3458202</text:p>
          </table:table-cell>
          <table:table-cell office:value-type="float" office:value="0" calcext:value-type="float">
            <text:p>0</text:p>
          </table:table-cell>
          <table:table-cell office:value-type="float" office:value="258.508" calcext:value-type="float">
            <text:p>258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6117" calcext:value-type="float">
            <text:p>14.46117</text:p>
          </table:table-cell>
          <table:table-cell office:value-type="float" office:value="0" calcext:value-type="float">
            <text:p>0</text:p>
          </table:table-cell>
          <table:table-cell office:value-type="float" office:value="-1.401168" calcext:value-type="float">
            <text:p>-1.4011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18.7791" calcext:value-type="float">
            <text:p>18.7791</text:p>
          </table:table-cell>
          <table:table-cell office:value-type="float" office:value="1100.1" calcext:value-type="float">
            <text:p>1100.1</text:p>
          </table:table-cell>
          <table:table-cell office:value-type="float" office:value="12.48" calcext:value-type="float">
            <text:p>12.48</text:p>
          </table:table-cell>
          <table:table-cell office:value-type="float" office:value="-18.30879" calcext:value-type="float">
            <text:p>-18.30879</text:p>
          </table:table-cell>
          <table:table-cell office:value-type="float" office:value="0.1518448" calcext:value-type="float">
            <text:p>0.1518448</text:p>
          </table:table-cell>
          <table:table-cell office:value-type="float" office:value="10.29385" calcext:value-type="float">
            <text:p>10.29385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2193" calcext:value-type="float">
            <text:p>0.00372193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53" calcext:value-type="float">
            <text:p>2.68253</text:p>
          </table:table-cell>
          <table:table-cell office:value-type="float" office:value="-0.411984" calcext:value-type="float">
            <text:p>-0.411984</text:p>
          </table:table-cell>
          <table:table-cell office:value-type="float" office:value="-0.09706454" calcext:value-type="float">
            <text:p>-0.09706454</text:p>
          </table:table-cell>
          <table:table-cell office:value-type="float" office:value="0.000001822911" calcext:value-type="float">
            <text:p>1.822911E-06</text:p>
          </table:table-cell>
          <table:table-cell office:value-type="float" office:value="16.6618" calcext:value-type="float">
            <text:p>16.6618</text:p>
          </table:table-cell>
          <table:table-cell office:value-type="float" office:value="6.097679" calcext:value-type="float">
            <text:p>6.097679</text:p>
          </table:table-cell>
          <table:table-cell office:value-type="float" office:value="0.3889349" calcext:value-type="float">
            <text:p>0.3889349</text:p>
          </table:table-cell>
          <table:table-cell office:value-type="float" office:value="0.1379549" calcext:value-type="float">
            <text:p>0.1379549</text:p>
          </table:table-cell>
          <table:table-cell office:value-type="float" office:value="0.0420204" calcext:value-type="float">
            <text:p>0.0420204</text:p>
          </table:table-cell>
          <table:table-cell office:value-type="float" office:value="0.04328712" calcext:value-type="float">
            <text:p>0.04328712</text:p>
          </table:table-cell>
          <table:table-cell office:value-type="float" office:value="0.01310639" calcext:value-type="float">
            <text:p>0.01310639</text:p>
          </table:table-cell>
          <table:table-cell office:value-type="float" office:value="0.009901206" calcext:value-type="float">
            <text:p>0.009901206</text:p>
          </table:table-cell>
          <table:table-cell office:value-type="float" office:value="0.02449403" calcext:value-type="float">
            <text:p>0.02449403</text:p>
          </table:table-cell>
          <table:table-cell office:value-type="float" office:value="0.02215015" calcext:value-type="float">
            <text:p>0.02215015</text:p>
          </table:table-cell>
          <table:table-cell office:value-type="float" office:value="0.01983051" calcext:value-type="float">
            <text:p>0.01983051</text:p>
          </table:table-cell>
          <table:table-cell office:value-type="float" office:value="0.01927634" calcext:value-type="float">
            <text:p>0.01927634</text:p>
          </table:table-cell>
          <table:table-cell office:value-type="float" office:value="0.02703492" calcext:value-type="float">
            <text:p>0.02703492</text:p>
          </table:table-cell>
          <table:table-cell office:value-type="float" office:value="0.005711846" calcext:value-type="float">
            <text:p>0.005711846</text:p>
          </table:table-cell>
          <table:table-cell office:value-type="float" office:value="0.00486859" calcext:value-type="float">
            <text:p>0.00486859</text:p>
          </table:table-cell>
          <table:table-cell office:value-type="float" office:value="0" calcext:value-type="float">
            <text:p>0</text:p>
          </table:table-cell>
          <table:table-cell office:value-type="float" office:value="12.29991" calcext:value-type="float">
            <text:p>12.29991</text:p>
          </table:table-cell>
          <table:table-cell office:value-type="float" office:value="16.11376" calcext:value-type="float">
            <text:p>16.11376</text:p>
          </table:table-cell>
          <table:table-cell office:value-type="float" office:value="26.97243" calcext:value-type="float">
            <text:p>26.97243</text:p>
          </table:table-cell>
          <table:table-cell office:value-type="float" office:value="22.33463" calcext:value-type="float">
            <text:p>22.33463</text:p>
          </table:table-cell>
          <table:table-cell office:value-type="float" office:value="23.29659" calcext:value-type="float">
            <text:p>23.29659</text:p>
          </table:table-cell>
          <table:table-cell office:value-type="float" office:value="11.72305" calcext:value-type="float">
            <text:p>11.72305</text:p>
          </table:table-cell>
          <table:table-cell office:value-type="float" office:value="2.735242" calcext:value-type="float">
            <text:p>2.735242</text:p>
          </table:table-cell>
          <table:table-cell office:value-type="float" office:value="4.841715" calcext:value-type="float">
            <text:p>4.841715</text:p>
          </table:table-cell>
          <table:table-cell office:value-type="float" office:value="2.729456" calcext:value-type="float">
            <text:p>2.729456</text:p>
          </table:table-cell>
          <table:table-cell office:value-type="float" office:value="0.8422013" calcext:value-type="float">
            <text:p>0.8422013</text:p>
          </table:table-cell>
          <table:table-cell office:value-type="float" office:value="0.3775956" calcext:value-type="float">
            <text:p>0.3775956</text:p>
          </table:table-cell>
          <table:table-cell office:value-type="float" office:value="0.5680742" calcext:value-type="float">
            <text:p>0.5680742</text:p>
          </table:table-cell>
          <table:table-cell office:value-type="float" office:value="0.3475143" calcext:value-type="float">
            <text:p>0.3475143</text:p>
          </table:table-cell>
          <table:table-cell office:value-type="float" office:value="0.3458278" calcext:value-type="float">
            <text:p>0.3458278</text:p>
          </table:table-cell>
          <table:table-cell office:value-type="float" office:value="0" calcext:value-type="float">
            <text:p>0</text:p>
          </table:table-cell>
          <table:table-cell office:value-type="float" office:value="422.0007" calcext:value-type="float">
            <text:p>422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9067" calcext:value-type="float">
            <text:p>14.59067</text:p>
          </table:table-cell>
          <table:table-cell office:value-type="float" office:value="0" calcext:value-type="float">
            <text:p>0</text:p>
          </table:table-cell>
          <table:table-cell office:value-type="float" office:value="-1.401226" calcext:value-type="float">
            <text:p>-1.4012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18.6647" calcext:value-type="float">
            <text:p>18.6647</text:p>
          </table:table-cell>
          <table:table-cell office:value-type="float" office:value="1100.059" calcext:value-type="float">
            <text:p>1100.059</text:p>
          </table:table-cell>
          <table:table-cell office:value-type="float" office:value="12.48" calcext:value-type="float">
            <text:p>12.48</text:p>
          </table:table-cell>
          <table:table-cell office:value-type="float" office:value="-19.34345" calcext:value-type="float">
            <text:p>-19.34345</text:p>
          </table:table-cell>
          <table:table-cell office:value-type="float" office:value="0.1404678" calcext:value-type="float">
            <text:p>0.1404678</text:p>
          </table:table-cell>
          <table:table-cell office:value-type="float" office:value="9.415967" calcext:value-type="float">
            <text:p>9.415967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34782" calcext:value-type="float">
            <text:p>0.003734782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553" calcext:value-type="float">
            <text:p>2.682553</text:p>
          </table:table-cell>
          <table:table-cell office:value-type="float" office:value="-0.4121208" calcext:value-type="float">
            <text:p>-0.4121208</text:p>
          </table:table-cell>
          <table:table-cell office:value-type="float" office:value="-0.09704821" calcext:value-type="float">
            <text:p>-0.09704821</text:p>
          </table:table-cell>
          <table:table-cell office:value-type="float" office:value="0.000002029396" calcext:value-type="float">
            <text:p>2.029396E-06</text:p>
          </table:table-cell>
          <table:table-cell office:value-type="float" office:value="16.59384" calcext:value-type="float">
            <text:p>16.59384</text:p>
          </table:table-cell>
          <table:table-cell office:value-type="float" office:value="5.328027" calcext:value-type="float">
            <text:p>5.328027</text:p>
          </table:table-cell>
          <table:table-cell office:value-type="float" office:value="0.2934386" calcext:value-type="float">
            <text:p>0.2934386</text:p>
          </table:table-cell>
          <table:table-cell office:value-type="float" office:value="0.1390245" calcext:value-type="float">
            <text:p>0.1390245</text:p>
          </table:table-cell>
          <table:table-cell office:value-type="float" office:value="0.04278455" calcext:value-type="float">
            <text:p>0.04278455</text:p>
          </table:table-cell>
          <table:table-cell office:value-type="float" office:value="0.04416322" calcext:value-type="float">
            <text:p>0.04416322</text:p>
          </table:table-cell>
          <table:table-cell office:value-type="float" office:value="0.01304793" calcext:value-type="float">
            <text:p>0.01304793</text:p>
          </table:table-cell>
          <table:table-cell office:value-type="float" office:value="0.009691725" calcext:value-type="float">
            <text:p>0.009691725</text:p>
          </table:table-cell>
          <table:table-cell office:value-type="float" office:value="0.02440784" calcext:value-type="float">
            <text:p>0.02440784</text:p>
          </table:table-cell>
          <table:table-cell office:value-type="float" office:value="0.02209335" calcext:value-type="float">
            <text:p>0.02209335</text:p>
          </table:table-cell>
          <table:table-cell office:value-type="float" office:value="0.01972313" calcext:value-type="float">
            <text:p>0.01972313</text:p>
          </table:table-cell>
          <table:table-cell office:value-type="float" office:value="0.01925298" calcext:value-type="float">
            <text:p>0.01925298</text:p>
          </table:table-cell>
          <table:table-cell office:value-type="float" office:value="0.0269524" calcext:value-type="float">
            <text:p>0.0269524</text:p>
          </table:table-cell>
          <table:table-cell office:value-type="float" office:value="0.005712126" calcext:value-type="float">
            <text:p>0.005712126</text:p>
          </table:table-cell>
          <table:table-cell office:value-type="float" office:value="0.004866529" calcext:value-type="float">
            <text:p>0.004866529</text:p>
          </table:table-cell>
          <table:table-cell office:value-type="float" office:value="0" calcext:value-type="float">
            <text:p>0</text:p>
          </table:table-cell>
          <table:table-cell office:value-type="float" office:value="6.679695" calcext:value-type="float">
            <text:p>6.679695</text:p>
          </table:table-cell>
          <table:table-cell office:value-type="float" office:value="11.0849" calcext:value-type="float">
            <text:p>11.0849</text:p>
          </table:table-cell>
          <table:table-cell office:value-type="float" office:value="23.21937" calcext:value-type="float">
            <text:p>23.21937</text:p>
          </table:table-cell>
          <table:table-cell office:value-type="float" office:value="20.71043" calcext:value-type="float">
            <text:p>20.71043</text:p>
          </table:table-cell>
          <table:table-cell office:value-type="float" office:value="22.51953" calcext:value-type="float">
            <text:p>22.51953</text:p>
          </table:table-cell>
          <table:table-cell office:value-type="float" office:value="10.78928" calcext:value-type="float">
            <text:p>10.78928</text:p>
          </table:table-cell>
          <table:table-cell office:value-type="float" office:value="2.14088" calcext:value-type="float">
            <text:p>2.14088</text:p>
          </table:table-cell>
          <table:table-cell office:value-type="float" office:value="4.565689" calcext:value-type="float">
            <text:p>4.565689</text:p>
          </table:table-cell>
          <table:table-cell office:value-type="float" office:value="2.68497" calcext:value-type="float">
            <text:p>2.68497</text:p>
          </table:table-cell>
          <table:table-cell office:value-type="float" office:value="0.8123575" calcext:value-type="float">
            <text:p>0.8123575</text:p>
          </table:table-cell>
          <table:table-cell office:value-type="float" office:value="0.3797318" calcext:value-type="float">
            <text:p>0.3797318</text:p>
          </table:table-cell>
          <table:table-cell office:value-type="float" office:value="0.5707503" calcext:value-type="float">
            <text:p>0.5707503</text:p>
          </table:table-cell>
          <table:table-cell office:value-type="float" office:value="0.3480855" calcext:value-type="float">
            <text:p>0.3480855</text:p>
          </table:table-cell>
          <table:table-cell office:value-type="float" office:value="0.3458354" calcext:value-type="float">
            <text:p>0.3458354</text:p>
          </table:table-cell>
          <table:table-cell office:value-type="float" office:value="0" calcext:value-type="float">
            <text:p>0</text:p>
          </table:table-cell>
          <table:table-cell office:value-type="float" office:value="567.5771" calcext:value-type="float">
            <text:p>567.5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3589" calcext:value-type="float">
            <text:p>14.73589</text:p>
          </table:table-cell>
          <table:table-cell office:value-type="float" office:value="0" calcext:value-type="float">
            <text:p>0</text:p>
          </table:table-cell>
          <table:table-cell office:value-type="float" office:value="-1.401277" calcext:value-type="float">
            <text:p>-1.4012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18.55228" calcext:value-type="float">
            <text:p>18.55228</text:p>
          </table:table-cell>
          <table:table-cell office:value-type="float" office:value="1100.014" calcext:value-type="float">
            <text:p>1100.014</text:p>
          </table:table-cell>
          <table:table-cell office:value-type="float" office:value="12.48" calcext:value-type="float">
            <text:p>12.48</text:p>
          </table:table-cell>
          <table:table-cell office:value-type="float" office:value="-20.31044" calcext:value-type="float">
            <text:p>-20.31044</text:p>
          </table:table-cell>
          <table:table-cell office:value-type="float" office:value="0.1319626" calcext:value-type="float">
            <text:p>0.1319626</text:p>
          </table:table-cell>
          <table:table-cell office:value-type="float" office:value="8.604249" calcext:value-type="float">
            <text:p>8.604249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37148" calcext:value-type="float">
            <text:p>0.003737148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59" calcext:value-type="float">
            <text:p>2.68259</text:p>
          </table:table-cell>
          <table:table-cell office:value-type="float" office:value="-0.4123164" calcext:value-type="float">
            <text:p>-0.4123164</text:p>
          </table:table-cell>
          <table:table-cell office:value-type="float" office:value="-0.09706455" calcext:value-type="float">
            <text:p>-0.09706455</text:p>
          </table:table-cell>
          <table:table-cell office:value-type="float" office:value="0.000002246535" calcext:value-type="float">
            <text:p>2.246535E-06</text:p>
          </table:table-cell>
          <table:table-cell office:value-type="float" office:value="16.50364" calcext:value-type="float">
            <text:p>16.50364</text:p>
          </table:table-cell>
          <table:table-cell office:value-type="float" office:value="4.668007" calcext:value-type="float">
            <text:p>4.668007</text:p>
          </table:table-cell>
          <table:table-cell office:value-type="float" office:value="0.237059" calcext:value-type="float">
            <text:p>0.237059</text:p>
          </table:table-cell>
          <table:table-cell office:value-type="float" office:value="0.1427594" calcext:value-type="float">
            <text:p>0.1427594</text:p>
          </table:table-cell>
          <table:table-cell office:value-type="float" office:value="0.04429329" calcext:value-type="float">
            <text:p>0.04429329</text:p>
          </table:table-cell>
          <table:table-cell office:value-type="float" office:value="0.04556184" calcext:value-type="float">
            <text:p>0.04556184</text:p>
          </table:table-cell>
          <table:table-cell office:value-type="float" office:value="0.01298921" calcext:value-type="float">
            <text:p>0.01298921</text:p>
          </table:table-cell>
          <table:table-cell office:value-type="float" office:value="0.009540611" calcext:value-type="float">
            <text:p>0.009540611</text:p>
          </table:table-cell>
          <table:table-cell office:value-type="float" office:value="0.02433549" calcext:value-type="float">
            <text:p>0.02433549</text:p>
          </table:table-cell>
          <table:table-cell office:value-type="float" office:value="0.02203752" calcext:value-type="float">
            <text:p>0.02203752</text:p>
          </table:table-cell>
          <table:table-cell office:value-type="float" office:value="0.01961729" calcext:value-type="float">
            <text:p>0.01961729</text:p>
          </table:table-cell>
          <table:table-cell office:value-type="float" office:value="0.01922988" calcext:value-type="float">
            <text:p>0.01922988</text:p>
          </table:table-cell>
          <table:table-cell office:value-type="float" office:value="0.02687241" calcext:value-type="float">
            <text:p>0.02687241</text:p>
          </table:table-cell>
          <table:table-cell office:value-type="float" office:value="0.005711736" calcext:value-type="float">
            <text:p>0.005711736</text:p>
          </table:table-cell>
          <table:table-cell office:value-type="float" office:value="0.004864445" calcext:value-type="float">
            <text:p>0.004864445</text:p>
          </table:table-cell>
          <table:table-cell office:value-type="float" office:value="0" calcext:value-type="float">
            <text:p>0</text:p>
          </table:table-cell>
          <table:table-cell office:value-type="float" office:value="3.658814" calcext:value-type="float">
            <text:p>3.658814</text:p>
          </table:table-cell>
          <table:table-cell office:value-type="float" office:value="6.066105" calcext:value-type="float">
            <text:p>6.066105</text:p>
          </table:table-cell>
          <table:table-cell office:value-type="float" office:value="19.67757" calcext:value-type="float">
            <text:p>19.67757</text:p>
          </table:table-cell>
          <table:table-cell office:value-type="float" office:value="19.8622" calcext:value-type="float">
            <text:p>19.8622</text:p>
          </table:table-cell>
          <table:table-cell office:value-type="float" office:value="21.45993" calcext:value-type="float">
            <text:p>21.45993</text:p>
          </table:table-cell>
          <table:table-cell office:value-type="float" office:value="9.868759" calcext:value-type="float">
            <text:p>9.868759</text:p>
          </table:table-cell>
          <table:table-cell office:value-type="float" office:value="1.564445" calcext:value-type="float">
            <text:p>1.564445</text:p>
          </table:table-cell>
          <table:table-cell office:value-type="float" office:value="4.299408" calcext:value-type="float">
            <text:p>4.299408</text:p>
          </table:table-cell>
          <table:table-cell office:value-type="float" office:value="2.633959" calcext:value-type="float">
            <text:p>2.633959</text:p>
          </table:table-cell>
          <table:table-cell office:value-type="float" office:value="0.7728409" calcext:value-type="float">
            <text:p>0.7728409</text:p>
          </table:table-cell>
          <table:table-cell office:value-type="float" office:value="0.3817284" calcext:value-type="float">
            <text:p>0.3817284</text:p>
          </table:table-cell>
          <table:table-cell office:value-type="float" office:value="0.5734832" calcext:value-type="float">
            <text:p>0.5734832</text:p>
          </table:table-cell>
          <table:table-cell office:value-type="float" office:value="0.3485832" calcext:value-type="float">
            <text:p>0.3485832</text:p>
          </table:table-cell>
          <table:table-cell office:value-type="float" office:value="0.3458431" calcext:value-type="float">
            <text:p>0.3458431</text:p>
          </table:table-cell>
          <table:table-cell office:value-type="float" office:value="0" calcext:value-type="float">
            <text:p>0</text:p>
          </table:table-cell>
          <table:table-cell office:value-type="float" office:value="713.9064" calcext:value-type="float">
            <text:p>713.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839" calcext:value-type="float">
            <text:p>14.8839</text:p>
          </table:table-cell>
          <table:table-cell office:value-type="float" office:value="0" calcext:value-type="float">
            <text:p>0</text:p>
          </table:table-cell>
          <table:table-cell office:value-type="float" office:value="-1.401339" calcext:value-type="float">
            <text:p>-1.4013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18.44976" calcext:value-type="float">
            <text:p>18.44976</text:p>
          </table:table-cell>
          <table:table-cell office:value-type="float" office:value="1099.987" calcext:value-type="float">
            <text:p>1099.987</text:p>
          </table:table-cell>
          <table:table-cell office:value-type="float" office:value="12.48" calcext:value-type="float">
            <text:p>12.48</text:p>
          </table:table-cell>
          <table:table-cell office:value-type="float" office:value="-21.24902" calcext:value-type="float">
            <text:p>-21.24902</text:p>
          </table:table-cell>
          <table:table-cell office:value-type="float" office:value="2.711061" calcext:value-type="float">
            <text:p>2.711061</text:p>
          </table:table-cell>
          <table:table-cell office:value-type="float" office:value="9.773611" calcext:value-type="float">
            <text:p>9.773611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37289" calcext:value-type="float">
            <text:p>0.003737289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636" calcext:value-type="float">
            <text:p>2.682636</text:p>
          </table:table-cell>
          <table:table-cell office:value-type="float" office:value="-0.4184073" calcext:value-type="float">
            <text:p>-0.4184073</text:p>
          </table:table-cell>
          <table:table-cell office:value-type="float" office:value="-0.09961402" calcext:value-type="float">
            <text:p>-0.09961402</text:p>
          </table:table-cell>
          <table:table-cell office:value-type="float" office:value="0.000002476846" calcext:value-type="float">
            <text:p>2.476846E-06</text:p>
          </table:table-cell>
          <table:table-cell office:value-type="float" office:value="16.44787" calcext:value-type="float">
            <text:p>16.44787</text:p>
          </table:table-cell>
          <table:table-cell office:value-type="float" office:value="132.5578" calcext:value-type="float">
            <text:p>132.5578</text:p>
          </table:table-cell>
          <table:table-cell office:value-type="float" office:value="32.07412" calcext:value-type="float">
            <text:p>32.07412</text:p>
          </table:table-cell>
          <table:table-cell office:value-type="float" office:value="0.1638582" calcext:value-type="float">
            <text:p>0.1638582</text:p>
          </table:table-cell>
          <table:table-cell office:value-type="float" office:value="0.04273321" calcext:value-type="float">
            <text:p>0.04273321</text:p>
          </table:table-cell>
          <table:table-cell office:value-type="float" office:value="0.04426098" calcext:value-type="float">
            <text:p>0.04426098</text:p>
          </table:table-cell>
          <table:table-cell office:value-type="float" office:value="0.01277969" calcext:value-type="float">
            <text:p>0.01277969</text:p>
          </table:table-cell>
          <table:table-cell office:value-type="float" office:value="0.009351739" calcext:value-type="float">
            <text:p>0.009351739</text:p>
          </table:table-cell>
          <table:table-cell office:value-type="float" office:value="0.024221" calcext:value-type="float">
            <text:p>0.024221</text:p>
          </table:table-cell>
          <table:table-cell office:value-type="float" office:value="0.02197255" calcext:value-type="float">
            <text:p>0.02197255</text:p>
          </table:table-cell>
          <table:table-cell office:value-type="float" office:value="0.01954947" calcext:value-type="float">
            <text:p>0.01954947</text:p>
          </table:table-cell>
          <table:table-cell office:value-type="float" office:value="0.01918553" calcext:value-type="float">
            <text:p>0.01918553</text:p>
          </table:table-cell>
          <table:table-cell office:value-type="float" office:value="0.02679494" calcext:value-type="float">
            <text:p>0.02679494</text:p>
          </table:table-cell>
          <table:table-cell office:value-type="float" office:value="0.005710769" calcext:value-type="float">
            <text:p>0.005710769</text:p>
          </table:table-cell>
          <table:table-cell office:value-type="float" office:value="0.004862354" calcext:value-type="float">
            <text:p>0.004862354</text:p>
          </table:table-cell>
          <table:table-cell office:value-type="float" office:value="0" calcext:value-type="float">
            <text:p>0</text:p>
          </table:table-cell>
          <table:table-cell office:value-type="float" office:value="60.35812" calcext:value-type="float">
            <text:p>60.35812</text:p>
          </table:table-cell>
          <table:table-cell office:value-type="float" office:value="33.78188" calcext:value-type="float">
            <text:p>33.78188</text:p>
          </table:table-cell>
          <table:table-cell office:value-type="float" office:value="17.12064" calcext:value-type="float">
            <text:p>17.12064</text:p>
          </table:table-cell>
          <table:table-cell office:value-type="float" office:value="18.94493" calcext:value-type="float">
            <text:p>18.94493</text:p>
          </table:table-cell>
          <table:table-cell office:value-type="float" office:value="20.33508" calcext:value-type="float">
            <text:p>20.33508</text:p>
          </table:table-cell>
          <table:table-cell office:value-type="float" office:value="8.996107" calcext:value-type="float">
            <text:p>8.996107</text:p>
          </table:table-cell>
          <table:table-cell office:value-type="float" office:value="1.140751" calcext:value-type="float">
            <text:p>1.140751</text:p>
          </table:table-cell>
          <table:table-cell office:value-type="float" office:value="4.017107" calcext:value-type="float">
            <text:p>4.017107</text:p>
          </table:table-cell>
          <table:table-cell office:value-type="float" office:value="2.574433" calcext:value-type="float">
            <text:p>2.574433</text:p>
          </table:table-cell>
          <table:table-cell office:value-type="float" office:value="0.7358902" calcext:value-type="float">
            <text:p>0.7358902</text:p>
          </table:table-cell>
          <table:table-cell office:value-type="float" office:value="0.3785253" calcext:value-type="float">
            <text:p>0.3785253</text:p>
          </table:table-cell>
          <table:table-cell office:value-type="float" office:value="0.5762529" calcext:value-type="float">
            <text:p>0.5762529</text:p>
          </table:table-cell>
          <table:table-cell office:value-type="float" office:value="0.3490137" calcext:value-type="float">
            <text:p>0.3490137</text:p>
          </table:table-cell>
          <table:table-cell office:value-type="float" office:value="0.3458507" calcext:value-type="float">
            <text:p>0.3458507</text:p>
          </table:table-cell>
          <table:table-cell office:value-type="float" office:value="0" calcext:value-type="float">
            <text:p>0</text:p>
          </table:table-cell>
          <table:table-cell office:value-type="float" office:value="787.1038" calcext:value-type="float">
            <text:p>787.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0192" calcext:value-type="float">
            <text:p>15.00192</text:p>
          </table:table-cell>
          <table:table-cell office:value-type="float" office:value="0" calcext:value-type="float">
            <text:p>0</text:p>
          </table:table-cell>
          <table:table-cell office:value-type="float" office:value="-1.405657" calcext:value-type="float">
            <text:p>-1.4056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18.35871" calcext:value-type="float">
            <text:p>18.35871</text:p>
          </table:table-cell>
          <table:table-cell office:value-type="float" office:value="1099.977" calcext:value-type="float">
            <text:p>1099.977</text:p>
          </table:table-cell>
          <table:table-cell office:value-type="float" office:value="12.48" calcext:value-type="float">
            <text:p>12.48</text:p>
          </table:table-cell>
          <table:table-cell office:value-type="float" office:value="-22.21794" calcext:value-type="float">
            <text:p>-22.21794</text:p>
          </table:table-cell>
          <table:table-cell office:value-type="float" office:value="1.841374" calcext:value-type="float">
            <text:p>1.841374</text:p>
          </table:table-cell>
          <table:table-cell office:value-type="float" office:value="9.766582" calcext:value-type="float">
            <text:p>9.766582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37467" calcext:value-type="float">
            <text:p>0.003737467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704" calcext:value-type="float">
            <text:p>2.682704</text:p>
          </table:table-cell>
          <table:table-cell office:value-type="float" office:value="-0.4225885" calcext:value-type="float">
            <text:p>-0.4225885</text:p>
          </table:table-cell>
          <table:table-cell office:value-type="float" office:value="-0.1018728" calcext:value-type="float">
            <text:p>-0.1018728</text:p>
          </table:table-cell>
          <table:table-cell office:value-type="float" office:value="0.000002719921" calcext:value-type="float">
            <text:p>2.719921E-06</text:p>
          </table:table-cell>
          <table:table-cell office:value-type="float" office:value="16.42564" calcext:value-type="float">
            <text:p>16.42564</text:p>
          </table:table-cell>
          <table:table-cell office:value-type="float" office:value="118.2403" calcext:value-type="float">
            <text:p>118.2403</text:p>
          </table:table-cell>
          <table:table-cell office:value-type="float" office:value="14.18016" calcext:value-type="float">
            <text:p>14.18016</text:p>
          </table:table-cell>
          <table:table-cell office:value-type="float" office:value="0.1401052" calcext:value-type="float">
            <text:p>0.1401052</text:p>
          </table:table-cell>
          <table:table-cell office:value-type="float" office:value="0.04087409" calcext:value-type="float">
            <text:p>0.04087409</text:p>
          </table:table-cell>
          <table:table-cell office:value-type="float" office:value="0.04230848" calcext:value-type="float">
            <text:p>0.04230848</text:p>
          </table:table-cell>
          <table:table-cell office:value-type="float" office:value="0.01252561" calcext:value-type="float">
            <text:p>0.01252561</text:p>
          </table:table-cell>
          <table:table-cell office:value-type="float" office:value="0.00909716" calcext:value-type="float">
            <text:p>0.00909716</text:p>
          </table:table-cell>
          <table:table-cell office:value-type="float" office:value="0.02410293" calcext:value-type="float">
            <text:p>0.02410293</text:p>
          </table:table-cell>
          <table:table-cell office:value-type="float" office:value="0.02190379" calcext:value-type="float">
            <text:p>0.02190379</text:p>
          </table:table-cell>
          <table:table-cell office:value-type="float" office:value="0.01949405" calcext:value-type="float">
            <text:p>0.01949405</text:p>
          </table:table-cell>
          <table:table-cell office:value-type="float" office:value="0.01911713" calcext:value-type="float">
            <text:p>0.01911713</text:p>
          </table:table-cell>
          <table:table-cell office:value-type="float" office:value="0.0267199" calcext:value-type="float">
            <text:p>0.0267199</text:p>
          </table:table-cell>
          <table:table-cell office:value-type="float" office:value="0.005709297" calcext:value-type="float">
            <text:p>0.005709297</text:p>
          </table:table-cell>
          <table:table-cell office:value-type="float" office:value="0.004860227" calcext:value-type="float">
            <text:p>0.004860227</text:p>
          </table:table-cell>
          <table:table-cell office:value-type="float" office:value="0" calcext:value-type="float">
            <text:p>0</text:p>
          </table:table-cell>
          <table:table-cell office:value-type="float" office:value="59.88864" calcext:value-type="float">
            <text:p>59.88864</text:p>
          </table:table-cell>
          <table:table-cell office:value-type="float" office:value="44.69324" calcext:value-type="float">
            <text:p>44.69324</text:p>
          </table:table-cell>
          <table:table-cell office:value-type="float" office:value="15.47842" calcext:value-type="float">
            <text:p>15.47842</text:p>
          </table:table-cell>
          <table:table-cell office:value-type="float" office:value="18.07051" calcext:value-type="float">
            <text:p>18.07051</text:p>
          </table:table-cell>
          <table:table-cell office:value-type="float" office:value="19.23796" calcext:value-type="float">
            <text:p>19.23796</text:p>
          </table:table-cell>
          <table:table-cell office:value-type="float" office:value="8.198029" calcext:value-type="float">
            <text:p>8.198029</text:p>
          </table:table-cell>
          <table:table-cell office:value-type="float" office:value="0.9975712" calcext:value-type="float">
            <text:p>0.9975712</text:p>
          </table:table-cell>
          <table:table-cell office:value-type="float" office:value="3.730161" calcext:value-type="float">
            <text:p>3.730161</text:p>
          </table:table-cell>
          <table:table-cell office:value-type="float" office:value="2.507004" calcext:value-type="float">
            <text:p>2.507004</text:p>
          </table:table-cell>
          <table:table-cell office:value-type="float" office:value="0.7026382" calcext:value-type="float">
            <text:p>0.7026382</text:p>
          </table:table-cell>
          <table:table-cell office:value-type="float" office:value="0.3627585" calcext:value-type="float">
            <text:p>0.3627585</text:p>
          </table:table-cell>
          <table:table-cell office:value-type="float" office:value="0.5790376" calcext:value-type="float">
            <text:p>0.5790376</text:p>
          </table:table-cell>
          <table:table-cell office:value-type="float" office:value="0.349388" calcext:value-type="float">
            <text:p>0.349388</text:p>
          </table:table-cell>
          <table:table-cell office:value-type="float" office:value="0.3458583" calcext:value-type="float">
            <text:p>0.3458583</text:p>
          </table:table-cell>
          <table:table-cell office:value-type="float" office:value="0" calcext:value-type="float">
            <text:p>0</text:p>
          </table:table-cell>
          <table:table-cell office:value-type="float" office:value="826.35" calcext:value-type="float">
            <text:p>82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353" calcext:value-type="float">
            <text:p>15.09353</text:p>
          </table:table-cell>
          <table:table-cell office:value-type="float" office:value="0" calcext:value-type="float">
            <text:p>0</text:p>
          </table:table-cell>
          <table:table-cell office:value-type="float" office:value="-1.405844" calcext:value-type="float">
            <text:p>-1.4058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18.25476" calcext:value-type="float">
            <text:p>18.25476</text:p>
          </table:table-cell>
          <table:table-cell office:value-type="float" office:value="1099.94" calcext:value-type="float">
            <text:p>1099.94</text:p>
          </table:table-cell>
          <table:table-cell office:value-type="float" office:value="12.48" calcext:value-type="float">
            <text:p>12.48</text:p>
          </table:table-cell>
          <table:table-cell office:value-type="float" office:value="-23.14625" calcext:value-type="float">
            <text:p>-23.14625</text:p>
          </table:table-cell>
          <table:table-cell office:value-type="float" office:value="1.637065" calcext:value-type="float">
            <text:p>1.637065</text:p>
          </table:table-cell>
          <table:table-cell office:value-type="float" office:value="9.171429" calcext:value-type="float">
            <text:p>9.171429</text:p>
          </table:table-cell>
          <table:table-cell office:value-type="float" office:value="0.1401714" calcext:value-type="float">
            <text:p>0.1401714</text:p>
          </table:table-cell>
          <table:table-cell office:value-type="float" office:value="0.003737646" calcext:value-type="float">
            <text:p>0.003737646</text:p>
          </table:table-cell>
          <table:table-cell office:value-type="float" office:value="0.1569872" calcext:value-type="float">
            <text:p>0.1569872</text:p>
          </table:table-cell>
          <table:table-cell office:value-type="float" office:value="2.682773" calcext:value-type="float">
            <text:p>2.682773</text:p>
          </table:table-cell>
          <table:table-cell office:value-type="float" office:value="-0.4238877" calcext:value-type="float">
            <text:p>-0.4238877</text:p>
          </table:table-cell>
          <table:table-cell office:value-type="float" office:value="-0.1022166" calcext:value-type="float">
            <text:p>-0.1022166</text:p>
          </table:table-cell>
          <table:table-cell office:value-type="float" office:value="0.000002972046" calcext:value-type="float">
            <text:p>2.972046E-06</text:p>
          </table:table-cell>
          <table:table-cell office:value-type="float" office:value="16.32425" calcext:value-type="float">
            <text:p>16.32425</text:p>
          </table:table-cell>
          <table:table-cell office:value-type="float" office:value="112.4071" calcext:value-type="float">
            <text:p>112.4071</text:p>
          </table:table-cell>
          <table:table-cell office:value-type="float" office:value="10.56366" calcext:value-type="float">
            <text:p>10.56366</text:p>
          </table:table-cell>
          <table:table-cell office:value-type="float" office:value="0.1484466" calcext:value-type="float">
            <text:p>0.1484466</text:p>
          </table:table-cell>
          <table:table-cell office:value-type="float" office:value="0.04446259" calcext:value-type="float">
            <text:p>0.04446259</text:p>
          </table:table-cell>
          <table:table-cell office:value-type="float" office:value="0.04447298" calcext:value-type="float">
            <text:p>0.04447298</text:p>
          </table:table-cell>
          <table:table-cell office:value-type="float" office:value="0.01237499" calcext:value-type="float">
            <text:p>0.01237499</text:p>
          </table:table-cell>
          <table:table-cell office:value-type="float" office:value="0.008884166" calcext:value-type="float">
            <text:p>0.008884166</text:p>
          </table:table-cell>
          <table:table-cell office:value-type="float" office:value="0.02396859" calcext:value-type="float">
            <text:p>0.02396859</text:p>
          </table:table-cell>
          <table:table-cell office:value-type="float" office:value="0.02182765" calcext:value-type="float">
            <text:p>0.02182765</text:p>
          </table:table-cell>
          <table:table-cell office:value-type="float" office:value="0.01943982" calcext:value-type="float">
            <text:p>0.01943982</text:p>
          </table:table-cell>
          <table:table-cell office:value-type="float" office:value="0.0190315" calcext:value-type="float">
            <text:p>0.0190315</text:p>
          </table:table-cell>
          <table:table-cell office:value-type="float" office:value="0.02664698" calcext:value-type="float">
            <text:p>0.02664698</text:p>
          </table:table-cell>
          <table:table-cell office:value-type="float" office:value="0.005707316" calcext:value-type="float">
            <text:p>0.005707316</text:p>
          </table:table-cell>
          <table:table-cell office:value-type="float" office:value="0.004858093" calcext:value-type="float">
            <text:p>0.004858093</text:p>
          </table:table-cell>
          <table:table-cell office:value-type="float" office:value="0" calcext:value-type="float">
            <text:p>0</text:p>
          </table:table-cell>
          <table:table-cell office:value-type="float" office:value="52.12263" calcext:value-type="float">
            <text:p>52.12263</text:p>
          </table:table-cell>
          <table:table-cell office:value-type="float" office:value="43.34543" calcext:value-type="float">
            <text:p>43.34543</text:p>
          </table:table-cell>
          <table:table-cell office:value-type="float" office:value="13.09247" calcext:value-type="float">
            <text:p>13.09247</text:p>
          </table:table-cell>
          <table:table-cell office:value-type="float" office:value="17.02318" calcext:value-type="float">
            <text:p>17.02318</text:p>
          </table:table-cell>
          <table:table-cell office:value-type="float" office:value="17.97221" calcext:value-type="float">
            <text:p>17.97221</text:p>
          </table:table-cell>
          <table:table-cell office:value-type="float" office:value="7.724947" calcext:value-type="float">
            <text:p>7.724947</text:p>
          </table:table-cell>
          <table:table-cell office:value-type="float" office:value="0.8430239" calcext:value-type="float">
            <text:p>0.8430239</text:p>
          </table:table-cell>
          <table:table-cell office:value-type="float" office:value="3.438111" calcext:value-type="float">
            <text:p>3.438111</text:p>
          </table:table-cell>
          <table:table-cell office:value-type="float" office:value="2.432146" calcext:value-type="float">
            <text:p>2.432146</text:p>
          </table:table-cell>
          <table:table-cell office:value-type="float" office:value="0.6677914" calcext:value-type="float">
            <text:p>0.6677914</text:p>
          </table:table-cell>
          <table:table-cell office:value-type="float" office:value="0.3340446" calcext:value-type="float">
            <text:p>0.3340446</text:p>
          </table:table-cell>
          <table:table-cell office:value-type="float" office:value="0.5818087" calcext:value-type="float">
            <text:p>0.5818087</text:p>
          </table:table-cell>
          <table:table-cell office:value-type="float" office:value="0.3497089" calcext:value-type="float">
            <text:p>0.3497089</text:p>
          </table:table-cell>
          <table:table-cell office:value-type="float" office:value="0.3458658" calcext:value-type="float">
            <text:p>0.3458658</text:p>
          </table:table-cell>
          <table:table-cell office:value-type="float" office:value="0" calcext:value-type="float">
            <text:p>0</text:p>
          </table:table-cell>
          <table:table-cell office:value-type="float" office:value="956.9354" calcext:value-type="float">
            <text:p>956.9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2563" calcext:value-type="float">
            <text:p>15.22563</text:p>
          </table:table-cell>
          <table:table-cell office:value-type="float" office:value="0" calcext:value-type="float">
            <text:p>0</text:p>
          </table:table-cell>
          <table:table-cell office:value-type="float" office:value="-1.405921" calcext:value-type="float">
            <text:p>-1.4059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18.12394" calcext:value-type="float">
            <text:p>18.12394</text:p>
          </table:table-cell>
          <table:table-cell office:value-type="float" office:value="1099.9" calcext:value-type="float">
            <text:p>1099.9</text:p>
          </table:table-cell>
          <table:table-cell office:value-type="float" office:value="12.48" calcext:value-type="float">
            <text:p>12.48</text:p>
          </table:table-cell>
          <table:table-cell office:value-type="float" office:value="-24.02064" calcext:value-type="float">
            <text:p>-24.02064</text:p>
          </table:table-cell>
          <table:table-cell office:value-type="float" office:value="1.42848" calcext:value-type="float">
            <text:p>1.42848</text:p>
          </table:table-cell>
          <table:table-cell office:value-type="float" office:value="8.602733" calcext:value-type="float">
            <text:p>8.602733</text:p>
          </table:table-cell>
          <table:table-cell office:value-type="float" office:value="0.1403806" calcext:value-type="float">
            <text:p>0.1403806</text:p>
          </table:table-cell>
          <table:table-cell office:value-type="float" office:value="0.003762213" calcext:value-type="float">
            <text:p>0.003762213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2.686772" calcext:value-type="float">
            <text:p>2.686772</text:p>
          </table:table-cell>
          <table:table-cell office:value-type="float" office:value="-0.4268897" calcext:value-type="float">
            <text:p>-0.4268897</text:p>
          </table:table-cell>
          <table:table-cell office:value-type="float" office:value="-0.1064569" calcext:value-type="float">
            <text:p>-0.1064569</text:p>
          </table:table-cell>
          <table:table-cell office:value-type="float" office:value="0.000003236385" calcext:value-type="float">
            <text:p>3.236385E-06</text:p>
          </table:table-cell>
          <table:table-cell office:value-type="float" office:value="16.14744" calcext:value-type="float">
            <text:p>16.14744</text:p>
          </table:table-cell>
          <table:table-cell office:value-type="float" office:value="79.51685" calcext:value-type="float">
            <text:p>79.51685</text:p>
          </table:table-cell>
          <table:table-cell office:value-type="float" office:value="13.63232" calcext:value-type="float">
            <text:p>13.63232</text:p>
          </table:table-cell>
          <table:table-cell office:value-type="float" office:value="0.1543804" calcext:value-type="float">
            <text:p>0.1543804</text:p>
          </table:table-cell>
          <table:table-cell office:value-type="float" office:value="0.04440179" calcext:value-type="float">
            <text:p>0.04440179</text:p>
          </table:table-cell>
          <table:table-cell office:value-type="float" office:value="0.04575353" calcext:value-type="float">
            <text:p>0.04575353</text:p>
          </table:table-cell>
          <table:table-cell office:value-type="float" office:value="0.01217089" calcext:value-type="float">
            <text:p>0.01217089</text:p>
          </table:table-cell>
          <table:table-cell office:value-type="float" office:value="0.00985015" calcext:value-type="float">
            <text:p>0.00985015</text:p>
          </table:table-cell>
          <table:table-cell office:value-type="float" office:value="0.02390082" calcext:value-type="float">
            <text:p>0.02390082</text:p>
          </table:table-cell>
          <table:table-cell office:value-type="float" office:value="0.02174968" calcext:value-type="float">
            <text:p>0.02174968</text:p>
          </table:table-cell>
          <table:table-cell office:value-type="float" office:value="0.01938782" calcext:value-type="float">
            <text:p>0.01938782</text:p>
          </table:table-cell>
          <table:table-cell office:value-type="float" office:value="0.01893684" calcext:value-type="float">
            <text:p>0.01893684</text:p>
          </table:table-cell>
          <table:table-cell office:value-type="float" office:value="0.02656676" calcext:value-type="float">
            <text:p>0.02656676</text:p>
          </table:table-cell>
          <table:table-cell office:value-type="float" office:value="0.005699191" calcext:value-type="float">
            <text:p>0.005699191</text:p>
          </table:table-cell>
          <table:table-cell office:value-type="float" office:value="0.004855924" calcext:value-type="float">
            <text:p>0.004855924</text:p>
          </table:table-cell>
          <table:table-cell office:value-type="float" office:value="0" calcext:value-type="float">
            <text:p>0</text:p>
          </table:table-cell>
          <table:table-cell office:value-type="float" office:value="20.98358" calcext:value-type="float">
            <text:p>20.98358</text:p>
          </table:table-cell>
          <table:table-cell office:value-type="float" office:value="47.02322" calcext:value-type="float">
            <text:p>47.02322</text:p>
          </table:table-cell>
          <table:table-cell office:value-type="float" office:value="12.43495" calcext:value-type="float">
            <text:p>12.43495</text:p>
          </table:table-cell>
          <table:table-cell office:value-type="float" office:value="15.71033" calcext:value-type="float">
            <text:p>15.71033</text:p>
          </table:table-cell>
          <table:table-cell office:value-type="float" office:value="16.56081" calcext:value-type="float">
            <text:p>16.56081</text:p>
          </table:table-cell>
          <table:table-cell office:value-type="float" office:value="7.368947" calcext:value-type="float">
            <text:p>7.368947</text:p>
          </table:table-cell>
          <table:table-cell office:value-type="float" office:value="0.6381595" calcext:value-type="float">
            <text:p>0.6381595</text:p>
          </table:table-cell>
          <table:table-cell office:value-type="float" office:value="3.149657" calcext:value-type="float">
            <text:p>3.149657</text:p>
          </table:table-cell>
          <table:table-cell office:value-type="float" office:value="2.352037" calcext:value-type="float">
            <text:p>2.352037</text:p>
          </table:table-cell>
          <table:table-cell office:value-type="float" office:value="0.630856" calcext:value-type="float">
            <text:p>0.630856</text:p>
          </table:table-cell>
          <table:table-cell office:value-type="float" office:value="0.2934037" calcext:value-type="float">
            <text:p>0.2934037</text:p>
          </table:table-cell>
          <table:table-cell office:value-type="float" office:value="0.5841797" calcext:value-type="float">
            <text:p>0.5841797</text:p>
          </table:table-cell>
          <table:table-cell office:value-type="float" office:value="0.348036" calcext:value-type="float">
            <text:p>0.348036</text:p>
          </table:table-cell>
          <table:table-cell office:value-type="float" office:value="0.3458733" calcext:value-type="float">
            <text:p>0.3458733</text:p>
          </table:table-cell>
          <table:table-cell office:value-type="float" office:value="0" calcext:value-type="float">
            <text:p>0</text:p>
          </table:table-cell>
          <table:table-cell office:value-type="float" office:value="208.377" calcext:value-type="float">
            <text:p>208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8689" calcext:value-type="float">
            <text:p>15.38689</text:p>
          </table:table-cell>
          <table:table-cell office:value-type="float" office:value="0" calcext:value-type="float">
            <text:p>0</text:p>
          </table:table-cell>
          <table:table-cell office:value-type="float" office:value="-1.465623" calcext:value-type="float">
            <text:p>-1.4656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18.01314" calcext:value-type="float">
            <text:p>18.01314</text:p>
          </table:table-cell>
          <table:table-cell office:value-type="float" office:value="1099.873" calcext:value-type="float">
            <text:p>1099.873</text:p>
          </table:table-cell>
          <table:table-cell office:value-type="float" office:value="12.48" calcext:value-type="float">
            <text:p>12.48</text:p>
          </table:table-cell>
          <table:table-cell office:value-type="float" office:value="-24.74279" calcext:value-type="float">
            <text:p>-24.74279</text:p>
          </table:table-cell>
          <table:table-cell office:value-type="float" office:value="1.17818" calcext:value-type="float">
            <text:p>1.17818</text:p>
          </table:table-cell>
          <table:table-cell office:value-type="float" office:value="8.123677" calcext:value-type="float">
            <text:p>8.123677</text:p>
          </table:table-cell>
          <table:table-cell office:value-type="float" office:value="0.1403806" calcext:value-type="float">
            <text:p>0.1403806</text:p>
          </table:table-cell>
          <table:table-cell office:value-type="float" office:value="0.003774978" calcext:value-type="float">
            <text:p>0.003774978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2.686754" calcext:value-type="float">
            <text:p>2.686754</text:p>
          </table:table-cell>
          <table:table-cell office:value-type="float" office:value="-0.4508902" calcext:value-type="float">
            <text:p>-0.4508902</text:p>
          </table:table-cell>
          <table:table-cell office:value-type="float" office:value="-0.1116867" calcext:value-type="float">
            <text:p>-0.1116867</text:p>
          </table:table-cell>
          <table:table-cell office:value-type="float" office:value="0.000003509744" calcext:value-type="float">
            <text:p>3.509744E-06</text:p>
          </table:table-cell>
          <table:table-cell office:value-type="float" office:value="16.07816" calcext:value-type="float">
            <text:p>16.07816</text:p>
          </table:table-cell>
          <table:table-cell office:value-type="float" office:value="69.99768" calcext:value-type="float">
            <text:p>69.99768</text:p>
          </table:table-cell>
          <table:table-cell office:value-type="float" office:value="9.851804" calcext:value-type="float">
            <text:p>9.851804</text:p>
          </table:table-cell>
          <table:table-cell office:value-type="float" office:value="0.1433842" calcext:value-type="float">
            <text:p>0.1433842</text:p>
          </table:table-cell>
          <table:table-cell office:value-type="float" office:value="0.04240575" calcext:value-type="float">
            <text:p>0.04240575</text:p>
          </table:table-cell>
          <table:table-cell office:value-type="float" office:value="0.04445782" calcext:value-type="float">
            <text:p>0.04445782</text:p>
          </table:table-cell>
          <table:table-cell office:value-type="float" office:value="0.01190713" calcext:value-type="float">
            <text:p>0.01190713</text:p>
          </table:table-cell>
          <table:table-cell office:value-type="float" office:value="0.009333191" calcext:value-type="float">
            <text:p>0.009333191</text:p>
          </table:table-cell>
          <table:table-cell office:value-type="float" office:value="0.02388587" calcext:value-type="float">
            <text:p>0.02388587</text:p>
          </table:table-cell>
          <table:table-cell office:value-type="float" office:value="0.02168103" calcext:value-type="float">
            <text:p>0.02168103</text:p>
          </table:table-cell>
          <table:table-cell office:value-type="float" office:value="0.01933989" calcext:value-type="float">
            <text:p>0.01933989</text:p>
          </table:table-cell>
          <table:table-cell office:value-type="float" office:value="0.01885595" calcext:value-type="float">
            <text:p>0.01885595</text:p>
          </table:table-cell>
          <table:table-cell office:value-type="float" office:value="0.02640906" calcext:value-type="float">
            <text:p>0.02640906</text:p>
          </table:table-cell>
          <table:table-cell office:value-type="float" office:value="0.005698158" calcext:value-type="float">
            <text:p>0.005698158</text:p>
          </table:table-cell>
          <table:table-cell office:value-type="float" office:value="0.004853753" calcext:value-type="float">
            <text:p>0.004853753</text:p>
          </table:table-cell>
          <table:table-cell office:value-type="float" office:value="0" calcext:value-type="float">
            <text:p>0</text:p>
          </table:table-cell>
          <table:table-cell office:value-type="float" office:value="34.59009" calcext:value-type="float">
            <text:p>34.59009</text:p>
          </table:table-cell>
          <table:table-cell office:value-type="float" office:value="43.56898" calcext:value-type="float">
            <text:p>43.56898</text:p>
          </table:table-cell>
          <table:table-cell office:value-type="float" office:value="10.13502" calcext:value-type="float">
            <text:p>10.13502</text:p>
          </table:table-cell>
          <table:table-cell office:value-type="float" office:value="14.44765" calcext:value-type="float">
            <text:p>14.44765</text:p>
          </table:table-cell>
          <table:table-cell office:value-type="float" office:value="15.2714" calcext:value-type="float">
            <text:p>15.2714</text:p>
          </table:table-cell>
          <table:table-cell office:value-type="float" office:value="6.970399" calcext:value-type="float">
            <text:p>6.970399</text:p>
          </table:table-cell>
          <table:table-cell office:value-type="float" office:value="0.3918003" calcext:value-type="float">
            <text:p>0.3918003</text:p>
          </table:table-cell>
          <table:table-cell office:value-type="float" office:value="2.863942" calcext:value-type="float">
            <text:p>2.863942</text:p>
          </table:table-cell>
          <table:table-cell office:value-type="float" office:value="2.271536" calcext:value-type="float">
            <text:p>2.271536</text:p>
          </table:table-cell>
          <table:table-cell office:value-type="float" office:value="0.592134" calcext:value-type="float">
            <text:p>0.592134</text:p>
          </table:table-cell>
          <table:table-cell office:value-type="float" office:value="0.2583327" calcext:value-type="float">
            <text:p>0.2583327</text:p>
          </table:table-cell>
          <table:table-cell office:value-type="float" office:value="0.5814961" calcext:value-type="float">
            <text:p>0.5814961</text:p>
          </table:table-cell>
          <table:table-cell office:value-type="float" office:value="0.3485838" calcext:value-type="float">
            <text:p>0.3485838</text:p>
          </table:table-cell>
          <table:table-cell office:value-type="float" office:value="0.3458809" calcext:value-type="float">
            <text:p>0.3458809</text:p>
          </table:table-cell>
          <table:table-cell office:value-type="float" office:value="0" calcext:value-type="float">
            <text:p>0</text:p>
          </table:table-cell>
          <table:table-cell office:value-type="float" office:value="351.2586" calcext:value-type="float">
            <text:p>351.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513" calcext:value-type="float">
            <text:p>15.51513</text:p>
          </table:table-cell>
          <table:table-cell office:value-type="float" office:value="0" calcext:value-type="float">
            <text:p>0</text:p>
          </table:table-cell>
          <table:table-cell office:value-type="float" office:value="-1.592111" calcext:value-type="float">
            <text:p>-1.5921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17.91465" calcext:value-type="float">
            <text:p>17.91465</text:p>
          </table:table-cell>
          <table:table-cell office:value-type="float" office:value="1099.839" calcext:value-type="float">
            <text:p>1099.839</text:p>
          </table:table-cell>
          <table:table-cell office:value-type="float" office:value="12.48" calcext:value-type="float">
            <text:p>12.48</text:p>
          </table:table-cell>
          <table:table-cell office:value-type="float" office:value="-25.7749" calcext:value-type="float">
            <text:p>-25.7749</text:p>
          </table:table-cell>
          <table:table-cell office:value-type="float" office:value="0.9110823" calcext:value-type="float">
            <text:p>0.9110823</text:p>
          </table:table-cell>
          <table:table-cell office:value-type="float" office:value="7.471377" calcext:value-type="float">
            <text:p>7.471377</text:p>
          </table:table-cell>
          <table:table-cell office:value-type="float" office:value="0.1403806" calcext:value-type="float">
            <text:p>0.1403806</text:p>
          </table:table-cell>
          <table:table-cell office:value-type="float" office:value="0.003787763" calcext:value-type="float">
            <text:p>0.003787763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2.686754" calcext:value-type="float">
            <text:p>2.686754</text:p>
          </table:table-cell>
          <table:table-cell office:value-type="float" office:value="-0.4609689" calcext:value-type="float">
            <text:p>-0.4609689</text:p>
          </table:table-cell>
          <table:table-cell office:value-type="float" office:value="-0.1126969" calcext:value-type="float">
            <text:p>-0.1126969</text:p>
          </table:table-cell>
          <table:table-cell office:value-type="float" office:value="0.000003935963" calcext:value-type="float">
            <text:p>3.935963E-06</text:p>
          </table:table-cell>
          <table:table-cell office:value-type="float" office:value="16.01437" calcext:value-type="float">
            <text:p>16.01437</text:p>
          </table:table-cell>
          <table:table-cell office:value-type="float" office:value="60.88873" calcext:value-type="float">
            <text:p>60.88873</text:p>
          </table:table-cell>
          <table:table-cell office:value-type="float" office:value="5.518191" calcext:value-type="float">
            <text:p>5.518191</text:p>
          </table:table-cell>
          <table:table-cell office:value-type="float" office:value="0.1447331" calcext:value-type="float">
            <text:p>0.1447331</text:p>
          </table:table-cell>
          <table:table-cell office:value-type="float" office:value="0.04383524" calcext:value-type="float">
            <text:p>0.04383524</text:p>
          </table:table-cell>
          <table:table-cell office:value-type="float" office:value="0.04516988" calcext:value-type="float">
            <text:p>0.04516988</text:p>
          </table:table-cell>
          <table:table-cell office:value-type="float" office:value="0.01173894" calcext:value-type="float">
            <text:p>0.01173894</text:p>
          </table:table-cell>
          <table:table-cell office:value-type="float" office:value="0.008987456" calcext:value-type="float">
            <text:p>0.008987456</text:p>
          </table:table-cell>
          <table:table-cell office:value-type="float" office:value="0.02383125" calcext:value-type="float">
            <text:p>0.02383125</text:p>
          </table:table-cell>
          <table:table-cell office:value-type="float" office:value="0.02161139" calcext:value-type="float">
            <text:p>0.02161139</text:p>
          </table:table-cell>
          <table:table-cell office:value-type="float" office:value="0.01929284" calcext:value-type="float">
            <text:p>0.01929284</text:p>
          </table:table-cell>
          <table:table-cell office:value-type="float" office:value="0.01878377" calcext:value-type="float">
            <text:p>0.01878377</text:p>
          </table:table-cell>
          <table:table-cell office:value-type="float" office:value="0.02617211" calcext:value-type="float">
            <text:p>0.02617211</text:p>
          </table:table-cell>
          <table:table-cell office:value-type="float" office:value="0.005695606" calcext:value-type="float">
            <text:p>0.005695606</text:p>
          </table:table-cell>
          <table:table-cell office:value-type="float" office:value="0.004851561" calcext:value-type="float">
            <text:p>0.004851561</text:p>
          </table:table-cell>
          <table:table-cell office:value-type="float" office:value="0" calcext:value-type="float">
            <text:p>0</text:p>
          </table:table-cell>
          <table:table-cell office:value-type="float" office:value="28.24514" calcext:value-type="float">
            <text:p>28.24514</text:p>
          </table:table-cell>
          <table:table-cell office:value-type="float" office:value="41.40129" calcext:value-type="float">
            <text:p>41.40129</text:p>
          </table:table-cell>
          <table:table-cell office:value-type="float" office:value="7.666588" calcext:value-type="float">
            <text:p>7.666588</text:p>
          </table:table-cell>
          <table:table-cell office:value-type="float" office:value="13.18484" calcext:value-type="float">
            <text:p>13.18484</text:p>
          </table:table-cell>
          <table:table-cell office:value-type="float" office:value="13.86771" calcext:value-type="float">
            <text:p>13.86771</text:p>
          </table:table-cell>
          <table:table-cell office:value-type="float" office:value="6.543992" calcext:value-type="float">
            <text:p>6.543992</text:p>
          </table:table-cell>
          <table:table-cell office:value-type="float" office:value="0.1496427" calcext:value-type="float">
            <text:p>0.1496427</text:p>
          </table:table-cell>
          <table:table-cell office:value-type="float" office:value="2.572346" calcext:value-type="float">
            <text:p>2.572346</text:p>
          </table:table-cell>
          <table:table-cell office:value-type="float" office:value="2.186107" calcext:value-type="float">
            <text:p>2.186107</text:p>
          </table:table-cell>
          <table:table-cell office:value-type="float" office:value="0.5511522" calcext:value-type="float">
            <text:p>0.5511522</text:p>
          </table:table-cell>
          <table:table-cell office:value-type="float" office:value="0.2286517" calcext:value-type="float">
            <text:p>0.2286517</text:p>
          </table:table-cell>
          <table:table-cell office:value-type="float" office:value="0.5707788" calcext:value-type="float">
            <text:p>0.5707788</text:p>
          </table:table-cell>
          <table:table-cell office:value-type="float" office:value="0.3489625" calcext:value-type="float">
            <text:p>0.3489625</text:p>
          </table:table-cell>
          <table:table-cell office:value-type="float" office:value="0.3458885" calcext:value-type="float">
            <text:p>0.3458885</text:p>
          </table:table-cell>
          <table:table-cell office:value-type="float" office:value="0" calcext:value-type="float">
            <text:p>0</text:p>
          </table:table-cell>
          <table:table-cell office:value-type="float" office:value="524.4352" calcext:value-type="float">
            <text:p>524.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36" calcext:value-type="float">
            <text:p>15.63736</text:p>
          </table:table-cell>
          <table:table-cell office:value-type="float" office:value="0" calcext:value-type="float">
            <text:p>0</text:p>
          </table:table-cell>
          <table:table-cell office:value-type="float" office:value="-1.596263" calcext:value-type="float">
            <text:p>-1.5962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17.81204" calcext:value-type="float">
            <text:p>17.81204</text:p>
          </table:table-cell>
          <table:table-cell office:value-type="float" office:value="1099.79" calcext:value-type="float">
            <text:p>1099.79</text:p>
          </table:table-cell>
          <table:table-cell office:value-type="float" office:value="12.48" calcext:value-type="float">
            <text:p>12.48</text:p>
          </table:table-cell>
          <table:table-cell office:value-type="float" office:value="-26.85214" calcext:value-type="float">
            <text:p>-26.85214</text:p>
          </table:table-cell>
          <table:table-cell office:value-type="float" office:value="0.791967" calcext:value-type="float">
            <text:p>0.791967</text:p>
          </table:table-cell>
          <table:table-cell office:value-type="float" office:value="6.653587" calcext:value-type="float">
            <text:p>6.653587</text:p>
          </table:table-cell>
          <table:table-cell office:value-type="float" office:value="0.1403806" calcext:value-type="float">
            <text:p>0.1403806</text:p>
          </table:table-cell>
          <table:table-cell office:value-type="float" office:value="0.003800548" calcext:value-type="float">
            <text:p>0.003800548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2.686754" calcext:value-type="float">
            <text:p>2.686754</text:p>
          </table:table-cell>
          <table:table-cell office:value-type="float" office:value="-0.4613369" calcext:value-type="float">
            <text:p>-0.4613369</text:p>
          </table:table-cell>
          <table:table-cell office:value-type="float" office:value="-0.1128017" calcext:value-type="float">
            <text:p>-0.1128017</text:p>
          </table:table-cell>
          <table:table-cell office:value-type="float" office:value="0.00000444235" calcext:value-type="float">
            <text:p>4.44235E-06</text:p>
          </table:table-cell>
          <table:table-cell office:value-type="float" office:value="15.91084" calcext:value-type="float">
            <text:p>15.91084</text:p>
          </table:table-cell>
          <table:table-cell office:value-type="float" office:value="54.7887" calcext:value-type="float">
            <text:p>54.7887</text:p>
          </table:table-cell>
          <table:table-cell office:value-type="float" office:value="4.088475" calcext:value-type="float">
            <text:p>4.088475</text:p>
          </table:table-cell>
          <table:table-cell office:value-type="float" office:value="0.1466015" calcext:value-type="float">
            <text:p>0.1466015</text:p>
          </table:table-cell>
          <table:table-cell office:value-type="float" office:value="0.04574924" calcext:value-type="float">
            <text:p>0.04574924</text:p>
          </table:table-cell>
          <table:table-cell office:value-type="float" office:value="0.04629996" calcext:value-type="float">
            <text:p>0.04629996</text:p>
          </table:table-cell>
          <table:table-cell office:value-type="float" office:value="0.01165132" calcext:value-type="float">
            <text:p>0.01165132</text:p>
          </table:table-cell>
          <table:table-cell office:value-type="float" office:value="0.008760404" calcext:value-type="float">
            <text:p>0.008760404</text:p>
          </table:table-cell>
          <table:table-cell office:value-type="float" office:value="0.02377517" calcext:value-type="float">
            <text:p>0.02377517</text:p>
          </table:table-cell>
          <table:table-cell office:value-type="float" office:value="0.02153997" calcext:value-type="float">
            <text:p>0.02153997</text:p>
          </table:table-cell>
          <table:table-cell office:value-type="float" office:value="0.01924664" calcext:value-type="float">
            <text:p>0.01924664</text:p>
          </table:table-cell>
          <table:table-cell office:value-type="float" office:value="0.01871598" calcext:value-type="float">
            <text:p>0.01871598</text:p>
          </table:table-cell>
          <table:table-cell office:value-type="float" office:value="0.02588351" calcext:value-type="float">
            <text:p>0.02588351</text:p>
          </table:table-cell>
          <table:table-cell office:value-type="float" office:value="0.00569166" calcext:value-type="float">
            <text:p>0.00569166</text:p>
          </table:table-cell>
          <table:table-cell office:value-type="float" office:value="0.004849349" calcext:value-type="float">
            <text:p>0.004849349</text:p>
          </table:table-cell>
          <table:table-cell office:value-type="float" office:value="0" calcext:value-type="float">
            <text:p>0</text:p>
          </table:table-cell>
          <table:table-cell office:value-type="float" office:value="21.84643" calcext:value-type="float">
            <text:p>21.84643</text:p>
          </table:table-cell>
          <table:table-cell office:value-type="float" office:value="34.9135" calcext:value-type="float">
            <text:p>34.9135</text:p>
          </table:table-cell>
          <table:table-cell office:value-type="float" office:value="5.798195" calcext:value-type="float">
            <text:p>5.798195</text:p>
          </table:table-cell>
          <table:table-cell office:value-type="float" office:value="11.77008" calcext:value-type="float">
            <text:p>11.77008</text:p>
          </table:table-cell>
          <table:table-cell office:value-type="float" office:value="12.22354" calcext:value-type="float">
            <text:p>12.22354</text:p>
          </table:table-cell>
          <table:table-cell office:value-type="float" office:value="6.068326" calcext:value-type="float">
            <text:p>6.068326</text:p>
          </table:table-cell>
          <table:table-cell office:value-type="float" office:value="0.01967282" calcext:value-type="float">
            <text:p>0.01967282</text:p>
          </table:table-cell>
          <table:table-cell office:value-type="float" office:value="2.275727" calcext:value-type="float">
            <text:p>2.275727</text:p>
          </table:table-cell>
          <table:table-cell office:value-type="float" office:value="2.093945" calcext:value-type="float">
            <text:p>2.093945</text:p>
          </table:table-cell>
          <table:table-cell office:value-type="float" office:value="0.5082675" calcext:value-type="float">
            <text:p>0.5082675</text:p>
          </table:table-cell>
          <table:table-cell office:value-type="float" office:value="0.1998003" calcext:value-type="float">
            <text:p>0.1998003</text:p>
          </table:table-cell>
          <table:table-cell office:value-type="float" office:value="0.5521263" calcext:value-type="float">
            <text:p>0.5521263</text:p>
          </table:table-cell>
          <table:table-cell office:value-type="float" office:value="0.3491851" calcext:value-type="float">
            <text:p>0.3491851</text:p>
          </table:table-cell>
          <table:table-cell office:value-type="float" office:value="0.345896" calcext:value-type="float">
            <text:p>0.345896</text:p>
          </table:table-cell>
          <table:table-cell office:value-type="float" office:value="0" calcext:value-type="float">
            <text:p>0</text:p>
          </table:table-cell>
          <table:table-cell office:value-type="float" office:value="688.0607" calcext:value-type="float">
            <text:p>688.0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7783" calcext:value-type="float">
            <text:p>15.77783</text:p>
          </table:table-cell>
          <table:table-cell office:value-type="float" office:value="0" calcext:value-type="float">
            <text:p>0</text:p>
          </table:table-cell>
          <table:table-cell office:value-type="float" office:value="-1.596378" calcext:value-type="float">
            <text:p>-1.5963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17.7158" calcext:value-type="float">
            <text:p>17.7158</text:p>
          </table:table-cell>
          <table:table-cell office:value-type="float" office:value="1099.746" calcext:value-type="float">
            <text:p>1099.746</text:p>
          </table:table-cell>
          <table:table-cell office:value-type="float" office:value="12.48" calcext:value-type="float">
            <text:p>12.48</text:p>
          </table:table-cell>
          <table:table-cell office:value-type="float" office:value="-27.82243" calcext:value-type="float">
            <text:p>-27.82243</text:p>
          </table:table-cell>
          <table:table-cell office:value-type="float" office:value="0.6480055" calcext:value-type="float">
            <text:p>0.6480055</text:p>
          </table:table-cell>
          <table:table-cell office:value-type="float" office:value="5.960348" calcext:value-type="float">
            <text:p>5.960348</text:p>
          </table:table-cell>
          <table:table-cell office:value-type="float" office:value="0.1403806" calcext:value-type="float">
            <text:p>0.1403806</text:p>
          </table:table-cell>
          <table:table-cell office:value-type="float" office:value="0.003814344" calcext:value-type="float">
            <text:p>0.003814344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2.687139" calcext:value-type="float">
            <text:p>2.687139</text:p>
          </table:table-cell>
          <table:table-cell office:value-type="float" office:value="-0.4640644" calcext:value-type="float">
            <text:p>-0.4640644</text:p>
          </table:table-cell>
          <table:table-cell office:value-type="float" office:value="-0.1154332" calcext:value-type="float">
            <text:p>-0.1154332</text:p>
          </table:table-cell>
          <table:table-cell office:value-type="float" office:value="0.00000507458" calcext:value-type="float">
            <text:p>5.07458E-06</text:p>
          </table:table-cell>
          <table:table-cell office:value-type="float" office:value="15.82346" calcext:value-type="float">
            <text:p>15.82346</text:p>
          </table:table-cell>
          <table:table-cell office:value-type="float" office:value="44.34612" calcext:value-type="float">
            <text:p>44.34612</text:p>
          </table:table-cell>
          <table:table-cell office:value-type="float" office:value="3.139432" calcext:value-type="float">
            <text:p>3.139432</text:p>
          </table:table-cell>
          <table:table-cell office:value-type="float" office:value="0.1382755" calcext:value-type="float">
            <text:p>0.1382755</text:p>
          </table:table-cell>
          <table:table-cell office:value-type="float" office:value="0.04414141" calcext:value-type="float">
            <text:p>0.04414141</text:p>
          </table:table-cell>
          <table:table-cell office:value-type="float" office:value="0.04545415" calcext:value-type="float">
            <text:p>0.04545415</text:p>
          </table:table-cell>
          <table:table-cell office:value-type="float" office:value="0.01147542" calcext:value-type="float">
            <text:p>0.01147542</text:p>
          </table:table-cell>
          <table:table-cell office:value-type="float" office:value="0.008674214" calcext:value-type="float">
            <text:p>0.008674214</text:p>
          </table:table-cell>
          <table:table-cell office:value-type="float" office:value="0.02374507" calcext:value-type="float">
            <text:p>0.02374507</text:p>
          </table:table-cell>
          <table:table-cell office:value-type="float" office:value="0.02146973" calcext:value-type="float">
            <text:p>0.02146973</text:p>
          </table:table-cell>
          <table:table-cell office:value-type="float" office:value="0.01920272" calcext:value-type="float">
            <text:p>0.01920272</text:p>
          </table:table-cell>
          <table:table-cell office:value-type="float" office:value="0.01865184" calcext:value-type="float">
            <text:p>0.01865184</text:p>
          </table:table-cell>
          <table:table-cell office:value-type="float" office:value="0.02556965" calcext:value-type="float">
            <text:p>0.02556965</text:p>
          </table:table-cell>
          <table:table-cell office:value-type="float" office:value="0.005685554" calcext:value-type="float">
            <text:p>0.005685554</text:p>
          </table:table-cell>
          <table:table-cell office:value-type="float" office:value="0.00484713" calcext:value-type="float">
            <text:p>0.00484713</text:p>
          </table:table-cell>
          <table:table-cell office:value-type="float" office:value="0" calcext:value-type="float">
            <text:p>0</text:p>
          </table:table-cell>
          <table:table-cell office:value-type="float" office:value="16.8354" calcext:value-type="float">
            <text:p>16.8354</text:p>
          </table:table-cell>
          <table:table-cell office:value-type="float" office:value="30.60923" calcext:value-type="float">
            <text:p>30.60923</text:p>
          </table:table-cell>
          <table:table-cell office:value-type="float" office:value="4.42958" calcext:value-type="float">
            <text:p>4.42958</text:p>
          </table:table-cell>
          <table:table-cell office:value-type="float" office:value="10.33417" calcext:value-type="float">
            <text:p>10.33417</text:p>
          </table:table-cell>
          <table:table-cell office:value-type="float" office:value="10.53195" calcext:value-type="float">
            <text:p>10.53195</text:p>
          </table:table-cell>
          <table:table-cell office:value-type="float" office:value="5.561308" calcext:value-type="float">
            <text:p>5.56130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1.986941" calcext:value-type="float">
            <text:p>1.986941</text:p>
          </table:table-cell>
          <table:table-cell office:value-type="float" office:value="1.997254" calcext:value-type="float">
            <text:p>1.997254</text:p>
          </table:table-cell>
          <table:table-cell office:value-type="float" office:value="0.4646622" calcext:value-type="float">
            <text:p>0.4646622</text:p>
          </table:table-cell>
          <table:table-cell office:value-type="float" office:value="0.1714223" calcext:value-type="float">
            <text:p>0.1714223</text:p>
          </table:table-cell>
          <table:table-cell office:value-type="float" office:value="0.5265261" calcext:value-type="float">
            <text:p>0.5265261</text:p>
          </table:table-cell>
          <table:table-cell office:value-type="float" office:value="0.3489634" calcext:value-type="float">
            <text:p>0.3489634</text:p>
          </table:table-cell>
          <table:table-cell office:value-type="float" office:value="0.3459035" calcext:value-type="float">
            <text:p>0.3459035</text:p>
          </table:table-cell>
          <table:table-cell office:value-type="float" office:value="0" calcext:value-type="float">
            <text:p>0</text:p>
          </table:table-cell>
          <table:table-cell office:value-type="float" office:value="581.7483" calcext:value-type="float">
            <text:p>581.7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0689" calcext:value-type="float">
            <text:p>15.90689</text:p>
          </table:table-cell>
          <table:table-cell office:value-type="float" office:value="0" calcext:value-type="float">
            <text:p>0</text:p>
          </table:table-cell>
          <table:table-cell office:value-type="float" office:value="-1.603407" calcext:value-type="float">
            <text:p>-1.6034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17.60521" calcext:value-type="float">
            <text:p>17.60521</text:p>
          </table:table-cell>
          <table:table-cell office:value-type="float" office:value="1099.71" calcext:value-type="float">
            <text:p>1099.71</text:p>
          </table:table-cell>
          <table:table-cell office:value-type="float" office:value="12.48" calcext:value-type="float">
            <text:p>12.48</text:p>
          </table:table-cell>
          <table:table-cell office:value-type="float" office:value="-28.69171" calcext:value-type="float">
            <text:p>-28.69171</text:p>
          </table:table-cell>
          <table:table-cell office:value-type="float" office:value="0.4969402" calcext:value-type="float">
            <text:p>0.4969402</text:p>
          </table:table-cell>
          <table:table-cell office:value-type="float" office:value="5.34421" calcext:value-type="float">
            <text:p>5.34421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842796" calcext:value-type="float">
            <text:p>0.003842796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26" calcext:value-type="float">
            <text:p>2.68926</text:p>
          </table:table-cell>
          <table:table-cell office:value-type="float" office:value="-0.4671236" calcext:value-type="float">
            <text:p>-0.4671236</text:p>
          </table:table-cell>
          <table:table-cell office:value-type="float" office:value="-0.1219946" calcext:value-type="float">
            <text:p>-0.1219946</text:p>
          </table:table-cell>
          <table:table-cell office:value-type="float" office:value="0.000005982044" calcext:value-type="float">
            <text:p>5.982044E-06</text:p>
          </table:table-cell>
          <table:table-cell office:value-type="float" office:value="15.70755" calcext:value-type="float">
            <text:p>15.70755</text:p>
          </table:table-cell>
          <table:table-cell office:value-type="float" office:value="28.02254" calcext:value-type="float">
            <text:p>28.02254</text:p>
          </table:table-cell>
          <table:table-cell office:value-type="float" office:value="3.499259" calcext:value-type="float">
            <text:p>3.499259</text:p>
          </table:table-cell>
          <table:table-cell office:value-type="float" office:value="0.1403833" calcext:value-type="float">
            <text:p>0.1403833</text:p>
          </table:table-cell>
          <table:table-cell office:value-type="float" office:value="0.04216687" calcext:value-type="float">
            <text:p>0.04216687</text:p>
          </table:table-cell>
          <table:table-cell office:value-type="float" office:value="0.0440536" calcext:value-type="float">
            <text:p>0.0440536</text:p>
          </table:table-cell>
          <table:table-cell office:value-type="float" office:value="0.01129077" calcext:value-type="float">
            <text:p>0.01129077</text:p>
          </table:table-cell>
          <table:table-cell office:value-type="float" office:value="0.009145929" calcext:value-type="float">
            <text:p>0.009145929</text:p>
          </table:table-cell>
          <table:table-cell office:value-type="float" office:value="0.02375588" calcext:value-type="float">
            <text:p>0.02375588</text:p>
          </table:table-cell>
          <table:table-cell office:value-type="float" office:value="0.0214066" calcext:value-type="float">
            <text:p>0.0214066</text:p>
          </table:table-cell>
          <table:table-cell office:value-type="float" office:value="0.01916167" calcext:value-type="float">
            <text:p>0.01916167</text:p>
          </table:table-cell>
          <table:table-cell office:value-type="float" office:value="0.01859178" calcext:value-type="float">
            <text:p>0.01859178</text:p>
          </table:table-cell>
          <table:table-cell office:value-type="float" office:value="0.02524896" calcext:value-type="float">
            <text:p>0.02524896</text:p>
          </table:table-cell>
          <table:table-cell office:value-type="float" office:value="0.005674737" calcext:value-type="float">
            <text:p>0.005674737</text:p>
          </table:table-cell>
          <table:table-cell office:value-type="float" office:value="0.00484488" calcext:value-type="float">
            <text:p>0.00484488</text:p>
          </table:table-cell>
          <table:table-cell office:value-type="float" office:value="0" calcext:value-type="float">
            <text:p>0</text:p>
          </table:table-cell>
          <table:table-cell office:value-type="float" office:value="8.74019" calcext:value-type="float">
            <text:p>8.74019</text:p>
          </table:table-cell>
          <table:table-cell office:value-type="float" office:value="23.82987" calcext:value-type="float">
            <text:p>23.82987</text:p>
          </table:table-cell>
          <table:table-cell office:value-type="float" office:value="7.131499" calcext:value-type="float">
            <text:p>7.131499</text:p>
          </table:table-cell>
          <table:table-cell office:value-type="float" office:value="8.912954" calcext:value-type="float">
            <text:p>8.912954</text:p>
          </table:table-cell>
          <table:table-cell office:value-type="float" office:value="8.920951" calcext:value-type="float">
            <text:p>8.920951</text:p>
          </table:table-cell>
          <table:table-cell office:value-type="float" office:value="5.054914" calcext:value-type="float">
            <text:p>5.054914</text:p>
          </table:table-cell>
          <table:table-cell office:value-type="float" office:value="0.02110287" calcext:value-type="float">
            <text:p>0.02110287</text:p>
          </table:table-cell>
          <table:table-cell office:value-type="float" office:value="1.703943" calcext:value-type="float">
            <text:p>1.703943</text:p>
          </table:table-cell>
          <table:table-cell office:value-type="float" office:value="1.897746" calcext:value-type="float">
            <text:p>1.897746</text:p>
          </table:table-cell>
          <table:table-cell office:value-type="float" office:value="0.4202691" calcext:value-type="float">
            <text:p>0.4202691</text:p>
          </table:table-cell>
          <table:table-cell office:value-type="float" office:value="0.1437135" calcext:value-type="float">
            <text:p>0.1437135</text:p>
          </table:table-cell>
          <table:table-cell office:value-type="float" office:value="0.4949494" calcext:value-type="float">
            <text:p>0.4949494</text:p>
          </table:table-cell>
          <table:table-cell office:value-type="float" office:value="0.347203" calcext:value-type="float">
            <text:p>0.347203</text:p>
          </table:table-cell>
          <table:table-cell office:value-type="float" office:value="0.3459111" calcext:value-type="float">
            <text:p>0.3459111</text:p>
          </table:table-cell>
          <table:table-cell office:value-type="float" office:value="0" calcext:value-type="float">
            <text:p>0</text:p>
          </table:table-cell>
          <table:table-cell office:value-type="float" office:value="157.6322" calcext:value-type="float">
            <text:p>157.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4487" calcext:value-type="float">
            <text:p>16.04487</text:p>
          </table:table-cell>
          <table:table-cell office:value-type="float" office:value="0" calcext:value-type="float">
            <text:p>0</text:p>
          </table:table-cell>
          <table:table-cell office:value-type="float" office:value="-1.649094" calcext:value-type="float">
            <text:p>-1.6490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17.50842" calcext:value-type="float">
            <text:p>17.50842</text:p>
          </table:table-cell>
          <table:table-cell office:value-type="float" office:value="1099.688" calcext:value-type="float">
            <text:p>1099.688</text:p>
          </table:table-cell>
          <table:table-cell office:value-type="float" office:value="12.48" calcext:value-type="float">
            <text:p>12.48</text:p>
          </table:table-cell>
          <table:table-cell office:value-type="float" office:value="-29.57243" calcext:value-type="float">
            <text:p>-29.57243</text:p>
          </table:table-cell>
          <table:table-cell office:value-type="float" office:value="0.3355809" calcext:value-type="float">
            <text:p>0.3355809</text:p>
          </table:table-cell>
          <table:table-cell office:value-type="float" office:value="4.664964" calcext:value-type="float">
            <text:p>4.664964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855357" calcext:value-type="float">
            <text:p>0.003855357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191" calcext:value-type="float">
            <text:p>2.689191</text:p>
          </table:table-cell>
          <table:table-cell office:value-type="float" office:value="-0.480784" calcext:value-type="float">
            <text:p>-0.480784</text:p>
          </table:table-cell>
          <table:table-cell office:value-type="float" office:value="-0.1276946" calcext:value-type="float">
            <text:p>-0.1276946</text:p>
          </table:table-cell>
          <table:table-cell office:value-type="float" office:value="0.0000071125" calcext:value-type="float">
            <text:p>7.1125E-06</text:p>
          </table:table-cell>
          <table:table-cell office:value-type="float" office:value="15.70087" calcext:value-type="float">
            <text:p>15.70087</text:p>
          </table:table-cell>
          <table:table-cell office:value-type="float" office:value="18.9298" calcext:value-type="float">
            <text:p>18.9298</text:p>
          </table:table-cell>
          <table:table-cell office:value-type="float" office:value="1.819769" calcext:value-type="float">
            <text:p>1.819769</text:p>
          </table:table-cell>
          <table:table-cell office:value-type="float" office:value="0.1255154" calcext:value-type="float">
            <text:p>0.1255154</text:p>
          </table:table-cell>
          <table:table-cell office:value-type="float" office:value="0.03990449" calcext:value-type="float">
            <text:p>0.03990449</text:p>
          </table:table-cell>
          <table:table-cell office:value-type="float" office:value="0.04197302" calcext:value-type="float">
            <text:p>0.04197302</text:p>
          </table:table-cell>
          <table:table-cell office:value-type="float" office:value="0.01110399" calcext:value-type="float">
            <text:p>0.01110399</text:p>
          </table:table-cell>
          <table:table-cell office:value-type="float" office:value="0.008834612" calcext:value-type="float">
            <text:p>0.008834612</text:p>
          </table:table-cell>
          <table:table-cell office:value-type="float" office:value="0.02380186" calcext:value-type="float">
            <text:p>0.02380186</text:p>
          </table:table-cell>
          <table:table-cell office:value-type="float" office:value="0.02135545" calcext:value-type="float">
            <text:p>0.02135545</text:p>
          </table:table-cell>
          <table:table-cell office:value-type="float" office:value="0.0191232" calcext:value-type="float">
            <text:p>0.0191232</text:p>
          </table:table-cell>
          <table:table-cell office:value-type="float" office:value="0.01853548" calcext:value-type="float">
            <text:p>0.01853548</text:p>
          </table:table-cell>
          <table:table-cell office:value-type="float" office:value="0.02494051" calcext:value-type="float">
            <text:p>0.02494051</text:p>
          </table:table-cell>
          <table:table-cell office:value-type="float" office:value="0.005670321" calcext:value-type="float">
            <text:p>0.005670321</text:p>
          </table:table-cell>
          <table:table-cell office:value-type="float" office:value="0.00484263" calcext:value-type="float">
            <text:p>0.00484263</text:p>
          </table:table-cell>
          <table:table-cell office:value-type="float" office:value="0" calcext:value-type="float">
            <text:p>0</text:p>
          </table:table-cell>
          <table:table-cell office:value-type="float" office:value="13.90175" calcext:value-type="float">
            <text:p>13.90175</text:p>
          </table:table-cell>
          <table:table-cell office:value-type="float" office:value="16.9924" calcext:value-type="float">
            <text:p>16.9924</text:p>
          </table:table-cell>
          <table:table-cell office:value-type="float" office:value="6.042665" calcext:value-type="float">
            <text:p>6.042665</text:p>
          </table:table-cell>
          <table:table-cell office:value-type="float" office:value="7.467343" calcext:value-type="float">
            <text:p>7.467343</text:p>
          </table:table-cell>
          <table:table-cell office:value-type="float" office:value="7.305751" calcext:value-type="float">
            <text:p>7.305751</text:p>
          </table:table-cell>
          <table:table-cell office:value-type="float" office:value="4.539719" calcext:value-type="float">
            <text:p>4.539719</text:p>
          </table:table-cell>
          <table:table-cell office:value-type="float" office:value="0.01817634" calcext:value-type="float">
            <text:p>0.01817634</text:p>
          </table:table-cell>
          <table:table-cell office:value-type="float" office:value="1.418305" calcext:value-type="float">
            <text:p>1.418305</text:p>
          </table:table-cell>
          <table:table-cell office:value-type="float" office:value="1.797318" calcext:value-type="float">
            <text:p>1.797318</text:p>
          </table:table-cell>
          <table:table-cell office:value-type="float" office:value="0.3749597" calcext:value-type="float">
            <text:p>0.3749597</text:p>
          </table:table-cell>
          <table:table-cell office:value-type="float" office:value="0.117135" calcext:value-type="float">
            <text:p>0.117135</text:p>
          </table:table-cell>
          <table:table-cell office:value-type="float" office:value="0.4597774" calcext:value-type="float">
            <text:p>0.4597774</text:p>
          </table:table-cell>
          <table:table-cell office:value-type="float" office:value="0.3474654" calcext:value-type="float">
            <text:p>0.3474654</text:p>
          </table:table-cell>
          <table:table-cell office:value-type="float" office:value="0.3459186" calcext:value-type="float">
            <text:p>0.3459186</text:p>
          </table:table-cell>
          <table:table-cell office:value-type="float" office:value="0" calcext:value-type="float">
            <text:p>0</text:p>
          </table:table-cell>
          <table:table-cell office:value-type="float" office:value="317.4463" calcext:value-type="float">
            <text:p>317.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5603" calcext:value-type="float">
            <text:p>16.15603</text:p>
          </table:table-cell>
          <table:table-cell office:value-type="float" office:value="0" calcext:value-type="float">
            <text:p>0</text:p>
          </table:table-cell>
          <table:table-cell office:value-type="float" office:value="-1.728352" calcext:value-type="float">
            <text:p>-1.7283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17.42168" calcext:value-type="float">
            <text:p>17.42168</text:p>
          </table:table-cell>
          <table:table-cell office:value-type="float" office:value="1099.652" calcext:value-type="float">
            <text:p>1099.652</text:p>
          </table:table-cell>
          <table:table-cell office:value-type="float" office:value="12.48" calcext:value-type="float">
            <text:p>12.48</text:p>
          </table:table-cell>
          <table:table-cell office:value-type="float" office:value="-30.66726" calcext:value-type="float">
            <text:p>-30.66726</text:p>
          </table:table-cell>
          <table:table-cell office:value-type="float" office:value="0.2703436" calcext:value-type="float">
            <text:p>0.2703436</text:p>
          </table:table-cell>
          <table:table-cell office:value-type="float" office:value="3.751887" calcext:value-type="float">
            <text:p>3.751887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867919" calcext:value-type="float">
            <text:p>0.003867919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122" calcext:value-type="float">
            <text:p>2.689122</text:p>
          </table:table-cell>
          <table:table-cell office:value-type="float" office:value="-0.4813181" calcext:value-type="float">
            <text:p>-0.4813181</text:p>
          </table:table-cell>
          <table:table-cell office:value-type="float" office:value="-0.1299665" calcext:value-type="float">
            <text:p>-0.1299665</text:p>
          </table:table-cell>
          <table:table-cell office:value-type="float" office:value="0.000008426916" calcext:value-type="float">
            <text:p>8.426916E-06</text:p>
          </table:table-cell>
          <table:table-cell office:value-type="float" office:value="15.67892" calcext:value-type="float">
            <text:p>15.67892</text:p>
          </table:table-cell>
          <table:table-cell office:value-type="float" office:value="14.76999" calcext:value-type="float">
            <text:p>14.76999</text:p>
          </table:table-cell>
          <table:table-cell office:value-type="float" office:value="1.26946" calcext:value-type="float">
            <text:p>1.26946</text:p>
          </table:table-cell>
          <table:table-cell office:value-type="float" office:value="0.1181729" calcext:value-type="float">
            <text:p>0.1181729</text:p>
          </table:table-cell>
          <table:table-cell office:value-type="float" office:value="0.03909353" calcext:value-type="float">
            <text:p>0.03909353</text:p>
          </table:table-cell>
          <table:table-cell office:value-type="float" office:value="0.0410014" calcext:value-type="float">
            <text:p>0.0410014</text:p>
          </table:table-cell>
          <table:table-cell office:value-type="float" office:value="0.01098042" calcext:value-type="float">
            <text:p>0.01098042</text:p>
          </table:table-cell>
          <table:table-cell office:value-type="float" office:value="0.008581623" calcext:value-type="float">
            <text:p>0.008581623</text:p>
          </table:table-cell>
          <table:table-cell office:value-type="float" office:value="0.02382792" calcext:value-type="float">
            <text:p>0.02382792</text:p>
          </table:table-cell>
          <table:table-cell office:value-type="float" office:value="0.02131232" calcext:value-type="float">
            <text:p>0.02131232</text:p>
          </table:table-cell>
          <table:table-cell office:value-type="float" office:value="0.01908758" calcext:value-type="float">
            <text:p>0.01908758</text:p>
          </table:table-cell>
          <table:table-cell office:value-type="float" office:value="0.01848155" calcext:value-type="float">
            <text:p>0.01848155</text:p>
          </table:table-cell>
          <table:table-cell office:value-type="float" office:value="0.0246539" calcext:value-type="float">
            <text:p>0.0246539</text:p>
          </table:table-cell>
          <table:table-cell office:value-type="float" office:value="0.005664879" calcext:value-type="float">
            <text:p>0.005664879</text:p>
          </table:table-cell>
          <table:table-cell office:value-type="float" office:value="0.004840374" calcext:value-type="float">
            <text:p>0.004840374</text:p>
          </table:table-cell>
          <table:table-cell office:value-type="float" office:value="0" calcext:value-type="float">
            <text:p>0</text:p>
          </table:table-cell>
          <table:table-cell office:value-type="float" office:value="8.91021" calcext:value-type="float">
            <text:p>8.91021</text:p>
          </table:table-cell>
          <table:table-cell office:value-type="float" office:value="9.865068" calcext:value-type="float">
            <text:p>9.865068</text:p>
          </table:table-cell>
          <table:table-cell office:value-type="float" office:value="2.683278" calcext:value-type="float">
            <text:p>2.683278</text:p>
          </table:table-cell>
          <table:table-cell office:value-type="float" office:value="5.958718" calcext:value-type="float">
            <text:p>5.958718</text:p>
          </table:table-cell>
          <table:table-cell office:value-type="float" office:value="5.575875" calcext:value-type="float">
            <text:p>5.575875</text:p>
          </table:table-cell>
          <table:table-cell office:value-type="float" office:value="4.010379" calcext:value-type="float">
            <text:p>4.010379</text:p>
          </table:table-cell>
          <table:table-cell office:value-type="float" office:value="0.01672081" calcext:value-type="float">
            <text:p>0.01672081</text:p>
          </table:table-cell>
          <table:table-cell office:value-type="float" office:value="1.143787" calcext:value-type="float">
            <text:p>1.143787</text:p>
          </table:table-cell>
          <table:table-cell office:value-type="float" office:value="1.695074" calcext:value-type="float">
            <text:p>1.695074</text:p>
          </table:table-cell>
          <table:table-cell office:value-type="float" office:value="0.3297886" calcext:value-type="float">
            <text:p>0.3297886</text:p>
          </table:table-cell>
          <table:table-cell office:value-type="float" office:value="0.09284455" calcext:value-type="float">
            <text:p>0.09284455</text:p>
          </table:table-cell>
          <table:table-cell office:value-type="float" office:value="0.4236242" calcext:value-type="float">
            <text:p>0.4236242</text:p>
          </table:table-cell>
          <table:table-cell office:value-type="float" office:value="0.3476013" calcext:value-type="float">
            <text:p>0.3476013</text:p>
          </table:table-cell>
          <table:table-cell office:value-type="float" office:value="0.3459261" calcext:value-type="float">
            <text:p>0.3459261</text:p>
          </table:table-cell>
          <table:table-cell office:value-type="float" office:value="0" calcext:value-type="float">
            <text:p>0</text:p>
          </table:table-cell>
          <table:table-cell office:value-type="float" office:value="467.7746" calcext:value-type="float">
            <text:p>467.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958" calcext:value-type="float">
            <text:p>16.26958</text:p>
          </table:table-cell>
          <table:table-cell office:value-type="float" office:value="0" calcext:value-type="float">
            <text:p>0</text:p>
          </table:table-cell>
          <table:table-cell office:value-type="float" office:value="-1.728505" calcext:value-type="float">
            <text:p>-1.7285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17.32546" calcext:value-type="float">
            <text:p>17.32546</text:p>
          </table:table-cell>
          <table:table-cell office:value-type="float" office:value="1099.607" calcext:value-type="float">
            <text:p>1099.607</text:p>
          </table:table-cell>
          <table:table-cell office:value-type="float" office:value="12.48" calcext:value-type="float">
            <text:p>12.48</text:p>
          </table:table-cell>
          <table:table-cell office:value-type="float" office:value="-31.65007" calcext:value-type="float">
            <text:p>-31.65007</text:p>
          </table:table-cell>
          <table:table-cell office:value-type="float" office:value="0.2394286" calcext:value-type="float">
            <text:p>0.2394286</text:p>
          </table:table-cell>
          <table:table-cell office:value-type="float" office:value="2.931672" calcext:value-type="float">
            <text:p>2.931672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880481" calcext:value-type="float">
            <text:p>0.003880481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054" calcext:value-type="float">
            <text:p>2.689054</text:p>
          </table:table-cell>
          <table:table-cell office:value-type="float" office:value="-0.4815616" calcext:value-type="float">
            <text:p>-0.4815616</text:p>
          </table:table-cell>
          <table:table-cell office:value-type="float" office:value="-0.1300401" calcext:value-type="float">
            <text:p>-0.1300401</text:p>
          </table:table-cell>
          <table:table-cell office:value-type="float" office:value="0.000009867266" calcext:value-type="float">
            <text:p>9.867266E-06</text:p>
          </table:table-cell>
          <table:table-cell office:value-type="float" office:value="15.60702" calcext:value-type="float">
            <text:p>15.60702</text:p>
          </table:table-cell>
          <table:table-cell office:value-type="float" office:value="12.88634" calcext:value-type="float">
            <text:p>12.88634</text:p>
          </table:table-cell>
          <table:table-cell office:value-type="float" office:value="0.9627518" calcext:value-type="float">
            <text:p>0.9627518</text:p>
          </table:table-cell>
          <table:table-cell office:value-type="float" office:value="0.1235691" calcext:value-type="float">
            <text:p>0.1235691</text:p>
          </table:table-cell>
          <table:table-cell office:value-type="float" office:value="0.04093013" calcext:value-type="float">
            <text:p>0.04093013</text:p>
          </table:table-cell>
          <table:table-cell office:value-type="float" office:value="0.04228343" calcext:value-type="float">
            <text:p>0.04228343</text:p>
          </table:table-cell>
          <table:table-cell office:value-type="float" office:value="0.01100889" calcext:value-type="float">
            <text:p>0.01100889</text:p>
          </table:table-cell>
          <table:table-cell office:value-type="float" office:value="0.008403288" calcext:value-type="float">
            <text:p>0.008403288</text:p>
          </table:table-cell>
          <table:table-cell office:value-type="float" office:value="0.02383442" calcext:value-type="float">
            <text:p>0.02383442</text:p>
          </table:table-cell>
          <table:table-cell office:value-type="float" office:value="0.02127231" calcext:value-type="float">
            <text:p>0.02127231</text:p>
          </table:table-cell>
          <table:table-cell office:value-type="float" office:value="0.01905429" calcext:value-type="float">
            <text:p>0.01905429</text:p>
          </table:table-cell>
          <table:table-cell office:value-type="float" office:value="0.01842919" calcext:value-type="float">
            <text:p>0.01842919</text:p>
          </table:table-cell>
          <table:table-cell office:value-type="float" office:value="0.02438574" calcext:value-type="float">
            <text:p>0.02438574</text:p>
          </table:table-cell>
          <table:table-cell office:value-type="float" office:value="0.005659222" calcext:value-type="float">
            <text:p>0.005659222</text:p>
          </table:table-cell>
          <table:table-cell office:value-type="float" office:value="0.00483808" calcext:value-type="float">
            <text:p>0.00483808</text:p>
          </table:table-cell>
          <table:table-cell office:value-type="float" office:value="0" calcext:value-type="float">
            <text:p>0</text:p>
          </table:table-cell>
          <table:table-cell office:value-type="float" office:value="4.361064" calcext:value-type="float">
            <text:p>4.361064</text:p>
          </table:table-cell>
          <table:table-cell office:value-type="float" office:value="4.347012" calcext:value-type="float">
            <text:p>4.347012</text:p>
          </table:table-cell>
          <table:table-cell office:value-type="float" office:value="0.05053845" calcext:value-type="float">
            <text:p>0.05053845</text:p>
          </table:table-cell>
          <table:table-cell office:value-type="float" office:value="4.291357" calcext:value-type="float">
            <text:p>4.291357</text:p>
          </table:table-cell>
          <table:table-cell office:value-type="float" office:value="3.625041" calcext:value-type="float">
            <text:p>3.625041</text:p>
          </table:table-cell>
          <table:table-cell office:value-type="float" office:value="3.45376" calcext:value-type="float">
            <text:p>3.45376</text:p>
          </table:table-cell>
          <table:table-cell office:value-type="float" office:value="0.01603936" calcext:value-type="float">
            <text:p>0.01603936</text:p>
          </table:table-cell>
          <table:table-cell office:value-type="float" office:value="0.8815147" calcext:value-type="float">
            <text:p>0.8815147</text:p>
          </table:table-cell>
          <table:table-cell office:value-type="float" office:value="1.591395" calcext:value-type="float">
            <text:p>1.591395</text:p>
          </table:table-cell>
          <table:table-cell office:value-type="float" office:value="0.2856199" calcext:value-type="float">
            <text:p>0.2856199</text:p>
          </table:table-cell>
          <table:table-cell office:value-type="float" office:value="0.07178095" calcext:value-type="float">
            <text:p>0.07178095</text:p>
          </table:table-cell>
          <table:table-cell office:value-type="float" office:value="0.3866192" calcext:value-type="float">
            <text:p>0.3866192</text:p>
          </table:table-cell>
          <table:table-cell office:value-type="float" office:value="0.3476688" calcext:value-type="float">
            <text:p>0.3476688</text:p>
          </table:table-cell>
          <table:table-cell office:value-type="float" office:value="0.3459336" calcext:value-type="float">
            <text:p>0.3459336</text:p>
          </table:table-cell>
          <table:table-cell office:value-type="float" office:value="0" calcext:value-type="float">
            <text:p>0</text:p>
          </table:table-cell>
          <table:table-cell office:value-type="float" office:value="650.7029" calcext:value-type="float">
            <text:p>650.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146" calcext:value-type="float">
            <text:p>16.40146</text:p>
          </table:table-cell>
          <table:table-cell office:value-type="float" office:value="0" calcext:value-type="float">
            <text:p>0</text:p>
          </table:table-cell>
          <table:table-cell office:value-type="float" office:value="-1.728663" calcext:value-type="float">
            <text:p>-1.7286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17.22451" calcext:value-type="float">
            <text:p>17.22451</text:p>
          </table:table-cell>
          <table:table-cell office:value-type="float" office:value="1099.556" calcext:value-type="float">
            <text:p>1099.556</text:p>
          </table:table-cell>
          <table:table-cell office:value-type="float" office:value="12.48" calcext:value-type="float">
            <text:p>12.48</text:p>
          </table:table-cell>
          <table:table-cell office:value-type="float" office:value="-32.46438" calcext:value-type="float">
            <text:p>-32.46438</text:p>
          </table:table-cell>
          <table:table-cell office:value-type="float" office:value="0.2112893" calcext:value-type="float">
            <text:p>0.2112893</text:p>
          </table:table-cell>
          <table:table-cell office:value-type="float" office:value="2.3012" calcext:value-type="float">
            <text:p>2.3012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00653" calcext:value-type="float">
            <text:p>0.003900653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76" calcext:value-type="float">
            <text:p>2.689976</text:p>
          </table:table-cell>
          <table:table-cell office:value-type="float" office:value="-0.4817819" calcext:value-type="float">
            <text:p>-0.4817819</text:p>
          </table:table-cell>
          <table:table-cell office:value-type="float" office:value="-0.1309945" calcext:value-type="float">
            <text:p>-0.1309945</text:p>
          </table:table-cell>
          <table:table-cell office:value-type="float" office:value="0.00001129158" calcext:value-type="float">
            <text:p>1.129158E-05</text:p>
          </table:table-cell>
          <table:table-cell office:value-type="float" office:value="15.50527" calcext:value-type="float">
            <text:p>15.50527</text:p>
          </table:table-cell>
          <table:table-cell office:value-type="float" office:value="10.63517" calcext:value-type="float">
            <text:p>10.63517</text:p>
          </table:table-cell>
          <table:table-cell office:value-type="float" office:value="0.796098" calcext:value-type="float">
            <text:p>0.796098</text:p>
          </table:table-cell>
          <table:table-cell office:value-type="float" office:value="0.1285354" calcext:value-type="float">
            <text:p>0.1285354</text:p>
          </table:table-cell>
          <table:table-cell office:value-type="float" office:value="0.04277849" calcext:value-type="float">
            <text:p>0.04277849</text:p>
          </table:table-cell>
          <table:table-cell office:value-type="float" office:value="0.04427563" calcext:value-type="float">
            <text:p>0.04427563</text:p>
          </table:table-cell>
          <table:table-cell office:value-type="float" office:value="0.0113374" calcext:value-type="float">
            <text:p>0.0113374</text:p>
          </table:table-cell>
          <table:table-cell office:value-type="float" office:value="0.008657254" calcext:value-type="float">
            <text:p>0.008657254</text:p>
          </table:table-cell>
          <table:table-cell office:value-type="float" office:value="0.02384826" calcext:value-type="float">
            <text:p>0.02384826</text:p>
          </table:table-cell>
          <table:table-cell office:value-type="float" office:value="0.02123262" calcext:value-type="float">
            <text:p>0.02123262</text:p>
          </table:table-cell>
          <table:table-cell office:value-type="float" office:value="0.01902241" calcext:value-type="float">
            <text:p>0.01902241</text:p>
          </table:table-cell>
          <table:table-cell office:value-type="float" office:value="0.01837806" calcext:value-type="float">
            <text:p>0.01837806</text:p>
          </table:table-cell>
          <table:table-cell office:value-type="float" office:value="0.02413616" calcext:value-type="float">
            <text:p>0.02413616</text:p>
          </table:table-cell>
          <table:table-cell office:value-type="float" office:value="0.005648778" calcext:value-type="float">
            <text:p>0.005648778</text:p>
          </table:table-cell>
          <table:table-cell office:value-type="float" office:value="0.004835784" calcext:value-type="float">
            <text:p>0.004835784</text:p>
          </table:table-cell>
          <table:table-cell office:value-type="float" office:value="0" calcext:value-type="float">
            <text:p>0</text:p>
          </table:table-cell>
          <table:table-cell office:value-type="float" office:value="0.7830513" calcext:value-type="float">
            <text:p>0.7830513</text:p>
          </table:table-cell>
          <table:table-cell office:value-type="float" office:value="0.572791" calcext:value-type="float">
            <text:p>0.572791</text:p>
          </table:table-cell>
          <table:table-cell office:value-type="float" office:value="0.04180437" calcext:value-type="float">
            <text:p>0.04180437</text:p>
          </table:table-cell>
          <table:table-cell office:value-type="float" office:value="2.439405" calcext:value-type="float">
            <text:p>2.439405</text:p>
          </table:table-cell>
          <table:table-cell office:value-type="float" office:value="1.403336" calcext:value-type="float">
            <text:p>1.403336</text:p>
          </table:table-cell>
          <table:table-cell office:value-type="float" office:value="2.845342" calcext:value-type="float">
            <text:p>2.845342</text:p>
          </table:table-cell>
          <table:table-cell office:value-type="float" office:value="0.01736118" calcext:value-type="float">
            <text:p>0.01736118</text:p>
          </table:table-cell>
          <table:table-cell office:value-type="float" office:value="0.630906" calcext:value-type="float">
            <text:p>0.630906</text:p>
          </table:table-cell>
          <table:table-cell office:value-type="float" office:value="1.487096" calcext:value-type="float">
            <text:p>1.487096</text:p>
          </table:table-cell>
          <table:table-cell office:value-type="float" office:value="0.2431101" calcext:value-type="float">
            <text:p>0.2431101</text:p>
          </table:table-cell>
          <table:table-cell office:value-type="float" office:value="0.05460098" calcext:value-type="float">
            <text:p>0.05460098</text:p>
          </table:table-cell>
          <table:table-cell office:value-type="float" office:value="0.3491583" calcext:value-type="float">
            <text:p>0.3491583</text:p>
          </table:table-cell>
          <table:table-cell office:value-type="float" office:value="0.346194" calcext:value-type="float">
            <text:p>0.346194</text:p>
          </table:table-cell>
          <table:table-cell office:value-type="float" office:value="0.3459411" calcext:value-type="float">
            <text:p>0.3459411</text:p>
          </table:table-cell>
          <table:table-cell office:value-type="float" office:value="0" calcext:value-type="float">
            <text:p>0</text:p>
          </table:table-cell>
          <table:table-cell office:value-type="float" office:value="412.273" calcext:value-type="float">
            <text:p>412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361" calcext:value-type="float">
            <text:p>16.54361</text:p>
          </table:table-cell>
          <table:table-cell office:value-type="float" office:value="0" calcext:value-type="float">
            <text:p>0</text:p>
          </table:table-cell>
          <table:table-cell office:value-type="float" office:value="-1.729098" calcext:value-type="float">
            <text:p>-1.7290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17.14104" calcext:value-type="float">
            <text:p>17.14104</text:p>
          </table:table-cell>
          <table:table-cell office:value-type="float" office:value="1099.524" calcext:value-type="float">
            <text:p>1099.524</text:p>
          </table:table-cell>
          <table:table-cell office:value-type="float" office:value="12.48" calcext:value-type="float">
            <text:p>12.48</text:p>
          </table:table-cell>
          <table:table-cell office:value-type="float" office:value="-33.02808" calcext:value-type="float">
            <text:p>-33.02808</text:p>
          </table:table-cell>
          <table:table-cell office:value-type="float" office:value="0.1599857" calcext:value-type="float">
            <text:p>0.1599857</text:p>
          </table:table-cell>
          <table:table-cell office:value-type="float" office:value="1.891856" calcext:value-type="float">
            <text:p>1.891856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00675" calcext:value-type="float">
            <text:p>0.003900675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79" calcext:value-type="float">
            <text:p>2.689979</text:p>
          </table:table-cell>
          <table:table-cell office:value-type="float" office:value="-0.484174" calcext:value-type="float">
            <text:p>-0.484174</text:p>
          </table:table-cell>
          <table:table-cell office:value-type="float" office:value="-0.1355122" calcext:value-type="float">
            <text:p>-0.1355122</text:p>
          </table:table-cell>
          <table:table-cell office:value-type="float" office:value="0.00001295167" calcext:value-type="float">
            <text:p>1.295167E-05</text:p>
          </table:table-cell>
          <table:table-cell office:value-type="float" office:value="15.47507" calcext:value-type="float">
            <text:p>15.47507</text:p>
          </table:table-cell>
          <table:table-cell office:value-type="float" office:value="7.009773" calcext:value-type="float">
            <text:p>7.009773</text:p>
          </table:table-cell>
          <table:table-cell office:value-type="float" office:value="0.4904271" calcext:value-type="float">
            <text:p>0.4904271</text:p>
          </table:table-cell>
          <table:table-cell office:value-type="float" office:value="0.1192474" calcext:value-type="float">
            <text:p>0.1192474</text:p>
          </table:table-cell>
          <table:table-cell office:value-type="float" office:value="0.03876914" calcext:value-type="float">
            <text:p>0.03876914</text:p>
          </table:table-cell>
          <table:table-cell office:value-type="float" office:value="0.04102775" calcext:value-type="float">
            <text:p>0.04102775</text:p>
          </table:table-cell>
          <table:table-cell office:value-type="float" office:value="0.01083513" calcext:value-type="float">
            <text:p>0.01083513</text:p>
          </table:table-cell>
          <table:table-cell office:value-type="float" office:value="0.00852785" calcext:value-type="float">
            <text:p>0.00852785</text:p>
          </table:table-cell>
          <table:table-cell office:value-type="float" office:value="0.02390787" calcext:value-type="float">
            <text:p>0.02390787</text:p>
          </table:table-cell>
          <table:table-cell office:value-type="float" office:value="0.02120232" calcext:value-type="float">
            <text:p>0.02120232</text:p>
          </table:table-cell>
          <table:table-cell office:value-type="float" office:value="0.01899242" calcext:value-type="float">
            <text:p>0.01899242</text:p>
          </table:table-cell>
          <table:table-cell office:value-type="float" office:value="0.01832871" calcext:value-type="float">
            <text:p>0.01832871</text:p>
          </table:table-cell>
          <table:table-cell office:value-type="float" office:value="0.02390468" calcext:value-type="float">
            <text:p>0.02390468</text:p>
          </table:table-cell>
          <table:table-cell office:value-type="float" office:value="0.005643024" calcext:value-type="float">
            <text:p>0.005643024</text:p>
          </table:table-cell>
          <table:table-cell office:value-type="float" office:value="0.004833486" calcext:value-type="float">
            <text:p>0.004833486</text:p>
          </table:table-cell>
          <table:table-cell office:value-type="float" office:value="0" calcext:value-type="float">
            <text:p>0</text:p>
          </table:table-cell>
          <table:table-cell office:value-type="float" office:value="0.8698428" calcext:value-type="float">
            <text:p>0.8698428</text:p>
          </table:table-cell>
          <table:table-cell office:value-type="float" office:value="0.05948448" calcext:value-type="float">
            <text:p>0.05948448</text:p>
          </table:table-cell>
          <table:table-cell office:value-type="float" office:value="0.03356846" calcext:value-type="float">
            <text:p>0.03356846</text:p>
          </table:table-cell>
          <table:table-cell office:value-type="float" office:value="0.8521596" calcext:value-type="float">
            <text:p>0.8521596</text:p>
          </table:table-cell>
          <table:table-cell office:value-type="float" office:value="0.02010748" calcext:value-type="float">
            <text:p>0.02010748</text:p>
          </table:table-cell>
          <table:table-cell office:value-type="float" office:value="2.261943" calcext:value-type="float">
            <text:p>2.261943</text:p>
          </table:table-cell>
          <table:table-cell office:value-type="float" office:value="0.01586998" calcext:value-type="float">
            <text:p>0.01586998</text:p>
          </table:table-cell>
          <table:table-cell office:value-type="float" office:value="0.3955806" calcext:value-type="float">
            <text:p>0.3955806</text:p>
          </table:table-cell>
          <table:table-cell office:value-type="float" office:value="1.382626" calcext:value-type="float">
            <text:p>1.382626</text:p>
          </table:table-cell>
          <table:table-cell office:value-type="float" office:value="0.2024997" calcext:value-type="float">
            <text:p>0.2024997</text:p>
          </table:table-cell>
          <table:table-cell office:value-type="float" office:value="0.04147993" calcext:value-type="float">
            <text:p>0.04147993</text:p>
          </table:table-cell>
          <table:table-cell office:value-type="float" office:value="0.3114783" calcext:value-type="float">
            <text:p>0.3114783</text:p>
          </table:table-cell>
          <table:table-cell office:value-type="float" office:value="0.3461246" calcext:value-type="float">
            <text:p>0.3461246</text:p>
          </table:table-cell>
          <table:table-cell office:value-type="float" office:value="0.3459485" calcext:value-type="float">
            <text:p>0.3459485</text:p>
          </table:table-cell>
          <table:table-cell office:value-type="float" office:value="0" calcext:value-type="float">
            <text:p>0</text:p>
          </table:table-cell>
          <table:table-cell office:value-type="float" office:value="306.1033" calcext:value-type="float">
            <text:p>306.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004" calcext:value-type="float">
            <text:p>16.65004</text:p>
          </table:table-cell>
          <table:table-cell office:value-type="float" office:value="0" calcext:value-type="float">
            <text:p>0</text:p>
          </table:table-cell>
          <table:table-cell office:value-type="float" office:value="-1.745181" calcext:value-type="float">
            <text:p>-1.745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17.04926" calcext:value-type="float">
            <text:p>17.04926</text:p>
          </table:table-cell>
          <table:table-cell office:value-type="float" office:value="1099.493" calcext:value-type="float">
            <text:p>1099.493</text:p>
          </table:table-cell>
          <table:table-cell office:value-type="float" office:value="12.48" calcext:value-type="float">
            <text:p>12.48</text:p>
          </table:table-cell>
          <table:table-cell office:value-type="float" office:value="-33.46271" calcext:value-type="float">
            <text:p>-33.46271</text:p>
          </table:table-cell>
          <table:table-cell office:value-type="float" office:value="0.1502265" calcext:value-type="float">
            <text:p>0.1502265</text:p>
          </table:table-cell>
          <table:table-cell office:value-type="float" office:value="1.593129" calcext:value-type="float">
            <text:p>1.593129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47119" calcext:value-type="float">
            <text:p>-0.4847119</text:p>
          </table:table-cell>
          <table:table-cell office:value-type="float" office:value="-0.1414232" calcext:value-type="float">
            <text:p>-0.1414232</text:p>
          </table:table-cell>
          <table:table-cell office:value-type="float" office:value="0.00001494492" calcext:value-type="float">
            <text:p>1.494492E-05</text:p>
          </table:table-cell>
          <table:table-cell office:value-type="float" office:value="15.40894" calcext:value-type="float">
            <text:p>15.40894</text:p>
          </table:table-cell>
          <table:table-cell office:value-type="float" office:value="5.390688" calcext:value-type="float">
            <text:p>5.390688</text:p>
          </table:table-cell>
          <table:table-cell office:value-type="float" office:value="0.5413844" calcext:value-type="float">
            <text:p>0.5413844</text:p>
          </table:table-cell>
          <table:table-cell office:value-type="float" office:value="0.1935341" calcext:value-type="float">
            <text:p>0.1935341</text:p>
          </table:table-cell>
          <table:table-cell office:value-type="float" office:value="0.03788861" calcext:value-type="float">
            <text:p>0.03788861</text:p>
          </table:table-cell>
          <table:table-cell office:value-type="float" office:value="0.03987288" calcext:value-type="float">
            <text:p>0.03987288</text:p>
          </table:table-cell>
          <table:table-cell office:value-type="float" office:value="0.01063779" calcext:value-type="float">
            <text:p>0.01063779</text:p>
          </table:table-cell>
          <table:table-cell office:value-type="float" office:value="0.008936195" calcext:value-type="float">
            <text:p>0.008936195</text:p>
          </table:table-cell>
          <table:table-cell office:value-type="float" office:value="0.02390425" calcext:value-type="float">
            <text:p>0.02390425</text:p>
          </table:table-cell>
          <table:table-cell office:value-type="float" office:value="0.02117421" calcext:value-type="float">
            <text:p>0.02117421</text:p>
          </table:table-cell>
          <table:table-cell office:value-type="float" office:value="0.01895973" calcext:value-type="float">
            <text:p>0.01895973</text:p>
          </table:table-cell>
          <table:table-cell office:value-type="float" office:value="0.01828019" calcext:value-type="float">
            <text:p>0.01828019</text:p>
          </table:table-cell>
          <table:table-cell office:value-type="float" office:value="0.0236822" calcext:value-type="float">
            <text:p>0.0236822</text:p>
          </table:table-cell>
          <table:table-cell office:value-type="float" office:value="0.005637205" calcext:value-type="float">
            <text:p>0.005637205</text:p>
          </table:table-cell>
          <table:table-cell office:value-type="float" office:value="0.004831159" calcext:value-type="float">
            <text:p>0.004831159</text:p>
          </table:table-cell>
          <table:table-cell office:value-type="float" office:value="0" calcext:value-type="float">
            <text:p>0</text:p>
          </table:table-cell>
          <table:table-cell office:value-type="float" office:value="0.1465232" calcext:value-type="float">
            <text:p>0.1465232</text:p>
          </table:table-cell>
          <table:table-cell office:value-type="float" office:value="0.1452048" calcext:value-type="float">
            <text:p>0.1452048</text:p>
          </table:table-cell>
          <table:table-cell office:value-type="float" office:value="0.1003939" calcext:value-type="float">
            <text:p>0.1003939</text:p>
          </table:table-cell>
          <table:table-cell office:value-type="float" office:value="0.01967432" calcext:value-type="float">
            <text:p>0.01967432</text:p>
          </table:table-cell>
          <table:table-cell office:value-type="float" office:value="0.01749586" calcext:value-type="float">
            <text:p>0.01749586</text:p>
          </table:table-cell>
          <table:table-cell office:value-type="float" office:value="1.712078" calcext:value-type="float">
            <text:p>1.712078</text:p>
          </table:table-cell>
          <table:table-cell office:value-type="float" office:value="0.01668059" calcext:value-type="float">
            <text:p>0.01668059</text:p>
          </table:table-cell>
          <table:table-cell office:value-type="float" office:value="0.1796871" calcext:value-type="float">
            <text:p>0.1796871</text:p>
          </table:table-cell>
          <table:table-cell office:value-type="float" office:value="1.273969" calcext:value-type="float">
            <text:p>1.273969</text:p>
          </table:table-cell>
          <table:table-cell office:value-type="float" office:value="0.1628116" calcext:value-type="float">
            <text:p>0.1628116</text:p>
          </table:table-cell>
          <table:table-cell office:value-type="float" office:value="0.03198197" calcext:value-type="float">
            <text:p>0.03198197</text:p>
          </table:table-cell>
          <table:table-cell office:value-type="float" office:value="0.2726058" calcext:value-type="float">
            <text:p>0.2726058</text:p>
          </table:table-cell>
          <table:table-cell office:value-type="float" office:value="0.3460185" calcext:value-type="float">
            <text:p>0.3460185</text:p>
          </table:table-cell>
          <table:table-cell office:value-type="float" office:value="0.3459559" calcext:value-type="float">
            <text:p>0.3459559</text:p>
          </table:table-cell>
          <table:table-cell office:value-type="float" office:value="0" calcext:value-type="float">
            <text:p>0</text:p>
          </table:table-cell>
          <table:table-cell office:value-type="float" office:value="179.5176" calcext:value-type="float">
            <text:p>179.5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6616" calcext:value-type="float">
            <text:p>16.76616</text:p>
          </table:table-cell>
          <table:table-cell office:value-type="float" office:value="0" calcext:value-type="float">
            <text:p>0</text:p>
          </table:table-cell>
          <table:table-cell office:value-type="float" office:value="-1.752222" calcext:value-type="float">
            <text:p>-1.7522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16.95234" calcext:value-type="float">
            <text:p>16.95234</text:p>
          </table:table-cell>
          <table:table-cell office:value-type="float" office:value="1099.47" calcext:value-type="float">
            <text:p>1099.47</text:p>
          </table:table-cell>
          <table:table-cell office:value-type="float" office:value="12.48" calcext:value-type="float">
            <text:p>12.48</text:p>
          </table:table-cell>
          <table:table-cell office:value-type="float" office:value="-33.83237" calcext:value-type="float">
            <text:p>-33.83237</text:p>
          </table:table-cell>
          <table:table-cell office:value-type="float" office:value="0.1180339" calcext:value-type="float">
            <text:p>0.1180339</text:p>
          </table:table-cell>
          <table:table-cell office:value-type="float" office:value="1.364629" calcext:value-type="float">
            <text:p>1.364629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69537" calcext:value-type="float">
            <text:p>-0.4869537</text:p>
          </table:table-cell>
          <table:table-cell office:value-type="float" office:value="-0.1469193" calcext:value-type="float">
            <text:p>-0.1469193</text:p>
          </table:table-cell>
          <table:table-cell office:value-type="float" office:value="0.00001700946" calcext:value-type="float">
            <text:p>1.700946E-05</text:p>
          </table:table-cell>
          <table:table-cell office:value-type="float" office:value="15.41015" calcext:value-type="float">
            <text:p>15.41015</text:p>
          </table:table-cell>
          <table:table-cell office:value-type="float" office:value="3.48259" calcext:value-type="float">
            <text:p>3.48259</text:p>
          </table:table-cell>
          <table:table-cell office:value-type="float" office:value="0.3077751" calcext:value-type="float">
            <text:p>0.3077751</text:p>
          </table:table-cell>
          <table:table-cell office:value-type="float" office:value="0.1515205" calcext:value-type="float">
            <text:p>0.1515205</text:p>
          </table:table-cell>
          <table:table-cell office:value-type="float" office:value="0.03776301" calcext:value-type="float">
            <text:p>0.03776301</text:p>
          </table:table-cell>
          <table:table-cell office:value-type="float" office:value="0.03959266" calcext:value-type="float">
            <text:p>0.03959266</text:p>
          </table:table-cell>
          <table:table-cell office:value-type="float" office:value="0.01063489" calcext:value-type="float">
            <text:p>0.01063489</text:p>
          </table:table-cell>
          <table:table-cell office:value-type="float" office:value="0.008708877" calcext:value-type="float">
            <text:p>0.008708877</text:p>
          </table:table-cell>
          <table:table-cell office:value-type="float" office:value="0.02386307" calcext:value-type="float">
            <text:p>0.02386307</text:p>
          </table:table-cell>
          <table:table-cell office:value-type="float" office:value="0.0211696" calcext:value-type="float">
            <text:p>0.0211696</text:p>
          </table:table-cell>
          <table:table-cell office:value-type="float" office:value="0.01893223" calcext:value-type="float">
            <text:p>0.01893223</text:p>
          </table:table-cell>
          <table:table-cell office:value-type="float" office:value="0.0182339" calcext:value-type="float">
            <text:p>0.0182339</text:p>
          </table:table-cell>
          <table:table-cell office:value-type="float" office:value="0.02347949" calcext:value-type="float">
            <text:p>0.02347949</text:p>
          </table:table-cell>
          <table:table-cell office:value-type="float" office:value="0.005631339" calcext:value-type="float">
            <text:p>0.005631339</text:p>
          </table:table-cell>
          <table:table-cell office:value-type="float" office:value="0.004828824" calcext:value-type="float">
            <text:p>0.004828824</text:p>
          </table:table-cell>
          <table:table-cell office:value-type="float" office:value="0" calcext:value-type="float">
            <text:p>0</text:p>
          </table:table-cell>
          <table:table-cell office:value-type="float" office:value="0.4025053" calcext:value-type="float">
            <text:p>0.4025053</text:p>
          </table:table-cell>
          <table:table-cell office:value-type="float" office:value="0.0596204" calcext:value-type="float">
            <text:p>0.0596204</text:p>
          </table:table-cell>
          <table:table-cell office:value-type="float" office:value="0.05520954" calcext:value-type="float">
            <text:p>0.05520954</text:p>
          </table:table-cell>
          <table:table-cell office:value-type="float" office:value="0.01822042" calcext:value-type="float">
            <text:p>0.01822042</text:p>
          </table:table-cell>
          <table:table-cell office:value-type="float" office:value="0.01599582" calcext:value-type="float">
            <text:p>0.01599582</text:p>
          </table:table-cell>
          <table:table-cell office:value-type="float" office:value="1.128151" calcext:value-type="float">
            <text:p>1.128151</text:p>
          </table:table-cell>
          <table:table-cell office:value-type="float" office:value="0.01568353" calcext:value-type="float">
            <text:p>0.01568353</text:p>
          </table:table-cell>
          <table:table-cell office:value-type="float" office:value="0.04348644" calcext:value-type="float">
            <text:p>0.04348644</text:p>
          </table:table-cell>
          <table:table-cell office:value-type="float" office:value="1.167192" calcext:value-type="float">
            <text:p>1.167192</text:p>
          </table:table-cell>
          <table:table-cell office:value-type="float" office:value="0.1270645" calcext:value-type="float">
            <text:p>0.1270645</text:p>
          </table:table-cell>
          <table:table-cell office:value-type="float" office:value="0.02610629" calcext:value-type="float">
            <text:p>0.02610629</text:p>
          </table:table-cell>
          <table:table-cell office:value-type="float" office:value="0.2343105" calcext:value-type="float">
            <text:p>0.2343105</text:p>
          </table:table-cell>
          <table:table-cell office:value-type="float" office:value="0.3458869" calcext:value-type="float">
            <text:p>0.3458869</text:p>
          </table:table-cell>
          <table:table-cell office:value-type="float" office:value="0.3459634" calcext:value-type="float">
            <text:p>0.3459634</text:p>
          </table:table-cell>
          <table:table-cell office:value-type="float" office:value="0" calcext:value-type="float">
            <text:p>0</text:p>
          </table:table-cell>
          <table:table-cell office:value-type="float" office:value="346.5508" calcext:value-type="float">
            <text:p>346.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7781" calcext:value-type="float">
            <text:p>16.87781</text:p>
          </table:table-cell>
          <table:table-cell office:value-type="float" office:value="0" calcext:value-type="float">
            <text:p>0</text:p>
          </table:table-cell>
          <table:table-cell office:value-type="float" office:value="-1.768944" calcext:value-type="float">
            <text:p>-1.7689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16.86699" calcext:value-type="float">
            <text:p>16.86699</text:p>
          </table:table-cell>
          <table:table-cell office:value-type="float" office:value="1099.434" calcext:value-type="float">
            <text:p>1099.434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1369" calcext:value-type="float">
            <text:p>-34.1369</text:p>
          </table:table-cell>
          <table:table-cell office:value-type="float" office:value="0.1073002" calcext:value-type="float">
            <text:p>0.1073002</text:p>
          </table:table-cell>
          <table:table-cell office:value-type="float" office:value="1.185026" calcext:value-type="float">
            <text:p>1.185026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70478" calcext:value-type="float">
            <text:p>-0.4870478</text:p>
          </table:table-cell>
          <table:table-cell office:value-type="float" office:value="-0.149075" calcext:value-type="float">
            <text:p>-0.149075</text:p>
          </table:table-cell>
          <table:table-cell office:value-type="float" office:value="0.00001914879" calcext:value-type="float">
            <text:p>1.914879E-05</text:p>
          </table:table-cell>
          <table:table-cell office:value-type="float" office:value="15.40048" calcext:value-type="float">
            <text:p>15.40048</text:p>
          </table:table-cell>
          <table:table-cell office:value-type="float" office:value="2.888676" calcext:value-type="float">
            <text:p>2.888676</text:p>
          </table:table-cell>
          <table:table-cell office:value-type="float" office:value="0.2193735" calcext:value-type="float">
            <text:p>0.2193735</text:p>
          </table:table-cell>
          <table:table-cell office:value-type="float" office:value="0.1310575" calcext:value-type="float">
            <text:p>0.1310575</text:p>
          </table:table-cell>
          <table:table-cell office:value-type="float" office:value="0.03748602" calcext:value-type="float">
            <text:p>0.03748602</text:p>
          </table:table-cell>
          <table:table-cell office:value-type="float" office:value="0.03900114" calcext:value-type="float">
            <text:p>0.03900114</text:p>
          </table:table-cell>
          <table:table-cell office:value-type="float" office:value="0.01056586" calcext:value-type="float">
            <text:p>0.01056586</text:p>
          </table:table-cell>
          <table:table-cell office:value-type="float" office:value="0.008517599" calcext:value-type="float">
            <text:p>0.008517599</text:p>
          </table:table-cell>
          <table:table-cell office:value-type="float" office:value="0.02362532" calcext:value-type="float">
            <text:p>0.02362532</text:p>
          </table:table-cell>
          <table:table-cell office:value-type="float" office:value="0.02118477" calcext:value-type="float">
            <text:p>0.02118477</text:p>
          </table:table-cell>
          <table:table-cell office:value-type="float" office:value="0.01891068" calcext:value-type="float">
            <text:p>0.01891068</text:p>
          </table:table-cell>
          <table:table-cell office:value-type="float" office:value="0.01818957" calcext:value-type="float">
            <text:p>0.01818957</text:p>
          </table:table-cell>
          <table:table-cell office:value-type="float" office:value="0.02330258" calcext:value-type="float">
            <text:p>0.02330258</text:p>
          </table:table-cell>
          <table:table-cell office:value-type="float" office:value="0.005625413" calcext:value-type="float">
            <text:p>0.005625413</text:p>
          </table:table-cell>
          <table:table-cell office:value-type="float" office:value="0.00482649" calcext:value-type="float">
            <text:p>0.00482649</text:p>
          </table:table-cell>
          <table:table-cell office:value-type="float" office:value="0" calcext:value-type="float">
            <text:p>0</text:p>
          </table:table-cell>
          <table:table-cell office:value-type="float" office:value="0.1639128" calcext:value-type="float">
            <text:p>0.1639128</text:p>
          </table:table-cell>
          <table:table-cell office:value-type="float" office:value="0.03501632" calcext:value-type="float">
            <text:p>0.03501632</text:p>
          </table:table-cell>
          <table:table-cell office:value-type="float" office:value="0.03957871" calcext:value-type="float">
            <text:p>0.03957871</text:p>
          </table:table-cell>
          <table:table-cell office:value-type="float" office:value="0.01721901" calcext:value-type="float">
            <text:p>0.01721901</text:p>
          </table:table-cell>
          <table:table-cell office:value-type="float" office:value="0.01483769" calcext:value-type="float">
            <text:p>0.01483769</text:p>
          </table:table-cell>
          <table:table-cell office:value-type="float" office:value="0.5376689" calcext:value-type="float">
            <text:p>0.5376689</text:p>
          </table:table-cell>
          <table:table-cell office:value-type="float" office:value="0.01505216" calcext:value-type="float">
            <text:p>0.01505216</text:p>
          </table:table-cell>
          <table:table-cell office:value-type="float" office:value="0.02227543" calcext:value-type="float">
            <text:p>0.02227543</text:p>
          </table:table-cell>
          <table:table-cell office:value-type="float" office:value="1.066887" calcext:value-type="float">
            <text:p>1.066887</text:p>
          </table:table-cell>
          <table:table-cell office:value-type="float" office:value="0.09753223" calcext:value-type="float">
            <text:p>0.09753223</text:p>
          </table:table-cell>
          <table:table-cell office:value-type="float" office:value="0.02297323" calcext:value-type="float">
            <text:p>0.02297323</text:p>
          </table:table-cell>
          <table:table-cell office:value-type="float" office:value="0.1987518" calcext:value-type="float">
            <text:p>0.1987518</text:p>
          </table:table-cell>
          <table:table-cell office:value-type="float" office:value="0.3457216" calcext:value-type="float">
            <text:p>0.3457216</text:p>
          </table:table-cell>
          <table:table-cell office:value-type="float" office:value="0.3459709" calcext:value-type="float">
            <text:p>0.3459709</text:p>
          </table:table-cell>
          <table:table-cell office:value-type="float" office:value="0" calcext:value-type="float">
            <text:p>0</text:p>
          </table:table-cell>
          <table:table-cell office:value-type="float" office:value="480.6711" calcext:value-type="float">
            <text:p>480.6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8947" calcext:value-type="float">
            <text:p>16.98947</text:p>
          </table:table-cell>
          <table:table-cell office:value-type="float" office:value="0" calcext:value-type="float">
            <text:p>0</text:p>
          </table:table-cell>
          <table:table-cell office:value-type="float" office:value="-1.769384" calcext:value-type="float">
            <text:p>-1.7693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16.77125" calcext:value-type="float">
            <text:p>16.77125</text:p>
          </table:table-cell>
          <table:table-cell office:value-type="float" office:value="1099.394" calcext:value-type="float">
            <text:p>1099.394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2128" calcext:value-type="float">
            <text:p>-34.42128</text:p>
          </table:table-cell>
          <table:table-cell office:value-type="float" office:value="0.1014911" calcext:value-type="float">
            <text:p>0.1014911</text:p>
          </table:table-cell>
          <table:table-cell office:value-type="float" office:value="1.033807" calcext:value-type="float">
            <text:p>1.033807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70435" calcext:value-type="float">
            <text:p>-0.4870435</text:p>
          </table:table-cell>
          <table:table-cell office:value-type="float" office:value="-0.1506273" calcext:value-type="float">
            <text:p>-0.1506273</text:p>
          </table:table-cell>
          <table:table-cell office:value-type="float" office:value="0.00002137794" calcext:value-type="float">
            <text:p>2.137794E-05</text:p>
          </table:table-cell>
          <table:table-cell office:value-type="float" office:value="15.36894" calcext:value-type="float">
            <text:p>15.36894</text:p>
          </table:table-cell>
          <table:table-cell office:value-type="float" office:value="2.459106" calcext:value-type="float">
            <text:p>2.459106</text:p>
          </table:table-cell>
          <table:table-cell office:value-type="float" office:value="0.1844807" calcext:value-type="float">
            <text:p>0.1844807</text:p>
          </table:table-cell>
          <table:table-cell office:value-type="float" office:value="0.1290574" calcext:value-type="float">
            <text:p>0.1290574</text:p>
          </table:table-cell>
          <table:table-cell office:value-type="float" office:value="0.0393834" calcext:value-type="float">
            <text:p>0.0393834</text:p>
          </table:table-cell>
          <table:table-cell office:value-type="float" office:value="0.04023356" calcext:value-type="float">
            <text:p>0.04023356</text:p>
          </table:table-cell>
          <table:table-cell office:value-type="float" office:value="0.01081791" calcext:value-type="float">
            <text:p>0.01081791</text:p>
          </table:table-cell>
          <table:table-cell office:value-type="float" office:value="0.008392147" calcext:value-type="float">
            <text:p>0.008392147</text:p>
          </table:table-cell>
          <table:table-cell office:value-type="float" office:value="0.02330015" calcext:value-type="float">
            <text:p>0.02330015</text:p>
          </table:table-cell>
          <table:table-cell office:value-type="float" office:value="0.0212069" calcext:value-type="float">
            <text:p>0.0212069</text:p>
          </table:table-cell>
          <table:table-cell office:value-type="float" office:value="0.01889106" calcext:value-type="float">
            <text:p>0.01889106</text:p>
          </table:table-cell>
          <table:table-cell office:value-type="float" office:value="0.01814719" calcext:value-type="float">
            <text:p>0.01814719</text:p>
          </table:table-cell>
          <table:table-cell office:value-type="float" office:value="0.02315005" calcext:value-type="float">
            <text:p>0.02315005</text:p>
          </table:table-cell>
          <table:table-cell office:value-type="float" office:value="0.005619416" calcext:value-type="float">
            <text:p>0.005619416</text:p>
          </table:table-cell>
          <table:table-cell office:value-type="float" office:value="0.00482415" calcext:value-type="float">
            <text:p>0.00482415</text:p>
          </table:table-cell>
          <table:table-cell office:value-type="float" office:value="0" calcext:value-type="float">
            <text:p>0</text:p>
          </table:table-cell>
          <table:table-cell office:value-type="float" office:value="0.05173827" calcext:value-type="float">
            <text:p>0.05173827</text:p>
          </table:table-cell>
          <table:table-cell office:value-type="float" office:value="0.03007429" calcext:value-type="float">
            <text:p>0.03007429</text:p>
          </table:table-cell>
          <table:table-cell office:value-type="float" office:value="0.03492852" calcext:value-type="float">
            <text:p>0.03492852</text:p>
          </table:table-cell>
          <table:table-cell office:value-type="float" office:value="0.01581723" calcext:value-type="float">
            <text:p>0.01581723</text:p>
          </table:table-cell>
          <table:table-cell office:value-type="float" office:value="0.01327955" calcext:value-type="float">
            <text:p>0.01327955</text:p>
          </table:table-cell>
          <table:table-cell office:value-type="float" office:value="0.01405216" calcext:value-type="float">
            <text:p>0.01405216</text:p>
          </table:table-cell>
          <table:table-cell office:value-type="float" office:value="0.01466571" calcext:value-type="float">
            <text:p>0.01466571</text:p>
          </table:table-cell>
          <table:table-cell office:value-type="float" office:value="0.02084021" calcext:value-type="float">
            <text:p>0.02084021</text:p>
          </table:table-cell>
          <table:table-cell office:value-type="float" office:value="0.9730893" calcext:value-type="float">
            <text:p>0.9730893</text:p>
          </table:table-cell>
          <table:table-cell office:value-type="float" office:value="0.07428274" calcext:value-type="float">
            <text:p>0.07428274</text:p>
          </table:table-cell>
          <table:table-cell office:value-type="float" office:value="0.02142485" calcext:value-type="float">
            <text:p>0.02142485</text:p>
          </table:table-cell>
          <table:table-cell office:value-type="float" office:value="0.1666582" calcext:value-type="float">
            <text:p>0.1666582</text:p>
          </table:table-cell>
          <table:table-cell office:value-type="float" office:value="0.3455195" calcext:value-type="float">
            <text:p>0.3455195</text:p>
          </table:table-cell>
          <table:table-cell office:value-type="float" office:value="0.3459783" calcext:value-type="float">
            <text:p>0.3459783</text:p>
          </table:table-cell>
          <table:table-cell office:value-type="float" office:value="0" calcext:value-type="float">
            <text:p>0</text:p>
          </table:table-cell>
          <table:table-cell office:value-type="float" office:value="651.1583" calcext:value-type="float">
            <text:p>651.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479" calcext:value-type="float">
            <text:p>17.11479</text:p>
          </table:table-cell>
          <table:table-cell office:value-type="float" office:value="0" calcext:value-type="float">
            <text:p>0</text:p>
          </table:table-cell>
          <table:table-cell office:value-type="float" office:value="-1.769624" calcext:value-type="float">
            <text:p>-1.7696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16.66578" calcext:value-type="float">
            <text:p>16.66578</text:p>
          </table:table-cell>
          <table:table-cell office:value-type="float" office:value="1099.346" calcext:value-type="float">
            <text:p>1099.346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63937" calcext:value-type="float">
            <text:p>-34.63937</text:p>
          </table:table-cell>
          <table:table-cell office:value-type="float" office:value="0.09911059" calcext:value-type="float">
            <text:p>0.09911059</text:p>
          </table:table-cell>
          <table:table-cell office:value-type="float" office:value="0.9618207" calcext:value-type="float">
            <text:p>0.9618207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70166" calcext:value-type="float">
            <text:p>-0.4870166</text:p>
          </table:table-cell>
          <table:table-cell office:value-type="float" office:value="-0.1506722" calcext:value-type="float">
            <text:p>-0.1506722</text:p>
          </table:table-cell>
          <table:table-cell office:value-type="float" office:value="0.00002354778" calcext:value-type="float">
            <text:p>2.354778E-05</text:p>
          </table:table-cell>
          <table:table-cell office:value-type="float" office:value="15.29132" calcext:value-type="float">
            <text:p>15.29132</text:p>
          </table:table-cell>
          <table:table-cell office:value-type="float" office:value="2.169544" calcext:value-type="float">
            <text:p>2.169544</text:p>
          </table:table-cell>
          <table:table-cell office:value-type="float" office:value="0.177148" calcext:value-type="float">
            <text:p>0.177148</text:p>
          </table:table-cell>
          <table:table-cell office:value-type="float" office:value="0.1367743" calcext:value-type="float">
            <text:p>0.1367743</text:p>
          </table:table-cell>
          <table:table-cell office:value-type="float" office:value="0.04284738" calcext:value-type="float">
            <text:p>0.04284738</text:p>
          </table:table-cell>
          <table:table-cell office:value-type="float" office:value="0.04314388" calcext:value-type="float">
            <text:p>0.04314388</text:p>
          </table:table-cell>
          <table:table-cell office:value-type="float" office:value="0.01151284" calcext:value-type="float">
            <text:p>0.01151284</text:p>
          </table:table-cell>
          <table:table-cell office:value-type="float" office:value="0.008362847" calcext:value-type="float">
            <text:p>0.008362847</text:p>
          </table:table-cell>
          <table:table-cell office:value-type="float" office:value="0.02298252" calcext:value-type="float">
            <text:p>0.02298252</text:p>
          </table:table-cell>
          <table:table-cell office:value-type="float" office:value="0.02122373" calcext:value-type="float">
            <text:p>0.02122373</text:p>
          </table:table-cell>
          <table:table-cell office:value-type="float" office:value="0.01886724" calcext:value-type="float">
            <text:p>0.01886724</text:p>
          </table:table-cell>
          <table:table-cell office:value-type="float" office:value="0.01810773" calcext:value-type="float">
            <text:p>0.01810773</text:p>
          </table:table-cell>
          <table:table-cell office:value-type="float" office:value="0.02301373" calcext:value-type="float">
            <text:p>0.02301373</text:p>
          </table:table-cell>
          <table:table-cell office:value-type="float" office:value="0.005613335" calcext:value-type="float">
            <text:p>0.005613335</text:p>
          </table:table-cell>
          <table:table-cell office:value-type="float" office:value="0.004821775" calcext:value-type="float">
            <text:p>0.004821775</text:p>
          </table:table-cell>
          <table:table-cell office:value-type="float" office:value="0" calcext:value-type="float">
            <text:p>0</text:p>
          </table:table-cell>
          <table:table-cell office:value-type="float" office:value="0.04315041" calcext:value-type="float">
            <text:p>0.04315041</text:p>
          </table:table-cell>
          <table:table-cell office:value-type="float" office:value="0.02566336" calcext:value-type="float">
            <text:p>0.02566336</text:p>
          </table:table-cell>
          <table:table-cell office:value-type="float" office:value="0.03179027" calcext:value-type="float">
            <text:p>0.03179027</text:p>
          </table:table-cell>
          <table:table-cell office:value-type="float" office:value="0.01455176" calcext:value-type="float">
            <text:p>0.01455176</text:p>
          </table:table-cell>
          <table:table-cell office:value-type="float" office:value="0.01240342" calcext:value-type="float">
            <text:p>0.01240342</text:p>
          </table:table-cell>
          <table:table-cell office:value-type="float" office:value="0.0114723" calcext:value-type="float">
            <text:p>0.0114723</text:p>
          </table:table-cell>
          <table:table-cell office:value-type="float" office:value="0.01431122" calcext:value-type="float">
            <text:p>0.01431122</text:p>
          </table:table-cell>
          <table:table-cell office:value-type="float" office:value="0.01999927" calcext:value-type="float">
            <text:p>0.01999927</text:p>
          </table:table-cell>
          <table:table-cell office:value-type="float" office:value="0.8820269" calcext:value-type="float">
            <text:p>0.8820269</text:p>
          </table:table-cell>
          <table:table-cell office:value-type="float" office:value="0.05618943" calcext:value-type="float">
            <text:p>0.05618943</text:p>
          </table:table-cell>
          <table:table-cell office:value-type="float" office:value="0.02062444" calcext:value-type="float">
            <text:p>0.02062444</text:p>
          </table:table-cell>
          <table:table-cell office:value-type="float" office:value="0.1372564" calcext:value-type="float">
            <text:p>0.1372564</text:p>
          </table:table-cell>
          <table:table-cell office:value-type="float" office:value="0.3452667" calcext:value-type="float">
            <text:p>0.3452667</text:p>
          </table:table-cell>
          <table:table-cell office:value-type="float" office:value="0.3459864" calcext:value-type="float">
            <text:p>0.3459864</text:p>
          </table:table-cell>
          <table:table-cell office:value-type="float" office:value="0" calcext:value-type="float">
            <text:p>0</text:p>
          </table:table-cell>
          <table:table-cell office:value-type="float" office:value="860.3937" calcext:value-type="float">
            <text:p>860.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5967" calcext:value-type="float">
            <text:p>17.25967</text:p>
          </table:table-cell>
          <table:table-cell office:value-type="float" office:value="0" calcext:value-type="float">
            <text:p>0</text:p>
          </table:table-cell>
          <table:table-cell office:value-type="float" office:value="-1.769825" calcext:value-type="float">
            <text:p>-1.7698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16.55216" calcext:value-type="float">
            <text:p>16.55216</text:p>
          </table:table-cell>
          <table:table-cell office:value-type="float" office:value="1099.289" calcext:value-type="float">
            <text:p>1099.28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86555" calcext:value-type="float">
            <text:p>-34.86555</text:p>
          </table:table-cell>
          <table:table-cell office:value-type="float" office:value="0.09802928" calcext:value-type="float">
            <text:p>0.09802928</text:p>
          </table:table-cell>
          <table:table-cell office:value-type="float" office:value="0.8965955" calcext:value-type="float">
            <text:p>0.8965955</text:p>
          </table:table-cell>
          <table:table-cell office:value-type="float" office:value="0.1405856" calcext:value-type="float">
            <text:p>0.1405856</text:p>
          </table:table-cell>
          <table:table-cell office:value-type="float" office:value="0.003910274" calcext:value-type="float">
            <text:p>0.003910274</text:p>
          </table:table-cell>
          <table:table-cell office:value-type="float" office:value="0.159385" calcext:value-type="float">
            <text:p>0.159385</text:p>
          </table:table-cell>
          <table:table-cell office:value-type="float" office:value="2.689997" calcext:value-type="float">
            <text:p>2.689997</text:p>
          </table:table-cell>
          <table:table-cell office:value-type="float" office:value="-0.4869996" calcext:value-type="float">
            <text:p>-0.4869996</text:p>
          </table:table-cell>
          <table:table-cell office:value-type="float" office:value="-0.1506451" calcext:value-type="float">
            <text:p>-0.1506451</text:p>
          </table:table-cell>
          <table:table-cell office:value-type="float" office:value="0.00002556302" calcext:value-type="float">
            <text:p>2.556302E-05</text:p>
          </table:table-cell>
          <table:table-cell office:value-type="float" office:value="15.15666" calcext:value-type="float">
            <text:p>15.15666</text:p>
          </table:table-cell>
          <table:table-cell office:value-type="float" office:value="1.90532" calcext:value-type="float">
            <text:p>1.90532</text:p>
          </table:table-cell>
          <table:table-cell office:value-type="float" office:value="0.1837333" calcext:value-type="float">
            <text:p>0.1837333</text:p>
          </table:table-cell>
          <table:table-cell office:value-type="float" office:value="0.1505193" calcext:value-type="float">
            <text:p>0.1505193</text:p>
          </table:table-cell>
          <table:table-cell office:value-type="float" office:value="0.04756856" calcext:value-type="float">
            <text:p>0.04756856</text:p>
          </table:table-cell>
          <table:table-cell office:value-type="float" office:value="0.0467029" calcext:value-type="float">
            <text:p>0.0467029</text:p>
          </table:table-cell>
          <table:table-cell office:value-type="float" office:value="0.01239196" calcext:value-type="float">
            <text:p>0.01239196</text:p>
          </table:table-cell>
          <table:table-cell office:value-type="float" office:value="0.008564753" calcext:value-type="float">
            <text:p>0.008564753</text:p>
          </table:table-cell>
          <table:table-cell office:value-type="float" office:value="0.02271485" calcext:value-type="float">
            <text:p>0.02271485</text:p>
          </table:table-cell>
          <table:table-cell office:value-type="float" office:value="0.02123391" calcext:value-type="float">
            <text:p>0.02123391</text:p>
          </table:table-cell>
          <table:table-cell office:value-type="float" office:value="0.01883983" calcext:value-type="float">
            <text:p>0.01883983</text:p>
          </table:table-cell>
          <table:table-cell office:value-type="float" office:value="0.01807166" calcext:value-type="float">
            <text:p>0.01807166</text:p>
          </table:table-cell>
          <table:table-cell office:value-type="float" office:value="0.02289142" calcext:value-type="float">
            <text:p>0.02289142</text:p>
          </table:table-cell>
          <table:table-cell office:value-type="float" office:value="0.005607154" calcext:value-type="float">
            <text:p>0.005607154</text:p>
          </table:table-cell>
          <table:table-cell office:value-type="float" office:value="0.004819398" calcext:value-type="float">
            <text:p>0.004819398</text:p>
          </table:table-cell>
          <table:table-cell office:value-type="float" office:value="0" calcext:value-type="float">
            <text:p>0</text:p>
          </table:table-cell>
          <table:table-cell office:value-type="float" office:value="0.03819587" calcext:value-type="float">
            <text:p>0.03819587</text:p>
          </table:table-cell>
          <table:table-cell office:value-type="float" office:value="0.02254998" calcext:value-type="float">
            <text:p>0.02254998</text:p>
          </table:table-cell>
          <table:table-cell office:value-type="float" office:value="0.03005837" calcext:value-type="float">
            <text:p>0.03005837</text:p>
          </table:table-cell>
          <table:table-cell office:value-type="float" office:value="0.01377887" calcext:value-type="float">
            <text:p>0.01377887</text:p>
          </table:table-cell>
          <table:table-cell office:value-type="float" office:value="0.01167603" calcext:value-type="float">
            <text:p>0.01167603</text:p>
          </table:table-cell>
          <table:table-cell office:value-type="float" office:value="0.01015507" calcext:value-type="float">
            <text:p>0.01015507</text:p>
          </table:table-cell>
          <table:table-cell office:value-type="float" office:value="0.01276384" calcext:value-type="float">
            <text:p>0.01276384</text:p>
          </table:table-cell>
          <table:table-cell office:value-type="float" office:value="0.01947698" calcext:value-type="float">
            <text:p>0.01947698</text:p>
          </table:table-cell>
          <table:table-cell office:value-type="float" office:value="0.7944496" calcext:value-type="float">
            <text:p>0.7944496</text:p>
          </table:table-cell>
          <table:table-cell office:value-type="float" office:value="0.04296854" calcext:value-type="float">
            <text:p>0.04296854</text:p>
          </table:table-cell>
          <table:table-cell office:value-type="float" office:value="0.02019475" calcext:value-type="float">
            <text:p>0.02019475</text:p>
          </table:table-cell>
          <table:table-cell office:value-type="float" office:value="0.110972" calcext:value-type="float">
            <text:p>0.110972</text:p>
          </table:table-cell>
          <table:table-cell office:value-type="float" office:value="0.3449446" calcext:value-type="float">
            <text:p>0.3449446</text:p>
          </table:table-cell>
          <table:table-cell office:value-type="float" office:value="0.3459963" calcext:value-type="float">
            <text:p>0.3459963</text:p>
          </table:table-cell>
          <table:table-cell office:value-type="float" office:value="0" calcext:value-type="float">
            <text:p>0</text:p>
          </table:table-cell>
          <table:table-cell office:value-type="float" office:value="1092.768" calcext:value-type="float">
            <text:p>1092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2079" calcext:value-type="float">
            <text:p>17.42079</text:p>
          </table:table-cell>
          <table:table-cell office:value-type="float" office:value="0" calcext:value-type="float">
            <text:p>0</text:p>
          </table:table-cell>
          <table:table-cell office:value-type="float" office:value="-1.77001" calcext:value-type="float">
            <text:p>-1.77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16.44283" calcext:value-type="float">
            <text:p>16.44283</text:p>
          </table:table-cell>
          <table:table-cell office:value-type="float" office:value="1099.217" calcext:value-type="float">
            <text:p>1099.21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11615" calcext:value-type="float">
            <text:p>-35.11615</text:p>
          </table:table-cell>
          <table:table-cell office:value-type="float" office:value="0.1031962" calcext:value-type="float">
            <text:p>0.1031962</text:p>
          </table:table-cell>
          <table:table-cell office:value-type="float" office:value="0.8351222" calcext:value-type="float">
            <text:p>0.8351222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4" calcext:value-type="float">
            <text:p>0.003942034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1182" calcext:value-type="float">
            <text:p>-0.4871182</text:p>
          </table:table-cell>
          <table:table-cell office:value-type="float" office:value="-0.1562963" calcext:value-type="float">
            <text:p>-0.1562963</text:p>
          </table:table-cell>
          <table:table-cell office:value-type="float" office:value="0.00002770171" calcext:value-type="float">
            <text:p>2.770171E-05</text:p>
          </table:table-cell>
          <table:table-cell office:value-type="float" office:value="15.05206" calcext:value-type="float">
            <text:p>15.05206</text:p>
          </table:table-cell>
          <table:table-cell office:value-type="float" office:value="1.310762" calcext:value-type="float">
            <text:p>1.310762</text:p>
          </table:table-cell>
          <table:table-cell office:value-type="float" office:value="0.2559361" calcext:value-type="float">
            <text:p>0.2559361</text:p>
          </table:table-cell>
          <table:table-cell office:value-type="float" office:value="0.2982044" calcext:value-type="float">
            <text:p>0.2982044</text:p>
          </table:table-cell>
          <table:table-cell office:value-type="float" office:value="0.06353558" calcext:value-type="float">
            <text:p>0.06353558</text:p>
          </table:table-cell>
          <table:table-cell office:value-type="float" office:value="0.04579305" calcext:value-type="float">
            <text:p>0.04579305</text:p>
          </table:table-cell>
          <table:table-cell office:value-type="float" office:value="0.01268228" calcext:value-type="float">
            <text:p>0.01268228</text:p>
          </table:table-cell>
          <table:table-cell office:value-type="float" office:value="0.009453507" calcext:value-type="float">
            <text:p>0.009453507</text:p>
          </table:table-cell>
          <table:table-cell office:value-type="float" office:value="0.02258158" calcext:value-type="float">
            <text:p>0.02258158</text:p>
          </table:table-cell>
          <table:table-cell office:value-type="float" office:value="0.02124099" calcext:value-type="float">
            <text:p>0.02124099</text:p>
          </table:table-cell>
          <table:table-cell office:value-type="float" office:value="0.0188073" calcext:value-type="float">
            <text:p>0.0188073</text:p>
          </table:table-cell>
          <table:table-cell office:value-type="float" office:value="0.01803932" calcext:value-type="float">
            <text:p>0.01803932</text:p>
          </table:table-cell>
          <table:table-cell office:value-type="float" office:value="0.02277642" calcext:value-type="float">
            <text:p>0.02277642</text:p>
          </table:table-cell>
          <table:table-cell office:value-type="float" office:value="0.005600733" calcext:value-type="float">
            <text:p>0.005600733</text:p>
          </table:table-cell>
          <table:table-cell office:value-type="float" office:value="0.004816695" calcext:value-type="float">
            <text:p>0.004816695</text:p>
          </table:table-cell>
          <table:table-cell office:value-type="float" office:value="0" calcext:value-type="float">
            <text:p>0</text:p>
          </table:table-cell>
          <table:table-cell office:value-type="float" office:value="0.08251833" calcext:value-type="float">
            <text:p>0.08251833</text:p>
          </table:table-cell>
          <table:table-cell office:value-type="float" office:value="0.06296577" calcext:value-type="float">
            <text:p>0.06296577</text:p>
          </table:table-cell>
          <table:table-cell office:value-type="float" office:value="0.06442379" calcext:value-type="float">
            <text:p>0.06442379</text:p>
          </table:table-cell>
          <table:table-cell office:value-type="float" office:value="0.04333423" calcext:value-type="float">
            <text:p>0.04333423</text:p>
          </table:table-cell>
          <table:table-cell office:value-type="float" office:value="0.01163299" calcext:value-type="float">
            <text:p>0.01163299</text:p>
          </table:table-cell>
          <table:table-cell office:value-type="float" office:value="0.01029096" calcext:value-type="float">
            <text:p>0.01029096</text:p>
          </table:table-cell>
          <table:table-cell office:value-type="float" office:value="0.01465555" calcext:value-type="float">
            <text:p>0.01465555</text:p>
          </table:table-cell>
          <table:table-cell office:value-type="float" office:value="0.01959537" calcext:value-type="float">
            <text:p>0.01959537</text:p>
          </table:table-cell>
          <table:table-cell office:value-type="float" office:value="0.708443" calcext:value-type="float">
            <text:p>0.708443</text:p>
          </table:table-cell>
          <table:table-cell office:value-type="float" office:value="0.03393935" calcext:value-type="float">
            <text:p>0.03393935</text:p>
          </table:table-cell>
          <table:table-cell office:value-type="float" office:value="0.01993141" calcext:value-type="float">
            <text:p>0.01993141</text:p>
          </table:table-cell>
          <table:table-cell office:value-type="float" office:value="0.08788744" calcext:value-type="float">
            <text:p>0.08788744</text:p>
          </table:table-cell>
          <table:table-cell office:value-type="float" office:value="0.3445333" calcext:value-type="float">
            <text:p>0.3445333</text:p>
          </table:table-cell>
          <table:table-cell office:value-type="float" office:value="0.3460092" calcext:value-type="float">
            <text:p>0.3460092</text:p>
          </table:table-cell>
          <table:table-cell office:value-type="float" office:value="0" calcext:value-type="float">
            <text:p>0</text:p>
          </table:table-cell>
          <table:table-cell office:value-type="float" office:value="83.11739" calcext:value-type="float">
            <text:p>83.1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652" calcext:value-type="float">
            <text:p>17.5652</text:p>
          </table:table-cell>
          <table:table-cell office:value-type="float" office:value="0" calcext:value-type="float">
            <text:p>0</text:p>
          </table:table-cell>
          <table:table-cell office:value-type="float" office:value="-1.772253" calcext:value-type="float">
            <text:p>-1.7722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6.34315" calcext:value-type="float">
            <text:p>16.34315</text:p>
          </table:table-cell>
          <table:table-cell office:value-type="float" office:value="1099.201" calcext:value-type="float">
            <text:p>1099.201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28461" calcext:value-type="float">
            <text:p>-35.28461</text:p>
          </table:table-cell>
          <table:table-cell office:value-type="float" office:value="0.09808647" calcext:value-type="float">
            <text:p>0.09808647</text:p>
          </table:table-cell>
          <table:table-cell office:value-type="float" office:value="0.7821013" calcext:value-type="float">
            <text:p>0.7821013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4272" calcext:value-type="float">
            <text:p>-0.4874272</text:p>
          </table:table-cell>
          <table:table-cell office:value-type="float" office:value="-0.1595524" calcext:value-type="float">
            <text:p>-0.1595524</text:p>
          </table:table-cell>
          <table:table-cell office:value-type="float" office:value="0.00003016944" calcext:value-type="float">
            <text:p>3.016944E-05</text:p>
          </table:table-cell>
          <table:table-cell office:value-type="float" office:value="14.9757" calcext:value-type="float">
            <text:p>14.9757</text:p>
          </table:table-cell>
          <table:table-cell office:value-type="float" office:value="0.7811796" calcext:value-type="float">
            <text:p>0.7811796</text:p>
          </table:table-cell>
          <table:table-cell office:value-type="float" office:value="0.2034673" calcext:value-type="float">
            <text:p>0.2034673</text:p>
          </table:table-cell>
          <table:table-cell office:value-type="float" office:value="0.3477915" calcext:value-type="float">
            <text:p>0.3477915</text:p>
          </table:table-cell>
          <table:table-cell office:value-type="float" office:value="0.08684844" calcext:value-type="float">
            <text:p>0.08684844</text:p>
          </table:table-cell>
          <table:table-cell office:value-type="float" office:value="0.04186164" calcext:value-type="float">
            <text:p>0.04186164</text:p>
          </table:table-cell>
          <table:table-cell office:value-type="float" office:value="0.01170563" calcext:value-type="float">
            <text:p>0.01170563</text:p>
          </table:table-cell>
          <table:table-cell office:value-type="float" office:value="0.009080757" calcext:value-type="float">
            <text:p>0.009080757</text:p>
          </table:table-cell>
          <table:table-cell office:value-type="float" office:value="0.02252513" calcext:value-type="float">
            <text:p>0.02252513</text:p>
          </table:table-cell>
          <table:table-cell office:value-type="float" office:value="0.02127451" calcext:value-type="float">
            <text:p>0.02127451</text:p>
          </table:table-cell>
          <table:table-cell office:value-type="float" office:value="0.01877444" calcext:value-type="float">
            <text:p>0.01877444</text:p>
          </table:table-cell>
          <table:table-cell office:value-type="float" office:value="0.0180121" calcext:value-type="float">
            <text:p>0.0180121</text:p>
          </table:table-cell>
          <table:table-cell office:value-type="float" office:value="0.02266981" calcext:value-type="float">
            <text:p>0.02266981</text:p>
          </table:table-cell>
          <table:table-cell office:value-type="float" office:value="0.005594465" calcext:value-type="float">
            <text:p>0.005594465</text:p>
          </table:table-cell>
          <table:table-cell office:value-type="float" office:value="0.004814291" calcext:value-type="float">
            <text:p>0.004814291</text:p>
          </table:table-cell>
          <table:table-cell office:value-type="float" office:value="0" calcext:value-type="float">
            <text:p>0</text:p>
          </table:table-cell>
          <table:table-cell office:value-type="float" office:value="0.1197484" calcext:value-type="float">
            <text:p>0.1197484</text:p>
          </table:table-cell>
          <table:table-cell office:value-type="float" office:value="0.01595219" calcext:value-type="float">
            <text:p>0.01595219</text:p>
          </table:table-cell>
          <table:table-cell office:value-type="float" office:value="0.09323608" calcext:value-type="float">
            <text:p>0.09323608</text:p>
          </table:table-cell>
          <table:table-cell office:value-type="float" office:value="0.06230175" calcext:value-type="float">
            <text:p>0.06230175</text:p>
          </table:table-cell>
          <table:table-cell office:value-type="float" office:value="0.03698448" calcext:value-type="float">
            <text:p>0.03698448</text:p>
          </table:table-cell>
          <table:table-cell office:value-type="float" office:value="0.01096887" calcext:value-type="float">
            <text:p>0.01096887</text:p>
          </table:table-cell>
          <table:table-cell office:value-type="float" office:value="0.01555807" calcext:value-type="float">
            <text:p>0.01555807</text:p>
          </table:table-cell>
          <table:table-cell office:value-type="float" office:value="0.01993759" calcext:value-type="float">
            <text:p>0.01993759</text:p>
          </table:table-cell>
          <table:table-cell office:value-type="float" office:value="0.6236157" calcext:value-type="float">
            <text:p>0.6236157</text:p>
          </table:table-cell>
          <table:table-cell office:value-type="float" office:value="0.02847609" calcext:value-type="float">
            <text:p>0.02847609</text:p>
          </table:table-cell>
          <table:table-cell office:value-type="float" office:value="0.01974771" calcext:value-type="float">
            <text:p>0.01974771</text:p>
          </table:table-cell>
          <table:table-cell office:value-type="float" office:value="0.06838764" calcext:value-type="float">
            <text:p>0.06838764</text:p>
          </table:table-cell>
          <table:table-cell office:value-type="float" office:value="0.3441766" calcext:value-type="float">
            <text:p>0.3441766</text:p>
          </table:table-cell>
          <table:table-cell office:value-type="float" office:value="0.3460191" calcext:value-type="float">
            <text:p>0.3460191</text:p>
          </table:table-cell>
          <table:table-cell office:value-type="float" office:value="0" calcext:value-type="float">
            <text:p>0</text:p>
          </table:table-cell>
          <table:table-cell office:value-type="float" office:value="189.4129" calcext:value-type="float">
            <text:p>189.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801" calcext:value-type="float">
            <text:p>17.6801</text:p>
          </table:table-cell>
          <table:table-cell office:value-type="float" office:value="0" calcext:value-type="float">
            <text:p>0</text:p>
          </table:table-cell>
          <table:table-cell office:value-type="float" office:value="-1.785189" calcext:value-type="float">
            <text:p>-1.7851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16.28439" calcext:value-type="float">
            <text:p>16.28439</text:p>
          </table:table-cell>
          <table:table-cell office:value-type="float" office:value="1099.179" calcext:value-type="float">
            <text:p>1099.17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42891" calcext:value-type="float">
            <text:p>-35.42891</text:p>
          </table:table-cell>
          <table:table-cell office:value-type="float" office:value="0.08243812" calcext:value-type="float">
            <text:p>0.08243812</text:p>
          </table:table-cell>
          <table:table-cell office:value-type="float" office:value="0.7312101" calcext:value-type="float">
            <text:p>0.7312101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5616" calcext:value-type="float">
            <text:p>-0.4875616</text:p>
          </table:table-cell>
          <table:table-cell office:value-type="float" office:value="-0.1609177" calcext:value-type="float">
            <text:p>-0.1609177</text:p>
          </table:table-cell>
          <table:table-cell office:value-type="float" office:value="0.00003310559" calcext:value-type="float">
            <text:p>3.310559E-05</text:p>
          </table:table-cell>
          <table:table-cell office:value-type="float" office:value="14.99964" calcext:value-type="float">
            <text:p>14.99964</text:p>
          </table:table-cell>
          <table:table-cell office:value-type="float" office:value="0.5362031" calcext:value-type="float">
            <text:p>0.5362031</text:p>
          </table:table-cell>
          <table:table-cell office:value-type="float" office:value="0.1351915" calcext:value-type="float">
            <text:p>0.1351915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0.05766584" calcext:value-type="float">
            <text:p>0.05766584</text:p>
          </table:table-cell>
          <table:table-cell office:value-type="float" office:value="0.03440766" calcext:value-type="float">
            <text:p>0.03440766</text:p>
          </table:table-cell>
          <table:table-cell office:value-type="float" office:value="0.01071488" calcext:value-type="float">
            <text:p>0.01071488</text:p>
          </table:table-cell>
          <table:table-cell office:value-type="float" office:value="0.008654418" calcext:value-type="float">
            <text:p>0.008654418</text:p>
          </table:table-cell>
          <table:table-cell office:value-type="float" office:value="0.02248555" calcext:value-type="float">
            <text:p>0.02248555</text:p>
          </table:table-cell>
          <table:table-cell office:value-type="float" office:value="0.02137555" calcext:value-type="float">
            <text:p>0.02137555</text:p>
          </table:table-cell>
          <table:table-cell office:value-type="float" office:value="0.01875363" calcext:value-type="float">
            <text:p>0.01875363</text:p>
          </table:table-cell>
          <table:table-cell office:value-type="float" office:value="0.01798935" calcext:value-type="float">
            <text:p>0.01798935</text:p>
          </table:table-cell>
          <table:table-cell office:value-type="float" office:value="0.02257966" calcext:value-type="float">
            <text:p>0.02257966</text:p>
          </table:table-cell>
          <table:table-cell office:value-type="float" office:value="0.005588184" calcext:value-type="float">
            <text:p>0.005588184</text:p>
          </table:table-cell>
          <table:table-cell office:value-type="float" office:value="0.004811887" calcext:value-type="float">
            <text:p>0.004811887</text:p>
          </table:table-cell>
          <table:table-cell office:value-type="float" office:value="0" calcext:value-type="float">
            <text:p>0</text:p>
          </table:table-cell>
          <table:table-cell office:value-type="float" office:value="0.03723125" calcext:value-type="float">
            <text:p>0.03723125</text:p>
          </table:table-cell>
          <table:table-cell office:value-type="float" office:value="0.03067793" calcext:value-type="float">
            <text:p>0.03067793</text:p>
          </table:table-cell>
          <table:table-cell office:value-type="float" office:value="0.04124863" calcext:value-type="float">
            <text:p>0.04124863</text:p>
          </table:table-cell>
          <table:table-cell office:value-type="float" office:value="0.03433108" calcext:value-type="float">
            <text:p>0.03433108</text:p>
          </table:table-cell>
          <table:table-cell office:value-type="float" office:value="0.03159053" calcext:value-type="float">
            <text:p>0.03159053</text:p>
          </table:table-cell>
          <table:table-cell office:value-type="float" office:value="0.01174519" calcext:value-type="float">
            <text:p>0.01174519</text:p>
          </table:table-cell>
          <table:table-cell office:value-type="float" office:value="0.01504241" calcext:value-type="float">
            <text:p>0.01504241</text:p>
          </table:table-cell>
          <table:table-cell office:value-type="float" office:value="0.02039214" calcext:value-type="float">
            <text:p>0.02039214</text:p>
          </table:table-cell>
          <table:table-cell office:value-type="float" office:value="0.5472565" calcext:value-type="float">
            <text:p>0.5472565</text:p>
          </table:table-cell>
          <table:table-cell office:value-type="float" office:value="0.0258044" calcext:value-type="float">
            <text:p>0.0258044</text:p>
          </table:table-cell>
          <table:table-cell office:value-type="float" office:value="0.01965301" calcext:value-type="float">
            <text:p>0.01965301</text:p>
          </table:table-cell>
          <table:table-cell office:value-type="float" office:value="0.0533541" calcext:value-type="float">
            <text:p>0.0533541</text:p>
          </table:table-cell>
          <table:table-cell office:value-type="float" office:value="0.3438354" calcext:value-type="float">
            <text:p>0.3438354</text:p>
          </table:table-cell>
          <table:table-cell office:value-type="float" office:value="0.3460289" calcext:value-type="float">
            <text:p>0.3460289</text:p>
          </table:table-cell>
          <table:table-cell office:value-type="float" office:value="0" calcext:value-type="float">
            <text:p>0</text:p>
          </table:table-cell>
          <table:table-cell office:value-type="float" office:value="289.4385" calcext:value-type="float">
            <text:p>289.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5488" calcext:value-type="float">
            <text:p>17.75488</text:p>
          </table:table-cell>
          <table:table-cell office:value-type="float" office:value="0" calcext:value-type="float">
            <text:p>0</text:p>
          </table:table-cell>
          <table:table-cell office:value-type="float" office:value="-1.787406" calcext:value-type="float">
            <text:p>-1.7874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16.22357" calcext:value-type="float">
            <text:p>16.22357</text:p>
          </table:table-cell>
          <table:table-cell office:value-type="float" office:value="1099.153" calcext:value-type="float">
            <text:p>1099.153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52901" calcext:value-type="float">
            <text:p>-35.52901</text:p>
          </table:table-cell>
          <table:table-cell office:value-type="float" office:value="0.07773726" calcext:value-type="float">
            <text:p>0.07773726</text:p>
          </table:table-cell>
          <table:table-cell office:value-type="float" office:value="0.7165975" calcext:value-type="float">
            <text:p>0.7165975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537" calcext:value-type="float">
            <text:p>-0.487537</text:p>
          </table:table-cell>
          <table:table-cell office:value-type="float" office:value="-0.1616735" calcext:value-type="float">
            <text:p>-0.1616735</text:p>
          </table:table-cell>
          <table:table-cell office:value-type="float" office:value="0.00003540727" calcext:value-type="float">
            <text:p>3.540727E-05</text:p>
          </table:table-cell>
          <table:table-cell office:value-type="float" office:value="15.00414" calcext:value-type="float">
            <text:p>15.00414</text:p>
          </table:table-cell>
          <table:table-cell office:value-type="float" office:value="0.4421132" calcext:value-type="float">
            <text:p>0.4421132</text:p>
          </table:table-cell>
          <table:table-cell office:value-type="float" office:value="0.1127276" calcext:value-type="float">
            <text:p>0.1127276</text:p>
          </table:table-cell>
          <table:table-cell office:value-type="float" office:value="0.1367039" calcext:value-type="float">
            <text:p>0.1367039</text:p>
          </table:table-cell>
          <table:table-cell office:value-type="float" office:value="0.04404374" calcext:value-type="float">
            <text:p>0.04404374</text:p>
          </table:table-cell>
          <table:table-cell office:value-type="float" office:value="0.03102518" calcext:value-type="float">
            <text:p>0.03102518</text:p>
          </table:table-cell>
          <table:table-cell office:value-type="float" office:value="0.01024133" calcext:value-type="float">
            <text:p>0.01024133</text:p>
          </table:table-cell>
          <table:table-cell office:value-type="float" office:value="0.008451642" calcext:value-type="float">
            <text:p>0.008451642</text:p>
          </table:table-cell>
          <table:table-cell office:value-type="float" office:value="0.02296467" calcext:value-type="float">
            <text:p>0.02296467</text:p>
          </table:table-cell>
          <table:table-cell office:value-type="float" office:value="0.02171979" calcext:value-type="float">
            <text:p>0.02171979</text:p>
          </table:table-cell>
          <table:table-cell office:value-type="float" office:value="0.01885688" calcext:value-type="float">
            <text:p>0.01885688</text:p>
          </table:table-cell>
          <table:table-cell office:value-type="float" office:value="0.01799264" calcext:value-type="float">
            <text:p>0.01799264</text:p>
          </table:table-cell>
          <table:table-cell office:value-type="float" office:value="0.02263557" calcext:value-type="float">
            <text:p>0.02263557</text:p>
          </table:table-cell>
          <table:table-cell office:value-type="float" office:value="0.005581909" calcext:value-type="float">
            <text:p>0.005581909</text:p>
          </table:table-cell>
          <table:table-cell office:value-type="float" office:value="0.004809458" calcext:value-type="float">
            <text:p>0.004809458</text:p>
          </table:table-cell>
          <table:table-cell office:value-type="float" office:value="0" calcext:value-type="float">
            <text:p>0</text:p>
          </table:table-cell>
          <table:table-cell office:value-type="float" office:value="0.01420123" calcext:value-type="float">
            <text:p>0.01420123</text:p>
          </table:table-cell>
          <table:table-cell office:value-type="float" office:value="0.02825046" calcext:value-type="float">
            <text:p>0.02825046</text:p>
          </table:table-cell>
          <table:table-cell office:value-type="float" office:value="0.039457" calcext:value-type="float">
            <text:p>0.039457</text:p>
          </table:table-cell>
          <table:table-cell office:value-type="float" office:value="0.02880381" calcext:value-type="float">
            <text:p>0.02880381</text:p>
          </table:table-cell>
          <table:table-cell office:value-type="float" office:value="0.02637372" calcext:value-type="float">
            <text:p>0.02637372</text:p>
          </table:table-cell>
          <table:table-cell office:value-type="float" office:value="0.01173839" calcext:value-type="float">
            <text:p>0.01173839</text:p>
          </table:table-cell>
          <table:table-cell office:value-type="float" office:value="0.0148796" calcext:value-type="float">
            <text:p>0.0148796</text:p>
          </table:table-cell>
          <table:table-cell office:value-type="float" office:value="0.02261283" calcext:value-type="float">
            <text:p>0.02261283</text:p>
          </table:table-cell>
          <table:table-cell office:value-type="float" office:value="0.5204949" calcext:value-type="float">
            <text:p>0.5204949</text:p>
          </table:table-cell>
          <table:table-cell office:value-type="float" office:value="0.02690235" calcext:value-type="float">
            <text:p>0.02690235</text:p>
          </table:table-cell>
          <table:table-cell office:value-type="float" office:value="0.02007353" calcext:value-type="float">
            <text:p>0.02007353</text:p>
          </table:table-cell>
          <table:table-cell office:value-type="float" office:value="0.04808656" calcext:value-type="float">
            <text:p>0.04808656</text:p>
          </table:table-cell>
          <table:table-cell office:value-type="float" office:value="0.3435019" calcext:value-type="float">
            <text:p>0.3435019</text:p>
          </table:table-cell>
          <table:table-cell office:value-type="float" office:value="0.3460388" calcext:value-type="float">
            <text:p>0.3460388</text:p>
          </table:table-cell>
          <table:table-cell office:value-type="float" office:value="0" calcext:value-type="float">
            <text:p>0</text:p>
          </table:table-cell>
          <table:table-cell office:value-type="float" office:value="391.336" calcext:value-type="float">
            <text:p>391.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3551" calcext:value-type="float">
            <text:p>17.83551</text:p>
          </table:table-cell>
          <table:table-cell office:value-type="float" office:value="0" calcext:value-type="float">
            <text:p>0</text:p>
          </table:table-cell>
          <table:table-cell office:value-type="float" office:value="-1.787649" calcext:value-type="float">
            <text:p>-1.7876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6.15852" calcext:value-type="float">
            <text:p>16.15852</text:p>
          </table:table-cell>
          <table:table-cell office:value-type="float" office:value="1099.122" calcext:value-type="float">
            <text:p>1099.122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61826" calcext:value-type="float">
            <text:p>-35.61826</text:p>
          </table:table-cell>
          <table:table-cell office:value-type="float" office:value="0.0759301" calcext:value-type="float">
            <text:p>0.0759301</text:p>
          </table:table-cell>
          <table:table-cell office:value-type="float" office:value="0.7171118" calcext:value-type="float">
            <text:p>0.7171118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5073" calcext:value-type="float">
            <text:p>-0.4875073</text:p>
          </table:table-cell>
          <table:table-cell office:value-type="float" office:value="-0.1624116" calcext:value-type="float">
            <text:p>-0.1624116</text:p>
          </table:table-cell>
          <table:table-cell office:value-type="float" office:value="0.00003600739" calcext:value-type="float">
            <text:p>3.600739E-05</text:p>
          </table:table-cell>
          <table:table-cell office:value-type="float" office:value="15.0038" calcext:value-type="float">
            <text:p>15.0038</text:p>
          </table:table-cell>
          <table:table-cell office:value-type="float" office:value="0.3707028" calcext:value-type="float">
            <text:p>0.3707028</text:p>
          </table:table-cell>
          <table:table-cell office:value-type="float" office:value="0.1022573" calcext:value-type="float">
            <text:p>0.1022573</text:p>
          </table:table-cell>
          <table:table-cell office:value-type="float" office:value="0.1123485" calcext:value-type="float">
            <text:p>0.1123485</text:p>
          </table:table-cell>
          <table:table-cell office:value-type="float" office:value="0.03835642" calcext:value-type="float">
            <text:p>0.03835642</text:p>
          </table:table-cell>
          <table:table-cell office:value-type="float" office:value="0.03091814" calcext:value-type="float">
            <text:p>0.03091814</text:p>
          </table:table-cell>
          <table:table-cell office:value-type="float" office:value="0.01027947" calcext:value-type="float">
            <text:p>0.01027947</text:p>
          </table:table-cell>
          <table:table-cell office:value-type="float" office:value="0.008419493" calcext:value-type="float">
            <text:p>0.008419493</text:p>
          </table:table-cell>
          <table:table-cell office:value-type="float" office:value="0.0237945" calcext:value-type="float">
            <text:p>0.0237945</text:p>
          </table:table-cell>
          <table:table-cell office:value-type="float" office:value="0.02214181" calcext:value-type="float">
            <text:p>0.02214181</text:p>
          </table:table-cell>
          <table:table-cell office:value-type="float" office:value="0.01902887" calcext:value-type="float">
            <text:p>0.01902887</text:p>
          </table:table-cell>
          <table:table-cell office:value-type="float" office:value="0.01804711" calcext:value-type="float">
            <text:p>0.01804711</text:p>
          </table:table-cell>
          <table:table-cell office:value-type="float" office:value="0.0228104" calcext:value-type="float">
            <text:p>0.0228104</text:p>
          </table:table-cell>
          <table:table-cell office:value-type="float" office:value="0.005575647" calcext:value-type="float">
            <text:p>0.005575647</text:p>
          </table:table-cell>
          <table:table-cell office:value-type="float" office:value="0.004807029" calcext:value-type="float">
            <text:p>0.004807029</text:p>
          </table:table-cell>
          <table:table-cell office:value-type="float" office:value="0" calcext:value-type="float">
            <text:p>0</text:p>
          </table:table-cell>
          <table:table-cell office:value-type="float" office:value="0.0129094" calcext:value-type="float">
            <text:p>0.0129094</text:p>
          </table:table-cell>
          <table:table-cell office:value-type="float" office:value="0.03157222" calcext:value-type="float">
            <text:p>0.03157222</text:p>
          </table:table-cell>
          <table:table-cell office:value-type="float" office:value="0.04548588" calcext:value-type="float">
            <text:p>0.04548588</text:p>
          </table:table-cell>
          <table:table-cell office:value-type="float" office:value="0.02561706" calcext:value-type="float">
            <text:p>0.02561706</text:p>
          </table:table-cell>
          <table:table-cell office:value-type="float" office:value="0.0232964" calcext:value-type="float">
            <text:p>0.0232964</text:p>
          </table:table-cell>
          <table:table-cell office:value-type="float" office:value="0.01123536" calcext:value-type="float">
            <text:p>0.01123536</text:p>
          </table:table-cell>
          <table:table-cell office:value-type="float" office:value="0.01481347" calcext:value-type="float">
            <text:p>0.01481347</text:p>
          </table:table-cell>
          <table:table-cell office:value-type="float" office:value="0.0269809" calcext:value-type="float">
            <text:p>0.0269809</text:p>
          </table:table-cell>
          <table:table-cell office:value-type="float" office:value="0.5138355" calcext:value-type="float">
            <text:p>0.5138355</text:p>
          </table:table-cell>
          <table:table-cell office:value-type="float" office:value="0.02968529" calcext:value-type="float">
            <text:p>0.02968529</text:p>
          </table:table-cell>
          <table:table-cell office:value-type="float" office:value="0.02078231" calcext:value-type="float">
            <text:p>0.02078231</text:p>
          </table:table-cell>
          <table:table-cell office:value-type="float" office:value="0.04716574" calcext:value-type="float">
            <text:p>0.04716574</text:p>
          </table:table-cell>
          <table:table-cell office:value-type="float" office:value="0.3431716" calcext:value-type="float">
            <text:p>0.3431716</text:p>
          </table:table-cell>
          <table:table-cell office:value-type="float" office:value="0.3460486" calcext:value-type="float">
            <text:p>0.3460486</text:p>
          </table:table-cell>
          <table:table-cell office:value-type="float" office:value="0" calcext:value-type="float">
            <text:p>0</text:p>
          </table:table-cell>
          <table:table-cell office:value-type="float" office:value="479.9086" calcext:value-type="float">
            <text:p>479.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2375" calcext:value-type="float">
            <text:p>17.92375</text:p>
          </table:table-cell>
          <table:table-cell office:value-type="float" office:value="0" calcext:value-type="float">
            <text:p>0</text:p>
          </table:table-cell>
          <table:table-cell office:value-type="float" office:value="-1.787838" calcext:value-type="float">
            <text:p>-1.7878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16.08878" calcext:value-type="float">
            <text:p>16.08878</text:p>
          </table:table-cell>
          <table:table-cell office:value-type="float" office:value="1099.087" calcext:value-type="float">
            <text:p>1099.08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0471" calcext:value-type="float">
            <text:p>-35.70471</text:p>
          </table:table-cell>
          <table:table-cell office:value-type="float" office:value="0.07643964" calcext:value-type="float">
            <text:p>0.07643964</text:p>
          </table:table-cell>
          <table:table-cell office:value-type="float" office:value="0.7255849" calcext:value-type="float">
            <text:p>0.7255849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4904" calcext:value-type="float">
            <text:p>-0.4874904</text:p>
          </table:table-cell>
          <table:table-cell office:value-type="float" office:value="-0.1628067" calcext:value-type="float">
            <text:p>-0.1628067</text:p>
          </table:table-cell>
          <table:table-cell office:value-type="float" office:value="0.00003602281" calcext:value-type="float">
            <text:p>3.602281E-05</text:p>
          </table:table-cell>
          <table:table-cell office:value-type="float" office:value="14.98605" calcext:value-type="float">
            <text:p>14.98605</text:p>
          </table:table-cell>
          <table:table-cell office:value-type="float" office:value="0.3470374" calcext:value-type="float">
            <text:p>0.3470374</text:p>
          </table:table-cell>
          <table:table-cell office:value-type="float" office:value="0.1054842" calcext:value-type="float">
            <text:p>0.1054842</text:p>
          </table:table-cell>
          <table:table-cell office:value-type="float" office:value="0.1046182" calcext:value-type="float">
            <text:p>0.1046182</text:p>
          </table:table-cell>
          <table:table-cell office:value-type="float" office:value="0.03710436" calcext:value-type="float">
            <text:p>0.03710436</text:p>
          </table:table-cell>
          <table:table-cell office:value-type="float" office:value="0.03254139" calcext:value-type="float">
            <text:p>0.03254139</text:p>
          </table:table-cell>
          <table:table-cell office:value-type="float" office:value="0.01024744" calcext:value-type="float">
            <text:p>0.01024744</text:p>
          </table:table-cell>
          <table:table-cell office:value-type="float" office:value="0.008438713" calcext:value-type="float">
            <text:p>0.008438713</text:p>
          </table:table-cell>
          <table:table-cell office:value-type="float" office:value="0.02495121" calcext:value-type="float">
            <text:p>0.02495121</text:p>
          </table:table-cell>
          <table:table-cell office:value-type="float" office:value="0.02260948" calcext:value-type="float">
            <text:p>0.02260948</text:p>
          </table:table-cell>
          <table:table-cell office:value-type="float" office:value="0.01923708" calcext:value-type="float">
            <text:p>0.01923708</text:p>
          </table:table-cell>
          <table:table-cell office:value-type="float" office:value="0.01812371" calcext:value-type="float">
            <text:p>0.01812371</text:p>
          </table:table-cell>
          <table:table-cell office:value-type="float" office:value="0.02303343" calcext:value-type="float">
            <text:p>0.02303343</text:p>
          </table:table-cell>
          <table:table-cell office:value-type="float" office:value="0.005569378" calcext:value-type="float">
            <text:p>0.005569378</text:p>
          </table:table-cell>
          <table:table-cell office:value-type="float" office:value="0.0048046" calcext:value-type="float">
            <text:p>0.0048046</text:p>
          </table:table-cell>
          <table:table-cell office:value-type="float" office:value="0" calcext:value-type="float">
            <text:p>0</text:p>
          </table:table-cell>
          <table:table-cell office:value-type="float" office:value="0.01083667" calcext:value-type="float">
            <text:p>0.01083667</text:p>
          </table:table-cell>
          <table:table-cell office:value-type="float" office:value="0.03492054" calcext:value-type="float">
            <text:p>0.03492054</text:p>
          </table:table-cell>
          <table:table-cell office:value-type="float" office:value="0.0503067" calcext:value-type="float">
            <text:p>0.0503067</text:p>
          </table:table-cell>
          <table:table-cell office:value-type="float" office:value="0.02194381" calcext:value-type="float">
            <text:p>0.02194381</text:p>
          </table:table-cell>
          <table:table-cell office:value-type="float" office:value="0.02012062" calcext:value-type="float">
            <text:p>0.02012062</text:p>
          </table:table-cell>
          <table:table-cell office:value-type="float" office:value="0.01224967" calcext:value-type="float">
            <text:p>0.01224967</text:p>
          </table:table-cell>
          <table:table-cell office:value-type="float" office:value="0.01474181" calcext:value-type="float">
            <text:p>0.01474181</text:p>
          </table:table-cell>
          <table:table-cell office:value-type="float" office:value="0.03606302" calcext:value-type="float">
            <text:p>0.03606302</text:p>
          </table:table-cell>
          <table:table-cell office:value-type="float" office:value="0.5162982" calcext:value-type="float">
            <text:p>0.5162982</text:p>
          </table:table-cell>
          <table:table-cell office:value-type="float" office:value="0.03353131" calcext:value-type="float">
            <text:p>0.03353131</text:p>
          </table:table-cell>
          <table:table-cell office:value-type="float" office:value="0.02169623" calcext:value-type="float">
            <text:p>0.02169623</text:p>
          </table:table-cell>
          <table:table-cell office:value-type="float" office:value="0.04793825" calcext:value-type="float">
            <text:p>0.04793825</text:p>
          </table:table-cell>
          <table:table-cell office:value-type="float" office:value="0.3428378" calcext:value-type="float">
            <text:p>0.3428378</text:p>
          </table:table-cell>
          <table:table-cell office:value-type="float" office:value="0.3460585" calcext:value-type="float">
            <text:p>0.3460585</text:p>
          </table:table-cell>
          <table:table-cell office:value-type="float" office:value="0" calcext:value-type="float">
            <text:p>0</text:p>
          </table:table-cell>
          <table:table-cell office:value-type="float" office:value="589.3547" calcext:value-type="float">
            <text:p>589.3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2424" calcext:value-type="float">
            <text:p>18.02424</text:p>
          </table:table-cell>
          <table:table-cell office:value-type="float" office:value="0" calcext:value-type="float">
            <text:p>0</text:p>
          </table:table-cell>
          <table:table-cell office:value-type="float" office:value="-1.788028" calcext:value-type="float">
            <text:p>-1.7880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6.01379" calcext:value-type="float">
            <text:p>16.01379</text:p>
          </table:table-cell>
          <table:table-cell office:value-type="float" office:value="1099.048" calcext:value-type="float">
            <text:p>1099.04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9346" calcext:value-type="float">
            <text:p>-35.79346</text:p>
          </table:table-cell>
          <table:table-cell office:value-type="float" office:value="0.077567" calcext:value-type="float">
            <text:p>0.077567</text:p>
          </table:table-cell>
          <table:table-cell office:value-type="float" office:value="0.7403108" calcext:value-type="float">
            <text:p>0.7403108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5086" calcext:value-type="float">
            <text:p>-0.4875086</text:p>
          </table:table-cell>
          <table:table-cell office:value-type="float" office:value="-0.162803" calcext:value-type="float">
            <text:p>-0.162803</text:p>
          </table:table-cell>
          <table:table-cell office:value-type="float" office:value="0.00003602604" calcext:value-type="float">
            <text:p>3.602604E-05</text:p>
          </table:table-cell>
          <table:table-cell office:value-type="float" office:value="14.95394" calcext:value-type="float">
            <text:p>14.95394</text:p>
          </table:table-cell>
          <table:table-cell office:value-type="float" office:value="0.2960382" calcext:value-type="float">
            <text:p>0.2960382</text:p>
          </table:table-cell>
          <table:table-cell office:value-type="float" office:value="0.1125503" calcext:value-type="float">
            <text:p>0.1125503</text:p>
          </table:table-cell>
          <table:table-cell office:value-type="float" office:value="0.1050289" calcext:value-type="float">
            <text:p>0.1050289</text:p>
          </table:table-cell>
          <table:table-cell office:value-type="float" office:value="0.03823927" calcext:value-type="float">
            <text:p>0.03823927</text:p>
          </table:table-cell>
          <table:table-cell office:value-type="float" office:value="0.03544673" calcext:value-type="float">
            <text:p>0.03544673</text:p>
          </table:table-cell>
          <table:table-cell office:value-type="float" office:value="0.01033854" calcext:value-type="float">
            <text:p>0.01033854</text:p>
          </table:table-cell>
          <table:table-cell office:value-type="float" office:value="0.008558007" calcext:value-type="float">
            <text:p>0.008558007</text:p>
          </table:table-cell>
          <table:table-cell office:value-type="float" office:value="0.02619916" calcext:value-type="float">
            <text:p>0.02619916</text:p>
          </table:table-cell>
          <table:table-cell office:value-type="float" office:value="0.02309573" calcext:value-type="float">
            <text:p>0.02309573</text:p>
          </table:table-cell>
          <table:table-cell office:value-type="float" office:value="0.01946586" calcext:value-type="float">
            <text:p>0.01946586</text:p>
          </table:table-cell>
          <table:table-cell office:value-type="float" office:value="0.01821215" calcext:value-type="float">
            <text:p>0.01821215</text:p>
          </table:table-cell>
          <table:table-cell office:value-type="float" office:value="0.02328489" calcext:value-type="float">
            <text:p>0.02328489</text:p>
          </table:table-cell>
          <table:table-cell office:value-type="float" office:value="0.005563098" calcext:value-type="float">
            <text:p>0.005563098</text:p>
          </table:table-cell>
          <table:table-cell office:value-type="float" office:value="0.004802159" calcext:value-type="float">
            <text:p>0.004802159</text:p>
          </table:table-cell>
          <table:table-cell office:value-type="float" office:value="0" calcext:value-type="float">
            <text:p>0</text:p>
          </table:table-cell>
          <table:table-cell office:value-type="float" office:value="0.01116933" calcext:value-type="float">
            <text:p>0.01116933</text:p>
          </table:table-cell>
          <table:table-cell office:value-type="float" office:value="0.04282045" calcext:value-type="float">
            <text:p>0.04282045</text:p>
          </table:table-cell>
          <table:table-cell office:value-type="float" office:value="0.06072612" calcext:value-type="float">
            <text:p>0.06072612</text:p>
          </table:table-cell>
          <table:table-cell office:value-type="float" office:value="0.02092439" calcext:value-type="float">
            <text:p>0.02092439</text:p>
          </table:table-cell>
          <table:table-cell office:value-type="float" office:value="0.01771196" calcext:value-type="float">
            <text:p>0.01771196</text:p>
          </table:table-cell>
          <table:table-cell office:value-type="float" office:value="0.0135904" calcext:value-type="float">
            <text:p>0.0135904</text:p>
          </table:table-cell>
          <table:table-cell office:value-type="float" office:value="0.01478917" calcext:value-type="float">
            <text:p>0.01478917</text:p>
          </table:table-cell>
          <table:table-cell office:value-type="float" office:value="0.05140321" calcext:value-type="float">
            <text:p>0.05140321</text:p>
          </table:table-cell>
          <table:table-cell office:value-type="float" office:value="0.5231202" calcext:value-type="float">
            <text:p>0.5231202</text:p>
          </table:table-cell>
          <table:table-cell office:value-type="float" office:value="0.0381914" calcext:value-type="float">
            <text:p>0.0381914</text:p>
          </table:table-cell>
          <table:table-cell office:value-type="float" office:value="0.02283951" calcext:value-type="float">
            <text:p>0.02283951</text:p>
          </table:table-cell>
          <table:table-cell office:value-type="float" office:value="0.04969276" calcext:value-type="float">
            <text:p>0.04969276</text:p>
          </table:table-cell>
          <table:table-cell office:value-type="float" office:value="0.3425002" calcext:value-type="float">
            <text:p>0.3425002</text:p>
          </table:table-cell>
          <table:table-cell office:value-type="float" office:value="0.3460682" calcext:value-type="float">
            <text:p>0.3460682</text:p>
          </table:table-cell>
          <table:table-cell office:value-type="float" office:value="0" calcext:value-type="float">
            <text:p>0</text:p>
          </table:table-cell>
          <table:table-cell office:value-type="float" office:value="721.2835" calcext:value-type="float">
            <text:p>721.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4129" calcext:value-type="float">
            <text:p>18.14129</text:p>
          </table:table-cell>
          <table:table-cell office:value-type="float" office:value="0" calcext:value-type="float">
            <text:p>0</text:p>
          </table:table-cell>
          <table:table-cell office:value-type="float" office:value="-1.788236" calcext:value-type="float">
            <text:p>-1.7882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5.94856" calcext:value-type="float">
            <text:p>15.94856</text:p>
          </table:table-cell>
          <table:table-cell office:value-type="float" office:value="1099.008" calcext:value-type="float">
            <text:p>1099.00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8696" calcext:value-type="float">
            <text:p>-35.8696</text:p>
          </table:table-cell>
          <table:table-cell office:value-type="float" office:value="0.07814329" calcext:value-type="float">
            <text:p>0.07814329</text:p>
          </table:table-cell>
          <table:table-cell office:value-type="float" office:value="0.7596118" calcext:value-type="float">
            <text:p>0.7596118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5865" calcext:value-type="float">
            <text:p>-0.4875865</text:p>
          </table:table-cell>
          <table:table-cell office:value-type="float" office:value="-0.1630838" calcext:value-type="float">
            <text:p>-0.1630838</text:p>
          </table:table-cell>
          <table:table-cell office:value-type="float" office:value="0.00003602828" calcext:value-type="float">
            <text:p>3.602828E-05</text:p>
          </table:table-cell>
          <table:table-cell office:value-type="float" office:value="14.92991" calcext:value-type="float">
            <text:p>14.92991</text:p>
          </table:table-cell>
          <table:table-cell office:value-type="float" office:value="0.2520548" calcext:value-type="float">
            <text:p>0.2520548</text:p>
          </table:table-cell>
          <table:table-cell office:value-type="float" office:value="0.1123888" calcext:value-type="float">
            <text:p>0.1123888</text:p>
          </table:table-cell>
          <table:table-cell office:value-type="float" office:value="0.1018823" calcext:value-type="float">
            <text:p>0.1018823</text:p>
          </table:table-cell>
          <table:table-cell office:value-type="float" office:value="0.03810059" calcext:value-type="float">
            <text:p>0.03810059</text:p>
          </table:table-cell>
          <table:table-cell office:value-type="float" office:value="0.03704093" calcext:value-type="float">
            <text:p>0.03704093</text:p>
          </table:table-cell>
          <table:table-cell office:value-type="float" office:value="0.01066076" calcext:value-type="float">
            <text:p>0.01066076</text:p>
          </table:table-cell>
          <table:table-cell office:value-type="float" office:value="0.008732467" calcext:value-type="float">
            <text:p>0.008732467</text:p>
          </table:table-cell>
          <table:table-cell office:value-type="float" office:value="0.02730578" calcext:value-type="float">
            <text:p>0.02730578</text:p>
          </table:table-cell>
          <table:table-cell office:value-type="float" office:value="0.02358343" calcext:value-type="float">
            <text:p>0.02358343</text:p>
          </table:table-cell>
          <table:table-cell office:value-type="float" office:value="0.01970118" calcext:value-type="float">
            <text:p>0.01970118</text:p>
          </table:table-cell>
          <table:table-cell office:value-type="float" office:value="0.01830749" calcext:value-type="float">
            <text:p>0.01830749</text:p>
          </table:table-cell>
          <table:table-cell office:value-type="float" office:value="0.0235578" calcext:value-type="float">
            <text:p>0.0235578</text:p>
          </table:table-cell>
          <table:table-cell office:value-type="float" office:value="0.005556826" calcext:value-type="float">
            <text:p>0.005556826</text:p>
          </table:table-cell>
          <table:table-cell office:value-type="float" office:value="0.004799687" calcext:value-type="float">
            <text:p>0.004799687</text:p>
          </table:table-cell>
          <table:table-cell office:value-type="float" office:value="0" calcext:value-type="float">
            <text:p>0</text:p>
          </table:table-cell>
          <table:table-cell office:value-type="float" office:value="0.01125748" calcext:value-type="float">
            <text:p>0.01125748</text:p>
          </table:table-cell>
          <table:table-cell office:value-type="float" office:value="0.05297451" calcext:value-type="float">
            <text:p>0.05297451</text:p>
          </table:table-cell>
          <table:table-cell office:value-type="float" office:value="0.1012688" calcext:value-type="float">
            <text:p>0.1012688</text:p>
          </table:table-cell>
          <table:table-cell office:value-type="float" office:value="0.0225514" calcext:value-type="float">
            <text:p>0.0225514</text:p>
          </table:table-cell>
          <table:table-cell office:value-type="float" office:value="0.01728425" calcext:value-type="float">
            <text:p>0.01728425</text:p>
          </table:table-cell>
          <table:table-cell office:value-type="float" office:value="0.01419662" calcext:value-type="float">
            <text:p>0.01419662</text:p>
          </table:table-cell>
          <table:table-cell office:value-type="float" office:value="0.01489725" calcext:value-type="float">
            <text:p>0.01489725</text:p>
          </table:table-cell>
          <table:table-cell office:value-type="float" office:value="0.06996163" calcext:value-type="float">
            <text:p>0.06996163</text:p>
          </table:table-cell>
          <table:table-cell office:value-type="float" office:value="0.5319163" calcext:value-type="float">
            <text:p>0.5319163</text:p>
          </table:table-cell>
          <table:table-cell office:value-type="float" office:value="0.04344184" calcext:value-type="float">
            <text:p>0.04344184</text:p>
          </table:table-cell>
          <table:table-cell office:value-type="float" office:value="0.02420129" calcext:value-type="float">
            <text:p>0.02420129</text:p>
          </table:table-cell>
          <table:table-cell office:value-type="float" office:value="0.05206501" calcext:value-type="float">
            <text:p>0.05206501</text:p>
          </table:table-cell>
          <table:table-cell office:value-type="float" office:value="0.3421649" calcext:value-type="float">
            <text:p>0.3421649</text:p>
          </table:table-cell>
          <table:table-cell office:value-type="float" office:value="0.346078" calcext:value-type="float">
            <text:p>0.346078</text:p>
          </table:table-cell>
          <table:table-cell office:value-type="float" office:value="0" calcext:value-type="float">
            <text:p>0</text:p>
          </table:table-cell>
          <table:table-cell office:value-type="float" office:value="811.3032" calcext:value-type="float">
            <text:p>811.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544" calcext:value-type="float">
            <text:p>18.25544</text:p>
          </table:table-cell>
          <table:table-cell office:value-type="float" office:value="0" calcext:value-type="float">
            <text:p>0</text:p>
          </table:table-cell>
          <table:table-cell office:value-type="float" office:value="-1.788445" calcext:value-type="float">
            <text:p>-1.78844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5.88586" calcext:value-type="float">
            <text:p>15.88586</text:p>
          </table:table-cell>
          <table:table-cell office:value-type="float" office:value="1098.966" calcext:value-type="float">
            <text:p>1098.966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3192" calcext:value-type="float">
            <text:p>-35.93192</text:p>
          </table:table-cell>
          <table:table-cell office:value-type="float" office:value="0.07912856" calcext:value-type="float">
            <text:p>0.07912856</text:p>
          </table:table-cell>
          <table:table-cell office:value-type="float" office:value="0.7917761" calcext:value-type="float">
            <text:p>0.7917761</text:p>
          </table:table-cell>
          <table:table-cell office:value-type="float" office:value="0.1694656" calcext:value-type="float">
            <text:p>0.1694656</text:p>
          </table:table-cell>
          <table:table-cell office:value-type="float" office:value="0.003942036" calcext:value-type="float">
            <text:p>0.003942036</text:p>
          </table:table-cell>
          <table:table-cell office:value-type="float" office:value="0.1638471" calcext:value-type="float">
            <text:p>0.1638471</text:p>
          </table:table-cell>
          <table:table-cell office:value-type="float" office:value="2.690077" calcext:value-type="float">
            <text:p>2.690077</text:p>
          </table:table-cell>
          <table:table-cell office:value-type="float" office:value="-0.4877275" calcext:value-type="float">
            <text:p>-0.4877275</text:p>
          </table:table-cell>
          <table:table-cell office:value-type="float" office:value="-0.1631504" calcext:value-type="float">
            <text:p>-0.1631504</text:p>
          </table:table-cell>
          <table:table-cell office:value-type="float" office:value="0.00003602996" calcext:value-type="float">
            <text:p>3.602996E-05</text:p>
          </table:table-cell>
          <table:table-cell office:value-type="float" office:value="14.88774" calcext:value-type="float">
            <text:p>14.88774</text:p>
          </table:table-cell>
          <table:table-cell office:value-type="float" office:value="0.2353971" calcext:value-type="float">
            <text:p>0.2353971</text:p>
          </table:table-cell>
          <table:table-cell office:value-type="float" office:value="0.1137687" calcext:value-type="float">
            <text:p>0.1137687</text:p>
          </table:table-cell>
          <table:table-cell office:value-type="float" office:value="0.1014318" calcext:value-type="float">
            <text:p>0.1014318</text:p>
          </table:table-cell>
          <table:table-cell office:value-type="float" office:value="0.03821136" calcext:value-type="float">
            <text:p>0.03821136</text:p>
          </table:table-cell>
          <table:table-cell office:value-type="float" office:value="0.03824843" calcext:value-type="float">
            <text:p>0.03824843</text:p>
          </table:table-cell>
          <table:table-cell office:value-type="float" office:value="0.01121786" calcext:value-type="float">
            <text:p>0.01121786</text:p>
          </table:table-cell>
          <table:table-cell office:value-type="float" office:value="0.008999951" calcext:value-type="float">
            <text:p>0.008999951</text:p>
          </table:table-cell>
          <table:table-cell office:value-type="float" office:value="0.02818139" calcext:value-type="float">
            <text:p>0.02818139</text:p>
          </table:table-cell>
          <table:table-cell office:value-type="float" office:value="0.02405076" calcext:value-type="float">
            <text:p>0.02405076</text:p>
          </table:table-cell>
          <table:table-cell office:value-type="float" office:value="0.01993543" calcext:value-type="float">
            <text:p>0.01993543</text:p>
          </table:table-cell>
          <table:table-cell office:value-type="float" office:value="0.018408" calcext:value-type="float">
            <text:p>0.018408</text:p>
          </table:table-cell>
          <table:table-cell office:value-type="float" office:value="0.0238469" calcext:value-type="float">
            <text:p>0.0238469</text:p>
          </table:table-cell>
          <table:table-cell office:value-type="float" office:value="0.005550568" calcext:value-type="float">
            <text:p>0.005550568</text:p>
          </table:table-cell>
          <table:table-cell office:value-type="float" office:value="0.004797206" calcext:value-type="float">
            <text:p>0.004797206</text:p>
          </table:table-cell>
          <table:table-cell office:value-type="float" office:value="0" calcext:value-type="float">
            <text:p>0</text:p>
          </table:table-cell>
          <table:table-cell office:value-type="float" office:value="0.01209143" calcext:value-type="float">
            <text:p>0.01209143</text:p>
          </table:table-cell>
          <table:table-cell office:value-type="float" office:value="0.0898182" calcext:value-type="float">
            <text:p>0.0898182</text:p>
          </table:table-cell>
          <table:table-cell office:value-type="float" office:value="0.3448356" calcext:value-type="float">
            <text:p>0.3448356</text:p>
          </table:table-cell>
          <table:table-cell office:value-type="float" office:value="0.02450836" calcext:value-type="float">
            <text:p>0.02450836</text:p>
          </table:table-cell>
          <table:table-cell office:value-type="float" office:value="0.01806227" calcext:value-type="float">
            <text:p>0.01806227</text:p>
          </table:table-cell>
          <table:table-cell office:value-type="float" office:value="0.01588846" calcext:value-type="float">
            <text:p>0.01588846</text:p>
          </table:table-cell>
          <table:table-cell office:value-type="float" office:value="0.01528351" calcext:value-type="float">
            <text:p>0.01528351</text:p>
          </table:table-cell>
          <table:table-cell office:value-type="float" office:value="0.08933542" calcext:value-type="float">
            <text:p>0.08933542</text:p>
          </table:table-cell>
          <table:table-cell office:value-type="float" office:value="0.5417975" calcext:value-type="float">
            <text:p>0.5417975</text:p>
          </table:table-cell>
          <table:table-cell office:value-type="float" office:value="0.04902403" calcext:value-type="float">
            <text:p>0.04902403</text:p>
          </table:table-cell>
          <table:table-cell office:value-type="float" office:value="0.02575004" calcext:value-type="float">
            <text:p>0.02575004</text:p>
          </table:table-cell>
          <table:table-cell office:value-type="float" office:value="0.05483199" calcext:value-type="float">
            <text:p>0.05483199</text:p>
          </table:table-cell>
          <table:table-cell office:value-type="float" office:value="0.3418334" calcext:value-type="float">
            <text:p>0.3418334</text:p>
          </table:table-cell>
          <table:table-cell office:value-type="float" office:value="0.3460878" calcext:value-type="float">
            <text:p>0.3460878</text:p>
          </table:table-cell>
          <table:table-cell office:value-type="float" office:value="0" calcext:value-type="float">
            <text:p>0</text:p>
          </table:table-cell>
          <table:table-cell office:value-type="float" office:value="908.4843" calcext:value-type="float">
            <text:p>908.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7348" calcext:value-type="float">
            <text:p>18.37348</text:p>
          </table:table-cell>
          <table:table-cell office:value-type="float" office:value="0" calcext:value-type="float">
            <text:p>0</text:p>
          </table:table-cell>
          <table:table-cell office:value-type="float" office:value="-1.788626" calcext:value-type="float">
            <text:p>-1.7886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15.81058" calcext:value-type="float">
            <text:p>15.81058</text:p>
          </table:table-cell>
          <table:table-cell office:value-type="float" office:value="1098.927" calcext:value-type="float">
            <text:p>1098.92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6841" calcext:value-type="float">
            <text:p>-35.96841</text:p>
          </table:table-cell>
          <table:table-cell office:value-type="float" office:value="0.1011733" calcext:value-type="float">
            <text:p>0.1011733</text:p>
          </table:table-cell>
          <table:table-cell office:value-type="float" office:value="0.840633" calcext:value-type="float">
            <text:p>0.840633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79555" calcext:value-type="float">
            <text:p>-0.4879555</text:p>
          </table:table-cell>
          <table:table-cell office:value-type="float" office:value="-0.1655995" calcext:value-type="float">
            <text:p>-0.1655995</text:p>
          </table:table-cell>
          <table:table-cell office:value-type="float" office:value="0.00003603148" calcext:value-type="float">
            <text:p>3.603148E-05</text:p>
          </table:table-cell>
          <table:table-cell office:value-type="float" office:value="14.81403" calcext:value-type="float">
            <text:p>14.81403</text:p>
          </table:table-cell>
          <table:table-cell office:value-type="float" office:value="0.2816935" calcext:value-type="float">
            <text:p>0.2816935</text:p>
          </table:table-cell>
          <table:table-cell office:value-type="float" office:value="0.611379" calcext:value-type="float">
            <text:p>0.611379</text:p>
          </table:table-cell>
          <table:table-cell office:value-type="float" office:value="0.1090672" calcext:value-type="float">
            <text:p>0.1090672</text:p>
          </table:table-cell>
          <table:table-cell office:value-type="float" office:value="0.0386549" calcext:value-type="float">
            <text:p>0.0386549</text:p>
          </table:table-cell>
          <table:table-cell office:value-type="float" office:value="0.03966748" calcext:value-type="float">
            <text:p>0.03966748</text:p>
          </table:table-cell>
          <table:table-cell office:value-type="float" office:value="0.01215524" calcext:value-type="float">
            <text:p>0.01215524</text:p>
          </table:table-cell>
          <table:table-cell office:value-type="float" office:value="0.01064556" calcext:value-type="float">
            <text:p>0.01064556</text:p>
          </table:table-cell>
          <table:table-cell office:value-type="float" office:value="0.02889459" calcext:value-type="float">
            <text:p>0.02889459</text:p>
          </table:table-cell>
          <table:table-cell office:value-type="float" office:value="0.02448371" calcext:value-type="float">
            <text:p>0.02448371</text:p>
          </table:table-cell>
          <table:table-cell office:value-type="float" office:value="0.02016429" calcext:value-type="float">
            <text:p>0.02016429</text:p>
          </table:table-cell>
          <table:table-cell office:value-type="float" office:value="0.018514" calcext:value-type="float">
            <text:p>0.018514</text:p>
          </table:table-cell>
          <table:table-cell office:value-type="float" office:value="0.02414692" calcext:value-type="float">
            <text:p>0.02414692</text:p>
          </table:table-cell>
          <table:table-cell office:value-type="float" office:value="0.005544322" calcext:value-type="float">
            <text:p>0.005544322</text:p>
          </table:table-cell>
          <table:table-cell office:value-type="float" office:value="0.004794726" calcext:value-type="float">
            <text:p>0.004794726</text:p>
          </table:table-cell>
          <table:table-cell office:value-type="float" office:value="0" calcext:value-type="float">
            <text:p>0</text:p>
          </table:table-cell>
          <table:table-cell office:value-type="float" office:value="0.06529422" calcext:value-type="float">
            <text:p>0.06529422</text:p>
          </table:table-cell>
          <table:table-cell office:value-type="float" office:value="0.2102722" calcext:value-type="float">
            <text:p>0.2102722</text:p>
          </table:table-cell>
          <table:table-cell office:value-type="float" office:value="0.9490948" calcext:value-type="float">
            <text:p>0.9490948</text:p>
          </table:table-cell>
          <table:table-cell office:value-type="float" office:value="0.03338492" calcext:value-type="float">
            <text:p>0.03338492</text:p>
          </table:table-cell>
          <table:table-cell office:value-type="float" office:value="0.02069651" calcext:value-type="float">
            <text:p>0.02069651</text:p>
          </table:table-cell>
          <table:table-cell office:value-type="float" office:value="0.02051079" calcext:value-type="float">
            <text:p>0.02051079</text:p>
          </table:table-cell>
          <table:table-cell office:value-type="float" office:value="0.01831657" calcext:value-type="float">
            <text:p>0.01831657</text:p>
          </table:table-cell>
          <table:table-cell office:value-type="float" office:value="0.1092031" calcext:value-type="float">
            <text:p>0.1092031</text:p>
          </table:table-cell>
          <table:table-cell office:value-type="float" office:value="0.5523905" calcext:value-type="float">
            <text:p>0.5523905</text:p>
          </table:table-cell>
          <table:table-cell office:value-type="float" office:value="0.0547442" calcext:value-type="float">
            <text:p>0.0547442</text:p>
          </table:table-cell>
          <table:table-cell office:value-type="float" office:value="0.02744469" calcext:value-type="float">
            <text:p>0.02744469</text:p>
          </table:table-cell>
          <table:table-cell office:value-type="float" office:value="0.05785555" calcext:value-type="float">
            <text:p>0.05785555</text:p>
          </table:table-cell>
          <table:table-cell office:value-type="float" office:value="0.3415076" calcext:value-type="float">
            <text:p>0.3415076</text:p>
          </table:table-cell>
          <table:table-cell office:value-type="float" office:value="0.3460975" calcext:value-type="float">
            <text:p>0.3460975</text:p>
          </table:table-cell>
          <table:table-cell office:value-type="float" office:value="0" calcext:value-type="float">
            <text:p>0</text:p>
          </table:table-cell>
          <table:table-cell office:value-type="float" office:value="317.1467" calcext:value-type="float">
            <text:p>317.1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085" calcext:value-type="float">
            <text:p>18.5085</text:p>
          </table:table-cell>
          <table:table-cell office:value-type="float" office:value="0" calcext:value-type="float">
            <text:p>0</text:p>
          </table:table-cell>
          <table:table-cell office:value-type="float" office:value="-1.794248" calcext:value-type="float">
            <text:p>-1.79424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5.75737" calcext:value-type="float">
            <text:p>15.75737</text:p>
          </table:table-cell>
          <table:table-cell office:value-type="float" office:value="1098.896" calcext:value-type="float">
            <text:p>1098.896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8465" calcext:value-type="float">
            <text:p>-35.98465</text:p>
          </table:table-cell>
          <table:table-cell office:value-type="float" office:value="0.08572759" calcext:value-type="float">
            <text:p>0.08572759</text:p>
          </table:table-cell>
          <table:table-cell office:value-type="float" office:value="0.916075" calcext:value-type="float">
            <text:p>0.916075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87045" calcext:value-type="float">
            <text:p>-0.4887045</text:p>
          </table:table-cell>
          <table:table-cell office:value-type="float" office:value="-0.1668794" calcext:value-type="float">
            <text:p>-0.1668794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82536" calcext:value-type="float">
            <text:p>14.82536</text:p>
          </table:table-cell>
          <table:table-cell office:value-type="float" office:value="0.1653086" calcext:value-type="float">
            <text:p>0.1653086</text:p>
          </table:table-cell>
          <table:table-cell office:value-type="float" office:value="0.2550753" calcext:value-type="float">
            <text:p>0.2550753</text:p>
          </table:table-cell>
          <table:table-cell office:value-type="float" office:value="0.09973246" calcext:value-type="float">
            <text:p>0.09973246</text:p>
          </table:table-cell>
          <table:table-cell office:value-type="float" office:value="0.03630422" calcext:value-type="float">
            <text:p>0.03630422</text:p>
          </table:table-cell>
          <table:table-cell office:value-type="float" office:value="0.03733506" calcext:value-type="float">
            <text:p>0.03733506</text:p>
          </table:table-cell>
          <table:table-cell office:value-type="float" office:value="0.01410184" calcext:value-type="float">
            <text:p>0.01410184</text:p>
          </table:table-cell>
          <table:table-cell office:value-type="float" office:value="0.01289037" calcext:value-type="float">
            <text:p>0.01289037</text:p>
          </table:table-cell>
          <table:table-cell office:value-type="float" office:value="0.02950846" calcext:value-type="float">
            <text:p>0.02950846</text:p>
          </table:table-cell>
          <table:table-cell office:value-type="float" office:value="0.02489934" calcext:value-type="float">
            <text:p>0.02489934</text:p>
          </table:table-cell>
          <table:table-cell office:value-type="float" office:value="0.02038237" calcext:value-type="float">
            <text:p>0.02038237</text:p>
          </table:table-cell>
          <table:table-cell office:value-type="float" office:value="0.01862631" calcext:value-type="float">
            <text:p>0.01862631</text:p>
          </table:table-cell>
          <table:table-cell office:value-type="float" office:value="0.0244542" calcext:value-type="float">
            <text:p>0.0244542</text:p>
          </table:table-cell>
          <table:table-cell office:value-type="float" office:value="0.005538105" calcext:value-type="float">
            <text:p>0.005538105</text:p>
          </table:table-cell>
          <table:table-cell office:value-type="float" office:value="0.004792248" calcext:value-type="float">
            <text:p>0.004792248</text:p>
          </table:table-cell>
          <table:table-cell office:value-type="float" office:value="0" calcext:value-type="float">
            <text:p>0</text:p>
          </table:table-cell>
          <table:table-cell office:value-type="float" office:value="0.05990281" calcext:value-type="float">
            <text:p>0.05990281</text:p>
          </table:table-cell>
          <table:table-cell office:value-type="float" office:value="0.8480334" calcext:value-type="float">
            <text:p>0.8480334</text:p>
          </table:table-cell>
          <table:table-cell office:value-type="float" office:value="1.459288" calcext:value-type="float">
            <text:p>1.459288</text:p>
          </table:table-cell>
          <table:table-cell office:value-type="float" office:value="0.06745386" calcext:value-type="float">
            <text:p>0.06745386</text:p>
          </table:table-cell>
          <table:table-cell office:value-type="float" office:value="0.02753515" calcext:value-type="float">
            <text:p>0.02753515</text:p>
          </table:table-cell>
          <table:table-cell office:value-type="float" office:value="0.03643827" calcext:value-type="float">
            <text:p>0.03643827</text:p>
          </table:table-cell>
          <table:table-cell office:value-type="float" office:value="0.02386692" calcext:value-type="float">
            <text:p>0.02386692</text:p>
          </table:table-cell>
          <table:table-cell office:value-type="float" office:value="0.1294751" calcext:value-type="float">
            <text:p>0.1294751</text:p>
          </table:table-cell>
          <table:table-cell office:value-type="float" office:value="0.5634726" calcext:value-type="float">
            <text:p>0.5634726</text:p>
          </table:table-cell>
          <table:table-cell office:value-type="float" office:value="0.06065267" calcext:value-type="float">
            <text:p>0.06065267</text:p>
          </table:table-cell>
          <table:table-cell office:value-type="float" office:value="0.02924667" calcext:value-type="float">
            <text:p>0.02924667</text:p>
          </table:table-cell>
          <table:table-cell office:value-type="float" office:value="0.0610327" calcext:value-type="float">
            <text:p>0.0610327</text:p>
          </table:table-cell>
          <table:table-cell office:value-type="float" office:value="0.3412062" calcext:value-type="float">
            <text:p>0.3412062</text:p>
          </table:table-cell>
          <table:table-cell office:value-type="float" office:value="0.3461072" calcext:value-type="float">
            <text:p>0.3461072</text:p>
          </table:table-cell>
          <table:table-cell office:value-type="float" office:value="0" calcext:value-type="float">
            <text:p>0</text:p>
          </table:table-cell>
          <table:table-cell office:value-type="float" office:value="408.6518" calcext:value-type="float">
            <text:p>408.6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1358" calcext:value-type="float">
            <text:p>18.61358</text:p>
          </table:table-cell>
          <table:table-cell office:value-type="float" office:value="0" calcext:value-type="float">
            <text:p>0</text:p>
          </table:table-cell>
          <table:table-cell office:value-type="float" office:value="-1.799491" calcext:value-type="float">
            <text:p>-1.7994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15.712" calcext:value-type="float">
            <text:p>15.712</text:p>
          </table:table-cell>
          <table:table-cell office:value-type="float" office:value="1098.864" calcext:value-type="float">
            <text:p>1098.864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8424" calcext:value-type="float">
            <text:p>-35.98424</text:p>
          </table:table-cell>
          <table:table-cell office:value-type="float" office:value="0.08394071" calcext:value-type="float">
            <text:p>0.08394071</text:p>
          </table:table-cell>
          <table:table-cell office:value-type="float" office:value="0.9884886" calcext:value-type="float">
            <text:p>0.9884886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88439" calcext:value-type="float">
            <text:p>-0.4888439</text:p>
          </table:table-cell>
          <table:table-cell office:value-type="float" office:value="-0.167348" calcext:value-type="float">
            <text:p>-0.167348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81771" calcext:value-type="float">
            <text:p>14.81771</text:p>
          </table:table-cell>
          <table:table-cell office:value-type="float" office:value="0.1272136" calcext:value-type="float">
            <text:p>0.1272136</text:p>
          </table:table-cell>
          <table:table-cell office:value-type="float" office:value="0.1967885" calcext:value-type="float">
            <text:p>0.1967885</text:p>
          </table:table-cell>
          <table:table-cell office:value-type="float" office:value="0.09237852" calcext:value-type="float">
            <text:p>0.09237852</text:p>
          </table:table-cell>
          <table:table-cell office:value-type="float" office:value="0.03699574" calcext:value-type="float">
            <text:p>0.03699574</text:p>
          </table:table-cell>
          <table:table-cell office:value-type="float" office:value="0.03474597" calcext:value-type="float">
            <text:p>0.03474597</text:p>
          </table:table-cell>
          <table:table-cell office:value-type="float" office:value="0.01648375" calcext:value-type="float">
            <text:p>0.01648375</text:p>
          </table:table-cell>
          <table:table-cell office:value-type="float" office:value="0.01642357" calcext:value-type="float">
            <text:p>0.01642357</text:p>
          </table:table-cell>
          <table:table-cell office:value-type="float" office:value="0.02997429" calcext:value-type="float">
            <text:p>0.02997429</text:p>
          </table:table-cell>
          <table:table-cell office:value-type="float" office:value="0.02530518" calcext:value-type="float">
            <text:p>0.02530518</text:p>
          </table:table-cell>
          <table:table-cell office:value-type="float" office:value="0.02058387" calcext:value-type="float">
            <text:p>0.02058387</text:p>
          </table:table-cell>
          <table:table-cell office:value-type="float" office:value="0.01874427" calcext:value-type="float">
            <text:p>0.01874427</text:p>
          </table:table-cell>
          <table:table-cell office:value-type="float" office:value="0.02476278" calcext:value-type="float">
            <text:p>0.02476278</text:p>
          </table:table-cell>
          <table:table-cell office:value-type="float" office:value="0.005531904" calcext:value-type="float">
            <text:p>0.005531904</text:p>
          </table:table-cell>
          <table:table-cell office:value-type="float" office:value="0.004789763" calcext:value-type="float">
            <text:p>0.004789763</text:p>
          </table:table-cell>
          <table:table-cell office:value-type="float" office:value="0" calcext:value-type="float">
            <text:p>0</text:p>
          </table:table-cell>
          <table:table-cell office:value-type="float" office:value="0.03018684" calcext:value-type="float">
            <text:p>0.03018684</text:p>
          </table:table-cell>
          <table:table-cell office:value-type="float" office:value="1.469775" calcext:value-type="float">
            <text:p>1.469775</text:p>
          </table:table-cell>
          <table:table-cell office:value-type="float" office:value="1.872758" calcext:value-type="float">
            <text:p>1.872758</text:p>
          </table:table-cell>
          <table:table-cell office:value-type="float" office:value="0.07584223" calcext:value-type="float">
            <text:p>0.07584223</text:p>
          </table:table-cell>
          <table:table-cell office:value-type="float" office:value="0.03323942" calcext:value-type="float">
            <text:p>0.03323942</text:p>
          </table:table-cell>
          <table:table-cell office:value-type="float" office:value="0.07391708" calcext:value-type="float">
            <text:p>0.07391708</text:p>
          </table:table-cell>
          <table:table-cell office:value-type="float" office:value="0.04040657" calcext:value-type="float">
            <text:p>0.04040657</text:p>
          </table:table-cell>
          <table:table-cell office:value-type="float" office:value="0.1488505" calcext:value-type="float">
            <text:p>0.1488505</text:p>
          </table:table-cell>
          <table:table-cell office:value-type="float" office:value="0.5747478" calcext:value-type="float">
            <text:p>0.5747478</text:p>
          </table:table-cell>
          <table:table-cell office:value-type="float" office:value="0.06683432" calcext:value-type="float">
            <text:p>0.06683432</text:p>
          </table:table-cell>
          <table:table-cell office:value-type="float" office:value="0.03112833" calcext:value-type="float">
            <text:p>0.03112833</text:p>
          </table:table-cell>
          <table:table-cell office:value-type="float" office:value="0.06432126" calcext:value-type="float">
            <text:p>0.06432126</text:p>
          </table:table-cell>
          <table:table-cell office:value-type="float" office:value="0.3409167" calcext:value-type="float">
            <text:p>0.3409167</text:p>
          </table:table-cell>
          <table:table-cell office:value-type="float" office:value="0.346117" calcext:value-type="float">
            <text:p>0.346117</text:p>
          </table:table-cell>
          <table:table-cell office:value-type="float" office:value="0" calcext:value-type="float">
            <text:p>0</text:p>
          </table:table-cell>
          <table:table-cell office:value-type="float" office:value="488.0702" calcext:value-type="float">
            <text:p>488.0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1262" calcext:value-type="float">
            <text:p>18.71262</text:p>
          </table:table-cell>
          <table:table-cell office:value-type="float" office:value="0" calcext:value-type="float">
            <text:p>0</text:p>
          </table:table-cell>
          <table:table-cell office:value-type="float" office:value="-1.7996" calcext:value-type="float">
            <text:p>-1.79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15.66761" calcext:value-type="float">
            <text:p>15.66761</text:p>
          </table:table-cell>
          <table:table-cell office:value-type="float" office:value="1098.831" calcext:value-type="float">
            <text:p>1098.831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7217" calcext:value-type="float">
            <text:p>-35.97217</text:p>
          </table:table-cell>
          <table:table-cell office:value-type="float" office:value="0.08364049" calcext:value-type="float">
            <text:p>0.08364049</text:p>
          </table:table-cell>
          <table:table-cell office:value-type="float" office:value="1.070992" calcext:value-type="float">
            <text:p>1.070992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89596" calcext:value-type="float">
            <text:p>-0.4889596</text:p>
          </table:table-cell>
          <table:table-cell office:value-type="float" office:value="-0.1675536" calcext:value-type="float">
            <text:p>-0.1675536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79352" calcext:value-type="float">
            <text:p>14.79352</text:p>
          </table:table-cell>
          <table:table-cell office:value-type="float" office:value="0.1268308" calcext:value-type="float">
            <text:p>0.1268308</text:p>
          </table:table-cell>
          <table:table-cell office:value-type="float" office:value="0.1616306" calcext:value-type="float">
            <text:p>0.1616306</text:p>
          </table:table-cell>
          <table:table-cell office:value-type="float" office:value="0.08947337" calcext:value-type="float">
            <text:p>0.08947337</text:p>
          </table:table-cell>
          <table:table-cell office:value-type="float" office:value="0.04010075" calcext:value-type="float">
            <text:p>0.04010075</text:p>
          </table:table-cell>
          <table:table-cell office:value-type="float" office:value="0.03365042" calcext:value-type="float">
            <text:p>0.03365042</text:p>
          </table:table-cell>
          <table:table-cell office:value-type="float" office:value="0.01799356" calcext:value-type="float">
            <text:p>0.01799356</text:p>
          </table:table-cell>
          <table:table-cell office:value-type="float" office:value="0.01874894" calcext:value-type="float">
            <text:p>0.01874894</text:p>
          </table:table-cell>
          <table:table-cell office:value-type="float" office:value="0.03032473" calcext:value-type="float">
            <text:p>0.03032473</text:p>
          </table:table-cell>
          <table:table-cell office:value-type="float" office:value="0.02568211" calcext:value-type="float">
            <text:p>0.02568211</text:p>
          </table:table-cell>
          <table:table-cell office:value-type="float" office:value="0.02076832" calcext:value-type="float">
            <text:p>0.02076832</text:p>
          </table:table-cell>
          <table:table-cell office:value-type="float" office:value="0.01886516" calcext:value-type="float">
            <text:p>0.01886516</text:p>
          </table:table-cell>
          <table:table-cell office:value-type="float" office:value="0.02506588" calcext:value-type="float">
            <text:p>0.02506588</text:p>
          </table:table-cell>
          <table:table-cell office:value-type="float" office:value="0.00552573" calcext:value-type="float">
            <text:p>0.00552573</text:p>
          </table:table-cell>
          <table:table-cell office:value-type="float" office:value="0.004787284" calcext:value-type="float">
            <text:p>0.004787284</text:p>
          </table:table-cell>
          <table:table-cell office:value-type="float" office:value="0" calcext:value-type="float">
            <text:p>0</text:p>
          </table:table-cell>
          <table:table-cell office:value-type="float" office:value="0.02953024" calcext:value-type="float">
            <text:p>0.02953024</text:p>
          </table:table-cell>
          <table:table-cell office:value-type="float" office:value="2.130982" calcext:value-type="float">
            <text:p>2.130982</text:p>
          </table:table-cell>
          <table:table-cell office:value-type="float" office:value="2.378623" calcext:value-type="float">
            <text:p>2.378623</text:p>
          </table:table-cell>
          <table:table-cell office:value-type="float" office:value="0.120511" calcext:value-type="float">
            <text:p>0.120511</text:p>
          </table:table-cell>
          <table:table-cell office:value-type="float" office:value="0.03595343" calcext:value-type="float">
            <text:p>0.03595343</text:p>
          </table:table-cell>
          <table:table-cell office:value-type="float" office:value="0.1198309" calcext:value-type="float">
            <text:p>0.1198309</text:p>
          </table:table-cell>
          <table:table-cell office:value-type="float" office:value="0.06472094" calcext:value-type="float">
            <text:p>0.06472094</text:p>
          </table:table-cell>
          <table:table-cell office:value-type="float" office:value="0.1674249" calcext:value-type="float">
            <text:p>0.1674249</text:p>
          </table:table-cell>
          <table:table-cell office:value-type="float" office:value="0.5859736" calcext:value-type="float">
            <text:p>0.5859736</text:p>
          </table:table-cell>
          <table:table-cell office:value-type="float" office:value="0.07314964" calcext:value-type="float">
            <text:p>0.07314964</text:p>
          </table:table-cell>
          <table:table-cell office:value-type="float" office:value="0.03307045" calcext:value-type="float">
            <text:p>0.03307045</text:p>
          </table:table-cell>
          <table:table-cell office:value-type="float" office:value="0.06770214" calcext:value-type="float">
            <text:p>0.06770214</text:p>
          </table:table-cell>
          <table:table-cell office:value-type="float" office:value="0.3406222" calcext:value-type="float">
            <text:p>0.3406222</text:p>
          </table:table-cell>
          <table:table-cell office:value-type="float" office:value="0.3461266" calcext:value-type="float">
            <text:p>0.3461266</text:p>
          </table:table-cell>
          <table:table-cell office:value-type="float" office:value="0" calcext:value-type="float">
            <text:p>0</text:p>
          </table:table-cell>
          <table:table-cell office:value-type="float" office:value="560.9886" calcext:value-type="float">
            <text:p>560.9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324" calcext:value-type="float">
            <text:p>18.81324</text:p>
          </table:table-cell>
          <table:table-cell office:value-type="float" office:value="0" calcext:value-type="float">
            <text:p>0</text:p>
          </table:table-cell>
          <table:table-cell office:value-type="float" office:value="-1.799683" calcext:value-type="float">
            <text:p>-1.7996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15.61754" calcext:value-type="float">
            <text:p>15.61754</text:p>
          </table:table-cell>
          <table:table-cell office:value-type="float" office:value="1098.792" calcext:value-type="float">
            <text:p>1098.792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551" calcext:value-type="float">
            <text:p>-35.9551</text:p>
          </table:table-cell>
          <table:table-cell office:value-type="float" office:value="0.08426289" calcext:value-type="float">
            <text:p>0.08426289</text:p>
          </table:table-cell>
          <table:table-cell office:value-type="float" office:value="1.167199" calcext:value-type="float">
            <text:p>1.167199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90857" calcext:value-type="float">
            <text:p>-0.4890857</text:p>
          </table:table-cell>
          <table:table-cell office:value-type="float" office:value="-0.1676816" calcext:value-type="float">
            <text:p>-0.1676816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7462" calcext:value-type="float">
            <text:p>14.7462</text:p>
          </table:table-cell>
          <table:table-cell office:value-type="float" office:value="0.1324404" calcext:value-type="float">
            <text:p>0.1324404</text:p>
          </table:table-cell>
          <table:table-cell office:value-type="float" office:value="0.1424851" calcext:value-type="float">
            <text:p>0.1424851</text:p>
          </table:table-cell>
          <table:table-cell office:value-type="float" office:value="0.09453637" calcext:value-type="float">
            <text:p>0.09453637</text:p>
          </table:table-cell>
          <table:table-cell office:value-type="float" office:value="0.04343713" calcext:value-type="float">
            <text:p>0.04343713</text:p>
          </table:table-cell>
          <table:table-cell office:value-type="float" office:value="0.03435196" calcext:value-type="float">
            <text:p>0.03435196</text:p>
          </table:table-cell>
          <table:table-cell office:value-type="float" office:value="0.0187111" calcext:value-type="float">
            <text:p>0.0187111</text:p>
          </table:table-cell>
          <table:table-cell office:value-type="float" office:value="0.01973838" calcext:value-type="float">
            <text:p>0.01973838</text:p>
          </table:table-cell>
          <table:table-cell office:value-type="float" office:value="0.03057521" calcext:value-type="float">
            <text:p>0.03057521</text:p>
          </table:table-cell>
          <table:table-cell office:value-type="float" office:value="0.02600715" calcext:value-type="float">
            <text:p>0.02600715</text:p>
          </table:table-cell>
          <table:table-cell office:value-type="float" office:value="0.02094058" calcext:value-type="float">
            <text:p>0.02094058</text:p>
          </table:table-cell>
          <table:table-cell office:value-type="float" office:value="0.01898571" calcext:value-type="float">
            <text:p>0.01898571</text:p>
          </table:table-cell>
          <table:table-cell office:value-type="float" office:value="0.02535783" calcext:value-type="float">
            <text:p>0.02535783</text:p>
          </table:table-cell>
          <table:table-cell office:value-type="float" office:value="0.00551955" calcext:value-type="float">
            <text:p>0.00551955</text:p>
          </table:table-cell>
          <table:table-cell office:value-type="float" office:value="0.004784766" calcext:value-type="float">
            <text:p>0.004784766</text:p>
          </table:table-cell>
          <table:table-cell office:value-type="float" office:value="0" calcext:value-type="float">
            <text:p>0</text:p>
          </table:table-cell>
          <table:table-cell office:value-type="float" office:value="0.03052394" calcext:value-type="float">
            <text:p>0.03052394</text:p>
          </table:table-cell>
          <table:table-cell office:value-type="float" office:value="2.873755" calcext:value-type="float">
            <text:p>2.873755</text:p>
          </table:table-cell>
          <table:table-cell office:value-type="float" office:value="2.977292" calcext:value-type="float">
            <text:p>2.977292</text:p>
          </table:table-cell>
          <table:table-cell office:value-type="float" office:value="0.2655365" calcext:value-type="float">
            <text:p>0.2655365</text:p>
          </table:table-cell>
          <table:table-cell office:value-type="float" office:value="0.04184714" calcext:value-type="float">
            <text:p>0.04184714</text:p>
          </table:table-cell>
          <table:table-cell office:value-type="float" office:value="0.1681602" calcext:value-type="float">
            <text:p>0.1681602</text:p>
          </table:table-cell>
          <table:table-cell office:value-type="float" office:value="0.09140253" calcext:value-type="float">
            <text:p>0.09140253</text:p>
          </table:table-cell>
          <table:table-cell office:value-type="float" office:value="0.1856762" calcext:value-type="float">
            <text:p>0.1856762</text:p>
          </table:table-cell>
          <table:table-cell office:value-type="float" office:value="0.5971698" calcext:value-type="float">
            <text:p>0.5971698</text:p>
          </table:table-cell>
          <table:table-cell office:value-type="float" office:value="0.07941344" calcext:value-type="float">
            <text:p>0.07941344</text:p>
          </table:table-cell>
          <table:table-cell office:value-type="float" office:value="0.03505614" calcext:value-type="float">
            <text:p>0.03505614</text:p>
          </table:table-cell>
          <table:table-cell office:value-type="float" office:value="0.07115785" calcext:value-type="float">
            <text:p>0.07115785</text:p>
          </table:table-cell>
          <table:table-cell office:value-type="float" office:value="0.3403166" calcext:value-type="float">
            <text:p>0.3403166</text:p>
          </table:table-cell>
          <table:table-cell office:value-type="float" office:value="0.3461363" calcext:value-type="float">
            <text:p>0.3461363</text:p>
          </table:table-cell>
          <table:table-cell office:value-type="float" office:value="0" calcext:value-type="float">
            <text:p>0</text:p>
          </table:table-cell>
          <table:table-cell office:value-type="float" office:value="680.2734" calcext:value-type="float">
            <text:p>680.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2762" calcext:value-type="float">
            <text:p>18.92762</text:p>
          </table:table-cell>
          <table:table-cell office:value-type="float" office:value="0" calcext:value-type="float">
            <text:p>0</text:p>
          </table:table-cell>
          <table:table-cell office:value-type="float" office:value="-1.799768" calcext:value-type="float">
            <text:p>-1.7997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15.56224" calcext:value-type="float">
            <text:p>15.56224</text:p>
          </table:table-cell>
          <table:table-cell office:value-type="float" office:value="1098.749" calcext:value-type="float">
            <text:p>1098.74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3356" calcext:value-type="float">
            <text:p>-35.93356</text:p>
          </table:table-cell>
          <table:table-cell office:value-type="float" office:value="0.08545806" calcext:value-type="float">
            <text:p>0.08545806</text:p>
          </table:table-cell>
          <table:table-cell office:value-type="float" office:value="1.27647" calcext:value-type="float">
            <text:p>1.27647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92311" calcext:value-type="float">
            <text:p>-0.4892311</text:p>
          </table:table-cell>
          <table:table-cell office:value-type="float" office:value="-0.1677679" calcext:value-type="float">
            <text:p>-0.1677679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67389" calcext:value-type="float">
            <text:p>14.67389</text:p>
          </table:table-cell>
          <table:table-cell office:value-type="float" office:value="0.1551658" calcext:value-type="float">
            <text:p>0.1551658</text:p>
          </table:table-cell>
          <table:table-cell office:value-type="float" office:value="0.1355253" calcext:value-type="float">
            <text:p>0.1355253</text:p>
          </table:table-cell>
          <table:table-cell office:value-type="float" office:value="0.1008344" calcext:value-type="float">
            <text:p>0.1008344</text:p>
          </table:table-cell>
          <table:table-cell office:value-type="float" office:value="0.04682148" calcext:value-type="float">
            <text:p>0.04682148</text:p>
          </table:table-cell>
          <table:table-cell office:value-type="float" office:value="0.03758241" calcext:value-type="float">
            <text:p>0.03758241</text:p>
          </table:table-cell>
          <table:table-cell office:value-type="float" office:value="0.018955" calcext:value-type="float">
            <text:p>0.018955</text:p>
          </table:table-cell>
          <table:table-cell office:value-type="float" office:value="0.019911" calcext:value-type="float">
            <text:p>0.019911</text:p>
          </table:table-cell>
          <table:table-cell office:value-type="float" office:value="0.03071202" calcext:value-type="float">
            <text:p>0.03071202</text:p>
          </table:table-cell>
          <table:table-cell office:value-type="float" office:value="0.02626286" calcext:value-type="float">
            <text:p>0.02626286</text:p>
          </table:table-cell>
          <table:table-cell office:value-type="float" office:value="0.02110386" calcext:value-type="float">
            <text:p>0.02110386</text:p>
          </table:table-cell>
          <table:table-cell office:value-type="float" office:value="0.01910344" calcext:value-type="float">
            <text:p>0.01910344</text:p>
          </table:table-cell>
          <table:table-cell office:value-type="float" office:value="0.02563589" calcext:value-type="float">
            <text:p>0.02563589</text:p>
          </table:table-cell>
          <table:table-cell office:value-type="float" office:value="0.005513364" calcext:value-type="float">
            <text:p>0.005513364</text:p>
          </table:table-cell>
          <table:table-cell office:value-type="float" office:value="0.00478224" calcext:value-type="float">
            <text:p>0.00478224</text:p>
          </table:table-cell>
          <table:table-cell office:value-type="float" office:value="0" calcext:value-type="float">
            <text:p>0</text:p>
          </table:table-cell>
          <table:table-cell office:value-type="float" office:value="0.02922963" calcext:value-type="float">
            <text:p>0.02922963</text:p>
          </table:table-cell>
          <table:table-cell office:value-type="float" office:value="3.674345" calcext:value-type="float">
            <text:p>3.674345</text:p>
          </table:table-cell>
          <table:table-cell office:value-type="float" office:value="3.664041" calcext:value-type="float">
            <text:p>3.664041</text:p>
          </table:table-cell>
          <table:table-cell office:value-type="float" office:value="0.5050259" calcext:value-type="float">
            <text:p>0.5050259</text:p>
          </table:table-cell>
          <table:table-cell office:value-type="float" office:value="0.06803384" calcext:value-type="float">
            <text:p>0.06803384</text:p>
          </table:table-cell>
          <table:table-cell office:value-type="float" office:value="0.2199192" calcext:value-type="float">
            <text:p>0.2199192</text:p>
          </table:table-cell>
          <table:table-cell office:value-type="float" office:value="0.1209124" calcext:value-type="float">
            <text:p>0.1209124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0.6084466" calcext:value-type="float">
            <text:p>0.6084466</text:p>
          </table:table-cell>
          <table:table-cell office:value-type="float" office:value="0.08555993" calcext:value-type="float">
            <text:p>0.08555993</text:p>
          </table:table-cell>
          <table:table-cell office:value-type="float" office:value="0.03707202" calcext:value-type="float">
            <text:p>0.03707202</text:p>
          </table:table-cell>
          <table:table-cell office:value-type="float" office:value="0.07468311" calcext:value-type="float">
            <text:p>0.07468311</text:p>
          </table:table-cell>
          <table:table-cell office:value-type="float" office:value="0.3399884" calcext:value-type="float">
            <text:p>0.3399884</text:p>
          </table:table-cell>
          <table:table-cell office:value-type="float" office:value="0.346146" calcext:value-type="float">
            <text:p>0.346146</text:p>
          </table:table-cell>
          <table:table-cell office:value-type="float" office:value="0" calcext:value-type="float">
            <text:p>0</text:p>
          </table:table-cell>
          <table:table-cell office:value-type="float" office:value="809.2974" calcext:value-type="float">
            <text:p>809.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5481" calcext:value-type="float">
            <text:p>19.05481</text:p>
          </table:table-cell>
          <table:table-cell office:value-type="float" office:value="0" calcext:value-type="float">
            <text:p>0</text:p>
          </table:table-cell>
          <table:table-cell office:value-type="float" office:value="-1.799847" calcext:value-type="float">
            <text:p>-1.7998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15.50347" calcext:value-type="float">
            <text:p>15.50347</text:p>
          </table:table-cell>
          <table:table-cell office:value-type="float" office:value="1098.702" calcext:value-type="float">
            <text:p>1098.702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90511" calcext:value-type="float">
            <text:p>-35.90511</text:p>
          </table:table-cell>
          <table:table-cell office:value-type="float" office:value="0.08880073" calcext:value-type="float">
            <text:p>0.08880073</text:p>
          </table:table-cell>
          <table:table-cell office:value-type="float" office:value="1.397086" calcext:value-type="float">
            <text:p>1.397086</text:p>
          </table:table-cell>
          <table:table-cell office:value-type="float" office:value="0.1695459" calcext:value-type="float">
            <text:p>0.1695459</text:p>
          </table:table-cell>
          <table:table-cell office:value-type="float" office:value="0.003952377" calcext:value-type="float">
            <text:p>0.003952377</text:p>
          </table:table-cell>
          <table:table-cell office:value-type="float" office:value="0.1651125" calcext:value-type="float">
            <text:p>0.1651125</text:p>
          </table:table-cell>
          <table:table-cell office:value-type="float" office:value="2.690087" calcext:value-type="float">
            <text:p>2.690087</text:p>
          </table:table-cell>
          <table:table-cell office:value-type="float" office:value="-0.4893733" calcext:value-type="float">
            <text:p>-0.4893733</text:p>
          </table:table-cell>
          <table:table-cell office:value-type="float" office:value="-0.167793" calcext:value-type="float">
            <text:p>-0.167793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57389" calcext:value-type="float">
            <text:p>14.57389</text:p>
          </table:table-cell>
          <table:table-cell office:value-type="float" office:value="0.3345546" calcext:value-type="float">
            <text:p>0.3345546</text:p>
          </table:table-cell>
          <table:table-cell office:value-type="float" office:value="0.1377354" calcext:value-type="float">
            <text:p>0.1377354</text:p>
          </table:table-cell>
          <table:table-cell office:value-type="float" office:value="0.111301" calcext:value-type="float">
            <text:p>0.111301</text:p>
          </table:table-cell>
          <table:table-cell office:value-type="float" office:value="0.04993039" calcext:value-type="float">
            <text:p>0.04993039</text:p>
          </table:table-cell>
          <table:table-cell office:value-type="float" office:value="0.04530055" calcext:value-type="float">
            <text:p>0.04530055</text:p>
          </table:table-cell>
          <table:table-cell office:value-type="float" office:value="0.01898841" calcext:value-type="float">
            <text:p>0.01898841</text:p>
          </table:table-cell>
          <table:table-cell office:value-type="float" office:value="0.01964143" calcext:value-type="float">
            <text:p>0.01964143</text:p>
          </table:table-cell>
          <table:table-cell office:value-type="float" office:value="0.03075563" calcext:value-type="float">
            <text:p>0.03075563</text:p>
          </table:table-cell>
          <table:table-cell office:value-type="float" office:value="0.02644131" calcext:value-type="float">
            <text:p>0.02644131</text:p>
          </table:table-cell>
          <table:table-cell office:value-type="float" office:value="0.02125573" calcext:value-type="float">
            <text:p>0.02125573</text:p>
          </table:table-cell>
          <table:table-cell office:value-type="float" office:value="0.01921771" calcext:value-type="float">
            <text:p>0.01921771</text:p>
          </table:table-cell>
          <table:table-cell office:value-type="float" office:value="0.02590069" calcext:value-type="float">
            <text:p>0.02590069</text:p>
          </table:table-cell>
          <table:table-cell office:value-type="float" office:value="0.005507165" calcext:value-type="float">
            <text:p>0.005507165</text:p>
          </table:table-cell>
          <table:table-cell office:value-type="float" office:value="0.004779711" calcext:value-type="float">
            <text:p>0.004779711</text:p>
          </table:table-cell>
          <table:table-cell office:value-type="float" office:value="0" calcext:value-type="float">
            <text:p>0</text:p>
          </table:table-cell>
          <table:table-cell office:value-type="float" office:value="0.04159034" calcext:value-type="float">
            <text:p>0.04159034</text:p>
          </table:table-cell>
          <table:table-cell office:value-type="float" office:value="4.516385" calcext:value-type="float">
            <text:p>4.516385</text:p>
          </table:table-cell>
          <table:table-cell office:value-type="float" office:value="4.418645" calcext:value-type="float">
            <text:p>4.418645</text:p>
          </table:table-cell>
          <table:table-cell office:value-type="float" office:value="0.7907914" calcext:value-type="float">
            <text:p>0.7907914</text:p>
          </table:table-cell>
          <table:table-cell office:value-type="float" office:value="0.1931966" calcext:value-type="float">
            <text:p>0.1931966</text:p>
          </table:table-cell>
          <table:table-cell office:value-type="float" office:value="0.2738046" calcext:value-type="float">
            <text:p>0.2738046</text:p>
          </table:table-cell>
          <table:table-cell office:value-type="float" office:value="0.1524938" calcext:value-type="float">
            <text:p>0.1524938</text:p>
          </table:table-cell>
          <table:table-cell office:value-type="float" office:value="0.2236411" calcext:value-type="float">
            <text:p>0.2236411</text:p>
          </table:table-cell>
          <table:table-cell office:value-type="float" office:value="0.6197594" calcext:value-type="float">
            <text:p>0.6197594</text:p>
          </table:table-cell>
          <table:table-cell office:value-type="float" office:value="0.09160646" calcext:value-type="float">
            <text:p>0.09160646</text:p>
          </table:table-cell>
          <table:table-cell office:value-type="float" office:value="0.03911074" calcext:value-type="float">
            <text:p>0.03911074</text:p>
          </table:table-cell>
          <table:table-cell office:value-type="float" office:value="0.0782803" calcext:value-type="float">
            <text:p>0.0782803</text:p>
          </table:table-cell>
          <table:table-cell office:value-type="float" office:value="0.3396233" calcext:value-type="float">
            <text:p>0.3396233</text:p>
          </table:table-cell>
          <table:table-cell office:value-type="float" office:value="0.3461557" calcext:value-type="float">
            <text:p>0.3461557</text:p>
          </table:table-cell>
          <table:table-cell office:value-type="float" office:value="0" calcext:value-type="float">
            <text:p>0</text:p>
          </table:table-cell>
          <table:table-cell office:value-type="float" office:value="961.0244" calcext:value-type="float">
            <text:p>961.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9199" calcext:value-type="float">
            <text:p>19.19199</text:p>
          </table:table-cell>
          <table:table-cell office:value-type="float" office:value="0" calcext:value-type="float">
            <text:p>0</text:p>
          </table:table-cell>
          <table:table-cell office:value-type="float" office:value="-1.799889" calcext:value-type="float">
            <text:p>-1.79988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15.44845" calcext:value-type="float">
            <text:p>15.44845</text:p>
          </table:table-cell>
          <table:table-cell office:value-type="float" office:value="1098.644" calcext:value-type="float">
            <text:p>1098.644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86903" calcext:value-type="float">
            <text:p>-35.86903</text:p>
          </table:table-cell>
          <table:table-cell office:value-type="float" office:value="0.08838253" calcext:value-type="float">
            <text:p>0.08838253</text:p>
          </table:table-cell>
          <table:table-cell office:value-type="float" office:value="1.534317" calcext:value-type="float">
            <text:p>1.534317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89517" calcext:value-type="float">
            <text:p>-0.489517</text:p>
          </table:table-cell>
          <table:table-cell office:value-type="float" office:value="-0.1682947" calcext:value-type="float">
            <text:p>-0.1682947</text:p>
          </table:table-cell>
          <table:table-cell office:value-type="float" office:value="0.00003603218" calcext:value-type="float">
            <text:p>3.603218E-05</text:p>
          </table:table-cell>
          <table:table-cell office:value-type="float" office:value="14.49458" calcext:value-type="float">
            <text:p>14.49458</text:p>
          </table:table-cell>
          <table:table-cell office:value-type="float" office:value="0.4191345" calcext:value-type="float">
            <text:p>0.4191345</text:p>
          </table:table-cell>
          <table:table-cell office:value-type="float" office:value="0.1372318" calcext:value-type="float">
            <text:p>0.1372318</text:p>
          </table:table-cell>
          <table:table-cell office:value-type="float" office:value="0.1082028" calcext:value-type="float">
            <text:p>0.1082028</text:p>
          </table:table-cell>
          <table:table-cell office:value-type="float" office:value="0.04963838" calcext:value-type="float">
            <text:p>0.04963838</text:p>
          </table:table-cell>
          <table:table-cell office:value-type="float" office:value="0.05225894" calcext:value-type="float">
            <text:p>0.05225894</text:p>
          </table:table-cell>
          <table:table-cell office:value-type="float" office:value="0.01869063" calcext:value-type="float">
            <text:p>0.01869063</text:p>
          </table:table-cell>
          <table:table-cell office:value-type="float" office:value="0.01966722" calcext:value-type="float">
            <text:p>0.01966722</text:p>
          </table:table-cell>
          <table:table-cell office:value-type="float" office:value="0.03075696" calcext:value-type="float">
            <text:p>0.03075696</text:p>
          </table:table-cell>
          <table:table-cell office:value-type="float" office:value="0.02654832" calcext:value-type="float">
            <text:p>0.02654832</text:p>
          </table:table-cell>
          <table:table-cell office:value-type="float" office:value="0.02139009" calcext:value-type="float">
            <text:p>0.02139009</text:p>
          </table:table-cell>
          <table:table-cell office:value-type="float" office:value="0.01932989" calcext:value-type="float">
            <text:p>0.01932989</text:p>
          </table:table-cell>
          <table:table-cell office:value-type="float" office:value="0.0261553" calcext:value-type="float">
            <text:p>0.0261553</text:p>
          </table:table-cell>
          <table:table-cell office:value-type="float" office:value="0.005500887" calcext:value-type="float">
            <text:p>0.005500887</text:p>
          </table:table-cell>
          <table:table-cell office:value-type="float" office:value="0.004777027" calcext:value-type="float">
            <text:p>0.004777027</text:p>
          </table:table-cell>
          <table:table-cell office:value-type="float" office:value="0" calcext:value-type="float">
            <text:p>0</text:p>
          </table:table-cell>
          <table:table-cell office:value-type="float" office:value="1.538408" calcext:value-type="float">
            <text:p>1.538408</text:p>
          </table:table-cell>
          <table:table-cell office:value-type="float" office:value="5.429745" calcext:value-type="float">
            <text:p>5.429745</text:p>
          </table:table-cell>
          <table:table-cell office:value-type="float" office:value="5.173484" calcext:value-type="float">
            <text:p>5.173484</text:p>
          </table:table-cell>
          <table:table-cell office:value-type="float" office:value="1.086259" calcext:value-type="float">
            <text:p>1.086259</text:p>
          </table:table-cell>
          <table:table-cell office:value-type="float" office:value="0.4386023" calcext:value-type="float">
            <text:p>0.4386023</text:p>
          </table:table-cell>
          <table:table-cell office:value-type="float" office:value="0.3300903" calcext:value-type="float">
            <text:p>0.3300903</text:p>
          </table:table-cell>
          <table:table-cell office:value-type="float" office:value="0.1823521" calcext:value-type="float">
            <text:p>0.1823521</text:p>
          </table:table-cell>
          <table:table-cell office:value-type="float" office:value="0.2451737" calcext:value-type="float">
            <text:p>0.2451737</text:p>
          </table:table-cell>
          <table:table-cell office:value-type="float" office:value="0.6310639" calcext:value-type="float">
            <text:p>0.6310639</text:p>
          </table:table-cell>
          <table:table-cell office:value-type="float" office:value="0.09748702" calcext:value-type="float">
            <text:p>0.09748702</text:p>
          </table:table-cell>
          <table:table-cell office:value-type="float" office:value="0.04117077" calcext:value-type="float">
            <text:p>0.04117077</text:p>
          </table:table-cell>
          <table:table-cell office:value-type="float" office:value="0.08195554" calcext:value-type="float">
            <text:p>0.08195554</text:p>
          </table:table-cell>
          <table:table-cell office:value-type="float" office:value="0.3391965" calcext:value-type="float">
            <text:p>0.3391965</text:p>
          </table:table-cell>
          <table:table-cell office:value-type="float" office:value="0.3461668" calcext:value-type="float">
            <text:p>0.3461668</text:p>
          </table:table-cell>
          <table:table-cell office:value-type="float" office:value="0" calcext:value-type="float">
            <text:p>0</text:p>
          </table:table-cell>
          <table:table-cell office:value-type="float" office:value="-617.5655" calcext:value-type="float">
            <text:p>-617.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2275" calcext:value-type="float">
            <text:p>19.32275</text:p>
          </table:table-cell>
          <table:table-cell office:value-type="float" office:value="0" calcext:value-type="float">
            <text:p>0</text:p>
          </table:table-cell>
          <table:table-cell office:value-type="float" office:value="-1.799935" calcext:value-type="float">
            <text:p>-1.7999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5.40149" calcext:value-type="float">
            <text:p>15.40149</text:p>
          </table:table-cell>
          <table:table-cell office:value-type="float" office:value="1098.608" calcext:value-type="float">
            <text:p>1098.60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82985" calcext:value-type="float">
            <text:p>-35.82985</text:p>
          </table:table-cell>
          <table:table-cell office:value-type="float" office:value="0.08616079" calcext:value-type="float">
            <text:p>0.08616079</text:p>
          </table:table-cell>
          <table:table-cell office:value-type="float" office:value="1.65358" calcext:value-type="float">
            <text:p>1.65358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896689" calcext:value-type="float">
            <text:p>-0.4896689</text:p>
          </table:table-cell>
          <table:table-cell office:value-type="float" office:value="-0.1689774" calcext:value-type="float">
            <text:p>-0.1689774</text:p>
          </table:table-cell>
          <table:table-cell office:value-type="float" office:value="0.00003603228" calcext:value-type="float">
            <text:p>3.603228E-05</text:p>
          </table:table-cell>
          <table:table-cell office:value-type="float" office:value="14.47146" calcext:value-type="float">
            <text:p>14.47146</text:p>
          </table:table-cell>
          <table:table-cell office:value-type="float" office:value="0.298711" calcext:value-type="float">
            <text:p>0.298711</text:p>
          </table:table-cell>
          <table:table-cell office:value-type="float" office:value="0.1155786" calcext:value-type="float">
            <text:p>0.1155786</text:p>
          </table:table-cell>
          <table:table-cell office:value-type="float" office:value="0.1035992" calcext:value-type="float">
            <text:p>0.1035992</text:p>
          </table:table-cell>
          <table:table-cell office:value-type="float" office:value="0.04774885" calcext:value-type="float">
            <text:p>0.04774885</text:p>
          </table:table-cell>
          <table:table-cell office:value-type="float" office:value="0.0538477" calcext:value-type="float">
            <text:p>0.0538477</text:p>
          </table:table-cell>
          <table:table-cell office:value-type="float" office:value="0.01820645" calcext:value-type="float">
            <text:p>0.01820645</text:p>
          </table:table-cell>
          <table:table-cell office:value-type="float" office:value="0.01922679" calcext:value-type="float">
            <text:p>0.01922679</text:p>
          </table:table-cell>
          <table:table-cell office:value-type="float" office:value="0.03072245" calcext:value-type="float">
            <text:p>0.03072245</text:p>
          </table:table-cell>
          <table:table-cell office:value-type="float" office:value="0.02653584" calcext:value-type="float">
            <text:p>0.02653584</text:p>
          </table:table-cell>
          <table:table-cell office:value-type="float" office:value="0.02148698" calcext:value-type="float">
            <text:p>0.02148698</text:p>
          </table:table-cell>
          <table:table-cell office:value-type="float" office:value="0.01943401" calcext:value-type="float">
            <text:p>0.01943401</text:p>
          </table:table-cell>
          <table:table-cell office:value-type="float" office:value="0.02638184" calcext:value-type="float">
            <text:p>0.02638184</text:p>
          </table:table-cell>
          <table:table-cell office:value-type="float" office:value="0.005494701" calcext:value-type="float">
            <text:p>0.005494701</text:p>
          </table:table-cell>
          <table:table-cell office:value-type="float" office:value="0.004774503" calcext:value-type="float">
            <text:p>0.004774503</text:p>
          </table:table-cell>
          <table:table-cell office:value-type="float" office:value="0" calcext:value-type="float">
            <text:p>0</text:p>
          </table:table-cell>
          <table:table-cell office:value-type="float" office:value="2.891823" calcext:value-type="float">
            <text:p>2.891823</text:p>
          </table:table-cell>
          <table:table-cell office:value-type="float" office:value="5.964139" calcext:value-type="float">
            <text:p>5.964139</text:p>
          </table:table-cell>
          <table:table-cell office:value-type="float" office:value="5.806331" calcext:value-type="float">
            <text:p>5.806331</text:p>
          </table:table-cell>
          <table:table-cell office:value-type="float" office:value="1.347514" calcext:value-type="float">
            <text:p>1.347514</text:p>
          </table:table-cell>
          <table:table-cell office:value-type="float" office:value="0.7173026" calcext:value-type="float">
            <text:p>0.7173026</text:p>
          </table:table-cell>
          <table:table-cell office:value-type="float" office:value="0.3831988" calcext:value-type="float">
            <text:p>0.3831988</text:p>
          </table:table-cell>
          <table:table-cell office:value-type="float" office:value="0.2041142" calcext:value-type="float">
            <text:p>0.2041142</text:p>
          </table:table-cell>
          <table:table-cell office:value-type="float" office:value="0.267774" calcext:value-type="float">
            <text:p>0.267774</text:p>
          </table:table-cell>
          <table:table-cell office:value-type="float" office:value="0.6433024" calcext:value-type="float">
            <text:p>0.6433024</text:p>
          </table:table-cell>
          <table:table-cell office:value-type="float" office:value="0.1032982" calcext:value-type="float">
            <text:p>0.1032982</text:p>
          </table:table-cell>
          <table:table-cell office:value-type="float" office:value="0.04324589" calcext:value-type="float">
            <text:p>0.04324589</text:p>
          </table:table-cell>
          <table:table-cell office:value-type="float" office:value="0.08563077" calcext:value-type="float">
            <text:p>0.08563077</text:p>
          </table:table-cell>
          <table:table-cell office:value-type="float" office:value="0.3388077" calcext:value-type="float">
            <text:p>0.3388077</text:p>
          </table:table-cell>
          <table:table-cell office:value-type="float" office:value="0.3461764" calcext:value-type="float">
            <text:p>0.3461764</text:p>
          </table:table-cell>
          <table:table-cell office:value-type="float" office:value="0" calcext:value-type="float">
            <text:p>0</text:p>
          </table:table-cell>
          <table:table-cell office:value-type="float" office:value="-436.0092" calcext:value-type="float">
            <text:p>-436.0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3735" calcext:value-type="float">
            <text:p>19.43735</text:p>
          </table:table-cell>
          <table:table-cell office:value-type="float" office:value="0" calcext:value-type="float">
            <text:p>0</text:p>
          </table:table-cell>
          <table:table-cell office:value-type="float" office:value="-1.799988" calcext:value-type="float">
            <text:p>-1.7999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15.35875" calcext:value-type="float">
            <text:p>15.35875</text:p>
          </table:table-cell>
          <table:table-cell office:value-type="float" office:value="1098.571" calcext:value-type="float">
            <text:p>1098.571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80031" calcext:value-type="float">
            <text:p>-35.80031</text:p>
          </table:table-cell>
          <table:table-cell office:value-type="float" office:value="0.08349553" calcext:value-type="float">
            <text:p>0.08349553</text:p>
          </table:table-cell>
          <table:table-cell office:value-type="float" office:value="1.758814" calcext:value-type="float">
            <text:p>1.758814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897608" calcext:value-type="float">
            <text:p>-0.4897608</text:p>
          </table:table-cell>
          <table:table-cell office:value-type="float" office:value="-0.1692525" calcext:value-type="float">
            <text:p>-0.1692525</text:p>
          </table:table-cell>
          <table:table-cell office:value-type="float" office:value="0.00003603228" calcext:value-type="float">
            <text:p>3.603228E-05</text:p>
          </table:table-cell>
          <table:table-cell office:value-type="float" office:value="14.45066" calcext:value-type="float">
            <text:p>14.45066</text:p>
          </table:table-cell>
          <table:table-cell office:value-type="float" office:value="0.2183341" calcext:value-type="float">
            <text:p>0.2183341</text:p>
          </table:table-cell>
          <table:table-cell office:value-type="float" office:value="0.100778" calcext:value-type="float">
            <text:p>0.100778</text:p>
          </table:table-cell>
          <table:table-cell office:value-type="float" office:value="0.0935602" calcext:value-type="float">
            <text:p>0.0935602</text:p>
          </table:table-cell>
          <table:table-cell office:value-type="float" office:value="0.04412875" calcext:value-type="float">
            <text:p>0.04412875</text:p>
          </table:table-cell>
          <table:table-cell office:value-type="float" office:value="0.05011581" calcext:value-type="float">
            <text:p>0.05011581</text:p>
          </table:table-cell>
          <table:table-cell office:value-type="float" office:value="0.01719924" calcext:value-type="float">
            <text:p>0.01719924</text:p>
          </table:table-cell>
          <table:table-cell office:value-type="float" office:value="0.01829839" calcext:value-type="float">
            <text:p>0.01829839</text:p>
          </table:table-cell>
          <table:table-cell office:value-type="float" office:value="0.03040845" calcext:value-type="float">
            <text:p>0.03040845</text:p>
          </table:table-cell>
          <table:table-cell office:value-type="float" office:value="0.02610973" calcext:value-type="float">
            <text:p>0.02610973</text:p>
          </table:table-cell>
          <table:table-cell office:value-type="float" office:value="0.02144353" calcext:value-type="float">
            <text:p>0.02144353</text:p>
          </table:table-cell>
          <table:table-cell office:value-type="float" office:value="0.01947529" calcext:value-type="float">
            <text:p>0.01947529</text:p>
          </table:table-cell>
          <table:table-cell office:value-type="float" office:value="0.02642939" calcext:value-type="float">
            <text:p>0.02642939</text:p>
          </table:table-cell>
          <table:table-cell office:value-type="float" office:value="0.005488541" calcext:value-type="float">
            <text:p>0.005488541</text:p>
          </table:table-cell>
          <table:table-cell office:value-type="float" office:value="0.004771973" calcext:value-type="float">
            <text:p>0.004771973</text:p>
          </table:table-cell>
          <table:table-cell office:value-type="float" office:value="0" calcext:value-type="float">
            <text:p>0</text:p>
          </table:table-cell>
          <table:table-cell office:value-type="float" office:value="3.57561" calcext:value-type="float">
            <text:p>3.57561</text:p>
          </table:table-cell>
          <table:table-cell office:value-type="float" office:value="6.510246" calcext:value-type="float">
            <text:p>6.510246</text:p>
          </table:table-cell>
          <table:table-cell office:value-type="float" office:value="6.371796" calcext:value-type="float">
            <text:p>6.371796</text:p>
          </table:table-cell>
          <table:table-cell office:value-type="float" office:value="1.57834" calcext:value-type="float">
            <text:p>1.57834</text:p>
          </table:table-cell>
          <table:table-cell office:value-type="float" office:value="0.95107" calcext:value-type="float">
            <text:p>0.95107</text:p>
          </table:table-cell>
          <table:table-cell office:value-type="float" office:value="0.4311278" calcext:value-type="float">
            <text:p>0.4311278</text:p>
          </table:table-cell>
          <table:table-cell office:value-type="float" office:value="0.2292162" calcext:value-type="float">
            <text:p>0.2292162</text:p>
          </table:table-cell>
          <table:table-cell office:value-type="float" office:value="0.2880064" calcext:value-type="float">
            <text:p>0.2880064</text:p>
          </table:table-cell>
          <table:table-cell office:value-type="float" office:value="0.655282" calcext:value-type="float">
            <text:p>0.655282</text:p>
          </table:table-cell>
          <table:table-cell office:value-type="float" office:value="0.1090743" calcext:value-type="float">
            <text:p>0.1090743</text:p>
          </table:table-cell>
          <table:table-cell office:value-type="float" office:value="0.04532398" calcext:value-type="float">
            <text:p>0.04532398</text:p>
          </table:table-cell>
          <table:table-cell office:value-type="float" office:value="0.08923817" calcext:value-type="float">
            <text:p>0.08923817</text:p>
          </table:table-cell>
          <table:table-cell office:value-type="float" office:value="0.3384715" calcext:value-type="float">
            <text:p>0.3384715</text:p>
          </table:table-cell>
          <table:table-cell office:value-type="float" office:value="0.346186" calcext:value-type="float">
            <text:p>0.346186</text:p>
          </table:table-cell>
          <table:table-cell office:value-type="float" office:value="0" calcext:value-type="float">
            <text:p>0</text:p>
          </table:table-cell>
          <table:table-cell office:value-type="float" office:value="-266.057" calcext:value-type="float">
            <text:p>-266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3922" calcext:value-type="float">
            <text:p>19.53922</text:p>
          </table:table-cell>
          <table:table-cell office:value-type="float" office:value="0" calcext:value-type="float">
            <text:p>0</text:p>
          </table:table-cell>
          <table:table-cell office:value-type="float" office:value="-1.800011" calcext:value-type="float">
            <text:p>-1.8000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5.32108" calcext:value-type="float">
            <text:p>15.32108</text:p>
          </table:table-cell>
          <table:table-cell office:value-type="float" office:value="1098.535" calcext:value-type="float">
            <text:p>1098.535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7761" calcext:value-type="float">
            <text:p>-35.77761</text:p>
          </table:table-cell>
          <table:table-cell office:value-type="float" office:value="0.08159862" calcext:value-type="float">
            <text:p>0.08159862</text:p>
          </table:table-cell>
          <table:table-cell office:value-type="float" office:value="1.850521" calcext:value-type="float">
            <text:p>1.850521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898183" calcext:value-type="float">
            <text:p>-0.4898183</text:p>
          </table:table-cell>
          <table:table-cell office:value-type="float" office:value="-0.1693777" calcext:value-type="float">
            <text:p>-0.1693777</text:p>
          </table:table-cell>
          <table:table-cell office:value-type="float" office:value="0.00003603228" calcext:value-type="float">
            <text:p>3.603228E-05</text:p>
          </table:table-cell>
          <table:table-cell office:value-type="float" office:value="14.42588" calcext:value-type="float">
            <text:p>14.42588</text:p>
          </table:table-cell>
          <table:table-cell office:value-type="float" office:value="0.1949125" calcext:value-type="float">
            <text:p>0.1949125</text:p>
          </table:table-cell>
          <table:table-cell office:value-type="float" office:value="0.09036394" calcext:value-type="float">
            <text:p>0.09036394</text:p>
          </table:table-cell>
          <table:table-cell office:value-type="float" office:value="0.08340494" calcext:value-type="float">
            <text:p>0.08340494</text:p>
          </table:table-cell>
          <table:table-cell office:value-type="float" office:value="0.04124367" calcext:value-type="float">
            <text:p>0.04124367</text:p>
          </table:table-cell>
          <table:table-cell office:value-type="float" office:value="0.04663856" calcext:value-type="float">
            <text:p>0.04663856</text:p>
          </table:table-cell>
          <table:table-cell office:value-type="float" office:value="0.01635902" calcext:value-type="float">
            <text:p>0.01635902</text:p>
          </table:table-cell>
          <table:table-cell office:value-type="float" office:value="0.01749768" calcext:value-type="float">
            <text:p>0.01749768</text:p>
          </table:table-cell>
          <table:table-cell office:value-type="float" office:value="0.03006274" calcext:value-type="float">
            <text:p>0.03006274</text:p>
          </table:table-cell>
          <table:table-cell office:value-type="float" office:value="0.02563868" calcext:value-type="float">
            <text:p>0.02563868</text:p>
          </table:table-cell>
          <table:table-cell office:value-type="float" office:value="0.02135479" calcext:value-type="float">
            <text:p>0.02135479</text:p>
          </table:table-cell>
          <table:table-cell office:value-type="float" office:value="0.01948194" calcext:value-type="float">
            <text:p>0.01948194</text:p>
          </table:table-cell>
          <table:table-cell office:value-type="float" office:value="0.02638721" calcext:value-type="float">
            <text:p>0.02638721</text:p>
          </table:table-cell>
          <table:table-cell office:value-type="float" office:value="0.00548237" calcext:value-type="float">
            <text:p>0.00548237</text:p>
          </table:table-cell>
          <table:table-cell office:value-type="float" office:value="0.004769449" calcext:value-type="float">
            <text:p>0.004769449</text:p>
          </table:table-cell>
          <table:table-cell office:value-type="float" office:value="0" calcext:value-type="float">
            <text:p>0</text:p>
          </table:table-cell>
          <table:table-cell office:value-type="float" office:value="3.925679" calcext:value-type="float">
            <text:p>3.925679</text:p>
          </table:table-cell>
          <table:table-cell office:value-type="float" office:value="6.987188" calcext:value-type="float">
            <text:p>6.987188</text:p>
          </table:table-cell>
          <table:table-cell office:value-type="float" office:value="6.878887" calcext:value-type="float">
            <text:p>6.878887</text:p>
          </table:table-cell>
          <table:table-cell office:value-type="float" office:value="1.780182" calcext:value-type="float">
            <text:p>1.780182</text:p>
          </table:table-cell>
          <table:table-cell office:value-type="float" office:value="1.142669" calcext:value-type="float">
            <text:p>1.142669</text:p>
          </table:table-cell>
          <table:table-cell office:value-type="float" office:value="0.4735512" calcext:value-type="float">
            <text:p>0.4735512</text:p>
          </table:table-cell>
          <table:table-cell office:value-type="float" office:value="0.2542363" calcext:value-type="float">
            <text:p>0.2542363</text:p>
          </table:table-cell>
          <table:table-cell office:value-type="float" office:value="0.3067821" calcext:value-type="float">
            <text:p>0.3067821</text:p>
          </table:table-cell>
          <table:table-cell office:value-type="float" office:value="0.6667627" calcext:value-type="float">
            <text:p>0.6667627</text:p>
          </table:table-cell>
          <table:table-cell office:value-type="float" office:value="0.1147825" calcext:value-type="float">
            <text:p>0.1147825</text:p>
          </table:table-cell>
          <table:table-cell office:value-type="float" office:value="0.04739869" calcext:value-type="float">
            <text:p>0.04739869</text:p>
          </table:table-cell>
          <table:table-cell office:value-type="float" office:value="0.09278289" calcext:value-type="float">
            <text:p>0.09278289</text:p>
          </table:table-cell>
          <table:table-cell office:value-type="float" office:value="0.3381594" calcext:value-type="float">
            <text:p>0.3381594</text:p>
          </table:table-cell>
          <table:table-cell office:value-type="float" office:value="0.3461957" calcext:value-type="float">
            <text:p>0.3461957</text:p>
          </table:table-cell>
          <table:table-cell office:value-type="float" office:value="0" calcext:value-type="float">
            <text:p>0</text:p>
          </table:table-cell>
          <table:table-cell office:value-type="float" office:value="-110.5793" calcext:value-type="float">
            <text:p>-110.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2842" calcext:value-type="float">
            <text:p>19.62842</text:p>
          </table:table-cell>
          <table:table-cell office:value-type="float" office:value="0" calcext:value-type="float">
            <text:p>0</text:p>
          </table:table-cell>
          <table:table-cell office:value-type="float" office:value="-1.800024" calcext:value-type="float">
            <text:p>-1.8000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15.28629" calcext:value-type="float">
            <text:p>15.28629</text:p>
          </table:table-cell>
          <table:table-cell office:value-type="float" office:value="1098.498" calcext:value-type="float">
            <text:p>1098.49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5777" calcext:value-type="float">
            <text:p>-35.75777</text:p>
          </table:table-cell>
          <table:table-cell office:value-type="float" office:value="0.08259404" calcext:value-type="float">
            <text:p>0.08259404</text:p>
          </table:table-cell>
          <table:table-cell office:value-type="float" office:value="1.933551" calcext:value-type="float">
            <text:p>1.933551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898941" calcext:value-type="float">
            <text:p>-0.4898941</text:p>
          </table:table-cell>
          <table:table-cell office:value-type="float" office:value="-0.169425" calcext:value-type="float">
            <text:p>-0.169425</text:p>
          </table:table-cell>
          <table:table-cell office:value-type="float" office:value="0.00003603228" calcext:value-type="float">
            <text:p>3.603228E-05</text:p>
          </table:table-cell>
          <table:table-cell office:value-type="float" office:value="14.38862" calcext:value-type="float">
            <text:p>14.38862</text:p>
          </table:table-cell>
          <table:table-cell office:value-type="float" office:value="0.4055232" calcext:value-type="float">
            <text:p>0.4055232</text:p>
          </table:table-cell>
          <table:table-cell office:value-type="float" office:value="0.08434287" calcext:value-type="float">
            <text:p>0.08434287</text:p>
          </table:table-cell>
          <table:table-cell office:value-type="float" office:value="0.07726331" calcext:value-type="float">
            <text:p>0.07726331</text:p>
          </table:table-cell>
          <table:table-cell office:value-type="float" office:value="0.03944678" calcext:value-type="float">
            <text:p>0.03944678</text:p>
          </table:table-cell>
          <table:table-cell office:value-type="float" office:value="0.04422399" calcext:value-type="float">
            <text:p>0.04422399</text:p>
          </table:table-cell>
          <table:table-cell office:value-type="float" office:value="0.01575314" calcext:value-type="float">
            <text:p>0.01575314</text:p>
          </table:table-cell>
          <table:table-cell office:value-type="float" office:value="0.01687325" calcext:value-type="float">
            <text:p>0.01687325</text:p>
          </table:table-cell>
          <table:table-cell office:value-type="float" office:value="0.02974241" calcext:value-type="float">
            <text:p>0.02974241</text:p>
          </table:table-cell>
          <table:table-cell office:value-type="float" office:value="0.02520332" calcext:value-type="float">
            <text:p>0.02520332</text:p>
          </table:table-cell>
          <table:table-cell office:value-type="float" office:value="0.02125812" calcext:value-type="float">
            <text:p>0.02125812</text:p>
          </table:table-cell>
          <table:table-cell office:value-type="float" office:value="0.01947396" calcext:value-type="float">
            <text:p>0.01947396</text:p>
          </table:table-cell>
          <table:table-cell office:value-type="float" office:value="0.02631088" calcext:value-type="float">
            <text:p>0.02631088</text:p>
          </table:table-cell>
          <table:table-cell office:value-type="float" office:value="0.005476186" calcext:value-type="float">
            <text:p>0.005476186</text:p>
          </table:table-cell>
          <table:table-cell office:value-type="float" office:value="0.004766925" calcext:value-type="float">
            <text:p>0.004766925</text:p>
          </table:table-cell>
          <table:table-cell office:value-type="float" office:value="0" calcext:value-type="float">
            <text:p>0</text:p>
          </table:table-cell>
          <table:table-cell office:value-type="float" office:value="4.114106" calcext:value-type="float">
            <text:p>4.114106</text:p>
          </table:table-cell>
          <table:table-cell office:value-type="float" office:value="7.403236" calcext:value-type="float">
            <text:p>7.403236</text:p>
          </table:table-cell>
          <table:table-cell office:value-type="float" office:value="7.354784" calcext:value-type="float">
            <text:p>7.354784</text:p>
          </table:table-cell>
          <table:table-cell office:value-type="float" office:value="1.964894" calcext:value-type="float">
            <text:p>1.964894</text:p>
          </table:table-cell>
          <table:table-cell office:value-type="float" office:value="1.309914" calcext:value-type="float">
            <text:p>1.309914</text:p>
          </table:table-cell>
          <table:table-cell office:value-type="float" office:value="0.5114243" calcext:value-type="float">
            <text:p>0.5114243</text:p>
          </table:table-cell>
          <table:table-cell office:value-type="float" office:value="0.2786505" calcext:value-type="float">
            <text:p>0.2786505</text:p>
          </table:table-cell>
          <table:table-cell office:value-type="float" office:value="0.3243716" calcext:value-type="float">
            <text:p>0.3243716</text:p>
          </table:table-cell>
          <table:table-cell office:value-type="float" office:value="0.6778537" calcext:value-type="float">
            <text:p>0.6778537</text:p>
          </table:table-cell>
          <table:table-cell office:value-type="float" office:value="0.120396" calcext:value-type="float">
            <text:p>0.120396</text:p>
          </table:table-cell>
          <table:table-cell office:value-type="float" office:value="0.04947804" calcext:value-type="float">
            <text:p>0.04947804</text:p>
          </table:table-cell>
          <table:table-cell office:value-type="float" office:value="0.09630781" calcext:value-type="float">
            <text:p>0.09630781</text:p>
          </table:table-cell>
          <table:table-cell office:value-type="float" office:value="0.3378386" calcext:value-type="float">
            <text:p>0.3378386</text:p>
          </table:table-cell>
          <table:table-cell office:value-type="float" office:value="0.3462053" calcext:value-type="float">
            <text:p>0.3462053</text:p>
          </table:table-cell>
          <table:table-cell office:value-type="float" office:value="0" calcext:value-type="float">
            <text:p>0</text:p>
          </table:table-cell>
          <table:table-cell office:value-type="float" office:value="44.55845" calcext:value-type="float">
            <text:p>44.55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1279" calcext:value-type="float">
            <text:p>19.71279</text:p>
          </table:table-cell>
          <table:table-cell office:value-type="float" office:value="0" calcext:value-type="float">
            <text:p>0</text:p>
          </table:table-cell>
          <table:table-cell office:value-type="float" office:value="-1.800036" calcext:value-type="float">
            <text:p>-1.8000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15.24838" calcext:value-type="float">
            <text:p>15.24838</text:p>
          </table:table-cell>
          <table:table-cell office:value-type="float" office:value="1098.457" calcext:value-type="float">
            <text:p>1098.45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3708" calcext:value-type="float">
            <text:p>-35.73708</text:p>
          </table:table-cell>
          <table:table-cell office:value-type="float" office:value="0.08677248" calcext:value-type="float">
            <text:p>0.08677248</text:p>
          </table:table-cell>
          <table:table-cell office:value-type="float" office:value="2.020086" calcext:value-type="float">
            <text:p>2.020086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90067" calcext:value-type="float">
            <text:p>-0.490067</text:p>
          </table:table-cell>
          <table:table-cell office:value-type="float" office:value="-0.1694434" calcext:value-type="float">
            <text:p>-0.1694434</text:p>
          </table:table-cell>
          <table:table-cell office:value-type="float" office:value="0.00003603232" calcext:value-type="float">
            <text:p>3.603232E-05</text:p>
          </table:table-cell>
          <table:table-cell office:value-type="float" office:value="14.328" calcext:value-type="float">
            <text:p>14.328</text:p>
          </table:table-cell>
          <table:table-cell office:value-type="float" office:value="0.8452449" calcext:value-type="float">
            <text:p>0.8452449</text:p>
          </table:table-cell>
          <table:table-cell office:value-type="float" office:value="0.0865038" calcext:value-type="float">
            <text:p>0.0865038</text:p>
          </table:table-cell>
          <table:table-cell office:value-type="float" office:value="0.07829155" calcext:value-type="float">
            <text:p>0.07829155</text:p>
          </table:table-cell>
          <table:table-cell office:value-type="float" office:value="0.03900105" calcext:value-type="float">
            <text:p>0.03900105</text:p>
          </table:table-cell>
          <table:table-cell office:value-type="float" office:value="0.04339542" calcext:value-type="float">
            <text:p>0.04339542</text:p>
          </table:table-cell>
          <table:table-cell office:value-type="float" office:value="0.01536142" calcext:value-type="float">
            <text:p>0.01536142</text:p>
          </table:table-cell>
          <table:table-cell office:value-type="float" office:value="0.01628258" calcext:value-type="float">
            <text:p>0.01628258</text:p>
          </table:table-cell>
          <table:table-cell office:value-type="float" office:value="0.02944072" calcext:value-type="float">
            <text:p>0.02944072</text:p>
          </table:table-cell>
          <table:table-cell office:value-type="float" office:value="0.02481565" calcext:value-type="float">
            <text:p>0.02481565</text:p>
          </table:table-cell>
          <table:table-cell office:value-type="float" office:value="0.02116301" calcext:value-type="float">
            <text:p>0.02116301</text:p>
          </table:table-cell>
          <table:table-cell office:value-type="float" office:value="0.01945832" calcext:value-type="float">
            <text:p>0.01945832</text:p>
          </table:table-cell>
          <table:table-cell office:value-type="float" office:value="0.02622048" calcext:value-type="float">
            <text:p>0.02622048</text:p>
          </table:table-cell>
          <table:table-cell office:value-type="float" office:value="0.005470035" calcext:value-type="float">
            <text:p>0.005470035</text:p>
          </table:table-cell>
          <table:table-cell office:value-type="float" office:value="0.004764392" calcext:value-type="float">
            <text:p>0.004764392</text:p>
          </table:table-cell>
          <table:table-cell office:value-type="float" office:value="0" calcext:value-type="float">
            <text:p>0</text:p>
          </table:table-cell>
          <table:table-cell office:value-type="float" office:value="4.297233" calcext:value-type="float">
            <text:p>4.297233</text:p>
          </table:table-cell>
          <table:table-cell office:value-type="float" office:value="7.921857" calcext:value-type="float">
            <text:p>7.921857</text:p>
          </table:table-cell>
          <table:table-cell office:value-type="float" office:value="7.824256" calcext:value-type="float">
            <text:p>7.824256</text:p>
          </table:table-cell>
          <table:table-cell office:value-type="float" office:value="2.154673" calcext:value-type="float">
            <text:p>2.154673</text:p>
          </table:table-cell>
          <table:table-cell office:value-type="float" office:value="1.477509" calcext:value-type="float">
            <text:p>1.477509</text:p>
          </table:table-cell>
          <table:table-cell office:value-type="float" office:value="0.5484859" calcext:value-type="float">
            <text:p>0.5484859</text:p>
          </table:table-cell>
          <table:table-cell office:value-type="float" office:value="0.3035941" calcext:value-type="float">
            <text:p>0.3035941</text:p>
          </table:table-cell>
          <table:table-cell office:value-type="float" office:value="0.3414921" calcext:value-type="float">
            <text:p>0.3414921</text:p>
          </table:table-cell>
          <table:table-cell office:value-type="float" office:value="0.6883336" calcext:value-type="float">
            <text:p>0.6883336</text:p>
          </table:table-cell>
          <table:table-cell office:value-type="float" office:value="0.1259036" calcext:value-type="float">
            <text:p>0.1259036</text:p>
          </table:table-cell>
          <table:table-cell office:value-type="float" office:value="0.05155722" calcext:value-type="float">
            <text:p>0.05155722</text:p>
          </table:table-cell>
          <table:table-cell office:value-type="float" office:value="0.09977024" calcext:value-type="float">
            <text:p>0.09977024</text:p>
          </table:table-cell>
          <table:table-cell office:value-type="float" office:value="0.3375648" calcext:value-type="float">
            <text:p>0.3375648</text:p>
          </table:table-cell>
          <table:table-cell office:value-type="float" office:value="0.3462149" calcext:value-type="float">
            <text:p>0.3462149</text:p>
          </table:table-cell>
          <table:table-cell office:value-type="float" office:value="0" calcext:value-type="float">
            <text:p>0</text:p>
          </table:table-cell>
          <table:table-cell office:value-type="float" office:value="205.7954" calcext:value-type="float">
            <text:p>205.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433" calcext:value-type="float">
            <text:p>19.80433</text:p>
          </table:table-cell>
          <table:table-cell office:value-type="float" office:value="0" calcext:value-type="float">
            <text:p>0</text:p>
          </table:table-cell>
          <table:table-cell office:value-type="float" office:value="-1.800055" calcext:value-type="float">
            <text:p>-1.8000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15.20618" calcext:value-type="float">
            <text:p>15.20618</text:p>
          </table:table-cell>
          <table:table-cell office:value-type="float" office:value="1098.412" calcext:value-type="float">
            <text:p>1098.412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71453" calcext:value-type="float">
            <text:p>-35.71453</text:p>
          </table:table-cell>
          <table:table-cell office:value-type="float" office:value="0.09308962" calcext:value-type="float">
            <text:p>0.09308962</text:p>
          </table:table-cell>
          <table:table-cell office:value-type="float" office:value="2.114119" calcext:value-type="float">
            <text:p>2.114119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902682" calcext:value-type="float">
            <text:p>-0.4902682</text:p>
          </table:table-cell>
          <table:table-cell office:value-type="float" office:value="-0.1694493" calcext:value-type="float">
            <text:p>-0.1694493</text:p>
          </table:table-cell>
          <table:table-cell office:value-type="float" office:value="0.00003603286" calcext:value-type="float">
            <text:p>3.603286E-05</text:p>
          </table:table-cell>
          <table:table-cell office:value-type="float" office:value="14.24382" calcext:value-type="float">
            <text:p>14.24382</text:p>
          </table:table-cell>
          <table:table-cell office:value-type="float" office:value="1.446923" calcext:value-type="float">
            <text:p>1.446923</text:p>
          </table:table-cell>
          <table:table-cell office:value-type="float" office:value="0.09302492" calcext:value-type="float">
            <text:p>0.09302492</text:p>
          </table:table-cell>
          <table:table-cell office:value-type="float" office:value="0.08288006" calcext:value-type="float">
            <text:p>0.08288006</text:p>
          </table:table-cell>
          <table:table-cell office:value-type="float" office:value="0.03989474" calcext:value-type="float">
            <text:p>0.03989474</text:p>
          </table:table-cell>
          <table:table-cell office:value-type="float" office:value="0.04380702" calcext:value-type="float">
            <text:p>0.04380702</text:p>
          </table:table-cell>
          <table:table-cell office:value-type="float" office:value="0.01519563" calcext:value-type="float">
            <text:p>0.01519563</text:p>
          </table:table-cell>
          <table:table-cell office:value-type="float" office:value="0.01569254" calcext:value-type="float">
            <text:p>0.01569254</text:p>
          </table:table-cell>
          <table:table-cell office:value-type="float" office:value="0.02914066" calcext:value-type="float">
            <text:p>0.02914066</text:p>
          </table:table-cell>
          <table:table-cell office:value-type="float" office:value="0.02446862" calcext:value-type="float">
            <text:p>0.02446862</text:p>
          </table:table-cell>
          <table:table-cell office:value-type="float" office:value="0.02107196" calcext:value-type="float">
            <text:p>0.02107196</text:p>
          </table:table-cell>
          <table:table-cell office:value-type="float" office:value="0.01943846" calcext:value-type="float">
            <text:p>0.01943846</text:p>
          </table:table-cell>
          <table:table-cell office:value-type="float" office:value="0.02612409" calcext:value-type="float">
            <text:p>0.02612409</text:p>
          </table:table-cell>
          <table:table-cell office:value-type="float" office:value="0.005463845" calcext:value-type="float">
            <text:p>0.005463845</text:p>
          </table:table-cell>
          <table:table-cell office:value-type="float" office:value="0.004761856" calcext:value-type="float">
            <text:p>0.004761856</text:p>
          </table:table-cell>
          <table:table-cell office:value-type="float" office:value="0" calcext:value-type="float">
            <text:p>0</text:p>
          </table:table-cell>
          <table:table-cell office:value-type="float" office:value="4.458586" calcext:value-type="float">
            <text:p>4.458586</text:p>
          </table:table-cell>
          <table:table-cell office:value-type="float" office:value="8.539443" calcext:value-type="float">
            <text:p>8.539443</text:p>
          </table:table-cell>
          <table:table-cell office:value-type="float" office:value="8.339741" calcext:value-type="float">
            <text:p>8.339741</text:p>
          </table:table-cell>
          <table:table-cell office:value-type="float" office:value="2.360718" calcext:value-type="float">
            <text:p>2.360718</text:p>
          </table:table-cell>
          <table:table-cell office:value-type="float" office:value="1.656992" calcext:value-type="float">
            <text:p>1.656992</text:p>
          </table:table-cell>
          <table:table-cell office:value-type="float" office:value="0.5875518" calcext:value-type="float">
            <text:p>0.5875518</text:p>
          </table:table-cell>
          <table:table-cell office:value-type="float" office:value="0.3299611" calcext:value-type="float">
            <text:p>0.3299611</text:p>
          </table:table-cell>
          <table:table-cell office:value-type="float" office:value="0.3589679" calcext:value-type="float">
            <text:p>0.3589679</text:p>
          </table:table-cell>
          <table:table-cell office:value-type="float" office:value="0.6980847" calcext:value-type="float">
            <text:p>0.6980847</text:p>
          </table:table-cell>
          <table:table-cell office:value-type="float" office:value="0.1313662" calcext:value-type="float">
            <text:p>0.1313662</text:p>
          </table:table-cell>
          <table:table-cell office:value-type="float" office:value="0.05364671" calcext:value-type="float">
            <text:p>0.05364671</text:p>
          </table:table-cell>
          <table:table-cell office:value-type="float" office:value="0.1032721" calcext:value-type="float">
            <text:p>0.1032721</text:p>
          </table:table-cell>
          <table:table-cell office:value-type="float" office:value="0.3372298" calcext:value-type="float">
            <text:p>0.3372298</text:p>
          </table:table-cell>
          <table:table-cell office:value-type="float" office:value="0.3462244" calcext:value-type="float">
            <text:p>0.3462244</text:p>
          </table:table-cell>
          <table:table-cell office:value-type="float" office:value="0" calcext:value-type="float">
            <text:p>0</text:p>
          </table:table-cell>
          <table:table-cell office:value-type="float" office:value="366.166" calcext:value-type="float">
            <text:p>366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0541" calcext:value-type="float">
            <text:p>19.90541</text:p>
          </table:table-cell>
          <table:table-cell office:value-type="float" office:value="0" calcext:value-type="float">
            <text:p>0</text:p>
          </table:table-cell>
          <table:table-cell office:value-type="float" office:value="-1.800073" calcext:value-type="float">
            <text:p>-1.80007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5.16731" calcext:value-type="float">
            <text:p>15.16731</text:p>
          </table:table-cell>
          <table:table-cell office:value-type="float" office:value="1098.367" calcext:value-type="float">
            <text:p>1098.36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69147" calcext:value-type="float">
            <text:p>-35.69147</text:p>
          </table:table-cell>
          <table:table-cell office:value-type="float" office:value="0.09727845" calcext:value-type="float">
            <text:p>0.09727845</text:p>
          </table:table-cell>
          <table:table-cell office:value-type="float" office:value="2.208063" calcext:value-type="float">
            <text:p>2.208063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905224" calcext:value-type="float">
            <text:p>-0.4905224</text:p>
          </table:table-cell>
          <table:table-cell office:value-type="float" office:value="-0.1694657" calcext:value-type="float">
            <text:p>-0.1694657</text:p>
          </table:table-cell>
          <table:table-cell office:value-type="float" office:value="0.00003603368" calcext:value-type="float">
            <text:p>3.603368E-05</text:p>
          </table:table-cell>
          <table:table-cell office:value-type="float" office:value="14.16432" calcext:value-type="float">
            <text:p>14.16432</text:p>
          </table:table-cell>
          <table:table-cell office:value-type="float" office:value="1.892455" calcext:value-type="float">
            <text:p>1.892455</text:p>
          </table:table-cell>
          <table:table-cell office:value-type="float" office:value="0.09383945" calcext:value-type="float">
            <text:p>0.09383945</text:p>
          </table:table-cell>
          <table:table-cell office:value-type="float" office:value="0.08324912" calcext:value-type="float">
            <text:p>0.08324912</text:p>
          </table:table-cell>
          <table:table-cell office:value-type="float" office:value="0.0396172" calcext:value-type="float">
            <text:p>0.0396172</text:p>
          </table:table-cell>
          <table:table-cell office:value-type="float" office:value="0.04276637" calcext:value-type="float">
            <text:p>0.04276637</text:p>
          </table:table-cell>
          <table:table-cell office:value-type="float" office:value="0.0151208" calcext:value-type="float">
            <text:p>0.0151208</text:p>
          </table:table-cell>
          <table:table-cell office:value-type="float" office:value="0.01514745" calcext:value-type="float">
            <text:p>0.01514745</text:p>
          </table:table-cell>
          <table:table-cell office:value-type="float" office:value="0.02884648" calcext:value-type="float">
            <text:p>0.02884648</text:p>
          </table:table-cell>
          <table:table-cell office:value-type="float" office:value="0.02415551" calcext:value-type="float">
            <text:p>0.02415551</text:p>
          </table:table-cell>
          <table:table-cell office:value-type="float" office:value="0.02098521" calcext:value-type="float">
            <text:p>0.02098521</text:p>
          </table:table-cell>
          <table:table-cell office:value-type="float" office:value="0.01941547" calcext:value-type="float">
            <text:p>0.01941547</text:p>
          </table:table-cell>
          <table:table-cell office:value-type="float" office:value="0.02602604" calcext:value-type="float">
            <text:p>0.02602604</text:p>
          </table:table-cell>
          <table:table-cell office:value-type="float" office:value="0.005457594" calcext:value-type="float">
            <text:p>0.005457594</text:p>
          </table:table-cell>
          <table:table-cell office:value-type="float" office:value="0.004759327" calcext:value-type="float">
            <text:p>0.004759327</text:p>
          </table:table-cell>
          <table:table-cell office:value-type="float" office:value="0" calcext:value-type="float">
            <text:p>0</text:p>
          </table:table-cell>
          <table:table-cell office:value-type="float" office:value="4.649871" calcext:value-type="float">
            <text:p>4.649871</text:p>
          </table:table-cell>
          <table:table-cell office:value-type="float" office:value="9.123216" calcext:value-type="float">
            <text:p>9.123216</text:p>
          </table:table-cell>
          <table:table-cell office:value-type="float" office:value="8.860897" calcext:value-type="float">
            <text:p>8.860897</text:p>
          </table:table-cell>
          <table:table-cell office:value-type="float" office:value="2.573007" calcext:value-type="float">
            <text:p>2.573007</text:p>
          </table:table-cell>
          <table:table-cell office:value-type="float" office:value="1.837634" calcext:value-type="float">
            <text:p>1.837634</text:p>
          </table:table-cell>
          <table:table-cell office:value-type="float" office:value="0.628597" calcext:value-type="float">
            <text:p>0.628597</text:p>
          </table:table-cell>
          <table:table-cell office:value-type="float" office:value="0.3573881" calcext:value-type="float">
            <text:p>0.3573881</text:p>
          </table:table-cell>
          <table:table-cell office:value-type="float" office:value="0.3770294" calcext:value-type="float">
            <text:p>0.3770294</text:p>
          </table:table-cell>
          <table:table-cell office:value-type="float" office:value="0.7073771" calcext:value-type="float">
            <text:p>0.7073771</text:p>
          </table:table-cell>
          <table:table-cell office:value-type="float" office:value="0.1367899" calcext:value-type="float">
            <text:p>0.1367899</text:p>
          </table:table-cell>
          <table:table-cell office:value-type="float" office:value="0.05573519" calcext:value-type="float">
            <text:p>0.05573519</text:p>
          </table:table-cell>
          <table:table-cell office:value-type="float" office:value="0.106819" calcext:value-type="float">
            <text:p>0.106819</text:p>
          </table:table-cell>
          <table:table-cell office:value-type="float" office:value="0.3368361" calcext:value-type="float">
            <text:p>0.3368361</text:p>
          </table:table-cell>
          <table:table-cell office:value-type="float" office:value="0.346234" calcext:value-type="float">
            <text:p>0.346234</text:p>
          </table:table-cell>
          <table:table-cell office:value-type="float" office:value="0" calcext:value-type="float">
            <text:p>0</text:p>
          </table:table-cell>
          <table:table-cell office:value-type="float" office:value="489.4982" calcext:value-type="float">
            <text:p>489.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439" calcext:value-type="float">
            <text:p>20.00439</text:p>
          </table:table-cell>
          <table:table-cell office:value-type="float" office:value="0" calcext:value-type="float">
            <text:p>0</text:p>
          </table:table-cell>
          <table:table-cell office:value-type="float" office:value="-1.800092" calcext:value-type="float">
            <text:p>-1.8000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15.14286" calcext:value-type="float">
            <text:p>15.14286</text:p>
          </table:table-cell>
          <table:table-cell office:value-type="float" office:value="1098.318" calcext:value-type="float">
            <text:p>1098.31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64604" calcext:value-type="float">
            <text:p>-35.64604</text:p>
          </table:table-cell>
          <table:table-cell office:value-type="float" office:value="0.1030353" calcext:value-type="float">
            <text:p>0.1030353</text:p>
          </table:table-cell>
          <table:table-cell office:value-type="float" office:value="2.311128" calcext:value-type="float">
            <text:p>2.311128</text:p>
          </table:table-cell>
          <table:table-cell office:value-type="float" office:value="0.1841533" calcext:value-type="float">
            <text:p>0.1841533</text:p>
          </table:table-cell>
          <table:table-cell office:value-type="float" office:value="0.003957726" calcext:value-type="float">
            <text:p>0.003957726</text:p>
          </table:table-cell>
          <table:table-cell office:value-type="float" office:value="0.1707299" calcext:value-type="float">
            <text:p>0.1707299</text:p>
          </table:table-cell>
          <table:table-cell office:value-type="float" office:value="2.690156" calcext:value-type="float">
            <text:p>2.690156</text:p>
          </table:table-cell>
          <table:table-cell office:value-type="float" office:value="-0.4908799" calcext:value-type="float">
            <text:p>-0.4908799</text:p>
          </table:table-cell>
          <table:table-cell office:value-type="float" office:value="-0.1694844" calcext:value-type="float">
            <text:p>-0.1694844</text:p>
          </table:table-cell>
          <table:table-cell office:value-type="float" office:value="0.00003603455" calcext:value-type="float">
            <text:p>3.603455E-05</text:p>
          </table:table-cell>
          <table:table-cell office:value-type="float" office:value="14.06672" calcext:value-type="float">
            <text:p>14.06672</text:p>
          </table:table-cell>
          <table:table-cell office:value-type="float" office:value="2.41043" calcext:value-type="float">
            <text:p>2.41043</text:p>
          </table:table-cell>
          <table:table-cell office:value-type="float" office:value="0.1029261" calcext:value-type="float">
            <text:p>0.1029261</text:p>
          </table:table-cell>
          <table:table-cell office:value-type="float" office:value="0.0908285" calcext:value-type="float">
            <text:p>0.0908285</text:p>
          </table:table-cell>
          <table:table-cell office:value-type="float" office:value="0.04037127" calcext:value-type="float">
            <text:p>0.04037127</text:p>
          </table:table-cell>
          <table:table-cell office:value-type="float" office:value="0.043199" calcext:value-type="float">
            <text:p>0.043199</text:p>
          </table:table-cell>
          <table:table-cell office:value-type="float" office:value="0.01527596" calcext:value-type="float">
            <text:p>0.01527596</text:p>
          </table:table-cell>
          <table:table-cell office:value-type="float" office:value="0.01464141" calcext:value-type="float">
            <text:p>0.01464141</text:p>
          </table:table-cell>
          <table:table-cell office:value-type="float" office:value="0.02856153" calcext:value-type="float">
            <text:p>0.02856153</text:p>
          </table:table-cell>
          <table:table-cell office:value-type="float" office:value="0.02387175" calcext:value-type="float">
            <text:p>0.02387175</text:p>
          </table:table-cell>
          <table:table-cell office:value-type="float" office:value="0.02090204" calcext:value-type="float">
            <text:p>0.02090204</text:p>
          </table:table-cell>
          <table:table-cell office:value-type="float" office:value="0.01939101" calcext:value-type="float">
            <text:p>0.01939101</text:p>
          </table:table-cell>
          <table:table-cell office:value-type="float" office:value="0.0259272" calcext:value-type="float">
            <text:p>0.0259272</text:p>
          </table:table-cell>
          <table:table-cell office:value-type="float" office:value="0.005451288" calcext:value-type="float">
            <text:p>0.005451288</text:p>
          </table:table-cell>
          <table:table-cell office:value-type="float" office:value="0.004756798" calcext:value-type="float">
            <text:p>0.004756798</text:p>
          </table:table-cell>
          <table:table-cell office:value-type="float" office:value="0" calcext:value-type="float">
            <text:p>0</text:p>
          </table:table-cell>
          <table:table-cell office:value-type="float" office:value="4.937982" calcext:value-type="float">
            <text:p>4.937982</text:p>
          </table:table-cell>
          <table:table-cell office:value-type="float" office:value="9.801336" calcext:value-type="float">
            <text:p>9.801336</text:p>
          </table:table-cell>
          <table:table-cell office:value-type="float" office:value="9.438933" calcext:value-type="float">
            <text:p>9.438933</text:p>
          </table:table-cell>
          <table:table-cell office:value-type="float" office:value="2.801085" calcext:value-type="float">
            <text:p>2.801085</text:p>
          </table:table-cell>
          <table:table-cell office:value-type="float" office:value="2.02579" calcext:value-type="float">
            <text:p>2.02579</text:p>
          </table:table-cell>
          <table:table-cell office:value-type="float" office:value="0.6718392" calcext:value-type="float">
            <text:p>0.6718392</text:p>
          </table:table-cell>
          <table:table-cell office:value-type="float" office:value="0.3859263" calcext:value-type="float">
            <text:p>0.3859263</text:p>
          </table:table-cell>
          <table:table-cell office:value-type="float" office:value="0.3949188" calcext:value-type="float">
            <text:p>0.3949188</text:p>
          </table:table-cell>
          <table:table-cell office:value-type="float" office:value="0.7167946" calcext:value-type="float">
            <text:p>0.7167946</text:p>
          </table:table-cell>
          <table:table-cell office:value-type="float" office:value="0.1421881" calcext:value-type="float">
            <text:p>0.1421881</text:p>
          </table:table-cell>
          <table:table-cell office:value-type="float" office:value="0.05783949" calcext:value-type="float">
            <text:p>0.05783949</text:p>
          </table:table-cell>
          <table:table-cell office:value-type="float" office:value="0.110394" calcext:value-type="float">
            <text:p>0.110394</text:p>
          </table:table-cell>
          <table:table-cell office:value-type="float" office:value="0.3363858" calcext:value-type="float">
            <text:p>0.3363858</text:p>
          </table:table-cell>
          <table:table-cell office:value-type="float" office:value="0.3462436" calcext:value-type="float">
            <text:p>0.3462436</text:p>
          </table:table-cell>
          <table:table-cell office:value-type="float" office:value="0" calcext:value-type="float">
            <text:p>0</text:p>
          </table:table-cell>
          <table:table-cell office:value-type="float" office:value="221.4731" calcext:value-type="float">
            <text:p>221.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1399" calcext:value-type="float">
            <text:p>20.11399</text:p>
          </table:table-cell>
          <table:table-cell office:value-type="float" office:value="0" calcext:value-type="float">
            <text:p>0</text:p>
          </table:table-cell>
          <table:table-cell office:value-type="float" office:value="-1.800127" calcext:value-type="float">
            <text:p>-1.8001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5.10234" calcext:value-type="float">
            <text:p>15.10234</text:p>
          </table:table-cell>
          <table:table-cell office:value-type="float" office:value="1098.272" calcext:value-type="float">
            <text:p>1098.272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61909" calcext:value-type="float">
            <text:p>-35.61909</text:p>
          </table:table-cell>
          <table:table-cell office:value-type="float" office:value="0.1016542" calcext:value-type="float">
            <text:p>0.1016542</text:p>
          </table:table-cell>
          <table:table-cell office:value-type="float" office:value="2.409333" calcext:value-type="float">
            <text:p>2.409333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11181" calcext:value-type="float">
            <text:p>-0.4911181</text:p>
          </table:table-cell>
          <table:table-cell office:value-type="float" office:value="-0.1697549" calcext:value-type="float">
            <text:p>-0.1697549</text:p>
          </table:table-cell>
          <table:table-cell office:value-type="float" office:value="0.00003603567" calcext:value-type="float">
            <text:p>3.603567E-05</text:p>
          </table:table-cell>
          <table:table-cell office:value-type="float" office:value="13.99439" calcext:value-type="float">
            <text:p>13.99439</text:p>
          </table:table-cell>
          <table:table-cell office:value-type="float" office:value="1.428277" calcext:value-type="float">
            <text:p>1.428277</text:p>
          </table:table-cell>
          <table:table-cell office:value-type="float" office:value="0.3500289" calcext:value-type="float">
            <text:p>0.3500289</text:p>
          </table:table-cell>
          <table:table-cell office:value-type="float" office:value="0.08433814" calcext:value-type="float">
            <text:p>0.08433814</text:p>
          </table:table-cell>
          <table:table-cell office:value-type="float" office:value="0.03549007" calcext:value-type="float">
            <text:p>0.03549007</text:p>
          </table:table-cell>
          <table:table-cell office:value-type="float" office:value="0.03994564" calcext:value-type="float">
            <text:p>0.03994564</text:p>
          </table:table-cell>
          <table:table-cell office:value-type="float" office:value="0.01496208" calcext:value-type="float">
            <text:p>0.01496208</text:p>
          </table:table-cell>
          <table:table-cell office:value-type="float" office:value="0.01479797" calcext:value-type="float">
            <text:p>0.01479797</text:p>
          </table:table-cell>
          <table:table-cell office:value-type="float" office:value="0.02831915" calcext:value-type="float">
            <text:p>0.02831915</text:p>
          </table:table-cell>
          <table:table-cell office:value-type="float" office:value="0.02361574" calcext:value-type="float">
            <text:p>0.02361574</text:p>
          </table:table-cell>
          <table:table-cell office:value-type="float" office:value="0.02082261" calcext:value-type="float">
            <text:p>0.02082261</text:p>
          </table:table-cell>
          <table:table-cell office:value-type="float" office:value="0.01936626" calcext:value-type="float">
            <text:p>0.01936626</text:p>
          </table:table-cell>
          <table:table-cell office:value-type="float" office:value="0.02582875" calcext:value-type="float">
            <text:p>0.02582875</text:p>
          </table:table-cell>
          <table:table-cell office:value-type="float" office:value="0.005444959" calcext:value-type="float">
            <text:p>0.005444959</text:p>
          </table:table-cell>
          <table:table-cell office:value-type="float" office:value="0.004754269" calcext:value-type="float">
            <text:p>0.004754269</text:p>
          </table:table-cell>
          <table:table-cell office:value-type="float" office:value="0" calcext:value-type="float">
            <text:p>0</text:p>
          </table:table-cell>
          <table:table-cell office:value-type="float" office:value="3.453643" calcext:value-type="float">
            <text:p>3.453643</text:p>
          </table:table-cell>
          <table:table-cell office:value-type="float" office:value="10.83874" calcext:value-type="float">
            <text:p>10.83874</text:p>
          </table:table-cell>
          <table:table-cell office:value-type="float" office:value="10.08444" calcext:value-type="float">
            <text:p>10.08444</text:p>
          </table:table-cell>
          <table:table-cell office:value-type="float" office:value="3.021691" calcext:value-type="float">
            <text:p>3.021691</text:p>
          </table:table-cell>
          <table:table-cell office:value-type="float" office:value="2.232792" calcext:value-type="float">
            <text:p>2.232792</text:p>
          </table:table-cell>
          <table:table-cell office:value-type="float" office:value="0.7182599" calcext:value-type="float">
            <text:p>0.7182599</text:p>
          </table:table-cell>
          <table:table-cell office:value-type="float" office:value="0.406927" calcext:value-type="float">
            <text:p>0.406927</text:p>
          </table:table-cell>
          <table:table-cell office:value-type="float" office:value="0.416375" calcext:value-type="float">
            <text:p>0.416375</text:p>
          </table:table-cell>
          <table:table-cell office:value-type="float" office:value="0.7263756" calcext:value-type="float">
            <text:p>0.7263756</text:p>
          </table:table-cell>
          <table:table-cell office:value-type="float" office:value="0.1475698" calcext:value-type="float">
            <text:p>0.1475698</text:p>
          </table:table-cell>
          <table:table-cell office:value-type="float" office:value="0.05996515" calcext:value-type="float">
            <text:p>0.05996515</text:p>
          </table:table-cell>
          <table:table-cell office:value-type="float" office:value="0.1139851" calcext:value-type="float">
            <text:p>0.1139851</text:p>
          </table:table-cell>
          <table:table-cell office:value-type="float" office:value="0.3358901" calcext:value-type="float">
            <text:p>0.3358901</text:p>
          </table:table-cell>
          <table:table-cell office:value-type="float" office:value="0.3462531" calcext:value-type="float">
            <text:p>0.3462531</text:p>
          </table:table-cell>
          <table:table-cell office:value-type="float" office:value="0" calcext:value-type="float">
            <text:p>0</text:p>
          </table:table-cell>
          <table:table-cell office:value-type="float" office:value="47.21643" calcext:value-type="float">
            <text:p>47.2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859" calcext:value-type="float">
            <text:p>20.21859</text:p>
          </table:table-cell>
          <table:table-cell office:value-type="float" office:value="0" calcext:value-type="float">
            <text:p>0</text:p>
          </table:table-cell>
          <table:table-cell office:value-type="float" office:value="-1.805348" calcext:value-type="float">
            <text:p>-1.8053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15.06414" calcext:value-type="float">
            <text:p>15.06414</text:p>
          </table:table-cell>
          <table:table-cell office:value-type="float" office:value="1098.238" calcext:value-type="float">
            <text:p>1098.23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5932" calcext:value-type="float">
            <text:p>-35.5932</text:p>
          </table:table-cell>
          <table:table-cell office:value-type="float" office:value="0.09166396" calcext:value-type="float">
            <text:p>0.09166396</text:p>
          </table:table-cell>
          <table:table-cell office:value-type="float" office:value="2.471205" calcext:value-type="float">
            <text:p>2.471205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33817" calcext:value-type="float">
            <text:p>-0.4933817</text:p>
          </table:table-cell>
          <table:table-cell office:value-type="float" office:value="-0.1699614" calcext:value-type="float">
            <text:p>-0.1699614</text:p>
          </table:table-cell>
          <table:table-cell office:value-type="float" office:value="0.00003603674" calcext:value-type="float">
            <text:p>3.603674E-05</text:p>
          </table:table-cell>
          <table:table-cell office:value-type="float" office:value="13.97462" calcext:value-type="float">
            <text:p>13.97462</text:p>
          </table:table-cell>
          <table:table-cell office:value-type="float" office:value="0.8429442" calcext:value-type="float">
            <text:p>0.8429442</text:p>
          </table:table-cell>
          <table:table-cell office:value-type="float" office:value="0.268683" calcext:value-type="float">
            <text:p>0.268683</text:p>
          </table:table-cell>
          <table:table-cell office:value-type="float" office:value="0.08103216" calcext:value-type="float">
            <text:p>0.08103216</text:p>
          </table:table-cell>
          <table:table-cell office:value-type="float" office:value="0.03253245" calcext:value-type="float">
            <text:p>0.03253245</text:p>
          </table:table-cell>
          <table:table-cell office:value-type="float" office:value="0.03643421" calcext:value-type="float">
            <text:p>0.03643421</text:p>
          </table:table-cell>
          <table:table-cell office:value-type="float" office:value="0.01452014" calcext:value-type="float">
            <text:p>0.01452014</text:p>
          </table:table-cell>
          <table:table-cell office:value-type="float" office:value="0.01438803" calcext:value-type="float">
            <text:p>0.01438803</text:p>
          </table:table-cell>
          <table:table-cell office:value-type="float" office:value="0.02812069" calcext:value-type="float">
            <text:p>0.02812069</text:p>
          </table:table-cell>
          <table:table-cell office:value-type="float" office:value="0.02339474" calcext:value-type="float">
            <text:p>0.02339474</text:p>
          </table:table-cell>
          <table:table-cell office:value-type="float" office:value="0.02075033" calcext:value-type="float">
            <text:p>0.02075033</text:p>
          </table:table-cell>
          <table:table-cell office:value-type="float" office:value="0.01934247" calcext:value-type="float">
            <text:p>0.01934247</text:p>
          </table:table-cell>
          <table:table-cell office:value-type="float" office:value="0.0257329" calcext:value-type="float">
            <text:p>0.0257329</text:p>
          </table:table-cell>
          <table:table-cell office:value-type="float" office:value="0.00543865" calcext:value-type="float">
            <text:p>0.00543865</text:p>
          </table:table-cell>
          <table:table-cell office:value-type="float" office:value="0.004751741" calcext:value-type="float">
            <text:p>0.004751741</text:p>
          </table:table-cell>
          <table:table-cell office:value-type="float" office:value="0" calcext:value-type="float">
            <text:p>0</text:p>
          </table:table-cell>
          <table:table-cell office:value-type="float" office:value="7.120568" calcext:value-type="float">
            <text:p>7.120568</text:p>
          </table:table-cell>
          <table:table-cell office:value-type="float" office:value="9.972489" calcext:value-type="float">
            <text:p>9.972489</text:p>
          </table:table-cell>
          <table:table-cell office:value-type="float" office:value="10.44916" calcext:value-type="float">
            <text:p>10.44916</text:p>
          </table:table-cell>
          <table:table-cell office:value-type="float" office:value="3.207278" calcext:value-type="float">
            <text:p>3.207278</text:p>
          </table:table-cell>
          <table:table-cell office:value-type="float" office:value="2.425091" calcext:value-type="float">
            <text:p>2.425091</text:p>
          </table:table-cell>
          <table:table-cell office:value-type="float" office:value="0.7615101" calcext:value-type="float">
            <text:p>0.7615101</text:p>
          </table:table-cell>
          <table:table-cell office:value-type="float" office:value="0.4106773" calcext:value-type="float">
            <text:p>0.4106773</text:p>
          </table:table-cell>
          <table:table-cell office:value-type="float" office:value="0.4410773" calcext:value-type="float">
            <text:p>0.4410773</text:p>
          </table:table-cell>
          <table:table-cell office:value-type="float" office:value="0.7364387" calcext:value-type="float">
            <text:p>0.7364387</text:p>
          </table:table-cell>
          <table:table-cell office:value-type="float" office:value="0.1529464" calcext:value-type="float">
            <text:p>0.1529464</text:p>
          </table:table-cell>
          <table:table-cell office:value-type="float" office:value="0.06209288" calcext:value-type="float">
            <text:p>0.06209288</text:p>
          </table:table-cell>
          <table:table-cell office:value-type="float" office:value="0.1175284" calcext:value-type="float">
            <text:p>0.1175284</text:p>
          </table:table-cell>
          <table:table-cell office:value-type="float" office:value="0.3354226" calcext:value-type="float">
            <text:p>0.3354226</text:p>
          </table:table-cell>
          <table:table-cell office:value-type="float" office:value="0.3462627" calcext:value-type="float">
            <text:p>0.3462627</text:p>
          </table:table-cell>
          <table:table-cell office:value-type="float" office:value="0" calcext:value-type="float">
            <text:p>0</text:p>
          </table:table-cell>
          <table:table-cell office:value-type="float" office:value="71.53661" calcext:value-type="float">
            <text:p>71.5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1082" calcext:value-type="float">
            <text:p>20.31082</text:p>
          </table:table-cell>
          <table:table-cell office:value-type="float" office:value="0" calcext:value-type="float">
            <text:p>0</text:p>
          </table:table-cell>
          <table:table-cell office:value-type="float" office:value="-1.843467" calcext:value-type="float">
            <text:p>-1.8434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5.03558" calcext:value-type="float">
            <text:p>15.03558</text:p>
          </table:table-cell>
          <table:table-cell office:value-type="float" office:value="1098.201" calcext:value-type="float">
            <text:p>1098.201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56393" calcext:value-type="float">
            <text:p>-35.56393</text:p>
          </table:table-cell>
          <table:table-cell office:value-type="float" office:value="0.08493949" calcext:value-type="float">
            <text:p>0.08493949</text:p>
          </table:table-cell>
          <table:table-cell office:value-type="float" office:value="2.563877" calcext:value-type="float">
            <text:p>2.563877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39722" calcext:value-type="float">
            <text:p>-0.4939722</text:p>
          </table:table-cell>
          <table:table-cell office:value-type="float" office:value="-0.1700132" calcext:value-type="float">
            <text:p>-0.1700132</text:p>
          </table:table-cell>
          <table:table-cell office:value-type="float" office:value="0.00003603779" calcext:value-type="float">
            <text:p>3.603779E-05</text:p>
          </table:table-cell>
          <table:table-cell office:value-type="float" office:value="13.96778" calcext:value-type="float">
            <text:p>13.96778</text:p>
          </table:table-cell>
          <table:table-cell office:value-type="float" office:value="0.6275905" calcext:value-type="float">
            <text:p>0.6275905</text:p>
          </table:table-cell>
          <table:table-cell office:value-type="float" office:value="0.1716378" calcext:value-type="float">
            <text:p>0.1716378</text:p>
          </table:table-cell>
          <table:table-cell office:value-type="float" office:value="0.07780979" calcext:value-type="float">
            <text:p>0.07780979</text:p>
          </table:table-cell>
          <table:table-cell office:value-type="float" office:value="0.03093546" calcext:value-type="float">
            <text:p>0.03093546</text:p>
          </table:table-cell>
          <table:table-cell office:value-type="float" office:value="0.03406218" calcext:value-type="float">
            <text:p>0.03406218</text:p>
          </table:table-cell>
          <table:table-cell office:value-type="float" office:value="0.01427882" calcext:value-type="float">
            <text:p>0.01427882</text:p>
          </table:table-cell>
          <table:table-cell office:value-type="float" office:value="0.01404187" calcext:value-type="float">
            <text:p>0.01404187</text:p>
          </table:table-cell>
          <table:table-cell office:value-type="float" office:value="0.02793473" calcext:value-type="float">
            <text:p>0.02793473</text:p>
          </table:table-cell>
          <table:table-cell office:value-type="float" office:value="0.02320027" calcext:value-type="float">
            <text:p>0.02320027</text:p>
          </table:table-cell>
          <table:table-cell office:value-type="float" office:value="0.02068204" calcext:value-type="float">
            <text:p>0.02068204</text:p>
          </table:table-cell>
          <table:table-cell office:value-type="float" office:value="0.01931845" calcext:value-type="float">
            <text:p>0.01931845</text:p>
          </table:table-cell>
          <table:table-cell office:value-type="float" office:value="0.02563783" calcext:value-type="float">
            <text:p>0.02563783</text:p>
          </table:table-cell>
          <table:table-cell office:value-type="float" office:value="0.005432323" calcext:value-type="float">
            <text:p>0.005432323</text:p>
          </table:table-cell>
          <table:table-cell office:value-type="float" office:value="0.004749212" calcext:value-type="float">
            <text:p>0.004749212</text:p>
          </table:table-cell>
          <table:table-cell office:value-type="float" office:value="0" calcext:value-type="float">
            <text:p>0</text:p>
          </table:table-cell>
          <table:table-cell office:value-type="float" office:value="7.601489" calcext:value-type="float">
            <text:p>7.601489</text:p>
          </table:table-cell>
          <table:table-cell office:value-type="float" office:value="10.59224" calcext:value-type="float">
            <text:p>10.59224</text:p>
          </table:table-cell>
          <table:table-cell office:value-type="float" office:value="10.87439" calcext:value-type="float">
            <text:p>10.87439</text:p>
          </table:table-cell>
          <table:table-cell office:value-type="float" office:value="3.405034" calcext:value-type="float">
            <text:p>3.405034</text:p>
          </table:table-cell>
          <table:table-cell office:value-type="float" office:value="2.597258" calcext:value-type="float">
            <text:p>2.597258</text:p>
          </table:table-cell>
          <table:table-cell office:value-type="float" office:value="0.8046988" calcext:value-type="float">
            <text:p>0.8046988</text:p>
          </table:table-cell>
          <table:table-cell office:value-type="float" office:value="0.4249315" calcext:value-type="float">
            <text:p>0.4249315</text:p>
          </table:table-cell>
          <table:table-cell office:value-type="float" office:value="0.4621921" calcext:value-type="float">
            <text:p>0.4621921</text:p>
          </table:table-cell>
          <table:table-cell office:value-type="float" office:value="0.7468244" calcext:value-type="float">
            <text:p>0.7468244</text:p>
          </table:table-cell>
          <table:table-cell office:value-type="float" office:value="0.1583259" calcext:value-type="float">
            <text:p>0.1583259</text:p>
          </table:table-cell>
          <table:table-cell office:value-type="float" office:value="0.06422492" calcext:value-type="float">
            <text:p>0.06422492</text:p>
          </table:table-cell>
          <table:table-cell office:value-type="float" office:value="0.1210327" calcext:value-type="float">
            <text:p>0.1210327</text:p>
          </table:table-cell>
          <table:table-cell office:value-type="float" office:value="0.3349761" calcext:value-type="float">
            <text:p>0.3349761</text:p>
          </table:table-cell>
          <table:table-cell office:value-type="float" office:value="0.3462722" calcext:value-type="float">
            <text:p>0.3462722</text:p>
          </table:table-cell>
          <table:table-cell office:value-type="float" office:value="0" calcext:value-type="float">
            <text:p>0</text:p>
          </table:table-cell>
          <table:table-cell office:value-type="float" office:value="82.23277" calcext:value-type="float">
            <text:p>82.2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793" calcext:value-type="float">
            <text:p>20.39793</text:p>
          </table:table-cell>
          <table:table-cell office:value-type="float" office:value="0" calcext:value-type="float">
            <text:p>0</text:p>
          </table:table-cell>
          <table:table-cell office:value-type="float" office:value="-1.843789" calcext:value-type="float">
            <text:p>-1.8437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5.00837" calcext:value-type="float">
            <text:p>15.00837</text:p>
          </table:table-cell>
          <table:table-cell office:value-type="float" office:value="1098.164" calcext:value-type="float">
            <text:p>1098.164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53886" calcext:value-type="float">
            <text:p>-35.53886</text:p>
          </table:table-cell>
          <table:table-cell office:value-type="float" office:value="0.08187411" calcext:value-type="float">
            <text:p>0.08187411</text:p>
          </table:table-cell>
          <table:table-cell office:value-type="float" office:value="2.648532" calcext:value-type="float">
            <text:p>2.648532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40283" calcext:value-type="float">
            <text:p>-0.4940283</text:p>
          </table:table-cell>
          <table:table-cell office:value-type="float" office:value="-0.1700121" calcext:value-type="float">
            <text:p>-0.1700121</text:p>
          </table:table-cell>
          <table:table-cell office:value-type="float" office:value="0.00003603884" calcext:value-type="float">
            <text:p>3.603884E-05</text:p>
          </table:table-cell>
          <table:table-cell office:value-type="float" office:value="13.94938" calcext:value-type="float">
            <text:p>13.94938</text:p>
          </table:table-cell>
          <table:table-cell office:value-type="float" office:value="0.5714077" calcext:value-type="float">
            <text:p>0.5714077</text:p>
          </table:table-cell>
          <table:table-cell office:value-type="float" office:value="0.125615" calcext:value-type="float">
            <text:p>0.125615</text:p>
          </table:table-cell>
          <table:table-cell office:value-type="float" office:value="0.07262977" calcext:value-type="float">
            <text:p>0.07262977</text:p>
          </table:table-cell>
          <table:table-cell office:value-type="float" office:value="0.03003483" calcext:value-type="float">
            <text:p>0.03003483</text:p>
          </table:table-cell>
          <table:table-cell office:value-type="float" office:value="0.03244138" calcext:value-type="float">
            <text:p>0.03244138</text:p>
          </table:table-cell>
          <table:table-cell office:value-type="float" office:value="0.01401065" calcext:value-type="float">
            <text:p>0.01401065</text:p>
          </table:table-cell>
          <table:table-cell office:value-type="float" office:value="0.01384144" calcext:value-type="float">
            <text:p>0.01384144</text:p>
          </table:table-cell>
          <table:table-cell office:value-type="float" office:value="0.02776369" calcext:value-type="float">
            <text:p>0.02776369</text:p>
          </table:table-cell>
          <table:table-cell office:value-type="float" office:value="0.02302934" calcext:value-type="float">
            <text:p>0.02302934</text:p>
          </table:table-cell>
          <table:table-cell office:value-type="float" office:value="0.02061779" calcext:value-type="float">
            <text:p>0.02061779</text:p>
          </table:table-cell>
          <table:table-cell office:value-type="float" office:value="0.01929447" calcext:value-type="float">
            <text:p>0.01929447</text:p>
          </table:table-cell>
          <table:table-cell office:value-type="float" office:value="0.02554393" calcext:value-type="float">
            <text:p>0.02554393</text:p>
          </table:table-cell>
          <table:table-cell office:value-type="float" office:value="0.005426002" calcext:value-type="float">
            <text:p>0.005426002</text:p>
          </table:table-cell>
          <table:table-cell office:value-type="float" office:value="0.004746683" calcext:value-type="float">
            <text:p>0.004746683</text:p>
          </table:table-cell>
          <table:table-cell office:value-type="float" office:value="0" calcext:value-type="float">
            <text:p>0</text:p>
          </table:table-cell>
          <table:table-cell office:value-type="float" office:value="7.588138" calcext:value-type="float">
            <text:p>7.588138</text:p>
          </table:table-cell>
          <table:table-cell office:value-type="float" office:value="11.14085" calcext:value-type="float">
            <text:p>11.14085</text:p>
          </table:table-cell>
          <table:table-cell office:value-type="float" office:value="11.32367" calcext:value-type="float">
            <text:p>11.32367</text:p>
          </table:table-cell>
          <table:table-cell office:value-type="float" office:value="3.597038" calcext:value-type="float">
            <text:p>3.597038</text:p>
          </table:table-cell>
          <table:table-cell office:value-type="float" office:value="2.749801" calcext:value-type="float">
            <text:p>2.749801</text:p>
          </table:table-cell>
          <table:table-cell office:value-type="float" office:value="0.8456954" calcext:value-type="float">
            <text:p>0.8456954</text:p>
          </table:table-cell>
          <table:table-cell office:value-type="float" office:value="0.4462736" calcext:value-type="float">
            <text:p>0.4462736</text:p>
          </table:table-cell>
          <table:table-cell office:value-type="float" office:value="0.4808986" calcext:value-type="float">
            <text:p>0.4808986</text:p>
          </table:table-cell>
          <table:table-cell office:value-type="float" office:value="0.7572915" calcext:value-type="float">
            <text:p>0.7572915</text:p>
          </table:table-cell>
          <table:table-cell office:value-type="float" office:value="0.1637086" calcext:value-type="float">
            <text:p>0.1637086</text:p>
          </table:table-cell>
          <table:table-cell office:value-type="float" office:value="0.06636465" calcext:value-type="float">
            <text:p>0.06636465</text:p>
          </table:table-cell>
          <table:table-cell office:value-type="float" office:value="0.1245108" calcext:value-type="float">
            <text:p>0.1245108</text:p>
          </table:table-cell>
          <table:table-cell office:value-type="float" office:value="0.3345374" calcext:value-type="float">
            <text:p>0.3345374</text:p>
          </table:table-cell>
          <table:table-cell office:value-type="float" office:value="0.3462818" calcext:value-type="float">
            <text:p>0.3462818</text:p>
          </table:table-cell>
          <table:table-cell office:value-type="float" office:value="0" calcext:value-type="float">
            <text:p>0</text:p>
          </table:table-cell>
          <table:table-cell office:value-type="float" office:value="90.28636" calcext:value-type="float">
            <text:p>90.2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8046" calcext:value-type="float">
            <text:p>20.48046</text:p>
          </table:table-cell>
          <table:table-cell office:value-type="float" office:value="0" calcext:value-type="float">
            <text:p>0</text:p>
          </table:table-cell>
          <table:table-cell office:value-type="float" office:value="-1.843801" calcext:value-type="float">
            <text:p>-1.8438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4.98292" calcext:value-type="float">
            <text:p>14.98292</text:p>
          </table:table-cell>
          <table:table-cell office:value-type="float" office:value="1098.127" calcext:value-type="float">
            <text:p>1098.12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51449" calcext:value-type="float">
            <text:p>-35.51449</text:p>
          </table:table-cell>
          <table:table-cell office:value-type="float" office:value="0.08139768" calcext:value-type="float">
            <text:p>0.08139768</text:p>
          </table:table-cell>
          <table:table-cell office:value-type="float" office:value="2.728019" calcext:value-type="float">
            <text:p>2.728019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4148" calcext:value-type="float">
            <text:p>-0.494148</text:p>
          </table:table-cell>
          <table:table-cell office:value-type="float" office:value="-0.1700003" calcext:value-type="float">
            <text:p>-0.1700003</text:p>
          </table:table-cell>
          <table:table-cell office:value-type="float" office:value="0.00003603988" calcext:value-type="float">
            <text:p>3.603988E-05</text:p>
          </table:table-cell>
          <table:table-cell office:value-type="float" office:value="13.92095" calcext:value-type="float">
            <text:p>13.92095</text:p>
          </table:table-cell>
          <table:table-cell office:value-type="float" office:value="0.6708449" calcext:value-type="float">
            <text:p>0.6708449</text:p>
          </table:table-cell>
          <table:table-cell office:value-type="float" office:value="0.1021893" calcext:value-type="float">
            <text:p>0.1021893</text:p>
          </table:table-cell>
          <table:table-cell office:value-type="float" office:value="0.06866492" calcext:value-type="float">
            <text:p>0.06866492</text:p>
          </table:table-cell>
          <table:table-cell office:value-type="float" office:value="0.02949316" calcext:value-type="float">
            <text:p>0.02949316</text:p>
          </table:table-cell>
          <table:table-cell office:value-type="float" office:value="0.0313296" calcext:value-type="float">
            <text:p>0.0313296</text:p>
          </table:table-cell>
          <table:table-cell office:value-type="float" office:value="0.01380054" calcext:value-type="float">
            <text:p>0.01380054</text:p>
          </table:table-cell>
          <table:table-cell office:value-type="float" office:value="0.01369566" calcext:value-type="float">
            <text:p>0.01369566</text:p>
          </table:table-cell>
          <table:table-cell office:value-type="float" office:value="0.02761279" calcext:value-type="float">
            <text:p>0.02761279</text:p>
          </table:table-cell>
          <table:table-cell office:value-type="float" office:value="0.0228797" calcext:value-type="float">
            <text:p>0.0228797</text:p>
          </table:table-cell>
          <table:table-cell office:value-type="float" office:value="0.02055717" calcext:value-type="float">
            <text:p>0.02055717</text:p>
          </table:table-cell>
          <table:table-cell office:value-type="float" office:value="0.01927044" calcext:value-type="float">
            <text:p>0.01927044</text:p>
          </table:table-cell>
          <table:table-cell office:value-type="float" office:value="0.02545093" calcext:value-type="float">
            <text:p>0.02545093</text:p>
          </table:table-cell>
          <table:table-cell office:value-type="float" office:value="0.005419686" calcext:value-type="float">
            <text:p>0.005419686</text:p>
          </table:table-cell>
          <table:table-cell office:value-type="float" office:value="0.004744154" calcext:value-type="float">
            <text:p>0.004744154</text:p>
          </table:table-cell>
          <table:table-cell office:value-type="float" office:value="0" calcext:value-type="float">
            <text:p>0</text:p>
          </table:table-cell>
          <table:table-cell office:value-type="float" office:value="7.747805" calcext:value-type="float">
            <text:p>7.747805</text:p>
          </table:table-cell>
          <table:table-cell office:value-type="float" office:value="11.55779" calcext:value-type="float">
            <text:p>11.55779</text:p>
          </table:table-cell>
          <table:table-cell office:value-type="float" office:value="11.76619" calcext:value-type="float">
            <text:p>11.76619</text:p>
          </table:table-cell>
          <table:table-cell office:value-type="float" office:value="3.786779" calcext:value-type="float">
            <text:p>3.786779</text:p>
          </table:table-cell>
          <table:table-cell office:value-type="float" office:value="2.88876" calcext:value-type="float">
            <text:p>2.88876</text:p>
          </table:table-cell>
          <table:table-cell office:value-type="float" office:value="0.8839957" calcext:value-type="float">
            <text:p>0.8839957</text:p>
          </table:table-cell>
          <table:table-cell office:value-type="float" office:value="0.4697423" calcext:value-type="float">
            <text:p>0.4697423</text:p>
          </table:table-cell>
          <table:table-cell office:value-type="float" office:value="0.4983356" calcext:value-type="float">
            <text:p>0.4983356</text:p>
          </table:table-cell>
          <table:table-cell office:value-type="float" office:value="0.7676868" calcext:value-type="float">
            <text:p>0.7676868</text:p>
          </table:table-cell>
          <table:table-cell office:value-type="float" office:value="0.1690929" calcext:value-type="float">
            <text:p>0.1690929</text:p>
          </table:table-cell>
          <table:table-cell office:value-type="float" office:value="0.06851375" calcext:value-type="float">
            <text:p>0.06851375</text:p>
          </table:table-cell>
          <table:table-cell office:value-type="float" office:value="0.1279685" calcext:value-type="float">
            <text:p>0.1279685</text:p>
          </table:table-cell>
          <table:table-cell office:value-type="float" office:value="0.3341004" calcext:value-type="float">
            <text:p>0.3341004</text:p>
          </table:table-cell>
          <table:table-cell office:value-type="float" office:value="0.3462913" calcext:value-type="float">
            <text:p>0.3462913</text:p>
          </table:table-cell>
          <table:table-cell office:value-type="float" office:value="0" calcext:value-type="float">
            <text:p>0</text:p>
          </table:table-cell>
          <table:table-cell office:value-type="float" office:value="91.25939" calcext:value-type="float">
            <text:p>91.25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031" calcext:value-type="float">
            <text:p>20.56031</text:p>
          </table:table-cell>
          <table:table-cell office:value-type="float" office:value="0" calcext:value-type="float">
            <text:p>0</text:p>
          </table:table-cell>
          <table:table-cell office:value-type="float" office:value="-1.843816" calcext:value-type="float">
            <text:p>-1.8438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4.95785" calcext:value-type="float">
            <text:p>14.95785</text:p>
          </table:table-cell>
          <table:table-cell office:value-type="float" office:value="1098.089" calcext:value-type="float">
            <text:p>1098.08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48975" calcext:value-type="float">
            <text:p>-35.48975</text:p>
          </table:table-cell>
          <table:table-cell office:value-type="float" office:value="0.08102506" calcext:value-type="float">
            <text:p>0.08102506</text:p>
          </table:table-cell>
          <table:table-cell office:value-type="float" office:value="2.807351" calcext:value-type="float">
            <text:p>2.807351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47604" calcext:value-type="float">
            <text:p>-0.4947604</text:p>
          </table:table-cell>
          <table:table-cell office:value-type="float" office:value="-0.1699869" calcext:value-type="float">
            <text:p>-0.1699869</text:p>
          </table:table-cell>
          <table:table-cell office:value-type="float" office:value="0.00003604093" calcext:value-type="float">
            <text:p>3.604093E-05</text:p>
          </table:table-cell>
          <table:table-cell office:value-type="float" office:value="13.88432" calcext:value-type="float">
            <text:p>13.88432</text:p>
          </table:table-cell>
          <table:table-cell office:value-type="float" office:value="0.7034121" calcext:value-type="float">
            <text:p>0.7034121</text:p>
          </table:table-cell>
          <table:table-cell office:value-type="float" office:value="0.09031005" calcext:value-type="float">
            <text:p>0.09031005</text:p>
          </table:table-cell>
          <table:table-cell office:value-type="float" office:value="0.06670184" calcext:value-type="float">
            <text:p>0.06670184</text:p>
          </table:table-cell>
          <table:table-cell office:value-type="float" office:value="0.02918645" calcext:value-type="float">
            <text:p>0.02918645</text:p>
          </table:table-cell>
          <table:table-cell office:value-type="float" office:value="0.03058734" calcext:value-type="float">
            <text:p>0.03058734</text:p>
          </table:table-cell>
          <table:table-cell office:value-type="float" office:value="0.01362453" calcext:value-type="float">
            <text:p>0.01362453</text:p>
          </table:table-cell>
          <table:table-cell office:value-type="float" office:value="0.01352921" calcext:value-type="float">
            <text:p>0.01352921</text:p>
          </table:table-cell>
          <table:table-cell office:value-type="float" office:value="0.02746835" calcext:value-type="float">
            <text:p>0.02746835</text:p>
          </table:table-cell>
          <table:table-cell office:value-type="float" office:value="0.02274713" calcext:value-type="float">
            <text:p>0.02274713</text:p>
          </table:table-cell>
          <table:table-cell office:value-type="float" office:value="0.02049952" calcext:value-type="float">
            <text:p>0.02049952</text:p>
          </table:table-cell>
          <table:table-cell office:value-type="float" office:value="0.0192461" calcext:value-type="float">
            <text:p>0.0192461</text:p>
          </table:table-cell>
          <table:table-cell office:value-type="float" office:value="0.02535835" calcext:value-type="float">
            <text:p>0.02535835</text:p>
          </table:table-cell>
          <table:table-cell office:value-type="float" office:value="0.00541338" calcext:value-type="float">
            <text:p>0.00541338</text:p>
          </table:table-cell>
          <table:table-cell office:value-type="float" office:value="0.004741621" calcext:value-type="float">
            <text:p>0.004741621</text:p>
          </table:table-cell>
          <table:table-cell office:value-type="float" office:value="0" calcext:value-type="float">
            <text:p>0</text:p>
          </table:table-cell>
          <table:table-cell office:value-type="float" office:value="8.094282" calcext:value-type="float">
            <text:p>8.094282</text:p>
          </table:table-cell>
          <table:table-cell office:value-type="float" office:value="11.99364" calcext:value-type="float">
            <text:p>11.99364</text:p>
          </table:table-cell>
          <table:table-cell office:value-type="float" office:value="12.15964" calcext:value-type="float">
            <text:p>12.15964</text:p>
          </table:table-cell>
          <table:table-cell office:value-type="float" office:value="3.974492" calcext:value-type="float">
            <text:p>3.974492</text:p>
          </table:table-cell>
          <table:table-cell office:value-type="float" office:value="3.023907" calcext:value-type="float">
            <text:p>3.023907</text:p>
          </table:table-cell>
          <table:table-cell office:value-type="float" office:value="0.921155" calcext:value-type="float">
            <text:p>0.921155</text:p>
          </table:table-cell>
          <table:table-cell office:value-type="float" office:value="0.4944864" calcext:value-type="float">
            <text:p>0.4944864</text:p>
          </table:table-cell>
          <table:table-cell office:value-type="float" office:value="0.514927" calcext:value-type="float">
            <text:p>0.514927</text:p>
          </table:table-cell>
          <table:table-cell office:value-type="float" office:value="0.7779259" calcext:value-type="float">
            <text:p>0.7779259</text:p>
          </table:table-cell>
          <table:table-cell office:value-type="float" office:value="0.1744716" calcext:value-type="float">
            <text:p>0.1744716</text:p>
          </table:table-cell>
          <table:table-cell office:value-type="float" office:value="0.07067521" calcext:value-type="float">
            <text:p>0.07067521</text:p>
          </table:table-cell>
          <table:table-cell office:value-type="float" office:value="0.1313988" calcext:value-type="float">
            <text:p>0.1313988</text:p>
          </table:table-cell>
          <table:table-cell office:value-type="float" office:value="0.3336696" calcext:value-type="float">
            <text:p>0.3336696</text:p>
          </table:table-cell>
          <table:table-cell office:value-type="float" office:value="0.3463008" calcext:value-type="float">
            <text:p>0.3463008</text:p>
          </table:table-cell>
          <table:table-cell office:value-type="float" office:value="0" calcext:value-type="float">
            <text:p>0</text:p>
          </table:table-cell>
          <table:table-cell office:value-type="float" office:value="146.4038" calcext:value-type="float">
            <text:p>146.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4097" calcext:value-type="float">
            <text:p>20.64097</text:p>
          </table:table-cell>
          <table:table-cell office:value-type="float" office:value="0" calcext:value-type="float">
            <text:p>0</text:p>
          </table:table-cell>
          <table:table-cell office:value-type="float" office:value="-1.843871" calcext:value-type="float">
            <text:p>-1.8438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4.9346" calcext:value-type="float">
            <text:p>14.9346</text:p>
          </table:table-cell>
          <table:table-cell office:value-type="float" office:value="1098.049" calcext:value-type="float">
            <text:p>1098.04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45957" calcext:value-type="float">
            <text:p>-35.45957</text:p>
          </table:table-cell>
          <table:table-cell office:value-type="float" office:value="0.08118947" calcext:value-type="float">
            <text:p>0.08118947</text:p>
          </table:table-cell>
          <table:table-cell office:value-type="float" office:value="2.891314" calcext:value-type="float">
            <text:p>2.891314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56259" calcext:value-type="float">
            <text:p>-0.4956259</text:p>
          </table:table-cell>
          <table:table-cell office:value-type="float" office:value="-0.1699778" calcext:value-type="float">
            <text:p>-0.1699778</text:p>
          </table:table-cell>
          <table:table-cell office:value-type="float" office:value="0.00003693172" calcext:value-type="float">
            <text:p>3.693172E-05</text:p>
          </table:table-cell>
          <table:table-cell office:value-type="float" office:value="13.84119" calcext:value-type="float">
            <text:p>13.84119</text:p>
          </table:table-cell>
          <table:table-cell office:value-type="float" office:value="0.6957818" calcext:value-type="float">
            <text:p>0.6957818</text:p>
          </table:table-cell>
          <table:table-cell office:value-type="float" office:value="0.08863094" calcext:value-type="float">
            <text:p>0.08863094</text:p>
          </table:table-cell>
          <table:table-cell office:value-type="float" office:value="0.06921546" calcext:value-type="float">
            <text:p>0.06921546</text:p>
          </table:table-cell>
          <table:table-cell office:value-type="float" office:value="0.02934689" calcext:value-type="float">
            <text:p>0.02934689</text:p>
          </table:table-cell>
          <table:table-cell office:value-type="float" office:value="0.03052866" calcext:value-type="float">
            <text:p>0.03052866</text:p>
          </table:table-cell>
          <table:table-cell office:value-type="float" office:value="0.01352946" calcext:value-type="float">
            <text:p>0.01352946</text:p>
          </table:table-cell>
          <table:table-cell office:value-type="float" office:value="0.01330146" calcext:value-type="float">
            <text:p>0.01330146</text:p>
          </table:table-cell>
          <table:table-cell office:value-type="float" office:value="0.02731786" calcext:value-type="float">
            <text:p>0.02731786</text:p>
          </table:table-cell>
          <table:table-cell office:value-type="float" office:value="0.02262671" calcext:value-type="float">
            <text:p>0.02262671</text:p>
          </table:table-cell>
          <table:table-cell office:value-type="float" office:value="0.02044393" calcext:value-type="float">
            <text:p>0.02044393</text:p>
          </table:table-cell>
          <table:table-cell office:value-type="float" office:value="0.01922122" calcext:value-type="float">
            <text:p>0.01922122</text:p>
          </table:table-cell>
          <table:table-cell office:value-type="float" office:value="0.02526576" calcext:value-type="float">
            <text:p>0.02526576</text:p>
          </table:table-cell>
          <table:table-cell office:value-type="float" office:value="0.005407063" calcext:value-type="float">
            <text:p>0.005407063</text:p>
          </table:table-cell>
          <table:table-cell office:value-type="float" office:value="0.00473909" calcext:value-type="float">
            <text:p>0.00473909</text:p>
          </table:table-cell>
          <table:table-cell office:value-type="float" office:value="0" calcext:value-type="float">
            <text:p>0</text:p>
          </table:table-cell>
          <table:table-cell office:value-type="float" office:value="8.424006" calcext:value-type="float">
            <text:p>8.424006</text:p>
          </table:table-cell>
          <table:table-cell office:value-type="float" office:value="12.50125" calcext:value-type="float">
            <text:p>12.50125</text:p>
          </table:table-cell>
          <table:table-cell office:value-type="float" office:value="12.56294" calcext:value-type="float">
            <text:p>12.56294</text:p>
          </table:table-cell>
          <table:table-cell office:value-type="float" office:value="4.168381" calcext:value-type="float">
            <text:p>4.168381</text:p>
          </table:table-cell>
          <table:table-cell office:value-type="float" office:value="3.165585" calcext:value-type="float">
            <text:p>3.165585</text:p>
          </table:table-cell>
          <table:table-cell office:value-type="float" office:value="0.9589753" calcext:value-type="float">
            <text:p>0.9589753</text:p>
          </table:table-cell>
          <table:table-cell office:value-type="float" office:value="0.5204693" calcext:value-type="float">
            <text:p>0.5204693</text:p>
          </table:table-cell>
          <table:table-cell office:value-type="float" office:value="0.531158" calcext:value-type="float">
            <text:p>0.531158</text:p>
          </table:table-cell>
          <table:table-cell office:value-type="float" office:value="0.787957" calcext:value-type="float">
            <text:p>0.787957</text:p>
          </table:table-cell>
          <table:table-cell office:value-type="float" office:value="0.1798315" calcext:value-type="float">
            <text:p>0.1798315</text:p>
          </table:table-cell>
          <table:table-cell office:value-type="float" office:value="0.07285172" calcext:value-type="float">
            <text:p>0.07285172</text:p>
          </table:table-cell>
          <table:table-cell office:value-type="float" office:value="0.1348351" calcext:value-type="float">
            <text:p>0.1348351</text:p>
          </table:table-cell>
          <table:table-cell office:value-type="float" office:value="0.3332088" calcext:value-type="float">
            <text:p>0.3332088</text:p>
          </table:table-cell>
          <table:table-cell office:value-type="float" office:value="0.3463103" calcext:value-type="float">
            <text:p>0.3463103</text:p>
          </table:table-cell>
          <table:table-cell office:value-type="float" office:value="0" calcext:value-type="float">
            <text:p>0</text:p>
          </table:table-cell>
          <table:table-cell office:value-type="float" office:value="247.1001" calcext:value-type="float">
            <text:p>247.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2714" calcext:value-type="float">
            <text:p>20.72714</text:p>
          </table:table-cell>
          <table:table-cell office:value-type="float" office:value="0" calcext:value-type="float">
            <text:p>0</text:p>
          </table:table-cell>
          <table:table-cell office:value-type="float" office:value="-1.84396" calcext:value-type="float">
            <text:p>-1.843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14.91141" calcext:value-type="float">
            <text:p>14.91141</text:p>
          </table:table-cell>
          <table:table-cell office:value-type="float" office:value="1098.009" calcext:value-type="float">
            <text:p>1098.00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43143" calcext:value-type="float">
            <text:p>-35.43143</text:p>
          </table:table-cell>
          <table:table-cell office:value-type="float" office:value="0.07921535" calcext:value-type="float">
            <text:p>0.07921535</text:p>
          </table:table-cell>
          <table:table-cell office:value-type="float" office:value="2.977781" calcext:value-type="float">
            <text:p>2.977781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60957" calcext:value-type="float">
            <text:p>-0.4960957</text:p>
          </table:table-cell>
          <table:table-cell office:value-type="float" office:value="-0.1699741" calcext:value-type="float">
            <text:p>-0.1699741</text:p>
          </table:table-cell>
          <table:table-cell office:value-type="float" office:value="0.00003847111" calcext:value-type="float">
            <text:p>3.847111E-05</text:p>
          </table:table-cell>
          <table:table-cell office:value-type="float" office:value="13.80259" calcext:value-type="float">
            <text:p>13.80259</text:p>
          </table:table-cell>
          <table:table-cell office:value-type="float" office:value="0.5276784" calcext:value-type="float">
            <text:p>0.5276784</text:p>
          </table:table-cell>
          <table:table-cell office:value-type="float" office:value="0.08153925" calcext:value-type="float">
            <text:p>0.08153925</text:p>
          </table:table-cell>
          <table:table-cell office:value-type="float" office:value="0.06746697" calcext:value-type="float">
            <text:p>0.06746697</text:p>
          </table:table-cell>
          <table:table-cell office:value-type="float" office:value="0.02949732" calcext:value-type="float">
            <text:p>0.02949732</text:p>
          </table:table-cell>
          <table:table-cell office:value-type="float" office:value="0.03049582" calcext:value-type="float">
            <text:p>0.03049582</text:p>
          </table:table-cell>
          <table:table-cell office:value-type="float" office:value="0.01344628" calcext:value-type="float">
            <text:p>0.01344628</text:p>
          </table:table-cell>
          <table:table-cell office:value-type="float" office:value="0.01304203" calcext:value-type="float">
            <text:p>0.01304203</text:p>
          </table:table-cell>
          <table:table-cell office:value-type="float" office:value="0.02715687" calcext:value-type="float">
            <text:p>0.02715687</text:p>
          </table:table-cell>
          <table:table-cell office:value-type="float" office:value="0.02251378" calcext:value-type="float">
            <text:p>0.02251378</text:p>
          </table:table-cell>
          <table:table-cell office:value-type="float" office:value="0.02039025" calcext:value-type="float">
            <text:p>0.02039025</text:p>
          </table:table-cell>
          <table:table-cell office:value-type="float" office:value="0.01919554" calcext:value-type="float">
            <text:p>0.01919554</text:p>
          </table:table-cell>
          <table:table-cell office:value-type="float" office:value="0.02517374" calcext:value-type="float">
            <text:p>0.02517374</text:p>
          </table:table-cell>
          <table:table-cell office:value-type="float" office:value="0.005400711" calcext:value-type="float">
            <text:p>0.005400711</text:p>
          </table:table-cell>
          <table:table-cell office:value-type="float" office:value="0.004736559" calcext:value-type="float">
            <text:p>0.004736559</text:p>
          </table:table-cell>
          <table:table-cell office:value-type="float" office:value="0" calcext:value-type="float">
            <text:p>0</text:p>
          </table:table-cell>
          <table:table-cell office:value-type="float" office:value="8.959303" calcext:value-type="float">
            <text:p>8.959303</text:p>
          </table:table-cell>
          <table:table-cell office:value-type="float" office:value="13.00081" calcext:value-type="float">
            <text:p>13.00081</text:p>
          </table:table-cell>
          <table:table-cell office:value-type="float" office:value="12.9707" calcext:value-type="float">
            <text:p>12.9707</text:p>
          </table:table-cell>
          <table:table-cell office:value-type="float" office:value="4.364009" calcext:value-type="float">
            <text:p>4.364009</text:p>
          </table:table-cell>
          <table:table-cell office:value-type="float" office:value="3.311645" calcext:value-type="float">
            <text:p>3.311645</text:p>
          </table:table-cell>
          <table:table-cell office:value-type="float" office:value="0.9979128" calcext:value-type="float">
            <text:p>0.9979128</text:p>
          </table:table-cell>
          <table:table-cell office:value-type="float" office:value="0.547355" calcext:value-type="float">
            <text:p>0.547355</text:p>
          </table:table-cell>
          <table:table-cell office:value-type="float" office:value="0.5476443" calcext:value-type="float">
            <text:p>0.5476443</text:p>
          </table:table-cell>
          <table:table-cell office:value-type="float" office:value="0.7977734" calcext:value-type="float">
            <text:p>0.7977734</text:p>
          </table:table-cell>
          <table:table-cell office:value-type="float" office:value="0.1851707" calcext:value-type="float">
            <text:p>0.1851707</text:p>
          </table:table-cell>
          <table:table-cell office:value-type="float" office:value="0.07503184" calcext:value-type="float">
            <text:p>0.07503184</text:p>
          </table:table-cell>
          <table:table-cell office:value-type="float" office:value="0.138289" calcext:value-type="float">
            <text:p>0.138289</text:p>
          </table:table-cell>
          <table:table-cell office:value-type="float" office:value="0.3327142" calcext:value-type="float">
            <text:p>0.3327142</text:p>
          </table:table-cell>
          <table:table-cell office:value-type="float" office:value="0.3463198" calcext:value-type="float">
            <text:p>0.3463198</text:p>
          </table:table-cell>
          <table:table-cell office:value-type="float" office:value="0" calcext:value-type="float">
            <text:p>0</text:p>
          </table:table-cell>
          <table:table-cell office:value-type="float" office:value="331.1776" calcext:value-type="float">
            <text:p>331.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1168" calcext:value-type="float">
            <text:p>20.81168</text:p>
          </table:table-cell>
          <table:table-cell office:value-type="float" office:value="0" calcext:value-type="float">
            <text:p>0</text:p>
          </table:table-cell>
          <table:table-cell office:value-type="float" office:value="-1.844011" calcext:value-type="float">
            <text:p>-1.8440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4.89609" calcext:value-type="float">
            <text:p>14.89609</text:p>
          </table:table-cell>
          <table:table-cell office:value-type="float" office:value="1097.968" calcext:value-type="float">
            <text:p>1097.968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39737" calcext:value-type="float">
            <text:p>-35.39737</text:p>
          </table:table-cell>
          <table:table-cell office:value-type="float" office:value="0.08187438" calcext:value-type="float">
            <text:p>0.08187438</text:p>
          </table:table-cell>
          <table:table-cell office:value-type="float" office:value="3.056037" calcext:value-type="float">
            <text:p>3.056037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65967" calcext:value-type="float">
            <text:p>0.003965967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17" calcext:value-type="float">
            <text:p>2.690417</text:p>
          </table:table-cell>
          <table:table-cell office:value-type="float" office:value="-0.4966672" calcext:value-type="float">
            <text:p>-0.4966672</text:p>
          </table:table-cell>
          <table:table-cell office:value-type="float" office:value="-0.1699541" calcext:value-type="float">
            <text:p>-0.1699541</text:p>
          </table:table-cell>
          <table:table-cell office:value-type="float" office:value="0.00004021795" calcext:value-type="float">
            <text:p>4.021795E-05</text:p>
          </table:table-cell>
          <table:table-cell office:value-type="float" office:value="13.75041" calcext:value-type="float">
            <text:p>13.75041</text:p>
          </table:table-cell>
          <table:table-cell office:value-type="float" office:value="0.7618227" calcext:value-type="float">
            <text:p>0.7618227</text:p>
          </table:table-cell>
          <table:table-cell office:value-type="float" office:value="0.08218343" calcext:value-type="float">
            <text:p>0.08218343</text:p>
          </table:table-cell>
          <table:table-cell office:value-type="float" office:value="0.06817481" calcext:value-type="float">
            <text:p>0.06817481</text:p>
          </table:table-cell>
          <table:table-cell office:value-type="float" office:value="0.03039287" calcext:value-type="float">
            <text:p>0.03039287</text:p>
          </table:table-cell>
          <table:table-cell office:value-type="float" office:value="0.03123163" calcext:value-type="float">
            <text:p>0.03123163</text:p>
          </table:table-cell>
          <table:table-cell office:value-type="float" office:value="0.01340796" calcext:value-type="float">
            <text:p>0.01340796</text:p>
          </table:table-cell>
          <table:table-cell office:value-type="float" office:value="0.01280156" calcext:value-type="float">
            <text:p>0.01280156</text:p>
          </table:table-cell>
          <table:table-cell office:value-type="float" office:value="0.02699758" calcext:value-type="float">
            <text:p>0.02699758</text:p>
          </table:table-cell>
          <table:table-cell office:value-type="float" office:value="0.02240283" calcext:value-type="float">
            <text:p>0.02240283</text:p>
          </table:table-cell>
          <table:table-cell office:value-type="float" office:value="0.02033673" calcext:value-type="float">
            <text:p>0.02033673</text:p>
          </table:table-cell>
          <table:table-cell office:value-type="float" office:value="0.01916902" calcext:value-type="float">
            <text:p>0.01916902</text:p>
          </table:table-cell>
          <table:table-cell office:value-type="float" office:value="0.02508243" calcext:value-type="float">
            <text:p>0.02508243</text:p>
          </table:table-cell>
          <table:table-cell office:value-type="float" office:value="0.005394333" calcext:value-type="float">
            <text:p>0.005394333</text:p>
          </table:table-cell>
          <table:table-cell office:value-type="float" office:value="0.004734025" calcext:value-type="float">
            <text:p>0.004734025</text:p>
          </table:table-cell>
          <table:table-cell office:value-type="float" office:value="0" calcext:value-type="float">
            <text:p>0</text:p>
          </table:table-cell>
          <table:table-cell office:value-type="float" office:value="9.092791" calcext:value-type="float">
            <text:p>9.092791</text:p>
          </table:table-cell>
          <table:table-cell office:value-type="float" office:value="13.47019" calcext:value-type="float">
            <text:p>13.47019</text:p>
          </table:table-cell>
          <table:table-cell office:value-type="float" office:value="13.34457" calcext:value-type="float">
            <text:p>13.34457</text:p>
          </table:table-cell>
          <table:table-cell office:value-type="float" office:value="4.548076" calcext:value-type="float">
            <text:p>4.548076</text:p>
          </table:table-cell>
          <table:table-cell office:value-type="float" office:value="3.449716" calcext:value-type="float">
            <text:p>3.449716</text:p>
          </table:table-cell>
          <table:table-cell office:value-type="float" office:value="1.034635" calcext:value-type="float">
            <text:p>1.034635</text:p>
          </table:table-cell>
          <table:table-cell office:value-type="float" office:value="0.5738463" calcext:value-type="float">
            <text:p>0.5738463</text:p>
          </table:table-cell>
          <table:table-cell office:value-type="float" office:value="0.5641229" calcext:value-type="float">
            <text:p>0.5641229</text:p>
          </table:table-cell>
          <table:table-cell office:value-type="float" office:value="0.8074518" calcext:value-type="float">
            <text:p>0.8074518</text:p>
          </table:table-cell>
          <table:table-cell office:value-type="float" office:value="0.1904965" calcext:value-type="float">
            <text:p>0.1904965</text:p>
          </table:table-cell>
          <table:table-cell office:value-type="float" office:value="0.07720933" calcext:value-type="float">
            <text:p>0.07720933</text:p>
          </table:table-cell>
          <table:table-cell office:value-type="float" office:value="0.1417767" calcext:value-type="float">
            <text:p>0.1417767</text:p>
          </table:table-cell>
          <table:table-cell office:value-type="float" office:value="0.3321809" calcext:value-type="float">
            <text:p>0.3321809</text:p>
          </table:table-cell>
          <table:table-cell office:value-type="float" office:value="0.3463293" calcext:value-type="float">
            <text:p>0.3463293</text:p>
          </table:table-cell>
          <table:table-cell office:value-type="float" office:value="0" calcext:value-type="float">
            <text:p>0</text:p>
          </table:table-cell>
          <table:table-cell office:value-type="float" office:value="344.7994" calcext:value-type="float">
            <text:p>344.7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937" calcext:value-type="float">
            <text:p>20.8937</text:p>
          </table:table-cell>
          <table:table-cell office:value-type="float" office:value="0" calcext:value-type="float">
            <text:p>0</text:p>
          </table:table-cell>
          <table:table-cell office:value-type="float" office:value="-1.844068" calcext:value-type="float">
            <text:p>-1.8440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4.87587" calcext:value-type="float">
            <text:p>14.87587</text:p>
          </table:table-cell>
          <table:table-cell office:value-type="float" office:value="1097.93" calcext:value-type="float">
            <text:p>1097.93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3704" calcext:value-type="float">
            <text:p>-35.3704</text:p>
          </table:table-cell>
          <table:table-cell office:value-type="float" office:value="0.07718585" calcext:value-type="float">
            <text:p>0.07718585</text:p>
          </table:table-cell>
          <table:table-cell office:value-type="float" office:value="3.135466" calcext:value-type="float">
            <text:p>3.135466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1994" calcext:value-type="float">
            <text:p>-0.4971994</text:p>
          </table:table-cell>
          <table:table-cell office:value-type="float" office:value="-0.1699702" calcext:value-type="float">
            <text:p>-0.1699702</text:p>
          </table:table-cell>
          <table:table-cell office:value-type="float" office:value="0.000041843" calcext:value-type="float">
            <text:p>4.1843E-05</text:p>
          </table:table-cell>
          <table:table-cell office:value-type="float" office:value="13.72628" calcext:value-type="float">
            <text:p>13.72628</text:p>
          </table:table-cell>
          <table:table-cell office:value-type="float" office:value="0.4150819" calcext:value-type="float">
            <text:p>0.4150819</text:p>
          </table:table-cell>
          <table:table-cell office:value-type="float" office:value="0.09331571" calcext:value-type="float">
            <text:p>0.09331571</text:p>
          </table:table-cell>
          <table:table-cell office:value-type="float" office:value="0.06368835" calcext:value-type="float">
            <text:p>0.06368835</text:p>
          </table:table-cell>
          <table:table-cell office:value-type="float" office:value="0.02797108" calcext:value-type="float">
            <text:p>0.02797108</text:p>
          </table:table-cell>
          <table:table-cell office:value-type="float" office:value="0.02969525" calcext:value-type="float">
            <text:p>0.02969525</text:p>
          </table:table-cell>
          <table:table-cell office:value-type="float" office:value="0.01308137" calcext:value-type="float">
            <text:p>0.01308137</text:p>
          </table:table-cell>
          <table:table-cell office:value-type="float" office:value="0.0129126" calcext:value-type="float">
            <text:p>0.0129126</text:p>
          </table:table-cell>
          <table:table-cell office:value-type="float" office:value="0.02686023" calcext:value-type="float">
            <text:p>0.02686023</text:p>
          </table:table-cell>
          <table:table-cell office:value-type="float" office:value="0.02230016" calcext:value-type="float">
            <text:p>0.02230016</text:p>
          </table:table-cell>
          <table:table-cell office:value-type="float" office:value="0.02028515" calcext:value-type="float">
            <text:p>0.02028515</text:p>
          </table:table-cell>
          <table:table-cell office:value-type="float" office:value="0.01914174" calcext:value-type="float">
            <text:p>0.01914174</text:p>
          </table:table-cell>
          <table:table-cell office:value-type="float" office:value="0.024992" calcext:value-type="float">
            <text:p>0.024992</text:p>
          </table:table-cell>
          <table:table-cell office:value-type="float" office:value="0.005388005" calcext:value-type="float">
            <text:p>0.005388005</text:p>
          </table:table-cell>
          <table:table-cell office:value-type="float" office:value="0.004731491" calcext:value-type="float">
            <text:p>0.004731491</text:p>
          </table:table-cell>
          <table:table-cell office:value-type="float" office:value="0" calcext:value-type="float">
            <text:p>0</text:p>
          </table:table-cell>
          <table:table-cell office:value-type="float" office:value="5.053541" calcext:value-type="float">
            <text:p>5.053541</text:p>
          </table:table-cell>
          <table:table-cell office:value-type="float" office:value="15.23563" calcext:value-type="float">
            <text:p>15.23563</text:p>
          </table:table-cell>
          <table:table-cell office:value-type="float" office:value="13.68491" calcext:value-type="float">
            <text:p>13.68491</text:p>
          </table:table-cell>
          <table:table-cell office:value-type="float" office:value="4.723218" calcext:value-type="float">
            <text:p>4.723218</text:p>
          </table:table-cell>
          <table:table-cell office:value-type="float" office:value="3.607695" calcext:value-type="float">
            <text:p>3.607695</text:p>
          </table:table-cell>
          <table:table-cell office:value-type="float" office:value="1.071978" calcext:value-type="float">
            <text:p>1.071978</text:p>
          </table:table-cell>
          <table:table-cell office:value-type="float" office:value="0.592721" calcext:value-type="float">
            <text:p>0.592721</text:p>
          </table:table-cell>
          <table:table-cell office:value-type="float" office:value="0.5836107" calcext:value-type="float">
            <text:p>0.5836107</text:p>
          </table:table-cell>
          <table:table-cell office:value-type="float" office:value="0.8170428" calcext:value-type="float">
            <text:p>0.8170428</text:p>
          </table:table-cell>
          <table:table-cell office:value-type="float" office:value="0.1958128" calcext:value-type="float">
            <text:p>0.1958128</text:p>
          </table:table-cell>
          <table:table-cell office:value-type="float" office:value="0.07939143" calcext:value-type="float">
            <text:p>0.07939143</text:p>
          </table:table-cell>
          <table:table-cell office:value-type="float" office:value="0.1451889" calcext:value-type="float">
            <text:p>0.1451889</text:p>
          </table:table-cell>
          <table:table-cell office:value-type="float" office:value="0.3317021" calcext:value-type="float">
            <text:p>0.3317021</text:p>
          </table:table-cell>
          <table:table-cell office:value-type="float" office:value="0.3463388" calcext:value-type="float">
            <text:p>0.3463388</text:p>
          </table:table-cell>
          <table:table-cell office:value-type="float" office:value="0" calcext:value-type="float">
            <text:p>0</text:p>
          </table:table-cell>
          <table:table-cell office:value-type="float" office:value="130.7916" calcext:value-type="float">
            <text:p>130.7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7052" calcext:value-type="float">
            <text:p>20.97052</text:p>
          </table:table-cell>
          <table:table-cell office:value-type="float" office:value="0" calcext:value-type="float">
            <text:p>0</text:p>
          </table:table-cell>
          <table:table-cell office:value-type="float" office:value="-1.844536" calcext:value-type="float">
            <text:p>-1.8445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14.85859" calcext:value-type="float">
            <text:p>14.85859</text:p>
          </table:table-cell>
          <table:table-cell office:value-type="float" office:value="1097.897" calcext:value-type="float">
            <text:p>1097.89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3427" calcext:value-type="float">
            <text:p>-35.3427</text:p>
          </table:table-cell>
          <table:table-cell office:value-type="float" office:value="0.07468376" calcext:value-type="float">
            <text:p>0.07468376</text:p>
          </table:table-cell>
          <table:table-cell office:value-type="float" office:value="3.206838" calcext:value-type="float">
            <text:p>3.206838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2721" calcext:value-type="float">
            <text:p>-0.4972721</text:p>
          </table:table-cell>
          <table:table-cell office:value-type="float" office:value="-0.1699843" calcext:value-type="float">
            <text:p>-0.1699843</text:p>
          </table:table-cell>
          <table:table-cell office:value-type="float" office:value="0.00004488441" calcext:value-type="float">
            <text:p>4.488441E-05</text:p>
          </table:table-cell>
          <table:table-cell office:value-type="float" office:value="13.72862" calcext:value-type="float">
            <text:p>13.72862</text:p>
          </table:table-cell>
          <table:table-cell office:value-type="float" office:value="0.2585405" calcext:value-type="float">
            <text:p>0.2585405</text:p>
          </table:table-cell>
          <table:table-cell office:value-type="float" office:value="0.0739952" calcext:value-type="float">
            <text:p>0.0739952</text:p>
          </table:table-cell>
          <table:table-cell office:value-type="float" office:value="0.0634892" calcext:value-type="float">
            <text:p>0.0634892</text:p>
          </table:table-cell>
          <table:table-cell office:value-type="float" office:value="0.02654184" calcext:value-type="float">
            <text:p>0.02654184</text:p>
          </table:table-cell>
          <table:table-cell office:value-type="float" office:value="0.02797169" calcext:value-type="float">
            <text:p>0.02797169</text:p>
          </table:table-cell>
          <table:table-cell office:value-type="float" office:value="0.01278481" calcext:value-type="float">
            <text:p>0.01278481</text:p>
          </table:table-cell>
          <table:table-cell office:value-type="float" office:value="0.01270636" calcext:value-type="float">
            <text:p>0.01270636</text:p>
          </table:table-cell>
          <table:table-cell office:value-type="float" office:value="0.0267499" calcext:value-type="float">
            <text:p>0.0267499</text:p>
          </table:table-cell>
          <table:table-cell office:value-type="float" office:value="0.02221174" calcext:value-type="float">
            <text:p>0.02221174</text:p>
          </table:table-cell>
          <table:table-cell office:value-type="float" office:value="0.02023891" calcext:value-type="float">
            <text:p>0.02023891</text:p>
          </table:table-cell>
          <table:table-cell office:value-type="float" office:value="0.01911528" calcext:value-type="float">
            <text:p>0.01911528</text:p>
          </table:table-cell>
          <table:table-cell office:value-type="float" office:value="0.02490376" calcext:value-type="float">
            <text:p>0.02490376</text:p>
          </table:table-cell>
          <table:table-cell office:value-type="float" office:value="0.005381746" calcext:value-type="float">
            <text:p>0.005381746</text:p>
          </table:table-cell>
          <table:table-cell office:value-type="float" office:value="0.004728962" calcext:value-type="float">
            <text:p>0.004728962</text:p>
          </table:table-cell>
          <table:table-cell office:value-type="float" office:value="0" calcext:value-type="float">
            <text:p>0</text:p>
          </table:table-cell>
          <table:table-cell office:value-type="float" office:value="8.204981" calcext:value-type="float">
            <text:p>8.204981</text:p>
          </table:table-cell>
          <table:table-cell office:value-type="float" office:value="14.97078" calcext:value-type="float">
            <text:p>14.97078</text:p>
          </table:table-cell>
          <table:table-cell office:value-type="float" office:value="13.95936" calcext:value-type="float">
            <text:p>13.95936</text:p>
          </table:table-cell>
          <table:table-cell office:value-type="float" office:value="4.873815" calcext:value-type="float">
            <text:p>4.873815</text:p>
          </table:table-cell>
          <table:table-cell office:value-type="float" office:value="3.758907" calcext:value-type="float">
            <text:p>3.758907</text:p>
          </table:table-cell>
          <table:table-cell office:value-type="float" office:value="1.106876" calcext:value-type="float">
            <text:p>1.106876</text:p>
          </table:table-cell>
          <table:table-cell office:value-type="float" office:value="0.5948792" calcext:value-type="float">
            <text:p>0.5948792</text:p>
          </table:table-cell>
          <table:table-cell office:value-type="float" office:value="0.6061397" calcext:value-type="float">
            <text:p>0.6061397</text:p>
          </table:table-cell>
          <table:table-cell office:value-type="float" office:value="0.8267403" calcext:value-type="float">
            <text:p>0.8267403</text:p>
          </table:table-cell>
          <table:table-cell office:value-type="float" office:value="0.2011099" calcext:value-type="float">
            <text:p>0.2011099</text:p>
          </table:table-cell>
          <table:table-cell office:value-type="float" office:value="0.08156539" calcext:value-type="float">
            <text:p>0.08156539</text:p>
          </table:table-cell>
          <table:table-cell office:value-type="float" office:value="0.1485147" calcext:value-type="float">
            <text:p>0.1485147</text:p>
          </table:table-cell>
          <table:table-cell office:value-type="float" office:value="0.3312981" calcext:value-type="float">
            <text:p>0.3312981</text:p>
          </table:table-cell>
          <table:table-cell office:value-type="float" office:value="0.3463483" calcext:value-type="float">
            <text:p>0.3463483</text:p>
          </table:table-cell>
          <table:table-cell office:value-type="float" office:value="0" calcext:value-type="float">
            <text:p>0</text:p>
          </table:table-cell>
          <table:table-cell office:value-type="float" office:value="175.6647" calcext:value-type="float">
            <text:p>175.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4023" calcext:value-type="float">
            <text:p>21.04023</text:p>
          </table:table-cell>
          <table:table-cell office:value-type="float" office:value="0" calcext:value-type="float">
            <text:p>0</text:p>
          </table:table-cell>
          <table:table-cell office:value-type="float" office:value="-1.844916" calcext:value-type="float">
            <text:p>-1.8449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14.84045" calcext:value-type="float">
            <text:p>14.84045</text:p>
          </table:table-cell>
          <table:table-cell office:value-type="float" office:value="1097.863" calcext:value-type="float">
            <text:p>1097.863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31583" calcext:value-type="float">
            <text:p>-35.31583</text:p>
          </table:table-cell>
          <table:table-cell office:value-type="float" office:value="0.07412886" calcext:value-type="float">
            <text:p>0.07412886</text:p>
          </table:table-cell>
          <table:table-cell office:value-type="float" office:value="3.278486" calcext:value-type="float">
            <text:p>3.278486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3101" calcext:value-type="float">
            <text:p>-0.4973101</text:p>
          </table:table-cell>
          <table:table-cell office:value-type="float" office:value="-0.1699724" calcext:value-type="float">
            <text:p>-0.1699724</text:p>
          </table:table-cell>
          <table:table-cell office:value-type="float" office:value="0.00004779326" calcext:value-type="float">
            <text:p>4.779326E-05</text:p>
          </table:table-cell>
          <table:table-cell office:value-type="float" office:value="13.72046" calcext:value-type="float">
            <text:p>13.72046</text:p>
          </table:table-cell>
          <table:table-cell office:value-type="float" office:value="0.2371737" calcext:value-type="float">
            <text:p>0.2371737</text:p>
          </table:table-cell>
          <table:table-cell office:value-type="float" office:value="0.06625445" calcext:value-type="float">
            <text:p>0.06625445</text:p>
          </table:table-cell>
          <table:table-cell office:value-type="float" office:value="0.06169473" calcext:value-type="float">
            <text:p>0.06169473</text:p>
          </table:table-cell>
          <table:table-cell office:value-type="float" office:value="0.02601955" calcext:value-type="float">
            <text:p>0.02601955</text:p>
          </table:table-cell>
          <table:table-cell office:value-type="float" office:value="0.02708342" calcext:value-type="float">
            <text:p>0.02708342</text:p>
          </table:table-cell>
          <table:table-cell office:value-type="float" office:value="0.01265667" calcext:value-type="float">
            <text:p>0.01265667</text:p>
          </table:table-cell>
          <table:table-cell office:value-type="float" office:value="0.01254732" calcext:value-type="float">
            <text:p>0.01254732</text:p>
          </table:table-cell>
          <table:table-cell office:value-type="float" office:value="0.02664319" calcext:value-type="float">
            <text:p>0.02664319</text:p>
          </table:table-cell>
          <table:table-cell office:value-type="float" office:value="0.02213086" calcext:value-type="float">
            <text:p>0.02213086</text:p>
          </table:table-cell>
          <table:table-cell office:value-type="float" office:value="0.02019572" calcext:value-type="float">
            <text:p>0.02019572</text:p>
          </table:table-cell>
          <table:table-cell office:value-type="float" office:value="0.0190893" calcext:value-type="float">
            <text:p>0.0190893</text:p>
          </table:table-cell>
          <table:table-cell office:value-type="float" office:value="0.02481668" calcext:value-type="float">
            <text:p>0.02481668</text:p>
          </table:table-cell>
          <table:table-cell office:value-type="float" office:value="0.005375495" calcext:value-type="float">
            <text:p>0.005375495</text:p>
          </table:table-cell>
          <table:table-cell office:value-type="float" office:value="0.004726429" calcext:value-type="float">
            <text:p>0.004726429</text:p>
          </table:table-cell>
          <table:table-cell office:value-type="float" office:value="0" calcext:value-type="float">
            <text:p>0</text:p>
          </table:table-cell>
          <table:table-cell office:value-type="float" office:value="8.250123" calcext:value-type="float">
            <text:p>8.250123</text:p>
          </table:table-cell>
          <table:table-cell office:value-type="float" office:value="15.36528" calcext:value-type="float">
            <text:p>15.36528</text:p>
          </table:table-cell>
          <table:table-cell office:value-type="float" office:value="14.31763" calcext:value-type="float">
            <text:p>14.31763</text:p>
          </table:table-cell>
          <table:table-cell office:value-type="float" office:value="5.038683" calcext:value-type="float">
            <text:p>5.038683</text:p>
          </table:table-cell>
          <table:table-cell office:value-type="float" office:value="3.891595" calcext:value-type="float">
            <text:p>3.891595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0.6069483" calcext:value-type="float">
            <text:p>0.6069483</text:p>
          </table:table-cell>
          <table:table-cell office:value-type="float" office:value="0.6253559" calcext:value-type="float">
            <text:p>0.6253559</text:p>
          </table:table-cell>
          <table:table-cell office:value-type="float" office:value="0.8364879" calcext:value-type="float">
            <text:p>0.8364879</text:p>
          </table:table-cell>
          <table:table-cell office:value-type="float" office:value="0.2063866" calcext:value-type="float">
            <text:p>0.2063866</text:p>
          </table:table-cell>
          <table:table-cell office:value-type="float" office:value="0.08374389" calcext:value-type="float">
            <text:p>0.08374389</text:p>
          </table:table-cell>
          <table:table-cell office:value-type="float" office:value="0.1518222" calcext:value-type="float">
            <text:p>0.1518222</text:p>
          </table:table-cell>
          <table:table-cell office:value-type="float" office:value="0.3308923" calcext:value-type="float">
            <text:p>0.3308923</text:p>
          </table:table-cell>
          <table:table-cell office:value-type="float" office:value="0.3463577" calcext:value-type="float">
            <text:p>0.3463577</text:p>
          </table:table-cell>
          <table:table-cell office:value-type="float" office:value="0" calcext:value-type="float">
            <text:p>0</text:p>
          </table:table-cell>
          <table:table-cell office:value-type="float" office:value="242.1433" calcext:value-type="float">
            <text:p>242.1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1187" calcext:value-type="float">
            <text:p>21.11187</text:p>
          </table:table-cell>
          <table:table-cell office:value-type="float" office:value="0" calcext:value-type="float">
            <text:p>0</text:p>
          </table:table-cell>
          <table:table-cell office:value-type="float" office:value="-1.84492" calcext:value-type="float">
            <text:p>-1.844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14.82117" calcext:value-type="float">
            <text:p>14.82117</text:p>
          </table:table-cell>
          <table:table-cell office:value-type="float" office:value="1097.827" calcext:value-type="float">
            <text:p>1097.827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28945" calcext:value-type="float">
            <text:p>-35.28945</text:p>
          </table:table-cell>
          <table:table-cell office:value-type="float" office:value="0.07740432" calcext:value-type="float">
            <text:p>0.07740432</text:p>
          </table:table-cell>
          <table:table-cell office:value-type="float" office:value="3.34857" calcext:value-type="float">
            <text:p>3.34857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3443" calcext:value-type="float">
            <text:p>-0.4973443</text:p>
          </table:table-cell>
          <table:table-cell office:value-type="float" office:value="-0.1699487" calcext:value-type="float">
            <text:p>-0.1699487</text:p>
          </table:table-cell>
          <table:table-cell office:value-type="float" office:value="0.00005074053" calcext:value-type="float">
            <text:p>5.074053E-05</text:p>
          </table:table-cell>
          <table:table-cell office:value-type="float" office:value="13.69509" calcext:value-type="float">
            <text:p>13.69509</text:p>
          </table:table-cell>
          <table:table-cell office:value-type="float" office:value="0.5722552" calcext:value-type="float">
            <text:p>0.5722552</text:p>
          </table:table-cell>
          <table:table-cell office:value-type="float" office:value="0.06377239" calcext:value-type="float">
            <text:p>0.06377239</text:p>
          </table:table-cell>
          <table:table-cell office:value-type="float" office:value="0.05951867" calcext:value-type="float">
            <text:p>0.05951867</text:p>
          </table:table-cell>
          <table:table-cell office:value-type="float" office:value="0.02594838" calcext:value-type="float">
            <text:p>0.02594838</text:p>
          </table:table-cell>
          <table:table-cell office:value-type="float" office:value="0.02662155" calcext:value-type="float">
            <text:p>0.02662155</text:p>
          </table:table-cell>
          <table:table-cell office:value-type="float" office:value="0.01260109" calcext:value-type="float">
            <text:p>0.01260109</text:p>
          </table:table-cell>
          <table:table-cell office:value-type="float" office:value="0.01243568" calcext:value-type="float">
            <text:p>0.01243568</text:p>
          </table:table-cell>
          <table:table-cell office:value-type="float" office:value="0.0265388" calcext:value-type="float">
            <text:p>0.0265388</text:p>
          </table:table-cell>
          <table:table-cell office:value-type="float" office:value="0.02205462" calcext:value-type="float">
            <text:p>0.02205462</text:p>
          </table:table-cell>
          <table:table-cell office:value-type="float" office:value="0.02015452" calcext:value-type="float">
            <text:p>0.02015452</text:p>
          </table:table-cell>
          <table:table-cell office:value-type="float" office:value="0.01906343" calcext:value-type="float">
            <text:p>0.01906343</text:p>
          </table:table-cell>
          <table:table-cell office:value-type="float" office:value="0.02473066" calcext:value-type="float">
            <text:p>0.02473066</text:p>
          </table:table-cell>
          <table:table-cell office:value-type="float" office:value="0.005369236" calcext:value-type="float">
            <text:p>0.005369236</text:p>
          </table:table-cell>
          <table:table-cell office:value-type="float" office:value="0.004723899" calcext:value-type="float">
            <text:p>0.004723899</text:p>
          </table:table-cell>
          <table:table-cell office:value-type="float" office:value="0" calcext:value-type="float">
            <text:p>0</text:p>
          </table:table-cell>
          <table:table-cell office:value-type="float" office:value="8.111465" calcext:value-type="float">
            <text:p>8.111465</text:p>
          </table:table-cell>
          <table:table-cell office:value-type="float" office:value="15.67918" calcext:value-type="float">
            <text:p>15.67918</text:p>
          </table:table-cell>
          <table:table-cell office:value-type="float" office:value="14.7473" calcext:value-type="float">
            <text:p>14.7473</text:p>
          </table:table-cell>
          <table:table-cell office:value-type="float" office:value="5.209916" calcext:value-type="float">
            <text:p>5.209916</text:p>
          </table:table-cell>
          <table:table-cell office:value-type="float" office:value="4.015001" calcext:value-type="float">
            <text:p>4.015001</text:p>
          </table:table-cell>
          <table:table-cell office:value-type="float" office:value="1.177046" calcext:value-type="float">
            <text:p>1.177046</text:p>
          </table:table-cell>
          <table:table-cell office:value-type="float" office:value="0.6253181" calcext:value-type="float">
            <text:p>0.6253181</text:p>
          </table:table-cell>
          <table:table-cell office:value-type="float" office:value="0.6425687" calcext:value-type="float">
            <text:p>0.6425687</text:p>
          </table:table-cell>
          <table:table-cell office:value-type="float" office:value="0.8461717" calcext:value-type="float">
            <text:p>0.8461717</text:p>
          </table:table-cell>
          <table:table-cell office:value-type="float" office:value="0.2116412" calcext:value-type="float">
            <text:p>0.2116412</text:p>
          </table:table-cell>
          <table:table-cell office:value-type="float" office:value="0.08592996" calcext:value-type="float">
            <text:p>0.08592996</text:p>
          </table:table-cell>
          <table:table-cell office:value-type="float" office:value="0.1551192" calcext:value-type="float">
            <text:p>0.1551192</text:p>
          </table:table-cell>
          <table:table-cell office:value-type="float" office:value="0.3304741" calcext:value-type="float">
            <text:p>0.3304741</text:p>
          </table:table-cell>
          <table:table-cell office:value-type="float" office:value="0.3463672" calcext:value-type="float">
            <text:p>0.3463672</text:p>
          </table:table-cell>
          <table:table-cell office:value-type="float" office:value="0" calcext:value-type="float">
            <text:p>0</text:p>
          </table:table-cell>
          <table:table-cell office:value-type="float" office:value="308.0637" calcext:value-type="float">
            <text:p>308.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575" calcext:value-type="float">
            <text:p>21.18575</text:p>
          </table:table-cell>
          <table:table-cell office:value-type="float" office:value="0" calcext:value-type="float">
            <text:p>0</text:p>
          </table:table-cell>
          <table:table-cell office:value-type="float" office:value="-1.84492" calcext:value-type="float">
            <text:p>-1.844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14.80246" calcext:value-type="float">
            <text:p>14.80246</text:p>
          </table:table-cell>
          <table:table-cell office:value-type="float" office:value="1097.791" calcext:value-type="float">
            <text:p>1097.791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26291" calcext:value-type="float">
            <text:p>-35.26291</text:p>
          </table:table-cell>
          <table:table-cell office:value-type="float" office:value="0.08431724" calcext:value-type="float">
            <text:p>0.08431724</text:p>
          </table:table-cell>
          <table:table-cell office:value-type="float" office:value="3.415667" calcext:value-type="float">
            <text:p>3.415667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3928" calcext:value-type="float">
            <text:p>-0.4973928</text:p>
          </table:table-cell>
          <table:table-cell office:value-type="float" office:value="-0.169922" calcext:value-type="float">
            <text:p>-0.169922</text:p>
          </table:table-cell>
          <table:table-cell office:value-type="float" office:value="0.00005429774" calcext:value-type="float">
            <text:p>5.429774E-05</text:p>
          </table:table-cell>
          <table:table-cell office:value-type="float" office:value="13.6524" calcext:value-type="float">
            <text:p>13.6524</text:p>
          </table:table-cell>
          <table:table-cell office:value-type="float" office:value="1.220609" calcext:value-type="float">
            <text:p>1.220609</text:p>
          </table:table-cell>
          <table:table-cell office:value-type="float" office:value="0.06670346" calcext:value-type="float">
            <text:p>0.06670346</text:p>
          </table:table-cell>
          <table:table-cell office:value-type="float" office:value="0.05929007" calcext:value-type="float">
            <text:p>0.05929007</text:p>
          </table:table-cell>
          <table:table-cell office:value-type="float" office:value="0.02644436" calcext:value-type="float">
            <text:p>0.02644436</text:p>
          </table:table-cell>
          <table:table-cell office:value-type="float" office:value="0.02685197" calcext:value-type="float">
            <text:p>0.02685197</text:p>
          </table:table-cell>
          <table:table-cell office:value-type="float" office:value="0.01260198" calcext:value-type="float">
            <text:p>0.01260198</text:p>
          </table:table-cell>
          <table:table-cell office:value-type="float" office:value="0.01233106" calcext:value-type="float">
            <text:p>0.01233106</text:p>
          </table:table-cell>
          <table:table-cell office:value-type="float" office:value="0.02643797" calcext:value-type="float">
            <text:p>0.02643797</text:p>
          </table:table-cell>
          <table:table-cell office:value-type="float" office:value="0.02198153" calcext:value-type="float">
            <text:p>0.02198153</text:p>
          </table:table-cell>
          <table:table-cell office:value-type="float" office:value="0.02011459" calcext:value-type="float">
            <text:p>0.02011459</text:p>
          </table:table-cell>
          <table:table-cell office:value-type="float" office:value="0.01903746" calcext:value-type="float">
            <text:p>0.01903746</text:p>
          </table:table-cell>
          <table:table-cell office:value-type="float" office:value="0.02464642" calcext:value-type="float">
            <text:p>0.02464642</text:p>
          </table:table-cell>
          <table:table-cell office:value-type="float" office:value="0.005362961" calcext:value-type="float">
            <text:p>0.005362961</text:p>
          </table:table-cell>
          <table:table-cell office:value-type="float" office:value="0.004721361" calcext:value-type="float">
            <text:p>0.004721361</text:p>
          </table:table-cell>
          <table:table-cell office:value-type="float" office:value="0" calcext:value-type="float">
            <text:p>0</text:p>
          </table:table-cell>
          <table:table-cell office:value-type="float" office:value="7.924868" calcext:value-type="float">
            <text:p>7.924868</text:p>
          </table:table-cell>
          <table:table-cell office:value-type="float" office:value="16.01905" calcext:value-type="float">
            <text:p>16.01905</text:p>
          </table:table-cell>
          <table:table-cell office:value-type="float" office:value="15.11789" calcext:value-type="float">
            <text:p>15.11789</text:p>
          </table:table-cell>
          <table:table-cell office:value-type="float" office:value="5.380077" calcext:value-type="float">
            <text:p>5.380077</text:p>
          </table:table-cell>
          <table:table-cell office:value-type="float" office:value="4.131172" calcext:value-type="float">
            <text:p>4.131172</text:p>
          </table:table-cell>
          <table:table-cell office:value-type="float" office:value="1.210166" calcext:value-type="float">
            <text:p>1.210166</text:p>
          </table:table-cell>
          <table:table-cell office:value-type="float" office:value="0.6466503" calcext:value-type="float">
            <text:p>0.6466503</text:p>
          </table:table-cell>
          <table:table-cell office:value-type="float" office:value="0.6586047" calcext:value-type="float">
            <text:p>0.6586047</text:p>
          </table:table-cell>
          <table:table-cell office:value-type="float" office:value="0.8557286" calcext:value-type="float">
            <text:p>0.8557286</text:p>
          </table:table-cell>
          <table:table-cell office:value-type="float" office:value="0.216874" calcext:value-type="float">
            <text:p>0.216874</text:p>
          </table:table-cell>
          <table:table-cell office:value-type="float" office:value="0.08812634" calcext:value-type="float">
            <text:p>0.08812634</text:p>
          </table:table-cell>
          <table:table-cell office:value-type="float" office:value="0.1584107" calcext:value-type="float">
            <text:p>0.1584107</text:p>
          </table:table-cell>
          <table:table-cell office:value-type="float" office:value="0.3300337" calcext:value-type="float">
            <text:p>0.3300337</text:p>
          </table:table-cell>
          <table:table-cell office:value-type="float" office:value="0.3463767" calcext:value-type="float">
            <text:p>0.3463767</text:p>
          </table:table-cell>
          <table:table-cell office:value-type="float" office:value="0" calcext:value-type="float">
            <text:p>0</text:p>
          </table:table-cell>
          <table:table-cell office:value-type="float" office:value="384.709" calcext:value-type="float">
            <text:p>384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604" calcext:value-type="float">
            <text:p>21.2604</text:p>
          </table:table-cell>
          <table:table-cell office:value-type="float" office:value="0" calcext:value-type="float">
            <text:p>0</text:p>
          </table:table-cell>
          <table:table-cell office:value-type="float" office:value="-1.844923" calcext:value-type="float">
            <text:p>-1.8449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14.78458" calcext:value-type="float">
            <text:p>14.78458</text:p>
          </table:table-cell>
          <table:table-cell office:value-type="float" office:value="1097.754" calcext:value-type="float">
            <text:p>1097.754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23442" calcext:value-type="float">
            <text:p>-35.23442</text:p>
          </table:table-cell>
          <table:table-cell office:value-type="float" office:value="0.09103707" calcext:value-type="float">
            <text:p>0.09103707</text:p>
          </table:table-cell>
          <table:table-cell office:value-type="float" office:value="3.485851" calcext:value-type="float">
            <text:p>3.485851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4515" calcext:value-type="float">
            <text:p>-0.4974515</text:p>
          </table:table-cell>
          <table:table-cell office:value-type="float" office:value="-0.1698958" calcext:value-type="float">
            <text:p>-0.1698958</text:p>
          </table:table-cell>
          <table:table-cell office:value-type="float" office:value="0.00005839184" calcext:value-type="float">
            <text:p>5.839184E-05</text:p>
          </table:table-cell>
          <table:table-cell office:value-type="float" office:value="13.60126" calcext:value-type="float">
            <text:p>13.60126</text:p>
          </table:table-cell>
          <table:table-cell office:value-type="float" office:value="1.828532" calcext:value-type="float">
            <text:p>1.828532</text:p>
          </table:table-cell>
          <table:table-cell office:value-type="float" office:value="0.07147752" calcext:value-type="float">
            <text:p>0.07147752</text:p>
          </table:table-cell>
          <table:table-cell office:value-type="float" office:value="0.06053771" calcext:value-type="float">
            <text:p>0.06053771</text:p>
          </table:table-cell>
          <table:table-cell office:value-type="float" office:value="0.02734344" calcext:value-type="float">
            <text:p>0.02734344</text:p>
          </table:table-cell>
          <table:table-cell office:value-type="float" office:value="0.02754468" calcext:value-type="float">
            <text:p>0.02754468</text:p>
          </table:table-cell>
          <table:table-cell office:value-type="float" office:value="0.01263103" calcext:value-type="float">
            <text:p>0.01263103</text:p>
          </table:table-cell>
          <table:table-cell office:value-type="float" office:value="0.01216312" calcext:value-type="float">
            <text:p>0.01216312</text:p>
          </table:table-cell>
          <table:table-cell office:value-type="float" office:value="0.02632582" calcext:value-type="float">
            <text:p>0.02632582</text:p>
          </table:table-cell>
          <table:table-cell office:value-type="float" office:value="0.02190877" calcext:value-type="float">
            <text:p>0.02190877</text:p>
          </table:table-cell>
          <table:table-cell office:value-type="float" office:value="0.0200754" calcext:value-type="float">
            <text:p>0.0200754</text:p>
          </table:table-cell>
          <table:table-cell office:value-type="float" office:value="0.01901097" calcext:value-type="float">
            <text:p>0.01901097</text:p>
          </table:table-cell>
          <table:table-cell office:value-type="float" office:value="0.02456359" calcext:value-type="float">
            <text:p>0.02456359</text:p>
          </table:table-cell>
          <table:table-cell office:value-type="float" office:value="0.005356668" calcext:value-type="float">
            <text:p>0.005356668</text:p>
          </table:table-cell>
          <table:table-cell office:value-type="float" office:value="0.004718828" calcext:value-type="float">
            <text:p>0.004718828</text:p>
          </table:table-cell>
          <table:table-cell office:value-type="float" office:value="0" calcext:value-type="float">
            <text:p>0</text:p>
          </table:table-cell>
          <table:table-cell office:value-type="float" office:value="8.143579" calcext:value-type="float">
            <text:p>8.143579</text:p>
          </table:table-cell>
          <table:table-cell office:value-type="float" office:value="16.44205" calcext:value-type="float">
            <text:p>16.44205</text:p>
          </table:table-cell>
          <table:table-cell office:value-type="float" office:value="15.4605" calcext:value-type="float">
            <text:p>15.4605</text:p>
          </table:table-cell>
          <table:table-cell office:value-type="float" office:value="5.555346" calcext:value-type="float">
            <text:p>5.555346</text:p>
          </table:table-cell>
          <table:table-cell office:value-type="float" office:value="4.252088" calcext:value-type="float">
            <text:p>4.252088</text:p>
          </table:table-cell>
          <table:table-cell office:value-type="float" office:value="1.243625" calcext:value-type="float">
            <text:p>1.243625</text:p>
          </table:table-cell>
          <table:table-cell office:value-type="float" office:value="0.6701635" calcext:value-type="float">
            <text:p>0.6701635</text:p>
          </table:table-cell>
          <table:table-cell office:value-type="float" office:value="0.6739473" calcext:value-type="float">
            <text:p>0.6739473</text:p>
          </table:table-cell>
          <table:table-cell office:value-type="float" office:value="0.8651567" calcext:value-type="float">
            <text:p>0.8651567</text:p>
          </table:table-cell>
          <table:table-cell office:value-type="float" office:value="0.2220947" calcext:value-type="float">
            <text:p>0.2220947</text:p>
          </table:table-cell>
          <table:table-cell office:value-type="float" office:value="0.09033915" calcext:value-type="float">
            <text:p>0.09033915</text:p>
          </table:table-cell>
          <table:table-cell office:value-type="float" office:value="0.1616956" calcext:value-type="float">
            <text:p>0.1616956</text:p>
          </table:table-cell>
          <table:table-cell office:value-type="float" office:value="0.3295678" calcext:value-type="float">
            <text:p>0.3295678</text:p>
          </table:table-cell>
          <table:table-cell office:value-type="float" office:value="0.3463861" calcext:value-type="float">
            <text:p>0.3463861</text:p>
          </table:table-cell>
          <table:table-cell office:value-type="float" office:value="0" calcext:value-type="float">
            <text:p>0</text:p>
          </table:table-cell>
          <table:table-cell office:value-type="float" office:value="442.1371" calcext:value-type="float">
            <text:p>442.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3779" calcext:value-type="float">
            <text:p>21.33779</text:p>
          </table:table-cell>
          <table:table-cell office:value-type="float" office:value="0" calcext:value-type="float">
            <text:p>0</text:p>
          </table:table-cell>
          <table:table-cell office:value-type="float" office:value="-1.844926" calcext:value-type="float">
            <text:p>-1.8449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14.78077" calcext:value-type="float">
            <text:p>14.78077</text:p>
          </table:table-cell>
          <table:table-cell office:value-type="float" office:value="1097.714" calcext:value-type="float">
            <text:p>1097.714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18614" calcext:value-type="float">
            <text:p>-35.18614</text:p>
          </table:table-cell>
          <table:table-cell office:value-type="float" office:value="0.09862479" calcext:value-type="float">
            <text:p>0.09862479</text:p>
          </table:table-cell>
          <table:table-cell office:value-type="float" office:value="3.563624" calcext:value-type="float">
            <text:p>3.563624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5926" calcext:value-type="float">
            <text:p>-0.4975926</text:p>
          </table:table-cell>
          <table:table-cell office:value-type="float" office:value="-0.1698719" calcext:value-type="float">
            <text:p>-0.1698719</text:p>
          </table:table-cell>
          <table:table-cell office:value-type="float" office:value="0.00006307097" calcext:value-type="float">
            <text:p>6.307097E-05</text:p>
          </table:table-cell>
          <table:table-cell office:value-type="float" office:value="13.5363" calcext:value-type="float">
            <text:p>13.5363</text:p>
          </table:table-cell>
          <table:table-cell office:value-type="float" office:value="2.43901" calcext:value-type="float">
            <text:p>2.43901</text:p>
          </table:table-cell>
          <table:table-cell office:value-type="float" office:value="0.08188801" calcext:value-type="float">
            <text:p>0.08188801</text:p>
          </table:table-cell>
          <table:table-cell office:value-type="float" office:value="0.06623302" calcext:value-type="float">
            <text:p>0.06623302</text:p>
          </table:table-cell>
          <table:table-cell office:value-type="float" office:value="0.0287239" calcext:value-type="float">
            <text:p>0.0287239</text:p>
          </table:table-cell>
          <table:table-cell office:value-type="float" office:value="0.02867942" calcext:value-type="float">
            <text:p>0.02867942</text:p>
          </table:table-cell>
          <table:table-cell office:value-type="float" office:value="0.01276224" calcext:value-type="float">
            <text:p>0.01276224</text:p>
          </table:table-cell>
          <table:table-cell office:value-type="float" office:value="0.0119274" calcext:value-type="float">
            <text:p>0.0119274</text:p>
          </table:table-cell>
          <table:table-cell office:value-type="float" office:value="0.02619441" calcext:value-type="float">
            <text:p>0.02619441</text:p>
          </table:table-cell>
          <table:table-cell office:value-type="float" office:value="0.02183283" calcext:value-type="float">
            <text:p>0.02183283</text:p>
          </table:table-cell>
          <table:table-cell office:value-type="float" office:value="0.02003571" calcext:value-type="float">
            <text:p>0.02003571</text:p>
          </table:table-cell>
          <table:table-cell office:value-type="float" office:value="0.01898401" calcext:value-type="float">
            <text:p>0.01898401</text:p>
          </table:table-cell>
          <table:table-cell office:value-type="float" office:value="0.02448214" calcext:value-type="float">
            <text:p>0.02448214</text:p>
          </table:table-cell>
          <table:table-cell office:value-type="float" office:value="0.005350348" calcext:value-type="float">
            <text:p>0.005350348</text:p>
          </table:table-cell>
          <table:table-cell office:value-type="float" office:value="0.004716294" calcext:value-type="float">
            <text:p>0.004716294</text:p>
          </table:table-cell>
          <table:table-cell office:value-type="float" office:value="0" calcext:value-type="float">
            <text:p>0</text:p>
          </table:table-cell>
          <table:table-cell office:value-type="float" office:value="8.36968" calcext:value-type="float">
            <text:p>8.36968</text:p>
          </table:table-cell>
          <table:table-cell office:value-type="float" office:value="16.94777" calcext:value-type="float">
            <text:p>16.94777</text:p>
          </table:table-cell>
          <table:table-cell office:value-type="float" office:value="15.84898" calcext:value-type="float">
            <text:p>15.84898</text:p>
          </table:table-cell>
          <table:table-cell office:value-type="float" office:value="5.745017" calcext:value-type="float">
            <text:p>5.745017</text:p>
          </table:table-cell>
          <table:table-cell office:value-type="float" office:value="4.383501" calcext:value-type="float">
            <text:p>4.383501</text:p>
          </table:table-cell>
          <table:table-cell office:value-type="float" office:value="1.278787" calcext:value-type="float">
            <text:p>1.278787</text:p>
          </table:table-cell>
          <table:table-cell office:value-type="float" office:value="0.695072" calcext:value-type="float">
            <text:p>0.695072</text:p>
          </table:table-cell>
          <table:table-cell office:value-type="float" office:value="0.6893183" calcext:value-type="float">
            <text:p>0.6893183</text:p>
          </table:table-cell>
          <table:table-cell office:value-type="float" office:value="0.8744218" calcext:value-type="float">
            <text:p>0.8744218</text:p>
          </table:table-cell>
          <table:table-cell office:value-type="float" office:value="0.2272868" calcext:value-type="float">
            <text:p>0.2272868</text:p>
          </table:table-cell>
          <table:table-cell office:value-type="float" office:value="0.09256899" calcext:value-type="float">
            <text:p>0.09256899</text:p>
          </table:table-cell>
          <table:table-cell office:value-type="float" office:value="0.1649891" calcext:value-type="float">
            <text:p>0.1649891</text:p>
          </table:table-cell>
          <table:table-cell office:value-type="float" office:value="0.3290663" calcext:value-type="float">
            <text:p>0.3290663</text:p>
          </table:table-cell>
          <table:table-cell office:value-type="float" office:value="0.3463956" calcext:value-type="float">
            <text:p>0.3463956</text:p>
          </table:table-cell>
          <table:table-cell office:value-type="float" office:value="0" calcext:value-type="float">
            <text:p>0</text:p>
          </table:table-cell>
          <table:table-cell office:value-type="float" office:value="370.3919" calcext:value-type="float">
            <text:p>370.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4" calcext:value-type="float">
            <text:p>21.424</text:p>
          </table:table-cell>
          <table:table-cell office:value-type="float" office:value="0" calcext:value-type="float">
            <text:p>0</text:p>
          </table:table-cell>
          <table:table-cell office:value-type="float" office:value="-1.844937" calcext:value-type="float">
            <text:p>-1.8449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14.78714" calcext:value-type="float">
            <text:p>14.78714</text:p>
          </table:table-cell>
          <table:table-cell office:value-type="float" office:value="1097.669" calcext:value-type="float">
            <text:p>1097.66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12189" calcext:value-type="float">
            <text:p>-35.12189</text:p>
          </table:table-cell>
          <table:table-cell office:value-type="float" office:value="0.1074674" calcext:value-type="float">
            <text:p>0.1074674</text:p>
          </table:table-cell>
          <table:table-cell office:value-type="float" office:value="3.649606" calcext:value-type="float">
            <text:p>3.649606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7151" calcext:value-type="float">
            <text:p>-0.4977151</text:p>
          </table:table-cell>
          <table:table-cell office:value-type="float" office:value="-0.1698499" calcext:value-type="float">
            <text:p>-0.1698499</text:p>
          </table:table-cell>
          <table:table-cell office:value-type="float" office:value="0.00006659143" calcext:value-type="float">
            <text:p>6.659143E-05</text:p>
          </table:table-cell>
          <table:table-cell office:value-type="float" office:value="13.45931" calcext:value-type="float">
            <text:p>13.45931</text:p>
          </table:table-cell>
          <table:table-cell office:value-type="float" office:value="3.12867" calcext:value-type="float">
            <text:p>3.12867</text:p>
          </table:table-cell>
          <table:table-cell office:value-type="float" office:value="0.08881012" calcext:value-type="float">
            <text:p>0.08881012</text:p>
          </table:table-cell>
          <table:table-cell office:value-type="float" office:value="0.07203995" calcext:value-type="float">
            <text:p>0.07203995</text:p>
          </table:table-cell>
          <table:table-cell office:value-type="float" office:value="0.02988526" calcext:value-type="float">
            <text:p>0.02988526</text:p>
          </table:table-cell>
          <table:table-cell office:value-type="float" office:value="0.02955906" calcext:value-type="float">
            <text:p>0.02955906</text:p>
          </table:table-cell>
          <table:table-cell office:value-type="float" office:value="0.01304902" calcext:value-type="float">
            <text:p>0.01304902</text:p>
          </table:table-cell>
          <table:table-cell office:value-type="float" office:value="0.01164071" calcext:value-type="float">
            <text:p>0.01164071</text:p>
          </table:table-cell>
          <table:table-cell office:value-type="float" office:value="0.02604322" calcext:value-type="float">
            <text:p>0.02604322</text:p>
          </table:table-cell>
          <table:table-cell office:value-type="float" office:value="0.02175017" calcext:value-type="float">
            <text:p>0.02175017</text:p>
          </table:table-cell>
          <table:table-cell office:value-type="float" office:value="0.01999476" calcext:value-type="float">
            <text:p>0.01999476</text:p>
          </table:table-cell>
          <table:table-cell office:value-type="float" office:value="0.0189557" calcext:value-type="float">
            <text:p>0.0189557</text:p>
          </table:table-cell>
          <table:table-cell office:value-type="float" office:value="0.02440288" calcext:value-type="float">
            <text:p>0.02440288</text:p>
          </table:table-cell>
          <table:table-cell office:value-type="float" office:value="0.005343988" calcext:value-type="float">
            <text:p>0.005343988</text:p>
          </table:table-cell>
          <table:table-cell office:value-type="float" office:value="0.004713761" calcext:value-type="float">
            <text:p>0.004713761</text:p>
          </table:table-cell>
          <table:table-cell office:value-type="float" office:value="0" calcext:value-type="float">
            <text:p>0</text:p>
          </table:table-cell>
          <table:table-cell office:value-type="float" office:value="8.494313" calcext:value-type="float">
            <text:p>8.494313</text:p>
          </table:table-cell>
          <table:table-cell office:value-type="float" office:value="17.52805" calcext:value-type="float">
            <text:p>17.52805</text:p>
          </table:table-cell>
          <table:table-cell office:value-type="float" office:value="16.30249" calcext:value-type="float">
            <text:p>16.30249</text:p>
          </table:table-cell>
          <table:table-cell office:value-type="float" office:value="5.955791" calcext:value-type="float">
            <text:p>5.955791</text:p>
          </table:table-cell>
          <table:table-cell office:value-type="float" office:value="4.529322" calcext:value-type="float">
            <text:p>4.529322</text:p>
          </table:table-cell>
          <table:table-cell office:value-type="float" office:value="1.31756" calcext:value-type="float">
            <text:p>1.31756</text:p>
          </table:table-cell>
          <table:table-cell office:value-type="float" office:value="0.7213072" calcext:value-type="float">
            <text:p>0.7213072</text:p>
          </table:table-cell>
          <table:table-cell office:value-type="float" office:value="0.7052924" calcext:value-type="float">
            <text:p>0.7052924</text:p>
          </table:table-cell>
          <table:table-cell office:value-type="float" office:value="0.8836487" calcext:value-type="float">
            <text:p>0.8836487</text:p>
          </table:table-cell>
          <table:table-cell office:value-type="float" office:value="0.2324591" calcext:value-type="float">
            <text:p>0.2324591</text:p>
          </table:table-cell>
          <table:table-cell office:value-type="float" office:value="0.09477837" calcext:value-type="float">
            <text:p>0.09477837</text:p>
          </table:table-cell>
          <table:table-cell office:value-type="float" office:value="0.1683318" calcext:value-type="float">
            <text:p>0.1683318</text:p>
          </table:table-cell>
          <table:table-cell office:value-type="float" office:value="0.3285167" calcext:value-type="float">
            <text:p>0.3285167</text:p>
          </table:table-cell>
          <table:table-cell office:value-type="float" office:value="0.346405" calcext:value-type="float">
            <text:p>0.346405</text:p>
          </table:table-cell>
          <table:table-cell office:value-type="float" office:value="0" calcext:value-type="float">
            <text:p>0</text:p>
          </table:table-cell>
          <table:table-cell office:value-type="float" office:value="328.5341" calcext:value-type="float">
            <text:p>328.5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1956" calcext:value-type="float">
            <text:p>21.51956</text:p>
          </table:table-cell>
          <table:table-cell office:value-type="float" office:value="0" calcext:value-type="float">
            <text:p>0</text:p>
          </table:table-cell>
          <table:table-cell office:value-type="float" office:value="-1.844944" calcext:value-type="float">
            <text:p>-1.8449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14.76935" calcext:value-type="float">
            <text:p>14.76935</text:p>
          </table:table-cell>
          <table:table-cell office:value-type="float" office:value="1097.629" calcext:value-type="float">
            <text:p>1097.629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09566" calcext:value-type="float">
            <text:p>-35.09566</text:p>
          </table:table-cell>
          <table:table-cell office:value-type="float" office:value="0.09566162" calcext:value-type="float">
            <text:p>0.09566162</text:p>
          </table:table-cell>
          <table:table-cell office:value-type="float" office:value="3.738868" calcext:value-type="float">
            <text:p>3.738868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79352" calcext:value-type="float">
            <text:p>-0.4979352</text:p>
          </table:table-cell>
          <table:table-cell office:value-type="float" office:value="-0.1698327" calcext:value-type="float">
            <text:p>-0.1698327</text:p>
          </table:table-cell>
          <table:table-cell office:value-type="float" office:value="0.0000682552" calcext:value-type="float">
            <text:p>6.82552E-05</text:p>
          </table:table-cell>
          <table:table-cell office:value-type="float" office:value="13.42148" calcext:value-type="float">
            <text:p>13.42148</text:p>
          </table:table-cell>
          <table:table-cell office:value-type="float" office:value="2.029704" calcext:value-type="float">
            <text:p>2.029704</text:p>
          </table:table-cell>
          <table:table-cell office:value-type="float" office:value="0.07483672" calcext:value-type="float">
            <text:p>0.07483672</text:p>
          </table:table-cell>
          <table:table-cell office:value-type="float" office:value="0.06339875" calcext:value-type="float">
            <text:p>0.06339875</text:p>
          </table:table-cell>
          <table:table-cell office:value-type="float" office:value="0.02882171" calcext:value-type="float">
            <text:p>0.02882171</text:p>
          </table:table-cell>
          <table:table-cell office:value-type="float" office:value="0.02802845" calcext:value-type="float">
            <text:p>0.02802845</text:p>
          </table:table-cell>
          <table:table-cell office:value-type="float" office:value="0.0129335" calcext:value-type="float">
            <text:p>0.0129335</text:p>
          </table:table-cell>
          <table:table-cell office:value-type="float" office:value="0.01140679" calcext:value-type="float">
            <text:p>0.01140679</text:p>
          </table:table-cell>
          <table:table-cell office:value-type="float" office:value="0.0258943" calcext:value-type="float">
            <text:p>0.0258943</text:p>
          </table:table-cell>
          <table:table-cell office:value-type="float" office:value="0.02166494" calcext:value-type="float">
            <text:p>0.02166494</text:p>
          </table:table-cell>
          <table:table-cell office:value-type="float" office:value="0.0199542" calcext:value-type="float">
            <text:p>0.0199542</text:p>
          </table:table-cell>
          <table:table-cell office:value-type="float" office:value="0.01892737" calcext:value-type="float">
            <text:p>0.01892737</text:p>
          </table:table-cell>
          <table:table-cell office:value-type="float" office:value="0.02432586" calcext:value-type="float">
            <text:p>0.02432586</text:p>
          </table:table-cell>
          <table:table-cell office:value-type="float" office:value="0.005337602" calcext:value-type="float">
            <text:p>0.005337602</text:p>
          </table:table-cell>
          <table:table-cell office:value-type="float" office:value="0.004711228" calcext:value-type="float">
            <text:p>0.004711228</text:p>
          </table:table-cell>
          <table:table-cell office:value-type="float" office:value="0" calcext:value-type="float">
            <text:p>0</text:p>
          </table:table-cell>
          <table:table-cell office:value-type="float" office:value="10.40999" calcext:value-type="float">
            <text:p>10.40999</text:p>
          </table:table-cell>
          <table:table-cell office:value-type="float" office:value="17.89276" calcext:value-type="float">
            <text:p>17.89276</text:p>
          </table:table-cell>
          <table:table-cell office:value-type="float" office:value="16.68336" calcext:value-type="float">
            <text:p>16.68336</text:p>
          </table:table-cell>
          <table:table-cell office:value-type="float" office:value="6.150755" calcext:value-type="float">
            <text:p>6.150755</text:p>
          </table:table-cell>
          <table:table-cell office:value-type="float" office:value="4.660875" calcext:value-type="float">
            <text:p>4.660875</text:p>
          </table:table-cell>
          <table:table-cell office:value-type="float" office:value="1.356892" calcext:value-type="float">
            <text:p>1.356892</text:p>
          </table:table-cell>
          <table:table-cell office:value-type="float" office:value="0.7470931" calcext:value-type="float">
            <text:p>0.7470931</text:p>
          </table:table-cell>
          <table:table-cell office:value-type="float" office:value="0.7220588" calcext:value-type="float">
            <text:p>0.7220588</text:p>
          </table:table-cell>
          <table:table-cell office:value-type="float" office:value="0.8929657" calcext:value-type="float">
            <text:p>0.8929657</text:p>
          </table:table-cell>
          <table:table-cell office:value-type="float" office:value="0.2376351" calcext:value-type="float">
            <text:p>0.2376351</text:p>
          </table:table-cell>
          <table:table-cell office:value-type="float" office:value="0.09700795" calcext:value-type="float">
            <text:p>0.09700795</text:p>
          </table:table-cell>
          <table:table-cell office:value-type="float" office:value="0.171664" calcext:value-type="float">
            <text:p>0.171664</text:p>
          </table:table-cell>
          <table:table-cell office:value-type="float" office:value="0.3279406" calcext:value-type="float">
            <text:p>0.3279406</text:p>
          </table:table-cell>
          <table:table-cell office:value-type="float" office:value="0.3464144" calcext:value-type="float">
            <text:p>0.3464144</text:p>
          </table:table-cell>
          <table:table-cell office:value-type="float" office:value="0" calcext:value-type="float">
            <text:p>0</text:p>
          </table:table-cell>
          <table:table-cell office:value-type="float" office:value="369.2271" calcext:value-type="float">
            <text:p>369.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9568" calcext:value-type="float">
            <text:p>21.59568</text:p>
          </table:table-cell>
          <table:table-cell office:value-type="float" office:value="0" calcext:value-type="float">
            <text:p>0</text:p>
          </table:table-cell>
          <table:table-cell office:value-type="float" office:value="-1.844955" calcext:value-type="float">
            <text:p>-1.8449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14.77059" calcext:value-type="float">
            <text:p>14.77059</text:p>
          </table:table-cell>
          <table:table-cell office:value-type="float" office:value="1097.593" calcext:value-type="float">
            <text:p>1097.593</text:p>
          </table:table-cell>
          <table:table-cell office:value-type="float" office:value="12.48" calcext:value-type="float">
            <text:p>12.48</text:p>
          </table:table-cell>
          <table:table-cell office:value-type="float" office:value="-35.05388" calcext:value-type="float">
            <text:p>-35.05388</text:p>
          </table:table-cell>
          <table:table-cell office:value-type="float" office:value="0.0927792" calcext:value-type="float">
            <text:p>0.0927792</text:p>
          </table:table-cell>
          <table:table-cell office:value-type="float" office:value="3.809669" calcext:value-type="float">
            <text:p>3.809669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671" calcext:value-type="float">
            <text:p>2.690671</text:p>
          </table:table-cell>
          <table:table-cell office:value-type="float" office:value="-0.4988314" calcext:value-type="float">
            <text:p>-0.4988314</text:p>
          </table:table-cell>
          <table:table-cell office:value-type="float" office:value="-0.1698069" calcext:value-type="float">
            <text:p>-0.1698069</text:p>
          </table:table-cell>
          <table:table-cell office:value-type="float" office:value="0.00006959871" calcext:value-type="float">
            <text:p>6.959871E-05</text:p>
          </table:table-cell>
          <table:table-cell office:value-type="float" office:value="13.39186" calcext:value-type="float">
            <text:p>13.39186</text:p>
          </table:table-cell>
          <table:table-cell office:value-type="float" office:value="1.771953" calcext:value-type="float">
            <text:p>1.771953</text:p>
          </table:table-cell>
          <table:table-cell office:value-type="float" office:value="0.07040036" calcext:value-type="float">
            <text:p>0.07040036</text:p>
          </table:table-cell>
          <table:table-cell office:value-type="float" office:value="0.06025444" calcext:value-type="float">
            <text:p>0.06025444</text:p>
          </table:table-cell>
          <table:table-cell office:value-type="float" office:value="0.02783941" calcext:value-type="float">
            <text:p>0.02783941</text:p>
          </table:table-cell>
          <table:table-cell office:value-type="float" office:value="0.02696419" calcext:value-type="float">
            <text:p>0.02696419</text:p>
          </table:table-cell>
          <table:table-cell office:value-type="float" office:value="0.01284766" calcext:value-type="float">
            <text:p>0.01284766</text:p>
          </table:table-cell>
          <table:table-cell office:value-type="float" office:value="0.01125795" calcext:value-type="float">
            <text:p>0.01125795</text:p>
          </table:table-cell>
          <table:table-cell office:value-type="float" office:value="0.02576478" calcext:value-type="float">
            <text:p>0.02576478</text:p>
          </table:table-cell>
          <table:table-cell office:value-type="float" office:value="0.02158473" calcext:value-type="float">
            <text:p>0.02158473</text:p>
          </table:table-cell>
          <table:table-cell office:value-type="float" office:value="0.01991511" calcext:value-type="float">
            <text:p>0.01991511</text:p>
          </table:table-cell>
          <table:table-cell office:value-type="float" office:value="0.0188998" calcext:value-type="float">
            <text:p>0.0188998</text:p>
          </table:table-cell>
          <table:table-cell office:value-type="float" office:value="0.02425195" calcext:value-type="float">
            <text:p>0.02425195</text:p>
          </table:table-cell>
          <table:table-cell office:value-type="float" office:value="0.005331222" calcext:value-type="float">
            <text:p>0.005331222</text:p>
          </table:table-cell>
          <table:table-cell office:value-type="float" office:value="0.004708703" calcext:value-type="float">
            <text:p>0.004708703</text:p>
          </table:table-cell>
          <table:table-cell office:value-type="float" office:value="0" calcext:value-type="float">
            <text:p>0</text:p>
          </table:table-cell>
          <table:table-cell office:value-type="float" office:value="11.04567" calcext:value-type="float">
            <text:p>11.04567</text:p>
          </table:table-cell>
          <table:table-cell office:value-type="float" office:value="18.18552" calcext:value-type="float">
            <text:p>18.18552</text:p>
          </table:table-cell>
          <table:table-cell office:value-type="float" office:value="17.01343" calcext:value-type="float">
            <text:p>17.01343</text:p>
          </table:table-cell>
          <table:table-cell office:value-type="float" office:value="6.327187" calcext:value-type="float">
            <text:p>6.327187</text:p>
          </table:table-cell>
          <table:table-cell office:value-type="float" office:value="4.770757" calcext:value-type="float">
            <text:p>4.770757</text:p>
          </table:table-cell>
          <table:table-cell office:value-type="float" office:value="1.392261" calcext:value-type="float">
            <text:p>1.392261</text:p>
          </table:table-cell>
          <table:table-cell office:value-type="float" office:value="0.7709681" calcext:value-type="float">
            <text:p>0.7709681</text:p>
          </table:table-cell>
          <table:table-cell office:value-type="float" office:value="0.7385886" calcext:value-type="float">
            <text:p>0.7385886</text:p>
          </table:table-cell>
          <table:table-cell office:value-type="float" office:value="0.9023059" calcext:value-type="float">
            <text:p>0.9023059</text:p>
          </table:table-cell>
          <table:table-cell office:value-type="float" office:value="0.2428183" calcext:value-type="float">
            <text:p>0.2428183</text:p>
          </table:table-cell>
          <table:table-cell office:value-type="float" office:value="0.0992499" calcext:value-type="float">
            <text:p>0.0992499</text:p>
          </table:table-cell>
          <table:table-cell office:value-type="float" office:value="0.1749613" calcext:value-type="float">
            <text:p>0.1749613</text:p>
          </table:table-cell>
          <table:table-cell office:value-type="float" office:value="0.3273712" calcext:value-type="float">
            <text:p>0.3273712</text:p>
          </table:table-cell>
          <table:table-cell office:value-type="float" office:value="0.3464238" calcext:value-type="float">
            <text:p>0.3464238</text:p>
          </table:table-cell>
          <table:table-cell office:value-type="float" office:value="0" calcext:value-type="float">
            <text:p>0</text:p>
          </table:table-cell>
          <table:table-cell office:value-type="float" office:value="330.4799" calcext:value-type="float">
            <text:p>330.4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511" calcext:value-type="float">
            <text:p>21.66511</text:p>
          </table:table-cell>
          <table:table-cell office:value-type="float" office:value="0" calcext:value-type="float">
            <text:p>0</text:p>
          </table:table-cell>
          <table:table-cell office:value-type="float" office:value="-1.845071" calcext:value-type="float">
            <text:p>-1.8450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4.78863" calcext:value-type="float">
            <text:p>14.78863</text:p>
          </table:table-cell>
          <table:table-cell office:value-type="float" office:value="1097.557" calcext:value-type="float">
            <text:p>1097.557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99527" calcext:value-type="float">
            <text:p>-34.99527</text:p>
          </table:table-cell>
          <table:table-cell office:value-type="float" office:value="0.08899965" calcext:value-type="float">
            <text:p>0.08899965</text:p>
          </table:table-cell>
          <table:table-cell office:value-type="float" office:value="3.882938" calcext:value-type="float">
            <text:p>3.882938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90474" calcext:value-type="float">
            <text:p>2.690474</text:p>
          </table:table-cell>
          <table:table-cell office:value-type="float" office:value="-0.4996167" calcext:value-type="float">
            <text:p>-0.4996167</text:p>
          </table:table-cell>
          <table:table-cell office:value-type="float" office:value="-0.1697825" calcext:value-type="float">
            <text:p>-0.1697825</text:p>
          </table:table-cell>
          <table:table-cell office:value-type="float" office:value="0.00007308694" calcext:value-type="float">
            <text:p>7.308694E-05</text:p>
          </table:table-cell>
          <table:table-cell office:value-type="float" office:value="13.36346" calcext:value-type="float">
            <text:p>13.36346</text:p>
          </table:table-cell>
          <table:table-cell office:value-type="float" office:value="1.431256" calcext:value-type="float">
            <text:p>1.431256</text:p>
          </table:table-cell>
          <table:table-cell office:value-type="float" office:value="0.06939577" calcext:value-type="float">
            <text:p>0.06939577</text:p>
          </table:table-cell>
          <table:table-cell office:value-type="float" office:value="0.05957126" calcext:value-type="float">
            <text:p>0.05957126</text:p>
          </table:table-cell>
          <table:table-cell office:value-type="float" office:value="0.02718347" calcext:value-type="float">
            <text:p>0.02718347</text:p>
          </table:table-cell>
          <table:table-cell office:value-type="float" office:value="0.02631128" calcext:value-type="float">
            <text:p>0.02631128</text:p>
          </table:table-cell>
          <table:table-cell office:value-type="float" office:value="0.01275451" calcext:value-type="float">
            <text:p>0.01275451</text:p>
          </table:table-cell>
          <table:table-cell office:value-type="float" office:value="0.01110519" calcext:value-type="float">
            <text:p>0.01110519</text:p>
          </table:table-cell>
          <table:table-cell office:value-type="float" office:value="0.02564104" calcext:value-type="float">
            <text:p>0.02564104</text:p>
          </table:table-cell>
          <table:table-cell office:value-type="float" office:value="0.02150751" calcext:value-type="float">
            <text:p>0.02150751</text:p>
          </table:table-cell>
          <table:table-cell office:value-type="float" office:value="0.01987593" calcext:value-type="float">
            <text:p>0.01987593</text:p>
          </table:table-cell>
          <table:table-cell office:value-type="float" office:value="0.01887202" calcext:value-type="float">
            <text:p>0.01887202</text:p>
          </table:table-cell>
          <table:table-cell office:value-type="float" office:value="0.02417984" calcext:value-type="float">
            <text:p>0.02417984</text:p>
          </table:table-cell>
          <table:table-cell office:value-type="float" office:value="0.005339718" calcext:value-type="float">
            <text:p>0.005339718</text:p>
          </table:table-cell>
          <table:table-cell office:value-type="float" office:value="0.004691118" calcext:value-type="float">
            <text:p>0.004691118</text:p>
          </table:table-cell>
          <table:table-cell office:value-type="float" office:value="0" calcext:value-type="float">
            <text:p>0</text:p>
          </table:table-cell>
          <table:table-cell office:value-type="float" office:value="11.87216" calcext:value-type="float">
            <text:p>11.87216</text:p>
          </table:table-cell>
          <table:table-cell office:value-type="float" office:value="18.5166" calcext:value-type="float">
            <text:p>18.5166</text:p>
          </table:table-cell>
          <table:table-cell office:value-type="float" office:value="17.33657" calcext:value-type="float">
            <text:p>17.33657</text:p>
          </table:table-cell>
          <table:table-cell office:value-type="float" office:value="6.502351" calcext:value-type="float">
            <text:p>6.502351</text:p>
          </table:table-cell>
          <table:table-cell office:value-type="float" office:value="4.88127" calcext:value-type="float">
            <text:p>4.88127</text:p>
          </table:table-cell>
          <table:table-cell office:value-type="float" office:value="1.42711" calcext:value-type="float">
            <text:p>1.42711</text:p>
          </table:table-cell>
          <table:table-cell office:value-type="float" office:value="0.7940348" calcext:value-type="float">
            <text:p>0.7940348</text:p>
          </table:table-cell>
          <table:table-cell office:value-type="float" office:value="0.7548408" calcext:value-type="float">
            <text:p>0.7548408</text:p>
          </table:table-cell>
          <table:table-cell office:value-type="float" office:value="0.9115675" calcext:value-type="float">
            <text:p>0.9115675</text:p>
          </table:table-cell>
          <table:table-cell office:value-type="float" office:value="0.2480087" calcext:value-type="float">
            <text:p>0.2480087</text:p>
          </table:table-cell>
          <table:table-cell office:value-type="float" office:value="0.1015136" calcext:value-type="float">
            <text:p>0.1015136</text:p>
          </table:table-cell>
          <table:table-cell office:value-type="float" office:value="0.1783325" calcext:value-type="float">
            <text:p>0.1783325</text:p>
          </table:table-cell>
          <table:table-cell office:value-type="float" office:value="0.3323761" calcext:value-type="float">
            <text:p>0.3323761</text:p>
          </table:table-cell>
          <table:table-cell office:value-type="float" office:value="0.3410795" calcext:value-type="float">
            <text:p>0.3410795</text:p>
          </table:table-cell>
          <table:table-cell office:value-type="float" office:value="0" calcext:value-type="float">
            <text:p>0</text:p>
          </table:table-cell>
          <table:table-cell office:value-type="float" office:value="250.938" calcext:value-type="float">
            <text:p>250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3461" calcext:value-type="float">
            <text:p>21.73461</text:p>
          </table:table-cell>
          <table:table-cell office:value-type="float" office:value="0" calcext:value-type="float">
            <text:p>0</text:p>
          </table:table-cell>
          <table:table-cell office:value-type="float" office:value="-1.845163" calcext:value-type="float">
            <text:p>-1.8451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4.84438" calcext:value-type="float">
            <text:p>14.84438</text:p>
          </table:table-cell>
          <table:table-cell office:value-type="float" office:value="1097.519" calcext:value-type="float">
            <text:p>1097.51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88997" calcext:value-type="float">
            <text:p>-34.88997</text:p>
          </table:table-cell>
          <table:table-cell office:value-type="float" office:value="0.09339983" calcext:value-type="float">
            <text:p>0.09339983</text:p>
          </table:table-cell>
          <table:table-cell office:value-type="float" office:value="3.960314" calcext:value-type="float">
            <text:p>3.960314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964" calcext:value-type="float">
            <text:p>2.68964</text:p>
          </table:table-cell>
          <table:table-cell office:value-type="float" office:value="-0.5001923" calcext:value-type="float">
            <text:p>-0.5001923</text:p>
          </table:table-cell>
          <table:table-cell office:value-type="float" office:value="-0.1697549" calcext:value-type="float">
            <text:p>-0.1697549</text:p>
          </table:table-cell>
          <table:table-cell office:value-type="float" office:value="0.00007308764" calcext:value-type="float">
            <text:p>7.308764E-05</text:p>
          </table:table-cell>
          <table:table-cell office:value-type="float" office:value="13.31087" calcext:value-type="float">
            <text:p>13.31087</text:p>
          </table:table-cell>
          <table:table-cell office:value-type="float" office:value="1.734377" calcext:value-type="float">
            <text:p>1.734377</text:p>
          </table:table-cell>
          <table:table-cell office:value-type="float" office:value="0.07521138" calcext:value-type="float">
            <text:p>0.07521138</text:p>
          </table:table-cell>
          <table:table-cell office:value-type="float" office:value="0.06343722" calcext:value-type="float">
            <text:p>0.06343722</text:p>
          </table:table-cell>
          <table:table-cell office:value-type="float" office:value="0.02763602" calcext:value-type="float">
            <text:p>0.02763602</text:p>
          </table:table-cell>
          <table:table-cell office:value-type="float" office:value="0.02684766" calcext:value-type="float">
            <text:p>0.02684766</text:p>
          </table:table-cell>
          <table:table-cell office:value-type="float" office:value="0.01278443" calcext:value-type="float">
            <text:p>0.01278443</text:p>
          </table:table-cell>
          <table:table-cell office:value-type="float" office:value="0.01096616" calcext:value-type="float">
            <text:p>0.01096616</text:p>
          </table:table-cell>
          <table:table-cell office:value-type="float" office:value="0.02551286" calcext:value-type="float">
            <text:p>0.02551286</text:p>
          </table:table-cell>
          <table:table-cell office:value-type="float" office:value="0.02143017" calcext:value-type="float">
            <text:p>0.02143017</text:p>
          </table:table-cell>
          <table:table-cell office:value-type="float" office:value="0.01983687" calcext:value-type="float">
            <text:p>0.01983687</text:p>
          </table:table-cell>
          <table:table-cell office:value-type="float" office:value="0.01884433" calcext:value-type="float">
            <text:p>0.01884433</text:p>
          </table:table-cell>
          <table:table-cell office:value-type="float" office:value="0.02411047" calcext:value-type="float">
            <text:p>0.02411047</text:p>
          </table:table-cell>
          <table:table-cell office:value-type="float" office:value="0.005330502" calcext:value-type="float">
            <text:p>0.005330502</text:p>
          </table:table-cell>
          <table:table-cell office:value-type="float" office:value="0.00469122" calcext:value-type="float">
            <text:p>0.00469122</text:p>
          </table:table-cell>
          <table:table-cell office:value-type="float" office:value="0" calcext:value-type="float">
            <text:p>0</text:p>
          </table:table-cell>
          <table:table-cell office:value-type="float" office:value="12.30197" calcext:value-type="float">
            <text:p>12.30197</text:p>
          </table:table-cell>
          <table:table-cell office:value-type="float" office:value="18.96414" calcext:value-type="float">
            <text:p>18.96414</text:p>
          </table:table-cell>
          <table:table-cell office:value-type="float" office:value="17.69205" calcext:value-type="float">
            <text:p>17.69205</text:p>
          </table:table-cell>
          <table:table-cell office:value-type="float" office:value="6.687244" calcext:value-type="float">
            <text:p>6.687244</text:p>
          </table:table-cell>
          <table:table-cell office:value-type="float" office:value="5.003345" calcext:value-type="float">
            <text:p>5.003345</text:p>
          </table:table-cell>
          <table:table-cell office:value-type="float" office:value="1.463008" calcext:value-type="float">
            <text:p>1.463008</text:p>
          </table:table-cell>
          <table:table-cell office:value-type="float" office:value="0.8168868" calcext:value-type="float">
            <text:p>0.8168868</text:p>
          </table:table-cell>
          <table:table-cell office:value-type="float" office:value="0.7711528" calcext:value-type="float">
            <text:p>0.7711528</text:p>
          </table:table-cell>
          <table:table-cell office:value-type="float" office:value="0.920791" calcext:value-type="float">
            <text:p>0.920791</text:p>
          </table:table-cell>
          <table:table-cell office:value-type="float" office:value="0.2531998" calcext:value-type="float">
            <text:p>0.2531998</text:p>
          </table:table-cell>
          <table:table-cell office:value-type="float" office:value="0.1038153" calcext:value-type="float">
            <text:p>0.1038153</text:p>
          </table:table-cell>
          <table:table-cell office:value-type="float" office:value="0.1819245" calcext:value-type="float">
            <text:p>0.1819245</text:p>
          </table:table-cell>
          <table:table-cell office:value-type="float" office:value="0.3306072" calcext:value-type="float">
            <text:p>0.3306072</text:p>
          </table:table-cell>
          <table:table-cell office:value-type="float" office:value="0.3433759" calcext:value-type="float">
            <text:p>0.3433759</text:p>
          </table:table-cell>
          <table:table-cell office:value-type="float" office:value="0" calcext:value-type="float">
            <text:p>0</text:p>
          </table:table-cell>
          <table:table-cell office:value-type="float" office:value="193.3127" calcext:value-type="float">
            <text:p>193.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683" calcext:value-type="float">
            <text:p>21.81683</text:p>
          </table:table-cell>
          <table:table-cell office:value-type="float" office:value="0" calcext:value-type="float">
            <text:p>0</text:p>
          </table:table-cell>
          <table:table-cell office:value-type="float" office:value="-1.84522" calcext:value-type="float">
            <text:p>-1.845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14.92157" calcext:value-type="float">
            <text:p>14.92157</text:p>
          </table:table-cell>
          <table:table-cell office:value-type="float" office:value="1097.475" calcext:value-type="float">
            <text:p>1097.475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75778" calcext:value-type="float">
            <text:p>-34.75778</text:p>
          </table:table-cell>
          <table:table-cell office:value-type="float" office:value="0.1025653" calcext:value-type="float">
            <text:p>0.1025653</text:p>
          </table:table-cell>
          <table:table-cell office:value-type="float" office:value="4.042299" calcext:value-type="float">
            <text:p>4.042299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8839" calcext:value-type="float">
            <text:p>2.688839</text:p>
          </table:table-cell>
          <table:table-cell office:value-type="float" office:value="-0.5003107" calcext:value-type="float">
            <text:p>-0.5003107</text:p>
          </table:table-cell>
          <table:table-cell office:value-type="float" office:value="-0.1697303" calcext:value-type="float">
            <text:p>-0.1697303</text:p>
          </table:table-cell>
          <table:table-cell office:value-type="float" office:value="0.00007308834" calcext:value-type="float">
            <text:p>7.308834E-05</text:p>
          </table:table-cell>
          <table:table-cell office:value-type="float" office:value="13.24289" calcext:value-type="float">
            <text:p>13.24289</text:p>
          </table:table-cell>
          <table:table-cell office:value-type="float" office:value="2.440322" calcext:value-type="float">
            <text:p>2.440322</text:p>
          </table:table-cell>
          <table:table-cell office:value-type="float" office:value="0.08135595" calcext:value-type="float">
            <text:p>0.08135595</text:p>
          </table:table-cell>
          <table:table-cell office:value-type="float" office:value="0.06797655" calcext:value-type="float">
            <text:p>0.06797655</text:p>
          </table:table-cell>
          <table:table-cell office:value-type="float" office:value="0.02831933" calcext:value-type="float">
            <text:p>0.02831933</text:p>
          </table:table-cell>
          <table:table-cell office:value-type="float" office:value="0.02750441" calcext:value-type="float">
            <text:p>0.02750441</text:p>
          </table:table-cell>
          <table:table-cell office:value-type="float" office:value="0.01295658" calcext:value-type="float">
            <text:p>0.01295658</text:p>
          </table:table-cell>
          <table:table-cell office:value-type="float" office:value="0.01084405" calcext:value-type="float">
            <text:p>0.01084405</text:p>
          </table:table-cell>
          <table:table-cell office:value-type="float" office:value="0.0253758" calcext:value-type="float">
            <text:p>0.0253758</text:p>
          </table:table-cell>
          <table:table-cell office:value-type="float" office:value="0.02134869" calcext:value-type="float">
            <text:p>0.02134869</text:p>
          </table:table-cell>
          <table:table-cell office:value-type="float" office:value="0.01979643" calcext:value-type="float">
            <text:p>0.01979643</text:p>
          </table:table-cell>
          <table:table-cell office:value-type="float" office:value="0.01881752" calcext:value-type="float">
            <text:p>0.01881752</text:p>
          </table:table-cell>
          <table:table-cell office:value-type="float" office:value="0.02404277" calcext:value-type="float">
            <text:p>0.02404277</text:p>
          </table:table-cell>
          <table:table-cell office:value-type="float" office:value="0.005321379" calcext:value-type="float">
            <text:p>0.005321379</text:p>
          </table:table-cell>
          <table:table-cell office:value-type="float" office:value="0.004691184" calcext:value-type="float">
            <text:p>0.004691184</text:p>
          </table:table-cell>
          <table:table-cell office:value-type="float" office:value="0" calcext:value-type="float">
            <text:p>0</text:p>
          </table:table-cell>
          <table:table-cell office:value-type="float" office:value="12.31681" calcext:value-type="float">
            <text:p>12.31681</text:p>
          </table:table-cell>
          <table:table-cell office:value-type="float" office:value="19.51911" calcext:value-type="float">
            <text:p>19.51911</text:p>
          </table:table-cell>
          <table:table-cell office:value-type="float" office:value="18.09641" calcext:value-type="float">
            <text:p>18.09641</text:p>
          </table:table-cell>
          <table:table-cell office:value-type="float" office:value="6.887546" calcext:value-type="float">
            <text:p>6.887546</text:p>
          </table:table-cell>
          <table:table-cell office:value-type="float" office:value="5.139188" calcext:value-type="float">
            <text:p>5.139188</text:p>
          </table:table-cell>
          <table:table-cell office:value-type="float" office:value="1.501389" calcext:value-type="float">
            <text:p>1.501389</text:p>
          </table:table-cell>
          <table:table-cell office:value-type="float" office:value="0.8401885" calcext:value-type="float">
            <text:p>0.8401885</text:p>
          </table:table-cell>
          <table:table-cell office:value-type="float" office:value="0.7880884" calcext:value-type="float">
            <text:p>0.7880884</text:p>
          </table:table-cell>
          <table:table-cell office:value-type="float" office:value="0.929969" calcext:value-type="float">
            <text:p>0.929969</text:p>
          </table:table-cell>
          <table:table-cell office:value-type="float" office:value="0.2583701" calcext:value-type="float">
            <text:p>0.2583701</text:p>
          </table:table-cell>
          <table:table-cell office:value-type="float" office:value="0.1061776" calcext:value-type="float">
            <text:p>0.1061776</text:p>
          </table:table-cell>
          <table:table-cell office:value-type="float" office:value="0.1854193" calcext:value-type="float">
            <text:p>0.1854193</text:p>
          </table:table-cell>
          <table:table-cell office:value-type="float" office:value="0.3289014" calcext:value-type="float">
            <text:p>0.3289014</text:p>
          </table:table-cell>
          <table:table-cell office:value-type="float" office:value="0.3456182" calcext:value-type="float">
            <text:p>0.3456182</text:p>
          </table:table-cell>
          <table:table-cell office:value-type="float" office:value="0" calcext:value-type="float">
            <text:p>0</text:p>
          </table:table-cell>
          <table:table-cell office:value-type="float" office:value="168.5309" calcext:value-type="float">
            <text:p>168.5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0784" calcext:value-type="float">
            <text:p>21.90784</text:p>
          </table:table-cell>
          <table:table-cell office:value-type="float" office:value="0" calcext:value-type="float">
            <text:p>0</text:p>
          </table:table-cell>
          <table:table-cell office:value-type="float" office:value="-1.845222" calcext:value-type="float">
            <text:p>-1.8452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15.01263" calcext:value-type="float">
            <text:p>15.01263</text:p>
          </table:table-cell>
          <table:table-cell office:value-type="float" office:value="1097.429" calcext:value-type="float">
            <text:p>1097.42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60897" calcext:value-type="float">
            <text:p>-34.60897</text:p>
          </table:table-cell>
          <table:table-cell office:value-type="float" office:value="0.1114297" calcext:value-type="float">
            <text:p>0.1114297</text:p>
          </table:table-cell>
          <table:table-cell office:value-type="float" office:value="4.129315" calcext:value-type="float">
            <text:p>4.129315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8662" calcext:value-type="float">
            <text:p>2.688662</text:p>
          </table:table-cell>
          <table:table-cell office:value-type="float" office:value="-0.5003703" calcext:value-type="float">
            <text:p>-0.5003703</text:p>
          </table:table-cell>
          <table:table-cell office:value-type="float" office:value="-0.1697084" calcext:value-type="float">
            <text:p>-0.1697084</text:p>
          </table:table-cell>
          <table:table-cell office:value-type="float" office:value="0.00007308904" calcext:value-type="float">
            <text:p>7.308904E-05</text:p>
          </table:table-cell>
          <table:table-cell office:value-type="float" office:value="13.16939" calcext:value-type="float">
            <text:p>13.16939</text:p>
          </table:table-cell>
          <table:table-cell office:value-type="float" office:value="3.12904" calcext:value-type="float">
            <text:p>3.12904</text:p>
          </table:table-cell>
          <table:table-cell office:value-type="float" office:value="0.08634144" calcext:value-type="float">
            <text:p>0.08634144</text:p>
          </table:table-cell>
          <table:table-cell office:value-type="float" office:value="0.07237488" calcext:value-type="float">
            <text:p>0.07237488</text:p>
          </table:table-cell>
          <table:table-cell office:value-type="float" office:value="0.02885044" calcext:value-type="float">
            <text:p>0.02885044</text:p>
          </table:table-cell>
          <table:table-cell office:value-type="float" office:value="0.02792913" calcext:value-type="float">
            <text:p>0.02792913</text:p>
          </table:table-cell>
          <table:table-cell office:value-type="float" office:value="0.01319736" calcext:value-type="float">
            <text:p>0.01319736</text:p>
          </table:table-cell>
          <table:table-cell office:value-type="float" office:value="0.0107511" calcext:value-type="float">
            <text:p>0.0107511</text:p>
          </table:table-cell>
          <table:table-cell office:value-type="float" office:value="0.02523016" calcext:value-type="float">
            <text:p>0.02523016</text:p>
          </table:table-cell>
          <table:table-cell office:value-type="float" office:value="0.02126151" calcext:value-type="float">
            <text:p>0.02126151</text:p>
          </table:table-cell>
          <table:table-cell office:value-type="float" office:value="0.0197548" calcext:value-type="float">
            <text:p>0.0197548</text:p>
          </table:table-cell>
          <table:table-cell office:value-type="float" office:value="0.01878891" calcext:value-type="float">
            <text:p>0.01878891</text:p>
          </table:table-cell>
          <table:table-cell office:value-type="float" office:value="0.02397715" calcext:value-type="float">
            <text:p>0.02397715</text:p>
          </table:table-cell>
          <table:table-cell office:value-type="float" office:value="0.00531342" calcext:value-type="float">
            <text:p>0.00531342</text:p>
          </table:table-cell>
          <table:table-cell office:value-type="float" office:value="0.004690289" calcext:value-type="float">
            <text:p>0.004690289</text:p>
          </table:table-cell>
          <table:table-cell office:value-type="float" office:value="0" calcext:value-type="float">
            <text:p>0</text:p>
          </table:table-cell>
          <table:table-cell office:value-type="float" office:value="12.28747" calcext:value-type="float">
            <text:p>12.28747</text:p>
          </table:table-cell>
          <table:table-cell office:value-type="float" office:value="20.12414" calcext:value-type="float">
            <text:p>20.12414</text:p>
          </table:table-cell>
          <table:table-cell office:value-type="float" office:value="18.54263" calcext:value-type="float">
            <text:p>18.54263</text:p>
          </table:table-cell>
          <table:table-cell office:value-type="float" office:value="7.102216" calcext:value-type="float">
            <text:p>7.102216</text:p>
          </table:table-cell>
          <table:table-cell office:value-type="float" office:value="5.284668" calcext:value-type="float">
            <text:p>5.284668</text:p>
          </table:table-cell>
          <table:table-cell office:value-type="float" office:value="1.542894" calcext:value-type="float">
            <text:p>1.542894</text:p>
          </table:table-cell>
          <table:table-cell office:value-type="float" office:value="0.8642963" calcext:value-type="float">
            <text:p>0.8642963</text:p>
          </table:table-cell>
          <table:table-cell office:value-type="float" office:value="0.8056769" calcext:value-type="float">
            <text:p>0.8056769</text:p>
          </table:table-cell>
          <table:table-cell office:value-type="float" office:value="0.9393212" calcext:value-type="float">
            <text:p>0.9393212</text:p>
          </table:table-cell>
          <table:table-cell office:value-type="float" office:value="0.2635474" calcext:value-type="float">
            <text:p>0.2635474</text:p>
          </table:table-cell>
          <table:table-cell office:value-type="float" office:value="0.1084869" calcext:value-type="float">
            <text:p>0.1084869</text:p>
          </table:table-cell>
          <table:table-cell office:value-type="float" office:value="0.1886919" calcext:value-type="float">
            <text:p>0.1886919</text:p>
          </table:table-cell>
          <table:table-cell office:value-type="float" office:value="0.3277493" calcext:value-type="float">
            <text:p>0.3277493</text:p>
          </table:table-cell>
          <table:table-cell office:value-type="float" office:value="0.3464507" calcext:value-type="float">
            <text:p>0.3464507</text:p>
          </table:table-cell>
          <table:table-cell office:value-type="float" office:value="0" calcext:value-type="float">
            <text:p>0</text:p>
          </table:table-cell>
          <table:table-cell office:value-type="float" office:value="150.837" calcext:value-type="float">
            <text:p>150.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0386" calcext:value-type="float">
            <text:p>22.00386</text:p>
          </table:table-cell>
          <table:table-cell office:value-type="float" office:value="0" calcext:value-type="float">
            <text:p>0</text:p>
          </table:table-cell>
          <table:table-cell office:value-type="float" office:value="-1.845222" calcext:value-type="float">
            <text:p>-1.8452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4.98716" calcext:value-type="float">
            <text:p>14.98716</text:p>
          </table:table-cell>
          <table:table-cell office:value-type="float" office:value="1097.381" calcext:value-type="float">
            <text:p>1097.381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57967" calcext:value-type="float">
            <text:p>-34.57967</text:p>
          </table:table-cell>
          <table:table-cell office:value-type="float" office:value="0.1179229" calcext:value-type="float">
            <text:p>0.1179229</text:p>
          </table:table-cell>
          <table:table-cell office:value-type="float" office:value="4.215722" calcext:value-type="float">
            <text:p>4.215722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8662" calcext:value-type="float">
            <text:p>2.688662</text:p>
          </table:table-cell>
          <table:table-cell office:value-type="float" office:value="-0.5004272" calcext:value-type="float">
            <text:p>-0.5004272</text:p>
          </table:table-cell>
          <table:table-cell office:value-type="float" office:value="-0.1696873" calcext:value-type="float">
            <text:p>-0.1696873</text:p>
          </table:table-cell>
          <table:table-cell office:value-type="float" office:value="0.00007308974" calcext:value-type="float">
            <text:p>7.308974E-05</text:p>
          </table:table-cell>
          <table:table-cell office:value-type="float" office:value="13.10327" calcext:value-type="float">
            <text:p>13.10327</text:p>
          </table:table-cell>
          <table:table-cell office:value-type="float" office:value="3.650256" calcext:value-type="float">
            <text:p>3.650256</text:p>
          </table:table-cell>
          <table:table-cell office:value-type="float" office:value="0.08817" calcext:value-type="float">
            <text:p>0.08817</text:p>
          </table:table-cell>
          <table:table-cell office:value-type="float" office:value="0.07389224" calcext:value-type="float">
            <text:p>0.07389224</text:p>
          </table:table-cell>
          <table:table-cell office:value-type="float" office:value="0.02927976" calcext:value-type="float">
            <text:p>0.02927976</text:p>
          </table:table-cell>
          <table:table-cell office:value-type="float" office:value="0.02818502" calcext:value-type="float">
            <text:p>0.02818502</text:p>
          </table:table-cell>
          <table:table-cell office:value-type="float" office:value="0.01346564" calcext:value-type="float">
            <text:p>0.01346564</text:p>
          </table:table-cell>
          <table:table-cell office:value-type="float" office:value="0.01080469" calcext:value-type="float">
            <text:p>0.01080469</text:p>
          </table:table-cell>
          <table:table-cell office:value-type="float" office:value="0.02508855" calcext:value-type="float">
            <text:p>0.02508855</text:p>
          </table:table-cell>
          <table:table-cell office:value-type="float" office:value="0.0211706" calcext:value-type="float">
            <text:p>0.0211706</text:p>
          </table:table-cell>
          <table:table-cell office:value-type="float" office:value="0.01971163" calcext:value-type="float">
            <text:p>0.01971163</text:p>
          </table:table-cell>
          <table:table-cell office:value-type="float" office:value="0.01875965" calcext:value-type="float">
            <text:p>0.01875965</text:p>
          </table:table-cell>
          <table:table-cell office:value-type="float" office:value="0.02391347" calcext:value-type="float">
            <text:p>0.02391347</text:p>
          </table:table-cell>
          <table:table-cell office:value-type="float" office:value="0.005307113" calcext:value-type="float">
            <text:p>0.005307113</text:p>
          </table:table-cell>
          <table:table-cell office:value-type="float" office:value="0.00468779" calcext:value-type="float">
            <text:p>0.00468779</text:p>
          </table:table-cell>
          <table:table-cell office:value-type="float" office:value="0" calcext:value-type="float">
            <text:p>0</text:p>
          </table:table-cell>
          <table:table-cell office:value-type="float" office:value="12.32988" calcext:value-type="float">
            <text:p>12.32988</text:p>
          </table:table-cell>
          <table:table-cell office:value-type="float" office:value="20.68889" calcext:value-type="float">
            <text:p>20.68889</text:p>
          </table:table-cell>
          <table:table-cell office:value-type="float" office:value="18.98475" calcext:value-type="float">
            <text:p>18.98475</text:p>
          </table:table-cell>
          <table:table-cell office:value-type="float" office:value="7.318849" calcext:value-type="float">
            <text:p>7.318849</text:p>
          </table:table-cell>
          <table:table-cell office:value-type="float" office:value="5.430842" calcext:value-type="float">
            <text:p>5.430842</text:p>
          </table:table-cell>
          <table:table-cell office:value-type="float" office:value="1.586084" calcext:value-type="float">
            <text:p>1.586084</text:p>
          </table:table-cell>
          <table:table-cell office:value-type="float" office:value="0.8890114" calcext:value-type="float">
            <text:p>0.8890114</text:p>
          </table:table-cell>
          <table:table-cell office:value-type="float" office:value="0.8240009" calcext:value-type="float">
            <text:p>0.8240009</text:p>
          </table:table-cell>
          <table:table-cell office:value-type="float" office:value="0.9488134" calcext:value-type="float">
            <text:p>0.9488134</text:p>
          </table:table-cell>
          <table:table-cell office:value-type="float" office:value="0.268733" calcext:value-type="float">
            <text:p>0.268733</text:p>
          </table:table-cell>
          <table:table-cell office:value-type="float" office:value="0.1107837" calcext:value-type="float">
            <text:p>0.1107837</text:p>
          </table:table-cell>
          <table:table-cell office:value-type="float" office:value="0.1919503" calcext:value-type="float">
            <text:p>0.1919503</text:p>
          </table:table-cell>
          <table:table-cell office:value-type="float" office:value="0.327126" calcext:value-type="float">
            <text:p>0.327126</text:p>
          </table:table-cell>
          <table:table-cell office:value-type="float" office:value="0.3464601" calcext:value-type="float">
            <text:p>0.3464601</text:p>
          </table:table-cell>
          <table:table-cell office:value-type="float" office:value="0" calcext:value-type="float">
            <text:p>0</text:p>
          </table:table-cell>
          <table:table-cell office:value-type="float" office:value="164.9177" calcext:value-type="float">
            <text:p>164.9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696" calcext:value-type="float">
            <text:p>22.09696</text:p>
          </table:table-cell>
          <table:table-cell office:value-type="float" office:value="0" calcext:value-type="float">
            <text:p>0</text:p>
          </table:table-cell>
          <table:table-cell office:value-type="float" office:value="-1.845222" calcext:value-type="float">
            <text:p>-1.8452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4.96387" calcext:value-type="float">
            <text:p>14.96387</text:p>
          </table:table-cell>
          <table:table-cell office:value-type="float" office:value="1097.333" calcext:value-type="float">
            <text:p>1097.333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54856" calcext:value-type="float">
            <text:p>-34.54856</text:p>
          </table:table-cell>
          <table:table-cell office:value-type="float" office:value="0.1231032" calcext:value-type="float">
            <text:p>0.1231032</text:p>
          </table:table-cell>
          <table:table-cell office:value-type="float" office:value="4.303682" calcext:value-type="float">
            <text:p>4.303682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8662" calcext:value-type="float">
            <text:p>2.688662</text:p>
          </table:table-cell>
          <table:table-cell office:value-type="float" office:value="-0.5005015" calcext:value-type="float">
            <text:p>-0.5005015</text:p>
          </table:table-cell>
          <table:table-cell office:value-type="float" office:value="-0.1696671" calcext:value-type="float">
            <text:p>-0.1696671</text:p>
          </table:table-cell>
          <table:table-cell office:value-type="float" office:value="0.00007309044" calcext:value-type="float">
            <text:p>7.309044E-05</text:p>
          </table:table-cell>
          <table:table-cell office:value-type="float" office:value="13.0411" calcext:value-type="float">
            <text:p>13.0411</text:p>
          </table:table-cell>
          <table:table-cell office:value-type="float" office:value="4.064072" calcext:value-type="float">
            <text:p>4.064072</text:p>
          </table:table-cell>
          <table:table-cell office:value-type="float" office:value="0.09032086" calcext:value-type="float">
            <text:p>0.09032086</text:p>
          </table:table-cell>
          <table:table-cell office:value-type="float" office:value="0.07586659" calcext:value-type="float">
            <text:p>0.07586659</text:p>
          </table:table-cell>
          <table:table-cell office:value-type="float" office:value="0.02931979" calcext:value-type="float">
            <text:p>0.02931979</text:p>
          </table:table-cell>
          <table:table-cell office:value-type="float" office:value="0.02814388" calcext:value-type="float">
            <text:p>0.02814388</text:p>
          </table:table-cell>
          <table:table-cell office:value-type="float" office:value="0.01363465" calcext:value-type="float">
            <text:p>0.01363465</text:p>
          </table:table-cell>
          <table:table-cell office:value-type="float" office:value="0.0108817" calcext:value-type="float">
            <text:p>0.0108817</text:p>
          </table:table-cell>
          <table:table-cell office:value-type="float" office:value="0.02495142" calcext:value-type="float">
            <text:p>0.02495142</text:p>
          </table:table-cell>
          <table:table-cell office:value-type="float" office:value="0.02107902" calcext:value-type="float">
            <text:p>0.02107902</text:p>
          </table:table-cell>
          <table:table-cell office:value-type="float" office:value="0.01966775" calcext:value-type="float">
            <text:p>0.01966775</text:p>
          </table:table-cell>
          <table:table-cell office:value-type="float" office:value="0.0187309" calcext:value-type="float">
            <text:p>0.0187309</text:p>
          </table:table-cell>
          <table:table-cell office:value-type="float" office:value="0.02385256" calcext:value-type="float">
            <text:p>0.02385256</text:p>
          </table:table-cell>
          <table:table-cell office:value-type="float" office:value="0.00530078" calcext:value-type="float">
            <text:p>0.00530078</text:p>
          </table:table-cell>
          <table:table-cell office:value-type="float" office:value="0.004685291" calcext:value-type="float">
            <text:p>0.004685291</text:p>
          </table:table-cell>
          <table:table-cell office:value-type="float" office:value="0" calcext:value-type="float">
            <text:p>0</text:p>
          </table:table-cell>
          <table:table-cell office:value-type="float" office:value="12.47198" calcext:value-type="float">
            <text:p>12.47198</text:p>
          </table:table-cell>
          <table:table-cell office:value-type="float" office:value="21.24168" calcext:value-type="float">
            <text:p>21.24168</text:p>
          </table:table-cell>
          <table:table-cell office:value-type="float" office:value="19.43502" calcext:value-type="float">
            <text:p>19.43502</text:p>
          </table:table-cell>
          <table:table-cell office:value-type="float" office:value="7.540075" calcext:value-type="float">
            <text:p>7.540075</text:p>
          </table:table-cell>
          <table:table-cell office:value-type="float" office:value="5.579061" calcext:value-type="float">
            <text:p>5.579061</text:p>
          </table:table-cell>
          <table:table-cell office:value-type="float" office:value="1.630531" calcext:value-type="float">
            <text:p>1.630531</text:p>
          </table:table-cell>
          <table:table-cell office:value-type="float" office:value="0.9144343" calcext:value-type="float">
            <text:p>0.9144343</text:p>
          </table:table-cell>
          <table:table-cell office:value-type="float" office:value="0.8427888" calcext:value-type="float">
            <text:p>0.8427888</text:p>
          </table:table-cell>
          <table:table-cell office:value-type="float" office:value="0.9585183" calcext:value-type="float">
            <text:p>0.9585183</text:p>
          </table:table-cell>
          <table:table-cell office:value-type="float" office:value="0.2739561" calcext:value-type="float">
            <text:p>0.2739561</text:p>
          </table:table-cell>
          <table:table-cell office:value-type="float" office:value="0.1131145" calcext:value-type="float">
            <text:p>0.1131145</text:p>
          </table:table-cell>
          <table:table-cell office:value-type="float" office:value="0.1952034" calcext:value-type="float">
            <text:p>0.1952034</text:p>
          </table:table-cell>
          <table:table-cell office:value-type="float" office:value="0.3264759" calcext:value-type="float">
            <text:p>0.3264759</text:p>
          </table:table-cell>
          <table:table-cell office:value-type="float" office:value="0.3464696" calcext:value-type="float">
            <text:p>0.3464696</text:p>
          </table:table-cell>
          <table:table-cell office:value-type="float" office:value="0" calcext:value-type="float">
            <text:p>0</text:p>
          </table:table-cell>
          <table:table-cell office:value-type="float" office:value="172.5362" calcext:value-type="float">
            <text:p>172.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03" calcext:value-type="float">
            <text:p>22.1903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4.93383" calcext:value-type="float">
            <text:p>14.93383</text:p>
          </table:table-cell>
          <table:table-cell office:value-type="float" office:value="1097.289" calcext:value-type="float">
            <text:p>1097.28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53188" calcext:value-type="float">
            <text:p>-34.53188</text:p>
          </table:table-cell>
          <table:table-cell office:value-type="float" office:value="0.125082" calcext:value-type="float">
            <text:p>0.125082</text:p>
          </table:table-cell>
          <table:table-cell office:value-type="float" office:value="4.384581" calcext:value-type="float">
            <text:p>4.384581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832" calcext:value-type="float">
            <text:p>2.68832</text:p>
          </table:table-cell>
          <table:table-cell office:value-type="float" office:value="-0.5005443" calcext:value-type="float">
            <text:p>-0.5005443</text:p>
          </table:table-cell>
          <table:table-cell office:value-type="float" office:value="-0.1696456" calcext:value-type="float">
            <text:p>-0.1696456</text:p>
          </table:table-cell>
          <table:table-cell office:value-type="float" office:value="0.00007309113" calcext:value-type="float">
            <text:p>7.309113E-05</text:p>
          </table:table-cell>
          <table:table-cell office:value-type="float" office:value="12.99501" calcext:value-type="float">
            <text:p>12.99501</text:p>
          </table:table-cell>
          <table:table-cell office:value-type="float" office:value="4.311989" calcext:value-type="float">
            <text:p>4.311989</text:p>
          </table:table-cell>
          <table:table-cell office:value-type="float" office:value="0.07917204" calcext:value-type="float">
            <text:p>0.07917204</text:p>
          </table:table-cell>
          <table:table-cell office:value-type="float" office:value="0.06747541" calcext:value-type="float">
            <text:p>0.06747541</text:p>
          </table:table-cell>
          <table:table-cell office:value-type="float" office:value="0.02832478" calcext:value-type="float">
            <text:p>0.02832478</text:p>
          </table:table-cell>
          <table:table-cell office:value-type="float" office:value="0.02718505" calcext:value-type="float">
            <text:p>0.02718505</text:p>
          </table:table-cell>
          <table:table-cell office:value-type="float" office:value="0.01357464" calcext:value-type="float">
            <text:p>0.01357464</text:p>
          </table:table-cell>
          <table:table-cell office:value-type="float" office:value="0.0109473" calcext:value-type="float">
            <text:p>0.0109473</text:p>
          </table:table-cell>
          <table:table-cell office:value-type="float" office:value="0.02481713" calcext:value-type="float">
            <text:p>0.02481713</text:p>
          </table:table-cell>
          <table:table-cell office:value-type="float" office:value="0.02098723" calcext:value-type="float">
            <text:p>0.02098723</text:p>
          </table:table-cell>
          <table:table-cell office:value-type="float" office:value="0.01962335" calcext:value-type="float">
            <text:p>0.01962335</text:p>
          </table:table-cell>
          <table:table-cell office:value-type="float" office:value="0.01870315" calcext:value-type="float">
            <text:p>0.01870315</text:p>
          </table:table-cell>
          <table:table-cell office:value-type="float" office:value="0.02379433" calcext:value-type="float">
            <text:p>0.02379433</text:p>
          </table:table-cell>
          <table:table-cell office:value-type="float" office:value="0.005312502" calcext:value-type="float">
            <text:p>0.005312502</text:p>
          </table:table-cell>
          <table:table-cell office:value-type="float" office:value="0.004664496" calcext:value-type="float">
            <text:p>0.004664496</text:p>
          </table:table-cell>
          <table:table-cell office:value-type="float" office:value="0" calcext:value-type="float">
            <text:p>0</text:p>
          </table:table-cell>
          <table:table-cell office:value-type="float" office:value="12.59955" calcext:value-type="float">
            <text:p>12.59955</text:p>
          </table:table-cell>
          <table:table-cell office:value-type="float" office:value="21.69654" calcext:value-type="float">
            <text:p>21.69654</text:p>
          </table:table-cell>
          <table:table-cell office:value-type="float" office:value="19.83142" calcext:value-type="float">
            <text:p>19.83142</text:p>
          </table:table-cell>
          <table:table-cell office:value-type="float" office:value="7.749219" calcext:value-type="float">
            <text:p>7.749219</text:p>
          </table:table-cell>
          <table:table-cell office:value-type="float" office:value="5.719151" calcext:value-type="float">
            <text:p>5.719151</text:p>
          </table:table-cell>
          <table:table-cell office:value-type="float" office:value="1.674544" calcext:value-type="float">
            <text:p>1.674544</text:p>
          </table:table-cell>
          <table:table-cell office:value-type="float" office:value="0.9400688" calcext:value-type="float">
            <text:p>0.9400688</text:p>
          </table:table-cell>
          <table:table-cell office:value-type="float" office:value="0.8619547" calcext:value-type="float">
            <text:p>0.8619547</text:p>
          </table:table-cell>
          <table:table-cell office:value-type="float" office:value="0.9684294" calcext:value-type="float">
            <text:p>0.9684294</text:p>
          </table:table-cell>
          <table:table-cell office:value-type="float" office:value="0.279216" calcext:value-type="float">
            <text:p>0.279216</text:p>
          </table:table-cell>
          <table:table-cell office:value-type="float" office:value="0.1154952" calcext:value-type="float">
            <text:p>0.1154952</text:p>
          </table:table-cell>
          <table:table-cell office:value-type="float" office:value="0.1985897" calcext:value-type="float">
            <text:p>0.1985897</text:p>
          </table:table-cell>
          <table:table-cell office:value-type="float" office:value="0.3326335" calcext:value-type="float">
            <text:p>0.3326335</text:p>
          </table:table-cell>
          <table:table-cell office:value-type="float" office:value="0.34009" calcext:value-type="float">
            <text:p>0.34009</text:p>
          </table:table-cell>
          <table:table-cell office:value-type="float" office:value="0" calcext:value-type="float">
            <text:p>0</text:p>
          </table:table-cell>
          <table:table-cell office:value-type="float" office:value="179.0879" calcext:value-type="float">
            <text:p>179.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7303" calcext:value-type="float">
            <text:p>22.27303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4.91932" calcext:value-type="float">
            <text:p>14.91932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50945" calcext:value-type="float">
            <text:p>-34.50945</text:p>
          </table:table-cell>
          <table:table-cell office:value-type="float" office:value="0.126183" calcext:value-type="float">
            <text:p>0.126183</text:p>
          </table:table-cell>
          <table:table-cell office:value-type="float" office:value="4.451119" calcext:value-type="float">
            <text:p>4.451119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7479" calcext:value-type="float">
            <text:p>2.687479</text:p>
          </table:table-cell>
          <table:table-cell office:value-type="float" office:value="-0.5005794" calcext:value-type="float">
            <text:p>-0.5005794</text:p>
          </table:table-cell>
          <table:table-cell office:value-type="float" office:value="-0.1696227" calcext:value-type="float">
            <text:p>-0.1696227</text:p>
          </table:table-cell>
          <table:table-cell office:value-type="float" office:value="0.00007309183" calcext:value-type="float">
            <text:p>7.309183E-05</text:p>
          </table:table-cell>
          <table:table-cell office:value-type="float" office:value="12.96071" calcext:value-type="float">
            <text:p>12.96071</text:p>
          </table:table-cell>
          <table:table-cell office:value-type="float" office:value="4.449233" calcext:value-type="float">
            <text:p>4.449233</text:p>
          </table:table-cell>
          <table:table-cell office:value-type="float" office:value="0.0740301" calcext:value-type="float">
            <text:p>0.0740301</text:p>
          </table:table-cell>
          <table:table-cell office:value-type="float" office:value="0.06153709" calcext:value-type="float">
            <text:p>0.06153709</text:p>
          </table:table-cell>
          <table:table-cell office:value-type="float" office:value="0.02758508" calcext:value-type="float">
            <text:p>0.02758508</text:p>
          </table:table-cell>
          <table:table-cell office:value-type="float" office:value="0.0265083" calcext:value-type="float">
            <text:p>0.0265083</text:p>
          </table:table-cell>
          <table:table-cell office:value-type="float" office:value="0.01334359" calcext:value-type="float">
            <text:p>0.01334359</text:p>
          </table:table-cell>
          <table:table-cell office:value-type="float" office:value="0.01101654" calcext:value-type="float">
            <text:p>0.01101654</text:p>
          </table:table-cell>
          <table:table-cell office:value-type="float" office:value="0.02470699" calcext:value-type="float">
            <text:p>0.02470699</text:p>
          </table:table-cell>
          <table:table-cell office:value-type="float" office:value="0.0209012" calcext:value-type="float">
            <text:p>0.0209012</text:p>
          </table:table-cell>
          <table:table-cell office:value-type="float" office:value="0.01957959" calcext:value-type="float">
            <text:p>0.01957959</text:p>
          </table:table-cell>
          <table:table-cell office:value-type="float" office:value="0.01867623" calcext:value-type="float">
            <text:p>0.01867623</text:p>
          </table:table-cell>
          <table:table-cell office:value-type="float" office:value="0.02373983" calcext:value-type="float">
            <text:p>0.02373983</text:p>
          </table:table-cell>
          <table:table-cell office:value-type="float" office:value="0.005301349" calcext:value-type="float">
            <text:p>0.005301349</text:p>
          </table:table-cell>
          <table:table-cell office:value-type="float" office:value="0.004666687" calcext:value-type="float">
            <text:p>0.004666687</text:p>
          </table:table-cell>
          <table:table-cell office:value-type="float" office:value="0" calcext:value-type="float">
            <text:p>0</text:p>
          </table:table-cell>
          <table:table-cell office:value-type="float" office:value="12.75907" calcext:value-type="float">
            <text:p>12.75907</text:p>
          </table:table-cell>
          <table:table-cell office:value-type="float" office:value="22.01719" calcext:value-type="float">
            <text:p>22.01719</text:p>
          </table:table-cell>
          <table:table-cell office:value-type="float" office:value="20.11844" calcext:value-type="float">
            <text:p>20.11844</text:p>
          </table:table-cell>
          <table:table-cell office:value-type="float" office:value="7.921225" calcext:value-type="float">
            <text:p>7.921225</text:p>
          </table:table-cell>
          <table:table-cell office:value-type="float" office:value="5.830758" calcext:value-type="float">
            <text:p>5.830758</text:p>
          </table:table-cell>
          <table:table-cell office:value-type="float" office:value="1.711495" calcext:value-type="float">
            <text:p>1.711495</text:p>
          </table:table-cell>
          <table:table-cell office:value-type="float" office:value="0.9631532" calcext:value-type="float">
            <text:p>0.9631532</text:p>
          </table:table-cell>
          <table:table-cell office:value-type="float" office:value="0.8806015" calcext:value-type="float">
            <text:p>0.8806015</text:p>
          </table:table-cell>
          <table:table-cell office:value-type="float" office:value="0.9784115" calcext:value-type="float">
            <text:p>0.9784115</text:p>
          </table:table-cell>
          <table:table-cell office:value-type="float" office:value="0.2845189" calcext:value-type="float">
            <text:p>0.2845189</text:p>
          </table:table-cell>
          <table:table-cell office:value-type="float" office:value="0.1179197" calcext:value-type="float">
            <text:p>0.1179197</text:p>
          </table:table-cell>
          <table:table-cell office:value-type="float" office:value="0.2021005" calcext:value-type="float">
            <text:p>0.2021005</text:p>
          </table:table-cell>
          <table:table-cell office:value-type="float" office:value="0.3301744" calcext:value-type="float">
            <text:p>0.3301744</text:p>
          </table:table-cell>
          <table:table-cell office:value-type="float" office:value="0.3430611" calcext:value-type="float">
            <text:p>0.3430611</text:p>
          </table:table-cell>
          <table:table-cell office:value-type="float" office:value="0" calcext:value-type="float">
            <text:p>0</text:p>
          </table:table-cell>
          <table:table-cell office:value-type="float" office:value="181.2253" calcext:value-type="float">
            <text:p>181.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3946" calcext:value-type="float">
            <text:p>22.33946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4.91164" calcext:value-type="float">
            <text:p>14.91164</text:p>
          </table:table-cell>
          <table:table-cell office:value-type="float" office:value="1097.213" calcext:value-type="float">
            <text:p>1097.213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8046" calcext:value-type="float">
            <text:p>-34.48046</text:p>
          </table:table-cell>
          <table:table-cell office:value-type="float" office:value="0.127394" calcext:value-type="float">
            <text:p>0.127394</text:p>
          </table:table-cell>
          <table:table-cell office:value-type="float" office:value="4.516644" calcext:value-type="float">
            <text:p>4.516644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6677" calcext:value-type="float">
            <text:p>2.686677</text:p>
          </table:table-cell>
          <table:table-cell office:value-type="float" office:value="-0.500608" calcext:value-type="float">
            <text:p>-0.500608</text:p>
          </table:table-cell>
          <table:table-cell office:value-type="float" office:value="-0.1696002" calcext:value-type="float">
            <text:p>-0.1696002</text:p>
          </table:table-cell>
          <table:table-cell office:value-type="float" office:value="0.00007309253" calcext:value-type="float">
            <text:p>7.309253E-05</text:p>
          </table:table-cell>
          <table:table-cell office:value-type="float" office:value="12.92746" calcext:value-type="float">
            <text:p>12.92746</text:p>
          </table:table-cell>
          <table:table-cell office:value-type="float" office:value="4.582026" calcext:value-type="float">
            <text:p>4.582026</text:p>
          </table:table-cell>
          <table:table-cell office:value-type="float" office:value="0.07043363" calcext:value-type="float">
            <text:p>0.07043363</text:p>
          </table:table-cell>
          <table:table-cell office:value-type="float" office:value="0.05750692" calcext:value-type="float">
            <text:p>0.05750692</text:p>
          </table:table-cell>
          <table:table-cell office:value-type="float" office:value="0.02686518" calcext:value-type="float">
            <text:p>0.02686518</text:p>
          </table:table-cell>
          <table:table-cell office:value-type="float" office:value="0.02581883" calcext:value-type="float">
            <text:p>0.02581883</text:p>
          </table:table-cell>
          <table:table-cell office:value-type="float" office:value="0.01318314" calcext:value-type="float">
            <text:p>0.01318314</text:p>
          </table:table-cell>
          <table:table-cell office:value-type="float" office:value="0.01105691" calcext:value-type="float">
            <text:p>0.01105691</text:p>
          </table:table-cell>
          <table:table-cell office:value-type="float" office:value="0.02460952" calcext:value-type="float">
            <text:p>0.02460952</text:p>
          </table:table-cell>
          <table:table-cell office:value-type="float" office:value="0.0208255" calcext:value-type="float">
            <text:p>0.0208255</text:p>
          </table:table-cell>
          <table:table-cell office:value-type="float" office:value="0.0195375" calcext:value-type="float">
            <text:p>0.0195375</text:p>
          </table:table-cell>
          <table:table-cell office:value-type="float" office:value="0.01864995" calcext:value-type="float">
            <text:p>0.01864995</text:p>
          </table:table-cell>
          <table:table-cell office:value-type="float" office:value="0.02368783" calcext:value-type="float">
            <text:p>0.02368783</text:p>
          </table:table-cell>
          <table:table-cell office:value-type="float" office:value="0.005291513" calcext:value-type="float">
            <text:p>0.005291513</text:p>
          </table:table-cell>
          <table:table-cell office:value-type="float" office:value="0.004667512" calcext:value-type="float">
            <text:p>0.004667512</text:p>
          </table:table-cell>
          <table:table-cell office:value-type="float" office:value="0" calcext:value-type="float">
            <text:p>0</text:p>
          </table:table-cell>
          <table:table-cell office:value-type="float" office:value="12.89437" calcext:value-type="float">
            <text:p>12.89437</text:p>
          </table:table-cell>
          <table:table-cell office:value-type="float" office:value="22.34802" calcext:value-type="float">
            <text:p>22.34802</text:p>
          </table:table-cell>
          <table:table-cell office:value-type="float" office:value="20.40211" calcext:value-type="float">
            <text:p>20.40211</text:p>
          </table:table-cell>
          <table:table-cell office:value-type="float" office:value="8.090632" calcext:value-type="float">
            <text:p>8.090632</text:p>
          </table:table-cell>
          <table:table-cell office:value-type="float" office:value="5.938514" calcext:value-type="float">
            <text:p>5.938514</text:p>
          </table:table-cell>
          <table:table-cell office:value-type="float" office:value="1.746561" calcext:value-type="float">
            <text:p>1.746561</text:p>
          </table:table-cell>
          <table:table-cell office:value-type="float" office:value="0.9851498" calcext:value-type="float">
            <text:p>0.9851498</text:p>
          </table:table-cell>
          <table:table-cell office:value-type="float" office:value="0.8982488" calcext:value-type="float">
            <text:p>0.8982488</text:p>
          </table:table-cell>
          <table:table-cell office:value-type="float" office:value="0.9883444" calcext:value-type="float">
            <text:p>0.9883444</text:p>
          </table:table-cell>
          <table:table-cell office:value-type="float" office:value="0.2898571" calcext:value-type="float">
            <text:p>0.2898571</text:p>
          </table:table-cell>
          <table:table-cell office:value-type="float" office:value="0.12038" calcext:value-type="float">
            <text:p>0.12038</text:p>
          </table:table-cell>
          <table:table-cell office:value-type="float" office:value="0.2055078" calcext:value-type="float">
            <text:p>0.2055078</text:p>
          </table:table-cell>
          <table:table-cell office:value-type="float" office:value="0.3281882" calcext:value-type="float">
            <text:p>0.3281882</text:p>
          </table:table-cell>
          <table:table-cell office:value-type="float" office:value="0.3455779" calcext:value-type="float">
            <text:p>0.3455779</text:p>
          </table:table-cell>
          <table:table-cell office:value-type="float" office:value="0" calcext:value-type="float">
            <text:p>0</text:p>
          </table:table-cell>
          <table:table-cell office:value-type="float" office:value="181.0311" calcext:value-type="float">
            <text:p>181.0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0505" calcext:value-type="float">
            <text:p>22.40505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14.9029" calcext:value-type="float">
            <text:p>14.9029</text:p>
          </table:table-cell>
          <table:table-cell office:value-type="float" office:value="1097.177" calcext:value-type="float">
            <text:p>1097.177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5428" calcext:value-type="float">
            <text:p>-34.45428</text:p>
          </table:table-cell>
          <table:table-cell office:value-type="float" office:value="0.1284565" calcext:value-type="float">
            <text:p>0.1284565</text:p>
          </table:table-cell>
          <table:table-cell office:value-type="float" office:value="4.578694" calcext:value-type="float">
            <text:p>4.578694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6448" calcext:value-type="float">
            <text:p>2.686448</text:p>
          </table:table-cell>
          <table:table-cell office:value-type="float" office:value="-0.5006472" calcext:value-type="float">
            <text:p>-0.5006472</text:p>
          </table:table-cell>
          <table:table-cell office:value-type="float" office:value="-0.1695776" calcext:value-type="float">
            <text:p>-0.1695776</text:p>
          </table:table-cell>
          <table:table-cell office:value-type="float" office:value="0.00007309323" calcext:value-type="float">
            <text:p>7.309323E-05</text:p>
          </table:table-cell>
          <table:table-cell office:value-type="float" office:value="12.89659" calcext:value-type="float">
            <text:p>12.89659</text:p>
          </table:table-cell>
          <table:table-cell office:value-type="float" office:value="4.68675" calcext:value-type="float">
            <text:p>4.68675</text:p>
          </table:table-cell>
          <table:table-cell office:value-type="float" office:value="0.06800176" calcext:value-type="float">
            <text:p>0.06800176</text:p>
          </table:table-cell>
          <table:table-cell office:value-type="float" office:value="0.05511601" calcext:value-type="float">
            <text:p>0.05511601</text:p>
          </table:table-cell>
          <table:table-cell office:value-type="float" office:value="0.02632798" calcext:value-type="float">
            <text:p>0.02632798</text:p>
          </table:table-cell>
          <table:table-cell office:value-type="float" office:value="0.02523931" calcext:value-type="float">
            <text:p>0.02523931</text:p>
          </table:table-cell>
          <table:table-cell office:value-type="float" office:value="0.0130351" calcext:value-type="float">
            <text:p>0.0130351</text:p>
          </table:table-cell>
          <table:table-cell office:value-type="float" office:value="0.01106848" calcext:value-type="float">
            <text:p>0.01106848</text:p>
          </table:table-cell>
          <table:table-cell office:value-type="float" office:value="0.02452163" calcext:value-type="float">
            <text:p>0.02452163</text:p>
          </table:table-cell>
          <table:table-cell office:value-type="float" office:value="0.0207585" calcext:value-type="float">
            <text:p>0.0207585</text:p>
          </table:table-cell>
          <table:table-cell office:value-type="float" office:value="0.01949773" calcext:value-type="float">
            <text:p>0.01949773</text:p>
          </table:table-cell>
          <table:table-cell office:value-type="float" office:value="0.01862454" calcext:value-type="float">
            <text:p>0.01862454</text:p>
          </table:table-cell>
          <table:table-cell office:value-type="float" office:value="0.02363781" calcext:value-type="float">
            <text:p>0.02363781</text:p>
          </table:table-cell>
          <table:table-cell office:value-type="float" office:value="0.005283336" calcext:value-type="float">
            <text:p>0.005283336</text:p>
          </table:table-cell>
          <table:table-cell office:value-type="float" office:value="0.00466681" calcext:value-type="float">
            <text:p>0.00466681</text:p>
          </table:table-cell>
          <table:table-cell office:value-type="float" office:value="0" calcext:value-type="float">
            <text:p>0</text:p>
          </table:table-cell>
          <table:table-cell office:value-type="float" office:value="13.07333" calcext:value-type="float">
            <text:p>13.07333</text:p>
          </table:table-cell>
          <table:table-cell office:value-type="float" office:value="22.64793" calcext:value-type="float">
            <text:p>22.64793</text:p>
          </table:table-cell>
          <table:table-cell office:value-type="float" office:value="20.66608" calcext:value-type="float">
            <text:p>20.66608</text:p>
          </table:table-cell>
          <table:table-cell office:value-type="float" office:value="8.252851" calcext:value-type="float">
            <text:p>8.252851</text:p>
          </table:table-cell>
          <table:table-cell office:value-type="float" office:value="6.039981" calcext:value-type="float">
            <text:p>6.039981</text:p>
          </table:table-cell>
          <table:table-cell office:value-type="float" office:value="1.779953" calcext:value-type="float">
            <text:p>1.779953</text:p>
          </table:table-cell>
          <table:table-cell office:value-type="float" office:value="1.006109" calcext:value-type="float">
            <text:p>1.006109</text:p>
          </table:table-cell>
          <table:table-cell office:value-type="float" office:value="0.9154253" calcext:value-type="float">
            <text:p>0.9154253</text:p>
          </table:table-cell>
          <table:table-cell office:value-type="float" office:value="0.9980565" calcext:value-type="float">
            <text:p>0.9980565</text:p>
          </table:table-cell>
          <table:table-cell office:value-type="float" office:value="0.2951901" calcext:value-type="float">
            <text:p>0.2951901</text:p>
          </table:table-cell>
          <table:table-cell office:value-type="float" office:value="0.1228693" calcext:value-type="float">
            <text:p>0.1228693</text:p>
          </table:table-cell>
          <table:table-cell office:value-type="float" office:value="0.2088307" calcext:value-type="float">
            <text:p>0.2088307</text:p>
          </table:table-cell>
          <table:table-cell office:value-type="float" office:value="0.3267829" calcext:value-type="float">
            <text:p>0.3267829</text:p>
          </table:table-cell>
          <table:table-cell office:value-type="float" office:value="0.3465557" calcext:value-type="float">
            <text:p>0.3465557</text:p>
          </table:table-cell>
          <table:table-cell office:value-type="float" office:value="0" calcext:value-type="float">
            <text:p>0</text:p>
          </table:table-cell>
          <table:table-cell office:value-type="float" office:value="181.4244" calcext:value-type="float">
            <text:p>181.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6797" calcext:value-type="float">
            <text:p>22.46797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4.88406" calcext:value-type="float">
            <text:p>14.88406</text:p>
          </table:table-cell>
          <table:table-cell office:value-type="float" office:value="1097.145" calcext:value-type="float">
            <text:p>1097.145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3901" calcext:value-type="float">
            <text:p>-34.43901</text:p>
          </table:table-cell>
          <table:table-cell office:value-type="float" office:value="0.1291671" calcext:value-type="float">
            <text:p>0.1291671</text:p>
          </table:table-cell>
          <table:table-cell office:value-type="float" office:value="4.639276" calcext:value-type="float">
            <text:p>4.639276</text:p>
          </table:table-cell>
          <table:table-cell office:value-type="float" office:value="0.1842525" calcext:value-type="float">
            <text:p>0.1842525</text:p>
          </table:table-cell>
          <table:table-cell office:value-type="float" office:value="0.003971142" calcext:value-type="float">
            <text:p>0.003971142</text:p>
          </table:table-cell>
          <table:table-cell office:value-type="float" office:value="0.1721466" calcext:value-type="float">
            <text:p>0.1721466</text:p>
          </table:table-cell>
          <table:table-cell office:value-type="float" office:value="2.686448" calcext:value-type="float">
            <text:p>2.686448</text:p>
          </table:table-cell>
          <table:table-cell office:value-type="float" office:value="-0.5006804" calcext:value-type="float">
            <text:p>-0.5006804</text:p>
          </table:table-cell>
          <table:table-cell office:value-type="float" office:value="-0.1695548" calcext:value-type="float">
            <text:p>-0.1695548</text:p>
          </table:table-cell>
          <table:table-cell office:value-type="float" office:value="0.00007309378" calcext:value-type="float">
            <text:p>7.309378E-05</text:p>
          </table:table-cell>
          <table:table-cell office:value-type="float" office:value="12.86847" calcext:value-type="float">
            <text:p>12.86847</text:p>
          </table:table-cell>
          <table:table-cell office:value-type="float" office:value="4.76604" calcext:value-type="float">
            <text:p>4.76604</text:p>
          </table:table-cell>
          <table:table-cell office:value-type="float" office:value="0.06490762" calcext:value-type="float">
            <text:p>0.06490762</text:p>
          </table:table-cell>
          <table:table-cell office:value-type="float" office:value="0.05251925" calcext:value-type="float">
            <text:p>0.05251925</text:p>
          </table:table-cell>
          <table:table-cell office:value-type="float" office:value="0.02563255" calcext:value-type="float">
            <text:p>0.02563255</text:p>
          </table:table-cell>
          <table:table-cell office:value-type="float" office:value="0.02441716" calcext:value-type="float">
            <text:p>0.02441716</text:p>
          </table:table-cell>
          <table:table-cell office:value-type="float" office:value="0.01286644" calcext:value-type="float">
            <text:p>0.01286644</text:p>
          </table:table-cell>
          <table:table-cell office:value-type="float" office:value="0.0110045" calcext:value-type="float">
            <text:p>0.0110045</text:p>
          </table:table-cell>
          <table:table-cell office:value-type="float" office:value="0.02443877" calcext:value-type="float">
            <text:p>0.02443877</text:p>
          </table:table-cell>
          <table:table-cell office:value-type="float" office:value="0.02069952" calcext:value-type="float">
            <text:p>0.02069952</text:p>
          </table:table-cell>
          <table:table-cell office:value-type="float" office:value="0.01946115" calcext:value-type="float">
            <text:p>0.01946115</text:p>
          </table:table-cell>
          <table:table-cell office:value-type="float" office:value="0.01859942" calcext:value-type="float">
            <text:p>0.01859942</text:p>
          </table:table-cell>
          <table:table-cell office:value-type="float" office:value="0.02359053" calcext:value-type="float">
            <text:p>0.02359053</text:p>
          </table:table-cell>
          <table:table-cell office:value-type="float" office:value="0.005276967" calcext:value-type="float">
            <text:p>0.005276967</text:p>
          </table:table-cell>
          <table:table-cell office:value-type="float" office:value="0.004664333" calcext:value-type="float">
            <text:p>0.004664333</text:p>
          </table:table-cell>
          <table:table-cell office:value-type="float" office:value="0" calcext:value-type="float">
            <text:p>0</text:p>
          </table:table-cell>
          <table:table-cell office:value-type="float" office:value="13.28356" calcext:value-type="float">
            <text:p>13.28356</text:p>
          </table:table-cell>
          <table:table-cell office:value-type="float" office:value="22.9241" calcext:value-type="float">
            <text:p>22.9241</text:p>
          </table:table-cell>
          <table:table-cell office:value-type="float" office:value="20.92771" calcext:value-type="float">
            <text:p>20.92771</text:p>
          </table:table-cell>
          <table:table-cell office:value-type="float" office:value="8.414352" calcext:value-type="float">
            <text:p>8.414352</text:p>
          </table:table-cell>
          <table:table-cell office:value-type="float" office:value="6.137083" calcext:value-type="float">
            <text:p>6.137083</text:p>
          </table:table-cell>
          <table:table-cell office:value-type="float" office:value="1.813091" calcext:value-type="float">
            <text:p>1.813091</text:p>
          </table:table-cell>
          <table:table-cell office:value-type="float" office:value="1.02673" calcext:value-type="float">
            <text:p>1.02673</text:p>
          </table:table-cell>
          <table:table-cell office:value-type="float" office:value="0.9320692" calcext:value-type="float">
            <text:p>0.9320692</text:p>
          </table:table-cell>
          <table:table-cell office:value-type="float" office:value="1.007639" calcext:value-type="float">
            <text:p>1.007639</text:p>
          </table:table-cell>
          <table:table-cell office:value-type="float" office:value="0.3005077" calcext:value-type="float">
            <text:p>0.3005077</text:p>
          </table:table-cell>
          <table:table-cell office:value-type="float" office:value="0.1253257" calcext:value-type="float">
            <text:p>0.1253257</text:p>
          </table:table-cell>
          <table:table-cell office:value-type="float" office:value="0.2121509" calcext:value-type="float">
            <text:p>0.2121509</text:p>
          </table:table-cell>
          <table:table-cell office:value-type="float" office:value="0.3259698" calcext:value-type="float">
            <text:p>0.3259698</text:p>
          </table:table-cell>
          <table:table-cell office:value-type="float" office:value="0.346565" calcext:value-type="float">
            <text:p>0.346565</text:p>
          </table:table-cell>
          <table:table-cell office:value-type="float" office:value="0" calcext:value-type="float">
            <text:p>0</text:p>
          </table:table-cell>
          <table:table-cell office:value-type="float" office:value="184.6998" calcext:value-type="float">
            <text:p>184.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2953" calcext:value-type="float">
            <text:p>22.52953</text:p>
          </table:table-cell>
          <table:table-cell office:value-type="float" office:value="0" calcext:value-type="float">
            <text:p>0</text:p>
          </table:table-cell>
          <table:table-cell office:value-type="float" office:value="-1.845223" calcext:value-type="float">
            <text:p>-1.8452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4.86336" calcext:value-type="float">
            <text:p>14.86336</text:p>
          </table:table-cell>
          <table:table-cell office:value-type="float" office:value="1097.096" calcext:value-type="float">
            <text:p>1097.096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2048" calcext:value-type="float">
            <text:p>-34.42048</text:p>
          </table:table-cell>
          <table:table-cell office:value-type="float" office:value="0.1205088" calcext:value-type="float">
            <text:p>0.1205088</text:p>
          </table:table-cell>
          <table:table-cell office:value-type="float" office:value="4.723518" calcext:value-type="float">
            <text:p>4.72351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69" calcext:value-type="float">
            <text:p>0.0039746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6934" calcext:value-type="float">
            <text:p>2.686934</text:p>
          </table:table-cell>
          <table:table-cell office:value-type="float" office:value="-0.5007783" calcext:value-type="float">
            <text:p>-0.5007783</text:p>
          </table:table-cell>
          <table:table-cell office:value-type="float" office:value="-0.169548" calcext:value-type="float">
            <text:p>-0.169548</text:p>
          </table:table-cell>
          <table:table-cell office:value-type="float" office:value="0.00007309559" calcext:value-type="float">
            <text:p>7.309559E-05</text:p>
          </table:table-cell>
          <table:table-cell office:value-type="float" office:value="12.84236" calcext:value-type="float">
            <text:p>12.84236</text:p>
          </table:table-cell>
          <table:table-cell office:value-type="float" office:value="3.858998" calcext:value-type="float">
            <text:p>3.858998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05497077" calcext:value-type="float">
            <text:p>0.05497077</text:p>
          </table:table-cell>
          <table:table-cell office:value-type="float" office:value="0.02459171" calcext:value-type="float">
            <text:p>0.02459171</text:p>
          </table:table-cell>
          <table:table-cell office:value-type="float" office:value="0.02359034" calcext:value-type="float">
            <text:p>0.02359034</text:p>
          </table:table-cell>
          <table:table-cell office:value-type="float" office:value="0.01264512" calcext:value-type="float">
            <text:p>0.01264512</text:p>
          </table:table-cell>
          <table:table-cell office:value-type="float" office:value="0.01117013" calcext:value-type="float">
            <text:p>0.01117013</text:p>
          </table:table-cell>
          <table:table-cell office:value-type="float" office:value="0.02435648" calcext:value-type="float">
            <text:p>0.02435648</text:p>
          </table:table-cell>
          <table:table-cell office:value-type="float" office:value="0.02064581" calcext:value-type="float">
            <text:p>0.02064581</text:p>
          </table:table-cell>
          <table:table-cell office:value-type="float" office:value="0.01942757" calcext:value-type="float">
            <text:p>0.01942757</text:p>
          </table:table-cell>
          <table:table-cell office:value-type="float" office:value="0.01857567" calcext:value-type="float">
            <text:p>0.01857567</text:p>
          </table:table-cell>
          <table:table-cell office:value-type="float" office:value="0.0235459" calcext:value-type="float">
            <text:p>0.0235459</text:p>
          </table:table-cell>
          <table:table-cell office:value-type="float" office:value="0.005270586" calcext:value-type="float">
            <text:p>0.005270586</text:p>
          </table:table-cell>
          <table:table-cell office:value-type="float" office:value="0.004661607" calcext:value-type="float">
            <text:p>0.004661607</text:p>
          </table:table-cell>
          <table:table-cell office:value-type="float" office:value="0" calcext:value-type="float">
            <text:p>0</text:p>
          </table:table-cell>
          <table:table-cell office:value-type="float" office:value="7.634247" calcext:value-type="float">
            <text:p>7.634247</text:p>
          </table:table-cell>
          <table:table-cell office:value-type="float" office:value="25.22452" calcext:value-type="float">
            <text:p>25.22452</text:p>
          </table:table-cell>
          <table:table-cell office:value-type="float" office:value="21.22736" calcext:value-type="float">
            <text:p>21.22736</text:p>
          </table:table-cell>
          <table:table-cell office:value-type="float" office:value="8.587875" calcext:value-type="float">
            <text:p>8.587875</text:p>
          </table:table-cell>
          <table:table-cell office:value-type="float" office:value="6.239663" calcext:value-type="float">
            <text:p>6.239663</text:p>
          </table:table-cell>
          <table:table-cell office:value-type="float" office:value="1.847031" calcext:value-type="float">
            <text:p>1.847031</text:p>
          </table:table-cell>
          <table:table-cell office:value-type="float" office:value="1.053442" calcext:value-type="float">
            <text:p>1.053442</text:p>
          </table:table-cell>
          <table:table-cell office:value-type="float" office:value="0.9483976" calcext:value-type="float">
            <text:p>0.9483976</text:p>
          </table:table-cell>
          <table:table-cell office:value-type="float" office:value="1.017048" calcext:value-type="float">
            <text:p>1.017048</text:p>
          </table:table-cell>
          <table:table-cell office:value-type="float" office:value="0.3057884" calcext:value-type="float">
            <text:p>0.3057884</text:p>
          </table:table-cell>
          <table:table-cell office:value-type="float" office:value="0.1277581" calcext:value-type="float">
            <text:p>0.1277581</text:p>
          </table:table-cell>
          <table:table-cell office:value-type="float" office:value="0.2154779" calcext:value-type="float">
            <text:p>0.2154779</text:p>
          </table:table-cell>
          <table:table-cell office:value-type="float" office:value="0.3251752" calcext:value-type="float">
            <text:p>0.3251752</text:p>
          </table:table-cell>
          <table:table-cell office:value-type="float" office:value="0.3465568" calcext:value-type="float">
            <text:p>0.3465568</text:p>
          </table:table-cell>
          <table:table-cell office:value-type="float" office:value="0" calcext:value-type="float">
            <text:p>0</text:p>
          </table:table-cell>
          <table:table-cell office:value-type="float" office:value="142.4948" calcext:value-type="float">
            <text:p>142.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9582" calcext:value-type="float">
            <text:p>22.59582</text:p>
          </table:table-cell>
          <table:table-cell office:value-type="float" office:value="0" calcext:value-type="float">
            <text:p>0</text:p>
          </table:table-cell>
          <table:table-cell office:value-type="float" office:value="-1.845232" calcext:value-type="float">
            <text:p>-1.84523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4.84235" calcext:value-type="float">
            <text:p>14.84235</text:p>
          </table:table-cell>
          <table:table-cell office:value-type="float" office:value="1097.069" calcext:value-type="float">
            <text:p>1097.06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40609" calcext:value-type="float">
            <text:p>-34.40609</text:p>
          </table:table-cell>
          <table:table-cell office:value-type="float" office:value="0.09928048" calcext:value-type="float">
            <text:p>0.09928048</text:p>
          </table:table-cell>
          <table:table-cell office:value-type="float" office:value="4.80317" calcext:value-type="float">
            <text:p>4.8031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608" calcext:value-type="float">
            <text:p>2.68608</text:p>
          </table:table-cell>
          <table:table-cell office:value-type="float" office:value="-0.5008699" calcext:value-type="float">
            <text:p>-0.5008699</text:p>
          </table:table-cell>
          <table:table-cell office:value-type="float" office:value="-0.1695448" calcext:value-type="float">
            <text:p>-0.1695448</text:p>
          </table:table-cell>
          <table:table-cell office:value-type="float" office:value="0.00007452104" calcext:value-type="float">
            <text:p>7.452104E-05</text:p>
          </table:table-cell>
          <table:table-cell office:value-type="float" office:value="12.85775" calcext:value-type="float">
            <text:p>12.85775</text:p>
          </table:table-cell>
          <table:table-cell office:value-type="float" office:value="2.253539" calcext:value-type="float">
            <text:p>2.253539</text:p>
          </table:table-cell>
          <table:table-cell office:value-type="float" office:value="0.06755855" calcext:value-type="float">
            <text:p>0.06755855</text:p>
          </table:table-cell>
          <table:table-cell office:value-type="float" office:value="0.05138984" calcext:value-type="float">
            <text:p>0.05138984</text:p>
          </table:table-cell>
          <table:table-cell office:value-type="float" office:value="0.0228244" calcext:value-type="float">
            <text:p>0.0228244</text:p>
          </table:table-cell>
          <table:table-cell office:value-type="float" office:value="0.02225069" calcext:value-type="float">
            <text:p>0.02225069</text:p>
          </table:table-cell>
          <table:table-cell office:value-type="float" office:value="0.01217593" calcext:value-type="float">
            <text:p>0.01217593</text:p>
          </table:table-cell>
          <table:table-cell office:value-type="float" office:value="0.01008719" calcext:value-type="float">
            <text:p>0.01008719</text:p>
          </table:table-cell>
          <table:table-cell office:value-type="float" office:value="0.02423739" calcext:value-type="float">
            <text:p>0.02423739</text:p>
          </table:table-cell>
          <table:table-cell office:value-type="float" office:value="0.02059791" calcext:value-type="float">
            <text:p>0.02059791</text:p>
          </table:table-cell>
          <table:table-cell office:value-type="float" office:value="0.01939881" calcext:value-type="float">
            <text:p>0.01939881</text:p>
          </table:table-cell>
          <table:table-cell office:value-type="float" office:value="0.01855451" calcext:value-type="float">
            <text:p>0.01855451</text:p>
          </table:table-cell>
          <table:table-cell office:value-type="float" office:value="0.023507" calcext:value-type="float">
            <text:p>0.023507</text:p>
          </table:table-cell>
          <table:table-cell office:value-type="float" office:value="0.005284133" calcext:value-type="float">
            <text:p>0.005284133</text:p>
          </table:table-cell>
          <table:table-cell office:value-type="float" office:value="0.004638887" calcext:value-type="float">
            <text:p>0.004638887</text:p>
          </table:table-cell>
          <table:table-cell office:value-type="float" office:value="0" calcext:value-type="float">
            <text:p>0</text:p>
          </table:table-cell>
          <table:table-cell office:value-type="float" office:value="15.41599" calcext:value-type="float">
            <text:p>15.41599</text:p>
          </table:table-cell>
          <table:table-cell office:value-type="float" office:value="23.78479" calcext:value-type="float">
            <text:p>23.78479</text:p>
          </table:table-cell>
          <table:table-cell office:value-type="float" office:value="21.48416" calcext:value-type="float">
            <text:p>21.48416</text:p>
          </table:table-cell>
          <table:table-cell office:value-type="float" office:value="8.716387" calcext:value-type="float">
            <text:p>8.716387</text:p>
          </table:table-cell>
          <table:table-cell office:value-type="float" office:value="6.386709" calcext:value-type="float">
            <text:p>6.386709</text:p>
          </table:table-cell>
          <table:table-cell office:value-type="float" office:value="1.883822" calcext:value-type="float">
            <text:p>1.883822</text:p>
          </table:table-cell>
          <table:table-cell office:value-type="float" office:value="1.073651" calcext:value-type="float">
            <text:p>1.073651</text:p>
          </table:table-cell>
          <table:table-cell office:value-type="float" office:value="0.9649271" calcext:value-type="float">
            <text:p>0.9649271</text:p>
          </table:table-cell>
          <table:table-cell office:value-type="float" office:value="1.026375" calcext:value-type="float">
            <text:p>1.026375</text:p>
          </table:table-cell>
          <table:table-cell office:value-type="float" office:value="0.3110352" calcext:value-type="float">
            <text:p>0.3110352</text:p>
          </table:table-cell>
          <table:table-cell office:value-type="float" office:value="0.1301998" calcext:value-type="float">
            <text:p>0.1301998</text:p>
          </table:table-cell>
          <table:table-cell office:value-type="float" office:value="0.2191352" calcext:value-type="float">
            <text:p>0.2191352</text:p>
          </table:table-cell>
          <table:table-cell office:value-type="float" office:value="0.332038" calcext:value-type="float">
            <text:p>0.332038</text:p>
          </table:table-cell>
          <table:table-cell office:value-type="float" office:value="0.3400717" calcext:value-type="float">
            <text:p>0.3400717</text:p>
          </table:table-cell>
          <table:table-cell office:value-type="float" office:value="0" calcext:value-type="float">
            <text:p>0</text:p>
          </table:table-cell>
          <table:table-cell office:value-type="float" office:value="130.3433" calcext:value-type="float">
            <text:p>130.3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5438" calcext:value-type="float">
            <text:p>22.65438</text:p>
          </table:table-cell>
          <table:table-cell office:value-type="float" office:value="0" calcext:value-type="float">
            <text:p>0</text:p>
          </table:table-cell>
          <table:table-cell office:value-type="float" office:value="-1.845245" calcext:value-type="float">
            <text:p>-1.8452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4.81959" calcext:value-type="float">
            <text:p>14.81959</text:p>
          </table:table-cell>
          <table:table-cell office:value-type="float" office:value="1097.042" calcext:value-type="float">
            <text:p>1097.042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957" calcext:value-type="float">
            <text:p>-34.3957</text:p>
          </table:table-cell>
          <table:table-cell office:value-type="float" office:value="0.09116183" calcext:value-type="float">
            <text:p>0.09116183</text:p>
          </table:table-cell>
          <table:table-cell office:value-type="float" office:value="4.866474" calcext:value-type="float">
            <text:p>4.86647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5242" calcext:value-type="float">
            <text:p>2.685242</text:p>
          </table:table-cell>
          <table:table-cell office:value-type="float" office:value="-0.5009108" calcext:value-type="float">
            <text:p>-0.5009108</text:p>
          </table:table-cell>
          <table:table-cell office:value-type="float" office:value="-0.1695347" calcext:value-type="float">
            <text:p>-0.1695347</text:p>
          </table:table-cell>
          <table:table-cell office:value-type="float" office:value="0.0000766342" calcext:value-type="float">
            <text:p>7.66342E-05</text:p>
          </table:table-cell>
          <table:table-cell office:value-type="float" office:value="12.8684" calcext:value-type="float">
            <text:p>12.8684</text:p>
          </table:table-cell>
          <table:table-cell office:value-type="float" office:value="1.549367" calcext:value-type="float">
            <text:p>1.549367</text:p>
          </table:table-cell>
          <table:table-cell office:value-type="float" office:value="0.05931019" calcext:value-type="float">
            <text:p>0.05931019</text:p>
          </table:table-cell>
          <table:table-cell office:value-type="float" office:value="0.04990036" calcext:value-type="float">
            <text:p>0.04990036</text:p>
          </table:table-cell>
          <table:table-cell office:value-type="float" office:value="0.02210916" calcext:value-type="float">
            <text:p>0.02210916</text:p>
          </table:table-cell>
          <table:table-cell office:value-type="float" office:value="0.02138035" calcext:value-type="float">
            <text:p>0.02138035</text:p>
          </table:table-cell>
          <table:table-cell office:value-type="float" office:value="0.01191852" calcext:value-type="float">
            <text:p>0.01191852</text:p>
          </table:table-cell>
          <table:table-cell office:value-type="float" office:value="0.00976957" calcext:value-type="float">
            <text:p>0.00976957</text:p>
          </table:table-cell>
          <table:table-cell office:value-type="float" office:value="0.02414467" calcext:value-type="float">
            <text:p>0.02414467</text:p>
          </table:table-cell>
          <table:table-cell office:value-type="float" office:value="0.02055503" calcext:value-type="float">
            <text:p>0.02055503</text:p>
          </table:table-cell>
          <table:table-cell office:value-type="float" office:value="0.0193745" calcext:value-type="float">
            <text:p>0.0193745</text:p>
          </table:table-cell>
          <table:table-cell office:value-type="float" office:value="0.01853602" calcext:value-type="float">
            <text:p>0.01853602</text:p>
          </table:table-cell>
          <table:table-cell office:value-type="float" office:value="0.0234726" calcext:value-type="float">
            <text:p>0.0234726</text:p>
          </table:table-cell>
          <table:table-cell office:value-type="float" office:value="0.005271475" calcext:value-type="float">
            <text:p>0.005271475</text:p>
          </table:table-cell>
          <table:table-cell office:value-type="float" office:value="0.004642767" calcext:value-type="float">
            <text:p>0.004642767</text:p>
          </table:table-cell>
          <table:table-cell office:value-type="float" office:value="0" calcext:value-type="float">
            <text:p>0</text:p>
          </table:table-cell>
          <table:table-cell office:value-type="float" office:value="19.21122" calcext:value-type="float">
            <text:p>19.21122</text:p>
          </table:table-cell>
          <table:table-cell office:value-type="float" office:value="23.22714" calcext:value-type="float">
            <text:p>23.22714</text:p>
          </table:table-cell>
          <table:table-cell office:value-type="float" office:value="21.76412" calcext:value-type="float">
            <text:p>21.76412</text:p>
          </table:table-cell>
          <table:table-cell office:value-type="float" office:value="8.852308" calcext:value-type="float">
            <text:p>8.852308</text:p>
          </table:table-cell>
          <table:table-cell office:value-type="float" office:value="6.492829" calcext:value-type="float">
            <text:p>6.492829</text:p>
          </table:table-cell>
          <table:table-cell office:value-type="float" office:value="1.919148" calcext:value-type="float">
            <text:p>1.919148</text:p>
          </table:table-cell>
          <table:table-cell office:value-type="float" office:value="1.091907" calcext:value-type="float">
            <text:p>1.091907</text:p>
          </table:table-cell>
          <table:table-cell office:value-type="float" office:value="0.9811994" calcext:value-type="float">
            <text:p>0.9811994</text:p>
          </table:table-cell>
          <table:table-cell office:value-type="float" office:value="1.035661" calcext:value-type="float">
            <text:p>1.035661</text:p>
          </table:table-cell>
          <table:table-cell office:value-type="float" office:value="0.316256" calcext:value-type="float">
            <text:p>0.316256</text:p>
          </table:table-cell>
          <table:table-cell office:value-type="float" office:value="0.1326506" calcext:value-type="float">
            <text:p>0.1326506</text:p>
          </table:table-cell>
          <table:table-cell office:value-type="float" office:value="0.2225808" calcext:value-type="float">
            <text:p>0.2225808</text:p>
          </table:table-cell>
          <table:table-cell office:value-type="float" office:value="0.3290375" calcext:value-type="float">
            <text:p>0.3290375</text:p>
          </table:table-cell>
          <table:table-cell office:value-type="float" office:value="0.3435919" calcext:value-type="float">
            <text:p>0.3435919</text:p>
          </table:table-cell>
          <table:table-cell office:value-type="float" office:value="0" calcext:value-type="float">
            <text:p>0</text:p>
          </table:table-cell>
          <table:table-cell office:value-type="float" office:value="125.7358" calcext:value-type="float">
            <text:p>125.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93" calcext:value-type="float">
            <text:p>22.7093</text:p>
          </table:table-cell>
          <table:table-cell office:value-type="float" office:value="0" calcext:value-type="float">
            <text:p>0</text:p>
          </table:table-cell>
          <table:table-cell office:value-type="float" office:value="-1.845245" calcext:value-type="float">
            <text:p>-1.8452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4.78697" calcext:value-type="float">
            <text:p>14.78697</text:p>
          </table:table-cell>
          <table:table-cell office:value-type="float" office:value="1097.013" calcext:value-type="float">
            <text:p>1097.013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8568" calcext:value-type="float">
            <text:p>-34.38568</text:p>
          </table:table-cell>
          <table:table-cell office:value-type="float" office:value="0.09294882" calcext:value-type="float">
            <text:p>0.09294882</text:p>
          </table:table-cell>
          <table:table-cell office:value-type="float" office:value="4.932223" calcext:value-type="float">
            <text:p>4.932223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4441" calcext:value-type="float">
            <text:p>2.684441</text:p>
          </table:table-cell>
          <table:table-cell office:value-type="float" office:value="-0.5009371" calcext:value-type="float">
            <text:p>-0.5009371</text:p>
          </table:table-cell>
          <table:table-cell office:value-type="float" office:value="-0.1695141" calcext:value-type="float">
            <text:p>-0.1695141</text:p>
          </table:table-cell>
          <table:table-cell office:value-type="float" office:value="0.0000766675" calcext:value-type="float">
            <text:p>7.66675E-05</text:p>
          </table:table-cell>
          <table:table-cell office:value-type="float" office:value="12.86174" calcext:value-type="float">
            <text:p>12.86174</text:p>
          </table:table-cell>
          <table:table-cell office:value-type="float" office:value="1.61591" calcext:value-type="float">
            <text:p>1.61591</text:p>
          </table:table-cell>
          <table:table-cell office:value-type="float" office:value="0.06155365" calcext:value-type="float">
            <text:p>0.06155365</text:p>
          </table:table-cell>
          <table:table-cell office:value-type="float" office:value="0.05430765" calcext:value-type="float">
            <text:p>0.05430765</text:p>
          </table:table-cell>
          <table:table-cell office:value-type="float" office:value="0.02177736" calcext:value-type="float">
            <text:p>0.02177736</text:p>
          </table:table-cell>
          <table:table-cell office:value-type="float" office:value="0.02076776" calcext:value-type="float">
            <text:p>0.02076776</text:p>
          </table:table-cell>
          <table:table-cell office:value-type="float" office:value="0.01172728" calcext:value-type="float">
            <text:p>0.01172728</text:p>
          </table:table-cell>
          <table:table-cell office:value-type="float" office:value="0.009585762" calcext:value-type="float">
            <text:p>0.009585762</text:p>
          </table:table-cell>
          <table:table-cell office:value-type="float" office:value="0.02406475" calcext:value-type="float">
            <text:p>0.02406475</text:p>
          </table:table-cell>
          <table:table-cell office:value-type="float" office:value="0.02051867" calcext:value-type="float">
            <text:p>0.02051867</text:p>
          </table:table-cell>
          <table:table-cell office:value-type="float" office:value="0.01935347" calcext:value-type="float">
            <text:p>0.01935347</text:p>
          </table:table-cell>
          <table:table-cell office:value-type="float" office:value="0.01852161" calcext:value-type="float">
            <text:p>0.01852161</text:p>
          </table:table-cell>
          <table:table-cell office:value-type="float" office:value="0.02344011" calcext:value-type="float">
            <text:p>0.02344011</text:p>
          </table:table-cell>
          <table:table-cell office:value-type="float" office:value="0.005261474" calcext:value-type="float">
            <text:p>0.005261474</text:p>
          </table:table-cell>
          <table:table-cell office:value-type="float" office:value="0.0046441" calcext:value-type="float">
            <text:p>0.0046441</text:p>
          </table:table-cell>
          <table:table-cell office:value-type="float" office:value="0" calcext:value-type="float">
            <text:p>0</text:p>
          </table:table-cell>
          <table:table-cell office:value-type="float" office:value="18.64721" calcext:value-type="float">
            <text:p>18.64721</text:p>
          </table:table-cell>
          <table:table-cell office:value-type="float" office:value="23.79417" calcext:value-type="float">
            <text:p>23.79417</text:p>
          </table:table-cell>
          <table:table-cell office:value-type="float" office:value="22.13474" calcext:value-type="float">
            <text:p>22.13474</text:p>
          </table:table-cell>
          <table:table-cell office:value-type="float" office:value="9.013634" calcext:value-type="float">
            <text:p>9.013634</text:p>
          </table:table-cell>
          <table:table-cell office:value-type="float" office:value="6.586915" calcext:value-type="float">
            <text:p>6.586915</text:p>
          </table:table-cell>
          <table:table-cell office:value-type="float" office:value="1.956525" calcext:value-type="float">
            <text:p>1.956525</text:p>
          </table:table-cell>
          <table:table-cell office:value-type="float" office:value="1.109881" calcext:value-type="float">
            <text:p>1.109881</text:p>
          </table:table-cell>
          <table:table-cell office:value-type="float" office:value="0.9971756" calcext:value-type="float">
            <text:p>0.9971756</text:p>
          </table:table-cell>
          <table:table-cell office:value-type="float" office:value="1.044847" calcext:value-type="float">
            <text:p>1.044847</text:p>
          </table:table-cell>
          <table:table-cell office:value-type="float" office:value="0.3214566" calcext:value-type="float">
            <text:p>0.3214566</text:p>
          </table:table-cell>
          <table:table-cell office:value-type="float" office:value="0.1352011" calcext:value-type="float">
            <text:p>0.1352011</text:p>
          </table:table-cell>
          <table:table-cell office:value-type="float" office:value="0.2257964" calcext:value-type="float">
            <text:p>0.2257964</text:p>
          </table:table-cell>
          <table:table-cell office:value-type="float" office:value="0.3269592" calcext:value-type="float">
            <text:p>0.3269592</text:p>
          </table:table-cell>
          <table:table-cell office:value-type="float" office:value="0.346267" calcext:value-type="float">
            <text:p>0.346267</text:p>
          </table:table-cell>
          <table:table-cell office:value-type="float" office:value="0" calcext:value-type="float">
            <text:p>0</text:p>
          </table:table-cell>
          <table:table-cell office:value-type="float" office:value="138.1679" calcext:value-type="float">
            <text:p>138.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7626" calcext:value-type="float">
            <text:p>22.77626</text:p>
          </table:table-cell>
          <table:table-cell office:value-type="float" office:value="0" calcext:value-type="float">
            <text:p>0</text:p>
          </table:table-cell>
          <table:table-cell office:value-type="float" office:value="-1.845245" calcext:value-type="float">
            <text:p>-1.8452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4.75436" calcext:value-type="float">
            <text:p>14.75436</text:p>
          </table:table-cell>
          <table:table-cell office:value-type="float" office:value="1096.98" calcext:value-type="float">
            <text:p>1096.98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7579" calcext:value-type="float">
            <text:p>-34.37579</text:p>
          </table:table-cell>
          <table:table-cell office:value-type="float" office:value="0.09603906" calcext:value-type="float">
            <text:p>0.09603906</text:p>
          </table:table-cell>
          <table:table-cell office:value-type="float" office:value="4.997749" calcext:value-type="float">
            <text:p>4.99774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4402" calcext:value-type="float">
            <text:p>2.684402</text:p>
          </table:table-cell>
          <table:table-cell office:value-type="float" office:value="-0.5009557" calcext:value-type="float">
            <text:p>-0.5009557</text:p>
          </table:table-cell>
          <table:table-cell office:value-type="float" office:value="-0.1694924" calcext:value-type="float">
            <text:p>-0.1694924</text:p>
          </table:table-cell>
          <table:table-cell office:value-type="float" office:value="0.00007666785" calcext:value-type="float">
            <text:p>7.666785E-05</text:p>
          </table:table-cell>
          <table:table-cell office:value-type="float" office:value="12.84993" calcext:value-type="float">
            <text:p>12.84993</text:p>
          </table:table-cell>
          <table:table-cell office:value-type="float" office:value="1.907162" calcext:value-type="float">
            <text:p>1.907162</text:p>
          </table:table-cell>
          <table:table-cell office:value-type="float" office:value="0.0568594" calcext:value-type="float">
            <text:p>0.0568594</text:p>
          </table:table-cell>
          <table:table-cell office:value-type="float" office:value="0.05118773" calcext:value-type="float">
            <text:p>0.05118773</text:p>
          </table:table-cell>
          <table:table-cell office:value-type="float" office:value="0.02159391" calcext:value-type="float">
            <text:p>0.02159391</text:p>
          </table:table-cell>
          <table:table-cell office:value-type="float" office:value="0.02036222" calcext:value-type="float">
            <text:p>0.02036222</text:p>
          </table:table-cell>
          <table:table-cell office:value-type="float" office:value="0.01156327" calcext:value-type="float">
            <text:p>0.01156327</text:p>
          </table:table-cell>
          <table:table-cell office:value-type="float" office:value="0.009462862" calcext:value-type="float">
            <text:p>0.009462862</text:p>
          </table:table-cell>
          <table:table-cell office:value-type="float" office:value="0.02398201" calcext:value-type="float">
            <text:p>0.02398201</text:p>
          </table:table-cell>
          <table:table-cell office:value-type="float" office:value="0.02048455" calcext:value-type="float">
            <text:p>0.02048455</text:p>
          </table:table-cell>
          <table:table-cell office:value-type="float" office:value="0.01933526" calcext:value-type="float">
            <text:p>0.01933526</text:p>
          </table:table-cell>
          <table:table-cell office:value-type="float" office:value="0.01850915" calcext:value-type="float">
            <text:p>0.01850915</text:p>
          </table:table-cell>
          <table:table-cell office:value-type="float" office:value="0.02341063" calcext:value-type="float">
            <text:p>0.02341063</text:p>
          </table:table-cell>
          <table:table-cell office:value-type="float" office:value="0.005254046" calcext:value-type="float">
            <text:p>0.005254046</text:p>
          </table:table-cell>
          <table:table-cell office:value-type="float" office:value="0.004642926" calcext:value-type="float">
            <text:p>0.004642926</text:p>
          </table:table-cell>
          <table:table-cell office:value-type="float" office:value="0" calcext:value-type="float">
            <text:p>0</text:p>
          </table:table-cell>
          <table:table-cell office:value-type="float" office:value="17.52107" calcext:value-type="float">
            <text:p>17.52107</text:p>
          </table:table-cell>
          <table:table-cell office:value-type="float" office:value="24.32456" calcext:value-type="float">
            <text:p>24.32456</text:p>
          </table:table-cell>
          <table:table-cell office:value-type="float" office:value="22.58383" calcext:value-type="float">
            <text:p>22.58383</text:p>
          </table:table-cell>
          <table:table-cell office:value-type="float" office:value="9.197964" calcext:value-type="float">
            <text:p>9.197964</text:p>
          </table:table-cell>
          <table:table-cell office:value-type="float" office:value="6.680714" calcext:value-type="float">
            <text:p>6.680714</text:p>
          </table:table-cell>
          <table:table-cell office:value-type="float" office:value="1.996018" calcext:value-type="float">
            <text:p>1.996018</text:p>
          </table:table-cell>
          <table:table-cell office:value-type="float" office:value="1.129005" calcext:value-type="float">
            <text:p>1.129005</text:p>
          </table:table-cell>
          <table:table-cell office:value-type="float" office:value="1.013503" calcext:value-type="float">
            <text:p>1.013503</text:p>
          </table:table-cell>
          <table:table-cell office:value-type="float" office:value="1.053999" calcext:value-type="float">
            <text:p>1.053999</text:p>
          </table:table-cell>
          <table:table-cell office:value-type="float" office:value="0.3266318" calcext:value-type="float">
            <text:p>0.3266318</text:p>
          </table:table-cell>
          <table:table-cell office:value-type="float" office:value="0.1377276" calcext:value-type="float">
            <text:p>0.1377276</text:p>
          </table:table-cell>
          <table:table-cell office:value-type="float" office:value="0.2289097" calcext:value-type="float">
            <text:p>0.2289097</text:p>
          </table:table-cell>
          <table:table-cell office:value-type="float" office:value="0.3258332" calcext:value-type="float">
            <text:p>0.3258332</text:p>
          </table:table-cell>
          <table:table-cell office:value-type="float" office:value="0.3467492" calcext:value-type="float">
            <text:p>0.3467492</text:p>
          </table:table-cell>
          <table:table-cell office:value-type="float" office:value="0" calcext:value-type="float">
            <text:p>0</text:p>
          </table:table-cell>
          <table:table-cell office:value-type="float" office:value="146.3178" calcext:value-type="float">
            <text:p>146.3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452" calcext:value-type="float">
            <text:p>22.8452</text:p>
          </table:table-cell>
          <table:table-cell office:value-type="float" office:value="0" calcext:value-type="float">
            <text:p>0</text:p>
          </table:table-cell>
          <table:table-cell office:value-type="float" office:value="-1.845245" calcext:value-type="float">
            <text:p>-1.8452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14.7307" calcext:value-type="float">
            <text:p>14.7307</text:p>
          </table:table-cell>
          <table:table-cell office:value-type="float" office:value="1096.951" calcext:value-type="float">
            <text:p>1096.951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6591" calcext:value-type="float">
            <text:p>-34.36591</text:p>
          </table:table-cell>
          <table:table-cell office:value-type="float" office:value="0.09714311" calcext:value-type="float">
            <text:p>0.09714311</text:p>
          </table:table-cell>
          <table:table-cell office:value-type="float" office:value="5.053574" calcext:value-type="float">
            <text:p>5.05357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4402" calcext:value-type="float">
            <text:p>2.684402</text:p>
          </table:table-cell>
          <table:table-cell office:value-type="float" office:value="-0.5009757" calcext:value-type="float">
            <text:p>-0.5009757</text:p>
          </table:table-cell>
          <table:table-cell office:value-type="float" office:value="-0.1694686" calcext:value-type="float">
            <text:p>-0.1694686</text:p>
          </table:table-cell>
          <table:table-cell office:value-type="float" office:value="0.0000766682" calcext:value-type="float">
            <text:p>7.66682E-05</text:p>
          </table:table-cell>
          <table:table-cell office:value-type="float" office:value="12.83849" calcext:value-type="float">
            <text:p>12.83849</text:p>
          </table:table-cell>
          <table:table-cell office:value-type="float" office:value="2.011637" calcext:value-type="float">
            <text:p>2.011637</text:p>
          </table:table-cell>
          <table:table-cell office:value-type="float" office:value="0.0554701" calcext:value-type="float">
            <text:p>0.0554701</text:p>
          </table:table-cell>
          <table:table-cell office:value-type="float" office:value="0.04756513" calcext:value-type="float">
            <text:p>0.04756513</text:p>
          </table:table-cell>
          <table:table-cell office:value-type="float" office:value="0.0215342" calcext:value-type="float">
            <text:p>0.0215342</text:p>
          </table:table-cell>
          <table:table-cell office:value-type="float" office:value="0.02007322" calcext:value-type="float">
            <text:p>0.02007322</text:p>
          </table:table-cell>
          <table:table-cell office:value-type="float" office:value="0.01145709" calcext:value-type="float">
            <text:p>0.01145709</text:p>
          </table:table-cell>
          <table:table-cell office:value-type="float" office:value="0.009441268" calcext:value-type="float">
            <text:p>0.009441268</text:p>
          </table:table-cell>
          <table:table-cell office:value-type="float" office:value="0.02391662" calcext:value-type="float">
            <text:p>0.02391662</text:p>
          </table:table-cell>
          <table:table-cell office:value-type="float" office:value="0.02045312" calcext:value-type="float">
            <text:p>0.02045312</text:p>
          </table:table-cell>
          <table:table-cell office:value-type="float" office:value="0.0193192" calcext:value-type="float">
            <text:p>0.0193192</text:p>
          </table:table-cell>
          <table:table-cell office:value-type="float" office:value="0.01849853" calcext:value-type="float">
            <text:p>0.01849853</text:p>
          </table:table-cell>
          <table:table-cell office:value-type="float" office:value="0.0233838" calcext:value-type="float">
            <text:p>0.0233838</text:p>
          </table:table-cell>
          <table:table-cell office:value-type="float" office:value="0.005247926" calcext:value-type="float">
            <text:p>0.005247926</text:p>
          </table:table-cell>
          <table:table-cell office:value-type="float" office:value="0.004640467" calcext:value-type="float">
            <text:p>0.004640467</text:p>
          </table:table-cell>
          <table:table-cell office:value-type="float" office:value="0" calcext:value-type="float">
            <text:p>0</text:p>
          </table:table-cell>
          <table:table-cell office:value-type="float" office:value="16.98185" calcext:value-type="float">
            <text:p>16.98185</text:p>
          </table:table-cell>
          <table:table-cell office:value-type="float" office:value="24.53042" calcext:value-type="float">
            <text:p>24.53042</text:p>
          </table:table-cell>
          <table:table-cell office:value-type="float" office:value="22.977" calcext:value-type="float">
            <text:p>22.977</text:p>
          </table:table-cell>
          <table:table-cell office:value-type="float" office:value="9.3775" calcext:value-type="float">
            <text:p>9.3775</text:p>
          </table:table-cell>
          <table:table-cell office:value-type="float" office:value="6.756373" calcext:value-type="float">
            <text:p>6.756373</text:p>
          </table:table-cell>
          <table:table-cell office:value-type="float" office:value="2.031992" calcext:value-type="float">
            <text:p>2.031992</text:p>
          </table:table-cell>
          <table:table-cell office:value-type="float" office:value="1.146929" calcext:value-type="float">
            <text:p>1.146929</text:p>
          </table:table-cell>
          <table:table-cell office:value-type="float" office:value="1.029698" calcext:value-type="float">
            <text:p>1.029698</text:p>
          </table:table-cell>
          <table:table-cell office:value-type="float" office:value="1.063172" calcext:value-type="float">
            <text:p>1.063172</text:p>
          </table:table-cell>
          <table:table-cell office:value-type="float" office:value="0.3317928" calcext:value-type="float">
            <text:p>0.3317928</text:p>
          </table:table-cell>
          <table:table-cell office:value-type="float" office:value="0.1402302" calcext:value-type="float">
            <text:p>0.1402302</text:p>
          </table:table-cell>
          <table:table-cell office:value-type="float" office:value="0.2319763" calcext:value-type="float">
            <text:p>0.2319763</text:p>
          </table:table-cell>
          <table:table-cell office:value-type="float" office:value="0.3251573" calcext:value-type="float">
            <text:p>0.3251573</text:p>
          </table:table-cell>
          <table:table-cell office:value-type="float" office:value="0.3467585" calcext:value-type="float">
            <text:p>0.3467585</text:p>
          </table:table-cell>
          <table:table-cell office:value-type="float" office:value="0" calcext:value-type="float">
            <text:p>0</text:p>
          </table:table-cell>
          <table:table-cell office:value-type="float" office:value="151.3034" calcext:value-type="float">
            <text:p>151.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232" calcext:value-type="float">
            <text:p>22.90232</text:p>
          </table:table-cell>
          <table:table-cell office:value-type="float" office:value="0" calcext:value-type="float">
            <text:p>0</text:p>
          </table:table-cell>
          <table:table-cell office:value-type="float" office:value="-1.845248" calcext:value-type="float">
            <text:p>-1.8452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14.70119" calcext:value-type="float">
            <text:p>14.70119</text:p>
          </table:table-cell>
          <table:table-cell office:value-type="float" office:value="1096.92" calcext:value-type="float">
            <text:p>1096.92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5623" calcext:value-type="float">
            <text:p>-34.35623</text:p>
          </table:table-cell>
          <table:table-cell office:value-type="float" office:value="0.0966186" calcext:value-type="float">
            <text:p>0.0966186</text:p>
          </table:table-cell>
          <table:table-cell office:value-type="float" office:value="5.117621" calcext:value-type="float">
            <text:p>5.11762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4402" calcext:value-type="float">
            <text:p>2.684402</text:p>
          </table:table-cell>
          <table:table-cell office:value-type="float" office:value="-0.5010686" calcext:value-type="float">
            <text:p>-0.5010686</text:p>
          </table:table-cell>
          <table:table-cell office:value-type="float" office:value="-0.1694444" calcext:value-type="float">
            <text:p>-0.1694444</text:p>
          </table:table-cell>
          <table:table-cell office:value-type="float" office:value="0.00007666855" calcext:value-type="float">
            <text:p>7.666855E-05</text:p>
          </table:table-cell>
          <table:table-cell office:value-type="float" office:value="12.8252" calcext:value-type="float">
            <text:p>12.8252</text:p>
          </table:table-cell>
          <table:table-cell office:value-type="float" office:value="1.88596" calcext:value-type="float">
            <text:p>1.88596</text:p>
          </table:table-cell>
          <table:table-cell office:value-type="float" office:value="0.0592299" calcext:value-type="float">
            <text:p>0.0592299</text:p>
          </table:table-cell>
          <table:table-cell office:value-type="float" office:value="0.05028517" calcext:value-type="float">
            <text:p>0.05028517</text:p>
          </table:table-cell>
          <table:table-cell office:value-type="float" office:value="0.02153097" calcext:value-type="float">
            <text:p>0.02153097</text:p>
          </table:table-cell>
          <table:table-cell office:value-type="float" office:value="0.01993413" calcext:value-type="float">
            <text:p>0.01993413</text:p>
          </table:table-cell>
          <table:table-cell office:value-type="float" office:value="0.01135077" calcext:value-type="float">
            <text:p>0.01135077</text:p>
          </table:table-cell>
          <table:table-cell office:value-type="float" office:value="0.009416498" calcext:value-type="float">
            <text:p>0.009416498</text:p>
          </table:table-cell>
          <table:table-cell office:value-type="float" office:value="0.02385996" calcext:value-type="float">
            <text:p>0.02385996</text:p>
          </table:table-cell>
          <table:table-cell office:value-type="float" office:value="0.02042765" calcext:value-type="float">
            <text:p>0.02042765</text:p>
          </table:table-cell>
          <table:table-cell office:value-type="float" office:value="0.01930489" calcext:value-type="float">
            <text:p>0.01930489</text:p>
          </table:table-cell>
          <table:table-cell office:value-type="float" office:value="0.01848939" calcext:value-type="float">
            <text:p>0.01848939</text:p>
          </table:table-cell>
          <table:table-cell office:value-type="float" office:value="0.02335917" calcext:value-type="float">
            <text:p>0.02335917</text:p>
          </table:table-cell>
          <table:table-cell office:value-type="float" office:value="0.005241832" calcext:value-type="float">
            <text:p>0.005241832</text:p>
          </table:table-cell>
          <table:table-cell office:value-type="float" office:value="0.004638006" calcext:value-type="float">
            <text:p>0.004638006</text:p>
          </table:table-cell>
          <table:table-cell office:value-type="float" office:value="0" calcext:value-type="float">
            <text:p>0</text:p>
          </table:table-cell>
          <table:table-cell office:value-type="float" office:value="17.13205" calcext:value-type="float">
            <text:p>17.13205</text:p>
          </table:table-cell>
          <table:table-cell office:value-type="float" office:value="24.74448" calcext:value-type="float">
            <text:p>24.74448</text:p>
          </table:table-cell>
          <table:table-cell office:value-type="float" office:value="23.35694" calcext:value-type="float">
            <text:p>23.35694</text:p>
          </table:table-cell>
          <table:table-cell office:value-type="float" office:value="9.578648" calcext:value-type="float">
            <text:p>9.578648</text:p>
          </table:table-cell>
          <table:table-cell office:value-type="float" office:value="6.835364" calcext:value-type="float">
            <text:p>6.835364</text:p>
          </table:table-cell>
          <table:table-cell office:value-type="float" office:value="2.06799" calcext:value-type="float">
            <text:p>2.06799</text:p>
          </table:table-cell>
          <table:table-cell office:value-type="float" office:value="1.164466" calcext:value-type="float">
            <text:p>1.164466</text:p>
          </table:table-cell>
          <table:table-cell office:value-type="float" office:value="1.045326" calcext:value-type="float">
            <text:p>1.045326</text:p>
          </table:table-cell>
          <table:table-cell office:value-type="float" office:value="1.072244" calcext:value-type="float">
            <text:p>1.072244</text:p>
          </table:table-cell>
          <table:table-cell office:value-type="float" office:value="0.3369395" calcext:value-type="float">
            <text:p>0.3369395</text:p>
          </table:table-cell>
          <table:table-cell office:value-type="float" office:value="0.1427141" calcext:value-type="float">
            <text:p>0.1427141</text:p>
          </table:table-cell>
          <table:table-cell office:value-type="float" office:value="0.2350092" calcext:value-type="float">
            <text:p>0.2350092</text:p>
          </table:table-cell>
          <table:table-cell office:value-type="float" office:value="0.324512" calcext:value-type="float">
            <text:p>0.324512</text:p>
          </table:table-cell>
          <table:table-cell office:value-type="float" office:value="0.3467678" calcext:value-type="float">
            <text:p>0.3467678</text:p>
          </table:table-cell>
          <table:table-cell office:value-type="float" office:value="0" calcext:value-type="float">
            <text:p>0</text:p>
          </table:table-cell>
          <table:table-cell office:value-type="float" office:value="158.2369" calcext:value-type="float">
            <text:p>158.2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592" calcext:value-type="float">
            <text:p>22.96592</text:p>
          </table:table-cell>
          <table:table-cell office:value-type="float" office:value="0" calcext:value-type="float">
            <text:p>0</text:p>
          </table:table-cell>
          <table:table-cell office:value-type="float" office:value="-1.845259" calcext:value-type="float">
            <text:p>-1.8452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14.67014" calcext:value-type="float">
            <text:p>14.67014</text:p>
          </table:table-cell>
          <table:table-cell office:value-type="float" office:value="1096.888" calcext:value-type="float">
            <text:p>1096.888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4671" calcext:value-type="float">
            <text:p>-34.34671</text:p>
          </table:table-cell>
          <table:table-cell office:value-type="float" office:value="0.09759353" calcext:value-type="float">
            <text:p>0.09759353</text:p>
          </table:table-cell>
          <table:table-cell office:value-type="float" office:value="5.183331" calcext:value-type="float">
            <text:p>5.18333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4073" calcext:value-type="float">
            <text:p>2.684073</text:p>
          </table:table-cell>
          <table:table-cell office:value-type="float" office:value="-0.5012856" calcext:value-type="float">
            <text:p>-0.5012856</text:p>
          </table:table-cell>
          <table:table-cell office:value-type="float" office:value="-0.1694193" calcext:value-type="float">
            <text:p>-0.1694193</text:p>
          </table:table-cell>
          <table:table-cell office:value-type="float" office:value="0.0000766689" calcext:value-type="float">
            <text:p>7.66689E-05</text:p>
          </table:table-cell>
          <table:table-cell office:value-type="float" office:value="12.81173" calcext:value-type="float">
            <text:p>12.81173</text:p>
          </table:table-cell>
          <table:table-cell office:value-type="float" office:value="1.964063" calcext:value-type="float">
            <text:p>1.964063</text:p>
          </table:table-cell>
          <table:table-cell office:value-type="float" office:value="0.05780078" calcext:value-type="float">
            <text:p>0.05780078</text:p>
          </table:table-cell>
          <table:table-cell office:value-type="float" office:value="0.04946896" calcext:value-type="float">
            <text:p>0.04946896</text:p>
          </table:table-cell>
          <table:table-cell office:value-type="float" office:value="0.02155742" calcext:value-type="float">
            <text:p>0.02155742</text:p>
          </table:table-cell>
          <table:table-cell office:value-type="float" office:value="0.0198833" calcext:value-type="float">
            <text:p>0.0198833</text:p>
          </table:table-cell>
          <table:table-cell office:value-type="float" office:value="0.01124678" calcext:value-type="float">
            <text:p>0.01124678</text:p>
          </table:table-cell>
          <table:table-cell office:value-type="float" office:value="0.009368186" calcext:value-type="float">
            <text:p>0.009368186</text:p>
          </table:table-cell>
          <table:table-cell office:value-type="float" office:value="0.02379366" calcext:value-type="float">
            <text:p>0.02379366</text:p>
          </table:table-cell>
          <table:table-cell office:value-type="float" office:value="0.02040283" calcext:value-type="float">
            <text:p>0.02040283</text:p>
          </table:table-cell>
          <table:table-cell office:value-type="float" office:value="0.01929208" calcext:value-type="float">
            <text:p>0.01929208</text:p>
          </table:table-cell>
          <table:table-cell office:value-type="float" office:value="0.01848147" calcext:value-type="float">
            <text:p>0.01848147</text:p>
          </table:table-cell>
          <table:table-cell office:value-type="float" office:value="0.02333655" calcext:value-type="float">
            <text:p>0.02333655</text:p>
          </table:table-cell>
          <table:table-cell office:value-type="float" office:value="0.005256894" calcext:value-type="float">
            <text:p>0.005256894</text:p>
          </table:table-cell>
          <table:table-cell office:value-type="float" office:value="0.004614167" calcext:value-type="float">
            <text:p>0.004614167</text:p>
          </table:table-cell>
          <table:table-cell office:value-type="float" office:value="0" calcext:value-type="float">
            <text:p>0</text:p>
          </table:table-cell>
          <table:table-cell office:value-type="float" office:value="17.20833" calcext:value-type="float">
            <text:p>17.20833</text:p>
          </table:table-cell>
          <table:table-cell office:value-type="float" office:value="25.04328" calcext:value-type="float">
            <text:p>25.04328</text:p>
          </table:table-cell>
          <table:table-cell office:value-type="float" office:value="23.68567" calcext:value-type="float">
            <text:p>23.68567</text:p>
          </table:table-cell>
          <table:table-cell office:value-type="float" office:value="9.79205" calcext:value-type="float">
            <text:p>9.79205</text:p>
          </table:table-cell>
          <table:table-cell office:value-type="float" office:value="6.920441" calcext:value-type="float">
            <text:p>6.920441</text:p>
          </table:table-cell>
          <table:table-cell office:value-type="float" office:value="2.106995" calcext:value-type="float">
            <text:p>2.106995</text:p>
          </table:table-cell>
          <table:table-cell office:value-type="float" office:value="1.182669" calcext:value-type="float">
            <text:p>1.182669</text:p>
          </table:table-cell>
          <table:table-cell office:value-type="float" office:value="1.061114" calcext:value-type="float">
            <text:p>1.061114</text:p>
          </table:table-cell>
          <table:table-cell office:value-type="float" office:value="1.081236" calcext:value-type="float">
            <text:p>1.081236</text:p>
          </table:table-cell>
          <table:table-cell office:value-type="float" office:value="0.3420626" calcext:value-type="float">
            <text:p>0.3420626</text:p>
          </table:table-cell>
          <table:table-cell office:value-type="float" office:value="0.1451842" calcext:value-type="float">
            <text:p>0.1451842</text:p>
          </table:table-cell>
          <table:table-cell office:value-type="float" office:value="0.2381489" calcext:value-type="float">
            <text:p>0.2381489</text:p>
          </table:table-cell>
          <table:table-cell office:value-type="float" office:value="0.3319944" calcext:value-type="float">
            <text:p>0.3319944</text:p>
          </table:table-cell>
          <table:table-cell office:value-type="float" office:value="0.3390816" calcext:value-type="float">
            <text:p>0.3390816</text:p>
          </table:table-cell>
          <table:table-cell office:value-type="float" office:value="0" calcext:value-type="float">
            <text:p>0</text:p>
          </table:table-cell>
          <table:table-cell office:value-type="float" office:value="162.9707" calcext:value-type="float">
            <text:p>162.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322" calcext:value-type="float">
            <text:p>23.0322</text:p>
          </table:table-cell>
          <table:table-cell office:value-type="float" office:value="0" calcext:value-type="float">
            <text:p>0</text:p>
          </table:table-cell>
          <table:table-cell office:value-type="float" office:value="-1.845288" calcext:value-type="float">
            <text:p>-1.8452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14.64433" calcext:value-type="float">
            <text:p>14.64433</text:p>
          </table:table-cell>
          <table:table-cell office:value-type="float" office:value="1096.857" calcext:value-type="float">
            <text:p>1096.857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3718" calcext:value-type="float">
            <text:p>-34.33718</text:p>
          </table:table-cell>
          <table:table-cell office:value-type="float" office:value="0.0988642" calcext:value-type="float">
            <text:p>0.0988642</text:p>
          </table:table-cell>
          <table:table-cell office:value-type="float" office:value="5.24241" calcext:value-type="float">
            <text:p>5.2424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3221" calcext:value-type="float">
            <text:p>2.683221</text:p>
          </table:table-cell>
          <table:table-cell office:value-type="float" office:value="-0.5013952" calcext:value-type="float">
            <text:p>-0.5013952</text:p>
          </table:table-cell>
          <table:table-cell office:value-type="float" office:value="-0.1693933" calcext:value-type="float">
            <text:p>-0.1693933</text:p>
          </table:table-cell>
          <table:table-cell office:value-type="float" office:value="0.00007666925" calcext:value-type="float">
            <text:p>7.666925E-05</text:p>
          </table:table-cell>
          <table:table-cell office:value-type="float" office:value="12.79555" calcext:value-type="float">
            <text:p>12.79555</text:p>
          </table:table-cell>
          <table:table-cell office:value-type="float" office:value="2.076116" calcext:value-type="float">
            <text:p>2.076116</text:p>
          </table:table-cell>
          <table:table-cell office:value-type="float" office:value="0.05745061" calcext:value-type="float">
            <text:p>0.05745061</text:p>
          </table:table-cell>
          <table:table-cell office:value-type="float" office:value="0.04659754" calcext:value-type="float">
            <text:p>0.04659754</text:p>
          </table:table-cell>
          <table:table-cell office:value-type="float" office:value="0.02165895" calcext:value-type="float">
            <text:p>0.02165895</text:p>
          </table:table-cell>
          <table:table-cell office:value-type="float" office:value="0.01992715" calcext:value-type="float">
            <text:p>0.01992715</text:p>
          </table:table-cell>
          <table:table-cell office:value-type="float" office:value="0.01119065" calcext:value-type="float">
            <text:p>0.01119065</text:p>
          </table:table-cell>
          <table:table-cell office:value-type="float" office:value="0.009368114" calcext:value-type="float">
            <text:p>0.009368114</text:p>
          </table:table-cell>
          <table:table-cell office:value-type="float" office:value="0.02373499" calcext:value-type="float">
            <text:p>0.02373499</text:p>
          </table:table-cell>
          <table:table-cell office:value-type="float" office:value="0.0203772" calcext:value-type="float">
            <text:p>0.0203772</text:p>
          </table:table-cell>
          <table:table-cell office:value-type="float" office:value="0.01928006" calcext:value-type="float">
            <text:p>0.01928006</text:p>
          </table:table-cell>
          <table:table-cell office:value-type="float" office:value="0.01847472" calcext:value-type="float">
            <text:p>0.01847472</text:p>
          </table:table-cell>
          <table:table-cell office:value-type="float" office:value="0.0233171" calcext:value-type="float">
            <text:p>0.0233171</text:p>
          </table:table-cell>
          <table:table-cell office:value-type="float" office:value="0.005244996" calcext:value-type="float">
            <text:p>0.005244996</text:p>
          </table:table-cell>
          <table:table-cell office:value-type="float" office:value="0.004617465" calcext:value-type="float">
            <text:p>0.004617465</text:p>
          </table:table-cell>
          <table:table-cell office:value-type="float" office:value="0" calcext:value-type="float">
            <text:p>0</text:p>
          </table:table-cell>
          <table:table-cell office:value-type="float" office:value="17.204" calcext:value-type="float">
            <text:p>17.204</text:p>
          </table:table-cell>
          <table:table-cell office:value-type="float" office:value="25.35003" calcext:value-type="float">
            <text:p>25.35003</text:p>
          </table:table-cell>
          <table:table-cell office:value-type="float" office:value="23.90872" calcext:value-type="float">
            <text:p>23.90872</text:p>
          </table:table-cell>
          <table:table-cell office:value-type="float" office:value="9.992218" calcext:value-type="float">
            <text:p>9.992218</text:p>
          </table:table-cell>
          <table:table-cell office:value-type="float" office:value="7.003692" calcext:value-type="float">
            <text:p>7.003692</text:p>
          </table:table-cell>
          <table:table-cell office:value-type="float" office:value="2.143678" calcext:value-type="float">
            <text:p>2.143678</text:p>
          </table:table-cell>
          <table:table-cell office:value-type="float" office:value="1.200504" calcext:value-type="float">
            <text:p>1.200504</text:p>
          </table:table-cell>
          <table:table-cell office:value-type="float" office:value="1.076884" calcext:value-type="float">
            <text:p>1.076884</text:p>
          </table:table-cell>
          <table:table-cell office:value-type="float" office:value="1.090219" calcext:value-type="float">
            <text:p>1.090219</text:p>
          </table:table-cell>
          <table:table-cell office:value-type="float" office:value="0.3471685" calcext:value-type="float">
            <text:p>0.3471685</text:p>
          </table:table-cell>
          <table:table-cell office:value-type="float" office:value="0.1476533" calcext:value-type="float">
            <text:p>0.1476533</text:p>
          </table:table-cell>
          <table:table-cell office:value-type="float" office:value="0.241422" calcext:value-type="float">
            <text:p>0.241422</text:p>
          </table:table-cell>
          <table:table-cell office:value-type="float" office:value="0.32925" calcext:value-type="float">
            <text:p>0.32925</text:p>
          </table:table-cell>
          <table:table-cell office:value-type="float" office:value="0.342425" calcext:value-type="float">
            <text:p>0.342425</text:p>
          </table:table-cell>
          <table:table-cell office:value-type="float" office:value="0" calcext:value-type="float">
            <text:p>0</text:p>
          </table:table-cell>
          <table:table-cell office:value-type="float" office:value="167.5722" calcext:value-type="float">
            <text:p>167.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171" calcext:value-type="float">
            <text:p>23.09171</text:p>
          </table:table-cell>
          <table:table-cell office:value-type="float" office:value="0" calcext:value-type="float">
            <text:p>0</text:p>
          </table:table-cell>
          <table:table-cell office:value-type="float" office:value="-1.845308" calcext:value-type="float">
            <text:p>-1.8453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14.61869" calcext:value-type="float">
            <text:p>14.61869</text:p>
          </table:table-cell>
          <table:table-cell office:value-type="float" office:value="1096.826" calcext:value-type="float">
            <text:p>1096.826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2608" calcext:value-type="float">
            <text:p>-34.32608</text:p>
          </table:table-cell>
          <table:table-cell office:value-type="float" office:value="0.1017229" calcext:value-type="float">
            <text:p>0.1017229</text:p>
          </table:table-cell>
          <table:table-cell office:value-type="float" office:value="5.301315" calcext:value-type="float">
            <text:p>5.30131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2411" calcext:value-type="float">
            <text:p>2.682411</text:p>
          </table:table-cell>
          <table:table-cell office:value-type="float" office:value="-0.5014224" calcext:value-type="float">
            <text:p>-0.5014224</text:p>
          </table:table-cell>
          <table:table-cell office:value-type="float" office:value="-0.1693684" calcext:value-type="float">
            <text:p>-0.1693684</text:p>
          </table:table-cell>
          <table:table-cell office:value-type="float" office:value="0.0000766696" calcext:value-type="float">
            <text:p>7.66696E-05</text:p>
          </table:table-cell>
          <table:table-cell office:value-type="float" office:value="12.77522" calcext:value-type="float">
            <text:p>12.77522</text:p>
          </table:table-cell>
          <table:table-cell office:value-type="float" office:value="2.299464" calcext:value-type="float">
            <text:p>2.299464</text:p>
          </table:table-cell>
          <table:table-cell office:value-type="float" office:value="0.05986322" calcext:value-type="float">
            <text:p>0.05986322</text:p>
          </table:table-cell>
          <table:table-cell office:value-type="float" office:value="0.04861516" calcext:value-type="float">
            <text:p>0.04861516</text:p>
          </table:table-cell>
          <table:table-cell office:value-type="float" office:value="0.02174076" calcext:value-type="float">
            <text:p>0.02174076</text:p>
          </table:table-cell>
          <table:table-cell office:value-type="float" office:value="0.02002705" calcext:value-type="float">
            <text:p>0.02002705</text:p>
          </table:table-cell>
          <table:table-cell office:value-type="float" office:value="0.01113705" calcext:value-type="float">
            <text:p>0.01113705</text:p>
          </table:table-cell>
          <table:table-cell office:value-type="float" office:value="0.009374864" calcext:value-type="float">
            <text:p>0.009374864</text:p>
          </table:table-cell>
          <table:table-cell office:value-type="float" office:value="0.02368619" calcext:value-type="float">
            <text:p>0.02368619</text:p>
          </table:table-cell>
          <table:table-cell office:value-type="float" office:value="0.02035488" calcext:value-type="float">
            <text:p>0.02035488</text:p>
          </table:table-cell>
          <table:table-cell office:value-type="float" office:value="0.01926878" calcext:value-type="float">
            <text:p>0.01926878</text:p>
          </table:table-cell>
          <table:table-cell office:value-type="float" office:value="0.01846916" calcext:value-type="float">
            <text:p>0.01846916</text:p>
          </table:table-cell>
          <table:table-cell office:value-type="float" office:value="0.02329967" calcext:value-type="float">
            <text:p>0.02329967</text:p>
          </table:table-cell>
          <table:table-cell office:value-type="float" office:value="0.005233873" calcext:value-type="float">
            <text:p>0.005233873</text:p>
          </table:table-cell>
          <table:table-cell office:value-type="float" office:value="0.004620024" calcext:value-type="float">
            <text:p>0.004620024</text:p>
          </table:table-cell>
          <table:table-cell office:value-type="float" office:value="0" calcext:value-type="float">
            <text:p>0</text:p>
          </table:table-cell>
          <table:table-cell office:value-type="float" office:value="16.99146" calcext:value-type="float">
            <text:p>16.99146</text:p>
          </table:table-cell>
          <table:table-cell office:value-type="float" office:value="25.75901" calcext:value-type="float">
            <text:p>25.75901</text:p>
          </table:table-cell>
          <table:table-cell office:value-type="float" office:value="24.11294" calcext:value-type="float">
            <text:p>24.11294</text:p>
          </table:table-cell>
          <table:table-cell office:value-type="float" office:value="10.18051" calcext:value-type="float">
            <text:p>10.18051</text:p>
          </table:table-cell>
          <table:table-cell office:value-type="float" office:value="7.089384" calcext:value-type="float">
            <text:p>7.089384</text:p>
          </table:table-cell>
          <table:table-cell office:value-type="float" office:value="2.178627" calcext:value-type="float">
            <text:p>2.178627</text:p>
          </table:table-cell>
          <table:table-cell office:value-type="float" office:value="1.217694" calcext:value-type="float">
            <text:p>1.217694</text:p>
          </table:table-cell>
          <table:table-cell office:value-type="float" office:value="1.092082" calcext:value-type="float">
            <text:p>1.092082</text:p>
          </table:table-cell>
          <table:table-cell office:value-type="float" office:value="1.099185" calcext:value-type="float">
            <text:p>1.099185</text:p>
          </table:table-cell>
          <table:table-cell office:value-type="float" office:value="0.352258" calcext:value-type="float">
            <text:p>0.352258</text:p>
          </table:table-cell>
          <table:table-cell office:value-type="float" office:value="0.1501204" calcext:value-type="float">
            <text:p>0.1501204</text:p>
          </table:table-cell>
          <table:table-cell office:value-type="float" office:value="0.2445455" calcext:value-type="float">
            <text:p>0.2445455</text:p>
          </table:table-cell>
          <table:table-cell office:value-type="float" office:value="0.3268399" calcext:value-type="float">
            <text:p>0.3268399</text:p>
          </table:table-cell>
          <table:table-cell office:value-type="float" office:value="0.3455001" calcext:value-type="float">
            <text:p>0.3455001</text:p>
          </table:table-cell>
          <table:table-cell office:value-type="float" office:value="0" calcext:value-type="float">
            <text:p>0</text:p>
          </table:table-cell>
          <table:table-cell office:value-type="float" office:value="173.4126" calcext:value-type="float">
            <text:p>173.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244" calcext:value-type="float">
            <text:p>23.15244</text:p>
          </table:table-cell>
          <table:table-cell office:value-type="float" office:value="0" calcext:value-type="float">
            <text:p>0</text:p>
          </table:table-cell>
          <table:table-cell office:value-type="float" office:value="-1.845308" calcext:value-type="float">
            <text:p>-1.8453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14.5983" calcext:value-type="float">
            <text:p>14.5983</text:p>
          </table:table-cell>
          <table:table-cell office:value-type="float" office:value="1096.799" calcext:value-type="float">
            <text:p>1096.79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1592" calcext:value-type="float">
            <text:p>-34.31592</text:p>
          </table:table-cell>
          <table:table-cell office:value-type="float" office:value="0.09457472" calcext:value-type="float">
            <text:p>0.09457472</text:p>
          </table:table-cell>
          <table:table-cell office:value-type="float" office:value="5.363011" calcext:value-type="float">
            <text:p>5.36301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2049" calcext:value-type="float">
            <text:p>2.682049</text:p>
          </table:table-cell>
          <table:table-cell office:value-type="float" office:value="-0.5014706" calcext:value-type="float">
            <text:p>-0.5014706</text:p>
          </table:table-cell>
          <table:table-cell office:value-type="float" office:value="-0.1693427" calcext:value-type="float">
            <text:p>-0.1693427</text:p>
          </table:table-cell>
          <table:table-cell office:value-type="float" office:value="0.00007698842" calcext:value-type="float">
            <text:p>7.698842E-05</text:p>
          </table:table-cell>
          <table:table-cell office:value-type="float" office:value="12.76635" calcext:value-type="float">
            <text:p>12.76635</text:p>
          </table:table-cell>
          <table:table-cell office:value-type="float" office:value="1.624086" calcext:value-type="float">
            <text:p>1.624086</text:p>
          </table:table-cell>
          <table:table-cell office:value-type="float" office:value="0.05758678" calcext:value-type="float">
            <text:p>0.05758678</text:p>
          </table:table-cell>
          <table:table-cell office:value-type="float" office:value="0.04480357" calcext:value-type="float">
            <text:p>0.04480357</text:p>
          </table:table-cell>
          <table:table-cell office:value-type="float" office:value="0.02175836" calcext:value-type="float">
            <text:p>0.02175836</text:p>
          </table:table-cell>
          <table:table-cell office:value-type="float" office:value="0.02006065" calcext:value-type="float">
            <text:p>0.02006065</text:p>
          </table:table-cell>
          <table:table-cell office:value-type="float" office:value="0.01109478" calcext:value-type="float">
            <text:p>0.01109478</text:p>
          </table:table-cell>
          <table:table-cell office:value-type="float" office:value="0.00936596" calcext:value-type="float">
            <text:p>0.00936596</text:p>
          </table:table-cell>
          <table:table-cell office:value-type="float" office:value="0.02363528" calcext:value-type="float">
            <text:p>0.02363528</text:p>
          </table:table-cell>
          <table:table-cell office:value-type="float" office:value="0.02033514" calcext:value-type="float">
            <text:p>0.02033514</text:p>
          </table:table-cell>
          <table:table-cell office:value-type="float" office:value="0.01925874" calcext:value-type="float">
            <text:p>0.01925874</text:p>
          </table:table-cell>
          <table:table-cell office:value-type="float" office:value="0.01846469" calcext:value-type="float">
            <text:p>0.01846469</text:p>
          </table:table-cell>
          <table:table-cell office:value-type="float" office:value="0.02328372" calcext:value-type="float">
            <text:p>0.02328372</text:p>
          </table:table-cell>
          <table:table-cell office:value-type="float" office:value="0.005225625" calcext:value-type="float">
            <text:p>0.005225625</text:p>
          </table:table-cell>
          <table:table-cell office:value-type="float" office:value="0.00461981" calcext:value-type="float">
            <text:p>0.00461981</text:p>
          </table:table-cell>
          <table:table-cell office:value-type="float" office:value="0" calcext:value-type="float">
            <text:p>0</text:p>
          </table:table-cell>
          <table:table-cell office:value-type="float" office:value="17.73758" calcext:value-type="float">
            <text:p>17.73758</text:p>
          </table:table-cell>
          <table:table-cell office:value-type="float" office:value="25.8905" calcext:value-type="float">
            <text:p>25.8905</text:p>
          </table:table-cell>
          <table:table-cell office:value-type="float" office:value="24.28973" calcext:value-type="float">
            <text:p>24.28973</text:p>
          </table:table-cell>
          <table:table-cell office:value-type="float" office:value="10.35674" calcext:value-type="float">
            <text:p>10.35674</text:p>
          </table:table-cell>
          <table:table-cell office:value-type="float" office:value="7.175594" calcext:value-type="float">
            <text:p>7.175594</text:p>
          </table:table-cell>
          <table:table-cell office:value-type="float" office:value="2.213487" calcext:value-type="float">
            <text:p>2.213487</text:p>
          </table:table-cell>
          <table:table-cell office:value-type="float" office:value="1.235192" calcext:value-type="float">
            <text:p>1.235192</text:p>
          </table:table-cell>
          <table:table-cell office:value-type="float" office:value="1.107111" calcext:value-type="float">
            <text:p>1.107111</text:p>
          </table:table-cell>
          <table:table-cell office:value-type="float" office:value="1.108069" calcext:value-type="float">
            <text:p>1.108069</text:p>
          </table:table-cell>
          <table:table-cell office:value-type="float" office:value="0.3573239" calcext:value-type="float">
            <text:p>0.3573239</text:p>
          </table:table-cell>
          <table:table-cell office:value-type="float" office:value="0.152581" calcext:value-type="float">
            <text:p>0.152581</text:p>
          </table:table-cell>
          <table:table-cell office:value-type="float" office:value="0.2475662" calcext:value-type="float">
            <text:p>0.2475662</text:p>
          </table:table-cell>
          <table:table-cell office:value-type="float" office:value="0.3254241" calcext:value-type="float">
            <text:p>0.3254241</text:p>
          </table:table-cell>
          <table:table-cell office:value-type="float" office:value="0.3468687" calcext:value-type="float">
            <text:p>0.3468687</text:p>
          </table:table-cell>
          <table:table-cell office:value-type="float" office:value="0" calcext:value-type="float">
            <text:p>0</text:p>
          </table:table-cell>
          <table:table-cell office:value-type="float" office:value="173.5973" calcext:value-type="float">
            <text:p>173.5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553" calcext:value-type="float">
            <text:p>23.20553</text:p>
          </table:table-cell>
          <table:table-cell office:value-type="float" office:value="0" calcext:value-type="float">
            <text:p>0</text:p>
          </table:table-cell>
          <table:table-cell office:value-type="float" office:value="-1.845309" calcext:value-type="float">
            <text:p>-1.8453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14.58366" calcext:value-type="float">
            <text:p>14.58366</text:p>
          </table:table-cell>
          <table:table-cell office:value-type="float" office:value="1096.774" calcext:value-type="float">
            <text:p>1096.774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30655" calcext:value-type="float">
            <text:p>-34.30655</text:p>
          </table:table-cell>
          <table:table-cell office:value-type="float" office:value="0.09383843" calcext:value-type="float">
            <text:p>0.09383843</text:p>
          </table:table-cell>
          <table:table-cell office:value-type="float" office:value="5.406646" calcext:value-type="float">
            <text:p>5.40664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2049" calcext:value-type="float">
            <text:p>2.682049</text:p>
          </table:table-cell>
          <table:table-cell office:value-type="float" office:value="-0.5015299" calcext:value-type="float">
            <text:p>-0.5015299</text:p>
          </table:table-cell>
          <table:table-cell office:value-type="float" office:value="-0.169312" calcext:value-type="float">
            <text:p>-0.169312</text:p>
          </table:table-cell>
          <table:table-cell office:value-type="float" office:value="0.00007702753" calcext:value-type="float">
            <text:p>7.702753E-05</text:p>
          </table:table-cell>
          <table:table-cell office:value-type="float" office:value="12.75398" calcext:value-type="float">
            <text:p>12.75398</text:p>
          </table:table-cell>
          <table:table-cell office:value-type="float" office:value="1.54768" calcext:value-type="float">
            <text:p>1.54768</text:p>
          </table:table-cell>
          <table:table-cell office:value-type="float" office:value="0.05738078" calcext:value-type="float">
            <text:p>0.05738078</text:p>
          </table:table-cell>
          <table:table-cell office:value-type="float" office:value="0.04383921" calcext:value-type="float">
            <text:p>0.04383921</text:p>
          </table:table-cell>
          <table:table-cell office:value-type="float" office:value="0.02187159" calcext:value-type="float">
            <text:p>0.02187159</text:p>
          </table:table-cell>
          <table:table-cell office:value-type="float" office:value="0.02025748" calcext:value-type="float">
            <text:p>0.02025748</text:p>
          </table:table-cell>
          <table:table-cell office:value-type="float" office:value="0.01111983" calcext:value-type="float">
            <text:p>0.01111983</text:p>
          </table:table-cell>
          <table:table-cell office:value-type="float" office:value="0.009443864" calcext:value-type="float">
            <text:p>0.009443864</text:p>
          </table:table-cell>
          <table:table-cell office:value-type="float" office:value="0.02361187" calcext:value-type="float">
            <text:p>0.02361187</text:p>
          </table:table-cell>
          <table:table-cell office:value-type="float" office:value="0.02032117" calcext:value-type="float">
            <text:p>0.02032117</text:p>
          </table:table-cell>
          <table:table-cell office:value-type="float" office:value="0.01924987" calcext:value-type="float">
            <text:p>0.01924987</text:p>
          </table:table-cell>
          <table:table-cell office:value-type="float" office:value="0.0184612" calcext:value-type="float">
            <text:p>0.0184612</text:p>
          </table:table-cell>
          <table:table-cell office:value-type="float" office:value="0.02326881" calcext:value-type="float">
            <text:p>0.02326881</text:p>
          </table:table-cell>
          <table:table-cell office:value-type="float" office:value="0.005219704" calcext:value-type="float">
            <text:p>0.005219704</text:p>
          </table:table-cell>
          <table:table-cell office:value-type="float" office:value="0.004617393" calcext:value-type="float">
            <text:p>0.004617393</text:p>
          </table:table-cell>
          <table:table-cell office:value-type="float" office:value="0" calcext:value-type="float">
            <text:p>0</text:p>
          </table:table-cell>
          <table:table-cell office:value-type="float" office:value="18.51239" calcext:value-type="float">
            <text:p>18.51239</text:p>
          </table:table-cell>
          <table:table-cell office:value-type="float" office:value="25.99977" calcext:value-type="float">
            <text:p>25.99977</text:p>
          </table:table-cell>
          <table:table-cell office:value-type="float" office:value="24.3881" calcext:value-type="float">
            <text:p>24.3881</text:p>
          </table:table-cell>
          <table:table-cell office:value-type="float" office:value="10.49774" calcext:value-type="float">
            <text:p>10.49774</text:p>
          </table:table-cell>
          <table:table-cell office:value-type="float" office:value="7.243361" calcext:value-type="float">
            <text:p>7.243361</text:p>
          </table:table-cell>
          <table:table-cell office:value-type="float" office:value="2.242753" calcext:value-type="float">
            <text:p>2.242753</text:p>
          </table:table-cell>
          <table:table-cell office:value-type="float" office:value="1.250249" calcext:value-type="float">
            <text:p>1.250249</text:p>
          </table:table-cell>
          <table:table-cell office:value-type="float" office:value="1.121183" calcext:value-type="float">
            <text:p>1.121183</text:p>
          </table:table-cell>
          <table:table-cell office:value-type="float" office:value="1.116793" calcext:value-type="float">
            <text:p>1.116793</text:p>
          </table:table-cell>
          <table:table-cell office:value-type="float" office:value="0.362361" calcext:value-type="float">
            <text:p>0.362361</text:p>
          </table:table-cell>
          <table:table-cell office:value-type="float" office:value="0.1550322" calcext:value-type="float">
            <text:p>0.1550322</text:p>
          </table:table-cell>
          <table:table-cell office:value-type="float" office:value="0.2505188" calcext:value-type="float">
            <text:p>0.2505188</text:p>
          </table:table-cell>
          <table:table-cell office:value-type="float" office:value="0.3247862" calcext:value-type="float">
            <text:p>0.3247862</text:p>
          </table:table-cell>
          <table:table-cell office:value-type="float" office:value="0.3468857" calcext:value-type="float">
            <text:p>0.3468857</text:p>
          </table:table-cell>
          <table:table-cell office:value-type="float" office:value="0" calcext:value-type="float">
            <text:p>0</text:p>
          </table:table-cell>
          <table:table-cell office:value-type="float" office:value="174.9432" calcext:value-type="float">
            <text:p>174.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4845" calcext:value-type="float">
            <text:p>23.24845</text:p>
          </table:table-cell>
          <table:table-cell office:value-type="float" office:value="0" calcext:value-type="float">
            <text:p>0</text:p>
          </table:table-cell>
          <table:table-cell office:value-type="float" office:value="-1.845315" calcext:value-type="float">
            <text:p>-1.8453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14.56341" calcext:value-type="float">
            <text:p>14.56341</text:p>
          </table:table-cell>
          <table:table-cell office:value-type="float" office:value="1096.747" calcext:value-type="float">
            <text:p>1096.747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29698" calcext:value-type="float">
            <text:p>-34.29698</text:p>
          </table:table-cell>
          <table:table-cell office:value-type="float" office:value="0.09575456" calcext:value-type="float">
            <text:p>0.09575456</text:p>
          </table:table-cell>
          <table:table-cell office:value-type="float" office:value="5.454947" calcext:value-type="float">
            <text:p>5.45494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2049" calcext:value-type="float">
            <text:p>2.682049</text:p>
          </table:table-cell>
          <table:table-cell office:value-type="float" office:value="-0.5015873" calcext:value-type="float">
            <text:p>-0.5015873</text:p>
          </table:table-cell>
          <table:table-cell office:value-type="float" office:value="-0.1692842" calcext:value-type="float">
            <text:p>-0.1692842</text:p>
          </table:table-cell>
          <table:table-cell office:value-type="float" office:value="0.00007702788" calcext:value-type="float">
            <text:p>7.702788E-05</text:p>
          </table:table-cell>
          <table:table-cell office:value-type="float" office:value="12.73551" calcext:value-type="float">
            <text:p>12.73551</text:p>
          </table:table-cell>
          <table:table-cell office:value-type="float" office:value="1.704275" calcext:value-type="float">
            <text:p>1.704275</text:p>
          </table:table-cell>
          <table:table-cell office:value-type="float" office:value="0.05713706" calcext:value-type="float">
            <text:p>0.05713706</text:p>
          </table:table-cell>
          <table:table-cell office:value-type="float" office:value="0.04363095" calcext:value-type="float">
            <text:p>0.04363095</text:p>
          </table:table-cell>
          <table:table-cell office:value-type="float" office:value="0.02199453" calcext:value-type="float">
            <text:p>0.02199453</text:p>
          </table:table-cell>
          <table:table-cell office:value-type="float" office:value="0.02041939" calcext:value-type="float">
            <text:p>0.02041939</text:p>
          </table:table-cell>
          <table:table-cell office:value-type="float" office:value="0.01109582" calcext:value-type="float">
            <text:p>0.01109582</text:p>
          </table:table-cell>
          <table:table-cell office:value-type="float" office:value="0.009474119" calcext:value-type="float">
            <text:p>0.009474119</text:p>
          </table:table-cell>
          <table:table-cell office:value-type="float" office:value="0.02359557" calcext:value-type="float">
            <text:p>0.02359557</text:p>
          </table:table-cell>
          <table:table-cell office:value-type="float" office:value="0.02031607" calcext:value-type="float">
            <text:p>0.02031607</text:p>
          </table:table-cell>
          <table:table-cell office:value-type="float" office:value="0.01924313" calcext:value-type="float">
            <text:p>0.01924313</text:p>
          </table:table-cell>
          <table:table-cell office:value-type="float" office:value="0.01845859" calcext:value-type="float">
            <text:p>0.01845859</text:p>
          </table:table-cell>
          <table:table-cell office:value-type="float" office:value="0.02325478" calcext:value-type="float">
            <text:p>0.02325478</text:p>
          </table:table-cell>
          <table:table-cell office:value-type="float" office:value="0.00521382" calcext:value-type="float">
            <text:p>0.00521382</text:p>
          </table:table-cell>
          <table:table-cell office:value-type="float" office:value="0.00461495" calcext:value-type="float">
            <text:p>0.00461495</text:p>
          </table:table-cell>
          <table:table-cell office:value-type="float" office:value="0" calcext:value-type="float">
            <text:p>0</text:p>
          </table:table-cell>
          <table:table-cell office:value-type="float" office:value="18.60559" calcext:value-type="float">
            <text:p>18.60559</text:p>
          </table:table-cell>
          <table:table-cell office:value-type="float" office:value="26.32285" calcext:value-type="float">
            <text:p>26.32285</text:p>
          </table:table-cell>
          <table:table-cell office:value-type="float" office:value="24.53508" calcext:value-type="float">
            <text:p>24.53508</text:p>
          </table:table-cell>
          <table:table-cell office:value-type="float" office:value="10.64354" calcext:value-type="float">
            <text:p>10.64354</text:p>
          </table:table-cell>
          <table:table-cell office:value-type="float" office:value="7.314187" calcext:value-type="float">
            <text:p>7.314187</text:p>
          </table:table-cell>
          <table:table-cell office:value-type="float" office:value="2.273008" calcext:value-type="float">
            <text:p>2.273008</text:p>
          </table:table-cell>
          <table:table-cell office:value-type="float" office:value="1.264004" calcext:value-type="float">
            <text:p>1.264004</text:p>
          </table:table-cell>
          <table:table-cell office:value-type="float" office:value="1.134284" calcext:value-type="float">
            <text:p>1.134284</text:p>
          </table:table-cell>
          <table:table-cell office:value-type="float" office:value="1.12521" calcext:value-type="float">
            <text:p>1.12521</text:p>
          </table:table-cell>
          <table:table-cell office:value-type="float" office:value="0.3673691" calcext:value-type="float">
            <text:p>0.3673691</text:p>
          </table:table-cell>
          <table:table-cell office:value-type="float" office:value="0.1574743" calcext:value-type="float">
            <text:p>0.1574743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3241756" calcext:value-type="float">
            <text:p>0.3241756</text:p>
          </table:table-cell>
          <table:table-cell office:value-type="float" office:value="0.3468949" calcext:value-type="float">
            <text:p>0.3468949</text:p>
          </table:table-cell>
          <table:table-cell office:value-type="float" office:value="0" calcext:value-type="float">
            <text:p>0</text:p>
          </table:table-cell>
          <table:table-cell office:value-type="float" office:value="179.6953" calcext:value-type="float">
            <text:p>179.6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811" calcext:value-type="float">
            <text:p>23.29811</text:p>
          </table:table-cell>
          <table:table-cell office:value-type="float" office:value="0" calcext:value-type="float">
            <text:p>0</text:p>
          </table:table-cell>
          <table:table-cell office:value-type="float" office:value="-1.845317" calcext:value-type="float">
            <text:p>-1.8453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14.5388" calcext:value-type="float">
            <text:p>14.5388</text:p>
          </table:table-cell>
          <table:table-cell office:value-type="float" office:value="1096.719" calcext:value-type="float">
            <text:p>1096.71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28725" calcext:value-type="float">
            <text:p>-34.28725</text:p>
          </table:table-cell>
          <table:table-cell office:value-type="float" office:value="0.09783531" calcext:value-type="float">
            <text:p>0.09783531</text:p>
          </table:table-cell>
          <table:table-cell office:value-type="float" office:value="5.509853" calcext:value-type="float">
            <text:p>5.509853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2049" calcext:value-type="float">
            <text:p>2.682049</text:p>
          </table:table-cell>
          <table:table-cell office:value-type="float" office:value="-0.5016409" calcext:value-type="float">
            <text:p>-0.5016409</text:p>
          </table:table-cell>
          <table:table-cell office:value-type="float" office:value="-0.1692576" calcext:value-type="float">
            <text:p>-0.1692576</text:p>
          </table:table-cell>
          <table:table-cell office:value-type="float" office:value="0.00007702823" calcext:value-type="float">
            <text:p>7.702823E-05</text:p>
          </table:table-cell>
          <table:table-cell office:value-type="float" office:value="12.71625" calcext:value-type="float">
            <text:p>12.71625</text:p>
          </table:table-cell>
          <table:table-cell office:value-type="float" office:value="1.875579" calcext:value-type="float">
            <text:p>1.875579</text:p>
          </table:table-cell>
          <table:table-cell office:value-type="float" office:value="0.05704678" calcext:value-type="float">
            <text:p>0.05704678</text:p>
          </table:table-cell>
          <table:table-cell office:value-type="float" office:value="0.044528" calcext:value-type="float">
            <text:p>0.044528</text:p>
          </table:table-cell>
          <table:table-cell office:value-type="float" office:value="0.02210184" calcext:value-type="float">
            <text:p>0.02210184</text:p>
          </table:table-cell>
          <table:table-cell office:value-type="float" office:value="0.0205345" calcext:value-type="float">
            <text:p>0.0205345</text:p>
          </table:table-cell>
          <table:table-cell office:value-type="float" office:value="0.01102593" calcext:value-type="float">
            <text:p>0.01102593</text:p>
          </table:table-cell>
          <table:table-cell office:value-type="float" office:value="0.009437053" calcext:value-type="float">
            <text:p>0.009437053</text:p>
          </table:table-cell>
          <table:table-cell office:value-type="float" office:value="0.02356345" calcext:value-type="float">
            <text:p>0.02356345</text:p>
          </table:table-cell>
          <table:table-cell office:value-type="float" office:value="0.02031231" calcext:value-type="float">
            <text:p>0.02031231</text:p>
          </table:table-cell>
          <table:table-cell office:value-type="float" office:value="0.01923887" calcext:value-type="float">
            <text:p>0.01923887</text:p>
          </table:table-cell>
          <table:table-cell office:value-type="float" office:value="0.01845707" calcext:value-type="float">
            <text:p>0.01845707</text:p>
          </table:table-cell>
          <table:table-cell office:value-type="float" office:value="0.02324169" calcext:value-type="float">
            <text:p>0.02324169</text:p>
          </table:table-cell>
          <table:table-cell office:value-type="float" office:value="0.005207967" calcext:value-type="float">
            <text:p>0.005207967</text:p>
          </table:table-cell>
          <table:table-cell office:value-type="float" office:value="0.004612521" calcext:value-type="float">
            <text:p>0.004612521</text:p>
          </table:table-cell>
          <table:table-cell office:value-type="float" office:value="0" calcext:value-type="float">
            <text:p>0</text:p>
          </table:table-cell>
          <table:table-cell office:value-type="float" office:value="18.58337" calcext:value-type="float">
            <text:p>18.58337</text:p>
          </table:table-cell>
          <table:table-cell office:value-type="float" office:value="26.6947" calcext:value-type="float">
            <text:p>26.6947</text:p>
          </table:table-cell>
          <table:table-cell office:value-type="float" office:value="24.73591" calcext:value-type="float">
            <text:p>24.73591</text:p>
          </table:table-cell>
          <table:table-cell office:value-type="float" office:value="10.80392" calcext:value-type="float">
            <text:p>10.80392</text:p>
          </table:table-cell>
          <table:table-cell office:value-type="float" office:value="7.39974" calcext:value-type="float">
            <text:p>7.39974</text:p>
          </table:table-cell>
          <table:table-cell office:value-type="float" office:value="2.305658" calcext:value-type="float">
            <text:p>2.305658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147384" calcext:value-type="float">
            <text:p>1.147384</text:p>
          </table:table-cell>
          <table:table-cell office:value-type="float" office:value="1.133383" calcext:value-type="float">
            <text:p>1.133383</text:p>
          </table:table-cell>
          <table:table-cell office:value-type="float" office:value="0.3723138" calcext:value-type="float">
            <text:p>0.3723138</text:p>
          </table:table-cell>
          <table:table-cell office:value-type="float" office:value="0.1599034" calcext:value-type="float">
            <text:p>0.1599034</text:p>
          </table:table-cell>
          <table:table-cell office:value-type="float" office:value="0.2563292" calcext:value-type="float">
            <text:p>0.2563292</text:p>
          </table:table-cell>
          <table:table-cell office:value-type="float" office:value="0.3235838" calcext:value-type="float">
            <text:p>0.3235838</text:p>
          </table:table-cell>
          <table:table-cell office:value-type="float" office:value="0.3469042" calcext:value-type="float">
            <text:p>0.3469042</text:p>
          </table:table-cell>
          <table:table-cell office:value-type="float" office:value="0" calcext:value-type="float">
            <text:p>0</text:p>
          </table:table-cell>
          <table:table-cell office:value-type="float" office:value="184.0874" calcext:value-type="float">
            <text:p>184.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5428" calcext:value-type="float">
            <text:p>23.35428</text:p>
          </table:table-cell>
          <table:table-cell office:value-type="float" office:value="0" calcext:value-type="float">
            <text:p>0</text:p>
          </table:table-cell>
          <table:table-cell office:value-type="float" office:value="-1.845319" calcext:value-type="float">
            <text:p>-1.8453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14.50835" calcext:value-type="float">
            <text:p>14.50835</text:p>
          </table:table-cell>
          <table:table-cell office:value-type="float" office:value="1096.689" calcext:value-type="float">
            <text:p>1096.68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27768" calcext:value-type="float">
            <text:p>-34.27768</text:p>
          </table:table-cell>
          <table:table-cell office:value-type="float" office:value="0.1002936" calcext:value-type="float">
            <text:p>0.1002936</text:p>
          </table:table-cell>
          <table:table-cell office:value-type="float" office:value="5.572406" calcext:value-type="float">
            <text:p>5.57240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1603" calcext:value-type="float">
            <text:p>2.681603</text:p>
          </table:table-cell>
          <table:table-cell office:value-type="float" office:value="-0.5018488" calcext:value-type="float">
            <text:p>-0.5018488</text:p>
          </table:table-cell>
          <table:table-cell office:value-type="float" office:value="-0.1692324" calcext:value-type="float">
            <text:p>-0.1692324</text:p>
          </table:table-cell>
          <table:table-cell office:value-type="float" office:value="0.00007702858" calcext:value-type="float">
            <text:p>7.702858E-05</text:p>
          </table:table-cell>
          <table:table-cell office:value-type="float" office:value="12.69519" calcext:value-type="float">
            <text:p>12.69519</text:p>
          </table:table-cell>
          <table:table-cell office:value-type="float" office:value="2.022424" calcext:value-type="float">
            <text:p>2.022424</text:p>
          </table:table-cell>
          <table:table-cell office:value-type="float" office:value="0.06411" calcext:value-type="float">
            <text:p>0.06411</text:p>
          </table:table-cell>
          <table:table-cell office:value-type="float" office:value="0.05012868" calcext:value-type="float">
            <text:p>0.05012868</text:p>
          </table:table-cell>
          <table:table-cell office:value-type="float" office:value="0.02220702" calcext:value-type="float">
            <text:p>0.02220702</text:p>
          </table:table-cell>
          <table:table-cell office:value-type="float" office:value="0.02069305" calcext:value-type="float">
            <text:p>0.02069305</text:p>
          </table:table-cell>
          <table:table-cell office:value-type="float" office:value="0.01094472" calcext:value-type="float">
            <text:p>0.01094472</text:p>
          </table:table-cell>
          <table:table-cell office:value-type="float" office:value="0.009375818" calcext:value-type="float">
            <text:p>0.009375818</text:p>
          </table:table-cell>
          <table:table-cell office:value-type="float" office:value="0.02351598" calcext:value-type="float">
            <text:p>0.02351598</text:p>
          </table:table-cell>
          <table:table-cell office:value-type="float" office:value="0.02030308" calcext:value-type="float">
            <text:p>0.02030308</text:p>
          </table:table-cell>
          <table:table-cell office:value-type="float" office:value="0.01923583" calcext:value-type="float">
            <text:p>0.01923583</text:p>
          </table:table-cell>
          <table:table-cell office:value-type="float" office:value="0.01845646" calcext:value-type="float">
            <text:p>0.01845646</text:p>
          </table:table-cell>
          <table:table-cell office:value-type="float" office:value="0.02322978" calcext:value-type="float">
            <text:p>0.02322978</text:p>
          </table:table-cell>
          <table:table-cell office:value-type="float" office:value="0.005212061" calcext:value-type="float">
            <text:p>0.005212061</text:p>
          </table:table-cell>
          <table:table-cell office:value-type="float" office:value="0.004600049" calcext:value-type="float">
            <text:p>0.004600049</text:p>
          </table:table-cell>
          <table:table-cell office:value-type="float" office:value="0" calcext:value-type="float">
            <text:p>0</text:p>
          </table:table-cell>
          <table:table-cell office:value-type="float" office:value="18.69518" calcext:value-type="float">
            <text:p>18.69518</text:p>
          </table:table-cell>
          <table:table-cell office:value-type="float" office:value="27.10647" calcext:value-type="float">
            <text:p>27.10647</text:p>
          </table:table-cell>
          <table:table-cell office:value-type="float" office:value="24.98242" calcext:value-type="float">
            <text:p>24.98242</text:p>
          </table:table-cell>
          <table:table-cell office:value-type="float" office:value="10.97713" calcext:value-type="float">
            <text:p>10.97713</text:p>
          </table:table-cell>
          <table:table-cell office:value-type="float" office:value="7.49793" calcext:value-type="float">
            <text:p>7.49793</text:p>
          </table:table-cell>
          <table:table-cell office:value-type="float" office:value="2.339929" calcext:value-type="float">
            <text:p>2.339929</text:p>
          </table:table-cell>
          <table:table-cell office:value-type="float" office:value="1.295623" calcext:value-type="float">
            <text:p>1.295623</text:p>
          </table:table-cell>
          <table:table-cell office:value-type="float" office:value="1.160916" calcext:value-type="float">
            <text:p>1.160916</text:p>
          </table:table-cell>
          <table:table-cell office:value-type="float" office:value="1.141487" calcext:value-type="float">
            <text:p>1.141487</text:p>
          </table:table-cell>
          <table:table-cell office:value-type="float" office:value="0.3771946" calcext:value-type="float">
            <text:p>0.3771946</text:p>
          </table:table-cell>
          <table:table-cell office:value-type="float" office:value="0.1623192" calcext:value-type="float">
            <text:p>0.1623192</text:p>
          </table:table-cell>
          <table:table-cell office:value-type="float" office:value="0.2592913" calcext:value-type="float">
            <text:p>0.2592913</text:p>
          </table:table-cell>
          <table:table-cell office:value-type="float" office:value="0.3268161" calcext:value-type="float">
            <text:p>0.3268161</text:p>
          </table:table-cell>
          <table:table-cell office:value-type="float" office:value="0.3437718" calcext:value-type="float">
            <text:p>0.3437718</text:p>
          </table:table-cell>
          <table:table-cell office:value-type="float" office:value="0" calcext:value-type="float">
            <text:p>0</text:p>
          </table:table-cell>
          <table:table-cell office:value-type="float" office:value="189.8626" calcext:value-type="float">
            <text:p>189.8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1858" calcext:value-type="float">
            <text:p>23.41858</text:p>
          </table:table-cell>
          <table:table-cell office:value-type="float" office:value="0" calcext:value-type="float">
            <text:p>0</text:p>
          </table:table-cell>
          <table:table-cell office:value-type="float" office:value="-1.845343" calcext:value-type="float">
            <text:p>-1.8453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14.47053" calcext:value-type="float">
            <text:p>14.47053</text:p>
          </table:table-cell>
          <table:table-cell office:value-type="float" office:value="1096.655" calcext:value-type="float">
            <text:p>1096.655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26825" calcext:value-type="float">
            <text:p>-34.26825</text:p>
          </table:table-cell>
          <table:table-cell office:value-type="float" office:value="0.1043968" calcext:value-type="float">
            <text:p>0.1043968</text:p>
          </table:table-cell>
          <table:table-cell office:value-type="float" office:value="5.644701" calcext:value-type="float">
            <text:p>5.64470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0802" calcext:value-type="float">
            <text:p>2.680802</text:p>
          </table:table-cell>
          <table:table-cell office:value-type="float" office:value="-0.5018892" calcext:value-type="float">
            <text:p>-0.5018892</text:p>
          </table:table-cell>
          <table:table-cell office:value-type="float" office:value="-0.1692088" calcext:value-type="float">
            <text:p>-0.1692088</text:p>
          </table:table-cell>
          <table:table-cell office:value-type="float" office:value="0.00007702893" calcext:value-type="float">
            <text:p>7.702893E-05</text:p>
          </table:table-cell>
          <table:table-cell office:value-type="float" office:value="12.67068" calcext:value-type="float">
            <text:p>12.67068</text:p>
          </table:table-cell>
          <table:table-cell office:value-type="float" office:value="2.330058" calcext:value-type="float">
            <text:p>2.330058</text:p>
          </table:table-cell>
          <table:table-cell office:value-type="float" office:value="0.07089017" calcext:value-type="float">
            <text:p>0.07089017</text:p>
          </table:table-cell>
          <table:table-cell office:value-type="float" office:value="0.05612194" calcext:value-type="float">
            <text:p>0.05612194</text:p>
          </table:table-cell>
          <table:table-cell office:value-type="float" office:value="0.02233415" calcext:value-type="float">
            <text:p>0.02233415</text:p>
          </table:table-cell>
          <table:table-cell office:value-type="float" office:value="0.02082132" calcext:value-type="float">
            <text:p>0.02082132</text:p>
          </table:table-cell>
          <table:table-cell office:value-type="float" office:value="0.01085793" calcext:value-type="float">
            <text:p>0.01085793</text:p>
          </table:table-cell>
          <table:table-cell office:value-type="float" office:value="0.009279335" calcext:value-type="float">
            <text:p>0.009279335</text:p>
          </table:table-cell>
          <table:table-cell office:value-type="float" office:value="0.02344769" calcext:value-type="float">
            <text:p>0.02344769</text:p>
          </table:table-cell>
          <table:table-cell office:value-type="float" office:value="0.02028472" calcext:value-type="float">
            <text:p>0.02028472</text:p>
          </table:table-cell>
          <table:table-cell office:value-type="float" office:value="0.01923277" calcext:value-type="float">
            <text:p>0.01923277</text:p>
          </table:table-cell>
          <table:table-cell office:value-type="float" office:value="0.01845608" calcext:value-type="float">
            <text:p>0.01845608</text:p>
          </table:table-cell>
          <table:table-cell office:value-type="float" office:value="0.02321964" calcext:value-type="float">
            <text:p>0.02321964</text:p>
          </table:table-cell>
          <table:table-cell office:value-type="float" office:value="0.005204364" calcext:value-type="float">
            <text:p>0.005204364</text:p>
          </table:table-cell>
          <table:table-cell office:value-type="float" office:value="0.004599429" calcext:value-type="float">
            <text:p>0.004599429</text:p>
          </table:table-cell>
          <table:table-cell office:value-type="float" office:value="0" calcext:value-type="float">
            <text:p>0</text:p>
          </table:table-cell>
          <table:table-cell office:value-type="float" office:value="18.48672" calcext:value-type="float">
            <text:p>18.48672</text:p>
          </table:table-cell>
          <table:table-cell office:value-type="float" office:value="27.68379" calcext:value-type="float">
            <text:p>27.68379</text:p>
          </table:table-cell>
          <table:table-cell office:value-type="float" office:value="25.30087" calcext:value-type="float">
            <text:p>25.30087</text:p>
          </table:table-cell>
          <table:table-cell office:value-type="float" office:value="11.1731" calcext:value-type="float">
            <text:p>11.1731</text:p>
          </table:table-cell>
          <table:table-cell office:value-type="float" office:value="7.614945" calcext:value-type="float">
            <text:p>7.614945</text:p>
          </table:table-cell>
          <table:table-cell office:value-type="float" office:value="2.377599" calcext:value-type="float">
            <text:p>2.377599</text:p>
          </table:table-cell>
          <table:table-cell office:value-type="float" office:value="1.314081" calcext:value-type="float">
            <text:p>1.314081</text:p>
          </table:table-cell>
          <table:table-cell office:value-type="float" office:value="1.175234" calcext:value-type="float">
            <text:p>1.175234</text:p>
          </table:table-cell>
          <table:table-cell office:value-type="float" office:value="1.149668" calcext:value-type="float">
            <text:p>1.149668</text:p>
          </table:table-cell>
          <table:table-cell office:value-type="float" office:value="0.3820355" calcext:value-type="float">
            <text:p>0.3820355</text:p>
          </table:table-cell>
          <table:table-cell office:value-type="float" office:value="0.1647285" calcext:value-type="float">
            <text:p>0.1647285</text:p>
          </table:table-cell>
          <table:table-cell office:value-type="float" office:value="0.262271" calcext:value-type="float">
            <text:p>0.262271</text:p>
          </table:table-cell>
          <table:table-cell office:value-type="float" office:value="0.3255053" calcext:value-type="float">
            <text:p>0.3255053</text:p>
          </table:table-cell>
          <table:table-cell office:value-type="float" office:value="0.3457842" calcext:value-type="float">
            <text:p>0.3457842</text:p>
          </table:table-cell>
          <table:table-cell office:value-type="float" office:value="0" calcext:value-type="float">
            <text:p>0</text:p>
          </table:table-cell>
          <table:table-cell office:value-type="float" office:value="195.9901" calcext:value-type="float">
            <text:p>195.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9365" calcext:value-type="float">
            <text:p>23.49365</text:p>
          </table:table-cell>
          <table:table-cell office:value-type="float" office:value="0" calcext:value-type="float">
            <text:p>0</text:p>
          </table:table-cell>
          <table:table-cell office:value-type="float" office:value="-1.845343" calcext:value-type="float">
            <text:p>-1.8453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14.43164" calcext:value-type="float">
            <text:p>14.43164</text:p>
          </table:table-cell>
          <table:table-cell office:value-type="float" office:value="1096.619" calcext:value-type="float">
            <text:p>1096.619</text:p>
          </table:table-cell>
          <table:table-cell office:value-type="float" office:value="12.48" calcext:value-type="float">
            <text:p>12.48</text:p>
          </table:table-cell>
          <table:table-cell office:value-type="float" office:value="-34.25738" calcext:value-type="float">
            <text:p>-34.25738</text:p>
          </table:table-cell>
          <table:table-cell office:value-type="float" office:value="0.1078993" calcext:value-type="float">
            <text:p>0.1078993</text:p>
          </table:table-cell>
          <table:table-cell office:value-type="float" office:value="5.721674" calcext:value-type="float">
            <text:p>5.72167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2" calcext:value-type="float">
            <text:p>0.0039747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051" calcext:value-type="float">
            <text:p>2.68051</text:p>
          </table:table-cell>
          <table:table-cell office:value-type="float" office:value="-0.501933" calcext:value-type="float">
            <text:p>-0.501933</text:p>
          </table:table-cell>
          <table:table-cell office:value-type="float" office:value="-0.1691863" calcext:value-type="float">
            <text:p>-0.1691863</text:p>
          </table:table-cell>
          <table:table-cell office:value-type="float" office:value="0.00007702928" calcext:value-type="float">
            <text:p>7.702928E-05</text:p>
          </table:table-cell>
          <table:table-cell office:value-type="float" office:value="12.64691" calcext:value-type="float">
            <text:p>12.64691</text:p>
          </table:table-cell>
          <table:table-cell office:value-type="float" office:value="2.595806" calcext:value-type="float">
            <text:p>2.595806</text:p>
          </table:table-cell>
          <table:table-cell office:value-type="float" office:value="0.07614747" calcext:value-type="float">
            <text:p>0.07614747</text:p>
          </table:table-cell>
          <table:table-cell office:value-type="float" office:value="0.0609481" calcext:value-type="float">
            <text:p>0.0609481</text:p>
          </table:table-cell>
          <table:table-cell office:value-type="float" office:value="0.02251592" calcext:value-type="float">
            <text:p>0.02251592</text:p>
          </table:table-cell>
          <table:table-cell office:value-type="float" office:value="0.02101181" calcext:value-type="float">
            <text:p>0.02101181</text:p>
          </table:table-cell>
          <table:table-cell office:value-type="float" office:value="0.01081534" calcext:value-type="float">
            <text:p>0.01081534</text:p>
          </table:table-cell>
          <table:table-cell office:value-type="float" office:value="0.009187903" calcext:value-type="float">
            <text:p>0.009187903</text:p>
          </table:table-cell>
          <table:table-cell office:value-type="float" office:value="0.02336434" calcext:value-type="float">
            <text:p>0.02336434</text:p>
          </table:table-cell>
          <table:table-cell office:value-type="float" office:value="0.02025518" calcext:value-type="float">
            <text:p>0.02025518</text:p>
          </table:table-cell>
          <table:table-cell office:value-type="float" office:value="0.01922848" calcext:value-type="float">
            <text:p>0.01922848</text:p>
          </table:table-cell>
          <table:table-cell office:value-type="float" office:value="0.01845637" calcext:value-type="float">
            <text:p>0.01845637</text:p>
          </table:table-cell>
          <table:table-cell office:value-type="float" office:value="0.02321059" calcext:value-type="float">
            <text:p>0.02321059</text:p>
          </table:table-cell>
          <table:table-cell office:value-type="float" office:value="0.005197142" calcext:value-type="float">
            <text:p>0.005197142</text:p>
          </table:table-cell>
          <table:table-cell office:value-type="float" office:value="0.004598442" calcext:value-type="float">
            <text:p>0.004598442</text:p>
          </table:table-cell>
          <table:table-cell office:value-type="float" office:value="0" calcext:value-type="float">
            <text:p>0</text:p>
          </table:table-cell>
          <table:table-cell office:value-type="float" office:value="18.31016" calcext:value-type="float">
            <text:p>18.31016</text:p>
          </table:table-cell>
          <table:table-cell office:value-type="float" office:value="28.27879" calcext:value-type="float">
            <text:p>28.27879</text:p>
          </table:table-cell>
          <table:table-cell office:value-type="float" office:value="25.65567" calcext:value-type="float">
            <text:p>25.65567</text:p>
          </table:table-cell>
          <table:table-cell office:value-type="float" office:value="11.38219" calcext:value-type="float">
            <text:p>11.38219</text:p>
          </table:table-cell>
          <table:table-cell office:value-type="float" office:value="7.744554" calcext:value-type="float">
            <text:p>7.744554</text:p>
          </table:table-cell>
          <table:table-cell office:value-type="float" office:value="2.417739" calcext:value-type="float">
            <text:p>2.417739</text:p>
          </table:table-cell>
          <table:table-cell office:value-type="float" office:value="1.33423" calcext:value-type="float">
            <text:p>1.33423</text:p>
          </table:table-cell>
          <table:table-cell office:value-type="float" office:value="1.190539" calcext:value-type="float">
            <text:p>1.190539</text:p>
          </table:table-cell>
          <table:table-cell office:value-type="float" office:value="1.158063" calcext:value-type="float">
            <text:p>1.158063</text:p>
          </table:table-cell>
          <table:table-cell office:value-type="float" office:value="0.3868681" calcext:value-type="float">
            <text:p>0.3868681</text:p>
          </table:table-cell>
          <table:table-cell office:value-type="float" office:value="0.1671323" calcext:value-type="float">
            <text:p>0.1671323</text:p>
          </table:table-cell>
          <table:table-cell office:value-type="float" office:value="0.2651502" calcext:value-type="float">
            <text:p>0.2651502</text:p>
          </table:table-cell>
          <table:table-cell office:value-type="float" office:value="0.3243986" calcext:value-type="float">
            <text:p>0.3243986</text:p>
          </table:table-cell>
          <table:table-cell office:value-type="float" office:value="0.3467628" calcext:value-type="float">
            <text:p>0.3467628</text:p>
          </table:table-cell>
          <table:table-cell office:value-type="float" office:value="0" calcext:value-type="float">
            <text:p>0</text:p>
          </table:table-cell>
          <table:table-cell office:value-type="float" office:value="201.3743" calcext:value-type="float">
            <text:p>201.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7345" calcext:value-type="float">
            <text:p>23.57345</text:p>
          </table:table-cell>
          <table:table-cell office:value-type="float" office:value="0" calcext:value-type="float">
            <text:p>0</text:p>
          </table:table-cell>
          <table:table-cell office:value-type="float" office:value="-1.845343" calcext:value-type="float">
            <text:p>-1.8453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32.39853" calcext:value-type="float">
            <text:p>32.39853</text:p>
          </table:table-cell>
          <table:table-cell office:value-type="float" office:value="1096.591" calcext:value-type="float">
            <text:p>1096.59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526871" calcext:value-type="float">
            <text:p>0.09526871</text:p>
          </table:table-cell>
          <table:table-cell office:value-type="float" office:value="5.797517" calcext:value-type="float">
            <text:p>5.79751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0511" calcext:value-type="float">
            <text:p>2.680511</text:p>
          </table:table-cell>
          <table:table-cell office:value-type="float" office:value="-0.5020155" calcext:value-type="float">
            <text:p>-0.5020155</text:p>
          </table:table-cell>
          <table:table-cell office:value-type="float" office:value="-0.1691705" calcext:value-type="float">
            <text:p>-0.1691705</text:p>
          </table:table-cell>
          <table:table-cell office:value-type="float" office:value="0.00007710997" calcext:value-type="float">
            <text:p>7.710997E-05</text:p>
          </table:table-cell>
          <table:table-cell office:value-type="float" office:value="12.64585" calcext:value-type="float">
            <text:p>12.64585</text:p>
          </table:table-cell>
          <table:table-cell office:value-type="float" office:value="1.388172" calcext:value-type="float">
            <text:p>1.388172</text:p>
          </table:table-cell>
          <table:table-cell office:value-type="float" office:value="0.06601375" calcext:value-type="float">
            <text:p>0.06601375</text:p>
          </table:table-cell>
          <table:table-cell office:value-type="float" office:value="0.05072129" calcext:value-type="float">
            <text:p>0.05072129</text:p>
          </table:table-cell>
          <table:table-cell office:value-type="float" office:value="0.0224735" calcext:value-type="float">
            <text:p>0.0224735</text:p>
          </table:table-cell>
          <table:table-cell office:value-type="float" office:value="0.02118804" calcext:value-type="float">
            <text:p>0.02118804</text:p>
          </table:table-cell>
          <table:table-cell office:value-type="float" office:value="0.01068314" calcext:value-type="float">
            <text:p>0.01068314</text:p>
          </table:table-cell>
          <table:table-cell office:value-type="float" office:value="0.009071968" calcext:value-type="float">
            <text:p>0.009071968</text:p>
          </table:table-cell>
          <table:table-cell office:value-type="float" office:value="0.02324303" calcext:value-type="float">
            <text:p>0.02324303</text:p>
          </table:table-cell>
          <table:table-cell office:value-type="float" office:value="0.02020242" calcext:value-type="float">
            <text:p>0.02020242</text:p>
          </table:table-cell>
          <table:table-cell office:value-type="float" office:value="0.0192059" calcext:value-type="float">
            <text:p>0.0192059</text:p>
          </table:table-cell>
          <table:table-cell office:value-type="float" office:value="0.01844286" calcext:value-type="float">
            <text:p>0.01844286</text:p>
          </table:table-cell>
          <table:table-cell office:value-type="float" office:value="0.02315977" calcext:value-type="float">
            <text:p>0.02315977</text:p>
          </table:table-cell>
          <table:table-cell office:value-type="float" office:value="0.00519082" calcext:value-type="float">
            <text:p>0.00519082</text:p>
          </table:table-cell>
          <table:table-cell office:value-type="float" office:value="0.004595445" calcext:value-type="float">
            <text:p>0.004595445</text:p>
          </table:table-cell>
          <table:table-cell office:value-type="float" office:value="0" calcext:value-type="float">
            <text:p>0</text:p>
          </table:table-cell>
          <table:table-cell office:value-type="float" office:value="9.611172" calcext:value-type="float">
            <text:p>9.611172</text:p>
          </table:table-cell>
          <table:table-cell office:value-type="float" office:value="28.70775" calcext:value-type="float">
            <text:p>28.70775</text:p>
          </table:table-cell>
          <table:table-cell office:value-type="float" office:value="26.08394" calcext:value-type="float">
            <text:p>26.08394</text:p>
          </table:table-cell>
          <table:table-cell office:value-type="float" office:value="11.58797" calcext:value-type="float">
            <text:p>11.58797</text:p>
          </table:table-cell>
          <table:table-cell office:value-type="float" office:value="7.869831" calcext:value-type="float">
            <text:p>7.869831</text:p>
          </table:table-cell>
          <table:table-cell office:value-type="float" office:value="2.456721" calcext:value-type="float">
            <text:p>2.456721</text:p>
          </table:table-cell>
          <table:table-cell office:value-type="float" office:value="1.354492" calcext:value-type="float">
            <text:p>1.354492</text:p>
          </table:table-cell>
          <table:table-cell office:value-type="float" office:value="1.206509" calcext:value-type="float">
            <text:p>1.206509</text:p>
          </table:table-cell>
          <table:table-cell office:value-type="float" office:value="1.166733" calcext:value-type="float">
            <text:p>1.166733</text:p>
          </table:table-cell>
          <table:table-cell office:value-type="float" office:value="0.3917279" calcext:value-type="float">
            <text:p>0.3917279</text:p>
          </table:table-cell>
          <table:table-cell office:value-type="float" office:value="0.1695296" calcext:value-type="float">
            <text:p>0.1695296</text:p>
          </table:table-cell>
          <table:table-cell office:value-type="float" office:value="0.2679682" calcext:value-type="float">
            <text:p>0.2679682</text:p>
          </table:table-cell>
          <table:table-cell office:value-type="float" office:value="0.3236051" calcext:value-type="float">
            <text:p>0.3236051</text:p>
          </table:table-cell>
          <table:table-cell office:value-type="float" office:value="0.3468724" calcext:value-type="float">
            <text:p>0.3468724</text:p>
          </table:table-cell>
          <table:table-cell office:value-type="float" office:value="0" calcext:value-type="float">
            <text:p>0</text:p>
          </table:table-cell>
          <table:table-cell office:value-type="float" office:value="11.44981" calcext:value-type="float">
            <text:p>11.4498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63238" calcext:value-type="float">
            <text:p>23.63238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32.36934" calcext:value-type="float">
            <text:p>32.36934</text:p>
          </table:table-cell>
          <table:table-cell office:value-type="float" office:value="1096.566" calcext:value-type="float">
            <text:p>1096.56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16179" calcext:value-type="float">
            <text:p>0.0916179</text:p>
          </table:table-cell>
          <table:table-cell office:value-type="float" office:value="5.851261" calcext:value-type="float">
            <text:p>5.85126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80511" calcext:value-type="float">
            <text:p>2.680511</text:p>
          </table:table-cell>
          <table:table-cell office:value-type="float" office:value="-0.5020298" calcext:value-type="float">
            <text:p>-0.5020298</text:p>
          </table:table-cell>
          <table:table-cell office:value-type="float" office:value="-0.1691438" calcext:value-type="float">
            <text:p>-0.1691438</text:p>
          </table:table-cell>
          <table:table-cell office:value-type="float" office:value="0.00007711032" calcext:value-type="float">
            <text:p>7.711032E-05</text:p>
          </table:table-cell>
          <table:table-cell office:value-type="float" office:value="12.64277" calcext:value-type="float">
            <text:p>12.64277</text:p>
          </table:table-cell>
          <table:table-cell office:value-type="float" office:value="1.071425" calcext:value-type="float">
            <text:p>1.071425</text:p>
          </table:table-cell>
          <table:table-cell office:value-type="float" office:value="0.06039419" calcext:value-type="float">
            <text:p>0.06039419</text:p>
          </table:table-cell>
          <table:table-cell office:value-type="float" office:value="0.04726786" calcext:value-type="float">
            <text:p>0.04726786</text:p>
          </table:table-cell>
          <table:table-cell office:value-type="float" office:value="0.02250997" calcext:value-type="float">
            <text:p>0.02250997</text:p>
          </table:table-cell>
          <table:table-cell office:value-type="float" office:value="0.02128891" calcext:value-type="float">
            <text:p>0.02128891</text:p>
          </table:table-cell>
          <table:table-cell office:value-type="float" office:value="0.01071555" calcext:value-type="float">
            <text:p>0.01071555</text:p>
          </table:table-cell>
          <table:table-cell office:value-type="float" office:value="0.009074076" calcext:value-type="float">
            <text:p>0.009074076</text:p>
          </table:table-cell>
          <table:table-cell office:value-type="float" office:value="0.02311447" calcext:value-type="float">
            <text:p>0.02311447</text:p>
          </table:table-cell>
          <table:table-cell office:value-type="float" office:value="0.02010648" calcext:value-type="float">
            <text:p>0.02010648</text:p>
          </table:table-cell>
          <table:table-cell office:value-type="float" office:value="0.01914118" calcext:value-type="float">
            <text:p>0.01914118</text:p>
          </table:table-cell>
          <table:table-cell office:value-type="float" office:value="0.01840357" calcext:value-type="float">
            <text:p>0.01840357</text:p>
          </table:table-cell>
          <table:table-cell office:value-type="float" office:value="0.02305888" calcext:value-type="float">
            <text:p>0.02305888</text:p>
          </table:table-cell>
          <table:table-cell office:value-type="float" office:value="0.005185132" calcext:value-type="float">
            <text:p>0.005185132</text:p>
          </table:table-cell>
          <table:table-cell office:value-type="float" office:value="0.004593055" calcext:value-type="float">
            <text:p>0.004593055</text:p>
          </table:table-cell>
          <table:table-cell office:value-type="float" office:value="0" calcext:value-type="float">
            <text:p>0</text:p>
          </table:table-cell>
          <table:table-cell office:value-type="float" office:value="8.759459" calcext:value-type="float">
            <text:p>8.759459</text:p>
          </table:table-cell>
          <table:table-cell office:value-type="float" office:value="28.31481" calcext:value-type="float">
            <text:p>28.31481</text:p>
          </table:table-cell>
          <table:table-cell office:value-type="float" office:value="26.42493" calcext:value-type="float">
            <text:p>26.42493</text:p>
          </table:table-cell>
          <table:table-cell office:value-type="float" office:value="11.75841" calcext:value-type="float">
            <text:p>11.75841</text:p>
          </table:table-cell>
          <table:table-cell office:value-type="float" office:value="7.966813" calcext:value-type="float">
            <text:p>7.966813</text:p>
          </table:table-cell>
          <table:table-cell office:value-type="float" office:value="2.489327" calcext:value-type="float">
            <text:p>2.489327</text:p>
          </table:table-cell>
          <table:table-cell office:value-type="float" office:value="1.371765" calcext:value-type="float">
            <text:p>1.371765</text:p>
          </table:table-cell>
          <table:table-cell office:value-type="float" office:value="1.221436" calcext:value-type="float">
            <text:p>1.221436</text:p>
          </table:table-cell>
          <table:table-cell office:value-type="float" office:value="1.175399" calcext:value-type="float">
            <text:p>1.175399</text:p>
          </table:table-cell>
          <table:table-cell office:value-type="float" office:value="0.3965843" calcext:value-type="float">
            <text:p>0.3965843</text:p>
          </table:table-cell>
          <table:table-cell office:value-type="float" office:value="0.171904" calcext:value-type="float">
            <text:p>0.171904</text:p>
          </table:table-cell>
          <table:table-cell office:value-type="float" office:value="0.270711" calcext:value-type="float">
            <text:p>0.270711</text:p>
          </table:table-cell>
          <table:table-cell office:value-type="float" office:value="0.3230444" calcext:value-type="float">
            <text:p>0.3230444</text:p>
          </table:table-cell>
          <table:table-cell office:value-type="float" office:value="0.3468816" calcext:value-type="float">
            <text:p>0.3468816</text:p>
          </table:table-cell>
          <table:table-cell office:value-type="float" office:value="0" calcext:value-type="float">
            <text:p>0</text:p>
          </table:table-cell>
          <table:table-cell office:value-type="float" office:value="11.55337" calcext:value-type="float">
            <text:p>11.5533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68223" calcext:value-type="float">
            <text:p>23.68223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32.34275" calcext:value-type="float">
            <text:p>32.34275</text:p>
          </table:table-cell>
          <table:table-cell office:value-type="float" office:value="1096.542" calcext:value-type="float">
            <text:p>1096.54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938731" calcext:value-type="float">
            <text:p>0.08938731</text:p>
          </table:table-cell>
          <table:table-cell office:value-type="float" office:value="5.900689" calcext:value-type="float">
            <text:p>5.90068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9714" calcext:value-type="float">
            <text:p>2.679714</text:p>
          </table:table-cell>
          <table:table-cell office:value-type="float" office:value="-0.5020454" calcext:value-type="float">
            <text:p>-0.5020454</text:p>
          </table:table-cell>
          <table:table-cell office:value-type="float" office:value="-0.1691146" calcext:value-type="float">
            <text:p>-0.1691146</text:p>
          </table:table-cell>
          <table:table-cell office:value-type="float" office:value="0.00007724996" calcext:value-type="float">
            <text:p>7.724996E-05</text:p>
          </table:table-cell>
          <table:table-cell office:value-type="float" office:value="12.63801" calcext:value-type="float">
            <text:p>12.63801</text:p>
          </table:table-cell>
          <table:table-cell office:value-type="float" office:value="0.8840595" calcext:value-type="float">
            <text:p>0.8840595</text:p>
          </table:table-cell>
          <table:table-cell office:value-type="float" office:value="0.05660393" calcext:value-type="float">
            <text:p>0.05660393</text:p>
          </table:table-cell>
          <table:table-cell office:value-type="float" office:value="0.04488501" calcext:value-type="float">
            <text:p>0.04488501</text:p>
          </table:table-cell>
          <table:table-cell office:value-type="float" office:value="0.02236701" calcext:value-type="float">
            <text:p>0.02236701</text:p>
          </table:table-cell>
          <table:table-cell office:value-type="float" office:value="0.02116381" calcext:value-type="float">
            <text:p>0.02116381</text:p>
          </table:table-cell>
          <table:table-cell office:value-type="float" office:value="0.01071251" calcext:value-type="float">
            <text:p>0.01071251</text:p>
          </table:table-cell>
          <table:table-cell office:value-type="float" office:value="0.009027692" calcext:value-type="float">
            <text:p>0.009027692</text:p>
          </table:table-cell>
          <table:table-cell office:value-type="float" office:value="0.02299824" calcext:value-type="float">
            <text:p>0.02299824</text:p>
          </table:table-cell>
          <table:table-cell office:value-type="float" office:value="0.01999572" calcext:value-type="float">
            <text:p>0.01999572</text:p>
          </table:table-cell>
          <table:table-cell office:value-type="float" office:value="0.01905167" calcext:value-type="float">
            <text:p>0.01905167</text:p>
          </table:table-cell>
          <table:table-cell office:value-type="float" office:value="0.01835031" calcext:value-type="float">
            <text:p>0.01835031</text:p>
          </table:table-cell>
          <table:table-cell office:value-type="float" office:value="0.02295731" calcext:value-type="float">
            <text:p>0.02295731</text:p>
          </table:table-cell>
          <table:table-cell office:value-type="float" office:value="0.005193534" calcext:value-type="float">
            <text:p>0.005193534</text:p>
          </table:table-cell>
          <table:table-cell office:value-type="float" office:value="0.004576356" calcext:value-type="float">
            <text:p>0.004576356</text:p>
          </table:table-cell>
          <table:table-cell office:value-type="float" office:value="0" calcext:value-type="float">
            <text:p>0</text:p>
          </table:table-cell>
          <table:table-cell office:value-type="float" office:value="9.502792" calcext:value-type="float">
            <text:p>9.502792</text:p>
          </table:table-cell>
          <table:table-cell office:value-type="float" office:value="27.91304" calcext:value-type="float">
            <text:p>27.91304</text:p>
          </table:table-cell>
          <table:table-cell office:value-type="float" office:value="26.70172" calcext:value-type="float">
            <text:p>26.70172</text:p>
          </table:table-cell>
          <table:table-cell office:value-type="float" office:value="11.92632" calcext:value-type="float">
            <text:p>11.92632</text:p>
          </table:table-cell>
          <table:table-cell office:value-type="float" office:value="8.054978" calcext:value-type="float">
            <text:p>8.054978</text:p>
          </table:table-cell>
          <table:table-cell office:value-type="float" office:value="2.519873" calcext:value-type="float">
            <text:p>2.519873</text:p>
          </table:table-cell>
          <table:table-cell office:value-type="float" office:value="1.387286" calcext:value-type="float">
            <text:p>1.387286</text:p>
          </table:table-cell>
          <table:table-cell office:value-type="float" office:value="1.2353" calcext:value-type="float">
            <text:p>1.2353</text:p>
          </table:table-cell>
          <table:table-cell office:value-type="float" office:value="1.18382" calcext:value-type="float">
            <text:p>1.18382</text:p>
          </table:table-cell>
          <table:table-cell office:value-type="float" office:value="0.4014146" calcext:value-type="float">
            <text:p>0.4014146</text:p>
          </table:table-cell>
          <table:table-cell office:value-type="float" office:value="0.1742645" calcext:value-type="float">
            <text:p>0.1742645</text:p>
          </table:table-cell>
          <table:table-cell office:value-type="float" office:value="0.2736506" calcext:value-type="float">
            <text:p>0.2736506</text:p>
          </table:table-cell>
          <table:table-cell office:value-type="float" office:value="0.3279707" calcext:value-type="float">
            <text:p>0.3279707</text:p>
          </table:table-cell>
          <table:table-cell office:value-type="float" office:value="0.3425571" calcext:value-type="float">
            <text:p>0.3425571</text:p>
          </table:table-cell>
          <table:table-cell office:value-type="float" office:value="0" calcext:value-type="float">
            <text:p>0</text:p>
          </table:table-cell>
          <table:table-cell office:value-type="float" office:value="11.68116" calcext:value-type="float">
            <text:p>11.6811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72799" calcext:value-type="float">
            <text:p>23.72799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32.31618" calcext:value-type="float">
            <text:p>32.31618</text:p>
          </table:table-cell>
          <table:table-cell office:value-type="float" office:value="1096.518" calcext:value-type="float">
            <text:p>1096.51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782854" calcext:value-type="float">
            <text:p>0.08782854</text:p>
          </table:table-cell>
          <table:table-cell office:value-type="float" office:value="5.949377" calcext:value-type="float">
            <text:p>5.94937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904" calcext:value-type="float">
            <text:p>2.678904</text:p>
          </table:table-cell>
          <table:table-cell office:value-type="float" office:value="-0.5020584" calcext:value-type="float">
            <text:p>-0.5020584</text:p>
          </table:table-cell>
          <table:table-cell office:value-type="float" office:value="-0.1690853" calcext:value-type="float">
            <text:p>-0.1690853</text:p>
          </table:table-cell>
          <table:table-cell office:value-type="float" office:value="0.00007758559" calcext:value-type="float">
            <text:p>7.758559E-05</text:p>
          </table:table-cell>
          <table:table-cell office:value-type="float" office:value="12.63346" calcext:value-type="float">
            <text:p>12.63346</text:p>
          </table:table-cell>
          <table:table-cell office:value-type="float" office:value="0.7546858" calcext:value-type="float">
            <text:p>0.7546858</text:p>
          </table:table-cell>
          <table:table-cell office:value-type="float" office:value="0.05372912" calcext:value-type="float">
            <text:p>0.05372912</text:p>
          </table:table-cell>
          <table:table-cell office:value-type="float" office:value="0.04304248" calcext:value-type="float">
            <text:p>0.04304248</text:p>
          </table:table-cell>
          <table:table-cell office:value-type="float" office:value="0.02208577" calcext:value-type="float">
            <text:p>0.02208577</text:p>
          </table:table-cell>
          <table:table-cell office:value-type="float" office:value="0.02087138" calcext:value-type="float">
            <text:p>0.02087138</text:p>
          </table:table-cell>
          <table:table-cell office:value-type="float" office:value="0.01066592" calcext:value-type="float">
            <text:p>0.01066592</text:p>
          </table:table-cell>
          <table:table-cell office:value-type="float" office:value="0.008934281" calcext:value-type="float">
            <text:p>0.008934281</text:p>
          </table:table-cell>
          <table:table-cell office:value-type="float" office:value="0.02289468" calcext:value-type="float">
            <text:p>0.02289468</text:p>
          </table:table-cell>
          <table:table-cell office:value-type="float" office:value="0.01988135" calcext:value-type="float">
            <text:p>0.01988135</text:p>
          </table:table-cell>
          <table:table-cell office:value-type="float" office:value="0.01896189" calcext:value-type="float">
            <text:p>0.01896189</text:p>
          </table:table-cell>
          <table:table-cell office:value-type="float" office:value="0.01828451" calcext:value-type="float">
            <text:p>0.01828451</text:p>
          </table:table-cell>
          <table:table-cell office:value-type="float" office:value="0.02286039" calcext:value-type="float">
            <text:p>0.02286039</text:p>
          </table:table-cell>
          <table:table-cell office:value-type="float" office:value="0.00518385" calcext:value-type="float">
            <text:p>0.00518385</text:p>
          </table:table-cell>
          <table:table-cell office:value-type="float" office:value="0.004577955" calcext:value-type="float">
            <text:p>0.004577955</text:p>
          </table:table-cell>
          <table:table-cell office:value-type="float" office:value="0" calcext:value-type="float">
            <text:p>0</text:p>
          </table:table-cell>
          <table:table-cell office:value-type="float" office:value="10.28853" calcext:value-type="float">
            <text:p>10.28853</text:p>
          </table:table-cell>
          <table:table-cell office:value-type="float" office:value="27.60836" calcext:value-type="float">
            <text:p>27.60836</text:p>
          </table:table-cell>
          <table:table-cell office:value-type="float" office:value="26.95546" calcext:value-type="float">
            <text:p>26.95546</text:p>
          </table:table-cell>
          <table:table-cell office:value-type="float" office:value="12.10336" calcext:value-type="float">
            <text:p>12.10336</text:p>
          </table:table-cell>
          <table:table-cell office:value-type="float" office:value="8.141688" calcext:value-type="float">
            <text:p>8.141688</text:p>
          </table:table-cell>
          <table:table-cell office:value-type="float" office:value="2.550129" calcext:value-type="float">
            <text:p>2.550129</text:p>
          </table:table-cell>
          <table:table-cell office:value-type="float" office:value="1.401679" calcext:value-type="float">
            <text:p>1.401679</text:p>
          </table:table-cell>
          <table:table-cell office:value-type="float" office:value="1.248431" calcext:value-type="float">
            <text:p>1.248431</text:p>
          </table:table-cell>
          <table:table-cell office:value-type="float" office:value="1.19192" calcext:value-type="float">
            <text:p>1.19192</text:p>
          </table:table-cell>
          <table:table-cell office:value-type="float" office:value="0.4061944" calcext:value-type="float">
            <text:p>0.4061944</text:p>
          </table:table-cell>
          <table:table-cell office:value-type="float" office:value="0.1766126" calcext:value-type="float">
            <text:p>0.1766126</text:p>
          </table:table-cell>
          <table:table-cell office:value-type="float" office:value="0.2764674" calcext:value-type="float">
            <text:p>0.2764674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0.3453003" calcext:value-type="float">
            <text:p>0.3453003</text:p>
          </table:table-cell>
          <table:table-cell office:value-type="float" office:value="0" calcext:value-type="float">
            <text:p>0</text:p>
          </table:table-cell>
          <table:table-cell office:value-type="float" office:value="11.83994" calcext:value-type="float">
            <text:p>11.8399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77373" calcext:value-type="float">
            <text:p>23.77373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32.28986" calcext:value-type="float">
            <text:p>32.28986</text:p>
          </table:table-cell>
          <table:table-cell office:value-type="float" office:value="1096.492" calcext:value-type="float">
            <text:p>1096.49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79342" calcext:value-type="float">
            <text:p>0.08679342</text:p>
          </table:table-cell>
          <table:table-cell office:value-type="float" office:value="5.997075" calcext:value-type="float">
            <text:p>5.99707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461" calcext:value-type="float">
            <text:p>2.678461</text:p>
          </table:table-cell>
          <table:table-cell office:value-type="float" office:value="-0.5020721" calcext:value-type="float">
            <text:p>-0.5020721</text:p>
          </table:table-cell>
          <table:table-cell office:value-type="float" office:value="-0.1690555" calcext:value-type="float">
            <text:p>-0.1690555</text:p>
          </table:table-cell>
          <table:table-cell office:value-type="float" office:value="0.00007806402" calcext:value-type="float">
            <text:p>7.806402E-05</text:p>
          </table:table-cell>
          <table:table-cell office:value-type="float" office:value="12.62963" calcext:value-type="float">
            <text:p>12.62963</text:p>
          </table:table-cell>
          <table:table-cell office:value-type="float" office:value="0.6714158" calcext:value-type="float">
            <text:p>0.6714158</text:p>
          </table:table-cell>
          <table:table-cell office:value-type="float" office:value="0.05159738" calcext:value-type="float">
            <text:p>0.05159738</text:p>
          </table:table-cell>
          <table:table-cell office:value-type="float" office:value="0.04162566" calcext:value-type="float">
            <text:p>0.04162566</text:p>
          </table:table-cell>
          <table:table-cell office:value-type="float" office:value="0.02172721" calcext:value-type="float">
            <text:p>0.02172721</text:p>
          </table:table-cell>
          <table:table-cell office:value-type="float" office:value="0.02059943" calcext:value-type="float">
            <text:p>0.02059943</text:p>
          </table:table-cell>
          <table:table-cell office:value-type="float" office:value="0.01060246" calcext:value-type="float">
            <text:p>0.01060246</text:p>
          </table:table-cell>
          <table:table-cell office:value-type="float" office:value="0.008809219" calcext:value-type="float">
            <text:p>0.008809219</text:p>
          </table:table-cell>
          <table:table-cell office:value-type="float" office:value="0.02279741" calcext:value-type="float">
            <text:p>0.02279741</text:p>
          </table:table-cell>
          <table:table-cell office:value-type="float" office:value="0.01977882" calcext:value-type="float">
            <text:p>0.01977882</text:p>
          </table:table-cell>
          <table:table-cell office:value-type="float" office:value="0.01887362" calcext:value-type="float">
            <text:p>0.01887362</text:p>
          </table:table-cell>
          <table:table-cell office:value-type="float" office:value="0.01821526" calcext:value-type="float">
            <text:p>0.01821526</text:p>
          </table:table-cell>
          <table:table-cell office:value-type="float" office:value="0.02276655" calcext:value-type="float">
            <text:p>0.02276655</text:p>
          </table:table-cell>
          <table:table-cell office:value-type="float" office:value="0.005175998" calcext:value-type="float">
            <text:p>0.005175998</text:p>
          </table:table-cell>
          <table:table-cell office:value-type="float" office:value="0.004577797" calcext:value-type="float">
            <text:p>0.004577797</text:p>
          </table:table-cell>
          <table:table-cell office:value-type="float" office:value="0" calcext:value-type="float">
            <text:p>0</text:p>
          </table:table-cell>
          <table:table-cell office:value-type="float" office:value="11.05698" calcext:value-type="float">
            <text:p>11.05698</text:p>
          </table:table-cell>
          <table:table-cell office:value-type="float" office:value="27.41074" calcext:value-type="float">
            <text:p>27.41074</text:p>
          </table:table-cell>
          <table:table-cell office:value-type="float" office:value="27.16803" calcext:value-type="float">
            <text:p>27.16803</text:p>
          </table:table-cell>
          <table:table-cell office:value-type="float" office:value="12.28248" calcext:value-type="float">
            <text:p>12.28248</text:p>
          </table:table-cell>
          <table:table-cell office:value-type="float" office:value="8.23064" calcext:value-type="float">
            <text:p>8.23064</text:p>
          </table:table-cell>
          <table:table-cell office:value-type="float" office:value="2.579986" calcext:value-type="float">
            <text:p>2.579986</text:p>
          </table:table-cell>
          <table:table-cell office:value-type="float" office:value="1.415778" calcext:value-type="float">
            <text:p>1.415778</text:p>
          </table:table-cell>
          <table:table-cell office:value-type="float" office:value="1.261221" calcext:value-type="float">
            <text:p>1.261221</text:p>
          </table:table-cell>
          <table:table-cell office:value-type="float" office:value="1.199758" calcext:value-type="float">
            <text:p>1.199758</text:p>
          </table:table-cell>
          <table:table-cell office:value-type="float" office:value="0.4109112" calcext:value-type="float">
            <text:p>0.4109112</text:p>
          </table:table-cell>
          <table:table-cell office:value-type="float" office:value="0.1789411" calcext:value-type="float">
            <text:p>0.1789411</text:p>
          </table:table-cell>
          <table:table-cell office:value-type="float" office:value="0.2791758" calcext:value-type="float">
            <text:p>0.2791758</text:p>
          </table:table-cell>
          <table:table-cell office:value-type="float" office:value="0.3246611" calcext:value-type="float">
            <text:p>0.3246611</text:p>
          </table:table-cell>
          <table:table-cell office:value-type="float" office:value="0.3468102" calcext:value-type="float">
            <text:p>0.3468102</text:p>
          </table:table-cell>
          <table:table-cell office:value-type="float" office:value="0" calcext:value-type="float">
            <text:p>0</text:p>
          </table:table-cell>
          <table:table-cell office:value-type="float" office:value="12.00293" calcext:value-type="float">
            <text:p>12.0029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81895" calcext:value-type="float">
            <text:p>23.81895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32.26458" calcext:value-type="float">
            <text:p>32.26458</text:p>
          </table:table-cell>
          <table:table-cell office:value-type="float" office:value="1096.467" calcext:value-type="float">
            <text:p>1096.46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17233" calcext:value-type="float">
            <text:p>0.08617233</text:p>
          </table:table-cell>
          <table:table-cell office:value-type="float" office:value="6.042742" calcext:value-type="float">
            <text:p>6.04274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461" calcext:value-type="float">
            <text:p>2.678461</text:p>
          </table:table-cell>
          <table:table-cell office:value-type="float" office:value="-0.5020864" calcext:value-type="float">
            <text:p>-0.5020864</text:p>
          </table:table-cell>
          <table:table-cell office:value-type="float" office:value="-0.1690257" calcext:value-type="float">
            <text:p>-0.1690257</text:p>
          </table:table-cell>
          <table:table-cell office:value-type="float" office:value="0.00007868023" calcext:value-type="float">
            <text:p>7.868023E-05</text:p>
          </table:table-cell>
          <table:table-cell office:value-type="float" office:value="12.62657" calcext:value-type="float">
            <text:p>12.62657</text:p>
          </table:table-cell>
          <table:table-cell office:value-type="float" office:value="0.6285183" calcext:value-type="float">
            <text:p>0.6285183</text:p>
          </table:table-cell>
          <table:table-cell office:value-type="float" office:value="0.05003573" calcext:value-type="float">
            <text:p>0.05003573</text:p>
          </table:table-cell>
          <table:table-cell office:value-type="float" office:value="0.04047905" calcext:value-type="float">
            <text:p>0.04047905</text:p>
          </table:table-cell>
          <table:table-cell office:value-type="float" office:value="0.02136799" calcext:value-type="float">
            <text:p>0.02136799</text:p>
          </table:table-cell>
          <table:table-cell office:value-type="float" office:value="0.02036314" calcext:value-type="float">
            <text:p>0.02036314</text:p>
          </table:table-cell>
          <table:table-cell office:value-type="float" office:value="0.01053378" calcext:value-type="float">
            <text:p>0.01053378</text:p>
          </table:table-cell>
          <table:table-cell office:value-type="float" office:value="0.00867107" calcext:value-type="float">
            <text:p>0.00867107</text:p>
          </table:table-cell>
          <table:table-cell office:value-type="float" office:value="0.02270295" calcext:value-type="float">
            <text:p>0.02270295</text:p>
          </table:table-cell>
          <table:table-cell office:value-type="float" office:value="0.01968063" calcext:value-type="float">
            <text:p>0.01968063</text:p>
          </table:table-cell>
          <table:table-cell office:value-type="float" office:value="0.01878654" calcext:value-type="float">
            <text:p>0.01878654</text:p>
          </table:table-cell>
          <table:table-cell office:value-type="float" office:value="0.01814439" calcext:value-type="float">
            <text:p>0.01814439</text:p>
          </table:table-cell>
          <table:table-cell office:value-type="float" office:value="0.02267571" calcext:value-type="float">
            <text:p>0.02267571</text:p>
          </table:table-cell>
          <table:table-cell office:value-type="float" office:value="0.005170262" calcext:value-type="float">
            <text:p>0.005170262</text:p>
          </table:table-cell>
          <table:table-cell office:value-type="float" office:value="0.004575674" calcext:value-type="float">
            <text:p>0.004575674</text:p>
          </table:table-cell>
          <table:table-cell office:value-type="float" office:value="0" calcext:value-type="float">
            <text:p>0</text:p>
          </table:table-cell>
          <table:table-cell office:value-type="float" office:value="11.70962" calcext:value-type="float">
            <text:p>11.70962</text:p>
          </table:table-cell>
          <table:table-cell office:value-type="float" office:value="27.29735" calcext:value-type="float">
            <text:p>27.29735</text:p>
          </table:table-cell>
          <table:table-cell office:value-type="float" office:value="27.33899" calcext:value-type="float">
            <text:p>27.33899</text:p>
          </table:table-cell>
          <table:table-cell office:value-type="float" office:value="12.45863" calcext:value-type="float">
            <text:p>12.45863</text:p>
          </table:table-cell>
          <table:table-cell office:value-type="float" office:value="8.319888" calcext:value-type="float">
            <text:p>8.319888</text:p>
          </table:table-cell>
          <table:table-cell office:value-type="float" office:value="2.609344" calcext:value-type="float">
            <text:p>2.609344</text:p>
          </table:table-cell>
          <table:table-cell office:value-type="float" office:value="1.429603" calcext:value-type="float">
            <text:p>1.429603</text:p>
          </table:table-cell>
          <table:table-cell office:value-type="float" office:value="1.273818" calcext:value-type="float">
            <text:p>1.273818</text:p>
          </table:table-cell>
          <table:table-cell office:value-type="float" office:value="1.2074" calcext:value-type="float">
            <text:p>1.2074</text:p>
          </table:table-cell>
          <table:table-cell office:value-type="float" office:value="0.4155575" calcext:value-type="float">
            <text:p>0.4155575</text:p>
          </table:table-cell>
          <table:table-cell office:value-type="float" office:value="0.1812454" calcext:value-type="float">
            <text:p>0.1812454</text:p>
          </table:table-cell>
          <table:table-cell office:value-type="float" office:value="0.2817985" calcext:value-type="float">
            <text:p>0.2817985</text:p>
          </table:table-cell>
          <table:table-cell office:value-type="float" office:value="0.3240618" calcext:value-type="float">
            <text:p>0.3240618</text:p>
          </table:table-cell>
          <table:table-cell office:value-type="float" office:value="0.3468948" calcext:value-type="float">
            <text:p>0.3468948</text:p>
          </table:table-cell>
          <table:table-cell office:value-type="float" office:value="0" calcext:value-type="float">
            <text:p>0</text:p>
          </table:table-cell>
          <table:table-cell office:value-type="float" office:value="12.14195" calcext:value-type="float">
            <text:p>12.1419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86325" calcext:value-type="float">
            <text:p>23.86325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32.24068" calcext:value-type="float">
            <text:p>32.24068</text:p>
          </table:table-cell>
          <table:table-cell office:value-type="float" office:value="1096.442" calcext:value-type="float">
            <text:p>1096.44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80514" calcext:value-type="float">
            <text:p>0.08680514</text:p>
          </table:table-cell>
          <table:table-cell office:value-type="float" office:value="6.089725" calcext:value-type="float">
            <text:p>6.08972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4715" calcext:value-type="float">
            <text:p>0.0039747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461" calcext:value-type="float">
            <text:p>2.678461</text:p>
          </table:table-cell>
          <table:table-cell office:value-type="float" office:value="-0.5021009" calcext:value-type="float">
            <text:p>-0.5021009</text:p>
          </table:table-cell>
          <table:table-cell office:value-type="float" office:value="-0.1689973" calcext:value-type="float">
            <text:p>-0.1689973</text:p>
          </table:table-cell>
          <table:table-cell office:value-type="float" office:value="0.00007943037" calcext:value-type="float">
            <text:p>7.943037E-05</text:p>
          </table:table-cell>
          <table:table-cell office:value-type="float" office:value="12.62488" calcext:value-type="float">
            <text:p>12.62488</text:p>
          </table:table-cell>
          <table:table-cell office:value-type="float" office:value="0.563369" calcext:value-type="float">
            <text:p>0.563369</text:p>
          </table:table-cell>
          <table:table-cell office:value-type="float" office:value="0.04854877" calcext:value-type="float">
            <text:p>0.04854877</text:p>
          </table:table-cell>
          <table:table-cell office:value-type="float" office:value="0.03944315" calcext:value-type="float">
            <text:p>0.03944315</text:p>
          </table:table-cell>
          <table:table-cell office:value-type="float" office:value="0.02104478" calcext:value-type="float">
            <text:p>0.02104478</text:p>
          </table:table-cell>
          <table:table-cell office:value-type="float" office:value="0.02012839" calcext:value-type="float">
            <text:p>0.02012839</text:p>
          </table:table-cell>
          <table:table-cell office:value-type="float" office:value="0.01046032" calcext:value-type="float">
            <text:p>0.01046032</text:p>
          </table:table-cell>
          <table:table-cell office:value-type="float" office:value="0.008527537" calcext:value-type="float">
            <text:p>0.008527537</text:p>
          </table:table-cell>
          <table:table-cell office:value-type="float" office:value="0.02261063" calcext:value-type="float">
            <text:p>0.02261063</text:p>
          </table:table-cell>
          <table:table-cell office:value-type="float" office:value="0.01958508" calcext:value-type="float">
            <text:p>0.01958508</text:p>
          </table:table-cell>
          <table:table-cell office:value-type="float" office:value="0.01870058" calcext:value-type="float">
            <text:p>0.01870058</text:p>
          </table:table-cell>
          <table:table-cell office:value-type="float" office:value="0.0180721" calcext:value-type="float">
            <text:p>0.0180721</text:p>
          </table:table-cell>
          <table:table-cell office:value-type="float" office:value="0.02258814" calcext:value-type="float">
            <text:p>0.02258814</text:p>
          </table:table-cell>
          <table:table-cell office:value-type="float" office:value="0.005164796" calcext:value-type="float">
            <text:p>0.005164796</text:p>
          </table:table-cell>
          <table:table-cell office:value-type="float" office:value="0.004573323" calcext:value-type="float">
            <text:p>0.004573323</text:p>
          </table:table-cell>
          <table:table-cell office:value-type="float" office:value="0" calcext:value-type="float">
            <text:p>0</text:p>
          </table:table-cell>
          <table:table-cell office:value-type="float" office:value="17.39169" calcext:value-type="float">
            <text:p>17.39169</text:p>
          </table:table-cell>
          <table:table-cell office:value-type="float" office:value="27.24804" calcext:value-type="float">
            <text:p>27.24804</text:p>
          </table:table-cell>
          <table:table-cell office:value-type="float" office:value="27.47711" calcext:value-type="float">
            <text:p>27.47711</text:p>
          </table:table-cell>
          <table:table-cell office:value-type="float" office:value="12.62854" calcext:value-type="float">
            <text:p>12.62854</text:p>
          </table:table-cell>
          <table:table-cell office:value-type="float" office:value="8.407969" calcext:value-type="float">
            <text:p>8.407969</text:p>
          </table:table-cell>
          <table:table-cell office:value-type="float" office:value="2.638045" calcext:value-type="float">
            <text:p>2.638045</text:p>
          </table:table-cell>
          <table:table-cell office:value-type="float" office:value="1.4431" calcext:value-type="float">
            <text:p>1.4431</text:p>
          </table:table-cell>
          <table:table-cell office:value-type="float" office:value="1.286239" calcext:value-type="float">
            <text:p>1.286239</text:p>
          </table:table-cell>
          <table:table-cell office:value-type="float" office:value="1.214876" calcext:value-type="float">
            <text:p>1.214876</text:p>
          </table:table-cell>
          <table:table-cell office:value-type="float" office:value="0.4201356" calcext:value-type="float">
            <text:p>0.4201356</text:p>
          </table:table-cell>
          <table:table-cell office:value-type="float" office:value="0.183525" calcext:value-type="float">
            <text:p>0.183525</text:p>
          </table:table-cell>
          <table:table-cell office:value-type="float" office:value="0.2843776" calcext:value-type="float">
            <text:p>0.2843776</text:p>
          </table:table-cell>
          <table:table-cell office:value-type="float" office:value="0.3235638" calcext:value-type="float">
            <text:p>0.3235638</text:p>
          </table:table-cell>
          <table:table-cell office:value-type="float" office:value="0.346904" calcext:value-type="float">
            <text:p>0.346904</text:p>
          </table:table-cell>
          <table:table-cell office:value-type="float" office:value="0" calcext:value-type="float">
            <text:p>0</text:p>
          </table:table-cell>
          <table:table-cell office:value-type="float" office:value="13.30422" calcext:value-type="float">
            <text:p>13.3042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90592" calcext:value-type="float">
            <text:p>23.90592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32.21917" calcext:value-type="float">
            <text:p>32.21917</text:p>
          </table:table-cell>
          <table:table-cell office:value-type="float" office:value="1096.421" calcext:value-type="float">
            <text:p>1096.42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473731" calcext:value-type="float">
            <text:p>0.08473731</text:p>
          </table:table-cell>
          <table:table-cell office:value-type="float" office:value="6.133469" calcext:value-type="float">
            <text:p>6.13346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618" calcext:value-type="float">
            <text:p>2.678618</text:p>
          </table:table-cell>
          <table:table-cell office:value-type="float" office:value="-0.5021186" calcext:value-type="float">
            <text:p>-0.5021186</text:p>
          </table:table-cell>
          <table:table-cell office:value-type="float" office:value="-0.1689808" calcext:value-type="float">
            <text:p>-0.1689808</text:p>
          </table:table-cell>
          <table:table-cell office:value-type="float" office:value="0.00008031153" calcext:value-type="float">
            <text:p>8.031153E-05</text:p>
          </table:table-cell>
          <table:table-cell office:value-type="float" office:value="12.64175" calcext:value-type="float">
            <text:p>12.64175</text:p>
          </table:table-cell>
          <table:table-cell office:value-type="float" office:value="0.3159049" calcext:value-type="float">
            <text:p>0.3159049</text:p>
          </table:table-cell>
          <table:table-cell office:value-type="float" office:value="0.04961029" calcext:value-type="float">
            <text:p>0.04961029</text:p>
          </table:table-cell>
          <table:table-cell office:value-type="float" office:value="0.03740731" calcext:value-type="float">
            <text:p>0.03740731</text:p>
          </table:table-cell>
          <table:table-cell office:value-type="float" office:value="0.020177" calcext:value-type="float">
            <text:p>0.020177</text:p>
          </table:table-cell>
          <table:table-cell office:value-type="float" office:value="0.01944594" calcext:value-type="float">
            <text:p>0.01944594</text:p>
          </table:table-cell>
          <table:table-cell office:value-type="float" office:value="0.01020307" calcext:value-type="float">
            <text:p>0.01020307</text:p>
          </table:table-cell>
          <table:table-cell office:value-type="float" office:value="0.008293902" calcext:value-type="float">
            <text:p>0.008293902</text:p>
          </table:table-cell>
          <table:table-cell office:value-type="float" office:value="0.02250367" calcext:value-type="float">
            <text:p>0.02250367</text:p>
          </table:table-cell>
          <table:table-cell office:value-type="float" office:value="0.01949134" calcext:value-type="float">
            <text:p>0.01949134</text:p>
          </table:table-cell>
          <table:table-cell office:value-type="float" office:value="0.01861576" calcext:value-type="float">
            <text:p>0.01861576</text:p>
          </table:table-cell>
          <table:table-cell office:value-type="float" office:value="0.01799936" calcext:value-type="float">
            <text:p>0.01799936</text:p>
          </table:table-cell>
          <table:table-cell office:value-type="float" office:value="0.02250964" calcext:value-type="float">
            <text:p>0.02250964</text:p>
          </table:table-cell>
          <table:table-cell office:value-type="float" office:value="0.005159198" calcext:value-type="float">
            <text:p>0.005159198</text:p>
          </table:table-cell>
          <table:table-cell office:value-type="float" office:value="0.004570969" calcext:value-type="float">
            <text:p>0.004570969</text:p>
          </table:table-cell>
          <table:table-cell office:value-type="float" office:value="0" calcext:value-type="float">
            <text:p>0</text:p>
          </table:table-cell>
          <table:table-cell office:value-type="float" office:value="13.77143" calcext:value-type="float">
            <text:p>13.77143</text:p>
          </table:table-cell>
          <table:table-cell office:value-type="float" office:value="28.85797" calcext:value-type="float">
            <text:p>28.85797</text:p>
          </table:table-cell>
          <table:table-cell office:value-type="float" office:value="27.69036" calcext:value-type="float">
            <text:p>27.69036</text:p>
          </table:table-cell>
          <table:table-cell office:value-type="float" office:value="12.75461" calcext:value-type="float">
            <text:p>12.75461</text:p>
          </table:table-cell>
          <table:table-cell office:value-type="float" office:value="8.522333" calcext:value-type="float">
            <text:p>8.522333</text:p>
          </table:table-cell>
          <table:table-cell office:value-type="float" office:value="2.66606" calcext:value-type="float">
            <text:p>2.66606</text:p>
          </table:table-cell>
          <table:table-cell office:value-type="float" office:value="1.453605" calcext:value-type="float">
            <text:p>1.453605</text:p>
          </table:table-cell>
          <table:table-cell office:value-type="float" office:value="1.299005" calcext:value-type="float">
            <text:p>1.299005</text:p>
          </table:table-cell>
          <table:table-cell office:value-type="float" office:value="1.222215" calcext:value-type="float">
            <text:p>1.222215</text:p>
          </table:table-cell>
          <table:table-cell office:value-type="float" office:value="0.4246483" calcext:value-type="float">
            <text:p>0.4246483</text:p>
          </table:table-cell>
          <table:table-cell office:value-type="float" office:value="0.1858303" calcext:value-type="float">
            <text:p>0.1858303</text:p>
          </table:table-cell>
          <table:table-cell office:value-type="float" office:value="0.2870316" calcext:value-type="float">
            <text:p>0.2870316</text:p>
          </table:table-cell>
          <table:table-cell office:value-type="float" office:value="0.3229371" calcext:value-type="float">
            <text:p>0.3229371</text:p>
          </table:table-cell>
          <table:table-cell office:value-type="float" office:value="0.346912" calcext:value-type="float">
            <text:p>0.346912</text:p>
          </table:table-cell>
          <table:table-cell office:value-type="float" office:value="0" calcext:value-type="float">
            <text:p>0</text:p>
          </table:table-cell>
          <table:table-cell office:value-type="float" office:value="13.8845" calcext:value-type="float">
            <text:p>13.884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94274" calcext:value-type="float">
            <text:p>23.94274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32.19838" calcext:value-type="float">
            <text:p>32.19838</text:p>
          </table:table-cell>
          <table:table-cell office:value-type="float" office:value="1096.401" calcext:value-type="float">
            <text:p>1096.40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345896" calcext:value-type="float">
            <text:p>0.08345896</text:p>
          </table:table-cell>
          <table:table-cell office:value-type="float" office:value="6.171118" calcext:value-type="float">
            <text:p>6.17111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8388" calcext:value-type="float">
            <text:p>2.678388</text:p>
          </table:table-cell>
          <table:table-cell office:value-type="float" office:value="-0.502129" calcext:value-type="float">
            <text:p>-0.502129</text:p>
          </table:table-cell>
          <table:table-cell office:value-type="float" office:value="-0.1689624" calcext:value-type="float">
            <text:p>-0.1689624</text:p>
          </table:table-cell>
          <table:table-cell office:value-type="float" office:value="0.00008128466" calcext:value-type="float">
            <text:p>8.128466E-05</text:p>
          </table:table-cell>
          <table:table-cell office:value-type="float" office:value="12.66079" calcext:value-type="float">
            <text:p>12.66079</text:p>
          </table:table-cell>
          <table:table-cell office:value-type="float" office:value="0.2099259" calcext:value-type="float">
            <text:p>0.2099259</text:p>
          </table:table-cell>
          <table:table-cell office:value-type="float" office:value="0.04640075" calcext:value-type="float">
            <text:p>0.04640075</text:p>
          </table:table-cell>
          <table:table-cell office:value-type="float" office:value="0.03656718" calcext:value-type="float">
            <text:p>0.03656718</text:p>
          </table:table-cell>
          <table:table-cell office:value-type="float" office:value="0.01983243" calcext:value-type="float">
            <text:p>0.01983243</text:p>
          </table:table-cell>
          <table:table-cell office:value-type="float" office:value="0.01914145" calcext:value-type="float">
            <text:p>0.01914145</text:p>
          </table:table-cell>
          <table:table-cell office:value-type="float" office:value="0.01009005" calcext:value-type="float">
            <text:p>0.01009005</text:p>
          </table:table-cell>
          <table:table-cell office:value-type="float" office:value="0.008130066" calcext:value-type="float">
            <text:p>0.008130066</text:p>
          </table:table-cell>
          <table:table-cell office:value-type="float" office:value="0.02240346" calcext:value-type="float">
            <text:p>0.02240346</text:p>
          </table:table-cell>
          <table:table-cell office:value-type="float" office:value="0.01939926" calcext:value-type="float">
            <text:p>0.01939926</text:p>
          </table:table-cell>
          <table:table-cell office:value-type="float" office:value="0.01853682" calcext:value-type="float">
            <text:p>0.01853682</text:p>
          </table:table-cell>
          <table:table-cell office:value-type="float" office:value="0.01792561" calcext:value-type="float">
            <text:p>0.01792561</text:p>
          </table:table-cell>
          <table:table-cell office:value-type="float" office:value="0.02244384" calcext:value-type="float">
            <text:p>0.02244384</text:p>
          </table:table-cell>
          <table:table-cell office:value-type="float" office:value="0.005177582" calcext:value-type="float">
            <text:p>0.005177582</text:p>
          </table:table-cell>
          <table:table-cell office:value-type="float" office:value="0.004544413" calcext:value-type="float">
            <text:p>0.004544413</text:p>
          </table:table-cell>
          <table:table-cell office:value-type="float" office:value="0" calcext:value-type="float">
            <text:p>0</text:p>
          </table:table-cell>
          <table:table-cell office:value-type="float" office:value="16.35137" calcext:value-type="float">
            <text:p>16.35137</text:p>
          </table:table-cell>
          <table:table-cell office:value-type="float" office:value="25.8262" calcext:value-type="float">
            <text:p>25.8262</text:p>
          </table:table-cell>
          <table:table-cell office:value-type="float" office:value="27.92604" calcext:value-type="float">
            <text:p>27.92604</text:p>
          </table:table-cell>
          <table:table-cell office:value-type="float" office:value="12.91828" calcext:value-type="float">
            <text:p>12.91828</text:p>
          </table:table-cell>
          <table:table-cell office:value-type="float" office:value="8.634506" calcext:value-type="float">
            <text:p>8.634506</text:p>
          </table:table-cell>
          <table:table-cell office:value-type="float" office:value="2.69329" calcext:value-type="float">
            <text:p>2.69329</text:p>
          </table:table-cell>
          <table:table-cell office:value-type="float" office:value="1.463382" calcext:value-type="float">
            <text:p>1.463382</text:p>
          </table:table-cell>
          <table:table-cell office:value-type="float" office:value="1.311419" calcext:value-type="float">
            <text:p>1.311419</text:p>
          </table:table-cell>
          <table:table-cell office:value-type="float" office:value="1.229399" calcext:value-type="float">
            <text:p>1.229399</text:p>
          </table:table-cell>
          <table:table-cell office:value-type="float" office:value="0.4290965" calcext:value-type="float">
            <text:p>0.4290965</text:p>
          </table:table-cell>
          <table:table-cell office:value-type="float" office:value="0.1881085" calcext:value-type="float">
            <text:p>0.1881085</text:p>
          </table:table-cell>
          <table:table-cell office:value-type="float" office:value="0.2897592" calcext:value-type="float">
            <text:p>0.2897592</text:p>
          </table:table-cell>
          <table:table-cell office:value-type="float" office:value="0.3316716" calcext:value-type="float">
            <text:p>0.3316716</text:p>
          </table:table-cell>
          <table:table-cell office:value-type="float" office:value="0.3378438" calcext:value-type="float">
            <text:p>0.3378438</text:p>
          </table:table-cell>
          <table:table-cell office:value-type="float" office:value="0" calcext:value-type="float">
            <text:p>0</text:p>
          </table:table-cell>
          <table:table-cell office:value-type="float" office:value="14.0391" calcext:value-type="float">
            <text:p>14.039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3.97824" calcext:value-type="float">
            <text:p>23.97824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32.17704" calcext:value-type="float">
            <text:p>32.17704</text:p>
          </table:table-cell>
          <table:table-cell office:value-type="float" office:value="1096.379" calcext:value-type="float">
            <text:p>1096.37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295667" calcext:value-type="float">
            <text:p>0.08295667</text:p>
          </table:table-cell>
          <table:table-cell office:value-type="float" office:value="6.20926" calcext:value-type="float">
            <text:p>6.2092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7519" calcext:value-type="float">
            <text:p>2.677519</text:p>
          </table:table-cell>
          <table:table-cell office:value-type="float" office:value="-0.5021418" calcext:value-type="float">
            <text:p>-0.5021418</text:p>
          </table:table-cell>
          <table:table-cell office:value-type="float" office:value="-0.1689422" calcext:value-type="float">
            <text:p>-0.1689422</text:p>
          </table:table-cell>
          <table:table-cell office:value-type="float" office:value="0.00008224338" calcext:value-type="float">
            <text:p>8.224338E-05</text:p>
          </table:table-cell>
          <table:table-cell office:value-type="float" office:value="12.68208" calcext:value-type="float">
            <text:p>12.68208</text:p>
          </table:table-cell>
          <table:table-cell office:value-type="float" office:value="0.1502589" calcext:value-type="float">
            <text:p>0.1502589</text:p>
          </table:table-cell>
          <table:table-cell office:value-type="float" office:value="0.04433475" calcext:value-type="float">
            <text:p>0.04433475</text:p>
          </table:table-cell>
          <table:table-cell office:value-type="float" office:value="0.03612486" calcext:value-type="float">
            <text:p>0.03612486</text:p>
          </table:table-cell>
          <table:table-cell office:value-type="float" office:value="0.01967037" calcext:value-type="float">
            <text:p>0.01967037</text:p>
          </table:table-cell>
          <table:table-cell office:value-type="float" office:value="0.0189585" calcext:value-type="float">
            <text:p>0.0189585</text:p>
          </table:table-cell>
          <table:table-cell office:value-type="float" office:value="0.01001743" calcext:value-type="float">
            <text:p>0.01001743</text:p>
          </table:table-cell>
          <table:table-cell office:value-type="float" office:value="0.008026321" calcext:value-type="float">
            <text:p>0.008026321</text:p>
          </table:table-cell>
          <table:table-cell office:value-type="float" office:value="0.02231005" calcext:value-type="float">
            <text:p>0.02231005</text:p>
          </table:table-cell>
          <table:table-cell office:value-type="float" office:value="0.01931508" calcext:value-type="float">
            <text:p>0.01931508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01785091" calcext:value-type="float">
            <text:p>0.01785091</text:p>
          </table:table-cell>
          <table:table-cell office:value-type="float" office:value="0.02239187" calcext:value-type="float">
            <text:p>0.02239187</text:p>
          </table:table-cell>
          <table:table-cell office:value-type="float" office:value="0.005165759" calcext:value-type="float">
            <text:p>0.005165759</text:p>
          </table:table-cell>
          <table:table-cell office:value-type="float" office:value="0.004548172" calcext:value-type="float">
            <text:p>0.004548172</text:p>
          </table:table-cell>
          <table:table-cell office:value-type="float" office:value="0" calcext:value-type="float">
            <text:p>0</text:p>
          </table:table-cell>
          <table:table-cell office:value-type="float" office:value="14.95962" calcext:value-type="float">
            <text:p>14.95962</text:p>
          </table:table-cell>
          <table:table-cell office:value-type="float" office:value="24.12443" calcext:value-type="float">
            <text:p>24.12443</text:p>
          </table:table-cell>
          <table:table-cell office:value-type="float" office:value="28.15712" calcext:value-type="float">
            <text:p>28.15712</text:p>
          </table:table-cell>
          <table:table-cell office:value-type="float" office:value="13.11996" calcext:value-type="float">
            <text:p>13.11996</text:p>
          </table:table-cell>
          <table:table-cell office:value-type="float" office:value="8.744086" calcext:value-type="float">
            <text:p>8.744086</text:p>
          </table:table-cell>
          <table:table-cell office:value-type="float" office:value="2.720675" calcext:value-type="float">
            <text:p>2.720675</text:p>
          </table:table-cell>
          <table:table-cell office:value-type="float" office:value="1.473277" calcext:value-type="float">
            <text:p>1.473277</text:p>
          </table:table-cell>
          <table:table-cell office:value-type="float" office:value="1.323574" calcext:value-type="float">
            <text:p>1.323574</text:p>
          </table:table-cell>
          <table:table-cell office:value-type="float" office:value="1.236425" calcext:value-type="float">
            <text:p>1.236425</text:p>
          </table:table-cell>
          <table:table-cell office:value-type="float" office:value="0.4334876" calcext:value-type="float">
            <text:p>0.4334876</text:p>
          </table:table-cell>
          <table:table-cell office:value-type="float" office:value="0.1903755" calcext:value-type="float">
            <text:p>0.1903755</text:p>
          </table:table-cell>
          <table:table-cell office:value-type="float" office:value="0.2927178" calcext:value-type="float">
            <text:p>0.2927178</text:p>
          </table:table-cell>
          <table:table-cell office:value-type="float" office:value="0.3287301" calcext:value-type="float">
            <text:p>0.3287301</text:p>
          </table:table-cell>
          <table:table-cell office:value-type="float" office:value="0.341346" calcext:value-type="float">
            <text:p>0.341346</text:p>
          </table:table-cell>
          <table:table-cell office:value-type="float" office:value="0" calcext:value-type="float">
            <text:p>0</text:p>
          </table:table-cell>
          <table:table-cell office:value-type="float" office:value="14.32939" calcext:value-type="float">
            <text:p>14.32939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01473" calcext:value-type="float">
            <text:p>24.01473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32.15552" calcext:value-type="float">
            <text:p>32.15552</text:p>
          </table:table-cell>
          <table:table-cell office:value-type="float" office:value="1096.358" calcext:value-type="float">
            <text:p>1096.35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273939" calcext:value-type="float">
            <text:p>0.08273939</text:p>
          </table:table-cell>
          <table:table-cell office:value-type="float" office:value="6.247738" calcext:value-type="float">
            <text:p>6.24773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693" calcext:value-type="float">
            <text:p>2.676693</text:p>
          </table:table-cell>
          <table:table-cell office:value-type="float" office:value="-0.5021523" calcext:value-type="float">
            <text:p>-0.5021523</text:p>
          </table:table-cell>
          <table:table-cell office:value-type="float" office:value="-0.16892" calcext:value-type="float">
            <text:p>-0.16892</text:p>
          </table:table-cell>
          <table:table-cell office:value-type="float" office:value="0.00008329657" calcext:value-type="float">
            <text:p>8.329657E-05</text:p>
          </table:table-cell>
          <table:table-cell office:value-type="float" office:value="12.70052" calcext:value-type="float">
            <text:p>12.70052</text:p>
          </table:table-cell>
          <table:table-cell office:value-type="float" office:value="0.1168881" calcext:value-type="float">
            <text:p>0.1168881</text:p>
          </table:table-cell>
          <table:table-cell office:value-type="float" office:value="0.04346207" calcext:value-type="float">
            <text:p>0.04346207</text:p>
          </table:table-cell>
          <table:table-cell office:value-type="float" office:value="0.03586212" calcext:value-type="float">
            <text:p>0.03586212</text:p>
          </table:table-cell>
          <table:table-cell office:value-type="float" office:value="0.0195638" calcext:value-type="float">
            <text:p>0.0195638</text:p>
          </table:table-cell>
          <table:table-cell office:value-type="float" office:value="0.01881385" calcext:value-type="float">
            <text:p>0.01881385</text:p>
          </table:table-cell>
          <table:table-cell office:value-type="float" office:value="0.009978554" calcext:value-type="float">
            <text:p>0.009978554</text:p>
          </table:table-cell>
          <table:table-cell office:value-type="float" office:value="0.007959749" calcext:value-type="float">
            <text:p>0.007959749</text:p>
          </table:table-cell>
          <table:table-cell office:value-type="float" office:value="0.0222184" calcext:value-type="float">
            <text:p>0.0222184</text:p>
          </table:table-cell>
          <table:table-cell office:value-type="float" office:value="0.01924875" calcext:value-type="float">
            <text:p>0.01924875</text:p>
          </table:table-cell>
          <table:table-cell office:value-type="float" office:value="0.01842684" calcext:value-type="float">
            <text:p>0.01842684</text:p>
          </table:table-cell>
          <table:table-cell office:value-type="float" office:value="0.017782" calcext:value-type="float">
            <text:p>0.017782</text:p>
          </table:table-cell>
          <table:table-cell office:value-type="float" office:value="0.02235078" calcext:value-type="float">
            <text:p>0.02235078</text:p>
          </table:table-cell>
          <table:table-cell office:value-type="float" office:value="0.005154384" calcext:value-type="float">
            <text:p>0.005154384</text:p>
          </table:table-cell>
          <table:table-cell office:value-type="float" office:value="0.004551704" calcext:value-type="float">
            <text:p>0.004551704</text:p>
          </table:table-cell>
          <table:table-cell office:value-type="float" office:value="0" calcext:value-type="float">
            <text:p>0</text:p>
          </table:table-cell>
          <table:table-cell office:value-type="float" office:value="12.73548" calcext:value-type="float">
            <text:p>12.73548</text:p>
          </table:table-cell>
          <table:table-cell office:value-type="float" office:value="23.36039" calcext:value-type="float">
            <text:p>23.36039</text:p>
          </table:table-cell>
          <table:table-cell office:value-type="float" office:value="28.36823" calcext:value-type="float">
            <text:p>28.36823</text:p>
          </table:table-cell>
          <table:table-cell office:value-type="float" office:value="13.35209" calcext:value-type="float">
            <text:p>13.35209</text:p>
          </table:table-cell>
          <table:table-cell office:value-type="float" office:value="8.850858" calcext:value-type="float">
            <text:p>8.850858</text:p>
          </table:table-cell>
          <table:table-cell office:value-type="float" office:value="2.748185" calcext:value-type="float">
            <text:p>2.748185</text:p>
          </table:table-cell>
          <table:table-cell office:value-type="float" office:value="1.483433" calcext:value-type="float">
            <text:p>1.483433</text:p>
          </table:table-cell>
          <table:table-cell office:value-type="float" office:value="1.335636" calcext:value-type="float">
            <text:p>1.335636</text:p>
          </table:table-cell>
          <table:table-cell office:value-type="float" office:value="1.24336" calcext:value-type="float">
            <text:p>1.24336</text:p>
          </table:table-cell>
          <table:table-cell office:value-type="float" office:value="0.4378326" calcext:value-type="float">
            <text:p>0.4378326</text:p>
          </table:table-cell>
          <table:table-cell office:value-type="float" office:value="0.1927036" calcext:value-type="float">
            <text:p>0.1927036</text:p>
          </table:table-cell>
          <table:table-cell office:value-type="float" office:value="0.2953735" calcext:value-type="float">
            <text:p>0.2953735</text:p>
          </table:table-cell>
          <table:table-cell office:value-type="float" office:value="0.326058" calcext:value-type="float">
            <text:p>0.326058</text:p>
          </table:table-cell>
          <table:table-cell office:value-type="float" office:value="0.3447232" calcext:value-type="float">
            <text:p>0.3447232</text:p>
          </table:table-cell>
          <table:table-cell office:value-type="float" office:value="0" calcext:value-type="float">
            <text:p>0</text:p>
          </table:table-cell>
          <table:table-cell office:value-type="float" office:value="14.566" calcext:value-type="float">
            <text:p>14.56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05173" calcext:value-type="float">
            <text:p>24.05173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32.13309" calcext:value-type="float">
            <text:p>32.13309</text:p>
          </table:table-cell>
          <table:table-cell office:value-type="float" office:value="1096.335" calcext:value-type="float">
            <text:p>1096.33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275721" calcext:value-type="float">
            <text:p>0.08275721</text:p>
          </table:table-cell>
          <table:table-cell office:value-type="float" office:value="6.287278" calcext:value-type="float">
            <text:p>6.28727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103" calcext:value-type="float">
            <text:p>2.676103</text:p>
          </table:table-cell>
          <table:table-cell office:value-type="float" office:value="-0.5021648" calcext:value-type="float">
            <text:p>-0.5021648</text:p>
          </table:table-cell>
          <table:table-cell office:value-type="float" office:value="-0.1688945" calcext:value-type="float">
            <text:p>-0.1688945</text:p>
          </table:table-cell>
          <table:table-cell office:value-type="float" office:value="0.00008421604" calcext:value-type="float">
            <text:p>8.421604E-05</text:p>
          </table:table-cell>
          <table:table-cell office:value-type="float" office:value="12.71489" calcext:value-type="float">
            <text:p>12.71489</text:p>
          </table:table-cell>
          <table:table-cell office:value-type="float" office:value="0.1030351" calcext:value-type="float">
            <text:p>0.1030351</text:p>
          </table:table-cell>
          <table:table-cell office:value-type="float" office:value="0.04311555" calcext:value-type="float">
            <text:p>0.04311555</text:p>
          </table:table-cell>
          <table:table-cell office:value-type="float" office:value="0.03570037" calcext:value-type="float">
            <text:p>0.03570037</text:p>
          </table:table-cell>
          <table:table-cell office:value-type="float" office:value="0.01948724" calcext:value-type="float">
            <text:p>0.01948724</text:p>
          </table:table-cell>
          <table:table-cell office:value-type="float" office:value="0.01868887" calcext:value-type="float">
            <text:p>0.01868887</text:p>
          </table:table-cell>
          <table:table-cell office:value-type="float" office:value="0.009953407" calcext:value-type="float">
            <text:p>0.009953407</text:p>
          </table:table-cell>
          <table:table-cell office:value-type="float" office:value="0.007913413" calcext:value-type="float">
            <text:p>0.007913413</text:p>
          </table:table-cell>
          <table:table-cell office:value-type="float" office:value="0.02214576" calcext:value-type="float">
            <text:p>0.02214576</text:p>
          </table:table-cell>
          <table:table-cell office:value-type="float" office:value="0.01919744" calcext:value-type="float">
            <text:p>0.01919744</text:p>
          </table:table-cell>
          <table:table-cell office:value-type="float" office:value="0.01839091" calcext:value-type="float">
            <text:p>0.01839091</text:p>
          </table:table-cell>
          <table:table-cell office:value-type="float" office:value="0.01772399" calcext:value-type="float">
            <text:p>0.01772399</text:p>
          </table:table-cell>
          <table:table-cell office:value-type="float" office:value="0.02231862" calcext:value-type="float">
            <text:p>0.02231862</text:p>
          </table:table-cell>
          <table:table-cell office:value-type="float" office:value="0.005145722" calcext:value-type="float">
            <text:p>0.005145722</text:p>
          </table:table-cell>
          <table:table-cell office:value-type="float" office:value="0.004552628" calcext:value-type="float">
            <text:p>0.004552628</text:p>
          </table:table-cell>
          <table:table-cell office:value-type="float" office:value="0" calcext:value-type="float">
            <text:p>0</text:p>
          </table:table-cell>
          <table:table-cell office:value-type="float" office:value="11.59046" calcext:value-type="float">
            <text:p>11.59046</text:p>
          </table:table-cell>
          <table:table-cell office:value-type="float" office:value="22.88568" calcext:value-type="float">
            <text:p>22.88568</text:p>
          </table:table-cell>
          <table:table-cell office:value-type="float" office:value="28.62432" calcext:value-type="float">
            <text:p>28.62432</text:p>
          </table:table-cell>
          <table:table-cell office:value-type="float" office:value="13.61509" calcext:value-type="float">
            <text:p>13.61509</text:p>
          </table:table-cell>
          <table:table-cell office:value-type="float" office:value="8.95757" calcext:value-type="float">
            <text:p>8.95757</text:p>
          </table:table-cell>
          <table:table-cell office:value-type="float" office:value="2.77571" calcext:value-type="float">
            <text:p>2.77571</text:p>
          </table:table-cell>
          <table:table-cell office:value-type="float" office:value="1.493762" calcext:value-type="float">
            <text:p>1.493762</text:p>
          </table:table-cell>
          <table:table-cell office:value-type="float" office:value="1.347617" calcext:value-type="float">
            <text:p>1.347617</text:p>
          </table:table-cell>
          <table:table-cell office:value-type="float" office:value="1.25024" calcext:value-type="float">
            <text:p>1.25024</text:p>
          </table:table-cell>
          <table:table-cell office:value-type="float" office:value="0.4421395" calcext:value-type="float">
            <text:p>0.4421395</text:p>
          </table:table-cell>
          <table:table-cell office:value-type="float" office:value="0.1950839" calcext:value-type="float">
            <text:p>0.1950839</text:p>
          </table:table-cell>
          <table:table-cell office:value-type="float" office:value="0.2978161" calcext:value-type="float">
            <text:p>0.2978161</text:p>
          </table:table-cell>
          <table:table-cell office:value-type="float" office:value="0.3243627" calcext:value-type="float">
            <text:p>0.3243627</text:p>
          </table:table-cell>
          <table:table-cell office:value-type="float" office:value="0.3468425" calcext:value-type="float">
            <text:p>0.3468425</text:p>
          </table:table-cell>
          <table:table-cell office:value-type="float" office:value="0" calcext:value-type="float">
            <text:p>0</text:p>
          </table:table-cell>
          <table:table-cell office:value-type="float" office:value="14.78506" calcext:value-type="float">
            <text:p>14.7850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09013" calcext:value-type="float">
            <text:p>24.09013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32.1081" calcext:value-type="float">
            <text:p>32.1081</text:p>
          </table:table-cell>
          <table:table-cell office:value-type="float" office:value="1096.312" calcext:value-type="float">
            <text:p>1096.31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317279" calcext:value-type="float">
            <text:p>0.08317279</text:p>
          </table:table-cell>
          <table:table-cell office:value-type="float" office:value="6.329399" calcext:value-type="float">
            <text:p>6.32939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103" calcext:value-type="float">
            <text:p>2.676103</text:p>
          </table:table-cell>
          <table:table-cell office:value-type="float" office:value="-0.502179" calcext:value-type="float">
            <text:p>-0.502179</text:p>
          </table:table-cell>
          <table:table-cell office:value-type="float" office:value="-0.1688684" calcext:value-type="float">
            <text:p>-0.1688684</text:p>
          </table:table-cell>
          <table:table-cell office:value-type="float" office:value="0.0000851177" calcext:value-type="float">
            <text:p>8.51177E-05</text:p>
          </table:table-cell>
          <table:table-cell office:value-type="float" office:value="12.73063" calcext:value-type="float">
            <text:p>12.73063</text:p>
          </table:table-cell>
          <table:table-cell office:value-type="float" office:value="0.1059504" calcext:value-type="float">
            <text:p>0.1059504</text:p>
          </table:table-cell>
          <table:table-cell office:value-type="float" office:value="0.04295839" calcext:value-type="float">
            <text:p>0.04295839</text:p>
          </table:table-cell>
          <table:table-cell office:value-type="float" office:value="0.03594402" calcext:value-type="float">
            <text:p>0.03594402</text:p>
          </table:table-cell>
          <table:table-cell office:value-type="float" office:value="0.01942316" calcext:value-type="float">
            <text:p>0.01942316</text:p>
          </table:table-cell>
          <table:table-cell office:value-type="float" office:value="0.01856986" calcext:value-type="float">
            <text:p>0.01856986</text:p>
          </table:table-cell>
          <table:table-cell office:value-type="float" office:value="0.009902128" calcext:value-type="float">
            <text:p>0.009902128</text:p>
          </table:table-cell>
          <table:table-cell office:value-type="float" office:value="0.007853204" calcext:value-type="float">
            <text:p>0.007853204</text:p>
          </table:table-cell>
          <table:table-cell office:value-type="float" office:value="0.0220807" calcext:value-type="float">
            <text:p>0.0220807</text:p>
          </table:table-cell>
          <table:table-cell office:value-type="float" office:value="0.01915724" calcext:value-type="float">
            <text:p>0.01915724</text:p>
          </table:table-cell>
          <table:table-cell office:value-type="float" office:value="0.01836488" calcext:value-type="float">
            <text:p>0.01836488</text:p>
          </table:table-cell>
          <table:table-cell office:value-type="float" office:value="0.0176743" calcext:value-type="float">
            <text:p>0.0176743</text:p>
          </table:table-cell>
          <table:table-cell office:value-type="float" office:value="0.02229497" calcext:value-type="float">
            <text:p>0.02229497</text:p>
          </table:table-cell>
          <table:table-cell office:value-type="float" office:value="0.005139939" calcext:value-type="float">
            <text:p>0.005139939</text:p>
          </table:table-cell>
          <table:table-cell office:value-type="float" office:value="0.004550873" calcext:value-type="float">
            <text:p>0.004550873</text:p>
          </table:table-cell>
          <table:table-cell office:value-type="float" office:value="0" calcext:value-type="float">
            <text:p>0</text:p>
          </table:table-cell>
          <table:table-cell office:value-type="float" office:value="11.76796" calcext:value-type="float">
            <text:p>11.76796</text:p>
          </table:table-cell>
          <table:table-cell office:value-type="float" office:value="22.53742" calcext:value-type="float">
            <text:p>22.53742</text:p>
          </table:table-cell>
          <table:table-cell office:value-type="float" office:value="28.86864" calcext:value-type="float">
            <text:p>28.86864</text:p>
          </table:table-cell>
          <table:table-cell office:value-type="float" office:value="13.89542" calcext:value-type="float">
            <text:p>13.89542</text:p>
          </table:table-cell>
          <table:table-cell office:value-type="float" office:value="9.068576" calcext:value-type="float">
            <text:p>9.068576</text:p>
          </table:table-cell>
          <table:table-cell office:value-type="float" office:value="2.804206" calcext:value-type="float">
            <text:p>2.804206</text:p>
          </table:table-cell>
          <table:table-cell office:value-type="float" office:value="1.504599" calcext:value-type="float">
            <text:p>1.504599</text:p>
          </table:table-cell>
          <table:table-cell office:value-type="float" office:value="1.359633" calcext:value-type="float">
            <text:p>1.359633</text:p>
          </table:table-cell>
          <table:table-cell office:value-type="float" office:value="1.257099" calcext:value-type="float">
            <text:p>1.257099</text:p>
          </table:table-cell>
          <table:table-cell office:value-type="float" office:value="0.4464113" calcext:value-type="float">
            <text:p>0.4464113</text:p>
          </table:table-cell>
          <table:table-cell office:value-type="float" office:value="0.1974157" calcext:value-type="float">
            <text:p>0.1974157</text:p>
          </table:table-cell>
          <table:table-cell office:value-type="float" office:value="0.3001621" calcext:value-type="float">
            <text:p>0.3001621</text:p>
          </table:table-cell>
          <table:table-cell office:value-type="float" office:value="0.3236727" calcext:value-type="float">
            <text:p>0.3236727</text:p>
          </table:table-cell>
          <table:table-cell office:value-type="float" office:value="0.3470215" calcext:value-type="float">
            <text:p>0.3470215</text:p>
          </table:table-cell>
          <table:table-cell office:value-type="float" office:value="0" calcext:value-type="float">
            <text:p>0</text:p>
          </table:table-cell>
          <table:table-cell office:value-type="float" office:value="15.1318" calcext:value-type="float">
            <text:p>15.131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13185" calcext:value-type="float">
            <text:p>24.13185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32.08215" calcext:value-type="float">
            <text:p>32.08215</text:p>
          </table:table-cell>
          <table:table-cell office:value-type="float" office:value="1096.288" calcext:value-type="float">
            <text:p>1096.28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420976" calcext:value-type="float">
            <text:p>0.08420976</text:p>
          </table:table-cell>
          <table:table-cell office:value-type="float" office:value="6.372405" calcext:value-type="float">
            <text:p>6.37240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103" calcext:value-type="float">
            <text:p>2.676103</text:p>
          </table:table-cell>
          <table:table-cell office:value-type="float" office:value="-0.5021945" calcext:value-type="float">
            <text:p>-0.5021945</text:p>
          </table:table-cell>
          <table:table-cell office:value-type="float" office:value="-0.1688422" calcext:value-type="float">
            <text:p>-0.1688422</text:p>
          </table:table-cell>
          <table:table-cell office:value-type="float" office:value="0.00008600311" calcext:value-type="float">
            <text:p>8.600311E-05</text:p>
          </table:table-cell>
          <table:table-cell office:value-type="float" office:value="12.74536" calcext:value-type="float">
            <text:p>12.74536</text:p>
          </table:table-cell>
          <table:table-cell office:value-type="float" office:value="0.1534208" calcext:value-type="float">
            <text:p>0.1534208</text:p>
          </table:table-cell>
          <table:table-cell office:value-type="float" office:value="0.04330194" calcext:value-type="float">
            <text:p>0.04330194</text:p>
          </table:table-cell>
          <table:table-cell office:value-type="float" office:value="0.03688511" calcext:value-type="float">
            <text:p>0.03688511</text:p>
          </table:table-cell>
          <table:table-cell office:value-type="float" office:value="0.01937308" calcext:value-type="float">
            <text:p>0.01937308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0986386" calcext:value-type="float">
            <text:p>0.00986386</text:p>
          </table:table-cell>
          <table:table-cell office:value-type="float" office:value="0.007800277" calcext:value-type="float">
            <text:p>0.007800277</text:p>
          </table:table-cell>
          <table:table-cell office:value-type="float" office:value="0.02201877" calcext:value-type="float">
            <text:p>0.02201877</text:p>
          </table:table-cell>
          <table:table-cell office:value-type="float" office:value="0.01912369" calcext:value-type="float">
            <text:p>0.01912369</text:p>
          </table:table-cell>
          <table:table-cell office:value-type="float" office:value="0.01834726" calcext:value-type="float">
            <text:p>0.01834726</text:p>
          </table:table-cell>
          <table:table-cell office:value-type="float" office:value="0.01763147" calcext:value-type="float">
            <text:p>0.01763147</text:p>
          </table:table-cell>
          <table:table-cell office:value-type="float" office:value="0.02227882" calcext:value-type="float">
            <text:p>0.02227882</text:p>
          </table:table-cell>
          <table:table-cell office:value-type="float" office:value="0.005134749" calcext:value-type="float">
            <text:p>0.005134749</text:p>
          </table:table-cell>
          <table:table-cell office:value-type="float" office:value="0.00454858" calcext:value-type="float">
            <text:p>0.00454858</text:p>
          </table:table-cell>
          <table:table-cell office:value-type="float" office:value="0" calcext:value-type="float">
            <text:p>0</text:p>
          </table:table-cell>
          <table:table-cell office:value-type="float" office:value="12.10421" calcext:value-type="float">
            <text:p>12.10421</text:p>
          </table:table-cell>
          <table:table-cell office:value-type="float" office:value="22.2935" calcext:value-type="float">
            <text:p>22.2935</text:p>
          </table:table-cell>
          <table:table-cell office:value-type="float" office:value="29.06986" calcext:value-type="float">
            <text:p>29.06986</text:p>
          </table:table-cell>
          <table:table-cell office:value-type="float" office:value="14.18344" calcext:value-type="float">
            <text:p>14.18344</text:p>
          </table:table-cell>
          <table:table-cell office:value-type="float" office:value="9.179633" calcext:value-type="float">
            <text:p>9.179633</text:p>
          </table:table-cell>
          <table:table-cell office:value-type="float" office:value="2.834588" calcext:value-type="float">
            <text:p>2.834588</text:p>
          </table:table-cell>
          <table:table-cell office:value-type="float" office:value="1.515243" calcext:value-type="float">
            <text:p>1.515243</text:p>
          </table:table-cell>
          <table:table-cell office:value-type="float" office:value="1.371856" calcext:value-type="float">
            <text:p>1.371856</text:p>
          </table:table-cell>
          <table:table-cell office:value-type="float" office:value="1.263981" calcext:value-type="float">
            <text:p>1.263981</text:p>
          </table:table-cell>
          <table:table-cell office:value-type="float" office:value="0.4506728" calcext:value-type="float">
            <text:p>0.4506728</text:p>
          </table:table-cell>
          <table:table-cell office:value-type="float" office:value="0.1996791" calcext:value-type="float">
            <text:p>0.1996791</text:p>
          </table:table-cell>
          <table:table-cell office:value-type="float" office:value="0.3024807" calcext:value-type="float">
            <text:p>0.3024807</text:p>
          </table:table-cell>
          <table:table-cell office:value-type="float" office:value="0.3231854" calcext:value-type="float">
            <text:p>0.3231854</text:p>
          </table:table-cell>
          <table:table-cell office:value-type="float" office:value="0.3470259" calcext:value-type="float">
            <text:p>0.3470259</text:p>
          </table:table-cell>
          <table:table-cell office:value-type="float" office:value="0" calcext:value-type="float">
            <text:p>0</text:p>
          </table:table-cell>
          <table:table-cell office:value-type="float" office:value="15.54564" calcext:value-type="float">
            <text:p>15.5456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17476" calcext:value-type="float">
            <text:p>24.17476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32.05991" calcext:value-type="float">
            <text:p>32.05991</text:p>
          </table:table-cell>
          <table:table-cell office:value-type="float" office:value="1096.265" calcext:value-type="float">
            <text:p>1096.26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40473" calcext:value-type="float">
            <text:p>0.08640473</text:p>
          </table:table-cell>
          <table:table-cell office:value-type="float" office:value="6.414967" calcext:value-type="float">
            <text:p>6.41496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179" calcext:value-type="float">
            <text:p>0.00397517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103" calcext:value-type="float">
            <text:p>2.676103</text:p>
          </table:table-cell>
          <table:table-cell office:value-type="float" office:value="-0.5022029" calcext:value-type="float">
            <text:p>-0.5022029</text:p>
          </table:table-cell>
          <table:table-cell office:value-type="float" office:value="-0.1688135" calcext:value-type="float">
            <text:p>-0.1688135</text:p>
          </table:table-cell>
          <table:table-cell office:value-type="float" office:value="0.0000868748" calcext:value-type="float">
            <text:p>8.68748E-05</text:p>
          </table:table-cell>
          <table:table-cell office:value-type="float" office:value="12.7593" calcext:value-type="float">
            <text:p>12.7593</text:p>
          </table:table-cell>
          <table:table-cell office:value-type="float" office:value="0.2084448" calcext:value-type="float">
            <text:p>0.2084448</text:p>
          </table:table-cell>
          <table:table-cell office:value-type="float" office:value="0.04433081" calcext:value-type="float">
            <text:p>0.04433081</text:p>
          </table:table-cell>
          <table:table-cell office:value-type="float" office:value="0.03625172" calcext:value-type="float">
            <text:p>0.03625172</text:p>
          </table:table-cell>
          <table:table-cell office:value-type="float" office:value="0.01924175" calcext:value-type="float">
            <text:p>0.01924175</text:p>
          </table:table-cell>
          <table:table-cell office:value-type="float" office:value="0.01831585" calcext:value-type="float">
            <text:p>0.01831585</text:p>
          </table:table-cell>
          <table:table-cell office:value-type="float" office:value="0.00986403" calcext:value-type="float">
            <text:p>0.00986403</text:p>
          </table:table-cell>
          <table:table-cell office:value-type="float" office:value="0.007775362" calcext:value-type="float">
            <text:p>0.007775362</text:p>
          </table:table-cell>
          <table:table-cell office:value-type="float" office:value="0.02196443" calcext:value-type="float">
            <text:p>0.02196443</text:p>
          </table:table-cell>
          <table:table-cell office:value-type="float" office:value="0.01909584" calcext:value-type="float">
            <text:p>0.01909584</text:p>
          </table:table-cell>
          <table:table-cell office:value-type="float" office:value="0.01833653" calcext:value-type="float">
            <text:p>0.01833653</text:p>
          </table:table-cell>
          <table:table-cell office:value-type="float" office:value="0.01759462" calcext:value-type="float">
            <text:p>0.01759462</text:p>
          </table:table-cell>
          <table:table-cell office:value-type="float" office:value="0.02226922" calcext:value-type="float">
            <text:p>0.02226922</text:p>
          </table:table-cell>
          <table:table-cell office:value-type="float" office:value="0.005129607" calcext:value-type="float">
            <text:p>0.005129607</text:p>
          </table:table-cell>
          <table:table-cell office:value-type="float" office:value="0.004546299" calcext:value-type="float">
            <text:p>0.004546299</text:p>
          </table:table-cell>
          <table:table-cell office:value-type="float" office:value="0" calcext:value-type="float">
            <text:p>0</text:p>
          </table:table-cell>
          <table:table-cell office:value-type="float" office:value="24.78136" calcext:value-type="float">
            <text:p>24.78136</text:p>
          </table:table-cell>
          <table:table-cell office:value-type="float" office:value="22.11363" calcext:value-type="float">
            <text:p>22.11363</text:p>
          </table:table-cell>
          <table:table-cell office:value-type="float" office:value="29.18732" calcext:value-type="float">
            <text:p>29.18732</text:p>
          </table:table-cell>
          <table:table-cell office:value-type="float" office:value="14.45961" calcext:value-type="float">
            <text:p>14.45961</text:p>
          </table:table-cell>
          <table:table-cell office:value-type="float" office:value="9.290059" calcext:value-type="float">
            <text:p>9.290059</text:p>
          </table:table-cell>
          <table:table-cell office:value-type="float" office:value="2.865142" calcext:value-type="float">
            <text:p>2.865142</text:p>
          </table:table-cell>
          <table:table-cell office:value-type="float" office:value="1.526061" calcext:value-type="float">
            <text:p>1.526061</text:p>
          </table:table-cell>
          <table:table-cell office:value-type="float" office:value="1.38425" calcext:value-type="float">
            <text:p>1.38425</text:p>
          </table:table-cell>
          <table:table-cell office:value-type="float" office:value="1.270922" calcext:value-type="float">
            <text:p>1.270922</text:p>
          </table:table-cell>
          <table:table-cell office:value-type="float" office:value="0.4549366" calcext:value-type="float">
            <text:p>0.4549366</text:p>
          </table:table-cell>
          <table:table-cell office:value-type="float" office:value="0.2018825" calcext:value-type="float">
            <text:p>0.2018825</text:p>
          </table:table-cell>
          <table:table-cell office:value-type="float" office:value="0.3047673" calcext:value-type="float">
            <text:p>0.3047673</text:p>
          </table:table-cell>
          <table:table-cell office:value-type="float" office:value="0.3227237" calcext:value-type="float">
            <text:p>0.3227237</text:p>
          </table:table-cell>
          <table:table-cell office:value-type="float" office:value="0.3470303" calcext:value-type="float">
            <text:p>0.3470303</text:p>
          </table:table-cell>
          <table:table-cell office:value-type="float" office:value="0" calcext:value-type="float">
            <text:p>0</text:p>
          </table:table-cell>
          <table:table-cell office:value-type="float" office:value="16.73524" calcext:value-type="float">
            <text:p>16.7352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21318" calcext:value-type="float">
            <text:p>24.21318</text:p>
          </table:table-cell>
          <table:table-cell office:value-type="float" office:value="0" calcext:value-type="float">
            <text:p>0</text:p>
          </table:table-cell>
          <table:table-cell office:value-type="float" office:value="-1.845355" calcext:value-type="float">
            <text:p>-1.8453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32.04322" calcext:value-type="float">
            <text:p>32.04322</text:p>
          </table:table-cell>
          <table:table-cell office:value-type="float" office:value="1096.246" calcext:value-type="float">
            <text:p>1096.24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49345" calcext:value-type="float">
            <text:p>0.08649345</text:p>
          </table:table-cell>
          <table:table-cell office:value-type="float" office:value="6.452104" calcext:value-type="float">
            <text:p>6.45210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246" calcext:value-type="float">
            <text:p>0.0039752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122" calcext:value-type="float">
            <text:p>2.676122</text:p>
          </table:table-cell>
          <table:table-cell office:value-type="float" office:value="-0.5022143" calcext:value-type="float">
            <text:p>-0.5022143</text:p>
          </table:table-cell>
          <table:table-cell office:value-type="float" office:value="-0.1687978" calcext:value-type="float">
            <text:p>-0.1687978</text:p>
          </table:table-cell>
          <table:table-cell office:value-type="float" office:value="0.00008773515" calcext:value-type="float">
            <text:p>8.773515E-05</text:p>
          </table:table-cell>
          <table:table-cell office:value-type="float" office:value="12.78488" calcext:value-type="float">
            <text:p>12.78488</text:p>
          </table:table-cell>
          <table:table-cell office:value-type="float" office:value="0.1151535" calcext:value-type="float">
            <text:p>0.1151535</text:p>
          </table:table-cell>
          <table:table-cell office:value-type="float" office:value="0.0535446" calcext:value-type="float">
            <text:p>0.0535446</text:p>
          </table:table-cell>
          <table:table-cell office:value-type="float" office:value="0.0358192" calcext:value-type="float">
            <text:p>0.0358192</text:p>
          </table:table-cell>
          <table:table-cell office:value-type="float" office:value="0.0185066" calcext:value-type="float">
            <text:p>0.0185066</text:p>
          </table:table-cell>
          <table:table-cell office:value-type="float" office:value="0.01764675" calcext:value-type="float">
            <text:p>0.01764675</text:p>
          </table:table-cell>
          <table:table-cell office:value-type="float" office:value="0.009680703" calcext:value-type="float">
            <text:p>0.009680703</text:p>
          </table:table-cell>
          <table:table-cell office:value-type="float" office:value="0.007707649" calcext:value-type="float">
            <text:p>0.007707649</text:p>
          </table:table-cell>
          <table:table-cell office:value-type="float" office:value="0.02190978" calcext:value-type="float">
            <text:p>0.02190978</text:p>
          </table:table-cell>
          <table:table-cell office:value-type="float" office:value="0.01907624" calcext:value-type="float">
            <text:p>0.01907624</text:p>
          </table:table-cell>
          <table:table-cell office:value-type="float" office:value="0.01833125" calcext:value-type="float">
            <text:p>0.01833125</text:p>
          </table:table-cell>
          <table:table-cell office:value-type="float" office:value="0.01756373" calcext:value-type="float">
            <text:p>0.01756373</text:p>
          </table:table-cell>
          <table:table-cell office:value-type="float" office:value="0.02226529" calcext:value-type="float">
            <text:p>0.02226529</text:p>
          </table:table-cell>
          <table:table-cell office:value-type="float" office:value="0.005124514" calcext:value-type="float">
            <text:p>0.005124514</text:p>
          </table:table-cell>
          <table:table-cell office:value-type="float" office:value="0.004544024" calcext:value-type="float">
            <text:p>0.004544024</text:p>
          </table:table-cell>
          <table:table-cell office:value-type="float" office:value="0" calcext:value-type="float">
            <text:p>0</text:p>
          </table:table-cell>
          <table:table-cell office:value-type="float" office:value="13.48494" calcext:value-type="float">
            <text:p>13.48494</text:p>
          </table:table-cell>
          <table:table-cell office:value-type="float" office:value="25.01628" calcext:value-type="float">
            <text:p>25.01628</text:p>
          </table:table-cell>
          <table:table-cell office:value-type="float" office:value="31.4236" calcext:value-type="float">
            <text:p>31.4236</text:p>
          </table:table-cell>
          <table:table-cell office:value-type="float" office:value="14.88736" calcext:value-type="float">
            <text:p>14.88736</text:p>
          </table:table-cell>
          <table:table-cell office:value-type="float" office:value="9.411733" calcext:value-type="float">
            <text:p>9.411733</text:p>
          </table:table-cell>
          <table:table-cell office:value-type="float" office:value="2.893064" calcext:value-type="float">
            <text:p>2.893064</text:p>
          </table:table-cell>
          <table:table-cell office:value-type="float" office:value="1.53438" calcext:value-type="float">
            <text:p>1.53438</text:p>
          </table:table-cell>
          <table:table-cell office:value-type="float" office:value="1.396646" calcext:value-type="float">
            <text:p>1.396646</text:p>
          </table:table-cell>
          <table:table-cell office:value-type="float" office:value="1.27788" calcext:value-type="float">
            <text:p>1.27788</text:p>
          </table:table-cell>
          <table:table-cell office:value-type="float" office:value="0.4591925" calcext:value-type="float">
            <text:p>0.4591925</text:p>
          </table:table-cell>
          <table:table-cell office:value-type="float" office:value="0.2040665" calcext:value-type="float">
            <text:p>0.2040665</text:p>
          </table:table-cell>
          <table:table-cell office:value-type="float" office:value="0.3070238" calcext:value-type="float">
            <text:p>0.3070238</text:p>
          </table:table-cell>
          <table:table-cell office:value-type="float" office:value="0.3222848" calcext:value-type="float">
            <text:p>0.3222848</text:p>
          </table:table-cell>
          <table:table-cell office:value-type="float" office:value="0.3470347" calcext:value-type="float">
            <text:p>0.3470347</text:p>
          </table:table-cell>
          <table:table-cell office:value-type="float" office:value="0" calcext:value-type="float">
            <text:p>0</text:p>
          </table:table-cell>
          <table:table-cell office:value-type="float" office:value="17.31459" calcext:value-type="float">
            <text:p>17.31459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24225" calcext:value-type="float">
            <text:p>24.24225</text:p>
          </table:table-cell>
          <table:table-cell office:value-type="float" office:value="0" calcext:value-type="float">
            <text:p>0</text:p>
          </table:table-cell>
          <table:table-cell office:value-type="float" office:value="-1.845375" calcext:value-type="float">
            <text:p>-1.8453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32.0274" calcext:value-type="float">
            <text:p>32.0274</text:p>
          </table:table-cell>
          <table:table-cell office:value-type="float" office:value="1096.228" calcext:value-type="float">
            <text:p>1096.22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10762" calcext:value-type="float">
            <text:p>0.08610762</text:p>
          </table:table-cell>
          <table:table-cell office:value-type="float" office:value="6.480359" calcext:value-type="float">
            <text:p>6.48035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246" calcext:value-type="float">
            <text:p>0.0039752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6009" calcext:value-type="float">
            <text:p>2.676009</text:p>
          </table:table-cell>
          <table:table-cell office:value-type="float" office:value="-0.502224" calcext:value-type="float">
            <text:p>-0.502224</text:p>
          </table:table-cell>
          <table:table-cell office:value-type="float" office:value="-0.1687802" calcext:value-type="float">
            <text:p>-0.1687802</text:p>
          </table:table-cell>
          <table:table-cell office:value-type="float" office:value="0.00008858817" calcext:value-type="float">
            <text:p>8.858817E-05</text:p>
          </table:table-cell>
          <table:table-cell office:value-type="float" office:value="12.81267" calcext:value-type="float">
            <text:p>12.81267</text:p>
          </table:table-cell>
          <table:table-cell office:value-type="float" office:value="0.07728157" calcext:value-type="float">
            <text:p>0.07728157</text:p>
          </table:table-cell>
          <table:table-cell office:value-type="float" office:value="0.04917606" calcext:value-type="float">
            <text:p>0.04917606</text:p>
          </table:table-cell>
          <table:table-cell office:value-type="float" office:value="0.03820994" calcext:value-type="float">
            <text:p>0.03820994</text:p>
          </table:table-cell>
          <table:table-cell office:value-type="float" office:value="0.01829231" calcext:value-type="float">
            <text:p>0.01829231</text:p>
          </table:table-cell>
          <table:table-cell office:value-type="float" office:value="0.01738206" calcext:value-type="float">
            <text:p>0.01738206</text:p>
          </table:table-cell>
          <table:table-cell office:value-type="float" office:value="0.009643534" calcext:value-type="float">
            <text:p>0.009643534</text:p>
          </table:table-cell>
          <table:table-cell office:value-type="float" office:value="0.007696941" calcext:value-type="float">
            <text:p>0.007696941</text:p>
          </table:table-cell>
          <table:table-cell office:value-type="float" office:value="0.02186706" calcext:value-type="float">
            <text:p>0.02186706</text:p>
          </table:table-cell>
          <table:table-cell office:value-type="float" office:value="0.01906343" calcext:value-type="float">
            <text:p>0.01906343</text:p>
          </table:table-cell>
          <table:table-cell office:value-type="float" office:value="0.01833092" calcext:value-type="float">
            <text:p>0.01833092</text:p>
          </table:table-cell>
          <table:table-cell office:value-type="float" office:value="0.01753818" calcext:value-type="float">
            <text:p>0.01753818</text:p>
          </table:table-cell>
          <table:table-cell office:value-type="float" office:value="0.02226623" calcext:value-type="float">
            <text:p>0.02226623</text:p>
          </table:table-cell>
          <table:table-cell office:value-type="float" office:value="0.005129848" calcext:value-type="float">
            <text:p>0.005129848</text:p>
          </table:table-cell>
          <table:table-cell office:value-type="float" office:value="0.00453131" calcext:value-type="float">
            <text:p>0.00453131</text:p>
          </table:table-cell>
          <table:table-cell office:value-type="float" office:value="0" calcext:value-type="float">
            <text:p>0</text:p>
          </table:table-cell>
          <table:table-cell office:value-type="float" office:value="12.99589" calcext:value-type="float">
            <text:p>12.99589</text:p>
          </table:table-cell>
          <table:table-cell office:value-type="float" office:value="20.26104" calcext:value-type="float">
            <text:p>20.26104</text:p>
          </table:table-cell>
          <table:table-cell office:value-type="float" office:value="33.84808" calcext:value-type="float">
            <text:p>33.84808</text:p>
          </table:table-cell>
          <table:table-cell office:value-type="float" office:value="15.32856" calcext:value-type="float">
            <text:p>15.32856</text:p>
          </table:table-cell>
          <table:table-cell office:value-type="float" office:value="9.553891" calcext:value-type="float">
            <text:p>9.553891</text:p>
          </table:table-cell>
          <table:table-cell office:value-type="float" office:value="2.91967" calcext:value-type="float">
            <text:p>2.91967</text:p>
          </table:table-cell>
          <table:table-cell office:value-type="float" office:value="1.542259" calcext:value-type="float">
            <text:p>1.542259</text:p>
          </table:table-cell>
          <table:table-cell office:value-type="float" office:value="1.40837" calcext:value-type="float">
            <text:p>1.40837</text:p>
          </table:table-cell>
          <table:table-cell office:value-type="float" office:value="1.284719" calcext:value-type="float">
            <text:p>1.284719</text:p>
          </table:table-cell>
          <table:table-cell office:value-type="float" office:value="0.4634326" calcext:value-type="float">
            <text:p>0.4634326</text:p>
          </table:table-cell>
          <table:table-cell office:value-type="float" office:value="0.2062324" calcext:value-type="float">
            <text:p>0.2062324</text:p>
          </table:table-cell>
          <table:table-cell office:value-type="float" office:value="0.3092899" calcext:value-type="float">
            <text:p>0.3092899</text:p>
          </table:table-cell>
          <table:table-cell office:value-type="float" office:value="0.3259304" calcext:value-type="float">
            <text:p>0.3259304</text:p>
          </table:table-cell>
          <table:table-cell office:value-type="float" office:value="0.343127" calcext:value-type="float">
            <text:p>0.343127</text:p>
          </table:table-cell>
          <table:table-cell office:value-type="float" office:value="0" calcext:value-type="float">
            <text:p>0</text:p>
          </table:table-cell>
          <table:table-cell office:value-type="float" office:value="17.39363" calcext:value-type="float">
            <text:p>17.3936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26971" calcext:value-type="float">
            <text:p>24.2697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32.01384" calcext:value-type="float">
            <text:p>32.01384</text:p>
          </table:table-cell>
          <table:table-cell office:value-type="float" office:value="1096.211" calcext:value-type="float">
            <text:p>1096.21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43111" calcext:value-type="float">
            <text:p>0.08643111</text:p>
          </table:table-cell>
          <table:table-cell office:value-type="float" office:value="6.507601" calcext:value-type="float">
            <text:p>6.50760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246" calcext:value-type="float">
            <text:p>0.0039752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52" calcext:value-type="float">
            <text:p>2.6752</text:p>
          </table:table-cell>
          <table:table-cell office:value-type="float" office:value="-0.5022246" calcext:value-type="float">
            <text:p>-0.5022246</text:p>
          </table:table-cell>
          <table:table-cell office:value-type="float" office:value="-0.1687624" calcext:value-type="float">
            <text:p>-0.1687624</text:p>
          </table:table-cell>
          <table:table-cell office:value-type="float" office:value="0.0000894364" calcext:value-type="float">
            <text:p>8.94364E-05</text:p>
          </table:table-cell>
          <table:table-cell office:value-type="float" office:value="12.8354" calcext:value-type="float">
            <text:p>12.8354</text:p>
          </table:table-cell>
          <table:table-cell office:value-type="float" office:value="0.06702092" calcext:value-type="float">
            <text:p>0.06702092</text:p>
          </table:table-cell>
          <table:table-cell office:value-type="float" office:value="0.05036177" calcext:value-type="float">
            <text:p>0.05036177</text:p>
          </table:table-cell>
          <table:table-cell office:value-type="float" office:value="0.04037606" calcext:value-type="float">
            <text:p>0.04037606</text:p>
          </table:table-cell>
          <table:table-cell office:value-type="float" office:value="0.01819899" calcext:value-type="float">
            <text:p>0.01819899</text:p>
          </table:table-cell>
          <table:table-cell office:value-type="float" office:value="0.01715556" calcext:value-type="float">
            <text:p>0.01715556</text:p>
          </table:table-cell>
          <table:table-cell office:value-type="float" office:value="0.009675115" calcext:value-type="float">
            <text:p>0.009675115</text:p>
          </table:table-cell>
          <table:table-cell office:value-type="float" office:value="0.007739309" calcext:value-type="float">
            <text:p>0.007739309</text:p>
          </table:table-cell>
          <table:table-cell office:value-type="float" office:value="0.02186194" calcext:value-type="float">
            <text:p>0.02186194</text:p>
          </table:table-cell>
          <table:table-cell office:value-type="float" office:value="0.01906191" calcext:value-type="float">
            <text:p>0.01906191</text:p>
          </table:table-cell>
          <table:table-cell office:value-type="float" office:value="0.01833547" calcext:value-type="float">
            <text:p>0.01833547</text:p>
          </table:table-cell>
          <table:table-cell office:value-type="float" office:value="0.01751772" calcext:value-type="float">
            <text:p>0.01751772</text:p>
          </table:table-cell>
          <table:table-cell office:value-type="float" office:value="0.02227229" calcext:value-type="float">
            <text:p>0.02227229</text:p>
          </table:table-cell>
          <table:table-cell office:value-type="float" office:value="0.005123013" calcext:value-type="float">
            <text:p>0.005123013</text:p>
          </table:table-cell>
          <table:table-cell office:value-type="float" office:value="0.004530721" calcext:value-type="float">
            <text:p>0.004530721</text:p>
          </table:table-cell>
          <table:table-cell office:value-type="float" office:value="0" calcext:value-type="float">
            <text:p>0</text:p>
          </table:table-cell>
          <table:table-cell office:value-type="float" office:value="11.67612" calcext:value-type="float">
            <text:p>11.67612</text:p>
          </table:table-cell>
          <table:table-cell office:value-type="float" office:value="20.27733" calcext:value-type="float">
            <text:p>20.27733</text:p>
          </table:table-cell>
          <table:table-cell office:value-type="float" office:value="34.53025" calcext:value-type="float">
            <text:p>34.53025</text:p>
          </table:table-cell>
          <table:table-cell office:value-type="float" office:value="15.81642" calcext:value-type="float">
            <text:p>15.81642</text:p>
          </table:table-cell>
          <table:table-cell office:value-type="float" office:value="9.754834" calcext:value-type="float">
            <text:p>9.754834</text:p>
          </table:table-cell>
          <table:table-cell office:value-type="float" office:value="2.945825" calcext:value-type="float">
            <text:p>2.945825</text:p>
          </table:table-cell>
          <table:table-cell office:value-type="float" office:value="1.549926" calcext:value-type="float">
            <text:p>1.549926</text:p>
          </table:table-cell>
          <table:table-cell office:value-type="float" office:value="1.419528" calcext:value-type="float">
            <text:p>1.419528</text:p>
          </table:table-cell>
          <table:table-cell office:value-type="float" office:value="1.291388" calcext:value-type="float">
            <text:p>1.291388</text:p>
          </table:table-cell>
          <table:table-cell office:value-type="float" office:value="0.4676365" calcext:value-type="float">
            <text:p>0.4676365</text:p>
          </table:table-cell>
          <table:table-cell office:value-type="float" office:value="0.2083893" calcext:value-type="float">
            <text:p>0.2083893</text:p>
          </table:table-cell>
          <table:table-cell office:value-type="float" office:value="0.3117152" calcext:value-type="float">
            <text:p>0.3117152</text:p>
          </table:table-cell>
          <table:table-cell office:value-type="float" office:value="0.3247635" calcext:value-type="float">
            <text:p>0.3247635</text:p>
          </table:table-cell>
          <table:table-cell office:value-type="float" office:value="0.3451033" calcext:value-type="float">
            <text:p>0.3451033</text:p>
          </table:table-cell>
          <table:table-cell office:value-type="float" office:value="0" calcext:value-type="float">
            <text:p>0</text:p>
          </table:table-cell>
          <table:table-cell office:value-type="float" office:value="17.59054" calcext:value-type="float">
            <text:p>17.5905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29427" calcext:value-type="float">
            <text:p>24.2942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32.00161" calcext:value-type="float">
            <text:p>32.00161</text:p>
          </table:table-cell>
          <table:table-cell office:value-type="float" office:value="1096.195" calcext:value-type="float">
            <text:p>1096.19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42733" calcext:value-type="float">
            <text:p>0.08642733</text:p>
          </table:table-cell>
          <table:table-cell office:value-type="float" office:value="6.531099" calcext:value-type="float">
            <text:p>6.53109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1" calcext:value-type="float">
            <text:p>0.0039753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4614" calcext:value-type="float">
            <text:p>2.674614</text:p>
          </table:table-cell>
          <table:table-cell office:value-type="float" office:value="-0.5022245" calcext:value-type="float">
            <text:p>-0.5022245</text:p>
          </table:table-cell>
          <table:table-cell office:value-type="float" office:value="-0.1687446" calcext:value-type="float">
            <text:p>-0.1687446</text:p>
          </table:table-cell>
          <table:table-cell office:value-type="float" office:value="0.000090273" calcext:value-type="float">
            <text:p>9.0273E-05</text:p>
          </table:table-cell>
          <table:table-cell office:value-type="float" office:value="12.85363" calcext:value-type="float">
            <text:p>12.85363</text:p>
          </table:table-cell>
          <table:table-cell office:value-type="float" office:value="0.05328479" calcext:value-type="float">
            <text:p>0.05328479</text:p>
          </table:table-cell>
          <table:table-cell office:value-type="float" office:value="0.05082475" calcext:value-type="float">
            <text:p>0.05082475</text:p>
          </table:table-cell>
          <table:table-cell office:value-type="float" office:value="0.04148933" calcext:value-type="float">
            <text:p>0.04148933</text:p>
          </table:table-cell>
          <table:table-cell office:value-type="float" office:value="0.0182867" calcext:value-type="float">
            <text:p>0.0182867</text:p>
          </table:table-cell>
          <table:table-cell office:value-type="float" office:value="0.01708299" calcext:value-type="float">
            <text:p>0.01708299</text:p>
          </table:table-cell>
          <table:table-cell office:value-type="float" office:value="0.009730174" calcext:value-type="float">
            <text:p>0.009730174</text:p>
          </table:table-cell>
          <table:table-cell office:value-type="float" office:value="0.007851416" calcext:value-type="float">
            <text:p>0.007851416</text:p>
          </table:table-cell>
          <table:table-cell office:value-type="float" office:value="0.02188411" calcext:value-type="float">
            <text:p>0.02188411</text:p>
          </table:table-cell>
          <table:table-cell office:value-type="float" office:value="0.0190728" calcext:value-type="float">
            <text:p>0.0190728</text:p>
          </table:table-cell>
          <table:table-cell office:value-type="float" office:value="0.01834504" calcext:value-type="float">
            <text:p>0.01834504</text:p>
          </table:table-cell>
          <table:table-cell office:value-type="float" office:value="0.01750212" calcext:value-type="float">
            <text:p>0.01750212</text:p>
          </table:table-cell>
          <table:table-cell office:value-type="float" office:value="0.02228254" calcext:value-type="float">
            <text:p>0.02228254</text:p>
          </table:table-cell>
          <table:table-cell office:value-type="float" office:value="0.005116233" calcext:value-type="float">
            <text:p>0.005116233</text:p>
          </table:table-cell>
          <table:table-cell office:value-type="float" office:value="0.004530152" calcext:value-type="float">
            <text:p>0.004530152</text:p>
          </table:table-cell>
          <table:table-cell office:value-type="float" office:value="0" calcext:value-type="float">
            <text:p>0</text:p>
          </table:table-cell>
          <table:table-cell office:value-type="float" office:value="13.5578" calcext:value-type="float">
            <text:p>13.5578</text:p>
          </table:table-cell>
          <table:table-cell office:value-type="float" office:value="19.94815" calcext:value-type="float">
            <text:p>19.94815</text:p>
          </table:table-cell>
          <table:table-cell office:value-type="float" office:value="32.97543" calcext:value-type="float">
            <text:p>32.97543</text:p>
          </table:table-cell>
          <table:table-cell office:value-type="float" office:value="16.3072" calcext:value-type="float">
            <text:p>16.3072</text:p>
          </table:table-cell>
          <table:table-cell office:value-type="float" office:value="9.976909" calcext:value-type="float">
            <text:p>9.976909</text:p>
          </table:table-cell>
          <table:table-cell office:value-type="float" office:value="2.970844" calcext:value-type="float">
            <text:p>2.970844</text:p>
          </table:table-cell>
          <table:table-cell office:value-type="float" office:value="1.553702" calcext:value-type="float">
            <text:p>1.553702</text:p>
          </table:table-cell>
          <table:table-cell office:value-type="float" office:value="1.430816" calcext:value-type="float">
            <text:p>1.430816</text:p>
          </table:table-cell>
          <table:table-cell office:value-type="float" office:value="1.297848" calcext:value-type="float">
            <text:p>1.297848</text:p>
          </table:table-cell>
          <table:table-cell office:value-type="float" office:value="0.4717941" calcext:value-type="float">
            <text:p>0.4717941</text:p>
          </table:table-cell>
          <table:table-cell office:value-type="float" office:value="0.2105363" calcext:value-type="float">
            <text:p>0.2105363</text:p>
          </table:table-cell>
          <table:table-cell office:value-type="float" office:value="0.3140294" calcext:value-type="float">
            <text:p>0.3140294</text:p>
          </table:table-cell>
          <table:table-cell office:value-type="float" office:value="0.3236658" calcext:value-type="float">
            <text:p>0.3236658</text:p>
          </table:table-cell>
          <table:table-cell office:value-type="float" office:value="0.3467298" calcext:value-type="float">
            <text:p>0.3467298</text:p>
          </table:table-cell>
          <table:table-cell office:value-type="float" office:value="0" calcext:value-type="float">
            <text:p>0</text:p>
          </table:table-cell>
          <table:table-cell office:value-type="float" office:value="17.60756" calcext:value-type="float">
            <text:p>17.6075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31653" calcext:value-type="float">
            <text:p>24.31653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31.98929" calcext:value-type="float">
            <text:p>31.98929</text:p>
          </table:table-cell>
          <table:table-cell office:value-type="float" office:value="1096.18" calcext:value-type="float">
            <text:p>1096.1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55384" calcext:value-type="float">
            <text:p>0.08655384</text:p>
          </table:table-cell>
          <table:table-cell office:value-type="float" office:value="6.553341" calcext:value-type="float">
            <text:p>6.55334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76" calcext:value-type="float">
            <text:p>0.00397537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4633" calcext:value-type="float">
            <text:p>2.674633</text:p>
          </table:table-cell>
          <table:table-cell office:value-type="float" office:value="-0.5022241" calcext:value-type="float">
            <text:p>-0.5022241</text:p>
          </table:table-cell>
          <table:table-cell office:value-type="float" office:value="-0.1687262" calcext:value-type="float">
            <text:p>-0.1687262</text:p>
          </table:table-cell>
          <table:table-cell office:value-type="float" office:value="0.00009170482" calcext:value-type="float">
            <text:p>9.170482E-05</text:p>
          </table:table-cell>
          <table:table-cell office:value-type="float" office:value="12.87145" calcext:value-type="float">
            <text:p>12.87145</text:p>
          </table:table-cell>
          <table:table-cell office:value-type="float" office:value="0.0442216" calcext:value-type="float">
            <text:p>0.0442216</text:p>
          </table:table-cell>
          <table:table-cell office:value-type="float" office:value="0.05015063" calcext:value-type="float">
            <text:p>0.05015063</text:p>
          </table:table-cell>
          <table:table-cell office:value-type="float" office:value="0.04144921" calcext:value-type="float">
            <text:p>0.04144921</text:p>
          </table:table-cell>
          <table:table-cell office:value-type="float" office:value="0.01839522" calcext:value-type="float">
            <text:p>0.01839522</text:p>
          </table:table-cell>
          <table:table-cell office:value-type="float" office:value="0.01705832" calcext:value-type="float">
            <text:p>0.01705832</text:p>
          </table:table-cell>
          <table:table-cell office:value-type="float" office:value="0.009788634" calcext:value-type="float">
            <text:p>0.009788634</text:p>
          </table:table-cell>
          <table:table-cell office:value-type="float" office:value="0.007991326" calcext:value-type="float">
            <text:p>0.007991326</text:p>
          </table:table-cell>
          <table:table-cell office:value-type="float" office:value="0.0219292" calcext:value-type="float">
            <text:p>0.0219292</text:p>
          </table:table-cell>
          <table:table-cell office:value-type="float" office:value="0.0190955" calcext:value-type="float">
            <text:p>0.0190955</text:p>
          </table:table-cell>
          <table:table-cell office:value-type="float" office:value="0.0183598" calcext:value-type="float">
            <text:p>0.0183598</text:p>
          </table:table-cell>
          <table:table-cell office:value-type="float" office:value="0.01749111" calcext:value-type="float">
            <text:p>0.01749111</text:p>
          </table:table-cell>
          <table:table-cell office:value-type="float" office:value="0.02229623" calcext:value-type="float">
            <text:p>0.02229623</text:p>
          </table:table-cell>
          <table:table-cell office:value-type="float" office:value="0.005110577" calcext:value-type="float">
            <text:p>0.005110577</text:p>
          </table:table-cell>
          <table:table-cell office:value-type="float" office:value="0.004528666" calcext:value-type="float">
            <text:p>0.004528666</text:p>
          </table:table-cell>
          <table:table-cell office:value-type="float" office:value="0" calcext:value-type="float">
            <text:p>0</text:p>
          </table:table-cell>
          <table:table-cell office:value-type="float" office:value="15.30215" calcext:value-type="float">
            <text:p>15.30215</text:p>
          </table:table-cell>
          <table:table-cell office:value-type="float" office:value="19.32796" calcext:value-type="float">
            <text:p>19.32796</text:p>
          </table:table-cell>
          <table:table-cell office:value-type="float" office:value="30.6613" calcext:value-type="float">
            <text:p>30.6613</text:p>
          </table:table-cell>
          <table:table-cell office:value-type="float" office:value="16.83968" calcext:value-type="float">
            <text:p>16.83968</text:p>
          </table:table-cell>
          <table:table-cell office:value-type="float" office:value="10.24828" calcext:value-type="float">
            <text:p>10.24828</text:p>
          </table:table-cell>
          <table:table-cell office:value-type="float" office:value="2.995741" calcext:value-type="float">
            <text:p>2.995741</text:p>
          </table:table-cell>
          <table:table-cell office:value-type="float" office:value="1.552785" calcext:value-type="float">
            <text:p>1.552785</text:p>
          </table:table-cell>
          <table:table-cell office:value-type="float" office:value="1.442628" calcext:value-type="float">
            <text:p>1.442628</text:p>
          </table:table-cell>
          <table:table-cell office:value-type="float" office:value="1.304065" calcext:value-type="float">
            <text:p>1.304065</text:p>
          </table:table-cell>
          <table:table-cell office:value-type="float" office:value="0.4758867" calcext:value-type="float">
            <text:p>0.4758867</text:p>
          </table:table-cell>
          <table:table-cell office:value-type="float" office:value="0.2126645" calcext:value-type="float">
            <text:p>0.2126645</text:p>
          </table:table-cell>
          <table:table-cell office:value-type="float" office:value="0.3162616" calcext:value-type="float">
            <text:p>0.3162616</text:p>
          </table:table-cell>
          <table:table-cell office:value-type="float" office:value="0.3229709" calcext:value-type="float">
            <text:p>0.3229709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" calcext:value-type="float">
            <text:p>0</text:p>
          </table:table-cell>
          <table:table-cell office:value-type="float" office:value="17.73692" calcext:value-type="float">
            <text:p>17.7369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33861" calcext:value-type="float">
            <text:p>24.3386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31.97703" calcext:value-type="float">
            <text:p>31.97703</text:p>
          </table:table-cell>
          <table:table-cell office:value-type="float" office:value="1096.166" calcext:value-type="float">
            <text:p>1096.16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674377" calcext:value-type="float">
            <text:p>0.08674377</text:p>
          </table:table-cell>
          <table:table-cell office:value-type="float" office:value="6.575168" calcext:value-type="float">
            <text:p>6.57516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4636" calcext:value-type="float">
            <text:p>2.674636</text:p>
          </table:table-cell>
          <table:table-cell office:value-type="float" office:value="-0.5022243" calcext:value-type="float">
            <text:p>-0.5022243</text:p>
          </table:table-cell>
          <table:table-cell office:value-type="float" office:value="-0.1687066" calcext:value-type="float">
            <text:p>-0.1687066</text:p>
          </table:table-cell>
          <table:table-cell office:value-type="float" office:value="0.00009646223" calcext:value-type="float">
            <text:p>9.646223E-05</text:p>
          </table:table-cell>
          <table:table-cell office:value-type="float" office:value="12.88902" calcext:value-type="float">
            <text:p>12.88902</text:p>
          </table:table-cell>
          <table:table-cell office:value-type="float" office:value="0.03837065" calcext:value-type="float">
            <text:p>0.03837065</text:p>
          </table:table-cell>
          <table:table-cell office:value-type="float" office:value="0.04999179" calcext:value-type="float">
            <text:p>0.04999179</text:p>
          </table:table-cell>
          <table:table-cell office:value-type="float" office:value="0.04133465" calcext:value-type="float">
            <text:p>0.04133465</text:p>
          </table:table-cell>
          <table:table-cell office:value-type="float" office:value="0.01860413" calcext:value-type="float">
            <text:p>0.01860413</text:p>
          </table:table-cell>
          <table:table-cell office:value-type="float" office:value="0.01705628" calcext:value-type="float">
            <text:p>0.01705628</text:p>
          </table:table-cell>
          <table:table-cell office:value-type="float" office:value="0.009845064" calcext:value-type="float">
            <text:p>0.009845064</text:p>
          </table:table-cell>
          <table:table-cell office:value-type="float" office:value="0.00808314" calcext:value-type="float">
            <text:p>0.00808314</text:p>
          </table:table-cell>
          <table:table-cell office:value-type="float" office:value="0.0219841" calcext:value-type="float">
            <text:p>0.0219841</text:p>
          </table:table-cell>
          <table:table-cell office:value-type="float" office:value="0.01912706" calcext:value-type="float">
            <text:p>0.01912706</text:p>
          </table:table-cell>
          <table:table-cell office:value-type="float" office:value="0.01837953" calcext:value-type="float">
            <text:p>0.01837953</text:p>
          </table:table-cell>
          <table:table-cell office:value-type="float" office:value="0.01748446" calcext:value-type="float">
            <text:p>0.01748446</text:p>
          </table:table-cell>
          <table:table-cell office:value-type="float" office:value="0.02231301" calcext:value-type="float">
            <text:p>0.02231301</text:p>
          </table:table-cell>
          <table:table-cell office:value-type="float" office:value="0.005105725" calcext:value-type="float">
            <text:p>0.005105725</text:p>
          </table:table-cell>
          <table:table-cell office:value-type="float" office:value="0.004526438" calcext:value-type="float">
            <text:p>0.004526438</text:p>
          </table:table-cell>
          <table:table-cell office:value-type="float" office:value="0" calcext:value-type="float">
            <text:p>0</text:p>
          </table:table-cell>
          <table:table-cell office:value-type="float" office:value="16.41245" calcext:value-type="float">
            <text:p>16.41245</text:p>
          </table:table-cell>
          <table:table-cell office:value-type="float" office:value="18.88142" calcext:value-type="float">
            <text:p>18.88142</text:p>
          </table:table-cell>
          <table:table-cell office:value-type="float" office:value="28.92934" calcext:value-type="float">
            <text:p>28.92934</text:p>
          </table:table-cell>
          <table:table-cell office:value-type="float" office:value="17.42171" calcext:value-type="float">
            <text:p>17.42171</text:p>
          </table:table-cell>
          <table:table-cell office:value-type="float" office:value="10.58183" calcext:value-type="float">
            <text:p>10.58183</text:p>
          </table:table-cell>
          <table:table-cell office:value-type="float" office:value="3.021703" calcext:value-type="float">
            <text:p>3.021703</text:p>
          </table:table-cell>
          <table:table-cell office:value-type="float" office:value="1.55151" calcext:value-type="float">
            <text:p>1.55151</text:p>
          </table:table-cell>
          <table:table-cell office:value-type="float" office:value="1.454152" calcext:value-type="float">
            <text:p>1.454152</text:p>
          </table:table-cell>
          <table:table-cell office:value-type="float" office:value="1.310057" calcext:value-type="float">
            <text:p>1.310057</text:p>
          </table:table-cell>
          <table:table-cell office:value-type="float" office:value="0.4799041" calcext:value-type="float">
            <text:p>0.4799041</text:p>
          </table:table-cell>
          <table:table-cell office:value-type="float" office:value="0.2147689" calcext:value-type="float">
            <text:p>0.2147689</text:p>
          </table:table-cell>
          <table:table-cell office:value-type="float" office:value="0.318455" calcext:value-type="float">
            <text:p>0.318455</text:p>
          </table:table-cell>
          <table:table-cell office:value-type="float" office:value="0.3225444" calcext:value-type="float">
            <text:p>0.3225444</text:p>
          </table:table-cell>
          <table:table-cell office:value-type="float" office:value="0.3469794" calcext:value-type="float">
            <text:p>0.3469794</text:p>
          </table:table-cell>
          <table:table-cell office:value-type="float" office:value="0" calcext:value-type="float">
            <text:p>0</text:p>
          </table:table-cell>
          <table:table-cell office:value-type="float" office:value="17.86566" calcext:value-type="float">
            <text:p>17.8656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3603" calcext:value-type="float">
            <text:p>24.3603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31.96433" calcext:value-type="float">
            <text:p>31.96433</text:p>
          </table:table-cell>
          <table:table-cell office:value-type="float" office:value="1096.151" calcext:value-type="float">
            <text:p>1096.15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704794" calcext:value-type="float">
            <text:p>0.08704794</text:p>
          </table:table-cell>
          <table:table-cell office:value-type="float" office:value="6.597075" calcext:value-type="float">
            <text:p>6.59707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4636" calcext:value-type="float">
            <text:p>2.674636</text:p>
          </table:table-cell>
          <table:table-cell office:value-type="float" office:value="-0.5022267" calcext:value-type="float">
            <text:p>-0.5022267</text:p>
          </table:table-cell>
          <table:table-cell office:value-type="float" office:value="-0.1686865" calcext:value-type="float">
            <text:p>-0.1686865</text:p>
          </table:table-cell>
          <table:table-cell office:value-type="float" office:value="0.0001120287" calcext:value-type="float">
            <text:p>0.0001120287</text:p>
          </table:table-cell>
          <table:table-cell office:value-type="float" office:value="12.90814" calcext:value-type="float">
            <text:p>12.90814</text:p>
          </table:table-cell>
          <table:table-cell office:value-type="float" office:value="0.03382197" calcext:value-type="float">
            <text:p>0.03382197</text:p>
          </table:table-cell>
          <table:table-cell office:value-type="float" office:value="0.04942311" calcext:value-type="float">
            <text:p>0.04942311</text:p>
          </table:table-cell>
          <table:table-cell office:value-type="float" office:value="0.04090519" calcext:value-type="float">
            <text:p>0.04090519</text:p>
          </table:table-cell>
          <table:table-cell office:value-type="float" office:value="0.01880456" calcext:value-type="float">
            <text:p>0.01880456</text:p>
          </table:table-cell>
          <table:table-cell office:value-type="float" office:value="0.01706437" calcext:value-type="float">
            <text:p>0.01706437</text:p>
          </table:table-cell>
          <table:table-cell office:value-type="float" office:value="0.009890719" calcext:value-type="float">
            <text:p>0.009890719</text:p>
          </table:table-cell>
          <table:table-cell office:value-type="float" office:value="0.008142668" calcext:value-type="float">
            <text:p>0.008142668</text:p>
          </table:table-cell>
          <table:table-cell office:value-type="float" office:value="0.02204173" calcext:value-type="float">
            <text:p>0.02204173</text:p>
          </table:table-cell>
          <table:table-cell office:value-type="float" office:value="0.01916398" calcext:value-type="float">
            <text:p>0.01916398</text:p>
          </table:table-cell>
          <table:table-cell office:value-type="float" office:value="0.0184036" calcext:value-type="float">
            <text:p>0.0184036</text:p>
          </table:table-cell>
          <table:table-cell office:value-type="float" office:value="0.01748192" calcext:value-type="float">
            <text:p>0.01748192</text:p>
          </table:table-cell>
          <table:table-cell office:value-type="float" office:value="0.02233262" calcext:value-type="float">
            <text:p>0.02233262</text:p>
          </table:table-cell>
          <table:table-cell office:value-type="float" office:value="0.005100925" calcext:value-type="float">
            <text:p>0.005100925</text:p>
          </table:table-cell>
          <table:table-cell office:value-type="float" office:value="0.004524212" calcext:value-type="float">
            <text:p>0.004524212</text:p>
          </table:table-cell>
          <table:table-cell office:value-type="float" office:value="0" calcext:value-type="float">
            <text:p>0</text:p>
          </table:table-cell>
          <table:table-cell office:value-type="float" office:value="16.57544" calcext:value-type="float">
            <text:p>16.57544</text:p>
          </table:table-cell>
          <table:table-cell office:value-type="float" office:value="18.31393" calcext:value-type="float">
            <text:p>18.31393</text:p>
          </table:table-cell>
          <table:table-cell office:value-type="float" office:value="27.54523" calcext:value-type="float">
            <text:p>27.54523</text:p>
          </table:table-cell>
          <table:table-cell office:value-type="float" office:value="18.05831" calcext:value-type="float">
            <text:p>18.05831</text:p>
          </table:table-cell>
          <table:table-cell office:value-type="float" office:value="10.99579" calcext:value-type="float">
            <text:p>10.99579</text:p>
          </table:table-cell>
          <table:table-cell office:value-type="float" office:value="3.051584" calcext:value-type="float">
            <text:p>3.051584</text:p>
          </table:table-cell>
          <table:table-cell office:value-type="float" office:value="1.550145" calcext:value-type="float">
            <text:p>1.550145</text:p>
          </table:table-cell>
          <table:table-cell office:value-type="float" office:value="1.465305" calcext:value-type="float">
            <text:p>1.465305</text:p>
          </table:table-cell>
          <table:table-cell office:value-type="float" office:value="1.315835" calcext:value-type="float">
            <text:p>1.315835</text:p>
          </table:table-cell>
          <table:table-cell office:value-type="float" office:value="0.4838411" calcext:value-type="float">
            <text:p>0.4838411</text:p>
          </table:table-cell>
          <table:table-cell office:value-type="float" office:value="0.2168467" calcext:value-type="float">
            <text:p>0.2168467</text:p>
          </table:table-cell>
          <table:table-cell office:value-type="float" office:value="0.3206144" calcext:value-type="float">
            <text:p>0.3206144</text:p>
          </table:table-cell>
          <table:table-cell office:value-type="float" office:value="0.3221394" calcext:value-type="float">
            <text:p>0.3221394</text:p>
          </table:table-cell>
          <table:table-cell office:value-type="float" office:value="0.3469838" calcext:value-type="float">
            <text:p>0.3469838</text:p>
          </table:table-cell>
          <table:table-cell office:value-type="float" office:value="0" calcext:value-type="float">
            <text:p>0</text:p>
          </table:table-cell>
          <table:table-cell office:value-type="float" office:value="18.08478" calcext:value-type="float">
            <text:p>18.0847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38219" calcext:value-type="float">
            <text:p>24.3821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31.95126" calcext:value-type="float">
            <text:p>31.95126</text:p>
          </table:table-cell>
          <table:table-cell office:value-type="float" office:value="1096.136" calcext:value-type="float">
            <text:p>1096.13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743168" calcext:value-type="float">
            <text:p>0.08743168</text:p>
          </table:table-cell>
          <table:table-cell office:value-type="float" office:value="6.619375" calcext:value-type="float">
            <text:p>6.61937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4598" calcext:value-type="float">
            <text:p>2.674598</text:p>
          </table:table-cell>
          <table:table-cell office:value-type="float" office:value="-0.5022295" calcext:value-type="float">
            <text:p>-0.5022295</text:p>
          </table:table-cell>
          <table:table-cell office:value-type="float" office:value="-0.168665" calcext:value-type="float">
            <text:p>-0.168665</text:p>
          </table:table-cell>
          <table:table-cell office:value-type="float" office:value="0.0001395094" calcext:value-type="float">
            <text:p>0.0001395094</text:p>
          </table:table-cell>
          <table:table-cell office:value-type="float" office:value="12.92739" calcext:value-type="float">
            <text:p>12.92739</text:p>
          </table:table-cell>
          <table:table-cell office:value-type="float" office:value="0.03191734" calcext:value-type="float">
            <text:p>0.03191734</text:p>
          </table:table-cell>
          <table:table-cell office:value-type="float" office:value="0.04931896" calcext:value-type="float">
            <text:p>0.04931896</text:p>
          </table:table-cell>
          <table:table-cell office:value-type="float" office:value="0.04048631" calcext:value-type="float">
            <text:p>0.04048631</text:p>
          </table:table-cell>
          <table:table-cell office:value-type="float" office:value="0.01905781" calcext:value-type="float">
            <text:p>0.01905781</text:p>
          </table:table-cell>
          <table:table-cell office:value-type="float" office:value="0.01713266" calcext:value-type="float">
            <text:p>0.01713266</text:p>
          </table:table-cell>
          <table:table-cell office:value-type="float" office:value="0.00993521" calcext:value-type="float">
            <text:p>0.00993521</text:p>
          </table:table-cell>
          <table:table-cell office:value-type="float" office:value="0.008190156" calcext:value-type="float">
            <text:p>0.008190156</text:p>
          </table:table-cell>
          <table:table-cell office:value-type="float" office:value="0.02209504" calcext:value-type="float">
            <text:p>0.02209504</text:p>
          </table:table-cell>
          <table:table-cell office:value-type="float" office:value="0.01920301" calcext:value-type="float">
            <text:p>0.01920301</text:p>
          </table:table-cell>
          <table:table-cell office:value-type="float" office:value="0.01843112" calcext:value-type="float">
            <text:p>0.01843112</text:p>
          </table:table-cell>
          <table:table-cell office:value-type="float" office:value="0.01748318" calcext:value-type="float">
            <text:p>0.01748318</text:p>
          </table:table-cell>
          <table:table-cell office:value-type="float" office:value="0.0223548" calcext:value-type="float">
            <text:p>0.0223548</text:p>
          </table:table-cell>
          <table:table-cell office:value-type="float" office:value="0.005110851" calcext:value-type="float">
            <text:p>0.005110851</text:p>
          </table:table-cell>
          <table:table-cell office:value-type="float" office:value="0.004507258" calcext:value-type="float">
            <text:p>0.004507258</text:p>
          </table:table-cell>
          <table:table-cell office:value-type="float" office:value="0" calcext:value-type="float">
            <text:p>0</text:p>
          </table:table-cell>
          <table:table-cell office:value-type="float" office:value="16.24663" calcext:value-type="float">
            <text:p>16.24663</text:p>
          </table:table-cell>
          <table:table-cell office:value-type="float" office:value="17.91443" calcext:value-type="float">
            <text:p>17.91443</text:p>
          </table:table-cell>
          <table:table-cell office:value-type="float" office:value="26.21502" calcext:value-type="float">
            <text:p>26.21502</text:p>
          </table:table-cell>
          <table:table-cell office:value-type="float" office:value="18.68204" calcext:value-type="float">
            <text:p>18.68204</text:p>
          </table:table-cell>
          <table:table-cell office:value-type="float" office:value="11.497" calcext:value-type="float">
            <text:p>11.497</text:p>
          </table:table-cell>
          <table:table-cell office:value-type="float" office:value="3.085102" calcext:value-type="float">
            <text:p>3.085102</text:p>
          </table:table-cell>
          <table:table-cell office:value-type="float" office:value="1.549891" calcext:value-type="float">
            <text:p>1.549891</text:p>
          </table:table-cell>
          <table:table-cell office:value-type="float" office:value="1.476084" calcext:value-type="float">
            <text:p>1.476084</text:p>
          </table:table-cell>
          <table:table-cell office:value-type="float" office:value="1.321439" calcext:value-type="float">
            <text:p>1.321439</text:p>
          </table:table-cell>
          <table:table-cell office:value-type="float" office:value="0.4877008" calcext:value-type="float">
            <text:p>0.4877008</text:p>
          </table:table-cell>
          <table:table-cell office:value-type="float" office:value="0.2188963" calcext:value-type="float">
            <text:p>0.2188963</text:p>
          </table:table-cell>
          <table:table-cell office:value-type="float" office:value="0.3227571" calcext:value-type="float">
            <text:p>0.3227571</text:p>
          </table:table-cell>
          <table:table-cell office:value-type="float" office:value="0.3275365" calcext:value-type="float">
            <text:p>0.3275365</text:p>
          </table:table-cell>
          <table:table-cell office:value-type="float" office:value="0.3412405" calcext:value-type="float">
            <text:p>0.3412405</text:p>
          </table:table-cell>
          <table:table-cell office:value-type="float" office:value="0" calcext:value-type="float">
            <text:p>0</text:p>
          </table:table-cell>
          <table:table-cell office:value-type="float" office:value="18.32211" calcext:value-type="float">
            <text:p>18.3221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40439" calcext:value-type="float">
            <text:p>24.4043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31.93747" calcext:value-type="float">
            <text:p>31.93747</text:p>
          </table:table-cell>
          <table:table-cell office:value-type="float" office:value="1096.122" calcext:value-type="float">
            <text:p>1096.12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798049" calcext:value-type="float">
            <text:p>0.08798049</text:p>
          </table:table-cell>
          <table:table-cell office:value-type="float" office:value="6.643332" calcext:value-type="float">
            <text:p>6.64333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3759" calcext:value-type="float">
            <text:p>2.673759</text:p>
          </table:table-cell>
          <table:table-cell office:value-type="float" office:value="-0.5022352" calcext:value-type="float">
            <text:p>-0.5022352</text:p>
          </table:table-cell>
          <table:table-cell office:value-type="float" office:value="-0.1686416" calcext:value-type="float">
            <text:p>-0.1686416</text:p>
          </table:table-cell>
          <table:table-cell office:value-type="float" office:value="0.0001755859" calcext:value-type="float">
            <text:p>0.0001755859</text:p>
          </table:table-cell>
          <table:table-cell office:value-type="float" office:value="12.94488" calcext:value-type="float">
            <text:p>12.94488</text:p>
          </table:table-cell>
          <table:table-cell office:value-type="float" office:value="0.03200912" calcext:value-type="float">
            <text:p>0.03200912</text:p>
          </table:table-cell>
          <table:table-cell office:value-type="float" office:value="0.04952982" calcext:value-type="float">
            <text:p>0.04952982</text:p>
          </table:table-cell>
          <table:table-cell office:value-type="float" office:value="0.04039504" calcext:value-type="float">
            <text:p>0.04039504</text:p>
          </table:table-cell>
          <table:table-cell office:value-type="float" office:value="0.01925734" calcext:value-type="float">
            <text:p>0.01925734</text:p>
          </table:table-cell>
          <table:table-cell office:value-type="float" office:value="0.01723928" calcext:value-type="float">
            <text:p>0.01723928</text:p>
          </table:table-cell>
          <table:table-cell office:value-type="float" office:value="0.0099799" calcext:value-type="float">
            <text:p>0.0099799</text:p>
          </table:table-cell>
          <table:table-cell office:value-type="float" office:value="0.008232446" calcext:value-type="float">
            <text:p>0.008232446</text:p>
          </table:table-cell>
          <table:table-cell office:value-type="float" office:value="0.02214388" calcext:value-type="float">
            <text:p>0.02214388</text:p>
          </table:table-cell>
          <table:table-cell office:value-type="float" office:value="0.01924196" calcext:value-type="float">
            <text:p>0.01924196</text:p>
          </table:table-cell>
          <table:table-cell office:value-type="float" office:value="0.01846093" calcext:value-type="float">
            <text:p>0.01846093</text:p>
          </table:table-cell>
          <table:table-cell office:value-type="float" office:value="0.01748797" calcext:value-type="float">
            <text:p>0.01748797</text:p>
          </table:table-cell>
          <table:table-cell office:value-type="float" office:value="0.02238036" calcext:value-type="float">
            <text:p>0.02238036</text:p>
          </table:table-cell>
          <table:table-cell office:value-type="float" office:value="0.005103581" calcext:value-type="float">
            <text:p>0.005103581</text:p>
          </table:table-cell>
          <table:table-cell office:value-type="float" office:value="0.004507394" calcext:value-type="float">
            <text:p>0.004507394</text:p>
          </table:table-cell>
          <table:table-cell office:value-type="float" office:value="0" calcext:value-type="float">
            <text:p>0</text:p>
          </table:table-cell>
          <table:table-cell office:value-type="float" office:value="14.68339" calcext:value-type="float">
            <text:p>14.68339</text:p>
          </table:table-cell>
          <table:table-cell office:value-type="float" office:value="17.71497" calcext:value-type="float">
            <text:p>17.71497</text:p>
          </table:table-cell>
          <table:table-cell office:value-type="float" office:value="25.28033" calcext:value-type="float">
            <text:p>25.28033</text:p>
          </table:table-cell>
          <table:table-cell office:value-type="float" office:value="19.0598" calcext:value-type="float">
            <text:p>19.0598</text:p>
          </table:table-cell>
          <table:table-cell office:value-type="float" office:value="12.05696" calcext:value-type="float">
            <text:p>12.05696</text:p>
          </table:table-cell>
          <table:table-cell office:value-type="float" office:value="3.121092" calcext:value-type="float">
            <text:p>3.121092</text:p>
          </table:table-cell>
          <table:table-cell office:value-type="float" office:value="1.551082" calcext:value-type="float">
            <text:p>1.551082</text:p>
          </table:table-cell>
          <table:table-cell office:value-type="float" office:value="1.486519" calcext:value-type="float">
            <text:p>1.486519</text:p>
          </table:table-cell>
          <table:table-cell office:value-type="float" office:value="1.326952" calcext:value-type="float">
            <text:p>1.326952</text:p>
          </table:table-cell>
          <table:table-cell office:value-type="float" office:value="0.4914825" calcext:value-type="float">
            <text:p>0.4914825</text:p>
          </table:table-cell>
          <table:table-cell office:value-type="float" office:value="0.2209288" calcext:value-type="float">
            <text:p>0.2209288</text:p>
          </table:table-cell>
          <table:table-cell office:value-type="float" office:value="0.3251449" calcext:value-type="float">
            <text:p>0.3251449</text:p>
          </table:table-cell>
          <table:table-cell office:value-type="float" office:value="0.3261136" calcext:value-type="float">
            <text:p>0.3261136</text:p>
          </table:table-cell>
          <table:table-cell office:value-type="float" office:value="0.3434669" calcext:value-type="float">
            <text:p>0.3434669</text:p>
          </table:table-cell>
          <table:table-cell office:value-type="float" office:value="0" calcext:value-type="float">
            <text:p>0</text:p>
          </table:table-cell>
          <table:table-cell office:value-type="float" office:value="18.63974" calcext:value-type="float">
            <text:p>18.6397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42785" calcext:value-type="float">
            <text:p>24.4278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31.92061" calcext:value-type="float">
            <text:p>31.92061</text:p>
          </table:table-cell>
          <table:table-cell office:value-type="float" office:value="1096.106" calcext:value-type="float">
            <text:p>1096.10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859541" calcext:value-type="float">
            <text:p>0.08859541</text:p>
          </table:table-cell>
          <table:table-cell office:value-type="float" office:value="6.671138" calcext:value-type="float">
            <text:p>6.67113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956" calcext:value-type="float">
            <text:p>2.672956</text:p>
          </table:table-cell>
          <table:table-cell office:value-type="float" office:value="-0.5022452" calcext:value-type="float">
            <text:p>-0.5022452</text:p>
          </table:table-cell>
          <table:table-cell office:value-type="float" office:value="-0.1686169" calcext:value-type="float">
            <text:p>-0.1686169</text:p>
          </table:table-cell>
          <table:table-cell office:value-type="float" office:value="0.0002229232" calcext:value-type="float">
            <text:p>0.0002229232</text:p>
          </table:table-cell>
          <table:table-cell office:value-type="float" office:value="12.96116" calcext:value-type="float">
            <text:p>12.96116</text:p>
          </table:table-cell>
          <table:table-cell office:value-type="float" office:value="0.03543626" calcext:value-type="float">
            <text:p>0.03543626</text:p>
          </table:table-cell>
          <table:table-cell office:value-type="float" office:value="0.04943149" calcext:value-type="float">
            <text:p>0.04943149</text:p>
          </table:table-cell>
          <table:table-cell office:value-type="float" office:value="0.04036263" calcext:value-type="float">
            <text:p>0.04036263</text:p>
          </table:table-cell>
          <table:table-cell office:value-type="float" office:value="0.01929542" calcext:value-type="float">
            <text:p>0.01929542</text:p>
          </table:table-cell>
          <table:table-cell office:value-type="float" office:value="0.01729955" calcext:value-type="float">
            <text:p>0.01729955</text:p>
          </table:table-cell>
          <table:table-cell office:value-type="float" office:value="0.009985758" calcext:value-type="float">
            <text:p>0.009985758</text:p>
          </table:table-cell>
          <table:table-cell office:value-type="float" office:value="0.0082395" calcext:value-type="float">
            <text:p>0.0082395</text:p>
          </table:table-cell>
          <table:table-cell office:value-type="float" office:value="0.02218041" calcext:value-type="float">
            <text:p>0.02218041</text:p>
          </table:table-cell>
          <table:table-cell office:value-type="float" office:value="0.01927965" calcext:value-type="float">
            <text:p>0.01927965</text:p>
          </table:table-cell>
          <table:table-cell office:value-type="float" office:value="0.01849184" calcext:value-type="float">
            <text:p>0.01849184</text:p>
          </table:table-cell>
          <table:table-cell office:value-type="float" office:value="0.017496" calcext:value-type="float">
            <text:p>0.017496</text:p>
          </table:table-cell>
          <table:table-cell office:value-type="float" office:value="0.02240868" calcext:value-type="float">
            <text:p>0.02240868</text:p>
          </table:table-cell>
          <table:table-cell office:value-type="float" office:value="0.005096021" calcext:value-type="float">
            <text:p>0.005096021</text:p>
          </table:table-cell>
          <table:table-cell office:value-type="float" office:value="0.004508049" calcext:value-type="float">
            <text:p>0.004508049</text:p>
          </table:table-cell>
          <table:table-cell office:value-type="float" office:value="0" calcext:value-type="float">
            <text:p>0</text:p>
          </table:table-cell>
          <table:table-cell office:value-type="float" office:value="12.61058" calcext:value-type="float">
            <text:p>12.61058</text:p>
          </table:table-cell>
          <table:table-cell office:value-type="float" office:value="17.72005" calcext:value-type="float">
            <text:p>17.72005</text:p>
          </table:table-cell>
          <table:table-cell office:value-type="float" office:value="24.72335" calcext:value-type="float">
            <text:p>24.72335</text:p>
          </table:table-cell>
          <table:table-cell office:value-type="float" office:value="19.26795" calcext:value-type="float">
            <text:p>19.26795</text:p>
          </table:table-cell>
          <table:table-cell office:value-type="float" office:value="12.63098" calcext:value-type="float">
            <text:p>12.63098</text:p>
          </table:table-cell>
          <table:table-cell office:value-type="float" office:value="3.160058" calcext:value-type="float">
            <text:p>3.160058</text:p>
          </table:table-cell>
          <table:table-cell office:value-type="float" office:value="1.553924" calcext:value-type="float">
            <text:p>1.553924</text:p>
          </table:table-cell>
          <table:table-cell office:value-type="float" office:value="1.496839" calcext:value-type="float">
            <text:p>1.496839</text:p>
          </table:table-cell>
          <table:table-cell office:value-type="float" office:value="1.332377" calcext:value-type="float">
            <text:p>1.332377</text:p>
          </table:table-cell>
          <table:table-cell office:value-type="float" office:value="0.4951555" calcext:value-type="float">
            <text:p>0.4951555</text:p>
          </table:table-cell>
          <table:table-cell office:value-type="float" office:value="0.222948" calcext:value-type="float">
            <text:p>0.222948</text:p>
          </table:table-cell>
          <table:table-cell office:value-type="float" office:value="0.3274016" calcext:value-type="float">
            <text:p>0.3274016</text:p>
          </table:table-cell>
          <table:table-cell office:value-type="float" office:value="0.3245994" calcext:value-type="float">
            <text:p>0.3245994</text:p>
          </table:table-cell>
          <table:table-cell office:value-type="float" office:value="0.3458439" calcext:value-type="float">
            <text:p>0.3458439</text:p>
          </table:table-cell>
          <table:table-cell office:value-type="float" office:value="0" calcext:value-type="float">
            <text:p>0</text:p>
          </table:table-cell>
          <table:table-cell office:value-type="float" office:value="19.00061" calcext:value-type="float">
            <text:p>19.0006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45502" calcext:value-type="float">
            <text:p>24.4550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31.90144" calcext:value-type="float">
            <text:p>31.90144</text:p>
          </table:table-cell>
          <table:table-cell office:value-type="float" office:value="1096.09" calcext:value-type="float">
            <text:p>1096.0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8937184" calcext:value-type="float">
            <text:p>0.08937184</text:p>
          </table:table-cell>
          <table:table-cell office:value-type="float" office:value="6.701545" calcext:value-type="float">
            <text:p>6.70154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56" calcext:value-type="float">
            <text:p>-0.502256</text:p>
          </table:table-cell>
          <table:table-cell office:value-type="float" office:value="-0.1685899" calcext:value-type="float">
            <text:p>-0.1685899</text:p>
          </table:table-cell>
          <table:table-cell office:value-type="float" office:value="0.0002739555" calcext:value-type="float">
            <text:p>0.0002739555</text:p>
          </table:table-cell>
          <table:table-cell office:value-type="float" office:value="12.97496" calcext:value-type="float">
            <text:p>12.97496</text:p>
          </table:table-cell>
          <table:table-cell office:value-type="float" office:value="0.05820774" calcext:value-type="float">
            <text:p>0.05820774</text:p>
          </table:table-cell>
          <table:table-cell office:value-type="float" office:value="0.0495328" calcext:value-type="float">
            <text:p>0.0495328</text:p>
          </table:table-cell>
          <table:table-cell office:value-type="float" office:value="0.04049627" calcext:value-type="float">
            <text:p>0.04049627</text:p>
          </table:table-cell>
          <table:table-cell office:value-type="float" office:value="0.0193718" calcext:value-type="float">
            <text:p>0.0193718</text:p>
          </table:table-cell>
          <table:table-cell office:value-type="float" office:value="0.01741019" calcext:value-type="float">
            <text:p>0.01741019</text:p>
          </table:table-cell>
          <table:table-cell office:value-type="float" office:value="0.009973633" calcext:value-type="float">
            <text:p>0.009973633</text:p>
          </table:table-cell>
          <table:table-cell office:value-type="float" office:value="0.008225904" calcext:value-type="float">
            <text:p>0.008225904</text:p>
          </table:table-cell>
          <table:table-cell office:value-type="float" office:value="0.02220034" calcext:value-type="float">
            <text:p>0.02220034</text:p>
          </table:table-cell>
          <table:table-cell office:value-type="float" office:value="0.01931309" calcext:value-type="float">
            <text:p>0.01931309</text:p>
          </table:table-cell>
          <table:table-cell office:value-type="float" office:value="0.01852344" calcext:value-type="float">
            <text:p>0.01852344</text:p>
          </table:table-cell>
          <table:table-cell office:value-type="float" office:value="0.01750681" calcext:value-type="float">
            <text:p>0.01750681</text:p>
          </table:table-cell>
          <table:table-cell office:value-type="float" office:value="0.02243895" calcext:value-type="float">
            <text:p>0.02243895</text:p>
          </table:table-cell>
          <table:table-cell office:value-type="float" office:value="0.005089544" calcext:value-type="float">
            <text:p>0.005089544</text:p>
          </table:table-cell>
          <table:table-cell office:value-type="float" office:value="0.004507771" calcext:value-type="float">
            <text:p>0.004507771</text:p>
          </table:table-cell>
          <table:table-cell office:value-type="float" office:value="0" calcext:value-type="float">
            <text:p>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7.79022" calcext:value-type="float">
            <text:p>17.79022</text:p>
          </table:table-cell>
          <table:table-cell office:value-type="float" office:value="24.43472" calcext:value-type="float">
            <text:p>24.43472</text:p>
          </table:table-cell>
          <table:table-cell office:value-type="float" office:value="19.32886" calcext:value-type="float">
            <text:p>19.32886</text:p>
          </table:table-cell>
          <table:table-cell office:value-type="float" office:value="13.07889" calcext:value-type="float">
            <text:p>13.07889</text:p>
          </table:table-cell>
          <table:table-cell office:value-type="float" office:value="3.201335" calcext:value-type="float">
            <text:p>3.201335</text:p>
          </table:table-cell>
          <table:table-cell office:value-type="float" office:value="1.558774" calcext:value-type="float">
            <text:p>1.558774</text:p>
          </table:table-cell>
          <table:table-cell office:value-type="float" office:value="1.507037" calcext:value-type="float">
            <text:p>1.507037</text:p>
          </table:table-cell>
          <table:table-cell office:value-type="float" office:value="1.337804" calcext:value-type="float">
            <text:p>1.337804</text:p>
          </table:table-cell>
          <table:table-cell office:value-type="float" office:value="0.4987819" calcext:value-type="float">
            <text:p>0.4987819</text:p>
          </table:table-cell>
          <table:table-cell office:value-type="float" office:value="0.2249472" calcext:value-type="float">
            <text:p>0.2249472</text:p>
          </table:table-cell>
          <table:table-cell office:value-type="float" office:value="0.3295399" calcext:value-type="float">
            <text:p>0.3295399</text:p>
          </table:table-cell>
          <table:table-cell office:value-type="float" office:value="0.3235143" calcext:value-type="float">
            <text:p>0.3235143</text:p>
          </table:table-cell>
          <table:table-cell office:value-type="float" office:value="0.3469382" calcext:value-type="float">
            <text:p>0.3469382</text:p>
          </table:table-cell>
          <table:table-cell office:value-type="float" office:value="0" calcext:value-type="float">
            <text:p>0</text:p>
          </table:table-cell>
          <table:table-cell office:value-type="float" office:value="19.33068" calcext:value-type="float">
            <text:p>19.3306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48564" calcext:value-type="float">
            <text:p>24.4856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31.88253" calcext:value-type="float">
            <text:p>31.88253</text:p>
          </table:table-cell>
          <table:table-cell office:value-type="float" office:value="1096.073" calcext:value-type="float">
            <text:p>1096.07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0263" calcext:value-type="float">
            <text:p>0.090263</text:p>
          </table:table-cell>
          <table:table-cell office:value-type="float" office:value="6.731614" calcext:value-type="float">
            <text:p>6.73161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62" calcext:value-type="float">
            <text:p>-0.502262</text:p>
          </table:table-cell>
          <table:table-cell office:value-type="float" office:value="-0.1685618" calcext:value-type="float">
            <text:p>-0.1685618</text:p>
          </table:table-cell>
          <table:table-cell office:value-type="float" office:value="0.0003175445" calcext:value-type="float">
            <text:p>0.0003175445</text:p>
          </table:table-cell>
          <table:table-cell office:value-type="float" office:value="12.98652" calcext:value-type="float">
            <text:p>12.98652</text:p>
          </table:table-cell>
          <table:table-cell office:value-type="float" office:value="0.09857646" calcext:value-type="float">
            <text:p>0.09857646</text:p>
          </table:table-cell>
          <table:table-cell office:value-type="float" office:value="0.05026659" calcext:value-type="float">
            <text:p>0.05026659</text:p>
          </table:table-cell>
          <table:table-cell office:value-type="float" office:value="0.04093455" calcext:value-type="float">
            <text:p>0.04093455</text:p>
          </table:table-cell>
          <table:table-cell office:value-type="float" office:value="0.01945331" calcext:value-type="float">
            <text:p>0.01945331</text:p>
          </table:table-cell>
          <table:table-cell office:value-type="float" office:value="0.01753467" calcext:value-type="float">
            <text:p>0.01753467</text:p>
          </table:table-cell>
          <table:table-cell office:value-type="float" office:value="0.009983948" calcext:value-type="float">
            <text:p>0.009983948</text:p>
          </table:table-cell>
          <table:table-cell office:value-type="float" office:value="0.008220514" calcext:value-type="float">
            <text:p>0.008220514</text:p>
          </table:table-cell>
          <table:table-cell office:value-type="float" office:value="0.02221086" calcext:value-type="float">
            <text:p>0.02221086</text:p>
          </table:table-cell>
          <table:table-cell office:value-type="float" office:value="0.01934133" calcext:value-type="float">
            <text:p>0.01934133</text:p>
          </table:table-cell>
          <table:table-cell office:value-type="float" office:value="0.01855485" calcext:value-type="float">
            <text:p>0.01855485</text:p>
          </table:table-cell>
          <table:table-cell office:value-type="float" office:value="0.01751992" calcext:value-type="float">
            <text:p>0.01751992</text:p>
          </table:table-cell>
          <table:table-cell office:value-type="float" office:value="0.02247065" calcext:value-type="float">
            <text:p>0.02247065</text:p>
          </table:table-cell>
          <table:table-cell office:value-type="float" office:value="0.005085032" calcext:value-type="float">
            <text:p>0.005085032</text:p>
          </table:table-cell>
          <table:table-cell office:value-type="float" office:value="0.004505616" calcext:value-type="float">
            <text:p>0.004505616</text:p>
          </table:table-cell>
          <table:table-cell office:value-type="float" office:value="0" calcext:value-type="float">
            <text:p>0</text:p>
          </table:table-cell>
          <table:table-cell office:value-type="float" office:value="12.05294" calcext:value-type="float">
            <text:p>12.05294</text:p>
          </table:table-cell>
          <table:table-cell office:value-type="float" office:value="17.91088" calcext:value-type="float">
            <text:p>17.91088</text:p>
          </table:table-cell>
          <table:table-cell office:value-type="float" office:value="24.27388" calcext:value-type="float">
            <text:p>24.27388</text:p>
          </table:table-cell>
          <table:table-cell office:value-type="float" office:value="19.34094" calcext:value-type="float">
            <text:p>19.34094</text:p>
          </table:table-cell>
          <table:table-cell office:value-type="float" office:value="13.36627" calcext:value-type="float">
            <text:p>13.36627</text:p>
          </table:table-cell>
          <table:table-cell office:value-type="float" office:value="3.246245" calcext:value-type="float">
            <text:p>3.246245</text:p>
          </table:table-cell>
          <table:table-cell office:value-type="float" office:value="1.564474" calcext:value-type="float">
            <text:p>1.564474</text:p>
          </table:table-cell>
          <table:table-cell office:value-type="float" office:value="1.517255" calcext:value-type="float">
            <text:p>1.517255</text:p>
          </table:table-cell>
          <table:table-cell office:value-type="float" office:value="1.343279" calcext:value-type="float">
            <text:p>1.343279</text:p>
          </table:table-cell>
          <table:table-cell office:value-type="float" office:value="0.5023767" calcext:value-type="float">
            <text:p>0.5023767</text:p>
          </table:table-cell>
          <table:table-cell office:value-type="float" office:value="0.2269239" calcext:value-type="float">
            <text:p>0.2269239</text:p>
          </table:table-cell>
          <table:table-cell office:value-type="float" office:value="0.3316064" calcext:value-type="float">
            <text:p>0.3316064</text:p>
          </table:table-cell>
          <table:table-cell office:value-type="float" office:value="0.3231063" calcext:value-type="float">
            <text:p>0.3231063</text:p>
          </table:table-cell>
          <table:table-cell office:value-type="float" office:value="0.3469426" calcext:value-type="float">
            <text:p>0.3469426</text:p>
          </table:table-cell>
          <table:table-cell office:value-type="float" office:value="0" calcext:value-type="float">
            <text:p>0</text:p>
          </table:table-cell>
          <table:table-cell office:value-type="float" office:value="19.58791" calcext:value-type="float">
            <text:p>19.5879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5163" calcext:value-type="float">
            <text:p>24.5163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31.8634" calcext:value-type="float">
            <text:p>31.8634</text:p>
          </table:table-cell>
          <table:table-cell office:value-type="float" office:value="1096.057" calcext:value-type="float">
            <text:p>1096.05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174705" calcext:value-type="float">
            <text:p>0.09174705</text:p>
          </table:table-cell>
          <table:table-cell office:value-type="float" office:value="6.761046" calcext:value-type="float">
            <text:p>6.76104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678" calcext:value-type="float">
            <text:p>-0.5022678</text:p>
          </table:table-cell>
          <table:table-cell office:value-type="float" office:value="-0.168534" calcext:value-type="float">
            <text:p>-0.168534</text:p>
          </table:table-cell>
          <table:table-cell office:value-type="float" office:value="0.000346526" calcext:value-type="float">
            <text:p>0.000346526</text:p>
          </table:table-cell>
          <table:table-cell office:value-type="float" office:value="12.99358" calcext:value-type="float">
            <text:p>12.99358</text:p>
          </table:table-cell>
          <table:table-cell office:value-type="float" office:value="0.1786579" calcext:value-type="float">
            <text:p>0.1786579</text:p>
          </table:table-cell>
          <table:table-cell office:value-type="float" office:value="0.05118558" calcext:value-type="float">
            <text:p>0.05118558</text:p>
          </table:table-cell>
          <table:table-cell office:value-type="float" office:value="0.04146183" calcext:value-type="float">
            <text:p>0.04146183</text:p>
          </table:table-cell>
          <table:table-cell office:value-type="float" office:value="0.01961152" calcext:value-type="float">
            <text:p>0.01961152</text:p>
          </table:table-cell>
          <table:table-cell office:value-type="float" office:value="0.01768986" calcext:value-type="float">
            <text:p>0.01768986</text:p>
          </table:table-cell>
          <table:table-cell office:value-type="float" office:value="0.01003156" calcext:value-type="float">
            <text:p>0.01003156</text:p>
          </table:table-cell>
          <table:table-cell office:value-type="float" office:value="0.008250313" calcext:value-type="float">
            <text:p>0.008250313</text:p>
          </table:table-cell>
          <table:table-cell office:value-type="float" office:value="0.02222662" calcext:value-type="float">
            <text:p>0.02222662</text:p>
          </table:table-cell>
          <table:table-cell office:value-type="float" office:value="0.01936641" calcext:value-type="float">
            <text:p>0.01936641</text:p>
          </table:table-cell>
          <table:table-cell office:value-type="float" office:value="0.0185855" calcext:value-type="float">
            <text:p>0.0185855</text:p>
          </table:table-cell>
          <table:table-cell office:value-type="float" office:value="0.01753495" calcext:value-type="float">
            <text:p>0.01753495</text:p>
          </table:table-cell>
          <table:table-cell office:value-type="float" office:value="0.02250337" calcext:value-type="float">
            <text:p>0.02250337</text:p>
          </table:table-cell>
          <table:table-cell office:value-type="float" office:value="0.005080584" calcext:value-type="float">
            <text:p>0.005080584</text:p>
          </table:table-cell>
          <table:table-cell office:value-type="float" office:value="0.004503476" calcext:value-type="float">
            <text:p>0.004503476</text:p>
          </table:table-cell>
          <table:table-cell office:value-type="float" office:value="0" calcext:value-type="float">
            <text:p>0</text:p>
          </table:table-cell>
          <table:table-cell office:value-type="float" office:value="12.25181" calcext:value-type="float">
            <text:p>12.25181</text:p>
          </table:table-cell>
          <table:table-cell office:value-type="float" office:value="18.09272" calcext:value-type="float">
            <text:p>18.09272</text:p>
          </table:table-cell>
          <table:table-cell office:value-type="float" office:value="24.1697" calcext:value-type="float">
            <text:p>24.1697</text:p>
          </table:table-cell>
          <table:table-cell office:value-type="float" office:value="19.34609" calcext:value-type="float">
            <text:p>19.34609</text:p>
          </table:table-cell>
          <table:table-cell office:value-type="float" office:value="13.54101" calcext:value-type="float">
            <text:p>13.54101</text:p>
          </table:table-cell>
          <table:table-cell office:value-type="float" office:value="3.294945" calcext:value-type="float">
            <text:p>3.294945</text:p>
          </table:table-cell>
          <table:table-cell office:value-type="float" office:value="1.570344" calcext:value-type="float">
            <text:p>1.570344</text:p>
          </table:table-cell>
          <table:table-cell office:value-type="float" office:value="1.527295" calcext:value-type="float">
            <text:p>1.527295</text:p>
          </table:table-cell>
          <table:table-cell office:value-type="float" office:value="1.348799" calcext:value-type="float">
            <text:p>1.348799</text:p>
          </table:table-cell>
          <table:table-cell office:value-type="float" office:value="0.5059518" calcext:value-type="float">
            <text:p>0.5059518</text:p>
          </table:table-cell>
          <table:table-cell office:value-type="float" office:value="0.2288797" calcext:value-type="float">
            <text:p>0.2288797</text:p>
          </table:table-cell>
          <table:table-cell office:value-type="float" office:value="0.333635" calcext:value-type="float">
            <text:p>0.333635</text:p>
          </table:table-cell>
          <table:table-cell office:value-type="float" office:value="0.3227216" calcext:value-type="float">
            <text:p>0.3227216</text:p>
          </table:table-cell>
          <table:table-cell office:value-type="float" office:value="0.346947" calcext:value-type="float">
            <text:p>0.346947</text:p>
          </table:table-cell>
          <table:table-cell office:value-type="float" office:value="0" calcext:value-type="float">
            <text:p>0</text:p>
          </table:table-cell>
          <table:table-cell office:value-type="float" office:value="19.96067" calcext:value-type="float">
            <text:p>19.9606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54679" calcext:value-type="float">
            <text:p>24.5467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31.84176" calcext:value-type="float">
            <text:p>31.84176</text:p>
          </table:table-cell>
          <table:table-cell office:value-type="float" office:value="1096.039" calcext:value-type="float">
            <text:p>1096.03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3675" calcext:value-type="float">
            <text:p>0.093675</text:p>
          </table:table-cell>
          <table:table-cell office:value-type="float" office:value="6.792981" calcext:value-type="float">
            <text:p>6.79298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795" calcext:value-type="float">
            <text:p>-0.5022795</text:p>
          </table:table-cell>
          <table:table-cell office:value-type="float" office:value="-0.168507" calcext:value-type="float">
            <text:p>-0.168507</text:p>
          </table:table-cell>
          <table:table-cell office:value-type="float" office:value="0.0003691845" calcext:value-type="float">
            <text:p>0.0003691845</text:p>
          </table:table-cell>
          <table:table-cell office:value-type="float" office:value="12.9992" calcext:value-type="float">
            <text:p>12.9992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05164623" calcext:value-type="float">
            <text:p>0.05164623</text:p>
          </table:table-cell>
          <table:table-cell office:value-type="float" office:value="0.04182778" calcext:value-type="float">
            <text:p>0.04182778</text:p>
          </table:table-cell>
          <table:table-cell office:value-type="float" office:value="0.01979652" calcext:value-type="float">
            <text:p>0.01979652</text:p>
          </table:table-cell>
          <table:table-cell office:value-type="float" office:value="0.01782429" calcext:value-type="float">
            <text:p>0.01782429</text:p>
          </table:table-cell>
          <table:table-cell office:value-type="float" office:value="0.01004715" calcext:value-type="float">
            <text:p>0.01004715</text:p>
          </table:table-cell>
          <table:table-cell office:value-type="float" office:value="0.008262903" calcext:value-type="float">
            <text:p>0.008262903</text:p>
          </table:table-cell>
          <table:table-cell office:value-type="float" office:value="0.02223886" calcext:value-type="float">
            <text:p>0.02223886</text:p>
          </table:table-cell>
          <table:table-cell office:value-type="float" office:value="0.01939017" calcext:value-type="float">
            <text:p>0.01939017</text:p>
          </table:table-cell>
          <table:table-cell office:value-type="float" office:value="0.0186153" calcext:value-type="float">
            <text:p>0.0186153</text:p>
          </table:table-cell>
          <table:table-cell office:value-type="float" office:value="0.01755157" calcext:value-type="float">
            <text:p>0.01755157</text:p>
          </table:table-cell>
          <table:table-cell office:value-type="float" office:value="0.02253677" calcext:value-type="float">
            <text:p>0.02253677</text:p>
          </table:table-cell>
          <table:table-cell office:value-type="float" office:value="0.005076198" calcext:value-type="float">
            <text:p>0.005076198</text:p>
          </table:table-cell>
          <table:table-cell office:value-type="float" office:value="0.00450134" calcext:value-type="float">
            <text:p>0.00450134</text:p>
          </table:table-cell>
          <table:table-cell office:value-type="float" office:value="0" calcext:value-type="float">
            <text:p>0</text:p>
          </table:table-cell>
          <table:table-cell office:value-type="float" office:value="12.64367" calcext:value-type="float">
            <text:p>12.64367</text:p>
          </table:table-cell>
          <table:table-cell office:value-type="float" office:value="18.31358" calcext:value-type="float">
            <text:p>18.31358</text:p>
          </table:table-cell>
          <table:table-cell office:value-type="float" office:value="24.12547" calcext:value-type="float">
            <text:p>24.12547</text:p>
          </table:table-cell>
          <table:table-cell office:value-type="float" office:value="19.33946" calcext:value-type="float">
            <text:p>19.33946</text:p>
          </table:table-cell>
          <table:table-cell office:value-type="float" office:value="13.65282" calcext:value-type="float">
            <text:p>13.65282</text:p>
          </table:table-cell>
          <table:table-cell office:value-type="float" office:value="3.342939" calcext:value-type="float">
            <text:p>3.342939</text:p>
          </table:table-cell>
          <table:table-cell office:value-type="float" office:value="1.577366" calcext:value-type="float">
            <text:p>1.577366</text:p>
          </table:table-cell>
          <table:table-cell office:value-type="float" office:value="1.537127" calcext:value-type="float">
            <text:p>1.537127</text:p>
          </table:table-cell>
          <table:table-cell office:value-type="float" office:value="1.354323" calcext:value-type="float">
            <text:p>1.354323</text:p>
          </table:table-cell>
          <table:table-cell office:value-type="float" office:value="0.5095115" calcext:value-type="float">
            <text:p>0.5095115</text:p>
          </table:table-cell>
          <table:table-cell office:value-type="float" office:value="0.230817" calcext:value-type="float">
            <text:p>0.230817</text:p>
          </table:table-cell>
          <table:table-cell office:value-type="float" office:value="0.3356309" calcext:value-type="float">
            <text:p>0.3356309</text:p>
          </table:table-cell>
          <table:table-cell office:value-type="float" office:value="0.3223572" calcext:value-type="float">
            <text:p>0.3223572</text:p>
          </table:table-cell>
          <table:table-cell office:value-type="float" office:value="0.3469515" calcext:value-type="float">
            <text:p>0.3469515</text:p>
          </table:table-cell>
          <table:table-cell office:value-type="float" office:value="0" calcext:value-type="float">
            <text:p>0</text:p>
          </table:table-cell>
          <table:table-cell office:value-type="float" office:value="20.43288" calcext:value-type="float">
            <text:p>20.4328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58017" calcext:value-type="float">
            <text:p>24.5801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31.81967" calcext:value-type="float">
            <text:p>31.81967</text:p>
          </table:table-cell>
          <table:table-cell office:value-type="float" office:value="1096.021" calcext:value-type="float">
            <text:p>1096.02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567757" calcext:value-type="float">
            <text:p>0.09567757</text:p>
          </table:table-cell>
          <table:table-cell office:value-type="float" office:value="6.825914" calcext:value-type="float">
            <text:p>6.82591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907" calcext:value-type="float">
            <text:p>-0.5022907</text:p>
          </table:table-cell>
          <table:table-cell office:value-type="float" office:value="-0.1684795" calcext:value-type="float">
            <text:p>-0.1684795</text:p>
          </table:table-cell>
          <table:table-cell office:value-type="float" office:value="0.0003882366" calcext:value-type="float">
            <text:p>0.0003882366</text:p>
          </table:table-cell>
          <table:table-cell office:value-type="float" office:value="13.00495" calcext:value-type="float">
            <text:p>13.00495</text:p>
          </table:table-cell>
          <table:table-cell office:value-type="float" office:value="0.4377121" calcext:value-type="float">
            <text:p>0.4377121</text:p>
          </table:table-cell>
          <table:table-cell office:value-type="float" office:value="0.05249662" calcext:value-type="float">
            <text:p>0.05249662</text:p>
          </table:table-cell>
          <table:table-cell office:value-type="float" office:value="0.0422532" calcext:value-type="float">
            <text:p>0.0422532</text:p>
          </table:table-cell>
          <table:table-cell office:value-type="float" office:value="0.01997263" calcext:value-type="float">
            <text:p>0.01997263</text:p>
          </table:table-cell>
          <table:table-cell office:value-type="float" office:value="0.01794021" calcext:value-type="float">
            <text:p>0.01794021</text:p>
          </table:table-cell>
          <table:table-cell office:value-type="float" office:value="0.01005103" calcext:value-type="float">
            <text:p>0.01005103</text:p>
          </table:table-cell>
          <table:table-cell office:value-type="float" office:value="0.008256793" calcext:value-type="float">
            <text:p>0.008256793</text:p>
          </table:table-cell>
          <table:table-cell office:value-type="float" office:value="0.02223905" calcext:value-type="float">
            <text:p>0.02223905</text:p>
          </table:table-cell>
          <table:table-cell office:value-type="float" office:value="0.01941087" calcext:value-type="float">
            <text:p>0.01941087</text:p>
          </table:table-cell>
          <table:table-cell office:value-type="float" office:value="0.01864417" calcext:value-type="float">
            <text:p>0.01864417</text:p>
          </table:table-cell>
          <table:table-cell office:value-type="float" office:value="0.01756951" calcext:value-type="float">
            <text:p>0.01756951</text:p>
          </table:table-cell>
          <table:table-cell office:value-type="float" office:value="0.02257048" calcext:value-type="float">
            <text:p>0.02257048</text:p>
          </table:table-cell>
          <table:table-cell office:value-type="float" office:value="0.005071871" calcext:value-type="float">
            <text:p>0.005071871</text:p>
          </table:table-cell>
          <table:table-cell office:value-type="float" office:value="0.004499219" calcext:value-type="float">
            <text:p>0.004499219</text:p>
          </table:table-cell>
          <table:table-cell office:value-type="float" office:value="0" calcext:value-type="float">
            <text:p>0</text:p>
          </table:table-cell>
          <table:table-cell office:value-type="float" office:value="12.89172" calcext:value-type="float">
            <text:p>12.89172</text:p>
          </table:table-cell>
          <table:table-cell office:value-type="float" office:value="18.59892" calcext:value-type="float">
            <text:p>18.59892</text:p>
          </table:table-cell>
          <table:table-cell office:value-type="float" office:value="24.13404" calcext:value-type="float">
            <text:p>24.13404</text:p>
          </table:table-cell>
          <table:table-cell office:value-type="float" office:value="19.31448" calcext:value-type="float">
            <text:p>19.31448</text:p>
          </table:table-cell>
          <table:table-cell office:value-type="float" office:value="13.7259" calcext:value-type="float">
            <text:p>13.7259</text:p>
          </table:table-cell>
          <table:table-cell office:value-type="float" office:value="3.390538" calcext:value-type="float">
            <text:p>3.390538</text:p>
          </table:table-cell>
          <table:table-cell office:value-type="float" office:value="1.585625" calcext:value-type="float">
            <text:p>1.585625</text:p>
          </table:table-cell>
          <table:table-cell office:value-type="float" office:value="1.546965" calcext:value-type="float">
            <text:p>1.546965</text:p>
          </table:table-cell>
          <table:table-cell office:value-type="float" office:value="1.359863" calcext:value-type="float">
            <text:p>1.359863</text:p>
          </table:table-cell>
          <table:table-cell office:value-type="float" office:value="0.5130584" calcext:value-type="float">
            <text:p>0.5130584</text:p>
          </table:table-cell>
          <table:table-cell office:value-type="float" office:value="0.232737" calcext:value-type="float">
            <text:p>0.232737</text:p>
          </table:table-cell>
          <table:table-cell office:value-type="float" office:value="0.3375969" calcext:value-type="float">
            <text:p>0.3375969</text:p>
          </table:table-cell>
          <table:table-cell office:value-type="float" office:value="0.3220112" calcext:value-type="float">
            <text:p>0.3220112</text:p>
          </table:table-cell>
          <table:table-cell office:value-type="float" office:value="0.3469559" calcext:value-type="float">
            <text:p>0.3469559</text:p>
          </table:table-cell>
          <table:table-cell office:value-type="float" office:value="0" calcext:value-type="float">
            <text:p>0</text:p>
          </table:table-cell>
          <table:table-cell office:value-type="float" office:value="20.72164" calcext:value-type="float">
            <text:p>20.7216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61454" calcext:value-type="float">
            <text:p>24.6145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31.79882" calcext:value-type="float">
            <text:p>31.79882</text:p>
          </table:table-cell>
          <table:table-cell office:value-type="float" office:value="1096.003" calcext:value-type="float">
            <text:p>1096.00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744555" calcext:value-type="float">
            <text:p>0.09744555</text:p>
          </table:table-cell>
          <table:table-cell office:value-type="float" office:value="6.857574" calcext:value-type="float">
            <text:p>6.85757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687" calcext:value-type="float">
            <text:p>2.672687</text:p>
          </table:table-cell>
          <table:table-cell office:value-type="float" office:value="-0.5022983" calcext:value-type="float">
            <text:p>-0.5022983</text:p>
          </table:table-cell>
          <table:table-cell office:value-type="float" office:value="-0.1684516" calcext:value-type="float">
            <text:p>-0.1684516</text:p>
          </table:table-cell>
          <table:table-cell office:value-type="float" office:value="0.0003991101" calcext:value-type="float">
            <text:p>0.0003991101</text:p>
          </table:table-cell>
          <table:table-cell office:value-type="float" office:value="13.00873" calcext:value-type="float">
            <text:p>13.00873</text:p>
          </table:table-cell>
          <table:table-cell office:value-type="float" office:value="0.5620285" calcext:value-type="float">
            <text:p>0.5620285</text:p>
          </table:table-cell>
          <table:table-cell office:value-type="float" office:value="0.05360797" calcext:value-type="float">
            <text:p>0.05360797</text:p>
          </table:table-cell>
          <table:table-cell office:value-type="float" office:value="0.0428421" calcext:value-type="float">
            <text:p>0.0428421</text:p>
          </table:table-cell>
          <table:table-cell office:value-type="float" office:value="0.0202073" calcext:value-type="float">
            <text:p>0.0202073</text:p>
          </table:table-cell>
          <table:table-cell office:value-type="float" office:value="0.0180644" calcext:value-type="float">
            <text:p>0.0180644</text:p>
          </table:table-cell>
          <table:table-cell office:value-type="float" office:value="0.01009867" calcext:value-type="float">
            <text:p>0.01009867</text:p>
          </table:table-cell>
          <table:table-cell office:value-type="float" office:value="0.008282781" calcext:value-type="float">
            <text:p>0.008282781</text:p>
          </table:table-cell>
          <table:table-cell office:value-type="float" office:value="0.02224191" calcext:value-type="float">
            <text:p>0.02224191</text:p>
          </table:table-cell>
          <table:table-cell office:value-type="float" office:value="0.01942867" calcext:value-type="float">
            <text:p>0.01942867</text:p>
          </table:table-cell>
          <table:table-cell office:value-type="float" office:value="0.0186719" calcext:value-type="float">
            <text:p>0.0186719</text:p>
          </table:table-cell>
          <table:table-cell office:value-type="float" office:value="0.01758858" calcext:value-type="float">
            <text:p>0.01758858</text:p>
          </table:table-cell>
          <table:table-cell office:value-type="float" office:value="0.02260423" calcext:value-type="float">
            <text:p>0.02260423</text:p>
          </table:table-cell>
          <table:table-cell office:value-type="float" office:value="0.005067603" calcext:value-type="float">
            <text:p>0.005067603</text:p>
          </table:table-cell>
          <table:table-cell office:value-type="float" office:value="0.004497127" calcext:value-type="float">
            <text:p>0.004497127</text:p>
          </table:table-cell>
          <table:table-cell office:value-type="float" office:value="0" calcext:value-type="float">
            <text:p>0</text:p>
          </table:table-cell>
          <table:table-cell office:value-type="float" office:value="13.23782" calcext:value-type="float">
            <text:p>13.23782</text:p>
          </table:table-cell>
          <table:table-cell office:value-type="float" office:value="18.86734" calcext:value-type="float">
            <text:p>18.86734</text:p>
          </table:table-cell>
          <table:table-cell office:value-type="float" office:value="24.14061" calcext:value-type="float">
            <text:p>24.14061</text:p>
          </table:table-cell>
          <table:table-cell office:value-type="float" office:value="19.28806" calcext:value-type="float">
            <text:p>19.28806</text:p>
          </table:table-cell>
          <table:table-cell office:value-type="float" office:value="13.77914" calcext:value-type="float">
            <text:p>13.77914</text:p>
          </table:table-cell>
          <table:table-cell office:value-type="float" office:value="3.436561" calcext:value-type="float">
            <text:p>3.436561</text:p>
          </table:table-cell>
          <table:table-cell office:value-type="float" office:value="1.594458" calcext:value-type="float">
            <text:p>1.594458</text:p>
          </table:table-cell>
          <table:table-cell office:value-type="float" office:value="1.556784" calcext:value-type="float">
            <text:p>1.556784</text:p>
          </table:table-cell>
          <table:table-cell office:value-type="float" office:value="1.365442" calcext:value-type="float">
            <text:p>1.365442</text:p>
          </table:table-cell>
          <table:table-cell office:value-type="float" office:value="0.5165966" calcext:value-type="float">
            <text:p>0.5165966</text:p>
          </table:table-cell>
          <table:table-cell office:value-type="float" office:value="0.2346413" calcext:value-type="float">
            <text:p>0.2346413</text:p>
          </table:table-cell>
          <table:table-cell office:value-type="float" office:value="0.3395372" calcext:value-type="float">
            <text:p>0.3395372</text:p>
          </table:table-cell>
          <table:table-cell office:value-type="float" office:value="0.3216811" calcext:value-type="float">
            <text:p>0.3216811</text:p>
          </table:table-cell>
          <table:table-cell office:value-type="float" office:value="0.3469603" calcext:value-type="float">
            <text:p>0.3469603</text:p>
          </table:table-cell>
          <table:table-cell office:value-type="float" office:value="0" calcext:value-type="float">
            <text:p>0</text:p>
          </table:table-cell>
          <table:table-cell office:value-type="float" office:value="20.97643" calcext:value-type="float">
            <text:p>20.9764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64742" calcext:value-type="float">
            <text:p>24.6474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31.77974" calcext:value-type="float">
            <text:p>31.77974</text:p>
          </table:table-cell>
          <table:table-cell office:value-type="float" office:value="1095.984" calcext:value-type="float">
            <text:p>1095.98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878848" calcext:value-type="float">
            <text:p>0.09878848</text:p>
          </table:table-cell>
          <table:table-cell office:value-type="float" office:value="6.888243" calcext:value-type="float">
            <text:p>6.888243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2063" calcext:value-type="float">
            <text:p>2.672063</text:p>
          </table:table-cell>
          <table:table-cell office:value-type="float" office:value="-0.502303" calcext:value-type="float">
            <text:p>-0.502303</text:p>
          </table:table-cell>
          <table:table-cell office:value-type="float" office:value="-0.1684228" calcext:value-type="float">
            <text:p>-0.1684228</text:p>
          </table:table-cell>
          <table:table-cell office:value-type="float" office:value="0.0004025532" calcext:value-type="float">
            <text:p>0.0004025532</text:p>
          </table:table-cell>
          <table:table-cell office:value-type="float" office:value="13.0114" calcext:value-type="float">
            <text:p>13.0114</text:p>
          </table:table-cell>
          <table:table-cell office:value-type="float" office:value="0.6503515" calcext:value-type="float">
            <text:p>0.6503515</text:p>
          </table:table-cell>
          <table:table-cell office:value-type="float" office:value="0.05505037" calcext:value-type="float">
            <text:p>0.05505037</text:p>
          </table:table-cell>
          <table:table-cell office:value-type="float" office:value="0.04356332" calcext:value-type="float">
            <text:p>0.04356332</text:p>
          </table:table-cell>
          <table:table-cell office:value-type="float" office:value="0.02050816" calcext:value-type="float">
            <text:p>0.02050816</text:p>
          </table:table-cell>
          <table:table-cell office:value-type="float" office:value="0.01820814" calcext:value-type="float">
            <text:p>0.01820814</text:p>
          </table:table-cell>
          <table:table-cell office:value-type="float" office:value="0.01017144" calcext:value-type="float">
            <text:p>0.01017144</text:p>
          </table:table-cell>
          <table:table-cell office:value-type="float" office:value="0.008326792" calcext:value-type="float">
            <text:p>0.008326792</text:p>
          </table:table-cell>
          <table:table-cell office:value-type="float" office:value="0.02225103" calcext:value-type="float">
            <text:p>0.02225103</text:p>
          </table:table-cell>
          <table:table-cell office:value-type="float" office:value="0.01944579" calcext:value-type="float">
            <text:p>0.01944579</text:p>
          </table:table-cell>
          <table:table-cell office:value-type="float" office:value="0.01869842" calcext:value-type="float">
            <text:p>0.01869842</text:p>
          </table:table-cell>
          <table:table-cell office:value-type="float" office:value="0.01760863" calcext:value-type="float">
            <text:p>0.01760863</text:p>
          </table:table-cell>
          <table:table-cell office:value-type="float" office:value="0.02263854" calcext:value-type="float">
            <text:p>0.02263854</text:p>
          </table:table-cell>
          <table:table-cell office:value-type="float" office:value="0.005080707" calcext:value-type="float">
            <text:p>0.005080707</text:p>
          </table:table-cell>
          <table:table-cell office:value-type="float" office:value="0.004477357" calcext:value-type="float">
            <text:p>0.004477357</text:p>
          </table:table-cell>
          <table:table-cell office:value-type="float" office:value="0" calcext:value-type="float">
            <text:p>0</text:p>
          </table:table-cell>
          <table:table-cell office:value-type="float" office:value="14.33887" calcext:value-type="float">
            <text:p>14.33887</text:p>
          </table:table-cell>
          <table:table-cell office:value-type="float" office:value="19.12433" calcext:value-type="float">
            <text:p>19.12433</text:p>
          </table:table-cell>
          <table:table-cell office:value-type="float" office:value="24.13881" calcext:value-type="float">
            <text:p>24.13881</text:p>
          </table:table-cell>
          <table:table-cell office:value-type="float" office:value="19.25235" calcext:value-type="float">
            <text:p>19.25235</text:p>
          </table:table-cell>
          <table:table-cell office:value-type="float" office:value="13.8002" calcext:value-type="float">
            <text:p>13.8002</text:p>
          </table:table-cell>
          <table:table-cell office:value-type="float" office:value="3.487587" calcext:value-type="float">
            <text:p>3.487587</text:p>
          </table:table-cell>
          <table:table-cell office:value-type="float" office:value="1.602844" calcext:value-type="float">
            <text:p>1.602844</text:p>
          </table:table-cell>
          <table:table-cell office:value-type="float" office:value="1.566453" calcext:value-type="float">
            <text:p>1.566453</text:p>
          </table:table-cell>
          <table:table-cell office:value-type="float" office:value="1.371024" calcext:value-type="float">
            <text:p>1.371024</text:p>
          </table:table-cell>
          <table:table-cell office:value-type="float" office:value="0.5201289" calcext:value-type="float">
            <text:p>0.5201289</text:p>
          </table:table-cell>
          <table:table-cell office:value-type="float" office:value="0.2365395" calcext:value-type="float">
            <text:p>0.2365395</text:p>
          </table:table-cell>
          <table:table-cell office:value-type="float" office:value="0.3417547" calcext:value-type="float">
            <text:p>0.3417547</text:p>
          </table:table-cell>
          <table:table-cell office:value-type="float" office:value="0.3282131" calcext:value-type="float">
            <text:p>0.3282131</text:p>
          </table:table-cell>
          <table:table-cell office:value-type="float" office:value="0.3408862" calcext:value-type="float">
            <text:p>0.3408862</text:p>
          </table:table-cell>
          <table:table-cell office:value-type="float" office:value="0" calcext:value-type="float">
            <text:p>0</text:p>
          </table:table-cell>
          <table:table-cell office:value-type="float" office:value="21.16626" calcext:value-type="float">
            <text:p>21.1662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6782" calcext:value-type="float">
            <text:p>24.678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31.76108" calcext:value-type="float">
            <text:p>31.76108</text:p>
          </table:table-cell>
          <table:table-cell office:value-type="float" office:value="1095.968" calcext:value-type="float">
            <text:p>1095.96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91495" calcext:value-type="float">
            <text:p>0.0991495</text:p>
          </table:table-cell>
          <table:table-cell office:value-type="float" office:value="6.918894" calcext:value-type="float">
            <text:p>6.91889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123" calcext:value-type="float">
            <text:p>2.67123</text:p>
          </table:table-cell>
          <table:table-cell office:value-type="float" office:value="-0.50231" calcext:value-type="float">
            <text:p>-0.50231</text:p>
          </table:table-cell>
          <table:table-cell office:value-type="float" office:value="-0.1683943" calcext:value-type="float">
            <text:p>-0.1683943</text:p>
          </table:table-cell>
          <table:table-cell office:value-type="float" office:value="0.0004030633" calcext:value-type="float">
            <text:p>0.0004030633</text:p>
          </table:table-cell>
          <table:table-cell office:value-type="float" office:value="13.01259" calcext:value-type="float">
            <text:p>13.01259</text:p>
          </table:table-cell>
          <table:table-cell office:value-type="float" office:value="0.6375724" calcext:value-type="float">
            <text:p>0.6375724</text:p>
          </table:table-cell>
          <table:table-cell office:value-type="float" office:value="0.05591068" calcext:value-type="float">
            <text:p>0.05591068</text:p>
          </table:table-cell>
          <table:table-cell office:value-type="float" office:value="0.04414066" calcext:value-type="float">
            <text:p>0.04414066</text:p>
          </table:table-cell>
          <table:table-cell office:value-type="float" office:value="0.02084557" calcext:value-type="float">
            <text:p>0.02084557</text:p>
          </table:table-cell>
          <table:table-cell office:value-type="float" office:value="0.01851536" calcext:value-type="float">
            <text:p>0.01851536</text:p>
          </table:table-cell>
          <table:table-cell office:value-type="float" office:value="0.01026469" calcext:value-type="float">
            <text:p>0.01026469</text:p>
          </table:table-cell>
          <table:table-cell office:value-type="float" office:value="0.008398393" calcext:value-type="float">
            <text:p>0.008398393</text:p>
          </table:table-cell>
          <table:table-cell office:value-type="float" office:value="0.02227489" calcext:value-type="float">
            <text:p>0.02227489</text:p>
          </table:table-cell>
          <table:table-cell office:value-type="float" office:value="0.01946498" calcext:value-type="float">
            <text:p>0.01946498</text:p>
          </table:table-cell>
          <table:table-cell office:value-type="float" office:value="0.0187241" calcext:value-type="float">
            <text:p>0.0187241</text:p>
          </table:table-cell>
          <table:table-cell office:value-type="float" office:value="0.01762975" calcext:value-type="float">
            <text:p>0.01762975</text:p>
          </table:table-cell>
          <table:table-cell office:value-type="float" office:value="0.02267369" calcext:value-type="float">
            <text:p>0.02267369</text:p>
          </table:table-cell>
          <table:table-cell office:value-type="float" office:value="0.005070918" calcext:value-type="float">
            <text:p>0.005070918</text:p>
          </table:table-cell>
          <table:table-cell office:value-type="float" office:value="0.00448075" calcext:value-type="float">
            <text:p>0.00448075</text:p>
          </table:table-cell>
          <table:table-cell office:value-type="float" office:value="0" calcext:value-type="float">
            <text:p>0</text:p>
          </table:table-cell>
          <table:table-cell office:value-type="float" office:value="15.17163" calcext:value-type="float">
            <text:p>15.17163</text:p>
          </table:table-cell>
          <table:table-cell office:value-type="float" office:value="19.35316" calcext:value-type="float">
            <text:p>19.35316</text:p>
          </table:table-cell>
          <table:table-cell office:value-type="float" office:value="24.13676" calcext:value-type="float">
            <text:p>24.13676</text:p>
          </table:table-cell>
          <table:table-cell office:value-type="float" office:value="19.21025" calcext:value-type="float">
            <text:p>19.21025</text:p>
          </table:table-cell>
          <table:table-cell office:value-type="float" office:value="13.81702" calcext:value-type="float">
            <text:p>13.81702</text:p>
          </table:table-cell>
          <table:table-cell office:value-type="float" office:value="3.537486" calcext:value-type="float">
            <text:p>3.537486</text:p>
          </table:table-cell>
          <table:table-cell office:value-type="float" office:value="1.611223" calcext:value-type="float">
            <text:p>1.611223</text:p>
          </table:table-cell>
          <table:table-cell office:value-type="float" office:value="1.575783" calcext:value-type="float">
            <text:p>1.575783</text:p>
          </table:table-cell>
          <table:table-cell office:value-type="float" office:value="1.376566" calcext:value-type="float">
            <text:p>1.376566</text:p>
          </table:table-cell>
          <table:table-cell office:value-type="float" office:value="0.5236522" calcext:value-type="float">
            <text:p>0.5236522</text:p>
          </table:table-cell>
          <table:table-cell office:value-type="float" office:value="0.238447" calcext:value-type="float">
            <text:p>0.238447</text:p>
          </table:table-cell>
          <table:table-cell office:value-type="float" office:value="0.3439218" calcext:value-type="float">
            <text:p>0.3439218</text:p>
          </table:table-cell>
          <table:table-cell office:value-type="float" office:value="0.3258136" calcext:value-type="float">
            <text:p>0.3258136</text:p>
          </table:table-cell>
          <table:table-cell office:value-type="float" office:value="0.344156" calcext:value-type="float">
            <text:p>0.344156</text:p>
          </table:table-cell>
          <table:table-cell office:value-type="float" office:value="0" calcext:value-type="float">
            <text:p>0</text:p>
          </table:table-cell>
          <table:table-cell office:value-type="float" office:value="21.3917" calcext:value-type="float">
            <text:p>21.391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70788" calcext:value-type="float">
            <text:p>24.70788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31.74075" calcext:value-type="float">
            <text:p>31.74075</text:p>
          </table:table-cell>
          <table:table-cell office:value-type="float" office:value="1095.951" calcext:value-type="float">
            <text:p>1095.95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759982" calcext:value-type="float">
            <text:p>0.09759982</text:p>
          </table:table-cell>
          <table:table-cell office:value-type="float" office:value="6.953294" calcext:value-type="float">
            <text:p>6.95329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245" calcext:value-type="float">
            <text:p>-0.5023245</text:p>
          </table:table-cell>
          <table:table-cell office:value-type="float" office:value="-0.168366" calcext:value-type="float">
            <text:p>-0.168366</text:p>
          </table:table-cell>
          <table:table-cell office:value-type="float" office:value="0.000403557" calcext:value-type="float">
            <text:p>0.000403557</text:p>
          </table:table-cell>
          <table:table-cell office:value-type="float" office:value="13.01539" calcext:value-type="float">
            <text:p>13.01539</text:p>
          </table:table-cell>
          <table:table-cell office:value-type="float" office:value="0.4780707" calcext:value-type="float">
            <text:p>0.4780707</text:p>
          </table:table-cell>
          <table:table-cell office:value-type="float" office:value="0.06704599" calcext:value-type="float">
            <text:p>0.06704599</text:p>
          </table:table-cell>
          <table:table-cell office:value-type="float" office:value="0.0563067" calcext:value-type="float">
            <text:p>0.0563067</text:p>
          </table:table-cell>
          <table:table-cell office:value-type="float" office:value="0.03619683" calcext:value-type="float">
            <text:p>0.03619683</text:p>
          </table:table-cell>
          <table:table-cell office:value-type="float" office:value="0.03411037" calcext:value-type="float">
            <text:p>0.03411037</text:p>
          </table:table-cell>
          <table:table-cell office:value-type="float" office:value="0.01281038" calcext:value-type="float">
            <text:p>0.01281038</text:p>
          </table:table-cell>
          <table:table-cell office:value-type="float" office:value="0.008434716" calcext:value-type="float">
            <text:p>0.008434716</text:p>
          </table:table-cell>
          <table:table-cell office:value-type="float" office:value="0.02229567" calcext:value-type="float">
            <text:p>0.02229567</text:p>
          </table:table-cell>
          <table:table-cell office:value-type="float" office:value="0.01948675" calcext:value-type="float">
            <text:p>0.01948675</text:p>
          </table:table-cell>
          <table:table-cell office:value-type="float" office:value="0.01875029" calcext:value-type="float">
            <text:p>0.01875029</text:p>
          </table:table-cell>
          <table:table-cell office:value-type="float" office:value="0.01765052" calcext:value-type="float">
            <text:p>0.01765052</text:p>
          </table:table-cell>
          <table:table-cell office:value-type="float" office:value="0.02270859" calcext:value-type="float">
            <text:p>0.02270859</text:p>
          </table:table-cell>
          <table:table-cell office:value-type="float" office:value="0.005062981" calcext:value-type="float">
            <text:p>0.005062981</text:p>
          </table:table-cell>
          <table:table-cell office:value-type="float" office:value="0.004482424" calcext:value-type="float">
            <text:p>0.004482424</text:p>
          </table:table-cell>
          <table:table-cell office:value-type="float" office:value="0" calcext:value-type="float">
            <text:p>0</text:p>
          </table:table-cell>
          <table:table-cell office:value-type="float" office:value="15.70372" calcext:value-type="float">
            <text:p>15.70372</text:p>
          </table:table-cell>
          <table:table-cell office:value-type="float" office:value="19.43485" calcext:value-type="float">
            <text:p>19.43485</text:p>
          </table:table-cell>
          <table:table-cell office:value-type="float" office:value="23.78327" calcext:value-type="float">
            <text:p>23.78327</text:p>
          </table:table-cell>
          <table:table-cell office:value-type="float" office:value="19.31344" calcext:value-type="float">
            <text:p>19.31344</text:p>
          </table:table-cell>
          <table:table-cell office:value-type="float" office:value="14.50513" calcext:value-type="float">
            <text:p>14.50513</text:p>
          </table:table-cell>
          <table:table-cell office:value-type="float" office:value="3.818109" calcext:value-type="float">
            <text:p>3.818109</text:p>
          </table:table-cell>
          <table:table-cell office:value-type="float" office:value="1.620742" calcext:value-type="float">
            <text:p>1.620742</text:p>
          </table:table-cell>
          <table:table-cell office:value-type="float" office:value="1.584881" calcext:value-type="float">
            <text:p>1.584881</text:p>
          </table:table-cell>
          <table:table-cell office:value-type="float" office:value="1.382039" calcext:value-type="float">
            <text:p>1.382039</text:p>
          </table:table-cell>
          <table:table-cell office:value-type="float" office:value="0.5271947" calcext:value-type="float">
            <text:p>0.5271947</text:p>
          </table:table-cell>
          <table:table-cell office:value-type="float" office:value="0.2402886" calcext:value-type="float">
            <text:p>0.2402886</text:p>
          </table:table-cell>
          <table:table-cell office:value-type="float" office:value="0.3459353" calcext:value-type="float">
            <text:p>0.3459353</text:p>
          </table:table-cell>
          <table:table-cell office:value-type="float" office:value="0.3240863" calcext:value-type="float">
            <text:p>0.3240863</text:p>
          </table:table-cell>
          <table:table-cell office:value-type="float" office:value="0.3467" calcext:value-type="float">
            <text:p>0.3467</text:p>
          </table:table-cell>
          <table:table-cell office:value-type="float" office:value="0" calcext:value-type="float">
            <text:p>0</text:p>
          </table:table-cell>
          <table:table-cell office:value-type="float" office:value="21.69893" calcext:value-type="float">
            <text:p>21.6989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73955" calcext:value-type="float">
            <text:p>24.7395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31.72168" calcext:value-type="float">
            <text:p>31.72168</text:p>
          </table:table-cell>
          <table:table-cell office:value-type="float" office:value="1095.935" calcext:value-type="float">
            <text:p>1095.93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58899" calcext:value-type="float">
            <text:p>0.0958899</text:p>
          </table:table-cell>
          <table:table-cell office:value-type="float" office:value="6.985951" calcext:value-type="float">
            <text:p>6.98595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379" calcext:value-type="float">
            <text:p>-0.5023379</text:p>
          </table:table-cell>
          <table:table-cell office:value-type="float" office:value="-0.1683364" calcext:value-type="float">
            <text:p>-0.1683364</text:p>
          </table:table-cell>
          <table:table-cell office:value-type="float" office:value="0.0004040335" calcext:value-type="float">
            <text:p>0.0004040335</text:p>
          </table:table-cell>
          <table:table-cell office:value-type="float" office:value="13.02177" calcext:value-type="float">
            <text:p>13.02177</text:p>
          </table:table-cell>
          <table:table-cell office:value-type="float" office:value="0.3913442" calcext:value-type="float">
            <text:p>0.3913442</text:p>
          </table:table-cell>
          <table:table-cell office:value-type="float" office:value="0.06020548" calcext:value-type="float">
            <text:p>0.06020548</text:p>
          </table:table-cell>
          <table:table-cell office:value-type="float" office:value="0.04947086" calcext:value-type="float">
            <text:p>0.04947086</text:p>
          </table:table-cell>
          <table:table-cell office:value-type="float" office:value="0.03047364" calcext:value-type="float">
            <text:p>0.03047364</text:p>
          </table:table-cell>
          <table:table-cell office:value-type="float" office:value="0.02834602" calcext:value-type="float">
            <text:p>0.02834602</text:p>
          </table:table-cell>
          <table:table-cell office:value-type="float" office:value="0.0120022" calcext:value-type="float">
            <text:p>0.0120022</text:p>
          </table:table-cell>
          <table:table-cell office:value-type="float" office:value="0.008460922" calcext:value-type="float">
            <text:p>0.008460922</text:p>
          </table:table-cell>
          <table:table-cell office:value-type="float" office:value="0.02230911" calcext:value-type="float">
            <text:p>0.02230911</text:p>
          </table:table-cell>
          <table:table-cell office:value-type="float" office:value="0.01950816" calcext:value-type="float">
            <text:p>0.01950816</text:p>
          </table:table-cell>
          <table:table-cell office:value-type="float" office:value="0.01877645" calcext:value-type="float">
            <text:p>0.01877645</text:p>
          </table:table-cell>
          <table:table-cell office:value-type="float" office:value="0.01767217" calcext:value-type="float">
            <text:p>0.01767217</text:p>
          </table:table-cell>
          <table:table-cell office:value-type="float" office:value="0.02274283" calcext:value-type="float">
            <text:p>0.02274283</text:p>
          </table:table-cell>
          <table:table-cell office:value-type="float" office:value="0.005058038" calcext:value-type="float">
            <text:p>0.005058038</text:p>
          </table:table-cell>
          <table:table-cell office:value-type="float" office:value="0.0044813" calcext:value-type="float">
            <text:p>0.0044813</text:p>
          </table:table-cell>
          <table:table-cell office:value-type="float" office:value="0" calcext:value-type="float">
            <text:p>0</text:p>
          </table:table-cell>
          <table:table-cell office:value-type="float" office:value="15.62673" calcext:value-type="float">
            <text:p>15.62673</text:p>
          </table:table-cell>
          <table:table-cell office:value-type="float" office:value="19.22678" calcext:value-type="float">
            <text:p>19.22678</text:p>
          </table:table-cell>
          <table:table-cell office:value-type="float" office:value="23.69411" calcext:value-type="float">
            <text:p>23.69411</text:p>
          </table:table-cell>
          <table:table-cell office:value-type="float" office:value="19.25847" calcext:value-type="float">
            <text:p>19.25847</text:p>
          </table:table-cell>
          <table:table-cell office:value-type="float" office:value="14.49407" calcext:value-type="float">
            <text:p>14.49407</text:p>
          </table:table-cell>
          <table:table-cell office:value-type="float" office:value="3.870812" calcext:value-type="float">
            <text:p>3.870812</text:p>
          </table:table-cell>
          <table:table-cell office:value-type="float" office:value="1.630954" calcext:value-type="float">
            <text:p>1.630954</text:p>
          </table:table-cell>
          <table:table-cell office:value-type="float" office:value="1.593974" calcext:value-type="float">
            <text:p>1.593974</text:p>
          </table:table-cell>
          <table:table-cell office:value-type="float" office:value="1.387466" calcext:value-type="float">
            <text:p>1.387466</text:p>
          </table:table-cell>
          <table:table-cell office:value-type="float" office:value="0.5307115" calcext:value-type="float">
            <text:p>0.5307115</text:p>
          </table:table-cell>
          <table:table-cell office:value-type="float" office:value="0.2421355" calcext:value-type="float">
            <text:p>0.2421355</text:p>
          </table:table-cell>
          <table:table-cell office:value-type="float" office:value="0.3478462" calcext:value-type="float">
            <text:p>0.3478462</text:p>
          </table:table-cell>
          <table:table-cell office:value-type="float" office:value="0.3234129" calcext:value-type="float">
            <text:p>0.3234129</text:p>
          </table:table-cell>
          <table:table-cell office:value-type="float" office:value="0.3469982" calcext:value-type="float">
            <text:p>0.3469982</text:p>
          </table:table-cell>
          <table:table-cell office:value-type="float" office:value="0" calcext:value-type="float">
            <text:p>0</text:p>
          </table:table-cell>
          <table:table-cell office:value-type="float" office:value="21.93544" calcext:value-type="float">
            <text:p>21.9354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77014" calcext:value-type="float">
            <text:p>24.7701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31.70593" calcext:value-type="float">
            <text:p>31.70593</text:p>
          </table:table-cell>
          <table:table-cell office:value-type="float" office:value="1095.919" calcext:value-type="float">
            <text:p>1095.91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95439" calcext:value-type="float">
            <text:p>0.09495439</text:p>
          </table:table-cell>
          <table:table-cell office:value-type="float" office:value="7.014015" calcext:value-type="float">
            <text:p>7.01401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406" calcext:value-type="float">
            <text:p>-0.5023406</text:p>
          </table:table-cell>
          <table:table-cell office:value-type="float" office:value="-0.168305" calcext:value-type="float">
            <text:p>-0.168305</text:p>
          </table:table-cell>
          <table:table-cell office:value-type="float" office:value="0.0004044927" calcext:value-type="float">
            <text:p>0.0004044927</text:p>
          </table:table-cell>
          <table:table-cell office:value-type="float" office:value="13.0292" calcext:value-type="float">
            <text:p>13.0292</text:p>
          </table:table-cell>
          <table:table-cell office:value-type="float" office:value="0.3496252" calcext:value-type="float">
            <text:p>0.3496252</text:p>
          </table:table-cell>
          <table:table-cell office:value-type="float" office:value="0.05609139" calcext:value-type="float">
            <text:p>0.05609139</text:p>
          </table:table-cell>
          <table:table-cell office:value-type="float" office:value="0.04504867" calcext:value-type="float">
            <text:p>0.04504867</text:p>
          </table:table-cell>
          <table:table-cell office:value-type="float" office:value="0.02685963" calcext:value-type="float">
            <text:p>0.02685963</text:p>
          </table:table-cell>
          <table:table-cell office:value-type="float" office:value="0.02469396" calcext:value-type="float">
            <text:p>0.02469396</text:p>
          </table:table-cell>
          <table:table-cell office:value-type="float" office:value="0.01144302" calcext:value-type="float">
            <text:p>0.01144302</text:p>
          </table:table-cell>
          <table:table-cell office:value-type="float" office:value="0.008497585" calcext:value-type="float">
            <text:p>0.008497585</text:p>
          </table:table-cell>
          <table:table-cell office:value-type="float" office:value="0.0223209" calcext:value-type="float">
            <text:p>0.0223209</text:p>
          </table:table-cell>
          <table:table-cell office:value-type="float" office:value="0.01952825" calcext:value-type="float">
            <text:p>0.01952825</text:p>
          </table:table-cell>
          <table:table-cell office:value-type="float" office:value="0.01880229" calcext:value-type="float">
            <text:p>0.01880229</text:p>
          </table:table-cell>
          <table:table-cell office:value-type="float" office:value="0.0176945" calcext:value-type="float">
            <text:p>0.0176945</text:p>
          </table:table-cell>
          <table:table-cell office:value-type="float" office:value="0.02277631" calcext:value-type="float">
            <text:p>0.02277631</text:p>
          </table:table-cell>
          <table:table-cell office:value-type="float" office:value="0.005054051" calcext:value-type="float">
            <text:p>0.005054051</text:p>
          </table:table-cell>
          <table:table-cell office:value-type="float" office:value="0.004479279" calcext:value-type="float">
            <text:p>0.004479279</text:p>
          </table:table-cell>
          <table:table-cell office:value-type="float" office:value="0" calcext:value-type="float">
            <text:p>0</text:p>
          </table:table-cell>
          <table:table-cell office:value-type="float" office:value="15.27946" calcext:value-type="float">
            <text:p>15.27946</text:p>
          </table:table-cell>
          <table:table-cell office:value-type="float" office:value="19.08502" calcext:value-type="float">
            <text:p>19.08502</text:p>
          </table:table-cell>
          <table:table-cell office:value-type="float" office:value="23.54695" calcext:value-type="float">
            <text:p>23.54695</text:p>
          </table:table-cell>
          <table:table-cell office:value-type="float" office:value="19.16773" calcext:value-type="float">
            <text:p>19.16773</text:p>
          </table:table-cell>
          <table:table-cell office:value-type="float" office:value="14.45559" calcext:value-type="float">
            <text:p>14.45559</text:p>
          </table:table-cell>
          <table:table-cell office:value-type="float" office:value="3.926067" calcext:value-type="float">
            <text:p>3.926067</text:p>
          </table:table-cell>
          <table:table-cell office:value-type="float" office:value="1.641178" calcext:value-type="float">
            <text:p>1.641178</text:p>
          </table:table-cell>
          <table:table-cell office:value-type="float" office:value="1.603045" calcext:value-type="float">
            <text:p>1.603045</text:p>
          </table:table-cell>
          <table:table-cell office:value-type="float" office:value="1.392881" calcext:value-type="float">
            <text:p>1.392881</text:p>
          </table:table-cell>
          <table:table-cell office:value-type="float" office:value="0.5342054" calcext:value-type="float">
            <text:p>0.5342054</text:p>
          </table:table-cell>
          <table:table-cell office:value-type="float" office:value="0.2439818" calcext:value-type="float">
            <text:p>0.2439818</text:p>
          </table:table-cell>
          <table:table-cell office:value-type="float" office:value="0.3497138" calcext:value-type="float">
            <text:p>0.3497138</text:p>
          </table:table-cell>
          <table:table-cell office:value-type="float" office:value="0.3230613" calcext:value-type="float">
            <text:p>0.3230613</text:p>
          </table:table-cell>
          <table:table-cell office:value-type="float" office:value="0.3470026" calcext:value-type="float">
            <text:p>0.3470026</text:p>
          </table:table-cell>
          <table:table-cell office:value-type="float" office:value="0" calcext:value-type="float">
            <text:p>0</text:p>
          </table:table-cell>
          <table:table-cell office:value-type="float" office:value="22.08147" calcext:value-type="float">
            <text:p>22.0814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79659" calcext:value-type="float">
            <text:p>24.7965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31.69247" calcext:value-type="float">
            <text:p>31.69247</text:p>
          </table:table-cell>
          <table:table-cell office:value-type="float" office:value="1095.904" calcext:value-type="float">
            <text:p>1095.90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14098" calcext:value-type="float">
            <text:p>0.09414098</text:p>
          </table:table-cell>
          <table:table-cell office:value-type="float" office:value="7.038663" calcext:value-type="float">
            <text:p>7.038663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499" calcext:value-type="float">
            <text:p>-0.5023499</text:p>
          </table:table-cell>
          <table:table-cell office:value-type="float" office:value="-0.1682743" calcext:value-type="float">
            <text:p>-0.1682743</text:p>
          </table:table-cell>
          <table:table-cell office:value-type="float" office:value="0.0004050292" calcext:value-type="float">
            <text:p>0.0004050292</text:p>
          </table:table-cell>
          <table:table-cell office:value-type="float" office:value="13.03475" calcext:value-type="float">
            <text:p>13.03475</text:p>
          </table:table-cell>
          <table:table-cell office:value-type="float" office:value="0.2883974" calcext:value-type="float">
            <text:p>0.2883974</text:p>
          </table:table-cell>
          <table:table-cell office:value-type="float" office:value="0.0529258" calcext:value-type="float">
            <text:p>0.0529258</text:p>
          </table:table-cell>
          <table:table-cell office:value-type="float" office:value="0.04188705" calcext:value-type="float">
            <text:p>0.04188705</text:p>
          </table:table-cell>
          <table:table-cell office:value-type="float" office:value="0.02462466" calcext:value-type="float">
            <text:p>0.02462466</text:p>
          </table:table-cell>
          <table:table-cell office:value-type="float" office:value="0.02250217" calcext:value-type="float">
            <text:p>0.02250217</text:p>
          </table:table-cell>
          <table:table-cell office:value-type="float" office:value="0.0110991" calcext:value-type="float">
            <text:p>0.0110991</text:p>
          </table:table-cell>
          <table:table-cell office:value-type="float" office:value="0.008592726" calcext:value-type="float">
            <text:p>0.008592726</text:p>
          </table:table-cell>
          <table:table-cell office:value-type="float" office:value="0.02235311" calcext:value-type="float">
            <text:p>0.02235311</text:p>
          </table:table-cell>
          <table:table-cell office:value-type="float" office:value="0.01954995" calcext:value-type="float">
            <text:p>0.01954995</text:p>
          </table:table-cell>
          <table:table-cell office:value-type="float" office:value="0.01882781" calcext:value-type="float">
            <text:p>0.01882781</text:p>
          </table:table-cell>
          <table:table-cell office:value-type="float" office:value="0.0177174" calcext:value-type="float">
            <text:p>0.0177174</text:p>
          </table:table-cell>
          <table:table-cell office:value-type="float" office:value="0.02280905" calcext:value-type="float">
            <text:p>0.02280905</text:p>
          </table:table-cell>
          <table:table-cell office:value-type="float" office:value="0.005050109" calcext:value-type="float">
            <text:p>0.005050109</text:p>
          </table:table-cell>
          <table:table-cell office:value-type="float" office:value="0.004477269" calcext:value-type="float">
            <text:p>0.004477269</text:p>
          </table:table-cell>
          <table:table-cell office:value-type="float" office:value="0" calcext:value-type="float">
            <text:p>0</text:p>
          </table:table-cell>
          <table:table-cell office:value-type="float" office:value="15.64227" calcext:value-type="float">
            <text:p>15.64227</text:p>
          </table:table-cell>
          <table:table-cell office:value-type="float" office:value="18.91537" calcext:value-type="float">
            <text:p>18.91537</text:p>
          </table:table-cell>
          <table:table-cell office:value-type="float" office:value="23.39332" calcext:value-type="float">
            <text:p>23.39332</text:p>
          </table:table-cell>
          <table:table-cell office:value-type="float" office:value="19.06857" calcext:value-type="float">
            <text:p>19.06857</text:p>
          </table:table-cell>
          <table:table-cell office:value-type="float" office:value="14.40715" calcext:value-type="float">
            <text:p>14.40715</text:p>
          </table:table-cell>
          <table:table-cell office:value-type="float" office:value="3.97577" calcext:value-type="float">
            <text:p>3.97577</text:p>
          </table:table-cell>
          <table:table-cell office:value-type="float" office:value="1.65128" calcext:value-type="float">
            <text:p>1.65128</text:p>
          </table:table-cell>
          <table:table-cell office:value-type="float" office:value="1.611795" calcext:value-type="float">
            <text:p>1.611795</text:p>
          </table:table-cell>
          <table:table-cell office:value-type="float" office:value="1.398254" calcext:value-type="float">
            <text:p>1.398254</text:p>
          </table:table-cell>
          <table:table-cell office:value-type="float" office:value="0.5376792" calcext:value-type="float">
            <text:p>0.5376792</text:p>
          </table:table-cell>
          <table:table-cell office:value-type="float" office:value="0.2458248" calcext:value-type="float">
            <text:p>0.2458248</text:p>
          </table:table-cell>
          <table:table-cell office:value-type="float" office:value="0.3515536" calcext:value-type="float">
            <text:p>0.3515536</text:p>
          </table:table-cell>
          <table:table-cell office:value-type="float" office:value="0.3227248" calcext:value-type="float">
            <text:p>0.3227248</text:p>
          </table:table-cell>
          <table:table-cell office:value-type="float" office:value="0.347007" calcext:value-type="float">
            <text:p>0.347007</text:p>
          </table:table-cell>
          <table:table-cell office:value-type="float" office:value="0" calcext:value-type="float">
            <text:p>0</text:p>
          </table:table-cell>
          <table:table-cell office:value-type="float" office:value="22.27421" calcext:value-type="float">
            <text:p>22.2742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81949" calcext:value-type="float">
            <text:p>24.8194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31.67876" calcext:value-type="float">
            <text:p>31.67876</text:p>
          </table:table-cell>
          <table:table-cell office:value-type="float" office:value="1095.889" calcext:value-type="float">
            <text:p>1095.88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350667" calcext:value-type="float">
            <text:p>0.09350667</text:p>
          </table:table-cell>
          <table:table-cell office:value-type="float" office:value="7.063465" calcext:value-type="float">
            <text:p>7.06346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584" calcext:value-type="float">
            <text:p>-0.5023584</text:p>
          </table:table-cell>
          <table:table-cell office:value-type="float" office:value="-0.1682438" calcext:value-type="float">
            <text:p>-0.1682438</text:p>
          </table:table-cell>
          <table:table-cell office:value-type="float" office:value="0.0004090202" calcext:value-type="float">
            <text:p>0.0004090202</text:p>
          </table:table-cell>
          <table:table-cell office:value-type="float" office:value="13.04261" calcext:value-type="float">
            <text:p>13.04261</text:p>
          </table:table-cell>
          <table:table-cell office:value-type="float" office:value="0.2360945" calcext:value-type="float">
            <text:p>0.2360945</text:p>
          </table:table-cell>
          <table:table-cell office:value-type="float" office:value="0.04983318" calcext:value-type="float">
            <text:p>0.04983318</text:p>
          </table:table-cell>
          <table:table-cell office:value-type="float" office:value="0.03912775" calcext:value-type="float">
            <text:p>0.03912775</text:p>
          </table:table-cell>
          <table:table-cell office:value-type="float" office:value="0.02286176" calcext:value-type="float">
            <text:p>0.02286176</text:p>
          </table:table-cell>
          <table:table-cell office:value-type="float" office:value="0.02092927" calcext:value-type="float">
            <text:p>0.02092927</text:p>
          </table:table-cell>
          <table:table-cell office:value-type="float" office:value="0.01078632" calcext:value-type="float">
            <text:p>0.01078632</text:p>
          </table:table-cell>
          <table:table-cell office:value-type="float" office:value="0.00865709" calcext:value-type="float">
            <text:p>0.00865709</text:p>
          </table:table-cell>
          <table:table-cell office:value-type="float" office:value="0.02238655" calcext:value-type="float">
            <text:p>0.02238655</text:p>
          </table:table-cell>
          <table:table-cell office:value-type="float" office:value="0.01957529" calcext:value-type="float">
            <text:p>0.01957529</text:p>
          </table:table-cell>
          <table:table-cell office:value-type="float" office:value="0.01885334" calcext:value-type="float">
            <text:p>0.01885334</text:p>
          </table:table-cell>
          <table:table-cell office:value-type="float" office:value="0.01774079" calcext:value-type="float">
            <text:p>0.01774079</text:p>
          </table:table-cell>
          <table:table-cell office:value-type="float" office:value="0.02284103" calcext:value-type="float">
            <text:p>0.02284103</text:p>
          </table:table-cell>
          <table:table-cell office:value-type="float" office:value="0.005046218" calcext:value-type="float">
            <text:p>0.005046218</text:p>
          </table:table-cell>
          <table:table-cell office:value-type="float" office:value="0.004475264" calcext:value-type="float">
            <text:p>0.004475264</text:p>
          </table:table-cell>
          <table:table-cell office:value-type="float" office:value="0" calcext:value-type="float">
            <text:p>0</text:p>
          </table:table-cell>
          <table:table-cell office:value-type="float" office:value="16.09979" calcext:value-type="float">
            <text:p>16.09979</text:p>
          </table:table-cell>
          <table:table-cell office:value-type="float" office:value="18.73473" calcext:value-type="float">
            <text:p>18.73473</text:p>
          </table:table-cell>
          <table:table-cell office:value-type="float" office:value="23.24715" calcext:value-type="float">
            <text:p>23.24715</text:p>
          </table:table-cell>
          <table:table-cell office:value-type="float" office:value="18.962" calcext:value-type="float">
            <text:p>18.962</text:p>
          </table:table-cell>
          <table:table-cell office:value-type="float" office:value="14.34539" calcext:value-type="float">
            <text:p>14.34539</text:p>
          </table:table-cell>
          <table:table-cell office:value-type="float" office:value="4.02238" calcext:value-type="float">
            <text:p>4.02238</text:p>
          </table:table-cell>
          <table:table-cell office:value-type="float" office:value="1.66181" calcext:value-type="float">
            <text:p>1.66181</text:p>
          </table:table-cell>
          <table:table-cell office:value-type="float" office:value="1.620235" calcext:value-type="float">
            <text:p>1.620235</text:p>
          </table:table-cell>
          <table:table-cell office:value-type="float" office:value="1.403524" calcext:value-type="float">
            <text:p>1.403524</text:p>
          </table:table-cell>
          <table:table-cell office:value-type="float" office:value="0.5411257" calcext:value-type="float">
            <text:p>0.5411257</text:p>
          </table:table-cell>
          <table:table-cell office:value-type="float" office:value="0.2476629" calcext:value-type="float">
            <text:p>0.2476629</text:p>
          </table:table-cell>
          <table:table-cell office:value-type="float" office:value="0.3533688" calcext:value-type="float">
            <text:p>0.3533688</text:p>
          </table:table-cell>
          <table:table-cell office:value-type="float" office:value="0.3224025" calcext:value-type="float">
            <text:p>0.3224025</text:p>
          </table:table-cell>
          <table:table-cell office:value-type="float" office:value="0.3470115" calcext:value-type="float">
            <text:p>0.3470115</text:p>
          </table:table-cell>
          <table:table-cell office:value-type="float" office:value="0" calcext:value-type="float">
            <text:p>0</text:p>
          </table:table-cell>
          <table:table-cell office:value-type="float" office:value="22.48245" calcext:value-type="float">
            <text:p>22.4824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84286" calcext:value-type="float">
            <text:p>24.84286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31.66486" calcext:value-type="float">
            <text:p>31.66486</text:p>
          </table:table-cell>
          <table:table-cell office:value-type="float" office:value="1095.872" calcext:value-type="float">
            <text:p>1095.87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307653" calcext:value-type="float">
            <text:p>0.09307653</text:p>
          </table:table-cell>
          <table:table-cell office:value-type="float" office:value="7.088847" calcext:value-type="float">
            <text:p>7.08884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707" calcext:value-type="float">
            <text:p>-0.5023707</text:p>
          </table:table-cell>
          <table:table-cell office:value-type="float" office:value="-0.1682131" calcext:value-type="float">
            <text:p>-0.1682131</text:p>
          </table:table-cell>
          <table:table-cell office:value-type="float" office:value="0.0004288776" calcext:value-type="float">
            <text:p>0.0004288776</text:p>
          </table:table-cell>
          <table:table-cell office:value-type="float" office:value="13.05474" calcext:value-type="float">
            <text:p>13.05474</text:p>
          </table:table-cell>
          <table:table-cell office:value-type="float" office:value="0.2001848" calcext:value-type="float">
            <text:p>0.2001848</text:p>
          </table:table-cell>
          <table:table-cell office:value-type="float" office:value="0.04721176" calcext:value-type="float">
            <text:p>0.04721176</text:p>
          </table:table-cell>
          <table:table-cell office:value-type="float" office:value="0.03683455" calcext:value-type="float">
            <text:p>0.03683455</text:p>
          </table:table-cell>
          <table:table-cell office:value-type="float" office:value="0.02164147" calcext:value-type="float">
            <text:p>0.02164147</text:p>
          </table:table-cell>
          <table:table-cell office:value-type="float" office:value="0.01987531" calcext:value-type="float">
            <text:p>0.01987531</text:p>
          </table:table-cell>
          <table:table-cell office:value-type="float" office:value="0.01052333" calcext:value-type="float">
            <text:p>0.01052333</text:p>
          </table:table-cell>
          <table:table-cell office:value-type="float" office:value="0.008672621" calcext:value-type="float">
            <text:p>0.008672621</text:p>
          </table:table-cell>
          <table:table-cell office:value-type="float" office:value="0.02240498" calcext:value-type="float">
            <text:p>0.02240498</text:p>
          </table:table-cell>
          <table:table-cell office:value-type="float" office:value="0.0196007" calcext:value-type="float">
            <text:p>0.0196007</text:p>
          </table:table-cell>
          <table:table-cell office:value-type="float" office:value="0.01887911" calcext:value-type="float">
            <text:p>0.01887911</text:p>
          </table:table-cell>
          <table:table-cell office:value-type="float" office:value="0.01776465" calcext:value-type="float">
            <text:p>0.01776465</text:p>
          </table:table-cell>
          <table:table-cell office:value-type="float" office:value="0.02287219" calcext:value-type="float">
            <text:p>0.02287219</text:p>
          </table:table-cell>
          <table:table-cell office:value-type="float" office:value="0.005042371" calcext:value-type="float">
            <text:p>0.005042371</text:p>
          </table:table-cell>
          <table:table-cell office:value-type="float" office:value="0.00447328" calcext:value-type="float">
            <text:p>0.00447328</text:p>
          </table:table-cell>
          <table:table-cell office:value-type="float" office:value="0" calcext:value-type="float">
            <text:p>0</text:p>
          </table:table-cell>
          <table:table-cell office:value-type="float" office:value="16.46936" calcext:value-type="float">
            <text:p>16.46936</text:p>
          </table:table-cell>
          <table:table-cell office:value-type="float" office:value="18.5372" calcext:value-type="float">
            <text:p>18.5372</text:p>
          </table:table-cell>
          <table:table-cell office:value-type="float" office:value="23.12431" calcext:value-type="float">
            <text:p>23.12431</text:p>
          </table:table-cell>
          <table:table-cell office:value-type="float" office:value="18.84741" calcext:value-type="float">
            <text:p>18.84741</text:p>
          </table:table-cell>
          <table:table-cell office:value-type="float" office:value="14.27225" calcext:value-type="float">
            <text:p>14.27225</text:p>
          </table:table-cell>
          <table:table-cell office:value-type="float" office:value="4.066823" calcext:value-type="float">
            <text:p>4.066823</text:p>
          </table:table-cell>
          <table:table-cell office:value-type="float" office:value="1.673179" calcext:value-type="float">
            <text:p>1.673179</text:p>
          </table:table-cell>
          <table:table-cell office:value-type="float" office:value="1.628671" calcext:value-type="float">
            <text:p>1.628671</text:p>
          </table:table-cell>
          <table:table-cell office:value-type="float" office:value="1.408714" calcext:value-type="float">
            <text:p>1.408714</text:p>
          </table:table-cell>
          <table:table-cell office:value-type="float" office:value="0.5445386" calcext:value-type="float">
            <text:p>0.5445386</text:p>
          </table:table-cell>
          <table:table-cell office:value-type="float" office:value="0.2494934" calcext:value-type="float">
            <text:p>0.2494934</text:p>
          </table:table-cell>
          <table:table-cell office:value-type="float" office:value="0.3551612" calcext:value-type="float">
            <text:p>0.3551612</text:p>
          </table:table-cell>
          <table:table-cell office:value-type="float" office:value="0.3220925" calcext:value-type="float">
            <text:p>0.3220925</text:p>
          </table:table-cell>
          <table:table-cell office:value-type="float" office:value="0.3470159" calcext:value-type="float">
            <text:p>0.3470159</text:p>
          </table:table-cell>
          <table:table-cell office:value-type="float" office:value="0" calcext:value-type="float">
            <text:p>0</text:p>
          </table:table-cell>
          <table:table-cell office:value-type="float" office:value="22.65685" calcext:value-type="float">
            <text:p>22.6568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86671" calcext:value-type="float">
            <text:p>24.8667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31.65302" calcext:value-type="float">
            <text:p>31.65302</text:p>
          </table:table-cell>
          <table:table-cell office:value-type="float" office:value="1095.857" calcext:value-type="float">
            <text:p>1095.85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286097" calcext:value-type="float">
            <text:p>0.09286097</text:p>
          </table:table-cell>
          <table:table-cell office:value-type="float" office:value="7.111791" calcext:value-type="float">
            <text:p>7.11179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743" calcext:value-type="float">
            <text:p>-0.5023743</text:p>
          </table:table-cell>
          <table:table-cell office:value-type="float" office:value="-0.1681813" calcext:value-type="float">
            <text:p>-0.1681813</text:p>
          </table:table-cell>
          <table:table-cell office:value-type="float" office:value="0.0004713685" calcext:value-type="float">
            <text:p>0.0004713685</text:p>
          </table:table-cell>
          <table:table-cell office:value-type="float" office:value="13.06785" calcext:value-type="float">
            <text:p>13.06785</text:p>
          </table:table-cell>
          <table:table-cell office:value-type="float" office:value="0.1776509" calcext:value-type="float">
            <text:p>0.1776509</text:p>
          </table:table-cell>
          <table:table-cell office:value-type="float" office:value="0.0456878" calcext:value-type="float">
            <text:p>0.0456878</text:p>
          </table:table-cell>
          <table:table-cell office:value-type="float" office:value="0.03529201" calcext:value-type="float">
            <text:p>0.03529201</text:p>
          </table:table-cell>
          <table:table-cell office:value-type="float" office:value="0.02085385" calcext:value-type="float">
            <text:p>0.02085385</text:p>
          </table:table-cell>
          <table:table-cell office:value-type="float" office:value="0.01918364" calcext:value-type="float">
            <text:p>0.01918364</text:p>
          </table:table-cell>
          <table:table-cell office:value-type="float" office:value="0.01035396" calcext:value-type="float">
            <text:p>0.01035396</text:p>
          </table:table-cell>
          <table:table-cell office:value-type="float" office:value="0.008686028" calcext:value-type="float">
            <text:p>0.008686028</text:p>
          </table:table-cell>
          <table:table-cell office:value-type="float" office:value="0.02241351" calcext:value-type="float">
            <text:p>0.02241351</text:p>
          </table:table-cell>
          <table:table-cell office:value-type="float" office:value="0.01962301" calcext:value-type="float">
            <text:p>0.01962301</text:p>
          </table:table-cell>
          <table:table-cell office:value-type="float" office:value="0.01890473" calcext:value-type="float">
            <text:p>0.01890473</text:p>
          </table:table-cell>
          <table:table-cell office:value-type="float" office:value="0.0177889" calcext:value-type="float">
            <text:p>0.0177889</text:p>
          </table:table-cell>
          <table:table-cell office:value-type="float" office:value="0.02290264" calcext:value-type="float">
            <text:p>0.02290264</text:p>
          </table:table-cell>
          <table:table-cell office:value-type="float" office:value="0.005038565" calcext:value-type="float">
            <text:p>0.005038565</text:p>
          </table:table-cell>
          <table:table-cell office:value-type="float" office:value="0.004471324" calcext:value-type="float">
            <text:p>0.004471324</text:p>
          </table:table-cell>
          <table:table-cell office:value-type="float" office:value="0" calcext:value-type="float">
            <text:p>0</text:p>
          </table:table-cell>
          <table:table-cell office:value-type="float" office:value="16.56326" calcext:value-type="float">
            <text:p>16.56326</text:p>
          </table:table-cell>
          <table:table-cell office:value-type="float" office:value="18.35628" calcext:value-type="float">
            <text:p>18.35628</text:p>
          </table:table-cell>
          <table:table-cell office:value-type="float" office:value="23.00877" calcext:value-type="float">
            <text:p>23.00877</text:p>
          </table:table-cell>
          <table:table-cell office:value-type="float" office:value="18.7271" calcext:value-type="float">
            <text:p>18.7271</text:p>
          </table:table-cell>
          <table:table-cell office:value-type="float" office:value="14.17307" calcext:value-type="float">
            <text:p>14.17307</text:p>
          </table:table-cell>
          <table:table-cell office:value-type="float" office:value="4.114178" calcext:value-type="float">
            <text:p>4.114178</text:p>
          </table:table-cell>
          <table:table-cell office:value-type="float" office:value="1.684633" calcext:value-type="float">
            <text:p>1.684633</text:p>
          </table:table-cell>
          <table:table-cell office:value-type="float" office:value="1.637246" calcext:value-type="float">
            <text:p>1.637246</text:p>
          </table:table-cell>
          <table:table-cell office:value-type="float" office:value="1.413885" calcext:value-type="float">
            <text:p>1.413885</text:p>
          </table:table-cell>
          <table:table-cell office:value-type="float" office:value="0.5479224" calcext:value-type="float">
            <text:p>0.5479224</text:p>
          </table:table-cell>
          <table:table-cell office:value-type="float" office:value="0.2513143" calcext:value-type="float">
            <text:p>0.2513143</text:p>
          </table:table-cell>
          <table:table-cell office:value-type="float" office:value="0.3569334" calcext:value-type="float">
            <text:p>0.3569334</text:p>
          </table:table-cell>
          <table:table-cell office:value-type="float" office:value="0.3217928" calcext:value-type="float">
            <text:p>0.3217928</text:p>
          </table:table-cell>
          <table:table-cell office:value-type="float" office:value="0.3470204" calcext:value-type="float">
            <text:p>0.3470204</text:p>
          </table:table-cell>
          <table:table-cell office:value-type="float" office:value="0" calcext:value-type="float">
            <text:p>0</text:p>
          </table:table-cell>
          <table:table-cell office:value-type="float" office:value="22.79801" calcext:value-type="float">
            <text:p>22.7980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88882" calcext:value-type="float">
            <text:p>24.8888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31.64314" calcext:value-type="float">
            <text:p>31.64314</text:p>
          </table:table-cell>
          <table:table-cell office:value-type="float" office:value="1095.842" calcext:value-type="float">
            <text:p>1095.84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288653" calcext:value-type="float">
            <text:p>0.09288653</text:p>
          </table:table-cell>
          <table:table-cell office:value-type="float" office:value="7.131891" calcext:value-type="float">
            <text:p>7.13189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392" calcext:value-type="float">
            <text:p>0.00397539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503" calcext:value-type="float">
            <text:p>2.670503</text:p>
          </table:table-cell>
          <table:table-cell office:value-type="float" office:value="-0.5023761" calcext:value-type="float">
            <text:p>-0.5023761</text:p>
          </table:table-cell>
          <table:table-cell office:value-type="float" office:value="-0.1681483" calcext:value-type="float">
            <text:p>-0.1681483</text:p>
          </table:table-cell>
          <table:table-cell office:value-type="float" office:value="0.0005201949" calcext:value-type="float">
            <text:p>0.0005201949</text:p>
          </table:table-cell>
          <table:table-cell office:value-type="float" office:value="13.07866" calcext:value-type="float">
            <text:p>13.07866</text:p>
          </table:table-cell>
          <table:table-cell office:value-type="float" office:value="0.1714773" calcext:value-type="float">
            <text:p>0.1714773</text:p>
          </table:table-cell>
          <table:table-cell office:value-type="float" office:value="0.04499539" calcext:value-type="float">
            <text:p>0.04499539</text:p>
          </table:table-cell>
          <table:table-cell office:value-type="float" office:value="0.03432054" calcext:value-type="float">
            <text:p>0.03432054</text:p>
          </table:table-cell>
          <table:table-cell office:value-type="float" office:value="0.02046129" calcext:value-type="float">
            <text:p>0.02046129</text:p>
          </table:table-cell>
          <table:table-cell office:value-type="float" office:value="0.01882015" calcext:value-type="float">
            <text:p>0.01882015</text:p>
          </table:table-cell>
          <table:table-cell office:value-type="float" office:value="0.01027976" calcext:value-type="float">
            <text:p>0.01027976</text:p>
          </table:table-cell>
          <table:table-cell office:value-type="float" office:value="0.008740896" calcext:value-type="float">
            <text:p>0.008740896</text:p>
          </table:table-cell>
          <table:table-cell office:value-type="float" office:value="0.0224312" calcext:value-type="float">
            <text:p>0.0224312</text:p>
          </table:table-cell>
          <table:table-cell office:value-type="float" office:value="0.01964386" calcext:value-type="float">
            <text:p>0.01964386</text:p>
          </table:table-cell>
          <table:table-cell office:value-type="float" office:value="0.01892976" calcext:value-type="float">
            <text:p>0.01892976</text:p>
          </table:table-cell>
          <table:table-cell office:value-type="float" office:value="0.01781348" calcext:value-type="float">
            <text:p>0.01781348</text:p>
          </table:table-cell>
          <table:table-cell office:value-type="float" office:value="0.02293232" calcext:value-type="float">
            <text:p>0.02293232</text:p>
          </table:table-cell>
          <table:table-cell office:value-type="float" office:value="0.005034808" calcext:value-type="float">
            <text:p>0.005034808</text:p>
          </table:table-cell>
          <table:table-cell office:value-type="float" office:value="0.004469374" calcext:value-type="float">
            <text:p>0.004469374</text:p>
          </table:table-cell>
          <table:table-cell office:value-type="float" office:value="0" calcext:value-type="float">
            <text:p>0</text:p>
          </table:table-cell>
          <table:table-cell office:value-type="float" office:value="16.88689" calcext:value-type="float">
            <text:p>16.88689</text:p>
          </table:table-cell>
          <table:table-cell office:value-type="float" office:value="18.19522" calcext:value-type="float">
            <text:p>18.19522</text:p>
          </table:table-cell>
          <table:table-cell office:value-type="float" office:value="22.88923" calcext:value-type="float">
            <text:p>22.88923</text:p>
          </table:table-cell>
          <table:table-cell office:value-type="float" office:value="18.59551" calcext:value-type="float">
            <text:p>18.59551</text:p>
          </table:table-cell>
          <table:table-cell office:value-type="float" office:value="14.07484" calcext:value-type="float">
            <text:p>14.07484</text:p>
          </table:table-cell>
          <table:table-cell office:value-type="float" office:value="4.159501" calcext:value-type="float">
            <text:p>4.159501</text:p>
          </table:table-cell>
          <table:table-cell office:value-type="float" office:value="1.695927" calcext:value-type="float">
            <text:p>1.695927</text:p>
          </table:table-cell>
          <table:table-cell office:value-type="float" office:value="1.645725" calcext:value-type="float">
            <text:p>1.645725</text:p>
          </table:table-cell>
          <table:table-cell office:value-type="float" office:value="1.419058" calcext:value-type="float">
            <text:p>1.419058</text:p>
          </table:table-cell>
          <table:table-cell office:value-type="float" office:value="0.5512829" calcext:value-type="float">
            <text:p>0.5512829</text:p>
          </table:table-cell>
          <table:table-cell office:value-type="float" office:value="0.2531254" calcext:value-type="float">
            <text:p>0.2531254</text:p>
          </table:table-cell>
          <table:table-cell office:value-type="float" office:value="0.358686" calcext:value-type="float">
            <text:p>0.358686</text:p>
          </table:table-cell>
          <table:table-cell office:value-type="float" office:value="0.3215028" calcext:value-type="float">
            <text:p>0.3215028</text:p>
          </table:table-cell>
          <table:table-cell office:value-type="float" office:value="0.3470249" calcext:value-type="float">
            <text:p>0.3470249</text:p>
          </table:table-cell>
          <table:table-cell office:value-type="float" office:value="0" calcext:value-type="float">
            <text:p>0</text:p>
          </table:table-cell>
          <table:table-cell office:value-type="float" office:value="22.91132" calcext:value-type="float">
            <text:p>22.9113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0816" calcext:value-type="float">
            <text:p>24.90816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31.63723" calcext:value-type="float">
            <text:p>31.63723</text:p>
          </table:table-cell>
          <table:table-cell office:value-type="float" office:value="1095.829" calcext:value-type="float">
            <text:p>1095.82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55258" calcext:value-type="float">
            <text:p>0.09455258</text:p>
          </table:table-cell>
          <table:table-cell office:value-type="float" office:value="7.151076" calcext:value-type="float">
            <text:p>7.15107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515" calcext:value-type="float">
            <text:p>0.003975515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70021" calcext:value-type="float">
            <text:p>2.670021</text:p>
          </table:table-cell>
          <table:table-cell office:value-type="float" office:value="-0.5023744" calcext:value-type="float">
            <text:p>-0.5023744</text:p>
          </table:table-cell>
          <table:table-cell office:value-type="float" office:value="-0.1681243" calcext:value-type="float">
            <text:p>-0.1681243</text:p>
          </table:table-cell>
          <table:table-cell office:value-type="float" office:value="0.0005698531" calcext:value-type="float">
            <text:p>0.0005698531</text:p>
          </table:table-cell>
          <table:table-cell office:value-type="float" office:value="13.0894" calcext:value-type="float">
            <text:p>13.0894</text:p>
          </table:table-cell>
          <table:table-cell office:value-type="float" office:value="0.1560464" calcext:value-type="float">
            <text:p>0.1560464</text:p>
          </table:table-cell>
          <table:table-cell office:value-type="float" office:value="0.04721513" calcext:value-type="float">
            <text:p>0.04721513</text:p>
          </table:table-cell>
          <table:table-cell office:value-type="float" office:value="0.03447172" calcext:value-type="float">
            <text:p>0.03447172</text:p>
          </table:table-cell>
          <table:table-cell office:value-type="float" office:value="0.02036897" calcext:value-type="float">
            <text:p>0.02036897</text:p>
          </table:table-cell>
          <table:table-cell office:value-type="float" office:value="0.01869135" calcext:value-type="float">
            <text:p>0.01869135</text:p>
          </table:table-cell>
          <table:table-cell office:value-type="float" office:value="0.01019369" calcext:value-type="float">
            <text:p>0.01019369</text:p>
          </table:table-cell>
          <table:table-cell office:value-type="float" office:value="0.008827409" calcext:value-type="float">
            <text:p>0.008827409</text:p>
          </table:table-cell>
          <table:table-cell office:value-type="float" office:value="0.02245872" calcext:value-type="float">
            <text:p>0.02245872</text:p>
          </table:table-cell>
          <table:table-cell office:value-type="float" office:value="0.01966604" calcext:value-type="float">
            <text:p>0.01966604</text:p>
          </table:table-cell>
          <table:table-cell office:value-type="float" office:value="0.01895425" calcext:value-type="float">
            <text:p>0.01895425</text:p>
          </table:table-cell>
          <table:table-cell office:value-type="float" office:value="0.01783829" calcext:value-type="float">
            <text:p>0.01783829</text:p>
          </table:table-cell>
          <table:table-cell office:value-type="float" office:value="0.02296155" calcext:value-type="float">
            <text:p>0.02296155</text:p>
          </table:table-cell>
          <table:table-cell office:value-type="float" office:value="0.005040468" calcext:value-type="float">
            <text:p>0.005040468</text:p>
          </table:table-cell>
          <table:table-cell office:value-type="float" office:value="0.004457879" calcext:value-type="float">
            <text:p>0.004457879</text:p>
          </table:table-cell>
          <table:table-cell office:value-type="float" office:value="0" calcext:value-type="float">
            <text:p>0</text:p>
          </table:table-cell>
          <table:table-cell office:value-type="float" office:value="25.51689" calcext:value-type="float">
            <text:p>25.51689</text:p>
          </table:table-cell>
          <table:table-cell office:value-type="float" office:value="21.77206" calcext:value-type="float">
            <text:p>21.77206</text:p>
          </table:table-cell>
          <table:table-cell office:value-type="float" office:value="22.86668" calcext:value-type="float">
            <text:p>22.86668</text:p>
          </table:table-cell>
          <table:table-cell office:value-type="float" office:value="18.47293" calcext:value-type="float">
            <text:p>18.47293</text:p>
          </table:table-cell>
          <table:table-cell office:value-type="float" office:value="13.98091" calcext:value-type="float">
            <text:p>13.98091</text:p>
          </table:table-cell>
          <table:table-cell office:value-type="float" office:value="4.199706" calcext:value-type="float">
            <text:p>4.199706</text:p>
          </table:table-cell>
          <table:table-cell office:value-type="float" office:value="1.70169" calcext:value-type="float">
            <text:p>1.70169</text:p>
          </table:table-cell>
          <table:table-cell office:value-type="float" office:value="1.655114" calcext:value-type="float">
            <text:p>1.655114</text:p>
          </table:table-cell>
          <table:table-cell office:value-type="float" office:value="1.424098" calcext:value-type="float">
            <text:p>1.424098</text:p>
          </table:table-cell>
          <table:table-cell office:value-type="float" office:value="0.5546212" calcext:value-type="float">
            <text:p>0.5546212</text:p>
          </table:table-cell>
          <table:table-cell office:value-type="float" office:value="0.2549305" calcext:value-type="float">
            <text:p>0.2549305</text:p>
          </table:table-cell>
          <table:table-cell office:value-type="float" office:value="0.3605676" calcext:value-type="float">
            <text:p>0.3605676</text:p>
          </table:table-cell>
          <table:table-cell office:value-type="float" office:value="0.3249309" calcext:value-type="float">
            <text:p>0.3249309</text:p>
          </table:table-cell>
          <table:table-cell office:value-type="float" office:value="0.3440771" calcext:value-type="float">
            <text:p>0.3440771</text:p>
          </table:table-cell>
          <table:table-cell office:value-type="float" office:value="0" calcext:value-type="float">
            <text:p>0</text:p>
          </table:table-cell>
          <table:table-cell office:value-type="float" office:value="24.21623" calcext:value-type="float">
            <text:p>24.2162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2259" calcext:value-type="float">
            <text:p>24.9225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31.63258" calcext:value-type="float">
            <text:p>31.63258</text:p>
          </table:table-cell>
          <table:table-cell office:value-type="float" office:value="1095.818" calcext:value-type="float">
            <text:p>1095.81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51222" calcext:value-type="float">
            <text:p>0.09451222</text:p>
          </table:table-cell>
          <table:table-cell office:value-type="float" office:value="7.164031" calcext:value-type="float">
            <text:p>7.16403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597" calcext:value-type="float">
            <text:p>0.00397559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239" calcext:value-type="float">
            <text:p>2.669239</text:p>
          </table:table-cell>
          <table:table-cell office:value-type="float" office:value="-0.502371" calcext:value-type="float">
            <text:p>-0.502371</text:p>
          </table:table-cell>
          <table:table-cell office:value-type="float" office:value="-0.1680973" calcext:value-type="float">
            <text:p>-0.1680973</text:p>
          </table:table-cell>
          <table:table-cell office:value-type="float" office:value="0.0005991206" calcext:value-type="float">
            <text:p>0.0005991206</text:p>
          </table:table-cell>
          <table:table-cell office:value-type="float" office:value="13.09616" calcext:value-type="float">
            <text:p>13.09616</text:p>
          </table:table-cell>
          <table:table-cell office:value-type="float" office:value="0.1169302" calcext:value-type="float">
            <text:p>0.1169302</text:p>
          </table:table-cell>
          <table:table-cell office:value-type="float" office:value="0.04767961" calcext:value-type="float">
            <text:p>0.04767961</text:p>
          </table:table-cell>
          <table:table-cell office:value-type="float" office:value="0.03564624" calcext:value-type="float">
            <text:p>0.03564624</text:p>
          </table:table-cell>
          <table:table-cell office:value-type="float" office:value="0.02085169" calcext:value-type="float">
            <text:p>0.02085169</text:p>
          </table:table-cell>
          <table:table-cell office:value-type="float" office:value="0.01907595" calcext:value-type="float">
            <text:p>0.01907595</text:p>
          </table:table-cell>
          <table:table-cell office:value-type="float" office:value="0.01031371" calcext:value-type="float">
            <text:p>0.01031371</text:p>
          </table:table-cell>
          <table:table-cell office:value-type="float" office:value="0.009113167" calcext:value-type="float">
            <text:p>0.009113167</text:p>
          </table:table-cell>
          <table:table-cell office:value-type="float" office:value="0.02253125" calcext:value-type="float">
            <text:p>0.02253125</text:p>
          </table:table-cell>
          <table:table-cell office:value-type="float" office:value="0.0196942" calcext:value-type="float">
            <text:p>0.0196942</text:p>
          </table:table-cell>
          <table:table-cell office:value-type="float" office:value="0.01897876" calcext:value-type="float">
            <text:p>0.01897876</text:p>
          </table:table-cell>
          <table:table-cell office:value-type="float" office:value="0.01786342" calcext:value-type="float">
            <text:p>0.01786342</text:p>
          </table:table-cell>
          <table:table-cell office:value-type="float" office:value="0.02299069" calcext:value-type="float">
            <text:p>0.02299069</text:p>
          </table:table-cell>
          <table:table-cell office:value-type="float" office:value="0.005034735" calcext:value-type="float">
            <text:p>0.005034735</text:p>
          </table:table-cell>
          <table:table-cell office:value-type="float" office:value="0.00445783" calcext:value-type="float">
            <text:p>0.00445783</text:p>
          </table:table-cell>
          <table:table-cell office:value-type="float" office:value="0" calcext:value-type="float">
            <text:p>0</text:p>
          </table:table-cell>
          <table:table-cell office:value-type="float" office:value="18.70546" calcext:value-type="float">
            <text:p>18.70546</text:p>
          </table:table-cell>
          <table:table-cell office:value-type="float" office:value="21.37188" calcext:value-type="float">
            <text:p>21.37188</text:p>
          </table:table-cell>
          <table:table-cell office:value-type="float" office:value="22.95378" calcext:value-type="float">
            <text:p>22.95378</text:p>
          </table:table-cell>
          <table:table-cell office:value-type="float" office:value="18.39155" calcext:value-type="float">
            <text:p>18.39155</text:p>
          </table:table-cell>
          <table:table-cell office:value-type="float" office:value="13.9094" calcext:value-type="float">
            <text:p>13.9094</text:p>
          </table:table-cell>
          <table:table-cell office:value-type="float" office:value="4.234754" calcext:value-type="float">
            <text:p>4.234754</text:p>
          </table:table-cell>
          <table:table-cell office:value-type="float" office:value="1.687628" calcext:value-type="float">
            <text:p>1.687628</text:p>
          </table:table-cell>
          <table:table-cell office:value-type="float" office:value="1.668384" calcext:value-type="float">
            <text:p>1.668384</text:p>
          </table:table-cell>
          <table:table-cell office:value-type="float" office:value="1.429013" calcext:value-type="float">
            <text:p>1.429013</text:p>
          </table:table-cell>
          <table:table-cell office:value-type="float" office:value="0.5579298" calcext:value-type="float">
            <text:p>0.5579298</text:p>
          </table:table-cell>
          <table:table-cell office:value-type="float" office:value="0.2567384" calcext:value-type="float">
            <text:p>0.2567384</text:p>
          </table:table-cell>
          <table:table-cell office:value-type="float" office:value="0.3624545" calcext:value-type="float">
            <text:p>0.3624545</text:p>
          </table:table-cell>
          <table:table-cell office:value-type="float" office:value="0.3238359" calcext:value-type="float">
            <text:p>0.3238359</text:p>
          </table:table-cell>
          <table:table-cell office:value-type="float" office:value="0.3461334" calcext:value-type="float">
            <text:p>0.3461334</text:p>
          </table:table-cell>
          <table:table-cell office:value-type="float" office:value="0" calcext:value-type="float">
            <text:p>0</text:p>
          </table:table-cell>
          <table:table-cell office:value-type="float" office:value="24.30736" calcext:value-type="float">
            <text:p>24.3073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3459" calcext:value-type="float">
            <text:p>24.9345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31.6287" calcext:value-type="float">
            <text:p>31.6287</text:p>
          </table:table-cell>
          <table:table-cell office:value-type="float" office:value="1095.807" calcext:value-type="float">
            <text:p>1095.80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90035" calcext:value-type="float">
            <text:p>0.09490035</text:p>
          </table:table-cell>
          <table:table-cell office:value-type="float" office:value="7.174606" calcext:value-type="float">
            <text:p>7.17460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" calcext:value-type="float">
            <text:p>0.0039756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63" calcext:value-type="float">
            <text:p>2.669063</text:p>
          </table:table-cell>
          <table:table-cell office:value-type="float" office:value="-0.5023656" calcext:value-type="float">
            <text:p>-0.5023656</text:p>
          </table:table-cell>
          <table:table-cell office:value-type="float" office:value="-0.1680664" calcext:value-type="float">
            <text:p>-0.1680664</text:p>
          </table:table-cell>
          <table:table-cell office:value-type="float" office:value="0.000622348" calcext:value-type="float">
            <text:p>0.000622348</text:p>
          </table:table-cell>
          <table:table-cell office:value-type="float" office:value="13.0995" calcext:value-type="float">
            <text:p>13.0995</text:p>
          </table:table-cell>
          <table:table-cell office:value-type="float" office:value="0.1088962" calcext:value-type="float">
            <text:p>0.1088962</text:p>
          </table:table-cell>
          <table:table-cell office:value-type="float" office:value="0.05018061" calcext:value-type="float">
            <text:p>0.05018061</text:p>
          </table:table-cell>
          <table:table-cell office:value-type="float" office:value="0.03771698" calcext:value-type="float">
            <text:p>0.03771698</text:p>
          </table:table-cell>
          <table:table-cell office:value-type="float" office:value="0.02146805" calcext:value-type="float">
            <text:p>0.02146805</text:p>
          </table:table-cell>
          <table:table-cell office:value-type="float" office:value="0.0195611" calcext:value-type="float">
            <text:p>0.0195611</text:p>
          </table:table-cell>
          <table:table-cell office:value-type="float" office:value="0.01050283" calcext:value-type="float">
            <text:p>0.01050283</text:p>
          </table:table-cell>
          <table:table-cell office:value-type="float" office:value="0.009343917" calcext:value-type="float">
            <text:p>0.009343917</text:p>
          </table:table-cell>
          <table:table-cell office:value-type="float" office:value="0.02263657" calcext:value-type="float">
            <text:p>0.02263657</text:p>
          </table:table-cell>
          <table:table-cell office:value-type="float" office:value="0.01973362" calcext:value-type="float">
            <text:p>0.01973362</text:p>
          </table:table-cell>
          <table:table-cell office:value-type="float" office:value="0.01900446" calcext:value-type="float">
            <text:p>0.01900446</text:p>
          </table:table-cell>
          <table:table-cell office:value-type="float" office:value="0.01788888" calcext:value-type="float">
            <text:p>0.01788888</text:p>
          </table:table-cell>
          <table:table-cell office:value-type="float" office:value="0.02301938" calcext:value-type="float">
            <text:p>0.02301938</text:p>
          </table:table-cell>
          <table:table-cell office:value-type="float" office:value="0.005029527" calcext:value-type="float">
            <text:p>0.005029527</text:p>
          </table:table-cell>
          <table:table-cell office:value-type="float" office:value="0.004457441" calcext:value-type="float">
            <text:p>0.004457441</text:p>
          </table:table-cell>
          <table:table-cell office:value-type="float" office:value="0" calcext:value-type="float">
            <text:p>0</text:p>
          </table:table-cell>
          <table:table-cell office:value-type="float" office:value="21.13187" calcext:value-type="float">
            <text:p>21.13187</text:p>
          </table:table-cell>
          <table:table-cell office:value-type="float" office:value="20.58496" calcext:value-type="float">
            <text:p>20.58496</text:p>
          </table:table-cell>
          <table:table-cell office:value-type="float" office:value="22.87002" calcext:value-type="float">
            <text:p>22.87002</text:p>
          </table:table-cell>
          <table:table-cell office:value-type="float" office:value="18.31922" calcext:value-type="float">
            <text:p>18.31922</text:p>
          </table:table-cell>
          <table:table-cell office:value-type="float" office:value="13.85231" calcext:value-type="float">
            <text:p>13.85231</text:p>
          </table:table-cell>
          <table:table-cell office:value-type="float" office:value="4.267023" calcext:value-type="float">
            <text:p>4.267023</text:p>
          </table:table-cell>
          <table:table-cell office:value-type="float" office:value="1.675479" calcext:value-type="float">
            <text:p>1.675479</text:p>
          </table:table-cell>
          <table:table-cell office:value-type="float" office:value="1.680068" calcext:value-type="float">
            <text:p>1.680068</text:p>
          </table:table-cell>
          <table:table-cell office:value-type="float" office:value="1.433721" calcext:value-type="float">
            <text:p>1.433721</text:p>
          </table:table-cell>
          <table:table-cell office:value-type="float" office:value="0.5611846" calcext:value-type="float">
            <text:p>0.5611846</text:p>
          </table:table-cell>
          <table:table-cell office:value-type="float" office:value="0.2585409" calcext:value-type="float">
            <text:p>0.2585409</text:p>
          </table:table-cell>
          <table:table-cell office:value-type="float" office:value="0.3642429" calcext:value-type="float">
            <text:p>0.3642429</text:p>
          </table:table-cell>
          <table:table-cell office:value-type="float" office:value="0.3229603" calcext:value-type="float">
            <text:p>0.3229603</text:p>
          </table:table-cell>
          <table:table-cell office:value-type="float" office:value="0.3469615" calcext:value-type="float">
            <text:p>0.3469615</text:p>
          </table:table-cell>
          <table:table-cell office:value-type="float" office:value="0" calcext:value-type="float">
            <text:p>0</text:p>
          </table:table-cell>
          <table:table-cell office:value-type="float" office:value="24.36407" calcext:value-type="float">
            <text:p>24.3640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4517" calcext:value-type="float">
            <text:p>24.9451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31.62413" calcext:value-type="float">
            <text:p>31.62413</text:p>
          </table:table-cell>
          <table:table-cell office:value-type="float" office:value="1095.796" calcext:value-type="float">
            <text:p>1095.796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71059" calcext:value-type="float">
            <text:p>0.09471059</text:p>
          </table:table-cell>
          <table:table-cell office:value-type="float" office:value="7.185885" calcext:value-type="float">
            <text:p>7.18588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64" calcext:value-type="float">
            <text:p>2.669064</text:p>
          </table:table-cell>
          <table:table-cell office:value-type="float" office:value="-0.5023633" calcext:value-type="float">
            <text:p>-0.5023633</text:p>
          </table:table-cell>
          <table:table-cell office:value-type="float" office:value="-0.168036" calcext:value-type="float">
            <text:p>-0.168036</text:p>
          </table:table-cell>
          <table:table-cell office:value-type="float" office:value="0.0006517247" calcext:value-type="float">
            <text:p>0.0006517247</text:p>
          </table:table-cell>
          <table:table-cell office:value-type="float" office:value="13.10411" calcext:value-type="float">
            <text:p>13.10411</text:p>
          </table:table-cell>
          <table:table-cell office:value-type="float" office:value="0.09024663" calcext:value-type="float">
            <text:p>0.09024663</text:p>
          </table:table-cell>
          <table:table-cell office:value-type="float" office:value="0.04813122" calcext:value-type="float">
            <text:p>0.04813122</text:p>
          </table:table-cell>
          <table:table-cell office:value-type="float" office:value="0.03666506" calcext:value-type="float">
            <text:p>0.03666506</text:p>
          </table:table-cell>
          <table:table-cell office:value-type="float" office:value="0.02150178" calcext:value-type="float">
            <text:p>0.02150178</text:p>
          </table:table-cell>
          <table:table-cell office:value-type="float" office:value="0.01966954" calcext:value-type="float">
            <text:p>0.01966954</text:p>
          </table:table-cell>
          <table:table-cell office:value-type="float" office:value="0.01061187" calcext:value-type="float">
            <text:p>0.01061187</text:p>
          </table:table-cell>
          <table:table-cell office:value-type="float" office:value="0.009521589" calcext:value-type="float">
            <text:p>0.009521589</text:p>
          </table:table-cell>
          <table:table-cell office:value-type="float" office:value="0.02275394" calcext:value-type="float">
            <text:p>0.02275394</text:p>
          </table:table-cell>
          <table:table-cell office:value-type="float" office:value="0.01978313" calcext:value-type="float">
            <text:p>0.01978313</text:p>
          </table:table-cell>
          <table:table-cell office:value-type="float" office:value="0.01903237" calcext:value-type="float">
            <text:p>0.01903237</text:p>
          </table:table-cell>
          <table:table-cell office:value-type="float" office:value="0.01791477" calcext:value-type="float">
            <text:p>0.01791477</text:p>
          </table:table-cell>
          <table:table-cell office:value-type="float" office:value="0.02304748" calcext:value-type="float">
            <text:p>0.02304748</text:p>
          </table:table-cell>
          <table:table-cell office:value-type="float" office:value="0.005025926" calcext:value-type="float">
            <text:p>0.005025926</text:p>
          </table:table-cell>
          <table:table-cell office:value-type="float" office:value="0.004455538" calcext:value-type="float">
            <text:p>0.004455538</text:p>
          </table:table-cell>
          <table:table-cell office:value-type="float" office:value="0" calcext:value-type="float">
            <text:p>0</text:p>
          </table:table-cell>
          <table:table-cell office:value-type="float" office:value="27.08308" calcext:value-type="float">
            <text:p>27.08308</text:p>
          </table:table-cell>
          <table:table-cell office:value-type="float" office:value="20.24861" calcext:value-type="float">
            <text:p>20.24861</text:p>
          </table:table-cell>
          <table:table-cell office:value-type="float" office:value="22.72544" calcext:value-type="float">
            <text:p>22.72544</text:p>
          </table:table-cell>
          <table:table-cell office:value-type="float" office:value="18.23689" calcext:value-type="float">
            <text:p>18.23689</text:p>
          </table:table-cell>
          <table:table-cell office:value-type="float" office:value="13.79979" calcext:value-type="float">
            <text:p>13.79979</text:p>
          </table:table-cell>
          <table:table-cell office:value-type="float" office:value="4.298971" calcext:value-type="float">
            <text:p>4.298971</text:p>
          </table:table-cell>
          <table:table-cell office:value-type="float" office:value="1.665619" calcext:value-type="float">
            <text:p>1.665619</text:p>
          </table:table-cell>
          <table:table-cell office:value-type="float" office:value="1.690174" calcext:value-type="float">
            <text:p>1.690174</text:p>
          </table:table-cell>
          <table:table-cell office:value-type="float" office:value="1.438178" calcext:value-type="float">
            <text:p>1.438178</text:p>
          </table:table-cell>
          <table:table-cell office:value-type="float" office:value="0.5643668" calcext:value-type="float">
            <text:p>0.5643668</text:p>
          </table:table-cell>
          <table:table-cell office:value-type="float" office:value="0.2603292" calcext:value-type="float">
            <text:p>0.2603292</text:p>
          </table:table-cell>
          <table:table-cell office:value-type="float" office:value="0.3659846" calcext:value-type="float">
            <text:p>0.3659846</text:p>
          </table:table-cell>
          <table:table-cell office:value-type="float" office:value="0.3226206" calcext:value-type="float">
            <text:p>0.3226206</text:p>
          </table:table-cell>
          <table:table-cell office:value-type="float" office:value="0.346966" calcext:value-type="float">
            <text:p>0.346966</text:p>
          </table:table-cell>
          <table:table-cell office:value-type="float" office:value="0" calcext:value-type="float">
            <text:p>0</text:p>
          </table:table-cell>
          <table:table-cell office:value-type="float" office:value="24.35674" calcext:value-type="float">
            <text:p>24.3567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5552" calcext:value-type="float">
            <text:p>24.9555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31.62051" calcext:value-type="float">
            <text:p>31.62051</text:p>
          </table:table-cell>
          <table:table-cell office:value-type="float" office:value="1095.785" calcext:value-type="float">
            <text:p>1095.78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52008" calcext:value-type="float">
            <text:p>0.09452008</text:p>
          </table:table-cell>
          <table:table-cell office:value-type="float" office:value="7.196684" calcext:value-type="float">
            <text:p>7.19668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64" calcext:value-type="float">
            <text:p>2.669064</text:p>
          </table:table-cell>
          <table:table-cell office:value-type="float" office:value="-0.5023648" calcext:value-type="float">
            <text:p>-0.5023648</text:p>
          </table:table-cell>
          <table:table-cell office:value-type="float" office:value="-0.1680115" calcext:value-type="float">
            <text:p>-0.1680115</text:p>
          </table:table-cell>
          <table:table-cell office:value-type="float" office:value="0.0007041915" calcext:value-type="float">
            <text:p>0.0007041915</text:p>
          </table:table-cell>
          <table:table-cell office:value-type="float" office:value="13.11411" calcext:value-type="float">
            <text:p>13.11411</text:p>
          </table:table-cell>
          <table:table-cell office:value-type="float" office:value="0.0698585" calcext:value-type="float">
            <text:p>0.0698585</text:p>
          </table:table-cell>
          <table:table-cell office:value-type="float" office:value="0.04601814" calcext:value-type="float">
            <text:p>0.04601814</text:p>
          </table:table-cell>
          <table:table-cell office:value-type="float" office:value="0.0352393" calcext:value-type="float">
            <text:p>0.0352393</text:p>
          </table:table-cell>
          <table:table-cell office:value-type="float" office:value="0.02122073" calcext:value-type="float">
            <text:p>0.02122073</text:p>
          </table:table-cell>
          <table:table-cell office:value-type="float" office:value="0.01947606" calcext:value-type="float">
            <text:p>0.01947606</text:p>
          </table:table-cell>
          <table:table-cell office:value-type="float" office:value="0.01057703" calcext:value-type="float">
            <text:p>0.01057703</text:p>
          </table:table-cell>
          <table:table-cell office:value-type="float" office:value="0.009604064" calcext:value-type="float">
            <text:p>0.009604064</text:p>
          </table:table-cell>
          <table:table-cell office:value-type="float" office:value="0.02285468" calcext:value-type="float">
            <text:p>0.02285468</text:p>
          </table:table-cell>
          <table:table-cell office:value-type="float" office:value="0.01983683" calcext:value-type="float">
            <text:p>0.01983683</text:p>
          </table:table-cell>
          <table:table-cell office:value-type="float" office:value="0.01906271" calcext:value-type="float">
            <text:p>0.01906271</text:p>
          </table:table-cell>
          <table:table-cell office:value-type="float" office:value="0.01794121" calcext:value-type="float">
            <text:p>0.01794121</text:p>
          </table:table-cell>
          <table:table-cell office:value-type="float" office:value="0.02307527" calcext:value-type="float">
            <text:p>0.02307527</text:p>
          </table:table-cell>
          <table:table-cell office:value-type="float" office:value="0.005022369" calcext:value-type="float">
            <text:p>0.005022369</text:p>
          </table:table-cell>
          <table:table-cell office:value-type="float" office:value="0.004453646" calcext:value-type="float">
            <text:p>0.004453646</text:p>
          </table:table-cell>
          <table:table-cell office:value-type="float" office:value="0" calcext:value-type="float">
            <text:p>0</text:p>
          </table:table-cell>
          <table:table-cell office:value-type="float" office:value="33.8165" calcext:value-type="float">
            <text:p>33.8165</text:p>
          </table:table-cell>
          <table:table-cell office:value-type="float" office:value="21.45426" calcext:value-type="float">
            <text:p>21.45426</text:p>
          </table:table-cell>
          <table:table-cell office:value-type="float" office:value="22.64235" calcext:value-type="float">
            <text:p>22.64235</text:p>
          </table:table-cell>
          <table:table-cell office:value-type="float" office:value="18.14856" calcext:value-type="float">
            <text:p>18.14856</text:p>
          </table:table-cell>
          <table:table-cell office:value-type="float" office:value="13.7507" calcext:value-type="float">
            <text:p>13.7507</text:p>
          </table:table-cell>
          <table:table-cell office:value-type="float" office:value="4.326778" calcext:value-type="float">
            <text:p>4.326778</text:p>
          </table:table-cell>
          <table:table-cell office:value-type="float" office:value="1.659597" calcext:value-type="float">
            <text:p>1.659597</text:p>
          </table:table-cell>
          <table:table-cell office:value-type="float" office:value="1.699333" calcext:value-type="float">
            <text:p>1.699333</text:p>
          </table:table-cell>
          <table:table-cell office:value-type="float" office:value="1.44243" calcext:value-type="float">
            <text:p>1.44243</text:p>
          </table:table-cell>
          <table:table-cell office:value-type="float" office:value="0.5674624" calcext:value-type="float">
            <text:p>0.5674624</text:p>
          </table:table-cell>
          <table:table-cell office:value-type="float" office:value="0.2620977" calcext:value-type="float">
            <text:p>0.2620977</text:p>
          </table:table-cell>
          <table:table-cell office:value-type="float" office:value="0.3676962" calcext:value-type="float">
            <text:p>0.3676962</text:p>
          </table:table-cell>
          <table:table-cell office:value-type="float" office:value="0.3222978" calcext:value-type="float">
            <text:p>0.3222978</text:p>
          </table:table-cell>
          <table:table-cell office:value-type="float" office:value="0.3469704" calcext:value-type="float">
            <text:p>0.3469704</text:p>
          </table:table-cell>
          <table:table-cell office:value-type="float" office:value="0" calcext:value-type="float">
            <text:p>0</text:p>
          </table:table-cell>
          <table:table-cell office:value-type="float" office:value="24.42391" calcext:value-type="float">
            <text:p>24.4239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6475" calcext:value-type="float">
            <text:p>24.9647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31.61768" calcext:value-type="float">
            <text:p>31.61768</text:p>
          </table:table-cell>
          <table:table-cell office:value-type="float" office:value="1095.774" calcext:value-type="float">
            <text:p>1095.77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27469" calcext:value-type="float">
            <text:p>0.09427469</text:p>
          </table:table-cell>
          <table:table-cell office:value-type="float" office:value="7.205867" calcext:value-type="float">
            <text:p>7.20586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64" calcext:value-type="float">
            <text:p>2.669064</text:p>
          </table:table-cell>
          <table:table-cell office:value-type="float" office:value="-0.5023633" calcext:value-type="float">
            <text:p>-0.5023633</text:p>
          </table:table-cell>
          <table:table-cell office:value-type="float" office:value="-0.1679874" calcext:value-type="float">
            <text:p>-0.1679874</text:p>
          </table:table-cell>
          <table:table-cell office:value-type="float" office:value="0.0007622452" calcext:value-type="float">
            <text:p>0.0007622452</text:p>
          </table:table-cell>
          <table:table-cell office:value-type="float" office:value="13.12527" calcext:value-type="float">
            <text:p>13.12527</text:p>
          </table:table-cell>
          <table:table-cell office:value-type="float" office:value="0.052533" calcext:value-type="float">
            <text:p>0.052533</text:p>
          </table:table-cell>
          <table:table-cell office:value-type="float" office:value="0.0441942" calcext:value-type="float">
            <text:p>0.0441942</text:p>
          </table:table-cell>
          <table:table-cell office:value-type="float" office:value="0.03430152" calcext:value-type="float">
            <text:p>0.03430152</text:p>
          </table:table-cell>
          <table:table-cell office:value-type="float" office:value="0.02106223" calcext:value-type="float">
            <text:p>0.02106223</text:p>
          </table:table-cell>
          <table:table-cell office:value-type="float" office:value="0.019365" calcext:value-type="float">
            <text:p>0.019365</text:p>
          </table:table-cell>
          <table:table-cell office:value-type="float" office:value="0.01055273" calcext:value-type="float">
            <text:p>0.01055273</text:p>
          </table:table-cell>
          <table:table-cell office:value-type="float" office:value="0.009659299" calcext:value-type="float">
            <text:p>0.009659299</text:p>
          </table:table-cell>
          <table:table-cell office:value-type="float" office:value="0.02294227" calcext:value-type="float">
            <text:p>0.02294227</text:p>
          </table:table-cell>
          <table:table-cell office:value-type="float" office:value="0.01988956" calcext:value-type="float">
            <text:p>0.01988956</text:p>
          </table:table-cell>
          <table:table-cell office:value-type="float" office:value="0.01909482" calcext:value-type="float">
            <text:p>0.01909482</text:p>
          </table:table-cell>
          <table:table-cell office:value-type="float" office:value="0.01796822" calcext:value-type="float">
            <text:p>0.01796822</text:p>
          </table:table-cell>
          <table:table-cell office:value-type="float" office:value="0.02310291" calcext:value-type="float">
            <text:p>0.02310291</text:p>
          </table:table-cell>
          <table:table-cell office:value-type="float" office:value="0.005018857" calcext:value-type="float">
            <text:p>0.005018857</text:p>
          </table:table-cell>
          <table:table-cell office:value-type="float" office:value="0.004451768" calcext:value-type="float">
            <text:p>0.004451768</text:p>
          </table:table-cell>
          <table:table-cell office:value-type="float" office:value="0" calcext:value-type="float">
            <text:p>0</text:p>
          </table:table-cell>
          <table:table-cell office:value-type="float" office:value="28.77884" calcext:value-type="float">
            <text:p>28.77884</text:p>
          </table:table-cell>
          <table:table-cell office:value-type="float" office:value="22.73729" calcext:value-type="float">
            <text:p>22.73729</text:p>
          </table:table-cell>
          <table:table-cell office:value-type="float" office:value="22.69782" calcext:value-type="float">
            <text:p>22.69782</text:p>
          </table:table-cell>
          <table:table-cell office:value-type="float" office:value="18.07068" calcext:value-type="float">
            <text:p>18.07068</text:p>
          </table:table-cell>
          <table:table-cell office:value-type="float" office:value="13.70522" calcext:value-type="float">
            <text:p>13.70522</text:p>
          </table:table-cell>
          <table:table-cell office:value-type="float" office:value="4.350678" calcext:value-type="float">
            <text:p>4.350678</text:p>
          </table:table-cell>
          <table:table-cell office:value-type="float" office:value="1.6569" calcext:value-type="float">
            <text:p>1.6569</text:p>
          </table:table-cell>
          <table:table-cell office:value-type="float" office:value="1.707725" calcext:value-type="float">
            <text:p>1.707725</text:p>
          </table:table-cell>
          <table:table-cell office:value-type="float" office:value="1.446558" calcext:value-type="float">
            <text:p>1.446558</text:p>
          </table:table-cell>
          <table:table-cell office:value-type="float" office:value="0.5704745" calcext:value-type="float">
            <text:p>0.5704745</text:p>
          </table:table-cell>
          <table:table-cell office:value-type="float" office:value="0.2638426" calcext:value-type="float">
            <text:p>0.2638426</text:p>
          </table:table-cell>
          <table:table-cell office:value-type="float" office:value="0.3693782" calcext:value-type="float">
            <text:p>0.3693782</text:p>
          </table:table-cell>
          <table:table-cell office:value-type="float" office:value="0.32199" calcext:value-type="float">
            <text:p>0.32199</text:p>
          </table:table-cell>
          <table:table-cell office:value-type="float" office:value="0.3469749" calcext:value-type="float">
            <text:p>0.3469749</text:p>
          </table:table-cell>
          <table:table-cell office:value-type="float" office:value="0" calcext:value-type="float">
            <text:p>0</text:p>
          </table:table-cell>
          <table:table-cell office:value-type="float" office:value="24.39321" calcext:value-type="float">
            <text:p>24.3932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7282" calcext:value-type="float">
            <text:p>24.9728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31.61513" calcext:value-type="float">
            <text:p>31.61513</text:p>
          </table:table-cell>
          <table:table-cell office:value-type="float" office:value="1095.763" calcext:value-type="float">
            <text:p>1095.76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11019" calcext:value-type="float">
            <text:p>0.09411019</text:p>
          </table:table-cell>
          <table:table-cell office:value-type="float" office:value="7.214445" calcext:value-type="float">
            <text:p>7.21444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64" calcext:value-type="float">
            <text:p>2.669064</text:p>
          </table:table-cell>
          <table:table-cell office:value-type="float" office:value="-0.5023622" calcext:value-type="float">
            <text:p>-0.5023622</text:p>
          </table:table-cell>
          <table:table-cell office:value-type="float" office:value="-0.1679624" calcext:value-type="float">
            <text:p>-0.1679624</text:p>
          </table:table-cell>
          <table:table-cell office:value-type="float" office:value="0.0008248419" calcext:value-type="float">
            <text:p>0.0008248419</text:p>
          </table:table-cell>
          <table:table-cell office:value-type="float" office:value="13.1371" calcext:value-type="float">
            <text:p>13.1371</text:p>
          </table:table-cell>
          <table:table-cell office:value-type="float" office:value="0.04291952" calcext:value-type="float">
            <text:p>0.04291952</text:p>
          </table:table-cell>
          <table:table-cell office:value-type="float" office:value="0.04206937" calcext:value-type="float">
            <text:p>0.04206937</text:p>
          </table:table-cell>
          <table:table-cell office:value-type="float" office:value="0.03323593" calcext:value-type="float">
            <text:p>0.03323593</text:p>
          </table:table-cell>
          <table:table-cell office:value-type="float" office:value="0.02089398" calcext:value-type="float">
            <text:p>0.02089398</text:p>
          </table:table-cell>
          <table:table-cell office:value-type="float" office:value="0.01925253" calcext:value-type="float">
            <text:p>0.01925253</text:p>
          </table:table-cell>
          <table:table-cell office:value-type="float" office:value="0.01053963" calcext:value-type="float">
            <text:p>0.01053963</text:p>
          </table:table-cell>
          <table:table-cell office:value-type="float" office:value="0.009706534" calcext:value-type="float">
            <text:p>0.009706534</text:p>
          </table:table-cell>
          <table:table-cell office:value-type="float" office:value="0.02302527" calcext:value-type="float">
            <text:p>0.02302527</text:p>
          </table:table-cell>
          <table:table-cell office:value-type="float" office:value="0.01994073" calcext:value-type="float">
            <text:p>0.01994073</text:p>
          </table:table-cell>
          <table:table-cell office:value-type="float" office:value="0.01912791" calcext:value-type="float">
            <text:p>0.01912791</text:p>
          </table:table-cell>
          <table:table-cell office:value-type="float" office:value="0.01799576" calcext:value-type="float">
            <text:p>0.01799576</text:p>
          </table:table-cell>
          <table:table-cell office:value-type="float" office:value="0.02313057" calcext:value-type="float">
            <text:p>0.02313057</text:p>
          </table:table-cell>
          <table:table-cell office:value-type="float" office:value="0.005015397" calcext:value-type="float">
            <text:p>0.005015397</text:p>
          </table:table-cell>
          <table:table-cell office:value-type="float" office:value="0.004449892" calcext:value-type="float">
            <text:p>0.004449892</text:p>
          </table:table-cell>
          <table:table-cell office:value-type="float" office:value="0" calcext:value-type="float">
            <text:p>0</text:p>
          </table:table-cell>
          <table:table-cell office:value-type="float" office:value="29.0461" calcext:value-type="float">
            <text:p>29.0461</text:p>
          </table:table-cell>
          <table:table-cell office:value-type="float" office:value="23.00597" calcext:value-type="float">
            <text:p>23.00597</text:p>
          </table:table-cell>
          <table:table-cell office:value-type="float" office:value="22.80521" calcext:value-type="float">
            <text:p>22.80521</text:p>
          </table:table-cell>
          <table:table-cell office:value-type="float" office:value="18.00903" calcext:value-type="float">
            <text:p>18.00903</text:p>
          </table:table-cell>
          <table:table-cell office:value-type="float" office:value="13.66227" calcext:value-type="float">
            <text:p>13.66227</text:p>
          </table:table-cell>
          <table:table-cell office:value-type="float" office:value="4.37182" calcext:value-type="float">
            <text:p>4.37182</text:p>
          </table:table-cell>
          <table:table-cell office:value-type="float" office:value="1.655954" calcext:value-type="float">
            <text:p>1.655954</text:p>
          </table:table-cell>
          <table:table-cell office:value-type="float" office:value="1.715608" calcext:value-type="float">
            <text:p>1.715608</text:p>
          </table:table-cell>
          <table:table-cell office:value-type="float" office:value="1.450589" calcext:value-type="float">
            <text:p>1.450589</text:p>
          </table:table-cell>
          <table:table-cell office:value-type="float" office:value="0.5734128" calcext:value-type="float">
            <text:p>0.5734128</text:p>
          </table:table-cell>
          <table:table-cell office:value-type="float" office:value="0.2655628" calcext:value-type="float">
            <text:p>0.2655628</text:p>
          </table:table-cell>
          <table:table-cell office:value-type="float" office:value="0.3710306" calcext:value-type="float">
            <text:p>0.3710306</text:p>
          </table:table-cell>
          <table:table-cell office:value-type="float" office:value="0.3216953" calcext:value-type="float">
            <text:p>0.3216953</text:p>
          </table:table-cell>
          <table:table-cell office:value-type="float" office:value="0.3469794" calcext:value-type="float">
            <text:p>0.3469794</text:p>
          </table:table-cell>
          <table:table-cell office:value-type="float" office:value="0" calcext:value-type="float">
            <text:p>0</text:p>
          </table:table-cell>
          <table:table-cell office:value-type="float" office:value="24.38039" calcext:value-type="float">
            <text:p>24.38039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8045" calcext:value-type="float">
            <text:p>24.9804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31.61322" calcext:value-type="float">
            <text:p>31.61322</text:p>
          </table:table-cell>
          <table:table-cell office:value-type="float" office:value="1095.752" calcext:value-type="float">
            <text:p>1095.75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399156" calcext:value-type="float">
            <text:p>0.09399156</text:p>
          </table:table-cell>
          <table:table-cell office:value-type="float" office:value="7.222255" calcext:value-type="float">
            <text:p>7.22225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9039" calcext:value-type="float">
            <text:p>2.669039</text:p>
          </table:table-cell>
          <table:table-cell office:value-type="float" office:value="-0.5023634" calcext:value-type="float">
            <text:p>-0.5023634</text:p>
          </table:table-cell>
          <table:table-cell office:value-type="float" office:value="-0.1679372" calcext:value-type="float">
            <text:p>-0.1679372</text:p>
          </table:table-cell>
          <table:table-cell office:value-type="float" office:value="0.0009013248" calcext:value-type="float">
            <text:p>0.0009013248</text:p>
          </table:table-cell>
          <table:table-cell office:value-type="float" office:value="13.15182" calcext:value-type="float">
            <text:p>13.15182</text:p>
          </table:table-cell>
          <table:table-cell office:value-type="float" office:value="0.03461275" calcext:value-type="float">
            <text:p>0.03461275</text:p>
          </table:table-cell>
          <table:table-cell office:value-type="float" office:value="0.039783" calcext:value-type="float">
            <text:p>0.039783</text:p>
          </table:table-cell>
          <table:table-cell office:value-type="float" office:value="0.03190417" calcext:value-type="float">
            <text:p>0.03190417</text:p>
          </table:table-cell>
          <table:table-cell office:value-type="float" office:value="0.02061776" calcext:value-type="float">
            <text:p>0.02061776</text:p>
          </table:table-cell>
          <table:table-cell office:value-type="float" office:value="0.019042" calcext:value-type="float">
            <text:p>0.019042</text:p>
          </table:table-cell>
          <table:table-cell office:value-type="float" office:value="0.01048514" calcext:value-type="float">
            <text:p>0.01048514</text:p>
          </table:table-cell>
          <table:table-cell office:value-type="float" office:value="0.009720022" calcext:value-type="float">
            <text:p>0.009720022</text:p>
          </table:table-cell>
          <table:table-cell office:value-type="float" office:value="0.02309752" calcext:value-type="float">
            <text:p>0.02309752</text:p>
          </table:table-cell>
          <table:table-cell office:value-type="float" office:value="0.01998977" calcext:value-type="float">
            <text:p>0.01998977</text:p>
          </table:table-cell>
          <table:table-cell office:value-type="float" office:value="0.01916145" calcext:value-type="float">
            <text:p>0.01916145</text:p>
          </table:table-cell>
          <table:table-cell office:value-type="float" office:value="0.01802369" calcext:value-type="float">
            <text:p>0.01802369</text:p>
          </table:table-cell>
          <table:table-cell office:value-type="float" office:value="0.02315841" calcext:value-type="float">
            <text:p>0.02315841</text:p>
          </table:table-cell>
          <table:table-cell office:value-type="float" office:value="0.005036028" calcext:value-type="float">
            <text:p>0.005036028</text:p>
          </table:table-cell>
          <table:table-cell office:value-type="float" office:value="0.004423909" calcext:value-type="float">
            <text:p>0.004423909</text:p>
          </table:table-cell>
          <table:table-cell office:value-type="float" office:value="0" calcext:value-type="float">
            <text:p>0</text:p>
          </table:table-cell>
          <table:table-cell office:value-type="float" office:value="27.32338" calcext:value-type="float">
            <text:p>27.32338</text:p>
          </table:table-cell>
          <table:table-cell office:value-type="float" office:value="22.98161" calcext:value-type="float">
            <text:p>22.98161</text:p>
          </table:table-cell>
          <table:table-cell office:value-type="float" office:value="22.90691" calcext:value-type="float">
            <text:p>22.90691</text:p>
          </table:table-cell>
          <table:table-cell office:value-type="float" office:value="17.96159" calcext:value-type="float">
            <text:p>17.96159</text:p>
          </table:table-cell>
          <table:table-cell office:value-type="float" office:value="13.61669" calcext:value-type="float">
            <text:p>13.61669</text:p>
          </table:table-cell>
          <table:table-cell office:value-type="float" office:value="4.392997" calcext:value-type="float">
            <text:p>4.392997</text:p>
          </table:table-cell>
          <table:table-cell office:value-type="float" office:value="1.655967" calcext:value-type="float">
            <text:p>1.655967</text:p>
          </table:table-cell>
          <table:table-cell office:value-type="float" office:value="1.72311" calcext:value-type="float">
            <text:p>1.72311</text:p>
          </table:table-cell>
          <table:table-cell office:value-type="float" office:value="1.454495" calcext:value-type="float">
            <text:p>1.454495</text:p>
          </table:table-cell>
          <table:table-cell office:value-type="float" office:value="0.5762845" calcext:value-type="float">
            <text:p>0.5762845</text:p>
          </table:table-cell>
          <table:table-cell office:value-type="float" office:value="0.2672579" calcext:value-type="float">
            <text:p>0.2672579</text:p>
          </table:table-cell>
          <table:table-cell office:value-type="float" office:value="0.3726677" calcext:value-type="float">
            <text:p>0.3726677</text:p>
          </table:table-cell>
          <table:table-cell office:value-type="float" office:value="0.3310425" calcext:value-type="float">
            <text:p>0.3310425</text:p>
          </table:table-cell>
          <table:table-cell office:value-type="float" office:value="0.3373545" calcext:value-type="float">
            <text:p>0.3373545</text:p>
          </table:table-cell>
          <table:table-cell office:value-type="float" office:value="0" calcext:value-type="float">
            <text:p>0</text:p>
          </table:table-cell>
          <table:table-cell office:value-type="float" office:value="24.42555" calcext:value-type="float">
            <text:p>24.4255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8747" calcext:value-type="float">
            <text:p>24.9874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31.61204" calcext:value-type="float">
            <text:p>31.61204</text:p>
          </table:table-cell>
          <table:table-cell office:value-type="float" office:value="1095.74" calcext:value-type="float">
            <text:p>1095.7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388011" calcext:value-type="float">
            <text:p>0.09388011</text:p>
          </table:table-cell>
          <table:table-cell office:value-type="float" office:value="7.230297" calcext:value-type="float">
            <text:p>7.23029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8159" calcext:value-type="float">
            <text:p>2.668159</text:p>
          </table:table-cell>
          <table:table-cell office:value-type="float" office:value="-0.5023679" calcext:value-type="float">
            <text:p>-0.5023679</text:p>
          </table:table-cell>
          <table:table-cell office:value-type="float" office:value="-0.1679109" calcext:value-type="float">
            <text:p>-0.1679109</text:p>
          </table:table-cell>
          <table:table-cell office:value-type="float" office:value="0.001000791" calcext:value-type="float">
            <text:p>0.001000791</text:p>
          </table:table-cell>
          <table:table-cell office:value-type="float" office:value="13.17144" calcext:value-type="float">
            <text:p>13.17144</text:p>
          </table:table-cell>
          <table:table-cell office:value-type="float" office:value="0.02967365" calcext:value-type="float">
            <text:p>0.02967365</text:p>
          </table:table-cell>
          <table:table-cell office:value-type="float" office:value="0.03719936" calcext:value-type="float">
            <text:p>0.03719936</text:p>
          </table:table-cell>
          <table:table-cell office:value-type="float" office:value="0.03009746" calcext:value-type="float">
            <text:p>0.03009746</text:p>
          </table:table-cell>
          <table:table-cell office:value-type="float" office:value="0.02016136" calcext:value-type="float">
            <text:p>0.02016136</text:p>
          </table:table-cell>
          <table:table-cell office:value-type="float" office:value="0.01869282" calcext:value-type="float">
            <text:p>0.01869282</text:p>
          </table:table-cell>
          <table:table-cell office:value-type="float" office:value="0.01036662" calcext:value-type="float">
            <text:p>0.01036662</text:p>
          </table:table-cell>
          <table:table-cell office:value-type="float" office:value="0.009699789" calcext:value-type="float">
            <text:p>0.009699789</text:p>
          </table:table-cell>
          <table:table-cell office:value-type="float" office:value="0.02315189" calcext:value-type="float">
            <text:p>0.02315189</text:p>
          </table:table-cell>
          <table:table-cell office:value-type="float" office:value="0.02003508" calcext:value-type="float">
            <text:p>0.02003508</text:p>
          </table:table-cell>
          <table:table-cell office:value-type="float" office:value="0.01919465" calcext:value-type="float">
            <text:p>0.01919465</text:p>
          </table:table-cell>
          <table:table-cell office:value-type="float" office:value="0.01805213" calcext:value-type="float">
            <text:p>0.01805213</text:p>
          </table:table-cell>
          <table:table-cell office:value-type="float" office:value="0.02318783" calcext:value-type="float">
            <text:p>0.02318783</text:p>
          </table:table-cell>
          <table:table-cell office:value-type="float" office:value="0.005027144" calcext:value-type="float">
            <text:p>0.005027144</text:p>
          </table:table-cell>
          <table:table-cell office:value-type="float" office:value="0.004427219" calcext:value-type="float">
            <text:p>0.004427219</text:p>
          </table:table-cell>
          <table:table-cell office:value-type="float" office:value="0" calcext:value-type="float">
            <text:p>0</text:p>
          </table:table-cell>
          <table:table-cell office:value-type="float" office:value="23.96238" calcext:value-type="float">
            <text:p>23.96238</text:p>
          </table:table-cell>
          <table:table-cell office:value-type="float" office:value="22.495" calcext:value-type="float">
            <text:p>22.495</text:p>
          </table:table-cell>
          <table:table-cell office:value-type="float" office:value="22.91822" calcext:value-type="float">
            <text:p>22.91822</text:p>
          </table:table-cell>
          <table:table-cell office:value-type="float" office:value="17.91623" calcext:value-type="float">
            <text:p>17.91623</text:p>
          </table:table-cell>
          <table:table-cell office:value-type="float" office:value="13.57599" calcext:value-type="float">
            <text:p>13.57599</text:p>
          </table:table-cell>
          <table:table-cell office:value-type="float" office:value="4.411292" calcext:value-type="float">
            <text:p>4.411292</text:p>
          </table:table-cell>
          <table:table-cell office:value-type="float" office:value="1.658397" calcext:value-type="float">
            <text:p>1.658397</text:p>
          </table:table-cell>
          <table:table-cell office:value-type="float" office:value="1.730295" calcext:value-type="float">
            <text:p>1.730295</text:p>
          </table:table-cell>
          <table:table-cell office:value-type="float" office:value="1.458348" calcext:value-type="float">
            <text:p>1.458348</text:p>
          </table:table-cell>
          <table:table-cell office:value-type="float" office:value="0.5790709" calcext:value-type="float">
            <text:p>0.5790709</text:p>
          </table:table-cell>
          <table:table-cell office:value-type="float" office:value="0.2689478" calcext:value-type="float">
            <text:p>0.2689478</text:p>
          </table:table-cell>
          <table:table-cell office:value-type="float" office:value="0.3747037" calcext:value-type="float">
            <text:p>0.3747037</text:p>
          </table:table-cell>
          <table:table-cell office:value-type="float" office:value="0.3286199" calcext:value-type="float">
            <text:p>0.3286199</text:p>
          </table:table-cell>
          <table:table-cell office:value-type="float" office:value="0.3406038" calcext:value-type="float">
            <text:p>0.3406038</text:p>
          </table:table-cell>
          <table:table-cell office:value-type="float" office:value="0" calcext:value-type="float">
            <text:p>0</text:p>
          </table:table-cell>
          <table:table-cell office:value-type="float" office:value="24.50351" calcext:value-type="float">
            <text:p>24.5035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4.99402" calcext:value-type="float">
            <text:p>24.9940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31.61112" calcext:value-type="float">
            <text:p>31.61112</text:p>
          </table:table-cell>
          <table:table-cell office:value-type="float" office:value="1095.728" calcext:value-type="float">
            <text:p>1095.72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06003" calcext:value-type="float">
            <text:p>0.09406003</text:p>
          </table:table-cell>
          <table:table-cell office:value-type="float" office:value="7.237892" calcext:value-type="float">
            <text:p>7.23789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7325" calcext:value-type="float">
            <text:p>2.667325</text:p>
          </table:table-cell>
          <table:table-cell office:value-type="float" office:value="-0.5023611" calcext:value-type="float">
            <text:p>-0.5023611</text:p>
          </table:table-cell>
          <table:table-cell office:value-type="float" office:value="-0.1678808" calcext:value-type="float">
            <text:p>-0.1678808</text:p>
          </table:table-cell>
          <table:table-cell office:value-type="float" office:value="0.001106872" calcext:value-type="float">
            <text:p>0.001106872</text:p>
          </table:table-cell>
          <table:table-cell office:value-type="float" office:value="13.18704" calcext:value-type="float">
            <text:p>13.18704</text:p>
          </table:table-cell>
          <table:table-cell office:value-type="float" office:value="0.03140845" calcext:value-type="float">
            <text:p>0.03140845</text:p>
          </table:table-cell>
          <table:table-cell office:value-type="float" office:value="0.03776075" calcext:value-type="float">
            <text:p>0.03776075</text:p>
          </table:table-cell>
          <table:table-cell office:value-type="float" office:value="0.03005176" calcext:value-type="float">
            <text:p>0.03005176</text:p>
          </table:table-cell>
          <table:table-cell office:value-type="float" office:value="0.02013684" calcext:value-type="float">
            <text:p>0.02013684</text:p>
          </table:table-cell>
          <table:table-cell office:value-type="float" office:value="0.01863428" calcext:value-type="float">
            <text:p>0.01863428</text:p>
          </table:table-cell>
          <table:table-cell office:value-type="float" office:value="0.01031533" calcext:value-type="float">
            <text:p>0.01031533</text:p>
          </table:table-cell>
          <table:table-cell office:value-type="float" office:value="0.009689338" calcext:value-type="float">
            <text:p>0.009689338</text:p>
          </table:table-cell>
          <table:table-cell office:value-type="float" office:value="0.02319193" calcext:value-type="float">
            <text:p>0.02319193</text:p>
          </table:table-cell>
          <table:table-cell office:value-type="float" office:value="0.02007532" calcext:value-type="float">
            <text:p>0.02007532</text:p>
          </table:table-cell>
          <table:table-cell office:value-type="float" office:value="0.01922681" calcext:value-type="float">
            <text:p>0.01922681</text:p>
          </table:table-cell>
          <table:table-cell office:value-type="float" office:value="0.01808105" calcext:value-type="float">
            <text:p>0.01808105</text:p>
          </table:table-cell>
          <table:table-cell office:value-type="float" office:value="0.02321837" calcext:value-type="float">
            <text:p>0.02321837</text:p>
          </table:table-cell>
          <table:table-cell office:value-type="float" office:value="0.005017294" calcext:value-type="float">
            <text:p>0.005017294</text:p>
          </table:table-cell>
          <table:table-cell office:value-type="float" office:value="0.004431741" calcext:value-type="float">
            <text:p>0.004431741</text:p>
          </table:table-cell>
          <table:table-cell office:value-type="float" office:value="0" calcext:value-type="float">
            <text:p>0</text:p>
          </table:table-cell>
          <table:table-cell office:value-type="float" office:value="20.92706" calcext:value-type="float">
            <text:p>20.92706</text:p>
          </table:table-cell>
          <table:table-cell office:value-type="float" office:value="21.83756" calcext:value-type="float">
            <text:p>21.83756</text:p>
          </table:table-cell>
          <table:table-cell office:value-type="float" office:value="22.81073" calcext:value-type="float">
            <text:p>22.81073</text:p>
          </table:table-cell>
          <table:table-cell office:value-type="float" office:value="17.86085" calcext:value-type="float">
            <text:p>17.86085</text:p>
          </table:table-cell>
          <table:table-cell office:value-type="float" office:value="13.53612" calcext:value-type="float">
            <text:p>13.53612</text:p>
          </table:table-cell>
          <table:table-cell office:value-type="float" office:value="4.427072" calcext:value-type="float">
            <text:p>4.427072</text:p>
          </table:table-cell>
          <table:table-cell office:value-type="float" office:value="1.662775" calcext:value-type="float">
            <text:p>1.662775</text:p>
          </table:table-cell>
          <table:table-cell office:value-type="float" office:value="1.737364" calcext:value-type="float">
            <text:p>1.737364</text:p>
          </table:table-cell>
          <table:table-cell office:value-type="float" office:value="1.462181" calcext:value-type="float">
            <text:p>1.462181</text:p>
          </table:table-cell>
          <table:table-cell office:value-type="float" office:value="0.5817583" calcext:value-type="float">
            <text:p>0.5817583</text:p>
          </table:table-cell>
          <table:table-cell office:value-type="float" office:value="0.2706379" calcext:value-type="float">
            <text:p>0.2706379</text:p>
          </table:table-cell>
          <table:table-cell office:value-type="float" office:value="0.3765305" calcext:value-type="float">
            <text:p>0.3765305</text:p>
          </table:table-cell>
          <table:table-cell office:value-type="float" office:value="0.3259443" calcext:value-type="float">
            <text:p>0.3259443</text:p>
          </table:table-cell>
          <table:table-cell office:value-type="float" office:value="0.3441988" calcext:value-type="float">
            <text:p>0.3441988</text:p>
          </table:table-cell>
          <table:table-cell office:value-type="float" office:value="0" calcext:value-type="float">
            <text:p>0</text:p>
          </table:table-cell>
          <table:table-cell office:value-type="float" office:value="24.56141" calcext:value-type="float">
            <text:p>24.5614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0041" calcext:value-type="float">
            <text:p>25.0004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31.60933" calcext:value-type="float">
            <text:p>31.60933</text:p>
          </table:table-cell>
          <table:table-cell office:value-type="float" office:value="1095.717" calcext:value-type="float">
            <text:p>1095.71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3326" calcext:value-type="float">
            <text:p>0.0943326</text:p>
          </table:table-cell>
          <table:table-cell office:value-type="float" office:value="7.245885" calcext:value-type="float">
            <text:p>7.24588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659" calcext:value-type="float">
            <text:p>2.666659</text:p>
          </table:table-cell>
          <table:table-cell office:value-type="float" office:value="-0.5023592" calcext:value-type="float">
            <text:p>-0.5023592</text:p>
          </table:table-cell>
          <table:table-cell office:value-type="float" office:value="-0.1678486" calcext:value-type="float">
            <text:p>-0.1678486</text:p>
          </table:table-cell>
          <table:table-cell office:value-type="float" office:value="0.001190257" calcext:value-type="float">
            <text:p>0.001190257</text:p>
          </table:table-cell>
          <table:table-cell office:value-type="float" office:value="13.19722" calcext:value-type="float">
            <text:p>13.19722</text:p>
          </table:table-cell>
          <table:table-cell office:value-type="float" office:value="0.03549713" calcext:value-type="float">
            <text:p>0.03549713</text:p>
          </table:table-cell>
          <table:table-cell office:value-type="float" office:value="0.03852697" calcext:value-type="float">
            <text:p>0.03852697</text:p>
          </table:table-cell>
          <table:table-cell office:value-type="float" office:value="0.03021716" calcext:value-type="float">
            <text:p>0.03021716</text:p>
          </table:table-cell>
          <table:table-cell office:value-type="float" office:value="0.0202696" calcext:value-type="float">
            <text:p>0.0202696</text:p>
          </table:table-cell>
          <table:table-cell office:value-type="float" office:value="0.01876064" calcext:value-type="float">
            <text:p>0.01876064</text:p>
          </table:table-cell>
          <table:table-cell office:value-type="float" office:value="0.01037152" calcext:value-type="float">
            <text:p>0.01037152</text:p>
          </table:table-cell>
          <table:table-cell office:value-type="float" office:value="0.009744618" calcext:value-type="float">
            <text:p>0.009744618</text:p>
          </table:table-cell>
          <table:table-cell office:value-type="float" office:value="0.02324371" calcext:value-type="float">
            <text:p>0.02324371</text:p>
          </table:table-cell>
          <table:table-cell office:value-type="float" office:value="0.02011273" calcext:value-type="float">
            <text:p>0.02011273</text:p>
          </table:table-cell>
          <table:table-cell office:value-type="float" office:value="0.01925792" calcext:value-type="float">
            <text:p>0.01925792</text:p>
          </table:table-cell>
          <table:table-cell office:value-type="float" office:value="0.01811015" calcext:value-type="float">
            <text:p>0.01811015</text:p>
          </table:table-cell>
          <table:table-cell office:value-type="float" office:value="0.02324918" calcext:value-type="float">
            <text:p>0.02324918</text:p>
          </table:table-cell>
          <table:table-cell office:value-type="float" office:value="0.005009386" calcext:value-type="float">
            <text:p>0.005009386</text:p>
          </table:table-cell>
          <table:table-cell office:value-type="float" office:value="0.004434467" calcext:value-type="float">
            <text:p>0.004434467</text:p>
          </table:table-cell>
          <table:table-cell office:value-type="float" office:value="0" calcext:value-type="float">
            <text:p>0</text:p>
          </table:table-cell>
          <table:table-cell office:value-type="float" office:value="22.62085" calcext:value-type="float">
            <text:p>22.62085</text:p>
          </table:table-cell>
          <table:table-cell office:value-type="float" office:value="21.19095" calcext:value-type="float">
            <text:p>21.19095</text:p>
          </table:table-cell>
          <table:table-cell office:value-type="float" office:value="22.64797" calcext:value-type="float">
            <text:p>22.64797</text:p>
          </table:table-cell>
          <table:table-cell office:value-type="float" office:value="17.80085" calcext:value-type="float">
            <text:p>17.80085</text:p>
          </table:table-cell>
          <table:table-cell office:value-type="float" office:value="13.50293" calcext:value-type="float">
            <text:p>13.50293</text:p>
          </table:table-cell>
          <table:table-cell office:value-type="float" office:value="4.440269" calcext:value-type="float">
            <text:p>4.440269</text:p>
          </table:table-cell>
          <table:table-cell office:value-type="float" office:value="1.668337" calcext:value-type="float">
            <text:p>1.668337</text:p>
          </table:table-cell>
          <table:table-cell office:value-type="float" office:value="1.743976" calcext:value-type="float">
            <text:p>1.743976</text:p>
          </table:table-cell>
          <table:table-cell office:value-type="float" office:value="1.465998" calcext:value-type="float">
            <text:p>1.465998</text:p>
          </table:table-cell>
          <table:table-cell office:value-type="float" office:value="0.5844092" calcext:value-type="float">
            <text:p>0.5844092</text:p>
          </table:table-cell>
          <table:table-cell office:value-type="float" office:value="0.272315" calcext:value-type="float">
            <text:p>0.272315</text:p>
          </table:table-cell>
          <table:table-cell office:value-type="float" office:value="0.3781926" calcext:value-type="float">
            <text:p>0.3781926</text:p>
          </table:table-cell>
          <table:table-cell office:value-type="float" office:value="0.3239922" calcext:value-type="float">
            <text:p>0.3239922</text:p>
          </table:table-cell>
          <table:table-cell office:value-type="float" office:value="0.3469132" calcext:value-type="float">
            <text:p>0.3469132</text:p>
          </table:table-cell>
          <table:table-cell office:value-type="float" office:value="0" calcext:value-type="float">
            <text:p>0</text:p>
          </table:table-cell>
          <table:table-cell office:value-type="float" office:value="24.62908" calcext:value-type="float">
            <text:p>24.6290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0744" calcext:value-type="float">
            <text:p>25.0074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31.60731" calcext:value-type="float">
            <text:p>31.60731</text:p>
          </table:table-cell>
          <table:table-cell office:value-type="float" office:value="1095.705" calcext:value-type="float">
            <text:p>1095.70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455007" calcext:value-type="float">
            <text:p>0.09455007</text:p>
          </table:table-cell>
          <table:table-cell office:value-type="float" office:value="7.253556" calcext:value-type="float">
            <text:p>7.25355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22" calcext:value-type="float">
            <text:p>0.00397562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659" calcext:value-type="float">
            <text:p>2.666659</text:p>
          </table:table-cell>
          <table:table-cell office:value-type="float" office:value="-0.5023603" calcext:value-type="float">
            <text:p>-0.5023603</text:p>
          </table:table-cell>
          <table:table-cell office:value-type="float" office:value="-0.1678171" calcext:value-type="float">
            <text:p>-0.1678171</text:p>
          </table:table-cell>
          <table:table-cell office:value-type="float" office:value="0.001284639" calcext:value-type="float">
            <text:p>0.001284639</text:p>
          </table:table-cell>
          <table:table-cell office:value-type="float" office:value="13.20921" calcext:value-type="float">
            <text:p>13.20921</text:p>
          </table:table-cell>
          <table:table-cell office:value-type="float" office:value="0.03982279" calcext:value-type="float">
            <text:p>0.03982279</text:p>
          </table:table-cell>
          <table:table-cell office:value-type="float" office:value="0.03832969" calcext:value-type="float">
            <text:p>0.03832969</text:p>
          </table:table-cell>
          <table:table-cell office:value-type="float" office:value="0.0293112" calcext:value-type="float">
            <text:p>0.0293112</text:p>
          </table:table-cell>
          <table:table-cell office:value-type="float" office:value="0.0200983" calcext:value-type="float">
            <text:p>0.0200983</text:p>
          </table:table-cell>
          <table:table-cell office:value-type="float" office:value="0.01869785" calcext:value-type="float">
            <text:p>0.01869785</text:p>
          </table:table-cell>
          <table:table-cell office:value-type="float" office:value="0.01037169" calcext:value-type="float">
            <text:p>0.01037169</text:p>
          </table:table-cell>
          <table:table-cell office:value-type="float" office:value="0.00978872" calcext:value-type="float">
            <text:p>0.00978872</text:p>
          </table:table-cell>
          <table:table-cell office:value-type="float" office:value="0.02329697" calcext:value-type="float">
            <text:p>0.02329697</text:p>
          </table:table-cell>
          <table:table-cell office:value-type="float" office:value="0.0201505" calcext:value-type="float">
            <text:p>0.0201505</text:p>
          </table:table-cell>
          <table:table-cell office:value-type="float" office:value="0.0192882" calcext:value-type="float">
            <text:p>0.0192882</text:p>
          </table:table-cell>
          <table:table-cell office:value-type="float" office:value="0.01813923" calcext:value-type="float">
            <text:p>0.01813923</text:p>
          </table:table-cell>
          <table:table-cell office:value-type="float" office:value="0.02327994" calcext:value-type="float">
            <text:p>0.02327994</text:p>
          </table:table-cell>
          <table:table-cell office:value-type="float" office:value="0.005005711" calcext:value-type="float">
            <text:p>0.005005711</text:p>
          </table:table-cell>
          <table:table-cell office:value-type="float" office:value="0.004433175" calcext:value-type="float">
            <text:p>0.004433175</text:p>
          </table:table-cell>
          <table:table-cell office:value-type="float" office:value="0" calcext:value-type="float">
            <text:p>0</text:p>
          </table:table-cell>
          <table:table-cell office:value-type="float" office:value="19.96225" calcext:value-type="float">
            <text:p>19.96225</text:p>
          </table:table-cell>
          <table:table-cell office:value-type="float" office:value="20.71521" calcext:value-type="float">
            <text:p>20.71521</text:p>
          </table:table-cell>
          <table:table-cell office:value-type="float" office:value="22.4855" calcext:value-type="float">
            <text:p>22.4855</text:p>
          </table:table-cell>
          <table:table-cell office:value-type="float" office:value="17.72902" calcext:value-type="float">
            <text:p>17.72902</text:p>
          </table:table-cell>
          <table:table-cell office:value-type="float" office:value="13.4629" calcext:value-type="float">
            <text:p>13.4629</text:p>
          </table:table-cell>
          <table:table-cell office:value-type="float" office:value="4.451934" calcext:value-type="float">
            <text:p>4.451934</text:p>
          </table:table-cell>
          <table:table-cell office:value-type="float" office:value="1.675051" calcext:value-type="float">
            <text:p>1.675051</text:p>
          </table:table-cell>
          <table:table-cell office:value-type="float" office:value="1.750191" calcext:value-type="float">
            <text:p>1.750191</text:p>
          </table:table-cell>
          <table:table-cell office:value-type="float" office:value="1.469753" calcext:value-type="float">
            <text:p>1.469753</text:p>
          </table:table-cell>
          <table:table-cell office:value-type="float" office:value="0.5870249" calcext:value-type="float">
            <text:p>0.5870249</text:p>
          </table:table-cell>
          <table:table-cell office:value-type="float" office:value="0.2739728" calcext:value-type="float">
            <text:p>0.2739728</text:p>
          </table:table-cell>
          <table:table-cell office:value-type="float" office:value="0.3797681" calcext:value-type="float">
            <text:p>0.3797681</text:p>
          </table:table-cell>
          <table:table-cell office:value-type="float" office:value="0.3234859" calcext:value-type="float">
            <text:p>0.3234859</text:p>
          </table:table-cell>
          <table:table-cell office:value-type="float" office:value="0.3470781" calcext:value-type="float">
            <text:p>0.3470781</text:p>
          </table:table-cell>
          <table:table-cell office:value-type="float" office:value="0" calcext:value-type="float">
            <text:p>0</text:p>
          </table:table-cell>
          <table:table-cell office:value-type="float" office:value="24.74738" calcext:value-type="float">
            <text:p>24.7473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147" calcext:value-type="float">
            <text:p>25.014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31.60711" calcext:value-type="float">
            <text:p>31.60711</text:p>
          </table:table-cell>
          <table:table-cell office:value-type="float" office:value="1095.693" calcext:value-type="float">
            <text:p>1095.69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655429" calcext:value-type="float">
            <text:p>0.09655429</text:p>
          </table:table-cell>
          <table:table-cell office:value-type="float" office:value="7.265834" calcext:value-type="float">
            <text:p>7.26583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669" calcext:value-type="float">
            <text:p>0.00397566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675" calcext:value-type="float">
            <text:p>2.666675</text:p>
          </table:table-cell>
          <table:table-cell office:value-type="float" office:value="-0.5023652" calcext:value-type="float">
            <text:p>-0.5023652</text:p>
          </table:table-cell>
          <table:table-cell office:value-type="float" office:value="-0.1677922" calcext:value-type="float">
            <text:p>-0.1677922</text:p>
          </table:table-cell>
          <table:table-cell office:value-type="float" office:value="0.001415098" calcext:value-type="float">
            <text:p>0.001415098</text:p>
          </table:table-cell>
          <table:table-cell office:value-type="float" office:value="13.23026" calcext:value-type="float">
            <text:p>13.23026</text:p>
          </table:table-cell>
          <table:table-cell office:value-type="float" office:value="0.07604771" calcext:value-type="float">
            <text:p>0.07604771</text:p>
          </table:table-cell>
          <table:table-cell office:value-type="float" office:value="0.04703005" calcext:value-type="float">
            <text:p>0.04703005</text:p>
          </table:table-cell>
          <table:table-cell office:value-type="float" office:value="0.02757061" calcext:value-type="float">
            <text:p>0.02757061</text:p>
          </table:table-cell>
          <table:table-cell office:value-type="float" office:value="0.01947278" calcext:value-type="float">
            <text:p>0.01947278</text:p>
          </table:table-cell>
          <table:table-cell office:value-type="float" office:value="0.01826154" calcext:value-type="float">
            <text:p>0.01826154</text:p>
          </table:table-cell>
          <table:table-cell office:value-type="float" office:value="0.01023126" calcext:value-type="float">
            <text:p>0.01023126</text:p>
          </table:table-cell>
          <table:table-cell office:value-type="float" office:value="0.009765376" calcext:value-type="float">
            <text:p>0.009765376</text:p>
          </table:table-cell>
          <table:table-cell office:value-type="float" office:value="0.02333027" calcext:value-type="float">
            <text:p>0.02333027</text:p>
          </table:table-cell>
          <table:table-cell office:value-type="float" office:value="0.02018609" calcext:value-type="float">
            <text:p>0.02018609</text:p>
          </table:table-cell>
          <table:table-cell office:value-type="float" office:value="0.01931777" calcext:value-type="float">
            <text:p>0.01931777</text:p>
          </table:table-cell>
          <table:table-cell office:value-type="float" office:value="0.01816822" calcext:value-type="float">
            <text:p>0.01816822</text:p>
          </table:table-cell>
          <table:table-cell office:value-type="float" office:value="0.02331052" calcext:value-type="float">
            <text:p>0.02331052</text:p>
          </table:table-cell>
          <table:table-cell office:value-type="float" office:value="0.00500259" calcext:value-type="float">
            <text:p>0.00500259</text:p>
          </table:table-cell>
          <table:table-cell office:value-type="float" office:value="0.004431412" calcext:value-type="float">
            <text:p>0.004431412</text:p>
          </table:table-cell>
          <table:table-cell office:value-type="float" office:value="0" calcext:value-type="float">
            <text:p>0</text:p>
          </table:table-cell>
          <table:table-cell office:value-type="float" office:value="20.69015" calcext:value-type="float">
            <text:p>20.69015</text:p>
          </table:table-cell>
          <table:table-cell office:value-type="float" office:value="32.04131" calcext:value-type="float">
            <text:p>32.04131</text:p>
          </table:table-cell>
          <table:table-cell office:value-type="float" office:value="22.56844" calcext:value-type="float">
            <text:p>22.56844</text:p>
          </table:table-cell>
          <table:table-cell office:value-type="float" office:value="17.64247" calcext:value-type="float">
            <text:p>17.64247</text:p>
          </table:table-cell>
          <table:table-cell office:value-type="float" office:value="13.40903" calcext:value-type="float">
            <text:p>13.40903</text:p>
          </table:table-cell>
          <table:table-cell office:value-type="float" office:value="4.463204" calcext:value-type="float">
            <text:p>4.463204</text:p>
          </table:table-cell>
          <table:table-cell office:value-type="float" office:value="1.678892" calcext:value-type="float">
            <text:p>1.678892</text:p>
          </table:table-cell>
          <table:table-cell office:value-type="float" office:value="1.757255" calcext:value-type="float">
            <text:p>1.757255</text:p>
          </table:table-cell>
          <table:table-cell office:value-type="float" office:value="1.473452" calcext:value-type="float">
            <text:p>1.473452</text:p>
          </table:table-cell>
          <table:table-cell office:value-type="float" office:value="0.5896047" calcext:value-type="float">
            <text:p>0.5896047</text:p>
          </table:table-cell>
          <table:table-cell office:value-type="float" office:value="0.2756093" calcext:value-type="float">
            <text:p>0.2756093</text:p>
          </table:table-cell>
          <table:table-cell office:value-type="float" office:value="0.3812897" calcext:value-type="float">
            <text:p>0.3812897</text:p>
          </table:table-cell>
          <table:table-cell office:value-type="float" office:value="0.3231773" calcext:value-type="float">
            <text:p>0.3231773</text:p>
          </table:table-cell>
          <table:table-cell office:value-type="float" office:value="0.3470826" calcext:value-type="float">
            <text:p>0.3470826</text:p>
          </table:table-cell>
          <table:table-cell office:value-type="float" office:value="0" calcext:value-type="float">
            <text:p>0</text:p>
          </table:table-cell>
          <table:table-cell office:value-type="float" office:value="25.81204" calcext:value-type="float">
            <text:p>25.8120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1991" calcext:value-type="float">
            <text:p>25.0199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31.60847" calcext:value-type="float">
            <text:p>31.60847</text:p>
          </table:table-cell>
          <table:table-cell office:value-type="float" office:value="1095.683" calcext:value-type="float">
            <text:p>1095.68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632018" calcext:value-type="float">
            <text:p>0.09632018</text:p>
          </table:table-cell>
          <table:table-cell office:value-type="float" office:value="7.269622" calcext:value-type="float">
            <text:p>7.26962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5926" calcext:value-type="float">
            <text:p>0.00397592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47" calcext:value-type="float">
            <text:p>2.666747</text:p>
          </table:table-cell>
          <table:table-cell office:value-type="float" office:value="-0.5023587" calcext:value-type="float">
            <text:p>-0.5023587</text:p>
          </table:table-cell>
          <table:table-cell office:value-type="float" office:value="-0.1677737" calcext:value-type="float">
            <text:p>-0.1677737</text:p>
          </table:table-cell>
          <table:table-cell office:value-type="float" office:value="0.001520013" calcext:value-type="float">
            <text:p>0.001520013</text:p>
          </table:table-cell>
          <table:table-cell office:value-type="float" office:value="13.24874" calcext:value-type="float">
            <text:p>13.24874</text:p>
          </table:table-cell>
          <table:table-cell office:value-type="float" office:value="0.04896524" calcext:value-type="float">
            <text:p>0.04896524</text:p>
          </table:table-cell>
          <table:table-cell office:value-type="float" office:value="0.04016618" calcext:value-type="float">
            <text:p>0.04016618</text:p>
          </table:table-cell>
          <table:table-cell office:value-type="float" office:value="0.02906742" calcext:value-type="float">
            <text:p>0.02906742</text:p>
          </table:table-cell>
          <table:table-cell office:value-type="float" office:value="0.01967166" calcext:value-type="float">
            <text:p>0.01967166</text:p>
          </table:table-cell>
          <table:table-cell office:value-type="float" office:value="0.01840039" calcext:value-type="float">
            <text:p>0.01840039</text:p>
          </table:table-cell>
          <table:table-cell office:value-type="float" office:value="0.01021249" calcext:value-type="float">
            <text:p>0.01021249</text:p>
          </table:table-cell>
          <table:table-cell office:value-type="float" office:value="0.009889709" calcext:value-type="float">
            <text:p>0.009889709</text:p>
          </table:table-cell>
          <table:table-cell office:value-type="float" office:value="0.02334841" calcext:value-type="float">
            <text:p>0.02334841</text:p>
          </table:table-cell>
          <table:table-cell office:value-type="float" office:value="0.02021551" calcext:value-type="float">
            <text:p>0.02021551</text:p>
          </table:table-cell>
          <table:table-cell office:value-type="float" office:value="0.01934632" calcext:value-type="float">
            <text:p>0.01934632</text:p>
          </table:table-cell>
          <table:table-cell office:value-type="float" office:value="0.0181971" calcext:value-type="float">
            <text:p>0.0181971</text:p>
          </table:table-cell>
          <table:table-cell office:value-type="float" office:value="0.02334082" calcext:value-type="float">
            <text:p>0.02334082</text:p>
          </table:table-cell>
          <table:table-cell office:value-type="float" office:value="0.004999523" calcext:value-type="float">
            <text:p>0.004999523</text:p>
          </table:table-cell>
          <table:table-cell office:value-type="float" office:value="0.004429665" calcext:value-type="float">
            <text:p>0.004429665</text:p>
          </table:table-cell>
          <table:table-cell office:value-type="float" office:value="0" calcext:value-type="float">
            <text:p>0</text:p>
          </table:table-cell>
          <table:table-cell office:value-type="float" office:value="17.21505" calcext:value-type="float">
            <text:p>17.21505</text:p>
          </table:table-cell>
          <table:table-cell office:value-type="float" office:value="23.95919" calcext:value-type="float">
            <text:p>23.95919</text:p>
          </table:table-cell>
          <table:table-cell office:value-type="float" office:value="23.2728" calcext:value-type="float">
            <text:p>23.2728</text:p>
          </table:table-cell>
          <table:table-cell office:value-type="float" office:value="17.65651" calcext:value-type="float">
            <text:p>17.65651</text:p>
          </table:table-cell>
          <table:table-cell office:value-type="float" office:value="13.36924" calcext:value-type="float">
            <text:p>13.36924</text:p>
          </table:table-cell>
          <table:table-cell office:value-type="float" office:value="4.474945" calcext:value-type="float">
            <text:p>4.474945</text:p>
          </table:table-cell>
          <table:table-cell office:value-type="float" office:value="1.65836" calcext:value-type="float">
            <text:p>1.65836</text:p>
          </table:table-cell>
          <table:table-cell office:value-type="float" office:value="1.770043" calcext:value-type="float">
            <text:p>1.770043</text:p>
          </table:table-cell>
          <table:table-cell office:value-type="float" office:value="1.477192" calcext:value-type="float">
            <text:p>1.477192</text:p>
          </table:table-cell>
          <table:table-cell office:value-type="float" office:value="0.5921542" calcext:value-type="float">
            <text:p>0.5921542</text:p>
          </table:table-cell>
          <table:table-cell office:value-type="float" office:value="0.2772245" calcext:value-type="float">
            <text:p>0.2772245</text:p>
          </table:table-cell>
          <table:table-cell office:value-type="float" office:value="0.3827834" calcext:value-type="float">
            <text:p>0.3827834</text:p>
          </table:table-cell>
          <table:table-cell office:value-type="float" office:value="0.3228816" calcext:value-type="float">
            <text:p>0.3228816</text:p>
          </table:table-cell>
          <table:table-cell office:value-type="float" office:value="0.3470871" calcext:value-type="float">
            <text:p>0.3470871</text:p>
          </table:table-cell>
          <table:table-cell office:value-type="float" office:value="0" calcext:value-type="float">
            <text:p>0</text:p>
          </table:table-cell>
          <table:table-cell office:value-type="float" office:value="25.9314" calcext:value-type="float">
            <text:p>25.931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2264" calcext:value-type="float">
            <text:p>25.0226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31.60755" calcext:value-type="float">
            <text:p>31.60755</text:p>
          </table:table-cell>
          <table:table-cell office:value-type="float" office:value="1095.674" calcext:value-type="float">
            <text:p>1095.67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679751" calcext:value-type="float">
            <text:p>0.09679751</text:p>
          </table:table-cell>
          <table:table-cell office:value-type="float" office:value="7.274908" calcext:value-type="float">
            <text:p>7.27490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1" calcext:value-type="float">
            <text:p>0.0039760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65" calcext:value-type="float">
            <text:p>2.666765</text:p>
          </table:table-cell>
          <table:table-cell office:value-type="float" office:value="-0.5023488" calcext:value-type="float">
            <text:p>-0.5023488</text:p>
          </table:table-cell>
          <table:table-cell office:value-type="float" office:value="-0.167747" calcext:value-type="float">
            <text:p>-0.167747</text:p>
          </table:table-cell>
          <table:table-cell office:value-type="float" office:value="0.001575382" calcext:value-type="float">
            <text:p>0.001575382</text:p>
          </table:table-cell>
          <table:table-cell office:value-type="float" office:value="13.25632" calcext:value-type="float">
            <text:p>13.25632</text:p>
          </table:table-cell>
          <table:table-cell office:value-type="float" office:value="0.05093651" calcext:value-type="float">
            <text:p>0.05093651</text:p>
          </table:table-cell>
          <table:table-cell office:value-type="float" office:value="0.04205196" calcext:value-type="float">
            <text:p>0.04205196</text:p>
          </table:table-cell>
          <table:table-cell office:value-type="float" office:value="0.03154264" calcext:value-type="float">
            <text:p>0.03154264</text:p>
          </table:table-cell>
          <table:table-cell office:value-type="float" office:value="0.02041438" calcext:value-type="float">
            <text:p>0.02041438</text:p>
          </table:table-cell>
          <table:table-cell office:value-type="float" office:value="0.01900781" calcext:value-type="float">
            <text:p>0.01900781</text:p>
          </table:table-cell>
          <table:table-cell office:value-type="float" office:value="0.01043606" calcext:value-type="float">
            <text:p>0.01043606</text:p>
          </table:table-cell>
          <table:table-cell office:value-type="float" office:value="0.01022246" calcext:value-type="float">
            <text:p>0.01022246</text:p>
          </table:table-cell>
          <table:table-cell office:value-type="float" office:value="0.02341255" calcext:value-type="float">
            <text:p>0.02341255</text:p>
          </table:table-cell>
          <table:table-cell office:value-type="float" office:value="0.02024426" calcext:value-type="float">
            <text:p>0.02024426</text:p>
          </table:table-cell>
          <table:table-cell office:value-type="float" office:value="0.01937356" calcext:value-type="float">
            <text:p>0.01937356</text:p>
          </table:table-cell>
          <table:table-cell office:value-type="float" office:value="0.01822573" calcext:value-type="float">
            <text:p>0.01822573</text:p>
          </table:table-cell>
          <table:table-cell office:value-type="float" office:value="0.0233708" calcext:value-type="float">
            <text:p>0.0233708</text:p>
          </table:table-cell>
          <table:table-cell office:value-type="float" office:value="0.004996502" calcext:value-type="float">
            <text:p>0.004996502</text:p>
          </table:table-cell>
          <table:table-cell office:value-type="float" office:value="0.004427915" calcext:value-type="float">
            <text:p>0.004427915</text:p>
          </table:table-cell>
          <table:table-cell office:value-type="float" office:value="0" calcext:value-type="float">
            <text:p>0</text:p>
          </table:table-cell>
          <table:table-cell office:value-type="float" office:value="17.13114" calcext:value-type="float">
            <text:p>17.13114</text:p>
          </table:table-cell>
          <table:table-cell office:value-type="float" office:value="21.87686" calcext:value-type="float">
            <text:p>21.87686</text:p>
          </table:table-cell>
          <table:table-cell office:value-type="float" office:value="23.67587" calcext:value-type="float">
            <text:p>23.67587</text:p>
          </table:table-cell>
          <table:table-cell office:value-type="float" office:value="17.80873" calcext:value-type="float">
            <text:p>17.80873</text:p>
          </table:table-cell>
          <table:table-cell office:value-type="float" office:value="13.38032" calcext:value-type="float">
            <text:p>13.38032</text:p>
          </table:table-cell>
          <table:table-cell office:value-type="float" office:value="4.484837" calcext:value-type="float">
            <text:p>4.484837</text:p>
          </table:table-cell>
          <table:table-cell office:value-type="float" office:value="1.626136" calcext:value-type="float">
            <text:p>1.626136</text:p>
          </table:table-cell>
          <table:table-cell office:value-type="float" office:value="1.785082" calcext:value-type="float">
            <text:p>1.785082</text:p>
          </table:table-cell>
          <table:table-cell office:value-type="float" office:value="1.48098" calcext:value-type="float">
            <text:p>1.48098</text:p>
          </table:table-cell>
          <table:table-cell office:value-type="float" office:value="0.5946821" calcext:value-type="float">
            <text:p>0.5946821</text:p>
          </table:table-cell>
          <table:table-cell office:value-type="float" office:value="0.2788197" calcext:value-type="float">
            <text:p>0.2788197</text:p>
          </table:table-cell>
          <table:table-cell office:value-type="float" office:value="0.3842505" calcext:value-type="float">
            <text:p>0.3842505</text:p>
          </table:table-cell>
          <table:table-cell office:value-type="float" office:value="0.3225959" calcext:value-type="float">
            <text:p>0.3225959</text:p>
          </table:table-cell>
          <table:table-cell office:value-type="float" office:value="0.3470916" calcext:value-type="float">
            <text:p>0.3470916</text:p>
          </table:table-cell>
          <table:table-cell office:value-type="float" office:value="0" calcext:value-type="float">
            <text:p>0</text:p>
          </table:table-cell>
          <table:table-cell office:value-type="float" office:value="25.9753" calcext:value-type="float">
            <text:p>25.975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2781" calcext:value-type="float">
            <text:p>25.0278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31.60625" calcext:value-type="float">
            <text:p>31.60625</text:p>
          </table:table-cell>
          <table:table-cell office:value-type="float" office:value="1095.665" calcext:value-type="float">
            <text:p>1095.66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749862" calcext:value-type="float">
            <text:p>0.09749862</text:p>
          </table:table-cell>
          <table:table-cell office:value-type="float" office:value="7.280159" calcext:value-type="float">
            <text:p>7.28015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41" calcext:value-type="float">
            <text:p>0.00397604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8" calcext:value-type="float">
            <text:p>2.66678</text:p>
          </table:table-cell>
          <table:table-cell office:value-type="float" office:value="-0.5023416" calcext:value-type="float">
            <text:p>-0.5023416</text:p>
          </table:table-cell>
          <table:table-cell office:value-type="float" office:value="-0.1677174" calcext:value-type="float">
            <text:p>-0.1677174</text:p>
          </table:table-cell>
          <table:table-cell office:value-type="float" office:value="0.001610891" calcext:value-type="float">
            <text:p>0.001610891</text:p>
          </table:table-cell>
          <table:table-cell office:value-type="float" office:value="13.25985" calcext:value-type="float">
            <text:p>13.25985</text:p>
          </table:table-cell>
          <table:table-cell office:value-type="float" office:value="0.05462195" calcext:value-type="float">
            <text:p>0.05462195</text:p>
          </table:table-cell>
          <table:table-cell office:value-type="float" office:value="0.04649797" calcext:value-type="float">
            <text:p>0.04649797</text:p>
          </table:table-cell>
          <table:table-cell office:value-type="float" office:value="0.03522504" calcext:value-type="float">
            <text:p>0.03522504</text:p>
          </table:table-cell>
          <table:table-cell office:value-type="float" office:value="0.02134414" calcext:value-type="float">
            <text:p>0.02134414</text:p>
          </table:table-cell>
          <table:table-cell office:value-type="float" office:value="0.01974383" calcext:value-type="float">
            <text:p>0.01974383</text:p>
          </table:table-cell>
          <table:table-cell office:value-type="float" office:value="0.01071445" calcext:value-type="float">
            <text:p>0.01071445</text:p>
          </table:table-cell>
          <table:table-cell office:value-type="float" office:value="0.01045432" calcext:value-type="float">
            <text:p>0.01045432</text:p>
          </table:table-cell>
          <table:table-cell office:value-type="float" office:value="0.02351113" calcext:value-type="float">
            <text:p>0.02351113</text:p>
          </table:table-cell>
          <table:table-cell office:value-type="float" office:value="0.02027908" calcext:value-type="float">
            <text:p>0.02027908</text:p>
          </table:table-cell>
          <table:table-cell office:value-type="float" office:value="0.01940034" calcext:value-type="float">
            <text:p>0.01940034</text:p>
          </table:table-cell>
          <table:table-cell office:value-type="float" office:value="0.01825392" calcext:value-type="float">
            <text:p>0.01825392</text:p>
          </table:table-cell>
          <table:table-cell office:value-type="float" office:value="0.0234004" calcext:value-type="float">
            <text:p>0.0234004</text:p>
          </table:table-cell>
          <table:table-cell office:value-type="float" office:value="0.004993515" calcext:value-type="float">
            <text:p>0.004993515</text:p>
          </table:table-cell>
          <table:table-cell office:value-type="float" office:value="0.004426205" calcext:value-type="float">
            <text:p>0.004426205</text:p>
          </table:table-cell>
          <table:table-cell office:value-type="float" office:value="0" calcext:value-type="float">
            <text:p>0</text:p>
          </table:table-cell>
          <table:table-cell office:value-type="float" office:value="15.8341" calcext:value-type="float">
            <text:p>15.8341</text:p>
          </table:table-cell>
          <table:table-cell office:value-type="float" office:value="20.68227" calcext:value-type="float">
            <text:p>20.68227</text:p>
          </table:table-cell>
          <table:table-cell office:value-type="float" office:value="23.6068" calcext:value-type="float">
            <text:p>23.6068</text:p>
          </table:table-cell>
          <table:table-cell office:value-type="float" office:value="17.96666" calcext:value-type="float">
            <text:p>17.96666</text:p>
          </table:table-cell>
          <table:table-cell office:value-type="float" office:value="13.42816" calcext:value-type="float">
            <text:p>13.42816</text:p>
          </table:table-cell>
          <table:table-cell office:value-type="float" office:value="4.493019" calcext:value-type="float">
            <text:p>4.493019</text:p>
          </table:table-cell>
          <table:table-cell office:value-type="float" office:value="1.592369" calcext:value-type="float">
            <text:p>1.592369</text:p>
          </table:table-cell>
          <table:table-cell office:value-type="float" office:value="1.799985" calcext:value-type="float">
            <text:p>1.799985</text:p>
          </table:table-cell>
          <table:table-cell office:value-type="float" office:value="1.484735" calcext:value-type="float">
            <text:p>1.484735</text:p>
          </table:table-cell>
          <table:table-cell office:value-type="float" office:value="0.5971813" calcext:value-type="float">
            <text:p>0.5971813</text:p>
          </table:table-cell>
          <table:table-cell office:value-type="float" office:value="0.280385" calcext:value-type="float">
            <text:p>0.280385</text:p>
          </table:table-cell>
          <table:table-cell office:value-type="float" office:value="0.3856933" calcext:value-type="float">
            <text:p>0.3856933</text:p>
          </table:table-cell>
          <table:table-cell office:value-type="float" office:value="0.3223194" calcext:value-type="float">
            <text:p>0.3223194</text:p>
          </table:table-cell>
          <table:table-cell office:value-type="float" office:value="0.3470974" calcext:value-type="float">
            <text:p>0.3470974</text:p>
          </table:table-cell>
          <table:table-cell office:value-type="float" office:value="0" calcext:value-type="float">
            <text:p>0</text:p>
          </table:table-cell>
          <table:table-cell office:value-type="float" office:value="26.03255" calcext:value-type="float">
            <text:p>26.0325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3272" calcext:value-type="float">
            <text:p>25.0327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31.60454" calcext:value-type="float">
            <text:p>31.60454</text:p>
          </table:table-cell>
          <table:table-cell office:value-type="float" office:value="1095.658" calcext:value-type="float">
            <text:p>1095.65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818638" calcext:value-type="float">
            <text:p>0.09818638</text:p>
          </table:table-cell>
          <table:table-cell office:value-type="float" office:value="7.285552" calcext:value-type="float">
            <text:p>7.28555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61" calcext:value-type="float">
            <text:p>0.00397606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88" calcext:value-type="float">
            <text:p>2.666788</text:p>
          </table:table-cell>
          <table:table-cell office:value-type="float" office:value="-0.5023373" calcext:value-type="float">
            <text:p>-0.5023373</text:p>
          </table:table-cell>
          <table:table-cell office:value-type="float" office:value="-0.1676869" calcext:value-type="float">
            <text:p>-0.1676869</text:p>
          </table:table-cell>
          <table:table-cell office:value-type="float" office:value="0.001633358" calcext:value-type="float">
            <text:p>0.001633358</text:p>
          </table:table-cell>
          <table:table-cell office:value-type="float" office:value="13.26129" calcext:value-type="float">
            <text:p>13.26129</text:p>
          </table:table-cell>
          <table:table-cell office:value-type="float" office:value="0.05996887" calcext:value-type="float">
            <text:p>0.05996887</text:p>
          </table:table-cell>
          <table:table-cell office:value-type="float" office:value="0.05076522" calcext:value-type="float">
            <text:p>0.05076522</text:p>
          </table:table-cell>
          <table:table-cell office:value-type="float" office:value="0.03853366" calcext:value-type="float">
            <text:p>0.03853366</text:p>
          </table:table-cell>
          <table:table-cell office:value-type="float" office:value="0.02227486" calcext:value-type="float">
            <text:p>0.02227486</text:p>
          </table:table-cell>
          <table:table-cell office:value-type="float" office:value="0.02048747" calcext:value-type="float">
            <text:p>0.02048747</text:p>
          </table:table-cell>
          <table:table-cell office:value-type="float" office:value="0.0110249" calcext:value-type="float">
            <text:p>0.0110249</text:p>
          </table:table-cell>
          <table:table-cell office:value-type="float" office:value="0.01064994" calcext:value-type="float">
            <text:p>0.01064994</text:p>
          </table:table-cell>
          <table:table-cell office:value-type="float" office:value="0.02363508" calcext:value-type="float">
            <text:p>0.02363508</text:p>
          </table:table-cell>
          <table:table-cell office:value-type="float" office:value="0.02032215" calcext:value-type="float">
            <text:p>0.02032215</text:p>
          </table:table-cell>
          <table:table-cell office:value-type="float" office:value="0.01942809" calcext:value-type="float">
            <text:p>0.01942809</text:p>
          </table:table-cell>
          <table:table-cell office:value-type="float" office:value="0.01828092" calcext:value-type="float">
            <text:p>0.01828092</text:p>
          </table:table-cell>
          <table:table-cell office:value-type="float" office:value="0.02342954" calcext:value-type="float">
            <text:p>0.02342954</text:p>
          </table:table-cell>
          <table:table-cell office:value-type="float" office:value="0.004990413" calcext:value-type="float">
            <text:p>0.004990413</text:p>
          </table:table-cell>
          <table:table-cell office:value-type="float" office:value="0.004424119" calcext:value-type="float">
            <text:p>0.004424119</text:p>
          </table:table-cell>
          <table:table-cell office:value-type="float" office:value="0" calcext:value-type="float">
            <text:p>0</text:p>
          </table:table-cell>
          <table:table-cell office:value-type="float" office:value="18.19215" calcext:value-type="float">
            <text:p>18.19215</text:p>
          </table:table-cell>
          <table:table-cell office:value-type="float" office:value="20.07123" calcext:value-type="float">
            <text:p>20.07123</text:p>
          </table:table-cell>
          <table:table-cell office:value-type="float" office:value="23.21145" calcext:value-type="float">
            <text:p>23.21145</text:p>
          </table:table-cell>
          <table:table-cell office:value-type="float" office:value="18.05496" calcext:value-type="float">
            <text:p>18.05496</text:p>
          </table:table-cell>
          <table:table-cell office:value-type="float" office:value="13.48785" calcext:value-type="float">
            <text:p>13.48785</text:p>
          </table:table-cell>
          <table:table-cell office:value-type="float" office:value="4.501217" calcext:value-type="float">
            <text:p>4.501217</text:p>
          </table:table-cell>
          <table:table-cell office:value-type="float" office:value="1.560521" calcext:value-type="float">
            <text:p>1.560521</text:p>
          </table:table-cell>
          <table:table-cell office:value-type="float" office:value="1.813067" calcext:value-type="float">
            <text:p>1.813067</text:p>
          </table:table-cell>
          <table:table-cell office:value-type="float" office:value="1.488427" calcext:value-type="float">
            <text:p>1.488427</text:p>
          </table:table-cell>
          <table:table-cell office:value-type="float" office:value="0.5996638" calcext:value-type="float">
            <text:p>0.5996638</text:p>
          </table:table-cell>
          <table:table-cell office:value-type="float" office:value="0.2818735" calcext:value-type="float">
            <text:p>0.2818735</text:p>
          </table:table-cell>
          <table:table-cell office:value-type="float" office:value="0.3871057" calcext:value-type="float">
            <text:p>0.3871057</text:p>
          </table:table-cell>
          <table:table-cell office:value-type="float" office:value="0.3220069" calcext:value-type="float">
            <text:p>0.3220069</text:p>
          </table:table-cell>
          <table:table-cell office:value-type="float" office:value="0.3471076" calcext:value-type="float">
            <text:p>0.3471076</text:p>
          </table:table-cell>
          <table:table-cell office:value-type="float" office:value="0" calcext:value-type="float">
            <text:p>0</text:p>
          </table:table-cell>
          <table:table-cell office:value-type="float" office:value="26.07591" calcext:value-type="float">
            <text:p>26.0759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3765" calcext:value-type="float">
            <text:p>25.0376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31.60263" calcext:value-type="float">
            <text:p>31.60263</text:p>
          </table:table-cell>
          <table:table-cell office:value-type="float" office:value="1095.65" calcext:value-type="float">
            <text:p>1095.6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882443" calcext:value-type="float">
            <text:p>0.09882443</text:p>
          </table:table-cell>
          <table:table-cell office:value-type="float" office:value="7.290946" calcext:value-type="float">
            <text:p>7.29094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63" calcext:value-type="float">
            <text:p>0.003976063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88" calcext:value-type="float">
            <text:p>2.666788</text:p>
          </table:table-cell>
          <table:table-cell office:value-type="float" office:value="-0.5023283" calcext:value-type="float">
            <text:p>-0.5023283</text:p>
          </table:table-cell>
          <table:table-cell office:value-type="float" office:value="-0.1676569" calcext:value-type="float">
            <text:p>-0.1676569</text:p>
          </table:table-cell>
          <table:table-cell office:value-type="float" office:value="0.001651333" calcext:value-type="float">
            <text:p>0.001651333</text:p>
          </table:table-cell>
          <table:table-cell office:value-type="float" office:value="13.26174" calcext:value-type="float">
            <text:p>13.26174</text:p>
          </table:table-cell>
          <table:table-cell office:value-type="float" office:value="0.06383552" calcext:value-type="float">
            <text:p>0.06383552</text:p>
          </table:table-cell>
          <table:table-cell office:value-type="float" office:value="0.05458261" calcext:value-type="float">
            <text:p>0.05458261</text:p>
          </table:table-cell>
          <table:table-cell office:value-type="float" office:value="0.04135365" calcext:value-type="float">
            <text:p>0.04135365</text:p>
          </table:table-cell>
          <table:table-cell office:value-type="float" office:value="0.02307153" calcext:value-type="float">
            <text:p>0.02307153</text:p>
          </table:table-cell>
          <table:table-cell office:value-type="float" office:value="0.02116481" calcext:value-type="float">
            <text:p>0.02116481</text:p>
          </table:table-cell>
          <table:table-cell office:value-type="float" office:value="0.01132211" calcext:value-type="float">
            <text:p>0.01132211</text:p>
          </table:table-cell>
          <table:table-cell office:value-type="float" office:value="0.01080345" calcext:value-type="float">
            <text:p>0.01080345</text:p>
          </table:table-cell>
          <table:table-cell office:value-type="float" office:value="0.02377638" calcext:value-type="float">
            <text:p>0.02377638</text:p>
          </table:table-cell>
          <table:table-cell office:value-type="float" office:value="0.020373" calcext:value-type="float">
            <text:p>0.020373</text:p>
          </table:table-cell>
          <table:table-cell office:value-type="float" office:value="0.01945697" calcext:value-type="float">
            <text:p>0.01945697</text:p>
          </table:table-cell>
          <table:table-cell office:value-type="float" office:value="0.01830791" calcext:value-type="float">
            <text:p>0.01830791</text:p>
          </table:table-cell>
          <table:table-cell office:value-type="float" office:value="0.02345828" calcext:value-type="float">
            <text:p>0.02345828</text:p>
          </table:table-cell>
          <table:table-cell office:value-type="float" office:value="0.004987374" calcext:value-type="float">
            <text:p>0.004987374</text:p>
          </table:table-cell>
          <table:table-cell office:value-type="float" office:value="0.004421993" calcext:value-type="float">
            <text:p>0.004421993</text:p>
          </table:table-cell>
          <table:table-cell office:value-type="float" office:value="0" calcext:value-type="float">
            <text:p>0</text:p>
          </table:table-cell>
          <table:table-cell office:value-type="float" office:value="17.84495" calcext:value-type="float">
            <text:p>17.84495</text:p>
          </table:table-cell>
          <table:table-cell office:value-type="float" office:value="19.55361" calcext:value-type="float">
            <text:p>19.55361</text:p>
          </table:table-cell>
          <table:table-cell office:value-type="float" office:value="22.85109" calcext:value-type="float">
            <text:p>22.85109</text:p>
          </table:table-cell>
          <table:table-cell office:value-type="float" office:value="18.07114" calcext:value-type="float">
            <text:p>18.07114</text:p>
          </table:table-cell>
          <table:table-cell office:value-type="float" office:value="13.53164" calcext:value-type="float">
            <text:p>13.53164</text:p>
          </table:table-cell>
          <table:table-cell office:value-type="float" office:value="4.508561" calcext:value-type="float">
            <text:p>4.508561</text:p>
          </table:table-cell>
          <table:table-cell office:value-type="float" office:value="1.527718" calcext:value-type="float">
            <text:p>1.527718</text:p>
          </table:table-cell>
          <table:table-cell office:value-type="float" office:value="1.825843" calcext:value-type="float">
            <text:p>1.825843</text:p>
          </table:table-cell>
          <table:table-cell office:value-type="float" office:value="1.491997" calcext:value-type="float">
            <text:p>1.491997</text:p>
          </table:table-cell>
          <table:table-cell office:value-type="float" office:value="0.602085" calcext:value-type="float">
            <text:p>0.602085</text:p>
          </table:table-cell>
          <table:table-cell office:value-type="float" office:value="0.2833554" calcext:value-type="float">
            <text:p>0.2833554</text:p>
          </table:table-cell>
          <table:table-cell office:value-type="float" office:value="0.3884866" calcext:value-type="float">
            <text:p>0.3884866</text:p>
          </table:table-cell>
          <table:table-cell office:value-type="float" office:value="0.3217026" calcext:value-type="float">
            <text:p>0.3217026</text:p>
          </table:table-cell>
          <table:table-cell office:value-type="float" office:value="0.3471164" calcext:value-type="float">
            <text:p>0.3471164</text:p>
          </table:table-cell>
          <table:table-cell office:value-type="float" office:value="0" calcext:value-type="float">
            <text:p>0</text:p>
          </table:table-cell>
          <table:table-cell office:value-type="float" office:value="26.12896" calcext:value-type="float">
            <text:p>26.1289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4229" calcext:value-type="float">
            <text:p>25.0422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31.60069" calcext:value-type="float">
            <text:p>31.60069</text:p>
          </table:table-cell>
          <table:table-cell office:value-type="float" office:value="1095.643" calcext:value-type="float">
            <text:p>1095.64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09947109" calcext:value-type="float">
            <text:p>0.09947109</text:p>
          </table:table-cell>
          <table:table-cell office:value-type="float" office:value="7.296201" calcext:value-type="float">
            <text:p>7.29620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" calcext:value-type="float">
            <text:p>0.0039760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788" calcext:value-type="float">
            <text:p>2.666788</text:p>
          </table:table-cell>
          <table:table-cell office:value-type="float" office:value="-0.5023229" calcext:value-type="float">
            <text:p>-0.5023229</text:p>
          </table:table-cell>
          <table:table-cell office:value-type="float" office:value="-0.1676261" calcext:value-type="float">
            <text:p>-0.1676261</text:p>
          </table:table-cell>
          <table:table-cell office:value-type="float" office:value="0.001666105" calcext:value-type="float">
            <text:p>0.001666105</text:p>
          </table:table-cell>
          <table:table-cell office:value-type="float" office:value="13.26138" calcext:value-type="float">
            <text:p>13.26138</text:p>
          </table:table-cell>
          <table:table-cell office:value-type="float" office:value="0.06883155" calcext:value-type="float">
            <text:p>0.06883155</text:p>
          </table:table-cell>
          <table:table-cell office:value-type="float" office:value="0.05879268" calcext:value-type="float">
            <text:p>0.05879268</text:p>
          </table:table-cell>
          <table:table-cell office:value-type="float" office:value="0.04409469" calcext:value-type="float">
            <text:p>0.04409469</text:p>
          </table:table-cell>
          <table:table-cell office:value-type="float" office:value="0.0238236" calcext:value-type="float">
            <text:p>0.0238236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1160808" calcext:value-type="float">
            <text:p>0.01160808</text:p>
          </table:table-cell>
          <table:table-cell office:value-type="float" office:value="0.01095756" calcext:value-type="float">
            <text:p>0.01095756</text:p>
          </table:table-cell>
          <table:table-cell office:value-type="float" office:value="0.02392227" calcext:value-type="float">
            <text:p>0.02392227</text:p>
          </table:table-cell>
          <table:table-cell office:value-type="float" office:value="0.02042988" calcext:value-type="float">
            <text:p>0.02042988</text:p>
          </table:table-cell>
          <table:table-cell office:value-type="float" office:value="0.01948733" calcext:value-type="float">
            <text:p>0.01948733</text:p>
          </table:table-cell>
          <table:table-cell office:value-type="float" office:value="0.0183349" calcext:value-type="float">
            <text:p>0.0183349</text:p>
          </table:table-cell>
          <table:table-cell office:value-type="float" office:value="0.02348671" calcext:value-type="float">
            <text:p>0.02348671</text:p>
          </table:table-cell>
          <table:table-cell office:value-type="float" office:value="0.004984363" calcext:value-type="float">
            <text:p>0.004984363</text:p>
          </table:table-cell>
          <table:table-cell office:value-type="float" office:value="0.004419457" calcext:value-type="float">
            <text:p>0.004419457</text:p>
          </table:table-cell>
          <table:table-cell office:value-type="float" office:value="0" calcext:value-type="float">
            <text:p>0</text:p>
          </table:table-cell>
          <table:table-cell office:value-type="float" office:value="18.46036" calcext:value-type="float">
            <text:p>18.46036</text:p>
          </table:table-cell>
          <table:table-cell office:value-type="float" office:value="19.24394" calcext:value-type="float">
            <text:p>19.24394</text:p>
          </table:table-cell>
          <table:table-cell office:value-type="float" office:value="22.59376" calcext:value-type="float">
            <text:p>22.59376</text:p>
          </table:table-cell>
          <table:table-cell office:value-type="float" office:value="18.04989" calcext:value-type="float">
            <text:p>18.04989</text:p>
          </table:table-cell>
          <table:table-cell office:value-type="float" office:value="13.55254" calcext:value-type="float">
            <text:p>13.55254</text:p>
          </table:table-cell>
          <table:table-cell office:value-type="float" office:value="4.514381" calcext:value-type="float">
            <text:p>4.514381</text:p>
          </table:table-cell>
          <table:table-cell office:value-type="float" office:value="1.50319" calcext:value-type="float">
            <text:p>1.50319</text:p>
          </table:table-cell>
          <table:table-cell office:value-type="float" office:value="1.836194" calcext:value-type="float">
            <text:p>1.836194</text:p>
          </table:table-cell>
          <table:table-cell office:value-type="float" office:value="1.49546" calcext:value-type="float">
            <text:p>1.49546</text:p>
          </table:table-cell>
          <table:table-cell office:value-type="float" office:value="0.6044323" calcext:value-type="float">
            <text:p>0.6044323</text:p>
          </table:table-cell>
          <table:table-cell office:value-type="float" office:value="0.284826" calcext:value-type="float">
            <text:p>0.284826</text:p>
          </table:table-cell>
          <table:table-cell office:value-type="float" office:value="0.389837" calcext:value-type="float">
            <text:p>0.389837</text:p>
          </table:table-cell>
          <table:table-cell office:value-type="float" office:value="0.3214003" calcext:value-type="float">
            <text:p>0.3214003</text:p>
          </table:table-cell>
          <table:table-cell office:value-type="float" office:value="0.3470978" calcext:value-type="float">
            <text:p>0.3470978</text:p>
          </table:table-cell>
          <table:table-cell office:value-type="float" office:value="0" calcext:value-type="float">
            <text:p>0</text:p>
          </table:table-cell>
          <table:table-cell office:value-type="float" office:value="26.16987" calcext:value-type="float">
            <text:p>26.1698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4666" calcext:value-type="float">
            <text:p>25.04666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31.59876" calcext:value-type="float">
            <text:p>31.59876</text:p>
          </table:table-cell>
          <table:table-cell office:value-type="float" office:value="1095.637" calcext:value-type="float">
            <text:p>1095.63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01616" calcext:value-type="float">
            <text:p>0.1001616</text:p>
          </table:table-cell>
          <table:table-cell office:value-type="float" office:value="7.301689" calcext:value-type="float">
            <text:p>7.30168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634" calcext:value-type="float">
            <text:p>2.66634</text:p>
          </table:table-cell>
          <table:table-cell office:value-type="float" office:value="-0.5023231" calcext:value-type="float">
            <text:p>-0.5023231</text:p>
          </table:table-cell>
          <table:table-cell office:value-type="float" office:value="-0.1675943" calcext:value-type="float">
            <text:p>-0.1675943</text:p>
          </table:table-cell>
          <table:table-cell office:value-type="float" office:value="0.001676256" calcext:value-type="float">
            <text:p>0.001676256</text:p>
          </table:table-cell>
          <table:table-cell office:value-type="float" office:value="13.26033" calcext:value-type="float">
            <text:p>13.26033</text:p>
          </table:table-cell>
          <table:table-cell office:value-type="float" office:value="0.0744411" calcext:value-type="float">
            <text:p>0.0744411</text:p>
          </table:table-cell>
          <table:table-cell office:value-type="float" office:value="0.06404371" calcext:value-type="float">
            <text:p>0.06404371</text:p>
          </table:table-cell>
          <table:table-cell office:value-type="float" office:value="0.04689192" calcext:value-type="float">
            <text:p>0.04689192</text:p>
          </table:table-cell>
          <table:table-cell office:value-type="float" office:value="0.02456668" calcext:value-type="float">
            <text:p>0.02456668</text:p>
          </table:table-cell>
          <table:table-cell office:value-type="float" office:value="0.02249303" calcext:value-type="float">
            <text:p>0.02249303</text:p>
          </table:table-cell>
          <table:table-cell office:value-type="float" office:value="0.01190266" calcext:value-type="float">
            <text:p>0.01190266</text:p>
          </table:table-cell>
          <table:table-cell office:value-type="float" office:value="0.011117" calcext:value-type="float">
            <text:p>0.011117</text:p>
          </table:table-cell>
          <table:table-cell office:value-type="float" office:value="0.02407458" calcext:value-type="float">
            <text:p>0.02407458</text:p>
          </table:table-cell>
          <table:table-cell office:value-type="float" office:value="0.02049139" calcext:value-type="float">
            <text:p>0.02049139</text:p>
          </table:table-cell>
          <table:table-cell office:value-type="float" office:value="0.01951918" calcext:value-type="float">
            <text:p>0.01951918</text:p>
          </table:table-cell>
          <table:table-cell office:value-type="float" office:value="0.01836208" calcext:value-type="float">
            <text:p>0.01836208</text:p>
          </table:table-cell>
          <table:table-cell office:value-type="float" office:value="0.02351535" calcext:value-type="float">
            <text:p>0.02351535</text:p>
          </table:table-cell>
          <table:table-cell office:value-type="float" office:value="0.004998081" calcext:value-type="float">
            <text:p>0.004998081</text:p>
          </table:table-cell>
          <table:table-cell office:value-type="float" office:value="0.004399552" calcext:value-type="float">
            <text:p>0.004399552</text:p>
          </table:table-cell>
          <table:table-cell office:value-type="float" office:value="0" calcext:value-type="float">
            <text:p>0</text:p>
          </table:table-cell>
          <table:table-cell office:value-type="float" office:value="20.70012" calcext:value-type="float">
            <text:p>20.70012</text:p>
          </table:table-cell>
          <table:table-cell office:value-type="float" office:value="19.10987" calcext:value-type="float">
            <text:p>19.10987</text:p>
          </table:table-cell>
          <table:table-cell office:value-type="float" office:value="22.46146" calcext:value-type="float">
            <text:p>22.46146</text:p>
          </table:table-cell>
          <table:table-cell office:value-type="float" office:value="17.94239" calcext:value-type="float">
            <text:p>17.94239</text:p>
          </table:table-cell>
          <table:table-cell office:value-type="float" office:value="13.55313" calcext:value-type="float">
            <text:p>13.55313</text:p>
          </table:table-cell>
          <table:table-cell office:value-type="float" office:value="4.51872" calcext:value-type="float">
            <text:p>4.51872</text:p>
          </table:table-cell>
          <table:table-cell office:value-type="float" office:value="1.484342" calcext:value-type="float">
            <text:p>1.484342</text:p>
          </table:table-cell>
          <table:table-cell office:value-type="float" office:value="1.844405" calcext:value-type="float">
            <text:p>1.844405</text:p>
          </table:table-cell>
          <table:table-cell office:value-type="float" office:value="1.498801" calcext:value-type="float">
            <text:p>1.498801</text:p>
          </table:table-cell>
          <table:table-cell office:value-type="float" office:value="0.6067063" calcext:value-type="float">
            <text:p>0.6067063</text:p>
          </table:table-cell>
          <table:table-cell office:value-type="float" office:value="0.2862856" calcext:value-type="float">
            <text:p>0.2862856</text:p>
          </table:table-cell>
          <table:table-cell office:value-type="float" office:value="0.3913602" calcext:value-type="float">
            <text:p>0.3913602</text:p>
          </table:table-cell>
          <table:table-cell office:value-type="float" office:value="0.3277923" calcext:value-type="float">
            <text:p>0.3277923</text:p>
          </table:table-cell>
          <table:table-cell office:value-type="float" office:value="0.3409299" calcext:value-type="float">
            <text:p>0.3409299</text:p>
          </table:table-cell>
          <table:table-cell office:value-type="float" office:value="0" calcext:value-type="float">
            <text:p>0</text:p>
          </table:table-cell>
          <table:table-cell office:value-type="float" office:value="26.19932" calcext:value-type="float">
            <text:p>26.1993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5062" calcext:value-type="float">
            <text:p>25.0506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31.59676" calcext:value-type="float">
            <text:p>31.59676</text:p>
          </table:table-cell>
          <table:table-cell office:value-type="float" office:value="1095.631" calcext:value-type="float">
            <text:p>1095.63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7.307497" calcext:value-type="float">
            <text:p>7.30749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5501" calcext:value-type="float">
            <text:p>2.665501</text:p>
          </table:table-cell>
          <table:table-cell office:value-type="float" office:value="-0.5023204" calcext:value-type="float">
            <text:p>-0.5023204</text:p>
          </table:table-cell>
          <table:table-cell office:value-type="float" office:value="-0.1675619" calcext:value-type="float">
            <text:p>-0.1675619</text:p>
          </table:table-cell>
          <table:table-cell office:value-type="float" office:value="0.001683201" calcext:value-type="float">
            <text:p>0.001683201</text:p>
          </table:table-cell>
          <table:table-cell office:value-type="float" office:value="13.25862" calcext:value-type="float">
            <text:p>13.25862</text:p>
          </table:table-cell>
          <table:table-cell office:value-type="float" office:value="0.08062457" calcext:value-type="float">
            <text:p>0.08062457</text:p>
          </table:table-cell>
          <table:table-cell office:value-type="float" office:value="0.068952" calcext:value-type="float">
            <text:p>0.068952</text:p>
          </table:table-cell>
          <table:table-cell office:value-type="float" office:value="0.04978274" calcext:value-type="float">
            <text:p>0.04978274</text:p>
          </table:table-cell>
          <table:table-cell office:value-type="float" office:value="0.0252632" calcext:value-type="float">
            <text:p>0.0252632</text:p>
          </table:table-cell>
          <table:table-cell office:value-type="float" office:value="0.02311955" calcext:value-type="float">
            <text:p>0.02311955</text:p>
          </table:table-cell>
          <table:table-cell office:value-type="float" office:value="0.01218377" calcext:value-type="float">
            <text:p>0.01218377</text:p>
          </table:table-cell>
          <table:table-cell office:value-type="float" office:value="0.01127521" calcext:value-type="float">
            <text:p>0.01127521</text:p>
          </table:table-cell>
          <table:table-cell office:value-type="float" office:value="0.0242325" calcext:value-type="float">
            <text:p>0.0242325</text:p>
          </table:table-cell>
          <table:table-cell office:value-type="float" office:value="0.02055701" calcext:value-type="float">
            <text:p>0.02055701</text:p>
          </table:table-cell>
          <table:table-cell office:value-type="float" office:value="0.01955251" calcext:value-type="float">
            <text:p>0.01955251</text:p>
          </table:table-cell>
          <table:table-cell office:value-type="float" office:value="0.01838966" calcext:value-type="float">
            <text:p>0.01838966</text:p>
          </table:table-cell>
          <table:table-cell office:value-type="float" office:value="0.0235451" calcext:value-type="float">
            <text:p>0.0235451</text:p>
          </table:table-cell>
          <table:table-cell office:value-type="float" office:value="0.004990249" calcext:value-type="float">
            <text:p>0.004990249</text:p>
          </table:table-cell>
          <table:table-cell office:value-type="float" office:value="0.004401519" calcext:value-type="float">
            <text:p>0.004401519</text:p>
          </table:table-cell>
          <table:table-cell office:value-type="float" office:value="0" calcext:value-type="float">
            <text:p>0</text:p>
          </table:table-cell>
          <table:table-cell office:value-type="float" office:value="23.61458" calcext:value-type="float">
            <text:p>23.61458</text:p>
          </table:table-cell>
          <table:table-cell office:value-type="float" office:value="19.01806" calcext:value-type="float">
            <text:p>19.01806</text:p>
          </table:table-cell>
          <table:table-cell office:value-type="float" office:value="22.39298" calcext:value-type="float">
            <text:p>22.39298</text:p>
          </table:table-cell>
          <table:table-cell office:value-type="float" office:value="17.83247" calcext:value-type="float">
            <text:p>17.83247</text:p>
          </table:table-cell>
          <table:table-cell office:value-type="float" office:value="13.51944" calcext:value-type="float">
            <text:p>13.51944</text:p>
          </table:table-cell>
          <table:table-cell office:value-type="float" office:value="4.52106" calcext:value-type="float">
            <text:p>4.52106</text:p>
          </table:table-cell>
          <table:table-cell office:value-type="float" office:value="1.469737" calcext:value-type="float">
            <text:p>1.469737</text:p>
          </table:table-cell>
          <table:table-cell office:value-type="float" office:value="1.851329" calcext:value-type="float">
            <text:p>1.851329</text:p>
          </table:table-cell>
          <table:table-cell office:value-type="float" office:value="1.501999" calcext:value-type="float">
            <text:p>1.501999</text:p>
          </table:table-cell>
          <table:table-cell office:value-type="float" office:value="0.6089065" calcext:value-type="float">
            <text:p>0.6089065</text:p>
          </table:table-cell>
          <table:table-cell office:value-type="float" office:value="0.2877495" calcext:value-type="float">
            <text:p>0.2877495</text:p>
          </table:table-cell>
          <table:table-cell office:value-type="float" office:value="0.3929234" calcext:value-type="float">
            <text:p>0.3929234</text:p>
          </table:table-cell>
          <table:table-cell office:value-type="float" office:value="0.3256332" calcext:value-type="float">
            <text:p>0.3256332</text:p>
          </table:table-cell>
          <table:table-cell office:value-type="float" office:value="0.3439397" calcext:value-type="float">
            <text:p>0.3439397</text:p>
          </table:table-cell>
          <table:table-cell office:value-type="float" office:value="0" calcext:value-type="float">
            <text:p>0</text:p>
          </table:table-cell>
          <table:table-cell office:value-type="float" office:value="26.22207" calcext:value-type="float">
            <text:p>26.2220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5465" calcext:value-type="float">
            <text:p>25.0546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31.59488" calcext:value-type="float">
            <text:p>31.59488</text:p>
          </table:table-cell>
          <table:table-cell office:value-type="float" office:value="1095.625" calcext:value-type="float">
            <text:p>1095.62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15507" calcext:value-type="float">
            <text:p>0.1015507</text:p>
          </table:table-cell>
          <table:table-cell office:value-type="float" office:value="7.31295" calcext:value-type="float">
            <text:p>7.3129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7" calcext:value-type="float">
            <text:p>2.6647</text:p>
          </table:table-cell>
          <table:table-cell office:value-type="float" office:value="-0.5023216" calcext:value-type="float">
            <text:p>-0.5023216</text:p>
          </table:table-cell>
          <table:table-cell office:value-type="float" office:value="-0.1675296" calcext:value-type="float">
            <text:p>-0.1675296</text:p>
          </table:table-cell>
          <table:table-cell office:value-type="float" office:value="0.001687193" calcext:value-type="float">
            <text:p>0.001687193</text:p>
          </table:table-cell>
          <table:table-cell office:value-type="float" office:value="13.25663" calcext:value-type="float">
            <text:p>13.25663</text:p>
          </table:table-cell>
          <table:table-cell office:value-type="float" office:value="0.08495246" calcext:value-type="float">
            <text:p>0.08495246</text:p>
          </table:table-cell>
          <table:table-cell office:value-type="float" office:value="0.07361256" calcext:value-type="float">
            <text:p>0.07361256</text:p>
          </table:table-cell>
          <table:table-cell office:value-type="float" office:value="0.05358052" calcext:value-type="float">
            <text:p>0.05358052</text:p>
          </table:table-cell>
          <table:table-cell office:value-type="float" office:value="0.0259868" calcext:value-type="float">
            <text:p>0.0259868</text:p>
          </table:table-cell>
          <table:table-cell office:value-type="float" office:value="0.02375806" calcext:value-type="float">
            <text:p>0.02375806</text:p>
          </table:table-cell>
          <table:table-cell office:value-type="float" office:value="0.01246408" calcext:value-type="float">
            <text:p>0.01246408</text:p>
          </table:table-cell>
          <table:table-cell office:value-type="float" office:value="0.01144491" calcext:value-type="float">
            <text:p>0.01144491</text:p>
          </table:table-cell>
          <table:table-cell office:value-type="float" office:value="0.02439241" calcext:value-type="float">
            <text:p>0.02439241</text:p>
          </table:table-cell>
          <table:table-cell office:value-type="float" office:value="0.02062586" calcext:value-type="float">
            <text:p>0.02062586</text:p>
          </table:table-cell>
          <table:table-cell office:value-type="float" office:value="0.01958715" calcext:value-type="float">
            <text:p>0.01958715</text:p>
          </table:table-cell>
          <table:table-cell office:value-type="float" office:value="0.01841756" calcext:value-type="float">
            <text:p>0.01841756</text:p>
          </table:table-cell>
          <table:table-cell office:value-type="float" office:value="0.0235753" calcext:value-type="float">
            <text:p>0.0235753</text:p>
          </table:table-cell>
          <table:table-cell office:value-type="float" office:value="0.004983702" calcext:value-type="float">
            <text:p>0.004983702</text:p>
          </table:table-cell>
          <table:table-cell office:value-type="float" office:value="0.004401609" calcext:value-type="float">
            <text:p>0.004401609</text:p>
          </table:table-cell>
          <table:table-cell office:value-type="float" office:value="0" calcext:value-type="float">
            <text:p>0</text:p>
          </table:table-cell>
          <table:table-cell office:value-type="float" office:value="24.00931" calcext:value-type="float">
            <text:p>24.00931</text:p>
          </table:table-cell>
          <table:table-cell office:value-type="float" office:value="18.93675" calcext:value-type="float">
            <text:p>18.93675</text:p>
          </table:table-cell>
          <table:table-cell office:value-type="float" office:value="22.35164" calcext:value-type="float">
            <text:p>22.35164</text:p>
          </table:table-cell>
          <table:table-cell office:value-type="float" office:value="17.76876" calcext:value-type="float">
            <text:p>17.76876</text:p>
          </table:table-cell>
          <table:table-cell office:value-type="float" office:value="13.45052" calcext:value-type="float">
            <text:p>13.45052</text:p>
          </table:table-cell>
          <table:table-cell office:value-type="float" office:value="4.521166" calcext:value-type="float">
            <text:p>4.521166</text:p>
          </table:table-cell>
          <table:table-cell office:value-type="float" office:value="1.460943" calcext:value-type="float">
            <text:p>1.460943</text:p>
          </table:table-cell>
          <table:table-cell office:value-type="float" office:value="1.856748" calcext:value-type="float">
            <text:p>1.856748</text:p>
          </table:table-cell>
          <table:table-cell office:value-type="float" office:value="1.505054" calcext:value-type="float">
            <text:p>1.505054</text:p>
          </table:table-cell>
          <table:table-cell office:value-type="float" office:value="0.6110329" calcext:value-type="float">
            <text:p>0.6110329</text:p>
          </table:table-cell>
          <table:table-cell office:value-type="float" office:value="0.2892064" calcext:value-type="float">
            <text:p>0.2892064</text:p>
          </table:table-cell>
          <table:table-cell office:value-type="float" office:value="0.3943351" calcext:value-type="float">
            <text:p>0.3943351</text:p>
          </table:table-cell>
          <table:table-cell office:value-type="float" office:value="0.3239758" calcext:value-type="float">
            <text:p>0.3239758</text:p>
          </table:table-cell>
          <table:table-cell office:value-type="float" office:value="0.3464591" calcext:value-type="float">
            <text:p>0.3464591</text:p>
          </table:table-cell>
          <table:table-cell office:value-type="float" office:value="0" calcext:value-type="float">
            <text:p>0</text:p>
          </table:table-cell>
          <table:table-cell office:value-type="float" office:value="26.25185" calcext:value-type="float">
            <text:p>26.2518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589" calcext:value-type="float">
            <text:p>25.058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31.59312" calcext:value-type="float">
            <text:p>31.59312</text:p>
          </table:table-cell>
          <table:table-cell office:value-type="float" office:value="1095.619" calcext:value-type="float">
            <text:p>1095.61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22639" calcext:value-type="float">
            <text:p>0.1022639</text:p>
          </table:table-cell>
          <table:table-cell office:value-type="float" office:value="7.317435" calcext:value-type="float">
            <text:p>7.31743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574" calcext:value-type="float">
            <text:p>2.664574</text:p>
          </table:table-cell>
          <table:table-cell office:value-type="float" office:value="-0.5023217" calcext:value-type="float">
            <text:p>-0.5023217</text:p>
          </table:table-cell>
          <table:table-cell office:value-type="float" office:value="-0.1674965" calcext:value-type="float">
            <text:p>-0.1674965</text:p>
          </table:table-cell>
          <table:table-cell office:value-type="float" office:value="0.001687592" calcext:value-type="float">
            <text:p>0.001687592</text:p>
          </table:table-cell>
          <table:table-cell office:value-type="float" office:value="13.25456" calcext:value-type="float">
            <text:p>13.25456</text:p>
          </table:table-cell>
          <table:table-cell office:value-type="float" office:value="0.08993685" calcext:value-type="float">
            <text:p>0.08993685</text:p>
          </table:table-cell>
          <table:table-cell office:value-type="float" office:value="0.07781419" calcext:value-type="float">
            <text:p>0.07781419</text:p>
          </table:table-cell>
          <table:table-cell office:value-type="float" office:value="0.05796477" calcext:value-type="float">
            <text:p>0.05796477</text:p>
          </table:table-cell>
          <table:table-cell office:value-type="float" office:value="0.02662615" calcext:value-type="float">
            <text:p>0.02662615</text:p>
          </table:table-cell>
          <table:table-cell office:value-type="float" office:value="0.02437395" calcext:value-type="float">
            <text:p>0.02437395</text:p>
          </table:table-cell>
          <table:table-cell office:value-type="float" office:value="0.01274106" calcext:value-type="float">
            <text:p>0.01274106</text:p>
          </table:table-cell>
          <table:table-cell office:value-type="float" office:value="0.01162506" calcext:value-type="float">
            <text:p>0.01162506</text:p>
          </table:table-cell>
          <table:table-cell office:value-type="float" office:value="0.024555" calcext:value-type="float">
            <text:p>0.024555</text:p>
          </table:table-cell>
          <table:table-cell office:value-type="float" office:value="0.02069787" calcext:value-type="float">
            <text:p>0.02069787</text:p>
          </table:table-cell>
          <table:table-cell office:value-type="float" office:value="0.01962312" calcext:value-type="float">
            <text:p>0.01962312</text:p>
          </table:table-cell>
          <table:table-cell office:value-type="float" office:value="0.01844575" calcext:value-type="float">
            <text:p>0.01844575</text:p>
          </table:table-cell>
          <table:table-cell office:value-type="float" office:value="0.02360589" calcext:value-type="float">
            <text:p>0.02360589</text:p>
          </table:table-cell>
          <table:table-cell office:value-type="float" office:value="0.004979247" calcext:value-type="float">
            <text:p>0.004979247</text:p>
          </table:table-cell>
          <table:table-cell office:value-type="float" office:value="0.004399952" calcext:value-type="float">
            <text:p>0.004399952</text:p>
          </table:table-cell>
          <table:table-cell office:value-type="float" office:value="0" calcext:value-type="float">
            <text:p>0</text:p>
          </table:table-cell>
          <table:table-cell office:value-type="float" office:value="24.98743" calcext:value-type="float">
            <text:p>24.98743</text:p>
          </table:table-cell>
          <table:table-cell office:value-type="float" office:value="18.85784" calcext:value-type="float">
            <text:p>18.85784</text:p>
          </table:table-cell>
          <table:table-cell office:value-type="float" office:value="22.34757" calcext:value-type="float">
            <text:p>22.34757</text:p>
          </table:table-cell>
          <table:table-cell office:value-type="float" office:value="17.75684" calcext:value-type="float">
            <text:p>17.75684</text:p>
          </table:table-cell>
          <table:table-cell office:value-type="float" office:value="13.31606" calcext:value-type="float">
            <text:p>13.31606</text:p>
          </table:table-cell>
          <table:table-cell office:value-type="float" office:value="4.51836" calcext:value-type="float">
            <text:p>4.51836</text:p>
          </table:table-cell>
          <table:table-cell office:value-type="float" office:value="1.457199" calcext:value-type="float">
            <text:p>1.457199</text:p>
          </table:table-cell>
          <table:table-cell office:value-type="float" office:value="1.860809" calcext:value-type="float">
            <text:p>1.860809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0.613086" calcext:value-type="float">
            <text:p>0.613086</text:p>
          </table:table-cell>
          <table:table-cell office:value-type="float" office:value="0.2906461" calcext:value-type="float">
            <text:p>0.2906461</text:p>
          </table:table-cell>
          <table:table-cell office:value-type="float" office:value="0.3956408" calcext:value-type="float">
            <text:p>0.3956408</text:p>
          </table:table-cell>
          <table:table-cell office:value-type="float" office:value="0.3230577" calcext:value-type="float">
            <text:p>0.3230577</text:p>
          </table:table-cell>
          <table:table-cell office:value-type="float" office:value="0.3471326" calcext:value-type="float">
            <text:p>0.3471326</text:p>
          </table:table-cell>
          <table:table-cell office:value-type="float" office:value="0" calcext:value-type="float">
            <text:p>0</text:p>
          </table:table-cell>
          <table:table-cell office:value-type="float" office:value="26.2703" calcext:value-type="float">
            <text:p>26.270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6283" calcext:value-type="float">
            <text:p>25.06283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31.59119" calcext:value-type="float">
            <text:p>31.59119</text:p>
          </table:table-cell>
          <table:table-cell office:value-type="float" office:value="1095.613" calcext:value-type="float">
            <text:p>1095.61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29755" calcext:value-type="float">
            <text:p>0.1029755</text:p>
          </table:table-cell>
          <table:table-cell office:value-type="float" office:value="7.321836" calcext:value-type="float">
            <text:p>7.32183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574" calcext:value-type="float">
            <text:p>2.664574</text:p>
          </table:table-cell>
          <table:table-cell office:value-type="float" office:value="-0.5023198" calcext:value-type="float">
            <text:p>-0.5023198</text:p>
          </table:table-cell>
          <table:table-cell office:value-type="float" office:value="-0.1674631" calcext:value-type="float">
            <text:p>-0.1674631</text:p>
          </table:table-cell>
          <table:table-cell office:value-type="float" office:value="0.001687599" calcext:value-type="float">
            <text:p>0.001687599</text:p>
          </table:table-cell>
          <table:table-cell office:value-type="float" office:value="13.25202" calcext:value-type="float">
            <text:p>13.25202</text:p>
          </table:table-cell>
          <table:table-cell office:value-type="float" office:value="0.09531292" calcext:value-type="float">
            <text:p>0.09531292</text:p>
          </table:table-cell>
          <table:table-cell office:value-type="float" office:value="0.08188818" calcext:value-type="float">
            <text:p>0.08188818</text:p>
          </table:table-cell>
          <table:table-cell office:value-type="float" office:value="0.0620198" calcext:value-type="float">
            <text:p>0.0620198</text:p>
          </table:table-cell>
          <table:table-cell office:value-type="float" office:value="0.02751274" calcext:value-type="float">
            <text:p>0.02751274</text:p>
          </table:table-cell>
          <table:table-cell office:value-type="float" office:value="0.02502312" calcext:value-type="float">
            <text:p>0.02502312</text:p>
          </table:table-cell>
          <table:table-cell office:value-type="float" office:value="0.01300946" calcext:value-type="float">
            <text:p>0.01300946</text:p>
          </table:table-cell>
          <table:table-cell office:value-type="float" office:value="0.01180328" calcext:value-type="float">
            <text:p>0.01180328</text:p>
          </table:table-cell>
          <table:table-cell office:value-type="float" office:value="0.02471756" calcext:value-type="float">
            <text:p>0.02471756</text:p>
          </table:table-cell>
          <table:table-cell office:value-type="float" office:value="0.02077265" calcext:value-type="float">
            <text:p>0.02077265</text:p>
          </table:table-cell>
          <table:table-cell office:value-type="float" office:value="0.01966014" calcext:value-type="float">
            <text:p>0.01966014</text:p>
          </table:table-cell>
          <table:table-cell office:value-type="float" office:value="0.01847419" calcext:value-type="float">
            <text:p>0.01847419</text:p>
          </table:table-cell>
          <table:table-cell office:value-type="float" office:value="0.02363687" calcext:value-type="float">
            <text:p>0.02363687</text:p>
          </table:table-cell>
          <table:table-cell office:value-type="float" office:value="0.004976338" calcext:value-type="float">
            <text:p>0.004976338</text:p>
          </table:table-cell>
          <table:table-cell office:value-type="float" office:value="0.004397465" calcext:value-type="float">
            <text:p>0.004397465</text:p>
          </table:table-cell>
          <table:table-cell office:value-type="float" office:value="0" calcext:value-type="float">
            <text:p>0</text:p>
          </table:table-cell>
          <table:table-cell office:value-type="float" office:value="26.92832" calcext:value-type="float">
            <text:p>26.92832</text:p>
          </table:table-cell>
          <table:table-cell office:value-type="float" office:value="18.7688" calcext:value-type="float">
            <text:p>18.7688</text:p>
          </table:table-cell>
          <table:table-cell office:value-type="float" office:value="22.34595" calcext:value-type="float">
            <text:p>22.34595</text:p>
          </table:table-cell>
          <table:table-cell office:value-type="float" office:value="17.73772" calcext:value-type="float">
            <text:p>17.73772</text:p>
          </table:table-cell>
          <table:table-cell office:value-type="float" office:value="13.23021" calcext:value-type="float">
            <text:p>13.23021</text:p>
          </table:table-cell>
          <table:table-cell office:value-type="float" office:value="4.513462" calcext:value-type="float">
            <text:p>4.513462</text:p>
          </table:table-cell>
          <table:table-cell office:value-type="float" office:value="1.45609" calcext:value-type="float">
            <text:p>1.45609</text:p>
          </table:table-cell>
          <table:table-cell office:value-type="float" office:value="1.864067" calcext:value-type="float">
            <text:p>1.864067</text:p>
          </table:table-cell>
          <table:table-cell office:value-type="float" office:value="1.510739" calcext:value-type="float">
            <text:p>1.510739</text:p>
          </table:table-cell>
          <table:table-cell office:value-type="float" office:value="0.6150491" calcext:value-type="float">
            <text:p>0.6150491</text:p>
          </table:table-cell>
          <table:table-cell office:value-type="float" office:value="0.2920656" calcext:value-type="float">
            <text:p>0.2920656</text:p>
          </table:table-cell>
          <table:table-cell office:value-type="float" office:value="0.3968874" calcext:value-type="float">
            <text:p>0.3968874</text:p>
          </table:table-cell>
          <table:table-cell office:value-type="float" office:value="0.3226682" calcext:value-type="float">
            <text:p>0.3226682</text:p>
          </table:table-cell>
          <table:table-cell office:value-type="float" office:value="0.3471447" calcext:value-type="float">
            <text:p>0.3471447</text:p>
          </table:table-cell>
          <table:table-cell office:value-type="float" office:value="0" calcext:value-type="float">
            <text:p>0</text:p>
          </table:table-cell>
          <table:table-cell office:value-type="float" office:value="26.29004" calcext:value-type="float">
            <text:p>26.2900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6649" calcext:value-type="float">
            <text:p>25.0664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31.58927" calcext:value-type="float">
            <text:p>31.58927</text:p>
          </table:table-cell>
          <table:table-cell office:value-type="float" office:value="1095.608" calcext:value-type="float">
            <text:p>1095.60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36863" calcext:value-type="float">
            <text:p>0.1036863</text:p>
          </table:table-cell>
          <table:table-cell office:value-type="float" office:value="7.326068" calcext:value-type="float">
            <text:p>7.32606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071" calcext:value-type="float">
            <text:p>0.003976071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574" calcext:value-type="float">
            <text:p>2.664574</text:p>
          </table:table-cell>
          <table:table-cell office:value-type="float" office:value="-0.5023181" calcext:value-type="float">
            <text:p>-0.5023181</text:p>
          </table:table-cell>
          <table:table-cell office:value-type="float" office:value="-0.1674298" calcext:value-type="float">
            <text:p>-0.1674298</text:p>
          </table:table-cell>
          <table:table-cell office:value-type="float" office:value="0.001687599" calcext:value-type="float">
            <text:p>0.001687599</text:p>
          </table:table-cell>
          <table:table-cell office:value-type="float" office:value="13.24935" calcext:value-type="float">
            <text:p>13.24935</text:p>
          </table:table-cell>
          <table:table-cell office:value-type="float" office:value="0.1013654" calcext:value-type="float">
            <text:p>0.1013654</text:p>
          </table:table-cell>
          <table:table-cell office:value-type="float" office:value="0.08564004" calcext:value-type="float">
            <text:p>0.08564004</text:p>
          </table:table-cell>
          <table:table-cell office:value-type="float" office:value="0.06583926" calcext:value-type="float">
            <text:p>0.06583926</text:p>
          </table:table-cell>
          <table:table-cell office:value-type="float" office:value="0.02880174" calcext:value-type="float">
            <text:p>0.02880174</text:p>
          </table:table-cell>
          <table:table-cell office:value-type="float" office:value="0.02572529" calcext:value-type="float">
            <text:p>0.02572529</text:p>
          </table:table-cell>
          <table:table-cell office:value-type="float" office:value="0.01326421" calcext:value-type="float">
            <text:p>0.01326421</text:p>
          </table:table-cell>
          <table:table-cell office:value-type="float" office:value="0.01198494" calcext:value-type="float">
            <text:p>0.01198494</text:p>
          </table:table-cell>
          <table:table-cell office:value-type="float" office:value="0.02488122" calcext:value-type="float">
            <text:p>0.02488122</text:p>
          </table:table-cell>
          <table:table-cell office:value-type="float" office:value="0.02085044" calcext:value-type="float">
            <text:p>0.02085044</text:p>
          </table:table-cell>
          <table:table-cell office:value-type="float" office:value="0.01969755" calcext:value-type="float">
            <text:p>0.01969755</text:p>
          </table:table-cell>
          <table:table-cell office:value-type="float" office:value="0.01850281" calcext:value-type="float">
            <text:p>0.01850281</text:p>
          </table:table-cell>
          <table:table-cell office:value-type="float" office:value="0.02366827" calcext:value-type="float">
            <text:p>0.02366827</text:p>
          </table:table-cell>
          <table:table-cell office:value-type="float" office:value="0.004973534" calcext:value-type="float">
            <text:p>0.004973534</text:p>
          </table:table-cell>
          <table:table-cell office:value-type="float" office:value="0.004395181" calcext:value-type="float">
            <text:p>0.004395181</text:p>
          </table:table-cell>
          <table:table-cell office:value-type="float" office:value="0" calcext:value-type="float">
            <text:p>0</text:p>
          </table:table-cell>
          <table:table-cell office:value-type="float" office:value="29.67411" calcext:value-type="float">
            <text:p>29.67411</text:p>
          </table:table-cell>
          <table:table-cell office:value-type="float" office:value="18.70226" calcext:value-type="float">
            <text:p>18.70226</text:p>
          </table:table-cell>
          <table:table-cell office:value-type="float" office:value="22.33119" calcext:value-type="float">
            <text:p>22.33119</text:p>
          </table:table-cell>
          <table:table-cell office:value-type="float" office:value="17.73936" calcext:value-type="float">
            <text:p>17.73936</text:p>
          </table:table-cell>
          <table:table-cell office:value-type="float" office:value="13.20315" calcext:value-type="float">
            <text:p>13.20315</text:p>
          </table:table-cell>
          <table:table-cell office:value-type="float" office:value="4.497926" calcext:value-type="float">
            <text:p>4.497926</text:p>
          </table:table-cell>
          <table:table-cell office:value-type="float" office:value="1.457371" calcext:value-type="float">
            <text:p>1.457371</text:p>
          </table:table-cell>
          <table:table-cell office:value-type="float" office:value="1.866611" calcext:value-type="float">
            <text:p>1.866611</text:p>
          </table:table-cell>
          <table:table-cell office:value-type="float" office:value="1.513448" calcext:value-type="float">
            <text:p>1.513448</text:p>
          </table:table-cell>
          <table:table-cell office:value-type="float" office:value="0.6168584" calcext:value-type="float">
            <text:p>0.6168584</text:p>
          </table:table-cell>
          <table:table-cell office:value-type="float" office:value="0.2934593" calcext:value-type="float">
            <text:p>0.2934593</text:p>
          </table:table-cell>
          <table:table-cell office:value-type="float" office:value="0.3980956" calcext:value-type="float">
            <text:p>0.3980956</text:p>
          </table:table-cell>
          <table:table-cell office:value-type="float" office:value="0.3223108" calcext:value-type="float">
            <text:p>0.3223108</text:p>
          </table:table-cell>
          <table:table-cell office:value-type="float" office:value="0.3471579" calcext:value-type="float">
            <text:p>0.3471579</text:p>
          </table:table-cell>
          <table:table-cell office:value-type="float" office:value="0" calcext:value-type="float">
            <text:p>0</text:p>
          </table:table-cell>
          <table:table-cell office:value-type="float" office:value="26.30553" calcext:value-type="float">
            <text:p>26.3055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7019" calcext:value-type="float">
            <text:p>25.0701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31.58686" calcext:value-type="float">
            <text:p>31.58686</text:p>
          </table:table-cell>
          <table:table-cell office:value-type="float" office:value="1095.603" calcext:value-type="float">
            <text:p>1095.60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42618" calcext:value-type="float">
            <text:p>0.1042618</text:p>
          </table:table-cell>
          <table:table-cell office:value-type="float" office:value="7.330661" calcext:value-type="float">
            <text:p>7.33066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199" calcext:value-type="float">
            <text:p>0.003976199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649" calcext:value-type="float">
            <text:p>2.664649</text:p>
          </table:table-cell>
          <table:table-cell office:value-type="float" office:value="-0.5023156" calcext:value-type="float">
            <text:p>-0.5023156</text:p>
          </table:table-cell>
          <table:table-cell office:value-type="float" office:value="-0.1673995" calcext:value-type="float">
            <text:p>-0.1673995</text:p>
          </table:table-cell>
          <table:table-cell office:value-type="float" office:value="0.00168761" calcext:value-type="float">
            <text:p>0.00168761</text:p>
          </table:table-cell>
          <table:table-cell office:value-type="float" office:value="13.24603" calcext:value-type="float">
            <text:p>13.24603</text:p>
          </table:table-cell>
          <table:table-cell office:value-type="float" office:value="0.1067763" calcext:value-type="float">
            <text:p>0.1067763</text:p>
          </table:table-cell>
          <table:table-cell office:value-type="float" office:value="0.08903272" calcext:value-type="float">
            <text:p>0.08903272</text:p>
          </table:table-cell>
          <table:table-cell office:value-type="float" office:value="0.06882788" calcext:value-type="float">
            <text:p>0.06882788</text:p>
          </table:table-cell>
          <table:table-cell office:value-type="float" office:value="0.02993827" calcext:value-type="float">
            <text:p>0.02993827</text:p>
          </table:table-cell>
          <table:table-cell office:value-type="float" office:value="0.02647894" calcext:value-type="float">
            <text:p>0.02647894</text:p>
          </table:table-cell>
          <table:table-cell office:value-type="float" office:value="0.01350575" calcext:value-type="float">
            <text:p>0.01350575</text:p>
          </table:table-cell>
          <table:table-cell office:value-type="float" office:value="0.01211228" calcext:value-type="float">
            <text:p>0.01211228</text:p>
          </table:table-cell>
          <table:table-cell office:value-type="float" office:value="0.02505908" calcext:value-type="float">
            <text:p>0.02505908</text:p>
          </table:table-cell>
          <table:table-cell office:value-type="float" office:value="0.02093053" calcext:value-type="float">
            <text:p>0.02093053</text:p>
          </table:table-cell>
          <table:table-cell office:value-type="float" office:value="0.01973595" calcext:value-type="float">
            <text:p>0.01973595</text:p>
          </table:table-cell>
          <table:table-cell office:value-type="float" office:value="0.01853157" calcext:value-type="float">
            <text:p>0.01853157</text:p>
          </table:table-cell>
          <table:table-cell office:value-type="float" office:value="0.02370019" calcext:value-type="float">
            <text:p>0.02370019</text:p>
          </table:table-cell>
          <table:table-cell office:value-type="float" office:value="0.004971267" calcext:value-type="float">
            <text:p>0.004971267</text:p>
          </table:table-cell>
          <table:table-cell office:value-type="float" office:value="0.004394521" calcext:value-type="float">
            <text:p>0.004394521</text:p>
          </table:table-cell>
          <table:table-cell office:value-type="float" office:value="0" calcext:value-type="float">
            <text:p>0</text:p>
          </table:table-cell>
          <table:table-cell office:value-type="float" office:value="37.37352" calcext:value-type="float">
            <text:p>37.37352</text:p>
          </table:table-cell>
          <table:table-cell office:value-type="float" office:value="18.89982" calcext:value-type="float">
            <text:p>18.89982</text:p>
          </table:table-cell>
          <table:table-cell office:value-type="float" office:value="22.3398" calcext:value-type="float">
            <text:p>22.3398</text:p>
          </table:table-cell>
          <table:table-cell office:value-type="float" office:value="17.75727" calcext:value-type="float">
            <text:p>17.75727</text:p>
          </table:table-cell>
          <table:table-cell office:value-type="float" office:value="13.19332" calcext:value-type="float">
            <text:p>13.19332</text:p>
          </table:table-cell>
          <table:table-cell office:value-type="float" office:value="4.480699" calcext:value-type="float">
            <text:p>4.480699</text:p>
          </table:table-cell>
          <table:table-cell office:value-type="float" office:value="1.437697" calcext:value-type="float">
            <text:p>1.437697</text:p>
          </table:table-cell>
          <table:table-cell office:value-type="float" office:value="1.873906" calcext:value-type="float">
            <text:p>1.873906</text:p>
          </table:table-cell>
          <table:table-cell office:value-type="float" office:value="1.516021" calcext:value-type="float">
            <text:p>1.516021</text:p>
          </table:table-cell>
          <table:table-cell office:value-type="float" office:value="0.6186024" calcext:value-type="float">
            <text:p>0.6186024</text:p>
          </table:table-cell>
          <table:table-cell office:value-type="float" office:value="0.2948253" calcext:value-type="float">
            <text:p>0.2948253</text:p>
          </table:table-cell>
          <table:table-cell office:value-type="float" office:value="0.3992735" calcext:value-type="float">
            <text:p>0.3992735</text:p>
          </table:table-cell>
          <table:table-cell office:value-type="float" office:value="0.3221307" calcext:value-type="float">
            <text:p>0.3221307</text:p>
          </table:table-cell>
          <table:table-cell office:value-type="float" office:value="0.3471655" calcext:value-type="float">
            <text:p>0.3471655</text:p>
          </table:table-cell>
          <table:table-cell office:value-type="float" office:value="0" calcext:value-type="float">
            <text:p>0</text:p>
          </table:table-cell>
          <table:table-cell office:value-type="float" office:value="26.26977" calcext:value-type="float">
            <text:p>26.2697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7425" calcext:value-type="float">
            <text:p>25.07425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31.58414" calcext:value-type="float">
            <text:p>31.58414</text:p>
          </table:table-cell>
          <table:table-cell office:value-type="float" office:value="1095.598" calcext:value-type="float">
            <text:p>1095.59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45276" calcext:value-type="float">
            <text:p>0.1045276</text:p>
          </table:table-cell>
          <table:table-cell office:value-type="float" office:value="7.335766" calcext:value-type="float">
            <text:p>7.33576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212" calcext:value-type="float">
            <text:p>0.0039762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654" calcext:value-type="float">
            <text:p>2.664654</text:p>
          </table:table-cell>
          <table:table-cell office:value-type="float" office:value="-0.5023125" calcext:value-type="float">
            <text:p>-0.5023125</text:p>
          </table:table-cell>
          <table:table-cell office:value-type="float" office:value="-0.1673709" calcext:value-type="float">
            <text:p>-0.1673709</text:p>
          </table:table-cell>
          <table:table-cell office:value-type="float" office:value="0.001687631" calcext:value-type="float">
            <text:p>0.001687631</text:p>
          </table:table-cell>
          <table:table-cell office:value-type="float" office:value="13.24237" calcext:value-type="float">
            <text:p>13.24237</text:p>
          </table:table-cell>
          <table:table-cell office:value-type="float" office:value="0.1070596" calcext:value-type="float">
            <text:p>0.1070596</text:p>
          </table:table-cell>
          <table:table-cell office:value-type="float" office:value="0.09015667" calcext:value-type="float">
            <text:p>0.09015667</text:p>
          </table:table-cell>
          <table:table-cell office:value-type="float" office:value="0.06966746" calcext:value-type="float">
            <text:p>0.06966746</text:p>
          </table:table-cell>
          <table:table-cell office:value-type="float" office:value="0.03054643" calcext:value-type="float">
            <text:p>0.03054643</text:p>
          </table:table-cell>
          <table:table-cell office:value-type="float" office:value="0.02711058" calcext:value-type="float">
            <text:p>0.02711058</text:p>
          </table:table-cell>
          <table:table-cell office:value-type="float" office:value="0.01372075" calcext:value-type="float">
            <text:p>0.01372075</text:p>
          </table:table-cell>
          <table:table-cell office:value-type="float" office:value="0.01220315" calcext:value-type="float">
            <text:p>0.01220315</text:p>
          </table:table-cell>
          <table:table-cell office:value-type="float" office:value="0.02523661" calcext:value-type="float">
            <text:p>0.02523661</text:p>
          </table:table-cell>
          <table:table-cell office:value-type="float" office:value="0.02101236" calcext:value-type="float">
            <text:p>0.02101236</text:p>
          </table:table-cell>
          <table:table-cell office:value-type="float" office:value="0.01977514" calcext:value-type="float">
            <text:p>0.01977514</text:p>
          </table:table-cell>
          <table:table-cell office:value-type="float" office:value="0.01856045" calcext:value-type="float">
            <text:p>0.01856045</text:p>
          </table:table-cell>
          <table:table-cell office:value-type="float" office:value="0.02373164" calcext:value-type="float">
            <text:p>0.02373164</text:p>
          </table:table-cell>
          <table:table-cell office:value-type="float" office:value="0.004969155" calcext:value-type="float">
            <text:p>0.004969155</text:p>
          </table:table-cell>
          <table:table-cell office:value-type="float" office:value="0.004394268" calcext:value-type="float">
            <text:p>0.004394268</text:p>
          </table:table-cell>
          <table:table-cell office:value-type="float" office:value="0" calcext:value-type="float">
            <text:p>0</text:p>
          </table:table-cell>
          <table:table-cell office:value-type="float" office:value="42.51865" calcext:value-type="float">
            <text:p>42.51865</text:p>
          </table:table-cell>
          <table:table-cell office:value-type="float" office:value="19.34075" calcext:value-type="float">
            <text:p>19.34075</text:p>
          </table:table-cell>
          <table:table-cell office:value-type="float" office:value="22.35199" calcext:value-type="float">
            <text:p>22.35199</text:p>
          </table:table-cell>
          <table:table-cell office:value-type="float" office:value="17.78559" calcext:value-type="float">
            <text:p>17.78559</text:p>
          </table:table-cell>
          <table:table-cell office:value-type="float" office:value="13.20186" calcext:value-type="float">
            <text:p>13.20186</text:p>
          </table:table-cell>
          <table:table-cell office:value-type="float" office:value="4.463396" calcext:value-type="float">
            <text:p>4.463396</text:p>
          </table:table-cell>
          <table:table-cell office:value-type="float" office:value="1.41014" calcext:value-type="float">
            <text:p>1.41014</text:p>
          </table:table-cell>
          <table:table-cell office:value-type="float" office:value="1.882495" calcext:value-type="float">
            <text:p>1.882495</text:p>
          </table:table-cell>
          <table:table-cell office:value-type="float" office:value="1.518578" calcext:value-type="float">
            <text:p>1.518578</text:p>
          </table:table-cell>
          <table:table-cell office:value-type="float" office:value="0.620283" calcext:value-type="float">
            <text:p>0.620283</text:p>
          </table:table-cell>
          <table:table-cell office:value-type="float" office:value="0.296164" calcext:value-type="float">
            <text:p>0.296164</text:p>
          </table:table-cell>
          <table:table-cell office:value-type="float" office:value="0.400426" calcext:value-type="float">
            <text:p>0.400426</text:p>
          </table:table-cell>
          <table:table-cell office:value-type="float" office:value="0.3219929" calcext:value-type="float">
            <text:p>0.3219929</text:p>
          </table:table-cell>
          <table:table-cell office:value-type="float" office:value="0.3471721" calcext:value-type="float">
            <text:p>0.3471721</text:p>
          </table:table-cell>
          <table:table-cell office:value-type="float" office:value="0" calcext:value-type="float">
            <text:p>0</text:p>
          </table:table-cell>
          <table:table-cell office:value-type="float" office:value="26.21766" calcext:value-type="float">
            <text:p>26.2176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7852" calcext:value-type="float">
            <text:p>25.0785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31.58158" calcext:value-type="float">
            <text:p>31.58158</text:p>
          </table:table-cell>
          <table:table-cell office:value-type="float" office:value="1095.594" calcext:value-type="float">
            <text:p>1095.59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45118" calcext:value-type="float">
            <text:p>0.1045118</text:p>
          </table:table-cell>
          <table:table-cell office:value-type="float" office:value="7.340759" calcext:value-type="float">
            <text:p>7.34075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212" calcext:value-type="float">
            <text:p>0.003976212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654" calcext:value-type="float">
            <text:p>2.664654</text:p>
          </table:table-cell>
          <table:table-cell office:value-type="float" office:value="-0.5023099" calcext:value-type="float">
            <text:p>-0.5023099</text:p>
          </table:table-cell>
          <table:table-cell office:value-type="float" office:value="-0.1673457" calcext:value-type="float">
            <text:p>-0.1673457</text:p>
          </table:table-cell>
          <table:table-cell office:value-type="float" office:value="0.001687826" calcext:value-type="float">
            <text:p>0.001687826</text:p>
          </table:table-cell>
          <table:table-cell office:value-type="float" office:value="13.2395" calcext:value-type="float">
            <text:p>13.2395</text:p>
          </table:table-cell>
          <table:table-cell office:value-type="float" office:value="0.1016247" calcext:value-type="float">
            <text:p>0.1016247</text:p>
          </table:table-cell>
          <table:table-cell office:value-type="float" office:value="0.08904085" calcext:value-type="float">
            <text:p>0.08904085</text:p>
          </table:table-cell>
          <table:table-cell office:value-type="float" office:value="0.06916158" calcext:value-type="float">
            <text:p>0.06916158</text:p>
          </table:table-cell>
          <table:table-cell office:value-type="float" office:value="0.03081633" calcext:value-type="float">
            <text:p>0.03081633</text:p>
          </table:table-cell>
          <table:table-cell office:value-type="float" office:value="0.02749599" calcext:value-type="float">
            <text:p>0.02749599</text:p>
          </table:table-cell>
          <table:table-cell office:value-type="float" office:value="0.0139093" calcext:value-type="float">
            <text:p>0.0139093</text:p>
          </table:table-cell>
          <table:table-cell office:value-type="float" office:value="0.01228969" calcext:value-type="float">
            <text:p>0.01228969</text:p>
          </table:table-cell>
          <table:table-cell office:value-type="float" office:value="0.02540614" calcext:value-type="float">
            <text:p>0.02540614</text:p>
          </table:table-cell>
          <table:table-cell office:value-type="float" office:value="0.02109436" calcext:value-type="float">
            <text:p>0.02109436</text:p>
          </table:table-cell>
          <table:table-cell office:value-type="float" office:value="0.0198149" calcext:value-type="float">
            <text:p>0.0198149</text:p>
          </table:table-cell>
          <table:table-cell office:value-type="float" office:value="0.01858942" calcext:value-type="float">
            <text:p>0.01858942</text:p>
          </table:table-cell>
          <table:table-cell office:value-type="float" office:value="0.02376192" calcext:value-type="float">
            <text:p>0.02376192</text:p>
          </table:table-cell>
          <table:table-cell office:value-type="float" office:value="0.004967142" calcext:value-type="float">
            <text:p>0.004967142</text:p>
          </table:table-cell>
          <table:table-cell office:value-type="float" office:value="0.004394251" calcext:value-type="float">
            <text:p>0.004394251</text:p>
          </table:table-cell>
          <table:table-cell office:value-type="float" office:value="0" calcext:value-type="float">
            <text:p>0</text:p>
          </table:table-cell>
          <table:table-cell office:value-type="float" office:value="44.5893" calcext:value-type="float">
            <text:p>44.5893</text:p>
          </table:table-cell>
          <table:table-cell office:value-type="float" office:value="20.0722" calcext:value-type="float">
            <text:p>20.0722</text:p>
          </table:table-cell>
          <table:table-cell office:value-type="float" office:value="22.39063" calcext:value-type="float">
            <text:p>22.39063</text:p>
          </table:table-cell>
          <table:table-cell office:value-type="float" office:value="17.82503" calcext:value-type="float">
            <text:p>17.82503</text:p>
          </table:table-cell>
          <table:table-cell office:value-type="float" office:value="13.16119" calcext:value-type="float">
            <text:p>13.16119</text:p>
          </table:table-cell>
          <table:table-cell office:value-type="float" office:value="4.452491" calcext:value-type="float">
            <text:p>4.452491</text:p>
          </table:table-cell>
          <table:table-cell office:value-type="float" office:value="1.387574" calcext:value-type="float">
            <text:p>1.387574</text:p>
          </table:table-cell>
          <table:table-cell office:value-type="float" office:value="1.889871" calcext:value-type="float">
            <text:p>1.889871</text:p>
          </table:table-cell>
          <table:table-cell office:value-type="float" office:value="1.521134" calcext:value-type="float">
            <text:p>1.521134</text:p>
          </table:table-cell>
          <table:table-cell office:value-type="float" office:value="0.6219056" calcext:value-type="float">
            <text:p>0.6219056</text:p>
          </table:table-cell>
          <table:table-cell office:value-type="float" office:value="0.2974761" calcext:value-type="float">
            <text:p>0.2974761</text:p>
          </table:table-cell>
          <table:table-cell office:value-type="float" office:value="0.4015549" calcext:value-type="float">
            <text:p>0.4015549</text:p>
          </table:table-cell>
          <table:table-cell office:value-type="float" office:value="0.3218771" calcext:value-type="float">
            <text:p>0.3218771</text:p>
          </table:table-cell>
          <table:table-cell office:value-type="float" office:value="0.3471785" calcext:value-type="float">
            <text:p>0.3471785</text:p>
          </table:table-cell>
          <table:table-cell office:value-type="float" office:value="0" calcext:value-type="float">
            <text:p>0</text:p>
          </table:table-cell>
          <table:table-cell office:value-type="float" office:value="26.13947" calcext:value-type="float">
            <text:p>26.1394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8278" calcext:value-type="float">
            <text:p>25.08278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31.57916" calcext:value-type="float">
            <text:p>31.57916</text:p>
          </table:table-cell>
          <table:table-cell office:value-type="float" office:value="1095.59" calcext:value-type="float">
            <text:p>1095.5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56085" calcext:value-type="float">
            <text:p>0.1056085</text:p>
          </table:table-cell>
          <table:table-cell office:value-type="float" office:value="7.346945" calcext:value-type="float">
            <text:p>7.346945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24" calcext:value-type="float">
            <text:p>0.003976324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709" calcext:value-type="float">
            <text:p>2.664709</text:p>
          </table:table-cell>
          <table:table-cell office:value-type="float" office:value="-0.5023109" calcext:value-type="float">
            <text:p>-0.5023109</text:p>
          </table:table-cell>
          <table:table-cell office:value-type="float" office:value="-0.1673231" calcext:value-type="float">
            <text:p>-0.1673231</text:p>
          </table:table-cell>
          <table:table-cell office:value-type="float" office:value="0.001687853" calcext:value-type="float">
            <text:p>0.001687853</text:p>
          </table:table-cell>
          <table:table-cell office:value-type="float" office:value="13.23694" calcext:value-type="float">
            <text:p>13.23694</text:p>
          </table:table-cell>
          <table:table-cell office:value-type="float" office:value="0.1022739" calcext:value-type="float">
            <text:p>0.1022739</text:p>
          </table:table-cell>
          <table:table-cell office:value-type="float" office:value="0.0873697" calcext:value-type="float">
            <text:p>0.0873697</text:p>
          </table:table-cell>
          <table:table-cell office:value-type="float" office:value="0.06805041" calcext:value-type="float">
            <text:p>0.06805041</text:p>
          </table:table-cell>
          <table:table-cell office:value-type="float" office:value="0.03087646" calcext:value-type="float">
            <text:p>0.03087646</text:p>
          </table:table-cell>
          <table:table-cell office:value-type="float" office:value="0.02759822" calcext:value-type="float">
            <text:p>0.02759822</text:p>
          </table:table-cell>
          <table:table-cell office:value-type="float" office:value="0.01408284" calcext:value-type="float">
            <text:p>0.01408284</text:p>
          </table:table-cell>
          <table:table-cell office:value-type="float" office:value="0.01238005" calcext:value-type="float">
            <text:p>0.01238005</text:p>
          </table:table-cell>
          <table:table-cell office:value-type="float" office:value="0.02556997" calcext:value-type="float">
            <text:p>0.02556997</text:p>
          </table:table-cell>
          <table:table-cell office:value-type="float" office:value="0.02117553" calcext:value-type="float">
            <text:p>0.02117553</text:p>
          </table:table-cell>
          <table:table-cell office:value-type="float" office:value="0.01985496" calcext:value-type="float">
            <text:p>0.01985496</text:p>
          </table:table-cell>
          <table:table-cell office:value-type="float" office:value="0.01861847" calcext:value-type="float">
            <text:p>0.01861847</text:p>
          </table:table-cell>
          <table:table-cell office:value-type="float" office:value="0.02379122" calcext:value-type="float">
            <text:p>0.02379122</text:p>
          </table:table-cell>
          <table:table-cell office:value-type="float" office:value="0.004965009" calcext:value-type="float">
            <text:p>0.004965009</text:p>
          </table:table-cell>
          <table:table-cell office:value-type="float" office:value="0.00439352" calcext:value-type="float">
            <text:p>0.00439352</text:p>
          </table:table-cell>
          <table:table-cell office:value-type="float" office:value="0" calcext:value-type="float">
            <text:p>0</text:p>
          </table:table-cell>
          <table:table-cell office:value-type="float" office:value="42.72483" calcext:value-type="float">
            <text:p>42.72483</text:p>
          </table:table-cell>
          <table:table-cell office:value-type="float" office:value="20.72944" calcext:value-type="float">
            <text:p>20.72944</text:p>
          </table:table-cell>
          <table:table-cell office:value-type="float" office:value="22.44649" calcext:value-type="float">
            <text:p>22.44649</text:p>
          </table:table-cell>
          <table:table-cell office:value-type="float" office:value="17.86775" calcext:value-type="float">
            <text:p>17.86775</text:p>
          </table:table-cell>
          <table:table-cell office:value-type="float" office:value="13.01824" calcext:value-type="float">
            <text:p>13.01824</text:p>
          </table:table-cell>
          <table:table-cell office:value-type="float" office:value="4.455869" calcext:value-type="float">
            <text:p>4.455869</text:p>
          </table:table-cell>
          <table:table-cell office:value-type="float" office:value="1.368131" calcext:value-type="float">
            <text:p>1.368131</text:p>
          </table:table-cell>
          <table:table-cell office:value-type="float" office:value="1.896719" calcext:value-type="float">
            <text:p>1.896719</text:p>
          </table:table-cell>
          <table:table-cell office:value-type="float" office:value="1.523673" calcext:value-type="float">
            <text:p>1.523673</text:p>
          </table:table-cell>
          <table:table-cell office:value-type="float" office:value="0.6234756" calcext:value-type="float">
            <text:p>0.6234756</text:p>
          </table:table-cell>
          <table:table-cell office:value-type="float" office:value="0.2987626" calcext:value-type="float">
            <text:p>0.2987626</text:p>
          </table:table-cell>
          <table:table-cell office:value-type="float" office:value="0.4026574" calcext:value-type="float">
            <text:p>0.4026574</text:p>
          </table:table-cell>
          <table:table-cell office:value-type="float" office:value="0.3216932" calcext:value-type="float">
            <text:p>0.3216932</text:p>
          </table:table-cell>
          <table:table-cell office:value-type="float" office:value="0.3471845" calcext:value-type="float">
            <text:p>0.3471845</text:p>
          </table:table-cell>
          <table:table-cell office:value-type="float" office:value="0" calcext:value-type="float">
            <text:p>0</text:p>
          </table:table-cell>
          <table:table-cell office:value-type="float" office:value="26.9371" calcext:value-type="float">
            <text:p>26.937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8682" calcext:value-type="float">
            <text:p>25.0868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31.57699" calcext:value-type="float">
            <text:p>31.57699</text:p>
          </table:table-cell>
          <table:table-cell office:value-type="float" office:value="1095.587" calcext:value-type="float">
            <text:p>1095.58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54508" calcext:value-type="float">
            <text:p>0.1054508</text:p>
          </table:table-cell>
          <table:table-cell office:value-type="float" office:value="7.351507" calcext:value-type="float">
            <text:p>7.35150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6" calcext:value-type="float">
            <text:p>0.0039763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714" calcext:value-type="float">
            <text:p>2.664714</text:p>
          </table:table-cell>
          <table:table-cell office:value-type="float" office:value="-0.5023094" calcext:value-type="float">
            <text:p>-0.5023094</text:p>
          </table:table-cell>
          <table:table-cell office:value-type="float" office:value="-0.1673018" calcext:value-type="float">
            <text:p>-0.1673018</text:p>
          </table:table-cell>
          <table:table-cell office:value-type="float" office:value="0.001687976" calcext:value-type="float">
            <text:p>0.001687976</text:p>
          </table:table-cell>
          <table:table-cell office:value-type="float" office:value="13.23512" calcext:value-type="float">
            <text:p>13.23512</text:p>
          </table:table-cell>
          <table:table-cell office:value-type="float" office:value="0.09188359" calcext:value-type="float">
            <text:p>0.09188359</text:p>
          </table:table-cell>
          <table:table-cell office:value-type="float" office:value="0.08541653" calcext:value-type="float">
            <text:p>0.08541653</text:p>
          </table:table-cell>
          <table:table-cell office:value-type="float" office:value="0.06664556" calcext:value-type="float">
            <text:p>0.06664556</text:p>
          </table:table-cell>
          <table:table-cell office:value-type="float" office:value="0.03073607" calcext:value-type="float">
            <text:p>0.03073607</text:p>
          </table:table-cell>
          <table:table-cell office:value-type="float" office:value="0.02757078" calcext:value-type="float">
            <text:p>0.02757078</text:p>
          </table:table-cell>
          <table:table-cell office:value-type="float" office:value="0.01422588" calcext:value-type="float">
            <text:p>0.01422588</text:p>
          </table:table-cell>
          <table:table-cell office:value-type="float" office:value="0.01242589" calcext:value-type="float">
            <text:p>0.01242589</text:p>
          </table:table-cell>
          <table:table-cell office:value-type="float" office:value="0.02574216" calcext:value-type="float">
            <text:p>0.02574216</text:p>
          </table:table-cell>
          <table:table-cell office:value-type="float" office:value="0.02125525" calcext:value-type="float">
            <text:p>0.02125525</text:p>
          </table:table-cell>
          <table:table-cell office:value-type="float" office:value="0.01989505" calcext:value-type="float">
            <text:p>0.01989505</text:p>
          </table:table-cell>
          <table:table-cell office:value-type="float" office:value="0.01864755" calcext:value-type="float">
            <text:p>0.01864755</text:p>
          </table:table-cell>
          <table:table-cell office:value-type="float" office:value="0.02381966" calcext:value-type="float">
            <text:p>0.02381966</text:p>
          </table:table-cell>
          <table:table-cell office:value-type="float" office:value="0.004962978" calcext:value-type="float">
            <text:p>0.004962978</text:p>
          </table:table-cell>
          <table:table-cell office:value-type="float" office:value="0.004392981" calcext:value-type="float">
            <text:p>0.004392981</text:p>
          </table:table-cell>
          <table:table-cell office:value-type="float" office:value="0" calcext:value-type="float">
            <text:p>0</text:p>
          </table:table-cell>
          <table:table-cell office:value-type="float" office:value="40.18858" calcext:value-type="float">
            <text:p>40.18858</text:p>
          </table:table-cell>
          <table:table-cell office:value-type="float" office:value="21.63364" calcext:value-type="float">
            <text:p>21.63364</text:p>
          </table:table-cell>
          <table:table-cell office:value-type="float" office:value="22.55457" calcext:value-type="float">
            <text:p>22.55457</text:p>
          </table:table-cell>
          <table:table-cell office:value-type="float" office:value="17.87158" calcext:value-type="float">
            <text:p>17.87158</text:p>
          </table:table-cell>
          <table:table-cell office:value-type="float" office:value="12.88643" calcext:value-type="float">
            <text:p>12.88643</text:p>
          </table:table-cell>
          <table:table-cell office:value-type="float" office:value="4.456368" calcext:value-type="float">
            <text:p>4.456368</text:p>
          </table:table-cell>
          <table:table-cell office:value-type="float" office:value="1.331286" calcext:value-type="float">
            <text:p>1.331286</text:p>
          </table:table-cell>
          <table:table-cell office:value-type="float" office:value="1.90752" calcext:value-type="float">
            <text:p>1.90752</text:p>
          </table:table-cell>
          <table:table-cell office:value-type="float" office:value="1.526291" calcext:value-type="float">
            <text:p>1.526291</text:p>
          </table:table-cell>
          <table:table-cell office:value-type="float" office:value="0.6249976" calcext:value-type="float">
            <text:p>0.6249976</text:p>
          </table:table-cell>
          <table:table-cell office:value-type="float" office:value="0.3000244" calcext:value-type="float">
            <text:p>0.3000244</text:p>
          </table:table-cell>
          <table:table-cell office:value-type="float" office:value="0.4037329" calcext:value-type="float">
            <text:p>0.4037329</text:p>
          </table:table-cell>
          <table:table-cell office:value-type="float" office:value="0.3215308" calcext:value-type="float">
            <text:p>0.3215308</text:p>
          </table:table-cell>
          <table:table-cell office:value-type="float" office:value="0.3471901" calcext:value-type="float">
            <text:p>0.3471901</text:p>
          </table:table-cell>
          <table:table-cell office:value-type="float" office:value="0" calcext:value-type="float">
            <text:p>0</text:p>
          </table:table-cell>
          <table:table-cell office:value-type="float" office:value="26.88408" calcext:value-type="float">
            <text:p>26.8840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9046" calcext:value-type="float">
            <text:p>25.09046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31.57489" calcext:value-type="float">
            <text:p>31.57489</text:p>
          </table:table-cell>
          <table:table-cell office:value-type="float" office:value="1095.584" calcext:value-type="float">
            <text:p>1095.58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5383" calcext:value-type="float">
            <text:p>0.105383</text:p>
          </table:table-cell>
          <table:table-cell office:value-type="float" office:value="7.355887" calcext:value-type="float">
            <text:p>7.35588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6" calcext:value-type="float">
            <text:p>0.0039763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4667" calcext:value-type="float">
            <text:p>2.664667</text:p>
          </table:table-cell>
          <table:table-cell office:value-type="float" office:value="-0.5023099" calcext:value-type="float">
            <text:p>-0.5023099</text:p>
          </table:table-cell>
          <table:table-cell office:value-type="float" office:value="-0.167281" calcext:value-type="float">
            <text:p>-0.167281</text:p>
          </table:table-cell>
          <table:table-cell office:value-type="float" office:value="0.001689792" calcext:value-type="float">
            <text:p>0.001689792</text:p>
          </table:table-cell>
          <table:table-cell office:value-type="float" office:value="13.2333" calcext:value-type="float">
            <text:p>13.2333</text:p>
          </table:table-cell>
          <table:table-cell office:value-type="float" office:value="0.0808429" calcext:value-type="float">
            <text:p>0.0808429</text:p>
          </table:table-cell>
          <table:table-cell office:value-type="float" office:value="0.08337245" calcext:value-type="float">
            <text:p>0.08337245</text:p>
          </table:table-cell>
          <table:table-cell office:value-type="float" office:value="0.06525182" calcext:value-type="float">
            <text:p>0.06525182</text:p>
          </table:table-cell>
          <table:table-cell office:value-type="float" office:value="0.03057358" calcext:value-type="float">
            <text:p>0.03057358</text:p>
          </table:table-cell>
          <table:table-cell office:value-type="float" office:value="0.02762185" calcext:value-type="float">
            <text:p>0.02762185</text:p>
          </table:table-cell>
          <table:table-cell office:value-type="float" office:value="0.01434176" calcext:value-type="float">
            <text:p>0.01434176</text:p>
          </table:table-cell>
          <table:table-cell office:value-type="float" office:value="0.01245465" calcext:value-type="float">
            <text:p>0.01245465</text:p>
          </table:table-cell>
          <table:table-cell office:value-type="float" office:value="0.02590298" calcext:value-type="float">
            <text:p>0.02590298</text:p>
          </table:table-cell>
          <table:table-cell office:value-type="float" office:value="0.02133271" calcext:value-type="float">
            <text:p>0.02133271</text:p>
          </table:table-cell>
          <table:table-cell office:value-type="float" office:value="0.01993496" calcext:value-type="float">
            <text:p>0.01993496</text:p>
          </table:table-cell>
          <table:table-cell office:value-type="float" office:value="0.01867663" calcext:value-type="float">
            <text:p>0.01867663</text:p>
          </table:table-cell>
          <table:table-cell office:value-type="float" office:value="0.02384737" calcext:value-type="float">
            <text:p>0.02384737</text:p>
          </table:table-cell>
          <table:table-cell office:value-type="float" office:value="0.004975074" calcext:value-type="float">
            <text:p>0.004975074</text:p>
          </table:table-cell>
          <table:table-cell office:value-type="float" office:value="0.004377381" calcext:value-type="float">
            <text:p>0.004377381</text:p>
          </table:table-cell>
          <table:table-cell office:value-type="float" office:value="0" calcext:value-type="float">
            <text:p>0</text:p>
          </table:table-cell>
          <table:table-cell office:value-type="float" office:value="32.0826" calcext:value-type="float">
            <text:p>32.0826</text:p>
          </table:table-cell>
          <table:table-cell office:value-type="float" office:value="21.933" calcext:value-type="float">
            <text:p>21.933</text:p>
          </table:table-cell>
          <table:table-cell office:value-type="float" office:value="22.68476" calcext:value-type="float">
            <text:p>22.68476</text:p>
          </table:table-cell>
          <table:table-cell office:value-type="float" office:value="17.75222" calcext:value-type="float">
            <text:p>17.75222</text:p>
          </table:table-cell>
          <table:table-cell office:value-type="float" office:value="12.89766" calcext:value-type="float">
            <text:p>12.89766</text:p>
          </table:table-cell>
          <table:table-cell office:value-type="float" office:value="4.452324" calcext:value-type="float">
            <text:p>4.452324</text:p>
          </table:table-cell>
          <table:table-cell office:value-type="float" office:value="1.299488" calcext:value-type="float">
            <text:p>1.299488</text:p>
          </table:table-cell>
          <table:table-cell office:value-type="float" office:value="1.916705" calcext:value-type="float">
            <text:p>1.916705</text:p>
          </table:table-cell>
          <table:table-cell office:value-type="float" office:value="1.529043" calcext:value-type="float">
            <text:p>1.529043</text:p>
          </table:table-cell>
          <table:table-cell office:value-type="float" office:value="0.6264783" calcext:value-type="float">
            <text:p>0.6264783</text:p>
          </table:table-cell>
          <table:table-cell office:value-type="float" office:value="0.3012629" calcext:value-type="float">
            <text:p>0.3012629</text:p>
          </table:table-cell>
          <table:table-cell office:value-type="float" office:value="0.4047982" calcext:value-type="float">
            <text:p>0.4047982</text:p>
          </table:table-cell>
          <table:table-cell office:value-type="float" office:value="0.3270945" calcext:value-type="float">
            <text:p>0.3270945</text:p>
          </table:table-cell>
          <table:table-cell office:value-type="float" office:value="0.341453" calcext:value-type="float">
            <text:p>0.341453</text:p>
          </table:table-cell>
          <table:table-cell office:value-type="float" office:value="0" calcext:value-type="float">
            <text:p>0</text:p>
          </table:table-cell>
          <table:table-cell office:value-type="float" office:value="26.91567" calcext:value-type="float">
            <text:p>26.91567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9397" calcext:value-type="float">
            <text:p>25.0939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31.57282" calcext:value-type="float">
            <text:p>31.57282</text:p>
          </table:table-cell>
          <table:table-cell office:value-type="float" office:value="1095.581" calcext:value-type="float">
            <text:p>1095.581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55126" calcext:value-type="float">
            <text:p>0.1055126</text:p>
          </table:table-cell>
          <table:table-cell office:value-type="float" office:value="7.360886" calcext:value-type="float">
            <text:p>7.360886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6" calcext:value-type="float">
            <text:p>0.003976346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3828" calcext:value-type="float">
            <text:p>2.663828</text:p>
          </table:table-cell>
          <table:table-cell office:value-type="float" office:value="-0.502305" calcext:value-type="float">
            <text:p>-0.502305</text:p>
          </table:table-cell>
          <table:table-cell office:value-type="float" office:value="-0.1672581" calcext:value-type="float">
            <text:p>-0.1672581</text:p>
          </table:table-cell>
          <table:table-cell office:value-type="float" office:value="0.001693891" calcext:value-type="float">
            <text:p>0.001693891</text:p>
          </table:table-cell>
          <table:table-cell office:value-type="float" office:value="13.23102" calcext:value-type="float">
            <text:p>13.23102</text:p>
          </table:table-cell>
          <table:table-cell office:value-type="float" office:value="0.07873058" calcext:value-type="float">
            <text:p>0.07873058</text:p>
          </table:table-cell>
          <table:table-cell office:value-type="float" office:value="0.08285664" calcext:value-type="float">
            <text:p>0.08285664</text:p>
          </table:table-cell>
          <table:table-cell office:value-type="float" office:value="0.06418115" calcext:value-type="float">
            <text:p>0.06418115</text:p>
          </table:table-cell>
          <table:table-cell office:value-type="float" office:value="0.0304578" calcext:value-type="float">
            <text:p>0.0304578</text:p>
          </table:table-cell>
          <table:table-cell office:value-type="float" office:value="0.02774291" calcext:value-type="float">
            <text:p>0.02774291</text:p>
          </table:table-cell>
          <table:table-cell office:value-type="float" office:value="0.01444745" calcext:value-type="float">
            <text:p>0.01444745</text:p>
          </table:table-cell>
          <table:table-cell office:value-type="float" office:value="0.01252271" calcext:value-type="float">
            <text:p>0.01252271</text:p>
          </table:table-cell>
          <table:table-cell office:value-type="float" office:value="0.02604786" calcext:value-type="float">
            <text:p>0.02604786</text:p>
          </table:table-cell>
          <table:table-cell office:value-type="float" office:value="0.02140755" calcext:value-type="float">
            <text:p>0.02140755</text:p>
          </table:table-cell>
          <table:table-cell office:value-type="float" office:value="0.01997441" calcext:value-type="float">
            <text:p>0.01997441</text:p>
          </table:table-cell>
          <table:table-cell office:value-type="float" office:value="0.01870573" calcext:value-type="float">
            <text:p>0.01870573</text:p>
          </table:table-cell>
          <table:table-cell office:value-type="float" office:value="0.02387497" calcext:value-type="float">
            <text:p>0.02387497</text:p>
          </table:table-cell>
          <table:table-cell office:value-type="float" office:value="0.004970326" calcext:value-type="float">
            <text:p>0.004970326</text:p>
          </table:table-cell>
          <table:table-cell office:value-type="float" office:value="0.004377799" calcext:value-type="float">
            <text:p>0.004377799</text:p>
          </table:table-cell>
          <table:table-cell office:value-type="float" office:value="0" calcext:value-type="float">
            <text:p>0</text:p>
          </table:table-cell>
          <table:table-cell office:value-type="float" office:value="26.03439" calcext:value-type="float">
            <text:p>26.03439</text:p>
          </table:table-cell>
          <table:table-cell office:value-type="float" office:value="21.76805" calcext:value-type="float">
            <text:p>21.76805</text:p>
          </table:table-cell>
          <table:table-cell office:value-type="float" office:value="22.70648" calcext:value-type="float">
            <text:p>22.70648</text:p>
          </table:table-cell>
          <table:table-cell office:value-type="float" office:value="17.49762" calcext:value-type="float">
            <text:p>17.49762</text:p>
          </table:table-cell>
          <table:table-cell office:value-type="float" office:value="13.07675" calcext:value-type="float">
            <text:p>13.07675</text:p>
          </table:table-cell>
          <table:table-cell office:value-type="float" office:value="4.44982" calcext:value-type="float">
            <text:p>4.44982</text:p>
          </table:table-cell>
          <table:table-cell office:value-type="float" office:value="1.281095" calcext:value-type="float">
            <text:p>1.281095</text:p>
          </table:table-cell>
          <table:table-cell office:value-type="float" office:value="1.922599" calcext:value-type="float">
            <text:p>1.922599</text:p>
          </table:table-cell>
          <table:table-cell office:value-type="float" office:value="1.531834" calcext:value-type="float">
            <text:p>1.531834</text:p>
          </table:table-cell>
          <table:table-cell office:value-type="float" office:value="0.6279233" calcext:value-type="float">
            <text:p>0.6279233</text:p>
          </table:table-cell>
          <table:table-cell office:value-type="float" office:value="0.3024926" calcext:value-type="float">
            <text:p>0.3024926</text:p>
          </table:table-cell>
          <table:table-cell office:value-type="float" office:value="0.4060873" calcext:value-type="float">
            <text:p>0.4060873</text:p>
          </table:table-cell>
          <table:table-cell office:value-type="float" office:value="0.3257777" calcext:value-type="float">
            <text:p>0.3257777</text:p>
          </table:table-cell>
          <table:table-cell office:value-type="float" office:value="0.343675" calcext:value-type="float">
            <text:p>0.343675</text:p>
          </table:table-cell>
          <table:table-cell office:value-type="float" office:value="0" calcext:value-type="float">
            <text:p>0</text:p>
          </table:table-cell>
          <table:table-cell office:value-type="float" office:value="26.96981" calcext:value-type="float">
            <text:p>26.96981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09758" calcext:value-type="float">
            <text:p>25.09758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31.57087" calcext:value-type="float">
            <text:p>31.57087</text:p>
          </table:table-cell>
          <table:table-cell office:value-type="float" office:value="1095.578" calcext:value-type="float">
            <text:p>1095.57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57976" calcext:value-type="float">
            <text:p>0.1057976</text:p>
          </table:table-cell>
          <table:table-cell office:value-type="float" office:value="7.365621" calcext:value-type="float">
            <text:p>7.36562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3025" calcext:value-type="float">
            <text:p>2.663025</text:p>
          </table:table-cell>
          <table:table-cell office:value-type="float" office:value="-0.5023013" calcext:value-type="float">
            <text:p>-0.5023013</text:p>
          </table:table-cell>
          <table:table-cell office:value-type="float" office:value="-0.1672327" calcext:value-type="float">
            <text:p>-0.1672327</text:p>
          </table:table-cell>
          <table:table-cell office:value-type="float" office:value="0.001698522" calcext:value-type="float">
            <text:p>0.001698522</text:p>
          </table:table-cell>
          <table:table-cell office:value-type="float" office:value="13.22856" calcext:value-type="float">
            <text:p>13.22856</text:p>
          </table:table-cell>
          <table:table-cell office:value-type="float" office:value="0.07946104" calcext:value-type="float">
            <text:p>0.07946104</text:p>
          </table:table-cell>
          <table:table-cell office:value-type="float" office:value="0.08511861" calcext:value-type="float">
            <text:p>0.08511861</text:p>
          </table:table-cell>
          <table:table-cell office:value-type="float" office:value="0.06378891" calcext:value-type="float">
            <text:p>0.06378891</text:p>
          </table:table-cell>
          <table:table-cell office:value-type="float" office:value="0.03033339" calcext:value-type="float">
            <text:p>0.03033339</text:p>
          </table:table-cell>
          <table:table-cell office:value-type="float" office:value="0.02774061" calcext:value-type="float">
            <text:p>0.02774061</text:p>
          </table:table-cell>
          <table:table-cell office:value-type="float" office:value="0.01454028" calcext:value-type="float">
            <text:p>0.01454028</text:p>
          </table:table-cell>
          <table:table-cell office:value-type="float" office:value="0.01261661" calcext:value-type="float">
            <text:p>0.01261661</text:p>
          </table:table-cell>
          <table:table-cell office:value-type="float" office:value="0.02618106" calcext:value-type="float">
            <text:p>0.02618106</text:p>
          </table:table-cell>
          <table:table-cell office:value-type="float" office:value="0.02148001" calcext:value-type="float">
            <text:p>0.02148001</text:p>
          </table:table-cell>
          <table:table-cell office:value-type="float" office:value="0.02001338" calcext:value-type="float">
            <text:p>0.02001338</text:p>
          </table:table-cell>
          <table:table-cell office:value-type="float" office:value="0.01873507" calcext:value-type="float">
            <text:p>0.01873507</text:p>
          </table:table-cell>
          <table:table-cell office:value-type="float" office:value="0.02390219" calcext:value-type="float">
            <text:p>0.02390219</text:p>
          </table:table-cell>
          <table:table-cell office:value-type="float" office:value="0.00496495" calcext:value-type="float">
            <text:p>0.00496495</text:p>
          </table:table-cell>
          <table:table-cell office:value-type="float" office:value="0.004378309" calcext:value-type="float">
            <text:p>0.004378309</text:p>
          </table:table-cell>
          <table:table-cell office:value-type="float" office:value="0" calcext:value-type="float">
            <text:p>0</text:p>
          </table:table-cell>
          <table:table-cell office:value-type="float" office:value="22.89278" calcext:value-type="float">
            <text:p>22.89278</text:p>
          </table:table-cell>
          <table:table-cell office:value-type="float" office:value="21.72671" calcext:value-type="float">
            <text:p>21.72671</text:p>
          </table:table-cell>
          <table:table-cell office:value-type="float" office:value="22.67057" calcext:value-type="float">
            <text:p>22.67057</text:p>
          </table:table-cell>
          <table:table-cell office:value-type="float" office:value="17.32656" calcext:value-type="float">
            <text:p>17.32656</text:p>
          </table:table-cell>
          <table:table-cell office:value-type="float" office:value="13.13787" calcext:value-type="float">
            <text:p>13.13787</text:p>
          </table:table-cell>
          <table:table-cell office:value-type="float" office:value="4.450264" calcext:value-type="float">
            <text:p>4.450264</text:p>
          </table:table-cell>
          <table:table-cell office:value-type="float" office:value="1.272014" calcext:value-type="float">
            <text:p>1.272014</text:p>
          </table:table-cell>
          <table:table-cell office:value-type="float" office:value="1.926338" calcext:value-type="float">
            <text:p>1.926338</text:p>
          </table:table-cell>
          <table:table-cell office:value-type="float" office:value="1.534608" calcext:value-type="float">
            <text:p>1.534608</text:p>
          </table:table-cell>
          <table:table-cell office:value-type="float" office:value="0.6293386" calcext:value-type="float">
            <text:p>0.6293386</text:p>
          </table:table-cell>
          <table:table-cell office:value-type="float" office:value="0.3037295" calcext:value-type="float">
            <text:p>0.3037295</text:p>
          </table:table-cell>
          <table:table-cell office:value-type="float" office:value="0.4072386" calcext:value-type="float">
            <text:p>0.4072386</text:p>
          </table:table-cell>
          <table:table-cell office:value-type="float" office:value="0.3242924" calcext:value-type="float">
            <text:p>0.3242924</text:p>
          </table:table-cell>
          <table:table-cell office:value-type="float" office:value="0.3460651" calcext:value-type="float">
            <text:p>0.3460651</text:p>
          </table:table-cell>
          <table:table-cell office:value-type="float" office:value="0" calcext:value-type="float">
            <text:p>0</text:p>
          </table:table-cell>
          <table:table-cell office:value-type="float" office:value="27.01569" calcext:value-type="float">
            <text:p>27.01569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007" calcext:value-type="float">
            <text:p>25.100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31.56901" calcext:value-type="float">
            <text:p>31.56901</text:p>
          </table:table-cell>
          <table:table-cell office:value-type="float" office:value="1095.575" calcext:value-type="float">
            <text:p>1095.57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62115" calcext:value-type="float">
            <text:p>0.1062115</text:p>
          </table:table-cell>
          <table:table-cell office:value-type="float" office:value="7.369627" calcext:value-type="float">
            <text:p>7.36962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979" calcext:value-type="float">
            <text:p>-0.5022979</text:p>
          </table:table-cell>
          <table:table-cell office:value-type="float" office:value="-0.1672042" calcext:value-type="float">
            <text:p>-0.1672042</text:p>
          </table:table-cell>
          <table:table-cell office:value-type="float" office:value="0.001701601" calcext:value-type="float">
            <text:p>0.001701601</text:p>
          </table:table-cell>
          <table:table-cell office:value-type="float" office:value="13.22592" calcext:value-type="float">
            <text:p>13.22592</text:p>
          </table:table-cell>
          <table:table-cell office:value-type="float" office:value="0.08075067" calcext:value-type="float">
            <text:p>0.08075067</text:p>
          </table:table-cell>
          <table:table-cell office:value-type="float" office:value="0.08851718" calcext:value-type="float">
            <text:p>0.08851718</text:p>
          </table:table-cell>
          <table:table-cell office:value-type="float" office:value="0.06480569" calcext:value-type="float">
            <text:p>0.06480569</text:p>
          </table:table-cell>
          <table:table-cell office:value-type="float" office:value="0.03035377" calcext:value-type="float">
            <text:p>0.03035377</text:p>
          </table:table-cell>
          <table:table-cell office:value-type="float" office:value="0.02781074" calcext:value-type="float">
            <text:p>0.02781074</text:p>
          </table:table-cell>
          <table:table-cell office:value-type="float" office:value="0.01464517" calcext:value-type="float">
            <text:p>0.01464517</text:p>
          </table:table-cell>
          <table:table-cell office:value-type="float" office:value="0.01272219" calcext:value-type="float">
            <text:p>0.01272219</text:p>
          </table:table-cell>
          <table:table-cell office:value-type="float" office:value="0.02630584" calcext:value-type="float">
            <text:p>0.02630584</text:p>
          </table:table-cell>
          <table:table-cell office:value-type="float" office:value="0.02155047" calcext:value-type="float">
            <text:p>0.02155047</text:p>
          </table:table-cell>
          <table:table-cell office:value-type="float" office:value="0.02005196" calcext:value-type="float">
            <text:p>0.02005196</text:p>
          </table:table-cell>
          <table:table-cell office:value-type="float" office:value="0.01876567" calcext:value-type="float">
            <text:p>0.01876567</text:p>
          </table:table-cell>
          <table:table-cell office:value-type="float" office:value="0.02392768" calcext:value-type="float">
            <text:p>0.02392768</text:p>
          </table:table-cell>
          <table:table-cell office:value-type="float" office:value="0.004960827" calcext:value-type="float">
            <text:p>0.004960827</text:p>
          </table:table-cell>
          <table:table-cell office:value-type="float" office:value="0.004377509" calcext:value-type="float">
            <text:p>0.004377509</text:p>
          </table:table-cell>
          <table:table-cell office:value-type="float" office:value="0" calcext:value-type="float">
            <text:p>0</text:p>
          </table:table-cell>
          <table:table-cell office:value-type="float" office:value="20.68536" calcext:value-type="float">
            <text:p>20.68536</text:p>
          </table:table-cell>
          <table:table-cell office:value-type="float" office:value="21.65794" calcext:value-type="float">
            <text:p>21.65794</text:p>
          </table:table-cell>
          <table:table-cell office:value-type="float" office:value="22.634" calcext:value-type="float">
            <text:p>22.634</text:p>
          </table:table-cell>
          <table:table-cell office:value-type="float" office:value="17.26537" calcext:value-type="float">
            <text:p>17.26537</text:p>
          </table:table-cell>
          <table:table-cell office:value-type="float" office:value="13.08956" calcext:value-type="float">
            <text:p>13.08956</text:p>
          </table:table-cell>
          <table:table-cell office:value-type="float" office:value="4.449057" calcext:value-type="float">
            <text:p>4.449057</text:p>
          </table:table-cell>
          <table:table-cell office:value-type="float" office:value="1.267964" calcext:value-type="float">
            <text:p>1.267964</text:p>
          </table:table-cell>
          <table:table-cell office:value-type="float" office:value="1.928655" calcext:value-type="float">
            <text:p>1.928655</text:p>
          </table:table-cell>
          <table:table-cell office:value-type="float" office:value="1.537369" calcext:value-type="float">
            <text:p>1.537369</text:p>
          </table:table-cell>
          <table:table-cell office:value-type="float" office:value="0.63073" calcext:value-type="float">
            <text:p>0.63073</text:p>
          </table:table-cell>
          <table:table-cell office:value-type="float" office:value="0.3050863" calcext:value-type="float">
            <text:p>0.3050863</text:p>
          </table:table-cell>
          <table:table-cell office:value-type="float" office:value="0.408176" calcext:value-type="float">
            <text:p>0.408176</text:p>
          </table:table-cell>
          <table:table-cell office:value-type="float" office:value="0.3232659" calcext:value-type="float">
            <text:p>0.3232659</text:p>
          </table:table-cell>
          <table:table-cell office:value-type="float" office:value="0.3471426" calcext:value-type="float">
            <text:p>0.3471426</text:p>
          </table:table-cell>
          <table:table-cell office:value-type="float" office:value="0" calcext:value-type="float">
            <text:p>0</text:p>
          </table:table-cell>
          <table:table-cell office:value-type="float" office:value="27.0603" calcext:value-type="float">
            <text:p>27.060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0382" calcext:value-type="float">
            <text:p>25.1038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31.5672" calcext:value-type="float">
            <text:p>31.5672</text:p>
          </table:table-cell>
          <table:table-cell office:value-type="float" office:value="1095.573" calcext:value-type="float">
            <text:p>1095.57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66821" calcext:value-type="float">
            <text:p>0.1066821</text:p>
          </table:table-cell>
          <table:table-cell office:value-type="float" office:value="7.373213" calcext:value-type="float">
            <text:p>7.373213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98" calcext:value-type="float">
            <text:p>-0.502298</text:p>
          </table:table-cell>
          <table:table-cell office:value-type="float" office:value="-0.1671741" calcext:value-type="float">
            <text:p>-0.1671741</text:p>
          </table:table-cell>
          <table:table-cell office:value-type="float" office:value="0.001702092" calcext:value-type="float">
            <text:p>0.001702092</text:p>
          </table:table-cell>
          <table:table-cell office:value-type="float" office:value="13.22318" calcext:value-type="float">
            <text:p>13.22318</text:p>
          </table:table-cell>
          <table:table-cell office:value-type="float" office:value="0.08307782" calcext:value-type="float">
            <text:p>0.08307782</text:p>
          </table:table-cell>
          <table:table-cell office:value-type="float" office:value="0.09203696" calcext:value-type="float">
            <text:p>0.09203696</text:p>
          </table:table-cell>
          <table:table-cell office:value-type="float" office:value="0.06718637" calcext:value-type="float">
            <text:p>0.06718637</text:p>
          </table:table-cell>
          <table:table-cell office:value-type="float" office:value="0.03038714" calcext:value-type="float">
            <text:p>0.03038714</text:p>
          </table:table-cell>
          <table:table-cell office:value-type="float" office:value="0.02790525" calcext:value-type="float">
            <text:p>0.02790525</text:p>
          </table:table-cell>
          <table:table-cell office:value-type="float" office:value="0.01475324" calcext:value-type="float">
            <text:p>0.01475324</text:p>
          </table:table-cell>
          <table:table-cell office:value-type="float" office:value="0.01284029" calcext:value-type="float">
            <text:p>0.01284029</text:p>
          </table:table-cell>
          <table:table-cell office:value-type="float" office:value="0.02642643" calcext:value-type="float">
            <text:p>0.02642643</text:p>
          </table:table-cell>
          <table:table-cell office:value-type="float" office:value="0.0216205" calcext:value-type="float">
            <text:p>0.0216205</text:p>
          </table:table-cell>
          <table:table-cell office:value-type="float" office:value="0.02008936" calcext:value-type="float">
            <text:p>0.02008936</text:p>
          </table:table-cell>
          <table:table-cell office:value-type="float" office:value="0.01879588" calcext:value-type="float">
            <text:p>0.01879588</text:p>
          </table:table-cell>
          <table:table-cell office:value-type="float" office:value="0.02395278" calcext:value-type="float">
            <text:p>0.02395278</text:p>
          </table:table-cell>
          <table:table-cell office:value-type="float" office:value="0.004958536" calcext:value-type="float">
            <text:p>0.004958536</text:p>
          </table:table-cell>
          <table:table-cell office:value-type="float" office:value="0.004375481" calcext:value-type="float">
            <text:p>0.004375481</text:p>
          </table:table-cell>
          <table:table-cell office:value-type="float" office:value="0" calcext:value-type="float">
            <text:p>0</text:p>
          </table:table-cell>
          <table:table-cell office:value-type="float" office:value="22.45801" calcext:value-type="float">
            <text:p>22.45801</text:p>
          </table:table-cell>
          <table:table-cell office:value-type="float" office:value="21.64343" calcext:value-type="float">
            <text:p>21.64343</text:p>
          </table:table-cell>
          <table:table-cell office:value-type="float" office:value="22.63561" calcext:value-type="float">
            <text:p>22.63561</text:p>
          </table:table-cell>
          <table:table-cell office:value-type="float" office:value="17.29107" calcext:value-type="float">
            <text:p>17.29107</text:p>
          </table:table-cell>
          <table:table-cell office:value-type="float" office:value="12.92488" calcext:value-type="float">
            <text:p>12.92488</text:p>
          </table:table-cell>
          <table:table-cell office:value-type="float" office:value="4.443232" calcext:value-type="float">
            <text:p>4.443232</text:p>
          </table:table-cell>
          <table:table-cell office:value-type="float" office:value="1.268049" calcext:value-type="float">
            <text:p>1.268049</text:p>
          </table:table-cell>
          <table:table-cell office:value-type="float" office:value="1.929959" calcext:value-type="float">
            <text:p>1.929959</text:p>
          </table:table-cell>
          <table:table-cell office:value-type="float" office:value="1.540257" calcext:value-type="float">
            <text:p>1.540257</text:p>
          </table:table-cell>
          <table:table-cell office:value-type="float" office:value="0.632014" calcext:value-type="float">
            <text:p>0.632014</text:p>
          </table:table-cell>
          <table:table-cell office:value-type="float" office:value="0.3064009" calcext:value-type="float">
            <text:p>0.3064009</text:p>
          </table:table-cell>
          <table:table-cell office:value-type="float" office:value="0.4090663" calcext:value-type="float">
            <text:p>0.4090663</text:p>
          </table:table-cell>
          <table:table-cell office:value-type="float" office:value="0.3228704" calcext:value-type="float">
            <text:p>0.3228704</text:p>
          </table:table-cell>
          <table:table-cell office:value-type="float" office:value="0.3471571" calcext:value-type="float">
            <text:p>0.3471571</text:p>
          </table:table-cell>
          <table:table-cell office:value-type="float" office:value="0" calcext:value-type="float">
            <text:p>0</text:p>
          </table:table-cell>
          <table:table-cell office:value-type="float" office:value="27.08334" calcext:value-type="float">
            <text:p>27.0833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0711" calcext:value-type="float">
            <text:p>25.1071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31.56516" calcext:value-type="float">
            <text:p>31.56516</text:p>
          </table:table-cell>
          <table:table-cell office:value-type="float" office:value="1095.57" calcext:value-type="float">
            <text:p>1095.5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0851" calcext:value-type="float">
            <text:p>0.1070851</text:p>
          </table:table-cell>
          <table:table-cell office:value-type="float" office:value="7.377048" calcext:value-type="float">
            <text:p>7.37704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934" calcext:value-type="float">
            <text:p>-0.5022934</text:p>
          </table:table-cell>
          <table:table-cell office:value-type="float" office:value="-0.1671437" calcext:value-type="float">
            <text:p>-0.1671437</text:p>
          </table:table-cell>
          <table:table-cell office:value-type="float" office:value="0.001702109" calcext:value-type="float">
            <text:p>0.001702109</text:p>
          </table:table-cell>
          <table:table-cell office:value-type="float" office:value="13.21999" calcext:value-type="float">
            <text:p>13.21999</text:p>
          </table:table-cell>
          <table:table-cell office:value-type="float" office:value="0.08502234" calcext:value-type="float">
            <text:p>0.08502234</text:p>
          </table:table-cell>
          <table:table-cell office:value-type="float" office:value="0.0948889" calcext:value-type="float">
            <text:p>0.0948889</text:p>
          </table:table-cell>
          <table:table-cell office:value-type="float" office:value="0.06895547" calcext:value-type="float">
            <text:p>0.06895547</text:p>
          </table:table-cell>
          <table:table-cell office:value-type="float" office:value="0.03050698" calcext:value-type="float">
            <text:p>0.03050698</text:p>
          </table:table-cell>
          <table:table-cell office:value-type="float" office:value="0.02806276" calcext:value-type="float">
            <text:p>0.02806276</text:p>
          </table:table-cell>
          <table:table-cell office:value-type="float" office:value="0.01484984" calcext:value-type="float">
            <text:p>0.01484984</text:p>
          </table:table-cell>
          <table:table-cell office:value-type="float" office:value="0.01296032" calcext:value-type="float">
            <text:p>0.01296032</text:p>
          </table:table-cell>
          <table:table-cell office:value-type="float" office:value="0.02654336" calcext:value-type="float">
            <text:p>0.02654336</text:p>
          </table:table-cell>
          <table:table-cell office:value-type="float" office:value="0.02168952" calcext:value-type="float">
            <text:p>0.02168952</text:p>
          </table:table-cell>
          <table:table-cell office:value-type="float" office:value="0.02012628" calcext:value-type="float">
            <text:p>0.02012628</text:p>
          </table:table-cell>
          <table:table-cell office:value-type="float" office:value="0.01882572" calcext:value-type="float">
            <text:p>0.01882572</text:p>
          </table:table-cell>
          <table:table-cell office:value-type="float" office:value="0.02397749" calcext:value-type="float">
            <text:p>0.02397749</text:p>
          </table:table-cell>
          <table:table-cell office:value-type="float" office:value="0.004956436" calcext:value-type="float">
            <text:p>0.004956436</text:p>
          </table:table-cell>
          <table:table-cell office:value-type="float" office:value="0.004373923" calcext:value-type="float">
            <text:p>0.004373923</text:p>
          </table:table-cell>
          <table:table-cell office:value-type="float" office:value="0" calcext:value-type="float">
            <text:p>0</text:p>
          </table:table-cell>
          <table:table-cell office:value-type="float" office:value="24.47261" calcext:value-type="float">
            <text:p>24.47261</text:p>
          </table:table-cell>
          <table:table-cell office:value-type="float" office:value="21.65911" calcext:value-type="float">
            <text:p>21.65911</text:p>
          </table:table-cell>
          <table:table-cell office:value-type="float" office:value="22.65421" calcext:value-type="float">
            <text:p>22.65421</text:p>
          </table:table-cell>
          <table:table-cell office:value-type="float" office:value="17.30881" calcext:value-type="float">
            <text:p>17.30881</text:p>
          </table:table-cell>
          <table:table-cell office:value-type="float" office:value="12.7941" calcext:value-type="float">
            <text:p>12.7941</text:p>
          </table:table-cell>
          <table:table-cell office:value-type="float" office:value="4.432369" calcext:value-type="float">
            <text:p>4.432369</text:p>
          </table:table-cell>
          <table:table-cell office:value-type="float" office:value="1.271" calcext:value-type="float">
            <text:p>1.271</text:p>
          </table:table-cell>
          <table:table-cell office:value-type="float" office:value="1.930748" calcext:value-type="float">
            <text:p>1.930748</text:p>
          </table:table-cell>
          <table:table-cell office:value-type="float" office:value="1.543006" calcext:value-type="float">
            <text:p>1.543006</text:p>
          </table:table-cell>
          <table:table-cell office:value-type="float" office:value="0.6332798" calcext:value-type="float">
            <text:p>0.6332798</text:p>
          </table:table-cell>
          <table:table-cell office:value-type="float" office:value="0.3076758" calcext:value-type="float">
            <text:p>0.3076758</text:p>
          </table:table-cell>
          <table:table-cell office:value-type="float" office:value="0.4099388" calcext:value-type="float">
            <text:p>0.4099388</text:p>
          </table:table-cell>
          <table:table-cell office:value-type="float" office:value="0.3225353" calcext:value-type="float">
            <text:p>0.3225353</text:p>
          </table:table-cell>
          <table:table-cell office:value-type="float" office:value="0.3471689" calcext:value-type="float">
            <text:p>0.3471689</text:p>
          </table:table-cell>
          <table:table-cell office:value-type="float" office:value="0" calcext:value-type="float">
            <text:p>0</text:p>
          </table:table-cell>
          <table:table-cell office:value-type="float" office:value="27.09989" calcext:value-type="float">
            <text:p>27.09989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1031" calcext:value-type="float">
            <text:p>25.1103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31.563" calcext:value-type="float">
            <text:p>31.563</text:p>
          </table:table-cell>
          <table:table-cell office:value-type="float" office:value="1095.567" calcext:value-type="float">
            <text:p>1095.56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4436" calcext:value-type="float">
            <text:p>0.1074436</text:p>
          </table:table-cell>
          <table:table-cell office:value-type="float" office:value="7.380979" calcext:value-type="float">
            <text:p>7.380979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913" calcext:value-type="float">
            <text:p>-0.5022913</text:p>
          </table:table-cell>
          <table:table-cell office:value-type="float" office:value="-0.167113" calcext:value-type="float">
            <text:p>-0.167113</text:p>
          </table:table-cell>
          <table:table-cell office:value-type="float" office:value="0.001702142" calcext:value-type="float">
            <text:p>0.001702142</text:p>
          </table:table-cell>
          <table:table-cell office:value-type="float" office:value="13.21662" calcext:value-type="float">
            <text:p>13.21662</text:p>
          </table:table-cell>
          <table:table-cell office:value-type="float" office:value="0.08782765" calcext:value-type="float">
            <text:p>0.08782765</text:p>
          </table:table-cell>
          <table:table-cell office:value-type="float" office:value="0.09715531" calcext:value-type="float">
            <text:p>0.09715531</text:p>
          </table:table-cell>
          <table:table-cell office:value-type="float" office:value="0.07033101" calcext:value-type="float">
            <text:p>0.07033101</text:p>
          </table:table-cell>
          <table:table-cell office:value-type="float" office:value="0.03073845" calcext:value-type="float">
            <text:p>0.03073845</text:p>
          </table:table-cell>
          <table:table-cell office:value-type="float" office:value="0.02827977" calcext:value-type="float">
            <text:p>0.02827977</text:p>
          </table:table-cell>
          <table:table-cell office:value-type="float" office:value="0.01494516" calcext:value-type="float">
            <text:p>0.01494516</text:p>
          </table:table-cell>
          <table:table-cell office:value-type="float" office:value="0.013079" calcext:value-type="float">
            <text:p>0.013079</text:p>
          </table:table-cell>
          <table:table-cell office:value-type="float" office:value="0.02665752" calcext:value-type="float">
            <text:p>0.02665752</text:p>
          </table:table-cell>
          <table:table-cell office:value-type="float" office:value="0.02175775" calcext:value-type="float">
            <text:p>0.02175775</text:p>
          </table:table-cell>
          <table:table-cell office:value-type="float" office:value="0.02016281" calcext:value-type="float">
            <text:p>0.02016281</text:p>
          </table:table-cell>
          <table:table-cell office:value-type="float" office:value="0.01885524" calcext:value-type="float">
            <text:p>0.01885524</text:p>
          </table:table-cell>
          <table:table-cell office:value-type="float" office:value="0.02400186" calcext:value-type="float">
            <text:p>0.02400186</text:p>
          </table:table-cell>
          <table:table-cell office:value-type="float" office:value="0.004954469" calcext:value-type="float">
            <text:p>0.004954469</text:p>
          </table:table-cell>
          <table:table-cell office:value-type="float" office:value="0.004372702" calcext:value-type="float">
            <text:p>0.004372702</text:p>
          </table:table-cell>
          <table:table-cell office:value-type="float" office:value="0" calcext:value-type="float">
            <text:p>0</text:p>
          </table:table-cell>
          <table:table-cell office:value-type="float" office:value="28.60453" calcext:value-type="float">
            <text:p>28.60453</text:p>
          </table:table-cell>
          <table:table-cell office:value-type="float" office:value="21.74856" calcext:value-type="float">
            <text:p>21.74856</text:p>
          </table:table-cell>
          <table:table-cell office:value-type="float" office:value="22.67091" calcext:value-type="float">
            <text:p>22.67091</text:p>
          </table:table-cell>
          <table:table-cell office:value-type="float" office:value="17.30703" calcext:value-type="float">
            <text:p>17.30703</text:p>
          </table:table-cell>
          <table:table-cell office:value-type="float" office:value="12.71994" calcext:value-type="float">
            <text:p>12.71994</text:p>
          </table:table-cell>
          <table:table-cell office:value-type="float" office:value="4.420057" calcext:value-type="float">
            <text:p>4.420057</text:p>
          </table:table-cell>
          <table:table-cell office:value-type="float" office:value="1.275451" calcext:value-type="float">
            <text:p>1.275451</text:p>
          </table:table-cell>
          <table:table-cell office:value-type="float" office:value="1.931241" calcext:value-type="float">
            <text:p>1.931241</text:p>
          </table:table-cell>
          <table:table-cell office:value-type="float" office:value="1.54562" calcext:value-type="float">
            <text:p>1.54562</text:p>
          </table:table-cell>
          <table:table-cell office:value-type="float" office:value="0.6345266" calcext:value-type="float">
            <text:p>0.6345266</text:p>
          </table:table-cell>
          <table:table-cell office:value-type="float" office:value="0.3089153" calcext:value-type="float">
            <text:p>0.3089153</text:p>
          </table:table-cell>
          <table:table-cell office:value-type="float" office:value="0.4107943" calcext:value-type="float">
            <text:p>0.4107943</text:p>
          </table:table-cell>
          <table:table-cell office:value-type="float" office:value="0.3222416" calcext:value-type="float">
            <text:p>0.3222416</text:p>
          </table:table-cell>
          <table:table-cell office:value-type="float" office:value="0.347181" calcext:value-type="float">
            <text:p>0.347181</text:p>
          </table:table-cell>
          <table:table-cell office:value-type="float" office:value="0" calcext:value-type="float">
            <text:p>0</text:p>
          </table:table-cell>
          <table:table-cell office:value-type="float" office:value="27.10492" calcext:value-type="float">
            <text:p>27.1049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1342" calcext:value-type="float">
            <text:p>25.1134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31.56063" calcext:value-type="float">
            <text:p>31.56063</text:p>
          </table:table-cell>
          <table:table-cell office:value-type="float" office:value="1095.564" calcext:value-type="float">
            <text:p>1095.564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5954" calcext:value-type="float">
            <text:p>0.1075954</text:p>
          </table:table-cell>
          <table:table-cell office:value-type="float" office:value="7.385191" calcext:value-type="float">
            <text:p>7.38519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887" calcext:value-type="float">
            <text:p>-0.5022887</text:p>
          </table:table-cell>
          <table:table-cell office:value-type="float" office:value="-0.1670845" calcext:value-type="float">
            <text:p>-0.1670845</text:p>
          </table:table-cell>
          <table:table-cell office:value-type="float" office:value="0.001702336" calcext:value-type="float">
            <text:p>0.001702336</text:p>
          </table:table-cell>
          <table:table-cell office:value-type="float" office:value="13.21314" calcext:value-type="float">
            <text:p>13.21314</text:p>
          </table:table-cell>
          <table:table-cell office:value-type="float" office:value="0.09048663" calcext:value-type="float">
            <text:p>0.09048663</text:p>
          </table:table-cell>
          <table:table-cell office:value-type="float" office:value="0.09684708" calcext:value-type="float">
            <text:p>0.09684708</text:p>
          </table:table-cell>
          <table:table-cell office:value-type="float" office:value="0.0703605" calcext:value-type="float">
            <text:p>0.0703605</text:p>
          </table:table-cell>
          <table:table-cell office:value-type="float" office:value="0.03096882" calcext:value-type="float">
            <text:p>0.03096882</text:p>
          </table:table-cell>
          <table:table-cell office:value-type="float" office:value="0.02844917" calcext:value-type="float">
            <text:p>0.02844917</text:p>
          </table:table-cell>
          <table:table-cell office:value-type="float" office:value="0.01502836" calcext:value-type="float">
            <text:p>0.01502836</text:p>
          </table:table-cell>
          <table:table-cell office:value-type="float" office:value="0.01319182" calcext:value-type="float">
            <text:p>0.01319182</text:p>
          </table:table-cell>
          <table:table-cell office:value-type="float" office:value="0.0267688" calcext:value-type="float">
            <text:p>0.0267688</text:p>
          </table:table-cell>
          <table:table-cell office:value-type="float" office:value="0.02182528" calcext:value-type="float">
            <text:p>0.02182528</text:p>
          </table:table-cell>
          <table:table-cell office:value-type="float" office:value="0.02019897" calcext:value-type="float">
            <text:p>0.02019897</text:p>
          </table:table-cell>
          <table:table-cell office:value-type="float" office:value="0.01888445" calcext:value-type="float">
            <text:p>0.01888445</text:p>
          </table:table-cell>
          <table:table-cell office:value-type="float" office:value="0.02402588" calcext:value-type="float">
            <text:p>0.02402588</text:p>
          </table:table-cell>
          <table:table-cell office:value-type="float" office:value="0.004952842" calcext:value-type="float">
            <text:p>0.004952842</text:p>
          </table:table-cell>
          <table:table-cell office:value-type="float" office:value="0.004372454" calcext:value-type="float">
            <text:p>0.004372454</text:p>
          </table:table-cell>
          <table:table-cell office:value-type="float" office:value="0" calcext:value-type="float">
            <text:p>0</text:p>
          </table:table-cell>
          <table:table-cell office:value-type="float" office:value="33.65504" calcext:value-type="float">
            <text:p>33.65504</text:p>
          </table:table-cell>
          <table:table-cell office:value-type="float" office:value="21.94917" calcext:value-type="float">
            <text:p>21.94917</text:p>
          </table:table-cell>
          <table:table-cell office:value-type="float" office:value="22.70373" calcext:value-type="float">
            <text:p>22.70373</text:p>
          </table:table-cell>
          <table:table-cell office:value-type="float" office:value="17.32277" calcext:value-type="float">
            <text:p>17.32277</text:p>
          </table:table-cell>
          <table:table-cell office:value-type="float" office:value="12.64292" calcext:value-type="float">
            <text:p>12.64292</text:p>
          </table:table-cell>
          <table:table-cell office:value-type="float" office:value="4.409682" calcext:value-type="float">
            <text:p>4.409682</text:p>
          </table:table-cell>
          <table:table-cell office:value-type="float" office:value="1.281566" calcext:value-type="float">
            <text:p>1.281566</text:p>
          </table:table-cell>
          <table:table-cell office:value-type="float" office:value="1.931504" calcext:value-type="float">
            <text:p>1.931504</text:p>
          </table:table-cell>
          <table:table-cell office:value-type="float" office:value="1.548094" calcext:value-type="float">
            <text:p>1.548094</text:p>
          </table:table-cell>
          <table:table-cell office:value-type="float" office:value="0.6357527" calcext:value-type="float">
            <text:p>0.6357527</text:p>
          </table:table-cell>
          <table:table-cell office:value-type="float" office:value="0.3101228" calcext:value-type="float">
            <text:p>0.3101228</text:p>
          </table:table-cell>
          <table:table-cell office:value-type="float" office:value="0.4116355" calcext:value-type="float">
            <text:p>0.4116355</text:p>
          </table:table-cell>
          <table:table-cell office:value-type="float" office:value="0.3220565" calcext:value-type="float">
            <text:p>0.3220565</text:p>
          </table:table-cell>
          <table:table-cell office:value-type="float" office:value="0.3471891" calcext:value-type="float">
            <text:p>0.3471891</text:p>
          </table:table-cell>
          <table:table-cell office:value-type="float" office:value="0" calcext:value-type="float">
            <text:p>0</text:p>
          </table:table-cell>
          <table:table-cell office:value-type="float" office:value="27.08858" calcext:value-type="float">
            <text:p>27.0885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1684" calcext:value-type="float">
            <text:p>25.1168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31.55835" calcext:value-type="float">
            <text:p>31.55835</text:p>
          </table:table-cell>
          <table:table-cell office:value-type="float" office:value="1095.562" calcext:value-type="float">
            <text:p>1095.56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4631" calcext:value-type="float">
            <text:p>0.1074631</text:p>
          </table:table-cell>
          <table:table-cell office:value-type="float" office:value="7.389517" calcext:value-type="float">
            <text:p>7.389517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883" calcext:value-type="float">
            <text:p>-0.5022883</text:p>
          </table:table-cell>
          <table:table-cell office:value-type="float" office:value="-0.1670603" calcext:value-type="float">
            <text:p>-0.1670603</text:p>
          </table:table-cell>
          <table:table-cell office:value-type="float" office:value="0.0017028" calcext:value-type="float">
            <text:p>0.0017028</text:p>
          </table:table-cell>
          <table:table-cell office:value-type="float" office:value="13.21028" calcext:value-type="float">
            <text:p>13.21028</text:p>
          </table:table-cell>
          <table:table-cell office:value-type="float" office:value="0.08510394" calcext:value-type="float">
            <text:p>0.08510394</text:p>
          </table:table-cell>
          <table:table-cell office:value-type="float" office:value="0.09427617" calcext:value-type="float">
            <text:p>0.09427617</text:p>
          </table:table-cell>
          <table:table-cell office:value-type="float" office:value="0.06929446" calcext:value-type="float">
            <text:p>0.06929446</text:p>
          </table:table-cell>
          <table:table-cell office:value-type="float" office:value="0.03106155" calcext:value-type="float">
            <text:p>0.03106155</text:p>
          </table:table-cell>
          <table:table-cell office:value-type="float" office:value="0.02853508" calcext:value-type="float">
            <text:p>0.02853508</text:p>
          </table:table-cell>
          <table:table-cell office:value-type="float" office:value="0.0150918" calcext:value-type="float">
            <text:p>0.0150918</text:p>
          </table:table-cell>
          <table:table-cell office:value-type="float" office:value="0.01329522" calcext:value-type="float">
            <text:p>0.01329522</text:p>
          </table:table-cell>
          <table:table-cell office:value-type="float" office:value="0.02687602" calcext:value-type="float">
            <text:p>0.02687602</text:p>
          </table:table-cell>
          <table:table-cell office:value-type="float" office:value="0.02189188" calcext:value-type="float">
            <text:p>0.02189188</text:p>
          </table:table-cell>
          <table:table-cell office:value-type="float" office:value="0.02023483" calcext:value-type="float">
            <text:p>0.02023483</text:p>
          </table:table-cell>
          <table:table-cell office:value-type="float" office:value="0.01891338" calcext:value-type="float">
            <text:p>0.01891338</text:p>
          </table:table-cell>
          <table:table-cell office:value-type="float" office:value="0.02404962" calcext:value-type="float">
            <text:p>0.02404962</text:p>
          </table:table-cell>
          <table:table-cell office:value-type="float" office:value="0.004951278" calcext:value-type="float">
            <text:p>0.004951278</text:p>
          </table:table-cell>
          <table:table-cell office:value-type="float" office:value="0.004372201" calcext:value-type="float">
            <text:p>0.004372201</text:p>
          </table:table-cell>
          <table:table-cell office:value-type="float" office:value="0" calcext:value-type="float">
            <text:p>0</text:p>
          </table:table-cell>
          <table:table-cell office:value-type="float" office:value="37.43181" calcext:value-type="float">
            <text:p>37.43181</text:p>
          </table:table-cell>
          <table:table-cell office:value-type="float" office:value="22.57995" calcext:value-type="float">
            <text:p>22.57995</text:p>
          </table:table-cell>
          <table:table-cell office:value-type="float" office:value="22.77636" calcext:value-type="float">
            <text:p>22.77636</text:p>
          </table:table-cell>
          <table:table-cell office:value-type="float" office:value="17.3541" calcext:value-type="float">
            <text:p>17.3541</text:p>
          </table:table-cell>
          <table:table-cell office:value-type="float" office:value="12.53877" calcext:value-type="float">
            <text:p>12.53877</text:p>
          </table:table-cell>
          <table:table-cell office:value-type="float" office:value="4.40087" calcext:value-type="float">
            <text:p>4.40087</text:p>
          </table:table-cell>
          <table:table-cell office:value-type="float" office:value="1.28867" calcext:value-type="float">
            <text:p>1.28867</text:p>
          </table:table-cell>
          <table:table-cell office:value-type="float" office:value="1.931704" calcext:value-type="float">
            <text:p>1.931704</text:p>
          </table:table-cell>
          <table:table-cell office:value-type="float" office:value="1.550433" calcext:value-type="float">
            <text:p>1.550433</text:p>
          </table:table-cell>
          <table:table-cell office:value-type="float" office:value="0.6369587" calcext:value-type="float">
            <text:p>0.6369587</text:p>
          </table:table-cell>
          <table:table-cell office:value-type="float" office:value="0.3113015" calcext:value-type="float">
            <text:p>0.3113015</text:p>
          </table:table-cell>
          <table:table-cell office:value-type="float" office:value="0.4124647" calcext:value-type="float">
            <text:p>0.4124647</text:p>
          </table:table-cell>
          <table:table-cell office:value-type="float" office:value="0.3218759" calcext:value-type="float">
            <text:p>0.3218759</text:p>
          </table:table-cell>
          <table:table-cell office:value-type="float" office:value="0.3471952" calcext:value-type="float">
            <text:p>0.3471952</text:p>
          </table:table-cell>
          <table:table-cell office:value-type="float" office:value="0" calcext:value-type="float">
            <text:p>0</text:p>
          </table:table-cell>
          <table:table-cell office:value-type="float" office:value="27.04064" calcext:value-type="float">
            <text:p>27.0406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2019" calcext:value-type="float">
            <text:p>25.1201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31.55624" calcext:value-type="float">
            <text:p>31.55624</text:p>
          </table:table-cell>
          <table:table-cell office:value-type="float" office:value="1095.559" calcext:value-type="float">
            <text:p>1095.559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2847" calcext:value-type="float">
            <text:p>0.1072847</text:p>
          </table:table-cell>
          <table:table-cell office:value-type="float" office:value="7.393581" calcext:value-type="float">
            <text:p>7.393581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876" calcext:value-type="float">
            <text:p>-0.5022876</text:p>
          </table:table-cell>
          <table:table-cell office:value-type="float" office:value="-0.1670369" calcext:value-type="float">
            <text:p>-0.1670369</text:p>
          </table:table-cell>
          <table:table-cell office:value-type="float" office:value="0.001703476" calcext:value-type="float">
            <text:p>0.001703476</text:p>
          </table:table-cell>
          <table:table-cell office:value-type="float" office:value="13.20799" calcext:value-type="float">
            <text:p>13.20799</text:p>
          </table:table-cell>
          <table:table-cell office:value-type="float" office:value="0.07408332" calcext:value-type="float">
            <text:p>0.07408332</text:p>
          </table:table-cell>
          <table:table-cell office:value-type="float" office:value="0.09126873" calcext:value-type="float">
            <text:p>0.09126873</text:p>
          </table:table-cell>
          <table:table-cell office:value-type="float" office:value="0.06788997" calcext:value-type="float">
            <text:p>0.06788997</text:p>
          </table:table-cell>
          <table:table-cell office:value-type="float" office:value="0.03102965" calcext:value-type="float">
            <text:p>0.03102965</text:p>
          </table:table-cell>
          <table:table-cell office:value-type="float" office:value="0.0285853" calcext:value-type="float">
            <text:p>0.0285853</text:p>
          </table:table-cell>
          <table:table-cell office:value-type="float" office:value="0.01513495" calcext:value-type="float">
            <text:p>0.01513495</text:p>
          </table:table-cell>
          <table:table-cell office:value-type="float" office:value="0.01338739" calcext:value-type="float">
            <text:p>0.01338739</text:p>
          </table:table-cell>
          <table:table-cell office:value-type="float" office:value="0.0269787" calcext:value-type="float">
            <text:p>0.0269787</text:p>
          </table:table-cell>
          <table:table-cell office:value-type="float" office:value="0.02195714" calcext:value-type="float">
            <text:p>0.02195714</text:p>
          </table:table-cell>
          <table:table-cell office:value-type="float" office:value="0.02027037" calcext:value-type="float">
            <text:p>0.02027037</text:p>
          </table:table-cell>
          <table:table-cell office:value-type="float" office:value="0.01894205" calcext:value-type="float">
            <text:p>0.01894205</text:p>
          </table:table-cell>
          <table:table-cell office:value-type="float" office:value="0.02407311" calcext:value-type="float">
            <text:p>0.02407311</text:p>
          </table:table-cell>
          <table:table-cell office:value-type="float" office:value="0.004949764" calcext:value-type="float">
            <text:p>0.004949764</text:p>
          </table:table-cell>
          <table:table-cell office:value-type="float" office:value="0.004371982" calcext:value-type="float">
            <text:p>0.004371982</text:p>
          </table:table-cell>
          <table:table-cell office:value-type="float" office:value="0" calcext:value-type="float">
            <text:p>0</text:p>
          </table:table-cell>
          <table:table-cell office:value-type="float" office:value="33.2554" calcext:value-type="float">
            <text:p>33.2554</text:p>
          </table:table-cell>
          <table:table-cell office:value-type="float" office:value="23.3028" calcext:value-type="float">
            <text:p>23.3028</text:p>
          </table:table-cell>
          <table:table-cell office:value-type="float" office:value="22.8935" calcext:value-type="float">
            <text:p>22.8935</text:p>
          </table:table-cell>
          <table:table-cell office:value-type="float" office:value="17.37353" calcext:value-type="float">
            <text:p>17.37353</text:p>
          </table:table-cell>
          <table:table-cell office:value-type="float" office:value="12.43328" calcext:value-type="float">
            <text:p>12.43328</text:p>
          </table:table-cell>
          <table:table-cell office:value-type="float" office:value="4.390291" calcext:value-type="float">
            <text:p>4.390291</text:p>
          </table:table-cell>
          <table:table-cell office:value-type="float" office:value="1.296037" calcext:value-type="float">
            <text:p>1.296037</text:p>
          </table:table-cell>
          <table:table-cell office:value-type="float" office:value="1.931966" calcext:value-type="float">
            <text:p>1.931966</text:p>
          </table:table-cell>
          <table:table-cell office:value-type="float" office:value="1.552654" calcext:value-type="float">
            <text:p>1.552654</text:p>
          </table:table-cell>
          <table:table-cell office:value-type="float" office:value="0.6381431" calcext:value-type="float">
            <text:p>0.6381431</text:p>
          </table:table-cell>
          <table:table-cell office:value-type="float" office:value="0.3124541" calcext:value-type="float">
            <text:p>0.3124541</text:p>
          </table:table-cell>
          <table:table-cell office:value-type="float" office:value="0.4132807" calcext:value-type="float">
            <text:p>0.4132807</text:p>
          </table:table-cell>
          <table:table-cell office:value-type="float" office:value="0.3217009" calcext:value-type="float">
            <text:p>0.3217009</text:p>
          </table:table-cell>
          <table:table-cell office:value-type="float" office:value="0.3472012" calcext:value-type="float">
            <text:p>0.3472012</text:p>
          </table:table-cell>
          <table:table-cell office:value-type="float" office:value="0" calcext:value-type="float">
            <text:p>0</text:p>
          </table:table-cell>
          <table:table-cell office:value-type="float" office:value="27.03895" calcext:value-type="float">
            <text:p>27.0389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2322" calcext:value-type="float">
            <text:p>25.1232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31.55406" calcext:value-type="float">
            <text:p>31.55406</text:p>
          </table:table-cell>
          <table:table-cell office:value-type="float" office:value="1095.557" calcext:value-type="float">
            <text:p>1095.557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2039" calcext:value-type="float">
            <text:p>0.1072039</text:p>
          </table:table-cell>
          <table:table-cell office:value-type="float" office:value="7.397624" calcext:value-type="float">
            <text:p>7.39762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2732" calcext:value-type="float">
            <text:p>2.662732</text:p>
          </table:table-cell>
          <table:table-cell office:value-type="float" office:value="-0.5022877" calcext:value-type="float">
            <text:p>-0.5022877</text:p>
          </table:table-cell>
          <table:table-cell office:value-type="float" office:value="-0.1670114" calcext:value-type="float">
            <text:p>-0.1670114</text:p>
          </table:table-cell>
          <table:table-cell office:value-type="float" office:value="0.00170351" calcext:value-type="float">
            <text:p>0.00170351</text:p>
          </table:table-cell>
          <table:table-cell office:value-type="float" office:value="13.20531" calcext:value-type="float">
            <text:p>13.20531</text:p>
          </table:table-cell>
          <table:table-cell office:value-type="float" office:value="0.06937053" calcext:value-type="float">
            <text:p>0.06937053</text:p>
          </table:table-cell>
          <table:table-cell office:value-type="float" office:value="0.08848598" calcext:value-type="float">
            <text:p>0.08848598</text:p>
          </table:table-cell>
          <table:table-cell office:value-type="float" office:value="0.06649366" calcext:value-type="float">
            <text:p>0.06649366</text:p>
          </table:table-cell>
          <table:table-cell office:value-type="float" office:value="0.03090944" calcext:value-type="float">
            <text:p>0.03090944</text:p>
          </table:table-cell>
          <table:table-cell office:value-type="float" office:value="0.02866157" calcext:value-type="float">
            <text:p>0.02866157</text:p>
          </table:table-cell>
          <table:table-cell office:value-type="float" office:value="0.01516812" calcext:value-type="float">
            <text:p>0.01516812</text:p>
          </table:table-cell>
          <table:table-cell office:value-type="float" office:value="0.01347074" calcext:value-type="float">
            <text:p>0.01347074</text:p>
          </table:table-cell>
          <table:table-cell office:value-type="float" office:value="0.02707706" calcext:value-type="float">
            <text:p>0.02707706</text:p>
          </table:table-cell>
          <table:table-cell office:value-type="float" office:value="0.02202085" calcext:value-type="float">
            <text:p>0.02202085</text:p>
          </table:table-cell>
          <table:table-cell office:value-type="float" office:value="0.02030555" calcext:value-type="float">
            <text:p>0.02030555</text:p>
          </table:table-cell>
          <table:table-cell office:value-type="float" office:value="0.01897047" calcext:value-type="float">
            <text:p>0.01897047</text:p>
          </table:table-cell>
          <table:table-cell office:value-type="float" office:value="0.02409635" calcext:value-type="float">
            <text:p>0.02409635</text:p>
          </table:table-cell>
          <table:table-cell office:value-type="float" office:value="0.004948073" calcext:value-type="float">
            <text:p>0.004948073</text:p>
          </table:table-cell>
          <table:table-cell office:value-type="float" office:value="0.004370857" calcext:value-type="float">
            <text:p>0.004370857</text:p>
          </table:table-cell>
          <table:table-cell office:value-type="float" office:value="0" calcext:value-type="float">
            <text:p>0</text:p>
          </table:table-cell>
          <table:table-cell office:value-type="float" office:value="28.63306" calcext:value-type="float">
            <text:p>28.63306</text:p>
          </table:table-cell>
          <table:table-cell office:value-type="float" office:value="23.23409" calcext:value-type="float">
            <text:p>23.23409</text:p>
          </table:table-cell>
          <table:table-cell office:value-type="float" office:value="22.99548" calcext:value-type="float">
            <text:p>22.99548</text:p>
          </table:table-cell>
          <table:table-cell office:value-type="float" office:value="17.3204" calcext:value-type="float">
            <text:p>17.3204</text:p>
          </table:table-cell>
          <table:table-cell office:value-type="float" office:value="12.39402" calcext:value-type="float">
            <text:p>12.39402</text:p>
          </table:table-cell>
          <table:table-cell office:value-type="float" office:value="4.379776" calcext:value-type="float">
            <text:p>4.379776</text:p>
          </table:table-cell>
          <table:table-cell office:value-type="float" office:value="1.303616" calcext:value-type="float">
            <text:p>1.303616</text:p>
          </table:table-cell>
          <table:table-cell office:value-type="float" office:value="1.932229" calcext:value-type="float">
            <text:p>1.932229</text:p>
          </table:table-cell>
          <table:table-cell office:value-type="float" office:value="1.554761" calcext:value-type="float">
            <text:p>1.554761</text:p>
          </table:table-cell>
          <table:table-cell office:value-type="float" office:value="0.6393073" calcext:value-type="float">
            <text:p>0.6393073</text:p>
          </table:table-cell>
          <table:table-cell office:value-type="float" office:value="0.3135827" calcext:value-type="float">
            <text:p>0.3135827</text:p>
          </table:table-cell>
          <table:table-cell office:value-type="float" office:value="0.4140789" calcext:value-type="float">
            <text:p>0.4140789</text:p>
          </table:table-cell>
          <table:table-cell office:value-type="float" office:value="0.3214456" calcext:value-type="float">
            <text:p>0.3214456</text:p>
          </table:table-cell>
          <table:table-cell office:value-type="float" office:value="0.347204" calcext:value-type="float">
            <text:p>0.347204</text:p>
          </table:table-cell>
          <table:table-cell office:value-type="float" office:value="0" calcext:value-type="float">
            <text:p>0</text:p>
          </table:table-cell>
          <table:table-cell office:value-type="float" office:value="27.06274" calcext:value-type="float">
            <text:p>27.06274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2668" calcext:value-type="float">
            <text:p>25.12668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31.55199" calcext:value-type="float">
            <text:p>31.55199</text:p>
          </table:table-cell>
          <table:table-cell office:value-type="float" office:value="1095.555" calcext:value-type="float">
            <text:p>1095.55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2082" calcext:value-type="float">
            <text:p>0.1072082</text:p>
          </table:table-cell>
          <table:table-cell office:value-type="float" office:value="7.402208" calcext:value-type="float">
            <text:p>7.40220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1935" calcext:value-type="float">
            <text:p>2.661935</text:p>
          </table:table-cell>
          <table:table-cell office:value-type="float" office:value="-0.502287" calcext:value-type="float">
            <text:p>-0.502287</text:p>
          </table:table-cell>
          <table:table-cell office:value-type="float" office:value="-0.1669849" calcext:value-type="float">
            <text:p>-0.1669849</text:p>
          </table:table-cell>
          <table:table-cell office:value-type="float" office:value="0.001704606" calcext:value-type="float">
            <text:p>0.001704606</text:p>
          </table:table-cell>
          <table:table-cell office:value-type="float" office:value="13.20284" calcext:value-type="float">
            <text:p>13.20284</text:p>
          </table:table-cell>
          <table:table-cell office:value-type="float" office:value="0.07178282" calcext:value-type="float">
            <text:p>0.07178282</text:p>
          </table:table-cell>
          <table:table-cell office:value-type="float" office:value="0.08674936" calcext:value-type="float">
            <text:p>0.08674936</text:p>
          </table:table-cell>
          <table:table-cell office:value-type="float" office:value="0.06528652" calcext:value-type="float">
            <text:p>0.06528652</text:p>
          </table:table-cell>
          <table:table-cell office:value-type="float" office:value="0.03075263" calcext:value-type="float">
            <text:p>0.03075263</text:p>
          </table:table-cell>
          <table:table-cell office:value-type="float" office:value="0.02877366" calcext:value-type="float">
            <text:p>0.02877366</text:p>
          </table:table-cell>
          <table:table-cell office:value-type="float" office:value="0.01519817" calcext:value-type="float">
            <text:p>0.01519817</text:p>
          </table:table-cell>
          <table:table-cell office:value-type="float" office:value="0.01354661" calcext:value-type="float">
            <text:p>0.01354661</text:p>
          </table:table-cell>
          <table:table-cell office:value-type="float" office:value="0.0271715" calcext:value-type="float">
            <text:p>0.0271715</text:p>
          </table:table-cell>
          <table:table-cell office:value-type="float" office:value="0.02208267" calcext:value-type="float">
            <text:p>0.02208267</text:p>
          </table:table-cell>
          <table:table-cell office:value-type="float" office:value="0.02033976" calcext:value-type="float">
            <text:p>0.02033976</text:p>
          </table:table-cell>
          <table:table-cell office:value-type="float" office:value="0.01899857" calcext:value-type="float">
            <text:p>0.01899857</text:p>
          </table:table-cell>
          <table:table-cell office:value-type="float" office:value="0.0241198" calcext:value-type="float">
            <text:p>0.0241198</text:p>
          </table:table-cell>
          <table:table-cell office:value-type="float" office:value="0.004959631" calcext:value-type="float">
            <text:p>0.004959631</text:p>
          </table:table-cell>
          <table:table-cell office:value-type="float" office:value="0.004357327" calcext:value-type="float">
            <text:p>0.004357327</text:p>
          </table:table-cell>
          <table:table-cell office:value-type="float" office:value="0" calcext:value-type="float">
            <text:p>0</text:p>
          </table:table-cell>
          <table:table-cell office:value-type="float" office:value="32.34467" calcext:value-type="float">
            <text:p>32.34467</text:p>
          </table:table-cell>
          <table:table-cell office:value-type="float" office:value="23.34167" calcext:value-type="float">
            <text:p>23.34167</text:p>
          </table:table-cell>
          <table:table-cell office:value-type="float" office:value="23.04654" calcext:value-type="float">
            <text:p>23.04654</text:p>
          </table:table-cell>
          <table:table-cell office:value-type="float" office:value="17.16806" calcext:value-type="float">
            <text:p>17.16806</text:p>
          </table:table-cell>
          <table:table-cell office:value-type="float" office:value="12.45262" calcext:value-type="float">
            <text:p>12.45262</text:p>
          </table:table-cell>
          <table:table-cell office:value-type="float" office:value="4.372283" calcext:value-type="float">
            <text:p>4.372283</text:p>
          </table:table-cell>
          <table:table-cell office:value-type="float" office:value="1.311402" calcext:value-type="float">
            <text:p>1.311402</text:p>
          </table:table-cell>
          <table:table-cell office:value-type="float" office:value="1.932502" calcext:value-type="float">
            <text:p>1.932502</text:p>
          </table:table-cell>
          <table:table-cell office:value-type="float" office:value="1.556767" calcext:value-type="float">
            <text:p>1.556767</text:p>
          </table:table-cell>
          <table:table-cell office:value-type="float" office:value="0.6404524" calcext:value-type="float">
            <text:p>0.6404524</text:p>
          </table:table-cell>
          <table:table-cell office:value-type="float" office:value="0.3147057" calcext:value-type="float">
            <text:p>0.3147057</text:p>
          </table:table-cell>
          <table:table-cell office:value-type="float" office:value="0.4151568" calcext:value-type="float">
            <text:p>0.4151568</text:p>
          </table:table-cell>
          <table:table-cell office:value-type="float" office:value="0.3265811" calcext:value-type="float">
            <text:p>0.3265811</text:p>
          </table:table-cell>
          <table:table-cell office:value-type="float" office:value="0.3429799" calcext:value-type="float">
            <text:p>0.3429799</text:p>
          </table:table-cell>
          <table:table-cell office:value-type="float" office:value="0" calcext:value-type="float">
            <text:p>0</text:p>
          </table:table-cell>
          <table:table-cell office:value-type="float" office:value="27.06055" calcext:value-type="float">
            <text:p>27.0605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299" calcext:value-type="float">
            <text:p>25.1299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31.54997" calcext:value-type="float">
            <text:p>31.54997</text:p>
          </table:table-cell>
          <table:table-cell office:value-type="float" office:value="1095.552" calcext:value-type="float">
            <text:p>1095.552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1261" calcext:value-type="float">
            <text:p>0.1071261</text:p>
          </table:table-cell>
          <table:table-cell office:value-type="float" office:value="7.406794" calcext:value-type="float">
            <text:p>7.40679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1126" calcext:value-type="float">
            <text:p>2.661126</text:p>
          </table:table-cell>
          <table:table-cell office:value-type="float" office:value="-0.5022873" calcext:value-type="float">
            <text:p>-0.5022873</text:p>
          </table:table-cell>
          <table:table-cell office:value-type="float" office:value="-0.1669593" calcext:value-type="float">
            <text:p>-0.1669593</text:p>
          </table:table-cell>
          <table:table-cell office:value-type="float" office:value="0.001706443" calcext:value-type="float">
            <text:p>0.001706443</text:p>
          </table:table-cell>
          <table:table-cell office:value-type="float" office:value="13.20057" calcext:value-type="float">
            <text:p>13.20057</text:p>
          </table:table-cell>
          <table:table-cell office:value-type="float" office:value="0.06534162" calcext:value-type="float">
            <text:p>0.06534162</text:p>
          </table:table-cell>
          <table:table-cell office:value-type="float" office:value="0.08487103" calcext:value-type="float">
            <text:p>0.08487103</text:p>
          </table:table-cell>
          <table:table-cell office:value-type="float" office:value="0.0641255" calcext:value-type="float">
            <text:p>0.0641255</text:p>
          </table:table-cell>
          <table:table-cell office:value-type="float" office:value="0.03054055" calcext:value-type="float">
            <text:p>0.03054055</text:p>
          </table:table-cell>
          <table:table-cell office:value-type="float" office:value="0.02881908" calcext:value-type="float">
            <text:p>0.02881908</text:p>
          </table:table-cell>
          <table:table-cell office:value-type="float" office:value="0.01521877" calcext:value-type="float">
            <text:p>0.01521877</text:p>
          </table:table-cell>
          <table:table-cell office:value-type="float" office:value="0.01361343" calcext:value-type="float">
            <text:p>0.01361343</text:p>
          </table:table-cell>
          <table:table-cell office:value-type="float" office:value="0.02726175" calcext:value-type="float">
            <text:p>0.02726175</text:p>
          </table:table-cell>
          <table:table-cell office:value-type="float" office:value="0.0221426" calcext:value-type="float">
            <text:p>0.0221426</text:p>
          </table:table-cell>
          <table:table-cell office:value-type="float" office:value="0.02037351" calcext:value-type="float">
            <text:p>0.02037351</text:p>
          </table:table-cell>
          <table:table-cell office:value-type="float" office:value="0.01902672" calcext:value-type="float">
            <text:p>0.01902672</text:p>
          </table:table-cell>
          <table:table-cell office:value-type="float" office:value="0.02414335" calcext:value-type="float">
            <text:p>0.02414335</text:p>
          </table:table-cell>
          <table:table-cell office:value-type="float" office:value="0.004953754" calcext:value-type="float">
            <text:p>0.004953754</text:p>
          </table:table-cell>
          <table:table-cell office:value-type="float" office:value="0.004360535" calcext:value-type="float">
            <text:p>0.004360535</text:p>
          </table:table-cell>
          <table:table-cell office:value-type="float" office:value="0" calcext:value-type="float">
            <text:p>0</text:p>
          </table:table-cell>
          <table:table-cell office:value-type="float" office:value="29.55501" calcext:value-type="float">
            <text:p>29.55501</text:p>
          </table:table-cell>
          <table:table-cell office:value-type="float" office:value="23.52583" calcext:value-type="float">
            <text:p>23.52583</text:p>
          </table:table-cell>
          <table:table-cell office:value-type="float" office:value="23.12568" calcext:value-type="float">
            <text:p>23.12568</text:p>
          </table:table-cell>
          <table:table-cell office:value-type="float" office:value="16.93993" calcext:value-type="float">
            <text:p>16.93993</text:p>
          </table:table-cell>
          <table:table-cell office:value-type="float" office:value="12.57543" calcext:value-type="float">
            <text:p>12.57543</text:p>
          </table:table-cell>
          <table:table-cell office:value-type="float" office:value="4.369269" calcext:value-type="float">
            <text:p>4.369269</text:p>
          </table:table-cell>
          <table:table-cell office:value-type="float" office:value="1.319451" calcext:value-type="float">
            <text:p>1.319451</text:p>
          </table:table-cell>
          <table:table-cell office:value-type="float" office:value="1.932793" calcext:value-type="float">
            <text:p>1.932793</text:p>
          </table:table-cell>
          <table:table-cell office:value-type="float" office:value="1.558675" calcext:value-type="float">
            <text:p>1.558675</text:p>
          </table:table-cell>
          <table:table-cell office:value-type="float" office:value="0.6415806" calcext:value-type="float">
            <text:p>0.6415806</text:p>
          </table:table-cell>
          <table:table-cell office:value-type="float" office:value="0.3158325" calcext:value-type="float">
            <text:p>0.3158325</text:p>
          </table:table-cell>
          <table:table-cell office:value-type="float" office:value="0.4161019" calcext:value-type="float">
            <text:p>0.4161019</text:p>
          </table:table-cell>
          <table:table-cell office:value-type="float" office:value="0.3246957" calcext:value-type="float">
            <text:p>0.3246957</text:p>
          </table:table-cell>
          <table:table-cell office:value-type="float" office:value="0.3458538" calcext:value-type="float">
            <text:p>0.3458538</text:p>
          </table:table-cell>
          <table:table-cell office:value-type="float" office:value="0" calcext:value-type="float">
            <text:p>0</text:p>
          </table:table-cell>
          <table:table-cell office:value-type="float" office:value="27.07058" calcext:value-type="float">
            <text:p>27.07058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3274" calcext:value-type="float">
            <text:p>25.13274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31.54808" calcext:value-type="float">
            <text:p>31.54808</text:p>
          </table:table-cell>
          <table:table-cell office:value-type="float" office:value="1095.55" calcext:value-type="float">
            <text:p>1095.5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0902" calcext:value-type="float">
            <text:p>0.1070902</text:p>
          </table:table-cell>
          <table:table-cell office:value-type="float" office:value="7.410674" calcext:value-type="float">
            <text:p>7.41067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0781" calcext:value-type="float">
            <text:p>2.660781</text:p>
          </table:table-cell>
          <table:table-cell office:value-type="float" office:value="-0.502286" calcext:value-type="float">
            <text:p>-0.502286</text:p>
          </table:table-cell>
          <table:table-cell office:value-type="float" office:value="-0.1669337" calcext:value-type="float">
            <text:p>-0.1669337</text:p>
          </table:table-cell>
          <table:table-cell office:value-type="float" office:value="0.001708842" calcext:value-type="float">
            <text:p>0.001708842</text:p>
          </table:table-cell>
          <table:table-cell office:value-type="float" office:value="13.19868" calcext:value-type="float">
            <text:p>13.19868</text:p>
          </table:table-cell>
          <table:table-cell office:value-type="float" office:value="0.06390247" calcext:value-type="float">
            <text:p>0.06390247</text:p>
          </table:table-cell>
          <table:table-cell office:value-type="float" office:value="0.08327578" calcext:value-type="float">
            <text:p>0.08327578</text:p>
          </table:table-cell>
          <table:table-cell office:value-type="float" office:value="0.06302395" calcext:value-type="float">
            <text:p>0.06302395</text:p>
          </table:table-cell>
          <table:table-cell office:value-type="float" office:value="0.03027619" calcext:value-type="float">
            <text:p>0.03027619</text:p>
          </table:table-cell>
          <table:table-cell office:value-type="float" office:value="0.02870498" calcext:value-type="float">
            <text:p>0.02870498</text:p>
          </table:table-cell>
          <table:table-cell office:value-type="float" office:value="0.0152207" calcext:value-type="float">
            <text:p>0.0152207</text:p>
          </table:table-cell>
          <table:table-cell office:value-type="float" office:value="0.01366984" calcext:value-type="float">
            <text:p>0.01366984</text:p>
          </table:table-cell>
          <table:table-cell office:value-type="float" office:value="0.02734614" calcext:value-type="float">
            <text:p>0.02734614</text:p>
          </table:table-cell>
          <table:table-cell office:value-type="float" office:value="0.02220096" calcext:value-type="float">
            <text:p>0.02220096</text:p>
          </table:table-cell>
          <table:table-cell office:value-type="float" office:value="0.02040661" calcext:value-type="float">
            <text:p>0.02040661</text:p>
          </table:table-cell>
          <table:table-cell office:value-type="float" office:value="0.01905479" calcext:value-type="float">
            <text:p>0.01905479</text:p>
          </table:table-cell>
          <table:table-cell office:value-type="float" office:value="0.02416677" calcext:value-type="float">
            <text:p>0.02416677</text:p>
          </table:table-cell>
          <table:table-cell office:value-type="float" office:value="0.004950242" calcext:value-type="float">
            <text:p>0.004950242</text:p>
          </table:table-cell>
          <table:table-cell office:value-type="float" office:value="0.004362259" calcext:value-type="float">
            <text:p>0.004362259</text:p>
          </table:table-cell>
          <table:table-cell office:value-type="float" office:value="0" calcext:value-type="float">
            <text:p>0</text:p>
          </table:table-cell>
          <table:table-cell office:value-type="float" office:value="31.1778" calcext:value-type="float">
            <text:p>31.1778</text:p>
          </table:table-cell>
          <table:table-cell office:value-type="float" office:value="23.83345" calcext:value-type="float">
            <text:p>23.83345</text:p>
          </table:table-cell>
          <table:table-cell office:value-type="float" office:value="23.1104" calcext:value-type="float">
            <text:p>23.1104</text:p>
          </table:table-cell>
          <table:table-cell office:value-type="float" office:value="16.79808" calcext:value-type="float">
            <text:p>16.79808</text:p>
          </table:table-cell>
          <table:table-cell office:value-type="float" office:value="12.57442" calcext:value-type="float">
            <text:p>12.57442</text:p>
          </table:table-cell>
          <table:table-cell office:value-type="float" office:value="4.369137" calcext:value-type="float">
            <text:p>4.369137</text:p>
          </table:table-cell>
          <table:table-cell office:value-type="float" office:value="1.327852" calcext:value-type="float">
            <text:p>1.327852</text:p>
          </table:table-cell>
          <table:table-cell office:value-type="float" office:value="1.933132" calcext:value-type="float">
            <text:p>1.933132</text:p>
          </table:table-cell>
          <table:table-cell office:value-type="float" office:value="1.560546" calcext:value-type="float">
            <text:p>1.560546</text:p>
          </table:table-cell>
          <table:table-cell office:value-type="float" office:value="0.6426516" calcext:value-type="float">
            <text:p>0.6426516</text:p>
          </table:table-cell>
          <table:table-cell office:value-type="float" office:value="0.316949" calcext:value-type="float">
            <text:p>0.316949</text:p>
          </table:table-cell>
          <table:table-cell office:value-type="float" office:value="0.4169419" calcext:value-type="float">
            <text:p>0.4169419</text:p>
          </table:table-cell>
          <table:table-cell office:value-type="float" office:value="0.32367" calcext:value-type="float">
            <text:p>0.32367</text:p>
          </table:table-cell>
          <table:table-cell office:value-type="float" office:value="0.3471873" calcext:value-type="float">
            <text:p>0.3471873</text:p>
          </table:table-cell>
          <table:table-cell office:value-type="float" office:value="0" calcext:value-type="float">
            <text:p>0</text:p>
          </table:table-cell>
          <table:table-cell office:value-type="float" office:value="27.07743" calcext:value-type="float">
            <text:p>27.07743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3531" calcext:value-type="float">
            <text:p>25.13531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31.54615" calcext:value-type="float">
            <text:p>31.54615</text:p>
          </table:table-cell>
          <table:table-cell office:value-type="float" office:value="1095.548" calcext:value-type="float">
            <text:p>1095.54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1195" calcext:value-type="float">
            <text:p>0.1071195</text:p>
          </table:table-cell>
          <table:table-cell office:value-type="float" office:value="7.41432" calcext:value-type="float">
            <text:p>7.41432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0781" calcext:value-type="float">
            <text:p>2.660781</text:p>
          </table:table-cell>
          <table:table-cell office:value-type="float" office:value="-0.5022861" calcext:value-type="float">
            <text:p>-0.5022861</text:p>
          </table:table-cell>
          <table:table-cell office:value-type="float" office:value="-0.1669072" calcext:value-type="float">
            <text:p>-0.1669072</text:p>
          </table:table-cell>
          <table:table-cell office:value-type="float" office:value="0.001710163" calcext:value-type="float">
            <text:p>0.001710163</text:p>
          </table:table-cell>
          <table:table-cell office:value-type="float" office:value="13.19664" calcext:value-type="float">
            <text:p>13.19664</text:p>
          </table:table-cell>
          <table:table-cell office:value-type="float" office:value="0.06180935" calcext:value-type="float">
            <text:p>0.06180935</text:p>
          </table:table-cell>
          <table:table-cell office:value-type="float" office:value="0.08156761" calcext:value-type="float">
            <text:p>0.08156761</text:p>
          </table:table-cell>
          <table:table-cell office:value-type="float" office:value="0.06198407" calcext:value-type="float">
            <text:p>0.06198407</text:p>
          </table:table-cell>
          <table:table-cell office:value-type="float" office:value="0.03006413" calcext:value-type="float">
            <text:p>0.03006413</text:p>
          </table:table-cell>
          <table:table-cell office:value-type="float" office:value="0.02858941" calcext:value-type="float">
            <text:p>0.02858941</text:p>
          </table:table-cell>
          <table:table-cell office:value-type="float" office:value="0.01521495" calcext:value-type="float">
            <text:p>0.01521495</text:p>
          </table:table-cell>
          <table:table-cell office:value-type="float" office:value="0.01371941" calcext:value-type="float">
            <text:p>0.01371941</text:p>
          </table:table-cell>
          <table:table-cell office:value-type="float" office:value="0.02742551" calcext:value-type="float">
            <text:p>0.02742551</text:p>
          </table:table-cell>
          <table:table-cell office:value-type="float" office:value="0.02225767" calcext:value-type="float">
            <text:p>0.02225767</text:p>
          </table:table-cell>
          <table:table-cell office:value-type="float" office:value="0.0204389" calcext:value-type="float">
            <text:p>0.0204389</text:p>
          </table:table-cell>
          <table:table-cell office:value-type="float" office:value="0.01908265" calcext:value-type="float">
            <text:p>0.01908265</text:p>
          </table:table-cell>
          <table:table-cell office:value-type="float" office:value="0.02418999" calcext:value-type="float">
            <text:p>0.02418999</text:p>
          </table:table-cell>
          <table:table-cell office:value-type="float" office:value="0.004948687" calcext:value-type="float">
            <text:p>0.004948687</text:p>
          </table:table-cell>
          <table:table-cell office:value-type="float" office:value="0.00436116" calcext:value-type="float">
            <text:p>0.00436116</text:p>
          </table:table-cell>
          <table:table-cell office:value-type="float" office:value="0" calcext:value-type="float">
            <text:p>0</text:p>
          </table:table-cell>
          <table:table-cell office:value-type="float" office:value="27.88953" calcext:value-type="float">
            <text:p>27.88953</text:p>
          </table:table-cell>
          <table:table-cell office:value-type="float" office:value="23.67121" calcext:value-type="float">
            <text:p>23.67121</text:p>
          </table:table-cell>
          <table:table-cell office:value-type="float" office:value="22.94116" calcext:value-type="float">
            <text:p>22.94116</text:p>
          </table:table-cell>
          <table:table-cell office:value-type="float" office:value="16.75108" calcext:value-type="float">
            <text:p>16.75108</text:p>
          </table:table-cell>
          <table:table-cell office:value-type="float" office:value="12.53854" calcext:value-type="float">
            <text:p>12.53854</text:p>
          </table:table-cell>
          <table:table-cell office:value-type="float" office:value="4.368748" calcext:value-type="float">
            <text:p>4.368748</text:p>
          </table:table-cell>
          <table:table-cell office:value-type="float" office:value="1.336492" calcext:value-type="float">
            <text:p>1.336492</text:p>
          </table:table-cell>
          <table:table-cell office:value-type="float" office:value="1.933552" calcext:value-type="float">
            <text:p>1.933552</text:p>
          </table:table-cell>
          <table:table-cell office:value-type="float" office:value="1.5624" calcext:value-type="float">
            <text:p>1.5624</text:p>
          </table:table-cell>
          <table:table-cell office:value-type="float" office:value="0.643653" calcext:value-type="float">
            <text:p>0.643653</text:p>
          </table:table-cell>
          <table:table-cell office:value-type="float" office:value="0.3180453" calcext:value-type="float">
            <text:p>0.3180453</text:p>
          </table:table-cell>
          <table:table-cell office:value-type="float" office:value="0.4177146" calcext:value-type="float">
            <text:p>0.4177146</text:p>
          </table:table-cell>
          <table:table-cell office:value-type="float" office:value="0.3233501" calcext:value-type="float">
            <text:p>0.3233501</text:p>
          </table:table-cell>
          <table:table-cell office:value-type="float" office:value="0.347194" calcext:value-type="float">
            <text:p>0.347194</text:p>
          </table:table-cell>
          <table:table-cell office:value-type="float" office:value="0" calcext:value-type="float">
            <text:p>0</text:p>
          </table:table-cell>
          <table:table-cell office:value-type="float" office:value="27.14282" calcext:value-type="float">
            <text:p>27.14282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3792" calcext:value-type="float">
            <text:p>25.13792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31.54423" calcext:value-type="float">
            <text:p>31.54423</text:p>
          </table:table-cell>
          <table:table-cell office:value-type="float" office:value="1095.545" calcext:value-type="float">
            <text:p>1095.545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138" calcext:value-type="float">
            <text:p>0.107138</text:p>
          </table:table-cell>
          <table:table-cell office:value-type="float" office:value="7.417844" calcext:value-type="float">
            <text:p>7.417844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0781" calcext:value-type="float">
            <text:p>2.660781</text:p>
          </table:table-cell>
          <table:table-cell office:value-type="float" office:value="-0.5022853" calcext:value-type="float">
            <text:p>-0.5022853</text:p>
          </table:table-cell>
          <table:table-cell office:value-type="float" office:value="-0.1668805" calcext:value-type="float">
            <text:p>-0.1668805</text:p>
          </table:table-cell>
          <table:table-cell office:value-type="float" office:value="0.001711495" calcext:value-type="float">
            <text:p>0.001711495</text:p>
          </table:table-cell>
          <table:table-cell office:value-type="float" office:value="13.19465" calcext:value-type="float">
            <text:p>13.19465</text:p>
          </table:table-cell>
          <table:table-cell office:value-type="float" office:value="0.06203526" calcext:value-type="float">
            <text:p>0.06203526</text:p>
          </table:table-cell>
          <table:table-cell office:value-type="float" office:value="0.08055778" calcext:value-type="float">
            <text:p>0.08055778</text:p>
          </table:table-cell>
          <table:table-cell office:value-type="float" office:value="0.06110033" calcext:value-type="float">
            <text:p>0.06110033</text:p>
          </table:table-cell>
          <table:table-cell office:value-type="float" office:value="0.02990987" calcext:value-type="float">
            <text:p>0.02990987</text:p>
          </table:table-cell>
          <table:table-cell office:value-type="float" office:value="0.02851476" calcext:value-type="float">
            <text:p>0.02851476</text:p>
          </table:table-cell>
          <table:table-cell office:value-type="float" office:value="0.01520913" calcext:value-type="float">
            <text:p>0.01520913</text:p>
          </table:table-cell>
          <table:table-cell office:value-type="float" office:value="0.01376536" calcext:value-type="float">
            <text:p>0.01376536</text:p>
          </table:table-cell>
          <table:table-cell office:value-type="float" office:value="0.02750107" calcext:value-type="float">
            <text:p>0.02750107</text:p>
          </table:table-cell>
          <table:table-cell office:value-type="float" office:value="0.0223123" calcext:value-type="float">
            <text:p>0.0223123</text:p>
          </table:table-cell>
          <table:table-cell office:value-type="float" office:value="0.02047078" calcext:value-type="float">
            <text:p>0.02047078</text:p>
          </table:table-cell>
          <table:table-cell office:value-type="float" office:value="0.01911022" calcext:value-type="float">
            <text:p>0.01911022</text:p>
          </table:table-cell>
          <table:table-cell office:value-type="float" office:value="0.02421308" calcext:value-type="float">
            <text:p>0.02421308</text:p>
          </table:table-cell>
          <table:table-cell office:value-type="float" office:value="0.004947301" calcext:value-type="float">
            <text:p>0.004947301</text:p>
          </table:table-cell>
          <table:table-cell office:value-type="float" office:value="0.004360587" calcext:value-type="float">
            <text:p>0.004360587</text:p>
          </table:table-cell>
          <table:table-cell office:value-type="float" office:value="0" calcext:value-type="float">
            <text:p>0</text:p>
          </table:table-cell>
          <table:table-cell office:value-type="float" office:value="30.13465" calcext:value-type="float">
            <text:p>30.13465</text:p>
          </table:table-cell>
          <table:table-cell office:value-type="float" office:value="23.81935" calcext:value-type="float">
            <text:p>23.81935</text:p>
          </table:table-cell>
          <table:table-cell office:value-type="float" office:value="22.67319" calcext:value-type="float">
            <text:p>22.67319</text:p>
          </table:table-cell>
          <table:table-cell office:value-type="float" office:value="16.76495" calcext:value-type="float">
            <text:p>16.76495</text:p>
          </table:table-cell>
          <table:table-cell office:value-type="float" office:value="12.50992" calcext:value-type="float">
            <text:p>12.50992</text:p>
          </table:table-cell>
          <table:table-cell office:value-type="float" office:value="4.367908" calcext:value-type="float">
            <text:p>4.367908</text:p>
          </table:table-cell>
          <table:table-cell office:value-type="float" office:value="1.345261" calcext:value-type="float">
            <text:p>1.345261</text:p>
          </table:table-cell>
          <table:table-cell office:value-type="float" office:value="1.934049" calcext:value-type="float">
            <text:p>1.934049</text:p>
          </table:table-cell>
          <table:table-cell office:value-type="float" office:value="1.56417" calcext:value-type="float">
            <text:p>1.56417</text:p>
          </table:table-cell>
          <table:table-cell office:value-type="float" office:value="0.644648" calcext:value-type="float">
            <text:p>0.644648</text:p>
          </table:table-cell>
          <table:table-cell office:value-type="float" office:value="0.3191206" calcext:value-type="float">
            <text:p>0.3191206</text:p>
          </table:table-cell>
          <table:table-cell office:value-type="float" office:value="0.4184621" calcext:value-type="float">
            <text:p>0.4184621</text:p>
          </table:table-cell>
          <table:table-cell office:value-type="float" office:value="0.3230942" calcext:value-type="float">
            <text:p>0.3230942</text:p>
          </table:table-cell>
          <table:table-cell office:value-type="float" office:value="0.3472003" calcext:value-type="float">
            <text:p>0.3472003</text:p>
          </table:table-cell>
          <table:table-cell office:value-type="float" office:value="0" calcext:value-type="float">
            <text:p>0</text:p>
          </table:table-cell>
          <table:table-cell office:value-type="float" office:value="27.15285" calcext:value-type="float">
            <text:p>27.15285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4027" calcext:value-type="float">
            <text:p>25.1402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31.5424" calcext:value-type="float">
            <text:p>31.5424</text:p>
          </table:table-cell>
          <table:table-cell office:value-type="float" office:value="1095.543" calcext:value-type="float">
            <text:p>1095.543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25525" calcext:value-type="float">
            <text:p>-16.25525</text:p>
          </table:table-cell>
          <table:table-cell office:value-type="float" office:value="0.1071532" calcext:value-type="float">
            <text:p>0.1071532</text:p>
          </table:table-cell>
          <table:table-cell office:value-type="float" office:value="7.421208" calcext:value-type="float">
            <text:p>7.421208</text:p>
          </table:table-cell>
          <table:table-cell office:value-type="float" office:value="0.2013301" calcext:value-type="float">
            <text:p>0.2013301</text:p>
          </table:table-cell>
          <table:table-cell office:value-type="float" office:value="0.003976347" calcext:value-type="float">
            <text:p>0.003976347</text:p>
          </table:table-cell>
          <table:table-cell office:value-type="float" office:value="0.1775921" calcext:value-type="float">
            <text:p>0.1775921</text:p>
          </table:table-cell>
          <table:table-cell office:value-type="float" office:value="2.660781" calcext:value-type="float">
            <text:p>2.660781</text:p>
          </table:table-cell>
          <table:table-cell office:value-type="float" office:value="-0.5022836" calcext:value-type="float">
            <text:p>-0.5022836</text:p>
          </table:table-cell>
          <table:table-cell office:value-type="float" office:value="-0.166854" calcext:value-type="float">
            <text:p>-0.166854</text:p>
          </table:table-cell>
          <table:table-cell office:value-type="float" office:value="0.001713019" calcext:value-type="float">
            <text:p>0.001713019</text:p>
          </table:table-cell>
          <table:table-cell office:value-type="float" office:value="13.1929" calcext:value-type="float">
            <text:p>13.1929</text:p>
          </table:table-cell>
          <table:table-cell office:value-type="float" office:value="0.06238398" calcext:value-type="float">
            <text:p>0.06238398</text:p>
          </table:table-cell>
          <table:table-cell office:value-type="float" office:value="0.07954684" calcext:value-type="float">
            <text:p>0.07954684</text:p>
          </table:table-cell>
          <table:table-cell office:value-type="float" office:value="0.06031261" calcext:value-type="float">
            <text:p>0.06031261</text:p>
          </table:table-cell>
          <table:table-cell office:value-type="float" office:value="0.02981833" calcext:value-type="float">
            <text:p>0.02981833</text:p>
          </table:table-cell>
          <table:table-cell office:value-type="float" office:value="0.0284706" calcext:value-type="float">
            <text:p>0.0284706</text:p>
          </table:table-cell>
          <table:table-cell office:value-type="float" office:value="0.0152037" calcext:value-type="float">
            <text:p>0.0152037</text:p>
          </table:table-cell>
          <table:table-cell office:value-type="float" office:value="0.01380813" calcext:value-type="float">
            <text:p>0.01380813</text:p>
          </table:table-cell>
          <table:table-cell office:value-type="float" office:value="0.02757357" calcext:value-type="float">
            <text:p>0.02757357</text:p>
          </table:table-cell>
          <table:table-cell office:value-type="float" office:value="0.02236509" calcext:value-type="float">
            <text:p>0.02236509</text:p>
          </table:table-cell>
          <table:table-cell office:value-type="float" office:value="0.02050217" calcext:value-type="float">
            <text:p>0.02050217</text:p>
          </table:table-cell>
          <table:table-cell office:value-type="float" office:value="0.01913747" calcext:value-type="float">
            <text:p>0.01913747</text:p>
          </table:table-cell>
          <table:table-cell office:value-type="float" office:value="0.02423594" calcext:value-type="float">
            <text:p>0.02423594</text:p>
          </table:table-cell>
          <table:table-cell office:value-type="float" office:value="0.004945944" calcext:value-type="float">
            <text:p>0.004945944</text:p>
          </table:table-cell>
          <table:table-cell office:value-type="float" office:value="0.004360019" calcext:value-type="float">
            <text:p>0.004360019</text:p>
          </table:table-cell>
          <table:table-cell office:value-type="float" office:value="0" calcext:value-type="float">
            <text:p>0</text:p>
          </table:table-cell>
          <table:table-cell office:value-type="float" office:value="32.32468" calcext:value-type="float">
            <text:p>32.32468</text:p>
          </table:table-cell>
          <table:table-cell office:value-type="float" office:value="24.01632" calcext:value-type="float">
            <text:p>24.01632</text:p>
          </table:table-cell>
          <table:table-cell office:value-type="float" office:value="22.3079" calcext:value-type="float">
            <text:p>22.3079</text:p>
          </table:table-cell>
          <table:table-cell office:value-type="float" office:value="16.84071" calcext:value-type="float">
            <text:p>16.84071</text:p>
          </table:table-cell>
          <table:table-cell office:value-type="float" office:value="12.50111" calcext:value-type="float">
            <text:p>12.50111</text:p>
          </table:table-cell>
          <table:table-cell office:value-type="float" office:value="4.367209" calcext:value-type="float">
            <text:p>4.367209</text:p>
          </table:table-cell>
          <table:table-cell office:value-type="float" office:value="1.354097" calcext:value-type="float">
            <text:p>1.354097</text:p>
          </table:table-cell>
          <table:table-cell office:value-type="float" office:value="1.934618" calcext:value-type="float">
            <text:p>1.934618</text:p>
          </table:table-cell>
          <table:table-cell office:value-type="float" office:value="1.565863" calcext:value-type="float">
            <text:p>1.565863</text:p>
          </table:table-cell>
          <table:table-cell office:value-type="float" office:value="0.6456352" calcext:value-type="float">
            <text:p>0.6456352</text:p>
          </table:table-cell>
          <table:table-cell office:value-type="float" office:value="0.3201757" calcext:value-type="float">
            <text:p>0.3201757</text:p>
          </table:table-cell>
          <table:table-cell office:value-type="float" office:value="0.4191863" calcext:value-type="float">
            <text:p>0.4191863</text:p>
          </table:table-cell>
          <table:table-cell office:value-type="float" office:value="0.3228493" calcext:value-type="float">
            <text:p>0.3228493</text:p>
          </table:table-cell>
          <table:table-cell office:value-type="float" office:value="0.3472077" calcext:value-type="float">
            <text:p>0.3472077</text:p>
          </table:table-cell>
          <table:table-cell office:value-type="float" office:value="0" calcext:value-type="float">
            <text:p>0</text:p>
          </table:table-cell>
          <table:table-cell office:value-type="float" office:value="27.15466" calcext:value-type="float">
            <text:p>27.15466</text:p>
          </table:table-cell>
          <table:table-cell office:value-type="float" office:value="0" calcext:value-type="float">
            <text:p>0</text:p>
          </table:table-cell>
          <table:table-cell office:value-type="float" office:value="16.44072" calcext:value-type="float">
            <text:p>16.44072</text:p>
          </table:table-cell>
          <table:table-cell office:value-type="float" office:value="25.14247" calcext:value-type="float">
            <text:p>25.14247</text:p>
          </table:table-cell>
          <table:table-cell office:value-type="float" office:value="0" calcext:value-type="float">
            <text:p>0</text:p>
          </table:table-cell>
          <table:table-cell office:value-type="float" office:value="-1.845377" calcext:value-type="float">
            <text:p>-1.845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7:38.840308780</dc:date>
    <meta:editing-duration>PT8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